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3.4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font-name="ARial"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style:font-name="ARial"/>
    </style:style>
    <style:style style:name="ce14" style:family="table-cell" style:parent-style-name="Default">
      <style:table-cell-properties fo:background-color="#e6e6ff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7" style:family="table-cell" style:parent-style-name="Default">
      <style:table-cell-properties fo:background-color="#e6e6ff"/>
      <style:text-properties style:font-name="ARial"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9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21" style:family="table-cell" style:parent-style-name="Default">
      <style:text-properties style:font-name="ARial" style:font-name-asian="SimSun" style:font-name-complex="Lucida Sans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3" style:family="table-cell" style:parent-style-name="Default" style:data-style-name="N100">
      <style:text-properties style:font-name="ARial"/>
    </style:style>
    <style:style style:name="ce24" style:family="table-cell" style:parent-style-name="Default" style:data-style-name="N100">
      <style:table-cell-properties fo:background-color="#e6e6ff"/>
      <style:text-properties style:font-name="ARial"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#e6e6ff"/>
      <style:text-properties style:font-name="ARial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size="8pt" fo:language="pt" fo:country="BR" fo:font-weight="bold" style:font-name-asian="Courier New" style:font-size-asian="8pt" style:font-weight-asian="bold" style:font-name-complex="Courier New" style:font-size-complex="8pt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Rial"/>
    </style:style>
    <style:style style:name="ce30" style:family="table-cell" style:parent-style-name="Default">
      <style:table-cell-properties fo:background-color="#ffffff"/>
      <style:text-properties style:font-name="ARial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language="pt" fo:country="BR" fo:font-weight="bold" style:font-name-asian="Courier New" style:font-size-asian="11pt" style:font-weight-asian="bold" style:font-name-complex="Courier New" style:font-size-complex="6.25pt" style:font-weight-complex="bold"/>
    </style:style>
    <style:style style:name="ce3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ackground-color="#e6e6e6"/>
      <style:text-properties style:font-name="ARial"/>
    </style:style>
    <style:style style:name="ce38" style:family="table-cell" style:parent-style-name="Default">
      <style:table-cell-properties fo:background-color="#cccccc"/>
      <style:text-properties style:font-name="ARial"/>
    </style:style>
    <style:style style:name="ce39" style:family="table-cell" style:parent-style-name="Default">
      <style:table-cell-properties fo:background-color="#e6e6e6"/>
      <style:text-properties style:font-name="ARial" style:font-name-asian="SimSun" style:font-name-complex="Lucida San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ntrada" table:style-name="ta1" table:print="false"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|V|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s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t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R</text:p>
          </table:table-cell>
          <table:table-cell/>
          <table:table-cell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  <table:table-cell table:number-columns-repeated="15"/>
        </table:table-row>
        <table:table-row table:style-name="ro1" table:number-rows-repeated="6">
          <table:table-cell table:style-name="ce3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355">
          <table:table-cell table:style-name="ce4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16">
          <table:table-cell table:style-name="ce4"/>
          <table:table-cell table:number-columns-repeated="2"/>
          <table:table-cell table:style-name="Default"/>
          <table:table-cell table:number-columns-repeated="9"/>
          <table:table-cell table:style-name="ce8"/>
          <table:table-cell table:number-columns-repeated="5"/>
        </table:table-row>
        <table:table-row table:style-name="ro1" table:number-rows-repeated="221">
          <table:table-cell table:style-name="ce5"/>
          <table:table-cell table:number-columns-repeated="2"/>
          <table:table-cell table:style-name="Default"/>
          <table:table-cell table:number-columns-repeated="9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number-columns-repeated="4"/>
          <table:table-cell table:style-name="ce8"/>
        </table:table-row>
        <table:table-row table:style-name="ro1" table:number-rows-repeated="41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69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olucao" table:style-name="ta2" table:print="false">
        <table:table-column table:style-name="co1" table:default-cell-style-name="ce16"/>
        <table:table-column table:style-name="co1" table:number-columns-repeated="3" table:default-cell-style-name="ce15"/>
        <table:table-column table:style-name="co1" table:visibility="collapse" table:default-cell-style-name="ce18"/>
        <table:table-column table:style-name="co2" table:visibility="collapse" table:default-cell-style-name="ce15"/>
        <table:table-column table:style-name="co1" table:visibility="collapse" table:default-cell-style-name="ce22"/>
        <table:table-column table:style-name="co1" table:visibility="collapse" table:default-cell-style-name="ce23"/>
        <table:table-column table:style-name="co3" table:visibility="collapse" table:default-cell-style-name="ce15"/>
        <table:table-column table:style-name="co4" table:visibility="collapse" table:default-cell-style-name="ce15"/>
        <table:table-column table:style-name="co5" table:visibility="collapse" table:default-cell-style-name="ce15"/>
        <table:table-column table:style-name="co1" table:number-columns-repeated="2" table:default-cell-style-name="ce15"/>
        <table:table-column table:style-name="co1" table:default-cell-style-name="ce30"/>
        <table:table-column table:style-name="co1" table:default-cell-style-name="ce15"/>
        <table:table-column table:style-name="co1" table:default-cell-style-name="ce33"/>
        <table:table-column table:style-name="co1" table:default-cell-style-name="ce15"/>
        <table:table-column table:style-name="co1" table:number-columns-repeated="3" table:default-cell-style-name="ce33"/>
        <table:table-column table:style-name="co1" table:default-cell-style-name="ce15"/>
        <table:table-column table:style-name="co1" table:number-columns-repeated="3" table:default-cell-style-name="ce33"/>
        <table:table-column table:style-name="co1" table:default-cell-style-name="ce15"/>
        <table:table-column table:style-name="co1" table:number-columns-repeated="3" table:default-cell-style-name="ce33"/>
        <table:table-column table:style-name="co1" table:default-cell-style-name="ce15"/>
        <table:table-column table:style-name="co6" table:default-cell-style-name="ce33"/>
        <table:table-column table:style-name="co7" table:default-cell-style-name="ce33"/>
        <table:table-column table:style-name="co1" table:default-cell-style-name="ce33"/>
        <table:table-column table:style-name="co1" table:default-cell-style-name="ce15"/>
        <table:table-column table:style-name="co1" table:number-columns-repeated="3" table:default-cell-style-name="ce33"/>
        <table:table-column table:style-name="co1" table:number-columns-repeated="8" table:default-cell-style-name="ce15"/>
        <table:table-column table:style-name="co1" table:visibility="collapse" table:number-columns-repeated="2" table:default-cell-style-name="Default"/>
        <table:table-column table:style-name="co8" table:visibility="collapse" table:default-cell-style-name="Default"/>
        <table:table-column table:style-name="co1" table:visibility="collapse" table:default-cell-style-name="Default"/>
        <table:table-row table:style-name="ro1">
          <table:table-cell table:style-name="ce9" office:value-type="string" table:number-columns-spanned="3" table:number-rows-spanned="1">
            <text:p>Variavel de decisão</text:p>
          </table:table-cell>
          <table:covered-table-cell table:number-columns-repeated="2" table:style-name="ce9"/>
          <table:table-cell table:number-columns-repeated="10"/>
          <table:table-cell table:style-name="ce27" office:value-type="string" table:number-columns-spanned="3" table:number-rows-spanned="1">
            <text:p>Variavéis Binárias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o vértice s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o vértice s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o vértice t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o vértice t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e capacidade</text:p>
          </table:table-cell>
          <table:covered-table-cell table:number-columns-repeated="2" table:style-name="ce31"/>
          <table:table-cell/>
          <table:table-cell table:style-name="ce27" office:value-type="string" table:number-columns-spanned="3" table:number-rows-spanned="1">
            <text:p>Restrição de conservação de fluxo</text:p>
          </table:table-cell>
          <table:covered-table-cell table:number-columns-repeated="2" table:style-name="ce31"/>
          <table:table-cell/>
          <table:table-cell table:style-name="ce36" office:value-type="string" table:number-columns-spanned="2" table:number-rows-spanned="1">
            <text:p>Função objetivo</text:p>
          </table:table-cell>
          <table:covered-table-cell table:style-name="ce38"/>
          <table:table-cell table:number-columns-repeated="5"/>
        </table:table-row>
        <table:table-row table:style-name="ro1">
          <table:table-cell table:style-name="ce10" office:value-type="string">
            <text:p>aresta (i,j)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y</text:p>
          </table:table-cell>
          <table:table-cell/>
          <table:table-cell table:style-name="ce19" office:value-type="string">
            <text:p>aresta (i,j)</text:p>
          </table:table-cell>
          <table:table-cell table:style-name="ce20" office:value-type="string">
            <text:p>existe a aresta?</text:p>
          </table:table-cell>
          <table:table-cell/>
          <table:table-cell table:style-name="ce15"/>
          <table:table-cell table:style-name="ce24" office:value-type="string">
            <text:p>vertice</text:p>
          </table:table-cell>
          <table:table-cell table:style-name="ce26" office:value-type="string">
            <text:p>o vertice é s ?</text:p>
          </table:table-cell>
          <table:table-cell table:style-name="ce26" office:value-type="string">
            <text:p>o vertice é t?</text:p>
          </table:table-cell>
          <table:table-cell table:number-columns-repeated="2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 table:style-name="ce34"/>
          <table:table-cell table:style-name="ce28" office:value-type="string">
            <text:p>LHS</text:p>
          </table:table-cell>
          <table:table-cell table:style-name="ce32" office:value-type="string">
            <text:p>sinal</text:p>
          </table:table-cell>
          <table:table-cell table:style-name="ce32" office:value-type="string">
            <text:p>RHS</text:p>
          </table:table-cell>
          <table:table-cell/>
          <table:table-cell table:style-name="ce37" office:value-type="string">
            <text:p>min</text:p>
          </table:table-cell>
          <table:table-cell table:style-name="ce39" table:formula="of:=SUMPRODUCT([Solucao.G3:.G1602];[Solucao.C3:.C160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11" office:value-type="string">
            <text:p>1,1</text:p>
          </table:table-cell>
          <table:table-cell table:number-columns-repeated="2"/>
          <table:table-cell/>
          <table:table-cell table:style-name="ce11" office:value-type="string">
            <text:p>1,1</text:p>
          </table:table-cell>
          <table:table-cell table:style-name="ce21" table:formula="of:=IF(ISNA(VLOOKUP([.E3];[Entrada.$A$8:.$B$1605];2;0)) = 1; 0;VLOOKUP([.E3];[Entrada.$A$8:.$B$1605];2;0))" office:value-type="float" office:value="0">
            <text:p>0</text:p>
          </table:table-cell>
          <table:table-cell table:formula="of:=IF(ISNA(VLOOKUP([.E3];[Entrada.$A$8:.$D$1605];4;0)) = 1; 0;VLOOKUP([.E3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formula="of:=IF(ISNA(VLOOKUP([.I3];[Entrada.$B$2:.$C$2];1;0)) = 1; 0;1)" office:value-type="float" office:value="0">
            <text:p>0</text:p>
          </table:table-cell>
          <table:table-cell table:formula="of:=IF(ISNA(VLOOKUP([.I3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3:.B42])*[.J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]*[Entrada.$B$4]" office:value-type="float" office:value="0">
            <text:p>0</text:p>
          </table:table-cell>
          <table:table-cell/>
          <table:table-cell table:style-name="ce29" table:formula="of:=SUM([.B3];[.B43];[.B83];[.B123];[.B163];[.B203];[.B243];[.B283];[.B323];[.B363];[.B403];[.B443];[.B483];[.B523];[.B563];[.B603];[.B643];[.B683];[.B723];[.B763];[.B803];[.B843];[.B883];[.B923];[.B963];[.B1003];[.B1043];[.B1083];[.B1123];[.B1163];[.B1203];[.B1243];[.B1283];[.B1323];[.B1363];[.B1403];[.B1443];[.B1483];[.B1523];[.B1563])*[.J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];[.B43];[.B83];[.B123];[.B163];[.B203];[.B243];[.B283];[.B323];[.B363];[.B403];[.B443];[.B483];[.B523];[.B563];[.B603];[.B643];[.B683];[.B723];[.B763];[.B803];[.B843];[.B883];[.B923];[.B963];[.B1003];[.B1043];[.B1083];[.B1123];[.B1163];[.B1203];[.B1243];[.B1283];[.B1323];[.B1363];[.B1403];[.B1443];[.B1483];[.B1523];[.B1563])*[.K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]*[Entrada.$B$4]" office:value-type="float" office:value="0">
            <text:p>0</text:p>
          </table:table-cell>
          <table:table-cell/>
          <table:table-cell table:style-name="ce29" table:formula="of:=SUM([.B3:.B42])*[.K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];[Entrada.$A$8:.$C$1606];3;0)) = 1; 0;VLOOKUP([.E3];[Entrada.$A$8:.$C$1606];3;0)*[.C3])" office:value-type="float" office:value="0">
            <text:p>0</text:p>
          </table:table-cell>
          <table:table-cell table:style-name="ce35"/>
          <table:table-cell table:style-name="ce29" table:formula="of:=[.AT4]-[.AU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40"/>
          <table:table-cell table:number-columns-repeated="2"/>
          <table:table-cell office:value-type="string" table:number-columns-spanned="2" table:number-rows-spanned="1">
            <text:p>Util para restricao de cons. Fluxo</text:p>
          </table:table-cell>
          <table:covered-table-cell/>
          <table:table-cell/>
        </table:table-row>
        <table:table-row table:style-name="ro1">
          <table:table-cell table:style-name="ce11" office:value-type="string">
            <text:p>1,2</text:p>
          </table:table-cell>
          <table:table-cell table:number-columns-repeated="2"/>
          <table:table-cell/>
          <table:table-cell table:style-name="ce11" office:value-type="string">
            <text:p>1,2</text:p>
          </table:table-cell>
          <table:table-cell table:style-name="ce21" table:formula="of:=IF(ISNA(VLOOKUP([.E4];[Entrada.$A$8:.$B$1605];2;0)) = 1; 0;VLOOKUP([.E4];[Entrada.$A$8:.$B$1605];2;0))" office:value-type="float" office:value="0">
            <text:p>0</text:p>
          </table:table-cell>
          <table:table-cell table:formula="of:=IF(ISNA(VLOOKUP([.E4];[Entrada.$A$8:.$D$1605];4;0)) = 1; 0;VLOOKUP([.E4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formula="of:=IF(ISNA(VLOOKUP([.I4];[Entrada.$B$2:.$C$2];1;0)) = 1; 0;1)" office:value-type="float" office:value="0">
            <text:p>0</text:p>
          </table:table-cell>
          <table:table-cell table:formula="of:=IF(ISNA(VLOOKUP([.I4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43:.B82])*[.J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4]*[Entrada.$B$4]" office:value-type="float" office:value="0">
            <text:p>0</text:p>
          </table:table-cell>
          <table:table-cell/>
          <table:table-cell table:style-name="ce29" table:formula="of:=SUM([.B4];[.B44];[.B84];[.B124];[.B164];[.B204];[.B244];[.B284];[.B324];[.B364];[.B404];[.B444];[.B484];[.B524];[.B564];[.B604];[.B644];[.B684];[.B724];[.B764];[.B804];[.B844];[.B884];[.B924];[.B964];[.B1004];[.B1044];[.B1084];[.B1124];[.B1164];[.B1204];[.B1244];[.B1284];[.B1324];[.B1364];[.B1404];[.B1444];[.B1484];[.B1524];[.B1564])*[.J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4];[.B44];[.B84];[.B124];[.B164];[.B204];[.B244];[.B284];[.B324];[.B364];[.B404];[.B444];[.B484];[.B524];[.B564];[.B604];[.B644];[.B684];[.B724];[.B764];[.B804];[.B844];[.B884];[.B924];[.B964];[.B1004];[.B1044];[.B1084];[.B1124];[.B1164];[.B1204];[.B1244];[.B1284];[.B1324];[.B1364];[.B1404];[.B1444];[.B1484];[.B1524];[.B1564])*[.K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4]*[Entrada.$B$4]" office:value-type="float" office:value="0">
            <text:p>0</text:p>
          </table:table-cell>
          <table:table-cell/>
          <table:table-cell table:style-name="ce29" table:formula="of:=SUM([.B43:.B82])*[.K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];[Entrada.$A$8:.$C$1606];3;0)) = 1; 0;VLOOKUP([.E4];[Entrada.$A$8:.$C$1606];3;0)*[.C4])" office:value-type="float" office:value="0">
            <text:p>0</text:p>
          </table:table-cell>
          <table:table-cell/>
          <table:table-cell table:style-name="ce29" table:formula="of:=[.AT5]-[.AU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41"/>
          <table:table-cell table:formula="of:=NOT([.J3])*NOT([.K3])*(SUMPRODUCT([.B3:.B42];[.F3:.F42]))" office:value-type="float" office:value="0">
            <text:p>0</text:p>
          </table:table-cell>
          <table:table-cell table:style-name="ce41" table:formula="of:=NOT([.J3])*NOT([.K3])*([.B3]*[.F3]+[.B43]*[.F43]+[.B83]*[.F83]+[.B123]*[.F123]+[.B163]*[.F163]+[.B203]*[.F203]+[.B243]*[.F243]+[.B283]*[.F283]+[.B323]*[.F323]+[.B363]*[.F363]+[.B403]*[.F403]+[.B443]*[.F443]+[.B483]*[.F483]+[.B523]*[.F523]+[.B563]*[.F563]+[.B603]*[.F603]+[.B643]*[.F643]+[.B683]*[.F683]+[.B723]*[.F723]+[.B763]*[.F763]+[.B803]*[.F803]+[.B843]*[.F843]+[.B883]*[.F883]+[.B923]*[.F923]+[.B963]*[.F963]+[.B1003]*[.F1003]+[.B1043]*[.F1043]+[.B1083]*[.F1083]+[.B1123]*[.F1123]+[.B1163]*[.F1163]+[.B1203]*[.F1203]+[.B1243]*[.F1243]+[.B1283]*[.F1283]+[.B1323]*[.F1323]+[.B1363]*[.F1363]+[.B1403]*[.F1403]+[.B1443]*[.F1443]+[.B1483]*[.F1483]+[.B1523]*[.F1523]+[.B1563]*[.F1563])"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1,3</text:p>
          </table:table-cell>
          <table:table-cell table:number-columns-repeated="2"/>
          <table:table-cell/>
          <table:table-cell table:style-name="ce11" office:value-type="string">
            <text:p>1,3</text:p>
          </table:table-cell>
          <table:table-cell table:style-name="ce21" table:formula="of:=IF(ISNA(VLOOKUP([.E5];[Entrada.$A$8:.$B$1605];2;0)) = 1; 0;VLOOKUP([.E5];[Entrada.$A$8:.$B$1605];2;0))" office:value-type="float" office:value="0">
            <text:p>0</text:p>
          </table:table-cell>
          <table:table-cell table:formula="of:=IF(ISNA(VLOOKUP([.E5];[Entrada.$A$8:.$D$1605];4;0)) = 1; 0;VLOOKUP([.E5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formula="of:=IF(ISNA(VLOOKUP([.I5];[Entrada.$B$2:.$C$2];1;0)) = 1; 0;1)" office:value-type="float" office:value="0">
            <text:p>0</text:p>
          </table:table-cell>
          <table:table-cell table:formula="of:=IF(ISNA(VLOOKUP([.I5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83:.B122])*[.J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5]*[Entrada.$B$4]" office:value-type="float" office:value="0">
            <text:p>0</text:p>
          </table:table-cell>
          <table:table-cell/>
          <table:table-cell table:style-name="ce29" table:formula="of:=SUM([.B5];[.B45];[.B85];[.B125];[.B165];[.B205];[.B245];[.B285];[.B325];[.B365];[.B405];[.B445];[.B485];[.B525];[.B565];[.B605];[.B645];[.B685];[.B725];[.B765];[.B805];[.B845];[.B885];[.B925];[.B965];[.B1005];[.B1045];[.B1085];[.B1125];[.B1165];[.B1205];[.B1245];[.B1285];[.B1325];[.B1365];[.B1405];[.B1445];[.B1485];[.B1525];[.B1565])*[.J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5];[.B45];[.B85];[.B125];[.B165];[.B205];[.B245];[.B285];[.B325];[.B365];[.B405];[.B445];[.B485];[.B525];[.B565];[.B605];[.B645];[.B685];[.B725];[.B765];[.B805];[.B845];[.B885];[.B925];[.B965];[.B1005];[.B1045];[.B1085];[.B1125];[.B1165];[.B1205];[.B1245];[.B1285];[.B1325];[.B1365];[.B1405];[.B1445];[.B1485];[.B1525];[.B1565])*[.K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5]*[Entrada.$B$4]" office:value-type="float" office:value="0">
            <text:p>0</text:p>
          </table:table-cell>
          <table:table-cell/>
          <table:table-cell table:style-name="ce29" table:formula="of:=SUM([.B83:.B122])*[.K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];[Entrada.$A$8:.$C$1606];3;0)) = 1; 0;VLOOKUP([.E5];[Entrada.$A$8:.$C$1606];3;0)*[.C5])" office:value-type="float" office:value="0">
            <text:p>0</text:p>
          </table:table-cell>
          <table:table-cell/>
          <table:table-cell table:style-name="ce29" table:formula="of:=[.AT6]-[.AU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4])*NOT([.K4])*(SUMPRODUCT([.B43:.B82];[.F43:.F82]))" office:value-type="float" office:value="0">
            <text:p>0</text:p>
          </table:table-cell>
          <table:table-cell table:style-name="ce41" table:formula="of:=NOT([.J4])*NOT([.K4])*([.B4]*[.F4]+[.B44]*[.F44]+[.B84]*[.F84]+[.B124]*[.F124]+[.B164]*[.F164]+[.B204]*[.F204]+[.B244]*[.F244]+[.B284]*[.F284]+[.B324]*[.F324]+[.B364]*[.F364]+[.B404]*[.F404]+[.B444]*[.F444]+[.B484]*[.F484]+[.B524]*[.F524]+[.B564]*[.F564]+[.B604]*[.F604]+[.B644]*[.F644]+[.B684]*[.F684]+[.B724]*[.F724]+[.B764]*[.F764]+[.B804]*[.F804]+[.B844]*[.F844]+[.B884]*[.F884]+[.B924]*[.F924]+[.B964]*[.F964]+[.B1004]*[.F1004]+[.B1044]*[.F1044]+[.B1084]*[.F1084]+[.B1124]*[.F1124]+[.B1164]*[.F1164]+[.B1204]*[.F1204]+[.B1244]*[.F1244]+[.B1284]*[.F1284]+[.B1324]*[.F1324]+[.B1364]*[.F1364]+[.B1404]*[.F1404]+[.B1444]*[.F1444]+[.B1484]*[.F1484]+[.B1524]*[.F1524]+[.B1564]*[.F1564])"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1,4</text:p>
          </table:table-cell>
          <table:table-cell table:number-columns-repeated="2"/>
          <table:table-cell/>
          <table:table-cell table:style-name="ce11" office:value-type="string">
            <text:p>1,4</text:p>
          </table:table-cell>
          <table:table-cell table:style-name="ce21" table:formula="of:=IF(ISNA(VLOOKUP([.E6];[Entrada.$A$8:.$B$1605];2;0)) = 1; 0;VLOOKUP([.E6];[Entrada.$A$8:.$B$1605];2;0))" office:value-type="float" office:value="0">
            <text:p>0</text:p>
          </table:table-cell>
          <table:table-cell table:formula="of:=IF(ISNA(VLOOKUP([.E6];[Entrada.$A$8:.$D$1605];4;0)) = 1; 0;VLOOKUP([.E6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formula="of:=IF(ISNA(VLOOKUP([.I6];[Entrada.$B$2:.$C$2];1;0)) = 1; 0;1)" office:value-type="float" office:value="0">
            <text:p>0</text:p>
          </table:table-cell>
          <table:table-cell table:formula="of:=IF(ISNA(VLOOKUP([.I6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23:.B162])*[.J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6]*[Entrada.$B$4]" office:value-type="float" office:value="0">
            <text:p>0</text:p>
          </table:table-cell>
          <table:table-cell/>
          <table:table-cell table:style-name="ce29" table:formula="of:=SUM([.B6];[.B46];[.B86];[.B126];[.B166];[.B206];[.B246];[.B286];[.B326];[.B366];[.B406];[.B446];[.B486];[.B526];[.B566];[.B606];[.B646];[.B686];[.B726];[.B766];[.B806];[.B846];[.B886];[.B926];[.B966];[.B1006];[.B1046];[.B1086];[.B1126];[.B1166];[.B1206];[.B1246];[.B1286];[.B1326];[.B1366];[.B1406];[.B1446];[.B1486];[.B1526];[.B1566])*[.J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6];[.B46];[.B86];[.B126];[.B166];[.B206];[.B246];[.B286];[.B326];[.B366];[.B406];[.B446];[.B486];[.B526];[.B566];[.B606];[.B646];[.B686];[.B726];[.B766];[.B806];[.B846];[.B886];[.B926];[.B966];[.B1006];[.B1046];[.B1086];[.B1126];[.B1166];[.B1206];[.B1246];[.B1286];[.B1326];[.B1366];[.B1406];[.B1446];[.B1486];[.B1526];[.B1566])*[.K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6]*[Entrada.$B$4]" office:value-type="float" office:value="0">
            <text:p>0</text:p>
          </table:table-cell>
          <table:table-cell/>
          <table:table-cell table:style-name="ce29" table:formula="of:=SUM([.B123:.B162])*[.K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];[Entrada.$A$8:.$C$1606];3;0)) = 1; 0;VLOOKUP([.E6];[Entrada.$A$8:.$C$1606];3;0)*[.C6])" office:value-type="float" office:value="0">
            <text:p>0</text:p>
          </table:table-cell>
          <table:table-cell/>
          <table:table-cell table:style-name="ce29" table:formula="of:=[.AT7]-[.AU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5])*NOT([.K5])*(SUMPRODUCT([.B83:.B122];[.F83:.F122]))" office:value-type="float" office:value="0">
            <text:p>0</text:p>
          </table:table-cell>
          <table:table-cell table:style-name="ce41" table:formula="of:=NOT([.J5])*NOT([.K5])*([.B5]*[.F5]+[.B45]*[.F45]+[.B85]*[.F85]+[.B125]*[.F125]+[.B165]*[.F165]+[.B205]*[.F205]+[.B245]*[.F245]+[.B285]*[.F285]+[.B325]*[.F325]+[.B365]*[.F365]+[.B405]*[.F405]+[.B445]*[.F445]+[.B485]*[.F485]+[.B525]*[.F525]+[.B565]*[.F565]+[.B605]*[.F605]+[.B645]*[.F645]+[.B685]*[.F685]+[.B725]*[.F725]+[.B765]*[.F765]+[.B805]*[.F805]+[.B845]*[.F845]+[.B885]*[.F885]+[.B925]*[.F925]+[.B965]*[.F965]+[.B1005]*[.F1005]+[.B1045]*[.F1045]+[.B1085]*[.F1085]+[.B1125]*[.F1125]+[.B1165]*[.F1165]+[.B1205]*[.F1205]+[.B1245]*[.F1245]+[.B1285]*[.F1285]+[.B1325]*[.F1325]+[.B1365]*[.F1365]+[.B1405]*[.F1405]+[.B1445]*[.F1445]+[.B1485]*[.F1485]+[.B1525]*[.F1525]+[.B1565]*[.F1565])"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1,5</text:p>
          </table:table-cell>
          <table:table-cell table:number-columns-repeated="2"/>
          <table:table-cell/>
          <table:table-cell table:style-name="ce11" office:value-type="string">
            <text:p>1,5</text:p>
          </table:table-cell>
          <table:table-cell table:style-name="ce21" table:formula="of:=IF(ISNA(VLOOKUP([.E7];[Entrada.$A$8:.$B$1605];2;0)) = 1; 0;VLOOKUP([.E7];[Entrada.$A$8:.$B$1605];2;0))" office:value-type="float" office:value="0">
            <text:p>0</text:p>
          </table:table-cell>
          <table:table-cell table:formula="of:=IF(ISNA(VLOOKUP([.E7];[Entrada.$A$8:.$D$1605];4;0)) = 1; 0;VLOOKUP([.E7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formula="of:=IF(ISNA(VLOOKUP([.I7];[Entrada.$B$2:.$C$2];1;0)) = 1; 0;1)" office:value-type="float" office:value="0">
            <text:p>0</text:p>
          </table:table-cell>
          <table:table-cell table:formula="of:=IF(ISNA(VLOOKUP([.I7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63:.B202])*[.J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7]*[Entrada.$B$4]" office:value-type="float" office:value="0">
            <text:p>0</text:p>
          </table:table-cell>
          <table:table-cell/>
          <table:table-cell table:style-name="ce29" table:formula="of:=SUM([.B7];[.B47];[.B87];[.B127];[.B167];[.B207];[.B247];[.B287];[.B327];[.B367];[.B407];[.B447];[.B487];[.B527];[.B567];[.B607];[.B647];[.B687];[.B727];[.B767];[.B807];[.B847];[.B887];[.B927];[.B967];[.B1007];[.B1047];[.B1087];[.B1127];[.B1167];[.B1207];[.B1247];[.B1287];[.B1327];[.B1367];[.B1407];[.B1447];[.B1487];[.B1527];[.B1567])*[.J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7];[.B47];[.B87];[.B127];[.B167];[.B207];[.B247];[.B287];[.B327];[.B367];[.B407];[.B447];[.B487];[.B527];[.B567];[.B607];[.B647];[.B687];[.B727];[.B767];[.B807];[.B847];[.B887];[.B927];[.B967];[.B1007];[.B1047];[.B1087];[.B1127];[.B1167];[.B1207];[.B1247];[.B1287];[.B1327];[.B1367];[.B1407];[.B1447];[.B1487];[.B1527];[.B1567])*[.K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7]*[Entrada.$B$4]" office:value-type="float" office:value="0">
            <text:p>0</text:p>
          </table:table-cell>
          <table:table-cell/>
          <table:table-cell table:style-name="ce29" table:formula="of:=SUM([.B163:.B202])*[.K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];[Entrada.$A$8:.$C$1606];3;0)) = 1; 0;VLOOKUP([.E7];[Entrada.$A$8:.$C$1606];3;0)*[.C7])" office:value-type="float" office:value="0">
            <text:p>0</text:p>
          </table:table-cell>
          <table:table-cell/>
          <table:table-cell table:style-name="ce29" table:formula="of:=[.AT8]-[.AU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6])*NOT([.K6])*(SUMPRODUCT([.B123:.B162];[.F123:.F162]))" office:value-type="float" office:value="0">
            <text:p>0</text:p>
          </table:table-cell>
          <table:table-cell table:style-name="ce41" table:formula="of:=NOT([.J6])*NOT([.K6])*([.B6]*[.F6]+[.B46]*[.F46]+[.B86]*[.F86]+[.B126]*[.F126]+[.B166]*[.F166]+[.B206]*[.F206]+[.B246]*[.F246]+[.B286]*[.F286]+[.B326]*[.F326]+[.B366]*[.F366]+[.B406]*[.F406]+[.B446]*[.F446]+[.B486]*[.F486]+[.B526]*[.F526]+[.B566]*[.F566]+[.B606]*[.F606]+[.B646]*[.F646]+[.B686]*[.F686]+[.B726]*[.F726]+[.B766]*[.F766]+[.B806]*[.F806]+[.B846]*[.F846]+[.B886]*[.F886]+[.B926]*[.F926]+[.B966]*[.F966]+[.B1006]*[.F1006]+[.B1046]*[.F1046]+[.B1086]*[.F1086]+[.B1126]*[.F1126]+[.B1166]*[.F1166]+[.B1206]*[.F1206]+[.B1246]*[.F1246]+[.B1286]*[.F1286]+[.B1326]*[.F1326]+[.B1366]*[.F1366]+[.B1406]*[.F1406]+[.B1446]*[.F1446]+[.B1486]*[.F1486]+[.B1526]*[.F1526]+[.B1566]*[.F1566])"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1,6</text:p>
          </table:table-cell>
          <table:table-cell table:number-columns-repeated="2"/>
          <table:table-cell/>
          <table:table-cell table:style-name="ce11" office:value-type="string">
            <text:p>1,6</text:p>
          </table:table-cell>
          <table:table-cell table:style-name="ce21" table:formula="of:=IF(ISNA(VLOOKUP([.E8];[Entrada.$A$8:.$B$1605];2;0)) = 1; 0;VLOOKUP([.E8];[Entrada.$A$8:.$B$1605];2;0))" office:value-type="float" office:value="0">
            <text:p>0</text:p>
          </table:table-cell>
          <table:table-cell table:formula="of:=IF(ISNA(VLOOKUP([.E8];[Entrada.$A$8:.$D$1605];4;0)) = 1; 0;VLOOKUP([.E8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formula="of:=IF(ISNA(VLOOKUP([.I8];[Entrada.$B$2:.$C$2];1;0)) = 1; 0;1)" office:value-type="float" office:value="0">
            <text:p>0</text:p>
          </table:table-cell>
          <table:table-cell table:formula="of:=IF(ISNA(VLOOKUP([.I8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203:.B242])*[.J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8]*[Entrada.$B$4]" office:value-type="float" office:value="0">
            <text:p>0</text:p>
          </table:table-cell>
          <table:table-cell/>
          <table:table-cell table:style-name="ce29" table:formula="of:=SUM([.B8];[.B48];[.B88];[.B128];[.B168];[.B208];[.B248];[.B288];[.B328];[.B368];[.B408];[.B448];[.B488];[.B528];[.B568];[.B608];[.B648];[.B688];[.B728];[.B768];[.B808];[.B848];[.B888];[.B928];[.B968];[.B1008];[.B1048];[.B1088];[.B1128];[.B1168];[.B1208];[.B1248];[.B1288];[.B1328];[.B1368];[.B1408];[.B1448];[.B1488];[.B1528];[.B1568])*[.J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8];[.B48];[.B88];[.B128];[.B168];[.B208];[.B248];[.B288];[.B328];[.B368];[.B408];[.B448];[.B488];[.B528];[.B568];[.B608];[.B648];[.B688];[.B728];[.B768];[.B808];[.B848];[.B888];[.B928];[.B968];[.B1008];[.B1048];[.B1088];[.B1128];[.B1168];[.B1208];[.B1248];[.B1288];[.B1328];[.B1368];[.B1408];[.B1448];[.B1488];[.B1528];[.B1568])*[.K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8]*[Entrada.$B$4]" office:value-type="float" office:value="0">
            <text:p>0</text:p>
          </table:table-cell>
          <table:table-cell/>
          <table:table-cell table:style-name="ce29" table:formula="of:=SUM([.B203:.B242])*[.K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];[Entrada.$A$8:.$C$1606];3;0)) = 1; 0;VLOOKUP([.E8];[Entrada.$A$8:.$C$1606];3;0)*[.C8])" office:value-type="float" office:value="0">
            <text:p>0</text:p>
          </table:table-cell>
          <table:table-cell/>
          <table:table-cell table:style-name="ce29" table:formula="of:=[.AT9]-[.AU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7])*NOT([.K7])*(SUMPRODUCT([.B163:.B202];[.F163:.F202]))" office:value-type="float" office:value="0">
            <text:p>0</text:p>
          </table:table-cell>
          <table:table-cell table:style-name="ce41" table:formula="of:=NOT([.J7])*NOT([.K7])*([.B7]*[.F7]+[.B47]*[.F47]+[.B87]*[.F87]+[.B127]*[.F127]+[.B167]*[.F167]+[.B207]*[.F207]+[.B247]*[.F247]+[.B287]*[.F287]+[.B327]*[.F327]+[.B367]*[.F367]+[.B407]*[.F407]+[.B447]*[.F447]+[.B487]*[.F487]+[.B527]*[.F527]+[.B567]*[.F567]+[.B607]*[.F607]+[.B647]*[.F647]+[.B687]*[.F687]+[.B727]*[.F727]+[.B767]*[.F767]+[.B807]*[.F807]+[.B847]*[.F847]+[.B887]*[.F887]+[.B927]*[.F927]+[.B967]*[.F967]+[.B1007]*[.F1007]+[.B1047]*[.F1047]+[.B1087]*[.F1087]+[.B1127]*[.F1127]+[.B1167]*[.F1167]+[.B1207]*[.F1207]+[.B1247]*[.F1247]+[.B1287]*[.F1287]+[.B1327]*[.F1327]+[.B1367]*[.F1367]+[.B1407]*[.F1407]+[.B1447]*[.F1447]+[.B1487]*[.F1487]+[.B1527]*[.F1527]+[.B1567]*[.F1567])" office:value-type="float" office:value="0">
            <text:p>0</text:p>
          </table:table-cell>
          <table:table-cell/>
        </table:table-row>
        <table:table-row table:style-name="ro1">
          <table:table-cell table:style-name="ce11" office:value-type="string">
            <text:p>1,7</text:p>
          </table:table-cell>
          <table:table-cell table:number-columns-repeated="2"/>
          <table:table-cell/>
          <table:table-cell table:style-name="ce11" office:value-type="string">
            <text:p>1,7</text:p>
          </table:table-cell>
          <table:table-cell table:style-name="ce21" table:formula="of:=IF(ISNA(VLOOKUP([.E9];[Entrada.$A$8:.$B$1605];2;0)) = 1; 0;VLOOKUP([.E9];[Entrada.$A$8:.$B$1605];2;0))" office:value-type="float" office:value="0">
            <text:p>0</text:p>
          </table:table-cell>
          <table:table-cell table:formula="of:=IF(ISNA(VLOOKUP([.E9];[Entrada.$A$8:.$D$1605];4;0)) = 1; 0;VLOOKUP([.E9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formula="of:=IF(ISNA(VLOOKUP([.I9];[Entrada.$B$2:.$C$2];1;0)) = 1; 0;1)" office:value-type="float" office:value="0">
            <text:p>0</text:p>
          </table:table-cell>
          <table:table-cell table:formula="of:=IF(ISNA(VLOOKUP([.I9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243:.B282])*[.J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9]*[Entrada.$B$4]" office:value-type="float" office:value="0">
            <text:p>0</text:p>
          </table:table-cell>
          <table:table-cell/>
          <table:table-cell table:style-name="ce29" table:formula="of:=SUM([.B9];[.B49];[.B89];[.B129];[.B169];[.B209];[.B249];[.B289];[.B329];[.B369];[.B409];[.B449];[.B489];[.B529];[.B569];[.B609];[.B649];[.B689];[.B729];[.B769];[.B809];[.B849];[.B889];[.B929];[.B969];[.B1009];[.B1049];[.B1089];[.B1129];[.B1169];[.B1209];[.B1249];[.B1289];[.B1329];[.B1369];[.B1409];[.B1449];[.B1489];[.B1529];[.B1569])*[.J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9];[.B49];[.B89];[.B129];[.B169];[.B209];[.B249];[.B289];[.B329];[.B369];[.B409];[.B449];[.B489];[.B529];[.B569];[.B609];[.B649];[.B689];[.B729];[.B769];[.B809];[.B849];[.B889];[.B929];[.B969];[.B1009];[.B1049];[.B1089];[.B1129];[.B1169];[.B1209];[.B1249];[.B1289];[.B1329];[.B1369];[.B1409];[.B1449];[.B1489];[.B1529];[.B1569])*[.K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9]*[Entrada.$B$4]" office:value-type="float" office:value="0">
            <text:p>0</text:p>
          </table:table-cell>
          <table:table-cell/>
          <table:table-cell table:style-name="ce29" table:formula="of:=SUM([.B243:.B282])*[.K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];[Entrada.$A$8:.$C$1606];3;0)) = 1; 0;VLOOKUP([.E9];[Entrada.$A$8:.$C$1606];3;0)*[.C9])" office:value-type="float" office:value="0">
            <text:p>0</text:p>
          </table:table-cell>
          <table:table-cell/>
          <table:table-cell table:style-name="ce29" table:formula="of:=[.AT10]-[.AU1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8])*NOT([.K8])*(SUMPRODUCT([.B203:.B242];[.F203:.F242]))" office:value-type="float" office:value="0">
            <text:p>0</text:p>
          </table:table-cell>
          <table:table-cell table:style-name="ce41" table:formula="of:=NOT([.J8])*NOT([.K8])*([.B8]*[.F8]+[.B48]*[.F48]+[.B88]*[.F88]+[.B128]*[.F128]+[.B168]*[.F168]+[.B208]*[.F208]+[.B248]*[.F248]+[.B288]*[.F288]+[.B328]*[.F328]+[.B368]*[.F368]+[.B408]*[.F408]+[.B448]*[.F448]+[.B488]*[.F488]+[.B528]*[.F528]+[.B568]*[.F568]+[.B608]*[.F608]+[.B648]*[.F648]+[.B688]*[.F688]+[.B728]*[.F728]+[.B768]*[.F768]+[.B808]*[.F808]+[.B848]*[.F848]+[.B888]*[.F888]+[.B928]*[.F928]+[.B968]*[.F968]+[.B1008]*[.F1008]+[.B1048]*[.F1048]+[.B1088]*[.F1088]+[.B1128]*[.F1128]+[.B1168]*[.F1168]+[.B1208]*[.F1208]+[.B1248]*[.F1248]+[.B1288]*[.F1288]+[.B1328]*[.F1328]+[.B1368]*[.F1368]+[.B1408]*[.F1408]+[.B1448]*[.F1448]+[.B1488]*[.F1488]+[.B1528]*[.F1528]+[.B1568]*[.F1568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8</text:p>
          </table:table-cell>
          <table:table-cell table:number-columns-repeated="2"/>
          <table:table-cell/>
          <table:table-cell table:style-name="ce12" office:value-type="string">
            <text:p>1,8</text:p>
          </table:table-cell>
          <table:table-cell table:style-name="ce21" table:formula="of:=IF(ISNA(VLOOKUP([.E10];[Entrada.$A$8:.$B$1605];2;0)) = 1; 0;VLOOKUP([.E10];[Entrada.$A$8:.$B$1605];2;0))" office:value-type="float" office:value="0">
            <text:p>0</text:p>
          </table:table-cell>
          <table:table-cell table:formula="of:=IF(ISNA(VLOOKUP([.E10];[Entrada.$A$8:.$D$1605];4;0)) = 1; 0;VLOOKUP([.E10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formula="of:=IF(ISNA(VLOOKUP([.I10];[Entrada.$B$2:.$C$2];1;0)) = 1; 0;1)" office:value-type="float" office:value="0">
            <text:p>0</text:p>
          </table:table-cell>
          <table:table-cell table:formula="of:=IF(ISNA(VLOOKUP([.I10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283:.B322])*[.J1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0]*[Entrada.$B$4]" office:value-type="float" office:value="0">
            <text:p>0</text:p>
          </table:table-cell>
          <table:table-cell/>
          <table:table-cell table:style-name="ce29" table:formula="of:=SUM([.B10];[.B50];[.B90];[.B130];[.B170];[.B210];[.B250];[.B290];[.B330];[.B370];[.B410];[.B450];[.B490];[.B530];[.B570];[.B610];[.B650];[.B690];[.B730];[.B770];[.B810];[.B850];[.B890];[.B930];[.B970];[.B1010];[.B1050];[.B1090];[.B1130];[.B1170];[.B1210];[.B1250];[.B1290];[.B1330];[.B1370];[.B1410];[.B1450];[.B1490];[.B1530];[.B1570])*[.J1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0];[.B50];[.B90];[.B130];[.B170];[.B210];[.B250];[.B290];[.B330];[.B370];[.B410];[.B450];[.B490];[.B530];[.B570];[.B610];[.B650];[.B690];[.B730];[.B770];[.B810];[.B850];[.B890];[.B930];[.B970];[.B1010];[.B1050];[.B1090];[.B1130];[.B1170];[.B1210];[.B1250];[.B1290];[.B1330];[.B1370];[.B1410];[.B1450];[.B1490];[.B1530];[.B1570])*[.K1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0]*[Entrada.$B$4]" office:value-type="float" office:value="0">
            <text:p>0</text:p>
          </table:table-cell>
          <table:table-cell/>
          <table:table-cell table:style-name="ce29" table:formula="of:=SUM([.B283:.B322])*[.K1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];[Entrada.$A$8:.$C$1606];3;0)) = 1; 0;VLOOKUP([.E10];[Entrada.$A$8:.$C$1606];3;0)*[.C10])" office:value-type="float" office:value="0">
            <text:p>0</text:p>
          </table:table-cell>
          <table:table-cell/>
          <table:table-cell table:style-name="ce29" table:formula="of:=[.AT11]-[.AU1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9])*NOT([.K9])*(SUMPRODUCT([.B243:.B282];[.F243:.F282]))" office:value-type="float" office:value="0">
            <text:p>0</text:p>
          </table:table-cell>
          <table:table-cell table:style-name="ce41" table:formula="of:=NOT([.J9])*NOT([.K9])*([.B9]*[.F9]+[.B49]*[.F49]+[.B89]*[.F89]+[.B129]*[.F129]+[.B169]*[.F169]+[.B209]*[.F209]+[.B249]*[.F249]+[.B289]*[.F289]+[.B329]*[.F329]+[.B369]*[.F369]+[.B409]*[.F409]+[.B449]*[.F449]+[.B489]*[.F489]+[.B529]*[.F529]+[.B569]*[.F569]+[.B609]*[.F609]+[.B649]*[.F649]+[.B689]*[.F689]+[.B729]*[.F729]+[.B769]*[.F769]+[.B809]*[.F809]+[.B849]*[.F849]+[.B889]*[.F889]+[.B929]*[.F929]+[.B969]*[.F969]+[.B1009]*[.F1009]+[.B1049]*[.F1049]+[.B1089]*[.F1089]+[.B1129]*[.F1129]+[.B1169]*[.F1169]+[.B1209]*[.F1209]+[.B1249]*[.F1249]+[.B1289]*[.F1289]+[.B1329]*[.F1329]+[.B1369]*[.F1369]+[.B1409]*[.F1409]+[.B1449]*[.F1449]+[.B1489]*[.F1489]+[.B1529]*[.F1529]+[.B1569]*[.F1569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9</text:p>
          </table:table-cell>
          <table:table-cell table:number-columns-repeated="2"/>
          <table:table-cell/>
          <table:table-cell table:style-name="ce12" office:value-type="string">
            <text:p>1,9</text:p>
          </table:table-cell>
          <table:table-cell table:style-name="ce21" table:formula="of:=IF(ISNA(VLOOKUP([.E11];[Entrada.$A$8:.$B$1605];2;0)) = 1; 0;VLOOKUP([.E11];[Entrada.$A$8:.$B$1605];2;0))" office:value-type="float" office:value="0">
            <text:p>0</text:p>
          </table:table-cell>
          <table:table-cell table:formula="of:=IF(ISNA(VLOOKUP([.E11];[Entrada.$A$8:.$D$1605];4;0)) = 1; 0;VLOOKUP([.E11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formula="of:=IF(ISNA(VLOOKUP([.I11];[Entrada.$B$2:.$C$2];1;0)) = 1; 0;1)" office:value-type="float" office:value="0">
            <text:p>0</text:p>
          </table:table-cell>
          <table:table-cell table:formula="of:=IF(ISNA(VLOOKUP([.I11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323:.B362])*[.J1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1]*[Entrada.$B$4]" office:value-type="float" office:value="0">
            <text:p>0</text:p>
          </table:table-cell>
          <table:table-cell/>
          <table:table-cell table:style-name="ce29" table:formula="of:=SUM([.B11];[.B51];[.B91];[.B131];[.B171];[.B211];[.B251];[.B291];[.B331];[.B371];[.B411];[.B451];[.B491];[.B531];[.B571];[.B611];[.B651];[.B691];[.B731];[.B771];[.B811];[.B851];[.B891];[.B931];[.B971];[.B1011];[.B1051];[.B1091];[.B1131];[.B1171];[.B1211];[.B1251];[.B1291];[.B1331];[.B1371];[.B1411];[.B1451];[.B1491];[.B1531];[.B1571])*[.J1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1];[.B51];[.B91];[.B131];[.B171];[.B211];[.B251];[.B291];[.B331];[.B371];[.B411];[.B451];[.B491];[.B531];[.B571];[.B611];[.B651];[.B691];[.B731];[.B771];[.B811];[.B851];[.B891];[.B931];[.B971];[.B1011];[.B1051];[.B1091];[.B1131];[.B1171];[.B1211];[.B1251];[.B1291];[.B1331];[.B1371];[.B1411];[.B1451];[.B1491];[.B1531];[.B1571])*[.K1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1]*[Entrada.$B$4]" office:value-type="float" office:value="0">
            <text:p>0</text:p>
          </table:table-cell>
          <table:table-cell/>
          <table:table-cell table:style-name="ce29" table:formula="of:=SUM([.B323:.B362])*[.K1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];[Entrada.$A$8:.$C$1606];3;0)) = 1; 0;VLOOKUP([.E11];[Entrada.$A$8:.$C$1606];3;0)*[.C11])" office:value-type="float" office:value="0">
            <text:p>0</text:p>
          </table:table-cell>
          <table:table-cell/>
          <table:table-cell table:style-name="ce29" table:formula="of:=[.AT12]-[.AU1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0])*NOT([.K10])*(SUMPRODUCT([.B283:.B322];[.F283:.F322]))" office:value-type="float" office:value="0">
            <text:p>0</text:p>
          </table:table-cell>
          <table:table-cell table:style-name="ce41" table:formula="of:=NOT([.J10])*NOT([.K10])*([.B10]*[.F10]+[.B50]*[.F50]+[.B90]*[.F90]+[.B130]*[.F130]+[.B170]*[.F170]+[.B210]*[.F210]+[.B250]*[.F250]+[.B290]*[.F290]+[.B330]*[.F330]+[.B370]*[.F370]+[.B410]*[.F410]+[.B450]*[.F450]+[.B490]*[.F490]+[.B530]*[.F530]+[.B570]*[.F570]+[.B610]*[.F610]+[.B650]*[.F650]+[.B690]*[.F690]+[.B730]*[.F730]+[.B770]*[.F770]+[.B810]*[.F810]+[.B850]*[.F850]+[.B890]*[.F890]+[.B930]*[.F930]+[.B970]*[.F970]+[.B1010]*[.F1010]+[.B1050]*[.F1050]+[.B1090]*[.F1090]+[.B1130]*[.F1130]+[.B1170]*[.F1170]+[.B1210]*[.F1210]+[.B1250]*[.F1250]+[.B1290]*[.F1290]+[.B1330]*[.F1330]+[.B1370]*[.F1370]+[.B1410]*[.F1410]+[.B1450]*[.F1450]+[.B1490]*[.F1490]+[.B1530]*[.F1530]+[.B1570]*[.F1570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0</text:p>
          </table:table-cell>
          <table:table-cell table:number-columns-repeated="2"/>
          <table:table-cell/>
          <table:table-cell table:style-name="ce12" office:value-type="string">
            <text:p>1,10</text:p>
          </table:table-cell>
          <table:table-cell table:style-name="ce21" table:formula="of:=IF(ISNA(VLOOKUP([.E12];[Entrada.$A$8:.$B$1605];2;0)) = 1; 0;VLOOKUP([.E12];[Entrada.$A$8:.$B$1605];2;0))" office:value-type="float" office:value="0">
            <text:p>0</text:p>
          </table:table-cell>
          <table:table-cell table:formula="of:=IF(ISNA(VLOOKUP([.E12];[Entrada.$A$8:.$D$1605];4;0)) = 1; 0;VLOOKUP([.E12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formula="of:=IF(ISNA(VLOOKUP([.I12];[Entrada.$B$2:.$C$2];1;0)) = 1; 0;1)" office:value-type="float" office:value="0">
            <text:p>0</text:p>
          </table:table-cell>
          <table:table-cell table:formula="of:=IF(ISNA(VLOOKUP([.I12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363:.B402])*[.J1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2]*[Entrada.$B$4]" office:value-type="float" office:value="0">
            <text:p>0</text:p>
          </table:table-cell>
          <table:table-cell/>
          <table:table-cell table:style-name="ce29" table:formula="of:=SUM([.B12];[.B52];[.B92];[.B132];[.B172];[.B212];[.B252];[.B292];[.B332];[.B372];[.B412];[.B452];[.B492];[.B532];[.B572];[.B612];[.B652];[.B692];[.B732];[.B772];[.B812];[.B852];[.B892];[.B932];[.B972];[.B1012];[.B1052];[.B1092];[.B1132];[.B1172];[.B1212];[.B1252];[.B1292];[.B1332];[.B1372];[.B1412];[.B1452];[.B1492];[.B1532];[.B1572])*[.J1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2];[.B52];[.B92];[.B132];[.B172];[.B212];[.B252];[.B292];[.B332];[.B372];[.B412];[.B452];[.B492];[.B532];[.B572];[.B612];[.B652];[.B692];[.B732];[.B772];[.B812];[.B852];[.B892];[.B932];[.B972];[.B1012];[.B1052];[.B1092];[.B1132];[.B1172];[.B1212];[.B1252];[.B1292];[.B1332];[.B1372];[.B1412];[.B1452];[.B1492];[.B1532];[.B1572])*[.K1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2]*[Entrada.$B$4]" office:value-type="float" office:value="0">
            <text:p>0</text:p>
          </table:table-cell>
          <table:table-cell/>
          <table:table-cell table:style-name="ce29" table:formula="of:=SUM([.B363:.B402])*[.K1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];[Entrada.$A$8:.$C$1606];3;0)) = 1; 0;VLOOKUP([.E12];[Entrada.$A$8:.$C$1606];3;0)*[.C12])" office:value-type="float" office:value="0">
            <text:p>0</text:p>
          </table:table-cell>
          <table:table-cell/>
          <table:table-cell table:style-name="ce29" table:formula="of:=[.AT13]-[.AU1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1])*NOT([.K11])*(SUMPRODUCT([.B323:.B362];[.F323:.F362]))" office:value-type="float" office:value="0">
            <text:p>0</text:p>
          </table:table-cell>
          <table:table-cell table:style-name="ce41" table:formula="of:=NOT([.J11])*NOT([.K11])*([.B11]*[.F11]+[.B51]*[.F51]+[.B91]*[.F91]+[.B131]*[.F131]+[.B171]*[.F171]+[.B211]*[.F211]+[.B251]*[.F251]+[.B291]*[.F291]+[.B331]*[.F331]+[.B371]*[.F371]+[.B411]*[.F411]+[.B451]*[.F451]+[.B491]*[.F491]+[.B531]*[.F531]+[.B571]*[.F571]+[.B611]*[.F611]+[.B651]*[.F651]+[.B691]*[.F691]+[.B731]*[.F731]+[.B771]*[.F771]+[.B811]*[.F811]+[.B851]*[.F851]+[.B891]*[.F891]+[.B931]*[.F931]+[.B971]*[.F971]+[.B1011]*[.F1011]+[.B1051]*[.F1051]+[.B1091]*[.F1091]+[.B1131]*[.F1131]+[.B1171]*[.F1171]+[.B1211]*[.F1211]+[.B1251]*[.F1251]+[.B1291]*[.F1291]+[.B1331]*[.F1331]+[.B1371]*[.F1371]+[.B1411]*[.F1411]+[.B1451]*[.F1451]+[.B1491]*[.F1491]+[.B1531]*[.F1531]+[.B1571]*[.F1571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1</text:p>
          </table:table-cell>
          <table:table-cell table:number-columns-repeated="2"/>
          <table:table-cell/>
          <table:table-cell table:style-name="ce12" office:value-type="string">
            <text:p>1,11</text:p>
          </table:table-cell>
          <table:table-cell table:style-name="ce21" table:formula="of:=IF(ISNA(VLOOKUP([.E13];[Entrada.$A$8:.$B$1605];2;0)) = 1; 0;VLOOKUP([.E13];[Entrada.$A$8:.$B$1605];2;0))" office:value-type="float" office:value="0">
            <text:p>0</text:p>
          </table:table-cell>
          <table:table-cell table:formula="of:=IF(ISNA(VLOOKUP([.E13];[Entrada.$A$8:.$D$1605];4;0)) = 1; 0;VLOOKUP([.E13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formula="of:=IF(ISNA(VLOOKUP([.I13];[Entrada.$B$2:.$C$2];1;0)) = 1; 0;1)" office:value-type="float" office:value="0">
            <text:p>0</text:p>
          </table:table-cell>
          <table:table-cell table:formula="of:=IF(ISNA(VLOOKUP([.I13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403:.B442])*[.J1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3]*[Entrada.$B$4]" office:value-type="float" office:value="0">
            <text:p>0</text:p>
          </table:table-cell>
          <table:table-cell/>
          <table:table-cell table:style-name="ce29" table:formula="of:=SUM([.B13];[.B53];[.B93];[.B133];[.B173];[.B213];[.B253];[.B293];[.B333];[.B373];[.B413];[.B453];[.B493];[.B533];[.B573];[.B613];[.B653];[.B693];[.B733];[.B773];[.B813];[.B853];[.B893];[.B933];[.B973];[.B1013];[.B1053];[.B1093];[.B1133];[.B1173];[.B1213];[.B1253];[.B1293];[.B1333];[.B1373];[.B1413];[.B1453];[.B1493];[.B1533];[.B1573])*[.J1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3];[.B53];[.B93];[.B133];[.B173];[.B213];[.B253];[.B293];[.B333];[.B373];[.B413];[.B453];[.B493];[.B533];[.B573];[.B613];[.B653];[.B693];[.B733];[.B773];[.B813];[.B853];[.B893];[.B933];[.B973];[.B1013];[.B1053];[.B1093];[.B1133];[.B1173];[.B1213];[.B1253];[.B1293];[.B1333];[.B1373];[.B1413];[.B1453];[.B1493];[.B1533];[.B1573])*[.K1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3]*[Entrada.$B$4]" office:value-type="float" office:value="0">
            <text:p>0</text:p>
          </table:table-cell>
          <table:table-cell/>
          <table:table-cell table:style-name="ce29" table:formula="of:=SUM([.B403:.B442])*[.K1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];[Entrada.$A$8:.$C$1606];3;0)) = 1; 0;VLOOKUP([.E13];[Entrada.$A$8:.$C$1606];3;0)*[.C13])" office:value-type="float" office:value="0">
            <text:p>0</text:p>
          </table:table-cell>
          <table:table-cell/>
          <table:table-cell table:style-name="ce29" table:formula="of:=[.AT14]-[.AU1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2])*NOT([.K12])*(SUMPRODUCT([.B363:.B402];[.F363:.F402]))" office:value-type="float" office:value="0">
            <text:p>0</text:p>
          </table:table-cell>
          <table:table-cell table:style-name="ce41" table:formula="of:=NOT([.J12])*NOT([.K12])*([.B12]*[.F12]+[.B52]*[.F52]+[.B92]*[.F92]+[.B132]*[.F132]+[.B172]*[.F172]+[.B212]*[.F212]+[.B252]*[.F252]+[.B292]*[.F292]+[.B332]*[.F332]+[.B372]*[.F372]+[.B412]*[.F412]+[.B452]*[.F452]+[.B492]*[.F492]+[.B532]*[.F532]+[.B572]*[.F572]+[.B612]*[.F612]+[.B652]*[.F652]+[.B692]*[.F692]+[.B732]*[.F732]+[.B772]*[.F772]+[.B812]*[.F812]+[.B852]*[.F852]+[.B892]*[.F892]+[.B932]*[.F932]+[.B972]*[.F972]+[.B1012]*[.F1012]+[.B1052]*[.F1052]+[.B1092]*[.F1092]+[.B1132]*[.F1132]+[.B1172]*[.F1172]+[.B1212]*[.F1212]+[.B1252]*[.F1252]+[.B1292]*[.F1292]+[.B1332]*[.F1332]+[.B1372]*[.F1372]+[.B1412]*[.F1412]+[.B1452]*[.F1452]+[.B1492]*[.F1492]+[.B1532]*[.F1532]+[.B1572]*[.F1572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2</text:p>
          </table:table-cell>
          <table:table-cell table:number-columns-repeated="2"/>
          <table:table-cell/>
          <table:table-cell table:style-name="ce12" office:value-type="string">
            <text:p>1,12</text:p>
          </table:table-cell>
          <table:table-cell table:style-name="ce21" table:formula="of:=IF(ISNA(VLOOKUP([.E14];[Entrada.$A$8:.$B$1605];2;0)) = 1; 0;VLOOKUP([.E14];[Entrada.$A$8:.$B$1605];2;0))" office:value-type="float" office:value="0">
            <text:p>0</text:p>
          </table:table-cell>
          <table:table-cell table:formula="of:=IF(ISNA(VLOOKUP([.E14];[Entrada.$A$8:.$D$1605];4;0)) = 1; 0;VLOOKUP([.E14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formula="of:=IF(ISNA(VLOOKUP([.I14];[Entrada.$B$2:.$C$2];1;0)) = 1; 0;1)" office:value-type="float" office:value="0">
            <text:p>0</text:p>
          </table:table-cell>
          <table:table-cell table:formula="of:=IF(ISNA(VLOOKUP([.I14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443:.B482])*[.J1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4]*[Entrada.$B$4]" office:value-type="float" office:value="0">
            <text:p>0</text:p>
          </table:table-cell>
          <table:table-cell/>
          <table:table-cell table:style-name="ce29" table:formula="of:=SUM([.B14];[.B54];[.B94];[.B134];[.B174];[.B214];[.B254];[.B294];[.B334];[.B374];[.B414];[.B454];[.B494];[.B534];[.B574];[.B614];[.B654];[.B694];[.B734];[.B774];[.B814];[.B854];[.B894];[.B934];[.B974];[.B1014];[.B1054];[.B1094];[.B1134];[.B1174];[.B1214];[.B1254];[.B1294];[.B1334];[.B1374];[.B1414];[.B1454];[.B1494];[.B1534];[.B1574])*[.J1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4];[.B54];[.B94];[.B134];[.B174];[.B214];[.B254];[.B294];[.B334];[.B374];[.B414];[.B454];[.B494];[.B534];[.B574];[.B614];[.B654];[.B694];[.B734];[.B774];[.B814];[.B854];[.B894];[.B934];[.B974];[.B1014];[.B1054];[.B1094];[.B1134];[.B1174];[.B1214];[.B1254];[.B1294];[.B1334];[.B1374];[.B1414];[.B1454];[.B1494];[.B1534];[.B1574])*[.K1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4]*[Entrada.$B$4]" office:value-type="float" office:value="0">
            <text:p>0</text:p>
          </table:table-cell>
          <table:table-cell/>
          <table:table-cell table:style-name="ce29" table:formula="of:=SUM([.B443:.B482])*[.K1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];[Entrada.$A$8:.$C$1606];3;0)) = 1; 0;VLOOKUP([.E14];[Entrada.$A$8:.$C$1606];3;0)*[.C14])" office:value-type="float" office:value="0">
            <text:p>0</text:p>
          </table:table-cell>
          <table:table-cell/>
          <table:table-cell table:style-name="ce29" table:formula="of:=[.AT15]-[.AU1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3])*NOT([.K13])*(SUMPRODUCT([.B403:.B442];[.F403:.F442]))" office:value-type="float" office:value="0">
            <text:p>0</text:p>
          </table:table-cell>
          <table:table-cell table:style-name="ce41" table:formula="of:=NOT([.J13])*NOT([.K13])*([.B13]*[.F13]+[.B53]*[.F53]+[.B93]*[.F93]+[.B133]*[.F133]+[.B173]*[.F173]+[.B213]*[.F213]+[.B253]*[.F253]+[.B293]*[.F293]+[.B333]*[.F333]+[.B373]*[.F373]+[.B413]*[.F413]+[.B453]*[.F453]+[.B493]*[.F493]+[.B533]*[.F533]+[.B573]*[.F573]+[.B613]*[.F613]+[.B653]*[.F653]+[.B693]*[.F693]+[.B733]*[.F733]+[.B773]*[.F773]+[.B813]*[.F813]+[.B853]*[.F853]+[.B893]*[.F893]+[.B933]*[.F933]+[.B973]*[.F973]+[.B1013]*[.F1013]+[.B1053]*[.F1053]+[.B1093]*[.F1093]+[.B1133]*[.F1133]+[.B1173]*[.F1173]+[.B1213]*[.F1213]+[.B1253]*[.F1253]+[.B1293]*[.F1293]+[.B1333]*[.F1333]+[.B1373]*[.F1373]+[.B1413]*[.F1413]+[.B1453]*[.F1453]+[.B1493]*[.F1493]+[.B1533]*[.F1533]+[.B1573]*[.F1573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3</text:p>
          </table:table-cell>
          <table:table-cell table:number-columns-repeated="2"/>
          <table:table-cell/>
          <table:table-cell table:style-name="ce12" office:value-type="string">
            <text:p>1,13</text:p>
          </table:table-cell>
          <table:table-cell table:style-name="ce21" table:formula="of:=IF(ISNA(VLOOKUP([.E15];[Entrada.$A$8:.$B$1605];2;0)) = 1; 0;VLOOKUP([.E15];[Entrada.$A$8:.$B$1605];2;0))" office:value-type="float" office:value="0">
            <text:p>0</text:p>
          </table:table-cell>
          <table:table-cell table:formula="of:=IF(ISNA(VLOOKUP([.E15];[Entrada.$A$8:.$D$1605];4;0)) = 1; 0;VLOOKUP([.E15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3">
            <text:p>13</text:p>
          </table:table-cell>
          <table:table-cell table:formula="of:=IF(ISNA(VLOOKUP([.I15];[Entrada.$B$2:.$C$2];1;0)) = 1; 0;1)" office:value-type="float" office:value="0">
            <text:p>0</text:p>
          </table:table-cell>
          <table:table-cell table:formula="of:=IF(ISNA(VLOOKUP([.I15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483:.B522])*[.J1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5]*[Entrada.$B$4]" office:value-type="float" office:value="0">
            <text:p>0</text:p>
          </table:table-cell>
          <table:table-cell/>
          <table:table-cell table:style-name="ce29" table:formula="of:=SUM([.B15];[.B55];[.B95];[.B135];[.B175];[.B215];[.B255];[.B295];[.B335];[.B375];[.B415];[.B455];[.B495];[.B535];[.B575];[.B615];[.B655];[.B695];[.B735];[.B775];[.B815];[.B855];[.B895];[.B935];[.B975];[.B1015];[.B1055];[.B1095];[.B1135];[.B1175];[.B1215];[.B1255];[.B1295];[.B1335];[.B1375];[.B1415];[.B1455];[.B1495];[.B1535];[.B1575])*[.J1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5];[.B55];[.B95];[.B135];[.B175];[.B215];[.B255];[.B295];[.B335];[.B375];[.B415];[.B455];[.B495];[.B535];[.B575];[.B615];[.B655];[.B695];[.B735];[.B775];[.B815];[.B855];[.B895];[.B935];[.B975];[.B1015];[.B1055];[.B1095];[.B1135];[.B1175];[.B1215];[.B1255];[.B1295];[.B1335];[.B1375];[.B1415];[.B1455];[.B1495];[.B1535];[.B1575])*[.K1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5]*[Entrada.$B$4]" office:value-type="float" office:value="0">
            <text:p>0</text:p>
          </table:table-cell>
          <table:table-cell/>
          <table:table-cell table:style-name="ce29" table:formula="of:=SUM([.B483:.B522])*[.K1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];[Entrada.$A$8:.$C$1606];3;0)) = 1; 0;VLOOKUP([.E15];[Entrada.$A$8:.$C$1606];3;0)*[.C15])" office:value-type="float" office:value="0">
            <text:p>0</text:p>
          </table:table-cell>
          <table:table-cell/>
          <table:table-cell table:style-name="ce29" table:formula="of:=[.AT16]-[.AU1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4])*NOT([.K14])*(SUMPRODUCT([.B443:.B482];[.F443:.F482]))" office:value-type="float" office:value="0">
            <text:p>0</text:p>
          </table:table-cell>
          <table:table-cell table:style-name="ce41" table:formula="of:=NOT([.J14])*NOT([.K14])*([.B14]*[.F14]+[.B54]*[.F54]+[.B94]*[.F94]+[.B134]*[.F134]+[.B174]*[.F174]+[.B214]*[.F214]+[.B254]*[.F254]+[.B294]*[.F294]+[.B334]*[.F334]+[.B374]*[.F374]+[.B414]*[.F414]+[.B454]*[.F454]+[.B494]*[.F494]+[.B534]*[.F534]+[.B574]*[.F574]+[.B614]*[.F614]+[.B654]*[.F654]+[.B694]*[.F694]+[.B734]*[.F734]+[.B774]*[.F774]+[.B814]*[.F814]+[.B854]*[.F854]+[.B894]*[.F894]+[.B934]*[.F934]+[.B974]*[.F974]+[.B1014]*[.F1014]+[.B1054]*[.F1054]+[.B1094]*[.F1094]+[.B1134]*[.F1134]+[.B1174]*[.F1174]+[.B1214]*[.F1214]+[.B1254]*[.F1254]+[.B1294]*[.F1294]+[.B1334]*[.F1334]+[.B1374]*[.F1374]+[.B1414]*[.F1414]+[.B1454]*[.F1454]+[.B1494]*[.F1494]+[.B1534]*[.F1534]+[.B1574]*[.F1574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4</text:p>
          </table:table-cell>
          <table:table-cell table:number-columns-repeated="2"/>
          <table:table-cell/>
          <table:table-cell table:style-name="ce12" office:value-type="string">
            <text:p>1,14</text:p>
          </table:table-cell>
          <table:table-cell table:style-name="ce21" table:formula="of:=IF(ISNA(VLOOKUP([.E16];[Entrada.$A$8:.$B$1605];2;0)) = 1; 0;VLOOKUP([.E16];[Entrada.$A$8:.$B$1605];2;0))" office:value-type="float" office:value="0">
            <text:p>0</text:p>
          </table:table-cell>
          <table:table-cell table:formula="of:=IF(ISNA(VLOOKUP([.E16];[Entrada.$A$8:.$D$1605];4;0)) = 1; 0;VLOOKUP([.E16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4">
            <text:p>14</text:p>
          </table:table-cell>
          <table:table-cell table:formula="of:=IF(ISNA(VLOOKUP([.I16];[Entrada.$B$2:.$C$2];1;0)) = 1; 0;1)" office:value-type="float" office:value="0">
            <text:p>0</text:p>
          </table:table-cell>
          <table:table-cell table:formula="of:=IF(ISNA(VLOOKUP([.I16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523:.B562])*[.J1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6]*[Entrada.$B$4]" office:value-type="float" office:value="0">
            <text:p>0</text:p>
          </table:table-cell>
          <table:table-cell/>
          <table:table-cell table:style-name="ce29" table:formula="of:=SUM([.B16];[.B56];[.B96];[.B136];[.B176];[.B216];[.B256];[.B296];[.B336];[.B376];[.B416];[.B456];[.B496];[.B536];[.B576];[.B616];[.B656];[.B696];[.B736];[.B776];[.B816];[.B856];[.B896];[.B936];[.B976];[.B1016];[.B1056];[.B1096];[.B1136];[.B1176];[.B1216];[.B1256];[.B1296];[.B1336];[.B1376];[.B1416];[.B1456];[.B1496];[.B1536];[.B1576])*[.J1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6];[.B56];[.B96];[.B136];[.B176];[.B216];[.B256];[.B296];[.B336];[.B376];[.B416];[.B456];[.B496];[.B536];[.B576];[.B616];[.B656];[.B696];[.B736];[.B776];[.B816];[.B856];[.B896];[.B936];[.B976];[.B1016];[.B1056];[.B1096];[.B1136];[.B1176];[.B1216];[.B1256];[.B1296];[.B1336];[.B1376];[.B1416];[.B1456];[.B1496];[.B1536];[.B1576])*[.K1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6]*[Entrada.$B$4]" office:value-type="float" office:value="0">
            <text:p>0</text:p>
          </table:table-cell>
          <table:table-cell/>
          <table:table-cell table:style-name="ce29" table:formula="of:=SUM([.B523:.B562])*[.K1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];[Entrada.$A$8:.$C$1606];3;0)) = 1; 0;VLOOKUP([.E16];[Entrada.$A$8:.$C$1606];3;0)*[.C16])" office:value-type="float" office:value="0">
            <text:p>0</text:p>
          </table:table-cell>
          <table:table-cell/>
          <table:table-cell table:style-name="ce29" table:formula="of:=[.AT17]-[.AU1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5])*NOT([.K15])*(SUMPRODUCT([.B483:.B522];[.F483:.F522]))" office:value-type="float" office:value="0">
            <text:p>0</text:p>
          </table:table-cell>
          <table:table-cell table:style-name="ce41" table:formula="of:=NOT([.J15])*NOT([.K15])*([.B15]*[.F15]+[.B55]*[.F55]+[.B95]*[.F95]+[.B135]*[.F135]+[.B175]*[.F175]+[.B215]*[.F215]+[.B255]*[.F255]+[.B295]*[.F295]+[.B335]*[.F335]+[.B375]*[.F375]+[.B415]*[.F415]+[.B455]*[.F455]+[.B495]*[.F495]+[.B535]*[.F535]+[.B575]*[.F575]+[.B615]*[.F615]+[.B655]*[.F655]+[.B695]*[.F695]+[.B735]*[.F735]+[.B775]*[.F775]+[.B815]*[.F815]+[.B855]*[.F855]+[.B895]*[.F895]+[.B935]*[.F935]+[.B975]*[.F975]+[.B1015]*[.F1015]+[.B1055]*[.F1055]+[.B1095]*[.F1095]+[.B1135]*[.F1135]+[.B1175]*[.F1175]+[.B1215]*[.F1215]+[.B1255]*[.F1255]+[.B1295]*[.F1295]+[.B1335]*[.F1335]+[.B1375]*[.F1375]+[.B1415]*[.F1415]+[.B1455]*[.F1455]+[.B1495]*[.F1495]+[.B1535]*[.F1535]+[.B1575]*[.F1575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5</text:p>
          </table:table-cell>
          <table:table-cell table:number-columns-repeated="2"/>
          <table:table-cell/>
          <table:table-cell table:style-name="ce12" office:value-type="string">
            <text:p>1,15</text:p>
          </table:table-cell>
          <table:table-cell table:style-name="ce21" table:formula="of:=IF(ISNA(VLOOKUP([.E17];[Entrada.$A$8:.$B$1605];2;0)) = 1; 0;VLOOKUP([.E17];[Entrada.$A$8:.$B$1605];2;0))" office:value-type="float" office:value="0">
            <text:p>0</text:p>
          </table:table-cell>
          <table:table-cell table:formula="of:=IF(ISNA(VLOOKUP([.E17];[Entrada.$A$8:.$D$1605];4;0)) = 1; 0;VLOOKUP([.E17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5">
            <text:p>15</text:p>
          </table:table-cell>
          <table:table-cell table:formula="of:=IF(ISNA(VLOOKUP([.I17];[Entrada.$B$2:.$C$2];1;0)) = 1; 0;1)" office:value-type="float" office:value="0">
            <text:p>0</text:p>
          </table:table-cell>
          <table:table-cell table:formula="of:=IF(ISNA(VLOOKUP([.I17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563:.B602])*[.J1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7]*[Entrada.$B$4]" office:value-type="float" office:value="0">
            <text:p>0</text:p>
          </table:table-cell>
          <table:table-cell/>
          <table:table-cell table:style-name="ce29" table:formula="of:=SUM([.B17];[.B57];[.B97];[.B137];[.B177];[.B217];[.B257];[.B297];[.B337];[.B377];[.B417];[.B457];[.B497];[.B537];[.B577];[.B617];[.B657];[.B697];[.B737];[.B777];[.B817];[.B857];[.B897];[.B937];[.B977];[.B1017];[.B1057];[.B1097];[.B1137];[.B1177];[.B1217];[.B1257];[.B1297];[.B1337];[.B1377];[.B1417];[.B1457];[.B1497];[.B1537];[.B1577])*[.J1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7];[.B57];[.B97];[.B137];[.B177];[.B217];[.B257];[.B297];[.B337];[.B377];[.B417];[.B457];[.B497];[.B537];[.B577];[.B617];[.B657];[.B697];[.B737];[.B777];[.B817];[.B857];[.B897];[.B937];[.B977];[.B1017];[.B1057];[.B1097];[.B1137];[.B1177];[.B1217];[.B1257];[.B1297];[.B1337];[.B1377];[.B1417];[.B1457];[.B1497];[.B1537];[.B1577])*[.K1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7]*[Entrada.$B$4]" office:value-type="float" office:value="0">
            <text:p>0</text:p>
          </table:table-cell>
          <table:table-cell/>
          <table:table-cell table:style-name="ce29" table:formula="of:=SUM([.B563:.B602])*[.K1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];[Entrada.$A$8:.$C$1606];3;0)) = 1; 0;VLOOKUP([.E17];[Entrada.$A$8:.$C$1606];3;0)*[.C17])" office:value-type="float" office:value="0">
            <text:p>0</text:p>
          </table:table-cell>
          <table:table-cell/>
          <table:table-cell table:style-name="ce29" table:formula="of:=[.AT18]-[.AU1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6])*NOT([.K16])*(SUMPRODUCT([.B523:.B562];[.F523:.F562]))" office:value-type="float" office:value="0">
            <text:p>0</text:p>
          </table:table-cell>
          <table:table-cell table:style-name="ce41" table:formula="of:=NOT([.J16])*NOT([.K16])*([.B16]*[.F16]+[.B56]*[.F56]+[.B96]*[.F96]+[.B136]*[.F136]+[.B176]*[.F176]+[.B216]*[.F216]+[.B256]*[.F256]+[.B296]*[.F296]+[.B336]*[.F336]+[.B376]*[.F376]+[.B416]*[.F416]+[.B456]*[.F456]+[.B496]*[.F496]+[.B536]*[.F536]+[.B576]*[.F576]+[.B616]*[.F616]+[.B656]*[.F656]+[.B696]*[.F696]+[.B736]*[.F736]+[.B776]*[.F776]+[.B816]*[.F816]+[.B856]*[.F856]+[.B896]*[.F896]+[.B936]*[.F936]+[.B976]*[.F976]+[.B1016]*[.F1016]+[.B1056]*[.F1056]+[.B1096]*[.F1096]+[.B1136]*[.F1136]+[.B1176]*[.F1176]+[.B1216]*[.F1216]+[.B1256]*[.F1256]+[.B1296]*[.F1296]+[.B1336]*[.F1336]+[.B1376]*[.F1376]+[.B1416]*[.F1416]+[.B1456]*[.F1456]+[.B1496]*[.F1496]+[.B1536]*[.F1536]+[.B1576]*[.F1576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6</text:p>
          </table:table-cell>
          <table:table-cell table:number-columns-repeated="2"/>
          <table:table-cell/>
          <table:table-cell table:style-name="ce12" office:value-type="string">
            <text:p>1,16</text:p>
          </table:table-cell>
          <table:table-cell table:style-name="ce21" table:formula="of:=IF(ISNA(VLOOKUP([.E18];[Entrada.$A$8:.$B$1605];2;0)) = 1; 0;VLOOKUP([.E18];[Entrada.$A$8:.$B$1605];2;0))" office:value-type="float" office:value="0">
            <text:p>0</text:p>
          </table:table-cell>
          <table:table-cell table:formula="of:=IF(ISNA(VLOOKUP([.E18];[Entrada.$A$8:.$D$1605];4;0)) = 1; 0;VLOOKUP([.E18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6">
            <text:p>16</text:p>
          </table:table-cell>
          <table:table-cell table:formula="of:=IF(ISNA(VLOOKUP([.I18];[Entrada.$B$2:.$C$2];1;0)) = 1; 0;1)" office:value-type="float" office:value="0">
            <text:p>0</text:p>
          </table:table-cell>
          <table:table-cell table:formula="of:=IF(ISNA(VLOOKUP([.I18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603:.B642])*[.J1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8]*[Entrada.$B$4]" office:value-type="float" office:value="0">
            <text:p>0</text:p>
          </table:table-cell>
          <table:table-cell/>
          <table:table-cell table:style-name="ce29" table:formula="of:=SUM([.B18];[.B58];[.B98];[.B138];[.B178];[.B218];[.B258];[.B298];[.B338];[.B378];[.B418];[.B458];[.B498];[.B538];[.B578];[.B618];[.B658];[.B698];[.B738];[.B778];[.B818];[.B858];[.B898];[.B938];[.B978];[.B1018];[.B1058];[.B1098];[.B1138];[.B1178];[.B1218];[.B1258];[.B1298];[.B1338];[.B1378];[.B1418];[.B1458];[.B1498];[.B1538];[.B1578])*[.J1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8];[.B58];[.B98];[.B138];[.B178];[.B218];[.B258];[.B298];[.B338];[.B378];[.B418];[.B458];[.B498];[.B538];[.B578];[.B618];[.B658];[.B698];[.B738];[.B778];[.B818];[.B858];[.B898];[.B938];[.B978];[.B1018];[.B1058];[.B1098];[.B1138];[.B1178];[.B1218];[.B1258];[.B1298];[.B1338];[.B1378];[.B1418];[.B1458];[.B1498];[.B1538];[.B1578])*[.K1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8]*[Entrada.$B$4]" office:value-type="float" office:value="0">
            <text:p>0</text:p>
          </table:table-cell>
          <table:table-cell/>
          <table:table-cell table:style-name="ce29" table:formula="of:=SUM([.B603:.B642])*[.K1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];[Entrada.$A$8:.$C$1606];3;0)) = 1; 0;VLOOKUP([.E18];[Entrada.$A$8:.$C$1606];3;0)*[.C18])" office:value-type="float" office:value="0">
            <text:p>0</text:p>
          </table:table-cell>
          <table:table-cell/>
          <table:table-cell table:style-name="ce29" table:formula="of:=[.AT19]-[.AU1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7])*NOT([.K17])*(SUMPRODUCT([.B563:.B602];[.F563:.F602]))" office:value-type="float" office:value="0">
            <text:p>0</text:p>
          </table:table-cell>
          <table:table-cell table:style-name="ce41" table:formula="of:=NOT([.J17])*NOT([.K17])*([.B17]*[.F17]+[.B57]*[.F57]+[.B97]*[.F97]+[.B137]*[.F137]+[.B177]*[.F177]+[.B217]*[.F217]+[.B257]*[.F257]+[.B297]*[.F297]+[.B337]*[.F337]+[.B377]*[.F377]+[.B417]*[.F417]+[.B457]*[.F457]+[.B497]*[.F497]+[.B537]*[.F537]+[.B577]*[.F577]+[.B617]*[.F617]+[.B657]*[.F657]+[.B697]*[.F697]+[.B737]*[.F737]+[.B777]*[.F777]+[.B817]*[.F817]+[.B857]*[.F857]+[.B897]*[.F897]+[.B937]*[.F937]+[.B977]*[.F977]+[.B1017]*[.F1017]+[.B1057]*[.F1057]+[.B1097]*[.F1097]+[.B1137]*[.F1137]+[.B1177]*[.F1177]+[.B1217]*[.F1217]+[.B1257]*[.F1257]+[.B1297]*[.F1297]+[.B1337]*[.F1337]+[.B1377]*[.F1377]+[.B1417]*[.F1417]+[.B1457]*[.F1457]+[.B1497]*[.F1497]+[.B1537]*[.F1537]+[.B1577]*[.F1577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7</text:p>
          </table:table-cell>
          <table:table-cell table:number-columns-repeated="2"/>
          <table:table-cell/>
          <table:table-cell table:style-name="ce12" office:value-type="string">
            <text:p>1,17</text:p>
          </table:table-cell>
          <table:table-cell table:style-name="ce21" table:formula="of:=IF(ISNA(VLOOKUP([.E19];[Entrada.$A$8:.$B$1605];2;0)) = 1; 0;VLOOKUP([.E19];[Entrada.$A$8:.$B$1605];2;0))" office:value-type="float" office:value="0">
            <text:p>0</text:p>
          </table:table-cell>
          <table:table-cell table:formula="of:=IF(ISNA(VLOOKUP([.E19];[Entrada.$A$8:.$D$1605];4;0)) = 1; 0;VLOOKUP([.E19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7">
            <text:p>17</text:p>
          </table:table-cell>
          <table:table-cell table:formula="of:=IF(ISNA(VLOOKUP([.I19];[Entrada.$B$2:.$C$2];1;0)) = 1; 0;1)" office:value-type="float" office:value="0">
            <text:p>0</text:p>
          </table:table-cell>
          <table:table-cell table:formula="of:=IF(ISNA(VLOOKUP([.I19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643:.B682])*[.J1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19]*[Entrada.$B$4]" office:value-type="float" office:value="0">
            <text:p>0</text:p>
          </table:table-cell>
          <table:table-cell/>
          <table:table-cell table:style-name="ce29" table:formula="of:=SUM([.B19];[.B59];[.B99];[.B139];[.B179];[.B219];[.B259];[.B299];[.B339];[.B379];[.B419];[.B459];[.B499];[.B539];[.B579];[.B619];[.B659];[.B699];[.B739];[.B779];[.B819];[.B859];[.B899];[.B939];[.B979];[.B1019];[.B1059];[.B1099];[.B1139];[.B1179];[.B1219];[.B1259];[.B1299];[.B1339];[.B1379];[.B1419];[.B1459];[.B1499];[.B1539];[.B1579])*[.J1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19];[.B59];[.B99];[.B139];[.B179];[.B219];[.B259];[.B299];[.B339];[.B379];[.B419];[.B459];[.B499];[.B539];[.B579];[.B619];[.B659];[.B699];[.B739];[.B779];[.B819];[.B859];[.B899];[.B939];[.B979];[.B1019];[.B1059];[.B1099];[.B1139];[.B1179];[.B1219];[.B1259];[.B1299];[.B1339];[.B1379];[.B1419];[.B1459];[.B1499];[.B1539];[.B1579])*[.K1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19]*[Entrada.$B$4]" office:value-type="float" office:value="0">
            <text:p>0</text:p>
          </table:table-cell>
          <table:table-cell/>
          <table:table-cell table:style-name="ce29" table:formula="of:=SUM([.B643:.B682])*[.K1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];[Entrada.$A$8:.$C$1606];3;0)) = 1; 0;VLOOKUP([.E19];[Entrada.$A$8:.$C$1606];3;0)*[.C19])" office:value-type="float" office:value="0">
            <text:p>0</text:p>
          </table:table-cell>
          <table:table-cell/>
          <table:table-cell table:style-name="ce29" table:formula="of:=[.AT20]-[.AU2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8])*NOT([.K18])*(SUMPRODUCT([.B603:.B642];[.F603:.F642]))" office:value-type="float" office:value="0">
            <text:p>0</text:p>
          </table:table-cell>
          <table:table-cell table:style-name="ce41" table:formula="of:=NOT([.J18])*NOT([.K18])*([.B18]*[.F18]+[.B58]*[.F58]+[.B98]*[.F98]+[.B138]*[.F138]+[.B178]*[.F178]+[.B218]*[.F218]+[.B258]*[.F258]+[.B298]*[.F298]+[.B338]*[.F338]+[.B378]*[.F378]+[.B418]*[.F418]+[.B458]*[.F458]+[.B498]*[.F498]+[.B538]*[.F538]+[.B578]*[.F578]+[.B618]*[.F618]+[.B658]*[.F658]+[.B698]*[.F698]+[.B738]*[.F738]+[.B778]*[.F778]+[.B818]*[.F818]+[.B858]*[.F858]+[.B898]*[.F898]+[.B938]*[.F938]+[.B978]*[.F978]+[.B1018]*[.F1018]+[.B1058]*[.F1058]+[.B1098]*[.F1098]+[.B1138]*[.F1138]+[.B1178]*[.F1178]+[.B1218]*[.F1218]+[.B1258]*[.F1258]+[.B1298]*[.F1298]+[.B1338]*[.F1338]+[.B1378]*[.F1378]+[.B1418]*[.F1418]+[.B1458]*[.F1458]+[.B1498]*[.F1498]+[.B1538]*[.F1538]+[.B1578]*[.F1578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8</text:p>
          </table:table-cell>
          <table:table-cell table:number-columns-repeated="2"/>
          <table:table-cell/>
          <table:table-cell table:style-name="ce12" office:value-type="string">
            <text:p>1,18</text:p>
          </table:table-cell>
          <table:table-cell table:style-name="ce21" table:formula="of:=IF(ISNA(VLOOKUP([.E20];[Entrada.$A$8:.$B$1605];2;0)) = 1; 0;VLOOKUP([.E20];[Entrada.$A$8:.$B$1605];2;0))" office:value-type="float" office:value="0">
            <text:p>0</text:p>
          </table:table-cell>
          <table:table-cell table:formula="of:=IF(ISNA(VLOOKUP([.E20];[Entrada.$A$8:.$D$1605];4;0)) = 1; 0;VLOOKUP([.E20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8">
            <text:p>18</text:p>
          </table:table-cell>
          <table:table-cell table:formula="of:=IF(ISNA(VLOOKUP([.I20];[Entrada.$B$2:.$C$2];1;0)) = 1; 0;1)" office:value-type="float" office:value="0">
            <text:p>0</text:p>
          </table:table-cell>
          <table:table-cell table:formula="of:=IF(ISNA(VLOOKUP([.I20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683:.B722])*[.J2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0]*[Entrada.$B$4]" office:value-type="float" office:value="0">
            <text:p>0</text:p>
          </table:table-cell>
          <table:table-cell/>
          <table:table-cell table:style-name="ce29" table:formula="of:=SUM([.B20];[.B60];[.B100];[.B140];[.B180];[.B220];[.B260];[.B300];[.B340];[.B380];[.B420];[.B460];[.B500];[.B540];[.B580];[.B620];[.B660];[.B700];[.B740];[.B780];[.B820];[.B860];[.B900];[.B940];[.B980];[.B1020];[.B1060];[.B1100];[.B1140];[.B1180];[.B1220];[.B1260];[.B1300];[.B1340];[.B1380];[.B1420];[.B1460];[.B1500];[.B1540];[.B1580])*[.J2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0];[.B60];[.B100];[.B140];[.B180];[.B220];[.B260];[.B300];[.B340];[.B380];[.B420];[.B460];[.B500];[.B540];[.B580];[.B620];[.B660];[.B700];[.B740];[.B780];[.B820];[.B860];[.B900];[.B940];[.B980];[.B1020];[.B1060];[.B1100];[.B1140];[.B1180];[.B1220];[.B1260];[.B1300];[.B1340];[.B1380];[.B1420];[.B1460];[.B1500];[.B1540];[.B1580])*[.K2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0]*[Entrada.$B$4]" office:value-type="float" office:value="0">
            <text:p>0</text:p>
          </table:table-cell>
          <table:table-cell/>
          <table:table-cell table:style-name="ce29" table:formula="of:=SUM([.B683:.B722])*[.K2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];[Entrada.$A$8:.$C$1606];3;0)) = 1; 0;VLOOKUP([.E20];[Entrada.$A$8:.$C$1606];3;0)*[.C20])" office:value-type="float" office:value="0">
            <text:p>0</text:p>
          </table:table-cell>
          <table:table-cell/>
          <table:table-cell table:style-name="ce29" table:formula="of:=[.AT21]-[.AU2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19])*NOT([.K19])*(SUMPRODUCT([.B643:.B682];[.F643:.F682]))" office:value-type="float" office:value="0">
            <text:p>0</text:p>
          </table:table-cell>
          <table:table-cell table:style-name="ce41" table:formula="of:=NOT([.J19])*NOT([.K19])*([.B19]*[.F19]+[.B59]*[.F59]+[.B99]*[.F99]+[.B139]*[.F139]+[.B179]*[.F179]+[.B219]*[.F219]+[.B259]*[.F259]+[.B299]*[.F299]+[.B339]*[.F339]+[.B379]*[.F379]+[.B419]*[.F419]+[.B459]*[.F459]+[.B499]*[.F499]+[.B539]*[.F539]+[.B579]*[.F579]+[.B619]*[.F619]+[.B659]*[.F659]+[.B699]*[.F699]+[.B739]*[.F739]+[.B779]*[.F779]+[.B819]*[.F819]+[.B859]*[.F859]+[.B899]*[.F899]+[.B939]*[.F939]+[.B979]*[.F979]+[.B1019]*[.F1019]+[.B1059]*[.F1059]+[.B1099]*[.F1099]+[.B1139]*[.F1139]+[.B1179]*[.F1179]+[.B1219]*[.F1219]+[.B1259]*[.F1259]+[.B1299]*[.F1299]+[.B1339]*[.F1339]+[.B1379]*[.F1379]+[.B1419]*[.F1419]+[.B1459]*[.F1459]+[.B1499]*[.F1499]+[.B1539]*[.F1539]+[.B1579]*[.F1579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19</text:p>
          </table:table-cell>
          <table:table-cell table:number-columns-repeated="2"/>
          <table:table-cell/>
          <table:table-cell table:style-name="ce12" office:value-type="string">
            <text:p>1,19</text:p>
          </table:table-cell>
          <table:table-cell table:style-name="ce21" table:formula="of:=IF(ISNA(VLOOKUP([.E21];[Entrada.$A$8:.$B$1605];2;0)) = 1; 0;VLOOKUP([.E21];[Entrada.$A$8:.$B$1605];2;0))" office:value-type="float" office:value="0">
            <text:p>0</text:p>
          </table:table-cell>
          <table:table-cell table:formula="of:=IF(ISNA(VLOOKUP([.E21];[Entrada.$A$8:.$D$1605];4;0)) = 1; 0;VLOOKUP([.E21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19">
            <text:p>19</text:p>
          </table:table-cell>
          <table:table-cell table:formula="of:=IF(ISNA(VLOOKUP([.I21];[Entrada.$B$2:.$C$2];1;0)) = 1; 0;1)" office:value-type="float" office:value="0">
            <text:p>0</text:p>
          </table:table-cell>
          <table:table-cell table:formula="of:=IF(ISNA(VLOOKUP([.I21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723:.B762])*[.J2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1]*[Entrada.$B$4]" office:value-type="float" office:value="0">
            <text:p>0</text:p>
          </table:table-cell>
          <table:table-cell/>
          <table:table-cell table:style-name="ce29" table:formula="of:=SUM([.B21];[.B61];[.B101];[.B141];[.B181];[.B221];[.B261];[.B301];[.B341];[.B381];[.B421];[.B461];[.B501];[.B541];[.B581];[.B621];[.B661];[.B701];[.B741];[.B781];[.B821];[.B861];[.B901];[.B941];[.B981];[.B1021];[.B1061];[.B1101];[.B1141];[.B1181];[.B1221];[.B1261];[.B1301];[.B1341];[.B1381];[.B1421];[.B1461];[.B1501];[.B1541];[.B1581])*[.J2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1];[.B61];[.B101];[.B141];[.B181];[.B221];[.B261];[.B301];[.B341];[.B381];[.B421];[.B461];[.B501];[.B541];[.B581];[.B621];[.B661];[.B701];[.B741];[.B781];[.B821];[.B861];[.B901];[.B941];[.B981];[.B1021];[.B1061];[.B1101];[.B1141];[.B1181];[.B1221];[.B1261];[.B1301];[.B1341];[.B1381];[.B1421];[.B1461];[.B1501];[.B1541];[.B1581])*[.K2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1]*[Entrada.$B$4]" office:value-type="float" office:value="0">
            <text:p>0</text:p>
          </table:table-cell>
          <table:table-cell/>
          <table:table-cell table:style-name="ce29" table:formula="of:=SUM([.B723:.B762])*[.K2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];[Entrada.$A$8:.$C$1606];3;0)) = 1; 0;VLOOKUP([.E21];[Entrada.$A$8:.$C$1606];3;0)*[.C21])" office:value-type="float" office:value="0">
            <text:p>0</text:p>
          </table:table-cell>
          <table:table-cell/>
          <table:table-cell table:style-name="ce29" table:formula="of:=[.AT22]-[.AU2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0])*NOT([.K20])*(SUMPRODUCT([.B683:.B722];[.F683:.F722]))" office:value-type="float" office:value="0">
            <text:p>0</text:p>
          </table:table-cell>
          <table:table-cell table:style-name="ce41" table:formula="of:=NOT([.J20])*NOT([.K20])*([.B20]*[.F20]+[.B60]*[.F60]+[.B100]*[.F100]+[.B140]*[.F140]+[.B180]*[.F180]+[.B220]*[.F220]+[.B260]*[.F260]+[.B300]*[.F300]+[.B340]*[.F340]+[.B380]*[.F380]+[.B420]*[.F420]+[.B460]*[.F460]+[.B500]*[.F500]+[.B540]*[.F540]+[.B580]*[.F580]+[.B620]*[.F620]+[.B660]*[.F660]+[.B700]*[.F700]+[.B740]*[.F740]+[.B780]*[.F780]+[.B820]*[.F820]+[.B860]*[.F860]+[.B900]*[.F900]+[.B940]*[.F940]+[.B980]*[.F980]+[.B1020]*[.F1020]+[.B1060]*[.F1060]+[.B1100]*[.F1100]+[.B1140]*[.F1140]+[.B1180]*[.F1180]+[.B1220]*[.F1220]+[.B1260]*[.F1260]+[.B1300]*[.F1300]+[.B1340]*[.F1340]+[.B1380]*[.F1380]+[.B1420]*[.F1420]+[.B1460]*[.F1460]+[.B1500]*[.F1500]+[.B1540]*[.F1540]+[.B1580]*[.F1580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0</text:p>
          </table:table-cell>
          <table:table-cell table:number-columns-repeated="2"/>
          <table:table-cell/>
          <table:table-cell table:style-name="ce12" office:value-type="string">
            <text:p>1,20</text:p>
          </table:table-cell>
          <table:table-cell table:style-name="ce21" table:formula="of:=IF(ISNA(VLOOKUP([.E22];[Entrada.$A$8:.$B$1605];2;0)) = 1; 0;VLOOKUP([.E22];[Entrada.$A$8:.$B$1605];2;0))" office:value-type="float" office:value="0">
            <text:p>0</text:p>
          </table:table-cell>
          <table:table-cell table:formula="of:=IF(ISNA(VLOOKUP([.E22];[Entrada.$A$8:.$D$1605];4;0)) = 1; 0;VLOOKUP([.E22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0">
            <text:p>20</text:p>
          </table:table-cell>
          <table:table-cell table:formula="of:=IF(ISNA(VLOOKUP([.I22];[Entrada.$B$2:.$C$2];1;0)) = 1; 0;1)" office:value-type="float" office:value="0">
            <text:p>0</text:p>
          </table:table-cell>
          <table:table-cell table:formula="of:=IF(ISNA(VLOOKUP([.I22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763:.B802])*[.J2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2]*[Entrada.$B$4]" office:value-type="float" office:value="0">
            <text:p>0</text:p>
          </table:table-cell>
          <table:table-cell/>
          <table:table-cell table:style-name="ce29" table:formula="of:=SUM([.B22];[.B62];[.B102];[.B142];[.B182];[.B222];[.B262];[.B302];[.B342];[.B382];[.B422];[.B462];[.B502];[.B542];[.B582];[.B622];[.B662];[.B702];[.B742];[.B782];[.B822];[.B862];[.B902];[.B942];[.B982];[.B1022];[.B1062];[.B1102];[.B1142];[.B1182];[.B1222];[.B1262];[.B1302];[.B1342];[.B1382];[.B1422];[.B1462];[.B1502];[.B1542];[.B1582])*[.J2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2];[.B62];[.B102];[.B142];[.B182];[.B222];[.B262];[.B302];[.B342];[.B382];[.B422];[.B462];[.B502];[.B542];[.B582];[.B622];[.B662];[.B702];[.B742];[.B782];[.B822];[.B862];[.B902];[.B942];[.B982];[.B1022];[.B1062];[.B1102];[.B1142];[.B1182];[.B1222];[.B1262];[.B1302];[.B1342];[.B1382];[.B1422];[.B1462];[.B1502];[.B1542];[.B1582])*[.K2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2]*[Entrada.$B$4]" office:value-type="float" office:value="0">
            <text:p>0</text:p>
          </table:table-cell>
          <table:table-cell/>
          <table:table-cell table:style-name="ce29" table:formula="of:=SUM([.B763:.B802])*[.K2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];[Entrada.$A$8:.$C$1606];3;0)) = 1; 0;VLOOKUP([.E22];[Entrada.$A$8:.$C$1606];3;0)*[.C22])" office:value-type="float" office:value="0">
            <text:p>0</text:p>
          </table:table-cell>
          <table:table-cell/>
          <table:table-cell table:style-name="ce29" table:formula="of:=[.AT23]-[.AU2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1])*NOT([.K21])*(SUMPRODUCT([.B723:.B762];[.F723:.F762]))" office:value-type="float" office:value="0">
            <text:p>0</text:p>
          </table:table-cell>
          <table:table-cell table:style-name="ce41" table:formula="of:=NOT([.J21])*NOT([.K21])*([.B21]*[.F21]+[.B61]*[.F61]+[.B101]*[.F101]+[.B141]*[.F141]+[.B181]*[.F181]+[.B221]*[.F221]+[.B261]*[.F261]+[.B301]*[.F301]+[.B341]*[.F341]+[.B381]*[.F381]+[.B421]*[.F421]+[.B461]*[.F461]+[.B501]*[.F501]+[.B541]*[.F541]+[.B581]*[.F581]+[.B621]*[.F621]+[.B661]*[.F661]+[.B701]*[.F701]+[.B741]*[.F741]+[.B781]*[.F781]+[.B821]*[.F821]+[.B861]*[.F861]+[.B901]*[.F901]+[.B941]*[.F941]+[.B981]*[.F981]+[.B1021]*[.F1021]+[.B1061]*[.F1061]+[.B1101]*[.F1101]+[.B1141]*[.F1141]+[.B1181]*[.F1181]+[.B1221]*[.F1221]+[.B1261]*[.F1261]+[.B1301]*[.F1301]+[.B1341]*[.F1341]+[.B1381]*[.F1381]+[.B1421]*[.F1421]+[.B1461]*[.F1461]+[.B1501]*[.F1501]+[.B1541]*[.F1541]+[.B1581]*[.F1581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1</text:p>
          </table:table-cell>
          <table:table-cell table:number-columns-repeated="2"/>
          <table:table-cell/>
          <table:table-cell table:style-name="ce12" office:value-type="string">
            <text:p>1,21</text:p>
          </table:table-cell>
          <table:table-cell table:style-name="ce21" table:formula="of:=IF(ISNA(VLOOKUP([.E23];[Entrada.$A$8:.$B$1605];2;0)) = 1; 0;VLOOKUP([.E23];[Entrada.$A$8:.$B$1605];2;0))" office:value-type="float" office:value="0">
            <text:p>0</text:p>
          </table:table-cell>
          <table:table-cell table:formula="of:=IF(ISNA(VLOOKUP([.E23];[Entrada.$A$8:.$D$1605];4;0)) = 1; 0;VLOOKUP([.E23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1">
            <text:p>21</text:p>
          </table:table-cell>
          <table:table-cell table:formula="of:=IF(ISNA(VLOOKUP([.I23];[Entrada.$B$2:.$C$2];1;0)) = 1; 0;1)" office:value-type="float" office:value="0">
            <text:p>0</text:p>
          </table:table-cell>
          <table:table-cell table:formula="of:=IF(ISNA(VLOOKUP([.I23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803:.B842])*[.J2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3]*[Entrada.$B$4]" office:value-type="float" office:value="0">
            <text:p>0</text:p>
          </table:table-cell>
          <table:table-cell/>
          <table:table-cell table:style-name="ce29" table:formula="of:=SUM([.B23];[.B63];[.B103];[.B143];[.B183];[.B223];[.B263];[.B303];[.B343];[.B383];[.B423];[.B463];[.B503];[.B543];[.B583];[.B623];[.B663];[.B703];[.B743];[.B783];[.B823];[.B863];[.B903];[.B943];[.B983];[.B1023];[.B1063];[.B1103];[.B1143];[.B1183];[.B1223];[.B1263];[.B1303];[.B1343];[.B1383];[.B1423];[.B1463];[.B1503];[.B1543];[.B1583])*[.J2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3];[.B63];[.B103];[.B143];[.B183];[.B223];[.B263];[.B303];[.B343];[.B383];[.B423];[.B463];[.B503];[.B543];[.B583];[.B623];[.B663];[.B703];[.B743];[.B783];[.B823];[.B863];[.B903];[.B943];[.B983];[.B1023];[.B1063];[.B1103];[.B1143];[.B1183];[.B1223];[.B1263];[.B1303];[.B1343];[.B1383];[.B1423];[.B1463];[.B1503];[.B1543];[.B1583])*[.K2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3]*[Entrada.$B$4]" office:value-type="float" office:value="0">
            <text:p>0</text:p>
          </table:table-cell>
          <table:table-cell/>
          <table:table-cell table:style-name="ce29" table:formula="of:=SUM([.B803:.B842])*[.K2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];[Entrada.$A$8:.$C$1606];3;0)) = 1; 0;VLOOKUP([.E23];[Entrada.$A$8:.$C$1606];3;0)*[.C23])" office:value-type="float" office:value="0">
            <text:p>0</text:p>
          </table:table-cell>
          <table:table-cell/>
          <table:table-cell table:style-name="ce29" table:formula="of:=[.AT24]-[.AU2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2])*NOT([.K22])*(SUMPRODUCT([.B763:.B802];[.F763:.F802]))" office:value-type="float" office:value="0">
            <text:p>0</text:p>
          </table:table-cell>
          <table:table-cell table:style-name="ce41" table:formula="of:=NOT([.J22])*NOT([.K22])*([.B22]*[.F22]+[.B62]*[.F62]+[.B102]*[.F102]+[.B142]*[.F142]+[.B182]*[.F182]+[.B222]*[.F222]+[.B262]*[.F262]+[.B302]*[.F302]+[.B342]*[.F342]+[.B382]*[.F382]+[.B422]*[.F422]+[.B462]*[.F462]+[.B502]*[.F502]+[.B542]*[.F542]+[.B582]*[.F582]+[.B622]*[.F622]+[.B662]*[.F662]+[.B702]*[.F702]+[.B742]*[.F742]+[.B782]*[.F782]+[.B822]*[.F822]+[.B862]*[.F862]+[.B902]*[.F902]+[.B942]*[.F942]+[.B982]*[.F982]+[.B1022]*[.F1022]+[.B1062]*[.F1062]+[.B1102]*[.F1102]+[.B1142]*[.F1142]+[.B1182]*[.F1182]+[.B1222]*[.F1222]+[.B1262]*[.F1262]+[.B1302]*[.F1302]+[.B1342]*[.F1342]+[.B1382]*[.F1382]+[.B1422]*[.F1422]+[.B1462]*[.F1462]+[.B1502]*[.F1502]+[.B1542]*[.F1542]+[.B1582]*[.F1582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2</text:p>
          </table:table-cell>
          <table:table-cell table:number-columns-repeated="2"/>
          <table:table-cell/>
          <table:table-cell table:style-name="ce12" office:value-type="string">
            <text:p>1,22</text:p>
          </table:table-cell>
          <table:table-cell table:style-name="ce21" table:formula="of:=IF(ISNA(VLOOKUP([.E24];[Entrada.$A$8:.$B$1605];2;0)) = 1; 0;VLOOKUP([.E24];[Entrada.$A$8:.$B$1605];2;0))" office:value-type="float" office:value="0">
            <text:p>0</text:p>
          </table:table-cell>
          <table:table-cell table:formula="of:=IF(ISNA(VLOOKUP([.E24];[Entrada.$A$8:.$D$1605];4;0)) = 1; 0;VLOOKUP([.E24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2">
            <text:p>22</text:p>
          </table:table-cell>
          <table:table-cell table:formula="of:=IF(ISNA(VLOOKUP([.I24];[Entrada.$B$2:.$C$2];1;0)) = 1; 0;1)" office:value-type="float" office:value="0">
            <text:p>0</text:p>
          </table:table-cell>
          <table:table-cell table:formula="of:=IF(ISNA(VLOOKUP([.I24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843:.B882])*[.J2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4]*[Entrada.$B$4]" office:value-type="float" office:value="0">
            <text:p>0</text:p>
          </table:table-cell>
          <table:table-cell/>
          <table:table-cell table:style-name="ce29" table:formula="of:=SUM([.B24];[.B64];[.B104];[.B144];[.B184];[.B224];[.B264];[.B304];[.B344];[.B384];[.B424];[.B464];[.B504];[.B544];[.B584];[.B624];[.B664];[.B704];[.B744];[.B784];[.B824];[.B864];[.B904];[.B944];[.B984];[.B1024];[.B1064];[.B1104];[.B1144];[.B1184];[.B1224];[.B1264];[.B1304];[.B1344];[.B1384];[.B1424];[.B1464];[.B1504];[.B1544];[.B1584])*[.J2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4];[.B64];[.B104];[.B144];[.B184];[.B224];[.B264];[.B304];[.B344];[.B384];[.B424];[.B464];[.B504];[.B544];[.B584];[.B624];[.B664];[.B704];[.B744];[.B784];[.B824];[.B864];[.B904];[.B944];[.B984];[.B1024];[.B1064];[.B1104];[.B1144];[.B1184];[.B1224];[.B1264];[.B1304];[.B1344];[.B1384];[.B1424];[.B1464];[.B1504];[.B1544];[.B1584])*[.K2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4]*[Entrada.$B$4]" office:value-type="float" office:value="0">
            <text:p>0</text:p>
          </table:table-cell>
          <table:table-cell/>
          <table:table-cell table:style-name="ce29" table:formula="of:=SUM([.B843:.B882])*[.K2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];[Entrada.$A$8:.$C$1606];3;0)) = 1; 0;VLOOKUP([.E24];[Entrada.$A$8:.$C$1606];3;0)*[.C24])" office:value-type="float" office:value="0">
            <text:p>0</text:p>
          </table:table-cell>
          <table:table-cell/>
          <table:table-cell table:style-name="ce29" table:formula="of:=[.AT25]-[.AU2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3])*NOT([.K23])*(SUMPRODUCT([.B803:.B842];[.F803:.F842]))" office:value-type="float" office:value="0">
            <text:p>0</text:p>
          </table:table-cell>
          <table:table-cell table:style-name="ce41" table:formula="of:=NOT([.J23])*NOT([.K23])*([.B23]*[.F23]+[.B63]*[.F63]+[.B103]*[.F103]+[.B143]*[.F143]+[.B183]*[.F183]+[.B223]*[.F223]+[.B263]*[.F263]+[.B303]*[.F303]+[.B343]*[.F343]+[.B383]*[.F383]+[.B423]*[.F423]+[.B463]*[.F463]+[.B503]*[.F503]+[.B543]*[.F543]+[.B583]*[.F583]+[.B623]*[.F623]+[.B663]*[.F663]+[.B703]*[.F703]+[.B743]*[.F743]+[.B783]*[.F783]+[.B823]*[.F823]+[.B863]*[.F863]+[.B903]*[.F903]+[.B943]*[.F943]+[.B983]*[.F983]+[.B1023]*[.F1023]+[.B1063]*[.F1063]+[.B1103]*[.F1103]+[.B1143]*[.F1143]+[.B1183]*[.F1183]+[.B1223]*[.F1223]+[.B1263]*[.F1263]+[.B1303]*[.F1303]+[.B1343]*[.F1343]+[.B1383]*[.F1383]+[.B1423]*[.F1423]+[.B1463]*[.F1463]+[.B1503]*[.F1503]+[.B1543]*[.F1543]+[.B1583]*[.F1583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3</text:p>
          </table:table-cell>
          <table:table-cell table:number-columns-repeated="2"/>
          <table:table-cell/>
          <table:table-cell table:style-name="ce12" office:value-type="string">
            <text:p>1,23</text:p>
          </table:table-cell>
          <table:table-cell table:style-name="ce21" table:formula="of:=IF(ISNA(VLOOKUP([.E25];[Entrada.$A$8:.$B$1605];2;0)) = 1; 0;VLOOKUP([.E25];[Entrada.$A$8:.$B$1605];2;0))" office:value-type="float" office:value="0">
            <text:p>0</text:p>
          </table:table-cell>
          <table:table-cell table:formula="of:=IF(ISNA(VLOOKUP([.E25];[Entrada.$A$8:.$D$1605];4;0)) = 1; 0;VLOOKUP([.E25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3">
            <text:p>23</text:p>
          </table:table-cell>
          <table:table-cell table:formula="of:=IF(ISNA(VLOOKUP([.I25];[Entrada.$B$2:.$C$2];1;0)) = 1; 0;1)" office:value-type="float" office:value="0">
            <text:p>0</text:p>
          </table:table-cell>
          <table:table-cell table:formula="of:=IF(ISNA(VLOOKUP([.I25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883:.B922])*[.J2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5]*[Entrada.$B$4]" office:value-type="float" office:value="0">
            <text:p>0</text:p>
          </table:table-cell>
          <table:table-cell/>
          <table:table-cell table:style-name="ce29" table:formula="of:=SUM([.B25];[.B65];[.B105];[.B145];[.B185];[.B225];[.B265];[.B305];[.B345];[.B385];[.B425];[.B465];[.B505];[.B545];[.B585];[.B625];[.B665];[.B705];[.B745];[.B785];[.B825];[.B865];[.B905];[.B945];[.B985];[.B1025];[.B1065];[.B1105];[.B1145];[.B1185];[.B1225];[.B1265];[.B1305];[.B1345];[.B1385];[.B1425];[.B1465];[.B1505];[.B1545];[.B1585])*[.J2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5];[.B65];[.B105];[.B145];[.B185];[.B225];[.B265];[.B305];[.B345];[.B385];[.B425];[.B465];[.B505];[.B545];[.B585];[.B625];[.B665];[.B705];[.B745];[.B785];[.B825];[.B865];[.B905];[.B945];[.B985];[.B1025];[.B1065];[.B1105];[.B1145];[.B1185];[.B1225];[.B1265];[.B1305];[.B1345];[.B1385];[.B1425];[.B1465];[.B1505];[.B1545];[.B1585])*[.K2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5]*[Entrada.$B$4]" office:value-type="float" office:value="0">
            <text:p>0</text:p>
          </table:table-cell>
          <table:table-cell/>
          <table:table-cell table:style-name="ce29" table:formula="of:=SUM([.B883:.B922])*[.K2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];[Entrada.$A$8:.$C$1606];3;0)) = 1; 0;VLOOKUP([.E25];[Entrada.$A$8:.$C$1606];3;0)*[.C25])" office:value-type="float" office:value="0">
            <text:p>0</text:p>
          </table:table-cell>
          <table:table-cell/>
          <table:table-cell table:style-name="ce29" table:formula="of:=[.AT26]-[.AU2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4])*NOT([.K24])*(SUMPRODUCT([.B843:.B882];[.F843:.F882]))" office:value-type="float" office:value="0">
            <text:p>0</text:p>
          </table:table-cell>
          <table:table-cell table:style-name="ce41" table:formula="of:=NOT([.J24])*NOT([.K24])*([.B24]*[.F24]+[.B64]*[.F64]+[.B104]*[.F104]+[.B144]*[.F144]+[.B184]*[.F184]+[.B224]*[.F224]+[.B264]*[.F264]+[.B304]*[.F304]+[.B344]*[.F344]+[.B384]*[.F384]+[.B424]*[.F424]+[.B464]*[.F464]+[.B504]*[.F504]+[.B544]*[.F544]+[.B584]*[.F584]+[.B624]*[.F624]+[.B664]*[.F664]+[.B704]*[.F704]+[.B744]*[.F744]+[.B784]*[.F784]+[.B824]*[.F824]+[.B864]*[.F864]+[.B904]*[.F904]+[.B944]*[.F944]+[.B984]*[.F984]+[.B1024]*[.F1024]+[.B1064]*[.F1064]+[.B1104]*[.F1104]+[.B1144]*[.F1144]+[.B1184]*[.F1184]+[.B1224]*[.F1224]+[.B1264]*[.F1264]+[.B1304]*[.F1304]+[.B1344]*[.F1344]+[.B1384]*[.F1384]+[.B1424]*[.F1424]+[.B1464]*[.F1464]+[.B1504]*[.F1504]+[.B1544]*[.F1544]+[.B1584]*[.F1584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4</text:p>
          </table:table-cell>
          <table:table-cell table:number-columns-repeated="2"/>
          <table:table-cell/>
          <table:table-cell table:style-name="ce12" office:value-type="string">
            <text:p>1,24</text:p>
          </table:table-cell>
          <table:table-cell table:style-name="ce21" table:formula="of:=IF(ISNA(VLOOKUP([.E26];[Entrada.$A$8:.$B$1605];2;0)) = 1; 0;VLOOKUP([.E26];[Entrada.$A$8:.$B$1605];2;0))" office:value-type="float" office:value="0">
            <text:p>0</text:p>
          </table:table-cell>
          <table:table-cell table:formula="of:=IF(ISNA(VLOOKUP([.E26];[Entrada.$A$8:.$D$1605];4;0)) = 1; 0;VLOOKUP([.E26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4">
            <text:p>24</text:p>
          </table:table-cell>
          <table:table-cell table:formula="of:=IF(ISNA(VLOOKUP([.I26];[Entrada.$B$2:.$C$2];1;0)) = 1; 0;1)" office:value-type="float" office:value="0">
            <text:p>0</text:p>
          </table:table-cell>
          <table:table-cell table:formula="of:=IF(ISNA(VLOOKUP([.I26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923:.B962])*[.J2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6]*[Entrada.$B$4]" office:value-type="float" office:value="0">
            <text:p>0</text:p>
          </table:table-cell>
          <table:table-cell/>
          <table:table-cell table:style-name="ce29" table:formula="of:=SUM([.B26];[.B66];[.B106];[.B146];[.B186];[.B226];[.B266];[.B306];[.B346];[.B386];[.B426];[.B466];[.B506];[.B546];[.B586];[.B626];[.B666];[.B706];[.B746];[.B786];[.B826];[.B866];[.B906];[.B946];[.B986];[.B1026];[.B1066];[.B1106];[.B1146];[.B1186];[.B1226];[.B1266];[.B1306];[.B1346];[.B1386];[.B1426];[.B1466];[.B1506];[.B1546];[.B1586])*[.J2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6];[.B66];[.B106];[.B146];[.B186];[.B226];[.B266];[.B306];[.B346];[.B386];[.B426];[.B466];[.B506];[.B546];[.B586];[.B626];[.B666];[.B706];[.B746];[.B786];[.B826];[.B866];[.B906];[.B946];[.B986];[.B1026];[.B1066];[.B1106];[.B1146];[.B1186];[.B1226];[.B1266];[.B1306];[.B1346];[.B1386];[.B1426];[.B1466];[.B1506];[.B1546];[.B1586])*[.K2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6]*[Entrada.$B$4]" office:value-type="float" office:value="0">
            <text:p>0</text:p>
          </table:table-cell>
          <table:table-cell/>
          <table:table-cell table:style-name="ce29" table:formula="of:=SUM([.B923:.B962])*[.K2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];[Entrada.$A$8:.$C$1606];3;0)) = 1; 0;VLOOKUP([.E26];[Entrada.$A$8:.$C$1606];3;0)*[.C26])" office:value-type="float" office:value="0">
            <text:p>0</text:p>
          </table:table-cell>
          <table:table-cell/>
          <table:table-cell table:style-name="ce29" table:formula="of:=[.AT27]-[.AU2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5])*NOT([.K25])*(SUMPRODUCT([.B883:.B922];[.F883:.F922]))" office:value-type="float" office:value="0">
            <text:p>0</text:p>
          </table:table-cell>
          <table:table-cell table:style-name="ce41" table:formula="of:=NOT([.J25])*NOT([.K25])*([.B25]*[.F25]+[.B65]*[.F65]+[.B105]*[.F105]+[.B145]*[.F145]+[.B185]*[.F185]+[.B225]*[.F225]+[.B265]*[.F265]+[.B305]*[.F305]+[.B345]*[.F345]+[.B385]*[.F385]+[.B425]*[.F425]+[.B465]*[.F465]+[.B505]*[.F505]+[.B545]*[.F545]+[.B585]*[.F585]+[.B625]*[.F625]+[.B665]*[.F665]+[.B705]*[.F705]+[.B745]*[.F745]+[.B785]*[.F785]+[.B825]*[.F825]+[.B865]*[.F865]+[.B905]*[.F905]+[.B945]*[.F945]+[.B985]*[.F985]+[.B1025]*[.F1025]+[.B1065]*[.F1065]+[.B1105]*[.F1105]+[.B1145]*[.F1145]+[.B1185]*[.F1185]+[.B1225]*[.F1225]+[.B1265]*[.F1265]+[.B1305]*[.F1305]+[.B1345]*[.F1345]+[.B1385]*[.F1385]+[.B1425]*[.F1425]+[.B1465]*[.F1465]+[.B1505]*[.F1505]+[.B1545]*[.F1545]+[.B1585]*[.F1585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5</text:p>
          </table:table-cell>
          <table:table-cell table:number-columns-repeated="2"/>
          <table:table-cell/>
          <table:table-cell table:style-name="ce12" office:value-type="string">
            <text:p>1,25</text:p>
          </table:table-cell>
          <table:table-cell table:style-name="ce21" table:formula="of:=IF(ISNA(VLOOKUP([.E27];[Entrada.$A$8:.$B$1605];2;0)) = 1; 0;VLOOKUP([.E27];[Entrada.$A$8:.$B$1605];2;0))" office:value-type="float" office:value="0">
            <text:p>0</text:p>
          </table:table-cell>
          <table:table-cell table:formula="of:=IF(ISNA(VLOOKUP([.E27];[Entrada.$A$8:.$D$1605];4;0)) = 1; 0;VLOOKUP([.E27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5">
            <text:p>25</text:p>
          </table:table-cell>
          <table:table-cell table:formula="of:=IF(ISNA(VLOOKUP([.I27];[Entrada.$B$2:.$C$2];1;0)) = 1; 0;1)" office:value-type="float" office:value="0">
            <text:p>0</text:p>
          </table:table-cell>
          <table:table-cell table:formula="of:=IF(ISNA(VLOOKUP([.I27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963:.B1002])*[.J2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7]*[Entrada.$B$4]" office:value-type="float" office:value="0">
            <text:p>0</text:p>
          </table:table-cell>
          <table:table-cell/>
          <table:table-cell table:style-name="ce29" table:formula="of:=SUM([.B27];[.B67];[.B107];[.B147];[.B187];[.B227];[.B267];[.B307];[.B347];[.B387];[.B427];[.B467];[.B507];[.B547];[.B587];[.B627];[.B667];[.B707];[.B747];[.B787];[.B827];[.B867];[.B907];[.B947];[.B987];[.B1027];[.B1067];[.B1107];[.B1147];[.B1187];[.B1227];[.B1267];[.B1307];[.B1347];[.B1387];[.B1427];[.B1467];[.B1507];[.B1547];[.B1587])*[.J2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7];[.B67];[.B107];[.B147];[.B187];[.B227];[.B267];[.B307];[.B347];[.B387];[.B427];[.B467];[.B507];[.B547];[.B587];[.B627];[.B667];[.B707];[.B747];[.B787];[.B827];[.B867];[.B907];[.B947];[.B987];[.B1027];[.B1067];[.B1107];[.B1147];[.B1187];[.B1227];[.B1267];[.B1307];[.B1347];[.B1387];[.B1427];[.B1467];[.B1507];[.B1547];[.B1587])*[.K2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7]*[Entrada.$B$4]" office:value-type="float" office:value="0">
            <text:p>0</text:p>
          </table:table-cell>
          <table:table-cell/>
          <table:table-cell table:style-name="ce29" table:formula="of:=SUM([.B963:.B1002])*[.K2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];[Entrada.$A$8:.$C$1606];3;0)) = 1; 0;VLOOKUP([.E27];[Entrada.$A$8:.$C$1606];3;0)*[.C27])" office:value-type="float" office:value="0">
            <text:p>0</text:p>
          </table:table-cell>
          <table:table-cell/>
          <table:table-cell table:style-name="ce29" table:formula="of:=[.AT28]-[.AU2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6])*NOT([.K26])*(SUMPRODUCT([.B923:.B962];[.F923:.F962]))" office:value-type="float" office:value="0">
            <text:p>0</text:p>
          </table:table-cell>
          <table:table-cell table:style-name="ce41" table:formula="of:=NOT([.J26])*NOT([.K26])*([.B26]*[.F26]+[.B66]*[.F66]+[.B106]*[.F106]+[.B146]*[.F146]+[.B186]*[.F186]+[.B226]*[.F226]+[.B266]*[.F266]+[.B306]*[.F306]+[.B346]*[.F346]+[.B386]*[.F386]+[.B426]*[.F426]+[.B466]*[.F466]+[.B506]*[.F506]+[.B546]*[.F546]+[.B586]*[.F586]+[.B626]*[.F626]+[.B666]*[.F666]+[.B706]*[.F706]+[.B746]*[.F746]+[.B786]*[.F786]+[.B826]*[.F826]+[.B866]*[.F866]+[.B906]*[.F906]+[.B946]*[.F946]+[.B986]*[.F986]+[.B1026]*[.F1026]+[.B1066]*[.F1066]+[.B1106]*[.F1106]+[.B1146]*[.F1146]+[.B1186]*[.F1186]+[.B1226]*[.F1226]+[.B1266]*[.F1266]+[.B1306]*[.F1306]+[.B1346]*[.F1346]+[.B1386]*[.F1386]+[.B1426]*[.F1426]+[.B1466]*[.F1466]+[.B1506]*[.F1506]+[.B1546]*[.F1546]+[.B1586]*[.F1586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6</text:p>
          </table:table-cell>
          <table:table-cell table:number-columns-repeated="2"/>
          <table:table-cell/>
          <table:table-cell table:style-name="ce12" office:value-type="string">
            <text:p>1,26</text:p>
          </table:table-cell>
          <table:table-cell table:style-name="ce21" table:formula="of:=IF(ISNA(VLOOKUP([.E28];[Entrada.$A$8:.$B$1605];2;0)) = 1; 0;VLOOKUP([.E28];[Entrada.$A$8:.$B$1605];2;0))" office:value-type="float" office:value="0">
            <text:p>0</text:p>
          </table:table-cell>
          <table:table-cell table:formula="of:=IF(ISNA(VLOOKUP([.E28];[Entrada.$A$8:.$D$1605];4;0)) = 1; 0;VLOOKUP([.E28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6">
            <text:p>26</text:p>
          </table:table-cell>
          <table:table-cell table:formula="of:=IF(ISNA(VLOOKUP([.I28];[Entrada.$B$2:.$C$2];1;0)) = 1; 0;1)" office:value-type="float" office:value="0">
            <text:p>0</text:p>
          </table:table-cell>
          <table:table-cell table:formula="of:=IF(ISNA(VLOOKUP([.I28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003:.B1042])*[.J2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8]*[Entrada.$B$4]" office:value-type="float" office:value="0">
            <text:p>0</text:p>
          </table:table-cell>
          <table:table-cell/>
          <table:table-cell table:style-name="ce29" table:formula="of:=SUM([.B28];[.B68];[.B108];[.B148];[.B188];[.B228];[.B268];[.B308];[.B348];[.B388];[.B428];[.B468];[.B508];[.B548];[.B588];[.B628];[.B668];[.B708];[.B748];[.B788];[.B828];[.B868];[.B908];[.B948];[.B988];[.B1028];[.B1068];[.B1108];[.B1148];[.B1188];[.B1228];[.B1268];[.B1308];[.B1348];[.B1388];[.B1428];[.B1468];[.B1508];[.B1548];[.B1588])*[.J2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8];[.B68];[.B108];[.B148];[.B188];[.B228];[.B268];[.B308];[.B348];[.B388];[.B428];[.B468];[.B508];[.B548];[.B588];[.B628];[.B668];[.B708];[.B748];[.B788];[.B828];[.B868];[.B908];[.B948];[.B988];[.B1028];[.B1068];[.B1108];[.B1148];[.B1188];[.B1228];[.B1268];[.B1308];[.B1348];[.B1388];[.B1428];[.B1468];[.B1508];[.B1548];[.B1588])*[.K2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8]*[Entrada.$B$4]" office:value-type="float" office:value="0">
            <text:p>0</text:p>
          </table:table-cell>
          <table:table-cell/>
          <table:table-cell table:style-name="ce29" table:formula="of:=SUM([.B1003:.B1042])*[.K2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];[Entrada.$A$8:.$C$1606];3;0)) = 1; 0;VLOOKUP([.E28];[Entrada.$A$8:.$C$1606];3;0)*[.C28])" office:value-type="float" office:value="0">
            <text:p>0</text:p>
          </table:table-cell>
          <table:table-cell/>
          <table:table-cell table:style-name="ce29" table:formula="of:=[.AT29]-[.AU2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7])*NOT([.K27])*(SUMPRODUCT([.B963:.B1002];[.F963:.F1002]))" office:value-type="float" office:value="0">
            <text:p>0</text:p>
          </table:table-cell>
          <table:table-cell table:style-name="ce41" table:formula="of:=NOT([.J27])*NOT([.K27])*([.B27]*[.F27]+[.B67]*[.F67]+[.B107]*[.F107]+[.B147]*[.F147]+[.B187]*[.F187]+[.B227]*[.F227]+[.B267]*[.F267]+[.B307]*[.F307]+[.B347]*[.F347]+[.B387]*[.F387]+[.B427]*[.F427]+[.B467]*[.F467]+[.B507]*[.F507]+[.B547]*[.F547]+[.B587]*[.F587]+[.B627]*[.F627]+[.B667]*[.F667]+[.B707]*[.F707]+[.B747]*[.F747]+[.B787]*[.F787]+[.B827]*[.F827]+[.B867]*[.F867]+[.B907]*[.F907]+[.B947]*[.F947]+[.B987]*[.F987]+[.B1027]*[.F1027]+[.B1067]*[.F1067]+[.B1107]*[.F1107]+[.B1147]*[.F1147]+[.B1187]*[.F1187]+[.B1227]*[.F1227]+[.B1267]*[.F1267]+[.B1307]*[.F1307]+[.B1347]*[.F1347]+[.B1387]*[.F1387]+[.B1427]*[.F1427]+[.B1467]*[.F1467]+[.B1507]*[.F1507]+[.B1547]*[.F1547]+[.B1587]*[.F1587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7</text:p>
          </table:table-cell>
          <table:table-cell table:number-columns-repeated="2"/>
          <table:table-cell/>
          <table:table-cell table:style-name="ce12" office:value-type="string">
            <text:p>1,27</text:p>
          </table:table-cell>
          <table:table-cell table:style-name="ce21" table:formula="of:=IF(ISNA(VLOOKUP([.E29];[Entrada.$A$8:.$B$1605];2;0)) = 1; 0;VLOOKUP([.E29];[Entrada.$A$8:.$B$1605];2;0))" office:value-type="float" office:value="0">
            <text:p>0</text:p>
          </table:table-cell>
          <table:table-cell table:formula="of:=IF(ISNA(VLOOKUP([.E29];[Entrada.$A$8:.$D$1605];4;0)) = 1; 0;VLOOKUP([.E29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7">
            <text:p>27</text:p>
          </table:table-cell>
          <table:table-cell table:formula="of:=IF(ISNA(VLOOKUP([.I29];[Entrada.$B$2:.$C$2];1;0)) = 1; 0;1)" office:value-type="float" office:value="0">
            <text:p>0</text:p>
          </table:table-cell>
          <table:table-cell table:formula="of:=IF(ISNA(VLOOKUP([.I29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043:.B1082])*[.J2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29]*[Entrada.$B$4]" office:value-type="float" office:value="0">
            <text:p>0</text:p>
          </table:table-cell>
          <table:table-cell/>
          <table:table-cell table:style-name="ce29" table:formula="of:=SUM([.B29];[.B69];[.B109];[.B149];[.B189];[.B229];[.B269];[.B309];[.B349];[.B389];[.B429];[.B469];[.B509];[.B549];[.B589];[.B629];[.B669];[.B709];[.B749];[.B789];[.B829];[.B869];[.B909];[.B949];[.B989];[.B1029];[.B1069];[.B1109];[.B1149];[.B1189];[.B1229];[.B1269];[.B1309];[.B1349];[.B1389];[.B1429];[.B1469];[.B1509];[.B1549];[.B1589])*[.J2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29];[.B69];[.B109];[.B149];[.B189];[.B229];[.B269];[.B309];[.B349];[.B389];[.B429];[.B469];[.B509];[.B549];[.B589];[.B629];[.B669];[.B709];[.B749];[.B789];[.B829];[.B869];[.B909];[.B949];[.B989];[.B1029];[.B1069];[.B1109];[.B1149];[.B1189];[.B1229];[.B1269];[.B1309];[.B1349];[.B1389];[.B1429];[.B1469];[.B1509];[.B1549];[.B1589])*[.K2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29]*[Entrada.$B$4]" office:value-type="float" office:value="0">
            <text:p>0</text:p>
          </table:table-cell>
          <table:table-cell/>
          <table:table-cell table:style-name="ce29" table:formula="of:=SUM([.B1043:.B1082])*[.K2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];[Entrada.$A$8:.$C$1606];3;0)) = 1; 0;VLOOKUP([.E29];[Entrada.$A$8:.$C$1606];3;0)*[.C29])" office:value-type="float" office:value="0">
            <text:p>0</text:p>
          </table:table-cell>
          <table:table-cell/>
          <table:table-cell table:style-name="ce29" table:formula="of:=[.AT30]-[.AU3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8])*NOT([.K28])*(SUMPRODUCT([.B1003:.B1042];[.F1003:.F1042]))" office:value-type="float" office:value="0">
            <text:p>0</text:p>
          </table:table-cell>
          <table:table-cell table:style-name="ce41" table:formula="of:=NOT([.J28])*NOT([.K28])*([.B28]*[.F28]+[.B68]*[.F68]+[.B108]*[.F108]+[.B148]*[.F148]+[.B188]*[.F188]+[.B228]*[.F228]+[.B268]*[.F268]+[.B308]*[.F308]+[.B348]*[.F348]+[.B388]*[.F388]+[.B428]*[.F428]+[.B468]*[.F468]+[.B508]*[.F508]+[.B548]*[.F548]+[.B588]*[.F588]+[.B628]*[.F628]+[.B668]*[.F668]+[.B708]*[.F708]+[.B748]*[.F748]+[.B788]*[.F788]+[.B828]*[.F828]+[.B868]*[.F868]+[.B908]*[.F908]+[.B948]*[.F948]+[.B988]*[.F988]+[.B1028]*[.F1028]+[.B1068]*[.F1068]+[.B1108]*[.F1108]+[.B1148]*[.F1148]+[.B1188]*[.F1188]+[.B1228]*[.F1228]+[.B1268]*[.F1268]+[.B1308]*[.F1308]+[.B1348]*[.F1348]+[.B1388]*[.F1388]+[.B1428]*[.F1428]+[.B1468]*[.F1468]+[.B1508]*[.F1508]+[.B1548]*[.F1548]+[.B1588]*[.F1588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8</text:p>
          </table:table-cell>
          <table:table-cell table:number-columns-repeated="2"/>
          <table:table-cell/>
          <table:table-cell table:style-name="ce12" office:value-type="string">
            <text:p>1,28</text:p>
          </table:table-cell>
          <table:table-cell table:style-name="ce21" table:formula="of:=IF(ISNA(VLOOKUP([.E30];[Entrada.$A$8:.$B$1605];2;0)) = 1; 0;VLOOKUP([.E30];[Entrada.$A$8:.$B$1605];2;0))" office:value-type="float" office:value="0">
            <text:p>0</text:p>
          </table:table-cell>
          <table:table-cell table:formula="of:=IF(ISNA(VLOOKUP([.E30];[Entrada.$A$8:.$D$1605];4;0)) = 1; 0;VLOOKUP([.E30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8">
            <text:p>28</text:p>
          </table:table-cell>
          <table:table-cell table:formula="of:=IF(ISNA(VLOOKUP([.I30];[Entrada.$B$2:.$C$2];1;0)) = 1; 0;1)" office:value-type="float" office:value="0">
            <text:p>0</text:p>
          </table:table-cell>
          <table:table-cell table:formula="of:=IF(ISNA(VLOOKUP([.I30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083:.B1122])*[.J3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0]*[Entrada.$B$4]" office:value-type="float" office:value="0">
            <text:p>0</text:p>
          </table:table-cell>
          <table:table-cell/>
          <table:table-cell table:style-name="ce29" table:formula="of:=SUM([.B30];[.B70];[.B110];[.B150];[.B190];[.B230];[.B270];[.B310];[.B350];[.B390];[.B430];[.B470];[.B510];[.B550];[.B590];[.B630];[.B670];[.B710];[.B750];[.B790];[.B830];[.B870];[.B910];[.B950];[.B990];[.B1030];[.B1070];[.B1110];[.B1150];[.B1190];[.B1230];[.B1270];[.B1310];[.B1350];[.B1390];[.B1430];[.B1470];[.B1510];[.B1550];[.B1590])*[.J3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0];[.B70];[.B110];[.B150];[.B190];[.B230];[.B270];[.B310];[.B350];[.B390];[.B430];[.B470];[.B510];[.B550];[.B590];[.B630];[.B670];[.B710];[.B750];[.B790];[.B830];[.B870];[.B910];[.B950];[.B990];[.B1030];[.B1070];[.B1110];[.B1150];[.B1190];[.B1230];[.B1270];[.B1310];[.B1350];[.B1390];[.B1430];[.B1470];[.B1510];[.B1550];[.B1590])*[.K3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0]*[Entrada.$B$4]" office:value-type="float" office:value="0">
            <text:p>0</text:p>
          </table:table-cell>
          <table:table-cell/>
          <table:table-cell table:style-name="ce29" table:formula="of:=SUM([.B1083:.B1122])*[.K3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];[Entrada.$A$8:.$C$1606];3;0)) = 1; 0;VLOOKUP([.E30];[Entrada.$A$8:.$C$1606];3;0)*[.C30])" office:value-type="float" office:value="0">
            <text:p>0</text:p>
          </table:table-cell>
          <table:table-cell/>
          <table:table-cell table:style-name="ce29" table:formula="of:=[.AT31]-[.AU3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29])*NOT([.K29])*(SUMPRODUCT([.B1043:.B1082];[.F1043:.F1082]))" office:value-type="float" office:value="0">
            <text:p>0</text:p>
          </table:table-cell>
          <table:table-cell table:style-name="ce41" table:formula="of:=NOT([.J29])*NOT([.K29])*([.B29]*[.F29]+[.B69]*[.F69]+[.B109]*[.F109]+[.B149]*[.F149]+[.B189]*[.F189]+[.B229]*[.F229]+[.B269]*[.F269]+[.B309]*[.F309]+[.B349]*[.F349]+[.B389]*[.F389]+[.B429]*[.F429]+[.B469]*[.F469]+[.B509]*[.F509]+[.B549]*[.F549]+[.B589]*[.F589]+[.B629]*[.F629]+[.B669]*[.F669]+[.B709]*[.F709]+[.B749]*[.F749]+[.B789]*[.F789]+[.B829]*[.F829]+[.B869]*[.F869]+[.B909]*[.F909]+[.B949]*[.F949]+[.B989]*[.F989]+[.B1029]*[.F1029]+[.B1069]*[.F1069]+[.B1109]*[.F1109]+[.B1149]*[.F1149]+[.B1189]*[.F1189]+[.B1229]*[.F1229]+[.B1269]*[.F1269]+[.B1309]*[.F1309]+[.B1349]*[.F1349]+[.B1389]*[.F1389]+[.B1429]*[.F1429]+[.B1469]*[.F1469]+[.B1509]*[.F1509]+[.B1549]*[.F1549]+[.B1589]*[.F1589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29</text:p>
          </table:table-cell>
          <table:table-cell table:number-columns-repeated="2"/>
          <table:table-cell/>
          <table:table-cell table:style-name="ce12" office:value-type="string">
            <text:p>1,29</text:p>
          </table:table-cell>
          <table:table-cell table:style-name="ce21" table:formula="of:=IF(ISNA(VLOOKUP([.E31];[Entrada.$A$8:.$B$1605];2;0)) = 1; 0;VLOOKUP([.E31];[Entrada.$A$8:.$B$1605];2;0))" office:value-type="float" office:value="0">
            <text:p>0</text:p>
          </table:table-cell>
          <table:table-cell table:formula="of:=IF(ISNA(VLOOKUP([.E31];[Entrada.$A$8:.$D$1605];4;0)) = 1; 0;VLOOKUP([.E31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29">
            <text:p>29</text:p>
          </table:table-cell>
          <table:table-cell table:formula="of:=IF(ISNA(VLOOKUP([.I31];[Entrada.$B$2:.$C$2];1;0)) = 1; 0;1)" office:value-type="float" office:value="0">
            <text:p>0</text:p>
          </table:table-cell>
          <table:table-cell table:formula="of:=IF(ISNA(VLOOKUP([.I31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123:.B1162])*[.J3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1]*[Entrada.$B$4]" office:value-type="float" office:value="0">
            <text:p>0</text:p>
          </table:table-cell>
          <table:table-cell/>
          <table:table-cell table:style-name="ce29" table:formula="of:=SUM([.B31];[.B71];[.B111];[.B151];[.B191];[.B231];[.B271];[.B311];[.B351];[.B391];[.B431];[.B471];[.B511];[.B551];[.B591];[.B631];[.B671];[.B711];[.B751];[.B791];[.B831];[.B871];[.B911];[.B951];[.B991];[.B1031];[.B1071];[.B1111];[.B1151];[.B1191];[.B1231];[.B1271];[.B1311];[.B1351];[.B1391];[.B1431];[.B1471];[.B1511];[.B1551];[.B1591])*[.J3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1];[.B71];[.B111];[.B151];[.B191];[.B231];[.B271];[.B311];[.B351];[.B391];[.B431];[.B471];[.B511];[.B551];[.B591];[.B631];[.B671];[.B711];[.B751];[.B791];[.B831];[.B871];[.B911];[.B951];[.B991];[.B1031];[.B1071];[.B1111];[.B1151];[.B1191];[.B1231];[.B1271];[.B1311];[.B1351];[.B1391];[.B1431];[.B1471];[.B1511];[.B1551];[.B1591])*[.K3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1]*[Entrada.$B$4]" office:value-type="float" office:value="0">
            <text:p>0</text:p>
          </table:table-cell>
          <table:table-cell/>
          <table:table-cell table:style-name="ce29" table:formula="of:=SUM([.B1123:.B1162])*[.K3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];[Entrada.$A$8:.$C$1606];3;0)) = 1; 0;VLOOKUP([.E31];[Entrada.$A$8:.$C$1606];3;0)*[.C31])" office:value-type="float" office:value="0">
            <text:p>0</text:p>
          </table:table-cell>
          <table:table-cell/>
          <table:table-cell table:style-name="ce29" table:formula="of:=[.AT32]-[.AU3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0])*NOT([.K30])*(SUMPRODUCT([.B1083:.B1122];[.F1083:.F1122]))" office:value-type="float" office:value="0">
            <text:p>0</text:p>
          </table:table-cell>
          <table:table-cell table:style-name="ce41" table:formula="of:=NOT([.J30])*NOT([.K30])*([.B30]*[.F30]+[.B70]*[.F70]+[.B110]*[.F110]+[.B150]*[.F150]+[.B190]*[.F190]+[.B230]*[.F230]+[.B270]*[.F270]+[.B310]*[.F310]+[.B350]*[.F350]+[.B390]*[.F390]+[.B430]*[.F430]+[.B470]*[.F470]+[.B510]*[.F510]+[.B550]*[.F550]+[.B590]*[.F590]+[.B630]*[.F630]+[.B670]*[.F670]+[.B710]*[.F710]+[.B750]*[.F750]+[.B790]*[.F790]+[.B830]*[.F830]+[.B870]*[.F870]+[.B910]*[.F910]+[.B950]*[.F950]+[.B990]*[.F990]+[.B1030]*[.F1030]+[.B1070]*[.F1070]+[.B1110]*[.F1110]+[.B1150]*[.F1150]+[.B1190]*[.F1190]+[.B1230]*[.F1230]+[.B1270]*[.F1270]+[.B1310]*[.F1310]+[.B1350]*[.F1350]+[.B1390]*[.F1390]+[.B1430]*[.F1430]+[.B1470]*[.F1470]+[.B1510]*[.F1510]+[.B1550]*[.F1550]+[.B1590]*[.F1590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0</text:p>
          </table:table-cell>
          <table:table-cell table:number-columns-repeated="2"/>
          <table:table-cell/>
          <table:table-cell table:style-name="ce12" office:value-type="string">
            <text:p>1,30</text:p>
          </table:table-cell>
          <table:table-cell table:style-name="ce21" table:formula="of:=IF(ISNA(VLOOKUP([.E32];[Entrada.$A$8:.$B$1605];2;0)) = 1; 0;VLOOKUP([.E32];[Entrada.$A$8:.$B$1605];2;0))" office:value-type="float" office:value="0">
            <text:p>0</text:p>
          </table:table-cell>
          <table:table-cell table:formula="of:=IF(ISNA(VLOOKUP([.E32];[Entrada.$A$8:.$D$1605];4;0)) = 1; 0;VLOOKUP([.E32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0">
            <text:p>30</text:p>
          </table:table-cell>
          <table:table-cell table:formula="of:=IF(ISNA(VLOOKUP([.I32];[Entrada.$B$2:.$C$2];1;0)) = 1; 0;1)" office:value-type="float" office:value="0">
            <text:p>0</text:p>
          </table:table-cell>
          <table:table-cell table:formula="of:=IF(ISNA(VLOOKUP([.I32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163:.B1202])*[.J3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2]*[Entrada.$B$4]" office:value-type="float" office:value="0">
            <text:p>0</text:p>
          </table:table-cell>
          <table:table-cell/>
          <table:table-cell table:style-name="ce29" table:formula="of:=SUM([.B32];[.B72];[.B112];[.B152];[.B192];[.B232];[.B272];[.B312];[.B352];[.B392];[.B432];[.B472];[.B512];[.B552];[.B592];[.B632];[.B672];[.B712];[.B752];[.B792];[.B832];[.B872];[.B912];[.B952];[.B992];[.B1032];[.B1072];[.B1112];[.B1152];[.B1192];[.B1232];[.B1272];[.B1312];[.B1352];[.B1392];[.B1432];[.B1472];[.B1512];[.B1552];[.B1592])*[.J3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2];[.B72];[.B112];[.B152];[.B192];[.B232];[.B272];[.B312];[.B352];[.B392];[.B432];[.B472];[.B512];[.B552];[.B592];[.B632];[.B672];[.B712];[.B752];[.B792];[.B832];[.B872];[.B912];[.B952];[.B992];[.B1032];[.B1072];[.B1112];[.B1152];[.B1192];[.B1232];[.B1272];[.B1312];[.B1352];[.B1392];[.B1432];[.B1472];[.B1512];[.B1552];[.B1592])*[.K3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2]*[Entrada.$B$4]" office:value-type="float" office:value="0">
            <text:p>0</text:p>
          </table:table-cell>
          <table:table-cell/>
          <table:table-cell table:style-name="ce29" table:formula="of:=SUM([.B1163:.B1202])*[.K3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];[Entrada.$A$8:.$C$1606];3;0)) = 1; 0;VLOOKUP([.E32];[Entrada.$A$8:.$C$1606];3;0)*[.C32])" office:value-type="float" office:value="0">
            <text:p>0</text:p>
          </table:table-cell>
          <table:table-cell/>
          <table:table-cell table:style-name="ce29" table:formula="of:=[.AT33]-[.AU3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1])*NOT([.K31])*(SUMPRODUCT([.B1123:.B1162];[.F1123:.F1162]))" office:value-type="float" office:value="0">
            <text:p>0</text:p>
          </table:table-cell>
          <table:table-cell table:style-name="ce41" table:formula="of:=NOT([.J31])*NOT([.K31])*([.B31]*[.F31]+[.B71]*[.F71]+[.B111]*[.F111]+[.B151]*[.F151]+[.B191]*[.F191]+[.B231]*[.F231]+[.B271]*[.F271]+[.B311]*[.F311]+[.B351]*[.F351]+[.B391]*[.F391]+[.B431]*[.F431]+[.B471]*[.F471]+[.B511]*[.F511]+[.B551]*[.F551]+[.B591]*[.F591]+[.B631]*[.F631]+[.B671]*[.F671]+[.B711]*[.F711]+[.B751]*[.F751]+[.B791]*[.F791]+[.B831]*[.F831]+[.B871]*[.F871]+[.B911]*[.F911]+[.B951]*[.F951]+[.B991]*[.F991]+[.B1031]*[.F1031]+[.B1071]*[.F1071]+[.B1111]*[.F1111]+[.B1151]*[.F1151]+[.B1191]*[.F1191]+[.B1231]*[.F1231]+[.B1271]*[.F1271]+[.B1311]*[.F1311]+[.B1351]*[.F1351]+[.B1391]*[.F1391]+[.B1431]*[.F1431]+[.B1471]*[.F1471]+[.B1511]*[.F1511]+[.B1551]*[.F1551]+[.B1591]*[.F1591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1</text:p>
          </table:table-cell>
          <table:table-cell table:number-columns-repeated="2"/>
          <table:table-cell/>
          <table:table-cell table:style-name="ce12" office:value-type="string">
            <text:p>1,31</text:p>
          </table:table-cell>
          <table:table-cell table:style-name="ce21" table:formula="of:=IF(ISNA(VLOOKUP([.E33];[Entrada.$A$8:.$B$1605];2;0)) = 1; 0;VLOOKUP([.E33];[Entrada.$A$8:.$B$1605];2;0))" office:value-type="float" office:value="0">
            <text:p>0</text:p>
          </table:table-cell>
          <table:table-cell table:formula="of:=IF(ISNA(VLOOKUP([.E33];[Entrada.$A$8:.$D$1605];4;0)) = 1; 0;VLOOKUP([.E33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1">
            <text:p>31</text:p>
          </table:table-cell>
          <table:table-cell table:formula="of:=IF(ISNA(VLOOKUP([.I33];[Entrada.$B$2:.$C$2];1;0)) = 1; 0;1)" office:value-type="float" office:value="0">
            <text:p>0</text:p>
          </table:table-cell>
          <table:table-cell table:formula="of:=IF(ISNA(VLOOKUP([.I33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203:.B1242])*[.J3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3]*[Entrada.$B$4]" office:value-type="float" office:value="0">
            <text:p>0</text:p>
          </table:table-cell>
          <table:table-cell/>
          <table:table-cell table:style-name="ce29" table:formula="of:=SUM([.B33];[.B73];[.B113];[.B153];[.B193];[.B233];[.B273];[.B313];[.B353];[.B393];[.B433];[.B473];[.B513];[.B553];[.B593];[.B633];[.B673];[.B713];[.B753];[.B793];[.B833];[.B873];[.B913];[.B953];[.B993];[.B1033];[.B1073];[.B1113];[.B1153];[.B1193];[.B1233];[.B1273];[.B1313];[.B1353];[.B1393];[.B1433];[.B1473];[.B1513];[.B1553];[.B1593])*[.J3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3];[.B73];[.B113];[.B153];[.B193];[.B233];[.B273];[.B313];[.B353];[.B393];[.B433];[.B473];[.B513];[.B553];[.B593];[.B633];[.B673];[.B713];[.B753];[.B793];[.B833];[.B873];[.B913];[.B953];[.B993];[.B1033];[.B1073];[.B1113];[.B1153];[.B1193];[.B1233];[.B1273];[.B1313];[.B1353];[.B1393];[.B1433];[.B1473];[.B1513];[.B1553];[.B1593])*[.K3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3]*[Entrada.$B$4]" office:value-type="float" office:value="0">
            <text:p>0</text:p>
          </table:table-cell>
          <table:table-cell/>
          <table:table-cell table:style-name="ce29" table:formula="of:=SUM([.B1203:.B1242])*[.K3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];[Entrada.$A$8:.$C$1606];3;0)) = 1; 0;VLOOKUP([.E33];[Entrada.$A$8:.$C$1606];3;0)*[.C33])" office:value-type="float" office:value="0">
            <text:p>0</text:p>
          </table:table-cell>
          <table:table-cell/>
          <table:table-cell table:style-name="ce29" table:formula="of:=[.AT34]-[.AU3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2])*NOT([.K32])*(SUMPRODUCT([.B1163:.B1202];[.F1163:.F1202]))" office:value-type="float" office:value="0">
            <text:p>0</text:p>
          </table:table-cell>
          <table:table-cell table:style-name="ce41" table:formula="of:=NOT([.J32])*NOT([.K32])*([.B32]*[.F32]+[.B72]*[.F72]+[.B112]*[.F112]+[.B152]*[.F152]+[.B192]*[.F192]+[.B232]*[.F232]+[.B272]*[.F272]+[.B312]*[.F312]+[.B352]*[.F352]+[.B392]*[.F392]+[.B432]*[.F432]+[.B472]*[.F472]+[.B512]*[.F512]+[.B552]*[.F552]+[.B592]*[.F592]+[.B632]*[.F632]+[.B672]*[.F672]+[.B712]*[.F712]+[.B752]*[.F752]+[.B792]*[.F792]+[.B832]*[.F832]+[.B872]*[.F872]+[.B912]*[.F912]+[.B952]*[.F952]+[.B992]*[.F992]+[.B1032]*[.F1032]+[.B1072]*[.F1072]+[.B1112]*[.F1112]+[.B1152]*[.F1152]+[.B1192]*[.F1192]+[.B1232]*[.F1232]+[.B1272]*[.F1272]+[.B1312]*[.F1312]+[.B1352]*[.F1352]+[.B1392]*[.F1392]+[.B1432]*[.F1432]+[.B1472]*[.F1472]+[.B1512]*[.F1512]+[.B1552]*[.F1552]+[.B1592]*[.F1592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2</text:p>
          </table:table-cell>
          <table:table-cell table:number-columns-repeated="2"/>
          <table:table-cell/>
          <table:table-cell table:style-name="ce12" office:value-type="string">
            <text:p>1,32</text:p>
          </table:table-cell>
          <table:table-cell table:style-name="ce21" table:formula="of:=IF(ISNA(VLOOKUP([.E34];[Entrada.$A$8:.$B$1605];2;0)) = 1; 0;VLOOKUP([.E34];[Entrada.$A$8:.$B$1605];2;0))" office:value-type="float" office:value="0">
            <text:p>0</text:p>
          </table:table-cell>
          <table:table-cell table:formula="of:=IF(ISNA(VLOOKUP([.E34];[Entrada.$A$8:.$D$1605];4;0)) = 1; 0;VLOOKUP([.E34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2">
            <text:p>32</text:p>
          </table:table-cell>
          <table:table-cell table:formula="of:=IF(ISNA(VLOOKUP([.I34];[Entrada.$B$2:.$C$2];1;0)) = 1; 0;1)" office:value-type="float" office:value="0">
            <text:p>0</text:p>
          </table:table-cell>
          <table:table-cell table:formula="of:=IF(ISNA(VLOOKUP([.I34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243:.B1282])*[.J3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4]*[Entrada.$B$4]" office:value-type="float" office:value="0">
            <text:p>0</text:p>
          </table:table-cell>
          <table:table-cell/>
          <table:table-cell table:style-name="ce29" table:formula="of:=SUM([.B34];[.B74];[.B114];[.B154];[.B194];[.B234];[.B274];[.B314];[.B354];[.B394];[.B434];[.B474];[.B514];[.B554];[.B594];[.B634];[.B674];[.B714];[.B754];[.B794];[.B834];[.B874];[.B914];[.B954];[.B994];[.B1034];[.B1074];[.B1114];[.B1154];[.B1194];[.B1234];[.B1274];[.B1314];[.B1354];[.B1394];[.B1434];[.B1474];[.B1514];[.B1554];[.B1594])*[.J3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4];[.B74];[.B114];[.B154];[.B194];[.B234];[.B274];[.B314];[.B354];[.B394];[.B434];[.B474];[.B514];[.B554];[.B594];[.B634];[.B674];[.B714];[.B754];[.B794];[.B834];[.B874];[.B914];[.B954];[.B994];[.B1034];[.B1074];[.B1114];[.B1154];[.B1194];[.B1234];[.B1274];[.B1314];[.B1354];[.B1394];[.B1434];[.B1474];[.B1514];[.B1554];[.B1594])*[.K3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4]*[Entrada.$B$4]" office:value-type="float" office:value="0">
            <text:p>0</text:p>
          </table:table-cell>
          <table:table-cell/>
          <table:table-cell table:style-name="ce29" table:formula="of:=SUM([.B1243:.B1282])*[.K34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];[Entrada.$A$8:.$C$1606];3;0)) = 1; 0;VLOOKUP([.E34];[Entrada.$A$8:.$C$1606];3;0)*[.C34])" office:value-type="float" office:value="0">
            <text:p>0</text:p>
          </table:table-cell>
          <table:table-cell/>
          <table:table-cell table:style-name="ce29" table:formula="of:=[.AT35]-[.AU3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3])*NOT([.K33])*(SUMPRODUCT([.B1203:.B1242];[.F1203:.F1242]))" office:value-type="float" office:value="0">
            <text:p>0</text:p>
          </table:table-cell>
          <table:table-cell table:style-name="ce41" table:formula="of:=NOT([.J33])*NOT([.K33])*([.B33]*[.F33]+[.B73]*[.F73]+[.B113]*[.F113]+[.B153]*[.F153]+[.B193]*[.F193]+[.B233]*[.F233]+[.B273]*[.F273]+[.B313]*[.F313]+[.B353]*[.F353]+[.B393]*[.F393]+[.B433]*[.F433]+[.B473]*[.F473]+[.B513]*[.F513]+[.B553]*[.F553]+[.B593]*[.F593]+[.B633]*[.F633]+[.B673]*[.F673]+[.B713]*[.F713]+[.B753]*[.F753]+[.B793]*[.F793]+[.B833]*[.F833]+[.B873]*[.F873]+[.B913]*[.F913]+[.B953]*[.F953]+[.B993]*[.F993]+[.B1033]*[.F1033]+[.B1073]*[.F1073]+[.B1113]*[.F1113]+[.B1153]*[.F1153]+[.B1193]*[.F1193]+[.B1233]*[.F1233]+[.B1273]*[.F1273]+[.B1313]*[.F1313]+[.B1353]*[.F1353]+[.B1393]*[.F1393]+[.B1433]*[.F1433]+[.B1473]*[.F1473]+[.B1513]*[.F1513]+[.B1553]*[.F1553]+[.B1593]*[.F1593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3</text:p>
          </table:table-cell>
          <table:table-cell table:number-columns-repeated="2"/>
          <table:table-cell/>
          <table:table-cell table:style-name="ce12" office:value-type="string">
            <text:p>1,33</text:p>
          </table:table-cell>
          <table:table-cell table:style-name="ce21" table:formula="of:=IF(ISNA(VLOOKUP([.E35];[Entrada.$A$8:.$B$1605];2;0)) = 1; 0;VLOOKUP([.E35];[Entrada.$A$8:.$B$1605];2;0))" office:value-type="float" office:value="0">
            <text:p>0</text:p>
          </table:table-cell>
          <table:table-cell table:formula="of:=IF(ISNA(VLOOKUP([.E35];[Entrada.$A$8:.$D$1605];4;0)) = 1; 0;VLOOKUP([.E35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3">
            <text:p>33</text:p>
          </table:table-cell>
          <table:table-cell table:formula="of:=IF(ISNA(VLOOKUP([.I35];[Entrada.$B$2:.$C$2];1;0)) = 1; 0;1)" office:value-type="float" office:value="0">
            <text:p>0</text:p>
          </table:table-cell>
          <table:table-cell table:formula="of:=IF(ISNA(VLOOKUP([.I35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283:.B1322])*[.J3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5]*[Entrada.$B$4]" office:value-type="float" office:value="0">
            <text:p>0</text:p>
          </table:table-cell>
          <table:table-cell/>
          <table:table-cell table:style-name="ce29" table:formula="of:=SUM([.B35];[.B75];[.B115];[.B155];[.B195];[.B235];[.B275];[.B315];[.B355];[.B395];[.B435];[.B475];[.B515];[.B555];[.B595];[.B635];[.B675];[.B715];[.B755];[.B795];[.B835];[.B875];[.B915];[.B955];[.B995];[.B1035];[.B1075];[.B1115];[.B1155];[.B1195];[.B1235];[.B1275];[.B1315];[.B1355];[.B1395];[.B1435];[.B1475];[.B1515];[.B1555];[.B1595])*[.J3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5];[.B75];[.B115];[.B155];[.B195];[.B235];[.B275];[.B315];[.B355];[.B395];[.B435];[.B475];[.B515];[.B555];[.B595];[.B635];[.B675];[.B715];[.B755];[.B795];[.B835];[.B875];[.B915];[.B955];[.B995];[.B1035];[.B1075];[.B1115];[.B1155];[.B1195];[.B1235];[.B1275];[.B1315];[.B1355];[.B1395];[.B1435];[.B1475];[.B1515];[.B1555];[.B1595])*[.K3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5]*[Entrada.$B$4]" office:value-type="float" office:value="0">
            <text:p>0</text:p>
          </table:table-cell>
          <table:table-cell/>
          <table:table-cell table:style-name="ce29" table:formula="of:=SUM([.B1283:.B1322])*[.K35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];[Entrada.$A$8:.$C$1606];3;0)) = 1; 0;VLOOKUP([.E35];[Entrada.$A$8:.$C$1606];3;0)*[.C35])" office:value-type="float" office:value="0">
            <text:p>0</text:p>
          </table:table-cell>
          <table:table-cell/>
          <table:table-cell table:style-name="ce29" table:formula="of:=[.AT36]-[.AU3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4])*NOT([.K34])*(SUMPRODUCT([.B1243:.B1282];[.F1243:.F1282]))" office:value-type="float" office:value="0">
            <text:p>0</text:p>
          </table:table-cell>
          <table:table-cell table:style-name="ce41" table:formula="of:=NOT([.J34])*NOT([.K34])*([.B34]*[.F34]+[.B74]*[.F74]+[.B114]*[.F114]+[.B154]*[.F154]+[.B194]*[.F194]+[.B234]*[.F234]+[.B274]*[.F274]+[.B314]*[.F314]+[.B354]*[.F354]+[.B394]*[.F394]+[.B434]*[.F434]+[.B474]*[.F474]+[.B514]*[.F514]+[.B554]*[.F554]+[.B594]*[.F594]+[.B634]*[.F634]+[.B674]*[.F674]+[.B714]*[.F714]+[.B754]*[.F754]+[.B794]*[.F794]+[.B834]*[.F834]+[.B874]*[.F874]+[.B914]*[.F914]+[.B954]*[.F954]+[.B994]*[.F994]+[.B1034]*[.F1034]+[.B1074]*[.F1074]+[.B1114]*[.F1114]+[.B1154]*[.F1154]+[.B1194]*[.F1194]+[.B1234]*[.F1234]+[.B1274]*[.F1274]+[.B1314]*[.F1314]+[.B1354]*[.F1354]+[.B1394]*[.F1394]+[.B1434]*[.F1434]+[.B1474]*[.F1474]+[.B1514]*[.F1514]+[.B1554]*[.F1554]+[.B1594]*[.F1594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4</text:p>
          </table:table-cell>
          <table:table-cell table:number-columns-repeated="2"/>
          <table:table-cell/>
          <table:table-cell table:style-name="ce12" office:value-type="string">
            <text:p>1,34</text:p>
          </table:table-cell>
          <table:table-cell table:style-name="ce21" table:formula="of:=IF(ISNA(VLOOKUP([.E36];[Entrada.$A$8:.$B$1605];2;0)) = 1; 0;VLOOKUP([.E36];[Entrada.$A$8:.$B$1605];2;0))" office:value-type="float" office:value="0">
            <text:p>0</text:p>
          </table:table-cell>
          <table:table-cell table:formula="of:=IF(ISNA(VLOOKUP([.E36];[Entrada.$A$8:.$D$1605];4;0)) = 1; 0;VLOOKUP([.E36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4">
            <text:p>34</text:p>
          </table:table-cell>
          <table:table-cell table:formula="of:=IF(ISNA(VLOOKUP([.I36];[Entrada.$B$2:.$C$2];1;0)) = 1; 0;1)" office:value-type="float" office:value="0">
            <text:p>0</text:p>
          </table:table-cell>
          <table:table-cell table:formula="of:=IF(ISNA(VLOOKUP([.I36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323:.B1362])*[.J3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6]*[Entrada.$B$4]" office:value-type="float" office:value="0">
            <text:p>0</text:p>
          </table:table-cell>
          <table:table-cell/>
          <table:table-cell table:style-name="ce29" table:formula="of:=SUM([.B36];[.B76];[.B116];[.B156];[.B196];[.B236];[.B276];[.B316];[.B356];[.B396];[.B436];[.B476];[.B516];[.B556];[.B596];[.B636];[.B676];[.B716];[.B756];[.B796];[.B836];[.B876];[.B916];[.B956];[.B996];[.B1036];[.B1076];[.B1116];[.B1156];[.B1196];[.B1236];[.B1276];[.B1316];[.B1356];[.B1396];[.B1436];[.B1476];[.B1516];[.B1556];[.B1596])*[.J3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6];[.B76];[.B116];[.B156];[.B196];[.B236];[.B276];[.B316];[.B356];[.B396];[.B436];[.B476];[.B516];[.B556];[.B596];[.B636];[.B676];[.B716];[.B756];[.B796];[.B836];[.B876];[.B916];[.B956];[.B996];[.B1036];[.B1076];[.B1116];[.B1156];[.B1196];[.B1236];[.B1276];[.B1316];[.B1356];[.B1396];[.B1436];[.B1476];[.B1516];[.B1556];[.B1596])*[.K3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6]*[Entrada.$B$4]" office:value-type="float" office:value="0">
            <text:p>0</text:p>
          </table:table-cell>
          <table:table-cell/>
          <table:table-cell table:style-name="ce29" table:formula="of:=SUM([.B1323:.B1362])*[.K36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];[Entrada.$A$8:.$C$1606];3;0)) = 1; 0;VLOOKUP([.E36];[Entrada.$A$8:.$C$1606];3;0)*[.C36])" office:value-type="float" office:value="0">
            <text:p>0</text:p>
          </table:table-cell>
          <table:table-cell/>
          <table:table-cell table:style-name="ce29" table:formula="of:=[.AT37]-[.AU3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5])*NOT([.K35])*(SUMPRODUCT([.B1283:.B1322];[.F1283:.F1322]))" office:value-type="float" office:value="0">
            <text:p>0</text:p>
          </table:table-cell>
          <table:table-cell table:style-name="ce41" table:formula="of:=NOT([.J35])*NOT([.K35])*([.B35]*[.F35]+[.B75]*[.F75]+[.B115]*[.F115]+[.B155]*[.F155]+[.B195]*[.F195]+[.B235]*[.F235]+[.B275]*[.F275]+[.B315]*[.F315]+[.B355]*[.F355]+[.B395]*[.F395]+[.B435]*[.F435]+[.B475]*[.F475]+[.B515]*[.F515]+[.B555]*[.F555]+[.B595]*[.F595]+[.B635]*[.F635]+[.B675]*[.F675]+[.B715]*[.F715]+[.B755]*[.F755]+[.B795]*[.F795]+[.B835]*[.F835]+[.B875]*[.F875]+[.B915]*[.F915]+[.B955]*[.F955]+[.B995]*[.F995]+[.B1035]*[.F1035]+[.B1075]*[.F1075]+[.B1115]*[.F1115]+[.B1155]*[.F1155]+[.B1195]*[.F1195]+[.B1235]*[.F1235]+[.B1275]*[.F1275]+[.B1315]*[.F1315]+[.B1355]*[.F1355]+[.B1395]*[.F1395]+[.B1435]*[.F1435]+[.B1475]*[.F1475]+[.B1515]*[.F1515]+[.B1555]*[.F1555]+[.B1595]*[.F1595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5</text:p>
          </table:table-cell>
          <table:table-cell table:number-columns-repeated="2"/>
          <table:table-cell/>
          <table:table-cell table:style-name="ce12" office:value-type="string">
            <text:p>1,35</text:p>
          </table:table-cell>
          <table:table-cell table:style-name="ce21" table:formula="of:=IF(ISNA(VLOOKUP([.E37];[Entrada.$A$8:.$B$1605];2;0)) = 1; 0;VLOOKUP([.E37];[Entrada.$A$8:.$B$1605];2;0))" office:value-type="float" office:value="0">
            <text:p>0</text:p>
          </table:table-cell>
          <table:table-cell table:formula="of:=IF(ISNA(VLOOKUP([.E37];[Entrada.$A$8:.$D$1605];4;0)) = 1; 0;VLOOKUP([.E37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5">
            <text:p>35</text:p>
          </table:table-cell>
          <table:table-cell table:formula="of:=IF(ISNA(VLOOKUP([.I37];[Entrada.$B$2:.$C$2];1;0)) = 1; 0;1)" office:value-type="float" office:value="0">
            <text:p>0</text:p>
          </table:table-cell>
          <table:table-cell table:formula="of:=IF(ISNA(VLOOKUP([.I37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363:.B1402])*[.J3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7]*[Entrada.$B$4]" office:value-type="float" office:value="0">
            <text:p>0</text:p>
          </table:table-cell>
          <table:table-cell/>
          <table:table-cell table:style-name="ce29" table:formula="of:=SUM([.B37];[.B77];[.B117];[.B157];[.B197];[.B237];[.B277];[.B317];[.B357];[.B397];[.B437];[.B477];[.B517];[.B557];[.B597];[.B637];[.B677];[.B717];[.B757];[.B797];[.B837];[.B877];[.B917];[.B957];[.B997];[.B1037];[.B1077];[.B1117];[.B1157];[.B1197];[.B1237];[.B1277];[.B1317];[.B1357];[.B1397];[.B1437];[.B1477];[.B1517];[.B1557];[.B1597])*[.J3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7];[.B77];[.B117];[.B157];[.B197];[.B237];[.B277];[.B317];[.B357];[.B397];[.B437];[.B477];[.B517];[.B557];[.B597];[.B637];[.B677];[.B717];[.B757];[.B797];[.B837];[.B877];[.B917];[.B957];[.B997];[.B1037];[.B1077];[.B1117];[.B1157];[.B1197];[.B1237];[.B1277];[.B1317];[.B1357];[.B1397];[.B1437];[.B1477];[.B1517];[.B1557];[.B1597])*[.K3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7]*[Entrada.$B$4]" office:value-type="float" office:value="0">
            <text:p>0</text:p>
          </table:table-cell>
          <table:table-cell/>
          <table:table-cell table:style-name="ce29" table:formula="of:=SUM([.B1363:.B1402])*[.K37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];[Entrada.$A$8:.$C$1606];3;0)) = 1; 0;VLOOKUP([.E37];[Entrada.$A$8:.$C$1606];3;0)*[.C37])" office:value-type="float" office:value="0">
            <text:p>0</text:p>
          </table:table-cell>
          <table:table-cell/>
          <table:table-cell table:style-name="ce29" table:formula="of:=[.AT38]-[.AU3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6])*NOT([.K36])*(SUMPRODUCT([.B1323:.B1362];[.F1323:.F1362]))" office:value-type="float" office:value="0">
            <text:p>0</text:p>
          </table:table-cell>
          <table:table-cell table:style-name="ce41" table:formula="of:=NOT([.J36])*NOT([.K36])*([.B36]*[.F36]+[.B76]*[.F76]+[.B116]*[.F116]+[.B156]*[.F156]+[.B196]*[.F196]+[.B236]*[.F236]+[.B276]*[.F276]+[.B316]*[.F316]+[.B356]*[.F356]+[.B396]*[.F396]+[.B436]*[.F436]+[.B476]*[.F476]+[.B516]*[.F516]+[.B556]*[.F556]+[.B596]*[.F596]+[.B636]*[.F636]+[.B676]*[.F676]+[.B716]*[.F716]+[.B756]*[.F756]+[.B796]*[.F796]+[.B836]*[.F836]+[.B876]*[.F876]+[.B916]*[.F916]+[.B956]*[.F956]+[.B996]*[.F996]+[.B1036]*[.F1036]+[.B1076]*[.F1076]+[.B1116]*[.F1116]+[.B1156]*[.F1156]+[.B1196]*[.F1196]+[.B1236]*[.F1236]+[.B1276]*[.F1276]+[.B1316]*[.F1316]+[.B1356]*[.F1356]+[.B1396]*[.F1396]+[.B1436]*[.F1436]+[.B1476]*[.F1476]+[.B1516]*[.F1516]+[.B1556]*[.F1556]+[.B1596]*[.F1596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6</text:p>
          </table:table-cell>
          <table:table-cell table:number-columns-repeated="2"/>
          <table:table-cell/>
          <table:table-cell table:style-name="ce12" office:value-type="string">
            <text:p>1,36</text:p>
          </table:table-cell>
          <table:table-cell table:style-name="ce21" table:formula="of:=IF(ISNA(VLOOKUP([.E38];[Entrada.$A$8:.$B$1605];2;0)) = 1; 0;VLOOKUP([.E38];[Entrada.$A$8:.$B$1605];2;0))" office:value-type="float" office:value="0">
            <text:p>0</text:p>
          </table:table-cell>
          <table:table-cell table:formula="of:=IF(ISNA(VLOOKUP([.E38];[Entrada.$A$8:.$D$1605];4;0)) = 1; 0;VLOOKUP([.E38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6">
            <text:p>36</text:p>
          </table:table-cell>
          <table:table-cell table:formula="of:=IF(ISNA(VLOOKUP([.I38];[Entrada.$B$2:.$C$2];1;0)) = 1; 0;1)" office:value-type="float" office:value="0">
            <text:p>0</text:p>
          </table:table-cell>
          <table:table-cell table:formula="of:=IF(ISNA(VLOOKUP([.I38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403:.B1442])*[.J3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8]*[Entrada.$B$4]" office:value-type="float" office:value="0">
            <text:p>0</text:p>
          </table:table-cell>
          <table:table-cell/>
          <table:table-cell table:style-name="ce29" table:formula="of:=SUM([.B38];[.B78];[.B118];[.B158];[.B198];[.B238];[.B278];[.B318];[.B358];[.B398];[.B438];[.B478];[.B518];[.B558];[.B598];[.B638];[.B678];[.B718];[.B758];[.B798];[.B838];[.B878];[.B918];[.B958];[.B998];[.B1038];[.B1078];[.B1118];[.B1158];[.B1198];[.B1238];[.B1278];[.B1318];[.B1358];[.B1398];[.B1438];[.B1478];[.B1518];[.B1558];[.B1598])*[.J3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8];[.B78];[.B118];[.B158];[.B198];[.B238];[.B278];[.B318];[.B358];[.B398];[.B438];[.B478];[.B518];[.B558];[.B598];[.B638];[.B678];[.B718];[.B758];[.B798];[.B838];[.B878];[.B918];[.B958];[.B998];[.B1038];[.B1078];[.B1118];[.B1158];[.B1198];[.B1238];[.B1278];[.B1318];[.B1358];[.B1398];[.B1438];[.B1478];[.B1518];[.B1558];[.B1598])*[.K3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8]*[Entrada.$B$4]" office:value-type="float" office:value="0">
            <text:p>0</text:p>
          </table:table-cell>
          <table:table-cell/>
          <table:table-cell table:style-name="ce29" table:formula="of:=SUM([.B1403:.B1442])*[.K38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];[Entrada.$A$8:.$C$1606];3;0)) = 1; 0;VLOOKUP([.E38];[Entrada.$A$8:.$C$1606];3;0)*[.C38])" office:value-type="float" office:value="0">
            <text:p>0</text:p>
          </table:table-cell>
          <table:table-cell/>
          <table:table-cell table:style-name="ce29" table:formula="of:=[.AT39]-[.AU3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7])*NOT([.K37])*(SUMPRODUCT([.B1363:.B1402];[.F1363:.F1402]))" office:value-type="float" office:value="0">
            <text:p>0</text:p>
          </table:table-cell>
          <table:table-cell table:style-name="ce41" table:formula="of:=NOT([.J37])*NOT([.K37])*([.B37]*[.F37]+[.B77]*[.F77]+[.B117]*[.F117]+[.B157]*[.F157]+[.B197]*[.F197]+[.B237]*[.F237]+[.B277]*[.F277]+[.B317]*[.F317]+[.B357]*[.F357]+[.B397]*[.F397]+[.B437]*[.F437]+[.B477]*[.F477]+[.B517]*[.F517]+[.B557]*[.F557]+[.B597]*[.F597]+[.B637]*[.F637]+[.B677]*[.F677]+[.B717]*[.F717]+[.B757]*[.F757]+[.B797]*[.F797]+[.B837]*[.F837]+[.B877]*[.F877]+[.B917]*[.F917]+[.B957]*[.F957]+[.B997]*[.F997]+[.B1037]*[.F1037]+[.B1077]*[.F1077]+[.B1117]*[.F1117]+[.B1157]*[.F1157]+[.B1197]*[.F1197]+[.B1237]*[.F1237]+[.B1277]*[.F1277]+[.B1317]*[.F1317]+[.B1357]*[.F1357]+[.B1397]*[.F1397]+[.B1437]*[.F1437]+[.B1477]*[.F1477]+[.B1517]*[.F1517]+[.B1557]*[.F1557]+[.B1597]*[.F1597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7</text:p>
          </table:table-cell>
          <table:table-cell table:number-columns-repeated="2"/>
          <table:table-cell/>
          <table:table-cell table:style-name="ce12" office:value-type="string">
            <text:p>1,37</text:p>
          </table:table-cell>
          <table:table-cell table:style-name="ce21" table:formula="of:=IF(ISNA(VLOOKUP([.E39];[Entrada.$A$8:.$B$1605];2;0)) = 1; 0;VLOOKUP([.E39];[Entrada.$A$8:.$B$1605];2;0))" office:value-type="float" office:value="0">
            <text:p>0</text:p>
          </table:table-cell>
          <table:table-cell table:formula="of:=IF(ISNA(VLOOKUP([.E39];[Entrada.$A$8:.$D$1605];4;0)) = 1; 0;VLOOKUP([.E39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7">
            <text:p>37</text:p>
          </table:table-cell>
          <table:table-cell table:formula="of:=IF(ISNA(VLOOKUP([.I39];[Entrada.$B$2:.$C$2];1;0)) = 1; 0;1)" office:value-type="float" office:value="0">
            <text:p>0</text:p>
          </table:table-cell>
          <table:table-cell table:formula="of:=IF(ISNA(VLOOKUP([.I39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443:.B1482])*[.J3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39]*[Entrada.$B$4]" office:value-type="float" office:value="0">
            <text:p>0</text:p>
          </table:table-cell>
          <table:table-cell/>
          <table:table-cell table:style-name="ce29" table:formula="of:=SUM([.B39];[.B79];[.B119];[.B159];[.B199];[.B239];[.B279];[.B319];[.B359];[.B399];[.B439];[.B479];[.B519];[.B559];[.B599];[.B639];[.B679];[.B719];[.B759];[.B799];[.B839];[.B879];[.B919];[.B959];[.B999];[.B1039];[.B1079];[.B1119];[.B1159];[.B1199];[.B1239];[.B1279];[.B1319];[.B1359];[.B1399];[.B1439];[.B1479];[.B1519];[.B1559];[.B1599])*[.J3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39];[.B79];[.B119];[.B159];[.B199];[.B239];[.B279];[.B319];[.B359];[.B399];[.B439];[.B479];[.B519];[.B559];[.B599];[.B639];[.B679];[.B719];[.B759];[.B799];[.B839];[.B879];[.B919];[.B959];[.B999];[.B1039];[.B1079];[.B1119];[.B1159];[.B1199];[.B1239];[.B1279];[.B1319];[.B1359];[.B1399];[.B1439];[.B1479];[.B1519];[.B1559];[.B1599])*[.K3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39]*[Entrada.$B$4]" office:value-type="float" office:value="0">
            <text:p>0</text:p>
          </table:table-cell>
          <table:table-cell/>
          <table:table-cell table:style-name="ce29" table:formula="of:=SUM([.B1443:.B1482])*[.K39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];[Entrada.$A$8:.$C$1606];3;0)) = 1; 0;VLOOKUP([.E39];[Entrada.$A$8:.$C$1606];3;0)*[.C39])" office:value-type="float" office:value="0">
            <text:p>0</text:p>
          </table:table-cell>
          <table:table-cell/>
          <table:table-cell table:style-name="ce29" table:formula="of:=[.AT40]-[.AU4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8])*NOT([.K38])*(SUMPRODUCT([.B1403:.B1442];[.F1403:.F1442]))" office:value-type="float" office:value="0">
            <text:p>0</text:p>
          </table:table-cell>
          <table:table-cell table:style-name="ce41" table:formula="of:=NOT([.J38])*NOT([.K38])*([.B38]*[.F38]+[.B78]*[.F78]+[.B118]*[.F118]+[.B158]*[.F158]+[.B198]*[.F198]+[.B238]*[.F238]+[.B278]*[.F278]+[.B318]*[.F318]+[.B358]*[.F358]+[.B398]*[.F398]+[.B438]*[.F438]+[.B478]*[.F478]+[.B518]*[.F518]+[.B558]*[.F558]+[.B598]*[.F598]+[.B638]*[.F638]+[.B678]*[.F678]+[.B718]*[.F718]+[.B758]*[.F758]+[.B798]*[.F798]+[.B838]*[.F838]+[.B878]*[.F878]+[.B918]*[.F918]+[.B958]*[.F958]+[.B998]*[.F998]+[.B1038]*[.F1038]+[.B1078]*[.F1078]+[.B1118]*[.F1118]+[.B1158]*[.F1158]+[.B1198]*[.F1198]+[.B1238]*[.F1238]+[.B1278]*[.F1278]+[.B1318]*[.F1318]+[.B1358]*[.F1358]+[.B1398]*[.F1398]+[.B1438]*[.F1438]+[.B1478]*[.F1478]+[.B1518]*[.F1518]+[.B1558]*[.F1558]+[.B1598]*[.F1598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8</text:p>
          </table:table-cell>
          <table:table-cell table:number-columns-repeated="2"/>
          <table:table-cell/>
          <table:table-cell table:style-name="ce12" office:value-type="string">
            <text:p>1,38</text:p>
          </table:table-cell>
          <table:table-cell table:style-name="ce21" table:formula="of:=IF(ISNA(VLOOKUP([.E40];[Entrada.$A$8:.$B$1605];2;0)) = 1; 0;VLOOKUP([.E40];[Entrada.$A$8:.$B$1605];2;0))" office:value-type="float" office:value="0">
            <text:p>0</text:p>
          </table:table-cell>
          <table:table-cell table:formula="of:=IF(ISNA(VLOOKUP([.E40];[Entrada.$A$8:.$D$1605];4;0)) = 1; 0;VLOOKUP([.E40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8">
            <text:p>38</text:p>
          </table:table-cell>
          <table:table-cell table:formula="of:=IF(ISNA(VLOOKUP([.I40];[Entrada.$B$2:.$C$2];1;0)) = 1; 0;1)" office:value-type="float" office:value="0">
            <text:p>0</text:p>
          </table:table-cell>
          <table:table-cell table:formula="of:=IF(ISNA(VLOOKUP([.I40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483:.B1522])*[.J4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40]*[Entrada.$B$4]" office:value-type="float" office:value="0">
            <text:p>0</text:p>
          </table:table-cell>
          <table:table-cell/>
          <table:table-cell table:style-name="ce29" table:formula="of:=SUM([.B40];[.B80];[.B120];[.B160];[.B200];[.B240];[.B280];[.B320];[.B360];[.B400];[.B440];[.B480];[.B520];[.B560];[.B600];[.B640];[.B680];[.B720];[.B760];[.B800];[.B840];[.B880];[.B920];[.B960];[.B1000];[.B1040];[.B1080];[.B1120];[.B1160];[.B1200];[.B1240];[.B1280];[.B1320];[.B1360];[.B1400];[.B1440];[.B1480];[.B1520];[.B1560];[.B1600])*[.J4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40];[.B80];[.B120];[.B160];[.B200];[.B240];[.B280];[.B320];[.B360];[.B400];[.B440];[.B480];[.B520];[.B560];[.B600];[.B640];[.B680];[.B720];[.B760];[.B800];[.B840];[.B880];[.B920];[.B960];[.B1000];[.B1040];[.B1080];[.B1120];[.B1160];[.B1200];[.B1240];[.B1280];[.B1320];[.B1360];[.B1400];[.B1440];[.B1480];[.B1520];[.B1560];[.B1600])*[.K4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40]*[Entrada.$B$4]" office:value-type="float" office:value="0">
            <text:p>0</text:p>
          </table:table-cell>
          <table:table-cell/>
          <table:table-cell table:style-name="ce29" table:formula="of:=SUM([.B1483:.B1522])*[.K40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];[Entrada.$A$8:.$C$1606];3;0)) = 1; 0;VLOOKUP([.E40];[Entrada.$A$8:.$C$1606];3;0)*[.C40])" office:value-type="float" office:value="0">
            <text:p>0</text:p>
          </table:table-cell>
          <table:table-cell/>
          <table:table-cell table:style-name="ce29" table:formula="of:=[.AT41]-[.AU4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39])*NOT([.K39])*(SUMPRODUCT([.B1443:.B1482];[.F1443:.F1482]))" office:value-type="float" office:value="0">
            <text:p>0</text:p>
          </table:table-cell>
          <table:table-cell table:style-name="ce41" table:formula="of:=NOT([.J39])*NOT([.K39])*([.B39]*[.F39]+[.B79]*[.F79]+[.B119]*[.F119]+[.B159]*[.F159]+[.B199]*[.F199]+[.B239]*[.F239]+[.B279]*[.F279]+[.B319]*[.F319]+[.B359]*[.F359]+[.B399]*[.F399]+[.B439]*[.F439]+[.B479]*[.F479]+[.B519]*[.F519]+[.B559]*[.F559]+[.B599]*[.F599]+[.B639]*[.F639]+[.B679]*[.F679]+[.B719]*[.F719]+[.B759]*[.F759]+[.B799]*[.F799]+[.B839]*[.F839]+[.B879]*[.F879]+[.B919]*[.F919]+[.B959]*[.F959]+[.B999]*[.F999]+[.B1039]*[.F1039]+[.B1079]*[.F1079]+[.B1119]*[.F1119]+[.B1159]*[.F1159]+[.B1199]*[.F1199]+[.B1239]*[.F1239]+[.B1279]*[.F1279]+[.B1319]*[.F1319]+[.B1359]*[.F1359]+[.B1399]*[.F1399]+[.B1439]*[.F1439]+[.B1479]*[.F1479]+[.B1519]*[.F1519]+[.B1559]*[.F1559]+[.B1599]*[.F1599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39</text:p>
          </table:table-cell>
          <table:table-cell table:number-columns-repeated="2"/>
          <table:table-cell/>
          <table:table-cell table:style-name="ce12" office:value-type="string">
            <text:p>1,39</text:p>
          </table:table-cell>
          <table:table-cell table:style-name="ce21" table:formula="of:=IF(ISNA(VLOOKUP([.E41];[Entrada.$A$8:.$B$1605];2;0)) = 1; 0;VLOOKUP([.E41];[Entrada.$A$8:.$B$1605];2;0))" office:value-type="float" office:value="0">
            <text:p>0</text:p>
          </table:table-cell>
          <table:table-cell table:formula="of:=IF(ISNA(VLOOKUP([.E41];[Entrada.$A$8:.$D$1605];4;0)) = 1; 0;VLOOKUP([.E41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39">
            <text:p>39</text:p>
          </table:table-cell>
          <table:table-cell table:formula="of:=IF(ISNA(VLOOKUP([.I41];[Entrada.$B$2:.$C$2];1;0)) = 1; 0;1)" office:value-type="float" office:value="0">
            <text:p>0</text:p>
          </table:table-cell>
          <table:table-cell table:formula="of:=IF(ISNA(VLOOKUP([.I41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523:.B1562])*[.J4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41]*[Entrada.$B$4]" office:value-type="float" office:value="0">
            <text:p>0</text:p>
          </table:table-cell>
          <table:table-cell/>
          <table:table-cell table:style-name="ce29" table:formula="of:=SUM([.B41];[.B81];[.B121];[.B161];[.B201];[.B241];[.B281];[.B321];[.B361];[.B401];[.B441];[.B481];[.B521];[.B561];[.B601];[.B641];[.B681];[.B721];[.B761];[.B801];[.B841];[.B881];[.B921];[.B961];[.B1001];[.B1041];[.B1081];[.B1121];[.B1161];[.B1201];[.B1241];[.B1281];[.B1321];[.B1361];[.B1401];[.B1441];[.B1481];[.B1521];[.B1561];[.B1601])*[.J4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41];[.B81];[.B121];[.B161];[.B201];[.B241];[.B281];[.B321];[.B361];[.B401];[.B441];[.B481];[.B521];[.B561];[.B601];[.B641];[.B681];[.B721];[.B761];[.B801];[.B841];[.B881];[.B921];[.B961];[.B1001];[.B1041];[.B1081];[.B1121];[.B1161];[.B1201];[.B1241];[.B1281];[.B1321];[.B1361];[.B1401];[.B1441];[.B1481];[.B1521];[.B1561];[.B1601])*[.K4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41]*[Entrada.$B$4]" office:value-type="float" office:value="0">
            <text:p>0</text:p>
          </table:table-cell>
          <table:table-cell/>
          <table:table-cell table:style-name="ce29" table:formula="of:=SUM([.B1523:.B1562])*[.K41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];[Entrada.$A$8:.$C$1606];3;0)) = 1; 0;VLOOKUP([.E41];[Entrada.$A$8:.$C$1606];3;0)*[.C41])" office:value-type="float" office:value="0">
            <text:p>0</text:p>
          </table:table-cell>
          <table:table-cell/>
          <table:table-cell table:style-name="ce29" table:formula="of:=[.AT42]-[.AU4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40])*NOT([.K40])*(SUMPRODUCT([.B1483:.B1522];[.F1483:.F1522]))" office:value-type="float" office:value="0">
            <text:p>0</text:p>
          </table:table-cell>
          <table:table-cell table:style-name="ce41" table:formula="of:=NOT([.J40])*NOT([.K40])*([.B40]*[.F40]+[.B80]*[.F80]+[.B120]*[.F120]+[.B160]*[.F160]+[.B200]*[.F200]+[.B240]*[.F240]+[.B280]*[.F280]+[.B320]*[.F320]+[.B360]*[.F360]+[.B400]*[.F400]+[.B440]*[.F440]+[.B480]*[.F480]+[.B520]*[.F520]+[.B560]*[.F560]+[.B600]*[.F600]+[.B640]*[.F640]+[.B680]*[.F680]+[.B720]*[.F720]+[.B760]*[.F760]+[.B800]*[.F800]+[.B840]*[.F840]+[.B880]*[.F880]+[.B920]*[.F920]+[.B960]*[.F960]+[.B1000]*[.F1000]+[.B1040]*[.F1040]+[.B1080]*[.F1080]+[.B1120]*[.F1120]+[.B1160]*[.F1160]+[.B1200]*[.F1200]+[.B1240]*[.F1240]+[.B1280]*[.F1280]+[.B1320]*[.F1320]+[.B1360]*[.F1360]+[.B1400]*[.F1400]+[.B1440]*[.F1440]+[.B1480]*[.F1480]+[.B1520]*[.F1520]+[.B1560]*[.F1560]+[.B1600]*[.F1600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1,40</text:p>
          </table:table-cell>
          <table:table-cell table:number-columns-repeated="2"/>
          <table:table-cell/>
          <table:table-cell table:style-name="ce12" office:value-type="string">
            <text:p>1,40</text:p>
          </table:table-cell>
          <table:table-cell table:style-name="ce21" table:formula="of:=IF(ISNA(VLOOKUP([.E42];[Entrada.$A$8:.$B$1605];2;0)) = 1; 0;VLOOKUP([.E42];[Entrada.$A$8:.$B$1605];2;0))" office:value-type="float" office:value="0">
            <text:p>0</text:p>
          </table:table-cell>
          <table:table-cell table:formula="of:=IF(ISNA(VLOOKUP([.E42];[Entrada.$A$8:.$D$1605];4;0)) = 1; 0;VLOOKUP([.E42];[Entrada.$A$8:.$D$1605];4;0))" office:value-type="float" office:value="0">
            <text:p>0</text:p>
          </table:table-cell>
          <table:table-cell table:style-name="ce15"/>
          <table:table-cell table:style-name="ce25" office:value-type="float" office:value="40">
            <text:p>40</text:p>
          </table:table-cell>
          <table:table-cell table:formula="of:=IF(ISNA(VLOOKUP([.I42];[Entrada.$B$2:.$C$2];1;0)) = 1; 0;1)" office:value-type="float" office:value="0">
            <text:p>0</text:p>
          </table:table-cell>
          <table:table-cell table:formula="of:=IF(ISNA(VLOOKUP([.I42];[Entrada.$B$3:.$C$3];1;0)) = 1; 0;1)" office:value-type="float" office:value="0">
            <text:p>0</text:p>
          </table:table-cell>
          <table:table-cell table:number-columns-repeated="2"/>
          <table:table-cell table:style-name="ce29" table:formula="of:=[.C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/>
          <table:table-cell table:style-name="ce29" table:formula="of:=SUM([.B1563:.B1602])*[.J4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J42]*[Entrada.$B$4]" office:value-type="float" office:value="0">
            <text:p>0</text:p>
          </table:table-cell>
          <table:table-cell/>
          <table:table-cell table:style-name="ce29" table:formula="of:=SUM([.B42];[.B82];[.B122];[.B162];[.B202];[.B242];[.B282];[.B322];[.B362];[.B402];[.B442];[.B482];[.B522];[.B562];[.B602];[.B642];[.B682];[.B722];[.B762];[.B802];[.B842];[.B882];[.B922];[.B962];[.B1002];[.B1042];[.B1082];[.B1122];[.B1162];[.B1202];[.B1242];[.B1282];[.B1322];[.B1362];[.B1402];[.B1442];[.B1482];[.B1522];[.B1562];[.B1602])*[.J4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SUM([.B42];[.B82];[.B122];[.B162];[.B202];[.B242];[.B282];[.B322];[.B362];[.B402];[.B442];[.B482];[.B522];[.B562];[.B602];[.B642];[.B682];[.B722];[.B762];[.B802];[.B842];[.B882];[.B922];[.B962];[.B1002];[.B1042];[.B1082];[.B1122];[.B1162];[.B1202];[.B1242];[.B1282];[.B1322];[.B1362];[.B1402];[.B1442];[.B1482];[.B1522];[.B1562];[.B1602])*[.K4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table:formula="of:=[.K42]*[Entrada.$B$4]" office:value-type="float" office:value="0">
            <text:p>0</text:p>
          </table:table-cell>
          <table:table-cell/>
          <table:table-cell table:style-name="ce29" table:formula="of:=SUM([.B1563:.B1602])*[.K42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/>
          <table:table-cell table:style-name="ce29" table:formula="of:=[.B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];[Entrada.$A$8:.$C$1606];3;0)) = 1; 0;VLOOKUP([.E42];[Entrada.$A$8:.$C$1606];3;0)*[.C42])" office:value-type="float" office:value="0">
            <text:p>0</text:p>
          </table:table-cell>
          <table:table-cell/>
          <table:table-cell table:style-name="ce29" table:formula="of:=[.AT43]-[.AU43]" office:value-type="float" office:value="0">
            <text:p>0</text:p>
          </table:table-cell>
          <table:table-cell table:style-name="ce29" office:value-type="string">
            <text:p>=</text:p>
          </table:table-cell>
          <table:table-cell table:style-name="ce29" office:value-type="float" office:value="0">
            <text:p>0</text:p>
          </table:table-cell>
          <table:table-cell table:number-columns-repeated="5"/>
          <table:table-cell table:formula="of:=NOT([.J41])*NOT([.K41])*(SUMPRODUCT([.B1523:.B1562];[.F1523:.F1562]))" office:value-type="float" office:value="0">
            <text:p>0</text:p>
          </table:table-cell>
          <table:table-cell table:style-name="ce41" table:formula="of:=NOT([.J41])*NOT([.K41])*([.B41]*[.F41]+[.B81]*[.F81]+[.B121]*[.F121]+[.B161]*[.F161]+[.B201]*[.F201]+[.B241]*[.F241]+[.B281]*[.F281]+[.B321]*[.F321]+[.B361]*[.F361]+[.B401]*[.F401]+[.B441]*[.F441]+[.B481]*[.F481]+[.B521]*[.F521]+[.B561]*[.F561]+[.B601]*[.F601]+[.B641]*[.F641]+[.B681]*[.F681]+[.B721]*[.F721]+[.B761]*[.F761]+[.B801]*[.F801]+[.B841]*[.F841]+[.B881]*[.F881]+[.B921]*[.F921]+[.B961]*[.F961]+[.B1001]*[.F1001]+[.B1041]*[.F1041]+[.B1081]*[.F1081]+[.B1121]*[.F1121]+[.B1161]*[.F1161]+[.B1201]*[.F1201]+[.B1241]*[.F1241]+[.B1281]*[.F1281]+[.B1321]*[.F1321]+[.B1361]*[.F1361]+[.B1401]*[.F1401]+[.B1441]*[.F1441]+[.B1481]*[.F1481]+[.B1521]*[.F1521]+[.B1561]*[.F1561]+[.B1601]*[.F1601])" office:value-type="float" office:value="0">
            <text:p>0</text:p>
          </table:table-cell>
          <table:table-cell/>
        </table:table-row>
        <table:table-row table:style-name="ro1">
          <table:table-cell table:style-name="ce13" office:value-type="float" office:value="2.1">
            <text:p>2,1</text:p>
          </table:table-cell>
          <table:table-cell table:number-columns-repeated="2"/>
          <table:table-cell/>
          <table:table-cell table:style-name="ce13" office:value-type="float" office:value="2.1">
            <text:p>2,1</text:p>
          </table:table-cell>
          <table:table-cell table:style-name="ce21" table:formula="of:=IF(ISNA(VLOOKUP([.E43];[Entrada.$A$8:.$B$1605];2;0)) = 1; 0;VLOOKUP([.E43];[Entrada.$A$8:.$B$1605];2;0))" office:value-type="float" office:value="0">
            <text:p>0</text:p>
          </table:table-cell>
          <table:table-cell table:formula="of:=IF(ISNA(VLOOKUP([.E43];[Entrada.$A$8:.$D$1605];4;0)) = 1; 0;VLOOKUP([.E43];[Entrada.$A$8:.$D$1605];4;0))" office:value-type="float" office:value="0">
            <text:p>0</text:p>
          </table:table-cell>
          <table:table-cell table:number-columns-repeated="6"/>
          <table:table-cell table:style-name="ce29" table:formula="of:=[.C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];[Entrada.$A$8:.$C$1606];3;0)) = 1; 0;VLOOKUP([.E43];[Entrada.$A$8:.$C$1606];3;0)*[.C43])" office:value-type="float" office:value="0">
            <text:p>0</text:p>
          </table:table-cell>
          <table:table-cell table:number-columns-repeated="9"/>
          <table:table-cell table:formula="of:=NOT([.J42])*NOT([.K42])*(SUMPRODUCT([.B1563:.B1602];[.F1563:.F1602]))" office:value-type="float" office:value="0">
            <text:p>0</text:p>
          </table:table-cell>
          <table:table-cell table:style-name="ce41" table:formula="of:=NOT([.J42])*NOT([.K42])*([.B42]*[.F42]+[.B82]*[.F82]+[.B122]*[.F122]+[.B162]*[.F162]+[.B202]*[.F202]+[.B242]*[.F242]+[.B282]*[.F282]+[.B322]*[.F322]+[.B362]*[.F362]+[.B402]*[.F402]+[.B442]*[.F442]+[.B482]*[.F482]+[.B522]*[.F522]+[.B562]*[.F562]+[.B602]*[.F602]+[.B642]*[.F642]+[.B682]*[.F682]+[.B722]*[.F722]+[.B762]*[.F762]+[.B802]*[.F802]+[.B842]*[.F842]+[.B882]*[.F882]+[.B922]*[.F922]+[.B962]*[.F962]+[.B1002]*[.F1002]+[.B1042]*[.F1042]+[.B1082]*[.F1082]+[.B1122]*[.F1122]+[.B1162]*[.F1162]+[.B1202]*[.F1202]+[.B1242]*[.F1242]+[.B1282]*[.F1282]+[.B1322]*[.F1322]+[.B1362]*[.F1362]+[.B1402]*[.F1402]+[.B1442]*[.F1442]+[.B1482]*[.F1482]+[.B1522]*[.F1522]+[.B1562]*[.F1562]+[.B1602]*[.F1602])" office:value-type="float" office:value="0">
            <text:p>0</text:p>
          </table:table-cell>
          <table:table-cell/>
        </table:table-row>
        <table:table-row table:style-name="ro1">
          <table:table-cell table:style-name="ce12" office:value-type="string">
            <text:p>2,2</text:p>
          </table:table-cell>
          <table:table-cell table:number-columns-repeated="2"/>
          <table:table-cell/>
          <table:table-cell table:style-name="ce12" office:value-type="string">
            <text:p>2,2</text:p>
          </table:table-cell>
          <table:table-cell table:style-name="ce21" table:formula="of:=IF(ISNA(VLOOKUP([.E44];[Entrada.$A$8:.$B$1605];2;0)) = 1; 0;VLOOKUP([.E44];[Entrada.$A$8:.$B$1605];2;0))" office:value-type="float" office:value="0">
            <text:p>0</text:p>
          </table:table-cell>
          <table:table-cell table:formula="of:=IF(ISNA(VLOOKUP([.E44];[Entrada.$A$8:.$D$1605];4;0)) = 1; 0;VLOOKUP([.E44];[Entrada.$A$8:.$D$1605];4;0))" office:value-type="float" office:value="0">
            <text:p>0</text:p>
          </table:table-cell>
          <table:table-cell table:number-columns-repeated="6"/>
          <table:table-cell table:style-name="ce29" table:formula="of:=[.C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];[Entrada.$A$8:.$C$1606];3;0)) = 1; 0;VLOOKUP([.E44];[Entrada.$A$8:.$C$1606];3;0)*[.C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</text:p>
          </table:table-cell>
          <table:table-cell table:number-columns-repeated="2"/>
          <table:table-cell/>
          <table:table-cell table:style-name="ce12" office:value-type="string">
            <text:p>2,3</text:p>
          </table:table-cell>
          <table:table-cell table:style-name="ce21" table:formula="of:=IF(ISNA(VLOOKUP([.E45];[Entrada.$A$8:.$B$1605];2;0)) = 1; 0;VLOOKUP([.E45];[Entrada.$A$8:.$B$1605];2;0))" office:value-type="float" office:value="0">
            <text:p>0</text:p>
          </table:table-cell>
          <table:table-cell table:formula="of:=IF(ISNA(VLOOKUP([.E45];[Entrada.$A$8:.$D$1605];4;0)) = 1; 0;VLOOKUP([.E45];[Entrada.$A$8:.$D$1605];4;0))" office:value-type="float" office:value="0">
            <text:p>0</text:p>
          </table:table-cell>
          <table:table-cell table:number-columns-repeated="6"/>
          <table:table-cell table:style-name="ce29" table:formula="of:=[.C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];[Entrada.$A$8:.$C$1606];3;0)) = 1; 0;VLOOKUP([.E45];[Entrada.$A$8:.$C$1606];3;0)*[.C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4</text:p>
          </table:table-cell>
          <table:table-cell table:number-columns-repeated="2"/>
          <table:table-cell/>
          <table:table-cell table:style-name="ce12" office:value-type="string">
            <text:p>2,4</text:p>
          </table:table-cell>
          <table:table-cell table:style-name="ce21" table:formula="of:=IF(ISNA(VLOOKUP([.E46];[Entrada.$A$8:.$B$1605];2;0)) = 1; 0;VLOOKUP([.E46];[Entrada.$A$8:.$B$1605];2;0))" office:value-type="float" office:value="0">
            <text:p>0</text:p>
          </table:table-cell>
          <table:table-cell table:formula="of:=IF(ISNA(VLOOKUP([.E46];[Entrada.$A$8:.$D$1605];4;0)) = 1; 0;VLOOKUP([.E46];[Entrada.$A$8:.$D$1605];4;0))" office:value-type="float" office:value="0">
            <text:p>0</text:p>
          </table:table-cell>
          <table:table-cell table:number-columns-repeated="6"/>
          <table:table-cell table:style-name="ce29" table:formula="of:=[.C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];[Entrada.$A$8:.$C$1606];3;0)) = 1; 0;VLOOKUP([.E46];[Entrada.$A$8:.$C$1606];3;0)*[.C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5</text:p>
          </table:table-cell>
          <table:table-cell table:number-columns-repeated="2"/>
          <table:table-cell/>
          <table:table-cell table:style-name="ce12" office:value-type="string">
            <text:p>2,5</text:p>
          </table:table-cell>
          <table:table-cell table:style-name="ce21" table:formula="of:=IF(ISNA(VLOOKUP([.E47];[Entrada.$A$8:.$B$1605];2;0)) = 1; 0;VLOOKUP([.E47];[Entrada.$A$8:.$B$1605];2;0))" office:value-type="float" office:value="0">
            <text:p>0</text:p>
          </table:table-cell>
          <table:table-cell table:formula="of:=IF(ISNA(VLOOKUP([.E47];[Entrada.$A$8:.$D$1605];4;0)) = 1; 0;VLOOKUP([.E47];[Entrada.$A$8:.$D$1605];4;0))" office:value-type="float" office:value="0">
            <text:p>0</text:p>
          </table:table-cell>
          <table:table-cell table:number-columns-repeated="6"/>
          <table:table-cell table:style-name="ce29" table:formula="of:=[.C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];[Entrada.$A$8:.$C$1606];3;0)) = 1; 0;VLOOKUP([.E47];[Entrada.$A$8:.$C$1606];3;0)*[.C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6</text:p>
          </table:table-cell>
          <table:table-cell table:number-columns-repeated="2"/>
          <table:table-cell/>
          <table:table-cell table:style-name="ce12" office:value-type="string">
            <text:p>2,6</text:p>
          </table:table-cell>
          <table:table-cell table:style-name="ce21" table:formula="of:=IF(ISNA(VLOOKUP([.E48];[Entrada.$A$8:.$B$1605];2;0)) = 1; 0;VLOOKUP([.E48];[Entrada.$A$8:.$B$1605];2;0))" office:value-type="float" office:value="0">
            <text:p>0</text:p>
          </table:table-cell>
          <table:table-cell table:formula="of:=IF(ISNA(VLOOKUP([.E48];[Entrada.$A$8:.$D$1605];4;0)) = 1; 0;VLOOKUP([.E48];[Entrada.$A$8:.$D$1605];4;0))" office:value-type="float" office:value="0">
            <text:p>0</text:p>
          </table:table-cell>
          <table:table-cell table:number-columns-repeated="6"/>
          <table:table-cell table:style-name="ce29" table:formula="of:=[.C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];[Entrada.$A$8:.$C$1606];3;0)) = 1; 0;VLOOKUP([.E48];[Entrada.$A$8:.$C$1606];3;0)*[.C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7</text:p>
          </table:table-cell>
          <table:table-cell table:number-columns-repeated="2"/>
          <table:table-cell/>
          <table:table-cell table:style-name="ce12" office:value-type="string">
            <text:p>2,7</text:p>
          </table:table-cell>
          <table:table-cell table:style-name="ce21" table:formula="of:=IF(ISNA(VLOOKUP([.E49];[Entrada.$A$8:.$B$1605];2;0)) = 1; 0;VLOOKUP([.E49];[Entrada.$A$8:.$B$1605];2;0))" office:value-type="float" office:value="0">
            <text:p>0</text:p>
          </table:table-cell>
          <table:table-cell table:formula="of:=IF(ISNA(VLOOKUP([.E49];[Entrada.$A$8:.$D$1605];4;0)) = 1; 0;VLOOKUP([.E49];[Entrada.$A$8:.$D$1605];4;0))" office:value-type="float" office:value="0">
            <text:p>0</text:p>
          </table:table-cell>
          <table:table-cell table:number-columns-repeated="6"/>
          <table:table-cell table:style-name="ce29" table:formula="of:=[.C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];[Entrada.$A$8:.$C$1606];3;0)) = 1; 0;VLOOKUP([.E49];[Entrada.$A$8:.$C$1606];3;0)*[.C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8</text:p>
          </table:table-cell>
          <table:table-cell table:number-columns-repeated="2"/>
          <table:table-cell/>
          <table:table-cell table:style-name="ce12" office:value-type="string">
            <text:p>2,8</text:p>
          </table:table-cell>
          <table:table-cell table:style-name="ce21" table:formula="of:=IF(ISNA(VLOOKUP([.E50];[Entrada.$A$8:.$B$1605];2;0)) = 1; 0;VLOOKUP([.E50];[Entrada.$A$8:.$B$1605];2;0))" office:value-type="float" office:value="0">
            <text:p>0</text:p>
          </table:table-cell>
          <table:table-cell table:formula="of:=IF(ISNA(VLOOKUP([.E50];[Entrada.$A$8:.$D$1605];4;0)) = 1; 0;VLOOKUP([.E50];[Entrada.$A$8:.$D$1605];4;0))" office:value-type="float" office:value="0">
            <text:p>0</text:p>
          </table:table-cell>
          <table:table-cell table:number-columns-repeated="6"/>
          <table:table-cell table:style-name="ce29" table:formula="of:=[.C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];[Entrada.$A$8:.$C$1606];3;0)) = 1; 0;VLOOKUP([.E50];[Entrada.$A$8:.$C$1606];3;0)*[.C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9</text:p>
          </table:table-cell>
          <table:table-cell table:number-columns-repeated="2"/>
          <table:table-cell/>
          <table:table-cell table:style-name="ce12" office:value-type="string">
            <text:p>2,9</text:p>
          </table:table-cell>
          <table:table-cell table:style-name="ce21" table:formula="of:=IF(ISNA(VLOOKUP([.E51];[Entrada.$A$8:.$B$1605];2;0)) = 1; 0;VLOOKUP([.E51];[Entrada.$A$8:.$B$1605];2;0))" office:value-type="float" office:value="0">
            <text:p>0</text:p>
          </table:table-cell>
          <table:table-cell table:formula="of:=IF(ISNA(VLOOKUP([.E51];[Entrada.$A$8:.$D$1605];4;0)) = 1; 0;VLOOKUP([.E51];[Entrada.$A$8:.$D$1605];4;0))" office:value-type="float" office:value="0">
            <text:p>0</text:p>
          </table:table-cell>
          <table:table-cell table:number-columns-repeated="6"/>
          <table:table-cell table:style-name="ce29" table:formula="of:=[.C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];[Entrada.$A$8:.$C$1606];3;0)) = 1; 0;VLOOKUP([.E51];[Entrada.$A$8:.$C$1606];3;0)*[.C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0</text:p>
          </table:table-cell>
          <table:table-cell table:number-columns-repeated="2"/>
          <table:table-cell/>
          <table:table-cell table:style-name="ce12" office:value-type="string">
            <text:p>2,10</text:p>
          </table:table-cell>
          <table:table-cell table:style-name="ce21" table:formula="of:=IF(ISNA(VLOOKUP([.E52];[Entrada.$A$8:.$B$1605];2;0)) = 1; 0;VLOOKUP([.E52];[Entrada.$A$8:.$B$1605];2;0))" office:value-type="float" office:value="0">
            <text:p>0</text:p>
          </table:table-cell>
          <table:table-cell table:formula="of:=IF(ISNA(VLOOKUP([.E52];[Entrada.$A$8:.$D$1605];4;0)) = 1; 0;VLOOKUP([.E52];[Entrada.$A$8:.$D$1605];4;0))" office:value-type="float" office:value="0">
            <text:p>0</text:p>
          </table:table-cell>
          <table:table-cell table:number-columns-repeated="6"/>
          <table:table-cell table:style-name="ce29" table:formula="of:=[.C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];[Entrada.$A$8:.$C$1606];3;0)) = 1; 0;VLOOKUP([.E52];[Entrada.$A$8:.$C$1606];3;0)*[.C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1</text:p>
          </table:table-cell>
          <table:table-cell table:number-columns-repeated="2"/>
          <table:table-cell/>
          <table:table-cell table:style-name="ce12" office:value-type="string">
            <text:p>2,11</text:p>
          </table:table-cell>
          <table:table-cell table:style-name="ce21" table:formula="of:=IF(ISNA(VLOOKUP([.E53];[Entrada.$A$8:.$B$1605];2;0)) = 1; 0;VLOOKUP([.E53];[Entrada.$A$8:.$B$1605];2;0))" office:value-type="float" office:value="0">
            <text:p>0</text:p>
          </table:table-cell>
          <table:table-cell table:formula="of:=IF(ISNA(VLOOKUP([.E53];[Entrada.$A$8:.$D$1605];4;0)) = 1; 0;VLOOKUP([.E53];[Entrada.$A$8:.$D$1605];4;0))" office:value-type="float" office:value="0">
            <text:p>0</text:p>
          </table:table-cell>
          <table:table-cell table:number-columns-repeated="6"/>
          <table:table-cell table:style-name="ce29" table:formula="of:=[.C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];[Entrada.$A$8:.$C$1606];3;0)) = 1; 0;VLOOKUP([.E53];[Entrada.$A$8:.$C$1606];3;0)*[.C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2</text:p>
          </table:table-cell>
          <table:table-cell table:number-columns-repeated="2"/>
          <table:table-cell/>
          <table:table-cell table:style-name="ce12" office:value-type="string">
            <text:p>2,12</text:p>
          </table:table-cell>
          <table:table-cell table:style-name="ce21" table:formula="of:=IF(ISNA(VLOOKUP([.E54];[Entrada.$A$8:.$B$1605];2;0)) = 1; 0;VLOOKUP([.E54];[Entrada.$A$8:.$B$1605];2;0))" office:value-type="float" office:value="0">
            <text:p>0</text:p>
          </table:table-cell>
          <table:table-cell table:formula="of:=IF(ISNA(VLOOKUP([.E54];[Entrada.$A$8:.$D$1605];4;0)) = 1; 0;VLOOKUP([.E54];[Entrada.$A$8:.$D$1605];4;0))" office:value-type="float" office:value="0">
            <text:p>0</text:p>
          </table:table-cell>
          <table:table-cell table:number-columns-repeated="6"/>
          <table:table-cell table:style-name="ce29" table:formula="of:=[.C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];[Entrada.$A$8:.$C$1606];3;0)) = 1; 0;VLOOKUP([.E54];[Entrada.$A$8:.$C$1606];3;0)*[.C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3</text:p>
          </table:table-cell>
          <table:table-cell table:number-columns-repeated="2"/>
          <table:table-cell/>
          <table:table-cell table:style-name="ce12" office:value-type="string">
            <text:p>2,13</text:p>
          </table:table-cell>
          <table:table-cell table:style-name="ce21" table:formula="of:=IF(ISNA(VLOOKUP([.E55];[Entrada.$A$8:.$B$1605];2;0)) = 1; 0;VLOOKUP([.E55];[Entrada.$A$8:.$B$1605];2;0))" office:value-type="float" office:value="0">
            <text:p>0</text:p>
          </table:table-cell>
          <table:table-cell table:formula="of:=IF(ISNA(VLOOKUP([.E55];[Entrada.$A$8:.$D$1605];4;0)) = 1; 0;VLOOKUP([.E55];[Entrada.$A$8:.$D$1605];4;0))" office:value-type="float" office:value="0">
            <text:p>0</text:p>
          </table:table-cell>
          <table:table-cell table:number-columns-repeated="6"/>
          <table:table-cell table:style-name="ce29" table:formula="of:=[.C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];[Entrada.$A$8:.$C$1606];3;0)) = 1; 0;VLOOKUP([.E55];[Entrada.$A$8:.$C$1606];3;0)*[.C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4</text:p>
          </table:table-cell>
          <table:table-cell table:number-columns-repeated="2"/>
          <table:table-cell/>
          <table:table-cell table:style-name="ce12" office:value-type="string">
            <text:p>2,14</text:p>
          </table:table-cell>
          <table:table-cell table:style-name="ce21" table:formula="of:=IF(ISNA(VLOOKUP([.E56];[Entrada.$A$8:.$B$1605];2;0)) = 1; 0;VLOOKUP([.E56];[Entrada.$A$8:.$B$1605];2;0))" office:value-type="float" office:value="0">
            <text:p>0</text:p>
          </table:table-cell>
          <table:table-cell table:formula="of:=IF(ISNA(VLOOKUP([.E56];[Entrada.$A$8:.$D$1605];4;0)) = 1; 0;VLOOKUP([.E56];[Entrada.$A$8:.$D$1605];4;0))" office:value-type="float" office:value="0">
            <text:p>0</text:p>
          </table:table-cell>
          <table:table-cell table:number-columns-repeated="6"/>
          <table:table-cell table:style-name="ce29" table:formula="of:=[.C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];[Entrada.$A$8:.$C$1606];3;0)) = 1; 0;VLOOKUP([.E56];[Entrada.$A$8:.$C$1606];3;0)*[.C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5</text:p>
          </table:table-cell>
          <table:table-cell table:number-columns-repeated="2"/>
          <table:table-cell/>
          <table:table-cell table:style-name="ce12" office:value-type="string">
            <text:p>2,15</text:p>
          </table:table-cell>
          <table:table-cell table:style-name="ce21" table:formula="of:=IF(ISNA(VLOOKUP([.E57];[Entrada.$A$8:.$B$1605];2;0)) = 1; 0;VLOOKUP([.E57];[Entrada.$A$8:.$B$1605];2;0))" office:value-type="float" office:value="0">
            <text:p>0</text:p>
          </table:table-cell>
          <table:table-cell table:formula="of:=IF(ISNA(VLOOKUP([.E57];[Entrada.$A$8:.$D$1605];4;0)) = 1; 0;VLOOKUP([.E57];[Entrada.$A$8:.$D$1605];4;0))" office:value-type="float" office:value="0">
            <text:p>0</text:p>
          </table:table-cell>
          <table:table-cell table:number-columns-repeated="6"/>
          <table:table-cell table:style-name="ce29" table:formula="of:=[.C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];[Entrada.$A$8:.$C$1606];3;0)) = 1; 0;VLOOKUP([.E57];[Entrada.$A$8:.$C$1606];3;0)*[.C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6</text:p>
          </table:table-cell>
          <table:table-cell table:number-columns-repeated="2"/>
          <table:table-cell/>
          <table:table-cell table:style-name="ce12" office:value-type="string">
            <text:p>2,16</text:p>
          </table:table-cell>
          <table:table-cell table:style-name="ce21" table:formula="of:=IF(ISNA(VLOOKUP([.E58];[Entrada.$A$8:.$B$1605];2;0)) = 1; 0;VLOOKUP([.E58];[Entrada.$A$8:.$B$1605];2;0))" office:value-type="float" office:value="0">
            <text:p>0</text:p>
          </table:table-cell>
          <table:table-cell table:formula="of:=IF(ISNA(VLOOKUP([.E58];[Entrada.$A$8:.$D$1605];4;0)) = 1; 0;VLOOKUP([.E58];[Entrada.$A$8:.$D$1605];4;0))" office:value-type="float" office:value="0">
            <text:p>0</text:p>
          </table:table-cell>
          <table:table-cell table:number-columns-repeated="6"/>
          <table:table-cell table:style-name="ce29" table:formula="of:=[.C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];[Entrada.$A$8:.$C$1606];3;0)) = 1; 0;VLOOKUP([.E58];[Entrada.$A$8:.$C$1606];3;0)*[.C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7</text:p>
          </table:table-cell>
          <table:table-cell table:number-columns-repeated="2"/>
          <table:table-cell/>
          <table:table-cell table:style-name="ce12" office:value-type="string">
            <text:p>2,17</text:p>
          </table:table-cell>
          <table:table-cell table:style-name="ce21" table:formula="of:=IF(ISNA(VLOOKUP([.E59];[Entrada.$A$8:.$B$1605];2;0)) = 1; 0;VLOOKUP([.E59];[Entrada.$A$8:.$B$1605];2;0))" office:value-type="float" office:value="0">
            <text:p>0</text:p>
          </table:table-cell>
          <table:table-cell table:formula="of:=IF(ISNA(VLOOKUP([.E59];[Entrada.$A$8:.$D$1605];4;0)) = 1; 0;VLOOKUP([.E59];[Entrada.$A$8:.$D$1605];4;0))" office:value-type="float" office:value="0">
            <text:p>0</text:p>
          </table:table-cell>
          <table:table-cell table:number-columns-repeated="6"/>
          <table:table-cell table:style-name="ce29" table:formula="of:=[.C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];[Entrada.$A$8:.$C$1606];3;0)) = 1; 0;VLOOKUP([.E59];[Entrada.$A$8:.$C$1606];3;0)*[.C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8</text:p>
          </table:table-cell>
          <table:table-cell table:number-columns-repeated="2"/>
          <table:table-cell/>
          <table:table-cell table:style-name="ce12" office:value-type="string">
            <text:p>2,18</text:p>
          </table:table-cell>
          <table:table-cell table:style-name="ce21" table:formula="of:=IF(ISNA(VLOOKUP([.E60];[Entrada.$A$8:.$B$1605];2;0)) = 1; 0;VLOOKUP([.E60];[Entrada.$A$8:.$B$1605];2;0))" office:value-type="float" office:value="0">
            <text:p>0</text:p>
          </table:table-cell>
          <table:table-cell table:formula="of:=IF(ISNA(VLOOKUP([.E60];[Entrada.$A$8:.$D$1605];4;0)) = 1; 0;VLOOKUP([.E60];[Entrada.$A$8:.$D$1605];4;0))" office:value-type="float" office:value="0">
            <text:p>0</text:p>
          </table:table-cell>
          <table:table-cell table:number-columns-repeated="6"/>
          <table:table-cell table:style-name="ce29" table:formula="of:=[.C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];[Entrada.$A$8:.$C$1606];3;0)) = 1; 0;VLOOKUP([.E60];[Entrada.$A$8:.$C$1606];3;0)*[.C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19</text:p>
          </table:table-cell>
          <table:table-cell table:number-columns-repeated="2"/>
          <table:table-cell/>
          <table:table-cell table:style-name="ce12" office:value-type="string">
            <text:p>2,19</text:p>
          </table:table-cell>
          <table:table-cell table:style-name="ce21" table:formula="of:=IF(ISNA(VLOOKUP([.E61];[Entrada.$A$8:.$B$1605];2;0)) = 1; 0;VLOOKUP([.E61];[Entrada.$A$8:.$B$1605];2;0))" office:value-type="float" office:value="0">
            <text:p>0</text:p>
          </table:table-cell>
          <table:table-cell table:formula="of:=IF(ISNA(VLOOKUP([.E61];[Entrada.$A$8:.$D$1605];4;0)) = 1; 0;VLOOKUP([.E61];[Entrada.$A$8:.$D$1605];4;0))" office:value-type="float" office:value="0">
            <text:p>0</text:p>
          </table:table-cell>
          <table:table-cell table:number-columns-repeated="6"/>
          <table:table-cell table:style-name="ce29" table:formula="of:=[.C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];[Entrada.$A$8:.$C$1606];3;0)) = 1; 0;VLOOKUP([.E61];[Entrada.$A$8:.$C$1606];3;0)*[.C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0</text:p>
          </table:table-cell>
          <table:table-cell table:number-columns-repeated="2"/>
          <table:table-cell/>
          <table:table-cell table:style-name="ce12" office:value-type="string">
            <text:p>2,20</text:p>
          </table:table-cell>
          <table:table-cell table:style-name="ce21" table:formula="of:=IF(ISNA(VLOOKUP([.E62];[Entrada.$A$8:.$B$1605];2;0)) = 1; 0;VLOOKUP([.E62];[Entrada.$A$8:.$B$1605];2;0))" office:value-type="float" office:value="0">
            <text:p>0</text:p>
          </table:table-cell>
          <table:table-cell table:formula="of:=IF(ISNA(VLOOKUP([.E62];[Entrada.$A$8:.$D$1605];4;0)) = 1; 0;VLOOKUP([.E62];[Entrada.$A$8:.$D$1605];4;0))" office:value-type="float" office:value="0">
            <text:p>0</text:p>
          </table:table-cell>
          <table:table-cell table:number-columns-repeated="6"/>
          <table:table-cell table:style-name="ce29" table:formula="of:=[.C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];[Entrada.$A$8:.$C$1606];3;0)) = 1; 0;VLOOKUP([.E62];[Entrada.$A$8:.$C$1606];3;0)*[.C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1</text:p>
          </table:table-cell>
          <table:table-cell table:number-columns-repeated="2"/>
          <table:table-cell/>
          <table:table-cell table:style-name="ce12" office:value-type="string">
            <text:p>2,21</text:p>
          </table:table-cell>
          <table:table-cell table:style-name="ce21" table:formula="of:=IF(ISNA(VLOOKUP([.E63];[Entrada.$A$8:.$B$1605];2;0)) = 1; 0;VLOOKUP([.E63];[Entrada.$A$8:.$B$1605];2;0))" office:value-type="float" office:value="0">
            <text:p>0</text:p>
          </table:table-cell>
          <table:table-cell table:formula="of:=IF(ISNA(VLOOKUP([.E63];[Entrada.$A$8:.$D$1605];4;0)) = 1; 0;VLOOKUP([.E63];[Entrada.$A$8:.$D$1605];4;0))" office:value-type="float" office:value="0">
            <text:p>0</text:p>
          </table:table-cell>
          <table:table-cell table:number-columns-repeated="6"/>
          <table:table-cell table:style-name="ce29" table:formula="of:=[.C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];[Entrada.$A$8:.$C$1606];3;0)) = 1; 0;VLOOKUP([.E63];[Entrada.$A$8:.$C$1606];3;0)*[.C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2</text:p>
          </table:table-cell>
          <table:table-cell table:number-columns-repeated="2"/>
          <table:table-cell/>
          <table:table-cell table:style-name="ce12" office:value-type="string">
            <text:p>2,22</text:p>
          </table:table-cell>
          <table:table-cell table:style-name="ce21" table:formula="of:=IF(ISNA(VLOOKUP([.E64];[Entrada.$A$8:.$B$1605];2;0)) = 1; 0;VLOOKUP([.E64];[Entrada.$A$8:.$B$1605];2;0))" office:value-type="float" office:value="0">
            <text:p>0</text:p>
          </table:table-cell>
          <table:table-cell table:formula="of:=IF(ISNA(VLOOKUP([.E64];[Entrada.$A$8:.$D$1605];4;0)) = 1; 0;VLOOKUP([.E64];[Entrada.$A$8:.$D$1605];4;0))" office:value-type="float" office:value="0">
            <text:p>0</text:p>
          </table:table-cell>
          <table:table-cell table:number-columns-repeated="6"/>
          <table:table-cell table:style-name="ce29" table:formula="of:=[.C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];[Entrada.$A$8:.$C$1606];3;0)) = 1; 0;VLOOKUP([.E64];[Entrada.$A$8:.$C$1606];3;0)*[.C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3</text:p>
          </table:table-cell>
          <table:table-cell table:number-columns-repeated="2"/>
          <table:table-cell/>
          <table:table-cell table:style-name="ce12" office:value-type="string">
            <text:p>2,23</text:p>
          </table:table-cell>
          <table:table-cell table:style-name="ce21" table:formula="of:=IF(ISNA(VLOOKUP([.E65];[Entrada.$A$8:.$B$1605];2;0)) = 1; 0;VLOOKUP([.E65];[Entrada.$A$8:.$B$1605];2;0))" office:value-type="float" office:value="0">
            <text:p>0</text:p>
          </table:table-cell>
          <table:table-cell table:formula="of:=IF(ISNA(VLOOKUP([.E65];[Entrada.$A$8:.$D$1605];4;0)) = 1; 0;VLOOKUP([.E65];[Entrada.$A$8:.$D$1605];4;0))" office:value-type="float" office:value="0">
            <text:p>0</text:p>
          </table:table-cell>
          <table:table-cell table:number-columns-repeated="6"/>
          <table:table-cell table:style-name="ce29" table:formula="of:=[.C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];[Entrada.$A$8:.$C$1606];3;0)) = 1; 0;VLOOKUP([.E65];[Entrada.$A$8:.$C$1606];3;0)*[.C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4</text:p>
          </table:table-cell>
          <table:table-cell table:number-columns-repeated="2"/>
          <table:table-cell/>
          <table:table-cell table:style-name="ce12" office:value-type="string">
            <text:p>2,24</text:p>
          </table:table-cell>
          <table:table-cell table:style-name="ce21" table:formula="of:=IF(ISNA(VLOOKUP([.E66];[Entrada.$A$8:.$B$1605];2;0)) = 1; 0;VLOOKUP([.E66];[Entrada.$A$8:.$B$1605];2;0))" office:value-type="float" office:value="0">
            <text:p>0</text:p>
          </table:table-cell>
          <table:table-cell table:formula="of:=IF(ISNA(VLOOKUP([.E66];[Entrada.$A$8:.$D$1605];4;0)) = 1; 0;VLOOKUP([.E66];[Entrada.$A$8:.$D$1605];4;0))" office:value-type="float" office:value="0">
            <text:p>0</text:p>
          </table:table-cell>
          <table:table-cell table:number-columns-repeated="6"/>
          <table:table-cell table:style-name="ce29" table:formula="of:=[.C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];[Entrada.$A$8:.$C$1606];3;0)) = 1; 0;VLOOKUP([.E66];[Entrada.$A$8:.$C$1606];3;0)*[.C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5</text:p>
          </table:table-cell>
          <table:table-cell table:number-columns-repeated="2"/>
          <table:table-cell/>
          <table:table-cell table:style-name="ce12" office:value-type="string">
            <text:p>2,25</text:p>
          </table:table-cell>
          <table:table-cell table:style-name="ce21" table:formula="of:=IF(ISNA(VLOOKUP([.E67];[Entrada.$A$8:.$B$1605];2;0)) = 1; 0;VLOOKUP([.E67];[Entrada.$A$8:.$B$1605];2;0))" office:value-type="float" office:value="0">
            <text:p>0</text:p>
          </table:table-cell>
          <table:table-cell table:formula="of:=IF(ISNA(VLOOKUP([.E67];[Entrada.$A$8:.$D$1605];4;0)) = 1; 0;VLOOKUP([.E67];[Entrada.$A$8:.$D$1605];4;0))" office:value-type="float" office:value="0">
            <text:p>0</text:p>
          </table:table-cell>
          <table:table-cell table:number-columns-repeated="6"/>
          <table:table-cell table:style-name="ce29" table:formula="of:=[.C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];[Entrada.$A$8:.$C$1606];3;0)) = 1; 0;VLOOKUP([.E67];[Entrada.$A$8:.$C$1606];3;0)*[.C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6</text:p>
          </table:table-cell>
          <table:table-cell table:number-columns-repeated="2"/>
          <table:table-cell/>
          <table:table-cell table:style-name="ce12" office:value-type="string">
            <text:p>2,26</text:p>
          </table:table-cell>
          <table:table-cell table:style-name="ce21" table:formula="of:=IF(ISNA(VLOOKUP([.E68];[Entrada.$A$8:.$B$1605];2;0)) = 1; 0;VLOOKUP([.E68];[Entrada.$A$8:.$B$1605];2;0))" office:value-type="float" office:value="0">
            <text:p>0</text:p>
          </table:table-cell>
          <table:table-cell table:formula="of:=IF(ISNA(VLOOKUP([.E68];[Entrada.$A$8:.$D$1605];4;0)) = 1; 0;VLOOKUP([.E68];[Entrada.$A$8:.$D$1605];4;0))" office:value-type="float" office:value="0">
            <text:p>0</text:p>
          </table:table-cell>
          <table:table-cell table:number-columns-repeated="6"/>
          <table:table-cell table:style-name="ce29" table:formula="of:=[.C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];[Entrada.$A$8:.$C$1606];3;0)) = 1; 0;VLOOKUP([.E68];[Entrada.$A$8:.$C$1606];3;0)*[.C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7</text:p>
          </table:table-cell>
          <table:table-cell table:number-columns-repeated="2"/>
          <table:table-cell/>
          <table:table-cell table:style-name="ce12" office:value-type="string">
            <text:p>2,27</text:p>
          </table:table-cell>
          <table:table-cell table:style-name="ce21" table:formula="of:=IF(ISNA(VLOOKUP([.E69];[Entrada.$A$8:.$B$1605];2;0)) = 1; 0;VLOOKUP([.E69];[Entrada.$A$8:.$B$1605];2;0))" office:value-type="float" office:value="0">
            <text:p>0</text:p>
          </table:table-cell>
          <table:table-cell table:formula="of:=IF(ISNA(VLOOKUP([.E69];[Entrada.$A$8:.$D$1605];4;0)) = 1; 0;VLOOKUP([.E69];[Entrada.$A$8:.$D$1605];4;0))" office:value-type="float" office:value="0">
            <text:p>0</text:p>
          </table:table-cell>
          <table:table-cell table:number-columns-repeated="6"/>
          <table:table-cell table:style-name="ce29" table:formula="of:=[.C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];[Entrada.$A$8:.$C$1606];3;0)) = 1; 0;VLOOKUP([.E69];[Entrada.$A$8:.$C$1606];3;0)*[.C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8</text:p>
          </table:table-cell>
          <table:table-cell table:number-columns-repeated="2"/>
          <table:table-cell/>
          <table:table-cell table:style-name="ce12" office:value-type="string">
            <text:p>2,28</text:p>
          </table:table-cell>
          <table:table-cell table:style-name="ce21" table:formula="of:=IF(ISNA(VLOOKUP([.E70];[Entrada.$A$8:.$B$1605];2;0)) = 1; 0;VLOOKUP([.E70];[Entrada.$A$8:.$B$1605];2;0))" office:value-type="float" office:value="0">
            <text:p>0</text:p>
          </table:table-cell>
          <table:table-cell table:formula="of:=IF(ISNA(VLOOKUP([.E70];[Entrada.$A$8:.$D$1605];4;0)) = 1; 0;VLOOKUP([.E70];[Entrada.$A$8:.$D$1605];4;0))" office:value-type="float" office:value="0">
            <text:p>0</text:p>
          </table:table-cell>
          <table:table-cell table:number-columns-repeated="6"/>
          <table:table-cell table:style-name="ce29" table:formula="of:=[.C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];[Entrada.$A$8:.$C$1606];3;0)) = 1; 0;VLOOKUP([.E70];[Entrada.$A$8:.$C$1606];3;0)*[.C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29</text:p>
          </table:table-cell>
          <table:table-cell table:number-columns-repeated="2"/>
          <table:table-cell/>
          <table:table-cell table:style-name="ce12" office:value-type="string">
            <text:p>2,29</text:p>
          </table:table-cell>
          <table:table-cell table:style-name="ce21" table:formula="of:=IF(ISNA(VLOOKUP([.E71];[Entrada.$A$8:.$B$1605];2;0)) = 1; 0;VLOOKUP([.E71];[Entrada.$A$8:.$B$1605];2;0))" office:value-type="float" office:value="0">
            <text:p>0</text:p>
          </table:table-cell>
          <table:table-cell table:formula="of:=IF(ISNA(VLOOKUP([.E71];[Entrada.$A$8:.$D$1605];4;0)) = 1; 0;VLOOKUP([.E71];[Entrada.$A$8:.$D$1605];4;0))" office:value-type="float" office:value="0">
            <text:p>0</text:p>
          </table:table-cell>
          <table:table-cell table:number-columns-repeated="6"/>
          <table:table-cell table:style-name="ce29" table:formula="of:=[.C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];[Entrada.$A$8:.$C$1606];3;0)) = 1; 0;VLOOKUP([.E71];[Entrada.$A$8:.$C$1606];3;0)*[.C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0</text:p>
          </table:table-cell>
          <table:table-cell table:number-columns-repeated="2"/>
          <table:table-cell/>
          <table:table-cell table:style-name="ce12" office:value-type="string">
            <text:p>2,30</text:p>
          </table:table-cell>
          <table:table-cell table:style-name="ce21" table:formula="of:=IF(ISNA(VLOOKUP([.E72];[Entrada.$A$8:.$B$1605];2;0)) = 1; 0;VLOOKUP([.E72];[Entrada.$A$8:.$B$1605];2;0))" office:value-type="float" office:value="0">
            <text:p>0</text:p>
          </table:table-cell>
          <table:table-cell table:formula="of:=IF(ISNA(VLOOKUP([.E72];[Entrada.$A$8:.$D$1605];4;0)) = 1; 0;VLOOKUP([.E72];[Entrada.$A$8:.$D$1605];4;0))" office:value-type="float" office:value="0">
            <text:p>0</text:p>
          </table:table-cell>
          <table:table-cell table:number-columns-repeated="6"/>
          <table:table-cell table:style-name="ce29" table:formula="of:=[.C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];[Entrada.$A$8:.$C$1606];3;0)) = 1; 0;VLOOKUP([.E72];[Entrada.$A$8:.$C$1606];3;0)*[.C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1</text:p>
          </table:table-cell>
          <table:table-cell table:number-columns-repeated="2"/>
          <table:table-cell/>
          <table:table-cell table:style-name="ce12" office:value-type="string">
            <text:p>2,31</text:p>
          </table:table-cell>
          <table:table-cell table:style-name="ce21" table:formula="of:=IF(ISNA(VLOOKUP([.E73];[Entrada.$A$8:.$B$1605];2;0)) = 1; 0;VLOOKUP([.E73];[Entrada.$A$8:.$B$1605];2;0))" office:value-type="float" office:value="0">
            <text:p>0</text:p>
          </table:table-cell>
          <table:table-cell table:formula="of:=IF(ISNA(VLOOKUP([.E73];[Entrada.$A$8:.$D$1605];4;0)) = 1; 0;VLOOKUP([.E73];[Entrada.$A$8:.$D$1605];4;0))" office:value-type="float" office:value="0">
            <text:p>0</text:p>
          </table:table-cell>
          <table:table-cell table:number-columns-repeated="6"/>
          <table:table-cell table:style-name="ce29" table:formula="of:=[.C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];[Entrada.$A$8:.$C$1606];3;0)) = 1; 0;VLOOKUP([.E73];[Entrada.$A$8:.$C$1606];3;0)*[.C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2</text:p>
          </table:table-cell>
          <table:table-cell table:number-columns-repeated="2"/>
          <table:table-cell/>
          <table:table-cell table:style-name="ce12" office:value-type="string">
            <text:p>2,32</text:p>
          </table:table-cell>
          <table:table-cell table:style-name="ce21" table:formula="of:=IF(ISNA(VLOOKUP([.E74];[Entrada.$A$8:.$B$1605];2;0)) = 1; 0;VLOOKUP([.E74];[Entrada.$A$8:.$B$1605];2;0))" office:value-type="float" office:value="0">
            <text:p>0</text:p>
          </table:table-cell>
          <table:table-cell table:formula="of:=IF(ISNA(VLOOKUP([.E74];[Entrada.$A$8:.$D$1605];4;0)) = 1; 0;VLOOKUP([.E74];[Entrada.$A$8:.$D$1605];4;0))" office:value-type="float" office:value="0">
            <text:p>0</text:p>
          </table:table-cell>
          <table:table-cell table:number-columns-repeated="6"/>
          <table:table-cell table:style-name="ce29" table:formula="of:=[.C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];[Entrada.$A$8:.$C$1606];3;0)) = 1; 0;VLOOKUP([.E74];[Entrada.$A$8:.$C$1606];3;0)*[.C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3</text:p>
          </table:table-cell>
          <table:table-cell table:number-columns-repeated="2"/>
          <table:table-cell/>
          <table:table-cell table:style-name="ce12" office:value-type="string">
            <text:p>2,33</text:p>
          </table:table-cell>
          <table:table-cell table:style-name="ce21" table:formula="of:=IF(ISNA(VLOOKUP([.E75];[Entrada.$A$8:.$B$1605];2;0)) = 1; 0;VLOOKUP([.E75];[Entrada.$A$8:.$B$1605];2;0))" office:value-type="float" office:value="0">
            <text:p>0</text:p>
          </table:table-cell>
          <table:table-cell table:formula="of:=IF(ISNA(VLOOKUP([.E75];[Entrada.$A$8:.$D$1605];4;0)) = 1; 0;VLOOKUP([.E75];[Entrada.$A$8:.$D$1605];4;0))" office:value-type="float" office:value="0">
            <text:p>0</text:p>
          </table:table-cell>
          <table:table-cell table:number-columns-repeated="6"/>
          <table:table-cell table:style-name="ce29" table:formula="of:=[.C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];[Entrada.$A$8:.$C$1606];3;0)) = 1; 0;VLOOKUP([.E75];[Entrada.$A$8:.$C$1606];3;0)*[.C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4</text:p>
          </table:table-cell>
          <table:table-cell table:number-columns-repeated="2"/>
          <table:table-cell/>
          <table:table-cell table:style-name="ce12" office:value-type="string">
            <text:p>2,34</text:p>
          </table:table-cell>
          <table:table-cell table:style-name="ce21" table:formula="of:=IF(ISNA(VLOOKUP([.E76];[Entrada.$A$8:.$B$1605];2;0)) = 1; 0;VLOOKUP([.E76];[Entrada.$A$8:.$B$1605];2;0))" office:value-type="float" office:value="0">
            <text:p>0</text:p>
          </table:table-cell>
          <table:table-cell table:formula="of:=IF(ISNA(VLOOKUP([.E76];[Entrada.$A$8:.$D$1605];4;0)) = 1; 0;VLOOKUP([.E76];[Entrada.$A$8:.$D$1605];4;0))" office:value-type="float" office:value="0">
            <text:p>0</text:p>
          </table:table-cell>
          <table:table-cell table:number-columns-repeated="6"/>
          <table:table-cell table:style-name="ce29" table:formula="of:=[.C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];[Entrada.$A$8:.$C$1606];3;0)) = 1; 0;VLOOKUP([.E76];[Entrada.$A$8:.$C$1606];3;0)*[.C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5</text:p>
          </table:table-cell>
          <table:table-cell table:number-columns-repeated="2"/>
          <table:table-cell/>
          <table:table-cell table:style-name="ce12" office:value-type="string">
            <text:p>2,35</text:p>
          </table:table-cell>
          <table:table-cell table:style-name="ce21" table:formula="of:=IF(ISNA(VLOOKUP([.E77];[Entrada.$A$8:.$B$1605];2;0)) = 1; 0;VLOOKUP([.E77];[Entrada.$A$8:.$B$1605];2;0))" office:value-type="float" office:value="0">
            <text:p>0</text:p>
          </table:table-cell>
          <table:table-cell table:formula="of:=IF(ISNA(VLOOKUP([.E77];[Entrada.$A$8:.$D$1605];4;0)) = 1; 0;VLOOKUP([.E77];[Entrada.$A$8:.$D$1605];4;0))" office:value-type="float" office:value="0">
            <text:p>0</text:p>
          </table:table-cell>
          <table:table-cell table:number-columns-repeated="6"/>
          <table:table-cell table:style-name="ce29" table:formula="of:=[.C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];[Entrada.$A$8:.$C$1606];3;0)) = 1; 0;VLOOKUP([.E77];[Entrada.$A$8:.$C$1606];3;0)*[.C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6</text:p>
          </table:table-cell>
          <table:table-cell table:number-columns-repeated="2"/>
          <table:table-cell/>
          <table:table-cell table:style-name="ce12" office:value-type="string">
            <text:p>2,36</text:p>
          </table:table-cell>
          <table:table-cell table:style-name="ce21" table:formula="of:=IF(ISNA(VLOOKUP([.E78];[Entrada.$A$8:.$B$1605];2;0)) = 1; 0;VLOOKUP([.E78];[Entrada.$A$8:.$B$1605];2;0))" office:value-type="float" office:value="0">
            <text:p>0</text:p>
          </table:table-cell>
          <table:table-cell table:formula="of:=IF(ISNA(VLOOKUP([.E78];[Entrada.$A$8:.$D$1605];4;0)) = 1; 0;VLOOKUP([.E78];[Entrada.$A$8:.$D$1605];4;0))" office:value-type="float" office:value="0">
            <text:p>0</text:p>
          </table:table-cell>
          <table:table-cell table:number-columns-repeated="6"/>
          <table:table-cell table:style-name="ce29" table:formula="of:=[.C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];[Entrada.$A$8:.$C$1606];3;0)) = 1; 0;VLOOKUP([.E78];[Entrada.$A$8:.$C$1606];3;0)*[.C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7</text:p>
          </table:table-cell>
          <table:table-cell table:number-columns-repeated="2"/>
          <table:table-cell/>
          <table:table-cell table:style-name="ce12" office:value-type="string">
            <text:p>2,37</text:p>
          </table:table-cell>
          <table:table-cell table:style-name="ce21" table:formula="of:=IF(ISNA(VLOOKUP([.E79];[Entrada.$A$8:.$B$1605];2;0)) = 1; 0;VLOOKUP([.E79];[Entrada.$A$8:.$B$1605];2;0))" office:value-type="float" office:value="0">
            <text:p>0</text:p>
          </table:table-cell>
          <table:table-cell table:formula="of:=IF(ISNA(VLOOKUP([.E79];[Entrada.$A$8:.$D$1605];4;0)) = 1; 0;VLOOKUP([.E79];[Entrada.$A$8:.$D$1605];4;0))" office:value-type="float" office:value="0">
            <text:p>0</text:p>
          </table:table-cell>
          <table:table-cell table:number-columns-repeated="6"/>
          <table:table-cell table:style-name="ce29" table:formula="of:=[.C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];[Entrada.$A$8:.$C$1606];3;0)) = 1; 0;VLOOKUP([.E79];[Entrada.$A$8:.$C$1606];3;0)*[.C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8</text:p>
          </table:table-cell>
          <table:table-cell table:number-columns-repeated="2"/>
          <table:table-cell/>
          <table:table-cell table:style-name="ce12" office:value-type="string">
            <text:p>2,38</text:p>
          </table:table-cell>
          <table:table-cell table:style-name="ce21" table:formula="of:=IF(ISNA(VLOOKUP([.E80];[Entrada.$A$8:.$B$1605];2;0)) = 1; 0;VLOOKUP([.E80];[Entrada.$A$8:.$B$1605];2;0))" office:value-type="float" office:value="0">
            <text:p>0</text:p>
          </table:table-cell>
          <table:table-cell table:formula="of:=IF(ISNA(VLOOKUP([.E80];[Entrada.$A$8:.$D$1605];4;0)) = 1; 0;VLOOKUP([.E80];[Entrada.$A$8:.$D$1605];4;0))" office:value-type="float" office:value="0">
            <text:p>0</text:p>
          </table:table-cell>
          <table:table-cell table:number-columns-repeated="6"/>
          <table:table-cell table:style-name="ce29" table:formula="of:=[.C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];[Entrada.$A$8:.$C$1606];3;0)) = 1; 0;VLOOKUP([.E80];[Entrada.$A$8:.$C$1606];3;0)*[.C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39</text:p>
          </table:table-cell>
          <table:table-cell table:number-columns-repeated="2"/>
          <table:table-cell/>
          <table:table-cell table:style-name="ce12" office:value-type="string">
            <text:p>2,39</text:p>
          </table:table-cell>
          <table:table-cell table:style-name="ce21" table:formula="of:=IF(ISNA(VLOOKUP([.E81];[Entrada.$A$8:.$B$1605];2;0)) = 1; 0;VLOOKUP([.E81];[Entrada.$A$8:.$B$1605];2;0))" office:value-type="float" office:value="0">
            <text:p>0</text:p>
          </table:table-cell>
          <table:table-cell table:formula="of:=IF(ISNA(VLOOKUP([.E81];[Entrada.$A$8:.$D$1605];4;0)) = 1; 0;VLOOKUP([.E81];[Entrada.$A$8:.$D$1605];4;0))" office:value-type="float" office:value="0">
            <text:p>0</text:p>
          </table:table-cell>
          <table:table-cell table:number-columns-repeated="6"/>
          <table:table-cell table:style-name="ce29" table:formula="of:=[.C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];[Entrada.$A$8:.$C$1606];3;0)) = 1; 0;VLOOKUP([.E81];[Entrada.$A$8:.$C$1606];3;0)*[.C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,40</text:p>
          </table:table-cell>
          <table:table-cell table:number-columns-repeated="2"/>
          <table:table-cell/>
          <table:table-cell table:style-name="ce12" office:value-type="string">
            <text:p>2,40</text:p>
          </table:table-cell>
          <table:table-cell table:style-name="ce21" table:formula="of:=IF(ISNA(VLOOKUP([.E82];[Entrada.$A$8:.$B$1605];2;0)) = 1; 0;VLOOKUP([.E82];[Entrada.$A$8:.$B$1605];2;0))" office:value-type="float" office:value="0">
            <text:p>0</text:p>
          </table:table-cell>
          <table:table-cell table:formula="of:=IF(ISNA(VLOOKUP([.E82];[Entrada.$A$8:.$D$1605];4;0)) = 1; 0;VLOOKUP([.E82];[Entrada.$A$8:.$D$1605];4;0))" office:value-type="float" office:value="0">
            <text:p>0</text:p>
          </table:table-cell>
          <table:table-cell table:number-columns-repeated="6"/>
          <table:table-cell table:style-name="ce29" table:formula="of:=[.C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];[Entrada.$A$8:.$C$1606];3;0)) = 1; 0;VLOOKUP([.E82];[Entrada.$A$8:.$C$1606];3;0)*[.C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3.1">
            <text:p>3,1</text:p>
          </table:table-cell>
          <table:table-cell table:number-columns-repeated="2"/>
          <table:table-cell/>
          <table:table-cell table:style-name="ce13" office:value-type="float" office:value="3.1">
            <text:p>3,1</text:p>
          </table:table-cell>
          <table:table-cell table:style-name="ce21" table:formula="of:=IF(ISNA(VLOOKUP([.E83];[Entrada.$A$8:.$B$1605];2;0)) = 1; 0;VLOOKUP([.E83];[Entrada.$A$8:.$B$1605];2;0))" office:value-type="float" office:value="0">
            <text:p>0</text:p>
          </table:table-cell>
          <table:table-cell table:formula="of:=IF(ISNA(VLOOKUP([.E83];[Entrada.$A$8:.$D$1605];4;0)) = 1; 0;VLOOKUP([.E83];[Entrada.$A$8:.$D$1605];4;0))" office:value-type="float" office:value="0">
            <text:p>0</text:p>
          </table:table-cell>
          <table:table-cell table:number-columns-repeated="6"/>
          <table:table-cell table:style-name="ce29" table:formula="of:=[.C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];[Entrada.$A$8:.$C$1606];3;0)) = 1; 0;VLOOKUP([.E83];[Entrada.$A$8:.$C$1606];3;0)*[.C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3.2">
            <text:p>3,2</text:p>
          </table:table-cell>
          <table:table-cell table:number-columns-repeated="2"/>
          <table:table-cell/>
          <table:table-cell table:style-name="ce13" office:value-type="float" office:value="3.2">
            <text:p>3,2</text:p>
          </table:table-cell>
          <table:table-cell table:style-name="ce21" table:formula="of:=IF(ISNA(VLOOKUP([.E84];[Entrada.$A$8:.$B$1605];2;0)) = 1; 0;VLOOKUP([.E84];[Entrada.$A$8:.$B$1605];2;0))" office:value-type="float" office:value="0">
            <text:p>0</text:p>
          </table:table-cell>
          <table:table-cell table:formula="of:=IF(ISNA(VLOOKUP([.E84];[Entrada.$A$8:.$D$1605];4;0)) = 1; 0;VLOOKUP([.E84];[Entrada.$A$8:.$D$1605];4;0))" office:value-type="float" office:value="0">
            <text:p>0</text:p>
          </table:table-cell>
          <table:table-cell table:number-columns-repeated="6"/>
          <table:table-cell table:style-name="ce29" table:formula="of:=[.C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];[Entrada.$A$8:.$C$1606];3;0)) = 1; 0;VLOOKUP([.E84];[Entrada.$A$8:.$C$1606];3;0)*[.C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</text:p>
          </table:table-cell>
          <table:table-cell table:number-columns-repeated="2"/>
          <table:table-cell/>
          <table:table-cell table:style-name="ce12" office:value-type="string">
            <text:p>3,3</text:p>
          </table:table-cell>
          <table:table-cell table:style-name="ce21" table:formula="of:=IF(ISNA(VLOOKUP([.E85];[Entrada.$A$8:.$B$1605];2;0)) = 1; 0;VLOOKUP([.E85];[Entrada.$A$8:.$B$1605];2;0))" office:value-type="float" office:value="0">
            <text:p>0</text:p>
          </table:table-cell>
          <table:table-cell table:formula="of:=IF(ISNA(VLOOKUP([.E85];[Entrada.$A$8:.$D$1605];4;0)) = 1; 0;VLOOKUP([.E85];[Entrada.$A$8:.$D$1605];4;0))" office:value-type="float" office:value="0">
            <text:p>0</text:p>
          </table:table-cell>
          <table:table-cell table:number-columns-repeated="6"/>
          <table:table-cell table:style-name="ce29" table:formula="of:=[.C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];[Entrada.$A$8:.$C$1606];3;0)) = 1; 0;VLOOKUP([.E85];[Entrada.$A$8:.$C$1606];3;0)*[.C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4</text:p>
          </table:table-cell>
          <table:table-cell table:number-columns-repeated="2"/>
          <table:table-cell/>
          <table:table-cell table:style-name="ce12" office:value-type="string">
            <text:p>3,4</text:p>
          </table:table-cell>
          <table:table-cell table:style-name="ce21" table:formula="of:=IF(ISNA(VLOOKUP([.E86];[Entrada.$A$8:.$B$1605];2;0)) = 1; 0;VLOOKUP([.E86];[Entrada.$A$8:.$B$1605];2;0))" office:value-type="float" office:value="0">
            <text:p>0</text:p>
          </table:table-cell>
          <table:table-cell table:formula="of:=IF(ISNA(VLOOKUP([.E86];[Entrada.$A$8:.$D$1605];4;0)) = 1; 0;VLOOKUP([.E86];[Entrada.$A$8:.$D$1605];4;0))" office:value-type="float" office:value="0">
            <text:p>0</text:p>
          </table:table-cell>
          <table:table-cell table:number-columns-repeated="6"/>
          <table:table-cell table:style-name="ce29" table:formula="of:=[.C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];[Entrada.$A$8:.$C$1606];3;0)) = 1; 0;VLOOKUP([.E86];[Entrada.$A$8:.$C$1606];3;0)*[.C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5</text:p>
          </table:table-cell>
          <table:table-cell table:number-columns-repeated="2"/>
          <table:table-cell/>
          <table:table-cell table:style-name="ce12" office:value-type="string">
            <text:p>3,5</text:p>
          </table:table-cell>
          <table:table-cell table:style-name="ce21" table:formula="of:=IF(ISNA(VLOOKUP([.E87];[Entrada.$A$8:.$B$1605];2;0)) = 1; 0;VLOOKUP([.E87];[Entrada.$A$8:.$B$1605];2;0))" office:value-type="float" office:value="0">
            <text:p>0</text:p>
          </table:table-cell>
          <table:table-cell table:formula="of:=IF(ISNA(VLOOKUP([.E87];[Entrada.$A$8:.$D$1605];4;0)) = 1; 0;VLOOKUP([.E87];[Entrada.$A$8:.$D$1605];4;0))" office:value-type="float" office:value="0">
            <text:p>0</text:p>
          </table:table-cell>
          <table:table-cell table:number-columns-repeated="6"/>
          <table:table-cell table:style-name="ce29" table:formula="of:=[.C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];[Entrada.$A$8:.$C$1606];3;0)) = 1; 0;VLOOKUP([.E87];[Entrada.$A$8:.$C$1606];3;0)*[.C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6</text:p>
          </table:table-cell>
          <table:table-cell table:number-columns-repeated="2"/>
          <table:table-cell/>
          <table:table-cell table:style-name="ce12" office:value-type="string">
            <text:p>3,6</text:p>
          </table:table-cell>
          <table:table-cell table:style-name="ce21" table:formula="of:=IF(ISNA(VLOOKUP([.E88];[Entrada.$A$8:.$B$1605];2;0)) = 1; 0;VLOOKUP([.E88];[Entrada.$A$8:.$B$1605];2;0))" office:value-type="float" office:value="0">
            <text:p>0</text:p>
          </table:table-cell>
          <table:table-cell table:formula="of:=IF(ISNA(VLOOKUP([.E88];[Entrada.$A$8:.$D$1605];4;0)) = 1; 0;VLOOKUP([.E88];[Entrada.$A$8:.$D$1605];4;0))" office:value-type="float" office:value="0">
            <text:p>0</text:p>
          </table:table-cell>
          <table:table-cell table:number-columns-repeated="6"/>
          <table:table-cell table:style-name="ce29" table:formula="of:=[.C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];[Entrada.$A$8:.$C$1606];3;0)) = 1; 0;VLOOKUP([.E88];[Entrada.$A$8:.$C$1606];3;0)*[.C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7</text:p>
          </table:table-cell>
          <table:table-cell table:number-columns-repeated="2"/>
          <table:table-cell/>
          <table:table-cell table:style-name="ce12" office:value-type="string">
            <text:p>3,7</text:p>
          </table:table-cell>
          <table:table-cell table:style-name="ce21" table:formula="of:=IF(ISNA(VLOOKUP([.E89];[Entrada.$A$8:.$B$1605];2;0)) = 1; 0;VLOOKUP([.E89];[Entrada.$A$8:.$B$1605];2;0))" office:value-type="float" office:value="0">
            <text:p>0</text:p>
          </table:table-cell>
          <table:table-cell table:formula="of:=IF(ISNA(VLOOKUP([.E89];[Entrada.$A$8:.$D$1605];4;0)) = 1; 0;VLOOKUP([.E89];[Entrada.$A$8:.$D$1605];4;0))" office:value-type="float" office:value="0">
            <text:p>0</text:p>
          </table:table-cell>
          <table:table-cell table:number-columns-repeated="6"/>
          <table:table-cell table:style-name="ce29" table:formula="of:=[.C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];[Entrada.$A$8:.$C$1606];3;0)) = 1; 0;VLOOKUP([.E89];[Entrada.$A$8:.$C$1606];3;0)*[.C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8</text:p>
          </table:table-cell>
          <table:table-cell table:number-columns-repeated="2"/>
          <table:table-cell/>
          <table:table-cell table:style-name="ce12" office:value-type="string">
            <text:p>3,8</text:p>
          </table:table-cell>
          <table:table-cell table:style-name="ce21" table:formula="of:=IF(ISNA(VLOOKUP([.E90];[Entrada.$A$8:.$B$1605];2;0)) = 1; 0;VLOOKUP([.E90];[Entrada.$A$8:.$B$1605];2;0))" office:value-type="float" office:value="0">
            <text:p>0</text:p>
          </table:table-cell>
          <table:table-cell table:formula="of:=IF(ISNA(VLOOKUP([.E90];[Entrada.$A$8:.$D$1605];4;0)) = 1; 0;VLOOKUP([.E90];[Entrada.$A$8:.$D$1605];4;0))" office:value-type="float" office:value="0">
            <text:p>0</text:p>
          </table:table-cell>
          <table:table-cell table:number-columns-repeated="6"/>
          <table:table-cell table:style-name="ce29" table:formula="of:=[.C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];[Entrada.$A$8:.$C$1606];3;0)) = 1; 0;VLOOKUP([.E90];[Entrada.$A$8:.$C$1606];3;0)*[.C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9</text:p>
          </table:table-cell>
          <table:table-cell table:number-columns-repeated="2"/>
          <table:table-cell/>
          <table:table-cell table:style-name="ce12" office:value-type="string">
            <text:p>3,9</text:p>
          </table:table-cell>
          <table:table-cell table:style-name="ce21" table:formula="of:=IF(ISNA(VLOOKUP([.E91];[Entrada.$A$8:.$B$1605];2;0)) = 1; 0;VLOOKUP([.E91];[Entrada.$A$8:.$B$1605];2;0))" office:value-type="float" office:value="0">
            <text:p>0</text:p>
          </table:table-cell>
          <table:table-cell table:formula="of:=IF(ISNA(VLOOKUP([.E91];[Entrada.$A$8:.$D$1605];4;0)) = 1; 0;VLOOKUP([.E91];[Entrada.$A$8:.$D$1605];4;0))" office:value-type="float" office:value="0">
            <text:p>0</text:p>
          </table:table-cell>
          <table:table-cell table:number-columns-repeated="6"/>
          <table:table-cell table:style-name="ce29" table:formula="of:=[.C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];[Entrada.$A$8:.$C$1606];3;0)) = 1; 0;VLOOKUP([.E91];[Entrada.$A$8:.$C$1606];3;0)*[.C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0</text:p>
          </table:table-cell>
          <table:table-cell table:number-columns-repeated="2"/>
          <table:table-cell/>
          <table:table-cell table:style-name="ce12" office:value-type="string">
            <text:p>3,10</text:p>
          </table:table-cell>
          <table:table-cell table:style-name="ce21" table:formula="of:=IF(ISNA(VLOOKUP([.E92];[Entrada.$A$8:.$B$1605];2;0)) = 1; 0;VLOOKUP([.E92];[Entrada.$A$8:.$B$1605];2;0))" office:value-type="float" office:value="0">
            <text:p>0</text:p>
          </table:table-cell>
          <table:table-cell table:formula="of:=IF(ISNA(VLOOKUP([.E92];[Entrada.$A$8:.$D$1605];4;0)) = 1; 0;VLOOKUP([.E92];[Entrada.$A$8:.$D$1605];4;0))" office:value-type="float" office:value="0">
            <text:p>0</text:p>
          </table:table-cell>
          <table:table-cell table:number-columns-repeated="6"/>
          <table:table-cell table:style-name="ce29" table:formula="of:=[.C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];[Entrada.$A$8:.$C$1606];3;0)) = 1; 0;VLOOKUP([.E92];[Entrada.$A$8:.$C$1606];3;0)*[.C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1</text:p>
          </table:table-cell>
          <table:table-cell table:number-columns-repeated="2"/>
          <table:table-cell/>
          <table:table-cell table:style-name="ce12" office:value-type="string">
            <text:p>3,11</text:p>
          </table:table-cell>
          <table:table-cell table:style-name="ce21" table:formula="of:=IF(ISNA(VLOOKUP([.E93];[Entrada.$A$8:.$B$1605];2;0)) = 1; 0;VLOOKUP([.E93];[Entrada.$A$8:.$B$1605];2;0))" office:value-type="float" office:value="0">
            <text:p>0</text:p>
          </table:table-cell>
          <table:table-cell table:formula="of:=IF(ISNA(VLOOKUP([.E93];[Entrada.$A$8:.$D$1605];4;0)) = 1; 0;VLOOKUP([.E93];[Entrada.$A$8:.$D$1605];4;0))" office:value-type="float" office:value="0">
            <text:p>0</text:p>
          </table:table-cell>
          <table:table-cell table:number-columns-repeated="6"/>
          <table:table-cell table:style-name="ce29" table:formula="of:=[.C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];[Entrada.$A$8:.$C$1606];3;0)) = 1; 0;VLOOKUP([.E93];[Entrada.$A$8:.$C$1606];3;0)*[.C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2</text:p>
          </table:table-cell>
          <table:table-cell table:number-columns-repeated="2"/>
          <table:table-cell/>
          <table:table-cell table:style-name="ce12" office:value-type="string">
            <text:p>3,12</text:p>
          </table:table-cell>
          <table:table-cell table:style-name="ce21" table:formula="of:=IF(ISNA(VLOOKUP([.E94];[Entrada.$A$8:.$B$1605];2;0)) = 1; 0;VLOOKUP([.E94];[Entrada.$A$8:.$B$1605];2;0))" office:value-type="float" office:value="0">
            <text:p>0</text:p>
          </table:table-cell>
          <table:table-cell table:formula="of:=IF(ISNA(VLOOKUP([.E94];[Entrada.$A$8:.$D$1605];4;0)) = 1; 0;VLOOKUP([.E94];[Entrada.$A$8:.$D$1605];4;0))" office:value-type="float" office:value="0">
            <text:p>0</text:p>
          </table:table-cell>
          <table:table-cell table:number-columns-repeated="6"/>
          <table:table-cell table:style-name="ce29" table:formula="of:=[.C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];[Entrada.$A$8:.$C$1606];3;0)) = 1; 0;VLOOKUP([.E94];[Entrada.$A$8:.$C$1606];3;0)*[.C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3</text:p>
          </table:table-cell>
          <table:table-cell table:number-columns-repeated="2"/>
          <table:table-cell/>
          <table:table-cell table:style-name="ce12" office:value-type="string">
            <text:p>3,13</text:p>
          </table:table-cell>
          <table:table-cell table:style-name="ce21" table:formula="of:=IF(ISNA(VLOOKUP([.E95];[Entrada.$A$8:.$B$1605];2;0)) = 1; 0;VLOOKUP([.E95];[Entrada.$A$8:.$B$1605];2;0))" office:value-type="float" office:value="0">
            <text:p>0</text:p>
          </table:table-cell>
          <table:table-cell table:formula="of:=IF(ISNA(VLOOKUP([.E95];[Entrada.$A$8:.$D$1605];4;0)) = 1; 0;VLOOKUP([.E95];[Entrada.$A$8:.$D$1605];4;0))" office:value-type="float" office:value="0">
            <text:p>0</text:p>
          </table:table-cell>
          <table:table-cell table:number-columns-repeated="6"/>
          <table:table-cell table:style-name="ce29" table:formula="of:=[.C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];[Entrada.$A$8:.$C$1606];3;0)) = 1; 0;VLOOKUP([.E95];[Entrada.$A$8:.$C$1606];3;0)*[.C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4</text:p>
          </table:table-cell>
          <table:table-cell table:number-columns-repeated="2"/>
          <table:table-cell/>
          <table:table-cell table:style-name="ce12" office:value-type="string">
            <text:p>3,14</text:p>
          </table:table-cell>
          <table:table-cell table:style-name="ce21" table:formula="of:=IF(ISNA(VLOOKUP([.E96];[Entrada.$A$8:.$B$1605];2;0)) = 1; 0;VLOOKUP([.E96];[Entrada.$A$8:.$B$1605];2;0))" office:value-type="float" office:value="0">
            <text:p>0</text:p>
          </table:table-cell>
          <table:table-cell table:formula="of:=IF(ISNA(VLOOKUP([.E96];[Entrada.$A$8:.$D$1605];4;0)) = 1; 0;VLOOKUP([.E96];[Entrada.$A$8:.$D$1605];4;0))" office:value-type="float" office:value="0">
            <text:p>0</text:p>
          </table:table-cell>
          <table:table-cell table:number-columns-repeated="6"/>
          <table:table-cell table:style-name="ce29" table:formula="of:=[.C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];[Entrada.$A$8:.$C$1606];3;0)) = 1; 0;VLOOKUP([.E96];[Entrada.$A$8:.$C$1606];3;0)*[.C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5</text:p>
          </table:table-cell>
          <table:table-cell table:number-columns-repeated="2"/>
          <table:table-cell/>
          <table:table-cell table:style-name="ce12" office:value-type="string">
            <text:p>3,15</text:p>
          </table:table-cell>
          <table:table-cell table:style-name="ce21" table:formula="of:=IF(ISNA(VLOOKUP([.E97];[Entrada.$A$8:.$B$1605];2;0)) = 1; 0;VLOOKUP([.E97];[Entrada.$A$8:.$B$1605];2;0))" office:value-type="float" office:value="0">
            <text:p>0</text:p>
          </table:table-cell>
          <table:table-cell table:formula="of:=IF(ISNA(VLOOKUP([.E97];[Entrada.$A$8:.$D$1605];4;0)) = 1; 0;VLOOKUP([.E97];[Entrada.$A$8:.$D$1605];4;0))" office:value-type="float" office:value="0">
            <text:p>0</text:p>
          </table:table-cell>
          <table:table-cell table:number-columns-repeated="6"/>
          <table:table-cell table:style-name="ce29" table:formula="of:=[.C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];[Entrada.$A$8:.$C$1606];3;0)) = 1; 0;VLOOKUP([.E97];[Entrada.$A$8:.$C$1606];3;0)*[.C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6</text:p>
          </table:table-cell>
          <table:table-cell table:number-columns-repeated="2"/>
          <table:table-cell/>
          <table:table-cell table:style-name="ce12" office:value-type="string">
            <text:p>3,16</text:p>
          </table:table-cell>
          <table:table-cell table:style-name="ce21" table:formula="of:=IF(ISNA(VLOOKUP([.E98];[Entrada.$A$8:.$B$1605];2;0)) = 1; 0;VLOOKUP([.E98];[Entrada.$A$8:.$B$1605];2;0))" office:value-type="float" office:value="0">
            <text:p>0</text:p>
          </table:table-cell>
          <table:table-cell table:formula="of:=IF(ISNA(VLOOKUP([.E98];[Entrada.$A$8:.$D$1605];4;0)) = 1; 0;VLOOKUP([.E98];[Entrada.$A$8:.$D$1605];4;0))" office:value-type="float" office:value="0">
            <text:p>0</text:p>
          </table:table-cell>
          <table:table-cell table:number-columns-repeated="6"/>
          <table:table-cell table:style-name="ce29" table:formula="of:=[.C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];[Entrada.$A$8:.$C$1606];3;0)) = 1; 0;VLOOKUP([.E98];[Entrada.$A$8:.$C$1606];3;0)*[.C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7</text:p>
          </table:table-cell>
          <table:table-cell table:number-columns-repeated="2"/>
          <table:table-cell/>
          <table:table-cell table:style-name="ce12" office:value-type="string">
            <text:p>3,17</text:p>
          </table:table-cell>
          <table:table-cell table:style-name="ce21" table:formula="of:=IF(ISNA(VLOOKUP([.E99];[Entrada.$A$8:.$B$1605];2;0)) = 1; 0;VLOOKUP([.E99];[Entrada.$A$8:.$B$1605];2;0))" office:value-type="float" office:value="0">
            <text:p>0</text:p>
          </table:table-cell>
          <table:table-cell table:formula="of:=IF(ISNA(VLOOKUP([.E99];[Entrada.$A$8:.$D$1605];4;0)) = 1; 0;VLOOKUP([.E99];[Entrada.$A$8:.$D$1605];4;0))" office:value-type="float" office:value="0">
            <text:p>0</text:p>
          </table:table-cell>
          <table:table-cell table:number-columns-repeated="6"/>
          <table:table-cell table:style-name="ce29" table:formula="of:=[.C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];[Entrada.$A$8:.$C$1606];3;0)) = 1; 0;VLOOKUP([.E99];[Entrada.$A$8:.$C$1606];3;0)*[.C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8</text:p>
          </table:table-cell>
          <table:table-cell table:number-columns-repeated="2"/>
          <table:table-cell/>
          <table:table-cell table:style-name="ce12" office:value-type="string">
            <text:p>3,18</text:p>
          </table:table-cell>
          <table:table-cell table:style-name="ce21" table:formula="of:=IF(ISNA(VLOOKUP([.E100];[Entrada.$A$8:.$B$1605];2;0)) = 1; 0;VLOOKUP([.E100];[Entrada.$A$8:.$B$1605];2;0))" office:value-type="float" office:value="0">
            <text:p>0</text:p>
          </table:table-cell>
          <table:table-cell table:formula="of:=IF(ISNA(VLOOKUP([.E100];[Entrada.$A$8:.$D$1605];4;0)) = 1; 0;VLOOKUP([.E100];[Entrada.$A$8:.$D$1605];4;0))" office:value-type="float" office:value="0">
            <text:p>0</text:p>
          </table:table-cell>
          <table:table-cell table:number-columns-repeated="6"/>
          <table:table-cell table:style-name="ce29" table:formula="of:=[.C1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];[Entrada.$A$8:.$C$1606];3;0)) = 1; 0;VLOOKUP([.E100];[Entrada.$A$8:.$C$1606];3;0)*[.C1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19</text:p>
          </table:table-cell>
          <table:table-cell table:number-columns-repeated="2"/>
          <table:table-cell/>
          <table:table-cell table:style-name="ce12" office:value-type="string">
            <text:p>3,19</text:p>
          </table:table-cell>
          <table:table-cell table:style-name="ce21" table:formula="of:=IF(ISNA(VLOOKUP([.E101];[Entrada.$A$8:.$B$1605];2;0)) = 1; 0;VLOOKUP([.E101];[Entrada.$A$8:.$B$1605];2;0))" office:value-type="float" office:value="0">
            <text:p>0</text:p>
          </table:table-cell>
          <table:table-cell table:formula="of:=IF(ISNA(VLOOKUP([.E101];[Entrada.$A$8:.$D$1605];4;0)) = 1; 0;VLOOKUP([.E101];[Entrada.$A$8:.$D$1605];4;0))" office:value-type="float" office:value="0">
            <text:p>0</text:p>
          </table:table-cell>
          <table:table-cell table:number-columns-repeated="6"/>
          <table:table-cell table:style-name="ce29" table:formula="of:=[.C1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];[Entrada.$A$8:.$C$1606];3;0)) = 1; 0;VLOOKUP([.E101];[Entrada.$A$8:.$C$1606];3;0)*[.C1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0</text:p>
          </table:table-cell>
          <table:table-cell table:number-columns-repeated="2"/>
          <table:table-cell/>
          <table:table-cell table:style-name="ce12" office:value-type="string">
            <text:p>3,20</text:p>
          </table:table-cell>
          <table:table-cell table:style-name="ce21" table:formula="of:=IF(ISNA(VLOOKUP([.E102];[Entrada.$A$8:.$B$1605];2;0)) = 1; 0;VLOOKUP([.E102];[Entrada.$A$8:.$B$1605];2;0))" office:value-type="float" office:value="0">
            <text:p>0</text:p>
          </table:table-cell>
          <table:table-cell table:formula="of:=IF(ISNA(VLOOKUP([.E102];[Entrada.$A$8:.$D$1605];4;0)) = 1; 0;VLOOKUP([.E102];[Entrada.$A$8:.$D$1605];4;0))" office:value-type="float" office:value="0">
            <text:p>0</text:p>
          </table:table-cell>
          <table:table-cell table:number-columns-repeated="6"/>
          <table:table-cell table:style-name="ce29" table:formula="of:=[.C1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];[Entrada.$A$8:.$C$1606];3;0)) = 1; 0;VLOOKUP([.E102];[Entrada.$A$8:.$C$1606];3;0)*[.C1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1</text:p>
          </table:table-cell>
          <table:table-cell table:number-columns-repeated="2"/>
          <table:table-cell/>
          <table:table-cell table:style-name="ce12" office:value-type="string">
            <text:p>3,21</text:p>
          </table:table-cell>
          <table:table-cell table:style-name="ce21" table:formula="of:=IF(ISNA(VLOOKUP([.E103];[Entrada.$A$8:.$B$1605];2;0)) = 1; 0;VLOOKUP([.E103];[Entrada.$A$8:.$B$1605];2;0))" office:value-type="float" office:value="0">
            <text:p>0</text:p>
          </table:table-cell>
          <table:table-cell table:formula="of:=IF(ISNA(VLOOKUP([.E103];[Entrada.$A$8:.$D$1605];4;0)) = 1; 0;VLOOKUP([.E103];[Entrada.$A$8:.$D$1605];4;0))" office:value-type="float" office:value="0">
            <text:p>0</text:p>
          </table:table-cell>
          <table:table-cell table:number-columns-repeated="6"/>
          <table:table-cell table:style-name="ce29" table:formula="of:=[.C1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];[Entrada.$A$8:.$C$1606];3;0)) = 1; 0;VLOOKUP([.E103];[Entrada.$A$8:.$C$1606];3;0)*[.C1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2</text:p>
          </table:table-cell>
          <table:table-cell table:number-columns-repeated="2"/>
          <table:table-cell/>
          <table:table-cell table:style-name="ce12" office:value-type="string">
            <text:p>3,22</text:p>
          </table:table-cell>
          <table:table-cell table:style-name="ce21" table:formula="of:=IF(ISNA(VLOOKUP([.E104];[Entrada.$A$8:.$B$1605];2;0)) = 1; 0;VLOOKUP([.E104];[Entrada.$A$8:.$B$1605];2;0))" office:value-type="float" office:value="0">
            <text:p>0</text:p>
          </table:table-cell>
          <table:table-cell table:formula="of:=IF(ISNA(VLOOKUP([.E104];[Entrada.$A$8:.$D$1605];4;0)) = 1; 0;VLOOKUP([.E104];[Entrada.$A$8:.$D$1605];4;0))" office:value-type="float" office:value="0">
            <text:p>0</text:p>
          </table:table-cell>
          <table:table-cell table:number-columns-repeated="6"/>
          <table:table-cell table:style-name="ce29" table:formula="of:=[.C1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];[Entrada.$A$8:.$C$1606];3;0)) = 1; 0;VLOOKUP([.E104];[Entrada.$A$8:.$C$1606];3;0)*[.C1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3</text:p>
          </table:table-cell>
          <table:table-cell table:number-columns-repeated="2"/>
          <table:table-cell/>
          <table:table-cell table:style-name="ce12" office:value-type="string">
            <text:p>3,23</text:p>
          </table:table-cell>
          <table:table-cell table:style-name="ce21" table:formula="of:=IF(ISNA(VLOOKUP([.E105];[Entrada.$A$8:.$B$1605];2;0)) = 1; 0;VLOOKUP([.E105];[Entrada.$A$8:.$B$1605];2;0))" office:value-type="float" office:value="0">
            <text:p>0</text:p>
          </table:table-cell>
          <table:table-cell table:formula="of:=IF(ISNA(VLOOKUP([.E105];[Entrada.$A$8:.$D$1605];4;0)) = 1; 0;VLOOKUP([.E105];[Entrada.$A$8:.$D$1605];4;0))" office:value-type="float" office:value="0">
            <text:p>0</text:p>
          </table:table-cell>
          <table:table-cell table:number-columns-repeated="6"/>
          <table:table-cell table:style-name="ce29" table:formula="of:=[.C1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];[Entrada.$A$8:.$C$1606];3;0)) = 1; 0;VLOOKUP([.E105];[Entrada.$A$8:.$C$1606];3;0)*[.C1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4</text:p>
          </table:table-cell>
          <table:table-cell table:number-columns-repeated="2"/>
          <table:table-cell/>
          <table:table-cell table:style-name="ce12" office:value-type="string">
            <text:p>3,24</text:p>
          </table:table-cell>
          <table:table-cell table:style-name="ce21" table:formula="of:=IF(ISNA(VLOOKUP([.E106];[Entrada.$A$8:.$B$1605];2;0)) = 1; 0;VLOOKUP([.E106];[Entrada.$A$8:.$B$1605];2;0))" office:value-type="float" office:value="0">
            <text:p>0</text:p>
          </table:table-cell>
          <table:table-cell table:formula="of:=IF(ISNA(VLOOKUP([.E106];[Entrada.$A$8:.$D$1605];4;0)) = 1; 0;VLOOKUP([.E106];[Entrada.$A$8:.$D$1605];4;0))" office:value-type="float" office:value="0">
            <text:p>0</text:p>
          </table:table-cell>
          <table:table-cell table:number-columns-repeated="6"/>
          <table:table-cell table:style-name="ce29" table:formula="of:=[.C1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];[Entrada.$A$8:.$C$1606];3;0)) = 1; 0;VLOOKUP([.E106];[Entrada.$A$8:.$C$1606];3;0)*[.C1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5</text:p>
          </table:table-cell>
          <table:table-cell table:number-columns-repeated="2"/>
          <table:table-cell/>
          <table:table-cell table:style-name="ce12" office:value-type="string">
            <text:p>3,25</text:p>
          </table:table-cell>
          <table:table-cell table:style-name="ce21" table:formula="of:=IF(ISNA(VLOOKUP([.E107];[Entrada.$A$8:.$B$1605];2;0)) = 1; 0;VLOOKUP([.E107];[Entrada.$A$8:.$B$1605];2;0))" office:value-type="float" office:value="0">
            <text:p>0</text:p>
          </table:table-cell>
          <table:table-cell table:formula="of:=IF(ISNA(VLOOKUP([.E107];[Entrada.$A$8:.$D$1605];4;0)) = 1; 0;VLOOKUP([.E107];[Entrada.$A$8:.$D$1605];4;0))" office:value-type="float" office:value="0">
            <text:p>0</text:p>
          </table:table-cell>
          <table:table-cell table:number-columns-repeated="6"/>
          <table:table-cell table:style-name="ce29" table:formula="of:=[.C1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];[Entrada.$A$8:.$C$1606];3;0)) = 1; 0;VLOOKUP([.E107];[Entrada.$A$8:.$C$1606];3;0)*[.C1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6</text:p>
          </table:table-cell>
          <table:table-cell table:number-columns-repeated="2"/>
          <table:table-cell/>
          <table:table-cell table:style-name="ce12" office:value-type="string">
            <text:p>3,26</text:p>
          </table:table-cell>
          <table:table-cell table:style-name="ce21" table:formula="of:=IF(ISNA(VLOOKUP([.E108];[Entrada.$A$8:.$B$1605];2;0)) = 1; 0;VLOOKUP([.E108];[Entrada.$A$8:.$B$1605];2;0))" office:value-type="float" office:value="0">
            <text:p>0</text:p>
          </table:table-cell>
          <table:table-cell table:formula="of:=IF(ISNA(VLOOKUP([.E108];[Entrada.$A$8:.$D$1605];4;0)) = 1; 0;VLOOKUP([.E108];[Entrada.$A$8:.$D$1605];4;0))" office:value-type="float" office:value="0">
            <text:p>0</text:p>
          </table:table-cell>
          <table:table-cell table:number-columns-repeated="6"/>
          <table:table-cell table:style-name="ce29" table:formula="of:=[.C1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];[Entrada.$A$8:.$C$1606];3;0)) = 1; 0;VLOOKUP([.E108];[Entrada.$A$8:.$C$1606];3;0)*[.C1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7</text:p>
          </table:table-cell>
          <table:table-cell table:number-columns-repeated="2"/>
          <table:table-cell/>
          <table:table-cell table:style-name="ce12" office:value-type="string">
            <text:p>3,27</text:p>
          </table:table-cell>
          <table:table-cell table:style-name="ce21" table:formula="of:=IF(ISNA(VLOOKUP([.E109];[Entrada.$A$8:.$B$1605];2;0)) = 1; 0;VLOOKUP([.E109];[Entrada.$A$8:.$B$1605];2;0))" office:value-type="float" office:value="0">
            <text:p>0</text:p>
          </table:table-cell>
          <table:table-cell table:formula="of:=IF(ISNA(VLOOKUP([.E109];[Entrada.$A$8:.$D$1605];4;0)) = 1; 0;VLOOKUP([.E109];[Entrada.$A$8:.$D$1605];4;0))" office:value-type="float" office:value="0">
            <text:p>0</text:p>
          </table:table-cell>
          <table:table-cell table:number-columns-repeated="6"/>
          <table:table-cell table:style-name="ce29" table:formula="of:=[.C1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];[Entrada.$A$8:.$C$1606];3;0)) = 1; 0;VLOOKUP([.E109];[Entrada.$A$8:.$C$1606];3;0)*[.C1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8</text:p>
          </table:table-cell>
          <table:table-cell table:number-columns-repeated="2"/>
          <table:table-cell/>
          <table:table-cell table:style-name="ce12" office:value-type="string">
            <text:p>3,28</text:p>
          </table:table-cell>
          <table:table-cell table:style-name="ce21" table:formula="of:=IF(ISNA(VLOOKUP([.E110];[Entrada.$A$8:.$B$1605];2;0)) = 1; 0;VLOOKUP([.E110];[Entrada.$A$8:.$B$1605];2;0))" office:value-type="float" office:value="0">
            <text:p>0</text:p>
          </table:table-cell>
          <table:table-cell table:formula="of:=IF(ISNA(VLOOKUP([.E110];[Entrada.$A$8:.$D$1605];4;0)) = 1; 0;VLOOKUP([.E110];[Entrada.$A$8:.$D$1605];4;0))" office:value-type="float" office:value="0">
            <text:p>0</text:p>
          </table:table-cell>
          <table:table-cell table:number-columns-repeated="6"/>
          <table:table-cell table:style-name="ce29" table:formula="of:=[.C1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];[Entrada.$A$8:.$C$1606];3;0)) = 1; 0;VLOOKUP([.E110];[Entrada.$A$8:.$C$1606];3;0)*[.C1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29</text:p>
          </table:table-cell>
          <table:table-cell table:number-columns-repeated="2"/>
          <table:table-cell/>
          <table:table-cell table:style-name="ce12" office:value-type="string">
            <text:p>3,29</text:p>
          </table:table-cell>
          <table:table-cell table:style-name="ce21" table:formula="of:=IF(ISNA(VLOOKUP([.E111];[Entrada.$A$8:.$B$1605];2;0)) = 1; 0;VLOOKUP([.E111];[Entrada.$A$8:.$B$1605];2;0))" office:value-type="float" office:value="0">
            <text:p>0</text:p>
          </table:table-cell>
          <table:table-cell table:formula="of:=IF(ISNA(VLOOKUP([.E111];[Entrada.$A$8:.$D$1605];4;0)) = 1; 0;VLOOKUP([.E111];[Entrada.$A$8:.$D$1605];4;0))" office:value-type="float" office:value="0">
            <text:p>0</text:p>
          </table:table-cell>
          <table:table-cell table:number-columns-repeated="6"/>
          <table:table-cell table:style-name="ce29" table:formula="of:=[.C1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];[Entrada.$A$8:.$C$1606];3;0)) = 1; 0;VLOOKUP([.E111];[Entrada.$A$8:.$C$1606];3;0)*[.C1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0</text:p>
          </table:table-cell>
          <table:table-cell table:number-columns-repeated="2"/>
          <table:table-cell/>
          <table:table-cell table:style-name="ce12" office:value-type="string">
            <text:p>3,30</text:p>
          </table:table-cell>
          <table:table-cell table:style-name="ce21" table:formula="of:=IF(ISNA(VLOOKUP([.E112];[Entrada.$A$8:.$B$1605];2;0)) = 1; 0;VLOOKUP([.E112];[Entrada.$A$8:.$B$1605];2;0))" office:value-type="float" office:value="0">
            <text:p>0</text:p>
          </table:table-cell>
          <table:table-cell table:formula="of:=IF(ISNA(VLOOKUP([.E112];[Entrada.$A$8:.$D$1605];4;0)) = 1; 0;VLOOKUP([.E112];[Entrada.$A$8:.$D$1605];4;0))" office:value-type="float" office:value="0">
            <text:p>0</text:p>
          </table:table-cell>
          <table:table-cell table:number-columns-repeated="6"/>
          <table:table-cell table:style-name="ce29" table:formula="of:=[.C1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];[Entrada.$A$8:.$C$1606];3;0)) = 1; 0;VLOOKUP([.E112];[Entrada.$A$8:.$C$1606];3;0)*[.C1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1</text:p>
          </table:table-cell>
          <table:table-cell table:number-columns-repeated="2"/>
          <table:table-cell/>
          <table:table-cell table:style-name="ce12" office:value-type="string">
            <text:p>3,31</text:p>
          </table:table-cell>
          <table:table-cell table:style-name="ce21" table:formula="of:=IF(ISNA(VLOOKUP([.E113];[Entrada.$A$8:.$B$1605];2;0)) = 1; 0;VLOOKUP([.E113];[Entrada.$A$8:.$B$1605];2;0))" office:value-type="float" office:value="0">
            <text:p>0</text:p>
          </table:table-cell>
          <table:table-cell table:formula="of:=IF(ISNA(VLOOKUP([.E113];[Entrada.$A$8:.$D$1605];4;0)) = 1; 0;VLOOKUP([.E113];[Entrada.$A$8:.$D$1605];4;0))" office:value-type="float" office:value="0">
            <text:p>0</text:p>
          </table:table-cell>
          <table:table-cell table:number-columns-repeated="6"/>
          <table:table-cell table:style-name="ce29" table:formula="of:=[.C1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];[Entrada.$A$8:.$C$1606];3;0)) = 1; 0;VLOOKUP([.E113];[Entrada.$A$8:.$C$1606];3;0)*[.C1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2</text:p>
          </table:table-cell>
          <table:table-cell table:number-columns-repeated="2"/>
          <table:table-cell/>
          <table:table-cell table:style-name="ce12" office:value-type="string">
            <text:p>3,32</text:p>
          </table:table-cell>
          <table:table-cell table:style-name="ce21" table:formula="of:=IF(ISNA(VLOOKUP([.E114];[Entrada.$A$8:.$B$1605];2;0)) = 1; 0;VLOOKUP([.E114];[Entrada.$A$8:.$B$1605];2;0))" office:value-type="float" office:value="0">
            <text:p>0</text:p>
          </table:table-cell>
          <table:table-cell table:formula="of:=IF(ISNA(VLOOKUP([.E114];[Entrada.$A$8:.$D$1605];4;0)) = 1; 0;VLOOKUP([.E114];[Entrada.$A$8:.$D$1605];4;0))" office:value-type="float" office:value="0">
            <text:p>0</text:p>
          </table:table-cell>
          <table:table-cell table:number-columns-repeated="6"/>
          <table:table-cell table:style-name="ce29" table:formula="of:=[.C1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];[Entrada.$A$8:.$C$1606];3;0)) = 1; 0;VLOOKUP([.E114];[Entrada.$A$8:.$C$1606];3;0)*[.C1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3</text:p>
          </table:table-cell>
          <table:table-cell table:number-columns-repeated="2"/>
          <table:table-cell/>
          <table:table-cell table:style-name="ce12" office:value-type="string">
            <text:p>3,33</text:p>
          </table:table-cell>
          <table:table-cell table:style-name="ce21" table:formula="of:=IF(ISNA(VLOOKUP([.E115];[Entrada.$A$8:.$B$1605];2;0)) = 1; 0;VLOOKUP([.E115];[Entrada.$A$8:.$B$1605];2;0))" office:value-type="float" office:value="0">
            <text:p>0</text:p>
          </table:table-cell>
          <table:table-cell table:formula="of:=IF(ISNA(VLOOKUP([.E115];[Entrada.$A$8:.$D$1605];4;0)) = 1; 0;VLOOKUP([.E115];[Entrada.$A$8:.$D$1605];4;0))" office:value-type="float" office:value="0">
            <text:p>0</text:p>
          </table:table-cell>
          <table:table-cell table:number-columns-repeated="6"/>
          <table:table-cell table:style-name="ce29" table:formula="of:=[.C1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];[Entrada.$A$8:.$C$1606];3;0)) = 1; 0;VLOOKUP([.E115];[Entrada.$A$8:.$C$1606];3;0)*[.C1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4</text:p>
          </table:table-cell>
          <table:table-cell table:number-columns-repeated="2"/>
          <table:table-cell/>
          <table:table-cell table:style-name="ce12" office:value-type="string">
            <text:p>3,34</text:p>
          </table:table-cell>
          <table:table-cell table:style-name="ce21" table:formula="of:=IF(ISNA(VLOOKUP([.E116];[Entrada.$A$8:.$B$1605];2;0)) = 1; 0;VLOOKUP([.E116];[Entrada.$A$8:.$B$1605];2;0))" office:value-type="float" office:value="0">
            <text:p>0</text:p>
          </table:table-cell>
          <table:table-cell table:formula="of:=IF(ISNA(VLOOKUP([.E116];[Entrada.$A$8:.$D$1605];4;0)) = 1; 0;VLOOKUP([.E116];[Entrada.$A$8:.$D$1605];4;0))" office:value-type="float" office:value="0">
            <text:p>0</text:p>
          </table:table-cell>
          <table:table-cell table:number-columns-repeated="6"/>
          <table:table-cell table:style-name="ce29" table:formula="of:=[.C1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];[Entrada.$A$8:.$C$1606];3;0)) = 1; 0;VLOOKUP([.E116];[Entrada.$A$8:.$C$1606];3;0)*[.C1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5</text:p>
          </table:table-cell>
          <table:table-cell table:number-columns-repeated="2"/>
          <table:table-cell/>
          <table:table-cell table:style-name="ce12" office:value-type="string">
            <text:p>3,35</text:p>
          </table:table-cell>
          <table:table-cell table:style-name="ce21" table:formula="of:=IF(ISNA(VLOOKUP([.E117];[Entrada.$A$8:.$B$1605];2;0)) = 1; 0;VLOOKUP([.E117];[Entrada.$A$8:.$B$1605];2;0))" office:value-type="float" office:value="0">
            <text:p>0</text:p>
          </table:table-cell>
          <table:table-cell table:formula="of:=IF(ISNA(VLOOKUP([.E117];[Entrada.$A$8:.$D$1605];4;0)) = 1; 0;VLOOKUP([.E117];[Entrada.$A$8:.$D$1605];4;0))" office:value-type="float" office:value="0">
            <text:p>0</text:p>
          </table:table-cell>
          <table:table-cell table:number-columns-repeated="6"/>
          <table:table-cell table:style-name="ce29" table:formula="of:=[.C1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];[Entrada.$A$8:.$C$1606];3;0)) = 1; 0;VLOOKUP([.E117];[Entrada.$A$8:.$C$1606];3;0)*[.C1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6</text:p>
          </table:table-cell>
          <table:table-cell table:number-columns-repeated="2"/>
          <table:table-cell/>
          <table:table-cell table:style-name="ce12" office:value-type="string">
            <text:p>3,36</text:p>
          </table:table-cell>
          <table:table-cell table:style-name="ce21" table:formula="of:=IF(ISNA(VLOOKUP([.E118];[Entrada.$A$8:.$B$1605];2;0)) = 1; 0;VLOOKUP([.E118];[Entrada.$A$8:.$B$1605];2;0))" office:value-type="float" office:value="0">
            <text:p>0</text:p>
          </table:table-cell>
          <table:table-cell table:formula="of:=IF(ISNA(VLOOKUP([.E118];[Entrada.$A$8:.$D$1605];4;0)) = 1; 0;VLOOKUP([.E118];[Entrada.$A$8:.$D$1605];4;0))" office:value-type="float" office:value="0">
            <text:p>0</text:p>
          </table:table-cell>
          <table:table-cell table:number-columns-repeated="6"/>
          <table:table-cell table:style-name="ce29" table:formula="of:=[.C1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];[Entrada.$A$8:.$C$1606];3;0)) = 1; 0;VLOOKUP([.E118];[Entrada.$A$8:.$C$1606];3;0)*[.C1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7</text:p>
          </table:table-cell>
          <table:table-cell table:number-columns-repeated="2"/>
          <table:table-cell/>
          <table:table-cell table:style-name="ce12" office:value-type="string">
            <text:p>3,37</text:p>
          </table:table-cell>
          <table:table-cell table:style-name="ce21" table:formula="of:=IF(ISNA(VLOOKUP([.E119];[Entrada.$A$8:.$B$1605];2;0)) = 1; 0;VLOOKUP([.E119];[Entrada.$A$8:.$B$1605];2;0))" office:value-type="float" office:value="0">
            <text:p>0</text:p>
          </table:table-cell>
          <table:table-cell table:formula="of:=IF(ISNA(VLOOKUP([.E119];[Entrada.$A$8:.$D$1605];4;0)) = 1; 0;VLOOKUP([.E119];[Entrada.$A$8:.$D$1605];4;0))" office:value-type="float" office:value="0">
            <text:p>0</text:p>
          </table:table-cell>
          <table:table-cell table:number-columns-repeated="6"/>
          <table:table-cell table:style-name="ce29" table:formula="of:=[.C1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];[Entrada.$A$8:.$C$1606];3;0)) = 1; 0;VLOOKUP([.E119];[Entrada.$A$8:.$C$1606];3;0)*[.C1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8</text:p>
          </table:table-cell>
          <table:table-cell table:number-columns-repeated="2"/>
          <table:table-cell/>
          <table:table-cell table:style-name="ce12" office:value-type="string">
            <text:p>3,38</text:p>
          </table:table-cell>
          <table:table-cell table:style-name="ce21" table:formula="of:=IF(ISNA(VLOOKUP([.E120];[Entrada.$A$8:.$B$1605];2;0)) = 1; 0;VLOOKUP([.E120];[Entrada.$A$8:.$B$1605];2;0))" office:value-type="float" office:value="0">
            <text:p>0</text:p>
          </table:table-cell>
          <table:table-cell table:formula="of:=IF(ISNA(VLOOKUP([.E120];[Entrada.$A$8:.$D$1605];4;0)) = 1; 0;VLOOKUP([.E120];[Entrada.$A$8:.$D$1605];4;0))" office:value-type="float" office:value="0">
            <text:p>0</text:p>
          </table:table-cell>
          <table:table-cell table:number-columns-repeated="6"/>
          <table:table-cell table:style-name="ce29" table:formula="of:=[.C1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];[Entrada.$A$8:.$C$1606];3;0)) = 1; 0;VLOOKUP([.E120];[Entrada.$A$8:.$C$1606];3;0)*[.C1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39</text:p>
          </table:table-cell>
          <table:table-cell table:number-columns-repeated="2"/>
          <table:table-cell/>
          <table:table-cell table:style-name="ce12" office:value-type="string">
            <text:p>3,39</text:p>
          </table:table-cell>
          <table:table-cell table:style-name="ce21" table:formula="of:=IF(ISNA(VLOOKUP([.E121];[Entrada.$A$8:.$B$1605];2;0)) = 1; 0;VLOOKUP([.E121];[Entrada.$A$8:.$B$1605];2;0))" office:value-type="float" office:value="0">
            <text:p>0</text:p>
          </table:table-cell>
          <table:table-cell table:formula="of:=IF(ISNA(VLOOKUP([.E121];[Entrada.$A$8:.$D$1605];4;0)) = 1; 0;VLOOKUP([.E121];[Entrada.$A$8:.$D$1605];4;0))" office:value-type="float" office:value="0">
            <text:p>0</text:p>
          </table:table-cell>
          <table:table-cell table:number-columns-repeated="6"/>
          <table:table-cell table:style-name="ce29" table:formula="of:=[.C1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];[Entrada.$A$8:.$C$1606];3;0)) = 1; 0;VLOOKUP([.E121];[Entrada.$A$8:.$C$1606];3;0)*[.C1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,40</text:p>
          </table:table-cell>
          <table:table-cell table:number-columns-repeated="2"/>
          <table:table-cell/>
          <table:table-cell table:style-name="ce12" office:value-type="string">
            <text:p>3,40</text:p>
          </table:table-cell>
          <table:table-cell table:style-name="ce21" table:formula="of:=IF(ISNA(VLOOKUP([.E122];[Entrada.$A$8:.$B$1605];2;0)) = 1; 0;VLOOKUP([.E122];[Entrada.$A$8:.$B$1605];2;0))" office:value-type="float" office:value="0">
            <text:p>0</text:p>
          </table:table-cell>
          <table:table-cell table:formula="of:=IF(ISNA(VLOOKUP([.E122];[Entrada.$A$8:.$D$1605];4;0)) = 1; 0;VLOOKUP([.E122];[Entrada.$A$8:.$D$1605];4;0))" office:value-type="float" office:value="0">
            <text:p>0</text:p>
          </table:table-cell>
          <table:table-cell table:number-columns-repeated="6"/>
          <table:table-cell table:style-name="ce29" table:formula="of:=[.C1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];[Entrada.$A$8:.$C$1606];3;0)) = 1; 0;VLOOKUP([.E122];[Entrada.$A$8:.$C$1606];3;0)*[.C1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4.1">
            <text:p>4,1</text:p>
          </table:table-cell>
          <table:table-cell table:number-columns-repeated="2"/>
          <table:table-cell/>
          <table:table-cell table:style-name="ce13" office:value-type="float" office:value="4.1">
            <text:p>4,1</text:p>
          </table:table-cell>
          <table:table-cell table:style-name="ce21" table:formula="of:=IF(ISNA(VLOOKUP([.E123];[Entrada.$A$8:.$B$1605];2;0)) = 1; 0;VLOOKUP([.E123];[Entrada.$A$8:.$B$1605];2;0))" office:value-type="float" office:value="0">
            <text:p>0</text:p>
          </table:table-cell>
          <table:table-cell table:formula="of:=IF(ISNA(VLOOKUP([.E123];[Entrada.$A$8:.$D$1605];4;0)) = 1; 0;VLOOKUP([.E123];[Entrada.$A$8:.$D$1605];4;0))" office:value-type="float" office:value="0">
            <text:p>0</text:p>
          </table:table-cell>
          <table:table-cell table:number-columns-repeated="6"/>
          <table:table-cell table:style-name="ce29" table:formula="of:=[.C1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];[Entrada.$A$8:.$C$1606];3;0)) = 1; 0;VLOOKUP([.E123];[Entrada.$A$8:.$C$1606];3;0)*[.C1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4.2">
            <text:p>4,2</text:p>
          </table:table-cell>
          <table:table-cell table:number-columns-repeated="2"/>
          <table:table-cell/>
          <table:table-cell table:style-name="ce13" office:value-type="float" office:value="4.2">
            <text:p>4,2</text:p>
          </table:table-cell>
          <table:table-cell table:style-name="ce21" table:formula="of:=IF(ISNA(VLOOKUP([.E124];[Entrada.$A$8:.$B$1605];2;0)) = 1; 0;VLOOKUP([.E124];[Entrada.$A$8:.$B$1605];2;0))" office:value-type="float" office:value="0">
            <text:p>0</text:p>
          </table:table-cell>
          <table:table-cell table:formula="of:=IF(ISNA(VLOOKUP([.E124];[Entrada.$A$8:.$D$1605];4;0)) = 1; 0;VLOOKUP([.E124];[Entrada.$A$8:.$D$1605];4;0))" office:value-type="float" office:value="0">
            <text:p>0</text:p>
          </table:table-cell>
          <table:table-cell table:number-columns-repeated="6"/>
          <table:table-cell table:style-name="ce29" table:formula="of:=[.C1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];[Entrada.$A$8:.$C$1606];3;0)) = 1; 0;VLOOKUP([.E124];[Entrada.$A$8:.$C$1606];3;0)*[.C1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4.3">
            <text:p>4,3</text:p>
          </table:table-cell>
          <table:table-cell table:number-columns-repeated="2"/>
          <table:table-cell/>
          <table:table-cell table:style-name="ce13" office:value-type="float" office:value="4.3">
            <text:p>4,3</text:p>
          </table:table-cell>
          <table:table-cell table:style-name="ce21" table:formula="of:=IF(ISNA(VLOOKUP([.E125];[Entrada.$A$8:.$B$1605];2;0)) = 1; 0;VLOOKUP([.E125];[Entrada.$A$8:.$B$1605];2;0))" office:value-type="float" office:value="0">
            <text:p>0</text:p>
          </table:table-cell>
          <table:table-cell table:formula="of:=IF(ISNA(VLOOKUP([.E125];[Entrada.$A$8:.$D$1605];4;0)) = 1; 0;VLOOKUP([.E125];[Entrada.$A$8:.$D$1605];4;0))" office:value-type="float" office:value="0">
            <text:p>0</text:p>
          </table:table-cell>
          <table:table-cell table:number-columns-repeated="6"/>
          <table:table-cell table:style-name="ce29" table:formula="of:=[.C1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];[Entrada.$A$8:.$C$1606];3;0)) = 1; 0;VLOOKUP([.E125];[Entrada.$A$8:.$C$1606];3;0)*[.C1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4</text:p>
          </table:table-cell>
          <table:table-cell table:number-columns-repeated="2"/>
          <table:table-cell/>
          <table:table-cell table:style-name="ce12" office:value-type="string">
            <text:p>4,4</text:p>
          </table:table-cell>
          <table:table-cell table:style-name="ce21" table:formula="of:=IF(ISNA(VLOOKUP([.E126];[Entrada.$A$8:.$B$1605];2;0)) = 1; 0;VLOOKUP([.E126];[Entrada.$A$8:.$B$1605];2;0))" office:value-type="float" office:value="0">
            <text:p>0</text:p>
          </table:table-cell>
          <table:table-cell table:formula="of:=IF(ISNA(VLOOKUP([.E126];[Entrada.$A$8:.$D$1605];4;0)) = 1; 0;VLOOKUP([.E126];[Entrada.$A$8:.$D$1605];4;0))" office:value-type="float" office:value="0">
            <text:p>0</text:p>
          </table:table-cell>
          <table:table-cell table:number-columns-repeated="6"/>
          <table:table-cell table:style-name="ce29" table:formula="of:=[.C1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];[Entrada.$A$8:.$C$1606];3;0)) = 1; 0;VLOOKUP([.E126];[Entrada.$A$8:.$C$1606];3;0)*[.C1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5</text:p>
          </table:table-cell>
          <table:table-cell table:number-columns-repeated="2"/>
          <table:table-cell/>
          <table:table-cell table:style-name="ce12" office:value-type="string">
            <text:p>4,5</text:p>
          </table:table-cell>
          <table:table-cell table:style-name="ce21" table:formula="of:=IF(ISNA(VLOOKUP([.E127];[Entrada.$A$8:.$B$1605];2;0)) = 1; 0;VLOOKUP([.E127];[Entrada.$A$8:.$B$1605];2;0))" office:value-type="float" office:value="0">
            <text:p>0</text:p>
          </table:table-cell>
          <table:table-cell table:formula="of:=IF(ISNA(VLOOKUP([.E127];[Entrada.$A$8:.$D$1605];4;0)) = 1; 0;VLOOKUP([.E127];[Entrada.$A$8:.$D$1605];4;0))" office:value-type="float" office:value="0">
            <text:p>0</text:p>
          </table:table-cell>
          <table:table-cell table:number-columns-repeated="6"/>
          <table:table-cell table:style-name="ce29" table:formula="of:=[.C1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];[Entrada.$A$8:.$C$1606];3;0)) = 1; 0;VLOOKUP([.E127];[Entrada.$A$8:.$C$1606];3;0)*[.C1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6</text:p>
          </table:table-cell>
          <table:table-cell table:number-columns-repeated="2"/>
          <table:table-cell/>
          <table:table-cell table:style-name="ce12" office:value-type="string">
            <text:p>4,6</text:p>
          </table:table-cell>
          <table:table-cell table:style-name="ce21" table:formula="of:=IF(ISNA(VLOOKUP([.E128];[Entrada.$A$8:.$B$1605];2;0)) = 1; 0;VLOOKUP([.E128];[Entrada.$A$8:.$B$1605];2;0))" office:value-type="float" office:value="0">
            <text:p>0</text:p>
          </table:table-cell>
          <table:table-cell table:formula="of:=IF(ISNA(VLOOKUP([.E128];[Entrada.$A$8:.$D$1605];4;0)) = 1; 0;VLOOKUP([.E128];[Entrada.$A$8:.$D$1605];4;0))" office:value-type="float" office:value="0">
            <text:p>0</text:p>
          </table:table-cell>
          <table:table-cell table:number-columns-repeated="6"/>
          <table:table-cell table:style-name="ce29" table:formula="of:=[.C1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];[Entrada.$A$8:.$C$1606];3;0)) = 1; 0;VLOOKUP([.E128];[Entrada.$A$8:.$C$1606];3;0)*[.C1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7</text:p>
          </table:table-cell>
          <table:table-cell table:number-columns-repeated="2"/>
          <table:table-cell/>
          <table:table-cell table:style-name="ce12" office:value-type="string">
            <text:p>4,7</text:p>
          </table:table-cell>
          <table:table-cell table:style-name="ce21" table:formula="of:=IF(ISNA(VLOOKUP([.E129];[Entrada.$A$8:.$B$1605];2;0)) = 1; 0;VLOOKUP([.E129];[Entrada.$A$8:.$B$1605];2;0))" office:value-type="float" office:value="0">
            <text:p>0</text:p>
          </table:table-cell>
          <table:table-cell table:formula="of:=IF(ISNA(VLOOKUP([.E129];[Entrada.$A$8:.$D$1605];4;0)) = 1; 0;VLOOKUP([.E129];[Entrada.$A$8:.$D$1605];4;0))" office:value-type="float" office:value="0">
            <text:p>0</text:p>
          </table:table-cell>
          <table:table-cell table:number-columns-repeated="6"/>
          <table:table-cell table:style-name="ce29" table:formula="of:=[.C1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];[Entrada.$A$8:.$C$1606];3;0)) = 1; 0;VLOOKUP([.E129];[Entrada.$A$8:.$C$1606];3;0)*[.C1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8</text:p>
          </table:table-cell>
          <table:table-cell table:number-columns-repeated="2"/>
          <table:table-cell/>
          <table:table-cell table:style-name="ce12" office:value-type="string">
            <text:p>4,8</text:p>
          </table:table-cell>
          <table:table-cell table:style-name="ce21" table:formula="of:=IF(ISNA(VLOOKUP([.E130];[Entrada.$A$8:.$B$1605];2;0)) = 1; 0;VLOOKUP([.E130];[Entrada.$A$8:.$B$1605];2;0))" office:value-type="float" office:value="0">
            <text:p>0</text:p>
          </table:table-cell>
          <table:table-cell table:formula="of:=IF(ISNA(VLOOKUP([.E130];[Entrada.$A$8:.$D$1605];4;0)) = 1; 0;VLOOKUP([.E130];[Entrada.$A$8:.$D$1605];4;0))" office:value-type="float" office:value="0">
            <text:p>0</text:p>
          </table:table-cell>
          <table:table-cell table:number-columns-repeated="6"/>
          <table:table-cell table:style-name="ce29" table:formula="of:=[.C1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];[Entrada.$A$8:.$C$1606];3;0)) = 1; 0;VLOOKUP([.E130];[Entrada.$A$8:.$C$1606];3;0)*[.C1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9</text:p>
          </table:table-cell>
          <table:table-cell table:number-columns-repeated="2"/>
          <table:table-cell/>
          <table:table-cell table:style-name="ce12" office:value-type="string">
            <text:p>4,9</text:p>
          </table:table-cell>
          <table:table-cell table:style-name="ce21" table:formula="of:=IF(ISNA(VLOOKUP([.E131];[Entrada.$A$8:.$B$1605];2;0)) = 1; 0;VLOOKUP([.E131];[Entrada.$A$8:.$B$1605];2;0))" office:value-type="float" office:value="0">
            <text:p>0</text:p>
          </table:table-cell>
          <table:table-cell table:formula="of:=IF(ISNA(VLOOKUP([.E131];[Entrada.$A$8:.$D$1605];4;0)) = 1; 0;VLOOKUP([.E131];[Entrada.$A$8:.$D$1605];4;0))" office:value-type="float" office:value="0">
            <text:p>0</text:p>
          </table:table-cell>
          <table:table-cell table:number-columns-repeated="6"/>
          <table:table-cell table:style-name="ce29" table:formula="of:=[.C1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];[Entrada.$A$8:.$C$1606];3;0)) = 1; 0;VLOOKUP([.E131];[Entrada.$A$8:.$C$1606];3;0)*[.C1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0</text:p>
          </table:table-cell>
          <table:table-cell table:number-columns-repeated="2"/>
          <table:table-cell/>
          <table:table-cell table:style-name="ce12" office:value-type="string">
            <text:p>4,10</text:p>
          </table:table-cell>
          <table:table-cell table:style-name="ce21" table:formula="of:=IF(ISNA(VLOOKUP([.E132];[Entrada.$A$8:.$B$1605];2;0)) = 1; 0;VLOOKUP([.E132];[Entrada.$A$8:.$B$1605];2;0))" office:value-type="float" office:value="0">
            <text:p>0</text:p>
          </table:table-cell>
          <table:table-cell table:formula="of:=IF(ISNA(VLOOKUP([.E132];[Entrada.$A$8:.$D$1605];4;0)) = 1; 0;VLOOKUP([.E132];[Entrada.$A$8:.$D$1605];4;0))" office:value-type="float" office:value="0">
            <text:p>0</text:p>
          </table:table-cell>
          <table:table-cell table:number-columns-repeated="6"/>
          <table:table-cell table:style-name="ce29" table:formula="of:=[.C1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];[Entrada.$A$8:.$C$1606];3;0)) = 1; 0;VLOOKUP([.E132];[Entrada.$A$8:.$C$1606];3;0)*[.C1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1</text:p>
          </table:table-cell>
          <table:table-cell table:number-columns-repeated="2"/>
          <table:table-cell/>
          <table:table-cell table:style-name="ce12" office:value-type="string">
            <text:p>4,11</text:p>
          </table:table-cell>
          <table:table-cell table:style-name="ce21" table:formula="of:=IF(ISNA(VLOOKUP([.E133];[Entrada.$A$8:.$B$1605];2;0)) = 1; 0;VLOOKUP([.E133];[Entrada.$A$8:.$B$1605];2;0))" office:value-type="float" office:value="0">
            <text:p>0</text:p>
          </table:table-cell>
          <table:table-cell table:formula="of:=IF(ISNA(VLOOKUP([.E133];[Entrada.$A$8:.$D$1605];4;0)) = 1; 0;VLOOKUP([.E133];[Entrada.$A$8:.$D$1605];4;0))" office:value-type="float" office:value="0">
            <text:p>0</text:p>
          </table:table-cell>
          <table:table-cell table:number-columns-repeated="6"/>
          <table:table-cell table:style-name="ce29" table:formula="of:=[.C1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];[Entrada.$A$8:.$C$1606];3;0)) = 1; 0;VLOOKUP([.E133];[Entrada.$A$8:.$C$1606];3;0)*[.C1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2</text:p>
          </table:table-cell>
          <table:table-cell table:number-columns-repeated="2"/>
          <table:table-cell/>
          <table:table-cell table:style-name="ce12" office:value-type="string">
            <text:p>4,12</text:p>
          </table:table-cell>
          <table:table-cell table:style-name="ce21" table:formula="of:=IF(ISNA(VLOOKUP([.E134];[Entrada.$A$8:.$B$1605];2;0)) = 1; 0;VLOOKUP([.E134];[Entrada.$A$8:.$B$1605];2;0))" office:value-type="float" office:value="0">
            <text:p>0</text:p>
          </table:table-cell>
          <table:table-cell table:formula="of:=IF(ISNA(VLOOKUP([.E134];[Entrada.$A$8:.$D$1605];4;0)) = 1; 0;VLOOKUP([.E134];[Entrada.$A$8:.$D$1605];4;0))" office:value-type="float" office:value="0">
            <text:p>0</text:p>
          </table:table-cell>
          <table:table-cell table:number-columns-repeated="6"/>
          <table:table-cell table:style-name="ce29" table:formula="of:=[.C1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];[Entrada.$A$8:.$C$1606];3;0)) = 1; 0;VLOOKUP([.E134];[Entrada.$A$8:.$C$1606];3;0)*[.C1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3</text:p>
          </table:table-cell>
          <table:table-cell table:number-columns-repeated="2"/>
          <table:table-cell/>
          <table:table-cell table:style-name="ce12" office:value-type="string">
            <text:p>4,13</text:p>
          </table:table-cell>
          <table:table-cell table:style-name="ce21" table:formula="of:=IF(ISNA(VLOOKUP([.E135];[Entrada.$A$8:.$B$1605];2;0)) = 1; 0;VLOOKUP([.E135];[Entrada.$A$8:.$B$1605];2;0))" office:value-type="float" office:value="0">
            <text:p>0</text:p>
          </table:table-cell>
          <table:table-cell table:formula="of:=IF(ISNA(VLOOKUP([.E135];[Entrada.$A$8:.$D$1605];4;0)) = 1; 0;VLOOKUP([.E135];[Entrada.$A$8:.$D$1605];4;0))" office:value-type="float" office:value="0">
            <text:p>0</text:p>
          </table:table-cell>
          <table:table-cell table:number-columns-repeated="6"/>
          <table:table-cell table:style-name="ce29" table:formula="of:=[.C1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];[Entrada.$A$8:.$C$1606];3;0)) = 1; 0;VLOOKUP([.E135];[Entrada.$A$8:.$C$1606];3;0)*[.C1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4</text:p>
          </table:table-cell>
          <table:table-cell table:number-columns-repeated="2"/>
          <table:table-cell/>
          <table:table-cell table:style-name="ce12" office:value-type="string">
            <text:p>4,14</text:p>
          </table:table-cell>
          <table:table-cell table:style-name="ce21" table:formula="of:=IF(ISNA(VLOOKUP([.E136];[Entrada.$A$8:.$B$1605];2;0)) = 1; 0;VLOOKUP([.E136];[Entrada.$A$8:.$B$1605];2;0))" office:value-type="float" office:value="0">
            <text:p>0</text:p>
          </table:table-cell>
          <table:table-cell table:formula="of:=IF(ISNA(VLOOKUP([.E136];[Entrada.$A$8:.$D$1605];4;0)) = 1; 0;VLOOKUP([.E136];[Entrada.$A$8:.$D$1605];4;0))" office:value-type="float" office:value="0">
            <text:p>0</text:p>
          </table:table-cell>
          <table:table-cell table:number-columns-repeated="6"/>
          <table:table-cell table:style-name="ce29" table:formula="of:=[.C1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];[Entrada.$A$8:.$C$1606];3;0)) = 1; 0;VLOOKUP([.E136];[Entrada.$A$8:.$C$1606];3;0)*[.C1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5</text:p>
          </table:table-cell>
          <table:table-cell table:number-columns-repeated="2"/>
          <table:table-cell/>
          <table:table-cell table:style-name="ce12" office:value-type="string">
            <text:p>4,15</text:p>
          </table:table-cell>
          <table:table-cell table:style-name="ce21" table:formula="of:=IF(ISNA(VLOOKUP([.E137];[Entrada.$A$8:.$B$1605];2;0)) = 1; 0;VLOOKUP([.E137];[Entrada.$A$8:.$B$1605];2;0))" office:value-type="float" office:value="0">
            <text:p>0</text:p>
          </table:table-cell>
          <table:table-cell table:formula="of:=IF(ISNA(VLOOKUP([.E137];[Entrada.$A$8:.$D$1605];4;0)) = 1; 0;VLOOKUP([.E137];[Entrada.$A$8:.$D$1605];4;0))" office:value-type="float" office:value="0">
            <text:p>0</text:p>
          </table:table-cell>
          <table:table-cell table:number-columns-repeated="6"/>
          <table:table-cell table:style-name="ce29" table:formula="of:=[.C1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];[Entrada.$A$8:.$C$1606];3;0)) = 1; 0;VLOOKUP([.E137];[Entrada.$A$8:.$C$1606];3;0)*[.C1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6</text:p>
          </table:table-cell>
          <table:table-cell table:number-columns-repeated="2"/>
          <table:table-cell/>
          <table:table-cell table:style-name="ce12" office:value-type="string">
            <text:p>4,16</text:p>
          </table:table-cell>
          <table:table-cell table:style-name="ce21" table:formula="of:=IF(ISNA(VLOOKUP([.E138];[Entrada.$A$8:.$B$1605];2;0)) = 1; 0;VLOOKUP([.E138];[Entrada.$A$8:.$B$1605];2;0))" office:value-type="float" office:value="0">
            <text:p>0</text:p>
          </table:table-cell>
          <table:table-cell table:formula="of:=IF(ISNA(VLOOKUP([.E138];[Entrada.$A$8:.$D$1605];4;0)) = 1; 0;VLOOKUP([.E138];[Entrada.$A$8:.$D$1605];4;0))" office:value-type="float" office:value="0">
            <text:p>0</text:p>
          </table:table-cell>
          <table:table-cell table:number-columns-repeated="6"/>
          <table:table-cell table:style-name="ce29" table:formula="of:=[.C1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];[Entrada.$A$8:.$C$1606];3;0)) = 1; 0;VLOOKUP([.E138];[Entrada.$A$8:.$C$1606];3;0)*[.C1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7</text:p>
          </table:table-cell>
          <table:table-cell table:number-columns-repeated="2"/>
          <table:table-cell/>
          <table:table-cell table:style-name="ce12" office:value-type="string">
            <text:p>4,17</text:p>
          </table:table-cell>
          <table:table-cell table:style-name="ce21" table:formula="of:=IF(ISNA(VLOOKUP([.E139];[Entrada.$A$8:.$B$1605];2;0)) = 1; 0;VLOOKUP([.E139];[Entrada.$A$8:.$B$1605];2;0))" office:value-type="float" office:value="0">
            <text:p>0</text:p>
          </table:table-cell>
          <table:table-cell table:formula="of:=IF(ISNA(VLOOKUP([.E139];[Entrada.$A$8:.$D$1605];4;0)) = 1; 0;VLOOKUP([.E139];[Entrada.$A$8:.$D$1605];4;0))" office:value-type="float" office:value="0">
            <text:p>0</text:p>
          </table:table-cell>
          <table:table-cell table:number-columns-repeated="6"/>
          <table:table-cell table:style-name="ce29" table:formula="of:=[.C1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];[Entrada.$A$8:.$C$1606];3;0)) = 1; 0;VLOOKUP([.E139];[Entrada.$A$8:.$C$1606];3;0)*[.C1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8</text:p>
          </table:table-cell>
          <table:table-cell table:number-columns-repeated="2"/>
          <table:table-cell/>
          <table:table-cell table:style-name="ce12" office:value-type="string">
            <text:p>4,18</text:p>
          </table:table-cell>
          <table:table-cell table:style-name="ce21" table:formula="of:=IF(ISNA(VLOOKUP([.E140];[Entrada.$A$8:.$B$1605];2;0)) = 1; 0;VLOOKUP([.E140];[Entrada.$A$8:.$B$1605];2;0))" office:value-type="float" office:value="0">
            <text:p>0</text:p>
          </table:table-cell>
          <table:table-cell table:formula="of:=IF(ISNA(VLOOKUP([.E140];[Entrada.$A$8:.$D$1605];4;0)) = 1; 0;VLOOKUP([.E140];[Entrada.$A$8:.$D$1605];4;0))" office:value-type="float" office:value="0">
            <text:p>0</text:p>
          </table:table-cell>
          <table:table-cell table:number-columns-repeated="6"/>
          <table:table-cell table:style-name="ce29" table:formula="of:=[.C1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];[Entrada.$A$8:.$C$1606];3;0)) = 1; 0;VLOOKUP([.E140];[Entrada.$A$8:.$C$1606];3;0)*[.C1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19</text:p>
          </table:table-cell>
          <table:table-cell table:number-columns-repeated="2"/>
          <table:table-cell/>
          <table:table-cell table:style-name="ce12" office:value-type="string">
            <text:p>4,19</text:p>
          </table:table-cell>
          <table:table-cell table:style-name="ce21" table:formula="of:=IF(ISNA(VLOOKUP([.E141];[Entrada.$A$8:.$B$1605];2;0)) = 1; 0;VLOOKUP([.E141];[Entrada.$A$8:.$B$1605];2;0))" office:value-type="float" office:value="0">
            <text:p>0</text:p>
          </table:table-cell>
          <table:table-cell table:formula="of:=IF(ISNA(VLOOKUP([.E141];[Entrada.$A$8:.$D$1605];4;0)) = 1; 0;VLOOKUP([.E141];[Entrada.$A$8:.$D$1605];4;0))" office:value-type="float" office:value="0">
            <text:p>0</text:p>
          </table:table-cell>
          <table:table-cell table:number-columns-repeated="6"/>
          <table:table-cell table:style-name="ce29" table:formula="of:=[.C1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];[Entrada.$A$8:.$C$1606];3;0)) = 1; 0;VLOOKUP([.E141];[Entrada.$A$8:.$C$1606];3;0)*[.C1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0</text:p>
          </table:table-cell>
          <table:table-cell table:number-columns-repeated="2"/>
          <table:table-cell/>
          <table:table-cell table:style-name="ce12" office:value-type="string">
            <text:p>4,20</text:p>
          </table:table-cell>
          <table:table-cell table:style-name="ce21" table:formula="of:=IF(ISNA(VLOOKUP([.E142];[Entrada.$A$8:.$B$1605];2;0)) = 1; 0;VLOOKUP([.E142];[Entrada.$A$8:.$B$1605];2;0))" office:value-type="float" office:value="0">
            <text:p>0</text:p>
          </table:table-cell>
          <table:table-cell table:formula="of:=IF(ISNA(VLOOKUP([.E142];[Entrada.$A$8:.$D$1605];4;0)) = 1; 0;VLOOKUP([.E142];[Entrada.$A$8:.$D$1605];4;0))" office:value-type="float" office:value="0">
            <text:p>0</text:p>
          </table:table-cell>
          <table:table-cell table:number-columns-repeated="6"/>
          <table:table-cell table:style-name="ce29" table:formula="of:=[.C1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];[Entrada.$A$8:.$C$1606];3;0)) = 1; 0;VLOOKUP([.E142];[Entrada.$A$8:.$C$1606];3;0)*[.C1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1</text:p>
          </table:table-cell>
          <table:table-cell table:number-columns-repeated="2"/>
          <table:table-cell/>
          <table:table-cell table:style-name="ce12" office:value-type="string">
            <text:p>4,21</text:p>
          </table:table-cell>
          <table:table-cell table:style-name="ce21" table:formula="of:=IF(ISNA(VLOOKUP([.E143];[Entrada.$A$8:.$B$1605];2;0)) = 1; 0;VLOOKUP([.E143];[Entrada.$A$8:.$B$1605];2;0))" office:value-type="float" office:value="0">
            <text:p>0</text:p>
          </table:table-cell>
          <table:table-cell table:formula="of:=IF(ISNA(VLOOKUP([.E143];[Entrada.$A$8:.$D$1605];4;0)) = 1; 0;VLOOKUP([.E143];[Entrada.$A$8:.$D$1605];4;0))" office:value-type="float" office:value="0">
            <text:p>0</text:p>
          </table:table-cell>
          <table:table-cell table:number-columns-repeated="6"/>
          <table:table-cell table:style-name="ce29" table:formula="of:=[.C1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];[Entrada.$A$8:.$C$1606];3;0)) = 1; 0;VLOOKUP([.E143];[Entrada.$A$8:.$C$1606];3;0)*[.C1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2</text:p>
          </table:table-cell>
          <table:table-cell table:number-columns-repeated="2"/>
          <table:table-cell/>
          <table:table-cell table:style-name="ce12" office:value-type="string">
            <text:p>4,22</text:p>
          </table:table-cell>
          <table:table-cell table:style-name="ce21" table:formula="of:=IF(ISNA(VLOOKUP([.E144];[Entrada.$A$8:.$B$1605];2;0)) = 1; 0;VLOOKUP([.E144];[Entrada.$A$8:.$B$1605];2;0))" office:value-type="float" office:value="0">
            <text:p>0</text:p>
          </table:table-cell>
          <table:table-cell table:formula="of:=IF(ISNA(VLOOKUP([.E144];[Entrada.$A$8:.$D$1605];4;0)) = 1; 0;VLOOKUP([.E144];[Entrada.$A$8:.$D$1605];4;0))" office:value-type="float" office:value="0">
            <text:p>0</text:p>
          </table:table-cell>
          <table:table-cell table:number-columns-repeated="6"/>
          <table:table-cell table:style-name="ce29" table:formula="of:=[.C1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];[Entrada.$A$8:.$C$1606];3;0)) = 1; 0;VLOOKUP([.E144];[Entrada.$A$8:.$C$1606];3;0)*[.C1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3</text:p>
          </table:table-cell>
          <table:table-cell table:number-columns-repeated="2"/>
          <table:table-cell/>
          <table:table-cell table:style-name="ce12" office:value-type="string">
            <text:p>4,23</text:p>
          </table:table-cell>
          <table:table-cell table:style-name="ce21" table:formula="of:=IF(ISNA(VLOOKUP([.E145];[Entrada.$A$8:.$B$1605];2;0)) = 1; 0;VLOOKUP([.E145];[Entrada.$A$8:.$B$1605];2;0))" office:value-type="float" office:value="0">
            <text:p>0</text:p>
          </table:table-cell>
          <table:table-cell table:formula="of:=IF(ISNA(VLOOKUP([.E145];[Entrada.$A$8:.$D$1605];4;0)) = 1; 0;VLOOKUP([.E145];[Entrada.$A$8:.$D$1605];4;0))" office:value-type="float" office:value="0">
            <text:p>0</text:p>
          </table:table-cell>
          <table:table-cell table:number-columns-repeated="6"/>
          <table:table-cell table:style-name="ce29" table:formula="of:=[.C1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];[Entrada.$A$8:.$C$1606];3;0)) = 1; 0;VLOOKUP([.E145];[Entrada.$A$8:.$C$1606];3;0)*[.C1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4</text:p>
          </table:table-cell>
          <table:table-cell table:number-columns-repeated="2"/>
          <table:table-cell/>
          <table:table-cell table:style-name="ce12" office:value-type="string">
            <text:p>4,24</text:p>
          </table:table-cell>
          <table:table-cell table:style-name="ce21" table:formula="of:=IF(ISNA(VLOOKUP([.E146];[Entrada.$A$8:.$B$1605];2;0)) = 1; 0;VLOOKUP([.E146];[Entrada.$A$8:.$B$1605];2;0))" office:value-type="float" office:value="0">
            <text:p>0</text:p>
          </table:table-cell>
          <table:table-cell table:formula="of:=IF(ISNA(VLOOKUP([.E146];[Entrada.$A$8:.$D$1605];4;0)) = 1; 0;VLOOKUP([.E146];[Entrada.$A$8:.$D$1605];4;0))" office:value-type="float" office:value="0">
            <text:p>0</text:p>
          </table:table-cell>
          <table:table-cell table:number-columns-repeated="6"/>
          <table:table-cell table:style-name="ce29" table:formula="of:=[.C1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];[Entrada.$A$8:.$C$1606];3;0)) = 1; 0;VLOOKUP([.E146];[Entrada.$A$8:.$C$1606];3;0)*[.C1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5</text:p>
          </table:table-cell>
          <table:table-cell table:number-columns-repeated="2"/>
          <table:table-cell/>
          <table:table-cell table:style-name="ce12" office:value-type="string">
            <text:p>4,25</text:p>
          </table:table-cell>
          <table:table-cell table:style-name="ce21" table:formula="of:=IF(ISNA(VLOOKUP([.E147];[Entrada.$A$8:.$B$1605];2;0)) = 1; 0;VLOOKUP([.E147];[Entrada.$A$8:.$B$1605];2;0))" office:value-type="float" office:value="0">
            <text:p>0</text:p>
          </table:table-cell>
          <table:table-cell table:formula="of:=IF(ISNA(VLOOKUP([.E147];[Entrada.$A$8:.$D$1605];4;0)) = 1; 0;VLOOKUP([.E147];[Entrada.$A$8:.$D$1605];4;0))" office:value-type="float" office:value="0">
            <text:p>0</text:p>
          </table:table-cell>
          <table:table-cell table:number-columns-repeated="6"/>
          <table:table-cell table:style-name="ce29" table:formula="of:=[.C1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];[Entrada.$A$8:.$C$1606];3;0)) = 1; 0;VLOOKUP([.E147];[Entrada.$A$8:.$C$1606];3;0)*[.C1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6</text:p>
          </table:table-cell>
          <table:table-cell table:number-columns-repeated="2"/>
          <table:table-cell/>
          <table:table-cell table:style-name="ce12" office:value-type="string">
            <text:p>4,26</text:p>
          </table:table-cell>
          <table:table-cell table:style-name="ce21" table:formula="of:=IF(ISNA(VLOOKUP([.E148];[Entrada.$A$8:.$B$1605];2;0)) = 1; 0;VLOOKUP([.E148];[Entrada.$A$8:.$B$1605];2;0))" office:value-type="float" office:value="0">
            <text:p>0</text:p>
          </table:table-cell>
          <table:table-cell table:formula="of:=IF(ISNA(VLOOKUP([.E148];[Entrada.$A$8:.$D$1605];4;0)) = 1; 0;VLOOKUP([.E148];[Entrada.$A$8:.$D$1605];4;0))" office:value-type="float" office:value="0">
            <text:p>0</text:p>
          </table:table-cell>
          <table:table-cell table:number-columns-repeated="6"/>
          <table:table-cell table:style-name="ce29" table:formula="of:=[.C1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];[Entrada.$A$8:.$C$1606];3;0)) = 1; 0;VLOOKUP([.E148];[Entrada.$A$8:.$C$1606];3;0)*[.C1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7</text:p>
          </table:table-cell>
          <table:table-cell table:number-columns-repeated="2"/>
          <table:table-cell/>
          <table:table-cell table:style-name="ce12" office:value-type="string">
            <text:p>4,27</text:p>
          </table:table-cell>
          <table:table-cell table:style-name="ce21" table:formula="of:=IF(ISNA(VLOOKUP([.E149];[Entrada.$A$8:.$B$1605];2;0)) = 1; 0;VLOOKUP([.E149];[Entrada.$A$8:.$B$1605];2;0))" office:value-type="float" office:value="0">
            <text:p>0</text:p>
          </table:table-cell>
          <table:table-cell table:formula="of:=IF(ISNA(VLOOKUP([.E149];[Entrada.$A$8:.$D$1605];4;0)) = 1; 0;VLOOKUP([.E149];[Entrada.$A$8:.$D$1605];4;0))" office:value-type="float" office:value="0">
            <text:p>0</text:p>
          </table:table-cell>
          <table:table-cell table:number-columns-repeated="6"/>
          <table:table-cell table:style-name="ce29" table:formula="of:=[.C1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];[Entrada.$A$8:.$C$1606];3;0)) = 1; 0;VLOOKUP([.E149];[Entrada.$A$8:.$C$1606];3;0)*[.C1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8</text:p>
          </table:table-cell>
          <table:table-cell table:number-columns-repeated="2"/>
          <table:table-cell/>
          <table:table-cell table:style-name="ce12" office:value-type="string">
            <text:p>4,28</text:p>
          </table:table-cell>
          <table:table-cell table:style-name="ce21" table:formula="of:=IF(ISNA(VLOOKUP([.E150];[Entrada.$A$8:.$B$1605];2;0)) = 1; 0;VLOOKUP([.E150];[Entrada.$A$8:.$B$1605];2;0))" office:value-type="float" office:value="0">
            <text:p>0</text:p>
          </table:table-cell>
          <table:table-cell table:formula="of:=IF(ISNA(VLOOKUP([.E150];[Entrada.$A$8:.$D$1605];4;0)) = 1; 0;VLOOKUP([.E150];[Entrada.$A$8:.$D$1605];4;0))" office:value-type="float" office:value="0">
            <text:p>0</text:p>
          </table:table-cell>
          <table:table-cell table:number-columns-repeated="6"/>
          <table:table-cell table:style-name="ce29" table:formula="of:=[.C1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];[Entrada.$A$8:.$C$1606];3;0)) = 1; 0;VLOOKUP([.E150];[Entrada.$A$8:.$C$1606];3;0)*[.C1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29</text:p>
          </table:table-cell>
          <table:table-cell table:number-columns-repeated="2"/>
          <table:table-cell/>
          <table:table-cell table:style-name="ce12" office:value-type="string">
            <text:p>4,29</text:p>
          </table:table-cell>
          <table:table-cell table:style-name="ce21" table:formula="of:=IF(ISNA(VLOOKUP([.E151];[Entrada.$A$8:.$B$1605];2;0)) = 1; 0;VLOOKUP([.E151];[Entrada.$A$8:.$B$1605];2;0))" office:value-type="float" office:value="0">
            <text:p>0</text:p>
          </table:table-cell>
          <table:table-cell table:formula="of:=IF(ISNA(VLOOKUP([.E151];[Entrada.$A$8:.$D$1605];4;0)) = 1; 0;VLOOKUP([.E151];[Entrada.$A$8:.$D$1605];4;0))" office:value-type="float" office:value="0">
            <text:p>0</text:p>
          </table:table-cell>
          <table:table-cell table:number-columns-repeated="6"/>
          <table:table-cell table:style-name="ce29" table:formula="of:=[.C1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];[Entrada.$A$8:.$C$1606];3;0)) = 1; 0;VLOOKUP([.E151];[Entrada.$A$8:.$C$1606];3;0)*[.C1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0</text:p>
          </table:table-cell>
          <table:table-cell table:number-columns-repeated="2"/>
          <table:table-cell/>
          <table:table-cell table:style-name="ce12" office:value-type="string">
            <text:p>4,30</text:p>
          </table:table-cell>
          <table:table-cell table:style-name="ce21" table:formula="of:=IF(ISNA(VLOOKUP([.E152];[Entrada.$A$8:.$B$1605];2;0)) = 1; 0;VLOOKUP([.E152];[Entrada.$A$8:.$B$1605];2;0))" office:value-type="float" office:value="0">
            <text:p>0</text:p>
          </table:table-cell>
          <table:table-cell table:formula="of:=IF(ISNA(VLOOKUP([.E152];[Entrada.$A$8:.$D$1605];4;0)) = 1; 0;VLOOKUP([.E152];[Entrada.$A$8:.$D$1605];4;0))" office:value-type="float" office:value="0">
            <text:p>0</text:p>
          </table:table-cell>
          <table:table-cell table:number-columns-repeated="6"/>
          <table:table-cell table:style-name="ce29" table:formula="of:=[.C1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];[Entrada.$A$8:.$C$1606];3;0)) = 1; 0;VLOOKUP([.E152];[Entrada.$A$8:.$C$1606];3;0)*[.C1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1</text:p>
          </table:table-cell>
          <table:table-cell table:number-columns-repeated="2"/>
          <table:table-cell/>
          <table:table-cell table:style-name="ce12" office:value-type="string">
            <text:p>4,31</text:p>
          </table:table-cell>
          <table:table-cell table:style-name="ce21" table:formula="of:=IF(ISNA(VLOOKUP([.E153];[Entrada.$A$8:.$B$1605];2;0)) = 1; 0;VLOOKUP([.E153];[Entrada.$A$8:.$B$1605];2;0))" office:value-type="float" office:value="0">
            <text:p>0</text:p>
          </table:table-cell>
          <table:table-cell table:formula="of:=IF(ISNA(VLOOKUP([.E153];[Entrada.$A$8:.$D$1605];4;0)) = 1; 0;VLOOKUP([.E153];[Entrada.$A$8:.$D$1605];4;0))" office:value-type="float" office:value="0">
            <text:p>0</text:p>
          </table:table-cell>
          <table:table-cell table:number-columns-repeated="6"/>
          <table:table-cell table:style-name="ce29" table:formula="of:=[.C1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];[Entrada.$A$8:.$C$1606];3;0)) = 1; 0;VLOOKUP([.E153];[Entrada.$A$8:.$C$1606];3;0)*[.C1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2</text:p>
          </table:table-cell>
          <table:table-cell table:number-columns-repeated="2"/>
          <table:table-cell/>
          <table:table-cell table:style-name="ce12" office:value-type="string">
            <text:p>4,32</text:p>
          </table:table-cell>
          <table:table-cell table:style-name="ce21" table:formula="of:=IF(ISNA(VLOOKUP([.E154];[Entrada.$A$8:.$B$1605];2;0)) = 1; 0;VLOOKUP([.E154];[Entrada.$A$8:.$B$1605];2;0))" office:value-type="float" office:value="0">
            <text:p>0</text:p>
          </table:table-cell>
          <table:table-cell table:formula="of:=IF(ISNA(VLOOKUP([.E154];[Entrada.$A$8:.$D$1605];4;0)) = 1; 0;VLOOKUP([.E154];[Entrada.$A$8:.$D$1605];4;0))" office:value-type="float" office:value="0">
            <text:p>0</text:p>
          </table:table-cell>
          <table:table-cell table:number-columns-repeated="6"/>
          <table:table-cell table:style-name="ce29" table:formula="of:=[.C1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];[Entrada.$A$8:.$C$1606];3;0)) = 1; 0;VLOOKUP([.E154];[Entrada.$A$8:.$C$1606];3;0)*[.C1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3</text:p>
          </table:table-cell>
          <table:table-cell table:number-columns-repeated="2"/>
          <table:table-cell/>
          <table:table-cell table:style-name="ce12" office:value-type="string">
            <text:p>4,33</text:p>
          </table:table-cell>
          <table:table-cell table:style-name="ce21" table:formula="of:=IF(ISNA(VLOOKUP([.E155];[Entrada.$A$8:.$B$1605];2;0)) = 1; 0;VLOOKUP([.E155];[Entrada.$A$8:.$B$1605];2;0))" office:value-type="float" office:value="0">
            <text:p>0</text:p>
          </table:table-cell>
          <table:table-cell table:formula="of:=IF(ISNA(VLOOKUP([.E155];[Entrada.$A$8:.$D$1605];4;0)) = 1; 0;VLOOKUP([.E155];[Entrada.$A$8:.$D$1605];4;0))" office:value-type="float" office:value="0">
            <text:p>0</text:p>
          </table:table-cell>
          <table:table-cell table:number-columns-repeated="6"/>
          <table:table-cell table:style-name="ce29" table:formula="of:=[.C1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];[Entrada.$A$8:.$C$1606];3;0)) = 1; 0;VLOOKUP([.E155];[Entrada.$A$8:.$C$1606];3;0)*[.C1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4</text:p>
          </table:table-cell>
          <table:table-cell table:number-columns-repeated="2"/>
          <table:table-cell/>
          <table:table-cell table:style-name="ce12" office:value-type="string">
            <text:p>4,34</text:p>
          </table:table-cell>
          <table:table-cell table:style-name="ce21" table:formula="of:=IF(ISNA(VLOOKUP([.E156];[Entrada.$A$8:.$B$1605];2;0)) = 1; 0;VLOOKUP([.E156];[Entrada.$A$8:.$B$1605];2;0))" office:value-type="float" office:value="0">
            <text:p>0</text:p>
          </table:table-cell>
          <table:table-cell table:formula="of:=IF(ISNA(VLOOKUP([.E156];[Entrada.$A$8:.$D$1605];4;0)) = 1; 0;VLOOKUP([.E156];[Entrada.$A$8:.$D$1605];4;0))" office:value-type="float" office:value="0">
            <text:p>0</text:p>
          </table:table-cell>
          <table:table-cell table:number-columns-repeated="6"/>
          <table:table-cell table:style-name="ce29" table:formula="of:=[.C1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];[Entrada.$A$8:.$C$1606];3;0)) = 1; 0;VLOOKUP([.E156];[Entrada.$A$8:.$C$1606];3;0)*[.C1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5</text:p>
          </table:table-cell>
          <table:table-cell table:number-columns-repeated="2"/>
          <table:table-cell/>
          <table:table-cell table:style-name="ce12" office:value-type="string">
            <text:p>4,35</text:p>
          </table:table-cell>
          <table:table-cell table:style-name="ce21" table:formula="of:=IF(ISNA(VLOOKUP([.E157];[Entrada.$A$8:.$B$1605];2;0)) = 1; 0;VLOOKUP([.E157];[Entrada.$A$8:.$B$1605];2;0))" office:value-type="float" office:value="0">
            <text:p>0</text:p>
          </table:table-cell>
          <table:table-cell table:formula="of:=IF(ISNA(VLOOKUP([.E157];[Entrada.$A$8:.$D$1605];4;0)) = 1; 0;VLOOKUP([.E157];[Entrada.$A$8:.$D$1605];4;0))" office:value-type="float" office:value="0">
            <text:p>0</text:p>
          </table:table-cell>
          <table:table-cell table:number-columns-repeated="6"/>
          <table:table-cell table:style-name="ce29" table:formula="of:=[.C1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];[Entrada.$A$8:.$C$1606];3;0)) = 1; 0;VLOOKUP([.E157];[Entrada.$A$8:.$C$1606];3;0)*[.C1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6</text:p>
          </table:table-cell>
          <table:table-cell table:number-columns-repeated="2"/>
          <table:table-cell/>
          <table:table-cell table:style-name="ce12" office:value-type="string">
            <text:p>4,36</text:p>
          </table:table-cell>
          <table:table-cell table:style-name="ce21" table:formula="of:=IF(ISNA(VLOOKUP([.E158];[Entrada.$A$8:.$B$1605];2;0)) = 1; 0;VLOOKUP([.E158];[Entrada.$A$8:.$B$1605];2;0))" office:value-type="float" office:value="0">
            <text:p>0</text:p>
          </table:table-cell>
          <table:table-cell table:formula="of:=IF(ISNA(VLOOKUP([.E158];[Entrada.$A$8:.$D$1605];4;0)) = 1; 0;VLOOKUP([.E158];[Entrada.$A$8:.$D$1605];4;0))" office:value-type="float" office:value="0">
            <text:p>0</text:p>
          </table:table-cell>
          <table:table-cell table:number-columns-repeated="6"/>
          <table:table-cell table:style-name="ce29" table:formula="of:=[.C1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];[Entrada.$A$8:.$C$1606];3;0)) = 1; 0;VLOOKUP([.E158];[Entrada.$A$8:.$C$1606];3;0)*[.C1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7</text:p>
          </table:table-cell>
          <table:table-cell table:number-columns-repeated="2"/>
          <table:table-cell/>
          <table:table-cell table:style-name="ce12" office:value-type="string">
            <text:p>4,37</text:p>
          </table:table-cell>
          <table:table-cell table:style-name="ce21" table:formula="of:=IF(ISNA(VLOOKUP([.E159];[Entrada.$A$8:.$B$1605];2;0)) = 1; 0;VLOOKUP([.E159];[Entrada.$A$8:.$B$1605];2;0))" office:value-type="float" office:value="0">
            <text:p>0</text:p>
          </table:table-cell>
          <table:table-cell table:formula="of:=IF(ISNA(VLOOKUP([.E159];[Entrada.$A$8:.$D$1605];4;0)) = 1; 0;VLOOKUP([.E159];[Entrada.$A$8:.$D$1605];4;0))" office:value-type="float" office:value="0">
            <text:p>0</text:p>
          </table:table-cell>
          <table:table-cell table:number-columns-repeated="6"/>
          <table:table-cell table:style-name="ce29" table:formula="of:=[.C1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];[Entrada.$A$8:.$C$1606];3;0)) = 1; 0;VLOOKUP([.E159];[Entrada.$A$8:.$C$1606];3;0)*[.C1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8</text:p>
          </table:table-cell>
          <table:table-cell table:number-columns-repeated="2"/>
          <table:table-cell/>
          <table:table-cell table:style-name="ce12" office:value-type="string">
            <text:p>4,38</text:p>
          </table:table-cell>
          <table:table-cell table:style-name="ce21" table:formula="of:=IF(ISNA(VLOOKUP([.E160];[Entrada.$A$8:.$B$1605];2;0)) = 1; 0;VLOOKUP([.E160];[Entrada.$A$8:.$B$1605];2;0))" office:value-type="float" office:value="0">
            <text:p>0</text:p>
          </table:table-cell>
          <table:table-cell table:formula="of:=IF(ISNA(VLOOKUP([.E160];[Entrada.$A$8:.$D$1605];4;0)) = 1; 0;VLOOKUP([.E160];[Entrada.$A$8:.$D$1605];4;0))" office:value-type="float" office:value="0">
            <text:p>0</text:p>
          </table:table-cell>
          <table:table-cell table:number-columns-repeated="6"/>
          <table:table-cell table:style-name="ce29" table:formula="of:=[.C1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0];[Entrada.$A$8:.$C$1606];3;0)) = 1; 0;VLOOKUP([.E160];[Entrada.$A$8:.$C$1606];3;0)*[.C1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39</text:p>
          </table:table-cell>
          <table:table-cell table:number-columns-repeated="2"/>
          <table:table-cell/>
          <table:table-cell table:style-name="ce12" office:value-type="string">
            <text:p>4,39</text:p>
          </table:table-cell>
          <table:table-cell table:style-name="ce21" table:formula="of:=IF(ISNA(VLOOKUP([.E161];[Entrada.$A$8:.$B$1605];2;0)) = 1; 0;VLOOKUP([.E161];[Entrada.$A$8:.$B$1605];2;0))" office:value-type="float" office:value="0">
            <text:p>0</text:p>
          </table:table-cell>
          <table:table-cell table:formula="of:=IF(ISNA(VLOOKUP([.E161];[Entrada.$A$8:.$D$1605];4;0)) = 1; 0;VLOOKUP([.E161];[Entrada.$A$8:.$D$1605];4;0))" office:value-type="float" office:value="0">
            <text:p>0</text:p>
          </table:table-cell>
          <table:table-cell table:number-columns-repeated="6"/>
          <table:table-cell table:style-name="ce29" table:formula="of:=[.C1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1];[Entrada.$A$8:.$C$1606];3;0)) = 1; 0;VLOOKUP([.E161];[Entrada.$A$8:.$C$1606];3;0)*[.C1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,40</text:p>
          </table:table-cell>
          <table:table-cell table:number-columns-repeated="2"/>
          <table:table-cell/>
          <table:table-cell table:style-name="ce12" office:value-type="string">
            <text:p>4,40</text:p>
          </table:table-cell>
          <table:table-cell table:style-name="ce21" table:formula="of:=IF(ISNA(VLOOKUP([.E162];[Entrada.$A$8:.$B$1605];2;0)) = 1; 0;VLOOKUP([.E162];[Entrada.$A$8:.$B$1605];2;0))" office:value-type="float" office:value="0">
            <text:p>0</text:p>
          </table:table-cell>
          <table:table-cell table:formula="of:=IF(ISNA(VLOOKUP([.E162];[Entrada.$A$8:.$D$1605];4;0)) = 1; 0;VLOOKUP([.E162];[Entrada.$A$8:.$D$1605];4;0))" office:value-type="float" office:value="0">
            <text:p>0</text:p>
          </table:table-cell>
          <table:table-cell table:number-columns-repeated="6"/>
          <table:table-cell table:style-name="ce29" table:formula="of:=[.C1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2];[Entrada.$A$8:.$C$1606];3;0)) = 1; 0;VLOOKUP([.E162];[Entrada.$A$8:.$C$1606];3;0)*[.C1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5.1">
            <text:p>5,1</text:p>
          </table:table-cell>
          <table:table-cell table:number-columns-repeated="2"/>
          <table:table-cell/>
          <table:table-cell table:style-name="ce13" office:value-type="float" office:value="5.1">
            <text:p>5,1</text:p>
          </table:table-cell>
          <table:table-cell table:style-name="ce21" table:formula="of:=IF(ISNA(VLOOKUP([.E163];[Entrada.$A$8:.$B$1605];2;0)) = 1; 0;VLOOKUP([.E163];[Entrada.$A$8:.$B$1605];2;0))" office:value-type="float" office:value="0">
            <text:p>0</text:p>
          </table:table-cell>
          <table:table-cell table:formula="of:=IF(ISNA(VLOOKUP([.E163];[Entrada.$A$8:.$D$1605];4;0)) = 1; 0;VLOOKUP([.E163];[Entrada.$A$8:.$D$1605];4;0))" office:value-type="float" office:value="0">
            <text:p>0</text:p>
          </table:table-cell>
          <table:table-cell table:number-columns-repeated="6"/>
          <table:table-cell table:style-name="ce29" table:formula="of:=[.C1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3];[Entrada.$A$8:.$C$1606];3;0)) = 1; 0;VLOOKUP([.E163];[Entrada.$A$8:.$C$1606];3;0)*[.C1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5.2">
            <text:p>5,2</text:p>
          </table:table-cell>
          <table:table-cell table:number-columns-repeated="2"/>
          <table:table-cell/>
          <table:table-cell table:style-name="ce13" office:value-type="float" office:value="5.2">
            <text:p>5,2</text:p>
          </table:table-cell>
          <table:table-cell table:style-name="ce21" table:formula="of:=IF(ISNA(VLOOKUP([.E164];[Entrada.$A$8:.$B$1605];2;0)) = 1; 0;VLOOKUP([.E164];[Entrada.$A$8:.$B$1605];2;0))" office:value-type="float" office:value="0">
            <text:p>0</text:p>
          </table:table-cell>
          <table:table-cell table:formula="of:=IF(ISNA(VLOOKUP([.E164];[Entrada.$A$8:.$D$1605];4;0)) = 1; 0;VLOOKUP([.E164];[Entrada.$A$8:.$D$1605];4;0))" office:value-type="float" office:value="0">
            <text:p>0</text:p>
          </table:table-cell>
          <table:table-cell table:number-columns-repeated="6"/>
          <table:table-cell table:style-name="ce29" table:formula="of:=[.C1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4];[Entrada.$A$8:.$C$1606];3;0)) = 1; 0;VLOOKUP([.E164];[Entrada.$A$8:.$C$1606];3;0)*[.C1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5.3">
            <text:p>5,3</text:p>
          </table:table-cell>
          <table:table-cell table:number-columns-repeated="2"/>
          <table:table-cell/>
          <table:table-cell table:style-name="ce13" office:value-type="float" office:value="5.3">
            <text:p>5,3</text:p>
          </table:table-cell>
          <table:table-cell table:style-name="ce21" table:formula="of:=IF(ISNA(VLOOKUP([.E165];[Entrada.$A$8:.$B$1605];2;0)) = 1; 0;VLOOKUP([.E165];[Entrada.$A$8:.$B$1605];2;0))" office:value-type="float" office:value="0">
            <text:p>0</text:p>
          </table:table-cell>
          <table:table-cell table:formula="of:=IF(ISNA(VLOOKUP([.E165];[Entrada.$A$8:.$D$1605];4;0)) = 1; 0;VLOOKUP([.E165];[Entrada.$A$8:.$D$1605];4;0))" office:value-type="float" office:value="0">
            <text:p>0</text:p>
          </table:table-cell>
          <table:table-cell table:number-columns-repeated="6"/>
          <table:table-cell table:style-name="ce29" table:formula="of:=[.C1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5];[Entrada.$A$8:.$C$1606];3;0)) = 1; 0;VLOOKUP([.E165];[Entrada.$A$8:.$C$1606];3;0)*[.C1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5.4">
            <text:p>5,4</text:p>
          </table:table-cell>
          <table:table-cell table:number-columns-repeated="2"/>
          <table:table-cell/>
          <table:table-cell table:style-name="ce13" office:value-type="float" office:value="5.4">
            <text:p>5,4</text:p>
          </table:table-cell>
          <table:table-cell table:style-name="ce21" table:formula="of:=IF(ISNA(VLOOKUP([.E166];[Entrada.$A$8:.$B$1605];2;0)) = 1; 0;VLOOKUP([.E166];[Entrada.$A$8:.$B$1605];2;0))" office:value-type="float" office:value="0">
            <text:p>0</text:p>
          </table:table-cell>
          <table:table-cell table:formula="of:=IF(ISNA(VLOOKUP([.E166];[Entrada.$A$8:.$D$1605];4;0)) = 1; 0;VLOOKUP([.E166];[Entrada.$A$8:.$D$1605];4;0))" office:value-type="float" office:value="0">
            <text:p>0</text:p>
          </table:table-cell>
          <table:table-cell table:number-columns-repeated="6"/>
          <table:table-cell table:style-name="ce29" table:formula="of:=[.C1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6];[Entrada.$A$8:.$C$1606];3;0)) = 1; 0;VLOOKUP([.E166];[Entrada.$A$8:.$C$1606];3;0)*[.C1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5</text:p>
          </table:table-cell>
          <table:table-cell table:number-columns-repeated="2"/>
          <table:table-cell/>
          <table:table-cell table:style-name="ce12" office:value-type="string">
            <text:p>5,5</text:p>
          </table:table-cell>
          <table:table-cell table:style-name="ce21" table:formula="of:=IF(ISNA(VLOOKUP([.E167];[Entrada.$A$8:.$B$1605];2;0)) = 1; 0;VLOOKUP([.E167];[Entrada.$A$8:.$B$1605];2;0))" office:value-type="float" office:value="0">
            <text:p>0</text:p>
          </table:table-cell>
          <table:table-cell table:formula="of:=IF(ISNA(VLOOKUP([.E167];[Entrada.$A$8:.$D$1605];4;0)) = 1; 0;VLOOKUP([.E167];[Entrada.$A$8:.$D$1605];4;0))" office:value-type="float" office:value="0">
            <text:p>0</text:p>
          </table:table-cell>
          <table:table-cell table:number-columns-repeated="6"/>
          <table:table-cell table:style-name="ce29" table:formula="of:=[.C1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7];[Entrada.$A$8:.$C$1606];3;0)) = 1; 0;VLOOKUP([.E167];[Entrada.$A$8:.$C$1606];3;0)*[.C1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6</text:p>
          </table:table-cell>
          <table:table-cell table:number-columns-repeated="2"/>
          <table:table-cell/>
          <table:table-cell table:style-name="ce12" office:value-type="string">
            <text:p>5,6</text:p>
          </table:table-cell>
          <table:table-cell table:style-name="ce21" table:formula="of:=IF(ISNA(VLOOKUP([.E168];[Entrada.$A$8:.$B$1605];2;0)) = 1; 0;VLOOKUP([.E168];[Entrada.$A$8:.$B$1605];2;0))" office:value-type="float" office:value="0">
            <text:p>0</text:p>
          </table:table-cell>
          <table:table-cell table:formula="of:=IF(ISNA(VLOOKUP([.E168];[Entrada.$A$8:.$D$1605];4;0)) = 1; 0;VLOOKUP([.E168];[Entrada.$A$8:.$D$1605];4;0))" office:value-type="float" office:value="0">
            <text:p>0</text:p>
          </table:table-cell>
          <table:table-cell table:number-columns-repeated="6"/>
          <table:table-cell table:style-name="ce29" table:formula="of:=[.C1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8];[Entrada.$A$8:.$C$1606];3;0)) = 1; 0;VLOOKUP([.E168];[Entrada.$A$8:.$C$1606];3;0)*[.C1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7</text:p>
          </table:table-cell>
          <table:table-cell table:number-columns-repeated="2"/>
          <table:table-cell/>
          <table:table-cell table:style-name="ce12" office:value-type="string">
            <text:p>5,7</text:p>
          </table:table-cell>
          <table:table-cell table:style-name="ce21" table:formula="of:=IF(ISNA(VLOOKUP([.E169];[Entrada.$A$8:.$B$1605];2;0)) = 1; 0;VLOOKUP([.E169];[Entrada.$A$8:.$B$1605];2;0))" office:value-type="float" office:value="0">
            <text:p>0</text:p>
          </table:table-cell>
          <table:table-cell table:formula="of:=IF(ISNA(VLOOKUP([.E169];[Entrada.$A$8:.$D$1605];4;0)) = 1; 0;VLOOKUP([.E169];[Entrada.$A$8:.$D$1605];4;0))" office:value-type="float" office:value="0">
            <text:p>0</text:p>
          </table:table-cell>
          <table:table-cell table:number-columns-repeated="6"/>
          <table:table-cell table:style-name="ce29" table:formula="of:=[.C1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9];[Entrada.$A$8:.$C$1606];3;0)) = 1; 0;VLOOKUP([.E169];[Entrada.$A$8:.$C$1606];3;0)*[.C1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8</text:p>
          </table:table-cell>
          <table:table-cell table:number-columns-repeated="2"/>
          <table:table-cell/>
          <table:table-cell table:style-name="ce12" office:value-type="string">
            <text:p>5,8</text:p>
          </table:table-cell>
          <table:table-cell table:style-name="ce21" table:formula="of:=IF(ISNA(VLOOKUP([.E170];[Entrada.$A$8:.$B$1605];2;0)) = 1; 0;VLOOKUP([.E170];[Entrada.$A$8:.$B$1605];2;0))" office:value-type="float" office:value="0">
            <text:p>0</text:p>
          </table:table-cell>
          <table:table-cell table:formula="of:=IF(ISNA(VLOOKUP([.E170];[Entrada.$A$8:.$D$1605];4;0)) = 1; 0;VLOOKUP([.E170];[Entrada.$A$8:.$D$1605];4;0))" office:value-type="float" office:value="0">
            <text:p>0</text:p>
          </table:table-cell>
          <table:table-cell table:number-columns-repeated="6"/>
          <table:table-cell table:style-name="ce29" table:formula="of:=[.C1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0];[Entrada.$A$8:.$C$1606];3;0)) = 1; 0;VLOOKUP([.E170];[Entrada.$A$8:.$C$1606];3;0)*[.C1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9</text:p>
          </table:table-cell>
          <table:table-cell table:number-columns-repeated="2"/>
          <table:table-cell/>
          <table:table-cell table:style-name="ce12" office:value-type="string">
            <text:p>5,9</text:p>
          </table:table-cell>
          <table:table-cell table:style-name="ce21" table:formula="of:=IF(ISNA(VLOOKUP([.E171];[Entrada.$A$8:.$B$1605];2;0)) = 1; 0;VLOOKUP([.E171];[Entrada.$A$8:.$B$1605];2;0))" office:value-type="float" office:value="0">
            <text:p>0</text:p>
          </table:table-cell>
          <table:table-cell table:formula="of:=IF(ISNA(VLOOKUP([.E171];[Entrada.$A$8:.$D$1605];4;0)) = 1; 0;VLOOKUP([.E171];[Entrada.$A$8:.$D$1605];4;0))" office:value-type="float" office:value="0">
            <text:p>0</text:p>
          </table:table-cell>
          <table:table-cell table:number-columns-repeated="6"/>
          <table:table-cell table:style-name="ce29" table:formula="of:=[.C1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1];[Entrada.$A$8:.$C$1606];3;0)) = 1; 0;VLOOKUP([.E171];[Entrada.$A$8:.$C$1606];3;0)*[.C1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0</text:p>
          </table:table-cell>
          <table:table-cell table:number-columns-repeated="2"/>
          <table:table-cell/>
          <table:table-cell table:style-name="ce12" office:value-type="string">
            <text:p>5,10</text:p>
          </table:table-cell>
          <table:table-cell table:style-name="ce21" table:formula="of:=IF(ISNA(VLOOKUP([.E172];[Entrada.$A$8:.$B$1605];2;0)) = 1; 0;VLOOKUP([.E172];[Entrada.$A$8:.$B$1605];2;0))" office:value-type="float" office:value="0">
            <text:p>0</text:p>
          </table:table-cell>
          <table:table-cell table:formula="of:=IF(ISNA(VLOOKUP([.E172];[Entrada.$A$8:.$D$1605];4;0)) = 1; 0;VLOOKUP([.E172];[Entrada.$A$8:.$D$1605];4;0))" office:value-type="float" office:value="0">
            <text:p>0</text:p>
          </table:table-cell>
          <table:table-cell table:number-columns-repeated="6"/>
          <table:table-cell table:style-name="ce29" table:formula="of:=[.C1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2];[Entrada.$A$8:.$C$1606];3;0)) = 1; 0;VLOOKUP([.E172];[Entrada.$A$8:.$C$1606];3;0)*[.C1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1</text:p>
          </table:table-cell>
          <table:table-cell table:number-columns-repeated="2"/>
          <table:table-cell/>
          <table:table-cell table:style-name="ce12" office:value-type="string">
            <text:p>5,11</text:p>
          </table:table-cell>
          <table:table-cell table:style-name="ce21" table:formula="of:=IF(ISNA(VLOOKUP([.E173];[Entrada.$A$8:.$B$1605];2;0)) = 1; 0;VLOOKUP([.E173];[Entrada.$A$8:.$B$1605];2;0))" office:value-type="float" office:value="0">
            <text:p>0</text:p>
          </table:table-cell>
          <table:table-cell table:formula="of:=IF(ISNA(VLOOKUP([.E173];[Entrada.$A$8:.$D$1605];4;0)) = 1; 0;VLOOKUP([.E173];[Entrada.$A$8:.$D$1605];4;0))" office:value-type="float" office:value="0">
            <text:p>0</text:p>
          </table:table-cell>
          <table:table-cell table:number-columns-repeated="6"/>
          <table:table-cell table:style-name="ce29" table:formula="of:=[.C1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3];[Entrada.$A$8:.$C$1606];3;0)) = 1; 0;VLOOKUP([.E173];[Entrada.$A$8:.$C$1606];3;0)*[.C1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2</text:p>
          </table:table-cell>
          <table:table-cell table:number-columns-repeated="2"/>
          <table:table-cell/>
          <table:table-cell table:style-name="ce12" office:value-type="string">
            <text:p>5,12</text:p>
          </table:table-cell>
          <table:table-cell table:style-name="ce21" table:formula="of:=IF(ISNA(VLOOKUP([.E174];[Entrada.$A$8:.$B$1605];2;0)) = 1; 0;VLOOKUP([.E174];[Entrada.$A$8:.$B$1605];2;0))" office:value-type="float" office:value="0">
            <text:p>0</text:p>
          </table:table-cell>
          <table:table-cell table:formula="of:=IF(ISNA(VLOOKUP([.E174];[Entrada.$A$8:.$D$1605];4;0)) = 1; 0;VLOOKUP([.E174];[Entrada.$A$8:.$D$1605];4;0))" office:value-type="float" office:value="0">
            <text:p>0</text:p>
          </table:table-cell>
          <table:table-cell table:number-columns-repeated="6"/>
          <table:table-cell table:style-name="ce29" table:formula="of:=[.C1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4];[Entrada.$A$8:.$C$1606];3;0)) = 1; 0;VLOOKUP([.E174];[Entrada.$A$8:.$C$1606];3;0)*[.C1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3</text:p>
          </table:table-cell>
          <table:table-cell table:number-columns-repeated="2"/>
          <table:table-cell/>
          <table:table-cell table:style-name="ce12" office:value-type="string">
            <text:p>5,13</text:p>
          </table:table-cell>
          <table:table-cell table:style-name="ce21" table:formula="of:=IF(ISNA(VLOOKUP([.E175];[Entrada.$A$8:.$B$1605];2;0)) = 1; 0;VLOOKUP([.E175];[Entrada.$A$8:.$B$1605];2;0))" office:value-type="float" office:value="0">
            <text:p>0</text:p>
          </table:table-cell>
          <table:table-cell table:formula="of:=IF(ISNA(VLOOKUP([.E175];[Entrada.$A$8:.$D$1605];4;0)) = 1; 0;VLOOKUP([.E175];[Entrada.$A$8:.$D$1605];4;0))" office:value-type="float" office:value="0">
            <text:p>0</text:p>
          </table:table-cell>
          <table:table-cell table:number-columns-repeated="6"/>
          <table:table-cell table:style-name="ce29" table:formula="of:=[.C1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5];[Entrada.$A$8:.$C$1606];3;0)) = 1; 0;VLOOKUP([.E175];[Entrada.$A$8:.$C$1606];3;0)*[.C1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4</text:p>
          </table:table-cell>
          <table:table-cell table:number-columns-repeated="2"/>
          <table:table-cell/>
          <table:table-cell table:style-name="ce12" office:value-type="string">
            <text:p>5,14</text:p>
          </table:table-cell>
          <table:table-cell table:style-name="ce21" table:formula="of:=IF(ISNA(VLOOKUP([.E176];[Entrada.$A$8:.$B$1605];2;0)) = 1; 0;VLOOKUP([.E176];[Entrada.$A$8:.$B$1605];2;0))" office:value-type="float" office:value="0">
            <text:p>0</text:p>
          </table:table-cell>
          <table:table-cell table:formula="of:=IF(ISNA(VLOOKUP([.E176];[Entrada.$A$8:.$D$1605];4;0)) = 1; 0;VLOOKUP([.E176];[Entrada.$A$8:.$D$1605];4;0))" office:value-type="float" office:value="0">
            <text:p>0</text:p>
          </table:table-cell>
          <table:table-cell table:number-columns-repeated="6"/>
          <table:table-cell table:style-name="ce29" table:formula="of:=[.C1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6];[Entrada.$A$8:.$C$1606];3;0)) = 1; 0;VLOOKUP([.E176];[Entrada.$A$8:.$C$1606];3;0)*[.C1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5</text:p>
          </table:table-cell>
          <table:table-cell table:number-columns-repeated="2"/>
          <table:table-cell/>
          <table:table-cell table:style-name="ce12" office:value-type="string">
            <text:p>5,15</text:p>
          </table:table-cell>
          <table:table-cell table:style-name="ce21" table:formula="of:=IF(ISNA(VLOOKUP([.E177];[Entrada.$A$8:.$B$1605];2;0)) = 1; 0;VLOOKUP([.E177];[Entrada.$A$8:.$B$1605];2;0))" office:value-type="float" office:value="0">
            <text:p>0</text:p>
          </table:table-cell>
          <table:table-cell table:formula="of:=IF(ISNA(VLOOKUP([.E177];[Entrada.$A$8:.$D$1605];4;0)) = 1; 0;VLOOKUP([.E177];[Entrada.$A$8:.$D$1605];4;0))" office:value-type="float" office:value="0">
            <text:p>0</text:p>
          </table:table-cell>
          <table:table-cell table:number-columns-repeated="6"/>
          <table:table-cell table:style-name="ce29" table:formula="of:=[.C1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7];[Entrada.$A$8:.$C$1606];3;0)) = 1; 0;VLOOKUP([.E177];[Entrada.$A$8:.$C$1606];3;0)*[.C1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6</text:p>
          </table:table-cell>
          <table:table-cell table:number-columns-repeated="2"/>
          <table:table-cell/>
          <table:table-cell table:style-name="ce12" office:value-type="string">
            <text:p>5,16</text:p>
          </table:table-cell>
          <table:table-cell table:style-name="ce21" table:formula="of:=IF(ISNA(VLOOKUP([.E178];[Entrada.$A$8:.$B$1605];2;0)) = 1; 0;VLOOKUP([.E178];[Entrada.$A$8:.$B$1605];2;0))" office:value-type="float" office:value="0">
            <text:p>0</text:p>
          </table:table-cell>
          <table:table-cell table:formula="of:=IF(ISNA(VLOOKUP([.E178];[Entrada.$A$8:.$D$1605];4;0)) = 1; 0;VLOOKUP([.E178];[Entrada.$A$8:.$D$1605];4;0))" office:value-type="float" office:value="0">
            <text:p>0</text:p>
          </table:table-cell>
          <table:table-cell table:number-columns-repeated="6"/>
          <table:table-cell table:style-name="ce29" table:formula="of:=[.C1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8];[Entrada.$A$8:.$C$1606];3;0)) = 1; 0;VLOOKUP([.E178];[Entrada.$A$8:.$C$1606];3;0)*[.C1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7</text:p>
          </table:table-cell>
          <table:table-cell table:number-columns-repeated="2"/>
          <table:table-cell/>
          <table:table-cell table:style-name="ce12" office:value-type="string">
            <text:p>5,17</text:p>
          </table:table-cell>
          <table:table-cell table:style-name="ce21" table:formula="of:=IF(ISNA(VLOOKUP([.E179];[Entrada.$A$8:.$B$1605];2;0)) = 1; 0;VLOOKUP([.E179];[Entrada.$A$8:.$B$1605];2;0))" office:value-type="float" office:value="0">
            <text:p>0</text:p>
          </table:table-cell>
          <table:table-cell table:formula="of:=IF(ISNA(VLOOKUP([.E179];[Entrada.$A$8:.$D$1605];4;0)) = 1; 0;VLOOKUP([.E179];[Entrada.$A$8:.$D$1605];4;0))" office:value-type="float" office:value="0">
            <text:p>0</text:p>
          </table:table-cell>
          <table:table-cell table:number-columns-repeated="6"/>
          <table:table-cell table:style-name="ce29" table:formula="of:=[.C1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79];[Entrada.$A$8:.$C$1606];3;0)) = 1; 0;VLOOKUP([.E179];[Entrada.$A$8:.$C$1606];3;0)*[.C1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8</text:p>
          </table:table-cell>
          <table:table-cell table:number-columns-repeated="2"/>
          <table:table-cell/>
          <table:table-cell table:style-name="ce12" office:value-type="string">
            <text:p>5,18</text:p>
          </table:table-cell>
          <table:table-cell table:style-name="ce21" table:formula="of:=IF(ISNA(VLOOKUP([.E180];[Entrada.$A$8:.$B$1605];2;0)) = 1; 0;VLOOKUP([.E180];[Entrada.$A$8:.$B$1605];2;0))" office:value-type="float" office:value="0">
            <text:p>0</text:p>
          </table:table-cell>
          <table:table-cell table:formula="of:=IF(ISNA(VLOOKUP([.E180];[Entrada.$A$8:.$D$1605];4;0)) = 1; 0;VLOOKUP([.E180];[Entrada.$A$8:.$D$1605];4;0))" office:value-type="float" office:value="0">
            <text:p>0</text:p>
          </table:table-cell>
          <table:table-cell table:number-columns-repeated="6"/>
          <table:table-cell table:style-name="ce29" table:formula="of:=[.C1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0];[Entrada.$A$8:.$C$1606];3;0)) = 1; 0;VLOOKUP([.E180];[Entrada.$A$8:.$C$1606];3;0)*[.C1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19</text:p>
          </table:table-cell>
          <table:table-cell table:number-columns-repeated="2"/>
          <table:table-cell/>
          <table:table-cell table:style-name="ce12" office:value-type="string">
            <text:p>5,19</text:p>
          </table:table-cell>
          <table:table-cell table:style-name="ce21" table:formula="of:=IF(ISNA(VLOOKUP([.E181];[Entrada.$A$8:.$B$1605];2;0)) = 1; 0;VLOOKUP([.E181];[Entrada.$A$8:.$B$1605];2;0))" office:value-type="float" office:value="0">
            <text:p>0</text:p>
          </table:table-cell>
          <table:table-cell table:formula="of:=IF(ISNA(VLOOKUP([.E181];[Entrada.$A$8:.$D$1605];4;0)) = 1; 0;VLOOKUP([.E181];[Entrada.$A$8:.$D$1605];4;0))" office:value-type="float" office:value="0">
            <text:p>0</text:p>
          </table:table-cell>
          <table:table-cell table:number-columns-repeated="6"/>
          <table:table-cell table:style-name="ce29" table:formula="of:=[.C1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1];[Entrada.$A$8:.$C$1606];3;0)) = 1; 0;VLOOKUP([.E181];[Entrada.$A$8:.$C$1606];3;0)*[.C1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0</text:p>
          </table:table-cell>
          <table:table-cell table:number-columns-repeated="2"/>
          <table:table-cell/>
          <table:table-cell table:style-name="ce12" office:value-type="string">
            <text:p>5,20</text:p>
          </table:table-cell>
          <table:table-cell table:style-name="ce21" table:formula="of:=IF(ISNA(VLOOKUP([.E182];[Entrada.$A$8:.$B$1605];2;0)) = 1; 0;VLOOKUP([.E182];[Entrada.$A$8:.$B$1605];2;0))" office:value-type="float" office:value="0">
            <text:p>0</text:p>
          </table:table-cell>
          <table:table-cell table:formula="of:=IF(ISNA(VLOOKUP([.E182];[Entrada.$A$8:.$D$1605];4;0)) = 1; 0;VLOOKUP([.E182];[Entrada.$A$8:.$D$1605];4;0))" office:value-type="float" office:value="0">
            <text:p>0</text:p>
          </table:table-cell>
          <table:table-cell table:number-columns-repeated="6"/>
          <table:table-cell table:style-name="ce29" table:formula="of:=[.C1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2];[Entrada.$A$8:.$C$1606];3;0)) = 1; 0;VLOOKUP([.E182];[Entrada.$A$8:.$C$1606];3;0)*[.C1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1</text:p>
          </table:table-cell>
          <table:table-cell table:number-columns-repeated="2"/>
          <table:table-cell/>
          <table:table-cell table:style-name="ce12" office:value-type="string">
            <text:p>5,21</text:p>
          </table:table-cell>
          <table:table-cell table:style-name="ce21" table:formula="of:=IF(ISNA(VLOOKUP([.E183];[Entrada.$A$8:.$B$1605];2;0)) = 1; 0;VLOOKUP([.E183];[Entrada.$A$8:.$B$1605];2;0))" office:value-type="float" office:value="0">
            <text:p>0</text:p>
          </table:table-cell>
          <table:table-cell table:formula="of:=IF(ISNA(VLOOKUP([.E183];[Entrada.$A$8:.$D$1605];4;0)) = 1; 0;VLOOKUP([.E183];[Entrada.$A$8:.$D$1605];4;0))" office:value-type="float" office:value="0">
            <text:p>0</text:p>
          </table:table-cell>
          <table:table-cell table:number-columns-repeated="6"/>
          <table:table-cell table:style-name="ce29" table:formula="of:=[.C1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3];[Entrada.$A$8:.$C$1606];3;0)) = 1; 0;VLOOKUP([.E183];[Entrada.$A$8:.$C$1606];3;0)*[.C1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2</text:p>
          </table:table-cell>
          <table:table-cell table:number-columns-repeated="2"/>
          <table:table-cell/>
          <table:table-cell table:style-name="ce12" office:value-type="string">
            <text:p>5,22</text:p>
          </table:table-cell>
          <table:table-cell table:style-name="ce21" table:formula="of:=IF(ISNA(VLOOKUP([.E184];[Entrada.$A$8:.$B$1605];2;0)) = 1; 0;VLOOKUP([.E184];[Entrada.$A$8:.$B$1605];2;0))" office:value-type="float" office:value="0">
            <text:p>0</text:p>
          </table:table-cell>
          <table:table-cell table:formula="of:=IF(ISNA(VLOOKUP([.E184];[Entrada.$A$8:.$D$1605];4;0)) = 1; 0;VLOOKUP([.E184];[Entrada.$A$8:.$D$1605];4;0))" office:value-type="float" office:value="0">
            <text:p>0</text:p>
          </table:table-cell>
          <table:table-cell table:number-columns-repeated="6"/>
          <table:table-cell table:style-name="ce29" table:formula="of:=[.C1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4];[Entrada.$A$8:.$C$1606];3;0)) = 1; 0;VLOOKUP([.E184];[Entrada.$A$8:.$C$1606];3;0)*[.C1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3</text:p>
          </table:table-cell>
          <table:table-cell table:number-columns-repeated="2"/>
          <table:table-cell/>
          <table:table-cell table:style-name="ce12" office:value-type="string">
            <text:p>5,23</text:p>
          </table:table-cell>
          <table:table-cell table:style-name="ce21" table:formula="of:=IF(ISNA(VLOOKUP([.E185];[Entrada.$A$8:.$B$1605];2;0)) = 1; 0;VLOOKUP([.E185];[Entrada.$A$8:.$B$1605];2;0))" office:value-type="float" office:value="0">
            <text:p>0</text:p>
          </table:table-cell>
          <table:table-cell table:formula="of:=IF(ISNA(VLOOKUP([.E185];[Entrada.$A$8:.$D$1605];4;0)) = 1; 0;VLOOKUP([.E185];[Entrada.$A$8:.$D$1605];4;0))" office:value-type="float" office:value="0">
            <text:p>0</text:p>
          </table:table-cell>
          <table:table-cell table:number-columns-repeated="6"/>
          <table:table-cell table:style-name="ce29" table:formula="of:=[.C1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5];[Entrada.$A$8:.$C$1606];3;0)) = 1; 0;VLOOKUP([.E185];[Entrada.$A$8:.$C$1606];3;0)*[.C1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4</text:p>
          </table:table-cell>
          <table:table-cell table:number-columns-repeated="2"/>
          <table:table-cell/>
          <table:table-cell table:style-name="ce12" office:value-type="string">
            <text:p>5,24</text:p>
          </table:table-cell>
          <table:table-cell table:style-name="ce21" table:formula="of:=IF(ISNA(VLOOKUP([.E186];[Entrada.$A$8:.$B$1605];2;0)) = 1; 0;VLOOKUP([.E186];[Entrada.$A$8:.$B$1605];2;0))" office:value-type="float" office:value="0">
            <text:p>0</text:p>
          </table:table-cell>
          <table:table-cell table:formula="of:=IF(ISNA(VLOOKUP([.E186];[Entrada.$A$8:.$D$1605];4;0)) = 1; 0;VLOOKUP([.E186];[Entrada.$A$8:.$D$1605];4;0))" office:value-type="float" office:value="0">
            <text:p>0</text:p>
          </table:table-cell>
          <table:table-cell table:number-columns-repeated="6"/>
          <table:table-cell table:style-name="ce29" table:formula="of:=[.C1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6];[Entrada.$A$8:.$C$1606];3;0)) = 1; 0;VLOOKUP([.E186];[Entrada.$A$8:.$C$1606];3;0)*[.C1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5</text:p>
          </table:table-cell>
          <table:table-cell table:number-columns-repeated="2"/>
          <table:table-cell/>
          <table:table-cell table:style-name="ce12" office:value-type="string">
            <text:p>5,25</text:p>
          </table:table-cell>
          <table:table-cell table:style-name="ce21" table:formula="of:=IF(ISNA(VLOOKUP([.E187];[Entrada.$A$8:.$B$1605];2;0)) = 1; 0;VLOOKUP([.E187];[Entrada.$A$8:.$B$1605];2;0))" office:value-type="float" office:value="0">
            <text:p>0</text:p>
          </table:table-cell>
          <table:table-cell table:formula="of:=IF(ISNA(VLOOKUP([.E187];[Entrada.$A$8:.$D$1605];4;0)) = 1; 0;VLOOKUP([.E187];[Entrada.$A$8:.$D$1605];4;0))" office:value-type="float" office:value="0">
            <text:p>0</text:p>
          </table:table-cell>
          <table:table-cell table:number-columns-repeated="6"/>
          <table:table-cell table:style-name="ce29" table:formula="of:=[.C1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7];[Entrada.$A$8:.$C$1606];3;0)) = 1; 0;VLOOKUP([.E187];[Entrada.$A$8:.$C$1606];3;0)*[.C1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6</text:p>
          </table:table-cell>
          <table:table-cell table:number-columns-repeated="2"/>
          <table:table-cell/>
          <table:table-cell table:style-name="ce12" office:value-type="string">
            <text:p>5,26</text:p>
          </table:table-cell>
          <table:table-cell table:style-name="ce21" table:formula="of:=IF(ISNA(VLOOKUP([.E188];[Entrada.$A$8:.$B$1605];2;0)) = 1; 0;VLOOKUP([.E188];[Entrada.$A$8:.$B$1605];2;0))" office:value-type="float" office:value="0">
            <text:p>0</text:p>
          </table:table-cell>
          <table:table-cell table:formula="of:=IF(ISNA(VLOOKUP([.E188];[Entrada.$A$8:.$D$1605];4;0)) = 1; 0;VLOOKUP([.E188];[Entrada.$A$8:.$D$1605];4;0))" office:value-type="float" office:value="0">
            <text:p>0</text:p>
          </table:table-cell>
          <table:table-cell table:number-columns-repeated="6"/>
          <table:table-cell table:style-name="ce29" table:formula="of:=[.C1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8];[Entrada.$A$8:.$C$1606];3;0)) = 1; 0;VLOOKUP([.E188];[Entrada.$A$8:.$C$1606];3;0)*[.C1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7</text:p>
          </table:table-cell>
          <table:table-cell table:number-columns-repeated="2"/>
          <table:table-cell/>
          <table:table-cell table:style-name="ce12" office:value-type="string">
            <text:p>5,27</text:p>
          </table:table-cell>
          <table:table-cell table:style-name="ce21" table:formula="of:=IF(ISNA(VLOOKUP([.E189];[Entrada.$A$8:.$B$1605];2;0)) = 1; 0;VLOOKUP([.E189];[Entrada.$A$8:.$B$1605];2;0))" office:value-type="float" office:value="0">
            <text:p>0</text:p>
          </table:table-cell>
          <table:table-cell table:formula="of:=IF(ISNA(VLOOKUP([.E189];[Entrada.$A$8:.$D$1605];4;0)) = 1; 0;VLOOKUP([.E189];[Entrada.$A$8:.$D$1605];4;0))" office:value-type="float" office:value="0">
            <text:p>0</text:p>
          </table:table-cell>
          <table:table-cell table:number-columns-repeated="6"/>
          <table:table-cell table:style-name="ce29" table:formula="of:=[.C1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89];[Entrada.$A$8:.$C$1606];3;0)) = 1; 0;VLOOKUP([.E189];[Entrada.$A$8:.$C$1606];3;0)*[.C1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8</text:p>
          </table:table-cell>
          <table:table-cell table:number-columns-repeated="2"/>
          <table:table-cell/>
          <table:table-cell table:style-name="ce12" office:value-type="string">
            <text:p>5,28</text:p>
          </table:table-cell>
          <table:table-cell table:style-name="ce21" table:formula="of:=IF(ISNA(VLOOKUP([.E190];[Entrada.$A$8:.$B$1605];2;0)) = 1; 0;VLOOKUP([.E190];[Entrada.$A$8:.$B$1605];2;0))" office:value-type="float" office:value="0">
            <text:p>0</text:p>
          </table:table-cell>
          <table:table-cell table:formula="of:=IF(ISNA(VLOOKUP([.E190];[Entrada.$A$8:.$D$1605];4;0)) = 1; 0;VLOOKUP([.E190];[Entrada.$A$8:.$D$1605];4;0))" office:value-type="float" office:value="0">
            <text:p>0</text:p>
          </table:table-cell>
          <table:table-cell table:number-columns-repeated="6"/>
          <table:table-cell table:style-name="ce29" table:formula="of:=[.C1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0];[Entrada.$A$8:.$C$1606];3;0)) = 1; 0;VLOOKUP([.E190];[Entrada.$A$8:.$C$1606];3;0)*[.C1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29</text:p>
          </table:table-cell>
          <table:table-cell table:number-columns-repeated="2"/>
          <table:table-cell/>
          <table:table-cell table:style-name="ce12" office:value-type="string">
            <text:p>5,29</text:p>
          </table:table-cell>
          <table:table-cell table:style-name="ce21" table:formula="of:=IF(ISNA(VLOOKUP([.E191];[Entrada.$A$8:.$B$1605];2;0)) = 1; 0;VLOOKUP([.E191];[Entrada.$A$8:.$B$1605];2;0))" office:value-type="float" office:value="0">
            <text:p>0</text:p>
          </table:table-cell>
          <table:table-cell table:formula="of:=IF(ISNA(VLOOKUP([.E191];[Entrada.$A$8:.$D$1605];4;0)) = 1; 0;VLOOKUP([.E191];[Entrada.$A$8:.$D$1605];4;0))" office:value-type="float" office:value="0">
            <text:p>0</text:p>
          </table:table-cell>
          <table:table-cell table:number-columns-repeated="6"/>
          <table:table-cell table:style-name="ce29" table:formula="of:=[.C1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1];[Entrada.$A$8:.$C$1606];3;0)) = 1; 0;VLOOKUP([.E191];[Entrada.$A$8:.$C$1606];3;0)*[.C1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0</text:p>
          </table:table-cell>
          <table:table-cell table:number-columns-repeated="2"/>
          <table:table-cell/>
          <table:table-cell table:style-name="ce12" office:value-type="string">
            <text:p>5,30</text:p>
          </table:table-cell>
          <table:table-cell table:style-name="ce21" table:formula="of:=IF(ISNA(VLOOKUP([.E192];[Entrada.$A$8:.$B$1605];2;0)) = 1; 0;VLOOKUP([.E192];[Entrada.$A$8:.$B$1605];2;0))" office:value-type="float" office:value="0">
            <text:p>0</text:p>
          </table:table-cell>
          <table:table-cell table:formula="of:=IF(ISNA(VLOOKUP([.E192];[Entrada.$A$8:.$D$1605];4;0)) = 1; 0;VLOOKUP([.E192];[Entrada.$A$8:.$D$1605];4;0))" office:value-type="float" office:value="0">
            <text:p>0</text:p>
          </table:table-cell>
          <table:table-cell table:number-columns-repeated="6"/>
          <table:table-cell table:style-name="ce29" table:formula="of:=[.C1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2];[Entrada.$A$8:.$C$1606];3;0)) = 1; 0;VLOOKUP([.E192];[Entrada.$A$8:.$C$1606];3;0)*[.C1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1</text:p>
          </table:table-cell>
          <table:table-cell table:number-columns-repeated="2"/>
          <table:table-cell/>
          <table:table-cell table:style-name="ce12" office:value-type="string">
            <text:p>5,31</text:p>
          </table:table-cell>
          <table:table-cell table:style-name="ce21" table:formula="of:=IF(ISNA(VLOOKUP([.E193];[Entrada.$A$8:.$B$1605];2;0)) = 1; 0;VLOOKUP([.E193];[Entrada.$A$8:.$B$1605];2;0))" office:value-type="float" office:value="0">
            <text:p>0</text:p>
          </table:table-cell>
          <table:table-cell table:formula="of:=IF(ISNA(VLOOKUP([.E193];[Entrada.$A$8:.$D$1605];4;0)) = 1; 0;VLOOKUP([.E193];[Entrada.$A$8:.$D$1605];4;0))" office:value-type="float" office:value="0">
            <text:p>0</text:p>
          </table:table-cell>
          <table:table-cell table:number-columns-repeated="6"/>
          <table:table-cell table:style-name="ce29" table:formula="of:=[.C1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3];[Entrada.$A$8:.$C$1606];3;0)) = 1; 0;VLOOKUP([.E193];[Entrada.$A$8:.$C$1606];3;0)*[.C1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2</text:p>
          </table:table-cell>
          <table:table-cell table:number-columns-repeated="2"/>
          <table:table-cell/>
          <table:table-cell table:style-name="ce12" office:value-type="string">
            <text:p>5,32</text:p>
          </table:table-cell>
          <table:table-cell table:style-name="ce21" table:formula="of:=IF(ISNA(VLOOKUP([.E194];[Entrada.$A$8:.$B$1605];2;0)) = 1; 0;VLOOKUP([.E194];[Entrada.$A$8:.$B$1605];2;0))" office:value-type="float" office:value="0">
            <text:p>0</text:p>
          </table:table-cell>
          <table:table-cell table:formula="of:=IF(ISNA(VLOOKUP([.E194];[Entrada.$A$8:.$D$1605];4;0)) = 1; 0;VLOOKUP([.E194];[Entrada.$A$8:.$D$1605];4;0))" office:value-type="float" office:value="0">
            <text:p>0</text:p>
          </table:table-cell>
          <table:table-cell table:number-columns-repeated="6"/>
          <table:table-cell table:style-name="ce29" table:formula="of:=[.C1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4];[Entrada.$A$8:.$C$1606];3;0)) = 1; 0;VLOOKUP([.E194];[Entrada.$A$8:.$C$1606];3;0)*[.C1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3</text:p>
          </table:table-cell>
          <table:table-cell table:number-columns-repeated="2"/>
          <table:table-cell/>
          <table:table-cell table:style-name="ce12" office:value-type="string">
            <text:p>5,33</text:p>
          </table:table-cell>
          <table:table-cell table:style-name="ce21" table:formula="of:=IF(ISNA(VLOOKUP([.E195];[Entrada.$A$8:.$B$1605];2;0)) = 1; 0;VLOOKUP([.E195];[Entrada.$A$8:.$B$1605];2;0))" office:value-type="float" office:value="0">
            <text:p>0</text:p>
          </table:table-cell>
          <table:table-cell table:formula="of:=IF(ISNA(VLOOKUP([.E195];[Entrada.$A$8:.$D$1605];4;0)) = 1; 0;VLOOKUP([.E195];[Entrada.$A$8:.$D$1605];4;0))" office:value-type="float" office:value="0">
            <text:p>0</text:p>
          </table:table-cell>
          <table:table-cell table:number-columns-repeated="6"/>
          <table:table-cell table:style-name="ce29" table:formula="of:=[.C1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5];[Entrada.$A$8:.$C$1606];3;0)) = 1; 0;VLOOKUP([.E195];[Entrada.$A$8:.$C$1606];3;0)*[.C1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4</text:p>
          </table:table-cell>
          <table:table-cell table:number-columns-repeated="2"/>
          <table:table-cell/>
          <table:table-cell table:style-name="ce12" office:value-type="string">
            <text:p>5,34</text:p>
          </table:table-cell>
          <table:table-cell table:style-name="ce21" table:formula="of:=IF(ISNA(VLOOKUP([.E196];[Entrada.$A$8:.$B$1605];2;0)) = 1; 0;VLOOKUP([.E196];[Entrada.$A$8:.$B$1605];2;0))" office:value-type="float" office:value="0">
            <text:p>0</text:p>
          </table:table-cell>
          <table:table-cell table:formula="of:=IF(ISNA(VLOOKUP([.E196];[Entrada.$A$8:.$D$1605];4;0)) = 1; 0;VLOOKUP([.E196];[Entrada.$A$8:.$D$1605];4;0))" office:value-type="float" office:value="0">
            <text:p>0</text:p>
          </table:table-cell>
          <table:table-cell table:number-columns-repeated="6"/>
          <table:table-cell table:style-name="ce29" table:formula="of:=[.C1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6];[Entrada.$A$8:.$C$1606];3;0)) = 1; 0;VLOOKUP([.E196];[Entrada.$A$8:.$C$1606];3;0)*[.C1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5</text:p>
          </table:table-cell>
          <table:table-cell table:number-columns-repeated="2"/>
          <table:table-cell/>
          <table:table-cell table:style-name="ce12" office:value-type="string">
            <text:p>5,35</text:p>
          </table:table-cell>
          <table:table-cell table:style-name="ce21" table:formula="of:=IF(ISNA(VLOOKUP([.E197];[Entrada.$A$8:.$B$1605];2;0)) = 1; 0;VLOOKUP([.E197];[Entrada.$A$8:.$B$1605];2;0))" office:value-type="float" office:value="0">
            <text:p>0</text:p>
          </table:table-cell>
          <table:table-cell table:formula="of:=IF(ISNA(VLOOKUP([.E197];[Entrada.$A$8:.$D$1605];4;0)) = 1; 0;VLOOKUP([.E197];[Entrada.$A$8:.$D$1605];4;0))" office:value-type="float" office:value="0">
            <text:p>0</text:p>
          </table:table-cell>
          <table:table-cell table:number-columns-repeated="6"/>
          <table:table-cell table:style-name="ce29" table:formula="of:=[.C1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7];[Entrada.$A$8:.$C$1606];3;0)) = 1; 0;VLOOKUP([.E197];[Entrada.$A$8:.$C$1606];3;0)*[.C1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6</text:p>
          </table:table-cell>
          <table:table-cell table:number-columns-repeated="2"/>
          <table:table-cell/>
          <table:table-cell table:style-name="ce12" office:value-type="string">
            <text:p>5,36</text:p>
          </table:table-cell>
          <table:table-cell table:style-name="ce21" table:formula="of:=IF(ISNA(VLOOKUP([.E198];[Entrada.$A$8:.$B$1605];2;0)) = 1; 0;VLOOKUP([.E198];[Entrada.$A$8:.$B$1605];2;0))" office:value-type="float" office:value="0">
            <text:p>0</text:p>
          </table:table-cell>
          <table:table-cell table:formula="of:=IF(ISNA(VLOOKUP([.E198];[Entrada.$A$8:.$D$1605];4;0)) = 1; 0;VLOOKUP([.E198];[Entrada.$A$8:.$D$1605];4;0))" office:value-type="float" office:value="0">
            <text:p>0</text:p>
          </table:table-cell>
          <table:table-cell table:number-columns-repeated="6"/>
          <table:table-cell table:style-name="ce29" table:formula="of:=[.C1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8];[Entrada.$A$8:.$C$1606];3;0)) = 1; 0;VLOOKUP([.E198];[Entrada.$A$8:.$C$1606];3;0)*[.C1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7</text:p>
          </table:table-cell>
          <table:table-cell table:number-columns-repeated="2"/>
          <table:table-cell/>
          <table:table-cell table:style-name="ce12" office:value-type="string">
            <text:p>5,37</text:p>
          </table:table-cell>
          <table:table-cell table:style-name="ce21" table:formula="of:=IF(ISNA(VLOOKUP([.E199];[Entrada.$A$8:.$B$1605];2;0)) = 1; 0;VLOOKUP([.E199];[Entrada.$A$8:.$B$1605];2;0))" office:value-type="float" office:value="0">
            <text:p>0</text:p>
          </table:table-cell>
          <table:table-cell table:formula="of:=IF(ISNA(VLOOKUP([.E199];[Entrada.$A$8:.$D$1605];4;0)) = 1; 0;VLOOKUP([.E199];[Entrada.$A$8:.$D$1605];4;0))" office:value-type="float" office:value="0">
            <text:p>0</text:p>
          </table:table-cell>
          <table:table-cell table:number-columns-repeated="6"/>
          <table:table-cell table:style-name="ce29" table:formula="of:=[.C1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99];[Entrada.$A$8:.$C$1606];3;0)) = 1; 0;VLOOKUP([.E199];[Entrada.$A$8:.$C$1606];3;0)*[.C1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8</text:p>
          </table:table-cell>
          <table:table-cell table:number-columns-repeated="2"/>
          <table:table-cell/>
          <table:table-cell table:style-name="ce12" office:value-type="string">
            <text:p>5,38</text:p>
          </table:table-cell>
          <table:table-cell table:style-name="ce21" table:formula="of:=IF(ISNA(VLOOKUP([.E200];[Entrada.$A$8:.$B$1605];2;0)) = 1; 0;VLOOKUP([.E200];[Entrada.$A$8:.$B$1605];2;0))" office:value-type="float" office:value="0">
            <text:p>0</text:p>
          </table:table-cell>
          <table:table-cell table:formula="of:=IF(ISNA(VLOOKUP([.E200];[Entrada.$A$8:.$D$1605];4;0)) = 1; 0;VLOOKUP([.E200];[Entrada.$A$8:.$D$1605];4;0))" office:value-type="float" office:value="0">
            <text:p>0</text:p>
          </table:table-cell>
          <table:table-cell table:number-columns-repeated="6"/>
          <table:table-cell table:style-name="ce29" table:formula="of:=[.C2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0];[Entrada.$A$8:.$C$1606];3;0)) = 1; 0;VLOOKUP([.E200];[Entrada.$A$8:.$C$1606];3;0)*[.C2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39</text:p>
          </table:table-cell>
          <table:table-cell table:number-columns-repeated="2"/>
          <table:table-cell/>
          <table:table-cell table:style-name="ce12" office:value-type="string">
            <text:p>5,39</text:p>
          </table:table-cell>
          <table:table-cell table:style-name="ce21" table:formula="of:=IF(ISNA(VLOOKUP([.E201];[Entrada.$A$8:.$B$1605];2;0)) = 1; 0;VLOOKUP([.E201];[Entrada.$A$8:.$B$1605];2;0))" office:value-type="float" office:value="0">
            <text:p>0</text:p>
          </table:table-cell>
          <table:table-cell table:formula="of:=IF(ISNA(VLOOKUP([.E201];[Entrada.$A$8:.$D$1605];4;0)) = 1; 0;VLOOKUP([.E201];[Entrada.$A$8:.$D$1605];4;0))" office:value-type="float" office:value="0">
            <text:p>0</text:p>
          </table:table-cell>
          <table:table-cell table:number-columns-repeated="6"/>
          <table:table-cell table:style-name="ce29" table:formula="of:=[.C2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1];[Entrada.$A$8:.$C$1606];3;0)) = 1; 0;VLOOKUP([.E201];[Entrada.$A$8:.$C$1606];3;0)*[.C2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5,40</text:p>
          </table:table-cell>
          <table:table-cell table:number-columns-repeated="2"/>
          <table:table-cell/>
          <table:table-cell table:style-name="ce12" office:value-type="string">
            <text:p>5,40</text:p>
          </table:table-cell>
          <table:table-cell table:style-name="ce21" table:formula="of:=IF(ISNA(VLOOKUP([.E202];[Entrada.$A$8:.$B$1605];2;0)) = 1; 0;VLOOKUP([.E202];[Entrada.$A$8:.$B$1605];2;0))" office:value-type="float" office:value="0">
            <text:p>0</text:p>
          </table:table-cell>
          <table:table-cell table:formula="of:=IF(ISNA(VLOOKUP([.E202];[Entrada.$A$8:.$D$1605];4;0)) = 1; 0;VLOOKUP([.E202];[Entrada.$A$8:.$D$1605];4;0))" office:value-type="float" office:value="0">
            <text:p>0</text:p>
          </table:table-cell>
          <table:table-cell table:number-columns-repeated="6"/>
          <table:table-cell table:style-name="ce29" table:formula="of:=[.C2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2];[Entrada.$A$8:.$C$1606];3;0)) = 1; 0;VLOOKUP([.E202];[Entrada.$A$8:.$C$1606];3;0)*[.C2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6.1">
            <text:p>6,1</text:p>
          </table:table-cell>
          <table:table-cell table:number-columns-repeated="2"/>
          <table:table-cell/>
          <table:table-cell table:style-name="ce13" office:value-type="float" office:value="6.1">
            <text:p>6,1</text:p>
          </table:table-cell>
          <table:table-cell table:style-name="ce21" table:formula="of:=IF(ISNA(VLOOKUP([.E203];[Entrada.$A$8:.$B$1605];2;0)) = 1; 0;VLOOKUP([.E203];[Entrada.$A$8:.$B$1605];2;0))" office:value-type="float" office:value="0">
            <text:p>0</text:p>
          </table:table-cell>
          <table:table-cell table:formula="of:=IF(ISNA(VLOOKUP([.E203];[Entrada.$A$8:.$D$1605];4;0)) = 1; 0;VLOOKUP([.E203];[Entrada.$A$8:.$D$1605];4;0))" office:value-type="float" office:value="0">
            <text:p>0</text:p>
          </table:table-cell>
          <table:table-cell table:number-columns-repeated="6"/>
          <table:table-cell table:style-name="ce29" table:formula="of:=[.C2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3];[Entrada.$A$8:.$C$1606];3;0)) = 1; 0;VLOOKUP([.E203];[Entrada.$A$8:.$C$1606];3;0)*[.C2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6.2">
            <text:p>6,2</text:p>
          </table:table-cell>
          <table:table-cell table:number-columns-repeated="2"/>
          <table:table-cell/>
          <table:table-cell table:style-name="ce13" office:value-type="float" office:value="6.2">
            <text:p>6,2</text:p>
          </table:table-cell>
          <table:table-cell table:style-name="ce21" table:formula="of:=IF(ISNA(VLOOKUP([.E204];[Entrada.$A$8:.$B$1605];2;0)) = 1; 0;VLOOKUP([.E204];[Entrada.$A$8:.$B$1605];2;0))" office:value-type="float" office:value="0">
            <text:p>0</text:p>
          </table:table-cell>
          <table:table-cell table:formula="of:=IF(ISNA(VLOOKUP([.E204];[Entrada.$A$8:.$D$1605];4;0)) = 1; 0;VLOOKUP([.E204];[Entrada.$A$8:.$D$1605];4;0))" office:value-type="float" office:value="0">
            <text:p>0</text:p>
          </table:table-cell>
          <table:table-cell table:number-columns-repeated="6"/>
          <table:table-cell table:style-name="ce29" table:formula="of:=[.C2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4];[Entrada.$A$8:.$C$1606];3;0)) = 1; 0;VLOOKUP([.E204];[Entrada.$A$8:.$C$1606];3;0)*[.C2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6.3">
            <text:p>6,3</text:p>
          </table:table-cell>
          <table:table-cell table:number-columns-repeated="2"/>
          <table:table-cell/>
          <table:table-cell table:style-name="ce13" office:value-type="float" office:value="6.3">
            <text:p>6,3</text:p>
          </table:table-cell>
          <table:table-cell table:style-name="ce21" table:formula="of:=IF(ISNA(VLOOKUP([.E205];[Entrada.$A$8:.$B$1605];2;0)) = 1; 0;VLOOKUP([.E205];[Entrada.$A$8:.$B$1605];2;0))" office:value-type="float" office:value="0">
            <text:p>0</text:p>
          </table:table-cell>
          <table:table-cell table:formula="of:=IF(ISNA(VLOOKUP([.E205];[Entrada.$A$8:.$D$1605];4;0)) = 1; 0;VLOOKUP([.E205];[Entrada.$A$8:.$D$1605];4;0))" office:value-type="float" office:value="0">
            <text:p>0</text:p>
          </table:table-cell>
          <table:table-cell table:number-columns-repeated="6"/>
          <table:table-cell table:style-name="ce29" table:formula="of:=[.C2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5];[Entrada.$A$8:.$C$1606];3;0)) = 1; 0;VLOOKUP([.E205];[Entrada.$A$8:.$C$1606];3;0)*[.C2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6.4">
            <text:p>6,4</text:p>
          </table:table-cell>
          <table:table-cell table:number-columns-repeated="2"/>
          <table:table-cell/>
          <table:table-cell table:style-name="ce13" office:value-type="float" office:value="6.4">
            <text:p>6,4</text:p>
          </table:table-cell>
          <table:table-cell table:style-name="ce21" table:formula="of:=IF(ISNA(VLOOKUP([.E206];[Entrada.$A$8:.$B$1605];2;0)) = 1; 0;VLOOKUP([.E206];[Entrada.$A$8:.$B$1605];2;0))" office:value-type="float" office:value="0">
            <text:p>0</text:p>
          </table:table-cell>
          <table:table-cell table:formula="of:=IF(ISNA(VLOOKUP([.E206];[Entrada.$A$8:.$D$1605];4;0)) = 1; 0;VLOOKUP([.E206];[Entrada.$A$8:.$D$1605];4;0))" office:value-type="float" office:value="0">
            <text:p>0</text:p>
          </table:table-cell>
          <table:table-cell table:number-columns-repeated="6"/>
          <table:table-cell table:style-name="ce29" table:formula="of:=[.C2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6];[Entrada.$A$8:.$C$1606];3;0)) = 1; 0;VLOOKUP([.E206];[Entrada.$A$8:.$C$1606];3;0)*[.C2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6.5">
            <text:p>6,5</text:p>
          </table:table-cell>
          <table:table-cell table:number-columns-repeated="2"/>
          <table:table-cell/>
          <table:table-cell table:style-name="ce13" office:value-type="float" office:value="6.5">
            <text:p>6,5</text:p>
          </table:table-cell>
          <table:table-cell table:style-name="ce21" table:formula="of:=IF(ISNA(VLOOKUP([.E207];[Entrada.$A$8:.$B$1605];2;0)) = 1; 0;VLOOKUP([.E207];[Entrada.$A$8:.$B$1605];2;0))" office:value-type="float" office:value="0">
            <text:p>0</text:p>
          </table:table-cell>
          <table:table-cell table:formula="of:=IF(ISNA(VLOOKUP([.E207];[Entrada.$A$8:.$D$1605];4;0)) = 1; 0;VLOOKUP([.E207];[Entrada.$A$8:.$D$1605];4;0))" office:value-type="float" office:value="0">
            <text:p>0</text:p>
          </table:table-cell>
          <table:table-cell table:number-columns-repeated="6"/>
          <table:table-cell table:style-name="ce29" table:formula="of:=[.C2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7];[Entrada.$A$8:.$C$1606];3;0)) = 1; 0;VLOOKUP([.E207];[Entrada.$A$8:.$C$1606];3;0)*[.C2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6</text:p>
          </table:table-cell>
          <table:table-cell table:number-columns-repeated="2"/>
          <table:table-cell/>
          <table:table-cell table:style-name="ce12" office:value-type="string">
            <text:p>6,6</text:p>
          </table:table-cell>
          <table:table-cell table:style-name="ce21" table:formula="of:=IF(ISNA(VLOOKUP([.E208];[Entrada.$A$8:.$B$1605];2;0)) = 1; 0;VLOOKUP([.E208];[Entrada.$A$8:.$B$1605];2;0))" office:value-type="float" office:value="0">
            <text:p>0</text:p>
          </table:table-cell>
          <table:table-cell table:formula="of:=IF(ISNA(VLOOKUP([.E208];[Entrada.$A$8:.$D$1605];4;0)) = 1; 0;VLOOKUP([.E208];[Entrada.$A$8:.$D$1605];4;0))" office:value-type="float" office:value="0">
            <text:p>0</text:p>
          </table:table-cell>
          <table:table-cell table:number-columns-repeated="6"/>
          <table:table-cell table:style-name="ce29" table:formula="of:=[.C2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8];[Entrada.$A$8:.$C$1606];3;0)) = 1; 0;VLOOKUP([.E208];[Entrada.$A$8:.$C$1606];3;0)*[.C2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7</text:p>
          </table:table-cell>
          <table:table-cell table:number-columns-repeated="2"/>
          <table:table-cell/>
          <table:table-cell table:style-name="ce12" office:value-type="string">
            <text:p>6,7</text:p>
          </table:table-cell>
          <table:table-cell table:style-name="ce21" table:formula="of:=IF(ISNA(VLOOKUP([.E209];[Entrada.$A$8:.$B$1605];2;0)) = 1; 0;VLOOKUP([.E209];[Entrada.$A$8:.$B$1605];2;0))" office:value-type="float" office:value="0">
            <text:p>0</text:p>
          </table:table-cell>
          <table:table-cell table:formula="of:=IF(ISNA(VLOOKUP([.E209];[Entrada.$A$8:.$D$1605];4;0)) = 1; 0;VLOOKUP([.E209];[Entrada.$A$8:.$D$1605];4;0))" office:value-type="float" office:value="0">
            <text:p>0</text:p>
          </table:table-cell>
          <table:table-cell table:number-columns-repeated="6"/>
          <table:table-cell table:style-name="ce29" table:formula="of:=[.C2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09];[Entrada.$A$8:.$C$1606];3;0)) = 1; 0;VLOOKUP([.E209];[Entrada.$A$8:.$C$1606];3;0)*[.C2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8</text:p>
          </table:table-cell>
          <table:table-cell table:number-columns-repeated="2"/>
          <table:table-cell/>
          <table:table-cell table:style-name="ce12" office:value-type="string">
            <text:p>6,8</text:p>
          </table:table-cell>
          <table:table-cell table:style-name="ce21" table:formula="of:=IF(ISNA(VLOOKUP([.E210];[Entrada.$A$8:.$B$1605];2;0)) = 1; 0;VLOOKUP([.E210];[Entrada.$A$8:.$B$1605];2;0))" office:value-type="float" office:value="0">
            <text:p>0</text:p>
          </table:table-cell>
          <table:table-cell table:formula="of:=IF(ISNA(VLOOKUP([.E210];[Entrada.$A$8:.$D$1605];4;0)) = 1; 0;VLOOKUP([.E210];[Entrada.$A$8:.$D$1605];4;0))" office:value-type="float" office:value="0">
            <text:p>0</text:p>
          </table:table-cell>
          <table:table-cell table:number-columns-repeated="6"/>
          <table:table-cell table:style-name="ce29" table:formula="of:=[.C2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0];[Entrada.$A$8:.$C$1606];3;0)) = 1; 0;VLOOKUP([.E210];[Entrada.$A$8:.$C$1606];3;0)*[.C2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9</text:p>
          </table:table-cell>
          <table:table-cell table:number-columns-repeated="2"/>
          <table:table-cell/>
          <table:table-cell table:style-name="ce12" office:value-type="string">
            <text:p>6,9</text:p>
          </table:table-cell>
          <table:table-cell table:style-name="ce21" table:formula="of:=IF(ISNA(VLOOKUP([.E211];[Entrada.$A$8:.$B$1605];2;0)) = 1; 0;VLOOKUP([.E211];[Entrada.$A$8:.$B$1605];2;0))" office:value-type="float" office:value="0">
            <text:p>0</text:p>
          </table:table-cell>
          <table:table-cell table:formula="of:=IF(ISNA(VLOOKUP([.E211];[Entrada.$A$8:.$D$1605];4;0)) = 1; 0;VLOOKUP([.E211];[Entrada.$A$8:.$D$1605];4;0))" office:value-type="float" office:value="0">
            <text:p>0</text:p>
          </table:table-cell>
          <table:table-cell table:number-columns-repeated="6"/>
          <table:table-cell table:style-name="ce29" table:formula="of:=[.C2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1];[Entrada.$A$8:.$C$1606];3;0)) = 1; 0;VLOOKUP([.E211];[Entrada.$A$8:.$C$1606];3;0)*[.C2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0</text:p>
          </table:table-cell>
          <table:table-cell table:number-columns-repeated="2"/>
          <table:table-cell/>
          <table:table-cell table:style-name="ce12" office:value-type="string">
            <text:p>6,10</text:p>
          </table:table-cell>
          <table:table-cell table:style-name="ce21" table:formula="of:=IF(ISNA(VLOOKUP([.E212];[Entrada.$A$8:.$B$1605];2;0)) = 1; 0;VLOOKUP([.E212];[Entrada.$A$8:.$B$1605];2;0))" office:value-type="float" office:value="0">
            <text:p>0</text:p>
          </table:table-cell>
          <table:table-cell table:formula="of:=IF(ISNA(VLOOKUP([.E212];[Entrada.$A$8:.$D$1605];4;0)) = 1; 0;VLOOKUP([.E212];[Entrada.$A$8:.$D$1605];4;0))" office:value-type="float" office:value="0">
            <text:p>0</text:p>
          </table:table-cell>
          <table:table-cell table:number-columns-repeated="6"/>
          <table:table-cell table:style-name="ce29" table:formula="of:=[.C2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2];[Entrada.$A$8:.$C$1606];3;0)) = 1; 0;VLOOKUP([.E212];[Entrada.$A$8:.$C$1606];3;0)*[.C2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1</text:p>
          </table:table-cell>
          <table:table-cell table:number-columns-repeated="2"/>
          <table:table-cell/>
          <table:table-cell table:style-name="ce12" office:value-type="string">
            <text:p>6,11</text:p>
          </table:table-cell>
          <table:table-cell table:style-name="ce21" table:formula="of:=IF(ISNA(VLOOKUP([.E213];[Entrada.$A$8:.$B$1605];2;0)) = 1; 0;VLOOKUP([.E213];[Entrada.$A$8:.$B$1605];2;0))" office:value-type="float" office:value="0">
            <text:p>0</text:p>
          </table:table-cell>
          <table:table-cell table:formula="of:=IF(ISNA(VLOOKUP([.E213];[Entrada.$A$8:.$D$1605];4;0)) = 1; 0;VLOOKUP([.E213];[Entrada.$A$8:.$D$1605];4;0))" office:value-type="float" office:value="0">
            <text:p>0</text:p>
          </table:table-cell>
          <table:table-cell table:number-columns-repeated="6"/>
          <table:table-cell table:style-name="ce29" table:formula="of:=[.C2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3];[Entrada.$A$8:.$C$1606];3;0)) = 1; 0;VLOOKUP([.E213];[Entrada.$A$8:.$C$1606];3;0)*[.C2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2</text:p>
          </table:table-cell>
          <table:table-cell table:number-columns-repeated="2"/>
          <table:table-cell/>
          <table:table-cell table:style-name="ce12" office:value-type="string">
            <text:p>6,12</text:p>
          </table:table-cell>
          <table:table-cell table:style-name="ce21" table:formula="of:=IF(ISNA(VLOOKUP([.E214];[Entrada.$A$8:.$B$1605];2;0)) = 1; 0;VLOOKUP([.E214];[Entrada.$A$8:.$B$1605];2;0))" office:value-type="float" office:value="0">
            <text:p>0</text:p>
          </table:table-cell>
          <table:table-cell table:formula="of:=IF(ISNA(VLOOKUP([.E214];[Entrada.$A$8:.$D$1605];4;0)) = 1; 0;VLOOKUP([.E214];[Entrada.$A$8:.$D$1605];4;0))" office:value-type="float" office:value="0">
            <text:p>0</text:p>
          </table:table-cell>
          <table:table-cell table:number-columns-repeated="6"/>
          <table:table-cell table:style-name="ce29" table:formula="of:=[.C2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4];[Entrada.$A$8:.$C$1606];3;0)) = 1; 0;VLOOKUP([.E214];[Entrada.$A$8:.$C$1606];3;0)*[.C2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3</text:p>
          </table:table-cell>
          <table:table-cell table:number-columns-repeated="2"/>
          <table:table-cell/>
          <table:table-cell table:style-name="ce12" office:value-type="string">
            <text:p>6,13</text:p>
          </table:table-cell>
          <table:table-cell table:style-name="ce21" table:formula="of:=IF(ISNA(VLOOKUP([.E215];[Entrada.$A$8:.$B$1605];2;0)) = 1; 0;VLOOKUP([.E215];[Entrada.$A$8:.$B$1605];2;0))" office:value-type="float" office:value="0">
            <text:p>0</text:p>
          </table:table-cell>
          <table:table-cell table:formula="of:=IF(ISNA(VLOOKUP([.E215];[Entrada.$A$8:.$D$1605];4;0)) = 1; 0;VLOOKUP([.E215];[Entrada.$A$8:.$D$1605];4;0))" office:value-type="float" office:value="0">
            <text:p>0</text:p>
          </table:table-cell>
          <table:table-cell table:number-columns-repeated="6"/>
          <table:table-cell table:style-name="ce29" table:formula="of:=[.C2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5];[Entrada.$A$8:.$C$1606];3;0)) = 1; 0;VLOOKUP([.E215];[Entrada.$A$8:.$C$1606];3;0)*[.C2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4</text:p>
          </table:table-cell>
          <table:table-cell table:number-columns-repeated="2"/>
          <table:table-cell/>
          <table:table-cell table:style-name="ce12" office:value-type="string">
            <text:p>6,14</text:p>
          </table:table-cell>
          <table:table-cell table:style-name="ce21" table:formula="of:=IF(ISNA(VLOOKUP([.E216];[Entrada.$A$8:.$B$1605];2;0)) = 1; 0;VLOOKUP([.E216];[Entrada.$A$8:.$B$1605];2;0))" office:value-type="float" office:value="0">
            <text:p>0</text:p>
          </table:table-cell>
          <table:table-cell table:formula="of:=IF(ISNA(VLOOKUP([.E216];[Entrada.$A$8:.$D$1605];4;0)) = 1; 0;VLOOKUP([.E216];[Entrada.$A$8:.$D$1605];4;0))" office:value-type="float" office:value="0">
            <text:p>0</text:p>
          </table:table-cell>
          <table:table-cell table:number-columns-repeated="6"/>
          <table:table-cell table:style-name="ce29" table:formula="of:=[.C2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6];[Entrada.$A$8:.$C$1606];3;0)) = 1; 0;VLOOKUP([.E216];[Entrada.$A$8:.$C$1606];3;0)*[.C2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5</text:p>
          </table:table-cell>
          <table:table-cell table:number-columns-repeated="2"/>
          <table:table-cell/>
          <table:table-cell table:style-name="ce12" office:value-type="string">
            <text:p>6,15</text:p>
          </table:table-cell>
          <table:table-cell table:style-name="ce21" table:formula="of:=IF(ISNA(VLOOKUP([.E217];[Entrada.$A$8:.$B$1605];2;0)) = 1; 0;VLOOKUP([.E217];[Entrada.$A$8:.$B$1605];2;0))" office:value-type="float" office:value="0">
            <text:p>0</text:p>
          </table:table-cell>
          <table:table-cell table:formula="of:=IF(ISNA(VLOOKUP([.E217];[Entrada.$A$8:.$D$1605];4;0)) = 1; 0;VLOOKUP([.E217];[Entrada.$A$8:.$D$1605];4;0))" office:value-type="float" office:value="0">
            <text:p>0</text:p>
          </table:table-cell>
          <table:table-cell table:number-columns-repeated="6"/>
          <table:table-cell table:style-name="ce29" table:formula="of:=[.C2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7];[Entrada.$A$8:.$C$1606];3;0)) = 1; 0;VLOOKUP([.E217];[Entrada.$A$8:.$C$1606];3;0)*[.C2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6</text:p>
          </table:table-cell>
          <table:table-cell table:number-columns-repeated="2"/>
          <table:table-cell/>
          <table:table-cell table:style-name="ce12" office:value-type="string">
            <text:p>6,16</text:p>
          </table:table-cell>
          <table:table-cell table:style-name="ce21" table:formula="of:=IF(ISNA(VLOOKUP([.E218];[Entrada.$A$8:.$B$1605];2;0)) = 1; 0;VLOOKUP([.E218];[Entrada.$A$8:.$B$1605];2;0))" office:value-type="float" office:value="0">
            <text:p>0</text:p>
          </table:table-cell>
          <table:table-cell table:formula="of:=IF(ISNA(VLOOKUP([.E218];[Entrada.$A$8:.$D$1605];4;0)) = 1; 0;VLOOKUP([.E218];[Entrada.$A$8:.$D$1605];4;0))" office:value-type="float" office:value="0">
            <text:p>0</text:p>
          </table:table-cell>
          <table:table-cell table:number-columns-repeated="6"/>
          <table:table-cell table:style-name="ce29" table:formula="of:=[.C2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8];[Entrada.$A$8:.$C$1606];3;0)) = 1; 0;VLOOKUP([.E218];[Entrada.$A$8:.$C$1606];3;0)*[.C2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7</text:p>
          </table:table-cell>
          <table:table-cell table:number-columns-repeated="2"/>
          <table:table-cell/>
          <table:table-cell table:style-name="ce12" office:value-type="string">
            <text:p>6,17</text:p>
          </table:table-cell>
          <table:table-cell table:style-name="ce21" table:formula="of:=IF(ISNA(VLOOKUP([.E219];[Entrada.$A$8:.$B$1605];2;0)) = 1; 0;VLOOKUP([.E219];[Entrada.$A$8:.$B$1605];2;0))" office:value-type="float" office:value="0">
            <text:p>0</text:p>
          </table:table-cell>
          <table:table-cell table:formula="of:=IF(ISNA(VLOOKUP([.E219];[Entrada.$A$8:.$D$1605];4;0)) = 1; 0;VLOOKUP([.E219];[Entrada.$A$8:.$D$1605];4;0))" office:value-type="float" office:value="0">
            <text:p>0</text:p>
          </table:table-cell>
          <table:table-cell table:number-columns-repeated="6"/>
          <table:table-cell table:style-name="ce29" table:formula="of:=[.C2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19];[Entrada.$A$8:.$C$1606];3;0)) = 1; 0;VLOOKUP([.E219];[Entrada.$A$8:.$C$1606];3;0)*[.C2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8</text:p>
          </table:table-cell>
          <table:table-cell table:number-columns-repeated="2"/>
          <table:table-cell/>
          <table:table-cell table:style-name="ce12" office:value-type="string">
            <text:p>6,18</text:p>
          </table:table-cell>
          <table:table-cell table:style-name="ce21" table:formula="of:=IF(ISNA(VLOOKUP([.E220];[Entrada.$A$8:.$B$1605];2;0)) = 1; 0;VLOOKUP([.E220];[Entrada.$A$8:.$B$1605];2;0))" office:value-type="float" office:value="0">
            <text:p>0</text:p>
          </table:table-cell>
          <table:table-cell table:formula="of:=IF(ISNA(VLOOKUP([.E220];[Entrada.$A$8:.$D$1605];4;0)) = 1; 0;VLOOKUP([.E220];[Entrada.$A$8:.$D$1605];4;0))" office:value-type="float" office:value="0">
            <text:p>0</text:p>
          </table:table-cell>
          <table:table-cell table:number-columns-repeated="6"/>
          <table:table-cell table:style-name="ce29" table:formula="of:=[.C2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0];[Entrada.$A$8:.$C$1606];3;0)) = 1; 0;VLOOKUP([.E220];[Entrada.$A$8:.$C$1606];3;0)*[.C2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19</text:p>
          </table:table-cell>
          <table:table-cell table:number-columns-repeated="2"/>
          <table:table-cell/>
          <table:table-cell table:style-name="ce12" office:value-type="string">
            <text:p>6,19</text:p>
          </table:table-cell>
          <table:table-cell table:style-name="ce21" table:formula="of:=IF(ISNA(VLOOKUP([.E221];[Entrada.$A$8:.$B$1605];2;0)) = 1; 0;VLOOKUP([.E221];[Entrada.$A$8:.$B$1605];2;0))" office:value-type="float" office:value="0">
            <text:p>0</text:p>
          </table:table-cell>
          <table:table-cell table:formula="of:=IF(ISNA(VLOOKUP([.E221];[Entrada.$A$8:.$D$1605];4;0)) = 1; 0;VLOOKUP([.E221];[Entrada.$A$8:.$D$1605];4;0))" office:value-type="float" office:value="0">
            <text:p>0</text:p>
          </table:table-cell>
          <table:table-cell table:number-columns-repeated="6"/>
          <table:table-cell table:style-name="ce29" table:formula="of:=[.C2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1];[Entrada.$A$8:.$C$1606];3;0)) = 1; 0;VLOOKUP([.E221];[Entrada.$A$8:.$C$1606];3;0)*[.C2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0</text:p>
          </table:table-cell>
          <table:table-cell table:number-columns-repeated="2"/>
          <table:table-cell/>
          <table:table-cell table:style-name="ce12" office:value-type="string">
            <text:p>6,20</text:p>
          </table:table-cell>
          <table:table-cell table:style-name="ce21" table:formula="of:=IF(ISNA(VLOOKUP([.E222];[Entrada.$A$8:.$B$1605];2;0)) = 1; 0;VLOOKUP([.E222];[Entrada.$A$8:.$B$1605];2;0))" office:value-type="float" office:value="0">
            <text:p>0</text:p>
          </table:table-cell>
          <table:table-cell table:formula="of:=IF(ISNA(VLOOKUP([.E222];[Entrada.$A$8:.$D$1605];4;0)) = 1; 0;VLOOKUP([.E222];[Entrada.$A$8:.$D$1605];4;0))" office:value-type="float" office:value="0">
            <text:p>0</text:p>
          </table:table-cell>
          <table:table-cell table:number-columns-repeated="6"/>
          <table:table-cell table:style-name="ce29" table:formula="of:=[.C2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2];[Entrada.$A$8:.$C$1606];3;0)) = 1; 0;VLOOKUP([.E222];[Entrada.$A$8:.$C$1606];3;0)*[.C2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1</text:p>
          </table:table-cell>
          <table:table-cell table:number-columns-repeated="2"/>
          <table:table-cell/>
          <table:table-cell table:style-name="ce12" office:value-type="string">
            <text:p>6,21</text:p>
          </table:table-cell>
          <table:table-cell table:style-name="ce21" table:formula="of:=IF(ISNA(VLOOKUP([.E223];[Entrada.$A$8:.$B$1605];2;0)) = 1; 0;VLOOKUP([.E223];[Entrada.$A$8:.$B$1605];2;0))" office:value-type="float" office:value="0">
            <text:p>0</text:p>
          </table:table-cell>
          <table:table-cell table:formula="of:=IF(ISNA(VLOOKUP([.E223];[Entrada.$A$8:.$D$1605];4;0)) = 1; 0;VLOOKUP([.E223];[Entrada.$A$8:.$D$1605];4;0))" office:value-type="float" office:value="0">
            <text:p>0</text:p>
          </table:table-cell>
          <table:table-cell table:number-columns-repeated="6"/>
          <table:table-cell table:style-name="ce29" table:formula="of:=[.C2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3];[Entrada.$A$8:.$C$1606];3;0)) = 1; 0;VLOOKUP([.E223];[Entrada.$A$8:.$C$1606];3;0)*[.C2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2</text:p>
          </table:table-cell>
          <table:table-cell table:number-columns-repeated="2"/>
          <table:table-cell/>
          <table:table-cell table:style-name="ce12" office:value-type="string">
            <text:p>6,22</text:p>
          </table:table-cell>
          <table:table-cell table:style-name="ce21" table:formula="of:=IF(ISNA(VLOOKUP([.E224];[Entrada.$A$8:.$B$1605];2;0)) = 1; 0;VLOOKUP([.E224];[Entrada.$A$8:.$B$1605];2;0))" office:value-type="float" office:value="0">
            <text:p>0</text:p>
          </table:table-cell>
          <table:table-cell table:formula="of:=IF(ISNA(VLOOKUP([.E224];[Entrada.$A$8:.$D$1605];4;0)) = 1; 0;VLOOKUP([.E224];[Entrada.$A$8:.$D$1605];4;0))" office:value-type="float" office:value="0">
            <text:p>0</text:p>
          </table:table-cell>
          <table:table-cell table:number-columns-repeated="6"/>
          <table:table-cell table:style-name="ce29" table:formula="of:=[.C2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4];[Entrada.$A$8:.$C$1606];3;0)) = 1; 0;VLOOKUP([.E224];[Entrada.$A$8:.$C$1606];3;0)*[.C2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3</text:p>
          </table:table-cell>
          <table:table-cell table:number-columns-repeated="2"/>
          <table:table-cell/>
          <table:table-cell table:style-name="ce12" office:value-type="string">
            <text:p>6,23</text:p>
          </table:table-cell>
          <table:table-cell table:style-name="ce21" table:formula="of:=IF(ISNA(VLOOKUP([.E225];[Entrada.$A$8:.$B$1605];2;0)) = 1; 0;VLOOKUP([.E225];[Entrada.$A$8:.$B$1605];2;0))" office:value-type="float" office:value="0">
            <text:p>0</text:p>
          </table:table-cell>
          <table:table-cell table:formula="of:=IF(ISNA(VLOOKUP([.E225];[Entrada.$A$8:.$D$1605];4;0)) = 1; 0;VLOOKUP([.E225];[Entrada.$A$8:.$D$1605];4;0))" office:value-type="float" office:value="0">
            <text:p>0</text:p>
          </table:table-cell>
          <table:table-cell table:number-columns-repeated="6"/>
          <table:table-cell table:style-name="ce29" table:formula="of:=[.C2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5];[Entrada.$A$8:.$C$1606];3;0)) = 1; 0;VLOOKUP([.E225];[Entrada.$A$8:.$C$1606];3;0)*[.C2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4</text:p>
          </table:table-cell>
          <table:table-cell table:number-columns-repeated="2"/>
          <table:table-cell/>
          <table:table-cell table:style-name="ce12" office:value-type="string">
            <text:p>6,24</text:p>
          </table:table-cell>
          <table:table-cell table:style-name="ce21" table:formula="of:=IF(ISNA(VLOOKUP([.E226];[Entrada.$A$8:.$B$1605];2;0)) = 1; 0;VLOOKUP([.E226];[Entrada.$A$8:.$B$1605];2;0))" office:value-type="float" office:value="0">
            <text:p>0</text:p>
          </table:table-cell>
          <table:table-cell table:formula="of:=IF(ISNA(VLOOKUP([.E226];[Entrada.$A$8:.$D$1605];4;0)) = 1; 0;VLOOKUP([.E226];[Entrada.$A$8:.$D$1605];4;0))" office:value-type="float" office:value="0">
            <text:p>0</text:p>
          </table:table-cell>
          <table:table-cell table:number-columns-repeated="6"/>
          <table:table-cell table:style-name="ce29" table:formula="of:=[.C2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6];[Entrada.$A$8:.$C$1606];3;0)) = 1; 0;VLOOKUP([.E226];[Entrada.$A$8:.$C$1606];3;0)*[.C2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5</text:p>
          </table:table-cell>
          <table:table-cell table:number-columns-repeated="2"/>
          <table:table-cell/>
          <table:table-cell table:style-name="ce12" office:value-type="string">
            <text:p>6,25</text:p>
          </table:table-cell>
          <table:table-cell table:style-name="ce21" table:formula="of:=IF(ISNA(VLOOKUP([.E227];[Entrada.$A$8:.$B$1605];2;0)) = 1; 0;VLOOKUP([.E227];[Entrada.$A$8:.$B$1605];2;0))" office:value-type="float" office:value="0">
            <text:p>0</text:p>
          </table:table-cell>
          <table:table-cell table:formula="of:=IF(ISNA(VLOOKUP([.E227];[Entrada.$A$8:.$D$1605];4;0)) = 1; 0;VLOOKUP([.E227];[Entrada.$A$8:.$D$1605];4;0))" office:value-type="float" office:value="0">
            <text:p>0</text:p>
          </table:table-cell>
          <table:table-cell table:number-columns-repeated="6"/>
          <table:table-cell table:style-name="ce29" table:formula="of:=[.C2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7];[Entrada.$A$8:.$C$1606];3;0)) = 1; 0;VLOOKUP([.E227];[Entrada.$A$8:.$C$1606];3;0)*[.C2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6</text:p>
          </table:table-cell>
          <table:table-cell table:number-columns-repeated="2"/>
          <table:table-cell/>
          <table:table-cell table:style-name="ce12" office:value-type="string">
            <text:p>6,26</text:p>
          </table:table-cell>
          <table:table-cell table:style-name="ce21" table:formula="of:=IF(ISNA(VLOOKUP([.E228];[Entrada.$A$8:.$B$1605];2;0)) = 1; 0;VLOOKUP([.E228];[Entrada.$A$8:.$B$1605];2;0))" office:value-type="float" office:value="0">
            <text:p>0</text:p>
          </table:table-cell>
          <table:table-cell table:formula="of:=IF(ISNA(VLOOKUP([.E228];[Entrada.$A$8:.$D$1605];4;0)) = 1; 0;VLOOKUP([.E228];[Entrada.$A$8:.$D$1605];4;0))" office:value-type="float" office:value="0">
            <text:p>0</text:p>
          </table:table-cell>
          <table:table-cell table:number-columns-repeated="6"/>
          <table:table-cell table:style-name="ce29" table:formula="of:=[.C2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8];[Entrada.$A$8:.$C$1606];3;0)) = 1; 0;VLOOKUP([.E228];[Entrada.$A$8:.$C$1606];3;0)*[.C2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7</text:p>
          </table:table-cell>
          <table:table-cell table:number-columns-repeated="2"/>
          <table:table-cell/>
          <table:table-cell table:style-name="ce12" office:value-type="string">
            <text:p>6,27</text:p>
          </table:table-cell>
          <table:table-cell table:style-name="ce21" table:formula="of:=IF(ISNA(VLOOKUP([.E229];[Entrada.$A$8:.$B$1605];2;0)) = 1; 0;VLOOKUP([.E229];[Entrada.$A$8:.$B$1605];2;0))" office:value-type="float" office:value="0">
            <text:p>0</text:p>
          </table:table-cell>
          <table:table-cell table:formula="of:=IF(ISNA(VLOOKUP([.E229];[Entrada.$A$8:.$D$1605];4;0)) = 1; 0;VLOOKUP([.E229];[Entrada.$A$8:.$D$1605];4;0))" office:value-type="float" office:value="0">
            <text:p>0</text:p>
          </table:table-cell>
          <table:table-cell table:number-columns-repeated="6"/>
          <table:table-cell table:style-name="ce29" table:formula="of:=[.C2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29];[Entrada.$A$8:.$C$1606];3;0)) = 1; 0;VLOOKUP([.E229];[Entrada.$A$8:.$C$1606];3;0)*[.C2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8</text:p>
          </table:table-cell>
          <table:table-cell table:number-columns-repeated="2"/>
          <table:table-cell/>
          <table:table-cell table:style-name="ce12" office:value-type="string">
            <text:p>6,28</text:p>
          </table:table-cell>
          <table:table-cell table:style-name="ce21" table:formula="of:=IF(ISNA(VLOOKUP([.E230];[Entrada.$A$8:.$B$1605];2;0)) = 1; 0;VLOOKUP([.E230];[Entrada.$A$8:.$B$1605];2;0))" office:value-type="float" office:value="0">
            <text:p>0</text:p>
          </table:table-cell>
          <table:table-cell table:formula="of:=IF(ISNA(VLOOKUP([.E230];[Entrada.$A$8:.$D$1605];4;0)) = 1; 0;VLOOKUP([.E230];[Entrada.$A$8:.$D$1605];4;0))" office:value-type="float" office:value="0">
            <text:p>0</text:p>
          </table:table-cell>
          <table:table-cell table:number-columns-repeated="6"/>
          <table:table-cell table:style-name="ce29" table:formula="of:=[.C2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0];[Entrada.$A$8:.$C$1606];3;0)) = 1; 0;VLOOKUP([.E230];[Entrada.$A$8:.$C$1606];3;0)*[.C2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29</text:p>
          </table:table-cell>
          <table:table-cell table:number-columns-repeated="2"/>
          <table:table-cell/>
          <table:table-cell table:style-name="ce12" office:value-type="string">
            <text:p>6,29</text:p>
          </table:table-cell>
          <table:table-cell table:style-name="ce21" table:formula="of:=IF(ISNA(VLOOKUP([.E231];[Entrada.$A$8:.$B$1605];2;0)) = 1; 0;VLOOKUP([.E231];[Entrada.$A$8:.$B$1605];2;0))" office:value-type="float" office:value="0">
            <text:p>0</text:p>
          </table:table-cell>
          <table:table-cell table:formula="of:=IF(ISNA(VLOOKUP([.E231];[Entrada.$A$8:.$D$1605];4;0)) = 1; 0;VLOOKUP([.E231];[Entrada.$A$8:.$D$1605];4;0))" office:value-type="float" office:value="0">
            <text:p>0</text:p>
          </table:table-cell>
          <table:table-cell table:number-columns-repeated="6"/>
          <table:table-cell table:style-name="ce29" table:formula="of:=[.C2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1];[Entrada.$A$8:.$C$1606];3;0)) = 1; 0;VLOOKUP([.E231];[Entrada.$A$8:.$C$1606];3;0)*[.C2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0</text:p>
          </table:table-cell>
          <table:table-cell table:number-columns-repeated="2"/>
          <table:table-cell/>
          <table:table-cell table:style-name="ce12" office:value-type="string">
            <text:p>6,30</text:p>
          </table:table-cell>
          <table:table-cell table:style-name="ce21" table:formula="of:=IF(ISNA(VLOOKUP([.E232];[Entrada.$A$8:.$B$1605];2;0)) = 1; 0;VLOOKUP([.E232];[Entrada.$A$8:.$B$1605];2;0))" office:value-type="float" office:value="0">
            <text:p>0</text:p>
          </table:table-cell>
          <table:table-cell table:formula="of:=IF(ISNA(VLOOKUP([.E232];[Entrada.$A$8:.$D$1605];4;0)) = 1; 0;VLOOKUP([.E232];[Entrada.$A$8:.$D$1605];4;0))" office:value-type="float" office:value="0">
            <text:p>0</text:p>
          </table:table-cell>
          <table:table-cell table:number-columns-repeated="6"/>
          <table:table-cell table:style-name="ce29" table:formula="of:=[.C2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2];[Entrada.$A$8:.$C$1606];3;0)) = 1; 0;VLOOKUP([.E232];[Entrada.$A$8:.$C$1606];3;0)*[.C2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1</text:p>
          </table:table-cell>
          <table:table-cell table:number-columns-repeated="2"/>
          <table:table-cell/>
          <table:table-cell table:style-name="ce12" office:value-type="string">
            <text:p>6,31</text:p>
          </table:table-cell>
          <table:table-cell table:style-name="ce21" table:formula="of:=IF(ISNA(VLOOKUP([.E233];[Entrada.$A$8:.$B$1605];2;0)) = 1; 0;VLOOKUP([.E233];[Entrada.$A$8:.$B$1605];2;0))" office:value-type="float" office:value="0">
            <text:p>0</text:p>
          </table:table-cell>
          <table:table-cell table:formula="of:=IF(ISNA(VLOOKUP([.E233];[Entrada.$A$8:.$D$1605];4;0)) = 1; 0;VLOOKUP([.E233];[Entrada.$A$8:.$D$1605];4;0))" office:value-type="float" office:value="0">
            <text:p>0</text:p>
          </table:table-cell>
          <table:table-cell table:number-columns-repeated="6"/>
          <table:table-cell table:style-name="ce29" table:formula="of:=[.C2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3];[Entrada.$A$8:.$C$1606];3;0)) = 1; 0;VLOOKUP([.E233];[Entrada.$A$8:.$C$1606];3;0)*[.C2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2</text:p>
          </table:table-cell>
          <table:table-cell table:number-columns-repeated="2"/>
          <table:table-cell/>
          <table:table-cell table:style-name="ce12" office:value-type="string">
            <text:p>6,32</text:p>
          </table:table-cell>
          <table:table-cell table:style-name="ce21" table:formula="of:=IF(ISNA(VLOOKUP([.E234];[Entrada.$A$8:.$B$1605];2;0)) = 1; 0;VLOOKUP([.E234];[Entrada.$A$8:.$B$1605];2;0))" office:value-type="float" office:value="0">
            <text:p>0</text:p>
          </table:table-cell>
          <table:table-cell table:formula="of:=IF(ISNA(VLOOKUP([.E234];[Entrada.$A$8:.$D$1605];4;0)) = 1; 0;VLOOKUP([.E234];[Entrada.$A$8:.$D$1605];4;0))" office:value-type="float" office:value="0">
            <text:p>0</text:p>
          </table:table-cell>
          <table:table-cell table:number-columns-repeated="6"/>
          <table:table-cell table:style-name="ce29" table:formula="of:=[.C2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4];[Entrada.$A$8:.$C$1606];3;0)) = 1; 0;VLOOKUP([.E234];[Entrada.$A$8:.$C$1606];3;0)*[.C2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3</text:p>
          </table:table-cell>
          <table:table-cell table:number-columns-repeated="2"/>
          <table:table-cell/>
          <table:table-cell table:style-name="ce12" office:value-type="string">
            <text:p>6,33</text:p>
          </table:table-cell>
          <table:table-cell table:style-name="ce21" table:formula="of:=IF(ISNA(VLOOKUP([.E235];[Entrada.$A$8:.$B$1605];2;0)) = 1; 0;VLOOKUP([.E235];[Entrada.$A$8:.$B$1605];2;0))" office:value-type="float" office:value="0">
            <text:p>0</text:p>
          </table:table-cell>
          <table:table-cell table:formula="of:=IF(ISNA(VLOOKUP([.E235];[Entrada.$A$8:.$D$1605];4;0)) = 1; 0;VLOOKUP([.E235];[Entrada.$A$8:.$D$1605];4;0))" office:value-type="float" office:value="0">
            <text:p>0</text:p>
          </table:table-cell>
          <table:table-cell table:number-columns-repeated="6"/>
          <table:table-cell table:style-name="ce29" table:formula="of:=[.C2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5];[Entrada.$A$8:.$C$1606];3;0)) = 1; 0;VLOOKUP([.E235];[Entrada.$A$8:.$C$1606];3;0)*[.C2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4</text:p>
          </table:table-cell>
          <table:table-cell table:number-columns-repeated="2"/>
          <table:table-cell/>
          <table:table-cell table:style-name="ce12" office:value-type="string">
            <text:p>6,34</text:p>
          </table:table-cell>
          <table:table-cell table:style-name="ce21" table:formula="of:=IF(ISNA(VLOOKUP([.E236];[Entrada.$A$8:.$B$1605];2;0)) = 1; 0;VLOOKUP([.E236];[Entrada.$A$8:.$B$1605];2;0))" office:value-type="float" office:value="0">
            <text:p>0</text:p>
          </table:table-cell>
          <table:table-cell table:formula="of:=IF(ISNA(VLOOKUP([.E236];[Entrada.$A$8:.$D$1605];4;0)) = 1; 0;VLOOKUP([.E236];[Entrada.$A$8:.$D$1605];4;0))" office:value-type="float" office:value="0">
            <text:p>0</text:p>
          </table:table-cell>
          <table:table-cell table:number-columns-repeated="6"/>
          <table:table-cell table:style-name="ce29" table:formula="of:=[.C2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6];[Entrada.$A$8:.$C$1606];3;0)) = 1; 0;VLOOKUP([.E236];[Entrada.$A$8:.$C$1606];3;0)*[.C2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5</text:p>
          </table:table-cell>
          <table:table-cell table:number-columns-repeated="2"/>
          <table:table-cell/>
          <table:table-cell table:style-name="ce12" office:value-type="string">
            <text:p>6,35</text:p>
          </table:table-cell>
          <table:table-cell table:style-name="ce21" table:formula="of:=IF(ISNA(VLOOKUP([.E237];[Entrada.$A$8:.$B$1605];2;0)) = 1; 0;VLOOKUP([.E237];[Entrada.$A$8:.$B$1605];2;0))" office:value-type="float" office:value="0">
            <text:p>0</text:p>
          </table:table-cell>
          <table:table-cell table:formula="of:=IF(ISNA(VLOOKUP([.E237];[Entrada.$A$8:.$D$1605];4;0)) = 1; 0;VLOOKUP([.E237];[Entrada.$A$8:.$D$1605];4;0))" office:value-type="float" office:value="0">
            <text:p>0</text:p>
          </table:table-cell>
          <table:table-cell table:number-columns-repeated="6"/>
          <table:table-cell table:style-name="ce29" table:formula="of:=[.C2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7];[Entrada.$A$8:.$C$1606];3;0)) = 1; 0;VLOOKUP([.E237];[Entrada.$A$8:.$C$1606];3;0)*[.C2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6</text:p>
          </table:table-cell>
          <table:table-cell table:number-columns-repeated="2"/>
          <table:table-cell/>
          <table:table-cell table:style-name="ce12" office:value-type="string">
            <text:p>6,36</text:p>
          </table:table-cell>
          <table:table-cell table:style-name="ce21" table:formula="of:=IF(ISNA(VLOOKUP([.E238];[Entrada.$A$8:.$B$1605];2;0)) = 1; 0;VLOOKUP([.E238];[Entrada.$A$8:.$B$1605];2;0))" office:value-type="float" office:value="0">
            <text:p>0</text:p>
          </table:table-cell>
          <table:table-cell table:formula="of:=IF(ISNA(VLOOKUP([.E238];[Entrada.$A$8:.$D$1605];4;0)) = 1; 0;VLOOKUP([.E238];[Entrada.$A$8:.$D$1605];4;0))" office:value-type="float" office:value="0">
            <text:p>0</text:p>
          </table:table-cell>
          <table:table-cell table:number-columns-repeated="6"/>
          <table:table-cell table:style-name="ce29" table:formula="of:=[.C2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8];[Entrada.$A$8:.$C$1606];3;0)) = 1; 0;VLOOKUP([.E238];[Entrada.$A$8:.$C$1606];3;0)*[.C2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7</text:p>
          </table:table-cell>
          <table:table-cell table:number-columns-repeated="2"/>
          <table:table-cell/>
          <table:table-cell table:style-name="ce12" office:value-type="string">
            <text:p>6,37</text:p>
          </table:table-cell>
          <table:table-cell table:style-name="ce21" table:formula="of:=IF(ISNA(VLOOKUP([.E239];[Entrada.$A$8:.$B$1605];2;0)) = 1; 0;VLOOKUP([.E239];[Entrada.$A$8:.$B$1605];2;0))" office:value-type="float" office:value="0">
            <text:p>0</text:p>
          </table:table-cell>
          <table:table-cell table:formula="of:=IF(ISNA(VLOOKUP([.E239];[Entrada.$A$8:.$D$1605];4;0)) = 1; 0;VLOOKUP([.E239];[Entrada.$A$8:.$D$1605];4;0))" office:value-type="float" office:value="0">
            <text:p>0</text:p>
          </table:table-cell>
          <table:table-cell table:number-columns-repeated="6"/>
          <table:table-cell table:style-name="ce29" table:formula="of:=[.C2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39];[Entrada.$A$8:.$C$1606];3;0)) = 1; 0;VLOOKUP([.E239];[Entrada.$A$8:.$C$1606];3;0)*[.C2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8</text:p>
          </table:table-cell>
          <table:table-cell table:number-columns-repeated="2"/>
          <table:table-cell/>
          <table:table-cell table:style-name="ce12" office:value-type="string">
            <text:p>6,38</text:p>
          </table:table-cell>
          <table:table-cell table:style-name="ce21" table:formula="of:=IF(ISNA(VLOOKUP([.E240];[Entrada.$A$8:.$B$1605];2;0)) = 1; 0;VLOOKUP([.E240];[Entrada.$A$8:.$B$1605];2;0))" office:value-type="float" office:value="0">
            <text:p>0</text:p>
          </table:table-cell>
          <table:table-cell table:formula="of:=IF(ISNA(VLOOKUP([.E240];[Entrada.$A$8:.$D$1605];4;0)) = 1; 0;VLOOKUP([.E240];[Entrada.$A$8:.$D$1605];4;0))" office:value-type="float" office:value="0">
            <text:p>0</text:p>
          </table:table-cell>
          <table:table-cell table:number-columns-repeated="6"/>
          <table:table-cell table:style-name="ce29" table:formula="of:=[.C2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0];[Entrada.$A$8:.$C$1606];3;0)) = 1; 0;VLOOKUP([.E240];[Entrada.$A$8:.$C$1606];3;0)*[.C2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39</text:p>
          </table:table-cell>
          <table:table-cell table:number-columns-repeated="2"/>
          <table:table-cell/>
          <table:table-cell table:style-name="ce12" office:value-type="string">
            <text:p>6,39</text:p>
          </table:table-cell>
          <table:table-cell table:style-name="ce21" table:formula="of:=IF(ISNA(VLOOKUP([.E241];[Entrada.$A$8:.$B$1605];2;0)) = 1; 0;VLOOKUP([.E241];[Entrada.$A$8:.$B$1605];2;0))" office:value-type="float" office:value="0">
            <text:p>0</text:p>
          </table:table-cell>
          <table:table-cell table:formula="of:=IF(ISNA(VLOOKUP([.E241];[Entrada.$A$8:.$D$1605];4;0)) = 1; 0;VLOOKUP([.E241];[Entrada.$A$8:.$D$1605];4;0))" office:value-type="float" office:value="0">
            <text:p>0</text:p>
          </table:table-cell>
          <table:table-cell table:number-columns-repeated="6"/>
          <table:table-cell table:style-name="ce29" table:formula="of:=[.C2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1];[Entrada.$A$8:.$C$1606];3;0)) = 1; 0;VLOOKUP([.E241];[Entrada.$A$8:.$C$1606];3;0)*[.C2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6,40</text:p>
          </table:table-cell>
          <table:table-cell table:number-columns-repeated="2"/>
          <table:table-cell/>
          <table:table-cell table:style-name="ce12" office:value-type="string">
            <text:p>6,40</text:p>
          </table:table-cell>
          <table:table-cell table:style-name="ce21" table:formula="of:=IF(ISNA(VLOOKUP([.E242];[Entrada.$A$8:.$B$1605];2;0)) = 1; 0;VLOOKUP([.E242];[Entrada.$A$8:.$B$1605];2;0))" office:value-type="float" office:value="0">
            <text:p>0</text:p>
          </table:table-cell>
          <table:table-cell table:formula="of:=IF(ISNA(VLOOKUP([.E242];[Entrada.$A$8:.$D$1605];4;0)) = 1; 0;VLOOKUP([.E242];[Entrada.$A$8:.$D$1605];4;0))" office:value-type="float" office:value="0">
            <text:p>0</text:p>
          </table:table-cell>
          <table:table-cell table:number-columns-repeated="6"/>
          <table:table-cell table:style-name="ce29" table:formula="of:=[.C2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2];[Entrada.$A$8:.$C$1606];3;0)) = 1; 0;VLOOKUP([.E242];[Entrada.$A$8:.$C$1606];3;0)*[.C2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1">
            <text:p>7,1</text:p>
          </table:table-cell>
          <table:table-cell table:number-columns-repeated="2"/>
          <table:table-cell/>
          <table:table-cell table:style-name="ce13" office:value-type="float" office:value="7.1">
            <text:p>7,1</text:p>
          </table:table-cell>
          <table:table-cell table:style-name="ce21" table:formula="of:=IF(ISNA(VLOOKUP([.E243];[Entrada.$A$8:.$B$1605];2;0)) = 1; 0;VLOOKUP([.E243];[Entrada.$A$8:.$B$1605];2;0))" office:value-type="float" office:value="0">
            <text:p>0</text:p>
          </table:table-cell>
          <table:table-cell table:formula="of:=IF(ISNA(VLOOKUP([.E243];[Entrada.$A$8:.$D$1605];4;0)) = 1; 0;VLOOKUP([.E243];[Entrada.$A$8:.$D$1605];4;0))" office:value-type="float" office:value="0">
            <text:p>0</text:p>
          </table:table-cell>
          <table:table-cell table:number-columns-repeated="6"/>
          <table:table-cell table:style-name="ce29" table:formula="of:=[.C2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3];[Entrada.$A$8:.$C$1606];3;0)) = 1; 0;VLOOKUP([.E243];[Entrada.$A$8:.$C$1606];3;0)*[.C2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2">
            <text:p>7,2</text:p>
          </table:table-cell>
          <table:table-cell table:number-columns-repeated="2"/>
          <table:table-cell/>
          <table:table-cell table:style-name="ce13" office:value-type="float" office:value="7.2">
            <text:p>7,2</text:p>
          </table:table-cell>
          <table:table-cell table:style-name="ce21" table:formula="of:=IF(ISNA(VLOOKUP([.E244];[Entrada.$A$8:.$B$1605];2;0)) = 1; 0;VLOOKUP([.E244];[Entrada.$A$8:.$B$1605];2;0))" office:value-type="float" office:value="0">
            <text:p>0</text:p>
          </table:table-cell>
          <table:table-cell table:formula="of:=IF(ISNA(VLOOKUP([.E244];[Entrada.$A$8:.$D$1605];4;0)) = 1; 0;VLOOKUP([.E244];[Entrada.$A$8:.$D$1605];4;0))" office:value-type="float" office:value="0">
            <text:p>0</text:p>
          </table:table-cell>
          <table:table-cell table:number-columns-repeated="6"/>
          <table:table-cell table:style-name="ce29" table:formula="of:=[.C2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4];[Entrada.$A$8:.$C$1606];3;0)) = 1; 0;VLOOKUP([.E244];[Entrada.$A$8:.$C$1606];3;0)*[.C2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3">
            <text:p>7,3</text:p>
          </table:table-cell>
          <table:table-cell table:number-columns-repeated="2"/>
          <table:table-cell/>
          <table:table-cell table:style-name="ce13" office:value-type="float" office:value="7.3">
            <text:p>7,3</text:p>
          </table:table-cell>
          <table:table-cell table:style-name="ce21" table:formula="of:=IF(ISNA(VLOOKUP([.E245];[Entrada.$A$8:.$B$1605];2;0)) = 1; 0;VLOOKUP([.E245];[Entrada.$A$8:.$B$1605];2;0))" office:value-type="float" office:value="0">
            <text:p>0</text:p>
          </table:table-cell>
          <table:table-cell table:formula="of:=IF(ISNA(VLOOKUP([.E245];[Entrada.$A$8:.$D$1605];4;0)) = 1; 0;VLOOKUP([.E245];[Entrada.$A$8:.$D$1605];4;0))" office:value-type="float" office:value="0">
            <text:p>0</text:p>
          </table:table-cell>
          <table:table-cell table:number-columns-repeated="6"/>
          <table:table-cell table:style-name="ce29" table:formula="of:=[.C2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5];[Entrada.$A$8:.$C$1606];3;0)) = 1; 0;VLOOKUP([.E245];[Entrada.$A$8:.$C$1606];3;0)*[.C2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4">
            <text:p>7,4</text:p>
          </table:table-cell>
          <table:table-cell table:number-columns-repeated="2"/>
          <table:table-cell/>
          <table:table-cell table:style-name="ce13" office:value-type="float" office:value="7.4">
            <text:p>7,4</text:p>
          </table:table-cell>
          <table:table-cell table:style-name="ce21" table:formula="of:=IF(ISNA(VLOOKUP([.E246];[Entrada.$A$8:.$B$1605];2;0)) = 1; 0;VLOOKUP([.E246];[Entrada.$A$8:.$B$1605];2;0))" office:value-type="float" office:value="0">
            <text:p>0</text:p>
          </table:table-cell>
          <table:table-cell table:formula="of:=IF(ISNA(VLOOKUP([.E246];[Entrada.$A$8:.$D$1605];4;0)) = 1; 0;VLOOKUP([.E246];[Entrada.$A$8:.$D$1605];4;0))" office:value-type="float" office:value="0">
            <text:p>0</text:p>
          </table:table-cell>
          <table:table-cell table:number-columns-repeated="6"/>
          <table:table-cell table:style-name="ce29" table:formula="of:=[.C2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6];[Entrada.$A$8:.$C$1606];3;0)) = 1; 0;VLOOKUP([.E246];[Entrada.$A$8:.$C$1606];3;0)*[.C2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5">
            <text:p>7,5</text:p>
          </table:table-cell>
          <table:table-cell table:number-columns-repeated="2"/>
          <table:table-cell/>
          <table:table-cell table:style-name="ce13" office:value-type="float" office:value="7.5">
            <text:p>7,5</text:p>
          </table:table-cell>
          <table:table-cell table:style-name="ce21" table:formula="of:=IF(ISNA(VLOOKUP([.E247];[Entrada.$A$8:.$B$1605];2;0)) = 1; 0;VLOOKUP([.E247];[Entrada.$A$8:.$B$1605];2;0))" office:value-type="float" office:value="0">
            <text:p>0</text:p>
          </table:table-cell>
          <table:table-cell table:formula="of:=IF(ISNA(VLOOKUP([.E247];[Entrada.$A$8:.$D$1605];4;0)) = 1; 0;VLOOKUP([.E247];[Entrada.$A$8:.$D$1605];4;0))" office:value-type="float" office:value="0">
            <text:p>0</text:p>
          </table:table-cell>
          <table:table-cell table:number-columns-repeated="6"/>
          <table:table-cell table:style-name="ce29" table:formula="of:=[.C2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7];[Entrada.$A$8:.$C$1606];3;0)) = 1; 0;VLOOKUP([.E247];[Entrada.$A$8:.$C$1606];3;0)*[.C2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7.6">
            <text:p>7,6</text:p>
          </table:table-cell>
          <table:table-cell table:number-columns-repeated="2"/>
          <table:table-cell/>
          <table:table-cell table:style-name="ce13" office:value-type="float" office:value="7.6">
            <text:p>7,6</text:p>
          </table:table-cell>
          <table:table-cell table:style-name="ce21" table:formula="of:=IF(ISNA(VLOOKUP([.E248];[Entrada.$A$8:.$B$1605];2;0)) = 1; 0;VLOOKUP([.E248];[Entrada.$A$8:.$B$1605];2;0))" office:value-type="float" office:value="0">
            <text:p>0</text:p>
          </table:table-cell>
          <table:table-cell table:formula="of:=IF(ISNA(VLOOKUP([.E248];[Entrada.$A$8:.$D$1605];4;0)) = 1; 0;VLOOKUP([.E248];[Entrada.$A$8:.$D$1605];4;0))" office:value-type="float" office:value="0">
            <text:p>0</text:p>
          </table:table-cell>
          <table:table-cell table:number-columns-repeated="6"/>
          <table:table-cell table:style-name="ce29" table:formula="of:=[.C2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8];[Entrada.$A$8:.$C$1606];3;0)) = 1; 0;VLOOKUP([.E248];[Entrada.$A$8:.$C$1606];3;0)*[.C2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7</text:p>
          </table:table-cell>
          <table:table-cell table:number-columns-repeated="2"/>
          <table:table-cell/>
          <table:table-cell table:style-name="ce12" office:value-type="string">
            <text:p>7,7</text:p>
          </table:table-cell>
          <table:table-cell table:style-name="ce21" table:formula="of:=IF(ISNA(VLOOKUP([.E249];[Entrada.$A$8:.$B$1605];2;0)) = 1; 0;VLOOKUP([.E249];[Entrada.$A$8:.$B$1605];2;0))" office:value-type="float" office:value="0">
            <text:p>0</text:p>
          </table:table-cell>
          <table:table-cell table:formula="of:=IF(ISNA(VLOOKUP([.E249];[Entrada.$A$8:.$D$1605];4;0)) = 1; 0;VLOOKUP([.E249];[Entrada.$A$8:.$D$1605];4;0))" office:value-type="float" office:value="0">
            <text:p>0</text:p>
          </table:table-cell>
          <table:table-cell table:number-columns-repeated="6"/>
          <table:table-cell table:style-name="ce29" table:formula="of:=[.C2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49];[Entrada.$A$8:.$C$1606];3;0)) = 1; 0;VLOOKUP([.E249];[Entrada.$A$8:.$C$1606];3;0)*[.C2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8</text:p>
          </table:table-cell>
          <table:table-cell table:number-columns-repeated="2"/>
          <table:table-cell/>
          <table:table-cell table:style-name="ce12" office:value-type="string">
            <text:p>7,8</text:p>
          </table:table-cell>
          <table:table-cell table:style-name="ce21" table:formula="of:=IF(ISNA(VLOOKUP([.E250];[Entrada.$A$8:.$B$1605];2;0)) = 1; 0;VLOOKUP([.E250];[Entrada.$A$8:.$B$1605];2;0))" office:value-type="float" office:value="0">
            <text:p>0</text:p>
          </table:table-cell>
          <table:table-cell table:formula="of:=IF(ISNA(VLOOKUP([.E250];[Entrada.$A$8:.$D$1605];4;0)) = 1; 0;VLOOKUP([.E250];[Entrada.$A$8:.$D$1605];4;0))" office:value-type="float" office:value="0">
            <text:p>0</text:p>
          </table:table-cell>
          <table:table-cell table:number-columns-repeated="6"/>
          <table:table-cell table:style-name="ce29" table:formula="of:=[.C2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0];[Entrada.$A$8:.$C$1606];3;0)) = 1; 0;VLOOKUP([.E250];[Entrada.$A$8:.$C$1606];3;0)*[.C2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9</text:p>
          </table:table-cell>
          <table:table-cell table:number-columns-repeated="2"/>
          <table:table-cell/>
          <table:table-cell table:style-name="ce12" office:value-type="string">
            <text:p>7,9</text:p>
          </table:table-cell>
          <table:table-cell table:style-name="ce21" table:formula="of:=IF(ISNA(VLOOKUP([.E251];[Entrada.$A$8:.$B$1605];2;0)) = 1; 0;VLOOKUP([.E251];[Entrada.$A$8:.$B$1605];2;0))" office:value-type="float" office:value="0">
            <text:p>0</text:p>
          </table:table-cell>
          <table:table-cell table:formula="of:=IF(ISNA(VLOOKUP([.E251];[Entrada.$A$8:.$D$1605];4;0)) = 1; 0;VLOOKUP([.E251];[Entrada.$A$8:.$D$1605];4;0))" office:value-type="float" office:value="0">
            <text:p>0</text:p>
          </table:table-cell>
          <table:table-cell table:number-columns-repeated="6"/>
          <table:table-cell table:style-name="ce29" table:formula="of:=[.C2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1];[Entrada.$A$8:.$C$1606];3;0)) = 1; 0;VLOOKUP([.E251];[Entrada.$A$8:.$C$1606];3;0)*[.C2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0</text:p>
          </table:table-cell>
          <table:table-cell table:number-columns-repeated="2"/>
          <table:table-cell/>
          <table:table-cell table:style-name="ce12" office:value-type="string">
            <text:p>7,10</text:p>
          </table:table-cell>
          <table:table-cell table:style-name="ce21" table:formula="of:=IF(ISNA(VLOOKUP([.E252];[Entrada.$A$8:.$B$1605];2;0)) = 1; 0;VLOOKUP([.E252];[Entrada.$A$8:.$B$1605];2;0))" office:value-type="float" office:value="0">
            <text:p>0</text:p>
          </table:table-cell>
          <table:table-cell table:formula="of:=IF(ISNA(VLOOKUP([.E252];[Entrada.$A$8:.$D$1605];4;0)) = 1; 0;VLOOKUP([.E252];[Entrada.$A$8:.$D$1605];4;0))" office:value-type="float" office:value="0">
            <text:p>0</text:p>
          </table:table-cell>
          <table:table-cell table:number-columns-repeated="6"/>
          <table:table-cell table:style-name="ce29" table:formula="of:=[.C2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2];[Entrada.$A$8:.$C$1606];3;0)) = 1; 0;VLOOKUP([.E252];[Entrada.$A$8:.$C$1606];3;0)*[.C2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1</text:p>
          </table:table-cell>
          <table:table-cell table:number-columns-repeated="2"/>
          <table:table-cell/>
          <table:table-cell table:style-name="ce12" office:value-type="string">
            <text:p>7,11</text:p>
          </table:table-cell>
          <table:table-cell table:style-name="ce21" table:formula="of:=IF(ISNA(VLOOKUP([.E253];[Entrada.$A$8:.$B$1605];2;0)) = 1; 0;VLOOKUP([.E253];[Entrada.$A$8:.$B$1605];2;0))" office:value-type="float" office:value="0">
            <text:p>0</text:p>
          </table:table-cell>
          <table:table-cell table:formula="of:=IF(ISNA(VLOOKUP([.E253];[Entrada.$A$8:.$D$1605];4;0)) = 1; 0;VLOOKUP([.E253];[Entrada.$A$8:.$D$1605];4;0))" office:value-type="float" office:value="0">
            <text:p>0</text:p>
          </table:table-cell>
          <table:table-cell table:number-columns-repeated="6"/>
          <table:table-cell table:style-name="ce29" table:formula="of:=[.C2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3];[Entrada.$A$8:.$C$1606];3;0)) = 1; 0;VLOOKUP([.E253];[Entrada.$A$8:.$C$1606];3;0)*[.C2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2</text:p>
          </table:table-cell>
          <table:table-cell table:number-columns-repeated="2"/>
          <table:table-cell/>
          <table:table-cell table:style-name="ce12" office:value-type="string">
            <text:p>7,12</text:p>
          </table:table-cell>
          <table:table-cell table:style-name="ce21" table:formula="of:=IF(ISNA(VLOOKUP([.E254];[Entrada.$A$8:.$B$1605];2;0)) = 1; 0;VLOOKUP([.E254];[Entrada.$A$8:.$B$1605];2;0))" office:value-type="float" office:value="0">
            <text:p>0</text:p>
          </table:table-cell>
          <table:table-cell table:formula="of:=IF(ISNA(VLOOKUP([.E254];[Entrada.$A$8:.$D$1605];4;0)) = 1; 0;VLOOKUP([.E254];[Entrada.$A$8:.$D$1605];4;0))" office:value-type="float" office:value="0">
            <text:p>0</text:p>
          </table:table-cell>
          <table:table-cell table:number-columns-repeated="6"/>
          <table:table-cell table:style-name="ce29" table:formula="of:=[.C2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4];[Entrada.$A$8:.$C$1606];3;0)) = 1; 0;VLOOKUP([.E254];[Entrada.$A$8:.$C$1606];3;0)*[.C2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3</text:p>
          </table:table-cell>
          <table:table-cell table:number-columns-repeated="2"/>
          <table:table-cell/>
          <table:table-cell table:style-name="ce12" office:value-type="string">
            <text:p>7,13</text:p>
          </table:table-cell>
          <table:table-cell table:style-name="ce21" table:formula="of:=IF(ISNA(VLOOKUP([.E255];[Entrada.$A$8:.$B$1605];2;0)) = 1; 0;VLOOKUP([.E255];[Entrada.$A$8:.$B$1605];2;0))" office:value-type="float" office:value="0">
            <text:p>0</text:p>
          </table:table-cell>
          <table:table-cell table:formula="of:=IF(ISNA(VLOOKUP([.E255];[Entrada.$A$8:.$D$1605];4;0)) = 1; 0;VLOOKUP([.E255];[Entrada.$A$8:.$D$1605];4;0))" office:value-type="float" office:value="0">
            <text:p>0</text:p>
          </table:table-cell>
          <table:table-cell table:number-columns-repeated="6"/>
          <table:table-cell table:style-name="ce29" table:formula="of:=[.C2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5];[Entrada.$A$8:.$C$1606];3;0)) = 1; 0;VLOOKUP([.E255];[Entrada.$A$8:.$C$1606];3;0)*[.C2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4</text:p>
          </table:table-cell>
          <table:table-cell table:number-columns-repeated="2"/>
          <table:table-cell/>
          <table:table-cell table:style-name="ce12" office:value-type="string">
            <text:p>7,14</text:p>
          </table:table-cell>
          <table:table-cell table:style-name="ce21" table:formula="of:=IF(ISNA(VLOOKUP([.E256];[Entrada.$A$8:.$B$1605];2;0)) = 1; 0;VLOOKUP([.E256];[Entrada.$A$8:.$B$1605];2;0))" office:value-type="float" office:value="0">
            <text:p>0</text:p>
          </table:table-cell>
          <table:table-cell table:formula="of:=IF(ISNA(VLOOKUP([.E256];[Entrada.$A$8:.$D$1605];4;0)) = 1; 0;VLOOKUP([.E256];[Entrada.$A$8:.$D$1605];4;0))" office:value-type="float" office:value="0">
            <text:p>0</text:p>
          </table:table-cell>
          <table:table-cell table:number-columns-repeated="6"/>
          <table:table-cell table:style-name="ce29" table:formula="of:=[.C2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6];[Entrada.$A$8:.$C$1606];3;0)) = 1; 0;VLOOKUP([.E256];[Entrada.$A$8:.$C$1606];3;0)*[.C2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5</text:p>
          </table:table-cell>
          <table:table-cell table:number-columns-repeated="2"/>
          <table:table-cell/>
          <table:table-cell table:style-name="ce12" office:value-type="string">
            <text:p>7,15</text:p>
          </table:table-cell>
          <table:table-cell table:style-name="ce21" table:formula="of:=IF(ISNA(VLOOKUP([.E257];[Entrada.$A$8:.$B$1605];2;0)) = 1; 0;VLOOKUP([.E257];[Entrada.$A$8:.$B$1605];2;0))" office:value-type="float" office:value="0">
            <text:p>0</text:p>
          </table:table-cell>
          <table:table-cell table:formula="of:=IF(ISNA(VLOOKUP([.E257];[Entrada.$A$8:.$D$1605];4;0)) = 1; 0;VLOOKUP([.E257];[Entrada.$A$8:.$D$1605];4;0))" office:value-type="float" office:value="0">
            <text:p>0</text:p>
          </table:table-cell>
          <table:table-cell table:number-columns-repeated="6"/>
          <table:table-cell table:style-name="ce29" table:formula="of:=[.C2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7];[Entrada.$A$8:.$C$1606];3;0)) = 1; 0;VLOOKUP([.E257];[Entrada.$A$8:.$C$1606];3;0)*[.C2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6</text:p>
          </table:table-cell>
          <table:table-cell table:number-columns-repeated="2"/>
          <table:table-cell/>
          <table:table-cell table:style-name="ce12" office:value-type="string">
            <text:p>7,16</text:p>
          </table:table-cell>
          <table:table-cell table:style-name="ce21" table:formula="of:=IF(ISNA(VLOOKUP([.E258];[Entrada.$A$8:.$B$1605];2;0)) = 1; 0;VLOOKUP([.E258];[Entrada.$A$8:.$B$1605];2;0))" office:value-type="float" office:value="0">
            <text:p>0</text:p>
          </table:table-cell>
          <table:table-cell table:formula="of:=IF(ISNA(VLOOKUP([.E258];[Entrada.$A$8:.$D$1605];4;0)) = 1; 0;VLOOKUP([.E258];[Entrada.$A$8:.$D$1605];4;0))" office:value-type="float" office:value="0">
            <text:p>0</text:p>
          </table:table-cell>
          <table:table-cell table:number-columns-repeated="6"/>
          <table:table-cell table:style-name="ce29" table:formula="of:=[.C2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8];[Entrada.$A$8:.$C$1606];3;0)) = 1; 0;VLOOKUP([.E258];[Entrada.$A$8:.$C$1606];3;0)*[.C2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7</text:p>
          </table:table-cell>
          <table:table-cell table:number-columns-repeated="2"/>
          <table:table-cell/>
          <table:table-cell table:style-name="ce12" office:value-type="string">
            <text:p>7,17</text:p>
          </table:table-cell>
          <table:table-cell table:style-name="ce21" table:formula="of:=IF(ISNA(VLOOKUP([.E259];[Entrada.$A$8:.$B$1605];2;0)) = 1; 0;VLOOKUP([.E259];[Entrada.$A$8:.$B$1605];2;0))" office:value-type="float" office:value="0">
            <text:p>0</text:p>
          </table:table-cell>
          <table:table-cell table:formula="of:=IF(ISNA(VLOOKUP([.E259];[Entrada.$A$8:.$D$1605];4;0)) = 1; 0;VLOOKUP([.E259];[Entrada.$A$8:.$D$1605];4;0))" office:value-type="float" office:value="0">
            <text:p>0</text:p>
          </table:table-cell>
          <table:table-cell table:number-columns-repeated="6"/>
          <table:table-cell table:style-name="ce29" table:formula="of:=[.C2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59];[Entrada.$A$8:.$C$1606];3;0)) = 1; 0;VLOOKUP([.E259];[Entrada.$A$8:.$C$1606];3;0)*[.C2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8</text:p>
          </table:table-cell>
          <table:table-cell table:number-columns-repeated="2"/>
          <table:table-cell/>
          <table:table-cell table:style-name="ce12" office:value-type="string">
            <text:p>7,18</text:p>
          </table:table-cell>
          <table:table-cell table:style-name="ce21" table:formula="of:=IF(ISNA(VLOOKUP([.E260];[Entrada.$A$8:.$B$1605];2;0)) = 1; 0;VLOOKUP([.E260];[Entrada.$A$8:.$B$1605];2;0))" office:value-type="float" office:value="0">
            <text:p>0</text:p>
          </table:table-cell>
          <table:table-cell table:formula="of:=IF(ISNA(VLOOKUP([.E260];[Entrada.$A$8:.$D$1605];4;0)) = 1; 0;VLOOKUP([.E260];[Entrada.$A$8:.$D$1605];4;0))" office:value-type="float" office:value="0">
            <text:p>0</text:p>
          </table:table-cell>
          <table:table-cell table:number-columns-repeated="6"/>
          <table:table-cell table:style-name="ce29" table:formula="of:=[.C2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0];[Entrada.$A$8:.$C$1606];3;0)) = 1; 0;VLOOKUP([.E260];[Entrada.$A$8:.$C$1606];3;0)*[.C2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19</text:p>
          </table:table-cell>
          <table:table-cell table:number-columns-repeated="2"/>
          <table:table-cell/>
          <table:table-cell table:style-name="ce12" office:value-type="string">
            <text:p>7,19</text:p>
          </table:table-cell>
          <table:table-cell table:style-name="ce21" table:formula="of:=IF(ISNA(VLOOKUP([.E261];[Entrada.$A$8:.$B$1605];2;0)) = 1; 0;VLOOKUP([.E261];[Entrada.$A$8:.$B$1605];2;0))" office:value-type="float" office:value="0">
            <text:p>0</text:p>
          </table:table-cell>
          <table:table-cell table:formula="of:=IF(ISNA(VLOOKUP([.E261];[Entrada.$A$8:.$D$1605];4;0)) = 1; 0;VLOOKUP([.E261];[Entrada.$A$8:.$D$1605];4;0))" office:value-type="float" office:value="0">
            <text:p>0</text:p>
          </table:table-cell>
          <table:table-cell table:number-columns-repeated="6"/>
          <table:table-cell table:style-name="ce29" table:formula="of:=[.C2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1];[Entrada.$A$8:.$C$1606];3;0)) = 1; 0;VLOOKUP([.E261];[Entrada.$A$8:.$C$1606];3;0)*[.C2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0</text:p>
          </table:table-cell>
          <table:table-cell table:number-columns-repeated="2"/>
          <table:table-cell/>
          <table:table-cell table:style-name="ce12" office:value-type="string">
            <text:p>7,20</text:p>
          </table:table-cell>
          <table:table-cell table:style-name="ce21" table:formula="of:=IF(ISNA(VLOOKUP([.E262];[Entrada.$A$8:.$B$1605];2;0)) = 1; 0;VLOOKUP([.E262];[Entrada.$A$8:.$B$1605];2;0))" office:value-type="float" office:value="0">
            <text:p>0</text:p>
          </table:table-cell>
          <table:table-cell table:formula="of:=IF(ISNA(VLOOKUP([.E262];[Entrada.$A$8:.$D$1605];4;0)) = 1; 0;VLOOKUP([.E262];[Entrada.$A$8:.$D$1605];4;0))" office:value-type="float" office:value="0">
            <text:p>0</text:p>
          </table:table-cell>
          <table:table-cell table:number-columns-repeated="6"/>
          <table:table-cell table:style-name="ce29" table:formula="of:=[.C2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2];[Entrada.$A$8:.$C$1606];3;0)) = 1; 0;VLOOKUP([.E262];[Entrada.$A$8:.$C$1606];3;0)*[.C2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1</text:p>
          </table:table-cell>
          <table:table-cell table:number-columns-repeated="2"/>
          <table:table-cell/>
          <table:table-cell table:style-name="ce12" office:value-type="string">
            <text:p>7,21</text:p>
          </table:table-cell>
          <table:table-cell table:style-name="ce21" table:formula="of:=IF(ISNA(VLOOKUP([.E263];[Entrada.$A$8:.$B$1605];2;0)) = 1; 0;VLOOKUP([.E263];[Entrada.$A$8:.$B$1605];2;0))" office:value-type="float" office:value="0">
            <text:p>0</text:p>
          </table:table-cell>
          <table:table-cell table:formula="of:=IF(ISNA(VLOOKUP([.E263];[Entrada.$A$8:.$D$1605];4;0)) = 1; 0;VLOOKUP([.E263];[Entrada.$A$8:.$D$1605];4;0))" office:value-type="float" office:value="0">
            <text:p>0</text:p>
          </table:table-cell>
          <table:table-cell table:number-columns-repeated="6"/>
          <table:table-cell table:style-name="ce29" table:formula="of:=[.C2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3];[Entrada.$A$8:.$C$1606];3;0)) = 1; 0;VLOOKUP([.E263];[Entrada.$A$8:.$C$1606];3;0)*[.C2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2</text:p>
          </table:table-cell>
          <table:table-cell table:number-columns-repeated="2"/>
          <table:table-cell/>
          <table:table-cell table:style-name="ce12" office:value-type="string">
            <text:p>7,22</text:p>
          </table:table-cell>
          <table:table-cell table:style-name="ce21" table:formula="of:=IF(ISNA(VLOOKUP([.E264];[Entrada.$A$8:.$B$1605];2;0)) = 1; 0;VLOOKUP([.E264];[Entrada.$A$8:.$B$1605];2;0))" office:value-type="float" office:value="0">
            <text:p>0</text:p>
          </table:table-cell>
          <table:table-cell table:formula="of:=IF(ISNA(VLOOKUP([.E264];[Entrada.$A$8:.$D$1605];4;0)) = 1; 0;VLOOKUP([.E264];[Entrada.$A$8:.$D$1605];4;0))" office:value-type="float" office:value="0">
            <text:p>0</text:p>
          </table:table-cell>
          <table:table-cell table:number-columns-repeated="6"/>
          <table:table-cell table:style-name="ce29" table:formula="of:=[.C2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4];[Entrada.$A$8:.$C$1606];3;0)) = 1; 0;VLOOKUP([.E264];[Entrada.$A$8:.$C$1606];3;0)*[.C2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3</text:p>
          </table:table-cell>
          <table:table-cell table:number-columns-repeated="2"/>
          <table:table-cell/>
          <table:table-cell table:style-name="ce12" office:value-type="string">
            <text:p>7,23</text:p>
          </table:table-cell>
          <table:table-cell table:style-name="ce21" table:formula="of:=IF(ISNA(VLOOKUP([.E265];[Entrada.$A$8:.$B$1605];2;0)) = 1; 0;VLOOKUP([.E265];[Entrada.$A$8:.$B$1605];2;0))" office:value-type="float" office:value="0">
            <text:p>0</text:p>
          </table:table-cell>
          <table:table-cell table:formula="of:=IF(ISNA(VLOOKUP([.E265];[Entrada.$A$8:.$D$1605];4;0)) = 1; 0;VLOOKUP([.E265];[Entrada.$A$8:.$D$1605];4;0))" office:value-type="float" office:value="0">
            <text:p>0</text:p>
          </table:table-cell>
          <table:table-cell table:number-columns-repeated="6"/>
          <table:table-cell table:style-name="ce29" table:formula="of:=[.C2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5];[Entrada.$A$8:.$C$1606];3;0)) = 1; 0;VLOOKUP([.E265];[Entrada.$A$8:.$C$1606];3;0)*[.C2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4</text:p>
          </table:table-cell>
          <table:table-cell table:number-columns-repeated="2"/>
          <table:table-cell/>
          <table:table-cell table:style-name="ce12" office:value-type="string">
            <text:p>7,24</text:p>
          </table:table-cell>
          <table:table-cell table:style-name="ce21" table:formula="of:=IF(ISNA(VLOOKUP([.E266];[Entrada.$A$8:.$B$1605];2;0)) = 1; 0;VLOOKUP([.E266];[Entrada.$A$8:.$B$1605];2;0))" office:value-type="float" office:value="0">
            <text:p>0</text:p>
          </table:table-cell>
          <table:table-cell table:formula="of:=IF(ISNA(VLOOKUP([.E266];[Entrada.$A$8:.$D$1605];4;0)) = 1; 0;VLOOKUP([.E266];[Entrada.$A$8:.$D$1605];4;0))" office:value-type="float" office:value="0">
            <text:p>0</text:p>
          </table:table-cell>
          <table:table-cell table:number-columns-repeated="6"/>
          <table:table-cell table:style-name="ce29" table:formula="of:=[.C2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6];[Entrada.$A$8:.$C$1606];3;0)) = 1; 0;VLOOKUP([.E266];[Entrada.$A$8:.$C$1606];3;0)*[.C2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5</text:p>
          </table:table-cell>
          <table:table-cell table:number-columns-repeated="2"/>
          <table:table-cell/>
          <table:table-cell table:style-name="ce12" office:value-type="string">
            <text:p>7,25</text:p>
          </table:table-cell>
          <table:table-cell table:style-name="ce21" table:formula="of:=IF(ISNA(VLOOKUP([.E267];[Entrada.$A$8:.$B$1605];2;0)) = 1; 0;VLOOKUP([.E267];[Entrada.$A$8:.$B$1605];2;0))" office:value-type="float" office:value="0">
            <text:p>0</text:p>
          </table:table-cell>
          <table:table-cell table:formula="of:=IF(ISNA(VLOOKUP([.E267];[Entrada.$A$8:.$D$1605];4;0)) = 1; 0;VLOOKUP([.E267];[Entrada.$A$8:.$D$1605];4;0))" office:value-type="float" office:value="0">
            <text:p>0</text:p>
          </table:table-cell>
          <table:table-cell table:number-columns-repeated="6"/>
          <table:table-cell table:style-name="ce29" table:formula="of:=[.C2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7];[Entrada.$A$8:.$C$1606];3;0)) = 1; 0;VLOOKUP([.E267];[Entrada.$A$8:.$C$1606];3;0)*[.C2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6</text:p>
          </table:table-cell>
          <table:table-cell table:number-columns-repeated="2"/>
          <table:table-cell/>
          <table:table-cell table:style-name="ce12" office:value-type="string">
            <text:p>7,26</text:p>
          </table:table-cell>
          <table:table-cell table:style-name="ce21" table:formula="of:=IF(ISNA(VLOOKUP([.E268];[Entrada.$A$8:.$B$1605];2;0)) = 1; 0;VLOOKUP([.E268];[Entrada.$A$8:.$B$1605];2;0))" office:value-type="float" office:value="0">
            <text:p>0</text:p>
          </table:table-cell>
          <table:table-cell table:formula="of:=IF(ISNA(VLOOKUP([.E268];[Entrada.$A$8:.$D$1605];4;0)) = 1; 0;VLOOKUP([.E268];[Entrada.$A$8:.$D$1605];4;0))" office:value-type="float" office:value="0">
            <text:p>0</text:p>
          </table:table-cell>
          <table:table-cell table:number-columns-repeated="6"/>
          <table:table-cell table:style-name="ce29" table:formula="of:=[.C2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8];[Entrada.$A$8:.$C$1606];3;0)) = 1; 0;VLOOKUP([.E268];[Entrada.$A$8:.$C$1606];3;0)*[.C2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7</text:p>
          </table:table-cell>
          <table:table-cell table:number-columns-repeated="2"/>
          <table:table-cell/>
          <table:table-cell table:style-name="ce12" office:value-type="string">
            <text:p>7,27</text:p>
          </table:table-cell>
          <table:table-cell table:style-name="ce21" table:formula="of:=IF(ISNA(VLOOKUP([.E269];[Entrada.$A$8:.$B$1605];2;0)) = 1; 0;VLOOKUP([.E269];[Entrada.$A$8:.$B$1605];2;0))" office:value-type="float" office:value="0">
            <text:p>0</text:p>
          </table:table-cell>
          <table:table-cell table:formula="of:=IF(ISNA(VLOOKUP([.E269];[Entrada.$A$8:.$D$1605];4;0)) = 1; 0;VLOOKUP([.E269];[Entrada.$A$8:.$D$1605];4;0))" office:value-type="float" office:value="0">
            <text:p>0</text:p>
          </table:table-cell>
          <table:table-cell table:number-columns-repeated="6"/>
          <table:table-cell table:style-name="ce29" table:formula="of:=[.C2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69];[Entrada.$A$8:.$C$1606];3;0)) = 1; 0;VLOOKUP([.E269];[Entrada.$A$8:.$C$1606];3;0)*[.C2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8</text:p>
          </table:table-cell>
          <table:table-cell table:number-columns-repeated="2"/>
          <table:table-cell/>
          <table:table-cell table:style-name="ce12" office:value-type="string">
            <text:p>7,28</text:p>
          </table:table-cell>
          <table:table-cell table:style-name="ce21" table:formula="of:=IF(ISNA(VLOOKUP([.E270];[Entrada.$A$8:.$B$1605];2;0)) = 1; 0;VLOOKUP([.E270];[Entrada.$A$8:.$B$1605];2;0))" office:value-type="float" office:value="0">
            <text:p>0</text:p>
          </table:table-cell>
          <table:table-cell table:formula="of:=IF(ISNA(VLOOKUP([.E270];[Entrada.$A$8:.$D$1605];4;0)) = 1; 0;VLOOKUP([.E270];[Entrada.$A$8:.$D$1605];4;0))" office:value-type="float" office:value="0">
            <text:p>0</text:p>
          </table:table-cell>
          <table:table-cell table:number-columns-repeated="6"/>
          <table:table-cell table:style-name="ce29" table:formula="of:=[.C2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0];[Entrada.$A$8:.$C$1606];3;0)) = 1; 0;VLOOKUP([.E270];[Entrada.$A$8:.$C$1606];3;0)*[.C2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29</text:p>
          </table:table-cell>
          <table:table-cell table:number-columns-repeated="2"/>
          <table:table-cell/>
          <table:table-cell table:style-name="ce12" office:value-type="string">
            <text:p>7,29</text:p>
          </table:table-cell>
          <table:table-cell table:style-name="ce21" table:formula="of:=IF(ISNA(VLOOKUP([.E271];[Entrada.$A$8:.$B$1605];2;0)) = 1; 0;VLOOKUP([.E271];[Entrada.$A$8:.$B$1605];2;0))" office:value-type="float" office:value="0">
            <text:p>0</text:p>
          </table:table-cell>
          <table:table-cell table:formula="of:=IF(ISNA(VLOOKUP([.E271];[Entrada.$A$8:.$D$1605];4;0)) = 1; 0;VLOOKUP([.E271];[Entrada.$A$8:.$D$1605];4;0))" office:value-type="float" office:value="0">
            <text:p>0</text:p>
          </table:table-cell>
          <table:table-cell table:number-columns-repeated="6"/>
          <table:table-cell table:style-name="ce29" table:formula="of:=[.C2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1];[Entrada.$A$8:.$C$1606];3;0)) = 1; 0;VLOOKUP([.E271];[Entrada.$A$8:.$C$1606];3;0)*[.C2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0</text:p>
          </table:table-cell>
          <table:table-cell table:number-columns-repeated="2"/>
          <table:table-cell/>
          <table:table-cell table:style-name="ce12" office:value-type="string">
            <text:p>7,30</text:p>
          </table:table-cell>
          <table:table-cell table:style-name="ce21" table:formula="of:=IF(ISNA(VLOOKUP([.E272];[Entrada.$A$8:.$B$1605];2;0)) = 1; 0;VLOOKUP([.E272];[Entrada.$A$8:.$B$1605];2;0))" office:value-type="float" office:value="0">
            <text:p>0</text:p>
          </table:table-cell>
          <table:table-cell table:formula="of:=IF(ISNA(VLOOKUP([.E272];[Entrada.$A$8:.$D$1605];4;0)) = 1; 0;VLOOKUP([.E272];[Entrada.$A$8:.$D$1605];4;0))" office:value-type="float" office:value="0">
            <text:p>0</text:p>
          </table:table-cell>
          <table:table-cell table:number-columns-repeated="6"/>
          <table:table-cell table:style-name="ce29" table:formula="of:=[.C2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2];[Entrada.$A$8:.$C$1606];3;0)) = 1; 0;VLOOKUP([.E272];[Entrada.$A$8:.$C$1606];3;0)*[.C2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1</text:p>
          </table:table-cell>
          <table:table-cell table:number-columns-repeated="2"/>
          <table:table-cell/>
          <table:table-cell table:style-name="ce12" office:value-type="string">
            <text:p>7,31</text:p>
          </table:table-cell>
          <table:table-cell table:style-name="ce21" table:formula="of:=IF(ISNA(VLOOKUP([.E273];[Entrada.$A$8:.$B$1605];2;0)) = 1; 0;VLOOKUP([.E273];[Entrada.$A$8:.$B$1605];2;0))" office:value-type="float" office:value="0">
            <text:p>0</text:p>
          </table:table-cell>
          <table:table-cell table:formula="of:=IF(ISNA(VLOOKUP([.E273];[Entrada.$A$8:.$D$1605];4;0)) = 1; 0;VLOOKUP([.E273];[Entrada.$A$8:.$D$1605];4;0))" office:value-type="float" office:value="0">
            <text:p>0</text:p>
          </table:table-cell>
          <table:table-cell table:number-columns-repeated="6"/>
          <table:table-cell table:style-name="ce29" table:formula="of:=[.C2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3];[Entrada.$A$8:.$C$1606];3;0)) = 1; 0;VLOOKUP([.E273];[Entrada.$A$8:.$C$1606];3;0)*[.C2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2</text:p>
          </table:table-cell>
          <table:table-cell table:number-columns-repeated="2"/>
          <table:table-cell/>
          <table:table-cell table:style-name="ce12" office:value-type="string">
            <text:p>7,32</text:p>
          </table:table-cell>
          <table:table-cell table:style-name="ce21" table:formula="of:=IF(ISNA(VLOOKUP([.E274];[Entrada.$A$8:.$B$1605];2;0)) = 1; 0;VLOOKUP([.E274];[Entrada.$A$8:.$B$1605];2;0))" office:value-type="float" office:value="0">
            <text:p>0</text:p>
          </table:table-cell>
          <table:table-cell table:formula="of:=IF(ISNA(VLOOKUP([.E274];[Entrada.$A$8:.$D$1605];4;0)) = 1; 0;VLOOKUP([.E274];[Entrada.$A$8:.$D$1605];4;0))" office:value-type="float" office:value="0">
            <text:p>0</text:p>
          </table:table-cell>
          <table:table-cell table:number-columns-repeated="6"/>
          <table:table-cell table:style-name="ce29" table:formula="of:=[.C2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4];[Entrada.$A$8:.$C$1606];3;0)) = 1; 0;VLOOKUP([.E274];[Entrada.$A$8:.$C$1606];3;0)*[.C2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3</text:p>
          </table:table-cell>
          <table:table-cell table:number-columns-repeated="2"/>
          <table:table-cell/>
          <table:table-cell table:style-name="ce12" office:value-type="string">
            <text:p>7,33</text:p>
          </table:table-cell>
          <table:table-cell table:style-name="ce21" table:formula="of:=IF(ISNA(VLOOKUP([.E275];[Entrada.$A$8:.$B$1605];2;0)) = 1; 0;VLOOKUP([.E275];[Entrada.$A$8:.$B$1605];2;0))" office:value-type="float" office:value="0">
            <text:p>0</text:p>
          </table:table-cell>
          <table:table-cell table:formula="of:=IF(ISNA(VLOOKUP([.E275];[Entrada.$A$8:.$D$1605];4;0)) = 1; 0;VLOOKUP([.E275];[Entrada.$A$8:.$D$1605];4;0))" office:value-type="float" office:value="0">
            <text:p>0</text:p>
          </table:table-cell>
          <table:table-cell table:number-columns-repeated="6"/>
          <table:table-cell table:style-name="ce29" table:formula="of:=[.C2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5];[Entrada.$A$8:.$C$1606];3;0)) = 1; 0;VLOOKUP([.E275];[Entrada.$A$8:.$C$1606];3;0)*[.C2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4</text:p>
          </table:table-cell>
          <table:table-cell table:number-columns-repeated="2"/>
          <table:table-cell/>
          <table:table-cell table:style-name="ce12" office:value-type="string">
            <text:p>7,34</text:p>
          </table:table-cell>
          <table:table-cell table:style-name="ce21" table:formula="of:=IF(ISNA(VLOOKUP([.E276];[Entrada.$A$8:.$B$1605];2;0)) = 1; 0;VLOOKUP([.E276];[Entrada.$A$8:.$B$1605];2;0))" office:value-type="float" office:value="0">
            <text:p>0</text:p>
          </table:table-cell>
          <table:table-cell table:formula="of:=IF(ISNA(VLOOKUP([.E276];[Entrada.$A$8:.$D$1605];4;0)) = 1; 0;VLOOKUP([.E276];[Entrada.$A$8:.$D$1605];4;0))" office:value-type="float" office:value="0">
            <text:p>0</text:p>
          </table:table-cell>
          <table:table-cell table:number-columns-repeated="6"/>
          <table:table-cell table:style-name="ce29" table:formula="of:=[.C2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6];[Entrada.$A$8:.$C$1606];3;0)) = 1; 0;VLOOKUP([.E276];[Entrada.$A$8:.$C$1606];3;0)*[.C2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5</text:p>
          </table:table-cell>
          <table:table-cell table:number-columns-repeated="2"/>
          <table:table-cell/>
          <table:table-cell table:style-name="ce12" office:value-type="string">
            <text:p>7,35</text:p>
          </table:table-cell>
          <table:table-cell table:style-name="ce21" table:formula="of:=IF(ISNA(VLOOKUP([.E277];[Entrada.$A$8:.$B$1605];2;0)) = 1; 0;VLOOKUP([.E277];[Entrada.$A$8:.$B$1605];2;0))" office:value-type="float" office:value="0">
            <text:p>0</text:p>
          </table:table-cell>
          <table:table-cell table:formula="of:=IF(ISNA(VLOOKUP([.E277];[Entrada.$A$8:.$D$1605];4;0)) = 1; 0;VLOOKUP([.E277];[Entrada.$A$8:.$D$1605];4;0))" office:value-type="float" office:value="0">
            <text:p>0</text:p>
          </table:table-cell>
          <table:table-cell table:number-columns-repeated="6"/>
          <table:table-cell table:style-name="ce29" table:formula="of:=[.C2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7];[Entrada.$A$8:.$C$1606];3;0)) = 1; 0;VLOOKUP([.E277];[Entrada.$A$8:.$C$1606];3;0)*[.C2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6</text:p>
          </table:table-cell>
          <table:table-cell table:number-columns-repeated="2"/>
          <table:table-cell/>
          <table:table-cell table:style-name="ce12" office:value-type="string">
            <text:p>7,36</text:p>
          </table:table-cell>
          <table:table-cell table:style-name="ce21" table:formula="of:=IF(ISNA(VLOOKUP([.E278];[Entrada.$A$8:.$B$1605];2;0)) = 1; 0;VLOOKUP([.E278];[Entrada.$A$8:.$B$1605];2;0))" office:value-type="float" office:value="0">
            <text:p>0</text:p>
          </table:table-cell>
          <table:table-cell table:formula="of:=IF(ISNA(VLOOKUP([.E278];[Entrada.$A$8:.$D$1605];4;0)) = 1; 0;VLOOKUP([.E278];[Entrada.$A$8:.$D$1605];4;0))" office:value-type="float" office:value="0">
            <text:p>0</text:p>
          </table:table-cell>
          <table:table-cell table:number-columns-repeated="6"/>
          <table:table-cell table:style-name="ce29" table:formula="of:=[.C2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8];[Entrada.$A$8:.$C$1606];3;0)) = 1; 0;VLOOKUP([.E278];[Entrada.$A$8:.$C$1606];3;0)*[.C2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7</text:p>
          </table:table-cell>
          <table:table-cell table:number-columns-repeated="2"/>
          <table:table-cell/>
          <table:table-cell table:style-name="ce12" office:value-type="string">
            <text:p>7,37</text:p>
          </table:table-cell>
          <table:table-cell table:style-name="ce21" table:formula="of:=IF(ISNA(VLOOKUP([.E279];[Entrada.$A$8:.$B$1605];2;0)) = 1; 0;VLOOKUP([.E279];[Entrada.$A$8:.$B$1605];2;0))" office:value-type="float" office:value="0">
            <text:p>0</text:p>
          </table:table-cell>
          <table:table-cell table:formula="of:=IF(ISNA(VLOOKUP([.E279];[Entrada.$A$8:.$D$1605];4;0)) = 1; 0;VLOOKUP([.E279];[Entrada.$A$8:.$D$1605];4;0))" office:value-type="float" office:value="0">
            <text:p>0</text:p>
          </table:table-cell>
          <table:table-cell table:number-columns-repeated="6"/>
          <table:table-cell table:style-name="ce29" table:formula="of:=[.C2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79];[Entrada.$A$8:.$C$1606];3;0)) = 1; 0;VLOOKUP([.E279];[Entrada.$A$8:.$C$1606];3;0)*[.C2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8</text:p>
          </table:table-cell>
          <table:table-cell table:number-columns-repeated="2"/>
          <table:table-cell/>
          <table:table-cell table:style-name="ce12" office:value-type="string">
            <text:p>7,38</text:p>
          </table:table-cell>
          <table:table-cell table:style-name="ce21" table:formula="of:=IF(ISNA(VLOOKUP([.E280];[Entrada.$A$8:.$B$1605];2;0)) = 1; 0;VLOOKUP([.E280];[Entrada.$A$8:.$B$1605];2;0))" office:value-type="float" office:value="0">
            <text:p>0</text:p>
          </table:table-cell>
          <table:table-cell table:formula="of:=IF(ISNA(VLOOKUP([.E280];[Entrada.$A$8:.$D$1605];4;0)) = 1; 0;VLOOKUP([.E280];[Entrada.$A$8:.$D$1605];4;0))" office:value-type="float" office:value="0">
            <text:p>0</text:p>
          </table:table-cell>
          <table:table-cell table:number-columns-repeated="6"/>
          <table:table-cell table:style-name="ce29" table:formula="of:=[.C2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0];[Entrada.$A$8:.$C$1606];3;0)) = 1; 0;VLOOKUP([.E280];[Entrada.$A$8:.$C$1606];3;0)*[.C2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39</text:p>
          </table:table-cell>
          <table:table-cell table:number-columns-repeated="2"/>
          <table:table-cell/>
          <table:table-cell table:style-name="ce12" office:value-type="string">
            <text:p>7,39</text:p>
          </table:table-cell>
          <table:table-cell table:style-name="ce21" table:formula="of:=IF(ISNA(VLOOKUP([.E281];[Entrada.$A$8:.$B$1605];2;0)) = 1; 0;VLOOKUP([.E281];[Entrada.$A$8:.$B$1605];2;0))" office:value-type="float" office:value="0">
            <text:p>0</text:p>
          </table:table-cell>
          <table:table-cell table:formula="of:=IF(ISNA(VLOOKUP([.E281];[Entrada.$A$8:.$D$1605];4;0)) = 1; 0;VLOOKUP([.E281];[Entrada.$A$8:.$D$1605];4;0))" office:value-type="float" office:value="0">
            <text:p>0</text:p>
          </table:table-cell>
          <table:table-cell table:number-columns-repeated="6"/>
          <table:table-cell table:style-name="ce29" table:formula="of:=[.C2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1];[Entrada.$A$8:.$C$1606];3;0)) = 1; 0;VLOOKUP([.E281];[Entrada.$A$8:.$C$1606];3;0)*[.C2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7,40</text:p>
          </table:table-cell>
          <table:table-cell table:number-columns-repeated="2"/>
          <table:table-cell/>
          <table:table-cell table:style-name="ce12" office:value-type="string">
            <text:p>7,40</text:p>
          </table:table-cell>
          <table:table-cell table:style-name="ce21" table:formula="of:=IF(ISNA(VLOOKUP([.E282];[Entrada.$A$8:.$B$1605];2;0)) = 1; 0;VLOOKUP([.E282];[Entrada.$A$8:.$B$1605];2;0))" office:value-type="float" office:value="0">
            <text:p>0</text:p>
          </table:table-cell>
          <table:table-cell table:formula="of:=IF(ISNA(VLOOKUP([.E282];[Entrada.$A$8:.$D$1605];4;0)) = 1; 0;VLOOKUP([.E282];[Entrada.$A$8:.$D$1605];4;0))" office:value-type="float" office:value="0">
            <text:p>0</text:p>
          </table:table-cell>
          <table:table-cell table:number-columns-repeated="6"/>
          <table:table-cell table:style-name="ce29" table:formula="of:=[.C2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2];[Entrada.$A$8:.$C$1606];3;0)) = 1; 0;VLOOKUP([.E282];[Entrada.$A$8:.$C$1606];3;0)*[.C2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1">
            <text:p>8,1</text:p>
          </table:table-cell>
          <table:table-cell table:number-columns-repeated="2"/>
          <table:table-cell/>
          <table:table-cell table:style-name="ce13" office:value-type="float" office:value="8.1">
            <text:p>8,1</text:p>
          </table:table-cell>
          <table:table-cell table:style-name="ce21" table:formula="of:=IF(ISNA(VLOOKUP([.E283];[Entrada.$A$8:.$B$1605];2;0)) = 1; 0;VLOOKUP([.E283];[Entrada.$A$8:.$B$1605];2;0))" office:value-type="float" office:value="0">
            <text:p>0</text:p>
          </table:table-cell>
          <table:table-cell table:formula="of:=IF(ISNA(VLOOKUP([.E283];[Entrada.$A$8:.$D$1605];4;0)) = 1; 0;VLOOKUP([.E283];[Entrada.$A$8:.$D$1605];4;0))" office:value-type="float" office:value="0">
            <text:p>0</text:p>
          </table:table-cell>
          <table:table-cell table:number-columns-repeated="6"/>
          <table:table-cell table:style-name="ce29" table:formula="of:=[.C2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3];[Entrada.$A$8:.$C$1606];3;0)) = 1; 0;VLOOKUP([.E283];[Entrada.$A$8:.$C$1606];3;0)*[.C2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2">
            <text:p>8,2</text:p>
          </table:table-cell>
          <table:table-cell table:number-columns-repeated="2"/>
          <table:table-cell/>
          <table:table-cell table:style-name="ce13" office:value-type="float" office:value="8.2">
            <text:p>8,2</text:p>
          </table:table-cell>
          <table:table-cell table:style-name="ce21" table:formula="of:=IF(ISNA(VLOOKUP([.E284];[Entrada.$A$8:.$B$1605];2;0)) = 1; 0;VLOOKUP([.E284];[Entrada.$A$8:.$B$1605];2;0))" office:value-type="float" office:value="0">
            <text:p>0</text:p>
          </table:table-cell>
          <table:table-cell table:formula="of:=IF(ISNA(VLOOKUP([.E284];[Entrada.$A$8:.$D$1605];4;0)) = 1; 0;VLOOKUP([.E284];[Entrada.$A$8:.$D$1605];4;0))" office:value-type="float" office:value="0">
            <text:p>0</text:p>
          </table:table-cell>
          <table:table-cell table:number-columns-repeated="6"/>
          <table:table-cell table:style-name="ce29" table:formula="of:=[.C2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4];[Entrada.$A$8:.$C$1606];3;0)) = 1; 0;VLOOKUP([.E284];[Entrada.$A$8:.$C$1606];3;0)*[.C2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3">
            <text:p>8,3</text:p>
          </table:table-cell>
          <table:table-cell table:number-columns-repeated="2"/>
          <table:table-cell/>
          <table:table-cell table:style-name="ce13" office:value-type="float" office:value="8.3">
            <text:p>8,3</text:p>
          </table:table-cell>
          <table:table-cell table:style-name="ce21" table:formula="of:=IF(ISNA(VLOOKUP([.E285];[Entrada.$A$8:.$B$1605];2;0)) = 1; 0;VLOOKUP([.E285];[Entrada.$A$8:.$B$1605];2;0))" office:value-type="float" office:value="0">
            <text:p>0</text:p>
          </table:table-cell>
          <table:table-cell table:formula="of:=IF(ISNA(VLOOKUP([.E285];[Entrada.$A$8:.$D$1605];4;0)) = 1; 0;VLOOKUP([.E285];[Entrada.$A$8:.$D$1605];4;0))" office:value-type="float" office:value="0">
            <text:p>0</text:p>
          </table:table-cell>
          <table:table-cell table:number-columns-repeated="6"/>
          <table:table-cell table:style-name="ce29" table:formula="of:=[.C2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5];[Entrada.$A$8:.$C$1606];3;0)) = 1; 0;VLOOKUP([.E285];[Entrada.$A$8:.$C$1606];3;0)*[.C2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4">
            <text:p>8,4</text:p>
          </table:table-cell>
          <table:table-cell table:number-columns-repeated="2"/>
          <table:table-cell/>
          <table:table-cell table:style-name="ce13" office:value-type="float" office:value="8.4">
            <text:p>8,4</text:p>
          </table:table-cell>
          <table:table-cell table:style-name="ce21" table:formula="of:=IF(ISNA(VLOOKUP([.E286];[Entrada.$A$8:.$B$1605];2;0)) = 1; 0;VLOOKUP([.E286];[Entrada.$A$8:.$B$1605];2;0))" office:value-type="float" office:value="0">
            <text:p>0</text:p>
          </table:table-cell>
          <table:table-cell table:formula="of:=IF(ISNA(VLOOKUP([.E286];[Entrada.$A$8:.$D$1605];4;0)) = 1; 0;VLOOKUP([.E286];[Entrada.$A$8:.$D$1605];4;0))" office:value-type="float" office:value="0">
            <text:p>0</text:p>
          </table:table-cell>
          <table:table-cell table:number-columns-repeated="6"/>
          <table:table-cell table:style-name="ce29" table:formula="of:=[.C2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6];[Entrada.$A$8:.$C$1606];3;0)) = 1; 0;VLOOKUP([.E286];[Entrada.$A$8:.$C$1606];3;0)*[.C2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5">
            <text:p>8,5</text:p>
          </table:table-cell>
          <table:table-cell table:number-columns-repeated="2"/>
          <table:table-cell/>
          <table:table-cell table:style-name="ce13" office:value-type="float" office:value="8.5">
            <text:p>8,5</text:p>
          </table:table-cell>
          <table:table-cell table:style-name="ce21" table:formula="of:=IF(ISNA(VLOOKUP([.E287];[Entrada.$A$8:.$B$1605];2;0)) = 1; 0;VLOOKUP([.E287];[Entrada.$A$8:.$B$1605];2;0))" office:value-type="float" office:value="0">
            <text:p>0</text:p>
          </table:table-cell>
          <table:table-cell table:formula="of:=IF(ISNA(VLOOKUP([.E287];[Entrada.$A$8:.$D$1605];4;0)) = 1; 0;VLOOKUP([.E287];[Entrada.$A$8:.$D$1605];4;0))" office:value-type="float" office:value="0">
            <text:p>0</text:p>
          </table:table-cell>
          <table:table-cell table:number-columns-repeated="6"/>
          <table:table-cell table:style-name="ce29" table:formula="of:=[.C2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7];[Entrada.$A$8:.$C$1606];3;0)) = 1; 0;VLOOKUP([.E287];[Entrada.$A$8:.$C$1606];3;0)*[.C2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6">
            <text:p>8,6</text:p>
          </table:table-cell>
          <table:table-cell table:number-columns-repeated="2"/>
          <table:table-cell/>
          <table:table-cell table:style-name="ce13" office:value-type="float" office:value="8.6">
            <text:p>8,6</text:p>
          </table:table-cell>
          <table:table-cell table:style-name="ce21" table:formula="of:=IF(ISNA(VLOOKUP([.E288];[Entrada.$A$8:.$B$1605];2;0)) = 1; 0;VLOOKUP([.E288];[Entrada.$A$8:.$B$1605];2;0))" office:value-type="float" office:value="0">
            <text:p>0</text:p>
          </table:table-cell>
          <table:table-cell table:formula="of:=IF(ISNA(VLOOKUP([.E288];[Entrada.$A$8:.$D$1605];4;0)) = 1; 0;VLOOKUP([.E288];[Entrada.$A$8:.$D$1605];4;0))" office:value-type="float" office:value="0">
            <text:p>0</text:p>
          </table:table-cell>
          <table:table-cell table:number-columns-repeated="6"/>
          <table:table-cell table:style-name="ce29" table:formula="of:=[.C2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8];[Entrada.$A$8:.$C$1606];3;0)) = 1; 0;VLOOKUP([.E288];[Entrada.$A$8:.$C$1606];3;0)*[.C2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8.7">
            <text:p>8,7</text:p>
          </table:table-cell>
          <table:table-cell table:number-columns-repeated="2"/>
          <table:table-cell/>
          <table:table-cell table:style-name="ce13" office:value-type="float" office:value="8.7">
            <text:p>8,7</text:p>
          </table:table-cell>
          <table:table-cell table:style-name="ce21" table:formula="of:=IF(ISNA(VLOOKUP([.E289];[Entrada.$A$8:.$B$1605];2;0)) = 1; 0;VLOOKUP([.E289];[Entrada.$A$8:.$B$1605];2;0))" office:value-type="float" office:value="0">
            <text:p>0</text:p>
          </table:table-cell>
          <table:table-cell table:formula="of:=IF(ISNA(VLOOKUP([.E289];[Entrada.$A$8:.$D$1605];4;0)) = 1; 0;VLOOKUP([.E289];[Entrada.$A$8:.$D$1605];4;0))" office:value-type="float" office:value="0">
            <text:p>0</text:p>
          </table:table-cell>
          <table:table-cell table:number-columns-repeated="6"/>
          <table:table-cell table:style-name="ce29" table:formula="of:=[.C2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89];[Entrada.$A$8:.$C$1606];3;0)) = 1; 0;VLOOKUP([.E289];[Entrada.$A$8:.$C$1606];3;0)*[.C2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8</text:p>
          </table:table-cell>
          <table:table-cell table:number-columns-repeated="2"/>
          <table:table-cell/>
          <table:table-cell table:style-name="ce12" office:value-type="string">
            <text:p>8,8</text:p>
          </table:table-cell>
          <table:table-cell table:style-name="ce21" table:formula="of:=IF(ISNA(VLOOKUP([.E290];[Entrada.$A$8:.$B$1605];2;0)) = 1; 0;VLOOKUP([.E290];[Entrada.$A$8:.$B$1605];2;0))" office:value-type="float" office:value="0">
            <text:p>0</text:p>
          </table:table-cell>
          <table:table-cell table:formula="of:=IF(ISNA(VLOOKUP([.E290];[Entrada.$A$8:.$D$1605];4;0)) = 1; 0;VLOOKUP([.E290];[Entrada.$A$8:.$D$1605];4;0))" office:value-type="float" office:value="0">
            <text:p>0</text:p>
          </table:table-cell>
          <table:table-cell table:number-columns-repeated="6"/>
          <table:table-cell table:style-name="ce29" table:formula="of:=[.C2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0];[Entrada.$A$8:.$C$1606];3;0)) = 1; 0;VLOOKUP([.E290];[Entrada.$A$8:.$C$1606];3;0)*[.C2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9</text:p>
          </table:table-cell>
          <table:table-cell table:number-columns-repeated="2"/>
          <table:table-cell/>
          <table:table-cell table:style-name="ce12" office:value-type="string">
            <text:p>8,9</text:p>
          </table:table-cell>
          <table:table-cell table:style-name="ce21" table:formula="of:=IF(ISNA(VLOOKUP([.E291];[Entrada.$A$8:.$B$1605];2;0)) = 1; 0;VLOOKUP([.E291];[Entrada.$A$8:.$B$1605];2;0))" office:value-type="float" office:value="0">
            <text:p>0</text:p>
          </table:table-cell>
          <table:table-cell table:formula="of:=IF(ISNA(VLOOKUP([.E291];[Entrada.$A$8:.$D$1605];4;0)) = 1; 0;VLOOKUP([.E291];[Entrada.$A$8:.$D$1605];4;0))" office:value-type="float" office:value="0">
            <text:p>0</text:p>
          </table:table-cell>
          <table:table-cell table:number-columns-repeated="6"/>
          <table:table-cell table:style-name="ce29" table:formula="of:=[.C2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1];[Entrada.$A$8:.$C$1606];3;0)) = 1; 0;VLOOKUP([.E291];[Entrada.$A$8:.$C$1606];3;0)*[.C2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0</text:p>
          </table:table-cell>
          <table:table-cell table:number-columns-repeated="2"/>
          <table:table-cell/>
          <table:table-cell table:style-name="ce12" office:value-type="string">
            <text:p>8,10</text:p>
          </table:table-cell>
          <table:table-cell table:style-name="ce21" table:formula="of:=IF(ISNA(VLOOKUP([.E292];[Entrada.$A$8:.$B$1605];2;0)) = 1; 0;VLOOKUP([.E292];[Entrada.$A$8:.$B$1605];2;0))" office:value-type="float" office:value="0">
            <text:p>0</text:p>
          </table:table-cell>
          <table:table-cell table:formula="of:=IF(ISNA(VLOOKUP([.E292];[Entrada.$A$8:.$D$1605];4;0)) = 1; 0;VLOOKUP([.E292];[Entrada.$A$8:.$D$1605];4;0))" office:value-type="float" office:value="0">
            <text:p>0</text:p>
          </table:table-cell>
          <table:table-cell table:number-columns-repeated="6"/>
          <table:table-cell table:style-name="ce29" table:formula="of:=[.C2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2];[Entrada.$A$8:.$C$1606];3;0)) = 1; 0;VLOOKUP([.E292];[Entrada.$A$8:.$C$1606];3;0)*[.C2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1</text:p>
          </table:table-cell>
          <table:table-cell table:number-columns-repeated="2"/>
          <table:table-cell/>
          <table:table-cell table:style-name="ce12" office:value-type="string">
            <text:p>8,11</text:p>
          </table:table-cell>
          <table:table-cell table:style-name="ce21" table:formula="of:=IF(ISNA(VLOOKUP([.E293];[Entrada.$A$8:.$B$1605];2;0)) = 1; 0;VLOOKUP([.E293];[Entrada.$A$8:.$B$1605];2;0))" office:value-type="float" office:value="0">
            <text:p>0</text:p>
          </table:table-cell>
          <table:table-cell table:formula="of:=IF(ISNA(VLOOKUP([.E293];[Entrada.$A$8:.$D$1605];4;0)) = 1; 0;VLOOKUP([.E293];[Entrada.$A$8:.$D$1605];4;0))" office:value-type="float" office:value="0">
            <text:p>0</text:p>
          </table:table-cell>
          <table:table-cell table:number-columns-repeated="6"/>
          <table:table-cell table:style-name="ce29" table:formula="of:=[.C2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3];[Entrada.$A$8:.$C$1606];3;0)) = 1; 0;VLOOKUP([.E293];[Entrada.$A$8:.$C$1606];3;0)*[.C2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2</text:p>
          </table:table-cell>
          <table:table-cell table:number-columns-repeated="2"/>
          <table:table-cell/>
          <table:table-cell table:style-name="ce12" office:value-type="string">
            <text:p>8,12</text:p>
          </table:table-cell>
          <table:table-cell table:style-name="ce21" table:formula="of:=IF(ISNA(VLOOKUP([.E294];[Entrada.$A$8:.$B$1605];2;0)) = 1; 0;VLOOKUP([.E294];[Entrada.$A$8:.$B$1605];2;0))" office:value-type="float" office:value="0">
            <text:p>0</text:p>
          </table:table-cell>
          <table:table-cell table:formula="of:=IF(ISNA(VLOOKUP([.E294];[Entrada.$A$8:.$D$1605];4;0)) = 1; 0;VLOOKUP([.E294];[Entrada.$A$8:.$D$1605];4;0))" office:value-type="float" office:value="0">
            <text:p>0</text:p>
          </table:table-cell>
          <table:table-cell table:number-columns-repeated="6"/>
          <table:table-cell table:style-name="ce29" table:formula="of:=[.C2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4];[Entrada.$A$8:.$C$1606];3;0)) = 1; 0;VLOOKUP([.E294];[Entrada.$A$8:.$C$1606];3;0)*[.C2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3</text:p>
          </table:table-cell>
          <table:table-cell table:number-columns-repeated="2"/>
          <table:table-cell/>
          <table:table-cell table:style-name="ce12" office:value-type="string">
            <text:p>8,13</text:p>
          </table:table-cell>
          <table:table-cell table:style-name="ce21" table:formula="of:=IF(ISNA(VLOOKUP([.E295];[Entrada.$A$8:.$B$1605];2;0)) = 1; 0;VLOOKUP([.E295];[Entrada.$A$8:.$B$1605];2;0))" office:value-type="float" office:value="0">
            <text:p>0</text:p>
          </table:table-cell>
          <table:table-cell table:formula="of:=IF(ISNA(VLOOKUP([.E295];[Entrada.$A$8:.$D$1605];4;0)) = 1; 0;VLOOKUP([.E295];[Entrada.$A$8:.$D$1605];4;0))" office:value-type="float" office:value="0">
            <text:p>0</text:p>
          </table:table-cell>
          <table:table-cell table:number-columns-repeated="6"/>
          <table:table-cell table:style-name="ce29" table:formula="of:=[.C2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5];[Entrada.$A$8:.$C$1606];3;0)) = 1; 0;VLOOKUP([.E295];[Entrada.$A$8:.$C$1606];3;0)*[.C2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4</text:p>
          </table:table-cell>
          <table:table-cell table:number-columns-repeated="2"/>
          <table:table-cell/>
          <table:table-cell table:style-name="ce12" office:value-type="string">
            <text:p>8,14</text:p>
          </table:table-cell>
          <table:table-cell table:style-name="ce21" table:formula="of:=IF(ISNA(VLOOKUP([.E296];[Entrada.$A$8:.$B$1605];2;0)) = 1; 0;VLOOKUP([.E296];[Entrada.$A$8:.$B$1605];2;0))" office:value-type="float" office:value="0">
            <text:p>0</text:p>
          </table:table-cell>
          <table:table-cell table:formula="of:=IF(ISNA(VLOOKUP([.E296];[Entrada.$A$8:.$D$1605];4;0)) = 1; 0;VLOOKUP([.E296];[Entrada.$A$8:.$D$1605];4;0))" office:value-type="float" office:value="0">
            <text:p>0</text:p>
          </table:table-cell>
          <table:table-cell table:number-columns-repeated="6"/>
          <table:table-cell table:style-name="ce29" table:formula="of:=[.C2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6];[Entrada.$A$8:.$C$1606];3;0)) = 1; 0;VLOOKUP([.E296];[Entrada.$A$8:.$C$1606];3;0)*[.C2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5</text:p>
          </table:table-cell>
          <table:table-cell table:number-columns-repeated="2"/>
          <table:table-cell/>
          <table:table-cell table:style-name="ce12" office:value-type="string">
            <text:p>8,15</text:p>
          </table:table-cell>
          <table:table-cell table:style-name="ce21" table:formula="of:=IF(ISNA(VLOOKUP([.E297];[Entrada.$A$8:.$B$1605];2;0)) = 1; 0;VLOOKUP([.E297];[Entrada.$A$8:.$B$1605];2;0))" office:value-type="float" office:value="0">
            <text:p>0</text:p>
          </table:table-cell>
          <table:table-cell table:formula="of:=IF(ISNA(VLOOKUP([.E297];[Entrada.$A$8:.$D$1605];4;0)) = 1; 0;VLOOKUP([.E297];[Entrada.$A$8:.$D$1605];4;0))" office:value-type="float" office:value="0">
            <text:p>0</text:p>
          </table:table-cell>
          <table:table-cell table:number-columns-repeated="6"/>
          <table:table-cell table:style-name="ce29" table:formula="of:=[.C2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7];[Entrada.$A$8:.$C$1606];3;0)) = 1; 0;VLOOKUP([.E297];[Entrada.$A$8:.$C$1606];3;0)*[.C2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6</text:p>
          </table:table-cell>
          <table:table-cell table:number-columns-repeated="2"/>
          <table:table-cell/>
          <table:table-cell table:style-name="ce12" office:value-type="string">
            <text:p>8,16</text:p>
          </table:table-cell>
          <table:table-cell table:style-name="ce21" table:formula="of:=IF(ISNA(VLOOKUP([.E298];[Entrada.$A$8:.$B$1605];2;0)) = 1; 0;VLOOKUP([.E298];[Entrada.$A$8:.$B$1605];2;0))" office:value-type="float" office:value="0">
            <text:p>0</text:p>
          </table:table-cell>
          <table:table-cell table:formula="of:=IF(ISNA(VLOOKUP([.E298];[Entrada.$A$8:.$D$1605];4;0)) = 1; 0;VLOOKUP([.E298];[Entrada.$A$8:.$D$1605];4;0))" office:value-type="float" office:value="0">
            <text:p>0</text:p>
          </table:table-cell>
          <table:table-cell table:number-columns-repeated="6"/>
          <table:table-cell table:style-name="ce29" table:formula="of:=[.C2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8];[Entrada.$A$8:.$C$1606];3;0)) = 1; 0;VLOOKUP([.E298];[Entrada.$A$8:.$C$1606];3;0)*[.C2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7</text:p>
          </table:table-cell>
          <table:table-cell table:number-columns-repeated="2"/>
          <table:table-cell/>
          <table:table-cell table:style-name="ce12" office:value-type="string">
            <text:p>8,17</text:p>
          </table:table-cell>
          <table:table-cell table:style-name="ce21" table:formula="of:=IF(ISNA(VLOOKUP([.E299];[Entrada.$A$8:.$B$1605];2;0)) = 1; 0;VLOOKUP([.E299];[Entrada.$A$8:.$B$1605];2;0))" office:value-type="float" office:value="0">
            <text:p>0</text:p>
          </table:table-cell>
          <table:table-cell table:formula="of:=IF(ISNA(VLOOKUP([.E299];[Entrada.$A$8:.$D$1605];4;0)) = 1; 0;VLOOKUP([.E299];[Entrada.$A$8:.$D$1605];4;0))" office:value-type="float" office:value="0">
            <text:p>0</text:p>
          </table:table-cell>
          <table:table-cell table:number-columns-repeated="6"/>
          <table:table-cell table:style-name="ce29" table:formula="of:=[.C2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2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299];[Entrada.$A$8:.$C$1606];3;0)) = 1; 0;VLOOKUP([.E299];[Entrada.$A$8:.$C$1606];3;0)*[.C2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8</text:p>
          </table:table-cell>
          <table:table-cell table:number-columns-repeated="2"/>
          <table:table-cell/>
          <table:table-cell table:style-name="ce12" office:value-type="string">
            <text:p>8,18</text:p>
          </table:table-cell>
          <table:table-cell table:style-name="ce21" table:formula="of:=IF(ISNA(VLOOKUP([.E300];[Entrada.$A$8:.$B$1605];2;0)) = 1; 0;VLOOKUP([.E300];[Entrada.$A$8:.$B$1605];2;0))" office:value-type="float" office:value="0">
            <text:p>0</text:p>
          </table:table-cell>
          <table:table-cell table:formula="of:=IF(ISNA(VLOOKUP([.E300];[Entrada.$A$8:.$D$1605];4;0)) = 1; 0;VLOOKUP([.E300];[Entrada.$A$8:.$D$1605];4;0))" office:value-type="float" office:value="0">
            <text:p>0</text:p>
          </table:table-cell>
          <table:table-cell table:number-columns-repeated="6"/>
          <table:table-cell table:style-name="ce29" table:formula="of:=[.C3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0];[Entrada.$A$8:.$C$1606];3;0)) = 1; 0;VLOOKUP([.E300];[Entrada.$A$8:.$C$1606];3;0)*[.C3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19</text:p>
          </table:table-cell>
          <table:table-cell table:number-columns-repeated="2"/>
          <table:table-cell/>
          <table:table-cell table:style-name="ce12" office:value-type="string">
            <text:p>8,19</text:p>
          </table:table-cell>
          <table:table-cell table:style-name="ce21" table:formula="of:=IF(ISNA(VLOOKUP([.E301];[Entrada.$A$8:.$B$1605];2;0)) = 1; 0;VLOOKUP([.E301];[Entrada.$A$8:.$B$1605];2;0))" office:value-type="float" office:value="0">
            <text:p>0</text:p>
          </table:table-cell>
          <table:table-cell table:formula="of:=IF(ISNA(VLOOKUP([.E301];[Entrada.$A$8:.$D$1605];4;0)) = 1; 0;VLOOKUP([.E301];[Entrada.$A$8:.$D$1605];4;0))" office:value-type="float" office:value="0">
            <text:p>0</text:p>
          </table:table-cell>
          <table:table-cell table:number-columns-repeated="6"/>
          <table:table-cell table:style-name="ce29" table:formula="of:=[.C3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1];[Entrada.$A$8:.$C$1606];3;0)) = 1; 0;VLOOKUP([.E301];[Entrada.$A$8:.$C$1606];3;0)*[.C3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0</text:p>
          </table:table-cell>
          <table:table-cell table:number-columns-repeated="2"/>
          <table:table-cell/>
          <table:table-cell table:style-name="ce12" office:value-type="string">
            <text:p>8,20</text:p>
          </table:table-cell>
          <table:table-cell table:style-name="ce21" table:formula="of:=IF(ISNA(VLOOKUP([.E302];[Entrada.$A$8:.$B$1605];2;0)) = 1; 0;VLOOKUP([.E302];[Entrada.$A$8:.$B$1605];2;0))" office:value-type="float" office:value="0">
            <text:p>0</text:p>
          </table:table-cell>
          <table:table-cell table:formula="of:=IF(ISNA(VLOOKUP([.E302];[Entrada.$A$8:.$D$1605];4;0)) = 1; 0;VLOOKUP([.E302];[Entrada.$A$8:.$D$1605];4;0))" office:value-type="float" office:value="0">
            <text:p>0</text:p>
          </table:table-cell>
          <table:table-cell table:number-columns-repeated="6"/>
          <table:table-cell table:style-name="ce29" table:formula="of:=[.C3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2];[Entrada.$A$8:.$C$1606];3;0)) = 1; 0;VLOOKUP([.E302];[Entrada.$A$8:.$C$1606];3;0)*[.C3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1</text:p>
          </table:table-cell>
          <table:table-cell table:number-columns-repeated="2"/>
          <table:table-cell/>
          <table:table-cell table:style-name="ce12" office:value-type="string">
            <text:p>8,21</text:p>
          </table:table-cell>
          <table:table-cell table:style-name="ce21" table:formula="of:=IF(ISNA(VLOOKUP([.E303];[Entrada.$A$8:.$B$1605];2;0)) = 1; 0;VLOOKUP([.E303];[Entrada.$A$8:.$B$1605];2;0))" office:value-type="float" office:value="0">
            <text:p>0</text:p>
          </table:table-cell>
          <table:table-cell table:formula="of:=IF(ISNA(VLOOKUP([.E303];[Entrada.$A$8:.$D$1605];4;0)) = 1; 0;VLOOKUP([.E303];[Entrada.$A$8:.$D$1605];4;0))" office:value-type="float" office:value="0">
            <text:p>0</text:p>
          </table:table-cell>
          <table:table-cell table:number-columns-repeated="6"/>
          <table:table-cell table:style-name="ce29" table:formula="of:=[.C3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3];[Entrada.$A$8:.$C$1606];3;0)) = 1; 0;VLOOKUP([.E303];[Entrada.$A$8:.$C$1606];3;0)*[.C3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2</text:p>
          </table:table-cell>
          <table:table-cell table:number-columns-repeated="2"/>
          <table:table-cell/>
          <table:table-cell table:style-name="ce12" office:value-type="string">
            <text:p>8,22</text:p>
          </table:table-cell>
          <table:table-cell table:style-name="ce21" table:formula="of:=IF(ISNA(VLOOKUP([.E304];[Entrada.$A$8:.$B$1605];2;0)) = 1; 0;VLOOKUP([.E304];[Entrada.$A$8:.$B$1605];2;0))" office:value-type="float" office:value="0">
            <text:p>0</text:p>
          </table:table-cell>
          <table:table-cell table:formula="of:=IF(ISNA(VLOOKUP([.E304];[Entrada.$A$8:.$D$1605];4;0)) = 1; 0;VLOOKUP([.E304];[Entrada.$A$8:.$D$1605];4;0))" office:value-type="float" office:value="0">
            <text:p>0</text:p>
          </table:table-cell>
          <table:table-cell table:number-columns-repeated="6"/>
          <table:table-cell table:style-name="ce29" table:formula="of:=[.C3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4];[Entrada.$A$8:.$C$1606];3;0)) = 1; 0;VLOOKUP([.E304];[Entrada.$A$8:.$C$1606];3;0)*[.C3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3</text:p>
          </table:table-cell>
          <table:table-cell table:number-columns-repeated="2"/>
          <table:table-cell/>
          <table:table-cell table:style-name="ce12" office:value-type="string">
            <text:p>8,23</text:p>
          </table:table-cell>
          <table:table-cell table:style-name="ce21" table:formula="of:=IF(ISNA(VLOOKUP([.E305];[Entrada.$A$8:.$B$1605];2;0)) = 1; 0;VLOOKUP([.E305];[Entrada.$A$8:.$B$1605];2;0))" office:value-type="float" office:value="0">
            <text:p>0</text:p>
          </table:table-cell>
          <table:table-cell table:formula="of:=IF(ISNA(VLOOKUP([.E305];[Entrada.$A$8:.$D$1605];4;0)) = 1; 0;VLOOKUP([.E305];[Entrada.$A$8:.$D$1605];4;0))" office:value-type="float" office:value="0">
            <text:p>0</text:p>
          </table:table-cell>
          <table:table-cell table:number-columns-repeated="6"/>
          <table:table-cell table:style-name="ce29" table:formula="of:=[.C3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5];[Entrada.$A$8:.$C$1606];3;0)) = 1; 0;VLOOKUP([.E305];[Entrada.$A$8:.$C$1606];3;0)*[.C3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4</text:p>
          </table:table-cell>
          <table:table-cell table:number-columns-repeated="2"/>
          <table:table-cell/>
          <table:table-cell table:style-name="ce12" office:value-type="string">
            <text:p>8,24</text:p>
          </table:table-cell>
          <table:table-cell table:style-name="ce21" table:formula="of:=IF(ISNA(VLOOKUP([.E306];[Entrada.$A$8:.$B$1605];2;0)) = 1; 0;VLOOKUP([.E306];[Entrada.$A$8:.$B$1605];2;0))" office:value-type="float" office:value="0">
            <text:p>0</text:p>
          </table:table-cell>
          <table:table-cell table:formula="of:=IF(ISNA(VLOOKUP([.E306];[Entrada.$A$8:.$D$1605];4;0)) = 1; 0;VLOOKUP([.E306];[Entrada.$A$8:.$D$1605];4;0))" office:value-type="float" office:value="0">
            <text:p>0</text:p>
          </table:table-cell>
          <table:table-cell table:number-columns-repeated="6"/>
          <table:table-cell table:style-name="ce29" table:formula="of:=[.C3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6];[Entrada.$A$8:.$C$1606];3;0)) = 1; 0;VLOOKUP([.E306];[Entrada.$A$8:.$C$1606];3;0)*[.C3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5</text:p>
          </table:table-cell>
          <table:table-cell table:number-columns-repeated="2"/>
          <table:table-cell/>
          <table:table-cell table:style-name="ce12" office:value-type="string">
            <text:p>8,25</text:p>
          </table:table-cell>
          <table:table-cell table:style-name="ce21" table:formula="of:=IF(ISNA(VLOOKUP([.E307];[Entrada.$A$8:.$B$1605];2;0)) = 1; 0;VLOOKUP([.E307];[Entrada.$A$8:.$B$1605];2;0))" office:value-type="float" office:value="0">
            <text:p>0</text:p>
          </table:table-cell>
          <table:table-cell table:formula="of:=IF(ISNA(VLOOKUP([.E307];[Entrada.$A$8:.$D$1605];4;0)) = 1; 0;VLOOKUP([.E307];[Entrada.$A$8:.$D$1605];4;0))" office:value-type="float" office:value="0">
            <text:p>0</text:p>
          </table:table-cell>
          <table:table-cell table:number-columns-repeated="6"/>
          <table:table-cell table:style-name="ce29" table:formula="of:=[.C3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7];[Entrada.$A$8:.$C$1606];3;0)) = 1; 0;VLOOKUP([.E307];[Entrada.$A$8:.$C$1606];3;0)*[.C3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6</text:p>
          </table:table-cell>
          <table:table-cell table:number-columns-repeated="2"/>
          <table:table-cell/>
          <table:table-cell table:style-name="ce12" office:value-type="string">
            <text:p>8,26</text:p>
          </table:table-cell>
          <table:table-cell table:style-name="ce21" table:formula="of:=IF(ISNA(VLOOKUP([.E308];[Entrada.$A$8:.$B$1605];2;0)) = 1; 0;VLOOKUP([.E308];[Entrada.$A$8:.$B$1605];2;0))" office:value-type="float" office:value="0">
            <text:p>0</text:p>
          </table:table-cell>
          <table:table-cell table:formula="of:=IF(ISNA(VLOOKUP([.E308];[Entrada.$A$8:.$D$1605];4;0)) = 1; 0;VLOOKUP([.E308];[Entrada.$A$8:.$D$1605];4;0))" office:value-type="float" office:value="0">
            <text:p>0</text:p>
          </table:table-cell>
          <table:table-cell table:number-columns-repeated="6"/>
          <table:table-cell table:style-name="ce29" table:formula="of:=[.C3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8];[Entrada.$A$8:.$C$1606];3;0)) = 1; 0;VLOOKUP([.E308];[Entrada.$A$8:.$C$1606];3;0)*[.C3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7</text:p>
          </table:table-cell>
          <table:table-cell table:number-columns-repeated="2"/>
          <table:table-cell/>
          <table:table-cell table:style-name="ce12" office:value-type="string">
            <text:p>8,27</text:p>
          </table:table-cell>
          <table:table-cell table:style-name="ce21" table:formula="of:=IF(ISNA(VLOOKUP([.E309];[Entrada.$A$8:.$B$1605];2;0)) = 1; 0;VLOOKUP([.E309];[Entrada.$A$8:.$B$1605];2;0))" office:value-type="float" office:value="0">
            <text:p>0</text:p>
          </table:table-cell>
          <table:table-cell table:formula="of:=IF(ISNA(VLOOKUP([.E309];[Entrada.$A$8:.$D$1605];4;0)) = 1; 0;VLOOKUP([.E309];[Entrada.$A$8:.$D$1605];4;0))" office:value-type="float" office:value="0">
            <text:p>0</text:p>
          </table:table-cell>
          <table:table-cell table:number-columns-repeated="6"/>
          <table:table-cell table:style-name="ce29" table:formula="of:=[.C3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09];[Entrada.$A$8:.$C$1606];3;0)) = 1; 0;VLOOKUP([.E309];[Entrada.$A$8:.$C$1606];3;0)*[.C3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8</text:p>
          </table:table-cell>
          <table:table-cell table:number-columns-repeated="2"/>
          <table:table-cell/>
          <table:table-cell table:style-name="ce12" office:value-type="string">
            <text:p>8,28</text:p>
          </table:table-cell>
          <table:table-cell table:style-name="ce21" table:formula="of:=IF(ISNA(VLOOKUP([.E310];[Entrada.$A$8:.$B$1605];2;0)) = 1; 0;VLOOKUP([.E310];[Entrada.$A$8:.$B$1605];2;0))" office:value-type="float" office:value="0">
            <text:p>0</text:p>
          </table:table-cell>
          <table:table-cell table:formula="of:=IF(ISNA(VLOOKUP([.E310];[Entrada.$A$8:.$D$1605];4;0)) = 1; 0;VLOOKUP([.E310];[Entrada.$A$8:.$D$1605];4;0))" office:value-type="float" office:value="0">
            <text:p>0</text:p>
          </table:table-cell>
          <table:table-cell table:number-columns-repeated="6"/>
          <table:table-cell table:style-name="ce29" table:formula="of:=[.C3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0];[Entrada.$A$8:.$C$1606];3;0)) = 1; 0;VLOOKUP([.E310];[Entrada.$A$8:.$C$1606];3;0)*[.C3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29</text:p>
          </table:table-cell>
          <table:table-cell table:number-columns-repeated="2"/>
          <table:table-cell/>
          <table:table-cell table:style-name="ce12" office:value-type="string">
            <text:p>8,29</text:p>
          </table:table-cell>
          <table:table-cell table:style-name="ce21" table:formula="of:=IF(ISNA(VLOOKUP([.E311];[Entrada.$A$8:.$B$1605];2;0)) = 1; 0;VLOOKUP([.E311];[Entrada.$A$8:.$B$1605];2;0))" office:value-type="float" office:value="0">
            <text:p>0</text:p>
          </table:table-cell>
          <table:table-cell table:formula="of:=IF(ISNA(VLOOKUP([.E311];[Entrada.$A$8:.$D$1605];4;0)) = 1; 0;VLOOKUP([.E311];[Entrada.$A$8:.$D$1605];4;0))" office:value-type="float" office:value="0">
            <text:p>0</text:p>
          </table:table-cell>
          <table:table-cell table:number-columns-repeated="6"/>
          <table:table-cell table:style-name="ce29" table:formula="of:=[.C3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1];[Entrada.$A$8:.$C$1606];3;0)) = 1; 0;VLOOKUP([.E311];[Entrada.$A$8:.$C$1606];3;0)*[.C3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0</text:p>
          </table:table-cell>
          <table:table-cell table:number-columns-repeated="2"/>
          <table:table-cell/>
          <table:table-cell table:style-name="ce12" office:value-type="string">
            <text:p>8,30</text:p>
          </table:table-cell>
          <table:table-cell table:style-name="ce21" table:formula="of:=IF(ISNA(VLOOKUP([.E312];[Entrada.$A$8:.$B$1605];2;0)) = 1; 0;VLOOKUP([.E312];[Entrada.$A$8:.$B$1605];2;0))" office:value-type="float" office:value="0">
            <text:p>0</text:p>
          </table:table-cell>
          <table:table-cell table:formula="of:=IF(ISNA(VLOOKUP([.E312];[Entrada.$A$8:.$D$1605];4;0)) = 1; 0;VLOOKUP([.E312];[Entrada.$A$8:.$D$1605];4;0))" office:value-type="float" office:value="0">
            <text:p>0</text:p>
          </table:table-cell>
          <table:table-cell table:number-columns-repeated="6"/>
          <table:table-cell table:style-name="ce29" table:formula="of:=[.C3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2];[Entrada.$A$8:.$C$1606];3;0)) = 1; 0;VLOOKUP([.E312];[Entrada.$A$8:.$C$1606];3;0)*[.C3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1</text:p>
          </table:table-cell>
          <table:table-cell table:number-columns-repeated="2"/>
          <table:table-cell/>
          <table:table-cell table:style-name="ce12" office:value-type="string">
            <text:p>8,31</text:p>
          </table:table-cell>
          <table:table-cell table:style-name="ce21" table:formula="of:=IF(ISNA(VLOOKUP([.E313];[Entrada.$A$8:.$B$1605];2;0)) = 1; 0;VLOOKUP([.E313];[Entrada.$A$8:.$B$1605];2;0))" office:value-type="float" office:value="0">
            <text:p>0</text:p>
          </table:table-cell>
          <table:table-cell table:formula="of:=IF(ISNA(VLOOKUP([.E313];[Entrada.$A$8:.$D$1605];4;0)) = 1; 0;VLOOKUP([.E313];[Entrada.$A$8:.$D$1605];4;0))" office:value-type="float" office:value="0">
            <text:p>0</text:p>
          </table:table-cell>
          <table:table-cell table:number-columns-repeated="6"/>
          <table:table-cell table:style-name="ce29" table:formula="of:=[.C3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3];[Entrada.$A$8:.$C$1606];3;0)) = 1; 0;VLOOKUP([.E313];[Entrada.$A$8:.$C$1606];3;0)*[.C3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2</text:p>
          </table:table-cell>
          <table:table-cell table:number-columns-repeated="2"/>
          <table:table-cell/>
          <table:table-cell table:style-name="ce12" office:value-type="string">
            <text:p>8,32</text:p>
          </table:table-cell>
          <table:table-cell table:style-name="ce21" table:formula="of:=IF(ISNA(VLOOKUP([.E314];[Entrada.$A$8:.$B$1605];2;0)) = 1; 0;VLOOKUP([.E314];[Entrada.$A$8:.$B$1605];2;0))" office:value-type="float" office:value="0">
            <text:p>0</text:p>
          </table:table-cell>
          <table:table-cell table:formula="of:=IF(ISNA(VLOOKUP([.E314];[Entrada.$A$8:.$D$1605];4;0)) = 1; 0;VLOOKUP([.E314];[Entrada.$A$8:.$D$1605];4;0))" office:value-type="float" office:value="0">
            <text:p>0</text:p>
          </table:table-cell>
          <table:table-cell table:number-columns-repeated="6"/>
          <table:table-cell table:style-name="ce29" table:formula="of:=[.C3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4];[Entrada.$A$8:.$C$1606];3;0)) = 1; 0;VLOOKUP([.E314];[Entrada.$A$8:.$C$1606];3;0)*[.C3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3</text:p>
          </table:table-cell>
          <table:table-cell table:number-columns-repeated="2"/>
          <table:table-cell/>
          <table:table-cell table:style-name="ce12" office:value-type="string">
            <text:p>8,33</text:p>
          </table:table-cell>
          <table:table-cell table:style-name="ce21" table:formula="of:=IF(ISNA(VLOOKUP([.E315];[Entrada.$A$8:.$B$1605];2;0)) = 1; 0;VLOOKUP([.E315];[Entrada.$A$8:.$B$1605];2;0))" office:value-type="float" office:value="0">
            <text:p>0</text:p>
          </table:table-cell>
          <table:table-cell table:formula="of:=IF(ISNA(VLOOKUP([.E315];[Entrada.$A$8:.$D$1605];4;0)) = 1; 0;VLOOKUP([.E315];[Entrada.$A$8:.$D$1605];4;0))" office:value-type="float" office:value="0">
            <text:p>0</text:p>
          </table:table-cell>
          <table:table-cell table:number-columns-repeated="6"/>
          <table:table-cell table:style-name="ce29" table:formula="of:=[.C3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5];[Entrada.$A$8:.$C$1606];3;0)) = 1; 0;VLOOKUP([.E315];[Entrada.$A$8:.$C$1606];3;0)*[.C3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4</text:p>
          </table:table-cell>
          <table:table-cell table:number-columns-repeated="2"/>
          <table:table-cell/>
          <table:table-cell table:style-name="ce12" office:value-type="string">
            <text:p>8,34</text:p>
          </table:table-cell>
          <table:table-cell table:style-name="ce21" table:formula="of:=IF(ISNA(VLOOKUP([.E316];[Entrada.$A$8:.$B$1605];2;0)) = 1; 0;VLOOKUP([.E316];[Entrada.$A$8:.$B$1605];2;0))" office:value-type="float" office:value="0">
            <text:p>0</text:p>
          </table:table-cell>
          <table:table-cell table:formula="of:=IF(ISNA(VLOOKUP([.E316];[Entrada.$A$8:.$D$1605];4;0)) = 1; 0;VLOOKUP([.E316];[Entrada.$A$8:.$D$1605];4;0))" office:value-type="float" office:value="0">
            <text:p>0</text:p>
          </table:table-cell>
          <table:table-cell table:number-columns-repeated="6"/>
          <table:table-cell table:style-name="ce29" table:formula="of:=[.C3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6];[Entrada.$A$8:.$C$1606];3;0)) = 1; 0;VLOOKUP([.E316];[Entrada.$A$8:.$C$1606];3;0)*[.C3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5</text:p>
          </table:table-cell>
          <table:table-cell table:number-columns-repeated="2"/>
          <table:table-cell/>
          <table:table-cell table:style-name="ce12" office:value-type="string">
            <text:p>8,35</text:p>
          </table:table-cell>
          <table:table-cell table:style-name="ce21" table:formula="of:=IF(ISNA(VLOOKUP([.E317];[Entrada.$A$8:.$B$1605];2;0)) = 1; 0;VLOOKUP([.E317];[Entrada.$A$8:.$B$1605];2;0))" office:value-type="float" office:value="0">
            <text:p>0</text:p>
          </table:table-cell>
          <table:table-cell table:formula="of:=IF(ISNA(VLOOKUP([.E317];[Entrada.$A$8:.$D$1605];4;0)) = 1; 0;VLOOKUP([.E317];[Entrada.$A$8:.$D$1605];4;0))" office:value-type="float" office:value="0">
            <text:p>0</text:p>
          </table:table-cell>
          <table:table-cell table:number-columns-repeated="6"/>
          <table:table-cell table:style-name="ce29" table:formula="of:=[.C3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7];[Entrada.$A$8:.$C$1606];3;0)) = 1; 0;VLOOKUP([.E317];[Entrada.$A$8:.$C$1606];3;0)*[.C3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6</text:p>
          </table:table-cell>
          <table:table-cell table:number-columns-repeated="2"/>
          <table:table-cell/>
          <table:table-cell table:style-name="ce12" office:value-type="string">
            <text:p>8,36</text:p>
          </table:table-cell>
          <table:table-cell table:style-name="ce21" table:formula="of:=IF(ISNA(VLOOKUP([.E318];[Entrada.$A$8:.$B$1605];2;0)) = 1; 0;VLOOKUP([.E318];[Entrada.$A$8:.$B$1605];2;0))" office:value-type="float" office:value="0">
            <text:p>0</text:p>
          </table:table-cell>
          <table:table-cell table:formula="of:=IF(ISNA(VLOOKUP([.E318];[Entrada.$A$8:.$D$1605];4;0)) = 1; 0;VLOOKUP([.E318];[Entrada.$A$8:.$D$1605];4;0))" office:value-type="float" office:value="0">
            <text:p>0</text:p>
          </table:table-cell>
          <table:table-cell table:number-columns-repeated="6"/>
          <table:table-cell table:style-name="ce29" table:formula="of:=[.C3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8];[Entrada.$A$8:.$C$1606];3;0)) = 1; 0;VLOOKUP([.E318];[Entrada.$A$8:.$C$1606];3;0)*[.C3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7</text:p>
          </table:table-cell>
          <table:table-cell table:number-columns-repeated="2"/>
          <table:table-cell/>
          <table:table-cell table:style-name="ce12" office:value-type="string">
            <text:p>8,37</text:p>
          </table:table-cell>
          <table:table-cell table:style-name="ce21" table:formula="of:=IF(ISNA(VLOOKUP([.E319];[Entrada.$A$8:.$B$1605];2;0)) = 1; 0;VLOOKUP([.E319];[Entrada.$A$8:.$B$1605];2;0))" office:value-type="float" office:value="0">
            <text:p>0</text:p>
          </table:table-cell>
          <table:table-cell table:formula="of:=IF(ISNA(VLOOKUP([.E319];[Entrada.$A$8:.$D$1605];4;0)) = 1; 0;VLOOKUP([.E319];[Entrada.$A$8:.$D$1605];4;0))" office:value-type="float" office:value="0">
            <text:p>0</text:p>
          </table:table-cell>
          <table:table-cell table:number-columns-repeated="6"/>
          <table:table-cell table:style-name="ce29" table:formula="of:=[.C3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19];[Entrada.$A$8:.$C$1606];3;0)) = 1; 0;VLOOKUP([.E319];[Entrada.$A$8:.$C$1606];3;0)*[.C3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8</text:p>
          </table:table-cell>
          <table:table-cell table:number-columns-repeated="2"/>
          <table:table-cell/>
          <table:table-cell table:style-name="ce12" office:value-type="string">
            <text:p>8,38</text:p>
          </table:table-cell>
          <table:table-cell table:style-name="ce21" table:formula="of:=IF(ISNA(VLOOKUP([.E320];[Entrada.$A$8:.$B$1605];2;0)) = 1; 0;VLOOKUP([.E320];[Entrada.$A$8:.$B$1605];2;0))" office:value-type="float" office:value="0">
            <text:p>0</text:p>
          </table:table-cell>
          <table:table-cell table:formula="of:=IF(ISNA(VLOOKUP([.E320];[Entrada.$A$8:.$D$1605];4;0)) = 1; 0;VLOOKUP([.E320];[Entrada.$A$8:.$D$1605];4;0))" office:value-type="float" office:value="0">
            <text:p>0</text:p>
          </table:table-cell>
          <table:table-cell table:number-columns-repeated="6"/>
          <table:table-cell table:style-name="ce29" table:formula="of:=[.C3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0];[Entrada.$A$8:.$C$1606];3;0)) = 1; 0;VLOOKUP([.E320];[Entrada.$A$8:.$C$1606];3;0)*[.C3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39</text:p>
          </table:table-cell>
          <table:table-cell table:number-columns-repeated="2"/>
          <table:table-cell/>
          <table:table-cell table:style-name="ce12" office:value-type="string">
            <text:p>8,39</text:p>
          </table:table-cell>
          <table:table-cell table:style-name="ce21" table:formula="of:=IF(ISNA(VLOOKUP([.E321];[Entrada.$A$8:.$B$1605];2;0)) = 1; 0;VLOOKUP([.E321];[Entrada.$A$8:.$B$1605];2;0))" office:value-type="float" office:value="0">
            <text:p>0</text:p>
          </table:table-cell>
          <table:table-cell table:formula="of:=IF(ISNA(VLOOKUP([.E321];[Entrada.$A$8:.$D$1605];4;0)) = 1; 0;VLOOKUP([.E321];[Entrada.$A$8:.$D$1605];4;0))" office:value-type="float" office:value="0">
            <text:p>0</text:p>
          </table:table-cell>
          <table:table-cell table:number-columns-repeated="6"/>
          <table:table-cell table:style-name="ce29" table:formula="of:=[.C3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1];[Entrada.$A$8:.$C$1606];3;0)) = 1; 0;VLOOKUP([.E321];[Entrada.$A$8:.$C$1606];3;0)*[.C3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8,40</text:p>
          </table:table-cell>
          <table:table-cell table:number-columns-repeated="2"/>
          <table:table-cell/>
          <table:table-cell table:style-name="ce12" office:value-type="string">
            <text:p>8,40</text:p>
          </table:table-cell>
          <table:table-cell table:style-name="ce21" table:formula="of:=IF(ISNA(VLOOKUP([.E322];[Entrada.$A$8:.$B$1605];2;0)) = 1; 0;VLOOKUP([.E322];[Entrada.$A$8:.$B$1605];2;0))" office:value-type="float" office:value="0">
            <text:p>0</text:p>
          </table:table-cell>
          <table:table-cell table:formula="of:=IF(ISNA(VLOOKUP([.E322];[Entrada.$A$8:.$D$1605];4;0)) = 1; 0;VLOOKUP([.E322];[Entrada.$A$8:.$D$1605];4;0))" office:value-type="float" office:value="0">
            <text:p>0</text:p>
          </table:table-cell>
          <table:table-cell table:number-columns-repeated="6"/>
          <table:table-cell table:style-name="ce29" table:formula="of:=[.C3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2];[Entrada.$A$8:.$C$1606];3;0)) = 1; 0;VLOOKUP([.E322];[Entrada.$A$8:.$C$1606];3;0)*[.C3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1">
            <text:p>9,1</text:p>
          </table:table-cell>
          <table:table-cell table:number-columns-repeated="2"/>
          <table:table-cell/>
          <table:table-cell table:style-name="ce13" office:value-type="float" office:value="9.1">
            <text:p>9,1</text:p>
          </table:table-cell>
          <table:table-cell table:style-name="ce21" table:formula="of:=IF(ISNA(VLOOKUP([.E323];[Entrada.$A$8:.$B$1605];2;0)) = 1; 0;VLOOKUP([.E323];[Entrada.$A$8:.$B$1605];2;0))" office:value-type="float" office:value="0">
            <text:p>0</text:p>
          </table:table-cell>
          <table:table-cell table:formula="of:=IF(ISNA(VLOOKUP([.E323];[Entrada.$A$8:.$D$1605];4;0)) = 1; 0;VLOOKUP([.E323];[Entrada.$A$8:.$D$1605];4;0))" office:value-type="float" office:value="0">
            <text:p>0</text:p>
          </table:table-cell>
          <table:table-cell table:number-columns-repeated="6"/>
          <table:table-cell table:style-name="ce29" table:formula="of:=[.C3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3];[Entrada.$A$8:.$C$1606];3;0)) = 1; 0;VLOOKUP([.E323];[Entrada.$A$8:.$C$1606];3;0)*[.C3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2">
            <text:p>9,2</text:p>
          </table:table-cell>
          <table:table-cell table:number-columns-repeated="2"/>
          <table:table-cell/>
          <table:table-cell table:style-name="ce13" office:value-type="float" office:value="9.2">
            <text:p>9,2</text:p>
          </table:table-cell>
          <table:table-cell table:style-name="ce21" table:formula="of:=IF(ISNA(VLOOKUP([.E324];[Entrada.$A$8:.$B$1605];2;0)) = 1; 0;VLOOKUP([.E324];[Entrada.$A$8:.$B$1605];2;0))" office:value-type="float" office:value="0">
            <text:p>0</text:p>
          </table:table-cell>
          <table:table-cell table:formula="of:=IF(ISNA(VLOOKUP([.E324];[Entrada.$A$8:.$D$1605];4;0)) = 1; 0;VLOOKUP([.E324];[Entrada.$A$8:.$D$1605];4;0))" office:value-type="float" office:value="0">
            <text:p>0</text:p>
          </table:table-cell>
          <table:table-cell table:number-columns-repeated="6"/>
          <table:table-cell table:style-name="ce29" table:formula="of:=[.C3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4];[Entrada.$A$8:.$C$1606];3;0)) = 1; 0;VLOOKUP([.E324];[Entrada.$A$8:.$C$1606];3;0)*[.C3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3">
            <text:p>9,3</text:p>
          </table:table-cell>
          <table:table-cell table:number-columns-repeated="2"/>
          <table:table-cell/>
          <table:table-cell table:style-name="ce13" office:value-type="float" office:value="9.3">
            <text:p>9,3</text:p>
          </table:table-cell>
          <table:table-cell table:style-name="ce21" table:formula="of:=IF(ISNA(VLOOKUP([.E325];[Entrada.$A$8:.$B$1605];2;0)) = 1; 0;VLOOKUP([.E325];[Entrada.$A$8:.$B$1605];2;0))" office:value-type="float" office:value="0">
            <text:p>0</text:p>
          </table:table-cell>
          <table:table-cell table:formula="of:=IF(ISNA(VLOOKUP([.E325];[Entrada.$A$8:.$D$1605];4;0)) = 1; 0;VLOOKUP([.E325];[Entrada.$A$8:.$D$1605];4;0))" office:value-type="float" office:value="0">
            <text:p>0</text:p>
          </table:table-cell>
          <table:table-cell table:number-columns-repeated="6"/>
          <table:table-cell table:style-name="ce29" table:formula="of:=[.C3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5];[Entrada.$A$8:.$C$1606];3;0)) = 1; 0;VLOOKUP([.E325];[Entrada.$A$8:.$C$1606];3;0)*[.C3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4">
            <text:p>9,4</text:p>
          </table:table-cell>
          <table:table-cell table:number-columns-repeated="2"/>
          <table:table-cell/>
          <table:table-cell table:style-name="ce13" office:value-type="float" office:value="9.4">
            <text:p>9,4</text:p>
          </table:table-cell>
          <table:table-cell table:style-name="ce21" table:formula="of:=IF(ISNA(VLOOKUP([.E326];[Entrada.$A$8:.$B$1605];2;0)) = 1; 0;VLOOKUP([.E326];[Entrada.$A$8:.$B$1605];2;0))" office:value-type="float" office:value="0">
            <text:p>0</text:p>
          </table:table-cell>
          <table:table-cell table:formula="of:=IF(ISNA(VLOOKUP([.E326];[Entrada.$A$8:.$D$1605];4;0)) = 1; 0;VLOOKUP([.E326];[Entrada.$A$8:.$D$1605];4;0))" office:value-type="float" office:value="0">
            <text:p>0</text:p>
          </table:table-cell>
          <table:table-cell table:number-columns-repeated="6"/>
          <table:table-cell table:style-name="ce29" table:formula="of:=[.C3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6];[Entrada.$A$8:.$C$1606];3;0)) = 1; 0;VLOOKUP([.E326];[Entrada.$A$8:.$C$1606];3;0)*[.C3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5">
            <text:p>9,5</text:p>
          </table:table-cell>
          <table:table-cell table:number-columns-repeated="2"/>
          <table:table-cell/>
          <table:table-cell table:style-name="ce13" office:value-type="float" office:value="9.5">
            <text:p>9,5</text:p>
          </table:table-cell>
          <table:table-cell table:style-name="ce21" table:formula="of:=IF(ISNA(VLOOKUP([.E327];[Entrada.$A$8:.$B$1605];2;0)) = 1; 0;VLOOKUP([.E327];[Entrada.$A$8:.$B$1605];2;0))" office:value-type="float" office:value="0">
            <text:p>0</text:p>
          </table:table-cell>
          <table:table-cell table:formula="of:=IF(ISNA(VLOOKUP([.E327];[Entrada.$A$8:.$D$1605];4;0)) = 1; 0;VLOOKUP([.E327];[Entrada.$A$8:.$D$1605];4;0))" office:value-type="float" office:value="0">
            <text:p>0</text:p>
          </table:table-cell>
          <table:table-cell table:number-columns-repeated="6"/>
          <table:table-cell table:style-name="ce29" table:formula="of:=[.C3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7];[Entrada.$A$8:.$C$1606];3;0)) = 1; 0;VLOOKUP([.E327];[Entrada.$A$8:.$C$1606];3;0)*[.C3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6">
            <text:p>9,6</text:p>
          </table:table-cell>
          <table:table-cell table:number-columns-repeated="2"/>
          <table:table-cell/>
          <table:table-cell table:style-name="ce13" office:value-type="float" office:value="9.6">
            <text:p>9,6</text:p>
          </table:table-cell>
          <table:table-cell table:style-name="ce21" table:formula="of:=IF(ISNA(VLOOKUP([.E328];[Entrada.$A$8:.$B$1605];2;0)) = 1; 0;VLOOKUP([.E328];[Entrada.$A$8:.$B$1605];2;0))" office:value-type="float" office:value="0">
            <text:p>0</text:p>
          </table:table-cell>
          <table:table-cell table:formula="of:=IF(ISNA(VLOOKUP([.E328];[Entrada.$A$8:.$D$1605];4;0)) = 1; 0;VLOOKUP([.E328];[Entrada.$A$8:.$D$1605];4;0))" office:value-type="float" office:value="0">
            <text:p>0</text:p>
          </table:table-cell>
          <table:table-cell table:number-columns-repeated="6"/>
          <table:table-cell table:style-name="ce29" table:formula="of:=[.C3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8];[Entrada.$A$8:.$C$1606];3;0)) = 1; 0;VLOOKUP([.E328];[Entrada.$A$8:.$C$1606];3;0)*[.C3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7">
            <text:p>9,7</text:p>
          </table:table-cell>
          <table:table-cell table:number-columns-repeated="2"/>
          <table:table-cell/>
          <table:table-cell table:style-name="ce13" office:value-type="float" office:value="9.7">
            <text:p>9,7</text:p>
          </table:table-cell>
          <table:table-cell table:style-name="ce21" table:formula="of:=IF(ISNA(VLOOKUP([.E329];[Entrada.$A$8:.$B$1605];2;0)) = 1; 0;VLOOKUP([.E329];[Entrada.$A$8:.$B$1605];2;0))" office:value-type="float" office:value="0">
            <text:p>0</text:p>
          </table:table-cell>
          <table:table-cell table:formula="of:=IF(ISNA(VLOOKUP([.E329];[Entrada.$A$8:.$D$1605];4;0)) = 1; 0;VLOOKUP([.E329];[Entrada.$A$8:.$D$1605];4;0))" office:value-type="float" office:value="0">
            <text:p>0</text:p>
          </table:table-cell>
          <table:table-cell table:number-columns-repeated="6"/>
          <table:table-cell table:style-name="ce29" table:formula="of:=[.C3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29];[Entrada.$A$8:.$C$1606];3;0)) = 1; 0;VLOOKUP([.E329];[Entrada.$A$8:.$C$1606];3;0)*[.C3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9.8">
            <text:p>9,8</text:p>
          </table:table-cell>
          <table:table-cell table:number-columns-repeated="2"/>
          <table:table-cell/>
          <table:table-cell table:style-name="ce13" office:value-type="float" office:value="9.8">
            <text:p>9,8</text:p>
          </table:table-cell>
          <table:table-cell table:style-name="ce21" table:formula="of:=IF(ISNA(VLOOKUP([.E330];[Entrada.$A$8:.$B$1605];2;0)) = 1; 0;VLOOKUP([.E330];[Entrada.$A$8:.$B$1605];2;0))" office:value-type="float" office:value="0">
            <text:p>0</text:p>
          </table:table-cell>
          <table:table-cell table:formula="of:=IF(ISNA(VLOOKUP([.E330];[Entrada.$A$8:.$D$1605];4;0)) = 1; 0;VLOOKUP([.E330];[Entrada.$A$8:.$D$1605];4;0))" office:value-type="float" office:value="0">
            <text:p>0</text:p>
          </table:table-cell>
          <table:table-cell table:number-columns-repeated="6"/>
          <table:table-cell table:style-name="ce29" table:formula="of:=[.C3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0];[Entrada.$A$8:.$C$1606];3;0)) = 1; 0;VLOOKUP([.E330];[Entrada.$A$8:.$C$1606];3;0)*[.C3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9</text:p>
          </table:table-cell>
          <table:table-cell table:number-columns-repeated="2"/>
          <table:table-cell/>
          <table:table-cell table:style-name="ce12" office:value-type="string">
            <text:p>9,9</text:p>
          </table:table-cell>
          <table:table-cell table:style-name="ce21" table:formula="of:=IF(ISNA(VLOOKUP([.E331];[Entrada.$A$8:.$B$1605];2;0)) = 1; 0;VLOOKUP([.E331];[Entrada.$A$8:.$B$1605];2;0))" office:value-type="float" office:value="0">
            <text:p>0</text:p>
          </table:table-cell>
          <table:table-cell table:formula="of:=IF(ISNA(VLOOKUP([.E331];[Entrada.$A$8:.$D$1605];4;0)) = 1; 0;VLOOKUP([.E331];[Entrada.$A$8:.$D$1605];4;0))" office:value-type="float" office:value="0">
            <text:p>0</text:p>
          </table:table-cell>
          <table:table-cell table:number-columns-repeated="6"/>
          <table:table-cell table:style-name="ce29" table:formula="of:=[.C3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1];[Entrada.$A$8:.$C$1606];3;0)) = 1; 0;VLOOKUP([.E331];[Entrada.$A$8:.$C$1606];3;0)*[.C3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0</text:p>
          </table:table-cell>
          <table:table-cell table:number-columns-repeated="2"/>
          <table:table-cell/>
          <table:table-cell table:style-name="ce12" office:value-type="string">
            <text:p>9,10</text:p>
          </table:table-cell>
          <table:table-cell table:style-name="ce21" table:formula="of:=IF(ISNA(VLOOKUP([.E332];[Entrada.$A$8:.$B$1605];2;0)) = 1; 0;VLOOKUP([.E332];[Entrada.$A$8:.$B$1605];2;0))" office:value-type="float" office:value="0">
            <text:p>0</text:p>
          </table:table-cell>
          <table:table-cell table:formula="of:=IF(ISNA(VLOOKUP([.E332];[Entrada.$A$8:.$D$1605];4;0)) = 1; 0;VLOOKUP([.E332];[Entrada.$A$8:.$D$1605];4;0))" office:value-type="float" office:value="0">
            <text:p>0</text:p>
          </table:table-cell>
          <table:table-cell table:number-columns-repeated="6"/>
          <table:table-cell table:style-name="ce29" table:formula="of:=[.C3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2];[Entrada.$A$8:.$C$1606];3;0)) = 1; 0;VLOOKUP([.E332];[Entrada.$A$8:.$C$1606];3;0)*[.C3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1</text:p>
          </table:table-cell>
          <table:table-cell table:number-columns-repeated="2"/>
          <table:table-cell/>
          <table:table-cell table:style-name="ce12" office:value-type="string">
            <text:p>9,11</text:p>
          </table:table-cell>
          <table:table-cell table:style-name="ce21" table:formula="of:=IF(ISNA(VLOOKUP([.E333];[Entrada.$A$8:.$B$1605];2;0)) = 1; 0;VLOOKUP([.E333];[Entrada.$A$8:.$B$1605];2;0))" office:value-type="float" office:value="0">
            <text:p>0</text:p>
          </table:table-cell>
          <table:table-cell table:formula="of:=IF(ISNA(VLOOKUP([.E333];[Entrada.$A$8:.$D$1605];4;0)) = 1; 0;VLOOKUP([.E333];[Entrada.$A$8:.$D$1605];4;0))" office:value-type="float" office:value="0">
            <text:p>0</text:p>
          </table:table-cell>
          <table:table-cell table:number-columns-repeated="6"/>
          <table:table-cell table:style-name="ce29" table:formula="of:=[.C3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3];[Entrada.$A$8:.$C$1606];3;0)) = 1; 0;VLOOKUP([.E333];[Entrada.$A$8:.$C$1606];3;0)*[.C3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2</text:p>
          </table:table-cell>
          <table:table-cell table:number-columns-repeated="2"/>
          <table:table-cell/>
          <table:table-cell table:style-name="ce12" office:value-type="string">
            <text:p>9,12</text:p>
          </table:table-cell>
          <table:table-cell table:style-name="ce21" table:formula="of:=IF(ISNA(VLOOKUP([.E334];[Entrada.$A$8:.$B$1605];2;0)) = 1; 0;VLOOKUP([.E334];[Entrada.$A$8:.$B$1605];2;0))" office:value-type="float" office:value="0">
            <text:p>0</text:p>
          </table:table-cell>
          <table:table-cell table:formula="of:=IF(ISNA(VLOOKUP([.E334];[Entrada.$A$8:.$D$1605];4;0)) = 1; 0;VLOOKUP([.E334];[Entrada.$A$8:.$D$1605];4;0))" office:value-type="float" office:value="0">
            <text:p>0</text:p>
          </table:table-cell>
          <table:table-cell table:number-columns-repeated="6"/>
          <table:table-cell table:style-name="ce29" table:formula="of:=[.C3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4];[Entrada.$A$8:.$C$1606];3;0)) = 1; 0;VLOOKUP([.E334];[Entrada.$A$8:.$C$1606];3;0)*[.C3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3</text:p>
          </table:table-cell>
          <table:table-cell table:number-columns-repeated="2"/>
          <table:table-cell/>
          <table:table-cell table:style-name="ce12" office:value-type="string">
            <text:p>9,13</text:p>
          </table:table-cell>
          <table:table-cell table:style-name="ce21" table:formula="of:=IF(ISNA(VLOOKUP([.E335];[Entrada.$A$8:.$B$1605];2;0)) = 1; 0;VLOOKUP([.E335];[Entrada.$A$8:.$B$1605];2;0))" office:value-type="float" office:value="0">
            <text:p>0</text:p>
          </table:table-cell>
          <table:table-cell table:formula="of:=IF(ISNA(VLOOKUP([.E335];[Entrada.$A$8:.$D$1605];4;0)) = 1; 0;VLOOKUP([.E335];[Entrada.$A$8:.$D$1605];4;0))" office:value-type="float" office:value="0">
            <text:p>0</text:p>
          </table:table-cell>
          <table:table-cell table:number-columns-repeated="6"/>
          <table:table-cell table:style-name="ce29" table:formula="of:=[.C3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5];[Entrada.$A$8:.$C$1606];3;0)) = 1; 0;VLOOKUP([.E335];[Entrada.$A$8:.$C$1606];3;0)*[.C3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4</text:p>
          </table:table-cell>
          <table:table-cell table:number-columns-repeated="2"/>
          <table:table-cell/>
          <table:table-cell table:style-name="ce12" office:value-type="string">
            <text:p>9,14</text:p>
          </table:table-cell>
          <table:table-cell table:style-name="ce21" table:formula="of:=IF(ISNA(VLOOKUP([.E336];[Entrada.$A$8:.$B$1605];2;0)) = 1; 0;VLOOKUP([.E336];[Entrada.$A$8:.$B$1605];2;0))" office:value-type="float" office:value="0">
            <text:p>0</text:p>
          </table:table-cell>
          <table:table-cell table:formula="of:=IF(ISNA(VLOOKUP([.E336];[Entrada.$A$8:.$D$1605];4;0)) = 1; 0;VLOOKUP([.E336];[Entrada.$A$8:.$D$1605];4;0))" office:value-type="float" office:value="0">
            <text:p>0</text:p>
          </table:table-cell>
          <table:table-cell table:number-columns-repeated="6"/>
          <table:table-cell table:style-name="ce29" table:formula="of:=[.C3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6];[Entrada.$A$8:.$C$1606];3;0)) = 1; 0;VLOOKUP([.E336];[Entrada.$A$8:.$C$1606];3;0)*[.C3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5</text:p>
          </table:table-cell>
          <table:table-cell table:number-columns-repeated="2"/>
          <table:table-cell/>
          <table:table-cell table:style-name="ce12" office:value-type="string">
            <text:p>9,15</text:p>
          </table:table-cell>
          <table:table-cell table:style-name="ce21" table:formula="of:=IF(ISNA(VLOOKUP([.E337];[Entrada.$A$8:.$B$1605];2;0)) = 1; 0;VLOOKUP([.E337];[Entrada.$A$8:.$B$1605];2;0))" office:value-type="float" office:value="0">
            <text:p>0</text:p>
          </table:table-cell>
          <table:table-cell table:formula="of:=IF(ISNA(VLOOKUP([.E337];[Entrada.$A$8:.$D$1605];4;0)) = 1; 0;VLOOKUP([.E337];[Entrada.$A$8:.$D$1605];4;0))" office:value-type="float" office:value="0">
            <text:p>0</text:p>
          </table:table-cell>
          <table:table-cell table:number-columns-repeated="6"/>
          <table:table-cell table:style-name="ce29" table:formula="of:=[.C3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7];[Entrada.$A$8:.$C$1606];3;0)) = 1; 0;VLOOKUP([.E337];[Entrada.$A$8:.$C$1606];3;0)*[.C3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6</text:p>
          </table:table-cell>
          <table:table-cell table:number-columns-repeated="2"/>
          <table:table-cell/>
          <table:table-cell table:style-name="ce12" office:value-type="string">
            <text:p>9,16</text:p>
          </table:table-cell>
          <table:table-cell table:style-name="ce21" table:formula="of:=IF(ISNA(VLOOKUP([.E338];[Entrada.$A$8:.$B$1605];2;0)) = 1; 0;VLOOKUP([.E338];[Entrada.$A$8:.$B$1605];2;0))" office:value-type="float" office:value="0">
            <text:p>0</text:p>
          </table:table-cell>
          <table:table-cell table:formula="of:=IF(ISNA(VLOOKUP([.E338];[Entrada.$A$8:.$D$1605];4;0)) = 1; 0;VLOOKUP([.E338];[Entrada.$A$8:.$D$1605];4;0))" office:value-type="float" office:value="0">
            <text:p>0</text:p>
          </table:table-cell>
          <table:table-cell table:number-columns-repeated="6"/>
          <table:table-cell table:style-name="ce29" table:formula="of:=[.C3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8];[Entrada.$A$8:.$C$1606];3;0)) = 1; 0;VLOOKUP([.E338];[Entrada.$A$8:.$C$1606];3;0)*[.C3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7</text:p>
          </table:table-cell>
          <table:table-cell table:number-columns-repeated="2"/>
          <table:table-cell/>
          <table:table-cell table:style-name="ce12" office:value-type="string">
            <text:p>9,17</text:p>
          </table:table-cell>
          <table:table-cell table:style-name="ce21" table:formula="of:=IF(ISNA(VLOOKUP([.E339];[Entrada.$A$8:.$B$1605];2;0)) = 1; 0;VLOOKUP([.E339];[Entrada.$A$8:.$B$1605];2;0))" office:value-type="float" office:value="0">
            <text:p>0</text:p>
          </table:table-cell>
          <table:table-cell table:formula="of:=IF(ISNA(VLOOKUP([.E339];[Entrada.$A$8:.$D$1605];4;0)) = 1; 0;VLOOKUP([.E339];[Entrada.$A$8:.$D$1605];4;0))" office:value-type="float" office:value="0">
            <text:p>0</text:p>
          </table:table-cell>
          <table:table-cell table:number-columns-repeated="6"/>
          <table:table-cell table:style-name="ce29" table:formula="of:=[.C3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39];[Entrada.$A$8:.$C$1606];3;0)) = 1; 0;VLOOKUP([.E339];[Entrada.$A$8:.$C$1606];3;0)*[.C3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8</text:p>
          </table:table-cell>
          <table:table-cell table:number-columns-repeated="2"/>
          <table:table-cell/>
          <table:table-cell table:style-name="ce12" office:value-type="string">
            <text:p>9,18</text:p>
          </table:table-cell>
          <table:table-cell table:style-name="ce21" table:formula="of:=IF(ISNA(VLOOKUP([.E340];[Entrada.$A$8:.$B$1605];2;0)) = 1; 0;VLOOKUP([.E340];[Entrada.$A$8:.$B$1605];2;0))" office:value-type="float" office:value="0">
            <text:p>0</text:p>
          </table:table-cell>
          <table:table-cell table:formula="of:=IF(ISNA(VLOOKUP([.E340];[Entrada.$A$8:.$D$1605];4;0)) = 1; 0;VLOOKUP([.E340];[Entrada.$A$8:.$D$1605];4;0))" office:value-type="float" office:value="0">
            <text:p>0</text:p>
          </table:table-cell>
          <table:table-cell table:number-columns-repeated="6"/>
          <table:table-cell table:style-name="ce29" table:formula="of:=[.C3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0];[Entrada.$A$8:.$C$1606];3;0)) = 1; 0;VLOOKUP([.E340];[Entrada.$A$8:.$C$1606];3;0)*[.C3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19</text:p>
          </table:table-cell>
          <table:table-cell table:number-columns-repeated="2"/>
          <table:table-cell/>
          <table:table-cell table:style-name="ce12" office:value-type="string">
            <text:p>9,19</text:p>
          </table:table-cell>
          <table:table-cell table:style-name="ce21" table:formula="of:=IF(ISNA(VLOOKUP([.E341];[Entrada.$A$8:.$B$1605];2;0)) = 1; 0;VLOOKUP([.E341];[Entrada.$A$8:.$B$1605];2;0))" office:value-type="float" office:value="0">
            <text:p>0</text:p>
          </table:table-cell>
          <table:table-cell table:formula="of:=IF(ISNA(VLOOKUP([.E341];[Entrada.$A$8:.$D$1605];4;0)) = 1; 0;VLOOKUP([.E341];[Entrada.$A$8:.$D$1605];4;0))" office:value-type="float" office:value="0">
            <text:p>0</text:p>
          </table:table-cell>
          <table:table-cell table:number-columns-repeated="6"/>
          <table:table-cell table:style-name="ce29" table:formula="of:=[.C3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1];[Entrada.$A$8:.$C$1606];3;0)) = 1; 0;VLOOKUP([.E341];[Entrada.$A$8:.$C$1606];3;0)*[.C3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0</text:p>
          </table:table-cell>
          <table:table-cell table:number-columns-repeated="2"/>
          <table:table-cell/>
          <table:table-cell table:style-name="ce12" office:value-type="string">
            <text:p>9,20</text:p>
          </table:table-cell>
          <table:table-cell table:style-name="ce21" table:formula="of:=IF(ISNA(VLOOKUP([.E342];[Entrada.$A$8:.$B$1605];2;0)) = 1; 0;VLOOKUP([.E342];[Entrada.$A$8:.$B$1605];2;0))" office:value-type="float" office:value="0">
            <text:p>0</text:p>
          </table:table-cell>
          <table:table-cell table:formula="of:=IF(ISNA(VLOOKUP([.E342];[Entrada.$A$8:.$D$1605];4;0)) = 1; 0;VLOOKUP([.E342];[Entrada.$A$8:.$D$1605];4;0))" office:value-type="float" office:value="0">
            <text:p>0</text:p>
          </table:table-cell>
          <table:table-cell table:number-columns-repeated="6"/>
          <table:table-cell table:style-name="ce29" table:formula="of:=[.C3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2];[Entrada.$A$8:.$C$1606];3;0)) = 1; 0;VLOOKUP([.E342];[Entrada.$A$8:.$C$1606];3;0)*[.C3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1</text:p>
          </table:table-cell>
          <table:table-cell table:number-columns-repeated="2"/>
          <table:table-cell/>
          <table:table-cell table:style-name="ce12" office:value-type="string">
            <text:p>9,21</text:p>
          </table:table-cell>
          <table:table-cell table:style-name="ce21" table:formula="of:=IF(ISNA(VLOOKUP([.E343];[Entrada.$A$8:.$B$1605];2;0)) = 1; 0;VLOOKUP([.E343];[Entrada.$A$8:.$B$1605];2;0))" office:value-type="float" office:value="0">
            <text:p>0</text:p>
          </table:table-cell>
          <table:table-cell table:formula="of:=IF(ISNA(VLOOKUP([.E343];[Entrada.$A$8:.$D$1605];4;0)) = 1; 0;VLOOKUP([.E343];[Entrada.$A$8:.$D$1605];4;0))" office:value-type="float" office:value="0">
            <text:p>0</text:p>
          </table:table-cell>
          <table:table-cell table:number-columns-repeated="6"/>
          <table:table-cell table:style-name="ce29" table:formula="of:=[.C3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3];[Entrada.$A$8:.$C$1606];3;0)) = 1; 0;VLOOKUP([.E343];[Entrada.$A$8:.$C$1606];3;0)*[.C3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2</text:p>
          </table:table-cell>
          <table:table-cell table:number-columns-repeated="2"/>
          <table:table-cell/>
          <table:table-cell table:style-name="ce12" office:value-type="string">
            <text:p>9,22</text:p>
          </table:table-cell>
          <table:table-cell table:style-name="ce21" table:formula="of:=IF(ISNA(VLOOKUP([.E344];[Entrada.$A$8:.$B$1605];2;0)) = 1; 0;VLOOKUP([.E344];[Entrada.$A$8:.$B$1605];2;0))" office:value-type="float" office:value="0">
            <text:p>0</text:p>
          </table:table-cell>
          <table:table-cell table:formula="of:=IF(ISNA(VLOOKUP([.E344];[Entrada.$A$8:.$D$1605];4;0)) = 1; 0;VLOOKUP([.E344];[Entrada.$A$8:.$D$1605];4;0))" office:value-type="float" office:value="0">
            <text:p>0</text:p>
          </table:table-cell>
          <table:table-cell table:number-columns-repeated="6"/>
          <table:table-cell table:style-name="ce29" table:formula="of:=[.C3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4];[Entrada.$A$8:.$C$1606];3;0)) = 1; 0;VLOOKUP([.E344];[Entrada.$A$8:.$C$1606];3;0)*[.C3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3</text:p>
          </table:table-cell>
          <table:table-cell table:number-columns-repeated="2"/>
          <table:table-cell/>
          <table:table-cell table:style-name="ce12" office:value-type="string">
            <text:p>9,23</text:p>
          </table:table-cell>
          <table:table-cell table:style-name="ce21" table:formula="of:=IF(ISNA(VLOOKUP([.E345];[Entrada.$A$8:.$B$1605];2;0)) = 1; 0;VLOOKUP([.E345];[Entrada.$A$8:.$B$1605];2;0))" office:value-type="float" office:value="0">
            <text:p>0</text:p>
          </table:table-cell>
          <table:table-cell table:formula="of:=IF(ISNA(VLOOKUP([.E345];[Entrada.$A$8:.$D$1605];4;0)) = 1; 0;VLOOKUP([.E345];[Entrada.$A$8:.$D$1605];4;0))" office:value-type="float" office:value="0">
            <text:p>0</text:p>
          </table:table-cell>
          <table:table-cell table:number-columns-repeated="6"/>
          <table:table-cell table:style-name="ce29" table:formula="of:=[.C3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5];[Entrada.$A$8:.$C$1606];3;0)) = 1; 0;VLOOKUP([.E345];[Entrada.$A$8:.$C$1606];3;0)*[.C3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4</text:p>
          </table:table-cell>
          <table:table-cell table:number-columns-repeated="2"/>
          <table:table-cell/>
          <table:table-cell table:style-name="ce12" office:value-type="string">
            <text:p>9,24</text:p>
          </table:table-cell>
          <table:table-cell table:style-name="ce21" table:formula="of:=IF(ISNA(VLOOKUP([.E346];[Entrada.$A$8:.$B$1605];2;0)) = 1; 0;VLOOKUP([.E346];[Entrada.$A$8:.$B$1605];2;0))" office:value-type="float" office:value="0">
            <text:p>0</text:p>
          </table:table-cell>
          <table:table-cell table:formula="of:=IF(ISNA(VLOOKUP([.E346];[Entrada.$A$8:.$D$1605];4;0)) = 1; 0;VLOOKUP([.E346];[Entrada.$A$8:.$D$1605];4;0))" office:value-type="float" office:value="0">
            <text:p>0</text:p>
          </table:table-cell>
          <table:table-cell table:number-columns-repeated="6"/>
          <table:table-cell table:style-name="ce29" table:formula="of:=[.C3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6];[Entrada.$A$8:.$C$1606];3;0)) = 1; 0;VLOOKUP([.E346];[Entrada.$A$8:.$C$1606];3;0)*[.C3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5</text:p>
          </table:table-cell>
          <table:table-cell table:number-columns-repeated="2"/>
          <table:table-cell/>
          <table:table-cell table:style-name="ce12" office:value-type="string">
            <text:p>9,25</text:p>
          </table:table-cell>
          <table:table-cell table:style-name="ce21" table:formula="of:=IF(ISNA(VLOOKUP([.E347];[Entrada.$A$8:.$B$1605];2;0)) = 1; 0;VLOOKUP([.E347];[Entrada.$A$8:.$B$1605];2;0))" office:value-type="float" office:value="0">
            <text:p>0</text:p>
          </table:table-cell>
          <table:table-cell table:formula="of:=IF(ISNA(VLOOKUP([.E347];[Entrada.$A$8:.$D$1605];4;0)) = 1; 0;VLOOKUP([.E347];[Entrada.$A$8:.$D$1605];4;0))" office:value-type="float" office:value="0">
            <text:p>0</text:p>
          </table:table-cell>
          <table:table-cell table:number-columns-repeated="6"/>
          <table:table-cell table:style-name="ce29" table:formula="of:=[.C3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7];[Entrada.$A$8:.$C$1606];3;0)) = 1; 0;VLOOKUP([.E347];[Entrada.$A$8:.$C$1606];3;0)*[.C3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6</text:p>
          </table:table-cell>
          <table:table-cell table:number-columns-repeated="2"/>
          <table:table-cell/>
          <table:table-cell table:style-name="ce12" office:value-type="string">
            <text:p>9,26</text:p>
          </table:table-cell>
          <table:table-cell table:style-name="ce21" table:formula="of:=IF(ISNA(VLOOKUP([.E348];[Entrada.$A$8:.$B$1605];2;0)) = 1; 0;VLOOKUP([.E348];[Entrada.$A$8:.$B$1605];2;0))" office:value-type="float" office:value="0">
            <text:p>0</text:p>
          </table:table-cell>
          <table:table-cell table:formula="of:=IF(ISNA(VLOOKUP([.E348];[Entrada.$A$8:.$D$1605];4;0)) = 1; 0;VLOOKUP([.E348];[Entrada.$A$8:.$D$1605];4;0))" office:value-type="float" office:value="0">
            <text:p>0</text:p>
          </table:table-cell>
          <table:table-cell table:number-columns-repeated="6"/>
          <table:table-cell table:style-name="ce29" table:formula="of:=[.C3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8];[Entrada.$A$8:.$C$1606];3;0)) = 1; 0;VLOOKUP([.E348];[Entrada.$A$8:.$C$1606];3;0)*[.C3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7</text:p>
          </table:table-cell>
          <table:table-cell table:number-columns-repeated="2"/>
          <table:table-cell/>
          <table:table-cell table:style-name="ce12" office:value-type="string">
            <text:p>9,27</text:p>
          </table:table-cell>
          <table:table-cell table:style-name="ce21" table:formula="of:=IF(ISNA(VLOOKUP([.E349];[Entrada.$A$8:.$B$1605];2;0)) = 1; 0;VLOOKUP([.E349];[Entrada.$A$8:.$B$1605];2;0))" office:value-type="float" office:value="0">
            <text:p>0</text:p>
          </table:table-cell>
          <table:table-cell table:formula="of:=IF(ISNA(VLOOKUP([.E349];[Entrada.$A$8:.$D$1605];4;0)) = 1; 0;VLOOKUP([.E349];[Entrada.$A$8:.$D$1605];4;0))" office:value-type="float" office:value="0">
            <text:p>0</text:p>
          </table:table-cell>
          <table:table-cell table:number-columns-repeated="6"/>
          <table:table-cell table:style-name="ce29" table:formula="of:=[.C3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49];[Entrada.$A$8:.$C$1606];3;0)) = 1; 0;VLOOKUP([.E349];[Entrada.$A$8:.$C$1606];3;0)*[.C3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8</text:p>
          </table:table-cell>
          <table:table-cell table:number-columns-repeated="2"/>
          <table:table-cell/>
          <table:table-cell table:style-name="ce12" office:value-type="string">
            <text:p>9,28</text:p>
          </table:table-cell>
          <table:table-cell table:style-name="ce21" table:formula="of:=IF(ISNA(VLOOKUP([.E350];[Entrada.$A$8:.$B$1605];2;0)) = 1; 0;VLOOKUP([.E350];[Entrada.$A$8:.$B$1605];2;0))" office:value-type="float" office:value="0">
            <text:p>0</text:p>
          </table:table-cell>
          <table:table-cell table:formula="of:=IF(ISNA(VLOOKUP([.E350];[Entrada.$A$8:.$D$1605];4;0)) = 1; 0;VLOOKUP([.E350];[Entrada.$A$8:.$D$1605];4;0))" office:value-type="float" office:value="0">
            <text:p>0</text:p>
          </table:table-cell>
          <table:table-cell table:number-columns-repeated="6"/>
          <table:table-cell table:style-name="ce29" table:formula="of:=[.C3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0];[Entrada.$A$8:.$C$1606];3;0)) = 1; 0;VLOOKUP([.E350];[Entrada.$A$8:.$C$1606];3;0)*[.C3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29</text:p>
          </table:table-cell>
          <table:table-cell table:number-columns-repeated="2"/>
          <table:table-cell/>
          <table:table-cell table:style-name="ce12" office:value-type="string">
            <text:p>9,29</text:p>
          </table:table-cell>
          <table:table-cell table:style-name="ce21" table:formula="of:=IF(ISNA(VLOOKUP([.E351];[Entrada.$A$8:.$B$1605];2;0)) = 1; 0;VLOOKUP([.E351];[Entrada.$A$8:.$B$1605];2;0))" office:value-type="float" office:value="0">
            <text:p>0</text:p>
          </table:table-cell>
          <table:table-cell table:formula="of:=IF(ISNA(VLOOKUP([.E351];[Entrada.$A$8:.$D$1605];4;0)) = 1; 0;VLOOKUP([.E351];[Entrada.$A$8:.$D$1605];4;0))" office:value-type="float" office:value="0">
            <text:p>0</text:p>
          </table:table-cell>
          <table:table-cell table:number-columns-repeated="6"/>
          <table:table-cell table:style-name="ce29" table:formula="of:=[.C3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1];[Entrada.$A$8:.$C$1606];3;0)) = 1; 0;VLOOKUP([.E351];[Entrada.$A$8:.$C$1606];3;0)*[.C3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0</text:p>
          </table:table-cell>
          <table:table-cell table:number-columns-repeated="2"/>
          <table:table-cell/>
          <table:table-cell table:style-name="ce12" office:value-type="string">
            <text:p>9,30</text:p>
          </table:table-cell>
          <table:table-cell table:style-name="ce21" table:formula="of:=IF(ISNA(VLOOKUP([.E352];[Entrada.$A$8:.$B$1605];2;0)) = 1; 0;VLOOKUP([.E352];[Entrada.$A$8:.$B$1605];2;0))" office:value-type="float" office:value="0">
            <text:p>0</text:p>
          </table:table-cell>
          <table:table-cell table:formula="of:=IF(ISNA(VLOOKUP([.E352];[Entrada.$A$8:.$D$1605];4;0)) = 1; 0;VLOOKUP([.E352];[Entrada.$A$8:.$D$1605];4;0))" office:value-type="float" office:value="0">
            <text:p>0</text:p>
          </table:table-cell>
          <table:table-cell table:number-columns-repeated="6"/>
          <table:table-cell table:style-name="ce29" table:formula="of:=[.C3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2];[Entrada.$A$8:.$C$1606];3;0)) = 1; 0;VLOOKUP([.E352];[Entrada.$A$8:.$C$1606];3;0)*[.C3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1</text:p>
          </table:table-cell>
          <table:table-cell table:number-columns-repeated="2"/>
          <table:table-cell/>
          <table:table-cell table:style-name="ce12" office:value-type="string">
            <text:p>9,31</text:p>
          </table:table-cell>
          <table:table-cell table:style-name="ce21" table:formula="of:=IF(ISNA(VLOOKUP([.E353];[Entrada.$A$8:.$B$1605];2;0)) = 1; 0;VLOOKUP([.E353];[Entrada.$A$8:.$B$1605];2;0))" office:value-type="float" office:value="0">
            <text:p>0</text:p>
          </table:table-cell>
          <table:table-cell table:formula="of:=IF(ISNA(VLOOKUP([.E353];[Entrada.$A$8:.$D$1605];4;0)) = 1; 0;VLOOKUP([.E353];[Entrada.$A$8:.$D$1605];4;0))" office:value-type="float" office:value="0">
            <text:p>0</text:p>
          </table:table-cell>
          <table:table-cell table:number-columns-repeated="6"/>
          <table:table-cell table:style-name="ce29" table:formula="of:=[.C3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3];[Entrada.$A$8:.$C$1606];3;0)) = 1; 0;VLOOKUP([.E353];[Entrada.$A$8:.$C$1606];3;0)*[.C3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2</text:p>
          </table:table-cell>
          <table:table-cell table:number-columns-repeated="2"/>
          <table:table-cell/>
          <table:table-cell table:style-name="ce12" office:value-type="string">
            <text:p>9,32</text:p>
          </table:table-cell>
          <table:table-cell table:style-name="ce21" table:formula="of:=IF(ISNA(VLOOKUP([.E354];[Entrada.$A$8:.$B$1605];2;0)) = 1; 0;VLOOKUP([.E354];[Entrada.$A$8:.$B$1605];2;0))" office:value-type="float" office:value="0">
            <text:p>0</text:p>
          </table:table-cell>
          <table:table-cell table:formula="of:=IF(ISNA(VLOOKUP([.E354];[Entrada.$A$8:.$D$1605];4;0)) = 1; 0;VLOOKUP([.E354];[Entrada.$A$8:.$D$1605];4;0))" office:value-type="float" office:value="0">
            <text:p>0</text:p>
          </table:table-cell>
          <table:table-cell table:number-columns-repeated="6"/>
          <table:table-cell table:style-name="ce29" table:formula="of:=[.C3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4];[Entrada.$A$8:.$C$1606];3;0)) = 1; 0;VLOOKUP([.E354];[Entrada.$A$8:.$C$1606];3;0)*[.C3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3</text:p>
          </table:table-cell>
          <table:table-cell table:number-columns-repeated="2"/>
          <table:table-cell/>
          <table:table-cell table:style-name="ce12" office:value-type="string">
            <text:p>9,33</text:p>
          </table:table-cell>
          <table:table-cell table:style-name="ce21" table:formula="of:=IF(ISNA(VLOOKUP([.E355];[Entrada.$A$8:.$B$1605];2;0)) = 1; 0;VLOOKUP([.E355];[Entrada.$A$8:.$B$1605];2;0))" office:value-type="float" office:value="0">
            <text:p>0</text:p>
          </table:table-cell>
          <table:table-cell table:formula="of:=IF(ISNA(VLOOKUP([.E355];[Entrada.$A$8:.$D$1605];4;0)) = 1; 0;VLOOKUP([.E355];[Entrada.$A$8:.$D$1605];4;0))" office:value-type="float" office:value="0">
            <text:p>0</text:p>
          </table:table-cell>
          <table:table-cell table:number-columns-repeated="6"/>
          <table:table-cell table:style-name="ce29" table:formula="of:=[.C3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5];[Entrada.$A$8:.$C$1606];3;0)) = 1; 0;VLOOKUP([.E355];[Entrada.$A$8:.$C$1606];3;0)*[.C3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4</text:p>
          </table:table-cell>
          <table:table-cell table:number-columns-repeated="2"/>
          <table:table-cell/>
          <table:table-cell table:style-name="ce12" office:value-type="string">
            <text:p>9,34</text:p>
          </table:table-cell>
          <table:table-cell table:style-name="ce21" table:formula="of:=IF(ISNA(VLOOKUP([.E356];[Entrada.$A$8:.$B$1605];2;0)) = 1; 0;VLOOKUP([.E356];[Entrada.$A$8:.$B$1605];2;0))" office:value-type="float" office:value="0">
            <text:p>0</text:p>
          </table:table-cell>
          <table:table-cell table:formula="of:=IF(ISNA(VLOOKUP([.E356];[Entrada.$A$8:.$D$1605];4;0)) = 1; 0;VLOOKUP([.E356];[Entrada.$A$8:.$D$1605];4;0))" office:value-type="float" office:value="0">
            <text:p>0</text:p>
          </table:table-cell>
          <table:table-cell table:number-columns-repeated="6"/>
          <table:table-cell table:style-name="ce29" table:formula="of:=[.C3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6];[Entrada.$A$8:.$C$1606];3;0)) = 1; 0;VLOOKUP([.E356];[Entrada.$A$8:.$C$1606];3;0)*[.C3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5</text:p>
          </table:table-cell>
          <table:table-cell table:number-columns-repeated="2"/>
          <table:table-cell/>
          <table:table-cell table:style-name="ce12" office:value-type="string">
            <text:p>9,35</text:p>
          </table:table-cell>
          <table:table-cell table:style-name="ce21" table:formula="of:=IF(ISNA(VLOOKUP([.E357];[Entrada.$A$8:.$B$1605];2;0)) = 1; 0;VLOOKUP([.E357];[Entrada.$A$8:.$B$1605];2;0))" office:value-type="float" office:value="0">
            <text:p>0</text:p>
          </table:table-cell>
          <table:table-cell table:formula="of:=IF(ISNA(VLOOKUP([.E357];[Entrada.$A$8:.$D$1605];4;0)) = 1; 0;VLOOKUP([.E357];[Entrada.$A$8:.$D$1605];4;0))" office:value-type="float" office:value="0">
            <text:p>0</text:p>
          </table:table-cell>
          <table:table-cell table:number-columns-repeated="6"/>
          <table:table-cell table:style-name="ce29" table:formula="of:=[.C3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7];[Entrada.$A$8:.$C$1606];3;0)) = 1; 0;VLOOKUP([.E357];[Entrada.$A$8:.$C$1606];3;0)*[.C3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6</text:p>
          </table:table-cell>
          <table:table-cell table:number-columns-repeated="2"/>
          <table:table-cell/>
          <table:table-cell table:style-name="ce12" office:value-type="string">
            <text:p>9,36</text:p>
          </table:table-cell>
          <table:table-cell table:style-name="ce21" table:formula="of:=IF(ISNA(VLOOKUP([.E358];[Entrada.$A$8:.$B$1605];2;0)) = 1; 0;VLOOKUP([.E358];[Entrada.$A$8:.$B$1605];2;0))" office:value-type="float" office:value="0">
            <text:p>0</text:p>
          </table:table-cell>
          <table:table-cell table:formula="of:=IF(ISNA(VLOOKUP([.E358];[Entrada.$A$8:.$D$1605];4;0)) = 1; 0;VLOOKUP([.E358];[Entrada.$A$8:.$D$1605];4;0))" office:value-type="float" office:value="0">
            <text:p>0</text:p>
          </table:table-cell>
          <table:table-cell table:number-columns-repeated="6"/>
          <table:table-cell table:style-name="ce29" table:formula="of:=[.C3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8];[Entrada.$A$8:.$C$1606];3;0)) = 1; 0;VLOOKUP([.E358];[Entrada.$A$8:.$C$1606];3;0)*[.C3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7</text:p>
          </table:table-cell>
          <table:table-cell table:number-columns-repeated="2"/>
          <table:table-cell/>
          <table:table-cell table:style-name="ce12" office:value-type="string">
            <text:p>9,37</text:p>
          </table:table-cell>
          <table:table-cell table:style-name="ce21" table:formula="of:=IF(ISNA(VLOOKUP([.E359];[Entrada.$A$8:.$B$1605];2;0)) = 1; 0;VLOOKUP([.E359];[Entrada.$A$8:.$B$1605];2;0))" office:value-type="float" office:value="0">
            <text:p>0</text:p>
          </table:table-cell>
          <table:table-cell table:formula="of:=IF(ISNA(VLOOKUP([.E359];[Entrada.$A$8:.$D$1605];4;0)) = 1; 0;VLOOKUP([.E359];[Entrada.$A$8:.$D$1605];4;0))" office:value-type="float" office:value="0">
            <text:p>0</text:p>
          </table:table-cell>
          <table:table-cell table:number-columns-repeated="6"/>
          <table:table-cell table:style-name="ce29" table:formula="of:=[.C3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59];[Entrada.$A$8:.$C$1606];3;0)) = 1; 0;VLOOKUP([.E359];[Entrada.$A$8:.$C$1606];3;0)*[.C3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8</text:p>
          </table:table-cell>
          <table:table-cell table:number-columns-repeated="2"/>
          <table:table-cell/>
          <table:table-cell table:style-name="ce12" office:value-type="string">
            <text:p>9,38</text:p>
          </table:table-cell>
          <table:table-cell table:style-name="ce21" table:formula="of:=IF(ISNA(VLOOKUP([.E360];[Entrada.$A$8:.$B$1605];2;0)) = 1; 0;VLOOKUP([.E360];[Entrada.$A$8:.$B$1605];2;0))" office:value-type="float" office:value="0">
            <text:p>0</text:p>
          </table:table-cell>
          <table:table-cell table:formula="of:=IF(ISNA(VLOOKUP([.E360];[Entrada.$A$8:.$D$1605];4;0)) = 1; 0;VLOOKUP([.E360];[Entrada.$A$8:.$D$1605];4;0))" office:value-type="float" office:value="0">
            <text:p>0</text:p>
          </table:table-cell>
          <table:table-cell table:number-columns-repeated="6"/>
          <table:table-cell table:style-name="ce29" table:formula="of:=[.C3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0];[Entrada.$A$8:.$C$1606];3;0)) = 1; 0;VLOOKUP([.E360];[Entrada.$A$8:.$C$1606];3;0)*[.C3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39</text:p>
          </table:table-cell>
          <table:table-cell table:number-columns-repeated="2"/>
          <table:table-cell/>
          <table:table-cell table:style-name="ce12" office:value-type="string">
            <text:p>9,39</text:p>
          </table:table-cell>
          <table:table-cell table:style-name="ce21" table:formula="of:=IF(ISNA(VLOOKUP([.E361];[Entrada.$A$8:.$B$1605];2;0)) = 1; 0;VLOOKUP([.E361];[Entrada.$A$8:.$B$1605];2;0))" office:value-type="float" office:value="0">
            <text:p>0</text:p>
          </table:table-cell>
          <table:table-cell table:formula="of:=IF(ISNA(VLOOKUP([.E361];[Entrada.$A$8:.$D$1605];4;0)) = 1; 0;VLOOKUP([.E361];[Entrada.$A$8:.$D$1605];4;0))" office:value-type="float" office:value="0">
            <text:p>0</text:p>
          </table:table-cell>
          <table:table-cell table:number-columns-repeated="6"/>
          <table:table-cell table:style-name="ce29" table:formula="of:=[.C3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1];[Entrada.$A$8:.$C$1606];3;0)) = 1; 0;VLOOKUP([.E361];[Entrada.$A$8:.$C$1606];3;0)*[.C3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9,40</text:p>
          </table:table-cell>
          <table:table-cell table:number-columns-repeated="2"/>
          <table:table-cell/>
          <table:table-cell table:style-name="ce12" office:value-type="string">
            <text:p>9,40</text:p>
          </table:table-cell>
          <table:table-cell table:style-name="ce21" table:formula="of:=IF(ISNA(VLOOKUP([.E362];[Entrada.$A$8:.$B$1605];2;0)) = 1; 0;VLOOKUP([.E362];[Entrada.$A$8:.$B$1605];2;0))" office:value-type="float" office:value="0">
            <text:p>0</text:p>
          </table:table-cell>
          <table:table-cell table:formula="of:=IF(ISNA(VLOOKUP([.E362];[Entrada.$A$8:.$D$1605];4;0)) = 1; 0;VLOOKUP([.E362];[Entrada.$A$8:.$D$1605];4;0))" office:value-type="float" office:value="0">
            <text:p>0</text:p>
          </table:table-cell>
          <table:table-cell table:number-columns-repeated="6"/>
          <table:table-cell table:style-name="ce29" table:formula="of:=[.C3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2];[Entrada.$A$8:.$C$1606];3;0)) = 1; 0;VLOOKUP([.E362];[Entrada.$A$8:.$C$1606];3;0)*[.C3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1">
            <text:p>10,1</text:p>
          </table:table-cell>
          <table:table-cell table:number-columns-repeated="2"/>
          <table:table-cell/>
          <table:table-cell table:style-name="ce13" office:value-type="float" office:value="10.1">
            <text:p>10,1</text:p>
          </table:table-cell>
          <table:table-cell table:style-name="ce21" table:formula="of:=IF(ISNA(VLOOKUP([.E363];[Entrada.$A$8:.$B$1605];2;0)) = 1; 0;VLOOKUP([.E363];[Entrada.$A$8:.$B$1605];2;0))" office:value-type="float" office:value="0">
            <text:p>0</text:p>
          </table:table-cell>
          <table:table-cell table:formula="of:=IF(ISNA(VLOOKUP([.E363];[Entrada.$A$8:.$D$1605];4;0)) = 1; 0;VLOOKUP([.E363];[Entrada.$A$8:.$D$1605];4;0))" office:value-type="float" office:value="0">
            <text:p>0</text:p>
          </table:table-cell>
          <table:table-cell table:number-columns-repeated="6"/>
          <table:table-cell table:style-name="ce29" table:formula="of:=[.C3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3];[Entrada.$A$8:.$C$1606];3;0)) = 1; 0;VLOOKUP([.E363];[Entrada.$A$8:.$C$1606];3;0)*[.C3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2">
            <text:p>10,2</text:p>
          </table:table-cell>
          <table:table-cell table:number-columns-repeated="2"/>
          <table:table-cell/>
          <table:table-cell table:style-name="ce13" office:value-type="float" office:value="10.2">
            <text:p>10,2</text:p>
          </table:table-cell>
          <table:table-cell table:style-name="ce21" table:formula="of:=IF(ISNA(VLOOKUP([.E364];[Entrada.$A$8:.$B$1605];2;0)) = 1; 0;VLOOKUP([.E364];[Entrada.$A$8:.$B$1605];2;0))" office:value-type="float" office:value="0">
            <text:p>0</text:p>
          </table:table-cell>
          <table:table-cell table:formula="of:=IF(ISNA(VLOOKUP([.E364];[Entrada.$A$8:.$D$1605];4;0)) = 1; 0;VLOOKUP([.E364];[Entrada.$A$8:.$D$1605];4;0))" office:value-type="float" office:value="0">
            <text:p>0</text:p>
          </table:table-cell>
          <table:table-cell table:number-columns-repeated="6"/>
          <table:table-cell table:style-name="ce29" table:formula="of:=[.C3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4];[Entrada.$A$8:.$C$1606];3;0)) = 1; 0;VLOOKUP([.E364];[Entrada.$A$8:.$C$1606];3;0)*[.C3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3">
            <text:p>10,3</text:p>
          </table:table-cell>
          <table:table-cell table:number-columns-repeated="2"/>
          <table:table-cell/>
          <table:table-cell table:style-name="ce13" office:value-type="float" office:value="10.3">
            <text:p>10,3</text:p>
          </table:table-cell>
          <table:table-cell table:style-name="ce21" table:formula="of:=IF(ISNA(VLOOKUP([.E365];[Entrada.$A$8:.$B$1605];2;0)) = 1; 0;VLOOKUP([.E365];[Entrada.$A$8:.$B$1605];2;0))" office:value-type="float" office:value="0">
            <text:p>0</text:p>
          </table:table-cell>
          <table:table-cell table:formula="of:=IF(ISNA(VLOOKUP([.E365];[Entrada.$A$8:.$D$1605];4;0)) = 1; 0;VLOOKUP([.E365];[Entrada.$A$8:.$D$1605];4;0))" office:value-type="float" office:value="0">
            <text:p>0</text:p>
          </table:table-cell>
          <table:table-cell table:number-columns-repeated="6"/>
          <table:table-cell table:style-name="ce29" table:formula="of:=[.C3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5];[Entrada.$A$8:.$C$1606];3;0)) = 1; 0;VLOOKUP([.E365];[Entrada.$A$8:.$C$1606];3;0)*[.C3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4">
            <text:p>10,4</text:p>
          </table:table-cell>
          <table:table-cell table:number-columns-repeated="2"/>
          <table:table-cell/>
          <table:table-cell table:style-name="ce13" office:value-type="float" office:value="10.4">
            <text:p>10,4</text:p>
          </table:table-cell>
          <table:table-cell table:style-name="ce21" table:formula="of:=IF(ISNA(VLOOKUP([.E366];[Entrada.$A$8:.$B$1605];2;0)) = 1; 0;VLOOKUP([.E366];[Entrada.$A$8:.$B$1605];2;0))" office:value-type="float" office:value="0">
            <text:p>0</text:p>
          </table:table-cell>
          <table:table-cell table:formula="of:=IF(ISNA(VLOOKUP([.E366];[Entrada.$A$8:.$D$1605];4;0)) = 1; 0;VLOOKUP([.E366];[Entrada.$A$8:.$D$1605];4;0))" office:value-type="float" office:value="0">
            <text:p>0</text:p>
          </table:table-cell>
          <table:table-cell table:number-columns-repeated="6"/>
          <table:table-cell table:style-name="ce29" table:formula="of:=[.C3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6];[Entrada.$A$8:.$C$1606];3;0)) = 1; 0;VLOOKUP([.E366];[Entrada.$A$8:.$C$1606];3;0)*[.C3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5">
            <text:p>10,5</text:p>
          </table:table-cell>
          <table:table-cell table:number-columns-repeated="2"/>
          <table:table-cell/>
          <table:table-cell table:style-name="ce13" office:value-type="float" office:value="10.5">
            <text:p>10,5</text:p>
          </table:table-cell>
          <table:table-cell table:style-name="ce21" table:formula="of:=IF(ISNA(VLOOKUP([.E367];[Entrada.$A$8:.$B$1605];2;0)) = 1; 0;VLOOKUP([.E367];[Entrada.$A$8:.$B$1605];2;0))" office:value-type="float" office:value="0">
            <text:p>0</text:p>
          </table:table-cell>
          <table:table-cell table:formula="of:=IF(ISNA(VLOOKUP([.E367];[Entrada.$A$8:.$D$1605];4;0)) = 1; 0;VLOOKUP([.E367];[Entrada.$A$8:.$D$1605];4;0))" office:value-type="float" office:value="0">
            <text:p>0</text:p>
          </table:table-cell>
          <table:table-cell table:number-columns-repeated="6"/>
          <table:table-cell table:style-name="ce29" table:formula="of:=[.C3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7];[Entrada.$A$8:.$C$1606];3;0)) = 1; 0;VLOOKUP([.E367];[Entrada.$A$8:.$C$1606];3;0)*[.C3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6">
            <text:p>10,6</text:p>
          </table:table-cell>
          <table:table-cell table:number-columns-repeated="2"/>
          <table:table-cell/>
          <table:table-cell table:style-name="ce13" office:value-type="float" office:value="10.6">
            <text:p>10,6</text:p>
          </table:table-cell>
          <table:table-cell table:style-name="ce21" table:formula="of:=IF(ISNA(VLOOKUP([.E368];[Entrada.$A$8:.$B$1605];2;0)) = 1; 0;VLOOKUP([.E368];[Entrada.$A$8:.$B$1605];2;0))" office:value-type="float" office:value="0">
            <text:p>0</text:p>
          </table:table-cell>
          <table:table-cell table:formula="of:=IF(ISNA(VLOOKUP([.E368];[Entrada.$A$8:.$D$1605];4;0)) = 1; 0;VLOOKUP([.E368];[Entrada.$A$8:.$D$1605];4;0))" office:value-type="float" office:value="0">
            <text:p>0</text:p>
          </table:table-cell>
          <table:table-cell table:number-columns-repeated="6"/>
          <table:table-cell table:style-name="ce29" table:formula="of:=[.C3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8];[Entrada.$A$8:.$C$1606];3;0)) = 1; 0;VLOOKUP([.E368];[Entrada.$A$8:.$C$1606];3;0)*[.C3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7">
            <text:p>10,7</text:p>
          </table:table-cell>
          <table:table-cell table:number-columns-repeated="2"/>
          <table:table-cell/>
          <table:table-cell table:style-name="ce13" office:value-type="float" office:value="10.7">
            <text:p>10,7</text:p>
          </table:table-cell>
          <table:table-cell table:style-name="ce21" table:formula="of:=IF(ISNA(VLOOKUP([.E369];[Entrada.$A$8:.$B$1605];2;0)) = 1; 0;VLOOKUP([.E369];[Entrada.$A$8:.$B$1605];2;0))" office:value-type="float" office:value="0">
            <text:p>0</text:p>
          </table:table-cell>
          <table:table-cell table:formula="of:=IF(ISNA(VLOOKUP([.E369];[Entrada.$A$8:.$D$1605];4;0)) = 1; 0;VLOOKUP([.E369];[Entrada.$A$8:.$D$1605];4;0))" office:value-type="float" office:value="0">
            <text:p>0</text:p>
          </table:table-cell>
          <table:table-cell table:number-columns-repeated="6"/>
          <table:table-cell table:style-name="ce29" table:formula="of:=[.C3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69];[Entrada.$A$8:.$C$1606];3;0)) = 1; 0;VLOOKUP([.E369];[Entrada.$A$8:.$C$1606];3;0)*[.C3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8">
            <text:p>10,8</text:p>
          </table:table-cell>
          <table:table-cell table:number-columns-repeated="2"/>
          <table:table-cell/>
          <table:table-cell table:style-name="ce13" office:value-type="float" office:value="10.8">
            <text:p>10,8</text:p>
          </table:table-cell>
          <table:table-cell table:style-name="ce21" table:formula="of:=IF(ISNA(VLOOKUP([.E370];[Entrada.$A$8:.$B$1605];2;0)) = 1; 0;VLOOKUP([.E370];[Entrada.$A$8:.$B$1605];2;0))" office:value-type="float" office:value="0">
            <text:p>0</text:p>
          </table:table-cell>
          <table:table-cell table:formula="of:=IF(ISNA(VLOOKUP([.E370];[Entrada.$A$8:.$D$1605];4;0)) = 1; 0;VLOOKUP([.E370];[Entrada.$A$8:.$D$1605];4;0))" office:value-type="float" office:value="0">
            <text:p>0</text:p>
          </table:table-cell>
          <table:table-cell table:number-columns-repeated="6"/>
          <table:table-cell table:style-name="ce29" table:formula="of:=[.C3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0];[Entrada.$A$8:.$C$1606];3;0)) = 1; 0;VLOOKUP([.E370];[Entrada.$A$8:.$C$1606];3;0)*[.C3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10.9">
            <text:p>10,9</text:p>
          </table:table-cell>
          <table:table-cell table:number-columns-repeated="2"/>
          <table:table-cell/>
          <table:table-cell table:style-name="ce13" office:value-type="float" office:value="10.9">
            <text:p>10,9</text:p>
          </table:table-cell>
          <table:table-cell table:style-name="ce21" table:formula="of:=IF(ISNA(VLOOKUP([.E371];[Entrada.$A$8:.$B$1605];2;0)) = 1; 0;VLOOKUP([.E371];[Entrada.$A$8:.$B$1605];2;0))" office:value-type="float" office:value="0">
            <text:p>0</text:p>
          </table:table-cell>
          <table:table-cell table:formula="of:=IF(ISNA(VLOOKUP([.E371];[Entrada.$A$8:.$D$1605];4;0)) = 1; 0;VLOOKUP([.E371];[Entrada.$A$8:.$D$1605];4;0))" office:value-type="float" office:value="0">
            <text:p>0</text:p>
          </table:table-cell>
          <table:table-cell table:number-columns-repeated="6"/>
          <table:table-cell table:style-name="ce29" table:formula="of:=[.C3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1];[Entrada.$A$8:.$C$1606];3;0)) = 1; 0;VLOOKUP([.E371];[Entrada.$A$8:.$C$1606];3;0)*[.C3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0</text:p>
          </table:table-cell>
          <table:table-cell table:number-columns-repeated="2"/>
          <table:table-cell/>
          <table:table-cell table:style-name="ce12" office:value-type="string">
            <text:p>10,10</text:p>
          </table:table-cell>
          <table:table-cell table:style-name="ce21" table:formula="of:=IF(ISNA(VLOOKUP([.E372];[Entrada.$A$8:.$B$1605];2;0)) = 1; 0;VLOOKUP([.E372];[Entrada.$A$8:.$B$1605];2;0))" office:value-type="float" office:value="0">
            <text:p>0</text:p>
          </table:table-cell>
          <table:table-cell table:formula="of:=IF(ISNA(VLOOKUP([.E372];[Entrada.$A$8:.$D$1605];4;0)) = 1; 0;VLOOKUP([.E372];[Entrada.$A$8:.$D$1605];4;0))" office:value-type="float" office:value="0">
            <text:p>0</text:p>
          </table:table-cell>
          <table:table-cell table:number-columns-repeated="6"/>
          <table:table-cell table:style-name="ce29" table:formula="of:=[.C3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2];[Entrada.$A$8:.$C$1606];3;0)) = 1; 0;VLOOKUP([.E372];[Entrada.$A$8:.$C$1606];3;0)*[.C3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1</text:p>
          </table:table-cell>
          <table:table-cell table:number-columns-repeated="2"/>
          <table:table-cell/>
          <table:table-cell table:style-name="ce12" office:value-type="string">
            <text:p>10,11</text:p>
          </table:table-cell>
          <table:table-cell table:style-name="ce21" table:formula="of:=IF(ISNA(VLOOKUP([.E373];[Entrada.$A$8:.$B$1605];2;0)) = 1; 0;VLOOKUP([.E373];[Entrada.$A$8:.$B$1605];2;0))" office:value-type="float" office:value="0">
            <text:p>0</text:p>
          </table:table-cell>
          <table:table-cell table:formula="of:=IF(ISNA(VLOOKUP([.E373];[Entrada.$A$8:.$D$1605];4;0)) = 1; 0;VLOOKUP([.E373];[Entrada.$A$8:.$D$1605];4;0))" office:value-type="float" office:value="0">
            <text:p>0</text:p>
          </table:table-cell>
          <table:table-cell table:number-columns-repeated="6"/>
          <table:table-cell table:style-name="ce29" table:formula="of:=[.C3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3];[Entrada.$A$8:.$C$1606];3;0)) = 1; 0;VLOOKUP([.E373];[Entrada.$A$8:.$C$1606];3;0)*[.C3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2</text:p>
          </table:table-cell>
          <table:table-cell table:number-columns-repeated="2"/>
          <table:table-cell/>
          <table:table-cell table:style-name="ce12" office:value-type="string">
            <text:p>10,12</text:p>
          </table:table-cell>
          <table:table-cell table:style-name="ce21" table:formula="of:=IF(ISNA(VLOOKUP([.E374];[Entrada.$A$8:.$B$1605];2;0)) = 1; 0;VLOOKUP([.E374];[Entrada.$A$8:.$B$1605];2;0))" office:value-type="float" office:value="0">
            <text:p>0</text:p>
          </table:table-cell>
          <table:table-cell table:formula="of:=IF(ISNA(VLOOKUP([.E374];[Entrada.$A$8:.$D$1605];4;0)) = 1; 0;VLOOKUP([.E374];[Entrada.$A$8:.$D$1605];4;0))" office:value-type="float" office:value="0">
            <text:p>0</text:p>
          </table:table-cell>
          <table:table-cell table:number-columns-repeated="6"/>
          <table:table-cell table:style-name="ce29" table:formula="of:=[.C3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4];[Entrada.$A$8:.$C$1606];3;0)) = 1; 0;VLOOKUP([.E374];[Entrada.$A$8:.$C$1606];3;0)*[.C3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3</text:p>
          </table:table-cell>
          <table:table-cell table:number-columns-repeated="2"/>
          <table:table-cell/>
          <table:table-cell table:style-name="ce12" office:value-type="string">
            <text:p>10,13</text:p>
          </table:table-cell>
          <table:table-cell table:style-name="ce21" table:formula="of:=IF(ISNA(VLOOKUP([.E375];[Entrada.$A$8:.$B$1605];2;0)) = 1; 0;VLOOKUP([.E375];[Entrada.$A$8:.$B$1605];2;0))" office:value-type="float" office:value="0">
            <text:p>0</text:p>
          </table:table-cell>
          <table:table-cell table:formula="of:=IF(ISNA(VLOOKUP([.E375];[Entrada.$A$8:.$D$1605];4;0)) = 1; 0;VLOOKUP([.E375];[Entrada.$A$8:.$D$1605];4;0))" office:value-type="float" office:value="0">
            <text:p>0</text:p>
          </table:table-cell>
          <table:table-cell table:number-columns-repeated="6"/>
          <table:table-cell table:style-name="ce29" table:formula="of:=[.C3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5];[Entrada.$A$8:.$C$1606];3;0)) = 1; 0;VLOOKUP([.E375];[Entrada.$A$8:.$C$1606];3;0)*[.C3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4</text:p>
          </table:table-cell>
          <table:table-cell table:number-columns-repeated="2"/>
          <table:table-cell/>
          <table:table-cell table:style-name="ce12" office:value-type="string">
            <text:p>10,14</text:p>
          </table:table-cell>
          <table:table-cell table:style-name="ce21" table:formula="of:=IF(ISNA(VLOOKUP([.E376];[Entrada.$A$8:.$B$1605];2;0)) = 1; 0;VLOOKUP([.E376];[Entrada.$A$8:.$B$1605];2;0))" office:value-type="float" office:value="0">
            <text:p>0</text:p>
          </table:table-cell>
          <table:table-cell table:formula="of:=IF(ISNA(VLOOKUP([.E376];[Entrada.$A$8:.$D$1605];4;0)) = 1; 0;VLOOKUP([.E376];[Entrada.$A$8:.$D$1605];4;0))" office:value-type="float" office:value="0">
            <text:p>0</text:p>
          </table:table-cell>
          <table:table-cell table:number-columns-repeated="6"/>
          <table:table-cell table:style-name="ce29" table:formula="of:=[.C3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6];[Entrada.$A$8:.$C$1606];3;0)) = 1; 0;VLOOKUP([.E376];[Entrada.$A$8:.$C$1606];3;0)*[.C3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5</text:p>
          </table:table-cell>
          <table:table-cell table:number-columns-repeated="2"/>
          <table:table-cell/>
          <table:table-cell table:style-name="ce12" office:value-type="string">
            <text:p>10,15</text:p>
          </table:table-cell>
          <table:table-cell table:style-name="ce21" table:formula="of:=IF(ISNA(VLOOKUP([.E377];[Entrada.$A$8:.$B$1605];2;0)) = 1; 0;VLOOKUP([.E377];[Entrada.$A$8:.$B$1605];2;0))" office:value-type="float" office:value="0">
            <text:p>0</text:p>
          </table:table-cell>
          <table:table-cell table:formula="of:=IF(ISNA(VLOOKUP([.E377];[Entrada.$A$8:.$D$1605];4;0)) = 1; 0;VLOOKUP([.E377];[Entrada.$A$8:.$D$1605];4;0))" office:value-type="float" office:value="0">
            <text:p>0</text:p>
          </table:table-cell>
          <table:table-cell table:number-columns-repeated="6"/>
          <table:table-cell table:style-name="ce29" table:formula="of:=[.C3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7];[Entrada.$A$8:.$C$1606];3;0)) = 1; 0;VLOOKUP([.E377];[Entrada.$A$8:.$C$1606];3;0)*[.C3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6</text:p>
          </table:table-cell>
          <table:table-cell table:number-columns-repeated="2"/>
          <table:table-cell/>
          <table:table-cell table:style-name="ce12" office:value-type="string">
            <text:p>10,16</text:p>
          </table:table-cell>
          <table:table-cell table:style-name="ce21" table:formula="of:=IF(ISNA(VLOOKUP([.E378];[Entrada.$A$8:.$B$1605];2;0)) = 1; 0;VLOOKUP([.E378];[Entrada.$A$8:.$B$1605];2;0))" office:value-type="float" office:value="0">
            <text:p>0</text:p>
          </table:table-cell>
          <table:table-cell table:formula="of:=IF(ISNA(VLOOKUP([.E378];[Entrada.$A$8:.$D$1605];4;0)) = 1; 0;VLOOKUP([.E378];[Entrada.$A$8:.$D$1605];4;0))" office:value-type="float" office:value="0">
            <text:p>0</text:p>
          </table:table-cell>
          <table:table-cell table:number-columns-repeated="6"/>
          <table:table-cell table:style-name="ce29" table:formula="of:=[.C3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8];[Entrada.$A$8:.$C$1606];3;0)) = 1; 0;VLOOKUP([.E378];[Entrada.$A$8:.$C$1606];3;0)*[.C3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7</text:p>
          </table:table-cell>
          <table:table-cell table:number-columns-repeated="2"/>
          <table:table-cell/>
          <table:table-cell table:style-name="ce12" office:value-type="string">
            <text:p>10,17</text:p>
          </table:table-cell>
          <table:table-cell table:style-name="ce21" table:formula="of:=IF(ISNA(VLOOKUP([.E379];[Entrada.$A$8:.$B$1605];2;0)) = 1; 0;VLOOKUP([.E379];[Entrada.$A$8:.$B$1605];2;0))" office:value-type="float" office:value="0">
            <text:p>0</text:p>
          </table:table-cell>
          <table:table-cell table:formula="of:=IF(ISNA(VLOOKUP([.E379];[Entrada.$A$8:.$D$1605];4;0)) = 1; 0;VLOOKUP([.E379];[Entrada.$A$8:.$D$1605];4;0))" office:value-type="float" office:value="0">
            <text:p>0</text:p>
          </table:table-cell>
          <table:table-cell table:number-columns-repeated="6"/>
          <table:table-cell table:style-name="ce29" table:formula="of:=[.C3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79];[Entrada.$A$8:.$C$1606];3;0)) = 1; 0;VLOOKUP([.E379];[Entrada.$A$8:.$C$1606];3;0)*[.C3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8</text:p>
          </table:table-cell>
          <table:table-cell table:number-columns-repeated="2"/>
          <table:table-cell/>
          <table:table-cell table:style-name="ce12" office:value-type="string">
            <text:p>10,18</text:p>
          </table:table-cell>
          <table:table-cell table:style-name="ce21" table:formula="of:=IF(ISNA(VLOOKUP([.E380];[Entrada.$A$8:.$B$1605];2;0)) = 1; 0;VLOOKUP([.E380];[Entrada.$A$8:.$B$1605];2;0))" office:value-type="float" office:value="0">
            <text:p>0</text:p>
          </table:table-cell>
          <table:table-cell table:formula="of:=IF(ISNA(VLOOKUP([.E380];[Entrada.$A$8:.$D$1605];4;0)) = 1; 0;VLOOKUP([.E380];[Entrada.$A$8:.$D$1605];4;0))" office:value-type="float" office:value="0">
            <text:p>0</text:p>
          </table:table-cell>
          <table:table-cell table:number-columns-repeated="6"/>
          <table:table-cell table:style-name="ce29" table:formula="of:=[.C3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0];[Entrada.$A$8:.$C$1606];3;0)) = 1; 0;VLOOKUP([.E380];[Entrada.$A$8:.$C$1606];3;0)*[.C3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19</text:p>
          </table:table-cell>
          <table:table-cell table:number-columns-repeated="2"/>
          <table:table-cell/>
          <table:table-cell table:style-name="ce12" office:value-type="string">
            <text:p>10,19</text:p>
          </table:table-cell>
          <table:table-cell table:style-name="ce21" table:formula="of:=IF(ISNA(VLOOKUP([.E381];[Entrada.$A$8:.$B$1605];2;0)) = 1; 0;VLOOKUP([.E381];[Entrada.$A$8:.$B$1605];2;0))" office:value-type="float" office:value="0">
            <text:p>0</text:p>
          </table:table-cell>
          <table:table-cell table:formula="of:=IF(ISNA(VLOOKUP([.E381];[Entrada.$A$8:.$D$1605];4;0)) = 1; 0;VLOOKUP([.E381];[Entrada.$A$8:.$D$1605];4;0))" office:value-type="float" office:value="0">
            <text:p>0</text:p>
          </table:table-cell>
          <table:table-cell table:number-columns-repeated="6"/>
          <table:table-cell table:style-name="ce29" table:formula="of:=[.C3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1];[Entrada.$A$8:.$C$1606];3;0)) = 1; 0;VLOOKUP([.E381];[Entrada.$A$8:.$C$1606];3;0)*[.C3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0</text:p>
          </table:table-cell>
          <table:table-cell table:number-columns-repeated="2"/>
          <table:table-cell/>
          <table:table-cell table:style-name="ce12" office:value-type="string">
            <text:p>10,20</text:p>
          </table:table-cell>
          <table:table-cell table:style-name="ce21" table:formula="of:=IF(ISNA(VLOOKUP([.E382];[Entrada.$A$8:.$B$1605];2;0)) = 1; 0;VLOOKUP([.E382];[Entrada.$A$8:.$B$1605];2;0))" office:value-type="float" office:value="0">
            <text:p>0</text:p>
          </table:table-cell>
          <table:table-cell table:formula="of:=IF(ISNA(VLOOKUP([.E382];[Entrada.$A$8:.$D$1605];4;0)) = 1; 0;VLOOKUP([.E382];[Entrada.$A$8:.$D$1605];4;0))" office:value-type="float" office:value="0">
            <text:p>0</text:p>
          </table:table-cell>
          <table:table-cell table:number-columns-repeated="6"/>
          <table:table-cell table:style-name="ce29" table:formula="of:=[.C3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2];[Entrada.$A$8:.$C$1606];3;0)) = 1; 0;VLOOKUP([.E382];[Entrada.$A$8:.$C$1606];3;0)*[.C3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1</text:p>
          </table:table-cell>
          <table:table-cell table:number-columns-repeated="2"/>
          <table:table-cell/>
          <table:table-cell table:style-name="ce12" office:value-type="string">
            <text:p>10,21</text:p>
          </table:table-cell>
          <table:table-cell table:style-name="ce21" table:formula="of:=IF(ISNA(VLOOKUP([.E383];[Entrada.$A$8:.$B$1605];2;0)) = 1; 0;VLOOKUP([.E383];[Entrada.$A$8:.$B$1605];2;0))" office:value-type="float" office:value="0">
            <text:p>0</text:p>
          </table:table-cell>
          <table:table-cell table:formula="of:=IF(ISNA(VLOOKUP([.E383];[Entrada.$A$8:.$D$1605];4;0)) = 1; 0;VLOOKUP([.E383];[Entrada.$A$8:.$D$1605];4;0))" office:value-type="float" office:value="0">
            <text:p>0</text:p>
          </table:table-cell>
          <table:table-cell table:number-columns-repeated="6"/>
          <table:table-cell table:style-name="ce29" table:formula="of:=[.C3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3];[Entrada.$A$8:.$C$1606];3;0)) = 1; 0;VLOOKUP([.E383];[Entrada.$A$8:.$C$1606];3;0)*[.C3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2</text:p>
          </table:table-cell>
          <table:table-cell table:number-columns-repeated="2"/>
          <table:table-cell/>
          <table:table-cell table:style-name="ce12" office:value-type="string">
            <text:p>10,22</text:p>
          </table:table-cell>
          <table:table-cell table:style-name="ce21" table:formula="of:=IF(ISNA(VLOOKUP([.E384];[Entrada.$A$8:.$B$1605];2;0)) = 1; 0;VLOOKUP([.E384];[Entrada.$A$8:.$B$1605];2;0))" office:value-type="float" office:value="0">
            <text:p>0</text:p>
          </table:table-cell>
          <table:table-cell table:formula="of:=IF(ISNA(VLOOKUP([.E384];[Entrada.$A$8:.$D$1605];4;0)) = 1; 0;VLOOKUP([.E384];[Entrada.$A$8:.$D$1605];4;0))" office:value-type="float" office:value="0">
            <text:p>0</text:p>
          </table:table-cell>
          <table:table-cell table:number-columns-repeated="6"/>
          <table:table-cell table:style-name="ce29" table:formula="of:=[.C3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4];[Entrada.$A$8:.$C$1606];3;0)) = 1; 0;VLOOKUP([.E384];[Entrada.$A$8:.$C$1606];3;0)*[.C3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3</text:p>
          </table:table-cell>
          <table:table-cell table:number-columns-repeated="2"/>
          <table:table-cell/>
          <table:table-cell table:style-name="ce12" office:value-type="string">
            <text:p>10,23</text:p>
          </table:table-cell>
          <table:table-cell table:style-name="ce21" table:formula="of:=IF(ISNA(VLOOKUP([.E385];[Entrada.$A$8:.$B$1605];2;0)) = 1; 0;VLOOKUP([.E385];[Entrada.$A$8:.$B$1605];2;0))" office:value-type="float" office:value="0">
            <text:p>0</text:p>
          </table:table-cell>
          <table:table-cell table:formula="of:=IF(ISNA(VLOOKUP([.E385];[Entrada.$A$8:.$D$1605];4;0)) = 1; 0;VLOOKUP([.E385];[Entrada.$A$8:.$D$1605];4;0))" office:value-type="float" office:value="0">
            <text:p>0</text:p>
          </table:table-cell>
          <table:table-cell table:number-columns-repeated="6"/>
          <table:table-cell table:style-name="ce29" table:formula="of:=[.C3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5];[Entrada.$A$8:.$C$1606];3;0)) = 1; 0;VLOOKUP([.E385];[Entrada.$A$8:.$C$1606];3;0)*[.C3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4</text:p>
          </table:table-cell>
          <table:table-cell table:number-columns-repeated="2"/>
          <table:table-cell/>
          <table:table-cell table:style-name="ce12" office:value-type="string">
            <text:p>10,24</text:p>
          </table:table-cell>
          <table:table-cell table:style-name="ce21" table:formula="of:=IF(ISNA(VLOOKUP([.E386];[Entrada.$A$8:.$B$1605];2;0)) = 1; 0;VLOOKUP([.E386];[Entrada.$A$8:.$B$1605];2;0))" office:value-type="float" office:value="0">
            <text:p>0</text:p>
          </table:table-cell>
          <table:table-cell table:formula="of:=IF(ISNA(VLOOKUP([.E386];[Entrada.$A$8:.$D$1605];4;0)) = 1; 0;VLOOKUP([.E386];[Entrada.$A$8:.$D$1605];4;0))" office:value-type="float" office:value="0">
            <text:p>0</text:p>
          </table:table-cell>
          <table:table-cell table:number-columns-repeated="6"/>
          <table:table-cell table:style-name="ce29" table:formula="of:=[.C3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6];[Entrada.$A$8:.$C$1606];3;0)) = 1; 0;VLOOKUP([.E386];[Entrada.$A$8:.$C$1606];3;0)*[.C3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5</text:p>
          </table:table-cell>
          <table:table-cell table:number-columns-repeated="2"/>
          <table:table-cell/>
          <table:table-cell table:style-name="ce12" office:value-type="string">
            <text:p>10,25</text:p>
          </table:table-cell>
          <table:table-cell table:style-name="ce21" table:formula="of:=IF(ISNA(VLOOKUP([.E387];[Entrada.$A$8:.$B$1605];2;0)) = 1; 0;VLOOKUP([.E387];[Entrada.$A$8:.$B$1605];2;0))" office:value-type="float" office:value="0">
            <text:p>0</text:p>
          </table:table-cell>
          <table:table-cell table:formula="of:=IF(ISNA(VLOOKUP([.E387];[Entrada.$A$8:.$D$1605];4;0)) = 1; 0;VLOOKUP([.E387];[Entrada.$A$8:.$D$1605];4;0))" office:value-type="float" office:value="0">
            <text:p>0</text:p>
          </table:table-cell>
          <table:table-cell table:number-columns-repeated="6"/>
          <table:table-cell table:style-name="ce29" table:formula="of:=[.C3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7];[Entrada.$A$8:.$C$1606];3;0)) = 1; 0;VLOOKUP([.E387];[Entrada.$A$8:.$C$1606];3;0)*[.C3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6</text:p>
          </table:table-cell>
          <table:table-cell table:number-columns-repeated="2"/>
          <table:table-cell/>
          <table:table-cell table:style-name="ce12" office:value-type="string">
            <text:p>10,26</text:p>
          </table:table-cell>
          <table:table-cell table:style-name="ce21" table:formula="of:=IF(ISNA(VLOOKUP([.E388];[Entrada.$A$8:.$B$1605];2;0)) = 1; 0;VLOOKUP([.E388];[Entrada.$A$8:.$B$1605];2;0))" office:value-type="float" office:value="0">
            <text:p>0</text:p>
          </table:table-cell>
          <table:table-cell table:formula="of:=IF(ISNA(VLOOKUP([.E388];[Entrada.$A$8:.$D$1605];4;0)) = 1; 0;VLOOKUP([.E388];[Entrada.$A$8:.$D$1605];4;0))" office:value-type="float" office:value="0">
            <text:p>0</text:p>
          </table:table-cell>
          <table:table-cell table:number-columns-repeated="6"/>
          <table:table-cell table:style-name="ce29" table:formula="of:=[.C3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8];[Entrada.$A$8:.$C$1606];3;0)) = 1; 0;VLOOKUP([.E388];[Entrada.$A$8:.$C$1606];3;0)*[.C3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7</text:p>
          </table:table-cell>
          <table:table-cell table:number-columns-repeated="2"/>
          <table:table-cell/>
          <table:table-cell table:style-name="ce12" office:value-type="string">
            <text:p>10,27</text:p>
          </table:table-cell>
          <table:table-cell table:style-name="ce21" table:formula="of:=IF(ISNA(VLOOKUP([.E389];[Entrada.$A$8:.$B$1605];2;0)) = 1; 0;VLOOKUP([.E389];[Entrada.$A$8:.$B$1605];2;0))" office:value-type="float" office:value="0">
            <text:p>0</text:p>
          </table:table-cell>
          <table:table-cell table:formula="of:=IF(ISNA(VLOOKUP([.E389];[Entrada.$A$8:.$D$1605];4;0)) = 1; 0;VLOOKUP([.E389];[Entrada.$A$8:.$D$1605];4;0))" office:value-type="float" office:value="0">
            <text:p>0</text:p>
          </table:table-cell>
          <table:table-cell table:number-columns-repeated="6"/>
          <table:table-cell table:style-name="ce29" table:formula="of:=[.C3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89];[Entrada.$A$8:.$C$1606];3;0)) = 1; 0;VLOOKUP([.E389];[Entrada.$A$8:.$C$1606];3;0)*[.C3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8</text:p>
          </table:table-cell>
          <table:table-cell table:number-columns-repeated="2"/>
          <table:table-cell/>
          <table:table-cell table:style-name="ce12" office:value-type="string">
            <text:p>10,28</text:p>
          </table:table-cell>
          <table:table-cell table:style-name="ce21" table:formula="of:=IF(ISNA(VLOOKUP([.E390];[Entrada.$A$8:.$B$1605];2;0)) = 1; 0;VLOOKUP([.E390];[Entrada.$A$8:.$B$1605];2;0))" office:value-type="float" office:value="0">
            <text:p>0</text:p>
          </table:table-cell>
          <table:table-cell table:formula="of:=IF(ISNA(VLOOKUP([.E390];[Entrada.$A$8:.$D$1605];4;0)) = 1; 0;VLOOKUP([.E390];[Entrada.$A$8:.$D$1605];4;0))" office:value-type="float" office:value="0">
            <text:p>0</text:p>
          </table:table-cell>
          <table:table-cell table:number-columns-repeated="6"/>
          <table:table-cell table:style-name="ce29" table:formula="of:=[.C3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0];[Entrada.$A$8:.$C$1606];3;0)) = 1; 0;VLOOKUP([.E390];[Entrada.$A$8:.$C$1606];3;0)*[.C3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29</text:p>
          </table:table-cell>
          <table:table-cell table:number-columns-repeated="2"/>
          <table:table-cell/>
          <table:table-cell table:style-name="ce12" office:value-type="string">
            <text:p>10,29</text:p>
          </table:table-cell>
          <table:table-cell table:style-name="ce21" table:formula="of:=IF(ISNA(VLOOKUP([.E391];[Entrada.$A$8:.$B$1605];2;0)) = 1; 0;VLOOKUP([.E391];[Entrada.$A$8:.$B$1605];2;0))" office:value-type="float" office:value="0">
            <text:p>0</text:p>
          </table:table-cell>
          <table:table-cell table:formula="of:=IF(ISNA(VLOOKUP([.E391];[Entrada.$A$8:.$D$1605];4;0)) = 1; 0;VLOOKUP([.E391];[Entrada.$A$8:.$D$1605];4;0))" office:value-type="float" office:value="0">
            <text:p>0</text:p>
          </table:table-cell>
          <table:table-cell table:number-columns-repeated="6"/>
          <table:table-cell table:style-name="ce29" table:formula="of:=[.C3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1];[Entrada.$A$8:.$C$1606];3;0)) = 1; 0;VLOOKUP([.E391];[Entrada.$A$8:.$C$1606];3;0)*[.C3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0</text:p>
          </table:table-cell>
          <table:table-cell table:number-columns-repeated="2"/>
          <table:table-cell/>
          <table:table-cell table:style-name="ce12" office:value-type="string">
            <text:p>10,30</text:p>
          </table:table-cell>
          <table:table-cell table:style-name="ce21" table:formula="of:=IF(ISNA(VLOOKUP([.E392];[Entrada.$A$8:.$B$1605];2;0)) = 1; 0;VLOOKUP([.E392];[Entrada.$A$8:.$B$1605];2;0))" office:value-type="float" office:value="0">
            <text:p>0</text:p>
          </table:table-cell>
          <table:table-cell table:formula="of:=IF(ISNA(VLOOKUP([.E392];[Entrada.$A$8:.$D$1605];4;0)) = 1; 0;VLOOKUP([.E392];[Entrada.$A$8:.$D$1605];4;0))" office:value-type="float" office:value="0">
            <text:p>0</text:p>
          </table:table-cell>
          <table:table-cell table:number-columns-repeated="6"/>
          <table:table-cell table:style-name="ce29" table:formula="of:=[.C3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2];[Entrada.$A$8:.$C$1606];3;0)) = 1; 0;VLOOKUP([.E392];[Entrada.$A$8:.$C$1606];3;0)*[.C3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1</text:p>
          </table:table-cell>
          <table:table-cell table:number-columns-repeated="2"/>
          <table:table-cell/>
          <table:table-cell table:style-name="ce12" office:value-type="string">
            <text:p>10,31</text:p>
          </table:table-cell>
          <table:table-cell table:style-name="ce21" table:formula="of:=IF(ISNA(VLOOKUP([.E393];[Entrada.$A$8:.$B$1605];2;0)) = 1; 0;VLOOKUP([.E393];[Entrada.$A$8:.$B$1605];2;0))" office:value-type="float" office:value="0">
            <text:p>0</text:p>
          </table:table-cell>
          <table:table-cell table:formula="of:=IF(ISNA(VLOOKUP([.E393];[Entrada.$A$8:.$D$1605];4;0)) = 1; 0;VLOOKUP([.E393];[Entrada.$A$8:.$D$1605];4;0))" office:value-type="float" office:value="0">
            <text:p>0</text:p>
          </table:table-cell>
          <table:table-cell table:number-columns-repeated="6"/>
          <table:table-cell table:style-name="ce29" table:formula="of:=[.C3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3];[Entrada.$A$8:.$C$1606];3;0)) = 1; 0;VLOOKUP([.E393];[Entrada.$A$8:.$C$1606];3;0)*[.C3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2</text:p>
          </table:table-cell>
          <table:table-cell table:number-columns-repeated="2"/>
          <table:table-cell/>
          <table:table-cell table:style-name="ce12" office:value-type="string">
            <text:p>10,32</text:p>
          </table:table-cell>
          <table:table-cell table:style-name="ce21" table:formula="of:=IF(ISNA(VLOOKUP([.E394];[Entrada.$A$8:.$B$1605];2;0)) = 1; 0;VLOOKUP([.E394];[Entrada.$A$8:.$B$1605];2;0))" office:value-type="float" office:value="0">
            <text:p>0</text:p>
          </table:table-cell>
          <table:table-cell table:formula="of:=IF(ISNA(VLOOKUP([.E394];[Entrada.$A$8:.$D$1605];4;0)) = 1; 0;VLOOKUP([.E394];[Entrada.$A$8:.$D$1605];4;0))" office:value-type="float" office:value="0">
            <text:p>0</text:p>
          </table:table-cell>
          <table:table-cell table:number-columns-repeated="6"/>
          <table:table-cell table:style-name="ce29" table:formula="of:=[.C3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4];[Entrada.$A$8:.$C$1606];3;0)) = 1; 0;VLOOKUP([.E394];[Entrada.$A$8:.$C$1606];3;0)*[.C3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3</text:p>
          </table:table-cell>
          <table:table-cell table:number-columns-repeated="2"/>
          <table:table-cell/>
          <table:table-cell table:style-name="ce12" office:value-type="string">
            <text:p>10,33</text:p>
          </table:table-cell>
          <table:table-cell table:style-name="ce21" table:formula="of:=IF(ISNA(VLOOKUP([.E395];[Entrada.$A$8:.$B$1605];2;0)) = 1; 0;VLOOKUP([.E395];[Entrada.$A$8:.$B$1605];2;0))" office:value-type="float" office:value="0">
            <text:p>0</text:p>
          </table:table-cell>
          <table:table-cell table:formula="of:=IF(ISNA(VLOOKUP([.E395];[Entrada.$A$8:.$D$1605];4;0)) = 1; 0;VLOOKUP([.E395];[Entrada.$A$8:.$D$1605];4;0))" office:value-type="float" office:value="0">
            <text:p>0</text:p>
          </table:table-cell>
          <table:table-cell table:number-columns-repeated="6"/>
          <table:table-cell table:style-name="ce29" table:formula="of:=[.C3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5];[Entrada.$A$8:.$C$1606];3;0)) = 1; 0;VLOOKUP([.E395];[Entrada.$A$8:.$C$1606];3;0)*[.C3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4</text:p>
          </table:table-cell>
          <table:table-cell table:number-columns-repeated="2"/>
          <table:table-cell/>
          <table:table-cell table:style-name="ce12" office:value-type="string">
            <text:p>10,34</text:p>
          </table:table-cell>
          <table:table-cell table:style-name="ce21" table:formula="of:=IF(ISNA(VLOOKUP([.E396];[Entrada.$A$8:.$B$1605];2;0)) = 1; 0;VLOOKUP([.E396];[Entrada.$A$8:.$B$1605];2;0))" office:value-type="float" office:value="0">
            <text:p>0</text:p>
          </table:table-cell>
          <table:table-cell table:formula="of:=IF(ISNA(VLOOKUP([.E396];[Entrada.$A$8:.$D$1605];4;0)) = 1; 0;VLOOKUP([.E396];[Entrada.$A$8:.$D$1605];4;0))" office:value-type="float" office:value="0">
            <text:p>0</text:p>
          </table:table-cell>
          <table:table-cell table:number-columns-repeated="6"/>
          <table:table-cell table:style-name="ce29" table:formula="of:=[.C3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6];[Entrada.$A$8:.$C$1606];3;0)) = 1; 0;VLOOKUP([.E396];[Entrada.$A$8:.$C$1606];3;0)*[.C3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5</text:p>
          </table:table-cell>
          <table:table-cell table:number-columns-repeated="2"/>
          <table:table-cell/>
          <table:table-cell table:style-name="ce12" office:value-type="string">
            <text:p>10,35</text:p>
          </table:table-cell>
          <table:table-cell table:style-name="ce21" table:formula="of:=IF(ISNA(VLOOKUP([.E397];[Entrada.$A$8:.$B$1605];2;0)) = 1; 0;VLOOKUP([.E397];[Entrada.$A$8:.$B$1605];2;0))" office:value-type="float" office:value="0">
            <text:p>0</text:p>
          </table:table-cell>
          <table:table-cell table:formula="of:=IF(ISNA(VLOOKUP([.E397];[Entrada.$A$8:.$D$1605];4;0)) = 1; 0;VLOOKUP([.E397];[Entrada.$A$8:.$D$1605];4;0))" office:value-type="float" office:value="0">
            <text:p>0</text:p>
          </table:table-cell>
          <table:table-cell table:number-columns-repeated="6"/>
          <table:table-cell table:style-name="ce29" table:formula="of:=[.C3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7];[Entrada.$A$8:.$C$1606];3;0)) = 1; 0;VLOOKUP([.E397];[Entrada.$A$8:.$C$1606];3;0)*[.C3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6</text:p>
          </table:table-cell>
          <table:table-cell table:number-columns-repeated="2"/>
          <table:table-cell/>
          <table:table-cell table:style-name="ce12" office:value-type="string">
            <text:p>10,36</text:p>
          </table:table-cell>
          <table:table-cell table:style-name="ce21" table:formula="of:=IF(ISNA(VLOOKUP([.E398];[Entrada.$A$8:.$B$1605];2;0)) = 1; 0;VLOOKUP([.E398];[Entrada.$A$8:.$B$1605];2;0))" office:value-type="float" office:value="0">
            <text:p>0</text:p>
          </table:table-cell>
          <table:table-cell table:formula="of:=IF(ISNA(VLOOKUP([.E398];[Entrada.$A$8:.$D$1605];4;0)) = 1; 0;VLOOKUP([.E398];[Entrada.$A$8:.$D$1605];4;0))" office:value-type="float" office:value="0">
            <text:p>0</text:p>
          </table:table-cell>
          <table:table-cell table:number-columns-repeated="6"/>
          <table:table-cell table:style-name="ce29" table:formula="of:=[.C3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8];[Entrada.$A$8:.$C$1606];3;0)) = 1; 0;VLOOKUP([.E398];[Entrada.$A$8:.$C$1606];3;0)*[.C3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7</text:p>
          </table:table-cell>
          <table:table-cell table:number-columns-repeated="2"/>
          <table:table-cell/>
          <table:table-cell table:style-name="ce12" office:value-type="string">
            <text:p>10,37</text:p>
          </table:table-cell>
          <table:table-cell table:style-name="ce21" table:formula="of:=IF(ISNA(VLOOKUP([.E399];[Entrada.$A$8:.$B$1605];2;0)) = 1; 0;VLOOKUP([.E399];[Entrada.$A$8:.$B$1605];2;0))" office:value-type="float" office:value="0">
            <text:p>0</text:p>
          </table:table-cell>
          <table:table-cell table:formula="of:=IF(ISNA(VLOOKUP([.E399];[Entrada.$A$8:.$D$1605];4;0)) = 1; 0;VLOOKUP([.E399];[Entrada.$A$8:.$D$1605];4;0))" office:value-type="float" office:value="0">
            <text:p>0</text:p>
          </table:table-cell>
          <table:table-cell table:number-columns-repeated="6"/>
          <table:table-cell table:style-name="ce29" table:formula="of:=[.C3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3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399];[Entrada.$A$8:.$C$1606];3;0)) = 1; 0;VLOOKUP([.E399];[Entrada.$A$8:.$C$1606];3;0)*[.C3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8</text:p>
          </table:table-cell>
          <table:table-cell table:number-columns-repeated="2"/>
          <table:table-cell/>
          <table:table-cell table:style-name="ce12" office:value-type="string">
            <text:p>10,38</text:p>
          </table:table-cell>
          <table:table-cell table:style-name="ce21" table:formula="of:=IF(ISNA(VLOOKUP([.E400];[Entrada.$A$8:.$B$1605];2;0)) = 1; 0;VLOOKUP([.E400];[Entrada.$A$8:.$B$1605];2;0))" office:value-type="float" office:value="0">
            <text:p>0</text:p>
          </table:table-cell>
          <table:table-cell table:formula="of:=IF(ISNA(VLOOKUP([.E400];[Entrada.$A$8:.$D$1605];4;0)) = 1; 0;VLOOKUP([.E400];[Entrada.$A$8:.$D$1605];4;0))" office:value-type="float" office:value="0">
            <text:p>0</text:p>
          </table:table-cell>
          <table:table-cell table:number-columns-repeated="6"/>
          <table:table-cell table:style-name="ce29" table:formula="of:=[.C4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0];[Entrada.$A$8:.$C$1606];3;0)) = 1; 0;VLOOKUP([.E400];[Entrada.$A$8:.$C$1606];3;0)*[.C4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39</text:p>
          </table:table-cell>
          <table:table-cell table:number-columns-repeated="2"/>
          <table:table-cell/>
          <table:table-cell table:style-name="ce12" office:value-type="string">
            <text:p>10,39</text:p>
          </table:table-cell>
          <table:table-cell table:style-name="ce21" table:formula="of:=IF(ISNA(VLOOKUP([.E401];[Entrada.$A$8:.$B$1605];2;0)) = 1; 0;VLOOKUP([.E401];[Entrada.$A$8:.$B$1605];2;0))" office:value-type="float" office:value="0">
            <text:p>0</text:p>
          </table:table-cell>
          <table:table-cell table:formula="of:=IF(ISNA(VLOOKUP([.E401];[Entrada.$A$8:.$D$1605];4;0)) = 1; 0;VLOOKUP([.E401];[Entrada.$A$8:.$D$1605];4;0))" office:value-type="float" office:value="0">
            <text:p>0</text:p>
          </table:table-cell>
          <table:table-cell table:number-columns-repeated="6"/>
          <table:table-cell table:style-name="ce29" table:formula="of:=[.C4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1];[Entrada.$A$8:.$C$1606];3;0)) = 1; 0;VLOOKUP([.E401];[Entrada.$A$8:.$C$1606];3;0)*[.C4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0,40</text:p>
          </table:table-cell>
          <table:table-cell table:number-columns-repeated="2"/>
          <table:table-cell/>
          <table:table-cell table:style-name="ce12" office:value-type="string">
            <text:p>10,40</text:p>
          </table:table-cell>
          <table:table-cell table:style-name="ce21" table:formula="of:=IF(ISNA(VLOOKUP([.E402];[Entrada.$A$8:.$B$1605];2;0)) = 1; 0;VLOOKUP([.E402];[Entrada.$A$8:.$B$1605];2;0))" office:value-type="float" office:value="0">
            <text:p>0</text:p>
          </table:table-cell>
          <table:table-cell table:formula="of:=IF(ISNA(VLOOKUP([.E402];[Entrada.$A$8:.$D$1605];4;0)) = 1; 0;VLOOKUP([.E402];[Entrada.$A$8:.$D$1605];4;0))" office:value-type="float" office:value="0">
            <text:p>0</text:p>
          </table:table-cell>
          <table:table-cell table:number-columns-repeated="6"/>
          <table:table-cell table:style-name="ce29" table:formula="of:=[.C4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2];[Entrada.$A$8:.$C$1606];3;0)) = 1; 0;VLOOKUP([.E402];[Entrada.$A$8:.$C$1606];3;0)*[.C4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</text:p>
          </table:table-cell>
          <table:table-cell table:number-columns-repeated="2"/>
          <table:table-cell/>
          <table:table-cell table:style-name="ce12" office:value-type="string">
            <text:p>11,1</text:p>
          </table:table-cell>
          <table:table-cell table:style-name="ce21" table:formula="of:=IF(ISNA(VLOOKUP([.E403];[Entrada.$A$8:.$B$1605];2;0)) = 1; 0;VLOOKUP([.E403];[Entrada.$A$8:.$B$1605];2;0))" office:value-type="float" office:value="0">
            <text:p>0</text:p>
          </table:table-cell>
          <table:table-cell table:formula="of:=IF(ISNA(VLOOKUP([.E403];[Entrada.$A$8:.$D$1605];4;0)) = 1; 0;VLOOKUP([.E403];[Entrada.$A$8:.$D$1605];4;0))" office:value-type="float" office:value="0">
            <text:p>0</text:p>
          </table:table-cell>
          <table:table-cell table:number-columns-repeated="6"/>
          <table:table-cell table:style-name="ce29" table:formula="of:=[.C4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3];[Entrada.$A$8:.$C$1606];3;0)) = 1; 0;VLOOKUP([.E403];[Entrada.$A$8:.$C$1606];3;0)*[.C4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</text:p>
          </table:table-cell>
          <table:table-cell table:number-columns-repeated="2"/>
          <table:table-cell/>
          <table:table-cell table:style-name="ce12" office:value-type="string">
            <text:p>11,2</text:p>
          </table:table-cell>
          <table:table-cell table:style-name="ce21" table:formula="of:=IF(ISNA(VLOOKUP([.E404];[Entrada.$A$8:.$B$1605];2;0)) = 1; 0;VLOOKUP([.E404];[Entrada.$A$8:.$B$1605];2;0))" office:value-type="float" office:value="0">
            <text:p>0</text:p>
          </table:table-cell>
          <table:table-cell table:formula="of:=IF(ISNA(VLOOKUP([.E404];[Entrada.$A$8:.$D$1605];4;0)) = 1; 0;VLOOKUP([.E404];[Entrada.$A$8:.$D$1605];4;0))" office:value-type="float" office:value="0">
            <text:p>0</text:p>
          </table:table-cell>
          <table:table-cell table:number-columns-repeated="6"/>
          <table:table-cell table:style-name="ce29" table:formula="of:=[.C4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4];[Entrada.$A$8:.$C$1606];3;0)) = 1; 0;VLOOKUP([.E404];[Entrada.$A$8:.$C$1606];3;0)*[.C4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</text:p>
          </table:table-cell>
          <table:table-cell table:number-columns-repeated="2"/>
          <table:table-cell/>
          <table:table-cell table:style-name="ce12" office:value-type="string">
            <text:p>11,3</text:p>
          </table:table-cell>
          <table:table-cell table:style-name="ce21" table:formula="of:=IF(ISNA(VLOOKUP([.E405];[Entrada.$A$8:.$B$1605];2;0)) = 1; 0;VLOOKUP([.E405];[Entrada.$A$8:.$B$1605];2;0))" office:value-type="float" office:value="0">
            <text:p>0</text:p>
          </table:table-cell>
          <table:table-cell table:formula="of:=IF(ISNA(VLOOKUP([.E405];[Entrada.$A$8:.$D$1605];4;0)) = 1; 0;VLOOKUP([.E405];[Entrada.$A$8:.$D$1605];4;0))" office:value-type="float" office:value="0">
            <text:p>0</text:p>
          </table:table-cell>
          <table:table-cell table:number-columns-repeated="6"/>
          <table:table-cell table:style-name="ce29" table:formula="of:=[.C4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5];[Entrada.$A$8:.$C$1606];3;0)) = 1; 0;VLOOKUP([.E405];[Entrada.$A$8:.$C$1606];3;0)*[.C4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4</text:p>
          </table:table-cell>
          <table:table-cell table:number-columns-repeated="2"/>
          <table:table-cell/>
          <table:table-cell table:style-name="ce12" office:value-type="string">
            <text:p>11,4</text:p>
          </table:table-cell>
          <table:table-cell table:style-name="ce21" table:formula="of:=IF(ISNA(VLOOKUP([.E406];[Entrada.$A$8:.$B$1605];2;0)) = 1; 0;VLOOKUP([.E406];[Entrada.$A$8:.$B$1605];2;0))" office:value-type="float" office:value="0">
            <text:p>0</text:p>
          </table:table-cell>
          <table:table-cell table:formula="of:=IF(ISNA(VLOOKUP([.E406];[Entrada.$A$8:.$D$1605];4;0)) = 1; 0;VLOOKUP([.E406];[Entrada.$A$8:.$D$1605];4;0))" office:value-type="float" office:value="0">
            <text:p>0</text:p>
          </table:table-cell>
          <table:table-cell table:number-columns-repeated="6"/>
          <table:table-cell table:style-name="ce29" table:formula="of:=[.C4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6];[Entrada.$A$8:.$C$1606];3;0)) = 1; 0;VLOOKUP([.E406];[Entrada.$A$8:.$C$1606];3;0)*[.C4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5</text:p>
          </table:table-cell>
          <table:table-cell table:number-columns-repeated="2"/>
          <table:table-cell/>
          <table:table-cell table:style-name="ce12" office:value-type="string">
            <text:p>11,5</text:p>
          </table:table-cell>
          <table:table-cell table:style-name="ce21" table:formula="of:=IF(ISNA(VLOOKUP([.E407];[Entrada.$A$8:.$B$1605];2;0)) = 1; 0;VLOOKUP([.E407];[Entrada.$A$8:.$B$1605];2;0))" office:value-type="float" office:value="0">
            <text:p>0</text:p>
          </table:table-cell>
          <table:table-cell table:formula="of:=IF(ISNA(VLOOKUP([.E407];[Entrada.$A$8:.$D$1605];4;0)) = 1; 0;VLOOKUP([.E407];[Entrada.$A$8:.$D$1605];4;0))" office:value-type="float" office:value="0">
            <text:p>0</text:p>
          </table:table-cell>
          <table:table-cell table:number-columns-repeated="6"/>
          <table:table-cell table:style-name="ce29" table:formula="of:=[.C4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7];[Entrada.$A$8:.$C$1606];3;0)) = 1; 0;VLOOKUP([.E407];[Entrada.$A$8:.$C$1606];3;0)*[.C4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6</text:p>
          </table:table-cell>
          <table:table-cell table:number-columns-repeated="2"/>
          <table:table-cell/>
          <table:table-cell table:style-name="ce12" office:value-type="string">
            <text:p>11,6</text:p>
          </table:table-cell>
          <table:table-cell table:style-name="ce21" table:formula="of:=IF(ISNA(VLOOKUP([.E408];[Entrada.$A$8:.$B$1605];2;0)) = 1; 0;VLOOKUP([.E408];[Entrada.$A$8:.$B$1605];2;0))" office:value-type="float" office:value="0">
            <text:p>0</text:p>
          </table:table-cell>
          <table:table-cell table:formula="of:=IF(ISNA(VLOOKUP([.E408];[Entrada.$A$8:.$D$1605];4;0)) = 1; 0;VLOOKUP([.E408];[Entrada.$A$8:.$D$1605];4;0))" office:value-type="float" office:value="0">
            <text:p>0</text:p>
          </table:table-cell>
          <table:table-cell table:number-columns-repeated="6"/>
          <table:table-cell table:style-name="ce29" table:formula="of:=[.C4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8];[Entrada.$A$8:.$C$1606];3;0)) = 1; 0;VLOOKUP([.E408];[Entrada.$A$8:.$C$1606];3;0)*[.C4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7</text:p>
          </table:table-cell>
          <table:table-cell table:number-columns-repeated="2"/>
          <table:table-cell/>
          <table:table-cell table:style-name="ce12" office:value-type="string">
            <text:p>11,7</text:p>
          </table:table-cell>
          <table:table-cell table:style-name="ce21" table:formula="of:=IF(ISNA(VLOOKUP([.E409];[Entrada.$A$8:.$B$1605];2;0)) = 1; 0;VLOOKUP([.E409];[Entrada.$A$8:.$B$1605];2;0))" office:value-type="float" office:value="0">
            <text:p>0</text:p>
          </table:table-cell>
          <table:table-cell table:formula="of:=IF(ISNA(VLOOKUP([.E409];[Entrada.$A$8:.$D$1605];4;0)) = 1; 0;VLOOKUP([.E409];[Entrada.$A$8:.$D$1605];4;0))" office:value-type="float" office:value="0">
            <text:p>0</text:p>
          </table:table-cell>
          <table:table-cell table:number-columns-repeated="6"/>
          <table:table-cell table:style-name="ce29" table:formula="of:=[.C4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09];[Entrada.$A$8:.$C$1606];3;0)) = 1; 0;VLOOKUP([.E409];[Entrada.$A$8:.$C$1606];3;0)*[.C4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8</text:p>
          </table:table-cell>
          <table:table-cell table:number-columns-repeated="2"/>
          <table:table-cell/>
          <table:table-cell table:style-name="ce12" office:value-type="string">
            <text:p>11,8</text:p>
          </table:table-cell>
          <table:table-cell table:style-name="ce21" table:formula="of:=IF(ISNA(VLOOKUP([.E410];[Entrada.$A$8:.$B$1605];2;0)) = 1; 0;VLOOKUP([.E410];[Entrada.$A$8:.$B$1605];2;0))" office:value-type="float" office:value="0">
            <text:p>0</text:p>
          </table:table-cell>
          <table:table-cell table:formula="of:=IF(ISNA(VLOOKUP([.E410];[Entrada.$A$8:.$D$1605];4;0)) = 1; 0;VLOOKUP([.E410];[Entrada.$A$8:.$D$1605];4;0))" office:value-type="float" office:value="0">
            <text:p>0</text:p>
          </table:table-cell>
          <table:table-cell table:number-columns-repeated="6"/>
          <table:table-cell table:style-name="ce29" table:formula="of:=[.C4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0];[Entrada.$A$8:.$C$1606];3;0)) = 1; 0;VLOOKUP([.E410];[Entrada.$A$8:.$C$1606];3;0)*[.C4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9</text:p>
          </table:table-cell>
          <table:table-cell table:number-columns-repeated="2"/>
          <table:table-cell/>
          <table:table-cell table:style-name="ce12" office:value-type="string">
            <text:p>11,9</text:p>
          </table:table-cell>
          <table:table-cell table:style-name="ce21" table:formula="of:=IF(ISNA(VLOOKUP([.E411];[Entrada.$A$8:.$B$1605];2;0)) = 1; 0;VLOOKUP([.E411];[Entrada.$A$8:.$B$1605];2;0))" office:value-type="float" office:value="0">
            <text:p>0</text:p>
          </table:table-cell>
          <table:table-cell table:formula="of:=IF(ISNA(VLOOKUP([.E411];[Entrada.$A$8:.$D$1605];4;0)) = 1; 0;VLOOKUP([.E411];[Entrada.$A$8:.$D$1605];4;0))" office:value-type="float" office:value="0">
            <text:p>0</text:p>
          </table:table-cell>
          <table:table-cell table:number-columns-repeated="6"/>
          <table:table-cell table:style-name="ce29" table:formula="of:=[.C4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1];[Entrada.$A$8:.$C$1606];3;0)) = 1; 0;VLOOKUP([.E411];[Entrada.$A$8:.$C$1606];3;0)*[.C4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0</text:p>
          </table:table-cell>
          <table:table-cell table:number-columns-repeated="2"/>
          <table:table-cell/>
          <table:table-cell table:style-name="ce12" office:value-type="string">
            <text:p>11,10</text:p>
          </table:table-cell>
          <table:table-cell table:style-name="ce21" table:formula="of:=IF(ISNA(VLOOKUP([.E412];[Entrada.$A$8:.$B$1605];2;0)) = 1; 0;VLOOKUP([.E412];[Entrada.$A$8:.$B$1605];2;0))" office:value-type="float" office:value="0">
            <text:p>0</text:p>
          </table:table-cell>
          <table:table-cell table:formula="of:=IF(ISNA(VLOOKUP([.E412];[Entrada.$A$8:.$D$1605];4;0)) = 1; 0;VLOOKUP([.E412];[Entrada.$A$8:.$D$1605];4;0))" office:value-type="float" office:value="0">
            <text:p>0</text:p>
          </table:table-cell>
          <table:table-cell table:number-columns-repeated="6"/>
          <table:table-cell table:style-name="ce29" table:formula="of:=[.C4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2];[Entrada.$A$8:.$C$1606];3;0)) = 1; 0;VLOOKUP([.E412];[Entrada.$A$8:.$C$1606];3;0)*[.C4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1</text:p>
          </table:table-cell>
          <table:table-cell table:number-columns-repeated="2"/>
          <table:table-cell/>
          <table:table-cell table:style-name="ce12" office:value-type="string">
            <text:p>11,11</text:p>
          </table:table-cell>
          <table:table-cell table:style-name="ce21" table:formula="of:=IF(ISNA(VLOOKUP([.E413];[Entrada.$A$8:.$B$1605];2;0)) = 1; 0;VLOOKUP([.E413];[Entrada.$A$8:.$B$1605];2;0))" office:value-type="float" office:value="0">
            <text:p>0</text:p>
          </table:table-cell>
          <table:table-cell table:formula="of:=IF(ISNA(VLOOKUP([.E413];[Entrada.$A$8:.$D$1605];4;0)) = 1; 0;VLOOKUP([.E413];[Entrada.$A$8:.$D$1605];4;0))" office:value-type="float" office:value="0">
            <text:p>0</text:p>
          </table:table-cell>
          <table:table-cell table:number-columns-repeated="6"/>
          <table:table-cell table:style-name="ce29" table:formula="of:=[.C4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3];[Entrada.$A$8:.$C$1606];3;0)) = 1; 0;VLOOKUP([.E413];[Entrada.$A$8:.$C$1606];3;0)*[.C4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2</text:p>
          </table:table-cell>
          <table:table-cell table:number-columns-repeated="2"/>
          <table:table-cell/>
          <table:table-cell table:style-name="ce12" office:value-type="string">
            <text:p>11,12</text:p>
          </table:table-cell>
          <table:table-cell table:style-name="ce21" table:formula="of:=IF(ISNA(VLOOKUP([.E414];[Entrada.$A$8:.$B$1605];2;0)) = 1; 0;VLOOKUP([.E414];[Entrada.$A$8:.$B$1605];2;0))" office:value-type="float" office:value="0">
            <text:p>0</text:p>
          </table:table-cell>
          <table:table-cell table:formula="of:=IF(ISNA(VLOOKUP([.E414];[Entrada.$A$8:.$D$1605];4;0)) = 1; 0;VLOOKUP([.E414];[Entrada.$A$8:.$D$1605];4;0))" office:value-type="float" office:value="0">
            <text:p>0</text:p>
          </table:table-cell>
          <table:table-cell table:number-columns-repeated="6"/>
          <table:table-cell table:style-name="ce29" table:formula="of:=[.C4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4];[Entrada.$A$8:.$C$1606];3;0)) = 1; 0;VLOOKUP([.E414];[Entrada.$A$8:.$C$1606];3;0)*[.C4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3</text:p>
          </table:table-cell>
          <table:table-cell table:number-columns-repeated="2"/>
          <table:table-cell/>
          <table:table-cell table:style-name="ce12" office:value-type="string">
            <text:p>11,13</text:p>
          </table:table-cell>
          <table:table-cell table:style-name="ce21" table:formula="of:=IF(ISNA(VLOOKUP([.E415];[Entrada.$A$8:.$B$1605];2;0)) = 1; 0;VLOOKUP([.E415];[Entrada.$A$8:.$B$1605];2;0))" office:value-type="float" office:value="0">
            <text:p>0</text:p>
          </table:table-cell>
          <table:table-cell table:formula="of:=IF(ISNA(VLOOKUP([.E415];[Entrada.$A$8:.$D$1605];4;0)) = 1; 0;VLOOKUP([.E415];[Entrada.$A$8:.$D$1605];4;0))" office:value-type="float" office:value="0">
            <text:p>0</text:p>
          </table:table-cell>
          <table:table-cell table:number-columns-repeated="6"/>
          <table:table-cell table:style-name="ce29" table:formula="of:=[.C4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5];[Entrada.$A$8:.$C$1606];3;0)) = 1; 0;VLOOKUP([.E415];[Entrada.$A$8:.$C$1606];3;0)*[.C4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4</text:p>
          </table:table-cell>
          <table:table-cell table:number-columns-repeated="2"/>
          <table:table-cell/>
          <table:table-cell table:style-name="ce12" office:value-type="string">
            <text:p>11,14</text:p>
          </table:table-cell>
          <table:table-cell table:style-name="ce21" table:formula="of:=IF(ISNA(VLOOKUP([.E416];[Entrada.$A$8:.$B$1605];2;0)) = 1; 0;VLOOKUP([.E416];[Entrada.$A$8:.$B$1605];2;0))" office:value-type="float" office:value="0">
            <text:p>0</text:p>
          </table:table-cell>
          <table:table-cell table:formula="of:=IF(ISNA(VLOOKUP([.E416];[Entrada.$A$8:.$D$1605];4;0)) = 1; 0;VLOOKUP([.E416];[Entrada.$A$8:.$D$1605];4;0))" office:value-type="float" office:value="0">
            <text:p>0</text:p>
          </table:table-cell>
          <table:table-cell table:number-columns-repeated="6"/>
          <table:table-cell table:style-name="ce29" table:formula="of:=[.C4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6];[Entrada.$A$8:.$C$1606];3;0)) = 1; 0;VLOOKUP([.E416];[Entrada.$A$8:.$C$1606];3;0)*[.C4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5</text:p>
          </table:table-cell>
          <table:table-cell table:number-columns-repeated="2"/>
          <table:table-cell/>
          <table:table-cell table:style-name="ce12" office:value-type="string">
            <text:p>11,15</text:p>
          </table:table-cell>
          <table:table-cell table:style-name="ce21" table:formula="of:=IF(ISNA(VLOOKUP([.E417];[Entrada.$A$8:.$B$1605];2;0)) = 1; 0;VLOOKUP([.E417];[Entrada.$A$8:.$B$1605];2;0))" office:value-type="float" office:value="0">
            <text:p>0</text:p>
          </table:table-cell>
          <table:table-cell table:formula="of:=IF(ISNA(VLOOKUP([.E417];[Entrada.$A$8:.$D$1605];4;0)) = 1; 0;VLOOKUP([.E417];[Entrada.$A$8:.$D$1605];4;0))" office:value-type="float" office:value="0">
            <text:p>0</text:p>
          </table:table-cell>
          <table:table-cell table:number-columns-repeated="6"/>
          <table:table-cell table:style-name="ce29" table:formula="of:=[.C4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7];[Entrada.$A$8:.$C$1606];3;0)) = 1; 0;VLOOKUP([.E417];[Entrada.$A$8:.$C$1606];3;0)*[.C4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6</text:p>
          </table:table-cell>
          <table:table-cell table:number-columns-repeated="2"/>
          <table:table-cell/>
          <table:table-cell table:style-name="ce12" office:value-type="string">
            <text:p>11,16</text:p>
          </table:table-cell>
          <table:table-cell table:style-name="ce21" table:formula="of:=IF(ISNA(VLOOKUP([.E418];[Entrada.$A$8:.$B$1605];2;0)) = 1; 0;VLOOKUP([.E418];[Entrada.$A$8:.$B$1605];2;0))" office:value-type="float" office:value="0">
            <text:p>0</text:p>
          </table:table-cell>
          <table:table-cell table:formula="of:=IF(ISNA(VLOOKUP([.E418];[Entrada.$A$8:.$D$1605];4;0)) = 1; 0;VLOOKUP([.E418];[Entrada.$A$8:.$D$1605];4;0))" office:value-type="float" office:value="0">
            <text:p>0</text:p>
          </table:table-cell>
          <table:table-cell table:number-columns-repeated="6"/>
          <table:table-cell table:style-name="ce29" table:formula="of:=[.C4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8];[Entrada.$A$8:.$C$1606];3;0)) = 1; 0;VLOOKUP([.E418];[Entrada.$A$8:.$C$1606];3;0)*[.C4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7</text:p>
          </table:table-cell>
          <table:table-cell table:number-columns-repeated="2"/>
          <table:table-cell/>
          <table:table-cell table:style-name="ce12" office:value-type="string">
            <text:p>11,17</text:p>
          </table:table-cell>
          <table:table-cell table:style-name="ce21" table:formula="of:=IF(ISNA(VLOOKUP([.E419];[Entrada.$A$8:.$B$1605];2;0)) = 1; 0;VLOOKUP([.E419];[Entrada.$A$8:.$B$1605];2;0))" office:value-type="float" office:value="0">
            <text:p>0</text:p>
          </table:table-cell>
          <table:table-cell table:formula="of:=IF(ISNA(VLOOKUP([.E419];[Entrada.$A$8:.$D$1605];4;0)) = 1; 0;VLOOKUP([.E419];[Entrada.$A$8:.$D$1605];4;0))" office:value-type="float" office:value="0">
            <text:p>0</text:p>
          </table:table-cell>
          <table:table-cell table:number-columns-repeated="6"/>
          <table:table-cell table:style-name="ce29" table:formula="of:=[.C4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19];[Entrada.$A$8:.$C$1606];3;0)) = 1; 0;VLOOKUP([.E419];[Entrada.$A$8:.$C$1606];3;0)*[.C4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8</text:p>
          </table:table-cell>
          <table:table-cell table:number-columns-repeated="2"/>
          <table:table-cell/>
          <table:table-cell table:style-name="ce12" office:value-type="string">
            <text:p>11,18</text:p>
          </table:table-cell>
          <table:table-cell table:style-name="ce21" table:formula="of:=IF(ISNA(VLOOKUP([.E420];[Entrada.$A$8:.$B$1605];2;0)) = 1; 0;VLOOKUP([.E420];[Entrada.$A$8:.$B$1605];2;0))" office:value-type="float" office:value="0">
            <text:p>0</text:p>
          </table:table-cell>
          <table:table-cell table:formula="of:=IF(ISNA(VLOOKUP([.E420];[Entrada.$A$8:.$D$1605];4;0)) = 1; 0;VLOOKUP([.E420];[Entrada.$A$8:.$D$1605];4;0))" office:value-type="float" office:value="0">
            <text:p>0</text:p>
          </table:table-cell>
          <table:table-cell table:number-columns-repeated="6"/>
          <table:table-cell table:style-name="ce29" table:formula="of:=[.C4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0];[Entrada.$A$8:.$C$1606];3;0)) = 1; 0;VLOOKUP([.E420];[Entrada.$A$8:.$C$1606];3;0)*[.C4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19</text:p>
          </table:table-cell>
          <table:table-cell table:number-columns-repeated="2"/>
          <table:table-cell/>
          <table:table-cell table:style-name="ce12" office:value-type="string">
            <text:p>11,19</text:p>
          </table:table-cell>
          <table:table-cell table:style-name="ce21" table:formula="of:=IF(ISNA(VLOOKUP([.E421];[Entrada.$A$8:.$B$1605];2;0)) = 1; 0;VLOOKUP([.E421];[Entrada.$A$8:.$B$1605];2;0))" office:value-type="float" office:value="0">
            <text:p>0</text:p>
          </table:table-cell>
          <table:table-cell table:formula="of:=IF(ISNA(VLOOKUP([.E421];[Entrada.$A$8:.$D$1605];4;0)) = 1; 0;VLOOKUP([.E421];[Entrada.$A$8:.$D$1605];4;0))" office:value-type="float" office:value="0">
            <text:p>0</text:p>
          </table:table-cell>
          <table:table-cell table:number-columns-repeated="6"/>
          <table:table-cell table:style-name="ce29" table:formula="of:=[.C4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1];[Entrada.$A$8:.$C$1606];3;0)) = 1; 0;VLOOKUP([.E421];[Entrada.$A$8:.$C$1606];3;0)*[.C4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0</text:p>
          </table:table-cell>
          <table:table-cell table:number-columns-repeated="2"/>
          <table:table-cell/>
          <table:table-cell table:style-name="ce12" office:value-type="string">
            <text:p>11,20</text:p>
          </table:table-cell>
          <table:table-cell table:style-name="ce21" table:formula="of:=IF(ISNA(VLOOKUP([.E422];[Entrada.$A$8:.$B$1605];2;0)) = 1; 0;VLOOKUP([.E422];[Entrada.$A$8:.$B$1605];2;0))" office:value-type="float" office:value="0">
            <text:p>0</text:p>
          </table:table-cell>
          <table:table-cell table:formula="of:=IF(ISNA(VLOOKUP([.E422];[Entrada.$A$8:.$D$1605];4;0)) = 1; 0;VLOOKUP([.E422];[Entrada.$A$8:.$D$1605];4;0))" office:value-type="float" office:value="0">
            <text:p>0</text:p>
          </table:table-cell>
          <table:table-cell table:number-columns-repeated="6"/>
          <table:table-cell table:style-name="ce29" table:formula="of:=[.C4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2];[Entrada.$A$8:.$C$1606];3;0)) = 1; 0;VLOOKUP([.E422];[Entrada.$A$8:.$C$1606];3;0)*[.C4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1</text:p>
          </table:table-cell>
          <table:table-cell table:number-columns-repeated="2"/>
          <table:table-cell/>
          <table:table-cell table:style-name="ce12" office:value-type="string">
            <text:p>11,21</text:p>
          </table:table-cell>
          <table:table-cell table:style-name="ce21" table:formula="of:=IF(ISNA(VLOOKUP([.E423];[Entrada.$A$8:.$B$1605];2;0)) = 1; 0;VLOOKUP([.E423];[Entrada.$A$8:.$B$1605];2;0))" office:value-type="float" office:value="0">
            <text:p>0</text:p>
          </table:table-cell>
          <table:table-cell table:formula="of:=IF(ISNA(VLOOKUP([.E423];[Entrada.$A$8:.$D$1605];4;0)) = 1; 0;VLOOKUP([.E423];[Entrada.$A$8:.$D$1605];4;0))" office:value-type="float" office:value="0">
            <text:p>0</text:p>
          </table:table-cell>
          <table:table-cell table:number-columns-repeated="6"/>
          <table:table-cell table:style-name="ce29" table:formula="of:=[.C4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3];[Entrada.$A$8:.$C$1606];3;0)) = 1; 0;VLOOKUP([.E423];[Entrada.$A$8:.$C$1606];3;0)*[.C4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2</text:p>
          </table:table-cell>
          <table:table-cell table:number-columns-repeated="2"/>
          <table:table-cell/>
          <table:table-cell table:style-name="ce12" office:value-type="string">
            <text:p>11,22</text:p>
          </table:table-cell>
          <table:table-cell table:style-name="ce21" table:formula="of:=IF(ISNA(VLOOKUP([.E424];[Entrada.$A$8:.$B$1605];2;0)) = 1; 0;VLOOKUP([.E424];[Entrada.$A$8:.$B$1605];2;0))" office:value-type="float" office:value="0">
            <text:p>0</text:p>
          </table:table-cell>
          <table:table-cell table:formula="of:=IF(ISNA(VLOOKUP([.E424];[Entrada.$A$8:.$D$1605];4;0)) = 1; 0;VLOOKUP([.E424];[Entrada.$A$8:.$D$1605];4;0))" office:value-type="float" office:value="0">
            <text:p>0</text:p>
          </table:table-cell>
          <table:table-cell table:number-columns-repeated="6"/>
          <table:table-cell table:style-name="ce29" table:formula="of:=[.C4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4];[Entrada.$A$8:.$C$1606];3;0)) = 1; 0;VLOOKUP([.E424];[Entrada.$A$8:.$C$1606];3;0)*[.C4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3</text:p>
          </table:table-cell>
          <table:table-cell table:number-columns-repeated="2"/>
          <table:table-cell/>
          <table:table-cell table:style-name="ce12" office:value-type="string">
            <text:p>11,23</text:p>
          </table:table-cell>
          <table:table-cell table:style-name="ce21" table:formula="of:=IF(ISNA(VLOOKUP([.E425];[Entrada.$A$8:.$B$1605];2;0)) = 1; 0;VLOOKUP([.E425];[Entrada.$A$8:.$B$1605];2;0))" office:value-type="float" office:value="0">
            <text:p>0</text:p>
          </table:table-cell>
          <table:table-cell table:formula="of:=IF(ISNA(VLOOKUP([.E425];[Entrada.$A$8:.$D$1605];4;0)) = 1; 0;VLOOKUP([.E425];[Entrada.$A$8:.$D$1605];4;0))" office:value-type="float" office:value="0">
            <text:p>0</text:p>
          </table:table-cell>
          <table:table-cell table:number-columns-repeated="6"/>
          <table:table-cell table:style-name="ce29" table:formula="of:=[.C4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5];[Entrada.$A$8:.$C$1606];3;0)) = 1; 0;VLOOKUP([.E425];[Entrada.$A$8:.$C$1606];3;0)*[.C4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4</text:p>
          </table:table-cell>
          <table:table-cell table:number-columns-repeated="2"/>
          <table:table-cell/>
          <table:table-cell table:style-name="ce12" office:value-type="string">
            <text:p>11,24</text:p>
          </table:table-cell>
          <table:table-cell table:style-name="ce21" table:formula="of:=IF(ISNA(VLOOKUP([.E426];[Entrada.$A$8:.$B$1605];2;0)) = 1; 0;VLOOKUP([.E426];[Entrada.$A$8:.$B$1605];2;0))" office:value-type="float" office:value="0">
            <text:p>0</text:p>
          </table:table-cell>
          <table:table-cell table:formula="of:=IF(ISNA(VLOOKUP([.E426];[Entrada.$A$8:.$D$1605];4;0)) = 1; 0;VLOOKUP([.E426];[Entrada.$A$8:.$D$1605];4;0))" office:value-type="float" office:value="0">
            <text:p>0</text:p>
          </table:table-cell>
          <table:table-cell table:number-columns-repeated="6"/>
          <table:table-cell table:style-name="ce29" table:formula="of:=[.C4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6];[Entrada.$A$8:.$C$1606];3;0)) = 1; 0;VLOOKUP([.E426];[Entrada.$A$8:.$C$1606];3;0)*[.C4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5</text:p>
          </table:table-cell>
          <table:table-cell table:number-columns-repeated="2"/>
          <table:table-cell/>
          <table:table-cell table:style-name="ce12" office:value-type="string">
            <text:p>11,25</text:p>
          </table:table-cell>
          <table:table-cell table:style-name="ce21" table:formula="of:=IF(ISNA(VLOOKUP([.E427];[Entrada.$A$8:.$B$1605];2;0)) = 1; 0;VLOOKUP([.E427];[Entrada.$A$8:.$B$1605];2;0))" office:value-type="float" office:value="0">
            <text:p>0</text:p>
          </table:table-cell>
          <table:table-cell table:formula="of:=IF(ISNA(VLOOKUP([.E427];[Entrada.$A$8:.$D$1605];4;0)) = 1; 0;VLOOKUP([.E427];[Entrada.$A$8:.$D$1605];4;0))" office:value-type="float" office:value="0">
            <text:p>0</text:p>
          </table:table-cell>
          <table:table-cell table:number-columns-repeated="6"/>
          <table:table-cell table:style-name="ce29" table:formula="of:=[.C4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7];[Entrada.$A$8:.$C$1606];3;0)) = 1; 0;VLOOKUP([.E427];[Entrada.$A$8:.$C$1606];3;0)*[.C4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6</text:p>
          </table:table-cell>
          <table:table-cell table:number-columns-repeated="2"/>
          <table:table-cell/>
          <table:table-cell table:style-name="ce12" office:value-type="string">
            <text:p>11,26</text:p>
          </table:table-cell>
          <table:table-cell table:style-name="ce21" table:formula="of:=IF(ISNA(VLOOKUP([.E428];[Entrada.$A$8:.$B$1605];2;0)) = 1; 0;VLOOKUP([.E428];[Entrada.$A$8:.$B$1605];2;0))" office:value-type="float" office:value="0">
            <text:p>0</text:p>
          </table:table-cell>
          <table:table-cell table:formula="of:=IF(ISNA(VLOOKUP([.E428];[Entrada.$A$8:.$D$1605];4;0)) = 1; 0;VLOOKUP([.E428];[Entrada.$A$8:.$D$1605];4;0))" office:value-type="float" office:value="0">
            <text:p>0</text:p>
          </table:table-cell>
          <table:table-cell table:number-columns-repeated="6"/>
          <table:table-cell table:style-name="ce29" table:formula="of:=[.C4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8];[Entrada.$A$8:.$C$1606];3;0)) = 1; 0;VLOOKUP([.E428];[Entrada.$A$8:.$C$1606];3;0)*[.C4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7</text:p>
          </table:table-cell>
          <table:table-cell table:number-columns-repeated="2"/>
          <table:table-cell/>
          <table:table-cell table:style-name="ce12" office:value-type="string">
            <text:p>11,27</text:p>
          </table:table-cell>
          <table:table-cell table:style-name="ce21" table:formula="of:=IF(ISNA(VLOOKUP([.E429];[Entrada.$A$8:.$B$1605];2;0)) = 1; 0;VLOOKUP([.E429];[Entrada.$A$8:.$B$1605];2;0))" office:value-type="float" office:value="0">
            <text:p>0</text:p>
          </table:table-cell>
          <table:table-cell table:formula="of:=IF(ISNA(VLOOKUP([.E429];[Entrada.$A$8:.$D$1605];4;0)) = 1; 0;VLOOKUP([.E429];[Entrada.$A$8:.$D$1605];4;0))" office:value-type="float" office:value="0">
            <text:p>0</text:p>
          </table:table-cell>
          <table:table-cell table:number-columns-repeated="6"/>
          <table:table-cell table:style-name="ce29" table:formula="of:=[.C4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29];[Entrada.$A$8:.$C$1606];3;0)) = 1; 0;VLOOKUP([.E429];[Entrada.$A$8:.$C$1606];3;0)*[.C4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8</text:p>
          </table:table-cell>
          <table:table-cell table:number-columns-repeated="2"/>
          <table:table-cell/>
          <table:table-cell table:style-name="ce12" office:value-type="string">
            <text:p>11,28</text:p>
          </table:table-cell>
          <table:table-cell table:style-name="ce21" table:formula="of:=IF(ISNA(VLOOKUP([.E430];[Entrada.$A$8:.$B$1605];2;0)) = 1; 0;VLOOKUP([.E430];[Entrada.$A$8:.$B$1605];2;0))" office:value-type="float" office:value="0">
            <text:p>0</text:p>
          </table:table-cell>
          <table:table-cell table:formula="of:=IF(ISNA(VLOOKUP([.E430];[Entrada.$A$8:.$D$1605];4;0)) = 1; 0;VLOOKUP([.E430];[Entrada.$A$8:.$D$1605];4;0))" office:value-type="float" office:value="0">
            <text:p>0</text:p>
          </table:table-cell>
          <table:table-cell table:number-columns-repeated="6"/>
          <table:table-cell table:style-name="ce29" table:formula="of:=[.C4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0];[Entrada.$A$8:.$C$1606];3;0)) = 1; 0;VLOOKUP([.E430];[Entrada.$A$8:.$C$1606];3;0)*[.C4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29</text:p>
          </table:table-cell>
          <table:table-cell table:number-columns-repeated="2"/>
          <table:table-cell/>
          <table:table-cell table:style-name="ce12" office:value-type="string">
            <text:p>11,29</text:p>
          </table:table-cell>
          <table:table-cell table:style-name="ce21" table:formula="of:=IF(ISNA(VLOOKUP([.E431];[Entrada.$A$8:.$B$1605];2;0)) = 1; 0;VLOOKUP([.E431];[Entrada.$A$8:.$B$1605];2;0))" office:value-type="float" office:value="0">
            <text:p>0</text:p>
          </table:table-cell>
          <table:table-cell table:formula="of:=IF(ISNA(VLOOKUP([.E431];[Entrada.$A$8:.$D$1605];4;0)) = 1; 0;VLOOKUP([.E431];[Entrada.$A$8:.$D$1605];4;0))" office:value-type="float" office:value="0">
            <text:p>0</text:p>
          </table:table-cell>
          <table:table-cell table:number-columns-repeated="6"/>
          <table:table-cell table:style-name="ce29" table:formula="of:=[.C4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1];[Entrada.$A$8:.$C$1606];3;0)) = 1; 0;VLOOKUP([.E431];[Entrada.$A$8:.$C$1606];3;0)*[.C4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0</text:p>
          </table:table-cell>
          <table:table-cell table:number-columns-repeated="2"/>
          <table:table-cell/>
          <table:table-cell table:style-name="ce12" office:value-type="string">
            <text:p>11,30</text:p>
          </table:table-cell>
          <table:table-cell table:style-name="ce21" table:formula="of:=IF(ISNA(VLOOKUP([.E432];[Entrada.$A$8:.$B$1605];2;0)) = 1; 0;VLOOKUP([.E432];[Entrada.$A$8:.$B$1605];2;0))" office:value-type="float" office:value="0">
            <text:p>0</text:p>
          </table:table-cell>
          <table:table-cell table:formula="of:=IF(ISNA(VLOOKUP([.E432];[Entrada.$A$8:.$D$1605];4;0)) = 1; 0;VLOOKUP([.E432];[Entrada.$A$8:.$D$1605];4;0))" office:value-type="float" office:value="0">
            <text:p>0</text:p>
          </table:table-cell>
          <table:table-cell table:number-columns-repeated="6"/>
          <table:table-cell table:style-name="ce29" table:formula="of:=[.C4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2];[Entrada.$A$8:.$C$1606];3;0)) = 1; 0;VLOOKUP([.E432];[Entrada.$A$8:.$C$1606];3;0)*[.C4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1</text:p>
          </table:table-cell>
          <table:table-cell table:number-columns-repeated="2"/>
          <table:table-cell/>
          <table:table-cell table:style-name="ce12" office:value-type="string">
            <text:p>11,31</text:p>
          </table:table-cell>
          <table:table-cell table:style-name="ce21" table:formula="of:=IF(ISNA(VLOOKUP([.E433];[Entrada.$A$8:.$B$1605];2;0)) = 1; 0;VLOOKUP([.E433];[Entrada.$A$8:.$B$1605];2;0))" office:value-type="float" office:value="0">
            <text:p>0</text:p>
          </table:table-cell>
          <table:table-cell table:formula="of:=IF(ISNA(VLOOKUP([.E433];[Entrada.$A$8:.$D$1605];4;0)) = 1; 0;VLOOKUP([.E433];[Entrada.$A$8:.$D$1605];4;0))" office:value-type="float" office:value="0">
            <text:p>0</text:p>
          </table:table-cell>
          <table:table-cell table:number-columns-repeated="6"/>
          <table:table-cell table:style-name="ce29" table:formula="of:=[.C4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3];[Entrada.$A$8:.$C$1606];3;0)) = 1; 0;VLOOKUP([.E433];[Entrada.$A$8:.$C$1606];3;0)*[.C4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2</text:p>
          </table:table-cell>
          <table:table-cell table:number-columns-repeated="2"/>
          <table:table-cell/>
          <table:table-cell table:style-name="ce12" office:value-type="string">
            <text:p>11,32</text:p>
          </table:table-cell>
          <table:table-cell table:style-name="ce21" table:formula="of:=IF(ISNA(VLOOKUP([.E434];[Entrada.$A$8:.$B$1605];2;0)) = 1; 0;VLOOKUP([.E434];[Entrada.$A$8:.$B$1605];2;0))" office:value-type="float" office:value="0">
            <text:p>0</text:p>
          </table:table-cell>
          <table:table-cell table:formula="of:=IF(ISNA(VLOOKUP([.E434];[Entrada.$A$8:.$D$1605];4;0)) = 1; 0;VLOOKUP([.E434];[Entrada.$A$8:.$D$1605];4;0))" office:value-type="float" office:value="0">
            <text:p>0</text:p>
          </table:table-cell>
          <table:table-cell table:number-columns-repeated="6"/>
          <table:table-cell table:style-name="ce29" table:formula="of:=[.C4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4];[Entrada.$A$8:.$C$1606];3;0)) = 1; 0;VLOOKUP([.E434];[Entrada.$A$8:.$C$1606];3;0)*[.C4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3</text:p>
          </table:table-cell>
          <table:table-cell table:number-columns-repeated="2"/>
          <table:table-cell/>
          <table:table-cell table:style-name="ce12" office:value-type="string">
            <text:p>11,33</text:p>
          </table:table-cell>
          <table:table-cell table:style-name="ce21" table:formula="of:=IF(ISNA(VLOOKUP([.E435];[Entrada.$A$8:.$B$1605];2;0)) = 1; 0;VLOOKUP([.E435];[Entrada.$A$8:.$B$1605];2;0))" office:value-type="float" office:value="0">
            <text:p>0</text:p>
          </table:table-cell>
          <table:table-cell table:formula="of:=IF(ISNA(VLOOKUP([.E435];[Entrada.$A$8:.$D$1605];4;0)) = 1; 0;VLOOKUP([.E435];[Entrada.$A$8:.$D$1605];4;0))" office:value-type="float" office:value="0">
            <text:p>0</text:p>
          </table:table-cell>
          <table:table-cell table:number-columns-repeated="6"/>
          <table:table-cell table:style-name="ce29" table:formula="of:=[.C4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5];[Entrada.$A$8:.$C$1606];3;0)) = 1; 0;VLOOKUP([.E435];[Entrada.$A$8:.$C$1606];3;0)*[.C4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4</text:p>
          </table:table-cell>
          <table:table-cell table:number-columns-repeated="2"/>
          <table:table-cell/>
          <table:table-cell table:style-name="ce12" office:value-type="string">
            <text:p>11,34</text:p>
          </table:table-cell>
          <table:table-cell table:style-name="ce21" table:formula="of:=IF(ISNA(VLOOKUP([.E436];[Entrada.$A$8:.$B$1605];2;0)) = 1; 0;VLOOKUP([.E436];[Entrada.$A$8:.$B$1605];2;0))" office:value-type="float" office:value="0">
            <text:p>0</text:p>
          </table:table-cell>
          <table:table-cell table:formula="of:=IF(ISNA(VLOOKUP([.E436];[Entrada.$A$8:.$D$1605];4;0)) = 1; 0;VLOOKUP([.E436];[Entrada.$A$8:.$D$1605];4;0))" office:value-type="float" office:value="0">
            <text:p>0</text:p>
          </table:table-cell>
          <table:table-cell table:number-columns-repeated="6"/>
          <table:table-cell table:style-name="ce29" table:formula="of:=[.C4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6];[Entrada.$A$8:.$C$1606];3;0)) = 1; 0;VLOOKUP([.E436];[Entrada.$A$8:.$C$1606];3;0)*[.C4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5</text:p>
          </table:table-cell>
          <table:table-cell table:number-columns-repeated="2"/>
          <table:table-cell/>
          <table:table-cell table:style-name="ce12" office:value-type="string">
            <text:p>11,35</text:p>
          </table:table-cell>
          <table:table-cell table:style-name="ce21" table:formula="of:=IF(ISNA(VLOOKUP([.E437];[Entrada.$A$8:.$B$1605];2;0)) = 1; 0;VLOOKUP([.E437];[Entrada.$A$8:.$B$1605];2;0))" office:value-type="float" office:value="0">
            <text:p>0</text:p>
          </table:table-cell>
          <table:table-cell table:formula="of:=IF(ISNA(VLOOKUP([.E437];[Entrada.$A$8:.$D$1605];4;0)) = 1; 0;VLOOKUP([.E437];[Entrada.$A$8:.$D$1605];4;0))" office:value-type="float" office:value="0">
            <text:p>0</text:p>
          </table:table-cell>
          <table:table-cell table:number-columns-repeated="6"/>
          <table:table-cell table:style-name="ce29" table:formula="of:=[.C4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7];[Entrada.$A$8:.$C$1606];3;0)) = 1; 0;VLOOKUP([.E437];[Entrada.$A$8:.$C$1606];3;0)*[.C4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6</text:p>
          </table:table-cell>
          <table:table-cell table:number-columns-repeated="2"/>
          <table:table-cell/>
          <table:table-cell table:style-name="ce12" office:value-type="string">
            <text:p>11,36</text:p>
          </table:table-cell>
          <table:table-cell table:style-name="ce21" table:formula="of:=IF(ISNA(VLOOKUP([.E438];[Entrada.$A$8:.$B$1605];2;0)) = 1; 0;VLOOKUP([.E438];[Entrada.$A$8:.$B$1605];2;0))" office:value-type="float" office:value="0">
            <text:p>0</text:p>
          </table:table-cell>
          <table:table-cell table:formula="of:=IF(ISNA(VLOOKUP([.E438];[Entrada.$A$8:.$D$1605];4;0)) = 1; 0;VLOOKUP([.E438];[Entrada.$A$8:.$D$1605];4;0))" office:value-type="float" office:value="0">
            <text:p>0</text:p>
          </table:table-cell>
          <table:table-cell table:number-columns-repeated="6"/>
          <table:table-cell table:style-name="ce29" table:formula="of:=[.C4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8];[Entrada.$A$8:.$C$1606];3;0)) = 1; 0;VLOOKUP([.E438];[Entrada.$A$8:.$C$1606];3;0)*[.C4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7</text:p>
          </table:table-cell>
          <table:table-cell table:number-columns-repeated="2"/>
          <table:table-cell/>
          <table:table-cell table:style-name="ce12" office:value-type="string">
            <text:p>11,37</text:p>
          </table:table-cell>
          <table:table-cell table:style-name="ce21" table:formula="of:=IF(ISNA(VLOOKUP([.E439];[Entrada.$A$8:.$B$1605];2;0)) = 1; 0;VLOOKUP([.E439];[Entrada.$A$8:.$B$1605];2;0))" office:value-type="float" office:value="0">
            <text:p>0</text:p>
          </table:table-cell>
          <table:table-cell table:formula="of:=IF(ISNA(VLOOKUP([.E439];[Entrada.$A$8:.$D$1605];4;0)) = 1; 0;VLOOKUP([.E439];[Entrada.$A$8:.$D$1605];4;0))" office:value-type="float" office:value="0">
            <text:p>0</text:p>
          </table:table-cell>
          <table:table-cell table:number-columns-repeated="6"/>
          <table:table-cell table:style-name="ce29" table:formula="of:=[.C4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39];[Entrada.$A$8:.$C$1606];3;0)) = 1; 0;VLOOKUP([.E439];[Entrada.$A$8:.$C$1606];3;0)*[.C4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8</text:p>
          </table:table-cell>
          <table:table-cell table:number-columns-repeated="2"/>
          <table:table-cell/>
          <table:table-cell table:style-name="ce12" office:value-type="string">
            <text:p>11,38</text:p>
          </table:table-cell>
          <table:table-cell table:style-name="ce21" table:formula="of:=IF(ISNA(VLOOKUP([.E440];[Entrada.$A$8:.$B$1605];2;0)) = 1; 0;VLOOKUP([.E440];[Entrada.$A$8:.$B$1605];2;0))" office:value-type="float" office:value="0">
            <text:p>0</text:p>
          </table:table-cell>
          <table:table-cell table:formula="of:=IF(ISNA(VLOOKUP([.E440];[Entrada.$A$8:.$D$1605];4;0)) = 1; 0;VLOOKUP([.E440];[Entrada.$A$8:.$D$1605];4;0))" office:value-type="float" office:value="0">
            <text:p>0</text:p>
          </table:table-cell>
          <table:table-cell table:number-columns-repeated="6"/>
          <table:table-cell table:style-name="ce29" table:formula="of:=[.C4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0];[Entrada.$A$8:.$C$1606];3;0)) = 1; 0;VLOOKUP([.E440];[Entrada.$A$8:.$C$1606];3;0)*[.C4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39</text:p>
          </table:table-cell>
          <table:table-cell table:number-columns-repeated="2"/>
          <table:table-cell/>
          <table:table-cell table:style-name="ce12" office:value-type="string">
            <text:p>11,39</text:p>
          </table:table-cell>
          <table:table-cell table:style-name="ce21" table:formula="of:=IF(ISNA(VLOOKUP([.E441];[Entrada.$A$8:.$B$1605];2;0)) = 1; 0;VLOOKUP([.E441];[Entrada.$A$8:.$B$1605];2;0))" office:value-type="float" office:value="0">
            <text:p>0</text:p>
          </table:table-cell>
          <table:table-cell table:formula="of:=IF(ISNA(VLOOKUP([.E441];[Entrada.$A$8:.$D$1605];4;0)) = 1; 0;VLOOKUP([.E441];[Entrada.$A$8:.$D$1605];4;0))" office:value-type="float" office:value="0">
            <text:p>0</text:p>
          </table:table-cell>
          <table:table-cell table:number-columns-repeated="6"/>
          <table:table-cell table:style-name="ce29" table:formula="of:=[.C4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1];[Entrada.$A$8:.$C$1606];3;0)) = 1; 0;VLOOKUP([.E441];[Entrada.$A$8:.$C$1606];3;0)*[.C4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1,40</text:p>
          </table:table-cell>
          <table:table-cell table:number-columns-repeated="2"/>
          <table:table-cell/>
          <table:table-cell table:style-name="ce12" office:value-type="string">
            <text:p>11,40</text:p>
          </table:table-cell>
          <table:table-cell table:style-name="ce21" table:formula="of:=IF(ISNA(VLOOKUP([.E442];[Entrada.$A$8:.$B$1605];2;0)) = 1; 0;VLOOKUP([.E442];[Entrada.$A$8:.$B$1605];2;0))" office:value-type="float" office:value="0">
            <text:p>0</text:p>
          </table:table-cell>
          <table:table-cell table:formula="of:=IF(ISNA(VLOOKUP([.E442];[Entrada.$A$8:.$D$1605];4;0)) = 1; 0;VLOOKUP([.E442];[Entrada.$A$8:.$D$1605];4;0))" office:value-type="float" office:value="0">
            <text:p>0</text:p>
          </table:table-cell>
          <table:table-cell table:number-columns-repeated="6"/>
          <table:table-cell table:style-name="ce29" table:formula="of:=[.C4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2];[Entrada.$A$8:.$C$1606];3;0)) = 1; 0;VLOOKUP([.E442];[Entrada.$A$8:.$C$1606];3;0)*[.C4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</text:p>
          </table:table-cell>
          <table:table-cell table:number-columns-repeated="2"/>
          <table:table-cell/>
          <table:table-cell table:style-name="ce12" office:value-type="string">
            <text:p>12,1</text:p>
          </table:table-cell>
          <table:table-cell table:style-name="ce21" table:formula="of:=IF(ISNA(VLOOKUP([.E443];[Entrada.$A$8:.$B$1605];2;0)) = 1; 0;VLOOKUP([.E443];[Entrada.$A$8:.$B$1605];2;0))" office:value-type="float" office:value="0">
            <text:p>0</text:p>
          </table:table-cell>
          <table:table-cell table:formula="of:=IF(ISNA(VLOOKUP([.E443];[Entrada.$A$8:.$D$1605];4;0)) = 1; 0;VLOOKUP([.E443];[Entrada.$A$8:.$D$1605];4;0))" office:value-type="float" office:value="0">
            <text:p>0</text:p>
          </table:table-cell>
          <table:table-cell table:number-columns-repeated="6"/>
          <table:table-cell table:style-name="ce29" table:formula="of:=[.C4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3];[Entrada.$A$8:.$C$1606];3;0)) = 1; 0;VLOOKUP([.E443];[Entrada.$A$8:.$C$1606];3;0)*[.C4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</text:p>
          </table:table-cell>
          <table:table-cell table:number-columns-repeated="2"/>
          <table:table-cell/>
          <table:table-cell table:style-name="ce12" office:value-type="string">
            <text:p>12,2</text:p>
          </table:table-cell>
          <table:table-cell table:style-name="ce21" table:formula="of:=IF(ISNA(VLOOKUP([.E444];[Entrada.$A$8:.$B$1605];2;0)) = 1; 0;VLOOKUP([.E444];[Entrada.$A$8:.$B$1605];2;0))" office:value-type="float" office:value="0">
            <text:p>0</text:p>
          </table:table-cell>
          <table:table-cell table:formula="of:=IF(ISNA(VLOOKUP([.E444];[Entrada.$A$8:.$D$1605];4;0)) = 1; 0;VLOOKUP([.E444];[Entrada.$A$8:.$D$1605];4;0))" office:value-type="float" office:value="0">
            <text:p>0</text:p>
          </table:table-cell>
          <table:table-cell table:number-columns-repeated="6"/>
          <table:table-cell table:style-name="ce29" table:formula="of:=[.C4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4];[Entrada.$A$8:.$C$1606];3;0)) = 1; 0;VLOOKUP([.E444];[Entrada.$A$8:.$C$1606];3;0)*[.C4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</text:p>
          </table:table-cell>
          <table:table-cell table:number-columns-repeated="2"/>
          <table:table-cell/>
          <table:table-cell table:style-name="ce12" office:value-type="string">
            <text:p>12,3</text:p>
          </table:table-cell>
          <table:table-cell table:style-name="ce21" table:formula="of:=IF(ISNA(VLOOKUP([.E445];[Entrada.$A$8:.$B$1605];2;0)) = 1; 0;VLOOKUP([.E445];[Entrada.$A$8:.$B$1605];2;0))" office:value-type="float" office:value="0">
            <text:p>0</text:p>
          </table:table-cell>
          <table:table-cell table:formula="of:=IF(ISNA(VLOOKUP([.E445];[Entrada.$A$8:.$D$1605];4;0)) = 1; 0;VLOOKUP([.E445];[Entrada.$A$8:.$D$1605];4;0))" office:value-type="float" office:value="0">
            <text:p>0</text:p>
          </table:table-cell>
          <table:table-cell table:number-columns-repeated="6"/>
          <table:table-cell table:style-name="ce29" table:formula="of:=[.C4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5];[Entrada.$A$8:.$C$1606];3;0)) = 1; 0;VLOOKUP([.E445];[Entrada.$A$8:.$C$1606];3;0)*[.C4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4</text:p>
          </table:table-cell>
          <table:table-cell table:number-columns-repeated="2"/>
          <table:table-cell/>
          <table:table-cell table:style-name="ce12" office:value-type="string">
            <text:p>12,4</text:p>
          </table:table-cell>
          <table:table-cell table:style-name="ce21" table:formula="of:=IF(ISNA(VLOOKUP([.E446];[Entrada.$A$8:.$B$1605];2;0)) = 1; 0;VLOOKUP([.E446];[Entrada.$A$8:.$B$1605];2;0))" office:value-type="float" office:value="0">
            <text:p>0</text:p>
          </table:table-cell>
          <table:table-cell table:formula="of:=IF(ISNA(VLOOKUP([.E446];[Entrada.$A$8:.$D$1605];4;0)) = 1; 0;VLOOKUP([.E446];[Entrada.$A$8:.$D$1605];4;0))" office:value-type="float" office:value="0">
            <text:p>0</text:p>
          </table:table-cell>
          <table:table-cell table:number-columns-repeated="6"/>
          <table:table-cell table:style-name="ce29" table:formula="of:=[.C4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6];[Entrada.$A$8:.$C$1606];3;0)) = 1; 0;VLOOKUP([.E446];[Entrada.$A$8:.$C$1606];3;0)*[.C4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5</text:p>
          </table:table-cell>
          <table:table-cell table:number-columns-repeated="2"/>
          <table:table-cell/>
          <table:table-cell table:style-name="ce12" office:value-type="string">
            <text:p>12,5</text:p>
          </table:table-cell>
          <table:table-cell table:style-name="ce21" table:formula="of:=IF(ISNA(VLOOKUP([.E447];[Entrada.$A$8:.$B$1605];2;0)) = 1; 0;VLOOKUP([.E447];[Entrada.$A$8:.$B$1605];2;0))" office:value-type="float" office:value="0">
            <text:p>0</text:p>
          </table:table-cell>
          <table:table-cell table:formula="of:=IF(ISNA(VLOOKUP([.E447];[Entrada.$A$8:.$D$1605];4;0)) = 1; 0;VLOOKUP([.E447];[Entrada.$A$8:.$D$1605];4;0))" office:value-type="float" office:value="0">
            <text:p>0</text:p>
          </table:table-cell>
          <table:table-cell table:number-columns-repeated="6"/>
          <table:table-cell table:style-name="ce29" table:formula="of:=[.C4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7];[Entrada.$A$8:.$C$1606];3;0)) = 1; 0;VLOOKUP([.E447];[Entrada.$A$8:.$C$1606];3;0)*[.C4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6</text:p>
          </table:table-cell>
          <table:table-cell table:number-columns-repeated="2"/>
          <table:table-cell/>
          <table:table-cell table:style-name="ce12" office:value-type="string">
            <text:p>12,6</text:p>
          </table:table-cell>
          <table:table-cell table:style-name="ce21" table:formula="of:=IF(ISNA(VLOOKUP([.E448];[Entrada.$A$8:.$B$1605];2;0)) = 1; 0;VLOOKUP([.E448];[Entrada.$A$8:.$B$1605];2;0))" office:value-type="float" office:value="0">
            <text:p>0</text:p>
          </table:table-cell>
          <table:table-cell table:formula="of:=IF(ISNA(VLOOKUP([.E448];[Entrada.$A$8:.$D$1605];4;0)) = 1; 0;VLOOKUP([.E448];[Entrada.$A$8:.$D$1605];4;0))" office:value-type="float" office:value="0">
            <text:p>0</text:p>
          </table:table-cell>
          <table:table-cell table:number-columns-repeated="6"/>
          <table:table-cell table:style-name="ce29" table:formula="of:=[.C4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8];[Entrada.$A$8:.$C$1606];3;0)) = 1; 0;VLOOKUP([.E448];[Entrada.$A$8:.$C$1606];3;0)*[.C4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7</text:p>
          </table:table-cell>
          <table:table-cell table:number-columns-repeated="2"/>
          <table:table-cell/>
          <table:table-cell table:style-name="ce12" office:value-type="string">
            <text:p>12,7</text:p>
          </table:table-cell>
          <table:table-cell table:style-name="ce21" table:formula="of:=IF(ISNA(VLOOKUP([.E449];[Entrada.$A$8:.$B$1605];2;0)) = 1; 0;VLOOKUP([.E449];[Entrada.$A$8:.$B$1605];2;0))" office:value-type="float" office:value="0">
            <text:p>0</text:p>
          </table:table-cell>
          <table:table-cell table:formula="of:=IF(ISNA(VLOOKUP([.E449];[Entrada.$A$8:.$D$1605];4;0)) = 1; 0;VLOOKUP([.E449];[Entrada.$A$8:.$D$1605];4;0))" office:value-type="float" office:value="0">
            <text:p>0</text:p>
          </table:table-cell>
          <table:table-cell table:number-columns-repeated="6"/>
          <table:table-cell table:style-name="ce29" table:formula="of:=[.C4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49];[Entrada.$A$8:.$C$1606];3;0)) = 1; 0;VLOOKUP([.E449];[Entrada.$A$8:.$C$1606];3;0)*[.C4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8</text:p>
          </table:table-cell>
          <table:table-cell table:number-columns-repeated="2"/>
          <table:table-cell/>
          <table:table-cell table:style-name="ce12" office:value-type="string">
            <text:p>12,8</text:p>
          </table:table-cell>
          <table:table-cell table:style-name="ce21" table:formula="of:=IF(ISNA(VLOOKUP([.E450];[Entrada.$A$8:.$B$1605];2;0)) = 1; 0;VLOOKUP([.E450];[Entrada.$A$8:.$B$1605];2;0))" office:value-type="float" office:value="0">
            <text:p>0</text:p>
          </table:table-cell>
          <table:table-cell table:formula="of:=IF(ISNA(VLOOKUP([.E450];[Entrada.$A$8:.$D$1605];4;0)) = 1; 0;VLOOKUP([.E450];[Entrada.$A$8:.$D$1605];4;0))" office:value-type="float" office:value="0">
            <text:p>0</text:p>
          </table:table-cell>
          <table:table-cell table:number-columns-repeated="6"/>
          <table:table-cell table:style-name="ce29" table:formula="of:=[.C4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0];[Entrada.$A$8:.$C$1606];3;0)) = 1; 0;VLOOKUP([.E450];[Entrada.$A$8:.$C$1606];3;0)*[.C4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9</text:p>
          </table:table-cell>
          <table:table-cell table:number-columns-repeated="2"/>
          <table:table-cell/>
          <table:table-cell table:style-name="ce12" office:value-type="string">
            <text:p>12,9</text:p>
          </table:table-cell>
          <table:table-cell table:style-name="ce21" table:formula="of:=IF(ISNA(VLOOKUP([.E451];[Entrada.$A$8:.$B$1605];2;0)) = 1; 0;VLOOKUP([.E451];[Entrada.$A$8:.$B$1605];2;0))" office:value-type="float" office:value="0">
            <text:p>0</text:p>
          </table:table-cell>
          <table:table-cell table:formula="of:=IF(ISNA(VLOOKUP([.E451];[Entrada.$A$8:.$D$1605];4;0)) = 1; 0;VLOOKUP([.E451];[Entrada.$A$8:.$D$1605];4;0))" office:value-type="float" office:value="0">
            <text:p>0</text:p>
          </table:table-cell>
          <table:table-cell table:number-columns-repeated="6"/>
          <table:table-cell table:style-name="ce29" table:formula="of:=[.C4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1];[Entrada.$A$8:.$C$1606];3;0)) = 1; 0;VLOOKUP([.E451];[Entrada.$A$8:.$C$1606];3;0)*[.C4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0</text:p>
          </table:table-cell>
          <table:table-cell table:number-columns-repeated="2"/>
          <table:table-cell/>
          <table:table-cell table:style-name="ce12" office:value-type="string">
            <text:p>12,10</text:p>
          </table:table-cell>
          <table:table-cell table:style-name="ce21" table:formula="of:=IF(ISNA(VLOOKUP([.E452];[Entrada.$A$8:.$B$1605];2;0)) = 1; 0;VLOOKUP([.E452];[Entrada.$A$8:.$B$1605];2;0))" office:value-type="float" office:value="0">
            <text:p>0</text:p>
          </table:table-cell>
          <table:table-cell table:formula="of:=IF(ISNA(VLOOKUP([.E452];[Entrada.$A$8:.$D$1605];4;0)) = 1; 0;VLOOKUP([.E452];[Entrada.$A$8:.$D$1605];4;0))" office:value-type="float" office:value="0">
            <text:p>0</text:p>
          </table:table-cell>
          <table:table-cell table:number-columns-repeated="6"/>
          <table:table-cell table:style-name="ce29" table:formula="of:=[.C4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2];[Entrada.$A$8:.$C$1606];3;0)) = 1; 0;VLOOKUP([.E452];[Entrada.$A$8:.$C$1606];3;0)*[.C4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1</text:p>
          </table:table-cell>
          <table:table-cell table:number-columns-repeated="2"/>
          <table:table-cell/>
          <table:table-cell table:style-name="ce12" office:value-type="string">
            <text:p>12,11</text:p>
          </table:table-cell>
          <table:table-cell table:style-name="ce21" table:formula="of:=IF(ISNA(VLOOKUP([.E453];[Entrada.$A$8:.$B$1605];2;0)) = 1; 0;VLOOKUP([.E453];[Entrada.$A$8:.$B$1605];2;0))" office:value-type="float" office:value="0">
            <text:p>0</text:p>
          </table:table-cell>
          <table:table-cell table:formula="of:=IF(ISNA(VLOOKUP([.E453];[Entrada.$A$8:.$D$1605];4;0)) = 1; 0;VLOOKUP([.E453];[Entrada.$A$8:.$D$1605];4;0))" office:value-type="float" office:value="0">
            <text:p>0</text:p>
          </table:table-cell>
          <table:table-cell table:number-columns-repeated="6"/>
          <table:table-cell table:style-name="ce29" table:formula="of:=[.C4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3];[Entrada.$A$8:.$C$1606];3;0)) = 1; 0;VLOOKUP([.E453];[Entrada.$A$8:.$C$1606];3;0)*[.C4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2</text:p>
          </table:table-cell>
          <table:table-cell table:number-columns-repeated="2"/>
          <table:table-cell/>
          <table:table-cell table:style-name="ce12" office:value-type="string">
            <text:p>12,12</text:p>
          </table:table-cell>
          <table:table-cell table:style-name="ce21" table:formula="of:=IF(ISNA(VLOOKUP([.E454];[Entrada.$A$8:.$B$1605];2;0)) = 1; 0;VLOOKUP([.E454];[Entrada.$A$8:.$B$1605];2;0))" office:value-type="float" office:value="0">
            <text:p>0</text:p>
          </table:table-cell>
          <table:table-cell table:formula="of:=IF(ISNA(VLOOKUP([.E454];[Entrada.$A$8:.$D$1605];4;0)) = 1; 0;VLOOKUP([.E454];[Entrada.$A$8:.$D$1605];4;0))" office:value-type="float" office:value="0">
            <text:p>0</text:p>
          </table:table-cell>
          <table:table-cell table:number-columns-repeated="6"/>
          <table:table-cell table:style-name="ce29" table:formula="of:=[.C4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4];[Entrada.$A$8:.$C$1606];3;0)) = 1; 0;VLOOKUP([.E454];[Entrada.$A$8:.$C$1606];3;0)*[.C4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3</text:p>
          </table:table-cell>
          <table:table-cell table:number-columns-repeated="2"/>
          <table:table-cell/>
          <table:table-cell table:style-name="ce12" office:value-type="string">
            <text:p>12,13</text:p>
          </table:table-cell>
          <table:table-cell table:style-name="ce21" table:formula="of:=IF(ISNA(VLOOKUP([.E455];[Entrada.$A$8:.$B$1605];2;0)) = 1; 0;VLOOKUP([.E455];[Entrada.$A$8:.$B$1605];2;0))" office:value-type="float" office:value="0">
            <text:p>0</text:p>
          </table:table-cell>
          <table:table-cell table:formula="of:=IF(ISNA(VLOOKUP([.E455];[Entrada.$A$8:.$D$1605];4;0)) = 1; 0;VLOOKUP([.E455];[Entrada.$A$8:.$D$1605];4;0))" office:value-type="float" office:value="0">
            <text:p>0</text:p>
          </table:table-cell>
          <table:table-cell table:number-columns-repeated="6"/>
          <table:table-cell table:style-name="ce29" table:formula="of:=[.C4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5];[Entrada.$A$8:.$C$1606];3;0)) = 1; 0;VLOOKUP([.E455];[Entrada.$A$8:.$C$1606];3;0)*[.C4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4</text:p>
          </table:table-cell>
          <table:table-cell table:number-columns-repeated="2"/>
          <table:table-cell/>
          <table:table-cell table:style-name="ce12" office:value-type="string">
            <text:p>12,14</text:p>
          </table:table-cell>
          <table:table-cell table:style-name="ce21" table:formula="of:=IF(ISNA(VLOOKUP([.E456];[Entrada.$A$8:.$B$1605];2;0)) = 1; 0;VLOOKUP([.E456];[Entrada.$A$8:.$B$1605];2;0))" office:value-type="float" office:value="0">
            <text:p>0</text:p>
          </table:table-cell>
          <table:table-cell table:formula="of:=IF(ISNA(VLOOKUP([.E456];[Entrada.$A$8:.$D$1605];4;0)) = 1; 0;VLOOKUP([.E456];[Entrada.$A$8:.$D$1605];4;0))" office:value-type="float" office:value="0">
            <text:p>0</text:p>
          </table:table-cell>
          <table:table-cell table:number-columns-repeated="6"/>
          <table:table-cell table:style-name="ce29" table:formula="of:=[.C4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6];[Entrada.$A$8:.$C$1606];3;0)) = 1; 0;VLOOKUP([.E456];[Entrada.$A$8:.$C$1606];3;0)*[.C4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5</text:p>
          </table:table-cell>
          <table:table-cell table:number-columns-repeated="2"/>
          <table:table-cell/>
          <table:table-cell table:style-name="ce12" office:value-type="string">
            <text:p>12,15</text:p>
          </table:table-cell>
          <table:table-cell table:style-name="ce21" table:formula="of:=IF(ISNA(VLOOKUP([.E457];[Entrada.$A$8:.$B$1605];2;0)) = 1; 0;VLOOKUP([.E457];[Entrada.$A$8:.$B$1605];2;0))" office:value-type="float" office:value="0">
            <text:p>0</text:p>
          </table:table-cell>
          <table:table-cell table:formula="of:=IF(ISNA(VLOOKUP([.E457];[Entrada.$A$8:.$D$1605];4;0)) = 1; 0;VLOOKUP([.E457];[Entrada.$A$8:.$D$1605];4;0))" office:value-type="float" office:value="0">
            <text:p>0</text:p>
          </table:table-cell>
          <table:table-cell table:number-columns-repeated="6"/>
          <table:table-cell table:style-name="ce29" table:formula="of:=[.C4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7];[Entrada.$A$8:.$C$1606];3;0)) = 1; 0;VLOOKUP([.E457];[Entrada.$A$8:.$C$1606];3;0)*[.C4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6</text:p>
          </table:table-cell>
          <table:table-cell table:number-columns-repeated="2"/>
          <table:table-cell/>
          <table:table-cell table:style-name="ce12" office:value-type="string">
            <text:p>12,16</text:p>
          </table:table-cell>
          <table:table-cell table:style-name="ce21" table:formula="of:=IF(ISNA(VLOOKUP([.E458];[Entrada.$A$8:.$B$1605];2;0)) = 1; 0;VLOOKUP([.E458];[Entrada.$A$8:.$B$1605];2;0))" office:value-type="float" office:value="0">
            <text:p>0</text:p>
          </table:table-cell>
          <table:table-cell table:formula="of:=IF(ISNA(VLOOKUP([.E458];[Entrada.$A$8:.$D$1605];4;0)) = 1; 0;VLOOKUP([.E458];[Entrada.$A$8:.$D$1605];4;0))" office:value-type="float" office:value="0">
            <text:p>0</text:p>
          </table:table-cell>
          <table:table-cell table:number-columns-repeated="6"/>
          <table:table-cell table:style-name="ce29" table:formula="of:=[.C4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8];[Entrada.$A$8:.$C$1606];3;0)) = 1; 0;VLOOKUP([.E458];[Entrada.$A$8:.$C$1606];3;0)*[.C4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7</text:p>
          </table:table-cell>
          <table:table-cell table:number-columns-repeated="2"/>
          <table:table-cell/>
          <table:table-cell table:style-name="ce12" office:value-type="string">
            <text:p>12,17</text:p>
          </table:table-cell>
          <table:table-cell table:style-name="ce21" table:formula="of:=IF(ISNA(VLOOKUP([.E459];[Entrada.$A$8:.$B$1605];2;0)) = 1; 0;VLOOKUP([.E459];[Entrada.$A$8:.$B$1605];2;0))" office:value-type="float" office:value="0">
            <text:p>0</text:p>
          </table:table-cell>
          <table:table-cell table:formula="of:=IF(ISNA(VLOOKUP([.E459];[Entrada.$A$8:.$D$1605];4;0)) = 1; 0;VLOOKUP([.E459];[Entrada.$A$8:.$D$1605];4;0))" office:value-type="float" office:value="0">
            <text:p>0</text:p>
          </table:table-cell>
          <table:table-cell table:number-columns-repeated="6"/>
          <table:table-cell table:style-name="ce29" table:formula="of:=[.C4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59];[Entrada.$A$8:.$C$1606];3;0)) = 1; 0;VLOOKUP([.E459];[Entrada.$A$8:.$C$1606];3;0)*[.C4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8</text:p>
          </table:table-cell>
          <table:table-cell table:number-columns-repeated="2"/>
          <table:table-cell/>
          <table:table-cell table:style-name="ce12" office:value-type="string">
            <text:p>12,18</text:p>
          </table:table-cell>
          <table:table-cell table:style-name="ce21" table:formula="of:=IF(ISNA(VLOOKUP([.E460];[Entrada.$A$8:.$B$1605];2;0)) = 1; 0;VLOOKUP([.E460];[Entrada.$A$8:.$B$1605];2;0))" office:value-type="float" office:value="0">
            <text:p>0</text:p>
          </table:table-cell>
          <table:table-cell table:formula="of:=IF(ISNA(VLOOKUP([.E460];[Entrada.$A$8:.$D$1605];4;0)) = 1; 0;VLOOKUP([.E460];[Entrada.$A$8:.$D$1605];4;0))" office:value-type="float" office:value="0">
            <text:p>0</text:p>
          </table:table-cell>
          <table:table-cell table:number-columns-repeated="6"/>
          <table:table-cell table:style-name="ce29" table:formula="of:=[.C4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0];[Entrada.$A$8:.$C$1606];3;0)) = 1; 0;VLOOKUP([.E460];[Entrada.$A$8:.$C$1606];3;0)*[.C4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19</text:p>
          </table:table-cell>
          <table:table-cell table:number-columns-repeated="2"/>
          <table:table-cell/>
          <table:table-cell table:style-name="ce12" office:value-type="string">
            <text:p>12,19</text:p>
          </table:table-cell>
          <table:table-cell table:style-name="ce21" table:formula="of:=IF(ISNA(VLOOKUP([.E461];[Entrada.$A$8:.$B$1605];2;0)) = 1; 0;VLOOKUP([.E461];[Entrada.$A$8:.$B$1605];2;0))" office:value-type="float" office:value="0">
            <text:p>0</text:p>
          </table:table-cell>
          <table:table-cell table:formula="of:=IF(ISNA(VLOOKUP([.E461];[Entrada.$A$8:.$D$1605];4;0)) = 1; 0;VLOOKUP([.E461];[Entrada.$A$8:.$D$1605];4;0))" office:value-type="float" office:value="0">
            <text:p>0</text:p>
          </table:table-cell>
          <table:table-cell table:number-columns-repeated="6"/>
          <table:table-cell table:style-name="ce29" table:formula="of:=[.C4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1];[Entrada.$A$8:.$C$1606];3;0)) = 1; 0;VLOOKUP([.E461];[Entrada.$A$8:.$C$1606];3;0)*[.C4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0</text:p>
          </table:table-cell>
          <table:table-cell table:number-columns-repeated="2"/>
          <table:table-cell/>
          <table:table-cell table:style-name="ce12" office:value-type="string">
            <text:p>12,20</text:p>
          </table:table-cell>
          <table:table-cell table:style-name="ce21" table:formula="of:=IF(ISNA(VLOOKUP([.E462];[Entrada.$A$8:.$B$1605];2;0)) = 1; 0;VLOOKUP([.E462];[Entrada.$A$8:.$B$1605];2;0))" office:value-type="float" office:value="0">
            <text:p>0</text:p>
          </table:table-cell>
          <table:table-cell table:formula="of:=IF(ISNA(VLOOKUP([.E462];[Entrada.$A$8:.$D$1605];4;0)) = 1; 0;VLOOKUP([.E462];[Entrada.$A$8:.$D$1605];4;0))" office:value-type="float" office:value="0">
            <text:p>0</text:p>
          </table:table-cell>
          <table:table-cell table:number-columns-repeated="6"/>
          <table:table-cell table:style-name="ce29" table:formula="of:=[.C4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2];[Entrada.$A$8:.$C$1606];3;0)) = 1; 0;VLOOKUP([.E462];[Entrada.$A$8:.$C$1606];3;0)*[.C4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1</text:p>
          </table:table-cell>
          <table:table-cell table:number-columns-repeated="2"/>
          <table:table-cell/>
          <table:table-cell table:style-name="ce12" office:value-type="string">
            <text:p>12,21</text:p>
          </table:table-cell>
          <table:table-cell table:style-name="ce21" table:formula="of:=IF(ISNA(VLOOKUP([.E463];[Entrada.$A$8:.$B$1605];2;0)) = 1; 0;VLOOKUP([.E463];[Entrada.$A$8:.$B$1605];2;0))" office:value-type="float" office:value="0">
            <text:p>0</text:p>
          </table:table-cell>
          <table:table-cell table:formula="of:=IF(ISNA(VLOOKUP([.E463];[Entrada.$A$8:.$D$1605];4;0)) = 1; 0;VLOOKUP([.E463];[Entrada.$A$8:.$D$1605];4;0))" office:value-type="float" office:value="0">
            <text:p>0</text:p>
          </table:table-cell>
          <table:table-cell table:number-columns-repeated="6"/>
          <table:table-cell table:style-name="ce29" table:formula="of:=[.C4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3];[Entrada.$A$8:.$C$1606];3;0)) = 1; 0;VLOOKUP([.E463];[Entrada.$A$8:.$C$1606];3;0)*[.C4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2</text:p>
          </table:table-cell>
          <table:table-cell table:number-columns-repeated="2"/>
          <table:table-cell/>
          <table:table-cell table:style-name="ce12" office:value-type="string">
            <text:p>12,22</text:p>
          </table:table-cell>
          <table:table-cell table:style-name="ce21" table:formula="of:=IF(ISNA(VLOOKUP([.E464];[Entrada.$A$8:.$B$1605];2;0)) = 1; 0;VLOOKUP([.E464];[Entrada.$A$8:.$B$1605];2;0))" office:value-type="float" office:value="0">
            <text:p>0</text:p>
          </table:table-cell>
          <table:table-cell table:formula="of:=IF(ISNA(VLOOKUP([.E464];[Entrada.$A$8:.$D$1605];4;0)) = 1; 0;VLOOKUP([.E464];[Entrada.$A$8:.$D$1605];4;0))" office:value-type="float" office:value="0">
            <text:p>0</text:p>
          </table:table-cell>
          <table:table-cell table:number-columns-repeated="6"/>
          <table:table-cell table:style-name="ce29" table:formula="of:=[.C4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4];[Entrada.$A$8:.$C$1606];3;0)) = 1; 0;VLOOKUP([.E464];[Entrada.$A$8:.$C$1606];3;0)*[.C4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3</text:p>
          </table:table-cell>
          <table:table-cell table:number-columns-repeated="2"/>
          <table:table-cell/>
          <table:table-cell table:style-name="ce12" office:value-type="string">
            <text:p>12,23</text:p>
          </table:table-cell>
          <table:table-cell table:style-name="ce21" table:formula="of:=IF(ISNA(VLOOKUP([.E465];[Entrada.$A$8:.$B$1605];2;0)) = 1; 0;VLOOKUP([.E465];[Entrada.$A$8:.$B$1605];2;0))" office:value-type="float" office:value="0">
            <text:p>0</text:p>
          </table:table-cell>
          <table:table-cell table:formula="of:=IF(ISNA(VLOOKUP([.E465];[Entrada.$A$8:.$D$1605];4;0)) = 1; 0;VLOOKUP([.E465];[Entrada.$A$8:.$D$1605];4;0))" office:value-type="float" office:value="0">
            <text:p>0</text:p>
          </table:table-cell>
          <table:table-cell table:number-columns-repeated="6"/>
          <table:table-cell table:style-name="ce29" table:formula="of:=[.C4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5];[Entrada.$A$8:.$C$1606];3;0)) = 1; 0;VLOOKUP([.E465];[Entrada.$A$8:.$C$1606];3;0)*[.C4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4</text:p>
          </table:table-cell>
          <table:table-cell table:number-columns-repeated="2"/>
          <table:table-cell/>
          <table:table-cell table:style-name="ce12" office:value-type="string">
            <text:p>12,24</text:p>
          </table:table-cell>
          <table:table-cell table:style-name="ce21" table:formula="of:=IF(ISNA(VLOOKUP([.E466];[Entrada.$A$8:.$B$1605];2;0)) = 1; 0;VLOOKUP([.E466];[Entrada.$A$8:.$B$1605];2;0))" office:value-type="float" office:value="0">
            <text:p>0</text:p>
          </table:table-cell>
          <table:table-cell table:formula="of:=IF(ISNA(VLOOKUP([.E466];[Entrada.$A$8:.$D$1605];4;0)) = 1; 0;VLOOKUP([.E466];[Entrada.$A$8:.$D$1605];4;0))" office:value-type="float" office:value="0">
            <text:p>0</text:p>
          </table:table-cell>
          <table:table-cell table:number-columns-repeated="6"/>
          <table:table-cell table:style-name="ce29" table:formula="of:=[.C4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6];[Entrada.$A$8:.$C$1606];3;0)) = 1; 0;VLOOKUP([.E466];[Entrada.$A$8:.$C$1606];3;0)*[.C4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5</text:p>
          </table:table-cell>
          <table:table-cell table:number-columns-repeated="2"/>
          <table:table-cell/>
          <table:table-cell table:style-name="ce12" office:value-type="string">
            <text:p>12,25</text:p>
          </table:table-cell>
          <table:table-cell table:style-name="ce21" table:formula="of:=IF(ISNA(VLOOKUP([.E467];[Entrada.$A$8:.$B$1605];2;0)) = 1; 0;VLOOKUP([.E467];[Entrada.$A$8:.$B$1605];2;0))" office:value-type="float" office:value="0">
            <text:p>0</text:p>
          </table:table-cell>
          <table:table-cell table:formula="of:=IF(ISNA(VLOOKUP([.E467];[Entrada.$A$8:.$D$1605];4;0)) = 1; 0;VLOOKUP([.E467];[Entrada.$A$8:.$D$1605];4;0))" office:value-type="float" office:value="0">
            <text:p>0</text:p>
          </table:table-cell>
          <table:table-cell table:number-columns-repeated="6"/>
          <table:table-cell table:style-name="ce29" table:formula="of:=[.C4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7];[Entrada.$A$8:.$C$1606];3;0)) = 1; 0;VLOOKUP([.E467];[Entrada.$A$8:.$C$1606];3;0)*[.C4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6</text:p>
          </table:table-cell>
          <table:table-cell table:number-columns-repeated="2"/>
          <table:table-cell/>
          <table:table-cell table:style-name="ce12" office:value-type="string">
            <text:p>12,26</text:p>
          </table:table-cell>
          <table:table-cell table:style-name="ce21" table:formula="of:=IF(ISNA(VLOOKUP([.E468];[Entrada.$A$8:.$B$1605];2;0)) = 1; 0;VLOOKUP([.E468];[Entrada.$A$8:.$B$1605];2;0))" office:value-type="float" office:value="0">
            <text:p>0</text:p>
          </table:table-cell>
          <table:table-cell table:formula="of:=IF(ISNA(VLOOKUP([.E468];[Entrada.$A$8:.$D$1605];4;0)) = 1; 0;VLOOKUP([.E468];[Entrada.$A$8:.$D$1605];4;0))" office:value-type="float" office:value="0">
            <text:p>0</text:p>
          </table:table-cell>
          <table:table-cell table:number-columns-repeated="6"/>
          <table:table-cell table:style-name="ce29" table:formula="of:=[.C4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8];[Entrada.$A$8:.$C$1606];3;0)) = 1; 0;VLOOKUP([.E468];[Entrada.$A$8:.$C$1606];3;0)*[.C4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7</text:p>
          </table:table-cell>
          <table:table-cell table:number-columns-repeated="2"/>
          <table:table-cell/>
          <table:table-cell table:style-name="ce12" office:value-type="string">
            <text:p>12,27</text:p>
          </table:table-cell>
          <table:table-cell table:style-name="ce21" table:formula="of:=IF(ISNA(VLOOKUP([.E469];[Entrada.$A$8:.$B$1605];2;0)) = 1; 0;VLOOKUP([.E469];[Entrada.$A$8:.$B$1605];2;0))" office:value-type="float" office:value="0">
            <text:p>0</text:p>
          </table:table-cell>
          <table:table-cell table:formula="of:=IF(ISNA(VLOOKUP([.E469];[Entrada.$A$8:.$D$1605];4;0)) = 1; 0;VLOOKUP([.E469];[Entrada.$A$8:.$D$1605];4;0))" office:value-type="float" office:value="0">
            <text:p>0</text:p>
          </table:table-cell>
          <table:table-cell table:number-columns-repeated="6"/>
          <table:table-cell table:style-name="ce29" table:formula="of:=[.C4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69];[Entrada.$A$8:.$C$1606];3;0)) = 1; 0;VLOOKUP([.E469];[Entrada.$A$8:.$C$1606];3;0)*[.C4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8</text:p>
          </table:table-cell>
          <table:table-cell table:number-columns-repeated="2"/>
          <table:table-cell/>
          <table:table-cell table:style-name="ce12" office:value-type="string">
            <text:p>12,28</text:p>
          </table:table-cell>
          <table:table-cell table:style-name="ce21" table:formula="of:=IF(ISNA(VLOOKUP([.E470];[Entrada.$A$8:.$B$1605];2;0)) = 1; 0;VLOOKUP([.E470];[Entrada.$A$8:.$B$1605];2;0))" office:value-type="float" office:value="0">
            <text:p>0</text:p>
          </table:table-cell>
          <table:table-cell table:formula="of:=IF(ISNA(VLOOKUP([.E470];[Entrada.$A$8:.$D$1605];4;0)) = 1; 0;VLOOKUP([.E470];[Entrada.$A$8:.$D$1605];4;0))" office:value-type="float" office:value="0">
            <text:p>0</text:p>
          </table:table-cell>
          <table:table-cell table:number-columns-repeated="6"/>
          <table:table-cell table:style-name="ce29" table:formula="of:=[.C4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0];[Entrada.$A$8:.$C$1606];3;0)) = 1; 0;VLOOKUP([.E470];[Entrada.$A$8:.$C$1606];3;0)*[.C4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29</text:p>
          </table:table-cell>
          <table:table-cell table:number-columns-repeated="2"/>
          <table:table-cell/>
          <table:table-cell table:style-name="ce12" office:value-type="string">
            <text:p>12,29</text:p>
          </table:table-cell>
          <table:table-cell table:style-name="ce21" table:formula="of:=IF(ISNA(VLOOKUP([.E471];[Entrada.$A$8:.$B$1605];2;0)) = 1; 0;VLOOKUP([.E471];[Entrada.$A$8:.$B$1605];2;0))" office:value-type="float" office:value="0">
            <text:p>0</text:p>
          </table:table-cell>
          <table:table-cell table:formula="of:=IF(ISNA(VLOOKUP([.E471];[Entrada.$A$8:.$D$1605];4;0)) = 1; 0;VLOOKUP([.E471];[Entrada.$A$8:.$D$1605];4;0))" office:value-type="float" office:value="0">
            <text:p>0</text:p>
          </table:table-cell>
          <table:table-cell table:number-columns-repeated="6"/>
          <table:table-cell table:style-name="ce29" table:formula="of:=[.C4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1];[Entrada.$A$8:.$C$1606];3;0)) = 1; 0;VLOOKUP([.E471];[Entrada.$A$8:.$C$1606];3;0)*[.C4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0</text:p>
          </table:table-cell>
          <table:table-cell table:number-columns-repeated="2"/>
          <table:table-cell/>
          <table:table-cell table:style-name="ce12" office:value-type="string">
            <text:p>12,30</text:p>
          </table:table-cell>
          <table:table-cell table:style-name="ce21" table:formula="of:=IF(ISNA(VLOOKUP([.E472];[Entrada.$A$8:.$B$1605];2;0)) = 1; 0;VLOOKUP([.E472];[Entrada.$A$8:.$B$1605];2;0))" office:value-type="float" office:value="0">
            <text:p>0</text:p>
          </table:table-cell>
          <table:table-cell table:formula="of:=IF(ISNA(VLOOKUP([.E472];[Entrada.$A$8:.$D$1605];4;0)) = 1; 0;VLOOKUP([.E472];[Entrada.$A$8:.$D$1605];4;0))" office:value-type="float" office:value="0">
            <text:p>0</text:p>
          </table:table-cell>
          <table:table-cell table:number-columns-repeated="6"/>
          <table:table-cell table:style-name="ce29" table:formula="of:=[.C4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2];[Entrada.$A$8:.$C$1606];3;0)) = 1; 0;VLOOKUP([.E472];[Entrada.$A$8:.$C$1606];3;0)*[.C4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1</text:p>
          </table:table-cell>
          <table:table-cell table:number-columns-repeated="2"/>
          <table:table-cell/>
          <table:table-cell table:style-name="ce12" office:value-type="string">
            <text:p>12,31</text:p>
          </table:table-cell>
          <table:table-cell table:style-name="ce21" table:formula="of:=IF(ISNA(VLOOKUP([.E473];[Entrada.$A$8:.$B$1605];2;0)) = 1; 0;VLOOKUP([.E473];[Entrada.$A$8:.$B$1605];2;0))" office:value-type="float" office:value="0">
            <text:p>0</text:p>
          </table:table-cell>
          <table:table-cell table:formula="of:=IF(ISNA(VLOOKUP([.E473];[Entrada.$A$8:.$D$1605];4;0)) = 1; 0;VLOOKUP([.E473];[Entrada.$A$8:.$D$1605];4;0))" office:value-type="float" office:value="0">
            <text:p>0</text:p>
          </table:table-cell>
          <table:table-cell table:number-columns-repeated="6"/>
          <table:table-cell table:style-name="ce29" table:formula="of:=[.C4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3];[Entrada.$A$8:.$C$1606];3;0)) = 1; 0;VLOOKUP([.E473];[Entrada.$A$8:.$C$1606];3;0)*[.C4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2</text:p>
          </table:table-cell>
          <table:table-cell table:number-columns-repeated="2"/>
          <table:table-cell/>
          <table:table-cell table:style-name="ce12" office:value-type="string">
            <text:p>12,32</text:p>
          </table:table-cell>
          <table:table-cell table:style-name="ce21" table:formula="of:=IF(ISNA(VLOOKUP([.E474];[Entrada.$A$8:.$B$1605];2;0)) = 1; 0;VLOOKUP([.E474];[Entrada.$A$8:.$B$1605];2;0))" office:value-type="float" office:value="0">
            <text:p>0</text:p>
          </table:table-cell>
          <table:table-cell table:formula="of:=IF(ISNA(VLOOKUP([.E474];[Entrada.$A$8:.$D$1605];4;0)) = 1; 0;VLOOKUP([.E474];[Entrada.$A$8:.$D$1605];4;0))" office:value-type="float" office:value="0">
            <text:p>0</text:p>
          </table:table-cell>
          <table:table-cell table:number-columns-repeated="6"/>
          <table:table-cell table:style-name="ce29" table:formula="of:=[.C4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4];[Entrada.$A$8:.$C$1606];3;0)) = 1; 0;VLOOKUP([.E474];[Entrada.$A$8:.$C$1606];3;0)*[.C4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3</text:p>
          </table:table-cell>
          <table:table-cell table:number-columns-repeated="2"/>
          <table:table-cell/>
          <table:table-cell table:style-name="ce12" office:value-type="string">
            <text:p>12,33</text:p>
          </table:table-cell>
          <table:table-cell table:style-name="ce21" table:formula="of:=IF(ISNA(VLOOKUP([.E475];[Entrada.$A$8:.$B$1605];2;0)) = 1; 0;VLOOKUP([.E475];[Entrada.$A$8:.$B$1605];2;0))" office:value-type="float" office:value="0">
            <text:p>0</text:p>
          </table:table-cell>
          <table:table-cell table:formula="of:=IF(ISNA(VLOOKUP([.E475];[Entrada.$A$8:.$D$1605];4;0)) = 1; 0;VLOOKUP([.E475];[Entrada.$A$8:.$D$1605];4;0))" office:value-type="float" office:value="0">
            <text:p>0</text:p>
          </table:table-cell>
          <table:table-cell table:number-columns-repeated="6"/>
          <table:table-cell table:style-name="ce29" table:formula="of:=[.C4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5];[Entrada.$A$8:.$C$1606];3;0)) = 1; 0;VLOOKUP([.E475];[Entrada.$A$8:.$C$1606];3;0)*[.C4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4</text:p>
          </table:table-cell>
          <table:table-cell table:number-columns-repeated="2"/>
          <table:table-cell/>
          <table:table-cell table:style-name="ce12" office:value-type="string">
            <text:p>12,34</text:p>
          </table:table-cell>
          <table:table-cell table:style-name="ce21" table:formula="of:=IF(ISNA(VLOOKUP([.E476];[Entrada.$A$8:.$B$1605];2;0)) = 1; 0;VLOOKUP([.E476];[Entrada.$A$8:.$B$1605];2;0))" office:value-type="float" office:value="0">
            <text:p>0</text:p>
          </table:table-cell>
          <table:table-cell table:formula="of:=IF(ISNA(VLOOKUP([.E476];[Entrada.$A$8:.$D$1605];4;0)) = 1; 0;VLOOKUP([.E476];[Entrada.$A$8:.$D$1605];4;0))" office:value-type="float" office:value="0">
            <text:p>0</text:p>
          </table:table-cell>
          <table:table-cell table:number-columns-repeated="6"/>
          <table:table-cell table:style-name="ce29" table:formula="of:=[.C4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6];[Entrada.$A$8:.$C$1606];3;0)) = 1; 0;VLOOKUP([.E476];[Entrada.$A$8:.$C$1606];3;0)*[.C4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5</text:p>
          </table:table-cell>
          <table:table-cell table:number-columns-repeated="2"/>
          <table:table-cell/>
          <table:table-cell table:style-name="ce12" office:value-type="string">
            <text:p>12,35</text:p>
          </table:table-cell>
          <table:table-cell table:style-name="ce21" table:formula="of:=IF(ISNA(VLOOKUP([.E477];[Entrada.$A$8:.$B$1605];2;0)) = 1; 0;VLOOKUP([.E477];[Entrada.$A$8:.$B$1605];2;0))" office:value-type="float" office:value="0">
            <text:p>0</text:p>
          </table:table-cell>
          <table:table-cell table:formula="of:=IF(ISNA(VLOOKUP([.E477];[Entrada.$A$8:.$D$1605];4;0)) = 1; 0;VLOOKUP([.E477];[Entrada.$A$8:.$D$1605];4;0))" office:value-type="float" office:value="0">
            <text:p>0</text:p>
          </table:table-cell>
          <table:table-cell table:number-columns-repeated="6"/>
          <table:table-cell table:style-name="ce29" table:formula="of:=[.C4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7];[Entrada.$A$8:.$C$1606];3;0)) = 1; 0;VLOOKUP([.E477];[Entrada.$A$8:.$C$1606];3;0)*[.C4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6</text:p>
          </table:table-cell>
          <table:table-cell table:number-columns-repeated="2"/>
          <table:table-cell/>
          <table:table-cell table:style-name="ce12" office:value-type="string">
            <text:p>12,36</text:p>
          </table:table-cell>
          <table:table-cell table:style-name="ce21" table:formula="of:=IF(ISNA(VLOOKUP([.E478];[Entrada.$A$8:.$B$1605];2;0)) = 1; 0;VLOOKUP([.E478];[Entrada.$A$8:.$B$1605];2;0))" office:value-type="float" office:value="0">
            <text:p>0</text:p>
          </table:table-cell>
          <table:table-cell table:formula="of:=IF(ISNA(VLOOKUP([.E478];[Entrada.$A$8:.$D$1605];4;0)) = 1; 0;VLOOKUP([.E478];[Entrada.$A$8:.$D$1605];4;0))" office:value-type="float" office:value="0">
            <text:p>0</text:p>
          </table:table-cell>
          <table:table-cell table:number-columns-repeated="6"/>
          <table:table-cell table:style-name="ce29" table:formula="of:=[.C4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8];[Entrada.$A$8:.$C$1606];3;0)) = 1; 0;VLOOKUP([.E478];[Entrada.$A$8:.$C$1606];3;0)*[.C4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7</text:p>
          </table:table-cell>
          <table:table-cell table:number-columns-repeated="2"/>
          <table:table-cell/>
          <table:table-cell table:style-name="ce12" office:value-type="string">
            <text:p>12,37</text:p>
          </table:table-cell>
          <table:table-cell table:style-name="ce21" table:formula="of:=IF(ISNA(VLOOKUP([.E479];[Entrada.$A$8:.$B$1605];2;0)) = 1; 0;VLOOKUP([.E479];[Entrada.$A$8:.$B$1605];2;0))" office:value-type="float" office:value="0">
            <text:p>0</text:p>
          </table:table-cell>
          <table:table-cell table:formula="of:=IF(ISNA(VLOOKUP([.E479];[Entrada.$A$8:.$D$1605];4;0)) = 1; 0;VLOOKUP([.E479];[Entrada.$A$8:.$D$1605];4;0))" office:value-type="float" office:value="0">
            <text:p>0</text:p>
          </table:table-cell>
          <table:table-cell table:number-columns-repeated="6"/>
          <table:table-cell table:style-name="ce29" table:formula="of:=[.C4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79];[Entrada.$A$8:.$C$1606];3;0)) = 1; 0;VLOOKUP([.E479];[Entrada.$A$8:.$C$1606];3;0)*[.C4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8</text:p>
          </table:table-cell>
          <table:table-cell table:number-columns-repeated="2"/>
          <table:table-cell/>
          <table:table-cell table:style-name="ce12" office:value-type="string">
            <text:p>12,38</text:p>
          </table:table-cell>
          <table:table-cell table:style-name="ce21" table:formula="of:=IF(ISNA(VLOOKUP([.E480];[Entrada.$A$8:.$B$1605];2;0)) = 1; 0;VLOOKUP([.E480];[Entrada.$A$8:.$B$1605];2;0))" office:value-type="float" office:value="0">
            <text:p>0</text:p>
          </table:table-cell>
          <table:table-cell table:formula="of:=IF(ISNA(VLOOKUP([.E480];[Entrada.$A$8:.$D$1605];4;0)) = 1; 0;VLOOKUP([.E480];[Entrada.$A$8:.$D$1605];4;0))" office:value-type="float" office:value="0">
            <text:p>0</text:p>
          </table:table-cell>
          <table:table-cell table:number-columns-repeated="6"/>
          <table:table-cell table:style-name="ce29" table:formula="of:=[.C4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0];[Entrada.$A$8:.$C$1606];3;0)) = 1; 0;VLOOKUP([.E480];[Entrada.$A$8:.$C$1606];3;0)*[.C4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39</text:p>
          </table:table-cell>
          <table:table-cell table:number-columns-repeated="2"/>
          <table:table-cell/>
          <table:table-cell table:style-name="ce12" office:value-type="string">
            <text:p>12,39</text:p>
          </table:table-cell>
          <table:table-cell table:style-name="ce21" table:formula="of:=IF(ISNA(VLOOKUP([.E481];[Entrada.$A$8:.$B$1605];2;0)) = 1; 0;VLOOKUP([.E481];[Entrada.$A$8:.$B$1605];2;0))" office:value-type="float" office:value="0">
            <text:p>0</text:p>
          </table:table-cell>
          <table:table-cell table:formula="of:=IF(ISNA(VLOOKUP([.E481];[Entrada.$A$8:.$D$1605];4;0)) = 1; 0;VLOOKUP([.E481];[Entrada.$A$8:.$D$1605];4;0))" office:value-type="float" office:value="0">
            <text:p>0</text:p>
          </table:table-cell>
          <table:table-cell table:number-columns-repeated="6"/>
          <table:table-cell table:style-name="ce29" table:formula="of:=[.C4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1];[Entrada.$A$8:.$C$1606];3;0)) = 1; 0;VLOOKUP([.E481];[Entrada.$A$8:.$C$1606];3;0)*[.C4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2,40</text:p>
          </table:table-cell>
          <table:table-cell table:number-columns-repeated="2"/>
          <table:table-cell/>
          <table:table-cell table:style-name="ce12" office:value-type="string">
            <text:p>12,40</text:p>
          </table:table-cell>
          <table:table-cell table:style-name="ce21" table:formula="of:=IF(ISNA(VLOOKUP([.E482];[Entrada.$A$8:.$B$1605];2;0)) = 1; 0;VLOOKUP([.E482];[Entrada.$A$8:.$B$1605];2;0))" office:value-type="float" office:value="0">
            <text:p>0</text:p>
          </table:table-cell>
          <table:table-cell table:formula="of:=IF(ISNA(VLOOKUP([.E482];[Entrada.$A$8:.$D$1605];4;0)) = 1; 0;VLOOKUP([.E482];[Entrada.$A$8:.$D$1605];4;0))" office:value-type="float" office:value="0">
            <text:p>0</text:p>
          </table:table-cell>
          <table:table-cell table:number-columns-repeated="6"/>
          <table:table-cell table:style-name="ce29" table:formula="of:=[.C4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2];[Entrada.$A$8:.$C$1606];3;0)) = 1; 0;VLOOKUP([.E482];[Entrada.$A$8:.$C$1606];3;0)*[.C4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</text:p>
          </table:table-cell>
          <table:table-cell table:number-columns-repeated="2"/>
          <table:table-cell/>
          <table:table-cell table:style-name="ce12" office:value-type="string">
            <text:p>13,1</text:p>
          </table:table-cell>
          <table:table-cell table:style-name="ce21" table:formula="of:=IF(ISNA(VLOOKUP([.E483];[Entrada.$A$8:.$B$1605];2;0)) = 1; 0;VLOOKUP([.E483];[Entrada.$A$8:.$B$1605];2;0))" office:value-type="float" office:value="0">
            <text:p>0</text:p>
          </table:table-cell>
          <table:table-cell table:formula="of:=IF(ISNA(VLOOKUP([.E483];[Entrada.$A$8:.$D$1605];4;0)) = 1; 0;VLOOKUP([.E483];[Entrada.$A$8:.$D$1605];4;0))" office:value-type="float" office:value="0">
            <text:p>0</text:p>
          </table:table-cell>
          <table:table-cell table:number-columns-repeated="6"/>
          <table:table-cell table:style-name="ce29" table:formula="of:=[.C4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3];[Entrada.$A$8:.$C$1606];3;0)) = 1; 0;VLOOKUP([.E483];[Entrada.$A$8:.$C$1606];3;0)*[.C4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</text:p>
          </table:table-cell>
          <table:table-cell table:number-columns-repeated="2"/>
          <table:table-cell/>
          <table:table-cell table:style-name="ce12" office:value-type="string">
            <text:p>13,2</text:p>
          </table:table-cell>
          <table:table-cell table:style-name="ce21" table:formula="of:=IF(ISNA(VLOOKUP([.E484];[Entrada.$A$8:.$B$1605];2;0)) = 1; 0;VLOOKUP([.E484];[Entrada.$A$8:.$B$1605];2;0))" office:value-type="float" office:value="0">
            <text:p>0</text:p>
          </table:table-cell>
          <table:table-cell table:formula="of:=IF(ISNA(VLOOKUP([.E484];[Entrada.$A$8:.$D$1605];4;0)) = 1; 0;VLOOKUP([.E484];[Entrada.$A$8:.$D$1605];4;0))" office:value-type="float" office:value="0">
            <text:p>0</text:p>
          </table:table-cell>
          <table:table-cell table:number-columns-repeated="6"/>
          <table:table-cell table:style-name="ce29" table:formula="of:=[.C4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4];[Entrada.$A$8:.$C$1606];3;0)) = 1; 0;VLOOKUP([.E484];[Entrada.$A$8:.$C$1606];3;0)*[.C4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4" office:value-type="float" office:value="13.3">
            <text:p>13,3</text:p>
          </table:table-cell>
          <table:table-cell table:number-columns-repeated="2"/>
          <table:table-cell/>
          <table:table-cell table:style-name="ce14" office:value-type="float" office:value="13.3">
            <text:p>13,3</text:p>
          </table:table-cell>
          <table:table-cell table:style-name="ce21" table:formula="of:=IF(ISNA(VLOOKUP([.E485];[Entrada.$A$8:.$B$1605];2;0)) = 1; 0;VLOOKUP([.E485];[Entrada.$A$8:.$B$1605];2;0))" office:value-type="float" office:value="0">
            <text:p>0</text:p>
          </table:table-cell>
          <table:table-cell table:formula="of:=IF(ISNA(VLOOKUP([.E485];[Entrada.$A$8:.$D$1605];4;0)) = 1; 0;VLOOKUP([.E485];[Entrada.$A$8:.$D$1605];4;0))" office:value-type="float" office:value="0">
            <text:p>0</text:p>
          </table:table-cell>
          <table:table-cell table:number-columns-repeated="6"/>
          <table:table-cell table:style-name="ce29" table:formula="of:=[.C4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5];[Entrada.$A$8:.$C$1606];3;0)) = 1; 0;VLOOKUP([.E485];[Entrada.$A$8:.$C$1606];3;0)*[.C4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4</text:p>
          </table:table-cell>
          <table:table-cell table:number-columns-repeated="2"/>
          <table:table-cell/>
          <table:table-cell table:style-name="ce12" office:value-type="string">
            <text:p>13,4</text:p>
          </table:table-cell>
          <table:table-cell table:style-name="ce21" table:formula="of:=IF(ISNA(VLOOKUP([.E486];[Entrada.$A$8:.$B$1605];2;0)) = 1; 0;VLOOKUP([.E486];[Entrada.$A$8:.$B$1605];2;0))" office:value-type="float" office:value="0">
            <text:p>0</text:p>
          </table:table-cell>
          <table:table-cell table:formula="of:=IF(ISNA(VLOOKUP([.E486];[Entrada.$A$8:.$D$1605];4;0)) = 1; 0;VLOOKUP([.E486];[Entrada.$A$8:.$D$1605];4;0))" office:value-type="float" office:value="0">
            <text:p>0</text:p>
          </table:table-cell>
          <table:table-cell table:number-columns-repeated="6"/>
          <table:table-cell table:style-name="ce29" table:formula="of:=[.C4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6];[Entrada.$A$8:.$C$1606];3;0)) = 1; 0;VLOOKUP([.E486];[Entrada.$A$8:.$C$1606];3;0)*[.C4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5</text:p>
          </table:table-cell>
          <table:table-cell table:number-columns-repeated="2"/>
          <table:table-cell/>
          <table:table-cell table:style-name="ce12" office:value-type="string">
            <text:p>13,5</text:p>
          </table:table-cell>
          <table:table-cell table:style-name="ce21" table:formula="of:=IF(ISNA(VLOOKUP([.E487];[Entrada.$A$8:.$B$1605];2;0)) = 1; 0;VLOOKUP([.E487];[Entrada.$A$8:.$B$1605];2;0))" office:value-type="float" office:value="0">
            <text:p>0</text:p>
          </table:table-cell>
          <table:table-cell table:formula="of:=IF(ISNA(VLOOKUP([.E487];[Entrada.$A$8:.$D$1605];4;0)) = 1; 0;VLOOKUP([.E487];[Entrada.$A$8:.$D$1605];4;0))" office:value-type="float" office:value="0">
            <text:p>0</text:p>
          </table:table-cell>
          <table:table-cell table:number-columns-repeated="6"/>
          <table:table-cell table:style-name="ce29" table:formula="of:=[.C4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7];[Entrada.$A$8:.$C$1606];3;0)) = 1; 0;VLOOKUP([.E487];[Entrada.$A$8:.$C$1606];3;0)*[.C4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6</text:p>
          </table:table-cell>
          <table:table-cell table:number-columns-repeated="2"/>
          <table:table-cell/>
          <table:table-cell table:style-name="ce12" office:value-type="string">
            <text:p>13,6</text:p>
          </table:table-cell>
          <table:table-cell table:style-name="ce21" table:formula="of:=IF(ISNA(VLOOKUP([.E488];[Entrada.$A$8:.$B$1605];2;0)) = 1; 0;VLOOKUP([.E488];[Entrada.$A$8:.$B$1605];2;0))" office:value-type="float" office:value="0">
            <text:p>0</text:p>
          </table:table-cell>
          <table:table-cell table:formula="of:=IF(ISNA(VLOOKUP([.E488];[Entrada.$A$8:.$D$1605];4;0)) = 1; 0;VLOOKUP([.E488];[Entrada.$A$8:.$D$1605];4;0))" office:value-type="float" office:value="0">
            <text:p>0</text:p>
          </table:table-cell>
          <table:table-cell table:number-columns-repeated="6"/>
          <table:table-cell table:style-name="ce29" table:formula="of:=[.C4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8];[Entrada.$A$8:.$C$1606];3;0)) = 1; 0;VLOOKUP([.E488];[Entrada.$A$8:.$C$1606];3;0)*[.C4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7</text:p>
          </table:table-cell>
          <table:table-cell table:number-columns-repeated="2"/>
          <table:table-cell/>
          <table:table-cell table:style-name="ce12" office:value-type="string">
            <text:p>13,7</text:p>
          </table:table-cell>
          <table:table-cell table:style-name="ce21" table:formula="of:=IF(ISNA(VLOOKUP([.E489];[Entrada.$A$8:.$B$1605];2;0)) = 1; 0;VLOOKUP([.E489];[Entrada.$A$8:.$B$1605];2;0))" office:value-type="float" office:value="0">
            <text:p>0</text:p>
          </table:table-cell>
          <table:table-cell table:formula="of:=IF(ISNA(VLOOKUP([.E489];[Entrada.$A$8:.$D$1605];4;0)) = 1; 0;VLOOKUP([.E489];[Entrada.$A$8:.$D$1605];4;0))" office:value-type="float" office:value="0">
            <text:p>0</text:p>
          </table:table-cell>
          <table:table-cell table:number-columns-repeated="6"/>
          <table:table-cell table:style-name="ce29" table:formula="of:=[.C4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89];[Entrada.$A$8:.$C$1606];3;0)) = 1; 0;VLOOKUP([.E489];[Entrada.$A$8:.$C$1606];3;0)*[.C4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8</text:p>
          </table:table-cell>
          <table:table-cell table:number-columns-repeated="2"/>
          <table:table-cell/>
          <table:table-cell table:style-name="ce12" office:value-type="string">
            <text:p>13,8</text:p>
          </table:table-cell>
          <table:table-cell table:style-name="ce21" table:formula="of:=IF(ISNA(VLOOKUP([.E490];[Entrada.$A$8:.$B$1605];2;0)) = 1; 0;VLOOKUP([.E490];[Entrada.$A$8:.$B$1605];2;0))" office:value-type="float" office:value="0">
            <text:p>0</text:p>
          </table:table-cell>
          <table:table-cell table:formula="of:=IF(ISNA(VLOOKUP([.E490];[Entrada.$A$8:.$D$1605];4;0)) = 1; 0;VLOOKUP([.E490];[Entrada.$A$8:.$D$1605];4;0))" office:value-type="float" office:value="0">
            <text:p>0</text:p>
          </table:table-cell>
          <table:table-cell table:number-columns-repeated="6"/>
          <table:table-cell table:style-name="ce29" table:formula="of:=[.C4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0];[Entrada.$A$8:.$C$1606];3;0)) = 1; 0;VLOOKUP([.E490];[Entrada.$A$8:.$C$1606];3;0)*[.C4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9</text:p>
          </table:table-cell>
          <table:table-cell table:number-columns-repeated="2"/>
          <table:table-cell/>
          <table:table-cell table:style-name="ce12" office:value-type="string">
            <text:p>13,9</text:p>
          </table:table-cell>
          <table:table-cell table:style-name="ce21" table:formula="of:=IF(ISNA(VLOOKUP([.E491];[Entrada.$A$8:.$B$1605];2;0)) = 1; 0;VLOOKUP([.E491];[Entrada.$A$8:.$B$1605];2;0))" office:value-type="float" office:value="0">
            <text:p>0</text:p>
          </table:table-cell>
          <table:table-cell table:formula="of:=IF(ISNA(VLOOKUP([.E491];[Entrada.$A$8:.$D$1605];4;0)) = 1; 0;VLOOKUP([.E491];[Entrada.$A$8:.$D$1605];4;0))" office:value-type="float" office:value="0">
            <text:p>0</text:p>
          </table:table-cell>
          <table:table-cell table:number-columns-repeated="6"/>
          <table:table-cell table:style-name="ce29" table:formula="of:=[.C4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1];[Entrada.$A$8:.$C$1606];3;0)) = 1; 0;VLOOKUP([.E491];[Entrada.$A$8:.$C$1606];3;0)*[.C4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0</text:p>
          </table:table-cell>
          <table:table-cell table:number-columns-repeated="2"/>
          <table:table-cell/>
          <table:table-cell table:style-name="ce12" office:value-type="string">
            <text:p>13,10</text:p>
          </table:table-cell>
          <table:table-cell table:style-name="ce21" table:formula="of:=IF(ISNA(VLOOKUP([.E492];[Entrada.$A$8:.$B$1605];2;0)) = 1; 0;VLOOKUP([.E492];[Entrada.$A$8:.$B$1605];2;0))" office:value-type="float" office:value="0">
            <text:p>0</text:p>
          </table:table-cell>
          <table:table-cell table:formula="of:=IF(ISNA(VLOOKUP([.E492];[Entrada.$A$8:.$D$1605];4;0)) = 1; 0;VLOOKUP([.E492];[Entrada.$A$8:.$D$1605];4;0))" office:value-type="float" office:value="0">
            <text:p>0</text:p>
          </table:table-cell>
          <table:table-cell table:number-columns-repeated="6"/>
          <table:table-cell table:style-name="ce29" table:formula="of:=[.C4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2];[Entrada.$A$8:.$C$1606];3;0)) = 1; 0;VLOOKUP([.E492];[Entrada.$A$8:.$C$1606];3;0)*[.C4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1</text:p>
          </table:table-cell>
          <table:table-cell table:number-columns-repeated="2"/>
          <table:table-cell/>
          <table:table-cell table:style-name="ce12" office:value-type="string">
            <text:p>13,11</text:p>
          </table:table-cell>
          <table:table-cell table:style-name="ce21" table:formula="of:=IF(ISNA(VLOOKUP([.E493];[Entrada.$A$8:.$B$1605];2;0)) = 1; 0;VLOOKUP([.E493];[Entrada.$A$8:.$B$1605];2;0))" office:value-type="float" office:value="0">
            <text:p>0</text:p>
          </table:table-cell>
          <table:table-cell table:formula="of:=IF(ISNA(VLOOKUP([.E493];[Entrada.$A$8:.$D$1605];4;0)) = 1; 0;VLOOKUP([.E493];[Entrada.$A$8:.$D$1605];4;0))" office:value-type="float" office:value="0">
            <text:p>0</text:p>
          </table:table-cell>
          <table:table-cell table:number-columns-repeated="6"/>
          <table:table-cell table:style-name="ce29" table:formula="of:=[.C4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3];[Entrada.$A$8:.$C$1606];3;0)) = 1; 0;VLOOKUP([.E493];[Entrada.$A$8:.$C$1606];3;0)*[.C4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2</text:p>
          </table:table-cell>
          <table:table-cell table:number-columns-repeated="2"/>
          <table:table-cell/>
          <table:table-cell table:style-name="ce12" office:value-type="string">
            <text:p>13,12</text:p>
          </table:table-cell>
          <table:table-cell table:style-name="ce21" table:formula="of:=IF(ISNA(VLOOKUP([.E494];[Entrada.$A$8:.$B$1605];2;0)) = 1; 0;VLOOKUP([.E494];[Entrada.$A$8:.$B$1605];2;0))" office:value-type="float" office:value="0">
            <text:p>0</text:p>
          </table:table-cell>
          <table:table-cell table:formula="of:=IF(ISNA(VLOOKUP([.E494];[Entrada.$A$8:.$D$1605];4;0)) = 1; 0;VLOOKUP([.E494];[Entrada.$A$8:.$D$1605];4;0))" office:value-type="float" office:value="0">
            <text:p>0</text:p>
          </table:table-cell>
          <table:table-cell table:number-columns-repeated="6"/>
          <table:table-cell table:style-name="ce29" table:formula="of:=[.C4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4];[Entrada.$A$8:.$C$1606];3;0)) = 1; 0;VLOOKUP([.E494];[Entrada.$A$8:.$C$1606];3;0)*[.C4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3</text:p>
          </table:table-cell>
          <table:table-cell table:number-columns-repeated="2"/>
          <table:table-cell/>
          <table:table-cell table:style-name="ce12" office:value-type="string">
            <text:p>13,13</text:p>
          </table:table-cell>
          <table:table-cell table:style-name="ce21" table:formula="of:=IF(ISNA(VLOOKUP([.E495];[Entrada.$A$8:.$B$1605];2;0)) = 1; 0;VLOOKUP([.E495];[Entrada.$A$8:.$B$1605];2;0))" office:value-type="float" office:value="0">
            <text:p>0</text:p>
          </table:table-cell>
          <table:table-cell table:formula="of:=IF(ISNA(VLOOKUP([.E495];[Entrada.$A$8:.$D$1605];4;0)) = 1; 0;VLOOKUP([.E495];[Entrada.$A$8:.$D$1605];4;0))" office:value-type="float" office:value="0">
            <text:p>0</text:p>
          </table:table-cell>
          <table:table-cell table:number-columns-repeated="6"/>
          <table:table-cell table:style-name="ce29" table:formula="of:=[.C4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5];[Entrada.$A$8:.$C$1606];3;0)) = 1; 0;VLOOKUP([.E495];[Entrada.$A$8:.$C$1606];3;0)*[.C4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4</text:p>
          </table:table-cell>
          <table:table-cell table:number-columns-repeated="2"/>
          <table:table-cell/>
          <table:table-cell table:style-name="ce12" office:value-type="string">
            <text:p>13,14</text:p>
          </table:table-cell>
          <table:table-cell table:style-name="ce21" table:formula="of:=IF(ISNA(VLOOKUP([.E496];[Entrada.$A$8:.$B$1605];2;0)) = 1; 0;VLOOKUP([.E496];[Entrada.$A$8:.$B$1605];2;0))" office:value-type="float" office:value="0">
            <text:p>0</text:p>
          </table:table-cell>
          <table:table-cell table:formula="of:=IF(ISNA(VLOOKUP([.E496];[Entrada.$A$8:.$D$1605];4;0)) = 1; 0;VLOOKUP([.E496];[Entrada.$A$8:.$D$1605];4;0))" office:value-type="float" office:value="0">
            <text:p>0</text:p>
          </table:table-cell>
          <table:table-cell table:number-columns-repeated="6"/>
          <table:table-cell table:style-name="ce29" table:formula="of:=[.C4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6];[Entrada.$A$8:.$C$1606];3;0)) = 1; 0;VLOOKUP([.E496];[Entrada.$A$8:.$C$1606];3;0)*[.C4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5</text:p>
          </table:table-cell>
          <table:table-cell table:number-columns-repeated="2"/>
          <table:table-cell/>
          <table:table-cell table:style-name="ce12" office:value-type="string">
            <text:p>13,15</text:p>
          </table:table-cell>
          <table:table-cell table:style-name="ce21" table:formula="of:=IF(ISNA(VLOOKUP([.E497];[Entrada.$A$8:.$B$1605];2;0)) = 1; 0;VLOOKUP([.E497];[Entrada.$A$8:.$B$1605];2;0))" office:value-type="float" office:value="0">
            <text:p>0</text:p>
          </table:table-cell>
          <table:table-cell table:formula="of:=IF(ISNA(VLOOKUP([.E497];[Entrada.$A$8:.$D$1605];4;0)) = 1; 0;VLOOKUP([.E497];[Entrada.$A$8:.$D$1605];4;0))" office:value-type="float" office:value="0">
            <text:p>0</text:p>
          </table:table-cell>
          <table:table-cell table:number-columns-repeated="6"/>
          <table:table-cell table:style-name="ce29" table:formula="of:=[.C4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7];[Entrada.$A$8:.$C$1606];3;0)) = 1; 0;VLOOKUP([.E497];[Entrada.$A$8:.$C$1606];3;0)*[.C4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6</text:p>
          </table:table-cell>
          <table:table-cell table:number-columns-repeated="2"/>
          <table:table-cell/>
          <table:table-cell table:style-name="ce12" office:value-type="string">
            <text:p>13,16</text:p>
          </table:table-cell>
          <table:table-cell table:style-name="ce21" table:formula="of:=IF(ISNA(VLOOKUP([.E498];[Entrada.$A$8:.$B$1605];2;0)) = 1; 0;VLOOKUP([.E498];[Entrada.$A$8:.$B$1605];2;0))" office:value-type="float" office:value="0">
            <text:p>0</text:p>
          </table:table-cell>
          <table:table-cell table:formula="of:=IF(ISNA(VLOOKUP([.E498];[Entrada.$A$8:.$D$1605];4;0)) = 1; 0;VLOOKUP([.E498];[Entrada.$A$8:.$D$1605];4;0))" office:value-type="float" office:value="0">
            <text:p>0</text:p>
          </table:table-cell>
          <table:table-cell table:number-columns-repeated="6"/>
          <table:table-cell table:style-name="ce29" table:formula="of:=[.C4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8];[Entrada.$A$8:.$C$1606];3;0)) = 1; 0;VLOOKUP([.E498];[Entrada.$A$8:.$C$1606];3;0)*[.C4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7</text:p>
          </table:table-cell>
          <table:table-cell table:number-columns-repeated="2"/>
          <table:table-cell/>
          <table:table-cell table:style-name="ce12" office:value-type="string">
            <text:p>13,17</text:p>
          </table:table-cell>
          <table:table-cell table:style-name="ce21" table:formula="of:=IF(ISNA(VLOOKUP([.E499];[Entrada.$A$8:.$B$1605];2;0)) = 1; 0;VLOOKUP([.E499];[Entrada.$A$8:.$B$1605];2;0))" office:value-type="float" office:value="0">
            <text:p>0</text:p>
          </table:table-cell>
          <table:table-cell table:formula="of:=IF(ISNA(VLOOKUP([.E499];[Entrada.$A$8:.$D$1605];4;0)) = 1; 0;VLOOKUP([.E499];[Entrada.$A$8:.$D$1605];4;0))" office:value-type="float" office:value="0">
            <text:p>0</text:p>
          </table:table-cell>
          <table:table-cell table:number-columns-repeated="6"/>
          <table:table-cell table:style-name="ce29" table:formula="of:=[.C4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4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499];[Entrada.$A$8:.$C$1606];3;0)) = 1; 0;VLOOKUP([.E499];[Entrada.$A$8:.$C$1606];3;0)*[.C4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8</text:p>
          </table:table-cell>
          <table:table-cell table:number-columns-repeated="2"/>
          <table:table-cell/>
          <table:table-cell table:style-name="ce12" office:value-type="string">
            <text:p>13,18</text:p>
          </table:table-cell>
          <table:table-cell table:style-name="ce21" table:formula="of:=IF(ISNA(VLOOKUP([.E500];[Entrada.$A$8:.$B$1605];2;0)) = 1; 0;VLOOKUP([.E500];[Entrada.$A$8:.$B$1605];2;0))" office:value-type="float" office:value="0">
            <text:p>0</text:p>
          </table:table-cell>
          <table:table-cell table:formula="of:=IF(ISNA(VLOOKUP([.E500];[Entrada.$A$8:.$D$1605];4;0)) = 1; 0;VLOOKUP([.E500];[Entrada.$A$8:.$D$1605];4;0))" office:value-type="float" office:value="0">
            <text:p>0</text:p>
          </table:table-cell>
          <table:table-cell table:number-columns-repeated="6"/>
          <table:table-cell table:style-name="ce29" table:formula="of:=[.C5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0];[Entrada.$A$8:.$C$1606];3;0)) = 1; 0;VLOOKUP([.E500];[Entrada.$A$8:.$C$1606];3;0)*[.C5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19</text:p>
          </table:table-cell>
          <table:table-cell table:number-columns-repeated="2"/>
          <table:table-cell/>
          <table:table-cell table:style-name="ce12" office:value-type="string">
            <text:p>13,19</text:p>
          </table:table-cell>
          <table:table-cell table:style-name="ce21" table:formula="of:=IF(ISNA(VLOOKUP([.E501];[Entrada.$A$8:.$B$1605];2;0)) = 1; 0;VLOOKUP([.E501];[Entrada.$A$8:.$B$1605];2;0))" office:value-type="float" office:value="0">
            <text:p>0</text:p>
          </table:table-cell>
          <table:table-cell table:formula="of:=IF(ISNA(VLOOKUP([.E501];[Entrada.$A$8:.$D$1605];4;0)) = 1; 0;VLOOKUP([.E501];[Entrada.$A$8:.$D$1605];4;0))" office:value-type="float" office:value="0">
            <text:p>0</text:p>
          </table:table-cell>
          <table:table-cell table:number-columns-repeated="6"/>
          <table:table-cell table:style-name="ce29" table:formula="of:=[.C5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1];[Entrada.$A$8:.$C$1606];3;0)) = 1; 0;VLOOKUP([.E501];[Entrada.$A$8:.$C$1606];3;0)*[.C5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0</text:p>
          </table:table-cell>
          <table:table-cell table:number-columns-repeated="2"/>
          <table:table-cell/>
          <table:table-cell table:style-name="ce12" office:value-type="string">
            <text:p>13,20</text:p>
          </table:table-cell>
          <table:table-cell table:style-name="ce21" table:formula="of:=IF(ISNA(VLOOKUP([.E502];[Entrada.$A$8:.$B$1605];2;0)) = 1; 0;VLOOKUP([.E502];[Entrada.$A$8:.$B$1605];2;0))" office:value-type="float" office:value="0">
            <text:p>0</text:p>
          </table:table-cell>
          <table:table-cell table:formula="of:=IF(ISNA(VLOOKUP([.E502];[Entrada.$A$8:.$D$1605];4;0)) = 1; 0;VLOOKUP([.E502];[Entrada.$A$8:.$D$1605];4;0))" office:value-type="float" office:value="0">
            <text:p>0</text:p>
          </table:table-cell>
          <table:table-cell table:number-columns-repeated="6"/>
          <table:table-cell table:style-name="ce29" table:formula="of:=[.C5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2];[Entrada.$A$8:.$C$1606];3;0)) = 1; 0;VLOOKUP([.E502];[Entrada.$A$8:.$C$1606];3;0)*[.C5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1</text:p>
          </table:table-cell>
          <table:table-cell table:number-columns-repeated="2"/>
          <table:table-cell/>
          <table:table-cell table:style-name="ce12" office:value-type="string">
            <text:p>13,21</text:p>
          </table:table-cell>
          <table:table-cell table:style-name="ce21" table:formula="of:=IF(ISNA(VLOOKUP([.E503];[Entrada.$A$8:.$B$1605];2;0)) = 1; 0;VLOOKUP([.E503];[Entrada.$A$8:.$B$1605];2;0))" office:value-type="float" office:value="0">
            <text:p>0</text:p>
          </table:table-cell>
          <table:table-cell table:formula="of:=IF(ISNA(VLOOKUP([.E503];[Entrada.$A$8:.$D$1605];4;0)) = 1; 0;VLOOKUP([.E503];[Entrada.$A$8:.$D$1605];4;0))" office:value-type="float" office:value="0">
            <text:p>0</text:p>
          </table:table-cell>
          <table:table-cell table:number-columns-repeated="6"/>
          <table:table-cell table:style-name="ce29" table:formula="of:=[.C5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3];[Entrada.$A$8:.$C$1606];3;0)) = 1; 0;VLOOKUP([.E503];[Entrada.$A$8:.$C$1606];3;0)*[.C5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2</text:p>
          </table:table-cell>
          <table:table-cell table:number-columns-repeated="2"/>
          <table:table-cell/>
          <table:table-cell table:style-name="ce12" office:value-type="string">
            <text:p>13,22</text:p>
          </table:table-cell>
          <table:table-cell table:style-name="ce21" table:formula="of:=IF(ISNA(VLOOKUP([.E504];[Entrada.$A$8:.$B$1605];2;0)) = 1; 0;VLOOKUP([.E504];[Entrada.$A$8:.$B$1605];2;0))" office:value-type="float" office:value="0">
            <text:p>0</text:p>
          </table:table-cell>
          <table:table-cell table:formula="of:=IF(ISNA(VLOOKUP([.E504];[Entrada.$A$8:.$D$1605];4;0)) = 1; 0;VLOOKUP([.E504];[Entrada.$A$8:.$D$1605];4;0))" office:value-type="float" office:value="0">
            <text:p>0</text:p>
          </table:table-cell>
          <table:table-cell table:number-columns-repeated="6"/>
          <table:table-cell table:style-name="ce29" table:formula="of:=[.C5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4];[Entrada.$A$8:.$C$1606];3;0)) = 1; 0;VLOOKUP([.E504];[Entrada.$A$8:.$C$1606];3;0)*[.C5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3</text:p>
          </table:table-cell>
          <table:table-cell table:number-columns-repeated="2"/>
          <table:table-cell/>
          <table:table-cell table:style-name="ce12" office:value-type="string">
            <text:p>13,23</text:p>
          </table:table-cell>
          <table:table-cell table:style-name="ce21" table:formula="of:=IF(ISNA(VLOOKUP([.E505];[Entrada.$A$8:.$B$1605];2;0)) = 1; 0;VLOOKUP([.E505];[Entrada.$A$8:.$B$1605];2;0))" office:value-type="float" office:value="0">
            <text:p>0</text:p>
          </table:table-cell>
          <table:table-cell table:formula="of:=IF(ISNA(VLOOKUP([.E505];[Entrada.$A$8:.$D$1605];4;0)) = 1; 0;VLOOKUP([.E505];[Entrada.$A$8:.$D$1605];4;0))" office:value-type="float" office:value="0">
            <text:p>0</text:p>
          </table:table-cell>
          <table:table-cell table:number-columns-repeated="6"/>
          <table:table-cell table:style-name="ce29" table:formula="of:=[.C5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5];[Entrada.$A$8:.$C$1606];3;0)) = 1; 0;VLOOKUP([.E505];[Entrada.$A$8:.$C$1606];3;0)*[.C5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4</text:p>
          </table:table-cell>
          <table:table-cell table:number-columns-repeated="2"/>
          <table:table-cell/>
          <table:table-cell table:style-name="ce12" office:value-type="string">
            <text:p>13,24</text:p>
          </table:table-cell>
          <table:table-cell table:style-name="ce21" table:formula="of:=IF(ISNA(VLOOKUP([.E506];[Entrada.$A$8:.$B$1605];2;0)) = 1; 0;VLOOKUP([.E506];[Entrada.$A$8:.$B$1605];2;0))" office:value-type="float" office:value="0">
            <text:p>0</text:p>
          </table:table-cell>
          <table:table-cell table:formula="of:=IF(ISNA(VLOOKUP([.E506];[Entrada.$A$8:.$D$1605];4;0)) = 1; 0;VLOOKUP([.E506];[Entrada.$A$8:.$D$1605];4;0))" office:value-type="float" office:value="0">
            <text:p>0</text:p>
          </table:table-cell>
          <table:table-cell table:number-columns-repeated="6"/>
          <table:table-cell table:style-name="ce29" table:formula="of:=[.C5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6];[Entrada.$A$8:.$C$1606];3;0)) = 1; 0;VLOOKUP([.E506];[Entrada.$A$8:.$C$1606];3;0)*[.C5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5</text:p>
          </table:table-cell>
          <table:table-cell table:number-columns-repeated="2"/>
          <table:table-cell/>
          <table:table-cell table:style-name="ce12" office:value-type="string">
            <text:p>13,25</text:p>
          </table:table-cell>
          <table:table-cell table:style-name="ce21" table:formula="of:=IF(ISNA(VLOOKUP([.E507];[Entrada.$A$8:.$B$1605];2;0)) = 1; 0;VLOOKUP([.E507];[Entrada.$A$8:.$B$1605];2;0))" office:value-type="float" office:value="0">
            <text:p>0</text:p>
          </table:table-cell>
          <table:table-cell table:formula="of:=IF(ISNA(VLOOKUP([.E507];[Entrada.$A$8:.$D$1605];4;0)) = 1; 0;VLOOKUP([.E507];[Entrada.$A$8:.$D$1605];4;0))" office:value-type="float" office:value="0">
            <text:p>0</text:p>
          </table:table-cell>
          <table:table-cell table:number-columns-repeated="6"/>
          <table:table-cell table:style-name="ce29" table:formula="of:=[.C5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7];[Entrada.$A$8:.$C$1606];3;0)) = 1; 0;VLOOKUP([.E507];[Entrada.$A$8:.$C$1606];3;0)*[.C5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6</text:p>
          </table:table-cell>
          <table:table-cell table:number-columns-repeated="2"/>
          <table:table-cell/>
          <table:table-cell table:style-name="ce12" office:value-type="string">
            <text:p>13,26</text:p>
          </table:table-cell>
          <table:table-cell table:style-name="ce21" table:formula="of:=IF(ISNA(VLOOKUP([.E508];[Entrada.$A$8:.$B$1605];2;0)) = 1; 0;VLOOKUP([.E508];[Entrada.$A$8:.$B$1605];2;0))" office:value-type="float" office:value="0">
            <text:p>0</text:p>
          </table:table-cell>
          <table:table-cell table:formula="of:=IF(ISNA(VLOOKUP([.E508];[Entrada.$A$8:.$D$1605];4;0)) = 1; 0;VLOOKUP([.E508];[Entrada.$A$8:.$D$1605];4;0))" office:value-type="float" office:value="0">
            <text:p>0</text:p>
          </table:table-cell>
          <table:table-cell table:number-columns-repeated="6"/>
          <table:table-cell table:style-name="ce29" table:formula="of:=[.C5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8];[Entrada.$A$8:.$C$1606];3;0)) = 1; 0;VLOOKUP([.E508];[Entrada.$A$8:.$C$1606];3;0)*[.C5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7</text:p>
          </table:table-cell>
          <table:table-cell table:number-columns-repeated="2"/>
          <table:table-cell/>
          <table:table-cell table:style-name="ce12" office:value-type="string">
            <text:p>13,27</text:p>
          </table:table-cell>
          <table:table-cell table:style-name="ce21" table:formula="of:=IF(ISNA(VLOOKUP([.E509];[Entrada.$A$8:.$B$1605];2;0)) = 1; 0;VLOOKUP([.E509];[Entrada.$A$8:.$B$1605];2;0))" office:value-type="float" office:value="0">
            <text:p>0</text:p>
          </table:table-cell>
          <table:table-cell table:formula="of:=IF(ISNA(VLOOKUP([.E509];[Entrada.$A$8:.$D$1605];4;0)) = 1; 0;VLOOKUP([.E509];[Entrada.$A$8:.$D$1605];4;0))" office:value-type="float" office:value="0">
            <text:p>0</text:p>
          </table:table-cell>
          <table:table-cell table:number-columns-repeated="6"/>
          <table:table-cell table:style-name="ce29" table:formula="of:=[.C5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09];[Entrada.$A$8:.$C$1606];3;0)) = 1; 0;VLOOKUP([.E509];[Entrada.$A$8:.$C$1606];3;0)*[.C5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8</text:p>
          </table:table-cell>
          <table:table-cell table:number-columns-repeated="2"/>
          <table:table-cell/>
          <table:table-cell table:style-name="ce12" office:value-type="string">
            <text:p>13,28</text:p>
          </table:table-cell>
          <table:table-cell table:style-name="ce21" table:formula="of:=IF(ISNA(VLOOKUP([.E510];[Entrada.$A$8:.$B$1605];2;0)) = 1; 0;VLOOKUP([.E510];[Entrada.$A$8:.$B$1605];2;0))" office:value-type="float" office:value="0">
            <text:p>0</text:p>
          </table:table-cell>
          <table:table-cell table:formula="of:=IF(ISNA(VLOOKUP([.E510];[Entrada.$A$8:.$D$1605];4;0)) = 1; 0;VLOOKUP([.E510];[Entrada.$A$8:.$D$1605];4;0))" office:value-type="float" office:value="0">
            <text:p>0</text:p>
          </table:table-cell>
          <table:table-cell table:number-columns-repeated="6"/>
          <table:table-cell table:style-name="ce29" table:formula="of:=[.C5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0];[Entrada.$A$8:.$C$1606];3;0)) = 1; 0;VLOOKUP([.E510];[Entrada.$A$8:.$C$1606];3;0)*[.C5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29</text:p>
          </table:table-cell>
          <table:table-cell table:number-columns-repeated="2"/>
          <table:table-cell/>
          <table:table-cell table:style-name="ce12" office:value-type="string">
            <text:p>13,29</text:p>
          </table:table-cell>
          <table:table-cell table:style-name="ce21" table:formula="of:=IF(ISNA(VLOOKUP([.E511];[Entrada.$A$8:.$B$1605];2;0)) = 1; 0;VLOOKUP([.E511];[Entrada.$A$8:.$B$1605];2;0))" office:value-type="float" office:value="0">
            <text:p>0</text:p>
          </table:table-cell>
          <table:table-cell table:formula="of:=IF(ISNA(VLOOKUP([.E511];[Entrada.$A$8:.$D$1605];4;0)) = 1; 0;VLOOKUP([.E511];[Entrada.$A$8:.$D$1605];4;0))" office:value-type="float" office:value="0">
            <text:p>0</text:p>
          </table:table-cell>
          <table:table-cell table:number-columns-repeated="6"/>
          <table:table-cell table:style-name="ce29" table:formula="of:=[.C5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1];[Entrada.$A$8:.$C$1606];3;0)) = 1; 0;VLOOKUP([.E511];[Entrada.$A$8:.$C$1606];3;0)*[.C5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0</text:p>
          </table:table-cell>
          <table:table-cell table:number-columns-repeated="2"/>
          <table:table-cell/>
          <table:table-cell table:style-name="ce12" office:value-type="string">
            <text:p>13,30</text:p>
          </table:table-cell>
          <table:table-cell table:style-name="ce21" table:formula="of:=IF(ISNA(VLOOKUP([.E512];[Entrada.$A$8:.$B$1605];2;0)) = 1; 0;VLOOKUP([.E512];[Entrada.$A$8:.$B$1605];2;0))" office:value-type="float" office:value="0">
            <text:p>0</text:p>
          </table:table-cell>
          <table:table-cell table:formula="of:=IF(ISNA(VLOOKUP([.E512];[Entrada.$A$8:.$D$1605];4;0)) = 1; 0;VLOOKUP([.E512];[Entrada.$A$8:.$D$1605];4;0))" office:value-type="float" office:value="0">
            <text:p>0</text:p>
          </table:table-cell>
          <table:table-cell table:number-columns-repeated="6"/>
          <table:table-cell table:style-name="ce29" table:formula="of:=[.C5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2];[Entrada.$A$8:.$C$1606];3;0)) = 1; 0;VLOOKUP([.E512];[Entrada.$A$8:.$C$1606];3;0)*[.C5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1</text:p>
          </table:table-cell>
          <table:table-cell table:number-columns-repeated="2"/>
          <table:table-cell/>
          <table:table-cell table:style-name="ce12" office:value-type="string">
            <text:p>13,31</text:p>
          </table:table-cell>
          <table:table-cell table:style-name="ce21" table:formula="of:=IF(ISNA(VLOOKUP([.E513];[Entrada.$A$8:.$B$1605];2;0)) = 1; 0;VLOOKUP([.E513];[Entrada.$A$8:.$B$1605];2;0))" office:value-type="float" office:value="0">
            <text:p>0</text:p>
          </table:table-cell>
          <table:table-cell table:formula="of:=IF(ISNA(VLOOKUP([.E513];[Entrada.$A$8:.$D$1605];4;0)) = 1; 0;VLOOKUP([.E513];[Entrada.$A$8:.$D$1605];4;0))" office:value-type="float" office:value="0">
            <text:p>0</text:p>
          </table:table-cell>
          <table:table-cell table:number-columns-repeated="6"/>
          <table:table-cell table:style-name="ce29" table:formula="of:=[.C5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3];[Entrada.$A$8:.$C$1606];3;0)) = 1; 0;VLOOKUP([.E513];[Entrada.$A$8:.$C$1606];3;0)*[.C5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2</text:p>
          </table:table-cell>
          <table:table-cell table:number-columns-repeated="2"/>
          <table:table-cell/>
          <table:table-cell table:style-name="ce12" office:value-type="string">
            <text:p>13,32</text:p>
          </table:table-cell>
          <table:table-cell table:style-name="ce21" table:formula="of:=IF(ISNA(VLOOKUP([.E514];[Entrada.$A$8:.$B$1605];2;0)) = 1; 0;VLOOKUP([.E514];[Entrada.$A$8:.$B$1605];2;0))" office:value-type="float" office:value="0">
            <text:p>0</text:p>
          </table:table-cell>
          <table:table-cell table:formula="of:=IF(ISNA(VLOOKUP([.E514];[Entrada.$A$8:.$D$1605];4;0)) = 1; 0;VLOOKUP([.E514];[Entrada.$A$8:.$D$1605];4;0))" office:value-type="float" office:value="0">
            <text:p>0</text:p>
          </table:table-cell>
          <table:table-cell table:number-columns-repeated="6"/>
          <table:table-cell table:style-name="ce29" table:formula="of:=[.C5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4];[Entrada.$A$8:.$C$1606];3;0)) = 1; 0;VLOOKUP([.E514];[Entrada.$A$8:.$C$1606];3;0)*[.C5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3</text:p>
          </table:table-cell>
          <table:table-cell table:number-columns-repeated="2"/>
          <table:table-cell/>
          <table:table-cell table:style-name="ce12" office:value-type="string">
            <text:p>13,33</text:p>
          </table:table-cell>
          <table:table-cell table:style-name="ce21" table:formula="of:=IF(ISNA(VLOOKUP([.E515];[Entrada.$A$8:.$B$1605];2;0)) = 1; 0;VLOOKUP([.E515];[Entrada.$A$8:.$B$1605];2;0))" office:value-type="float" office:value="0">
            <text:p>0</text:p>
          </table:table-cell>
          <table:table-cell table:formula="of:=IF(ISNA(VLOOKUP([.E515];[Entrada.$A$8:.$D$1605];4;0)) = 1; 0;VLOOKUP([.E515];[Entrada.$A$8:.$D$1605];4;0))" office:value-type="float" office:value="0">
            <text:p>0</text:p>
          </table:table-cell>
          <table:table-cell table:number-columns-repeated="6"/>
          <table:table-cell table:style-name="ce29" table:formula="of:=[.C5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5];[Entrada.$A$8:.$C$1606];3;0)) = 1; 0;VLOOKUP([.E515];[Entrada.$A$8:.$C$1606];3;0)*[.C5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4</text:p>
          </table:table-cell>
          <table:table-cell table:number-columns-repeated="2"/>
          <table:table-cell/>
          <table:table-cell table:style-name="ce12" office:value-type="string">
            <text:p>13,34</text:p>
          </table:table-cell>
          <table:table-cell table:style-name="ce21" table:formula="of:=IF(ISNA(VLOOKUP([.E516];[Entrada.$A$8:.$B$1605];2;0)) = 1; 0;VLOOKUP([.E516];[Entrada.$A$8:.$B$1605];2;0))" office:value-type="float" office:value="0">
            <text:p>0</text:p>
          </table:table-cell>
          <table:table-cell table:formula="of:=IF(ISNA(VLOOKUP([.E516];[Entrada.$A$8:.$D$1605];4;0)) = 1; 0;VLOOKUP([.E516];[Entrada.$A$8:.$D$1605];4;0))" office:value-type="float" office:value="0">
            <text:p>0</text:p>
          </table:table-cell>
          <table:table-cell table:number-columns-repeated="6"/>
          <table:table-cell table:style-name="ce29" table:formula="of:=[.C5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6];[Entrada.$A$8:.$C$1606];3;0)) = 1; 0;VLOOKUP([.E516];[Entrada.$A$8:.$C$1606];3;0)*[.C5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5</text:p>
          </table:table-cell>
          <table:table-cell table:number-columns-repeated="2"/>
          <table:table-cell/>
          <table:table-cell table:style-name="ce12" office:value-type="string">
            <text:p>13,35</text:p>
          </table:table-cell>
          <table:table-cell table:style-name="ce21" table:formula="of:=IF(ISNA(VLOOKUP([.E517];[Entrada.$A$8:.$B$1605];2;0)) = 1; 0;VLOOKUP([.E517];[Entrada.$A$8:.$B$1605];2;0))" office:value-type="float" office:value="0">
            <text:p>0</text:p>
          </table:table-cell>
          <table:table-cell table:formula="of:=IF(ISNA(VLOOKUP([.E517];[Entrada.$A$8:.$D$1605];4;0)) = 1; 0;VLOOKUP([.E517];[Entrada.$A$8:.$D$1605];4;0))" office:value-type="float" office:value="0">
            <text:p>0</text:p>
          </table:table-cell>
          <table:table-cell table:number-columns-repeated="6"/>
          <table:table-cell table:style-name="ce29" table:formula="of:=[.C5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7];[Entrada.$A$8:.$C$1606];3;0)) = 1; 0;VLOOKUP([.E517];[Entrada.$A$8:.$C$1606];3;0)*[.C5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6</text:p>
          </table:table-cell>
          <table:table-cell table:number-columns-repeated="2"/>
          <table:table-cell/>
          <table:table-cell table:style-name="ce12" office:value-type="string">
            <text:p>13,36</text:p>
          </table:table-cell>
          <table:table-cell table:style-name="ce21" table:formula="of:=IF(ISNA(VLOOKUP([.E518];[Entrada.$A$8:.$B$1605];2;0)) = 1; 0;VLOOKUP([.E518];[Entrada.$A$8:.$B$1605];2;0))" office:value-type="float" office:value="0">
            <text:p>0</text:p>
          </table:table-cell>
          <table:table-cell table:formula="of:=IF(ISNA(VLOOKUP([.E518];[Entrada.$A$8:.$D$1605];4;0)) = 1; 0;VLOOKUP([.E518];[Entrada.$A$8:.$D$1605];4;0))" office:value-type="float" office:value="0">
            <text:p>0</text:p>
          </table:table-cell>
          <table:table-cell table:number-columns-repeated="6"/>
          <table:table-cell table:style-name="ce29" table:formula="of:=[.C5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8];[Entrada.$A$8:.$C$1606];3;0)) = 1; 0;VLOOKUP([.E518];[Entrada.$A$8:.$C$1606];3;0)*[.C5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7</text:p>
          </table:table-cell>
          <table:table-cell table:number-columns-repeated="2"/>
          <table:table-cell/>
          <table:table-cell table:style-name="ce12" office:value-type="string">
            <text:p>13,37</text:p>
          </table:table-cell>
          <table:table-cell table:style-name="ce21" table:formula="of:=IF(ISNA(VLOOKUP([.E519];[Entrada.$A$8:.$B$1605];2;0)) = 1; 0;VLOOKUP([.E519];[Entrada.$A$8:.$B$1605];2;0))" office:value-type="float" office:value="0">
            <text:p>0</text:p>
          </table:table-cell>
          <table:table-cell table:formula="of:=IF(ISNA(VLOOKUP([.E519];[Entrada.$A$8:.$D$1605];4;0)) = 1; 0;VLOOKUP([.E519];[Entrada.$A$8:.$D$1605];4;0))" office:value-type="float" office:value="0">
            <text:p>0</text:p>
          </table:table-cell>
          <table:table-cell table:number-columns-repeated="6"/>
          <table:table-cell table:style-name="ce29" table:formula="of:=[.C5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19];[Entrada.$A$8:.$C$1606];3;0)) = 1; 0;VLOOKUP([.E519];[Entrada.$A$8:.$C$1606];3;0)*[.C5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8</text:p>
          </table:table-cell>
          <table:table-cell table:number-columns-repeated="2"/>
          <table:table-cell/>
          <table:table-cell table:style-name="ce12" office:value-type="string">
            <text:p>13,38</text:p>
          </table:table-cell>
          <table:table-cell table:style-name="ce21" table:formula="of:=IF(ISNA(VLOOKUP([.E520];[Entrada.$A$8:.$B$1605];2;0)) = 1; 0;VLOOKUP([.E520];[Entrada.$A$8:.$B$1605];2;0))" office:value-type="float" office:value="0">
            <text:p>0</text:p>
          </table:table-cell>
          <table:table-cell table:formula="of:=IF(ISNA(VLOOKUP([.E520];[Entrada.$A$8:.$D$1605];4;0)) = 1; 0;VLOOKUP([.E520];[Entrada.$A$8:.$D$1605];4;0))" office:value-type="float" office:value="0">
            <text:p>0</text:p>
          </table:table-cell>
          <table:table-cell table:number-columns-repeated="6"/>
          <table:table-cell table:style-name="ce29" table:formula="of:=[.C5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0];[Entrada.$A$8:.$C$1606];3;0)) = 1; 0;VLOOKUP([.E520];[Entrada.$A$8:.$C$1606];3;0)*[.C5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39</text:p>
          </table:table-cell>
          <table:table-cell table:number-columns-repeated="2"/>
          <table:table-cell/>
          <table:table-cell table:style-name="ce12" office:value-type="string">
            <text:p>13,39</text:p>
          </table:table-cell>
          <table:table-cell table:style-name="ce21" table:formula="of:=IF(ISNA(VLOOKUP([.E521];[Entrada.$A$8:.$B$1605];2;0)) = 1; 0;VLOOKUP([.E521];[Entrada.$A$8:.$B$1605];2;0))" office:value-type="float" office:value="0">
            <text:p>0</text:p>
          </table:table-cell>
          <table:table-cell table:formula="of:=IF(ISNA(VLOOKUP([.E521];[Entrada.$A$8:.$D$1605];4;0)) = 1; 0;VLOOKUP([.E521];[Entrada.$A$8:.$D$1605];4;0))" office:value-type="float" office:value="0">
            <text:p>0</text:p>
          </table:table-cell>
          <table:table-cell table:number-columns-repeated="6"/>
          <table:table-cell table:style-name="ce29" table:formula="of:=[.C5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1];[Entrada.$A$8:.$C$1606];3;0)) = 1; 0;VLOOKUP([.E521];[Entrada.$A$8:.$C$1606];3;0)*[.C5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3,40</text:p>
          </table:table-cell>
          <table:table-cell table:number-columns-repeated="2"/>
          <table:table-cell/>
          <table:table-cell table:style-name="ce12" office:value-type="string">
            <text:p>13,40</text:p>
          </table:table-cell>
          <table:table-cell table:style-name="ce21" table:formula="of:=IF(ISNA(VLOOKUP([.E522];[Entrada.$A$8:.$B$1605];2;0)) = 1; 0;VLOOKUP([.E522];[Entrada.$A$8:.$B$1605];2;0))" office:value-type="float" office:value="0">
            <text:p>0</text:p>
          </table:table-cell>
          <table:table-cell table:formula="of:=IF(ISNA(VLOOKUP([.E522];[Entrada.$A$8:.$D$1605];4;0)) = 1; 0;VLOOKUP([.E522];[Entrada.$A$8:.$D$1605];4;0))" office:value-type="float" office:value="0">
            <text:p>0</text:p>
          </table:table-cell>
          <table:table-cell table:number-columns-repeated="6"/>
          <table:table-cell table:style-name="ce29" table:formula="of:=[.C5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2];[Entrada.$A$8:.$C$1606];3;0)) = 1; 0;VLOOKUP([.E522];[Entrada.$A$8:.$C$1606];3;0)*[.C5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</text:p>
          </table:table-cell>
          <table:table-cell table:number-columns-repeated="2"/>
          <table:table-cell/>
          <table:table-cell table:style-name="ce12" office:value-type="string">
            <text:p>14,1</text:p>
          </table:table-cell>
          <table:table-cell table:style-name="ce21" table:formula="of:=IF(ISNA(VLOOKUP([.E523];[Entrada.$A$8:.$B$1605];2;0)) = 1; 0;VLOOKUP([.E523];[Entrada.$A$8:.$B$1605];2;0))" office:value-type="float" office:value="0">
            <text:p>0</text:p>
          </table:table-cell>
          <table:table-cell table:formula="of:=IF(ISNA(VLOOKUP([.E523];[Entrada.$A$8:.$D$1605];4;0)) = 1; 0;VLOOKUP([.E523];[Entrada.$A$8:.$D$1605];4;0))" office:value-type="float" office:value="0">
            <text:p>0</text:p>
          </table:table-cell>
          <table:table-cell table:number-columns-repeated="6"/>
          <table:table-cell table:style-name="ce29" table:formula="of:=[.C5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3];[Entrada.$A$8:.$C$1606];3;0)) = 1; 0;VLOOKUP([.E523];[Entrada.$A$8:.$C$1606];3;0)*[.C5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</text:p>
          </table:table-cell>
          <table:table-cell table:number-columns-repeated="2"/>
          <table:table-cell/>
          <table:table-cell table:style-name="ce12" office:value-type="string">
            <text:p>14,2</text:p>
          </table:table-cell>
          <table:table-cell table:style-name="ce21" table:formula="of:=IF(ISNA(VLOOKUP([.E524];[Entrada.$A$8:.$B$1605];2;0)) = 1; 0;VLOOKUP([.E524];[Entrada.$A$8:.$B$1605];2;0))" office:value-type="float" office:value="0">
            <text:p>0</text:p>
          </table:table-cell>
          <table:table-cell table:formula="of:=IF(ISNA(VLOOKUP([.E524];[Entrada.$A$8:.$D$1605];4;0)) = 1; 0;VLOOKUP([.E524];[Entrada.$A$8:.$D$1605];4;0))" office:value-type="float" office:value="0">
            <text:p>0</text:p>
          </table:table-cell>
          <table:table-cell table:number-columns-repeated="6"/>
          <table:table-cell table:style-name="ce29" table:formula="of:=[.C5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4];[Entrada.$A$8:.$C$1606];3;0)) = 1; 0;VLOOKUP([.E524];[Entrada.$A$8:.$C$1606];3;0)*[.C5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</text:p>
          </table:table-cell>
          <table:table-cell table:number-columns-repeated="2"/>
          <table:table-cell/>
          <table:table-cell table:style-name="ce12" office:value-type="string">
            <text:p>14,3</text:p>
          </table:table-cell>
          <table:table-cell table:style-name="ce21" table:formula="of:=IF(ISNA(VLOOKUP([.E525];[Entrada.$A$8:.$B$1605];2;0)) = 1; 0;VLOOKUP([.E525];[Entrada.$A$8:.$B$1605];2;0))" office:value-type="float" office:value="0">
            <text:p>0</text:p>
          </table:table-cell>
          <table:table-cell table:formula="of:=IF(ISNA(VLOOKUP([.E525];[Entrada.$A$8:.$D$1605];4;0)) = 1; 0;VLOOKUP([.E525];[Entrada.$A$8:.$D$1605];4;0))" office:value-type="float" office:value="0">
            <text:p>0</text:p>
          </table:table-cell>
          <table:table-cell table:number-columns-repeated="6"/>
          <table:table-cell table:style-name="ce29" table:formula="of:=[.C5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5];[Entrada.$A$8:.$C$1606];3;0)) = 1; 0;VLOOKUP([.E525];[Entrada.$A$8:.$C$1606];3;0)*[.C5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4</text:p>
          </table:table-cell>
          <table:table-cell table:number-columns-repeated="2"/>
          <table:table-cell/>
          <table:table-cell table:style-name="ce12" office:value-type="string">
            <text:p>14,4</text:p>
          </table:table-cell>
          <table:table-cell table:style-name="ce21" table:formula="of:=IF(ISNA(VLOOKUP([.E526];[Entrada.$A$8:.$B$1605];2;0)) = 1; 0;VLOOKUP([.E526];[Entrada.$A$8:.$B$1605];2;0))" office:value-type="float" office:value="0">
            <text:p>0</text:p>
          </table:table-cell>
          <table:table-cell table:formula="of:=IF(ISNA(VLOOKUP([.E526];[Entrada.$A$8:.$D$1605];4;0)) = 1; 0;VLOOKUP([.E526];[Entrada.$A$8:.$D$1605];4;0))" office:value-type="float" office:value="0">
            <text:p>0</text:p>
          </table:table-cell>
          <table:table-cell table:number-columns-repeated="6"/>
          <table:table-cell table:style-name="ce29" table:formula="of:=[.C5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6];[Entrada.$A$8:.$C$1606];3;0)) = 1; 0;VLOOKUP([.E526];[Entrada.$A$8:.$C$1606];3;0)*[.C5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5</text:p>
          </table:table-cell>
          <table:table-cell table:number-columns-repeated="2"/>
          <table:table-cell/>
          <table:table-cell table:style-name="ce12" office:value-type="string">
            <text:p>14,5</text:p>
          </table:table-cell>
          <table:table-cell table:style-name="ce21" table:formula="of:=IF(ISNA(VLOOKUP([.E527];[Entrada.$A$8:.$B$1605];2;0)) = 1; 0;VLOOKUP([.E527];[Entrada.$A$8:.$B$1605];2;0))" office:value-type="float" office:value="0">
            <text:p>0</text:p>
          </table:table-cell>
          <table:table-cell table:formula="of:=IF(ISNA(VLOOKUP([.E527];[Entrada.$A$8:.$D$1605];4;0)) = 1; 0;VLOOKUP([.E527];[Entrada.$A$8:.$D$1605];4;0))" office:value-type="float" office:value="0">
            <text:p>0</text:p>
          </table:table-cell>
          <table:table-cell table:number-columns-repeated="6"/>
          <table:table-cell table:style-name="ce29" table:formula="of:=[.C5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7];[Entrada.$A$8:.$C$1606];3;0)) = 1; 0;VLOOKUP([.E527];[Entrada.$A$8:.$C$1606];3;0)*[.C5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6</text:p>
          </table:table-cell>
          <table:table-cell table:number-columns-repeated="2"/>
          <table:table-cell/>
          <table:table-cell table:style-name="ce12" office:value-type="string">
            <text:p>14,6</text:p>
          </table:table-cell>
          <table:table-cell table:style-name="ce21" table:formula="of:=IF(ISNA(VLOOKUP([.E528];[Entrada.$A$8:.$B$1605];2;0)) = 1; 0;VLOOKUP([.E528];[Entrada.$A$8:.$B$1605];2;0))" office:value-type="float" office:value="0">
            <text:p>0</text:p>
          </table:table-cell>
          <table:table-cell table:formula="of:=IF(ISNA(VLOOKUP([.E528];[Entrada.$A$8:.$D$1605];4;0)) = 1; 0;VLOOKUP([.E528];[Entrada.$A$8:.$D$1605];4;0))" office:value-type="float" office:value="0">
            <text:p>0</text:p>
          </table:table-cell>
          <table:table-cell table:number-columns-repeated="6"/>
          <table:table-cell table:style-name="ce29" table:formula="of:=[.C5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8];[Entrada.$A$8:.$C$1606];3;0)) = 1; 0;VLOOKUP([.E528];[Entrada.$A$8:.$C$1606];3;0)*[.C5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7</text:p>
          </table:table-cell>
          <table:table-cell table:number-columns-repeated="2"/>
          <table:table-cell/>
          <table:table-cell table:style-name="ce12" office:value-type="string">
            <text:p>14,7</text:p>
          </table:table-cell>
          <table:table-cell table:style-name="ce21" table:formula="of:=IF(ISNA(VLOOKUP([.E529];[Entrada.$A$8:.$B$1605];2;0)) = 1; 0;VLOOKUP([.E529];[Entrada.$A$8:.$B$1605];2;0))" office:value-type="float" office:value="0">
            <text:p>0</text:p>
          </table:table-cell>
          <table:table-cell table:formula="of:=IF(ISNA(VLOOKUP([.E529];[Entrada.$A$8:.$D$1605];4;0)) = 1; 0;VLOOKUP([.E529];[Entrada.$A$8:.$D$1605];4;0))" office:value-type="float" office:value="0">
            <text:p>0</text:p>
          </table:table-cell>
          <table:table-cell table:number-columns-repeated="6"/>
          <table:table-cell table:style-name="ce29" table:formula="of:=[.C5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29];[Entrada.$A$8:.$C$1606];3;0)) = 1; 0;VLOOKUP([.E529];[Entrada.$A$8:.$C$1606];3;0)*[.C5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8</text:p>
          </table:table-cell>
          <table:table-cell table:number-columns-repeated="2"/>
          <table:table-cell/>
          <table:table-cell table:style-name="ce12" office:value-type="string">
            <text:p>14,8</text:p>
          </table:table-cell>
          <table:table-cell table:style-name="ce21" table:formula="of:=IF(ISNA(VLOOKUP([.E530];[Entrada.$A$8:.$B$1605];2;0)) = 1; 0;VLOOKUP([.E530];[Entrada.$A$8:.$B$1605];2;0))" office:value-type="float" office:value="0">
            <text:p>0</text:p>
          </table:table-cell>
          <table:table-cell table:formula="of:=IF(ISNA(VLOOKUP([.E530];[Entrada.$A$8:.$D$1605];4;0)) = 1; 0;VLOOKUP([.E530];[Entrada.$A$8:.$D$1605];4;0))" office:value-type="float" office:value="0">
            <text:p>0</text:p>
          </table:table-cell>
          <table:table-cell table:number-columns-repeated="6"/>
          <table:table-cell table:style-name="ce29" table:formula="of:=[.C5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0];[Entrada.$A$8:.$C$1606];3;0)) = 1; 0;VLOOKUP([.E530];[Entrada.$A$8:.$C$1606];3;0)*[.C5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9</text:p>
          </table:table-cell>
          <table:table-cell table:number-columns-repeated="2"/>
          <table:table-cell/>
          <table:table-cell table:style-name="ce12" office:value-type="string">
            <text:p>14,9</text:p>
          </table:table-cell>
          <table:table-cell table:style-name="ce21" table:formula="of:=IF(ISNA(VLOOKUP([.E531];[Entrada.$A$8:.$B$1605];2;0)) = 1; 0;VLOOKUP([.E531];[Entrada.$A$8:.$B$1605];2;0))" office:value-type="float" office:value="0">
            <text:p>0</text:p>
          </table:table-cell>
          <table:table-cell table:formula="of:=IF(ISNA(VLOOKUP([.E531];[Entrada.$A$8:.$D$1605];4;0)) = 1; 0;VLOOKUP([.E531];[Entrada.$A$8:.$D$1605];4;0))" office:value-type="float" office:value="0">
            <text:p>0</text:p>
          </table:table-cell>
          <table:table-cell table:number-columns-repeated="6"/>
          <table:table-cell table:style-name="ce29" table:formula="of:=[.C5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1];[Entrada.$A$8:.$C$1606];3;0)) = 1; 0;VLOOKUP([.E531];[Entrada.$A$8:.$C$1606];3;0)*[.C5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0</text:p>
          </table:table-cell>
          <table:table-cell table:number-columns-repeated="2"/>
          <table:table-cell/>
          <table:table-cell table:style-name="ce12" office:value-type="string">
            <text:p>14,10</text:p>
          </table:table-cell>
          <table:table-cell table:style-name="ce21" table:formula="of:=IF(ISNA(VLOOKUP([.E532];[Entrada.$A$8:.$B$1605];2;0)) = 1; 0;VLOOKUP([.E532];[Entrada.$A$8:.$B$1605];2;0))" office:value-type="float" office:value="0">
            <text:p>0</text:p>
          </table:table-cell>
          <table:table-cell table:formula="of:=IF(ISNA(VLOOKUP([.E532];[Entrada.$A$8:.$D$1605];4;0)) = 1; 0;VLOOKUP([.E532];[Entrada.$A$8:.$D$1605];4;0))" office:value-type="float" office:value="0">
            <text:p>0</text:p>
          </table:table-cell>
          <table:table-cell table:number-columns-repeated="6"/>
          <table:table-cell table:style-name="ce29" table:formula="of:=[.C5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2];[Entrada.$A$8:.$C$1606];3;0)) = 1; 0;VLOOKUP([.E532];[Entrada.$A$8:.$C$1606];3;0)*[.C5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1</text:p>
          </table:table-cell>
          <table:table-cell table:number-columns-repeated="2"/>
          <table:table-cell/>
          <table:table-cell table:style-name="ce12" office:value-type="string">
            <text:p>14,11</text:p>
          </table:table-cell>
          <table:table-cell table:style-name="ce21" table:formula="of:=IF(ISNA(VLOOKUP([.E533];[Entrada.$A$8:.$B$1605];2;0)) = 1; 0;VLOOKUP([.E533];[Entrada.$A$8:.$B$1605];2;0))" office:value-type="float" office:value="0">
            <text:p>0</text:p>
          </table:table-cell>
          <table:table-cell table:formula="of:=IF(ISNA(VLOOKUP([.E533];[Entrada.$A$8:.$D$1605];4;0)) = 1; 0;VLOOKUP([.E533];[Entrada.$A$8:.$D$1605];4;0))" office:value-type="float" office:value="0">
            <text:p>0</text:p>
          </table:table-cell>
          <table:table-cell table:number-columns-repeated="6"/>
          <table:table-cell table:style-name="ce29" table:formula="of:=[.C5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3];[Entrada.$A$8:.$C$1606];3;0)) = 1; 0;VLOOKUP([.E533];[Entrada.$A$8:.$C$1606];3;0)*[.C5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2</text:p>
          </table:table-cell>
          <table:table-cell table:number-columns-repeated="2"/>
          <table:table-cell/>
          <table:table-cell table:style-name="ce12" office:value-type="string">
            <text:p>14,12</text:p>
          </table:table-cell>
          <table:table-cell table:style-name="ce21" table:formula="of:=IF(ISNA(VLOOKUP([.E534];[Entrada.$A$8:.$B$1605];2;0)) = 1; 0;VLOOKUP([.E534];[Entrada.$A$8:.$B$1605];2;0))" office:value-type="float" office:value="0">
            <text:p>0</text:p>
          </table:table-cell>
          <table:table-cell table:formula="of:=IF(ISNA(VLOOKUP([.E534];[Entrada.$A$8:.$D$1605];4;0)) = 1; 0;VLOOKUP([.E534];[Entrada.$A$8:.$D$1605];4;0))" office:value-type="float" office:value="0">
            <text:p>0</text:p>
          </table:table-cell>
          <table:table-cell table:number-columns-repeated="6"/>
          <table:table-cell table:style-name="ce29" table:formula="of:=[.C5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4];[Entrada.$A$8:.$C$1606];3;0)) = 1; 0;VLOOKUP([.E534];[Entrada.$A$8:.$C$1606];3;0)*[.C5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3</text:p>
          </table:table-cell>
          <table:table-cell table:number-columns-repeated="2"/>
          <table:table-cell/>
          <table:table-cell table:style-name="ce12" office:value-type="string">
            <text:p>14,13</text:p>
          </table:table-cell>
          <table:table-cell table:style-name="ce21" table:formula="of:=IF(ISNA(VLOOKUP([.E535];[Entrada.$A$8:.$B$1605];2;0)) = 1; 0;VLOOKUP([.E535];[Entrada.$A$8:.$B$1605];2;0))" office:value-type="float" office:value="0">
            <text:p>0</text:p>
          </table:table-cell>
          <table:table-cell table:formula="of:=IF(ISNA(VLOOKUP([.E535];[Entrada.$A$8:.$D$1605];4;0)) = 1; 0;VLOOKUP([.E535];[Entrada.$A$8:.$D$1605];4;0))" office:value-type="float" office:value="0">
            <text:p>0</text:p>
          </table:table-cell>
          <table:table-cell table:number-columns-repeated="6"/>
          <table:table-cell table:style-name="ce29" table:formula="of:=[.C5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5];[Entrada.$A$8:.$C$1606];3;0)) = 1; 0;VLOOKUP([.E535];[Entrada.$A$8:.$C$1606];3;0)*[.C5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4</text:p>
          </table:table-cell>
          <table:table-cell table:number-columns-repeated="2"/>
          <table:table-cell/>
          <table:table-cell table:style-name="ce12" office:value-type="string">
            <text:p>14,14</text:p>
          </table:table-cell>
          <table:table-cell table:style-name="ce21" table:formula="of:=IF(ISNA(VLOOKUP([.E536];[Entrada.$A$8:.$B$1605];2;0)) = 1; 0;VLOOKUP([.E536];[Entrada.$A$8:.$B$1605];2;0))" office:value-type="float" office:value="0">
            <text:p>0</text:p>
          </table:table-cell>
          <table:table-cell table:formula="of:=IF(ISNA(VLOOKUP([.E536];[Entrada.$A$8:.$D$1605];4;0)) = 1; 0;VLOOKUP([.E536];[Entrada.$A$8:.$D$1605];4;0))" office:value-type="float" office:value="0">
            <text:p>0</text:p>
          </table:table-cell>
          <table:table-cell table:number-columns-repeated="6"/>
          <table:table-cell table:style-name="ce29" table:formula="of:=[.C5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6];[Entrada.$A$8:.$C$1606];3;0)) = 1; 0;VLOOKUP([.E536];[Entrada.$A$8:.$C$1606];3;0)*[.C5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5</text:p>
          </table:table-cell>
          <table:table-cell table:number-columns-repeated="2"/>
          <table:table-cell/>
          <table:table-cell table:style-name="ce12" office:value-type="string">
            <text:p>14,15</text:p>
          </table:table-cell>
          <table:table-cell table:style-name="ce21" table:formula="of:=IF(ISNA(VLOOKUP([.E537];[Entrada.$A$8:.$B$1605];2;0)) = 1; 0;VLOOKUP([.E537];[Entrada.$A$8:.$B$1605];2;0))" office:value-type="float" office:value="0">
            <text:p>0</text:p>
          </table:table-cell>
          <table:table-cell table:formula="of:=IF(ISNA(VLOOKUP([.E537];[Entrada.$A$8:.$D$1605];4;0)) = 1; 0;VLOOKUP([.E537];[Entrada.$A$8:.$D$1605];4;0))" office:value-type="float" office:value="0">
            <text:p>0</text:p>
          </table:table-cell>
          <table:table-cell table:number-columns-repeated="6"/>
          <table:table-cell table:style-name="ce29" table:formula="of:=[.C5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7];[Entrada.$A$8:.$C$1606];3;0)) = 1; 0;VLOOKUP([.E537];[Entrada.$A$8:.$C$1606];3;0)*[.C5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6</text:p>
          </table:table-cell>
          <table:table-cell table:number-columns-repeated="2"/>
          <table:table-cell/>
          <table:table-cell table:style-name="ce12" office:value-type="string">
            <text:p>14,16</text:p>
          </table:table-cell>
          <table:table-cell table:style-name="ce21" table:formula="of:=IF(ISNA(VLOOKUP([.E538];[Entrada.$A$8:.$B$1605];2;0)) = 1; 0;VLOOKUP([.E538];[Entrada.$A$8:.$B$1605];2;0))" office:value-type="float" office:value="0">
            <text:p>0</text:p>
          </table:table-cell>
          <table:table-cell table:formula="of:=IF(ISNA(VLOOKUP([.E538];[Entrada.$A$8:.$D$1605];4;0)) = 1; 0;VLOOKUP([.E538];[Entrada.$A$8:.$D$1605];4;0))" office:value-type="float" office:value="0">
            <text:p>0</text:p>
          </table:table-cell>
          <table:table-cell table:number-columns-repeated="6"/>
          <table:table-cell table:style-name="ce29" table:formula="of:=[.C5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8];[Entrada.$A$8:.$C$1606];3;0)) = 1; 0;VLOOKUP([.E538];[Entrada.$A$8:.$C$1606];3;0)*[.C5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7</text:p>
          </table:table-cell>
          <table:table-cell table:number-columns-repeated="2"/>
          <table:table-cell/>
          <table:table-cell table:style-name="ce12" office:value-type="string">
            <text:p>14,17</text:p>
          </table:table-cell>
          <table:table-cell table:style-name="ce21" table:formula="of:=IF(ISNA(VLOOKUP([.E539];[Entrada.$A$8:.$B$1605];2;0)) = 1; 0;VLOOKUP([.E539];[Entrada.$A$8:.$B$1605];2;0))" office:value-type="float" office:value="0">
            <text:p>0</text:p>
          </table:table-cell>
          <table:table-cell table:formula="of:=IF(ISNA(VLOOKUP([.E539];[Entrada.$A$8:.$D$1605];4;0)) = 1; 0;VLOOKUP([.E539];[Entrada.$A$8:.$D$1605];4;0))" office:value-type="float" office:value="0">
            <text:p>0</text:p>
          </table:table-cell>
          <table:table-cell table:number-columns-repeated="6"/>
          <table:table-cell table:style-name="ce29" table:formula="of:=[.C5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39];[Entrada.$A$8:.$C$1606];3;0)) = 1; 0;VLOOKUP([.E539];[Entrada.$A$8:.$C$1606];3;0)*[.C5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8</text:p>
          </table:table-cell>
          <table:table-cell table:number-columns-repeated="2"/>
          <table:table-cell/>
          <table:table-cell table:style-name="ce12" office:value-type="string">
            <text:p>14,18</text:p>
          </table:table-cell>
          <table:table-cell table:style-name="ce21" table:formula="of:=IF(ISNA(VLOOKUP([.E540];[Entrada.$A$8:.$B$1605];2;0)) = 1; 0;VLOOKUP([.E540];[Entrada.$A$8:.$B$1605];2;0))" office:value-type="float" office:value="0">
            <text:p>0</text:p>
          </table:table-cell>
          <table:table-cell table:formula="of:=IF(ISNA(VLOOKUP([.E540];[Entrada.$A$8:.$D$1605];4;0)) = 1; 0;VLOOKUP([.E540];[Entrada.$A$8:.$D$1605];4;0))" office:value-type="float" office:value="0">
            <text:p>0</text:p>
          </table:table-cell>
          <table:table-cell table:number-columns-repeated="6"/>
          <table:table-cell table:style-name="ce29" table:formula="of:=[.C5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0];[Entrada.$A$8:.$C$1606];3;0)) = 1; 0;VLOOKUP([.E540];[Entrada.$A$8:.$C$1606];3;0)*[.C5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19</text:p>
          </table:table-cell>
          <table:table-cell table:number-columns-repeated="2"/>
          <table:table-cell/>
          <table:table-cell table:style-name="ce12" office:value-type="string">
            <text:p>14,19</text:p>
          </table:table-cell>
          <table:table-cell table:style-name="ce21" table:formula="of:=IF(ISNA(VLOOKUP([.E541];[Entrada.$A$8:.$B$1605];2;0)) = 1; 0;VLOOKUP([.E541];[Entrada.$A$8:.$B$1605];2;0))" office:value-type="float" office:value="0">
            <text:p>0</text:p>
          </table:table-cell>
          <table:table-cell table:formula="of:=IF(ISNA(VLOOKUP([.E541];[Entrada.$A$8:.$D$1605];4;0)) = 1; 0;VLOOKUP([.E541];[Entrada.$A$8:.$D$1605];4;0))" office:value-type="float" office:value="0">
            <text:p>0</text:p>
          </table:table-cell>
          <table:table-cell table:number-columns-repeated="6"/>
          <table:table-cell table:style-name="ce29" table:formula="of:=[.C5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1];[Entrada.$A$8:.$C$1606];3;0)) = 1; 0;VLOOKUP([.E541];[Entrada.$A$8:.$C$1606];3;0)*[.C5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0</text:p>
          </table:table-cell>
          <table:table-cell table:number-columns-repeated="2"/>
          <table:table-cell/>
          <table:table-cell table:style-name="ce12" office:value-type="string">
            <text:p>14,20</text:p>
          </table:table-cell>
          <table:table-cell table:style-name="ce21" table:formula="of:=IF(ISNA(VLOOKUP([.E542];[Entrada.$A$8:.$B$1605];2;0)) = 1; 0;VLOOKUP([.E542];[Entrada.$A$8:.$B$1605];2;0))" office:value-type="float" office:value="0">
            <text:p>0</text:p>
          </table:table-cell>
          <table:table-cell table:formula="of:=IF(ISNA(VLOOKUP([.E542];[Entrada.$A$8:.$D$1605];4;0)) = 1; 0;VLOOKUP([.E542];[Entrada.$A$8:.$D$1605];4;0))" office:value-type="float" office:value="0">
            <text:p>0</text:p>
          </table:table-cell>
          <table:table-cell table:number-columns-repeated="6"/>
          <table:table-cell table:style-name="ce29" table:formula="of:=[.C5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2];[Entrada.$A$8:.$C$1606];3;0)) = 1; 0;VLOOKUP([.E542];[Entrada.$A$8:.$C$1606];3;0)*[.C5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1</text:p>
          </table:table-cell>
          <table:table-cell table:number-columns-repeated="2"/>
          <table:table-cell/>
          <table:table-cell table:style-name="ce12" office:value-type="string">
            <text:p>14,21</text:p>
          </table:table-cell>
          <table:table-cell table:style-name="ce21" table:formula="of:=IF(ISNA(VLOOKUP([.E543];[Entrada.$A$8:.$B$1605];2;0)) = 1; 0;VLOOKUP([.E543];[Entrada.$A$8:.$B$1605];2;0))" office:value-type="float" office:value="0">
            <text:p>0</text:p>
          </table:table-cell>
          <table:table-cell table:formula="of:=IF(ISNA(VLOOKUP([.E543];[Entrada.$A$8:.$D$1605];4;0)) = 1; 0;VLOOKUP([.E543];[Entrada.$A$8:.$D$1605];4;0))" office:value-type="float" office:value="0">
            <text:p>0</text:p>
          </table:table-cell>
          <table:table-cell table:number-columns-repeated="6"/>
          <table:table-cell table:style-name="ce29" table:formula="of:=[.C5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3];[Entrada.$A$8:.$C$1606];3;0)) = 1; 0;VLOOKUP([.E543];[Entrada.$A$8:.$C$1606];3;0)*[.C5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2</text:p>
          </table:table-cell>
          <table:table-cell table:number-columns-repeated="2"/>
          <table:table-cell/>
          <table:table-cell table:style-name="ce12" office:value-type="string">
            <text:p>14,22</text:p>
          </table:table-cell>
          <table:table-cell table:style-name="ce21" table:formula="of:=IF(ISNA(VLOOKUP([.E544];[Entrada.$A$8:.$B$1605];2;0)) = 1; 0;VLOOKUP([.E544];[Entrada.$A$8:.$B$1605];2;0))" office:value-type="float" office:value="0">
            <text:p>0</text:p>
          </table:table-cell>
          <table:table-cell table:formula="of:=IF(ISNA(VLOOKUP([.E544];[Entrada.$A$8:.$D$1605];4;0)) = 1; 0;VLOOKUP([.E544];[Entrada.$A$8:.$D$1605];4;0))" office:value-type="float" office:value="0">
            <text:p>0</text:p>
          </table:table-cell>
          <table:table-cell table:number-columns-repeated="6"/>
          <table:table-cell table:style-name="ce29" table:formula="of:=[.C5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4];[Entrada.$A$8:.$C$1606];3;0)) = 1; 0;VLOOKUP([.E544];[Entrada.$A$8:.$C$1606];3;0)*[.C5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3</text:p>
          </table:table-cell>
          <table:table-cell table:number-columns-repeated="2"/>
          <table:table-cell/>
          <table:table-cell table:style-name="ce12" office:value-type="string">
            <text:p>14,23</text:p>
          </table:table-cell>
          <table:table-cell table:style-name="ce21" table:formula="of:=IF(ISNA(VLOOKUP([.E545];[Entrada.$A$8:.$B$1605];2;0)) = 1; 0;VLOOKUP([.E545];[Entrada.$A$8:.$B$1605];2;0))" office:value-type="float" office:value="0">
            <text:p>0</text:p>
          </table:table-cell>
          <table:table-cell table:formula="of:=IF(ISNA(VLOOKUP([.E545];[Entrada.$A$8:.$D$1605];4;0)) = 1; 0;VLOOKUP([.E545];[Entrada.$A$8:.$D$1605];4;0))" office:value-type="float" office:value="0">
            <text:p>0</text:p>
          </table:table-cell>
          <table:table-cell table:number-columns-repeated="6"/>
          <table:table-cell table:style-name="ce29" table:formula="of:=[.C5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5];[Entrada.$A$8:.$C$1606];3;0)) = 1; 0;VLOOKUP([.E545];[Entrada.$A$8:.$C$1606];3;0)*[.C5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4</text:p>
          </table:table-cell>
          <table:table-cell table:number-columns-repeated="2"/>
          <table:table-cell/>
          <table:table-cell table:style-name="ce12" office:value-type="string">
            <text:p>14,24</text:p>
          </table:table-cell>
          <table:table-cell table:style-name="ce21" table:formula="of:=IF(ISNA(VLOOKUP([.E546];[Entrada.$A$8:.$B$1605];2;0)) = 1; 0;VLOOKUP([.E546];[Entrada.$A$8:.$B$1605];2;0))" office:value-type="float" office:value="0">
            <text:p>0</text:p>
          </table:table-cell>
          <table:table-cell table:formula="of:=IF(ISNA(VLOOKUP([.E546];[Entrada.$A$8:.$D$1605];4;0)) = 1; 0;VLOOKUP([.E546];[Entrada.$A$8:.$D$1605];4;0))" office:value-type="float" office:value="0">
            <text:p>0</text:p>
          </table:table-cell>
          <table:table-cell table:number-columns-repeated="6"/>
          <table:table-cell table:style-name="ce29" table:formula="of:=[.C5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6];[Entrada.$A$8:.$C$1606];3;0)) = 1; 0;VLOOKUP([.E546];[Entrada.$A$8:.$C$1606];3;0)*[.C5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5</text:p>
          </table:table-cell>
          <table:table-cell table:number-columns-repeated="2"/>
          <table:table-cell/>
          <table:table-cell table:style-name="ce12" office:value-type="string">
            <text:p>14,25</text:p>
          </table:table-cell>
          <table:table-cell table:style-name="ce21" table:formula="of:=IF(ISNA(VLOOKUP([.E547];[Entrada.$A$8:.$B$1605];2;0)) = 1; 0;VLOOKUP([.E547];[Entrada.$A$8:.$B$1605];2;0))" office:value-type="float" office:value="0">
            <text:p>0</text:p>
          </table:table-cell>
          <table:table-cell table:formula="of:=IF(ISNA(VLOOKUP([.E547];[Entrada.$A$8:.$D$1605];4;0)) = 1; 0;VLOOKUP([.E547];[Entrada.$A$8:.$D$1605];4;0))" office:value-type="float" office:value="0">
            <text:p>0</text:p>
          </table:table-cell>
          <table:table-cell table:number-columns-repeated="6"/>
          <table:table-cell table:style-name="ce29" table:formula="of:=[.C5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7];[Entrada.$A$8:.$C$1606];3;0)) = 1; 0;VLOOKUP([.E547];[Entrada.$A$8:.$C$1606];3;0)*[.C5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6</text:p>
          </table:table-cell>
          <table:table-cell table:number-columns-repeated="2"/>
          <table:table-cell/>
          <table:table-cell table:style-name="ce12" office:value-type="string">
            <text:p>14,26</text:p>
          </table:table-cell>
          <table:table-cell table:style-name="ce21" table:formula="of:=IF(ISNA(VLOOKUP([.E548];[Entrada.$A$8:.$B$1605];2;0)) = 1; 0;VLOOKUP([.E548];[Entrada.$A$8:.$B$1605];2;0))" office:value-type="float" office:value="0">
            <text:p>0</text:p>
          </table:table-cell>
          <table:table-cell table:formula="of:=IF(ISNA(VLOOKUP([.E548];[Entrada.$A$8:.$D$1605];4;0)) = 1; 0;VLOOKUP([.E548];[Entrada.$A$8:.$D$1605];4;0))" office:value-type="float" office:value="0">
            <text:p>0</text:p>
          </table:table-cell>
          <table:table-cell table:number-columns-repeated="6"/>
          <table:table-cell table:style-name="ce29" table:formula="of:=[.C5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8];[Entrada.$A$8:.$C$1606];3;0)) = 1; 0;VLOOKUP([.E548];[Entrada.$A$8:.$C$1606];3;0)*[.C5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7</text:p>
          </table:table-cell>
          <table:table-cell table:number-columns-repeated="2"/>
          <table:table-cell/>
          <table:table-cell table:style-name="ce12" office:value-type="string">
            <text:p>14,27</text:p>
          </table:table-cell>
          <table:table-cell table:style-name="ce21" table:formula="of:=IF(ISNA(VLOOKUP([.E549];[Entrada.$A$8:.$B$1605];2;0)) = 1; 0;VLOOKUP([.E549];[Entrada.$A$8:.$B$1605];2;0))" office:value-type="float" office:value="0">
            <text:p>0</text:p>
          </table:table-cell>
          <table:table-cell table:formula="of:=IF(ISNA(VLOOKUP([.E549];[Entrada.$A$8:.$D$1605];4;0)) = 1; 0;VLOOKUP([.E549];[Entrada.$A$8:.$D$1605];4;0))" office:value-type="float" office:value="0">
            <text:p>0</text:p>
          </table:table-cell>
          <table:table-cell table:number-columns-repeated="6"/>
          <table:table-cell table:style-name="ce29" table:formula="of:=[.C5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49];[Entrada.$A$8:.$C$1606];3;0)) = 1; 0;VLOOKUP([.E549];[Entrada.$A$8:.$C$1606];3;0)*[.C5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8</text:p>
          </table:table-cell>
          <table:table-cell table:number-columns-repeated="2"/>
          <table:table-cell/>
          <table:table-cell table:style-name="ce12" office:value-type="string">
            <text:p>14,28</text:p>
          </table:table-cell>
          <table:table-cell table:style-name="ce21" table:formula="of:=IF(ISNA(VLOOKUP([.E550];[Entrada.$A$8:.$B$1605];2;0)) = 1; 0;VLOOKUP([.E550];[Entrada.$A$8:.$B$1605];2;0))" office:value-type="float" office:value="0">
            <text:p>0</text:p>
          </table:table-cell>
          <table:table-cell table:formula="of:=IF(ISNA(VLOOKUP([.E550];[Entrada.$A$8:.$D$1605];4;0)) = 1; 0;VLOOKUP([.E550];[Entrada.$A$8:.$D$1605];4;0))" office:value-type="float" office:value="0">
            <text:p>0</text:p>
          </table:table-cell>
          <table:table-cell table:number-columns-repeated="6"/>
          <table:table-cell table:style-name="ce29" table:formula="of:=[.C5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0];[Entrada.$A$8:.$C$1606];3;0)) = 1; 0;VLOOKUP([.E550];[Entrada.$A$8:.$C$1606];3;0)*[.C5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29</text:p>
          </table:table-cell>
          <table:table-cell table:number-columns-repeated="2"/>
          <table:table-cell/>
          <table:table-cell table:style-name="ce12" office:value-type="string">
            <text:p>14,29</text:p>
          </table:table-cell>
          <table:table-cell table:style-name="ce21" table:formula="of:=IF(ISNA(VLOOKUP([.E551];[Entrada.$A$8:.$B$1605];2;0)) = 1; 0;VLOOKUP([.E551];[Entrada.$A$8:.$B$1605];2;0))" office:value-type="float" office:value="0">
            <text:p>0</text:p>
          </table:table-cell>
          <table:table-cell table:formula="of:=IF(ISNA(VLOOKUP([.E551];[Entrada.$A$8:.$D$1605];4;0)) = 1; 0;VLOOKUP([.E551];[Entrada.$A$8:.$D$1605];4;0))" office:value-type="float" office:value="0">
            <text:p>0</text:p>
          </table:table-cell>
          <table:table-cell table:number-columns-repeated="6"/>
          <table:table-cell table:style-name="ce29" table:formula="of:=[.C5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1];[Entrada.$A$8:.$C$1606];3;0)) = 1; 0;VLOOKUP([.E551];[Entrada.$A$8:.$C$1606];3;0)*[.C5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0</text:p>
          </table:table-cell>
          <table:table-cell table:number-columns-repeated="2"/>
          <table:table-cell/>
          <table:table-cell table:style-name="ce12" office:value-type="string">
            <text:p>14,30</text:p>
          </table:table-cell>
          <table:table-cell table:style-name="ce21" table:formula="of:=IF(ISNA(VLOOKUP([.E552];[Entrada.$A$8:.$B$1605];2;0)) = 1; 0;VLOOKUP([.E552];[Entrada.$A$8:.$B$1605];2;0))" office:value-type="float" office:value="0">
            <text:p>0</text:p>
          </table:table-cell>
          <table:table-cell table:formula="of:=IF(ISNA(VLOOKUP([.E552];[Entrada.$A$8:.$D$1605];4;0)) = 1; 0;VLOOKUP([.E552];[Entrada.$A$8:.$D$1605];4;0))" office:value-type="float" office:value="0">
            <text:p>0</text:p>
          </table:table-cell>
          <table:table-cell table:number-columns-repeated="6"/>
          <table:table-cell table:style-name="ce29" table:formula="of:=[.C5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2];[Entrada.$A$8:.$C$1606];3;0)) = 1; 0;VLOOKUP([.E552];[Entrada.$A$8:.$C$1606];3;0)*[.C5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1</text:p>
          </table:table-cell>
          <table:table-cell table:number-columns-repeated="2"/>
          <table:table-cell/>
          <table:table-cell table:style-name="ce12" office:value-type="string">
            <text:p>14,31</text:p>
          </table:table-cell>
          <table:table-cell table:style-name="ce21" table:formula="of:=IF(ISNA(VLOOKUP([.E553];[Entrada.$A$8:.$B$1605];2;0)) = 1; 0;VLOOKUP([.E553];[Entrada.$A$8:.$B$1605];2;0))" office:value-type="float" office:value="0">
            <text:p>0</text:p>
          </table:table-cell>
          <table:table-cell table:formula="of:=IF(ISNA(VLOOKUP([.E553];[Entrada.$A$8:.$D$1605];4;0)) = 1; 0;VLOOKUP([.E553];[Entrada.$A$8:.$D$1605];4;0))" office:value-type="float" office:value="0">
            <text:p>0</text:p>
          </table:table-cell>
          <table:table-cell table:number-columns-repeated="6"/>
          <table:table-cell table:style-name="ce29" table:formula="of:=[.C5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3];[Entrada.$A$8:.$C$1606];3;0)) = 1; 0;VLOOKUP([.E553];[Entrada.$A$8:.$C$1606];3;0)*[.C5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2</text:p>
          </table:table-cell>
          <table:table-cell table:number-columns-repeated="2"/>
          <table:table-cell/>
          <table:table-cell table:style-name="ce12" office:value-type="string">
            <text:p>14,32</text:p>
          </table:table-cell>
          <table:table-cell table:style-name="ce21" table:formula="of:=IF(ISNA(VLOOKUP([.E554];[Entrada.$A$8:.$B$1605];2;0)) = 1; 0;VLOOKUP([.E554];[Entrada.$A$8:.$B$1605];2;0))" office:value-type="float" office:value="0">
            <text:p>0</text:p>
          </table:table-cell>
          <table:table-cell table:formula="of:=IF(ISNA(VLOOKUP([.E554];[Entrada.$A$8:.$D$1605];4;0)) = 1; 0;VLOOKUP([.E554];[Entrada.$A$8:.$D$1605];4;0))" office:value-type="float" office:value="0">
            <text:p>0</text:p>
          </table:table-cell>
          <table:table-cell table:number-columns-repeated="6"/>
          <table:table-cell table:style-name="ce29" table:formula="of:=[.C5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4];[Entrada.$A$8:.$C$1606];3;0)) = 1; 0;VLOOKUP([.E554];[Entrada.$A$8:.$C$1606];3;0)*[.C5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3</text:p>
          </table:table-cell>
          <table:table-cell table:number-columns-repeated="2"/>
          <table:table-cell/>
          <table:table-cell table:style-name="ce12" office:value-type="string">
            <text:p>14,33</text:p>
          </table:table-cell>
          <table:table-cell table:style-name="ce21" table:formula="of:=IF(ISNA(VLOOKUP([.E555];[Entrada.$A$8:.$B$1605];2;0)) = 1; 0;VLOOKUP([.E555];[Entrada.$A$8:.$B$1605];2;0))" office:value-type="float" office:value="0">
            <text:p>0</text:p>
          </table:table-cell>
          <table:table-cell table:formula="of:=IF(ISNA(VLOOKUP([.E555];[Entrada.$A$8:.$D$1605];4;0)) = 1; 0;VLOOKUP([.E555];[Entrada.$A$8:.$D$1605];4;0))" office:value-type="float" office:value="0">
            <text:p>0</text:p>
          </table:table-cell>
          <table:table-cell table:number-columns-repeated="6"/>
          <table:table-cell table:style-name="ce29" table:formula="of:=[.C5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5];[Entrada.$A$8:.$C$1606];3;0)) = 1; 0;VLOOKUP([.E555];[Entrada.$A$8:.$C$1606];3;0)*[.C5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4</text:p>
          </table:table-cell>
          <table:table-cell table:number-columns-repeated="2"/>
          <table:table-cell/>
          <table:table-cell table:style-name="ce12" office:value-type="string">
            <text:p>14,34</text:p>
          </table:table-cell>
          <table:table-cell table:style-name="ce21" table:formula="of:=IF(ISNA(VLOOKUP([.E556];[Entrada.$A$8:.$B$1605];2;0)) = 1; 0;VLOOKUP([.E556];[Entrada.$A$8:.$B$1605];2;0))" office:value-type="float" office:value="0">
            <text:p>0</text:p>
          </table:table-cell>
          <table:table-cell table:formula="of:=IF(ISNA(VLOOKUP([.E556];[Entrada.$A$8:.$D$1605];4;0)) = 1; 0;VLOOKUP([.E556];[Entrada.$A$8:.$D$1605];4;0))" office:value-type="float" office:value="0">
            <text:p>0</text:p>
          </table:table-cell>
          <table:table-cell table:number-columns-repeated="6"/>
          <table:table-cell table:style-name="ce29" table:formula="of:=[.C5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6];[Entrada.$A$8:.$C$1606];3;0)) = 1; 0;VLOOKUP([.E556];[Entrada.$A$8:.$C$1606];3;0)*[.C5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5</text:p>
          </table:table-cell>
          <table:table-cell table:number-columns-repeated="2"/>
          <table:table-cell/>
          <table:table-cell table:style-name="ce12" office:value-type="string">
            <text:p>14,35</text:p>
          </table:table-cell>
          <table:table-cell table:style-name="ce21" table:formula="of:=IF(ISNA(VLOOKUP([.E557];[Entrada.$A$8:.$B$1605];2;0)) = 1; 0;VLOOKUP([.E557];[Entrada.$A$8:.$B$1605];2;0))" office:value-type="float" office:value="0">
            <text:p>0</text:p>
          </table:table-cell>
          <table:table-cell table:formula="of:=IF(ISNA(VLOOKUP([.E557];[Entrada.$A$8:.$D$1605];4;0)) = 1; 0;VLOOKUP([.E557];[Entrada.$A$8:.$D$1605];4;0))" office:value-type="float" office:value="0">
            <text:p>0</text:p>
          </table:table-cell>
          <table:table-cell table:number-columns-repeated="6"/>
          <table:table-cell table:style-name="ce29" table:formula="of:=[.C5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7];[Entrada.$A$8:.$C$1606];3;0)) = 1; 0;VLOOKUP([.E557];[Entrada.$A$8:.$C$1606];3;0)*[.C5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6</text:p>
          </table:table-cell>
          <table:table-cell table:number-columns-repeated="2"/>
          <table:table-cell/>
          <table:table-cell table:style-name="ce12" office:value-type="string">
            <text:p>14,36</text:p>
          </table:table-cell>
          <table:table-cell table:style-name="ce21" table:formula="of:=IF(ISNA(VLOOKUP([.E558];[Entrada.$A$8:.$B$1605];2;0)) = 1; 0;VLOOKUP([.E558];[Entrada.$A$8:.$B$1605];2;0))" office:value-type="float" office:value="0">
            <text:p>0</text:p>
          </table:table-cell>
          <table:table-cell table:formula="of:=IF(ISNA(VLOOKUP([.E558];[Entrada.$A$8:.$D$1605];4;0)) = 1; 0;VLOOKUP([.E558];[Entrada.$A$8:.$D$1605];4;0))" office:value-type="float" office:value="0">
            <text:p>0</text:p>
          </table:table-cell>
          <table:table-cell table:number-columns-repeated="6"/>
          <table:table-cell table:style-name="ce29" table:formula="of:=[.C5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8];[Entrada.$A$8:.$C$1606];3;0)) = 1; 0;VLOOKUP([.E558];[Entrada.$A$8:.$C$1606];3;0)*[.C5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7</text:p>
          </table:table-cell>
          <table:table-cell table:number-columns-repeated="2"/>
          <table:table-cell/>
          <table:table-cell table:style-name="ce12" office:value-type="string">
            <text:p>14,37</text:p>
          </table:table-cell>
          <table:table-cell table:style-name="ce21" table:formula="of:=IF(ISNA(VLOOKUP([.E559];[Entrada.$A$8:.$B$1605];2;0)) = 1; 0;VLOOKUP([.E559];[Entrada.$A$8:.$B$1605];2;0))" office:value-type="float" office:value="0">
            <text:p>0</text:p>
          </table:table-cell>
          <table:table-cell table:formula="of:=IF(ISNA(VLOOKUP([.E559];[Entrada.$A$8:.$D$1605];4;0)) = 1; 0;VLOOKUP([.E559];[Entrada.$A$8:.$D$1605];4;0))" office:value-type="float" office:value="0">
            <text:p>0</text:p>
          </table:table-cell>
          <table:table-cell table:number-columns-repeated="6"/>
          <table:table-cell table:style-name="ce29" table:formula="of:=[.C5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59];[Entrada.$A$8:.$C$1606];3;0)) = 1; 0;VLOOKUP([.E559];[Entrada.$A$8:.$C$1606];3;0)*[.C5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8</text:p>
          </table:table-cell>
          <table:table-cell table:number-columns-repeated="2"/>
          <table:table-cell/>
          <table:table-cell table:style-name="ce12" office:value-type="string">
            <text:p>14,38</text:p>
          </table:table-cell>
          <table:table-cell table:style-name="ce21" table:formula="of:=IF(ISNA(VLOOKUP([.E560];[Entrada.$A$8:.$B$1605];2;0)) = 1; 0;VLOOKUP([.E560];[Entrada.$A$8:.$B$1605];2;0))" office:value-type="float" office:value="0">
            <text:p>0</text:p>
          </table:table-cell>
          <table:table-cell table:formula="of:=IF(ISNA(VLOOKUP([.E560];[Entrada.$A$8:.$D$1605];4;0)) = 1; 0;VLOOKUP([.E560];[Entrada.$A$8:.$D$1605];4;0))" office:value-type="float" office:value="0">
            <text:p>0</text:p>
          </table:table-cell>
          <table:table-cell table:number-columns-repeated="6"/>
          <table:table-cell table:style-name="ce29" table:formula="of:=[.C5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0];[Entrada.$A$8:.$C$1606];3;0)) = 1; 0;VLOOKUP([.E560];[Entrada.$A$8:.$C$1606];3;0)*[.C5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39</text:p>
          </table:table-cell>
          <table:table-cell table:number-columns-repeated="2"/>
          <table:table-cell/>
          <table:table-cell table:style-name="ce12" office:value-type="string">
            <text:p>14,39</text:p>
          </table:table-cell>
          <table:table-cell table:style-name="ce21" table:formula="of:=IF(ISNA(VLOOKUP([.E561];[Entrada.$A$8:.$B$1605];2;0)) = 1; 0;VLOOKUP([.E561];[Entrada.$A$8:.$B$1605];2;0))" office:value-type="float" office:value="0">
            <text:p>0</text:p>
          </table:table-cell>
          <table:table-cell table:formula="of:=IF(ISNA(VLOOKUP([.E561];[Entrada.$A$8:.$D$1605];4;0)) = 1; 0;VLOOKUP([.E561];[Entrada.$A$8:.$D$1605];4;0))" office:value-type="float" office:value="0">
            <text:p>0</text:p>
          </table:table-cell>
          <table:table-cell table:number-columns-repeated="6"/>
          <table:table-cell table:style-name="ce29" table:formula="of:=[.C5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1];[Entrada.$A$8:.$C$1606];3;0)) = 1; 0;VLOOKUP([.E561];[Entrada.$A$8:.$C$1606];3;0)*[.C5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4,40</text:p>
          </table:table-cell>
          <table:table-cell table:number-columns-repeated="2"/>
          <table:table-cell/>
          <table:table-cell table:style-name="ce12" office:value-type="string">
            <text:p>14,40</text:p>
          </table:table-cell>
          <table:table-cell table:style-name="ce21" table:formula="of:=IF(ISNA(VLOOKUP([.E562];[Entrada.$A$8:.$B$1605];2;0)) = 1; 0;VLOOKUP([.E562];[Entrada.$A$8:.$B$1605];2;0))" office:value-type="float" office:value="0">
            <text:p>0</text:p>
          </table:table-cell>
          <table:table-cell table:formula="of:=IF(ISNA(VLOOKUP([.E562];[Entrada.$A$8:.$D$1605];4;0)) = 1; 0;VLOOKUP([.E562];[Entrada.$A$8:.$D$1605];4;0))" office:value-type="float" office:value="0">
            <text:p>0</text:p>
          </table:table-cell>
          <table:table-cell table:number-columns-repeated="6"/>
          <table:table-cell table:style-name="ce29" table:formula="of:=[.C5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2];[Entrada.$A$8:.$C$1606];3;0)) = 1; 0;VLOOKUP([.E562];[Entrada.$A$8:.$C$1606];3;0)*[.C5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</text:p>
          </table:table-cell>
          <table:table-cell table:number-columns-repeated="2"/>
          <table:table-cell/>
          <table:table-cell table:style-name="ce12" office:value-type="string">
            <text:p>15,1</text:p>
          </table:table-cell>
          <table:table-cell table:style-name="ce21" table:formula="of:=IF(ISNA(VLOOKUP([.E563];[Entrada.$A$8:.$B$1605];2;0)) = 1; 0;VLOOKUP([.E563];[Entrada.$A$8:.$B$1605];2;0))" office:value-type="float" office:value="0">
            <text:p>0</text:p>
          </table:table-cell>
          <table:table-cell table:formula="of:=IF(ISNA(VLOOKUP([.E563];[Entrada.$A$8:.$D$1605];4;0)) = 1; 0;VLOOKUP([.E563];[Entrada.$A$8:.$D$1605];4;0))" office:value-type="float" office:value="0">
            <text:p>0</text:p>
          </table:table-cell>
          <table:table-cell table:number-columns-repeated="6"/>
          <table:table-cell table:style-name="ce29" table:formula="of:=[.C5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3];[Entrada.$A$8:.$C$1606];3;0)) = 1; 0;VLOOKUP([.E563];[Entrada.$A$8:.$C$1606];3;0)*[.C5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</text:p>
          </table:table-cell>
          <table:table-cell table:number-columns-repeated="2"/>
          <table:table-cell/>
          <table:table-cell table:style-name="ce12" office:value-type="string">
            <text:p>15,2</text:p>
          </table:table-cell>
          <table:table-cell table:style-name="ce21" table:formula="of:=IF(ISNA(VLOOKUP([.E564];[Entrada.$A$8:.$B$1605];2;0)) = 1; 0;VLOOKUP([.E564];[Entrada.$A$8:.$B$1605];2;0))" office:value-type="float" office:value="0">
            <text:p>0</text:p>
          </table:table-cell>
          <table:table-cell table:formula="of:=IF(ISNA(VLOOKUP([.E564];[Entrada.$A$8:.$D$1605];4;0)) = 1; 0;VLOOKUP([.E564];[Entrada.$A$8:.$D$1605];4;0))" office:value-type="float" office:value="0">
            <text:p>0</text:p>
          </table:table-cell>
          <table:table-cell table:number-columns-repeated="6"/>
          <table:table-cell table:style-name="ce29" table:formula="of:=[.C5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4];[Entrada.$A$8:.$C$1606];3;0)) = 1; 0;VLOOKUP([.E564];[Entrada.$A$8:.$C$1606];3;0)*[.C5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</text:p>
          </table:table-cell>
          <table:table-cell table:number-columns-repeated="2"/>
          <table:table-cell/>
          <table:table-cell table:style-name="ce12" office:value-type="string">
            <text:p>15,3</text:p>
          </table:table-cell>
          <table:table-cell table:style-name="ce21" table:formula="of:=IF(ISNA(VLOOKUP([.E565];[Entrada.$A$8:.$B$1605];2;0)) = 1; 0;VLOOKUP([.E565];[Entrada.$A$8:.$B$1605];2;0))" office:value-type="float" office:value="0">
            <text:p>0</text:p>
          </table:table-cell>
          <table:table-cell table:formula="of:=IF(ISNA(VLOOKUP([.E565];[Entrada.$A$8:.$D$1605];4;0)) = 1; 0;VLOOKUP([.E565];[Entrada.$A$8:.$D$1605];4;0))" office:value-type="float" office:value="0">
            <text:p>0</text:p>
          </table:table-cell>
          <table:table-cell table:number-columns-repeated="6"/>
          <table:table-cell table:style-name="ce29" table:formula="of:=[.C5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5];[Entrada.$A$8:.$C$1606];3;0)) = 1; 0;VLOOKUP([.E565];[Entrada.$A$8:.$C$1606];3;0)*[.C5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4</text:p>
          </table:table-cell>
          <table:table-cell table:number-columns-repeated="2"/>
          <table:table-cell/>
          <table:table-cell table:style-name="ce12" office:value-type="string">
            <text:p>15,4</text:p>
          </table:table-cell>
          <table:table-cell table:style-name="ce21" table:formula="of:=IF(ISNA(VLOOKUP([.E566];[Entrada.$A$8:.$B$1605];2;0)) = 1; 0;VLOOKUP([.E566];[Entrada.$A$8:.$B$1605];2;0))" office:value-type="float" office:value="0">
            <text:p>0</text:p>
          </table:table-cell>
          <table:table-cell table:formula="of:=IF(ISNA(VLOOKUP([.E566];[Entrada.$A$8:.$D$1605];4;0)) = 1; 0;VLOOKUP([.E566];[Entrada.$A$8:.$D$1605];4;0))" office:value-type="float" office:value="0">
            <text:p>0</text:p>
          </table:table-cell>
          <table:table-cell table:number-columns-repeated="6"/>
          <table:table-cell table:style-name="ce29" table:formula="of:=[.C5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6];[Entrada.$A$8:.$C$1606];3;0)) = 1; 0;VLOOKUP([.E566];[Entrada.$A$8:.$C$1606];3;0)*[.C5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5</text:p>
          </table:table-cell>
          <table:table-cell table:number-columns-repeated="2"/>
          <table:table-cell/>
          <table:table-cell table:style-name="ce12" office:value-type="string">
            <text:p>15,5</text:p>
          </table:table-cell>
          <table:table-cell table:style-name="ce21" table:formula="of:=IF(ISNA(VLOOKUP([.E567];[Entrada.$A$8:.$B$1605];2;0)) = 1; 0;VLOOKUP([.E567];[Entrada.$A$8:.$B$1605];2;0))" office:value-type="float" office:value="0">
            <text:p>0</text:p>
          </table:table-cell>
          <table:table-cell table:formula="of:=IF(ISNA(VLOOKUP([.E567];[Entrada.$A$8:.$D$1605];4;0)) = 1; 0;VLOOKUP([.E567];[Entrada.$A$8:.$D$1605];4;0))" office:value-type="float" office:value="0">
            <text:p>0</text:p>
          </table:table-cell>
          <table:table-cell table:number-columns-repeated="6"/>
          <table:table-cell table:style-name="ce29" table:formula="of:=[.C5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7];[Entrada.$A$8:.$C$1606];3;0)) = 1; 0;VLOOKUP([.E567];[Entrada.$A$8:.$C$1606];3;0)*[.C5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6</text:p>
          </table:table-cell>
          <table:table-cell table:number-columns-repeated="2"/>
          <table:table-cell/>
          <table:table-cell table:style-name="ce12" office:value-type="string">
            <text:p>15,6</text:p>
          </table:table-cell>
          <table:table-cell table:style-name="ce21" table:formula="of:=IF(ISNA(VLOOKUP([.E568];[Entrada.$A$8:.$B$1605];2;0)) = 1; 0;VLOOKUP([.E568];[Entrada.$A$8:.$B$1605];2;0))" office:value-type="float" office:value="0">
            <text:p>0</text:p>
          </table:table-cell>
          <table:table-cell table:formula="of:=IF(ISNA(VLOOKUP([.E568];[Entrada.$A$8:.$D$1605];4;0)) = 1; 0;VLOOKUP([.E568];[Entrada.$A$8:.$D$1605];4;0))" office:value-type="float" office:value="0">
            <text:p>0</text:p>
          </table:table-cell>
          <table:table-cell table:number-columns-repeated="6"/>
          <table:table-cell table:style-name="ce29" table:formula="of:=[.C5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8];[Entrada.$A$8:.$C$1606];3;0)) = 1; 0;VLOOKUP([.E568];[Entrada.$A$8:.$C$1606];3;0)*[.C5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7</text:p>
          </table:table-cell>
          <table:table-cell table:number-columns-repeated="2"/>
          <table:table-cell/>
          <table:table-cell table:style-name="ce12" office:value-type="string">
            <text:p>15,7</text:p>
          </table:table-cell>
          <table:table-cell table:style-name="ce21" table:formula="of:=IF(ISNA(VLOOKUP([.E569];[Entrada.$A$8:.$B$1605];2;0)) = 1; 0;VLOOKUP([.E569];[Entrada.$A$8:.$B$1605];2;0))" office:value-type="float" office:value="0">
            <text:p>0</text:p>
          </table:table-cell>
          <table:table-cell table:formula="of:=IF(ISNA(VLOOKUP([.E569];[Entrada.$A$8:.$D$1605];4;0)) = 1; 0;VLOOKUP([.E569];[Entrada.$A$8:.$D$1605];4;0))" office:value-type="float" office:value="0">
            <text:p>0</text:p>
          </table:table-cell>
          <table:table-cell table:number-columns-repeated="6"/>
          <table:table-cell table:style-name="ce29" table:formula="of:=[.C5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69];[Entrada.$A$8:.$C$1606];3;0)) = 1; 0;VLOOKUP([.E569];[Entrada.$A$8:.$C$1606];3;0)*[.C5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8</text:p>
          </table:table-cell>
          <table:table-cell table:number-columns-repeated="2"/>
          <table:table-cell/>
          <table:table-cell table:style-name="ce12" office:value-type="string">
            <text:p>15,8</text:p>
          </table:table-cell>
          <table:table-cell table:style-name="ce21" table:formula="of:=IF(ISNA(VLOOKUP([.E570];[Entrada.$A$8:.$B$1605];2;0)) = 1; 0;VLOOKUP([.E570];[Entrada.$A$8:.$B$1605];2;0))" office:value-type="float" office:value="0">
            <text:p>0</text:p>
          </table:table-cell>
          <table:table-cell table:formula="of:=IF(ISNA(VLOOKUP([.E570];[Entrada.$A$8:.$D$1605];4;0)) = 1; 0;VLOOKUP([.E570];[Entrada.$A$8:.$D$1605];4;0))" office:value-type="float" office:value="0">
            <text:p>0</text:p>
          </table:table-cell>
          <table:table-cell table:number-columns-repeated="6"/>
          <table:table-cell table:style-name="ce29" table:formula="of:=[.C5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0];[Entrada.$A$8:.$C$1606];3;0)) = 1; 0;VLOOKUP([.E570];[Entrada.$A$8:.$C$1606];3;0)*[.C5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9</text:p>
          </table:table-cell>
          <table:table-cell table:number-columns-repeated="2"/>
          <table:table-cell/>
          <table:table-cell table:style-name="ce12" office:value-type="string">
            <text:p>15,9</text:p>
          </table:table-cell>
          <table:table-cell table:style-name="ce21" table:formula="of:=IF(ISNA(VLOOKUP([.E571];[Entrada.$A$8:.$B$1605];2;0)) = 1; 0;VLOOKUP([.E571];[Entrada.$A$8:.$B$1605];2;0))" office:value-type="float" office:value="0">
            <text:p>0</text:p>
          </table:table-cell>
          <table:table-cell table:formula="of:=IF(ISNA(VLOOKUP([.E571];[Entrada.$A$8:.$D$1605];4;0)) = 1; 0;VLOOKUP([.E571];[Entrada.$A$8:.$D$1605];4;0))" office:value-type="float" office:value="0">
            <text:p>0</text:p>
          </table:table-cell>
          <table:table-cell table:number-columns-repeated="6"/>
          <table:table-cell table:style-name="ce29" table:formula="of:=[.C5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1];[Entrada.$A$8:.$C$1606];3;0)) = 1; 0;VLOOKUP([.E571];[Entrada.$A$8:.$C$1606];3;0)*[.C5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0</text:p>
          </table:table-cell>
          <table:table-cell table:number-columns-repeated="2"/>
          <table:table-cell/>
          <table:table-cell table:style-name="ce12" office:value-type="string">
            <text:p>15,10</text:p>
          </table:table-cell>
          <table:table-cell table:style-name="ce21" table:formula="of:=IF(ISNA(VLOOKUP([.E572];[Entrada.$A$8:.$B$1605];2;0)) = 1; 0;VLOOKUP([.E572];[Entrada.$A$8:.$B$1605];2;0))" office:value-type="float" office:value="0">
            <text:p>0</text:p>
          </table:table-cell>
          <table:table-cell table:formula="of:=IF(ISNA(VLOOKUP([.E572];[Entrada.$A$8:.$D$1605];4;0)) = 1; 0;VLOOKUP([.E572];[Entrada.$A$8:.$D$1605];4;0))" office:value-type="float" office:value="0">
            <text:p>0</text:p>
          </table:table-cell>
          <table:table-cell table:number-columns-repeated="6"/>
          <table:table-cell table:style-name="ce29" table:formula="of:=[.C5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2];[Entrada.$A$8:.$C$1606];3;0)) = 1; 0;VLOOKUP([.E572];[Entrada.$A$8:.$C$1606];3;0)*[.C5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1</text:p>
          </table:table-cell>
          <table:table-cell table:number-columns-repeated="2"/>
          <table:table-cell/>
          <table:table-cell table:style-name="ce12" office:value-type="string">
            <text:p>15,11</text:p>
          </table:table-cell>
          <table:table-cell table:style-name="ce21" table:formula="of:=IF(ISNA(VLOOKUP([.E573];[Entrada.$A$8:.$B$1605];2;0)) = 1; 0;VLOOKUP([.E573];[Entrada.$A$8:.$B$1605];2;0))" office:value-type="float" office:value="0">
            <text:p>0</text:p>
          </table:table-cell>
          <table:table-cell table:formula="of:=IF(ISNA(VLOOKUP([.E573];[Entrada.$A$8:.$D$1605];4;0)) = 1; 0;VLOOKUP([.E573];[Entrada.$A$8:.$D$1605];4;0))" office:value-type="float" office:value="0">
            <text:p>0</text:p>
          </table:table-cell>
          <table:table-cell table:number-columns-repeated="6"/>
          <table:table-cell table:style-name="ce29" table:formula="of:=[.C5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3];[Entrada.$A$8:.$C$1606];3;0)) = 1; 0;VLOOKUP([.E573];[Entrada.$A$8:.$C$1606];3;0)*[.C5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2</text:p>
          </table:table-cell>
          <table:table-cell table:number-columns-repeated="2"/>
          <table:table-cell/>
          <table:table-cell table:style-name="ce12" office:value-type="string">
            <text:p>15,12</text:p>
          </table:table-cell>
          <table:table-cell table:style-name="ce21" table:formula="of:=IF(ISNA(VLOOKUP([.E574];[Entrada.$A$8:.$B$1605];2;0)) = 1; 0;VLOOKUP([.E574];[Entrada.$A$8:.$B$1605];2;0))" office:value-type="float" office:value="0">
            <text:p>0</text:p>
          </table:table-cell>
          <table:table-cell table:formula="of:=IF(ISNA(VLOOKUP([.E574];[Entrada.$A$8:.$D$1605];4;0)) = 1; 0;VLOOKUP([.E574];[Entrada.$A$8:.$D$1605];4;0))" office:value-type="float" office:value="0">
            <text:p>0</text:p>
          </table:table-cell>
          <table:table-cell table:number-columns-repeated="6"/>
          <table:table-cell table:style-name="ce29" table:formula="of:=[.C5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4];[Entrada.$A$8:.$C$1606];3;0)) = 1; 0;VLOOKUP([.E574];[Entrada.$A$8:.$C$1606];3;0)*[.C5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4" office:value-type="float" office:value="15.13">
            <text:p>15,13</text:p>
          </table:table-cell>
          <table:table-cell table:number-columns-repeated="2"/>
          <table:table-cell/>
          <table:table-cell table:style-name="ce14" office:value-type="float" office:value="15.13">
            <text:p>15,13</text:p>
          </table:table-cell>
          <table:table-cell table:style-name="ce21" table:formula="of:=IF(ISNA(VLOOKUP([.E575];[Entrada.$A$8:.$B$1605];2;0)) = 1; 0;VLOOKUP([.E575];[Entrada.$A$8:.$B$1605];2;0))" office:value-type="float" office:value="0">
            <text:p>0</text:p>
          </table:table-cell>
          <table:table-cell table:formula="of:=IF(ISNA(VLOOKUP([.E575];[Entrada.$A$8:.$D$1605];4;0)) = 1; 0;VLOOKUP([.E575];[Entrada.$A$8:.$D$1605];4;0))" office:value-type="float" office:value="0">
            <text:p>0</text:p>
          </table:table-cell>
          <table:table-cell table:number-columns-repeated="6"/>
          <table:table-cell table:style-name="ce29" table:formula="of:=[.C5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5];[Entrada.$A$8:.$C$1606];3;0)) = 1; 0;VLOOKUP([.E575];[Entrada.$A$8:.$C$1606];3;0)*[.C5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4</text:p>
          </table:table-cell>
          <table:table-cell table:number-columns-repeated="2"/>
          <table:table-cell/>
          <table:table-cell table:style-name="ce12" office:value-type="string">
            <text:p>15,14</text:p>
          </table:table-cell>
          <table:table-cell table:style-name="ce21" table:formula="of:=IF(ISNA(VLOOKUP([.E576];[Entrada.$A$8:.$B$1605];2;0)) = 1; 0;VLOOKUP([.E576];[Entrada.$A$8:.$B$1605];2;0))" office:value-type="float" office:value="0">
            <text:p>0</text:p>
          </table:table-cell>
          <table:table-cell table:formula="of:=IF(ISNA(VLOOKUP([.E576];[Entrada.$A$8:.$D$1605];4;0)) = 1; 0;VLOOKUP([.E576];[Entrada.$A$8:.$D$1605];4;0))" office:value-type="float" office:value="0">
            <text:p>0</text:p>
          </table:table-cell>
          <table:table-cell table:number-columns-repeated="6"/>
          <table:table-cell table:style-name="ce29" table:formula="of:=[.C5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6];[Entrada.$A$8:.$C$1606];3;0)) = 1; 0;VLOOKUP([.E576];[Entrada.$A$8:.$C$1606];3;0)*[.C5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5</text:p>
          </table:table-cell>
          <table:table-cell table:number-columns-repeated="2"/>
          <table:table-cell/>
          <table:table-cell table:style-name="ce12" office:value-type="string">
            <text:p>15,15</text:p>
          </table:table-cell>
          <table:table-cell table:style-name="ce21" table:formula="of:=IF(ISNA(VLOOKUP([.E577];[Entrada.$A$8:.$B$1605];2;0)) = 1; 0;VLOOKUP([.E577];[Entrada.$A$8:.$B$1605];2;0))" office:value-type="float" office:value="0">
            <text:p>0</text:p>
          </table:table-cell>
          <table:table-cell table:formula="of:=IF(ISNA(VLOOKUP([.E577];[Entrada.$A$8:.$D$1605];4;0)) = 1; 0;VLOOKUP([.E577];[Entrada.$A$8:.$D$1605];4;0))" office:value-type="float" office:value="0">
            <text:p>0</text:p>
          </table:table-cell>
          <table:table-cell table:number-columns-repeated="6"/>
          <table:table-cell table:style-name="ce29" table:formula="of:=[.C5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7];[Entrada.$A$8:.$C$1606];3;0)) = 1; 0;VLOOKUP([.E577];[Entrada.$A$8:.$C$1606];3;0)*[.C5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6</text:p>
          </table:table-cell>
          <table:table-cell table:number-columns-repeated="2"/>
          <table:table-cell/>
          <table:table-cell table:style-name="ce12" office:value-type="string">
            <text:p>15,16</text:p>
          </table:table-cell>
          <table:table-cell table:style-name="ce21" table:formula="of:=IF(ISNA(VLOOKUP([.E578];[Entrada.$A$8:.$B$1605];2;0)) = 1; 0;VLOOKUP([.E578];[Entrada.$A$8:.$B$1605];2;0))" office:value-type="float" office:value="0">
            <text:p>0</text:p>
          </table:table-cell>
          <table:table-cell table:formula="of:=IF(ISNA(VLOOKUP([.E578];[Entrada.$A$8:.$D$1605];4;0)) = 1; 0;VLOOKUP([.E578];[Entrada.$A$8:.$D$1605];4;0))" office:value-type="float" office:value="0">
            <text:p>0</text:p>
          </table:table-cell>
          <table:table-cell table:number-columns-repeated="6"/>
          <table:table-cell table:style-name="ce29" table:formula="of:=[.C5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8];[Entrada.$A$8:.$C$1606];3;0)) = 1; 0;VLOOKUP([.E578];[Entrada.$A$8:.$C$1606];3;0)*[.C5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7</text:p>
          </table:table-cell>
          <table:table-cell table:number-columns-repeated="2"/>
          <table:table-cell/>
          <table:table-cell table:style-name="ce12" office:value-type="string">
            <text:p>15,17</text:p>
          </table:table-cell>
          <table:table-cell table:style-name="ce21" table:formula="of:=IF(ISNA(VLOOKUP([.E579];[Entrada.$A$8:.$B$1605];2;0)) = 1; 0;VLOOKUP([.E579];[Entrada.$A$8:.$B$1605];2;0))" office:value-type="float" office:value="0">
            <text:p>0</text:p>
          </table:table-cell>
          <table:table-cell table:formula="of:=IF(ISNA(VLOOKUP([.E579];[Entrada.$A$8:.$D$1605];4;0)) = 1; 0;VLOOKUP([.E579];[Entrada.$A$8:.$D$1605];4;0))" office:value-type="float" office:value="0">
            <text:p>0</text:p>
          </table:table-cell>
          <table:table-cell table:number-columns-repeated="6"/>
          <table:table-cell table:style-name="ce29" table:formula="of:=[.C5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79];[Entrada.$A$8:.$C$1606];3;0)) = 1; 0;VLOOKUP([.E579];[Entrada.$A$8:.$C$1606];3;0)*[.C5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8</text:p>
          </table:table-cell>
          <table:table-cell table:number-columns-repeated="2"/>
          <table:table-cell/>
          <table:table-cell table:style-name="ce12" office:value-type="string">
            <text:p>15,18</text:p>
          </table:table-cell>
          <table:table-cell table:style-name="ce21" table:formula="of:=IF(ISNA(VLOOKUP([.E580];[Entrada.$A$8:.$B$1605];2;0)) = 1; 0;VLOOKUP([.E580];[Entrada.$A$8:.$B$1605];2;0))" office:value-type="float" office:value="0">
            <text:p>0</text:p>
          </table:table-cell>
          <table:table-cell table:formula="of:=IF(ISNA(VLOOKUP([.E580];[Entrada.$A$8:.$D$1605];4;0)) = 1; 0;VLOOKUP([.E580];[Entrada.$A$8:.$D$1605];4;0))" office:value-type="float" office:value="0">
            <text:p>0</text:p>
          </table:table-cell>
          <table:table-cell table:number-columns-repeated="6"/>
          <table:table-cell table:style-name="ce29" table:formula="of:=[.C5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0];[Entrada.$A$8:.$C$1606];3;0)) = 1; 0;VLOOKUP([.E580];[Entrada.$A$8:.$C$1606];3;0)*[.C5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19</text:p>
          </table:table-cell>
          <table:table-cell table:number-columns-repeated="2"/>
          <table:table-cell/>
          <table:table-cell table:style-name="ce12" office:value-type="string">
            <text:p>15,19</text:p>
          </table:table-cell>
          <table:table-cell table:style-name="ce21" table:formula="of:=IF(ISNA(VLOOKUP([.E581];[Entrada.$A$8:.$B$1605];2;0)) = 1; 0;VLOOKUP([.E581];[Entrada.$A$8:.$B$1605];2;0))" office:value-type="float" office:value="0">
            <text:p>0</text:p>
          </table:table-cell>
          <table:table-cell table:formula="of:=IF(ISNA(VLOOKUP([.E581];[Entrada.$A$8:.$D$1605];4;0)) = 1; 0;VLOOKUP([.E581];[Entrada.$A$8:.$D$1605];4;0))" office:value-type="float" office:value="0">
            <text:p>0</text:p>
          </table:table-cell>
          <table:table-cell table:number-columns-repeated="6"/>
          <table:table-cell table:style-name="ce29" table:formula="of:=[.C5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1];[Entrada.$A$8:.$C$1606];3;0)) = 1; 0;VLOOKUP([.E581];[Entrada.$A$8:.$C$1606];3;0)*[.C5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0</text:p>
          </table:table-cell>
          <table:table-cell table:number-columns-repeated="2"/>
          <table:table-cell/>
          <table:table-cell table:style-name="ce12" office:value-type="string">
            <text:p>15,20</text:p>
          </table:table-cell>
          <table:table-cell table:style-name="ce21" table:formula="of:=IF(ISNA(VLOOKUP([.E582];[Entrada.$A$8:.$B$1605];2;0)) = 1; 0;VLOOKUP([.E582];[Entrada.$A$8:.$B$1605];2;0))" office:value-type="float" office:value="0">
            <text:p>0</text:p>
          </table:table-cell>
          <table:table-cell table:formula="of:=IF(ISNA(VLOOKUP([.E582];[Entrada.$A$8:.$D$1605];4;0)) = 1; 0;VLOOKUP([.E582];[Entrada.$A$8:.$D$1605];4;0))" office:value-type="float" office:value="0">
            <text:p>0</text:p>
          </table:table-cell>
          <table:table-cell table:number-columns-repeated="6"/>
          <table:table-cell table:style-name="ce29" table:formula="of:=[.C5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2];[Entrada.$A$8:.$C$1606];3;0)) = 1; 0;VLOOKUP([.E582];[Entrada.$A$8:.$C$1606];3;0)*[.C5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1</text:p>
          </table:table-cell>
          <table:table-cell table:number-columns-repeated="2"/>
          <table:table-cell/>
          <table:table-cell table:style-name="ce12" office:value-type="string">
            <text:p>15,21</text:p>
          </table:table-cell>
          <table:table-cell table:style-name="ce21" table:formula="of:=IF(ISNA(VLOOKUP([.E583];[Entrada.$A$8:.$B$1605];2;0)) = 1; 0;VLOOKUP([.E583];[Entrada.$A$8:.$B$1605];2;0))" office:value-type="float" office:value="0">
            <text:p>0</text:p>
          </table:table-cell>
          <table:table-cell table:formula="of:=IF(ISNA(VLOOKUP([.E583];[Entrada.$A$8:.$D$1605];4;0)) = 1; 0;VLOOKUP([.E583];[Entrada.$A$8:.$D$1605];4;0))" office:value-type="float" office:value="0">
            <text:p>0</text:p>
          </table:table-cell>
          <table:table-cell table:number-columns-repeated="6"/>
          <table:table-cell table:style-name="ce29" table:formula="of:=[.C5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3];[Entrada.$A$8:.$C$1606];3;0)) = 1; 0;VLOOKUP([.E583];[Entrada.$A$8:.$C$1606];3;0)*[.C5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2</text:p>
          </table:table-cell>
          <table:table-cell table:number-columns-repeated="2"/>
          <table:table-cell/>
          <table:table-cell table:style-name="ce12" office:value-type="string">
            <text:p>15,22</text:p>
          </table:table-cell>
          <table:table-cell table:style-name="ce21" table:formula="of:=IF(ISNA(VLOOKUP([.E584];[Entrada.$A$8:.$B$1605];2;0)) = 1; 0;VLOOKUP([.E584];[Entrada.$A$8:.$B$1605];2;0))" office:value-type="float" office:value="0">
            <text:p>0</text:p>
          </table:table-cell>
          <table:table-cell table:formula="of:=IF(ISNA(VLOOKUP([.E584];[Entrada.$A$8:.$D$1605];4;0)) = 1; 0;VLOOKUP([.E584];[Entrada.$A$8:.$D$1605];4;0))" office:value-type="float" office:value="0">
            <text:p>0</text:p>
          </table:table-cell>
          <table:table-cell table:number-columns-repeated="6"/>
          <table:table-cell table:style-name="ce29" table:formula="of:=[.C5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4];[Entrada.$A$8:.$C$1606];3;0)) = 1; 0;VLOOKUP([.E584];[Entrada.$A$8:.$C$1606];3;0)*[.C5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3</text:p>
          </table:table-cell>
          <table:table-cell table:number-columns-repeated="2"/>
          <table:table-cell/>
          <table:table-cell table:style-name="ce12" office:value-type="string">
            <text:p>15,23</text:p>
          </table:table-cell>
          <table:table-cell table:style-name="ce21" table:formula="of:=IF(ISNA(VLOOKUP([.E585];[Entrada.$A$8:.$B$1605];2;0)) = 1; 0;VLOOKUP([.E585];[Entrada.$A$8:.$B$1605];2;0))" office:value-type="float" office:value="0">
            <text:p>0</text:p>
          </table:table-cell>
          <table:table-cell table:formula="of:=IF(ISNA(VLOOKUP([.E585];[Entrada.$A$8:.$D$1605];4;0)) = 1; 0;VLOOKUP([.E585];[Entrada.$A$8:.$D$1605];4;0))" office:value-type="float" office:value="0">
            <text:p>0</text:p>
          </table:table-cell>
          <table:table-cell table:number-columns-repeated="6"/>
          <table:table-cell table:style-name="ce29" table:formula="of:=[.C5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5];[Entrada.$A$8:.$C$1606];3;0)) = 1; 0;VLOOKUP([.E585];[Entrada.$A$8:.$C$1606];3;0)*[.C5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4</text:p>
          </table:table-cell>
          <table:table-cell table:number-columns-repeated="2"/>
          <table:table-cell/>
          <table:table-cell table:style-name="ce12" office:value-type="string">
            <text:p>15,24</text:p>
          </table:table-cell>
          <table:table-cell table:style-name="ce21" table:formula="of:=IF(ISNA(VLOOKUP([.E586];[Entrada.$A$8:.$B$1605];2;0)) = 1; 0;VLOOKUP([.E586];[Entrada.$A$8:.$B$1605];2;0))" office:value-type="float" office:value="0">
            <text:p>0</text:p>
          </table:table-cell>
          <table:table-cell table:formula="of:=IF(ISNA(VLOOKUP([.E586];[Entrada.$A$8:.$D$1605];4;0)) = 1; 0;VLOOKUP([.E586];[Entrada.$A$8:.$D$1605];4;0))" office:value-type="float" office:value="0">
            <text:p>0</text:p>
          </table:table-cell>
          <table:table-cell table:number-columns-repeated="6"/>
          <table:table-cell table:style-name="ce29" table:formula="of:=[.C5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6];[Entrada.$A$8:.$C$1606];3;0)) = 1; 0;VLOOKUP([.E586];[Entrada.$A$8:.$C$1606];3;0)*[.C5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5</text:p>
          </table:table-cell>
          <table:table-cell table:number-columns-repeated="2"/>
          <table:table-cell/>
          <table:table-cell table:style-name="ce12" office:value-type="string">
            <text:p>15,25</text:p>
          </table:table-cell>
          <table:table-cell table:style-name="ce21" table:formula="of:=IF(ISNA(VLOOKUP([.E587];[Entrada.$A$8:.$B$1605];2;0)) = 1; 0;VLOOKUP([.E587];[Entrada.$A$8:.$B$1605];2;0))" office:value-type="float" office:value="0">
            <text:p>0</text:p>
          </table:table-cell>
          <table:table-cell table:formula="of:=IF(ISNA(VLOOKUP([.E587];[Entrada.$A$8:.$D$1605];4;0)) = 1; 0;VLOOKUP([.E587];[Entrada.$A$8:.$D$1605];4;0))" office:value-type="float" office:value="0">
            <text:p>0</text:p>
          </table:table-cell>
          <table:table-cell table:number-columns-repeated="6"/>
          <table:table-cell table:style-name="ce29" table:formula="of:=[.C5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7];[Entrada.$A$8:.$C$1606];3;0)) = 1; 0;VLOOKUP([.E587];[Entrada.$A$8:.$C$1606];3;0)*[.C5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6</text:p>
          </table:table-cell>
          <table:table-cell table:number-columns-repeated="2"/>
          <table:table-cell/>
          <table:table-cell table:style-name="ce12" office:value-type="string">
            <text:p>15,26</text:p>
          </table:table-cell>
          <table:table-cell table:style-name="ce21" table:formula="of:=IF(ISNA(VLOOKUP([.E588];[Entrada.$A$8:.$B$1605];2;0)) = 1; 0;VLOOKUP([.E588];[Entrada.$A$8:.$B$1605];2;0))" office:value-type="float" office:value="0">
            <text:p>0</text:p>
          </table:table-cell>
          <table:table-cell table:formula="of:=IF(ISNA(VLOOKUP([.E588];[Entrada.$A$8:.$D$1605];4;0)) = 1; 0;VLOOKUP([.E588];[Entrada.$A$8:.$D$1605];4;0))" office:value-type="float" office:value="0">
            <text:p>0</text:p>
          </table:table-cell>
          <table:table-cell table:number-columns-repeated="6"/>
          <table:table-cell table:style-name="ce29" table:formula="of:=[.C5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8];[Entrada.$A$8:.$C$1606];3;0)) = 1; 0;VLOOKUP([.E588];[Entrada.$A$8:.$C$1606];3;0)*[.C5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7</text:p>
          </table:table-cell>
          <table:table-cell table:number-columns-repeated="2"/>
          <table:table-cell/>
          <table:table-cell table:style-name="ce12" office:value-type="string">
            <text:p>15,27</text:p>
          </table:table-cell>
          <table:table-cell table:style-name="ce21" table:formula="of:=IF(ISNA(VLOOKUP([.E589];[Entrada.$A$8:.$B$1605];2;0)) = 1; 0;VLOOKUP([.E589];[Entrada.$A$8:.$B$1605];2;0))" office:value-type="float" office:value="0">
            <text:p>0</text:p>
          </table:table-cell>
          <table:table-cell table:formula="of:=IF(ISNA(VLOOKUP([.E589];[Entrada.$A$8:.$D$1605];4;0)) = 1; 0;VLOOKUP([.E589];[Entrada.$A$8:.$D$1605];4;0))" office:value-type="float" office:value="0">
            <text:p>0</text:p>
          </table:table-cell>
          <table:table-cell table:number-columns-repeated="6"/>
          <table:table-cell table:style-name="ce29" table:formula="of:=[.C5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89];[Entrada.$A$8:.$C$1606];3;0)) = 1; 0;VLOOKUP([.E589];[Entrada.$A$8:.$C$1606];3;0)*[.C5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8</text:p>
          </table:table-cell>
          <table:table-cell table:number-columns-repeated="2"/>
          <table:table-cell/>
          <table:table-cell table:style-name="ce12" office:value-type="string">
            <text:p>15,28</text:p>
          </table:table-cell>
          <table:table-cell table:style-name="ce21" table:formula="of:=IF(ISNA(VLOOKUP([.E590];[Entrada.$A$8:.$B$1605];2;0)) = 1; 0;VLOOKUP([.E590];[Entrada.$A$8:.$B$1605];2;0))" office:value-type="float" office:value="0">
            <text:p>0</text:p>
          </table:table-cell>
          <table:table-cell table:formula="of:=IF(ISNA(VLOOKUP([.E590];[Entrada.$A$8:.$D$1605];4;0)) = 1; 0;VLOOKUP([.E590];[Entrada.$A$8:.$D$1605];4;0))" office:value-type="float" office:value="0">
            <text:p>0</text:p>
          </table:table-cell>
          <table:table-cell table:number-columns-repeated="6"/>
          <table:table-cell table:style-name="ce29" table:formula="of:=[.C5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0];[Entrada.$A$8:.$C$1606];3;0)) = 1; 0;VLOOKUP([.E590];[Entrada.$A$8:.$C$1606];3;0)*[.C5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29</text:p>
          </table:table-cell>
          <table:table-cell table:number-columns-repeated="2"/>
          <table:table-cell/>
          <table:table-cell table:style-name="ce12" office:value-type="string">
            <text:p>15,29</text:p>
          </table:table-cell>
          <table:table-cell table:style-name="ce21" table:formula="of:=IF(ISNA(VLOOKUP([.E591];[Entrada.$A$8:.$B$1605];2;0)) = 1; 0;VLOOKUP([.E591];[Entrada.$A$8:.$B$1605];2;0))" office:value-type="float" office:value="0">
            <text:p>0</text:p>
          </table:table-cell>
          <table:table-cell table:formula="of:=IF(ISNA(VLOOKUP([.E591];[Entrada.$A$8:.$D$1605];4;0)) = 1; 0;VLOOKUP([.E591];[Entrada.$A$8:.$D$1605];4;0))" office:value-type="float" office:value="0">
            <text:p>0</text:p>
          </table:table-cell>
          <table:table-cell table:number-columns-repeated="6"/>
          <table:table-cell table:style-name="ce29" table:formula="of:=[.C5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1];[Entrada.$A$8:.$C$1606];3;0)) = 1; 0;VLOOKUP([.E591];[Entrada.$A$8:.$C$1606];3;0)*[.C5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0</text:p>
          </table:table-cell>
          <table:table-cell table:number-columns-repeated="2"/>
          <table:table-cell/>
          <table:table-cell table:style-name="ce12" office:value-type="string">
            <text:p>15,30</text:p>
          </table:table-cell>
          <table:table-cell table:style-name="ce21" table:formula="of:=IF(ISNA(VLOOKUP([.E592];[Entrada.$A$8:.$B$1605];2;0)) = 1; 0;VLOOKUP([.E592];[Entrada.$A$8:.$B$1605];2;0))" office:value-type="float" office:value="0">
            <text:p>0</text:p>
          </table:table-cell>
          <table:table-cell table:formula="of:=IF(ISNA(VLOOKUP([.E592];[Entrada.$A$8:.$D$1605];4;0)) = 1; 0;VLOOKUP([.E592];[Entrada.$A$8:.$D$1605];4;0))" office:value-type="float" office:value="0">
            <text:p>0</text:p>
          </table:table-cell>
          <table:table-cell table:number-columns-repeated="6"/>
          <table:table-cell table:style-name="ce29" table:formula="of:=[.C5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2];[Entrada.$A$8:.$C$1606];3;0)) = 1; 0;VLOOKUP([.E592];[Entrada.$A$8:.$C$1606];3;0)*[.C5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1</text:p>
          </table:table-cell>
          <table:table-cell table:number-columns-repeated="2"/>
          <table:table-cell/>
          <table:table-cell table:style-name="ce12" office:value-type="string">
            <text:p>15,31</text:p>
          </table:table-cell>
          <table:table-cell table:style-name="ce21" table:formula="of:=IF(ISNA(VLOOKUP([.E593];[Entrada.$A$8:.$B$1605];2;0)) = 1; 0;VLOOKUP([.E593];[Entrada.$A$8:.$B$1605];2;0))" office:value-type="float" office:value="0">
            <text:p>0</text:p>
          </table:table-cell>
          <table:table-cell table:formula="of:=IF(ISNA(VLOOKUP([.E593];[Entrada.$A$8:.$D$1605];4;0)) = 1; 0;VLOOKUP([.E593];[Entrada.$A$8:.$D$1605];4;0))" office:value-type="float" office:value="0">
            <text:p>0</text:p>
          </table:table-cell>
          <table:table-cell table:number-columns-repeated="6"/>
          <table:table-cell table:style-name="ce29" table:formula="of:=[.C5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3];[Entrada.$A$8:.$C$1606];3;0)) = 1; 0;VLOOKUP([.E593];[Entrada.$A$8:.$C$1606];3;0)*[.C5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2</text:p>
          </table:table-cell>
          <table:table-cell table:number-columns-repeated="2"/>
          <table:table-cell/>
          <table:table-cell table:style-name="ce12" office:value-type="string">
            <text:p>15,32</text:p>
          </table:table-cell>
          <table:table-cell table:style-name="ce21" table:formula="of:=IF(ISNA(VLOOKUP([.E594];[Entrada.$A$8:.$B$1605];2;0)) = 1; 0;VLOOKUP([.E594];[Entrada.$A$8:.$B$1605];2;0))" office:value-type="float" office:value="0">
            <text:p>0</text:p>
          </table:table-cell>
          <table:table-cell table:formula="of:=IF(ISNA(VLOOKUP([.E594];[Entrada.$A$8:.$D$1605];4;0)) = 1; 0;VLOOKUP([.E594];[Entrada.$A$8:.$D$1605];4;0))" office:value-type="float" office:value="0">
            <text:p>0</text:p>
          </table:table-cell>
          <table:table-cell table:number-columns-repeated="6"/>
          <table:table-cell table:style-name="ce29" table:formula="of:=[.C5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4];[Entrada.$A$8:.$C$1606];3;0)) = 1; 0;VLOOKUP([.E594];[Entrada.$A$8:.$C$1606];3;0)*[.C5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3</text:p>
          </table:table-cell>
          <table:table-cell table:number-columns-repeated="2"/>
          <table:table-cell/>
          <table:table-cell table:style-name="ce12" office:value-type="string">
            <text:p>15,33</text:p>
          </table:table-cell>
          <table:table-cell table:style-name="ce21" table:formula="of:=IF(ISNA(VLOOKUP([.E595];[Entrada.$A$8:.$B$1605];2;0)) = 1; 0;VLOOKUP([.E595];[Entrada.$A$8:.$B$1605];2;0))" office:value-type="float" office:value="0">
            <text:p>0</text:p>
          </table:table-cell>
          <table:table-cell table:formula="of:=IF(ISNA(VLOOKUP([.E595];[Entrada.$A$8:.$D$1605];4;0)) = 1; 0;VLOOKUP([.E595];[Entrada.$A$8:.$D$1605];4;0))" office:value-type="float" office:value="0">
            <text:p>0</text:p>
          </table:table-cell>
          <table:table-cell table:number-columns-repeated="6"/>
          <table:table-cell table:style-name="ce29" table:formula="of:=[.C5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5];[Entrada.$A$8:.$C$1606];3;0)) = 1; 0;VLOOKUP([.E595];[Entrada.$A$8:.$C$1606];3;0)*[.C5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4</text:p>
          </table:table-cell>
          <table:table-cell table:number-columns-repeated="2"/>
          <table:table-cell/>
          <table:table-cell table:style-name="ce12" office:value-type="string">
            <text:p>15,34</text:p>
          </table:table-cell>
          <table:table-cell table:style-name="ce21" table:formula="of:=IF(ISNA(VLOOKUP([.E596];[Entrada.$A$8:.$B$1605];2;0)) = 1; 0;VLOOKUP([.E596];[Entrada.$A$8:.$B$1605];2;0))" office:value-type="float" office:value="0">
            <text:p>0</text:p>
          </table:table-cell>
          <table:table-cell table:formula="of:=IF(ISNA(VLOOKUP([.E596];[Entrada.$A$8:.$D$1605];4;0)) = 1; 0;VLOOKUP([.E596];[Entrada.$A$8:.$D$1605];4;0))" office:value-type="float" office:value="0">
            <text:p>0</text:p>
          </table:table-cell>
          <table:table-cell table:number-columns-repeated="6"/>
          <table:table-cell table:style-name="ce29" table:formula="of:=[.C5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6];[Entrada.$A$8:.$C$1606];3;0)) = 1; 0;VLOOKUP([.E596];[Entrada.$A$8:.$C$1606];3;0)*[.C5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5</text:p>
          </table:table-cell>
          <table:table-cell table:number-columns-repeated="2"/>
          <table:table-cell/>
          <table:table-cell table:style-name="ce12" office:value-type="string">
            <text:p>15,35</text:p>
          </table:table-cell>
          <table:table-cell table:style-name="ce21" table:formula="of:=IF(ISNA(VLOOKUP([.E597];[Entrada.$A$8:.$B$1605];2;0)) = 1; 0;VLOOKUP([.E597];[Entrada.$A$8:.$B$1605];2;0))" office:value-type="float" office:value="0">
            <text:p>0</text:p>
          </table:table-cell>
          <table:table-cell table:formula="of:=IF(ISNA(VLOOKUP([.E597];[Entrada.$A$8:.$D$1605];4;0)) = 1; 0;VLOOKUP([.E597];[Entrada.$A$8:.$D$1605];4;0))" office:value-type="float" office:value="0">
            <text:p>0</text:p>
          </table:table-cell>
          <table:table-cell table:number-columns-repeated="6"/>
          <table:table-cell table:style-name="ce29" table:formula="of:=[.C5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7];[Entrada.$A$8:.$C$1606];3;0)) = 1; 0;VLOOKUP([.E597];[Entrada.$A$8:.$C$1606];3;0)*[.C5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6</text:p>
          </table:table-cell>
          <table:table-cell table:number-columns-repeated="2"/>
          <table:table-cell/>
          <table:table-cell table:style-name="ce12" office:value-type="string">
            <text:p>15,36</text:p>
          </table:table-cell>
          <table:table-cell table:style-name="ce21" table:formula="of:=IF(ISNA(VLOOKUP([.E598];[Entrada.$A$8:.$B$1605];2;0)) = 1; 0;VLOOKUP([.E598];[Entrada.$A$8:.$B$1605];2;0))" office:value-type="float" office:value="0">
            <text:p>0</text:p>
          </table:table-cell>
          <table:table-cell table:formula="of:=IF(ISNA(VLOOKUP([.E598];[Entrada.$A$8:.$D$1605];4;0)) = 1; 0;VLOOKUP([.E598];[Entrada.$A$8:.$D$1605];4;0))" office:value-type="float" office:value="0">
            <text:p>0</text:p>
          </table:table-cell>
          <table:table-cell table:number-columns-repeated="6"/>
          <table:table-cell table:style-name="ce29" table:formula="of:=[.C5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8];[Entrada.$A$8:.$C$1606];3;0)) = 1; 0;VLOOKUP([.E598];[Entrada.$A$8:.$C$1606];3;0)*[.C5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7</text:p>
          </table:table-cell>
          <table:table-cell table:number-columns-repeated="2"/>
          <table:table-cell/>
          <table:table-cell table:style-name="ce12" office:value-type="string">
            <text:p>15,37</text:p>
          </table:table-cell>
          <table:table-cell table:style-name="ce21" table:formula="of:=IF(ISNA(VLOOKUP([.E599];[Entrada.$A$8:.$B$1605];2;0)) = 1; 0;VLOOKUP([.E599];[Entrada.$A$8:.$B$1605];2;0))" office:value-type="float" office:value="0">
            <text:p>0</text:p>
          </table:table-cell>
          <table:table-cell table:formula="of:=IF(ISNA(VLOOKUP([.E599];[Entrada.$A$8:.$D$1605];4;0)) = 1; 0;VLOOKUP([.E599];[Entrada.$A$8:.$D$1605];4;0))" office:value-type="float" office:value="0">
            <text:p>0</text:p>
          </table:table-cell>
          <table:table-cell table:number-columns-repeated="6"/>
          <table:table-cell table:style-name="ce29" table:formula="of:=[.C5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5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599];[Entrada.$A$8:.$C$1606];3;0)) = 1; 0;VLOOKUP([.E599];[Entrada.$A$8:.$C$1606];3;0)*[.C5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8</text:p>
          </table:table-cell>
          <table:table-cell table:number-columns-repeated="2"/>
          <table:table-cell/>
          <table:table-cell table:style-name="ce12" office:value-type="string">
            <text:p>15,38</text:p>
          </table:table-cell>
          <table:table-cell table:style-name="ce21" table:formula="of:=IF(ISNA(VLOOKUP([.E600];[Entrada.$A$8:.$B$1605];2;0)) = 1; 0;VLOOKUP([.E600];[Entrada.$A$8:.$B$1605];2;0))" office:value-type="float" office:value="0">
            <text:p>0</text:p>
          </table:table-cell>
          <table:table-cell table:formula="of:=IF(ISNA(VLOOKUP([.E600];[Entrada.$A$8:.$D$1605];4;0)) = 1; 0;VLOOKUP([.E600];[Entrada.$A$8:.$D$1605];4;0))" office:value-type="float" office:value="0">
            <text:p>0</text:p>
          </table:table-cell>
          <table:table-cell table:number-columns-repeated="6"/>
          <table:table-cell table:style-name="ce29" table:formula="of:=[.C6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0];[Entrada.$A$8:.$C$1606];3;0)) = 1; 0;VLOOKUP([.E600];[Entrada.$A$8:.$C$1606];3;0)*[.C6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39</text:p>
          </table:table-cell>
          <table:table-cell table:number-columns-repeated="2"/>
          <table:table-cell/>
          <table:table-cell table:style-name="ce12" office:value-type="string">
            <text:p>15,39</text:p>
          </table:table-cell>
          <table:table-cell table:style-name="ce21" table:formula="of:=IF(ISNA(VLOOKUP([.E601];[Entrada.$A$8:.$B$1605];2;0)) = 1; 0;VLOOKUP([.E601];[Entrada.$A$8:.$B$1605];2;0))" office:value-type="float" office:value="0">
            <text:p>0</text:p>
          </table:table-cell>
          <table:table-cell table:formula="of:=IF(ISNA(VLOOKUP([.E601];[Entrada.$A$8:.$D$1605];4;0)) = 1; 0;VLOOKUP([.E601];[Entrada.$A$8:.$D$1605];4;0))" office:value-type="float" office:value="0">
            <text:p>0</text:p>
          </table:table-cell>
          <table:table-cell table:number-columns-repeated="6"/>
          <table:table-cell table:style-name="ce29" table:formula="of:=[.C6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1];[Entrada.$A$8:.$C$1606];3;0)) = 1; 0;VLOOKUP([.E601];[Entrada.$A$8:.$C$1606];3;0)*[.C6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5,40</text:p>
          </table:table-cell>
          <table:table-cell table:number-columns-repeated="2"/>
          <table:table-cell/>
          <table:table-cell table:style-name="ce12" office:value-type="string">
            <text:p>15,40</text:p>
          </table:table-cell>
          <table:table-cell table:style-name="ce21" table:formula="of:=IF(ISNA(VLOOKUP([.E602];[Entrada.$A$8:.$B$1605];2;0)) = 1; 0;VLOOKUP([.E602];[Entrada.$A$8:.$B$1605];2;0))" office:value-type="float" office:value="0">
            <text:p>0</text:p>
          </table:table-cell>
          <table:table-cell table:formula="of:=IF(ISNA(VLOOKUP([.E602];[Entrada.$A$8:.$D$1605];4;0)) = 1; 0;VLOOKUP([.E602];[Entrada.$A$8:.$D$1605];4;0))" office:value-type="float" office:value="0">
            <text:p>0</text:p>
          </table:table-cell>
          <table:table-cell table:number-columns-repeated="6"/>
          <table:table-cell table:style-name="ce29" table:formula="of:=[.C6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2];[Entrada.$A$8:.$C$1606];3;0)) = 1; 0;VLOOKUP([.E602];[Entrada.$A$8:.$C$1606];3;0)*[.C6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</text:p>
          </table:table-cell>
          <table:table-cell table:number-columns-repeated="2"/>
          <table:table-cell/>
          <table:table-cell table:style-name="ce12" office:value-type="string">
            <text:p>16,1</text:p>
          </table:table-cell>
          <table:table-cell table:style-name="ce21" table:formula="of:=IF(ISNA(VLOOKUP([.E603];[Entrada.$A$8:.$B$1605];2;0)) = 1; 0;VLOOKUP([.E603];[Entrada.$A$8:.$B$1605];2;0))" office:value-type="float" office:value="0">
            <text:p>0</text:p>
          </table:table-cell>
          <table:table-cell table:formula="of:=IF(ISNA(VLOOKUP([.E603];[Entrada.$A$8:.$D$1605];4;0)) = 1; 0;VLOOKUP([.E603];[Entrada.$A$8:.$D$1605];4;0))" office:value-type="float" office:value="0">
            <text:p>0</text:p>
          </table:table-cell>
          <table:table-cell table:number-columns-repeated="6"/>
          <table:table-cell table:style-name="ce29" table:formula="of:=[.C6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3];[Entrada.$A$8:.$C$1606];3;0)) = 1; 0;VLOOKUP([.E603];[Entrada.$A$8:.$C$1606];3;0)*[.C6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</text:p>
          </table:table-cell>
          <table:table-cell table:number-columns-repeated="2"/>
          <table:table-cell/>
          <table:table-cell table:style-name="ce12" office:value-type="string">
            <text:p>16,2</text:p>
          </table:table-cell>
          <table:table-cell table:style-name="ce21" table:formula="of:=IF(ISNA(VLOOKUP([.E604];[Entrada.$A$8:.$B$1605];2;0)) = 1; 0;VLOOKUP([.E604];[Entrada.$A$8:.$B$1605];2;0))" office:value-type="float" office:value="0">
            <text:p>0</text:p>
          </table:table-cell>
          <table:table-cell table:formula="of:=IF(ISNA(VLOOKUP([.E604];[Entrada.$A$8:.$D$1605];4;0)) = 1; 0;VLOOKUP([.E604];[Entrada.$A$8:.$D$1605];4;0))" office:value-type="float" office:value="0">
            <text:p>0</text:p>
          </table:table-cell>
          <table:table-cell table:number-columns-repeated="6"/>
          <table:table-cell table:style-name="ce29" table:formula="of:=[.C6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4];[Entrada.$A$8:.$C$1606];3;0)) = 1; 0;VLOOKUP([.E604];[Entrada.$A$8:.$C$1606];3;0)*[.C6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</text:p>
          </table:table-cell>
          <table:table-cell table:number-columns-repeated="2"/>
          <table:table-cell/>
          <table:table-cell table:style-name="ce12" office:value-type="string">
            <text:p>16,3</text:p>
          </table:table-cell>
          <table:table-cell table:style-name="ce21" table:formula="of:=IF(ISNA(VLOOKUP([.E605];[Entrada.$A$8:.$B$1605];2;0)) = 1; 0;VLOOKUP([.E605];[Entrada.$A$8:.$B$1605];2;0))" office:value-type="float" office:value="0">
            <text:p>0</text:p>
          </table:table-cell>
          <table:table-cell table:formula="of:=IF(ISNA(VLOOKUP([.E605];[Entrada.$A$8:.$D$1605];4;0)) = 1; 0;VLOOKUP([.E605];[Entrada.$A$8:.$D$1605];4;0))" office:value-type="float" office:value="0">
            <text:p>0</text:p>
          </table:table-cell>
          <table:table-cell table:number-columns-repeated="6"/>
          <table:table-cell table:style-name="ce29" table:formula="of:=[.C6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5];[Entrada.$A$8:.$C$1606];3;0)) = 1; 0;VLOOKUP([.E605];[Entrada.$A$8:.$C$1606];3;0)*[.C6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4</text:p>
          </table:table-cell>
          <table:table-cell table:number-columns-repeated="2"/>
          <table:table-cell/>
          <table:table-cell table:style-name="ce12" office:value-type="string">
            <text:p>16,4</text:p>
          </table:table-cell>
          <table:table-cell table:style-name="ce21" table:formula="of:=IF(ISNA(VLOOKUP([.E606];[Entrada.$A$8:.$B$1605];2;0)) = 1; 0;VLOOKUP([.E606];[Entrada.$A$8:.$B$1605];2;0))" office:value-type="float" office:value="0">
            <text:p>0</text:p>
          </table:table-cell>
          <table:table-cell table:formula="of:=IF(ISNA(VLOOKUP([.E606];[Entrada.$A$8:.$D$1605];4;0)) = 1; 0;VLOOKUP([.E606];[Entrada.$A$8:.$D$1605];4;0))" office:value-type="float" office:value="0">
            <text:p>0</text:p>
          </table:table-cell>
          <table:table-cell table:number-columns-repeated="6"/>
          <table:table-cell table:style-name="ce29" table:formula="of:=[.C6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6];[Entrada.$A$8:.$C$1606];3;0)) = 1; 0;VLOOKUP([.E606];[Entrada.$A$8:.$C$1606];3;0)*[.C6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5</text:p>
          </table:table-cell>
          <table:table-cell table:number-columns-repeated="2"/>
          <table:table-cell/>
          <table:table-cell table:style-name="ce12" office:value-type="string">
            <text:p>16,5</text:p>
          </table:table-cell>
          <table:table-cell table:style-name="ce21" table:formula="of:=IF(ISNA(VLOOKUP([.E607];[Entrada.$A$8:.$B$1605];2;0)) = 1; 0;VLOOKUP([.E607];[Entrada.$A$8:.$B$1605];2;0))" office:value-type="float" office:value="0">
            <text:p>0</text:p>
          </table:table-cell>
          <table:table-cell table:formula="of:=IF(ISNA(VLOOKUP([.E607];[Entrada.$A$8:.$D$1605];4;0)) = 1; 0;VLOOKUP([.E607];[Entrada.$A$8:.$D$1605];4;0))" office:value-type="float" office:value="0">
            <text:p>0</text:p>
          </table:table-cell>
          <table:table-cell table:number-columns-repeated="6"/>
          <table:table-cell table:style-name="ce29" table:formula="of:=[.C6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7];[Entrada.$A$8:.$C$1606];3;0)) = 1; 0;VLOOKUP([.E607];[Entrada.$A$8:.$C$1606];3;0)*[.C6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6</text:p>
          </table:table-cell>
          <table:table-cell table:number-columns-repeated="2"/>
          <table:table-cell/>
          <table:table-cell table:style-name="ce12" office:value-type="string">
            <text:p>16,6</text:p>
          </table:table-cell>
          <table:table-cell table:style-name="ce21" table:formula="of:=IF(ISNA(VLOOKUP([.E608];[Entrada.$A$8:.$B$1605];2;0)) = 1; 0;VLOOKUP([.E608];[Entrada.$A$8:.$B$1605];2;0))" office:value-type="float" office:value="0">
            <text:p>0</text:p>
          </table:table-cell>
          <table:table-cell table:formula="of:=IF(ISNA(VLOOKUP([.E608];[Entrada.$A$8:.$D$1605];4;0)) = 1; 0;VLOOKUP([.E608];[Entrada.$A$8:.$D$1605];4;0))" office:value-type="float" office:value="0">
            <text:p>0</text:p>
          </table:table-cell>
          <table:table-cell table:number-columns-repeated="6"/>
          <table:table-cell table:style-name="ce29" table:formula="of:=[.C6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8];[Entrada.$A$8:.$C$1606];3;0)) = 1; 0;VLOOKUP([.E608];[Entrada.$A$8:.$C$1606];3;0)*[.C6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7</text:p>
          </table:table-cell>
          <table:table-cell table:number-columns-repeated="2"/>
          <table:table-cell/>
          <table:table-cell table:style-name="ce12" office:value-type="string">
            <text:p>16,7</text:p>
          </table:table-cell>
          <table:table-cell table:style-name="ce21" table:formula="of:=IF(ISNA(VLOOKUP([.E609];[Entrada.$A$8:.$B$1605];2;0)) = 1; 0;VLOOKUP([.E609];[Entrada.$A$8:.$B$1605];2;0))" office:value-type="float" office:value="0">
            <text:p>0</text:p>
          </table:table-cell>
          <table:table-cell table:formula="of:=IF(ISNA(VLOOKUP([.E609];[Entrada.$A$8:.$D$1605];4;0)) = 1; 0;VLOOKUP([.E609];[Entrada.$A$8:.$D$1605];4;0))" office:value-type="float" office:value="0">
            <text:p>0</text:p>
          </table:table-cell>
          <table:table-cell table:number-columns-repeated="6"/>
          <table:table-cell table:style-name="ce29" table:formula="of:=[.C6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09];[Entrada.$A$8:.$C$1606];3;0)) = 1; 0;VLOOKUP([.E609];[Entrada.$A$8:.$C$1606];3;0)*[.C6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8</text:p>
          </table:table-cell>
          <table:table-cell table:number-columns-repeated="2"/>
          <table:table-cell/>
          <table:table-cell table:style-name="ce12" office:value-type="string">
            <text:p>16,8</text:p>
          </table:table-cell>
          <table:table-cell table:style-name="ce21" table:formula="of:=IF(ISNA(VLOOKUP([.E610];[Entrada.$A$8:.$B$1605];2;0)) = 1; 0;VLOOKUP([.E610];[Entrada.$A$8:.$B$1605];2;0))" office:value-type="float" office:value="0">
            <text:p>0</text:p>
          </table:table-cell>
          <table:table-cell table:formula="of:=IF(ISNA(VLOOKUP([.E610];[Entrada.$A$8:.$D$1605];4;0)) = 1; 0;VLOOKUP([.E610];[Entrada.$A$8:.$D$1605];4;0))" office:value-type="float" office:value="0">
            <text:p>0</text:p>
          </table:table-cell>
          <table:table-cell table:number-columns-repeated="6"/>
          <table:table-cell table:style-name="ce29" table:formula="of:=[.C6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0];[Entrada.$A$8:.$C$1606];3;0)) = 1; 0;VLOOKUP([.E610];[Entrada.$A$8:.$C$1606];3;0)*[.C6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9</text:p>
          </table:table-cell>
          <table:table-cell table:number-columns-repeated="2"/>
          <table:table-cell/>
          <table:table-cell table:style-name="ce12" office:value-type="string">
            <text:p>16,9</text:p>
          </table:table-cell>
          <table:table-cell table:style-name="ce21" table:formula="of:=IF(ISNA(VLOOKUP([.E611];[Entrada.$A$8:.$B$1605];2;0)) = 1; 0;VLOOKUP([.E611];[Entrada.$A$8:.$B$1605];2;0))" office:value-type="float" office:value="0">
            <text:p>0</text:p>
          </table:table-cell>
          <table:table-cell table:formula="of:=IF(ISNA(VLOOKUP([.E611];[Entrada.$A$8:.$D$1605];4;0)) = 1; 0;VLOOKUP([.E611];[Entrada.$A$8:.$D$1605];4;0))" office:value-type="float" office:value="0">
            <text:p>0</text:p>
          </table:table-cell>
          <table:table-cell table:number-columns-repeated="6"/>
          <table:table-cell table:style-name="ce29" table:formula="of:=[.C6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1];[Entrada.$A$8:.$C$1606];3;0)) = 1; 0;VLOOKUP([.E611];[Entrada.$A$8:.$C$1606];3;0)*[.C6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0</text:p>
          </table:table-cell>
          <table:table-cell table:number-columns-repeated="2"/>
          <table:table-cell/>
          <table:table-cell table:style-name="ce12" office:value-type="string">
            <text:p>16,10</text:p>
          </table:table-cell>
          <table:table-cell table:style-name="ce21" table:formula="of:=IF(ISNA(VLOOKUP([.E612];[Entrada.$A$8:.$B$1605];2;0)) = 1; 0;VLOOKUP([.E612];[Entrada.$A$8:.$B$1605];2;0))" office:value-type="float" office:value="0">
            <text:p>0</text:p>
          </table:table-cell>
          <table:table-cell table:formula="of:=IF(ISNA(VLOOKUP([.E612];[Entrada.$A$8:.$D$1605];4;0)) = 1; 0;VLOOKUP([.E612];[Entrada.$A$8:.$D$1605];4;0))" office:value-type="float" office:value="0">
            <text:p>0</text:p>
          </table:table-cell>
          <table:table-cell table:number-columns-repeated="6"/>
          <table:table-cell table:style-name="ce29" table:formula="of:=[.C6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2];[Entrada.$A$8:.$C$1606];3;0)) = 1; 0;VLOOKUP([.E612];[Entrada.$A$8:.$C$1606];3;0)*[.C6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1</text:p>
          </table:table-cell>
          <table:table-cell table:number-columns-repeated="2"/>
          <table:table-cell/>
          <table:table-cell table:style-name="ce12" office:value-type="string">
            <text:p>16,11</text:p>
          </table:table-cell>
          <table:table-cell table:style-name="ce21" table:formula="of:=IF(ISNA(VLOOKUP([.E613];[Entrada.$A$8:.$B$1605];2;0)) = 1; 0;VLOOKUP([.E613];[Entrada.$A$8:.$B$1605];2;0))" office:value-type="float" office:value="0">
            <text:p>0</text:p>
          </table:table-cell>
          <table:table-cell table:formula="of:=IF(ISNA(VLOOKUP([.E613];[Entrada.$A$8:.$D$1605];4;0)) = 1; 0;VLOOKUP([.E613];[Entrada.$A$8:.$D$1605];4;0))" office:value-type="float" office:value="0">
            <text:p>0</text:p>
          </table:table-cell>
          <table:table-cell table:number-columns-repeated="6"/>
          <table:table-cell table:style-name="ce29" table:formula="of:=[.C6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3];[Entrada.$A$8:.$C$1606];3;0)) = 1; 0;VLOOKUP([.E613];[Entrada.$A$8:.$C$1606];3;0)*[.C6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2</text:p>
          </table:table-cell>
          <table:table-cell table:number-columns-repeated="2"/>
          <table:table-cell/>
          <table:table-cell table:style-name="ce12" office:value-type="string">
            <text:p>16,12</text:p>
          </table:table-cell>
          <table:table-cell table:style-name="ce21" table:formula="of:=IF(ISNA(VLOOKUP([.E614];[Entrada.$A$8:.$B$1605];2;0)) = 1; 0;VLOOKUP([.E614];[Entrada.$A$8:.$B$1605];2;0))" office:value-type="float" office:value="0">
            <text:p>0</text:p>
          </table:table-cell>
          <table:table-cell table:formula="of:=IF(ISNA(VLOOKUP([.E614];[Entrada.$A$8:.$D$1605];4;0)) = 1; 0;VLOOKUP([.E614];[Entrada.$A$8:.$D$1605];4;0))" office:value-type="float" office:value="0">
            <text:p>0</text:p>
          </table:table-cell>
          <table:table-cell table:number-columns-repeated="6"/>
          <table:table-cell table:style-name="ce29" table:formula="of:=[.C6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4];[Entrada.$A$8:.$C$1606];3;0)) = 1; 0;VLOOKUP([.E614];[Entrada.$A$8:.$C$1606];3;0)*[.C6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3</text:p>
          </table:table-cell>
          <table:table-cell table:number-columns-repeated="2"/>
          <table:table-cell/>
          <table:table-cell table:style-name="ce12" office:value-type="string">
            <text:p>16,13</text:p>
          </table:table-cell>
          <table:table-cell table:style-name="ce21" table:formula="of:=IF(ISNA(VLOOKUP([.E615];[Entrada.$A$8:.$B$1605];2;0)) = 1; 0;VLOOKUP([.E615];[Entrada.$A$8:.$B$1605];2;0))" office:value-type="float" office:value="0">
            <text:p>0</text:p>
          </table:table-cell>
          <table:table-cell table:formula="of:=IF(ISNA(VLOOKUP([.E615];[Entrada.$A$8:.$D$1605];4;0)) = 1; 0;VLOOKUP([.E615];[Entrada.$A$8:.$D$1605];4;0))" office:value-type="float" office:value="0">
            <text:p>0</text:p>
          </table:table-cell>
          <table:table-cell table:number-columns-repeated="6"/>
          <table:table-cell table:style-name="ce29" table:formula="of:=[.C6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5];[Entrada.$A$8:.$C$1606];3;0)) = 1; 0;VLOOKUP([.E615];[Entrada.$A$8:.$C$1606];3;0)*[.C6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4</text:p>
          </table:table-cell>
          <table:table-cell table:number-columns-repeated="2"/>
          <table:table-cell/>
          <table:table-cell table:style-name="ce12" office:value-type="string">
            <text:p>16,14</text:p>
          </table:table-cell>
          <table:table-cell table:style-name="ce21" table:formula="of:=IF(ISNA(VLOOKUP([.E616];[Entrada.$A$8:.$B$1605];2;0)) = 1; 0;VLOOKUP([.E616];[Entrada.$A$8:.$B$1605];2;0))" office:value-type="float" office:value="0">
            <text:p>0</text:p>
          </table:table-cell>
          <table:table-cell table:formula="of:=IF(ISNA(VLOOKUP([.E616];[Entrada.$A$8:.$D$1605];4;0)) = 1; 0;VLOOKUP([.E616];[Entrada.$A$8:.$D$1605];4;0))" office:value-type="float" office:value="0">
            <text:p>0</text:p>
          </table:table-cell>
          <table:table-cell table:number-columns-repeated="6"/>
          <table:table-cell table:style-name="ce29" table:formula="of:=[.C6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6];[Entrada.$A$8:.$C$1606];3;0)) = 1; 0;VLOOKUP([.E616];[Entrada.$A$8:.$C$1606];3;0)*[.C6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5</text:p>
          </table:table-cell>
          <table:table-cell table:number-columns-repeated="2"/>
          <table:table-cell/>
          <table:table-cell table:style-name="ce12" office:value-type="string">
            <text:p>16,15</text:p>
          </table:table-cell>
          <table:table-cell table:style-name="ce21" table:formula="of:=IF(ISNA(VLOOKUP([.E617];[Entrada.$A$8:.$B$1605];2;0)) = 1; 0;VLOOKUP([.E617];[Entrada.$A$8:.$B$1605];2;0))" office:value-type="float" office:value="0">
            <text:p>0</text:p>
          </table:table-cell>
          <table:table-cell table:formula="of:=IF(ISNA(VLOOKUP([.E617];[Entrada.$A$8:.$D$1605];4;0)) = 1; 0;VLOOKUP([.E617];[Entrada.$A$8:.$D$1605];4;0))" office:value-type="float" office:value="0">
            <text:p>0</text:p>
          </table:table-cell>
          <table:table-cell table:number-columns-repeated="6"/>
          <table:table-cell table:style-name="ce29" table:formula="of:=[.C6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7];[Entrada.$A$8:.$C$1606];3;0)) = 1; 0;VLOOKUP([.E617];[Entrada.$A$8:.$C$1606];3;0)*[.C6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6</text:p>
          </table:table-cell>
          <table:table-cell table:number-columns-repeated="2"/>
          <table:table-cell/>
          <table:table-cell table:style-name="ce12" office:value-type="string">
            <text:p>16,16</text:p>
          </table:table-cell>
          <table:table-cell table:style-name="ce21" table:formula="of:=IF(ISNA(VLOOKUP([.E618];[Entrada.$A$8:.$B$1605];2;0)) = 1; 0;VLOOKUP([.E618];[Entrada.$A$8:.$B$1605];2;0))" office:value-type="float" office:value="0">
            <text:p>0</text:p>
          </table:table-cell>
          <table:table-cell table:formula="of:=IF(ISNA(VLOOKUP([.E618];[Entrada.$A$8:.$D$1605];4;0)) = 1; 0;VLOOKUP([.E618];[Entrada.$A$8:.$D$1605];4;0))" office:value-type="float" office:value="0">
            <text:p>0</text:p>
          </table:table-cell>
          <table:table-cell table:number-columns-repeated="6"/>
          <table:table-cell table:style-name="ce29" table:formula="of:=[.C6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8];[Entrada.$A$8:.$C$1606];3;0)) = 1; 0;VLOOKUP([.E618];[Entrada.$A$8:.$C$1606];3;0)*[.C6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7</text:p>
          </table:table-cell>
          <table:table-cell table:number-columns-repeated="2"/>
          <table:table-cell/>
          <table:table-cell table:style-name="ce12" office:value-type="string">
            <text:p>16,17</text:p>
          </table:table-cell>
          <table:table-cell table:style-name="ce21" table:formula="of:=IF(ISNA(VLOOKUP([.E619];[Entrada.$A$8:.$B$1605];2;0)) = 1; 0;VLOOKUP([.E619];[Entrada.$A$8:.$B$1605];2;0))" office:value-type="float" office:value="0">
            <text:p>0</text:p>
          </table:table-cell>
          <table:table-cell table:formula="of:=IF(ISNA(VLOOKUP([.E619];[Entrada.$A$8:.$D$1605];4;0)) = 1; 0;VLOOKUP([.E619];[Entrada.$A$8:.$D$1605];4;0))" office:value-type="float" office:value="0">
            <text:p>0</text:p>
          </table:table-cell>
          <table:table-cell table:number-columns-repeated="6"/>
          <table:table-cell table:style-name="ce29" table:formula="of:=[.C6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19];[Entrada.$A$8:.$C$1606];3;0)) = 1; 0;VLOOKUP([.E619];[Entrada.$A$8:.$C$1606];3;0)*[.C6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8</text:p>
          </table:table-cell>
          <table:table-cell table:number-columns-repeated="2"/>
          <table:table-cell/>
          <table:table-cell table:style-name="ce12" office:value-type="string">
            <text:p>16,18</text:p>
          </table:table-cell>
          <table:table-cell table:style-name="ce21" table:formula="of:=IF(ISNA(VLOOKUP([.E620];[Entrada.$A$8:.$B$1605];2;0)) = 1; 0;VLOOKUP([.E620];[Entrada.$A$8:.$B$1605];2;0))" office:value-type="float" office:value="0">
            <text:p>0</text:p>
          </table:table-cell>
          <table:table-cell table:formula="of:=IF(ISNA(VLOOKUP([.E620];[Entrada.$A$8:.$D$1605];4;0)) = 1; 0;VLOOKUP([.E620];[Entrada.$A$8:.$D$1605];4;0))" office:value-type="float" office:value="0">
            <text:p>0</text:p>
          </table:table-cell>
          <table:table-cell table:number-columns-repeated="6"/>
          <table:table-cell table:style-name="ce29" table:formula="of:=[.C6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0];[Entrada.$A$8:.$C$1606];3;0)) = 1; 0;VLOOKUP([.E620];[Entrada.$A$8:.$C$1606];3;0)*[.C6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19</text:p>
          </table:table-cell>
          <table:table-cell table:number-columns-repeated="2"/>
          <table:table-cell/>
          <table:table-cell table:style-name="ce12" office:value-type="string">
            <text:p>16,19</text:p>
          </table:table-cell>
          <table:table-cell table:style-name="ce21" table:formula="of:=IF(ISNA(VLOOKUP([.E621];[Entrada.$A$8:.$B$1605];2;0)) = 1; 0;VLOOKUP([.E621];[Entrada.$A$8:.$B$1605];2;0))" office:value-type="float" office:value="0">
            <text:p>0</text:p>
          </table:table-cell>
          <table:table-cell table:formula="of:=IF(ISNA(VLOOKUP([.E621];[Entrada.$A$8:.$D$1605];4;0)) = 1; 0;VLOOKUP([.E621];[Entrada.$A$8:.$D$1605];4;0))" office:value-type="float" office:value="0">
            <text:p>0</text:p>
          </table:table-cell>
          <table:table-cell table:number-columns-repeated="6"/>
          <table:table-cell table:style-name="ce29" table:formula="of:=[.C6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1];[Entrada.$A$8:.$C$1606];3;0)) = 1; 0;VLOOKUP([.E621];[Entrada.$A$8:.$C$1606];3;0)*[.C6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0</text:p>
          </table:table-cell>
          <table:table-cell table:number-columns-repeated="2"/>
          <table:table-cell/>
          <table:table-cell table:style-name="ce12" office:value-type="string">
            <text:p>16,20</text:p>
          </table:table-cell>
          <table:table-cell table:style-name="ce21" table:formula="of:=IF(ISNA(VLOOKUP([.E622];[Entrada.$A$8:.$B$1605];2;0)) = 1; 0;VLOOKUP([.E622];[Entrada.$A$8:.$B$1605];2;0))" office:value-type="float" office:value="0">
            <text:p>0</text:p>
          </table:table-cell>
          <table:table-cell table:formula="of:=IF(ISNA(VLOOKUP([.E622];[Entrada.$A$8:.$D$1605];4;0)) = 1; 0;VLOOKUP([.E622];[Entrada.$A$8:.$D$1605];4;0))" office:value-type="float" office:value="0">
            <text:p>0</text:p>
          </table:table-cell>
          <table:table-cell table:number-columns-repeated="6"/>
          <table:table-cell table:style-name="ce29" table:formula="of:=[.C6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2];[Entrada.$A$8:.$C$1606];3;0)) = 1; 0;VLOOKUP([.E622];[Entrada.$A$8:.$C$1606];3;0)*[.C6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1</text:p>
          </table:table-cell>
          <table:table-cell table:number-columns-repeated="2"/>
          <table:table-cell/>
          <table:table-cell table:style-name="ce12" office:value-type="string">
            <text:p>16,21</text:p>
          </table:table-cell>
          <table:table-cell table:style-name="ce21" table:formula="of:=IF(ISNA(VLOOKUP([.E623];[Entrada.$A$8:.$B$1605];2;0)) = 1; 0;VLOOKUP([.E623];[Entrada.$A$8:.$B$1605];2;0))" office:value-type="float" office:value="0">
            <text:p>0</text:p>
          </table:table-cell>
          <table:table-cell table:formula="of:=IF(ISNA(VLOOKUP([.E623];[Entrada.$A$8:.$D$1605];4;0)) = 1; 0;VLOOKUP([.E623];[Entrada.$A$8:.$D$1605];4;0))" office:value-type="float" office:value="0">
            <text:p>0</text:p>
          </table:table-cell>
          <table:table-cell table:number-columns-repeated="6"/>
          <table:table-cell table:style-name="ce29" table:formula="of:=[.C6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3];[Entrada.$A$8:.$C$1606];3;0)) = 1; 0;VLOOKUP([.E623];[Entrada.$A$8:.$C$1606];3;0)*[.C6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2</text:p>
          </table:table-cell>
          <table:table-cell table:number-columns-repeated="2"/>
          <table:table-cell/>
          <table:table-cell table:style-name="ce12" office:value-type="string">
            <text:p>16,22</text:p>
          </table:table-cell>
          <table:table-cell table:style-name="ce21" table:formula="of:=IF(ISNA(VLOOKUP([.E624];[Entrada.$A$8:.$B$1605];2;0)) = 1; 0;VLOOKUP([.E624];[Entrada.$A$8:.$B$1605];2;0))" office:value-type="float" office:value="0">
            <text:p>0</text:p>
          </table:table-cell>
          <table:table-cell table:formula="of:=IF(ISNA(VLOOKUP([.E624];[Entrada.$A$8:.$D$1605];4;0)) = 1; 0;VLOOKUP([.E624];[Entrada.$A$8:.$D$1605];4;0))" office:value-type="float" office:value="0">
            <text:p>0</text:p>
          </table:table-cell>
          <table:table-cell table:number-columns-repeated="6"/>
          <table:table-cell table:style-name="ce29" table:formula="of:=[.C6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4];[Entrada.$A$8:.$C$1606];3;0)) = 1; 0;VLOOKUP([.E624];[Entrada.$A$8:.$C$1606];3;0)*[.C6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3</text:p>
          </table:table-cell>
          <table:table-cell table:number-columns-repeated="2"/>
          <table:table-cell/>
          <table:table-cell table:style-name="ce12" office:value-type="string">
            <text:p>16,23</text:p>
          </table:table-cell>
          <table:table-cell table:style-name="ce21" table:formula="of:=IF(ISNA(VLOOKUP([.E625];[Entrada.$A$8:.$B$1605];2;0)) = 1; 0;VLOOKUP([.E625];[Entrada.$A$8:.$B$1605];2;0))" office:value-type="float" office:value="0">
            <text:p>0</text:p>
          </table:table-cell>
          <table:table-cell table:formula="of:=IF(ISNA(VLOOKUP([.E625];[Entrada.$A$8:.$D$1605];4;0)) = 1; 0;VLOOKUP([.E625];[Entrada.$A$8:.$D$1605];4;0))" office:value-type="float" office:value="0">
            <text:p>0</text:p>
          </table:table-cell>
          <table:table-cell table:number-columns-repeated="6"/>
          <table:table-cell table:style-name="ce29" table:formula="of:=[.C6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5];[Entrada.$A$8:.$C$1606];3;0)) = 1; 0;VLOOKUP([.E625];[Entrada.$A$8:.$C$1606];3;0)*[.C6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4</text:p>
          </table:table-cell>
          <table:table-cell table:number-columns-repeated="2"/>
          <table:table-cell/>
          <table:table-cell table:style-name="ce12" office:value-type="string">
            <text:p>16,24</text:p>
          </table:table-cell>
          <table:table-cell table:style-name="ce21" table:formula="of:=IF(ISNA(VLOOKUP([.E626];[Entrada.$A$8:.$B$1605];2;0)) = 1; 0;VLOOKUP([.E626];[Entrada.$A$8:.$B$1605];2;0))" office:value-type="float" office:value="0">
            <text:p>0</text:p>
          </table:table-cell>
          <table:table-cell table:formula="of:=IF(ISNA(VLOOKUP([.E626];[Entrada.$A$8:.$D$1605];4;0)) = 1; 0;VLOOKUP([.E626];[Entrada.$A$8:.$D$1605];4;0))" office:value-type="float" office:value="0">
            <text:p>0</text:p>
          </table:table-cell>
          <table:table-cell table:number-columns-repeated="6"/>
          <table:table-cell table:style-name="ce29" table:formula="of:=[.C6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6];[Entrada.$A$8:.$C$1606];3;0)) = 1; 0;VLOOKUP([.E626];[Entrada.$A$8:.$C$1606];3;0)*[.C6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5</text:p>
          </table:table-cell>
          <table:table-cell table:number-columns-repeated="2"/>
          <table:table-cell/>
          <table:table-cell table:style-name="ce12" office:value-type="string">
            <text:p>16,25</text:p>
          </table:table-cell>
          <table:table-cell table:style-name="ce21" table:formula="of:=IF(ISNA(VLOOKUP([.E627];[Entrada.$A$8:.$B$1605];2;0)) = 1; 0;VLOOKUP([.E627];[Entrada.$A$8:.$B$1605];2;0))" office:value-type="float" office:value="0">
            <text:p>0</text:p>
          </table:table-cell>
          <table:table-cell table:formula="of:=IF(ISNA(VLOOKUP([.E627];[Entrada.$A$8:.$D$1605];4;0)) = 1; 0;VLOOKUP([.E627];[Entrada.$A$8:.$D$1605];4;0))" office:value-type="float" office:value="0">
            <text:p>0</text:p>
          </table:table-cell>
          <table:table-cell table:number-columns-repeated="6"/>
          <table:table-cell table:style-name="ce29" table:formula="of:=[.C6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7];[Entrada.$A$8:.$C$1606];3;0)) = 1; 0;VLOOKUP([.E627];[Entrada.$A$8:.$C$1606];3;0)*[.C6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6</text:p>
          </table:table-cell>
          <table:table-cell table:number-columns-repeated="2"/>
          <table:table-cell/>
          <table:table-cell table:style-name="ce12" office:value-type="string">
            <text:p>16,26</text:p>
          </table:table-cell>
          <table:table-cell table:style-name="ce21" table:formula="of:=IF(ISNA(VLOOKUP([.E628];[Entrada.$A$8:.$B$1605];2;0)) = 1; 0;VLOOKUP([.E628];[Entrada.$A$8:.$B$1605];2;0))" office:value-type="float" office:value="0">
            <text:p>0</text:p>
          </table:table-cell>
          <table:table-cell table:formula="of:=IF(ISNA(VLOOKUP([.E628];[Entrada.$A$8:.$D$1605];4;0)) = 1; 0;VLOOKUP([.E628];[Entrada.$A$8:.$D$1605];4;0))" office:value-type="float" office:value="0">
            <text:p>0</text:p>
          </table:table-cell>
          <table:table-cell table:number-columns-repeated="6"/>
          <table:table-cell table:style-name="ce29" table:formula="of:=[.C6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8];[Entrada.$A$8:.$C$1606];3;0)) = 1; 0;VLOOKUP([.E628];[Entrada.$A$8:.$C$1606];3;0)*[.C6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7</text:p>
          </table:table-cell>
          <table:table-cell table:number-columns-repeated="2"/>
          <table:table-cell/>
          <table:table-cell table:style-name="ce12" office:value-type="string">
            <text:p>16,27</text:p>
          </table:table-cell>
          <table:table-cell table:style-name="ce21" table:formula="of:=IF(ISNA(VLOOKUP([.E629];[Entrada.$A$8:.$B$1605];2;0)) = 1; 0;VLOOKUP([.E629];[Entrada.$A$8:.$B$1605];2;0))" office:value-type="float" office:value="0">
            <text:p>0</text:p>
          </table:table-cell>
          <table:table-cell table:formula="of:=IF(ISNA(VLOOKUP([.E629];[Entrada.$A$8:.$D$1605];4;0)) = 1; 0;VLOOKUP([.E629];[Entrada.$A$8:.$D$1605];4;0))" office:value-type="float" office:value="0">
            <text:p>0</text:p>
          </table:table-cell>
          <table:table-cell table:number-columns-repeated="6"/>
          <table:table-cell table:style-name="ce29" table:formula="of:=[.C6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29];[Entrada.$A$8:.$C$1606];3;0)) = 1; 0;VLOOKUP([.E629];[Entrada.$A$8:.$C$1606];3;0)*[.C6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8</text:p>
          </table:table-cell>
          <table:table-cell table:number-columns-repeated="2"/>
          <table:table-cell/>
          <table:table-cell table:style-name="ce12" office:value-type="string">
            <text:p>16,28</text:p>
          </table:table-cell>
          <table:table-cell table:style-name="ce21" table:formula="of:=IF(ISNA(VLOOKUP([.E630];[Entrada.$A$8:.$B$1605];2;0)) = 1; 0;VLOOKUP([.E630];[Entrada.$A$8:.$B$1605];2;0))" office:value-type="float" office:value="0">
            <text:p>0</text:p>
          </table:table-cell>
          <table:table-cell table:formula="of:=IF(ISNA(VLOOKUP([.E630];[Entrada.$A$8:.$D$1605];4;0)) = 1; 0;VLOOKUP([.E630];[Entrada.$A$8:.$D$1605];4;0))" office:value-type="float" office:value="0">
            <text:p>0</text:p>
          </table:table-cell>
          <table:table-cell table:number-columns-repeated="6"/>
          <table:table-cell table:style-name="ce29" table:formula="of:=[.C6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0];[Entrada.$A$8:.$C$1606];3;0)) = 1; 0;VLOOKUP([.E630];[Entrada.$A$8:.$C$1606];3;0)*[.C6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29</text:p>
          </table:table-cell>
          <table:table-cell table:number-columns-repeated="2"/>
          <table:table-cell/>
          <table:table-cell table:style-name="ce12" office:value-type="string">
            <text:p>16,29</text:p>
          </table:table-cell>
          <table:table-cell table:style-name="ce21" table:formula="of:=IF(ISNA(VLOOKUP([.E631];[Entrada.$A$8:.$B$1605];2;0)) = 1; 0;VLOOKUP([.E631];[Entrada.$A$8:.$B$1605];2;0))" office:value-type="float" office:value="0">
            <text:p>0</text:p>
          </table:table-cell>
          <table:table-cell table:formula="of:=IF(ISNA(VLOOKUP([.E631];[Entrada.$A$8:.$D$1605];4;0)) = 1; 0;VLOOKUP([.E631];[Entrada.$A$8:.$D$1605];4;0))" office:value-type="float" office:value="0">
            <text:p>0</text:p>
          </table:table-cell>
          <table:table-cell table:number-columns-repeated="6"/>
          <table:table-cell table:style-name="ce29" table:formula="of:=[.C6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1];[Entrada.$A$8:.$C$1606];3;0)) = 1; 0;VLOOKUP([.E631];[Entrada.$A$8:.$C$1606];3;0)*[.C6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0</text:p>
          </table:table-cell>
          <table:table-cell table:number-columns-repeated="2"/>
          <table:table-cell/>
          <table:table-cell table:style-name="ce12" office:value-type="string">
            <text:p>16,30</text:p>
          </table:table-cell>
          <table:table-cell table:style-name="ce21" table:formula="of:=IF(ISNA(VLOOKUP([.E632];[Entrada.$A$8:.$B$1605];2;0)) = 1; 0;VLOOKUP([.E632];[Entrada.$A$8:.$B$1605];2;0))" office:value-type="float" office:value="0">
            <text:p>0</text:p>
          </table:table-cell>
          <table:table-cell table:formula="of:=IF(ISNA(VLOOKUP([.E632];[Entrada.$A$8:.$D$1605];4;0)) = 1; 0;VLOOKUP([.E632];[Entrada.$A$8:.$D$1605];4;0))" office:value-type="float" office:value="0">
            <text:p>0</text:p>
          </table:table-cell>
          <table:table-cell table:number-columns-repeated="6"/>
          <table:table-cell table:style-name="ce29" table:formula="of:=[.C6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2];[Entrada.$A$8:.$C$1606];3;0)) = 1; 0;VLOOKUP([.E632];[Entrada.$A$8:.$C$1606];3;0)*[.C6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1</text:p>
          </table:table-cell>
          <table:table-cell table:number-columns-repeated="2"/>
          <table:table-cell/>
          <table:table-cell table:style-name="ce12" office:value-type="string">
            <text:p>16,31</text:p>
          </table:table-cell>
          <table:table-cell table:style-name="ce21" table:formula="of:=IF(ISNA(VLOOKUP([.E633];[Entrada.$A$8:.$B$1605];2;0)) = 1; 0;VLOOKUP([.E633];[Entrada.$A$8:.$B$1605];2;0))" office:value-type="float" office:value="0">
            <text:p>0</text:p>
          </table:table-cell>
          <table:table-cell table:formula="of:=IF(ISNA(VLOOKUP([.E633];[Entrada.$A$8:.$D$1605];4;0)) = 1; 0;VLOOKUP([.E633];[Entrada.$A$8:.$D$1605];4;0))" office:value-type="float" office:value="0">
            <text:p>0</text:p>
          </table:table-cell>
          <table:table-cell table:number-columns-repeated="6"/>
          <table:table-cell table:style-name="ce29" table:formula="of:=[.C6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3];[Entrada.$A$8:.$C$1606];3;0)) = 1; 0;VLOOKUP([.E633];[Entrada.$A$8:.$C$1606];3;0)*[.C6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2</text:p>
          </table:table-cell>
          <table:table-cell table:number-columns-repeated="2"/>
          <table:table-cell/>
          <table:table-cell table:style-name="ce12" office:value-type="string">
            <text:p>16,32</text:p>
          </table:table-cell>
          <table:table-cell table:style-name="ce21" table:formula="of:=IF(ISNA(VLOOKUP([.E634];[Entrada.$A$8:.$B$1605];2;0)) = 1; 0;VLOOKUP([.E634];[Entrada.$A$8:.$B$1605];2;0))" office:value-type="float" office:value="0">
            <text:p>0</text:p>
          </table:table-cell>
          <table:table-cell table:formula="of:=IF(ISNA(VLOOKUP([.E634];[Entrada.$A$8:.$D$1605];4;0)) = 1; 0;VLOOKUP([.E634];[Entrada.$A$8:.$D$1605];4;0))" office:value-type="float" office:value="0">
            <text:p>0</text:p>
          </table:table-cell>
          <table:table-cell table:number-columns-repeated="6"/>
          <table:table-cell table:style-name="ce29" table:formula="of:=[.C6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4];[Entrada.$A$8:.$C$1606];3;0)) = 1; 0;VLOOKUP([.E634];[Entrada.$A$8:.$C$1606];3;0)*[.C6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3</text:p>
          </table:table-cell>
          <table:table-cell table:number-columns-repeated="2"/>
          <table:table-cell/>
          <table:table-cell table:style-name="ce12" office:value-type="string">
            <text:p>16,33</text:p>
          </table:table-cell>
          <table:table-cell table:style-name="ce21" table:formula="of:=IF(ISNA(VLOOKUP([.E635];[Entrada.$A$8:.$B$1605];2;0)) = 1; 0;VLOOKUP([.E635];[Entrada.$A$8:.$B$1605];2;0))" office:value-type="float" office:value="0">
            <text:p>0</text:p>
          </table:table-cell>
          <table:table-cell table:formula="of:=IF(ISNA(VLOOKUP([.E635];[Entrada.$A$8:.$D$1605];4;0)) = 1; 0;VLOOKUP([.E635];[Entrada.$A$8:.$D$1605];4;0))" office:value-type="float" office:value="0">
            <text:p>0</text:p>
          </table:table-cell>
          <table:table-cell table:number-columns-repeated="6"/>
          <table:table-cell table:style-name="ce29" table:formula="of:=[.C6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5];[Entrada.$A$8:.$C$1606];3;0)) = 1; 0;VLOOKUP([.E635];[Entrada.$A$8:.$C$1606];3;0)*[.C6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4</text:p>
          </table:table-cell>
          <table:table-cell table:number-columns-repeated="2"/>
          <table:table-cell/>
          <table:table-cell table:style-name="ce12" office:value-type="string">
            <text:p>16,34</text:p>
          </table:table-cell>
          <table:table-cell table:style-name="ce21" table:formula="of:=IF(ISNA(VLOOKUP([.E636];[Entrada.$A$8:.$B$1605];2;0)) = 1; 0;VLOOKUP([.E636];[Entrada.$A$8:.$B$1605];2;0))" office:value-type="float" office:value="0">
            <text:p>0</text:p>
          </table:table-cell>
          <table:table-cell table:formula="of:=IF(ISNA(VLOOKUP([.E636];[Entrada.$A$8:.$D$1605];4;0)) = 1; 0;VLOOKUP([.E636];[Entrada.$A$8:.$D$1605];4;0))" office:value-type="float" office:value="0">
            <text:p>0</text:p>
          </table:table-cell>
          <table:table-cell table:number-columns-repeated="6"/>
          <table:table-cell table:style-name="ce29" table:formula="of:=[.C6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6];[Entrada.$A$8:.$C$1606];3;0)) = 1; 0;VLOOKUP([.E636];[Entrada.$A$8:.$C$1606];3;0)*[.C6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5</text:p>
          </table:table-cell>
          <table:table-cell table:number-columns-repeated="2"/>
          <table:table-cell/>
          <table:table-cell table:style-name="ce12" office:value-type="string">
            <text:p>16,35</text:p>
          </table:table-cell>
          <table:table-cell table:style-name="ce21" table:formula="of:=IF(ISNA(VLOOKUP([.E637];[Entrada.$A$8:.$B$1605];2;0)) = 1; 0;VLOOKUP([.E637];[Entrada.$A$8:.$B$1605];2;0))" office:value-type="float" office:value="0">
            <text:p>0</text:p>
          </table:table-cell>
          <table:table-cell table:formula="of:=IF(ISNA(VLOOKUP([.E637];[Entrada.$A$8:.$D$1605];4;0)) = 1; 0;VLOOKUP([.E637];[Entrada.$A$8:.$D$1605];4;0))" office:value-type="float" office:value="0">
            <text:p>0</text:p>
          </table:table-cell>
          <table:table-cell table:number-columns-repeated="6"/>
          <table:table-cell table:style-name="ce29" table:formula="of:=[.C6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7];[Entrada.$A$8:.$C$1606];3;0)) = 1; 0;VLOOKUP([.E637];[Entrada.$A$8:.$C$1606];3;0)*[.C6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6</text:p>
          </table:table-cell>
          <table:table-cell table:number-columns-repeated="2"/>
          <table:table-cell/>
          <table:table-cell table:style-name="ce12" office:value-type="string">
            <text:p>16,36</text:p>
          </table:table-cell>
          <table:table-cell table:style-name="ce21" table:formula="of:=IF(ISNA(VLOOKUP([.E638];[Entrada.$A$8:.$B$1605];2;0)) = 1; 0;VLOOKUP([.E638];[Entrada.$A$8:.$B$1605];2;0))" office:value-type="float" office:value="0">
            <text:p>0</text:p>
          </table:table-cell>
          <table:table-cell table:formula="of:=IF(ISNA(VLOOKUP([.E638];[Entrada.$A$8:.$D$1605];4;0)) = 1; 0;VLOOKUP([.E638];[Entrada.$A$8:.$D$1605];4;0))" office:value-type="float" office:value="0">
            <text:p>0</text:p>
          </table:table-cell>
          <table:table-cell table:number-columns-repeated="6"/>
          <table:table-cell table:style-name="ce29" table:formula="of:=[.C6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8];[Entrada.$A$8:.$C$1606];3;0)) = 1; 0;VLOOKUP([.E638];[Entrada.$A$8:.$C$1606];3;0)*[.C6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7</text:p>
          </table:table-cell>
          <table:table-cell table:number-columns-repeated="2"/>
          <table:table-cell/>
          <table:table-cell table:style-name="ce12" office:value-type="string">
            <text:p>16,37</text:p>
          </table:table-cell>
          <table:table-cell table:style-name="ce21" table:formula="of:=IF(ISNA(VLOOKUP([.E639];[Entrada.$A$8:.$B$1605];2;0)) = 1; 0;VLOOKUP([.E639];[Entrada.$A$8:.$B$1605];2;0))" office:value-type="float" office:value="0">
            <text:p>0</text:p>
          </table:table-cell>
          <table:table-cell table:formula="of:=IF(ISNA(VLOOKUP([.E639];[Entrada.$A$8:.$D$1605];4;0)) = 1; 0;VLOOKUP([.E639];[Entrada.$A$8:.$D$1605];4;0))" office:value-type="float" office:value="0">
            <text:p>0</text:p>
          </table:table-cell>
          <table:table-cell table:number-columns-repeated="6"/>
          <table:table-cell table:style-name="ce29" table:formula="of:=[.C6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39];[Entrada.$A$8:.$C$1606];3;0)) = 1; 0;VLOOKUP([.E639];[Entrada.$A$8:.$C$1606];3;0)*[.C6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8</text:p>
          </table:table-cell>
          <table:table-cell table:number-columns-repeated="2"/>
          <table:table-cell/>
          <table:table-cell table:style-name="ce12" office:value-type="string">
            <text:p>16,38</text:p>
          </table:table-cell>
          <table:table-cell table:style-name="ce21" table:formula="of:=IF(ISNA(VLOOKUP([.E640];[Entrada.$A$8:.$B$1605];2;0)) = 1; 0;VLOOKUP([.E640];[Entrada.$A$8:.$B$1605];2;0))" office:value-type="float" office:value="0">
            <text:p>0</text:p>
          </table:table-cell>
          <table:table-cell table:formula="of:=IF(ISNA(VLOOKUP([.E640];[Entrada.$A$8:.$D$1605];4;0)) = 1; 0;VLOOKUP([.E640];[Entrada.$A$8:.$D$1605];4;0))" office:value-type="float" office:value="0">
            <text:p>0</text:p>
          </table:table-cell>
          <table:table-cell table:number-columns-repeated="6"/>
          <table:table-cell table:style-name="ce29" table:formula="of:=[.C6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0];[Entrada.$A$8:.$C$1606];3;0)) = 1; 0;VLOOKUP([.E640];[Entrada.$A$8:.$C$1606];3;0)*[.C6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39</text:p>
          </table:table-cell>
          <table:table-cell table:number-columns-repeated="2"/>
          <table:table-cell/>
          <table:table-cell table:style-name="ce12" office:value-type="string">
            <text:p>16,39</text:p>
          </table:table-cell>
          <table:table-cell table:style-name="ce21" table:formula="of:=IF(ISNA(VLOOKUP([.E641];[Entrada.$A$8:.$B$1605];2;0)) = 1; 0;VLOOKUP([.E641];[Entrada.$A$8:.$B$1605];2;0))" office:value-type="float" office:value="0">
            <text:p>0</text:p>
          </table:table-cell>
          <table:table-cell table:formula="of:=IF(ISNA(VLOOKUP([.E641];[Entrada.$A$8:.$D$1605];4;0)) = 1; 0;VLOOKUP([.E641];[Entrada.$A$8:.$D$1605];4;0))" office:value-type="float" office:value="0">
            <text:p>0</text:p>
          </table:table-cell>
          <table:table-cell table:number-columns-repeated="6"/>
          <table:table-cell table:style-name="ce29" table:formula="of:=[.C6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1];[Entrada.$A$8:.$C$1606];3;0)) = 1; 0;VLOOKUP([.E641];[Entrada.$A$8:.$C$1606];3;0)*[.C6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6,40</text:p>
          </table:table-cell>
          <table:table-cell table:number-columns-repeated="2"/>
          <table:table-cell/>
          <table:table-cell table:style-name="ce12" office:value-type="string">
            <text:p>16,40</text:p>
          </table:table-cell>
          <table:table-cell table:style-name="ce21" table:formula="of:=IF(ISNA(VLOOKUP([.E642];[Entrada.$A$8:.$B$1605];2;0)) = 1; 0;VLOOKUP([.E642];[Entrada.$A$8:.$B$1605];2;0))" office:value-type="float" office:value="0">
            <text:p>0</text:p>
          </table:table-cell>
          <table:table-cell table:formula="of:=IF(ISNA(VLOOKUP([.E642];[Entrada.$A$8:.$D$1605];4;0)) = 1; 0;VLOOKUP([.E642];[Entrada.$A$8:.$D$1605];4;0))" office:value-type="float" office:value="0">
            <text:p>0</text:p>
          </table:table-cell>
          <table:table-cell table:number-columns-repeated="6"/>
          <table:table-cell table:style-name="ce29" table:formula="of:=[.C6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2];[Entrada.$A$8:.$C$1606];3;0)) = 1; 0;VLOOKUP([.E642];[Entrada.$A$8:.$C$1606];3;0)*[.C6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</text:p>
          </table:table-cell>
          <table:table-cell table:number-columns-repeated="2"/>
          <table:table-cell/>
          <table:table-cell table:style-name="ce12" office:value-type="string">
            <text:p>17,1</text:p>
          </table:table-cell>
          <table:table-cell table:style-name="ce21" table:formula="of:=IF(ISNA(VLOOKUP([.E643];[Entrada.$A$8:.$B$1605];2;0)) = 1; 0;VLOOKUP([.E643];[Entrada.$A$8:.$B$1605];2;0))" office:value-type="float" office:value="0">
            <text:p>0</text:p>
          </table:table-cell>
          <table:table-cell table:formula="of:=IF(ISNA(VLOOKUP([.E643];[Entrada.$A$8:.$D$1605];4;0)) = 1; 0;VLOOKUP([.E643];[Entrada.$A$8:.$D$1605];4;0))" office:value-type="float" office:value="0">
            <text:p>0</text:p>
          </table:table-cell>
          <table:table-cell table:number-columns-repeated="6"/>
          <table:table-cell table:style-name="ce29" table:formula="of:=[.C6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3];[Entrada.$A$8:.$C$1606];3;0)) = 1; 0;VLOOKUP([.E643];[Entrada.$A$8:.$C$1606];3;0)*[.C6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</text:p>
          </table:table-cell>
          <table:table-cell table:number-columns-repeated="2"/>
          <table:table-cell/>
          <table:table-cell table:style-name="ce12" office:value-type="string">
            <text:p>17,2</text:p>
          </table:table-cell>
          <table:table-cell table:style-name="ce21" table:formula="of:=IF(ISNA(VLOOKUP([.E644];[Entrada.$A$8:.$B$1605];2;0)) = 1; 0;VLOOKUP([.E644];[Entrada.$A$8:.$B$1605];2;0))" office:value-type="float" office:value="0">
            <text:p>0</text:p>
          </table:table-cell>
          <table:table-cell table:formula="of:=IF(ISNA(VLOOKUP([.E644];[Entrada.$A$8:.$D$1605];4;0)) = 1; 0;VLOOKUP([.E644];[Entrada.$A$8:.$D$1605];4;0))" office:value-type="float" office:value="0">
            <text:p>0</text:p>
          </table:table-cell>
          <table:table-cell table:number-columns-repeated="6"/>
          <table:table-cell table:style-name="ce29" table:formula="of:=[.C6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4];[Entrada.$A$8:.$C$1606];3;0)) = 1; 0;VLOOKUP([.E644];[Entrada.$A$8:.$C$1606];3;0)*[.C6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</text:p>
          </table:table-cell>
          <table:table-cell table:number-columns-repeated="2"/>
          <table:table-cell/>
          <table:table-cell table:style-name="ce12" office:value-type="string">
            <text:p>17,3</text:p>
          </table:table-cell>
          <table:table-cell table:style-name="ce21" table:formula="of:=IF(ISNA(VLOOKUP([.E645];[Entrada.$A$8:.$B$1605];2;0)) = 1; 0;VLOOKUP([.E645];[Entrada.$A$8:.$B$1605];2;0))" office:value-type="float" office:value="0">
            <text:p>0</text:p>
          </table:table-cell>
          <table:table-cell table:formula="of:=IF(ISNA(VLOOKUP([.E645];[Entrada.$A$8:.$D$1605];4;0)) = 1; 0;VLOOKUP([.E645];[Entrada.$A$8:.$D$1605];4;0))" office:value-type="float" office:value="0">
            <text:p>0</text:p>
          </table:table-cell>
          <table:table-cell table:number-columns-repeated="6"/>
          <table:table-cell table:style-name="ce29" table:formula="of:=[.C6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5];[Entrada.$A$8:.$C$1606];3;0)) = 1; 0;VLOOKUP([.E645];[Entrada.$A$8:.$C$1606];3;0)*[.C6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4</text:p>
          </table:table-cell>
          <table:table-cell table:number-columns-repeated="2"/>
          <table:table-cell/>
          <table:table-cell table:style-name="ce12" office:value-type="string">
            <text:p>17,4</text:p>
          </table:table-cell>
          <table:table-cell table:style-name="ce21" table:formula="of:=IF(ISNA(VLOOKUP([.E646];[Entrada.$A$8:.$B$1605];2;0)) = 1; 0;VLOOKUP([.E646];[Entrada.$A$8:.$B$1605];2;0))" office:value-type="float" office:value="0">
            <text:p>0</text:p>
          </table:table-cell>
          <table:table-cell table:formula="of:=IF(ISNA(VLOOKUP([.E646];[Entrada.$A$8:.$D$1605];4;0)) = 1; 0;VLOOKUP([.E646];[Entrada.$A$8:.$D$1605];4;0))" office:value-type="float" office:value="0">
            <text:p>0</text:p>
          </table:table-cell>
          <table:table-cell table:number-columns-repeated="6"/>
          <table:table-cell table:style-name="ce29" table:formula="of:=[.C6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6];[Entrada.$A$8:.$C$1606];3;0)) = 1; 0;VLOOKUP([.E646];[Entrada.$A$8:.$C$1606];3;0)*[.C6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5</text:p>
          </table:table-cell>
          <table:table-cell table:number-columns-repeated="2"/>
          <table:table-cell/>
          <table:table-cell table:style-name="ce12" office:value-type="string">
            <text:p>17,5</text:p>
          </table:table-cell>
          <table:table-cell table:style-name="ce21" table:formula="of:=IF(ISNA(VLOOKUP([.E647];[Entrada.$A$8:.$B$1605];2;0)) = 1; 0;VLOOKUP([.E647];[Entrada.$A$8:.$B$1605];2;0))" office:value-type="float" office:value="0">
            <text:p>0</text:p>
          </table:table-cell>
          <table:table-cell table:formula="of:=IF(ISNA(VLOOKUP([.E647];[Entrada.$A$8:.$D$1605];4;0)) = 1; 0;VLOOKUP([.E647];[Entrada.$A$8:.$D$1605];4;0))" office:value-type="float" office:value="0">
            <text:p>0</text:p>
          </table:table-cell>
          <table:table-cell table:number-columns-repeated="6"/>
          <table:table-cell table:style-name="ce29" table:formula="of:=[.C6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7];[Entrada.$A$8:.$C$1606];3;0)) = 1; 0;VLOOKUP([.E647];[Entrada.$A$8:.$C$1606];3;0)*[.C6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4" office:value-type="float" office:value="17.6">
            <text:p>17,6</text:p>
          </table:table-cell>
          <table:table-cell table:number-columns-repeated="2"/>
          <table:table-cell/>
          <table:table-cell table:style-name="ce14" office:value-type="float" office:value="17.6">
            <text:p>17,6</text:p>
          </table:table-cell>
          <table:table-cell table:style-name="ce21" table:formula="of:=IF(ISNA(VLOOKUP([.E648];[Entrada.$A$8:.$B$1605];2;0)) = 1; 0;VLOOKUP([.E648];[Entrada.$A$8:.$B$1605];2;0))" office:value-type="float" office:value="0">
            <text:p>0</text:p>
          </table:table-cell>
          <table:table-cell table:formula="of:=IF(ISNA(VLOOKUP([.E648];[Entrada.$A$8:.$D$1605];4;0)) = 1; 0;VLOOKUP([.E648];[Entrada.$A$8:.$D$1605];4;0))" office:value-type="float" office:value="0">
            <text:p>0</text:p>
          </table:table-cell>
          <table:table-cell table:number-columns-repeated="6"/>
          <table:table-cell table:style-name="ce29" table:formula="of:=[.C6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8];[Entrada.$A$8:.$C$1606];3;0)) = 1; 0;VLOOKUP([.E648];[Entrada.$A$8:.$C$1606];3;0)*[.C6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4" office:value-type="float" office:value="17.7">
            <text:p>17,7</text:p>
          </table:table-cell>
          <table:table-cell table:number-columns-repeated="2"/>
          <table:table-cell/>
          <table:table-cell table:style-name="ce14" office:value-type="float" office:value="17.7">
            <text:p>17,7</text:p>
          </table:table-cell>
          <table:table-cell table:style-name="ce21" table:formula="of:=IF(ISNA(VLOOKUP([.E649];[Entrada.$A$8:.$B$1605];2;0)) = 1; 0;VLOOKUP([.E649];[Entrada.$A$8:.$B$1605];2;0))" office:value-type="float" office:value="0">
            <text:p>0</text:p>
          </table:table-cell>
          <table:table-cell table:formula="of:=IF(ISNA(VLOOKUP([.E649];[Entrada.$A$8:.$D$1605];4;0)) = 1; 0;VLOOKUP([.E649];[Entrada.$A$8:.$D$1605];4;0))" office:value-type="float" office:value="0">
            <text:p>0</text:p>
          </table:table-cell>
          <table:table-cell table:number-columns-repeated="6"/>
          <table:table-cell table:style-name="ce29" table:formula="of:=[.C6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49];[Entrada.$A$8:.$C$1606];3;0)) = 1; 0;VLOOKUP([.E649];[Entrada.$A$8:.$C$1606];3;0)*[.C6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8</text:p>
          </table:table-cell>
          <table:table-cell table:number-columns-repeated="2"/>
          <table:table-cell/>
          <table:table-cell table:style-name="ce12" office:value-type="string">
            <text:p>17,8</text:p>
          </table:table-cell>
          <table:table-cell table:style-name="ce21" table:formula="of:=IF(ISNA(VLOOKUP([.E650];[Entrada.$A$8:.$B$1605];2;0)) = 1; 0;VLOOKUP([.E650];[Entrada.$A$8:.$B$1605];2;0))" office:value-type="float" office:value="0">
            <text:p>0</text:p>
          </table:table-cell>
          <table:table-cell table:formula="of:=IF(ISNA(VLOOKUP([.E650];[Entrada.$A$8:.$D$1605];4;0)) = 1; 0;VLOOKUP([.E650];[Entrada.$A$8:.$D$1605];4;0))" office:value-type="float" office:value="0">
            <text:p>0</text:p>
          </table:table-cell>
          <table:table-cell table:number-columns-repeated="6"/>
          <table:table-cell table:style-name="ce29" table:formula="of:=[.C6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0];[Entrada.$A$8:.$C$1606];3;0)) = 1; 0;VLOOKUP([.E650];[Entrada.$A$8:.$C$1606];3;0)*[.C6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9</text:p>
          </table:table-cell>
          <table:table-cell table:number-columns-repeated="2"/>
          <table:table-cell/>
          <table:table-cell table:style-name="ce12" office:value-type="string">
            <text:p>17,9</text:p>
          </table:table-cell>
          <table:table-cell table:style-name="ce21" table:formula="of:=IF(ISNA(VLOOKUP([.E651];[Entrada.$A$8:.$B$1605];2;0)) = 1; 0;VLOOKUP([.E651];[Entrada.$A$8:.$B$1605];2;0))" office:value-type="float" office:value="0">
            <text:p>0</text:p>
          </table:table-cell>
          <table:table-cell table:formula="of:=IF(ISNA(VLOOKUP([.E651];[Entrada.$A$8:.$D$1605];4;0)) = 1; 0;VLOOKUP([.E651];[Entrada.$A$8:.$D$1605];4;0))" office:value-type="float" office:value="0">
            <text:p>0</text:p>
          </table:table-cell>
          <table:table-cell table:number-columns-repeated="6"/>
          <table:table-cell table:style-name="ce29" table:formula="of:=[.C6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1];[Entrada.$A$8:.$C$1606];3;0)) = 1; 0;VLOOKUP([.E651];[Entrada.$A$8:.$C$1606];3;0)*[.C6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0</text:p>
          </table:table-cell>
          <table:table-cell table:number-columns-repeated="2"/>
          <table:table-cell/>
          <table:table-cell table:style-name="ce12" office:value-type="string">
            <text:p>17,10</text:p>
          </table:table-cell>
          <table:table-cell table:style-name="ce21" table:formula="of:=IF(ISNA(VLOOKUP([.E652];[Entrada.$A$8:.$B$1605];2;0)) = 1; 0;VLOOKUP([.E652];[Entrada.$A$8:.$B$1605];2;0))" office:value-type="float" office:value="0">
            <text:p>0</text:p>
          </table:table-cell>
          <table:table-cell table:formula="of:=IF(ISNA(VLOOKUP([.E652];[Entrada.$A$8:.$D$1605];4;0)) = 1; 0;VLOOKUP([.E652];[Entrada.$A$8:.$D$1605];4;0))" office:value-type="float" office:value="0">
            <text:p>0</text:p>
          </table:table-cell>
          <table:table-cell table:number-columns-repeated="6"/>
          <table:table-cell table:style-name="ce29" table:formula="of:=[.C6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2];[Entrada.$A$8:.$C$1606];3;0)) = 1; 0;VLOOKUP([.E652];[Entrada.$A$8:.$C$1606];3;0)*[.C6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1</text:p>
          </table:table-cell>
          <table:table-cell table:number-columns-repeated="2"/>
          <table:table-cell/>
          <table:table-cell table:style-name="ce12" office:value-type="string">
            <text:p>17,11</text:p>
          </table:table-cell>
          <table:table-cell table:style-name="ce21" table:formula="of:=IF(ISNA(VLOOKUP([.E653];[Entrada.$A$8:.$B$1605];2;0)) = 1; 0;VLOOKUP([.E653];[Entrada.$A$8:.$B$1605];2;0))" office:value-type="float" office:value="0">
            <text:p>0</text:p>
          </table:table-cell>
          <table:table-cell table:formula="of:=IF(ISNA(VLOOKUP([.E653];[Entrada.$A$8:.$D$1605];4;0)) = 1; 0;VLOOKUP([.E653];[Entrada.$A$8:.$D$1605];4;0))" office:value-type="float" office:value="0">
            <text:p>0</text:p>
          </table:table-cell>
          <table:table-cell table:number-columns-repeated="6"/>
          <table:table-cell table:style-name="ce29" table:formula="of:=[.C6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3];[Entrada.$A$8:.$C$1606];3;0)) = 1; 0;VLOOKUP([.E653];[Entrada.$A$8:.$C$1606];3;0)*[.C6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2</text:p>
          </table:table-cell>
          <table:table-cell table:number-columns-repeated="2"/>
          <table:table-cell/>
          <table:table-cell table:style-name="ce12" office:value-type="string">
            <text:p>17,12</text:p>
          </table:table-cell>
          <table:table-cell table:style-name="ce21" table:formula="of:=IF(ISNA(VLOOKUP([.E654];[Entrada.$A$8:.$B$1605];2;0)) = 1; 0;VLOOKUP([.E654];[Entrada.$A$8:.$B$1605];2;0))" office:value-type="float" office:value="0">
            <text:p>0</text:p>
          </table:table-cell>
          <table:table-cell table:formula="of:=IF(ISNA(VLOOKUP([.E654];[Entrada.$A$8:.$D$1605];4;0)) = 1; 0;VLOOKUP([.E654];[Entrada.$A$8:.$D$1605];4;0))" office:value-type="float" office:value="0">
            <text:p>0</text:p>
          </table:table-cell>
          <table:table-cell table:number-columns-repeated="6"/>
          <table:table-cell table:style-name="ce29" table:formula="of:=[.C6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4];[Entrada.$A$8:.$C$1606];3;0)) = 1; 0;VLOOKUP([.E654];[Entrada.$A$8:.$C$1606];3;0)*[.C6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3</text:p>
          </table:table-cell>
          <table:table-cell table:number-columns-repeated="2"/>
          <table:table-cell/>
          <table:table-cell table:style-name="ce12" office:value-type="string">
            <text:p>17,13</text:p>
          </table:table-cell>
          <table:table-cell table:style-name="ce21" table:formula="of:=IF(ISNA(VLOOKUP([.E655];[Entrada.$A$8:.$B$1605];2;0)) = 1; 0;VLOOKUP([.E655];[Entrada.$A$8:.$B$1605];2;0))" office:value-type="float" office:value="0">
            <text:p>0</text:p>
          </table:table-cell>
          <table:table-cell table:formula="of:=IF(ISNA(VLOOKUP([.E655];[Entrada.$A$8:.$D$1605];4;0)) = 1; 0;VLOOKUP([.E655];[Entrada.$A$8:.$D$1605];4;0))" office:value-type="float" office:value="0">
            <text:p>0</text:p>
          </table:table-cell>
          <table:table-cell table:number-columns-repeated="6"/>
          <table:table-cell table:style-name="ce29" table:formula="of:=[.C6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5];[Entrada.$A$8:.$C$1606];3;0)) = 1; 0;VLOOKUP([.E655];[Entrada.$A$8:.$C$1606];3;0)*[.C6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4</text:p>
          </table:table-cell>
          <table:table-cell table:number-columns-repeated="2"/>
          <table:table-cell/>
          <table:table-cell table:style-name="ce12" office:value-type="string">
            <text:p>17,14</text:p>
          </table:table-cell>
          <table:table-cell table:style-name="ce21" table:formula="of:=IF(ISNA(VLOOKUP([.E656];[Entrada.$A$8:.$B$1605];2;0)) = 1; 0;VLOOKUP([.E656];[Entrada.$A$8:.$B$1605];2;0))" office:value-type="float" office:value="0">
            <text:p>0</text:p>
          </table:table-cell>
          <table:table-cell table:formula="of:=IF(ISNA(VLOOKUP([.E656];[Entrada.$A$8:.$D$1605];4;0)) = 1; 0;VLOOKUP([.E656];[Entrada.$A$8:.$D$1605];4;0))" office:value-type="float" office:value="0">
            <text:p>0</text:p>
          </table:table-cell>
          <table:table-cell table:number-columns-repeated="6"/>
          <table:table-cell table:style-name="ce29" table:formula="of:=[.C6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6];[Entrada.$A$8:.$C$1606];3;0)) = 1; 0;VLOOKUP([.E656];[Entrada.$A$8:.$C$1606];3;0)*[.C6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5</text:p>
          </table:table-cell>
          <table:table-cell table:number-columns-repeated="2"/>
          <table:table-cell/>
          <table:table-cell table:style-name="ce12" office:value-type="string">
            <text:p>17,15</text:p>
          </table:table-cell>
          <table:table-cell table:style-name="ce21" table:formula="of:=IF(ISNA(VLOOKUP([.E657];[Entrada.$A$8:.$B$1605];2;0)) = 1; 0;VLOOKUP([.E657];[Entrada.$A$8:.$B$1605];2;0))" office:value-type="float" office:value="0">
            <text:p>0</text:p>
          </table:table-cell>
          <table:table-cell table:formula="of:=IF(ISNA(VLOOKUP([.E657];[Entrada.$A$8:.$D$1605];4;0)) = 1; 0;VLOOKUP([.E657];[Entrada.$A$8:.$D$1605];4;0))" office:value-type="float" office:value="0">
            <text:p>0</text:p>
          </table:table-cell>
          <table:table-cell table:number-columns-repeated="6"/>
          <table:table-cell table:style-name="ce29" table:formula="of:=[.C6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7];[Entrada.$A$8:.$C$1606];3;0)) = 1; 0;VLOOKUP([.E657];[Entrada.$A$8:.$C$1606];3;0)*[.C6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6</text:p>
          </table:table-cell>
          <table:table-cell table:number-columns-repeated="2"/>
          <table:table-cell/>
          <table:table-cell table:style-name="ce12" office:value-type="string">
            <text:p>17,16</text:p>
          </table:table-cell>
          <table:table-cell table:style-name="ce21" table:formula="of:=IF(ISNA(VLOOKUP([.E658];[Entrada.$A$8:.$B$1605];2;0)) = 1; 0;VLOOKUP([.E658];[Entrada.$A$8:.$B$1605];2;0))" office:value-type="float" office:value="0">
            <text:p>0</text:p>
          </table:table-cell>
          <table:table-cell table:formula="of:=IF(ISNA(VLOOKUP([.E658];[Entrada.$A$8:.$D$1605];4;0)) = 1; 0;VLOOKUP([.E658];[Entrada.$A$8:.$D$1605];4;0))" office:value-type="float" office:value="0">
            <text:p>0</text:p>
          </table:table-cell>
          <table:table-cell table:number-columns-repeated="6"/>
          <table:table-cell table:style-name="ce29" table:formula="of:=[.C6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8];[Entrada.$A$8:.$C$1606];3;0)) = 1; 0;VLOOKUP([.E658];[Entrada.$A$8:.$C$1606];3;0)*[.C6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7</text:p>
          </table:table-cell>
          <table:table-cell table:number-columns-repeated="2"/>
          <table:table-cell/>
          <table:table-cell table:style-name="ce12" office:value-type="string">
            <text:p>17,17</text:p>
          </table:table-cell>
          <table:table-cell table:style-name="ce21" table:formula="of:=IF(ISNA(VLOOKUP([.E659];[Entrada.$A$8:.$B$1605];2;0)) = 1; 0;VLOOKUP([.E659];[Entrada.$A$8:.$B$1605];2;0))" office:value-type="float" office:value="0">
            <text:p>0</text:p>
          </table:table-cell>
          <table:table-cell table:formula="of:=IF(ISNA(VLOOKUP([.E659];[Entrada.$A$8:.$D$1605];4;0)) = 1; 0;VLOOKUP([.E659];[Entrada.$A$8:.$D$1605];4;0))" office:value-type="float" office:value="0">
            <text:p>0</text:p>
          </table:table-cell>
          <table:table-cell table:number-columns-repeated="6"/>
          <table:table-cell table:style-name="ce29" table:formula="of:=[.C6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59];[Entrada.$A$8:.$C$1606];3;0)) = 1; 0;VLOOKUP([.E659];[Entrada.$A$8:.$C$1606];3;0)*[.C6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8</text:p>
          </table:table-cell>
          <table:table-cell table:number-columns-repeated="2"/>
          <table:table-cell/>
          <table:table-cell table:style-name="ce12" office:value-type="string">
            <text:p>17,18</text:p>
          </table:table-cell>
          <table:table-cell table:style-name="ce21" table:formula="of:=IF(ISNA(VLOOKUP([.E660];[Entrada.$A$8:.$B$1605];2;0)) = 1; 0;VLOOKUP([.E660];[Entrada.$A$8:.$B$1605];2;0))" office:value-type="float" office:value="0">
            <text:p>0</text:p>
          </table:table-cell>
          <table:table-cell table:formula="of:=IF(ISNA(VLOOKUP([.E660];[Entrada.$A$8:.$D$1605];4;0)) = 1; 0;VLOOKUP([.E660];[Entrada.$A$8:.$D$1605];4;0))" office:value-type="float" office:value="0">
            <text:p>0</text:p>
          </table:table-cell>
          <table:table-cell table:number-columns-repeated="6"/>
          <table:table-cell table:style-name="ce29" table:formula="of:=[.C6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0];[Entrada.$A$8:.$C$1606];3;0)) = 1; 0;VLOOKUP([.E660];[Entrada.$A$8:.$C$1606];3;0)*[.C6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19</text:p>
          </table:table-cell>
          <table:table-cell table:number-columns-repeated="2"/>
          <table:table-cell/>
          <table:table-cell table:style-name="ce12" office:value-type="string">
            <text:p>17,19</text:p>
          </table:table-cell>
          <table:table-cell table:style-name="ce21" table:formula="of:=IF(ISNA(VLOOKUP([.E661];[Entrada.$A$8:.$B$1605];2;0)) = 1; 0;VLOOKUP([.E661];[Entrada.$A$8:.$B$1605];2;0))" office:value-type="float" office:value="0">
            <text:p>0</text:p>
          </table:table-cell>
          <table:table-cell table:formula="of:=IF(ISNA(VLOOKUP([.E661];[Entrada.$A$8:.$D$1605];4;0)) = 1; 0;VLOOKUP([.E661];[Entrada.$A$8:.$D$1605];4;0))" office:value-type="float" office:value="0">
            <text:p>0</text:p>
          </table:table-cell>
          <table:table-cell table:number-columns-repeated="6"/>
          <table:table-cell table:style-name="ce29" table:formula="of:=[.C6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1];[Entrada.$A$8:.$C$1606];3;0)) = 1; 0;VLOOKUP([.E661];[Entrada.$A$8:.$C$1606];3;0)*[.C6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0</text:p>
          </table:table-cell>
          <table:table-cell table:number-columns-repeated="2"/>
          <table:table-cell/>
          <table:table-cell table:style-name="ce12" office:value-type="string">
            <text:p>17,20</text:p>
          </table:table-cell>
          <table:table-cell table:style-name="ce21" table:formula="of:=IF(ISNA(VLOOKUP([.E662];[Entrada.$A$8:.$B$1605];2;0)) = 1; 0;VLOOKUP([.E662];[Entrada.$A$8:.$B$1605];2;0))" office:value-type="float" office:value="0">
            <text:p>0</text:p>
          </table:table-cell>
          <table:table-cell table:formula="of:=IF(ISNA(VLOOKUP([.E662];[Entrada.$A$8:.$D$1605];4;0)) = 1; 0;VLOOKUP([.E662];[Entrada.$A$8:.$D$1605];4;0))" office:value-type="float" office:value="0">
            <text:p>0</text:p>
          </table:table-cell>
          <table:table-cell table:number-columns-repeated="6"/>
          <table:table-cell table:style-name="ce29" table:formula="of:=[.C6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2];[Entrada.$A$8:.$C$1606];3;0)) = 1; 0;VLOOKUP([.E662];[Entrada.$A$8:.$C$1606];3;0)*[.C6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1</text:p>
          </table:table-cell>
          <table:table-cell table:number-columns-repeated="2"/>
          <table:table-cell/>
          <table:table-cell table:style-name="ce12" office:value-type="string">
            <text:p>17,21</text:p>
          </table:table-cell>
          <table:table-cell table:style-name="ce21" table:formula="of:=IF(ISNA(VLOOKUP([.E663];[Entrada.$A$8:.$B$1605];2;0)) = 1; 0;VLOOKUP([.E663];[Entrada.$A$8:.$B$1605];2;0))" office:value-type="float" office:value="0">
            <text:p>0</text:p>
          </table:table-cell>
          <table:table-cell table:formula="of:=IF(ISNA(VLOOKUP([.E663];[Entrada.$A$8:.$D$1605];4;0)) = 1; 0;VLOOKUP([.E663];[Entrada.$A$8:.$D$1605];4;0))" office:value-type="float" office:value="0">
            <text:p>0</text:p>
          </table:table-cell>
          <table:table-cell table:number-columns-repeated="6"/>
          <table:table-cell table:style-name="ce29" table:formula="of:=[.C6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3];[Entrada.$A$8:.$C$1606];3;0)) = 1; 0;VLOOKUP([.E663];[Entrada.$A$8:.$C$1606];3;0)*[.C6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2</text:p>
          </table:table-cell>
          <table:table-cell table:number-columns-repeated="2"/>
          <table:table-cell/>
          <table:table-cell table:style-name="ce12" office:value-type="string">
            <text:p>17,22</text:p>
          </table:table-cell>
          <table:table-cell table:style-name="ce21" table:formula="of:=IF(ISNA(VLOOKUP([.E664];[Entrada.$A$8:.$B$1605];2;0)) = 1; 0;VLOOKUP([.E664];[Entrada.$A$8:.$B$1605];2;0))" office:value-type="float" office:value="0">
            <text:p>0</text:p>
          </table:table-cell>
          <table:table-cell table:formula="of:=IF(ISNA(VLOOKUP([.E664];[Entrada.$A$8:.$D$1605];4;0)) = 1; 0;VLOOKUP([.E664];[Entrada.$A$8:.$D$1605];4;0))" office:value-type="float" office:value="0">
            <text:p>0</text:p>
          </table:table-cell>
          <table:table-cell table:number-columns-repeated="6"/>
          <table:table-cell table:style-name="ce29" table:formula="of:=[.C6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4];[Entrada.$A$8:.$C$1606];3;0)) = 1; 0;VLOOKUP([.E664];[Entrada.$A$8:.$C$1606];3;0)*[.C6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3</text:p>
          </table:table-cell>
          <table:table-cell table:number-columns-repeated="2"/>
          <table:table-cell/>
          <table:table-cell table:style-name="ce12" office:value-type="string">
            <text:p>17,23</text:p>
          </table:table-cell>
          <table:table-cell table:style-name="ce21" table:formula="of:=IF(ISNA(VLOOKUP([.E665];[Entrada.$A$8:.$B$1605];2;0)) = 1; 0;VLOOKUP([.E665];[Entrada.$A$8:.$B$1605];2;0))" office:value-type="float" office:value="0">
            <text:p>0</text:p>
          </table:table-cell>
          <table:table-cell table:formula="of:=IF(ISNA(VLOOKUP([.E665];[Entrada.$A$8:.$D$1605];4;0)) = 1; 0;VLOOKUP([.E665];[Entrada.$A$8:.$D$1605];4;0))" office:value-type="float" office:value="0">
            <text:p>0</text:p>
          </table:table-cell>
          <table:table-cell table:number-columns-repeated="6"/>
          <table:table-cell table:style-name="ce29" table:formula="of:=[.C6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5];[Entrada.$A$8:.$C$1606];3;0)) = 1; 0;VLOOKUP([.E665];[Entrada.$A$8:.$C$1606];3;0)*[.C6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4</text:p>
          </table:table-cell>
          <table:table-cell table:number-columns-repeated="2"/>
          <table:table-cell/>
          <table:table-cell table:style-name="ce12" office:value-type="string">
            <text:p>17,24</text:p>
          </table:table-cell>
          <table:table-cell table:style-name="ce21" table:formula="of:=IF(ISNA(VLOOKUP([.E666];[Entrada.$A$8:.$B$1605];2;0)) = 1; 0;VLOOKUP([.E666];[Entrada.$A$8:.$B$1605];2;0))" office:value-type="float" office:value="0">
            <text:p>0</text:p>
          </table:table-cell>
          <table:table-cell table:formula="of:=IF(ISNA(VLOOKUP([.E666];[Entrada.$A$8:.$D$1605];4;0)) = 1; 0;VLOOKUP([.E666];[Entrada.$A$8:.$D$1605];4;0))" office:value-type="float" office:value="0">
            <text:p>0</text:p>
          </table:table-cell>
          <table:table-cell table:number-columns-repeated="6"/>
          <table:table-cell table:style-name="ce29" table:formula="of:=[.C6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6];[Entrada.$A$8:.$C$1606];3;0)) = 1; 0;VLOOKUP([.E666];[Entrada.$A$8:.$C$1606];3;0)*[.C6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5</text:p>
          </table:table-cell>
          <table:table-cell table:number-columns-repeated="2"/>
          <table:table-cell/>
          <table:table-cell table:style-name="ce12" office:value-type="string">
            <text:p>17,25</text:p>
          </table:table-cell>
          <table:table-cell table:style-name="ce21" table:formula="of:=IF(ISNA(VLOOKUP([.E667];[Entrada.$A$8:.$B$1605];2;0)) = 1; 0;VLOOKUP([.E667];[Entrada.$A$8:.$B$1605];2;0))" office:value-type="float" office:value="0">
            <text:p>0</text:p>
          </table:table-cell>
          <table:table-cell table:formula="of:=IF(ISNA(VLOOKUP([.E667];[Entrada.$A$8:.$D$1605];4;0)) = 1; 0;VLOOKUP([.E667];[Entrada.$A$8:.$D$1605];4;0))" office:value-type="float" office:value="0">
            <text:p>0</text:p>
          </table:table-cell>
          <table:table-cell table:number-columns-repeated="6"/>
          <table:table-cell table:style-name="ce29" table:formula="of:=[.C6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7];[Entrada.$A$8:.$C$1606];3;0)) = 1; 0;VLOOKUP([.E667];[Entrada.$A$8:.$C$1606];3;0)*[.C6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6</text:p>
          </table:table-cell>
          <table:table-cell table:number-columns-repeated="2"/>
          <table:table-cell/>
          <table:table-cell table:style-name="ce12" office:value-type="string">
            <text:p>17,26</text:p>
          </table:table-cell>
          <table:table-cell table:style-name="ce21" table:formula="of:=IF(ISNA(VLOOKUP([.E668];[Entrada.$A$8:.$B$1605];2;0)) = 1; 0;VLOOKUP([.E668];[Entrada.$A$8:.$B$1605];2;0))" office:value-type="float" office:value="0">
            <text:p>0</text:p>
          </table:table-cell>
          <table:table-cell table:formula="of:=IF(ISNA(VLOOKUP([.E668];[Entrada.$A$8:.$D$1605];4;0)) = 1; 0;VLOOKUP([.E668];[Entrada.$A$8:.$D$1605];4;0))" office:value-type="float" office:value="0">
            <text:p>0</text:p>
          </table:table-cell>
          <table:table-cell table:number-columns-repeated="6"/>
          <table:table-cell table:style-name="ce29" table:formula="of:=[.C6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8];[Entrada.$A$8:.$C$1606];3;0)) = 1; 0;VLOOKUP([.E668];[Entrada.$A$8:.$C$1606];3;0)*[.C6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7</text:p>
          </table:table-cell>
          <table:table-cell table:number-columns-repeated="2"/>
          <table:table-cell/>
          <table:table-cell table:style-name="ce12" office:value-type="string">
            <text:p>17,27</text:p>
          </table:table-cell>
          <table:table-cell table:style-name="ce21" table:formula="of:=IF(ISNA(VLOOKUP([.E669];[Entrada.$A$8:.$B$1605];2;0)) = 1; 0;VLOOKUP([.E669];[Entrada.$A$8:.$B$1605];2;0))" office:value-type="float" office:value="0">
            <text:p>0</text:p>
          </table:table-cell>
          <table:table-cell table:formula="of:=IF(ISNA(VLOOKUP([.E669];[Entrada.$A$8:.$D$1605];4;0)) = 1; 0;VLOOKUP([.E669];[Entrada.$A$8:.$D$1605];4;0))" office:value-type="float" office:value="0">
            <text:p>0</text:p>
          </table:table-cell>
          <table:table-cell table:number-columns-repeated="6"/>
          <table:table-cell table:style-name="ce29" table:formula="of:=[.C6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69];[Entrada.$A$8:.$C$1606];3;0)) = 1; 0;VLOOKUP([.E669];[Entrada.$A$8:.$C$1606];3;0)*[.C6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8</text:p>
          </table:table-cell>
          <table:table-cell table:number-columns-repeated="2"/>
          <table:table-cell/>
          <table:table-cell table:style-name="ce12" office:value-type="string">
            <text:p>17,28</text:p>
          </table:table-cell>
          <table:table-cell table:style-name="ce21" table:formula="of:=IF(ISNA(VLOOKUP([.E670];[Entrada.$A$8:.$B$1605];2;0)) = 1; 0;VLOOKUP([.E670];[Entrada.$A$8:.$B$1605];2;0))" office:value-type="float" office:value="0">
            <text:p>0</text:p>
          </table:table-cell>
          <table:table-cell table:formula="of:=IF(ISNA(VLOOKUP([.E670];[Entrada.$A$8:.$D$1605];4;0)) = 1; 0;VLOOKUP([.E670];[Entrada.$A$8:.$D$1605];4;0))" office:value-type="float" office:value="0">
            <text:p>0</text:p>
          </table:table-cell>
          <table:table-cell table:number-columns-repeated="6"/>
          <table:table-cell table:style-name="ce29" table:formula="of:=[.C6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0];[Entrada.$A$8:.$C$1606];3;0)) = 1; 0;VLOOKUP([.E670];[Entrada.$A$8:.$C$1606];3;0)*[.C6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29</text:p>
          </table:table-cell>
          <table:table-cell table:number-columns-repeated="2"/>
          <table:table-cell/>
          <table:table-cell table:style-name="ce12" office:value-type="string">
            <text:p>17,29</text:p>
          </table:table-cell>
          <table:table-cell table:style-name="ce21" table:formula="of:=IF(ISNA(VLOOKUP([.E671];[Entrada.$A$8:.$B$1605];2;0)) = 1; 0;VLOOKUP([.E671];[Entrada.$A$8:.$B$1605];2;0))" office:value-type="float" office:value="0">
            <text:p>0</text:p>
          </table:table-cell>
          <table:table-cell table:formula="of:=IF(ISNA(VLOOKUP([.E671];[Entrada.$A$8:.$D$1605];4;0)) = 1; 0;VLOOKUP([.E671];[Entrada.$A$8:.$D$1605];4;0))" office:value-type="float" office:value="0">
            <text:p>0</text:p>
          </table:table-cell>
          <table:table-cell table:number-columns-repeated="6"/>
          <table:table-cell table:style-name="ce29" table:formula="of:=[.C6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1];[Entrada.$A$8:.$C$1606];3;0)) = 1; 0;VLOOKUP([.E671];[Entrada.$A$8:.$C$1606];3;0)*[.C6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0</text:p>
          </table:table-cell>
          <table:table-cell table:number-columns-repeated="2"/>
          <table:table-cell/>
          <table:table-cell table:style-name="ce12" office:value-type="string">
            <text:p>17,30</text:p>
          </table:table-cell>
          <table:table-cell table:style-name="ce21" table:formula="of:=IF(ISNA(VLOOKUP([.E672];[Entrada.$A$8:.$B$1605];2;0)) = 1; 0;VLOOKUP([.E672];[Entrada.$A$8:.$B$1605];2;0))" office:value-type="float" office:value="0">
            <text:p>0</text:p>
          </table:table-cell>
          <table:table-cell table:formula="of:=IF(ISNA(VLOOKUP([.E672];[Entrada.$A$8:.$D$1605];4;0)) = 1; 0;VLOOKUP([.E672];[Entrada.$A$8:.$D$1605];4;0))" office:value-type="float" office:value="0">
            <text:p>0</text:p>
          </table:table-cell>
          <table:table-cell table:number-columns-repeated="6"/>
          <table:table-cell table:style-name="ce29" table:formula="of:=[.C6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2];[Entrada.$A$8:.$C$1606];3;0)) = 1; 0;VLOOKUP([.E672];[Entrada.$A$8:.$C$1606];3;0)*[.C6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1</text:p>
          </table:table-cell>
          <table:table-cell table:number-columns-repeated="2"/>
          <table:table-cell/>
          <table:table-cell table:style-name="ce12" office:value-type="string">
            <text:p>17,31</text:p>
          </table:table-cell>
          <table:table-cell table:style-name="ce21" table:formula="of:=IF(ISNA(VLOOKUP([.E673];[Entrada.$A$8:.$B$1605];2;0)) = 1; 0;VLOOKUP([.E673];[Entrada.$A$8:.$B$1605];2;0))" office:value-type="float" office:value="0">
            <text:p>0</text:p>
          </table:table-cell>
          <table:table-cell table:formula="of:=IF(ISNA(VLOOKUP([.E673];[Entrada.$A$8:.$D$1605];4;0)) = 1; 0;VLOOKUP([.E673];[Entrada.$A$8:.$D$1605];4;0))" office:value-type="float" office:value="0">
            <text:p>0</text:p>
          </table:table-cell>
          <table:table-cell table:number-columns-repeated="6"/>
          <table:table-cell table:style-name="ce29" table:formula="of:=[.C6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3];[Entrada.$A$8:.$C$1606];3;0)) = 1; 0;VLOOKUP([.E673];[Entrada.$A$8:.$C$1606];3;0)*[.C6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2</text:p>
          </table:table-cell>
          <table:table-cell table:number-columns-repeated="2"/>
          <table:table-cell/>
          <table:table-cell table:style-name="ce12" office:value-type="string">
            <text:p>17,32</text:p>
          </table:table-cell>
          <table:table-cell table:style-name="ce21" table:formula="of:=IF(ISNA(VLOOKUP([.E674];[Entrada.$A$8:.$B$1605];2;0)) = 1; 0;VLOOKUP([.E674];[Entrada.$A$8:.$B$1605];2;0))" office:value-type="float" office:value="0">
            <text:p>0</text:p>
          </table:table-cell>
          <table:table-cell table:formula="of:=IF(ISNA(VLOOKUP([.E674];[Entrada.$A$8:.$D$1605];4;0)) = 1; 0;VLOOKUP([.E674];[Entrada.$A$8:.$D$1605];4;0))" office:value-type="float" office:value="0">
            <text:p>0</text:p>
          </table:table-cell>
          <table:table-cell table:number-columns-repeated="6"/>
          <table:table-cell table:style-name="ce29" table:formula="of:=[.C6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4];[Entrada.$A$8:.$C$1606];3;0)) = 1; 0;VLOOKUP([.E674];[Entrada.$A$8:.$C$1606];3;0)*[.C6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3</text:p>
          </table:table-cell>
          <table:table-cell table:number-columns-repeated="2"/>
          <table:table-cell/>
          <table:table-cell table:style-name="ce12" office:value-type="string">
            <text:p>17,33</text:p>
          </table:table-cell>
          <table:table-cell table:style-name="ce21" table:formula="of:=IF(ISNA(VLOOKUP([.E675];[Entrada.$A$8:.$B$1605];2;0)) = 1; 0;VLOOKUP([.E675];[Entrada.$A$8:.$B$1605];2;0))" office:value-type="float" office:value="0">
            <text:p>0</text:p>
          </table:table-cell>
          <table:table-cell table:formula="of:=IF(ISNA(VLOOKUP([.E675];[Entrada.$A$8:.$D$1605];4;0)) = 1; 0;VLOOKUP([.E675];[Entrada.$A$8:.$D$1605];4;0))" office:value-type="float" office:value="0">
            <text:p>0</text:p>
          </table:table-cell>
          <table:table-cell table:number-columns-repeated="6"/>
          <table:table-cell table:style-name="ce29" table:formula="of:=[.C6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5];[Entrada.$A$8:.$C$1606];3;0)) = 1; 0;VLOOKUP([.E675];[Entrada.$A$8:.$C$1606];3;0)*[.C6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4</text:p>
          </table:table-cell>
          <table:table-cell table:number-columns-repeated="2"/>
          <table:table-cell/>
          <table:table-cell table:style-name="ce12" office:value-type="string">
            <text:p>17,34</text:p>
          </table:table-cell>
          <table:table-cell table:style-name="ce21" table:formula="of:=IF(ISNA(VLOOKUP([.E676];[Entrada.$A$8:.$B$1605];2;0)) = 1; 0;VLOOKUP([.E676];[Entrada.$A$8:.$B$1605];2;0))" office:value-type="float" office:value="0">
            <text:p>0</text:p>
          </table:table-cell>
          <table:table-cell table:formula="of:=IF(ISNA(VLOOKUP([.E676];[Entrada.$A$8:.$D$1605];4;0)) = 1; 0;VLOOKUP([.E676];[Entrada.$A$8:.$D$1605];4;0))" office:value-type="float" office:value="0">
            <text:p>0</text:p>
          </table:table-cell>
          <table:table-cell table:number-columns-repeated="6"/>
          <table:table-cell table:style-name="ce29" table:formula="of:=[.C6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6];[Entrada.$A$8:.$C$1606];3;0)) = 1; 0;VLOOKUP([.E676];[Entrada.$A$8:.$C$1606];3;0)*[.C6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5</text:p>
          </table:table-cell>
          <table:table-cell table:number-columns-repeated="2"/>
          <table:table-cell/>
          <table:table-cell table:style-name="ce12" office:value-type="string">
            <text:p>17,35</text:p>
          </table:table-cell>
          <table:table-cell table:style-name="ce21" table:formula="of:=IF(ISNA(VLOOKUP([.E677];[Entrada.$A$8:.$B$1605];2;0)) = 1; 0;VLOOKUP([.E677];[Entrada.$A$8:.$B$1605];2;0))" office:value-type="float" office:value="0">
            <text:p>0</text:p>
          </table:table-cell>
          <table:table-cell table:formula="of:=IF(ISNA(VLOOKUP([.E677];[Entrada.$A$8:.$D$1605];4;0)) = 1; 0;VLOOKUP([.E677];[Entrada.$A$8:.$D$1605];4;0))" office:value-type="float" office:value="0">
            <text:p>0</text:p>
          </table:table-cell>
          <table:table-cell table:number-columns-repeated="6"/>
          <table:table-cell table:style-name="ce29" table:formula="of:=[.C6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7];[Entrada.$A$8:.$C$1606];3;0)) = 1; 0;VLOOKUP([.E677];[Entrada.$A$8:.$C$1606];3;0)*[.C6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6</text:p>
          </table:table-cell>
          <table:table-cell table:number-columns-repeated="2"/>
          <table:table-cell/>
          <table:table-cell table:style-name="ce12" office:value-type="string">
            <text:p>17,36</text:p>
          </table:table-cell>
          <table:table-cell table:style-name="ce21" table:formula="of:=IF(ISNA(VLOOKUP([.E678];[Entrada.$A$8:.$B$1605];2;0)) = 1; 0;VLOOKUP([.E678];[Entrada.$A$8:.$B$1605];2;0))" office:value-type="float" office:value="0">
            <text:p>0</text:p>
          </table:table-cell>
          <table:table-cell table:formula="of:=IF(ISNA(VLOOKUP([.E678];[Entrada.$A$8:.$D$1605];4;0)) = 1; 0;VLOOKUP([.E678];[Entrada.$A$8:.$D$1605];4;0))" office:value-type="float" office:value="0">
            <text:p>0</text:p>
          </table:table-cell>
          <table:table-cell table:number-columns-repeated="6"/>
          <table:table-cell table:style-name="ce29" table:formula="of:=[.C6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8];[Entrada.$A$8:.$C$1606];3;0)) = 1; 0;VLOOKUP([.E678];[Entrada.$A$8:.$C$1606];3;0)*[.C6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7</text:p>
          </table:table-cell>
          <table:table-cell table:number-columns-repeated="2"/>
          <table:table-cell/>
          <table:table-cell table:style-name="ce12" office:value-type="string">
            <text:p>17,37</text:p>
          </table:table-cell>
          <table:table-cell table:style-name="ce21" table:formula="of:=IF(ISNA(VLOOKUP([.E679];[Entrada.$A$8:.$B$1605];2;0)) = 1; 0;VLOOKUP([.E679];[Entrada.$A$8:.$B$1605];2;0))" office:value-type="float" office:value="0">
            <text:p>0</text:p>
          </table:table-cell>
          <table:table-cell table:formula="of:=IF(ISNA(VLOOKUP([.E679];[Entrada.$A$8:.$D$1605];4;0)) = 1; 0;VLOOKUP([.E679];[Entrada.$A$8:.$D$1605];4;0))" office:value-type="float" office:value="0">
            <text:p>0</text:p>
          </table:table-cell>
          <table:table-cell table:number-columns-repeated="6"/>
          <table:table-cell table:style-name="ce29" table:formula="of:=[.C6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79];[Entrada.$A$8:.$C$1606];3;0)) = 1; 0;VLOOKUP([.E679];[Entrada.$A$8:.$C$1606];3;0)*[.C6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8</text:p>
          </table:table-cell>
          <table:table-cell table:number-columns-repeated="2"/>
          <table:table-cell/>
          <table:table-cell table:style-name="ce12" office:value-type="string">
            <text:p>17,38</text:p>
          </table:table-cell>
          <table:table-cell table:style-name="ce21" table:formula="of:=IF(ISNA(VLOOKUP([.E680];[Entrada.$A$8:.$B$1605];2;0)) = 1; 0;VLOOKUP([.E680];[Entrada.$A$8:.$B$1605];2;0))" office:value-type="float" office:value="0">
            <text:p>0</text:p>
          </table:table-cell>
          <table:table-cell table:formula="of:=IF(ISNA(VLOOKUP([.E680];[Entrada.$A$8:.$D$1605];4;0)) = 1; 0;VLOOKUP([.E680];[Entrada.$A$8:.$D$1605];4;0))" office:value-type="float" office:value="0">
            <text:p>0</text:p>
          </table:table-cell>
          <table:table-cell table:number-columns-repeated="6"/>
          <table:table-cell table:style-name="ce29" table:formula="of:=[.C6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0];[Entrada.$A$8:.$C$1606];3;0)) = 1; 0;VLOOKUP([.E680];[Entrada.$A$8:.$C$1606];3;0)*[.C6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39</text:p>
          </table:table-cell>
          <table:table-cell table:number-columns-repeated="2"/>
          <table:table-cell/>
          <table:table-cell table:style-name="ce12" office:value-type="string">
            <text:p>17,39</text:p>
          </table:table-cell>
          <table:table-cell table:style-name="ce21" table:formula="of:=IF(ISNA(VLOOKUP([.E681];[Entrada.$A$8:.$B$1605];2;0)) = 1; 0;VLOOKUP([.E681];[Entrada.$A$8:.$B$1605];2;0))" office:value-type="float" office:value="0">
            <text:p>0</text:p>
          </table:table-cell>
          <table:table-cell table:formula="of:=IF(ISNA(VLOOKUP([.E681];[Entrada.$A$8:.$D$1605];4;0)) = 1; 0;VLOOKUP([.E681];[Entrada.$A$8:.$D$1605];4;0))" office:value-type="float" office:value="0">
            <text:p>0</text:p>
          </table:table-cell>
          <table:table-cell table:number-columns-repeated="6"/>
          <table:table-cell table:style-name="ce29" table:formula="of:=[.C6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1];[Entrada.$A$8:.$C$1606];3;0)) = 1; 0;VLOOKUP([.E681];[Entrada.$A$8:.$C$1606];3;0)*[.C6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7,40</text:p>
          </table:table-cell>
          <table:table-cell table:number-columns-repeated="2"/>
          <table:table-cell/>
          <table:table-cell table:style-name="ce12" office:value-type="string">
            <text:p>17,40</text:p>
          </table:table-cell>
          <table:table-cell table:style-name="ce21" table:formula="of:=IF(ISNA(VLOOKUP([.E682];[Entrada.$A$8:.$B$1605];2;0)) = 1; 0;VLOOKUP([.E682];[Entrada.$A$8:.$B$1605];2;0))" office:value-type="float" office:value="0">
            <text:p>0</text:p>
          </table:table-cell>
          <table:table-cell table:formula="of:=IF(ISNA(VLOOKUP([.E682];[Entrada.$A$8:.$D$1605];4;0)) = 1; 0;VLOOKUP([.E682];[Entrada.$A$8:.$D$1605];4;0))" office:value-type="float" office:value="0">
            <text:p>0</text:p>
          </table:table-cell>
          <table:table-cell table:number-columns-repeated="6"/>
          <table:table-cell table:style-name="ce29" table:formula="of:=[.C6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2];[Entrada.$A$8:.$C$1606];3;0)) = 1; 0;VLOOKUP([.E682];[Entrada.$A$8:.$C$1606];3;0)*[.C6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</text:p>
          </table:table-cell>
          <table:table-cell table:number-columns-repeated="2"/>
          <table:table-cell/>
          <table:table-cell table:style-name="ce12" office:value-type="string">
            <text:p>18,1</text:p>
          </table:table-cell>
          <table:table-cell table:style-name="ce21" table:formula="of:=IF(ISNA(VLOOKUP([.E683];[Entrada.$A$8:.$B$1605];2;0)) = 1; 0;VLOOKUP([.E683];[Entrada.$A$8:.$B$1605];2;0))" office:value-type="float" office:value="0">
            <text:p>0</text:p>
          </table:table-cell>
          <table:table-cell table:formula="of:=IF(ISNA(VLOOKUP([.E683];[Entrada.$A$8:.$D$1605];4;0)) = 1; 0;VLOOKUP([.E683];[Entrada.$A$8:.$D$1605];4;0))" office:value-type="float" office:value="0">
            <text:p>0</text:p>
          </table:table-cell>
          <table:table-cell table:number-columns-repeated="6"/>
          <table:table-cell table:style-name="ce29" table:formula="of:=[.C6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3];[Entrada.$A$8:.$C$1606];3;0)) = 1; 0;VLOOKUP([.E683];[Entrada.$A$8:.$C$1606];3;0)*[.C6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</text:p>
          </table:table-cell>
          <table:table-cell table:number-columns-repeated="2"/>
          <table:table-cell/>
          <table:table-cell table:style-name="ce12" office:value-type="string">
            <text:p>18,2</text:p>
          </table:table-cell>
          <table:table-cell table:style-name="ce21" table:formula="of:=IF(ISNA(VLOOKUP([.E684];[Entrada.$A$8:.$B$1605];2;0)) = 1; 0;VLOOKUP([.E684];[Entrada.$A$8:.$B$1605];2;0))" office:value-type="float" office:value="0">
            <text:p>0</text:p>
          </table:table-cell>
          <table:table-cell table:formula="of:=IF(ISNA(VLOOKUP([.E684];[Entrada.$A$8:.$D$1605];4;0)) = 1; 0;VLOOKUP([.E684];[Entrada.$A$8:.$D$1605];4;0))" office:value-type="float" office:value="0">
            <text:p>0</text:p>
          </table:table-cell>
          <table:table-cell table:number-columns-repeated="6"/>
          <table:table-cell table:style-name="ce29" table:formula="of:=[.C6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4];[Entrada.$A$8:.$C$1606];3;0)) = 1; 0;VLOOKUP([.E684];[Entrada.$A$8:.$C$1606];3;0)*[.C6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</text:p>
          </table:table-cell>
          <table:table-cell table:number-columns-repeated="2"/>
          <table:table-cell/>
          <table:table-cell table:style-name="ce12" office:value-type="string">
            <text:p>18,3</text:p>
          </table:table-cell>
          <table:table-cell table:style-name="ce21" table:formula="of:=IF(ISNA(VLOOKUP([.E685];[Entrada.$A$8:.$B$1605];2;0)) = 1; 0;VLOOKUP([.E685];[Entrada.$A$8:.$B$1605];2;0))" office:value-type="float" office:value="0">
            <text:p>0</text:p>
          </table:table-cell>
          <table:table-cell table:formula="of:=IF(ISNA(VLOOKUP([.E685];[Entrada.$A$8:.$D$1605];4;0)) = 1; 0;VLOOKUP([.E685];[Entrada.$A$8:.$D$1605];4;0))" office:value-type="float" office:value="0">
            <text:p>0</text:p>
          </table:table-cell>
          <table:table-cell table:number-columns-repeated="6"/>
          <table:table-cell table:style-name="ce29" table:formula="of:=[.C6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5];[Entrada.$A$8:.$C$1606];3;0)) = 1; 0;VLOOKUP([.E685];[Entrada.$A$8:.$C$1606];3;0)*[.C6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4</text:p>
          </table:table-cell>
          <table:table-cell table:number-columns-repeated="2"/>
          <table:table-cell/>
          <table:table-cell table:style-name="ce12" office:value-type="string">
            <text:p>18,4</text:p>
          </table:table-cell>
          <table:table-cell table:style-name="ce21" table:formula="of:=IF(ISNA(VLOOKUP([.E686];[Entrada.$A$8:.$B$1605];2;0)) = 1; 0;VLOOKUP([.E686];[Entrada.$A$8:.$B$1605];2;0))" office:value-type="float" office:value="0">
            <text:p>0</text:p>
          </table:table-cell>
          <table:table-cell table:formula="of:=IF(ISNA(VLOOKUP([.E686];[Entrada.$A$8:.$D$1605];4;0)) = 1; 0;VLOOKUP([.E686];[Entrada.$A$8:.$D$1605];4;0))" office:value-type="float" office:value="0">
            <text:p>0</text:p>
          </table:table-cell>
          <table:table-cell table:number-columns-repeated="6"/>
          <table:table-cell table:style-name="ce29" table:formula="of:=[.C6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6];[Entrada.$A$8:.$C$1606];3;0)) = 1; 0;VLOOKUP([.E686];[Entrada.$A$8:.$C$1606];3;0)*[.C6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5</text:p>
          </table:table-cell>
          <table:table-cell table:number-columns-repeated="2"/>
          <table:table-cell/>
          <table:table-cell table:style-name="ce12" office:value-type="string">
            <text:p>18,5</text:p>
          </table:table-cell>
          <table:table-cell table:style-name="ce21" table:formula="of:=IF(ISNA(VLOOKUP([.E687];[Entrada.$A$8:.$B$1605];2;0)) = 1; 0;VLOOKUP([.E687];[Entrada.$A$8:.$B$1605];2;0))" office:value-type="float" office:value="0">
            <text:p>0</text:p>
          </table:table-cell>
          <table:table-cell table:formula="of:=IF(ISNA(VLOOKUP([.E687];[Entrada.$A$8:.$D$1605];4;0)) = 1; 0;VLOOKUP([.E687];[Entrada.$A$8:.$D$1605];4;0))" office:value-type="float" office:value="0">
            <text:p>0</text:p>
          </table:table-cell>
          <table:table-cell table:number-columns-repeated="6"/>
          <table:table-cell table:style-name="ce29" table:formula="of:=[.C6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7];[Entrada.$A$8:.$C$1606];3;0)) = 1; 0;VLOOKUP([.E687];[Entrada.$A$8:.$C$1606];3;0)*[.C6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6</text:p>
          </table:table-cell>
          <table:table-cell table:number-columns-repeated="2"/>
          <table:table-cell/>
          <table:table-cell table:style-name="ce12" office:value-type="string">
            <text:p>18,6</text:p>
          </table:table-cell>
          <table:table-cell table:style-name="ce21" table:formula="of:=IF(ISNA(VLOOKUP([.E688];[Entrada.$A$8:.$B$1605];2;0)) = 1; 0;VLOOKUP([.E688];[Entrada.$A$8:.$B$1605];2;0))" office:value-type="float" office:value="0">
            <text:p>0</text:p>
          </table:table-cell>
          <table:table-cell table:formula="of:=IF(ISNA(VLOOKUP([.E688];[Entrada.$A$8:.$D$1605];4;0)) = 1; 0;VLOOKUP([.E688];[Entrada.$A$8:.$D$1605];4;0))" office:value-type="float" office:value="0">
            <text:p>0</text:p>
          </table:table-cell>
          <table:table-cell table:number-columns-repeated="6"/>
          <table:table-cell table:style-name="ce29" table:formula="of:=[.C6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8];[Entrada.$A$8:.$C$1606];3;0)) = 1; 0;VLOOKUP([.E688];[Entrada.$A$8:.$C$1606];3;0)*[.C6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7</text:p>
          </table:table-cell>
          <table:table-cell table:number-columns-repeated="2"/>
          <table:table-cell/>
          <table:table-cell table:style-name="ce12" office:value-type="string">
            <text:p>18,7</text:p>
          </table:table-cell>
          <table:table-cell table:style-name="ce21" table:formula="of:=IF(ISNA(VLOOKUP([.E689];[Entrada.$A$8:.$B$1605];2;0)) = 1; 0;VLOOKUP([.E689];[Entrada.$A$8:.$B$1605];2;0))" office:value-type="float" office:value="0">
            <text:p>0</text:p>
          </table:table-cell>
          <table:table-cell table:formula="of:=IF(ISNA(VLOOKUP([.E689];[Entrada.$A$8:.$D$1605];4;0)) = 1; 0;VLOOKUP([.E689];[Entrada.$A$8:.$D$1605];4;0))" office:value-type="float" office:value="0">
            <text:p>0</text:p>
          </table:table-cell>
          <table:table-cell table:number-columns-repeated="6"/>
          <table:table-cell table:style-name="ce29" table:formula="of:=[.C6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89];[Entrada.$A$8:.$C$1606];3;0)) = 1; 0;VLOOKUP([.E689];[Entrada.$A$8:.$C$1606];3;0)*[.C6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8</text:p>
          </table:table-cell>
          <table:table-cell table:number-columns-repeated="2"/>
          <table:table-cell/>
          <table:table-cell table:style-name="ce12" office:value-type="string">
            <text:p>18,8</text:p>
          </table:table-cell>
          <table:table-cell table:style-name="ce21" table:formula="of:=IF(ISNA(VLOOKUP([.E690];[Entrada.$A$8:.$B$1605];2;0)) = 1; 0;VLOOKUP([.E690];[Entrada.$A$8:.$B$1605];2;0))" office:value-type="float" office:value="0">
            <text:p>0</text:p>
          </table:table-cell>
          <table:table-cell table:formula="of:=IF(ISNA(VLOOKUP([.E690];[Entrada.$A$8:.$D$1605];4;0)) = 1; 0;VLOOKUP([.E690];[Entrada.$A$8:.$D$1605];4;0))" office:value-type="float" office:value="0">
            <text:p>0</text:p>
          </table:table-cell>
          <table:table-cell table:number-columns-repeated="6"/>
          <table:table-cell table:style-name="ce29" table:formula="of:=[.C6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0];[Entrada.$A$8:.$C$1606];3;0)) = 1; 0;VLOOKUP([.E690];[Entrada.$A$8:.$C$1606];3;0)*[.C6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9</text:p>
          </table:table-cell>
          <table:table-cell table:number-columns-repeated="2"/>
          <table:table-cell/>
          <table:table-cell table:style-name="ce12" office:value-type="string">
            <text:p>18,9</text:p>
          </table:table-cell>
          <table:table-cell table:style-name="ce21" table:formula="of:=IF(ISNA(VLOOKUP([.E691];[Entrada.$A$8:.$B$1605];2;0)) = 1; 0;VLOOKUP([.E691];[Entrada.$A$8:.$B$1605];2;0))" office:value-type="float" office:value="0">
            <text:p>0</text:p>
          </table:table-cell>
          <table:table-cell table:formula="of:=IF(ISNA(VLOOKUP([.E691];[Entrada.$A$8:.$D$1605];4;0)) = 1; 0;VLOOKUP([.E691];[Entrada.$A$8:.$D$1605];4;0))" office:value-type="float" office:value="0">
            <text:p>0</text:p>
          </table:table-cell>
          <table:table-cell table:number-columns-repeated="6"/>
          <table:table-cell table:style-name="ce29" table:formula="of:=[.C6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1];[Entrada.$A$8:.$C$1606];3;0)) = 1; 0;VLOOKUP([.E691];[Entrada.$A$8:.$C$1606];3;0)*[.C6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0</text:p>
          </table:table-cell>
          <table:table-cell table:number-columns-repeated="2"/>
          <table:table-cell/>
          <table:table-cell table:style-name="ce12" office:value-type="string">
            <text:p>18,10</text:p>
          </table:table-cell>
          <table:table-cell table:style-name="ce21" table:formula="of:=IF(ISNA(VLOOKUP([.E692];[Entrada.$A$8:.$B$1605];2;0)) = 1; 0;VLOOKUP([.E692];[Entrada.$A$8:.$B$1605];2;0))" office:value-type="float" office:value="0">
            <text:p>0</text:p>
          </table:table-cell>
          <table:table-cell table:formula="of:=IF(ISNA(VLOOKUP([.E692];[Entrada.$A$8:.$D$1605];4;0)) = 1; 0;VLOOKUP([.E692];[Entrada.$A$8:.$D$1605];4;0))" office:value-type="float" office:value="0">
            <text:p>0</text:p>
          </table:table-cell>
          <table:table-cell table:number-columns-repeated="6"/>
          <table:table-cell table:style-name="ce29" table:formula="of:=[.C6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2];[Entrada.$A$8:.$C$1606];3;0)) = 1; 0;VLOOKUP([.E692];[Entrada.$A$8:.$C$1606];3;0)*[.C6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1</text:p>
          </table:table-cell>
          <table:table-cell table:number-columns-repeated="2"/>
          <table:table-cell/>
          <table:table-cell table:style-name="ce12" office:value-type="string">
            <text:p>18,11</text:p>
          </table:table-cell>
          <table:table-cell table:style-name="ce21" table:formula="of:=IF(ISNA(VLOOKUP([.E693];[Entrada.$A$8:.$B$1605];2;0)) = 1; 0;VLOOKUP([.E693];[Entrada.$A$8:.$B$1605];2;0))" office:value-type="float" office:value="0">
            <text:p>0</text:p>
          </table:table-cell>
          <table:table-cell table:formula="of:=IF(ISNA(VLOOKUP([.E693];[Entrada.$A$8:.$D$1605];4;0)) = 1; 0;VLOOKUP([.E693];[Entrada.$A$8:.$D$1605];4;0))" office:value-type="float" office:value="0">
            <text:p>0</text:p>
          </table:table-cell>
          <table:table-cell table:number-columns-repeated="6"/>
          <table:table-cell table:style-name="ce29" table:formula="of:=[.C6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3];[Entrada.$A$8:.$C$1606];3;0)) = 1; 0;VLOOKUP([.E693];[Entrada.$A$8:.$C$1606];3;0)*[.C6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2</text:p>
          </table:table-cell>
          <table:table-cell table:number-columns-repeated="2"/>
          <table:table-cell/>
          <table:table-cell table:style-name="ce12" office:value-type="string">
            <text:p>18,12</text:p>
          </table:table-cell>
          <table:table-cell table:style-name="ce21" table:formula="of:=IF(ISNA(VLOOKUP([.E694];[Entrada.$A$8:.$B$1605];2;0)) = 1; 0;VLOOKUP([.E694];[Entrada.$A$8:.$B$1605];2;0))" office:value-type="float" office:value="0">
            <text:p>0</text:p>
          </table:table-cell>
          <table:table-cell table:formula="of:=IF(ISNA(VLOOKUP([.E694];[Entrada.$A$8:.$D$1605];4;0)) = 1; 0;VLOOKUP([.E694];[Entrada.$A$8:.$D$1605];4;0))" office:value-type="float" office:value="0">
            <text:p>0</text:p>
          </table:table-cell>
          <table:table-cell table:number-columns-repeated="6"/>
          <table:table-cell table:style-name="ce29" table:formula="of:=[.C6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4];[Entrada.$A$8:.$C$1606];3;0)) = 1; 0;VLOOKUP([.E694];[Entrada.$A$8:.$C$1606];3;0)*[.C6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3</text:p>
          </table:table-cell>
          <table:table-cell table:number-columns-repeated="2"/>
          <table:table-cell/>
          <table:table-cell table:style-name="ce12" office:value-type="string">
            <text:p>18,13</text:p>
          </table:table-cell>
          <table:table-cell table:style-name="ce21" table:formula="of:=IF(ISNA(VLOOKUP([.E695];[Entrada.$A$8:.$B$1605];2;0)) = 1; 0;VLOOKUP([.E695];[Entrada.$A$8:.$B$1605];2;0))" office:value-type="float" office:value="0">
            <text:p>0</text:p>
          </table:table-cell>
          <table:table-cell table:formula="of:=IF(ISNA(VLOOKUP([.E695];[Entrada.$A$8:.$D$1605];4;0)) = 1; 0;VLOOKUP([.E695];[Entrada.$A$8:.$D$1605];4;0))" office:value-type="float" office:value="0">
            <text:p>0</text:p>
          </table:table-cell>
          <table:table-cell table:number-columns-repeated="6"/>
          <table:table-cell table:style-name="ce29" table:formula="of:=[.C6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5];[Entrada.$A$8:.$C$1606];3;0)) = 1; 0;VLOOKUP([.E695];[Entrada.$A$8:.$C$1606];3;0)*[.C6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4</text:p>
          </table:table-cell>
          <table:table-cell table:number-columns-repeated="2"/>
          <table:table-cell/>
          <table:table-cell table:style-name="ce12" office:value-type="string">
            <text:p>18,14</text:p>
          </table:table-cell>
          <table:table-cell table:style-name="ce21" table:formula="of:=IF(ISNA(VLOOKUP([.E696];[Entrada.$A$8:.$B$1605];2;0)) = 1; 0;VLOOKUP([.E696];[Entrada.$A$8:.$B$1605];2;0))" office:value-type="float" office:value="0">
            <text:p>0</text:p>
          </table:table-cell>
          <table:table-cell table:formula="of:=IF(ISNA(VLOOKUP([.E696];[Entrada.$A$8:.$D$1605];4;0)) = 1; 0;VLOOKUP([.E696];[Entrada.$A$8:.$D$1605];4;0))" office:value-type="float" office:value="0">
            <text:p>0</text:p>
          </table:table-cell>
          <table:table-cell table:number-columns-repeated="6"/>
          <table:table-cell table:style-name="ce29" table:formula="of:=[.C6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6];[Entrada.$A$8:.$C$1606];3;0)) = 1; 0;VLOOKUP([.E696];[Entrada.$A$8:.$C$1606];3;0)*[.C6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5</text:p>
          </table:table-cell>
          <table:table-cell table:number-columns-repeated="2"/>
          <table:table-cell/>
          <table:table-cell table:style-name="ce12" office:value-type="string">
            <text:p>18,15</text:p>
          </table:table-cell>
          <table:table-cell table:style-name="ce21" table:formula="of:=IF(ISNA(VLOOKUP([.E697];[Entrada.$A$8:.$B$1605];2;0)) = 1; 0;VLOOKUP([.E697];[Entrada.$A$8:.$B$1605];2;0))" office:value-type="float" office:value="0">
            <text:p>0</text:p>
          </table:table-cell>
          <table:table-cell table:formula="of:=IF(ISNA(VLOOKUP([.E697];[Entrada.$A$8:.$D$1605];4;0)) = 1; 0;VLOOKUP([.E697];[Entrada.$A$8:.$D$1605];4;0))" office:value-type="float" office:value="0">
            <text:p>0</text:p>
          </table:table-cell>
          <table:table-cell table:number-columns-repeated="6"/>
          <table:table-cell table:style-name="ce29" table:formula="of:=[.C6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7];[Entrada.$A$8:.$C$1606];3;0)) = 1; 0;VLOOKUP([.E697];[Entrada.$A$8:.$C$1606];3;0)*[.C6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6</text:p>
          </table:table-cell>
          <table:table-cell table:number-columns-repeated="2"/>
          <table:table-cell/>
          <table:table-cell table:style-name="ce12" office:value-type="string">
            <text:p>18,16</text:p>
          </table:table-cell>
          <table:table-cell table:style-name="ce21" table:formula="of:=IF(ISNA(VLOOKUP([.E698];[Entrada.$A$8:.$B$1605];2;0)) = 1; 0;VLOOKUP([.E698];[Entrada.$A$8:.$B$1605];2;0))" office:value-type="float" office:value="0">
            <text:p>0</text:p>
          </table:table-cell>
          <table:table-cell table:formula="of:=IF(ISNA(VLOOKUP([.E698];[Entrada.$A$8:.$D$1605];4;0)) = 1; 0;VLOOKUP([.E698];[Entrada.$A$8:.$D$1605];4;0))" office:value-type="float" office:value="0">
            <text:p>0</text:p>
          </table:table-cell>
          <table:table-cell table:number-columns-repeated="6"/>
          <table:table-cell table:style-name="ce29" table:formula="of:=[.C6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8];[Entrada.$A$8:.$C$1606];3;0)) = 1; 0;VLOOKUP([.E698];[Entrada.$A$8:.$C$1606];3;0)*[.C6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7</text:p>
          </table:table-cell>
          <table:table-cell table:number-columns-repeated="2"/>
          <table:table-cell/>
          <table:table-cell table:style-name="ce12" office:value-type="string">
            <text:p>18,17</text:p>
          </table:table-cell>
          <table:table-cell table:style-name="ce21" table:formula="of:=IF(ISNA(VLOOKUP([.E699];[Entrada.$A$8:.$B$1605];2;0)) = 1; 0;VLOOKUP([.E699];[Entrada.$A$8:.$B$1605];2;0))" office:value-type="float" office:value="0">
            <text:p>0</text:p>
          </table:table-cell>
          <table:table-cell table:formula="of:=IF(ISNA(VLOOKUP([.E699];[Entrada.$A$8:.$D$1605];4;0)) = 1; 0;VLOOKUP([.E699];[Entrada.$A$8:.$D$1605];4;0))" office:value-type="float" office:value="0">
            <text:p>0</text:p>
          </table:table-cell>
          <table:table-cell table:number-columns-repeated="6"/>
          <table:table-cell table:style-name="ce29" table:formula="of:=[.C6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6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699];[Entrada.$A$8:.$C$1606];3;0)) = 1; 0;VLOOKUP([.E699];[Entrada.$A$8:.$C$1606];3;0)*[.C6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8</text:p>
          </table:table-cell>
          <table:table-cell table:number-columns-repeated="2"/>
          <table:table-cell/>
          <table:table-cell table:style-name="ce12" office:value-type="string">
            <text:p>18,18</text:p>
          </table:table-cell>
          <table:table-cell table:style-name="ce21" table:formula="of:=IF(ISNA(VLOOKUP([.E700];[Entrada.$A$8:.$B$1605];2;0)) = 1; 0;VLOOKUP([.E700];[Entrada.$A$8:.$B$1605];2;0))" office:value-type="float" office:value="0">
            <text:p>0</text:p>
          </table:table-cell>
          <table:table-cell table:formula="of:=IF(ISNA(VLOOKUP([.E700];[Entrada.$A$8:.$D$1605];4;0)) = 1; 0;VLOOKUP([.E700];[Entrada.$A$8:.$D$1605];4;0))" office:value-type="float" office:value="0">
            <text:p>0</text:p>
          </table:table-cell>
          <table:table-cell table:number-columns-repeated="6"/>
          <table:table-cell table:style-name="ce29" table:formula="of:=[.C7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0];[Entrada.$A$8:.$C$1606];3;0)) = 1; 0;VLOOKUP([.E700];[Entrada.$A$8:.$C$1606];3;0)*[.C7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19</text:p>
          </table:table-cell>
          <table:table-cell table:number-columns-repeated="2"/>
          <table:table-cell/>
          <table:table-cell table:style-name="ce12" office:value-type="string">
            <text:p>18,19</text:p>
          </table:table-cell>
          <table:table-cell table:style-name="ce21" table:formula="of:=IF(ISNA(VLOOKUP([.E701];[Entrada.$A$8:.$B$1605];2;0)) = 1; 0;VLOOKUP([.E701];[Entrada.$A$8:.$B$1605];2;0))" office:value-type="float" office:value="0">
            <text:p>0</text:p>
          </table:table-cell>
          <table:table-cell table:formula="of:=IF(ISNA(VLOOKUP([.E701];[Entrada.$A$8:.$D$1605];4;0)) = 1; 0;VLOOKUP([.E701];[Entrada.$A$8:.$D$1605];4;0))" office:value-type="float" office:value="0">
            <text:p>0</text:p>
          </table:table-cell>
          <table:table-cell table:number-columns-repeated="6"/>
          <table:table-cell table:style-name="ce29" table:formula="of:=[.C7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1];[Entrada.$A$8:.$C$1606];3;0)) = 1; 0;VLOOKUP([.E701];[Entrada.$A$8:.$C$1606];3;0)*[.C7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0</text:p>
          </table:table-cell>
          <table:table-cell table:number-columns-repeated="2"/>
          <table:table-cell/>
          <table:table-cell table:style-name="ce12" office:value-type="string">
            <text:p>18,20</text:p>
          </table:table-cell>
          <table:table-cell table:style-name="ce21" table:formula="of:=IF(ISNA(VLOOKUP([.E702];[Entrada.$A$8:.$B$1605];2;0)) = 1; 0;VLOOKUP([.E702];[Entrada.$A$8:.$B$1605];2;0))" office:value-type="float" office:value="0">
            <text:p>0</text:p>
          </table:table-cell>
          <table:table-cell table:formula="of:=IF(ISNA(VLOOKUP([.E702];[Entrada.$A$8:.$D$1605];4;0)) = 1; 0;VLOOKUP([.E702];[Entrada.$A$8:.$D$1605];4;0))" office:value-type="float" office:value="0">
            <text:p>0</text:p>
          </table:table-cell>
          <table:table-cell table:number-columns-repeated="6"/>
          <table:table-cell table:style-name="ce29" table:formula="of:=[.C7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2];[Entrada.$A$8:.$C$1606];3;0)) = 1; 0;VLOOKUP([.E702];[Entrada.$A$8:.$C$1606];3;0)*[.C7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1</text:p>
          </table:table-cell>
          <table:table-cell table:number-columns-repeated="2"/>
          <table:table-cell/>
          <table:table-cell table:style-name="ce12" office:value-type="string">
            <text:p>18,21</text:p>
          </table:table-cell>
          <table:table-cell table:style-name="ce21" table:formula="of:=IF(ISNA(VLOOKUP([.E703];[Entrada.$A$8:.$B$1605];2;0)) = 1; 0;VLOOKUP([.E703];[Entrada.$A$8:.$B$1605];2;0))" office:value-type="float" office:value="0">
            <text:p>0</text:p>
          </table:table-cell>
          <table:table-cell table:formula="of:=IF(ISNA(VLOOKUP([.E703];[Entrada.$A$8:.$D$1605];4;0)) = 1; 0;VLOOKUP([.E703];[Entrada.$A$8:.$D$1605];4;0))" office:value-type="float" office:value="0">
            <text:p>0</text:p>
          </table:table-cell>
          <table:table-cell table:number-columns-repeated="6"/>
          <table:table-cell table:style-name="ce29" table:formula="of:=[.C7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3];[Entrada.$A$8:.$C$1606];3;0)) = 1; 0;VLOOKUP([.E703];[Entrada.$A$8:.$C$1606];3;0)*[.C7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2</text:p>
          </table:table-cell>
          <table:table-cell table:number-columns-repeated="2"/>
          <table:table-cell/>
          <table:table-cell table:style-name="ce12" office:value-type="string">
            <text:p>18,22</text:p>
          </table:table-cell>
          <table:table-cell table:style-name="ce21" table:formula="of:=IF(ISNA(VLOOKUP([.E704];[Entrada.$A$8:.$B$1605];2;0)) = 1; 0;VLOOKUP([.E704];[Entrada.$A$8:.$B$1605];2;0))" office:value-type="float" office:value="0">
            <text:p>0</text:p>
          </table:table-cell>
          <table:table-cell table:formula="of:=IF(ISNA(VLOOKUP([.E704];[Entrada.$A$8:.$D$1605];4;0)) = 1; 0;VLOOKUP([.E704];[Entrada.$A$8:.$D$1605];4;0))" office:value-type="float" office:value="0">
            <text:p>0</text:p>
          </table:table-cell>
          <table:table-cell table:number-columns-repeated="6"/>
          <table:table-cell table:style-name="ce29" table:formula="of:=[.C7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4];[Entrada.$A$8:.$C$1606];3;0)) = 1; 0;VLOOKUP([.E704];[Entrada.$A$8:.$C$1606];3;0)*[.C7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3</text:p>
          </table:table-cell>
          <table:table-cell table:number-columns-repeated="2"/>
          <table:table-cell/>
          <table:table-cell table:style-name="ce12" office:value-type="string">
            <text:p>18,23</text:p>
          </table:table-cell>
          <table:table-cell table:style-name="ce21" table:formula="of:=IF(ISNA(VLOOKUP([.E705];[Entrada.$A$8:.$B$1605];2;0)) = 1; 0;VLOOKUP([.E705];[Entrada.$A$8:.$B$1605];2;0))" office:value-type="float" office:value="0">
            <text:p>0</text:p>
          </table:table-cell>
          <table:table-cell table:formula="of:=IF(ISNA(VLOOKUP([.E705];[Entrada.$A$8:.$D$1605];4;0)) = 1; 0;VLOOKUP([.E705];[Entrada.$A$8:.$D$1605];4;0))" office:value-type="float" office:value="0">
            <text:p>0</text:p>
          </table:table-cell>
          <table:table-cell table:number-columns-repeated="6"/>
          <table:table-cell table:style-name="ce29" table:formula="of:=[.C7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5];[Entrada.$A$8:.$C$1606];3;0)) = 1; 0;VLOOKUP([.E705];[Entrada.$A$8:.$C$1606];3;0)*[.C7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4</text:p>
          </table:table-cell>
          <table:table-cell table:number-columns-repeated="2"/>
          <table:table-cell/>
          <table:table-cell table:style-name="ce12" office:value-type="string">
            <text:p>18,24</text:p>
          </table:table-cell>
          <table:table-cell table:style-name="ce21" table:formula="of:=IF(ISNA(VLOOKUP([.E706];[Entrada.$A$8:.$B$1605];2;0)) = 1; 0;VLOOKUP([.E706];[Entrada.$A$8:.$B$1605];2;0))" office:value-type="float" office:value="0">
            <text:p>0</text:p>
          </table:table-cell>
          <table:table-cell table:formula="of:=IF(ISNA(VLOOKUP([.E706];[Entrada.$A$8:.$D$1605];4;0)) = 1; 0;VLOOKUP([.E706];[Entrada.$A$8:.$D$1605];4;0))" office:value-type="float" office:value="0">
            <text:p>0</text:p>
          </table:table-cell>
          <table:table-cell table:number-columns-repeated="6"/>
          <table:table-cell table:style-name="ce29" table:formula="of:=[.C7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6];[Entrada.$A$8:.$C$1606];3;0)) = 1; 0;VLOOKUP([.E706];[Entrada.$A$8:.$C$1606];3;0)*[.C7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5</text:p>
          </table:table-cell>
          <table:table-cell table:number-columns-repeated="2"/>
          <table:table-cell/>
          <table:table-cell table:style-name="ce12" office:value-type="string">
            <text:p>18,25</text:p>
          </table:table-cell>
          <table:table-cell table:style-name="ce21" table:formula="of:=IF(ISNA(VLOOKUP([.E707];[Entrada.$A$8:.$B$1605];2;0)) = 1; 0;VLOOKUP([.E707];[Entrada.$A$8:.$B$1605];2;0))" office:value-type="float" office:value="0">
            <text:p>0</text:p>
          </table:table-cell>
          <table:table-cell table:formula="of:=IF(ISNA(VLOOKUP([.E707];[Entrada.$A$8:.$D$1605];4;0)) = 1; 0;VLOOKUP([.E707];[Entrada.$A$8:.$D$1605];4;0))" office:value-type="float" office:value="0">
            <text:p>0</text:p>
          </table:table-cell>
          <table:table-cell table:number-columns-repeated="6"/>
          <table:table-cell table:style-name="ce29" table:formula="of:=[.C7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7];[Entrada.$A$8:.$C$1606];3;0)) = 1; 0;VLOOKUP([.E707];[Entrada.$A$8:.$C$1606];3;0)*[.C7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6</text:p>
          </table:table-cell>
          <table:table-cell table:number-columns-repeated="2"/>
          <table:table-cell/>
          <table:table-cell table:style-name="ce12" office:value-type="string">
            <text:p>18,26</text:p>
          </table:table-cell>
          <table:table-cell table:style-name="ce21" table:formula="of:=IF(ISNA(VLOOKUP([.E708];[Entrada.$A$8:.$B$1605];2;0)) = 1; 0;VLOOKUP([.E708];[Entrada.$A$8:.$B$1605];2;0))" office:value-type="float" office:value="0">
            <text:p>0</text:p>
          </table:table-cell>
          <table:table-cell table:formula="of:=IF(ISNA(VLOOKUP([.E708];[Entrada.$A$8:.$D$1605];4;0)) = 1; 0;VLOOKUP([.E708];[Entrada.$A$8:.$D$1605];4;0))" office:value-type="float" office:value="0">
            <text:p>0</text:p>
          </table:table-cell>
          <table:table-cell table:number-columns-repeated="6"/>
          <table:table-cell table:style-name="ce29" table:formula="of:=[.C7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8];[Entrada.$A$8:.$C$1606];3;0)) = 1; 0;VLOOKUP([.E708];[Entrada.$A$8:.$C$1606];3;0)*[.C7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7</text:p>
          </table:table-cell>
          <table:table-cell table:number-columns-repeated="2"/>
          <table:table-cell/>
          <table:table-cell table:style-name="ce12" office:value-type="string">
            <text:p>18,27</text:p>
          </table:table-cell>
          <table:table-cell table:style-name="ce21" table:formula="of:=IF(ISNA(VLOOKUP([.E709];[Entrada.$A$8:.$B$1605];2;0)) = 1; 0;VLOOKUP([.E709];[Entrada.$A$8:.$B$1605];2;0))" office:value-type="float" office:value="0">
            <text:p>0</text:p>
          </table:table-cell>
          <table:table-cell table:formula="of:=IF(ISNA(VLOOKUP([.E709];[Entrada.$A$8:.$D$1605];4;0)) = 1; 0;VLOOKUP([.E709];[Entrada.$A$8:.$D$1605];4;0))" office:value-type="float" office:value="0">
            <text:p>0</text:p>
          </table:table-cell>
          <table:table-cell table:number-columns-repeated="6"/>
          <table:table-cell table:style-name="ce29" table:formula="of:=[.C7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09];[Entrada.$A$8:.$C$1606];3;0)) = 1; 0;VLOOKUP([.E709];[Entrada.$A$8:.$C$1606];3;0)*[.C7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8</text:p>
          </table:table-cell>
          <table:table-cell table:number-columns-repeated="2"/>
          <table:table-cell/>
          <table:table-cell table:style-name="ce12" office:value-type="string">
            <text:p>18,28</text:p>
          </table:table-cell>
          <table:table-cell table:style-name="ce21" table:formula="of:=IF(ISNA(VLOOKUP([.E710];[Entrada.$A$8:.$B$1605];2;0)) = 1; 0;VLOOKUP([.E710];[Entrada.$A$8:.$B$1605];2;0))" office:value-type="float" office:value="0">
            <text:p>0</text:p>
          </table:table-cell>
          <table:table-cell table:formula="of:=IF(ISNA(VLOOKUP([.E710];[Entrada.$A$8:.$D$1605];4;0)) = 1; 0;VLOOKUP([.E710];[Entrada.$A$8:.$D$1605];4;0))" office:value-type="float" office:value="0">
            <text:p>0</text:p>
          </table:table-cell>
          <table:table-cell table:number-columns-repeated="6"/>
          <table:table-cell table:style-name="ce29" table:formula="of:=[.C7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0];[Entrada.$A$8:.$C$1606];3;0)) = 1; 0;VLOOKUP([.E710];[Entrada.$A$8:.$C$1606];3;0)*[.C7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29</text:p>
          </table:table-cell>
          <table:table-cell table:number-columns-repeated="2"/>
          <table:table-cell/>
          <table:table-cell table:style-name="ce12" office:value-type="string">
            <text:p>18,29</text:p>
          </table:table-cell>
          <table:table-cell table:style-name="ce21" table:formula="of:=IF(ISNA(VLOOKUP([.E711];[Entrada.$A$8:.$B$1605];2;0)) = 1; 0;VLOOKUP([.E711];[Entrada.$A$8:.$B$1605];2;0))" office:value-type="float" office:value="0">
            <text:p>0</text:p>
          </table:table-cell>
          <table:table-cell table:formula="of:=IF(ISNA(VLOOKUP([.E711];[Entrada.$A$8:.$D$1605];4;0)) = 1; 0;VLOOKUP([.E711];[Entrada.$A$8:.$D$1605];4;0))" office:value-type="float" office:value="0">
            <text:p>0</text:p>
          </table:table-cell>
          <table:table-cell table:number-columns-repeated="6"/>
          <table:table-cell table:style-name="ce29" table:formula="of:=[.C7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1];[Entrada.$A$8:.$C$1606];3;0)) = 1; 0;VLOOKUP([.E711];[Entrada.$A$8:.$C$1606];3;0)*[.C7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0</text:p>
          </table:table-cell>
          <table:table-cell table:number-columns-repeated="2"/>
          <table:table-cell/>
          <table:table-cell table:style-name="ce12" office:value-type="string">
            <text:p>18,30</text:p>
          </table:table-cell>
          <table:table-cell table:style-name="ce21" table:formula="of:=IF(ISNA(VLOOKUP([.E712];[Entrada.$A$8:.$B$1605];2;0)) = 1; 0;VLOOKUP([.E712];[Entrada.$A$8:.$B$1605];2;0))" office:value-type="float" office:value="0">
            <text:p>0</text:p>
          </table:table-cell>
          <table:table-cell table:formula="of:=IF(ISNA(VLOOKUP([.E712];[Entrada.$A$8:.$D$1605];4;0)) = 1; 0;VLOOKUP([.E712];[Entrada.$A$8:.$D$1605];4;0))" office:value-type="float" office:value="0">
            <text:p>0</text:p>
          </table:table-cell>
          <table:table-cell table:number-columns-repeated="6"/>
          <table:table-cell table:style-name="ce29" table:formula="of:=[.C7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2];[Entrada.$A$8:.$C$1606];3;0)) = 1; 0;VLOOKUP([.E712];[Entrada.$A$8:.$C$1606];3;0)*[.C7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1</text:p>
          </table:table-cell>
          <table:table-cell table:number-columns-repeated="2"/>
          <table:table-cell/>
          <table:table-cell table:style-name="ce12" office:value-type="string">
            <text:p>18,31</text:p>
          </table:table-cell>
          <table:table-cell table:style-name="ce21" table:formula="of:=IF(ISNA(VLOOKUP([.E713];[Entrada.$A$8:.$B$1605];2;0)) = 1; 0;VLOOKUP([.E713];[Entrada.$A$8:.$B$1605];2;0))" office:value-type="float" office:value="0">
            <text:p>0</text:p>
          </table:table-cell>
          <table:table-cell table:formula="of:=IF(ISNA(VLOOKUP([.E713];[Entrada.$A$8:.$D$1605];4;0)) = 1; 0;VLOOKUP([.E713];[Entrada.$A$8:.$D$1605];4;0))" office:value-type="float" office:value="0">
            <text:p>0</text:p>
          </table:table-cell>
          <table:table-cell table:number-columns-repeated="6"/>
          <table:table-cell table:style-name="ce29" table:formula="of:=[.C7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3];[Entrada.$A$8:.$C$1606];3;0)) = 1; 0;VLOOKUP([.E713];[Entrada.$A$8:.$C$1606];3;0)*[.C7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2</text:p>
          </table:table-cell>
          <table:table-cell table:number-columns-repeated="2"/>
          <table:table-cell/>
          <table:table-cell table:style-name="ce12" office:value-type="string">
            <text:p>18,32</text:p>
          </table:table-cell>
          <table:table-cell table:style-name="ce21" table:formula="of:=IF(ISNA(VLOOKUP([.E714];[Entrada.$A$8:.$B$1605];2;0)) = 1; 0;VLOOKUP([.E714];[Entrada.$A$8:.$B$1605];2;0))" office:value-type="float" office:value="0">
            <text:p>0</text:p>
          </table:table-cell>
          <table:table-cell table:formula="of:=IF(ISNA(VLOOKUP([.E714];[Entrada.$A$8:.$D$1605];4;0)) = 1; 0;VLOOKUP([.E714];[Entrada.$A$8:.$D$1605];4;0))" office:value-type="float" office:value="0">
            <text:p>0</text:p>
          </table:table-cell>
          <table:table-cell table:number-columns-repeated="6"/>
          <table:table-cell table:style-name="ce29" table:formula="of:=[.C7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4];[Entrada.$A$8:.$C$1606];3;0)) = 1; 0;VLOOKUP([.E714];[Entrada.$A$8:.$C$1606];3;0)*[.C7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3</text:p>
          </table:table-cell>
          <table:table-cell table:number-columns-repeated="2"/>
          <table:table-cell/>
          <table:table-cell table:style-name="ce12" office:value-type="string">
            <text:p>18,33</text:p>
          </table:table-cell>
          <table:table-cell table:style-name="ce21" table:formula="of:=IF(ISNA(VLOOKUP([.E715];[Entrada.$A$8:.$B$1605];2;0)) = 1; 0;VLOOKUP([.E715];[Entrada.$A$8:.$B$1605];2;0))" office:value-type="float" office:value="0">
            <text:p>0</text:p>
          </table:table-cell>
          <table:table-cell table:formula="of:=IF(ISNA(VLOOKUP([.E715];[Entrada.$A$8:.$D$1605];4;0)) = 1; 0;VLOOKUP([.E715];[Entrada.$A$8:.$D$1605];4;0))" office:value-type="float" office:value="0">
            <text:p>0</text:p>
          </table:table-cell>
          <table:table-cell table:number-columns-repeated="6"/>
          <table:table-cell table:style-name="ce29" table:formula="of:=[.C7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5];[Entrada.$A$8:.$C$1606];3;0)) = 1; 0;VLOOKUP([.E715];[Entrada.$A$8:.$C$1606];3;0)*[.C7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4</text:p>
          </table:table-cell>
          <table:table-cell table:number-columns-repeated="2"/>
          <table:table-cell/>
          <table:table-cell table:style-name="ce12" office:value-type="string">
            <text:p>18,34</text:p>
          </table:table-cell>
          <table:table-cell table:style-name="ce21" table:formula="of:=IF(ISNA(VLOOKUP([.E716];[Entrada.$A$8:.$B$1605];2;0)) = 1; 0;VLOOKUP([.E716];[Entrada.$A$8:.$B$1605];2;0))" office:value-type="float" office:value="0">
            <text:p>0</text:p>
          </table:table-cell>
          <table:table-cell table:formula="of:=IF(ISNA(VLOOKUP([.E716];[Entrada.$A$8:.$D$1605];4;0)) = 1; 0;VLOOKUP([.E716];[Entrada.$A$8:.$D$1605];4;0))" office:value-type="float" office:value="0">
            <text:p>0</text:p>
          </table:table-cell>
          <table:table-cell table:number-columns-repeated="6"/>
          <table:table-cell table:style-name="ce29" table:formula="of:=[.C7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6];[Entrada.$A$8:.$C$1606];3;0)) = 1; 0;VLOOKUP([.E716];[Entrada.$A$8:.$C$1606];3;0)*[.C7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5</text:p>
          </table:table-cell>
          <table:table-cell table:number-columns-repeated="2"/>
          <table:table-cell/>
          <table:table-cell table:style-name="ce12" office:value-type="string">
            <text:p>18,35</text:p>
          </table:table-cell>
          <table:table-cell table:style-name="ce21" table:formula="of:=IF(ISNA(VLOOKUP([.E717];[Entrada.$A$8:.$B$1605];2;0)) = 1; 0;VLOOKUP([.E717];[Entrada.$A$8:.$B$1605];2;0))" office:value-type="float" office:value="0">
            <text:p>0</text:p>
          </table:table-cell>
          <table:table-cell table:formula="of:=IF(ISNA(VLOOKUP([.E717];[Entrada.$A$8:.$D$1605];4;0)) = 1; 0;VLOOKUP([.E717];[Entrada.$A$8:.$D$1605];4;0))" office:value-type="float" office:value="0">
            <text:p>0</text:p>
          </table:table-cell>
          <table:table-cell table:number-columns-repeated="6"/>
          <table:table-cell table:style-name="ce29" table:formula="of:=[.C7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7];[Entrada.$A$8:.$C$1606];3;0)) = 1; 0;VLOOKUP([.E717];[Entrada.$A$8:.$C$1606];3;0)*[.C7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6</text:p>
          </table:table-cell>
          <table:table-cell table:number-columns-repeated="2"/>
          <table:table-cell/>
          <table:table-cell table:style-name="ce12" office:value-type="string">
            <text:p>18,36</text:p>
          </table:table-cell>
          <table:table-cell table:style-name="ce21" table:formula="of:=IF(ISNA(VLOOKUP([.E718];[Entrada.$A$8:.$B$1605];2;0)) = 1; 0;VLOOKUP([.E718];[Entrada.$A$8:.$B$1605];2;0))" office:value-type="float" office:value="0">
            <text:p>0</text:p>
          </table:table-cell>
          <table:table-cell table:formula="of:=IF(ISNA(VLOOKUP([.E718];[Entrada.$A$8:.$D$1605];4;0)) = 1; 0;VLOOKUP([.E718];[Entrada.$A$8:.$D$1605];4;0))" office:value-type="float" office:value="0">
            <text:p>0</text:p>
          </table:table-cell>
          <table:table-cell table:number-columns-repeated="6"/>
          <table:table-cell table:style-name="ce29" table:formula="of:=[.C7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8];[Entrada.$A$8:.$C$1606];3;0)) = 1; 0;VLOOKUP([.E718];[Entrada.$A$8:.$C$1606];3;0)*[.C7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7</text:p>
          </table:table-cell>
          <table:table-cell table:number-columns-repeated="2"/>
          <table:table-cell/>
          <table:table-cell table:style-name="ce12" office:value-type="string">
            <text:p>18,37</text:p>
          </table:table-cell>
          <table:table-cell table:style-name="ce21" table:formula="of:=IF(ISNA(VLOOKUP([.E719];[Entrada.$A$8:.$B$1605];2;0)) = 1; 0;VLOOKUP([.E719];[Entrada.$A$8:.$B$1605];2;0))" office:value-type="float" office:value="0">
            <text:p>0</text:p>
          </table:table-cell>
          <table:table-cell table:formula="of:=IF(ISNA(VLOOKUP([.E719];[Entrada.$A$8:.$D$1605];4;0)) = 1; 0;VLOOKUP([.E719];[Entrada.$A$8:.$D$1605];4;0))" office:value-type="float" office:value="0">
            <text:p>0</text:p>
          </table:table-cell>
          <table:table-cell table:number-columns-repeated="6"/>
          <table:table-cell table:style-name="ce29" table:formula="of:=[.C7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19];[Entrada.$A$8:.$C$1606];3;0)) = 1; 0;VLOOKUP([.E719];[Entrada.$A$8:.$C$1606];3;0)*[.C7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8</text:p>
          </table:table-cell>
          <table:table-cell table:number-columns-repeated="2"/>
          <table:table-cell/>
          <table:table-cell table:style-name="ce12" office:value-type="string">
            <text:p>18,38</text:p>
          </table:table-cell>
          <table:table-cell table:style-name="ce21" table:formula="of:=IF(ISNA(VLOOKUP([.E720];[Entrada.$A$8:.$B$1605];2;0)) = 1; 0;VLOOKUP([.E720];[Entrada.$A$8:.$B$1605];2;0))" office:value-type="float" office:value="0">
            <text:p>0</text:p>
          </table:table-cell>
          <table:table-cell table:formula="of:=IF(ISNA(VLOOKUP([.E720];[Entrada.$A$8:.$D$1605];4;0)) = 1; 0;VLOOKUP([.E720];[Entrada.$A$8:.$D$1605];4;0))" office:value-type="float" office:value="0">
            <text:p>0</text:p>
          </table:table-cell>
          <table:table-cell table:number-columns-repeated="6"/>
          <table:table-cell table:style-name="ce29" table:formula="of:=[.C7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0];[Entrada.$A$8:.$C$1606];3;0)) = 1; 0;VLOOKUP([.E720];[Entrada.$A$8:.$C$1606];3;0)*[.C7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39</text:p>
          </table:table-cell>
          <table:table-cell table:number-columns-repeated="2"/>
          <table:table-cell/>
          <table:table-cell table:style-name="ce12" office:value-type="string">
            <text:p>18,39</text:p>
          </table:table-cell>
          <table:table-cell table:style-name="ce21" table:formula="of:=IF(ISNA(VLOOKUP([.E721];[Entrada.$A$8:.$B$1605];2;0)) = 1; 0;VLOOKUP([.E721];[Entrada.$A$8:.$B$1605];2;0))" office:value-type="float" office:value="0">
            <text:p>0</text:p>
          </table:table-cell>
          <table:table-cell table:formula="of:=IF(ISNA(VLOOKUP([.E721];[Entrada.$A$8:.$D$1605];4;0)) = 1; 0;VLOOKUP([.E721];[Entrada.$A$8:.$D$1605];4;0))" office:value-type="float" office:value="0">
            <text:p>0</text:p>
          </table:table-cell>
          <table:table-cell table:number-columns-repeated="6"/>
          <table:table-cell table:style-name="ce29" table:formula="of:=[.C7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1];[Entrada.$A$8:.$C$1606];3;0)) = 1; 0;VLOOKUP([.E721];[Entrada.$A$8:.$C$1606];3;0)*[.C7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8,40</text:p>
          </table:table-cell>
          <table:table-cell table:number-columns-repeated="2"/>
          <table:table-cell/>
          <table:table-cell table:style-name="ce12" office:value-type="string">
            <text:p>18,40</text:p>
          </table:table-cell>
          <table:table-cell table:style-name="ce21" table:formula="of:=IF(ISNA(VLOOKUP([.E722];[Entrada.$A$8:.$B$1605];2;0)) = 1; 0;VLOOKUP([.E722];[Entrada.$A$8:.$B$1605];2;0))" office:value-type="float" office:value="0">
            <text:p>0</text:p>
          </table:table-cell>
          <table:table-cell table:formula="of:=IF(ISNA(VLOOKUP([.E722];[Entrada.$A$8:.$D$1605];4;0)) = 1; 0;VLOOKUP([.E722];[Entrada.$A$8:.$D$1605];4;0))" office:value-type="float" office:value="0">
            <text:p>0</text:p>
          </table:table-cell>
          <table:table-cell table:number-columns-repeated="6"/>
          <table:table-cell table:style-name="ce29" table:formula="of:=[.C7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2];[Entrada.$A$8:.$C$1606];3;0)) = 1; 0;VLOOKUP([.E722];[Entrada.$A$8:.$C$1606];3;0)*[.C7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</text:p>
          </table:table-cell>
          <table:table-cell table:number-columns-repeated="2"/>
          <table:table-cell/>
          <table:table-cell table:style-name="ce12" office:value-type="string">
            <text:p>19,1</text:p>
          </table:table-cell>
          <table:table-cell table:style-name="ce21" table:formula="of:=IF(ISNA(VLOOKUP([.E723];[Entrada.$A$8:.$B$1605];2;0)) = 1; 0;VLOOKUP([.E723];[Entrada.$A$8:.$B$1605];2;0))" office:value-type="float" office:value="0">
            <text:p>0</text:p>
          </table:table-cell>
          <table:table-cell table:formula="of:=IF(ISNA(VLOOKUP([.E723];[Entrada.$A$8:.$D$1605];4;0)) = 1; 0;VLOOKUP([.E723];[Entrada.$A$8:.$D$1605];4;0))" office:value-type="float" office:value="0">
            <text:p>0</text:p>
          </table:table-cell>
          <table:table-cell table:number-columns-repeated="6"/>
          <table:table-cell table:style-name="ce29" table:formula="of:=[.C7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3];[Entrada.$A$8:.$C$1606];3;0)) = 1; 0;VLOOKUP([.E723];[Entrada.$A$8:.$C$1606];3;0)*[.C7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</text:p>
          </table:table-cell>
          <table:table-cell table:number-columns-repeated="2"/>
          <table:table-cell/>
          <table:table-cell table:style-name="ce12" office:value-type="string">
            <text:p>19,2</text:p>
          </table:table-cell>
          <table:table-cell table:style-name="ce21" table:formula="of:=IF(ISNA(VLOOKUP([.E724];[Entrada.$A$8:.$B$1605];2;0)) = 1; 0;VLOOKUP([.E724];[Entrada.$A$8:.$B$1605];2;0))" office:value-type="float" office:value="0">
            <text:p>0</text:p>
          </table:table-cell>
          <table:table-cell table:formula="of:=IF(ISNA(VLOOKUP([.E724];[Entrada.$A$8:.$D$1605];4;0)) = 1; 0;VLOOKUP([.E724];[Entrada.$A$8:.$D$1605];4;0))" office:value-type="float" office:value="0">
            <text:p>0</text:p>
          </table:table-cell>
          <table:table-cell table:number-columns-repeated="6"/>
          <table:table-cell table:style-name="ce29" table:formula="of:=[.C7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4];[Entrada.$A$8:.$C$1606];3;0)) = 1; 0;VLOOKUP([.E724];[Entrada.$A$8:.$C$1606];3;0)*[.C7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</text:p>
          </table:table-cell>
          <table:table-cell table:number-columns-repeated="2"/>
          <table:table-cell/>
          <table:table-cell table:style-name="ce12" office:value-type="string">
            <text:p>19,3</text:p>
          </table:table-cell>
          <table:table-cell table:style-name="ce21" table:formula="of:=IF(ISNA(VLOOKUP([.E725];[Entrada.$A$8:.$B$1605];2;0)) = 1; 0;VLOOKUP([.E725];[Entrada.$A$8:.$B$1605];2;0))" office:value-type="float" office:value="0">
            <text:p>0</text:p>
          </table:table-cell>
          <table:table-cell table:formula="of:=IF(ISNA(VLOOKUP([.E725];[Entrada.$A$8:.$D$1605];4;0)) = 1; 0;VLOOKUP([.E725];[Entrada.$A$8:.$D$1605];4;0))" office:value-type="float" office:value="0">
            <text:p>0</text:p>
          </table:table-cell>
          <table:table-cell table:number-columns-repeated="6"/>
          <table:table-cell table:style-name="ce29" table:formula="of:=[.C7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5];[Entrada.$A$8:.$C$1606];3;0)) = 1; 0;VLOOKUP([.E725];[Entrada.$A$8:.$C$1606];3;0)*[.C7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4</text:p>
          </table:table-cell>
          <table:table-cell table:number-columns-repeated="2"/>
          <table:table-cell/>
          <table:table-cell table:style-name="ce12" office:value-type="string">
            <text:p>19,4</text:p>
          </table:table-cell>
          <table:table-cell table:style-name="ce21" table:formula="of:=IF(ISNA(VLOOKUP([.E726];[Entrada.$A$8:.$B$1605];2;0)) = 1; 0;VLOOKUP([.E726];[Entrada.$A$8:.$B$1605];2;0))" office:value-type="float" office:value="0">
            <text:p>0</text:p>
          </table:table-cell>
          <table:table-cell table:formula="of:=IF(ISNA(VLOOKUP([.E726];[Entrada.$A$8:.$D$1605];4;0)) = 1; 0;VLOOKUP([.E726];[Entrada.$A$8:.$D$1605];4;0))" office:value-type="float" office:value="0">
            <text:p>0</text:p>
          </table:table-cell>
          <table:table-cell table:number-columns-repeated="6"/>
          <table:table-cell table:style-name="ce29" table:formula="of:=[.C7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6];[Entrada.$A$8:.$C$1606];3;0)) = 1; 0;VLOOKUP([.E726];[Entrada.$A$8:.$C$1606];3;0)*[.C7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5</text:p>
          </table:table-cell>
          <table:table-cell table:number-columns-repeated="2"/>
          <table:table-cell/>
          <table:table-cell table:style-name="ce12" office:value-type="string">
            <text:p>19,5</text:p>
          </table:table-cell>
          <table:table-cell table:style-name="ce21" table:formula="of:=IF(ISNA(VLOOKUP([.E727];[Entrada.$A$8:.$B$1605];2;0)) = 1; 0;VLOOKUP([.E727];[Entrada.$A$8:.$B$1605];2;0))" office:value-type="float" office:value="0">
            <text:p>0</text:p>
          </table:table-cell>
          <table:table-cell table:formula="of:=IF(ISNA(VLOOKUP([.E727];[Entrada.$A$8:.$D$1605];4;0)) = 1; 0;VLOOKUP([.E727];[Entrada.$A$8:.$D$1605];4;0))" office:value-type="float" office:value="0">
            <text:p>0</text:p>
          </table:table-cell>
          <table:table-cell table:number-columns-repeated="6"/>
          <table:table-cell table:style-name="ce29" table:formula="of:=[.C7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7];[Entrada.$A$8:.$C$1606];3;0)) = 1; 0;VLOOKUP([.E727];[Entrada.$A$8:.$C$1606];3;0)*[.C7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6</text:p>
          </table:table-cell>
          <table:table-cell table:number-columns-repeated="2"/>
          <table:table-cell/>
          <table:table-cell table:style-name="ce12" office:value-type="string">
            <text:p>19,6</text:p>
          </table:table-cell>
          <table:table-cell table:style-name="ce21" table:formula="of:=IF(ISNA(VLOOKUP([.E728];[Entrada.$A$8:.$B$1605];2;0)) = 1; 0;VLOOKUP([.E728];[Entrada.$A$8:.$B$1605];2;0))" office:value-type="float" office:value="0">
            <text:p>0</text:p>
          </table:table-cell>
          <table:table-cell table:formula="of:=IF(ISNA(VLOOKUP([.E728];[Entrada.$A$8:.$D$1605];4;0)) = 1; 0;VLOOKUP([.E728];[Entrada.$A$8:.$D$1605];4;0))" office:value-type="float" office:value="0">
            <text:p>0</text:p>
          </table:table-cell>
          <table:table-cell table:number-columns-repeated="6"/>
          <table:table-cell table:style-name="ce29" table:formula="of:=[.C7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8];[Entrada.$A$8:.$C$1606];3;0)) = 1; 0;VLOOKUP([.E728];[Entrada.$A$8:.$C$1606];3;0)*[.C7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7</text:p>
          </table:table-cell>
          <table:table-cell table:number-columns-repeated="2"/>
          <table:table-cell/>
          <table:table-cell table:style-name="ce12" office:value-type="string">
            <text:p>19,7</text:p>
          </table:table-cell>
          <table:table-cell table:style-name="ce21" table:formula="of:=IF(ISNA(VLOOKUP([.E729];[Entrada.$A$8:.$B$1605];2;0)) = 1; 0;VLOOKUP([.E729];[Entrada.$A$8:.$B$1605];2;0))" office:value-type="float" office:value="0">
            <text:p>0</text:p>
          </table:table-cell>
          <table:table-cell table:formula="of:=IF(ISNA(VLOOKUP([.E729];[Entrada.$A$8:.$D$1605];4;0)) = 1; 0;VLOOKUP([.E729];[Entrada.$A$8:.$D$1605];4;0))" office:value-type="float" office:value="0">
            <text:p>0</text:p>
          </table:table-cell>
          <table:table-cell table:number-columns-repeated="6"/>
          <table:table-cell table:style-name="ce29" table:formula="of:=[.C7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29];[Entrada.$A$8:.$C$1606];3;0)) = 1; 0;VLOOKUP([.E729];[Entrada.$A$8:.$C$1606];3;0)*[.C7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8</text:p>
          </table:table-cell>
          <table:table-cell table:number-columns-repeated="2"/>
          <table:table-cell/>
          <table:table-cell table:style-name="ce12" office:value-type="string">
            <text:p>19,8</text:p>
          </table:table-cell>
          <table:table-cell table:style-name="ce21" table:formula="of:=IF(ISNA(VLOOKUP([.E730];[Entrada.$A$8:.$B$1605];2;0)) = 1; 0;VLOOKUP([.E730];[Entrada.$A$8:.$B$1605];2;0))" office:value-type="float" office:value="0">
            <text:p>0</text:p>
          </table:table-cell>
          <table:table-cell table:formula="of:=IF(ISNA(VLOOKUP([.E730];[Entrada.$A$8:.$D$1605];4;0)) = 1; 0;VLOOKUP([.E730];[Entrada.$A$8:.$D$1605];4;0))" office:value-type="float" office:value="0">
            <text:p>0</text:p>
          </table:table-cell>
          <table:table-cell table:number-columns-repeated="6"/>
          <table:table-cell table:style-name="ce29" table:formula="of:=[.C7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0];[Entrada.$A$8:.$C$1606];3;0)) = 1; 0;VLOOKUP([.E730];[Entrada.$A$8:.$C$1606];3;0)*[.C7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9</text:p>
          </table:table-cell>
          <table:table-cell table:number-columns-repeated="2"/>
          <table:table-cell/>
          <table:table-cell table:style-name="ce12" office:value-type="string">
            <text:p>19,9</text:p>
          </table:table-cell>
          <table:table-cell table:style-name="ce21" table:formula="of:=IF(ISNA(VLOOKUP([.E731];[Entrada.$A$8:.$B$1605];2;0)) = 1; 0;VLOOKUP([.E731];[Entrada.$A$8:.$B$1605];2;0))" office:value-type="float" office:value="0">
            <text:p>0</text:p>
          </table:table-cell>
          <table:table-cell table:formula="of:=IF(ISNA(VLOOKUP([.E731];[Entrada.$A$8:.$D$1605];4;0)) = 1; 0;VLOOKUP([.E731];[Entrada.$A$8:.$D$1605];4;0))" office:value-type="float" office:value="0">
            <text:p>0</text:p>
          </table:table-cell>
          <table:table-cell table:number-columns-repeated="6"/>
          <table:table-cell table:style-name="ce29" table:formula="of:=[.C7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1];[Entrada.$A$8:.$C$1606];3;0)) = 1; 0;VLOOKUP([.E731];[Entrada.$A$8:.$C$1606];3;0)*[.C7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0</text:p>
          </table:table-cell>
          <table:table-cell table:number-columns-repeated="2"/>
          <table:table-cell/>
          <table:table-cell table:style-name="ce12" office:value-type="string">
            <text:p>19,10</text:p>
          </table:table-cell>
          <table:table-cell table:style-name="ce21" table:formula="of:=IF(ISNA(VLOOKUP([.E732];[Entrada.$A$8:.$B$1605];2;0)) = 1; 0;VLOOKUP([.E732];[Entrada.$A$8:.$B$1605];2;0))" office:value-type="float" office:value="0">
            <text:p>0</text:p>
          </table:table-cell>
          <table:table-cell table:formula="of:=IF(ISNA(VLOOKUP([.E732];[Entrada.$A$8:.$D$1605];4;0)) = 1; 0;VLOOKUP([.E732];[Entrada.$A$8:.$D$1605];4;0))" office:value-type="float" office:value="0">
            <text:p>0</text:p>
          </table:table-cell>
          <table:table-cell table:number-columns-repeated="6"/>
          <table:table-cell table:style-name="ce29" table:formula="of:=[.C7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2];[Entrada.$A$8:.$C$1606];3;0)) = 1; 0;VLOOKUP([.E732];[Entrada.$A$8:.$C$1606];3;0)*[.C7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1</text:p>
          </table:table-cell>
          <table:table-cell table:number-columns-repeated="2"/>
          <table:table-cell/>
          <table:table-cell table:style-name="ce12" office:value-type="string">
            <text:p>19,11</text:p>
          </table:table-cell>
          <table:table-cell table:style-name="ce21" table:formula="of:=IF(ISNA(VLOOKUP([.E733];[Entrada.$A$8:.$B$1605];2;0)) = 1; 0;VLOOKUP([.E733];[Entrada.$A$8:.$B$1605];2;0))" office:value-type="float" office:value="0">
            <text:p>0</text:p>
          </table:table-cell>
          <table:table-cell table:formula="of:=IF(ISNA(VLOOKUP([.E733];[Entrada.$A$8:.$D$1605];4;0)) = 1; 0;VLOOKUP([.E733];[Entrada.$A$8:.$D$1605];4;0))" office:value-type="float" office:value="0">
            <text:p>0</text:p>
          </table:table-cell>
          <table:table-cell table:number-columns-repeated="6"/>
          <table:table-cell table:style-name="ce29" table:formula="of:=[.C7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3];[Entrada.$A$8:.$C$1606];3;0)) = 1; 0;VLOOKUP([.E733];[Entrada.$A$8:.$C$1606];3;0)*[.C7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2</text:p>
          </table:table-cell>
          <table:table-cell table:number-columns-repeated="2"/>
          <table:table-cell/>
          <table:table-cell table:style-name="ce12" office:value-type="string">
            <text:p>19,12</text:p>
          </table:table-cell>
          <table:table-cell table:style-name="ce21" table:formula="of:=IF(ISNA(VLOOKUP([.E734];[Entrada.$A$8:.$B$1605];2;0)) = 1; 0;VLOOKUP([.E734];[Entrada.$A$8:.$B$1605];2;0))" office:value-type="float" office:value="0">
            <text:p>0</text:p>
          </table:table-cell>
          <table:table-cell table:formula="of:=IF(ISNA(VLOOKUP([.E734];[Entrada.$A$8:.$D$1605];4;0)) = 1; 0;VLOOKUP([.E734];[Entrada.$A$8:.$D$1605];4;0))" office:value-type="float" office:value="0">
            <text:p>0</text:p>
          </table:table-cell>
          <table:table-cell table:number-columns-repeated="6"/>
          <table:table-cell table:style-name="ce29" table:formula="of:=[.C7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4];[Entrada.$A$8:.$C$1606];3;0)) = 1; 0;VLOOKUP([.E734];[Entrada.$A$8:.$C$1606];3;0)*[.C7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3</text:p>
          </table:table-cell>
          <table:table-cell table:number-columns-repeated="2"/>
          <table:table-cell/>
          <table:table-cell table:style-name="ce12" office:value-type="string">
            <text:p>19,13</text:p>
          </table:table-cell>
          <table:table-cell table:style-name="ce21" table:formula="of:=IF(ISNA(VLOOKUP([.E735];[Entrada.$A$8:.$B$1605];2;0)) = 1; 0;VLOOKUP([.E735];[Entrada.$A$8:.$B$1605];2;0))" office:value-type="float" office:value="0">
            <text:p>0</text:p>
          </table:table-cell>
          <table:table-cell table:formula="of:=IF(ISNA(VLOOKUP([.E735];[Entrada.$A$8:.$D$1605];4;0)) = 1; 0;VLOOKUP([.E735];[Entrada.$A$8:.$D$1605];4;0))" office:value-type="float" office:value="0">
            <text:p>0</text:p>
          </table:table-cell>
          <table:table-cell table:number-columns-repeated="6"/>
          <table:table-cell table:style-name="ce29" table:formula="of:=[.C7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5];[Entrada.$A$8:.$C$1606];3;0)) = 1; 0;VLOOKUP([.E735];[Entrada.$A$8:.$C$1606];3;0)*[.C7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4</text:p>
          </table:table-cell>
          <table:table-cell table:number-columns-repeated="2"/>
          <table:table-cell/>
          <table:table-cell table:style-name="ce12" office:value-type="string">
            <text:p>19,14</text:p>
          </table:table-cell>
          <table:table-cell table:style-name="ce21" table:formula="of:=IF(ISNA(VLOOKUP([.E736];[Entrada.$A$8:.$B$1605];2;0)) = 1; 0;VLOOKUP([.E736];[Entrada.$A$8:.$B$1605];2;0))" office:value-type="float" office:value="0">
            <text:p>0</text:p>
          </table:table-cell>
          <table:table-cell table:formula="of:=IF(ISNA(VLOOKUP([.E736];[Entrada.$A$8:.$D$1605];4;0)) = 1; 0;VLOOKUP([.E736];[Entrada.$A$8:.$D$1605];4;0))" office:value-type="float" office:value="0">
            <text:p>0</text:p>
          </table:table-cell>
          <table:table-cell table:number-columns-repeated="6"/>
          <table:table-cell table:style-name="ce29" table:formula="of:=[.C7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6];[Entrada.$A$8:.$C$1606];3;0)) = 1; 0;VLOOKUP([.E736];[Entrada.$A$8:.$C$1606];3;0)*[.C7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5</text:p>
          </table:table-cell>
          <table:table-cell table:number-columns-repeated="2"/>
          <table:table-cell/>
          <table:table-cell table:style-name="ce12" office:value-type="string">
            <text:p>19,15</text:p>
          </table:table-cell>
          <table:table-cell table:style-name="ce21" table:formula="of:=IF(ISNA(VLOOKUP([.E737];[Entrada.$A$8:.$B$1605];2;0)) = 1; 0;VLOOKUP([.E737];[Entrada.$A$8:.$B$1605];2;0))" office:value-type="float" office:value="0">
            <text:p>0</text:p>
          </table:table-cell>
          <table:table-cell table:formula="of:=IF(ISNA(VLOOKUP([.E737];[Entrada.$A$8:.$D$1605];4;0)) = 1; 0;VLOOKUP([.E737];[Entrada.$A$8:.$D$1605];4;0))" office:value-type="float" office:value="0">
            <text:p>0</text:p>
          </table:table-cell>
          <table:table-cell table:number-columns-repeated="6"/>
          <table:table-cell table:style-name="ce29" table:formula="of:=[.C7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7];[Entrada.$A$8:.$C$1606];3;0)) = 1; 0;VLOOKUP([.E737];[Entrada.$A$8:.$C$1606];3;0)*[.C7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6</text:p>
          </table:table-cell>
          <table:table-cell table:number-columns-repeated="2"/>
          <table:table-cell/>
          <table:table-cell table:style-name="ce12" office:value-type="string">
            <text:p>19,16</text:p>
          </table:table-cell>
          <table:table-cell table:style-name="ce21" table:formula="of:=IF(ISNA(VLOOKUP([.E738];[Entrada.$A$8:.$B$1605];2;0)) = 1; 0;VLOOKUP([.E738];[Entrada.$A$8:.$B$1605];2;0))" office:value-type="float" office:value="0">
            <text:p>0</text:p>
          </table:table-cell>
          <table:table-cell table:formula="of:=IF(ISNA(VLOOKUP([.E738];[Entrada.$A$8:.$D$1605];4;0)) = 1; 0;VLOOKUP([.E738];[Entrada.$A$8:.$D$1605];4;0))" office:value-type="float" office:value="0">
            <text:p>0</text:p>
          </table:table-cell>
          <table:table-cell table:number-columns-repeated="6"/>
          <table:table-cell table:style-name="ce29" table:formula="of:=[.C7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8];[Entrada.$A$8:.$C$1606];3;0)) = 1; 0;VLOOKUP([.E738];[Entrada.$A$8:.$C$1606];3;0)*[.C7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7</text:p>
          </table:table-cell>
          <table:table-cell table:number-columns-repeated="2"/>
          <table:table-cell/>
          <table:table-cell table:style-name="ce12" office:value-type="string">
            <text:p>19,17</text:p>
          </table:table-cell>
          <table:table-cell table:style-name="ce21" table:formula="of:=IF(ISNA(VLOOKUP([.E739];[Entrada.$A$8:.$B$1605];2;0)) = 1; 0;VLOOKUP([.E739];[Entrada.$A$8:.$B$1605];2;0))" office:value-type="float" office:value="0">
            <text:p>0</text:p>
          </table:table-cell>
          <table:table-cell table:formula="of:=IF(ISNA(VLOOKUP([.E739];[Entrada.$A$8:.$D$1605];4;0)) = 1; 0;VLOOKUP([.E739];[Entrada.$A$8:.$D$1605];4;0))" office:value-type="float" office:value="0">
            <text:p>0</text:p>
          </table:table-cell>
          <table:table-cell table:number-columns-repeated="6"/>
          <table:table-cell table:style-name="ce29" table:formula="of:=[.C7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39];[Entrada.$A$8:.$C$1606];3;0)) = 1; 0;VLOOKUP([.E739];[Entrada.$A$8:.$C$1606];3;0)*[.C7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8</text:p>
          </table:table-cell>
          <table:table-cell table:number-columns-repeated="2"/>
          <table:table-cell/>
          <table:table-cell table:style-name="ce12" office:value-type="string">
            <text:p>19,18</text:p>
          </table:table-cell>
          <table:table-cell table:style-name="ce21" table:formula="of:=IF(ISNA(VLOOKUP([.E740];[Entrada.$A$8:.$B$1605];2;0)) = 1; 0;VLOOKUP([.E740];[Entrada.$A$8:.$B$1605];2;0))" office:value-type="float" office:value="0">
            <text:p>0</text:p>
          </table:table-cell>
          <table:table-cell table:formula="of:=IF(ISNA(VLOOKUP([.E740];[Entrada.$A$8:.$D$1605];4;0)) = 1; 0;VLOOKUP([.E740];[Entrada.$A$8:.$D$1605];4;0))" office:value-type="float" office:value="0">
            <text:p>0</text:p>
          </table:table-cell>
          <table:table-cell table:number-columns-repeated="6"/>
          <table:table-cell table:style-name="ce29" table:formula="of:=[.C7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0];[Entrada.$A$8:.$C$1606];3;0)) = 1; 0;VLOOKUP([.E740];[Entrada.$A$8:.$C$1606];3;0)*[.C7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19</text:p>
          </table:table-cell>
          <table:table-cell table:number-columns-repeated="2"/>
          <table:table-cell/>
          <table:table-cell table:style-name="ce12" office:value-type="string">
            <text:p>19,19</text:p>
          </table:table-cell>
          <table:table-cell table:style-name="ce21" table:formula="of:=IF(ISNA(VLOOKUP([.E741];[Entrada.$A$8:.$B$1605];2;0)) = 1; 0;VLOOKUP([.E741];[Entrada.$A$8:.$B$1605];2;0))" office:value-type="float" office:value="0">
            <text:p>0</text:p>
          </table:table-cell>
          <table:table-cell table:formula="of:=IF(ISNA(VLOOKUP([.E741];[Entrada.$A$8:.$D$1605];4;0)) = 1; 0;VLOOKUP([.E741];[Entrada.$A$8:.$D$1605];4;0))" office:value-type="float" office:value="0">
            <text:p>0</text:p>
          </table:table-cell>
          <table:table-cell table:number-columns-repeated="6"/>
          <table:table-cell table:style-name="ce29" table:formula="of:=[.C7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1];[Entrada.$A$8:.$C$1606];3;0)) = 1; 0;VLOOKUP([.E741];[Entrada.$A$8:.$C$1606];3;0)*[.C7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0</text:p>
          </table:table-cell>
          <table:table-cell table:number-columns-repeated="2"/>
          <table:table-cell/>
          <table:table-cell table:style-name="ce12" office:value-type="string">
            <text:p>19,20</text:p>
          </table:table-cell>
          <table:table-cell table:style-name="ce21" table:formula="of:=IF(ISNA(VLOOKUP([.E742];[Entrada.$A$8:.$B$1605];2;0)) = 1; 0;VLOOKUP([.E742];[Entrada.$A$8:.$B$1605];2;0))" office:value-type="float" office:value="0">
            <text:p>0</text:p>
          </table:table-cell>
          <table:table-cell table:formula="of:=IF(ISNA(VLOOKUP([.E742];[Entrada.$A$8:.$D$1605];4;0)) = 1; 0;VLOOKUP([.E742];[Entrada.$A$8:.$D$1605];4;0))" office:value-type="float" office:value="0">
            <text:p>0</text:p>
          </table:table-cell>
          <table:table-cell table:number-columns-repeated="6"/>
          <table:table-cell table:style-name="ce29" table:formula="of:=[.C7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2];[Entrada.$A$8:.$C$1606];3;0)) = 1; 0;VLOOKUP([.E742];[Entrada.$A$8:.$C$1606];3;0)*[.C7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1</text:p>
          </table:table-cell>
          <table:table-cell table:number-columns-repeated="2"/>
          <table:table-cell/>
          <table:table-cell table:style-name="ce12" office:value-type="string">
            <text:p>19,21</text:p>
          </table:table-cell>
          <table:table-cell table:style-name="ce21" table:formula="of:=IF(ISNA(VLOOKUP([.E743];[Entrada.$A$8:.$B$1605];2;0)) = 1; 0;VLOOKUP([.E743];[Entrada.$A$8:.$B$1605];2;0))" office:value-type="float" office:value="0">
            <text:p>0</text:p>
          </table:table-cell>
          <table:table-cell table:formula="of:=IF(ISNA(VLOOKUP([.E743];[Entrada.$A$8:.$D$1605];4;0)) = 1; 0;VLOOKUP([.E743];[Entrada.$A$8:.$D$1605];4;0))" office:value-type="float" office:value="0">
            <text:p>0</text:p>
          </table:table-cell>
          <table:table-cell table:number-columns-repeated="6"/>
          <table:table-cell table:style-name="ce29" table:formula="of:=[.C7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3];[Entrada.$A$8:.$C$1606];3;0)) = 1; 0;VLOOKUP([.E743];[Entrada.$A$8:.$C$1606];3;0)*[.C7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2</text:p>
          </table:table-cell>
          <table:table-cell table:number-columns-repeated="2"/>
          <table:table-cell/>
          <table:table-cell table:style-name="ce12" office:value-type="string">
            <text:p>19,22</text:p>
          </table:table-cell>
          <table:table-cell table:style-name="ce21" table:formula="of:=IF(ISNA(VLOOKUP([.E744];[Entrada.$A$8:.$B$1605];2;0)) = 1; 0;VLOOKUP([.E744];[Entrada.$A$8:.$B$1605];2;0))" office:value-type="float" office:value="0">
            <text:p>0</text:p>
          </table:table-cell>
          <table:table-cell table:formula="of:=IF(ISNA(VLOOKUP([.E744];[Entrada.$A$8:.$D$1605];4;0)) = 1; 0;VLOOKUP([.E744];[Entrada.$A$8:.$D$1605];4;0))" office:value-type="float" office:value="0">
            <text:p>0</text:p>
          </table:table-cell>
          <table:table-cell table:number-columns-repeated="6"/>
          <table:table-cell table:style-name="ce29" table:formula="of:=[.C7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4];[Entrada.$A$8:.$C$1606];3;0)) = 1; 0;VLOOKUP([.E744];[Entrada.$A$8:.$C$1606];3;0)*[.C7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3</text:p>
          </table:table-cell>
          <table:table-cell table:number-columns-repeated="2"/>
          <table:table-cell/>
          <table:table-cell table:style-name="ce12" office:value-type="string">
            <text:p>19,23</text:p>
          </table:table-cell>
          <table:table-cell table:style-name="ce21" table:formula="of:=IF(ISNA(VLOOKUP([.E745];[Entrada.$A$8:.$B$1605];2;0)) = 1; 0;VLOOKUP([.E745];[Entrada.$A$8:.$B$1605];2;0))" office:value-type="float" office:value="0">
            <text:p>0</text:p>
          </table:table-cell>
          <table:table-cell table:formula="of:=IF(ISNA(VLOOKUP([.E745];[Entrada.$A$8:.$D$1605];4;0)) = 1; 0;VLOOKUP([.E745];[Entrada.$A$8:.$D$1605];4;0))" office:value-type="float" office:value="0">
            <text:p>0</text:p>
          </table:table-cell>
          <table:table-cell table:number-columns-repeated="6"/>
          <table:table-cell table:style-name="ce29" table:formula="of:=[.C7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5];[Entrada.$A$8:.$C$1606];3;0)) = 1; 0;VLOOKUP([.E745];[Entrada.$A$8:.$C$1606];3;0)*[.C7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4</text:p>
          </table:table-cell>
          <table:table-cell table:number-columns-repeated="2"/>
          <table:table-cell/>
          <table:table-cell table:style-name="ce12" office:value-type="string">
            <text:p>19,24</text:p>
          </table:table-cell>
          <table:table-cell table:style-name="ce21" table:formula="of:=IF(ISNA(VLOOKUP([.E746];[Entrada.$A$8:.$B$1605];2;0)) = 1; 0;VLOOKUP([.E746];[Entrada.$A$8:.$B$1605];2;0))" office:value-type="float" office:value="0">
            <text:p>0</text:p>
          </table:table-cell>
          <table:table-cell table:formula="of:=IF(ISNA(VLOOKUP([.E746];[Entrada.$A$8:.$D$1605];4;0)) = 1; 0;VLOOKUP([.E746];[Entrada.$A$8:.$D$1605];4;0))" office:value-type="float" office:value="0">
            <text:p>0</text:p>
          </table:table-cell>
          <table:table-cell table:number-columns-repeated="6"/>
          <table:table-cell table:style-name="ce29" table:formula="of:=[.C7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6];[Entrada.$A$8:.$C$1606];3;0)) = 1; 0;VLOOKUP([.E746];[Entrada.$A$8:.$C$1606];3;0)*[.C7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5</text:p>
          </table:table-cell>
          <table:table-cell table:number-columns-repeated="2"/>
          <table:table-cell/>
          <table:table-cell table:style-name="ce12" office:value-type="string">
            <text:p>19,25</text:p>
          </table:table-cell>
          <table:table-cell table:style-name="ce21" table:formula="of:=IF(ISNA(VLOOKUP([.E747];[Entrada.$A$8:.$B$1605];2;0)) = 1; 0;VLOOKUP([.E747];[Entrada.$A$8:.$B$1605];2;0))" office:value-type="float" office:value="0">
            <text:p>0</text:p>
          </table:table-cell>
          <table:table-cell table:formula="of:=IF(ISNA(VLOOKUP([.E747];[Entrada.$A$8:.$D$1605];4;0)) = 1; 0;VLOOKUP([.E747];[Entrada.$A$8:.$D$1605];4;0))" office:value-type="float" office:value="0">
            <text:p>0</text:p>
          </table:table-cell>
          <table:table-cell table:number-columns-repeated="6"/>
          <table:table-cell table:style-name="ce29" table:formula="of:=[.C7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7];[Entrada.$A$8:.$C$1606];3;0)) = 1; 0;VLOOKUP([.E747];[Entrada.$A$8:.$C$1606];3;0)*[.C7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6</text:p>
          </table:table-cell>
          <table:table-cell table:number-columns-repeated="2"/>
          <table:table-cell/>
          <table:table-cell table:style-name="ce12" office:value-type="string">
            <text:p>19,26</text:p>
          </table:table-cell>
          <table:table-cell table:style-name="ce21" table:formula="of:=IF(ISNA(VLOOKUP([.E748];[Entrada.$A$8:.$B$1605];2;0)) = 1; 0;VLOOKUP([.E748];[Entrada.$A$8:.$B$1605];2;0))" office:value-type="float" office:value="0">
            <text:p>0</text:p>
          </table:table-cell>
          <table:table-cell table:formula="of:=IF(ISNA(VLOOKUP([.E748];[Entrada.$A$8:.$D$1605];4;0)) = 1; 0;VLOOKUP([.E748];[Entrada.$A$8:.$D$1605];4;0))" office:value-type="float" office:value="0">
            <text:p>0</text:p>
          </table:table-cell>
          <table:table-cell table:number-columns-repeated="6"/>
          <table:table-cell table:style-name="ce29" table:formula="of:=[.C7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8];[Entrada.$A$8:.$C$1606];3;0)) = 1; 0;VLOOKUP([.E748];[Entrada.$A$8:.$C$1606];3;0)*[.C7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7</text:p>
          </table:table-cell>
          <table:table-cell table:number-columns-repeated="2"/>
          <table:table-cell/>
          <table:table-cell table:style-name="ce12" office:value-type="string">
            <text:p>19,27</text:p>
          </table:table-cell>
          <table:table-cell table:style-name="ce21" table:formula="of:=IF(ISNA(VLOOKUP([.E749];[Entrada.$A$8:.$B$1605];2;0)) = 1; 0;VLOOKUP([.E749];[Entrada.$A$8:.$B$1605];2;0))" office:value-type="float" office:value="0">
            <text:p>0</text:p>
          </table:table-cell>
          <table:table-cell table:formula="of:=IF(ISNA(VLOOKUP([.E749];[Entrada.$A$8:.$D$1605];4;0)) = 1; 0;VLOOKUP([.E749];[Entrada.$A$8:.$D$1605];4;0))" office:value-type="float" office:value="0">
            <text:p>0</text:p>
          </table:table-cell>
          <table:table-cell table:number-columns-repeated="6"/>
          <table:table-cell table:style-name="ce29" table:formula="of:=[.C7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49];[Entrada.$A$8:.$C$1606];3;0)) = 1; 0;VLOOKUP([.E749];[Entrada.$A$8:.$C$1606];3;0)*[.C7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8</text:p>
          </table:table-cell>
          <table:table-cell table:number-columns-repeated="2"/>
          <table:table-cell/>
          <table:table-cell table:style-name="ce12" office:value-type="string">
            <text:p>19,28</text:p>
          </table:table-cell>
          <table:table-cell table:style-name="ce21" table:formula="of:=IF(ISNA(VLOOKUP([.E750];[Entrada.$A$8:.$B$1605];2;0)) = 1; 0;VLOOKUP([.E750];[Entrada.$A$8:.$B$1605];2;0))" office:value-type="float" office:value="0">
            <text:p>0</text:p>
          </table:table-cell>
          <table:table-cell table:formula="of:=IF(ISNA(VLOOKUP([.E750];[Entrada.$A$8:.$D$1605];4;0)) = 1; 0;VLOOKUP([.E750];[Entrada.$A$8:.$D$1605];4;0))" office:value-type="float" office:value="0">
            <text:p>0</text:p>
          </table:table-cell>
          <table:table-cell table:number-columns-repeated="6"/>
          <table:table-cell table:style-name="ce29" table:formula="of:=[.C7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0];[Entrada.$A$8:.$C$1606];3;0)) = 1; 0;VLOOKUP([.E750];[Entrada.$A$8:.$C$1606];3;0)*[.C7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29</text:p>
          </table:table-cell>
          <table:table-cell table:number-columns-repeated="2"/>
          <table:table-cell/>
          <table:table-cell table:style-name="ce12" office:value-type="string">
            <text:p>19,29</text:p>
          </table:table-cell>
          <table:table-cell table:style-name="ce21" table:formula="of:=IF(ISNA(VLOOKUP([.E751];[Entrada.$A$8:.$B$1605];2;0)) = 1; 0;VLOOKUP([.E751];[Entrada.$A$8:.$B$1605];2;0))" office:value-type="float" office:value="0">
            <text:p>0</text:p>
          </table:table-cell>
          <table:table-cell table:formula="of:=IF(ISNA(VLOOKUP([.E751];[Entrada.$A$8:.$D$1605];4;0)) = 1; 0;VLOOKUP([.E751];[Entrada.$A$8:.$D$1605];4;0))" office:value-type="float" office:value="0">
            <text:p>0</text:p>
          </table:table-cell>
          <table:table-cell table:number-columns-repeated="6"/>
          <table:table-cell table:style-name="ce29" table:formula="of:=[.C7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1];[Entrada.$A$8:.$C$1606];3;0)) = 1; 0;VLOOKUP([.E751];[Entrada.$A$8:.$C$1606];3;0)*[.C7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0</text:p>
          </table:table-cell>
          <table:table-cell table:number-columns-repeated="2"/>
          <table:table-cell/>
          <table:table-cell table:style-name="ce12" office:value-type="string">
            <text:p>19,30</text:p>
          </table:table-cell>
          <table:table-cell table:style-name="ce21" table:formula="of:=IF(ISNA(VLOOKUP([.E752];[Entrada.$A$8:.$B$1605];2;0)) = 1; 0;VLOOKUP([.E752];[Entrada.$A$8:.$B$1605];2;0))" office:value-type="float" office:value="0">
            <text:p>0</text:p>
          </table:table-cell>
          <table:table-cell table:formula="of:=IF(ISNA(VLOOKUP([.E752];[Entrada.$A$8:.$D$1605];4;0)) = 1; 0;VLOOKUP([.E752];[Entrada.$A$8:.$D$1605];4;0))" office:value-type="float" office:value="0">
            <text:p>0</text:p>
          </table:table-cell>
          <table:table-cell table:number-columns-repeated="6"/>
          <table:table-cell table:style-name="ce29" table:formula="of:=[.C7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2];[Entrada.$A$8:.$C$1606];3;0)) = 1; 0;VLOOKUP([.E752];[Entrada.$A$8:.$C$1606];3;0)*[.C7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1</text:p>
          </table:table-cell>
          <table:table-cell table:number-columns-repeated="2"/>
          <table:table-cell/>
          <table:table-cell table:style-name="ce12" office:value-type="string">
            <text:p>19,31</text:p>
          </table:table-cell>
          <table:table-cell table:style-name="ce21" table:formula="of:=IF(ISNA(VLOOKUP([.E753];[Entrada.$A$8:.$B$1605];2;0)) = 1; 0;VLOOKUP([.E753];[Entrada.$A$8:.$B$1605];2;0))" office:value-type="float" office:value="0">
            <text:p>0</text:p>
          </table:table-cell>
          <table:table-cell table:formula="of:=IF(ISNA(VLOOKUP([.E753];[Entrada.$A$8:.$D$1605];4;0)) = 1; 0;VLOOKUP([.E753];[Entrada.$A$8:.$D$1605];4;0))" office:value-type="float" office:value="0">
            <text:p>0</text:p>
          </table:table-cell>
          <table:table-cell table:number-columns-repeated="6"/>
          <table:table-cell table:style-name="ce29" table:formula="of:=[.C7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3];[Entrada.$A$8:.$C$1606];3;0)) = 1; 0;VLOOKUP([.E753];[Entrada.$A$8:.$C$1606];3;0)*[.C7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2</text:p>
          </table:table-cell>
          <table:table-cell table:number-columns-repeated="2"/>
          <table:table-cell/>
          <table:table-cell table:style-name="ce12" office:value-type="string">
            <text:p>19,32</text:p>
          </table:table-cell>
          <table:table-cell table:style-name="ce21" table:formula="of:=IF(ISNA(VLOOKUP([.E754];[Entrada.$A$8:.$B$1605];2;0)) = 1; 0;VLOOKUP([.E754];[Entrada.$A$8:.$B$1605];2;0))" office:value-type="float" office:value="0">
            <text:p>0</text:p>
          </table:table-cell>
          <table:table-cell table:formula="of:=IF(ISNA(VLOOKUP([.E754];[Entrada.$A$8:.$D$1605];4;0)) = 1; 0;VLOOKUP([.E754];[Entrada.$A$8:.$D$1605];4;0))" office:value-type="float" office:value="0">
            <text:p>0</text:p>
          </table:table-cell>
          <table:table-cell table:number-columns-repeated="6"/>
          <table:table-cell table:style-name="ce29" table:formula="of:=[.C7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4];[Entrada.$A$8:.$C$1606];3;0)) = 1; 0;VLOOKUP([.E754];[Entrada.$A$8:.$C$1606];3;0)*[.C7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3</text:p>
          </table:table-cell>
          <table:table-cell table:number-columns-repeated="2"/>
          <table:table-cell/>
          <table:table-cell table:style-name="ce12" office:value-type="string">
            <text:p>19,33</text:p>
          </table:table-cell>
          <table:table-cell table:style-name="ce21" table:formula="of:=IF(ISNA(VLOOKUP([.E755];[Entrada.$A$8:.$B$1605];2;0)) = 1; 0;VLOOKUP([.E755];[Entrada.$A$8:.$B$1605];2;0))" office:value-type="float" office:value="0">
            <text:p>0</text:p>
          </table:table-cell>
          <table:table-cell table:formula="of:=IF(ISNA(VLOOKUP([.E755];[Entrada.$A$8:.$D$1605];4;0)) = 1; 0;VLOOKUP([.E755];[Entrada.$A$8:.$D$1605];4;0))" office:value-type="float" office:value="0">
            <text:p>0</text:p>
          </table:table-cell>
          <table:table-cell table:number-columns-repeated="6"/>
          <table:table-cell table:style-name="ce29" table:formula="of:=[.C7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5];[Entrada.$A$8:.$C$1606];3;0)) = 1; 0;VLOOKUP([.E755];[Entrada.$A$8:.$C$1606];3;0)*[.C7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4</text:p>
          </table:table-cell>
          <table:table-cell table:number-columns-repeated="2"/>
          <table:table-cell/>
          <table:table-cell table:style-name="ce12" office:value-type="string">
            <text:p>19,34</text:p>
          </table:table-cell>
          <table:table-cell table:style-name="ce21" table:formula="of:=IF(ISNA(VLOOKUP([.E756];[Entrada.$A$8:.$B$1605];2;0)) = 1; 0;VLOOKUP([.E756];[Entrada.$A$8:.$B$1605];2;0))" office:value-type="float" office:value="0">
            <text:p>0</text:p>
          </table:table-cell>
          <table:table-cell table:formula="of:=IF(ISNA(VLOOKUP([.E756];[Entrada.$A$8:.$D$1605];4;0)) = 1; 0;VLOOKUP([.E756];[Entrada.$A$8:.$D$1605];4;0))" office:value-type="float" office:value="0">
            <text:p>0</text:p>
          </table:table-cell>
          <table:table-cell table:number-columns-repeated="6"/>
          <table:table-cell table:style-name="ce29" table:formula="of:=[.C7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6];[Entrada.$A$8:.$C$1606];3;0)) = 1; 0;VLOOKUP([.E756];[Entrada.$A$8:.$C$1606];3;0)*[.C7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5</text:p>
          </table:table-cell>
          <table:table-cell table:number-columns-repeated="2"/>
          <table:table-cell/>
          <table:table-cell table:style-name="ce12" office:value-type="string">
            <text:p>19,35</text:p>
          </table:table-cell>
          <table:table-cell table:style-name="ce21" table:formula="of:=IF(ISNA(VLOOKUP([.E757];[Entrada.$A$8:.$B$1605];2;0)) = 1; 0;VLOOKUP([.E757];[Entrada.$A$8:.$B$1605];2;0))" office:value-type="float" office:value="0">
            <text:p>0</text:p>
          </table:table-cell>
          <table:table-cell table:formula="of:=IF(ISNA(VLOOKUP([.E757];[Entrada.$A$8:.$D$1605];4;0)) = 1; 0;VLOOKUP([.E757];[Entrada.$A$8:.$D$1605];4;0))" office:value-type="float" office:value="0">
            <text:p>0</text:p>
          </table:table-cell>
          <table:table-cell table:number-columns-repeated="6"/>
          <table:table-cell table:style-name="ce29" table:formula="of:=[.C7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7];[Entrada.$A$8:.$C$1606];3;0)) = 1; 0;VLOOKUP([.E757];[Entrada.$A$8:.$C$1606];3;0)*[.C7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6</text:p>
          </table:table-cell>
          <table:table-cell table:number-columns-repeated="2"/>
          <table:table-cell/>
          <table:table-cell table:style-name="ce12" office:value-type="string">
            <text:p>19,36</text:p>
          </table:table-cell>
          <table:table-cell table:style-name="ce21" table:formula="of:=IF(ISNA(VLOOKUP([.E758];[Entrada.$A$8:.$B$1605];2;0)) = 1; 0;VLOOKUP([.E758];[Entrada.$A$8:.$B$1605];2;0))" office:value-type="float" office:value="0">
            <text:p>0</text:p>
          </table:table-cell>
          <table:table-cell table:formula="of:=IF(ISNA(VLOOKUP([.E758];[Entrada.$A$8:.$D$1605];4;0)) = 1; 0;VLOOKUP([.E758];[Entrada.$A$8:.$D$1605];4;0))" office:value-type="float" office:value="0">
            <text:p>0</text:p>
          </table:table-cell>
          <table:table-cell table:number-columns-repeated="6"/>
          <table:table-cell table:style-name="ce29" table:formula="of:=[.C7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8];[Entrada.$A$8:.$C$1606];3;0)) = 1; 0;VLOOKUP([.E758];[Entrada.$A$8:.$C$1606];3;0)*[.C7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7</text:p>
          </table:table-cell>
          <table:table-cell table:number-columns-repeated="2"/>
          <table:table-cell/>
          <table:table-cell table:style-name="ce12" office:value-type="string">
            <text:p>19,37</text:p>
          </table:table-cell>
          <table:table-cell table:style-name="ce21" table:formula="of:=IF(ISNA(VLOOKUP([.E759];[Entrada.$A$8:.$B$1605];2;0)) = 1; 0;VLOOKUP([.E759];[Entrada.$A$8:.$B$1605];2;0))" office:value-type="float" office:value="0">
            <text:p>0</text:p>
          </table:table-cell>
          <table:table-cell table:formula="of:=IF(ISNA(VLOOKUP([.E759];[Entrada.$A$8:.$D$1605];4;0)) = 1; 0;VLOOKUP([.E759];[Entrada.$A$8:.$D$1605];4;0))" office:value-type="float" office:value="0">
            <text:p>0</text:p>
          </table:table-cell>
          <table:table-cell table:number-columns-repeated="6"/>
          <table:table-cell table:style-name="ce29" table:formula="of:=[.C7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59];[Entrada.$A$8:.$C$1606];3;0)) = 1; 0;VLOOKUP([.E759];[Entrada.$A$8:.$C$1606];3;0)*[.C7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8</text:p>
          </table:table-cell>
          <table:table-cell table:number-columns-repeated="2"/>
          <table:table-cell/>
          <table:table-cell table:style-name="ce12" office:value-type="string">
            <text:p>19,38</text:p>
          </table:table-cell>
          <table:table-cell table:style-name="ce21" table:formula="of:=IF(ISNA(VLOOKUP([.E760];[Entrada.$A$8:.$B$1605];2;0)) = 1; 0;VLOOKUP([.E760];[Entrada.$A$8:.$B$1605];2;0))" office:value-type="float" office:value="0">
            <text:p>0</text:p>
          </table:table-cell>
          <table:table-cell table:formula="of:=IF(ISNA(VLOOKUP([.E760];[Entrada.$A$8:.$D$1605];4;0)) = 1; 0;VLOOKUP([.E760];[Entrada.$A$8:.$D$1605];4;0))" office:value-type="float" office:value="0">
            <text:p>0</text:p>
          </table:table-cell>
          <table:table-cell table:number-columns-repeated="6"/>
          <table:table-cell table:style-name="ce29" table:formula="of:=[.C7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0];[Entrada.$A$8:.$C$1606];3;0)) = 1; 0;VLOOKUP([.E760];[Entrada.$A$8:.$C$1606];3;0)*[.C7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39</text:p>
          </table:table-cell>
          <table:table-cell table:number-columns-repeated="2"/>
          <table:table-cell/>
          <table:table-cell table:style-name="ce12" office:value-type="string">
            <text:p>19,39</text:p>
          </table:table-cell>
          <table:table-cell table:style-name="ce21" table:formula="of:=IF(ISNA(VLOOKUP([.E761];[Entrada.$A$8:.$B$1605];2;0)) = 1; 0;VLOOKUP([.E761];[Entrada.$A$8:.$B$1605];2;0))" office:value-type="float" office:value="0">
            <text:p>0</text:p>
          </table:table-cell>
          <table:table-cell table:formula="of:=IF(ISNA(VLOOKUP([.E761];[Entrada.$A$8:.$D$1605];4;0)) = 1; 0;VLOOKUP([.E761];[Entrada.$A$8:.$D$1605];4;0))" office:value-type="float" office:value="0">
            <text:p>0</text:p>
          </table:table-cell>
          <table:table-cell table:number-columns-repeated="6"/>
          <table:table-cell table:style-name="ce29" table:formula="of:=[.C7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1];[Entrada.$A$8:.$C$1606];3;0)) = 1; 0;VLOOKUP([.E761];[Entrada.$A$8:.$C$1606];3;0)*[.C7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19,40</text:p>
          </table:table-cell>
          <table:table-cell table:number-columns-repeated="2"/>
          <table:table-cell/>
          <table:table-cell table:style-name="ce12" office:value-type="string">
            <text:p>19,40</text:p>
          </table:table-cell>
          <table:table-cell table:style-name="ce21" table:formula="of:=IF(ISNA(VLOOKUP([.E762];[Entrada.$A$8:.$B$1605];2;0)) = 1; 0;VLOOKUP([.E762];[Entrada.$A$8:.$B$1605];2;0))" office:value-type="float" office:value="0">
            <text:p>0</text:p>
          </table:table-cell>
          <table:table-cell table:formula="of:=IF(ISNA(VLOOKUP([.E762];[Entrada.$A$8:.$D$1605];4;0)) = 1; 0;VLOOKUP([.E762];[Entrada.$A$8:.$D$1605];4;0))" office:value-type="float" office:value="0">
            <text:p>0</text:p>
          </table:table-cell>
          <table:table-cell table:number-columns-repeated="6"/>
          <table:table-cell table:style-name="ce29" table:formula="of:=[.C7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2];[Entrada.$A$8:.$C$1606];3;0)) = 1; 0;VLOOKUP([.E762];[Entrada.$A$8:.$C$1606];3;0)*[.C7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</text:p>
          </table:table-cell>
          <table:table-cell table:number-columns-repeated="2"/>
          <table:table-cell/>
          <table:table-cell table:style-name="ce12" office:value-type="string">
            <text:p>20,1</text:p>
          </table:table-cell>
          <table:table-cell table:style-name="ce21" table:formula="of:=IF(ISNA(VLOOKUP([.E763];[Entrada.$A$8:.$B$1605];2;0)) = 1; 0;VLOOKUP([.E763];[Entrada.$A$8:.$B$1605];2;0))" office:value-type="float" office:value="0">
            <text:p>0</text:p>
          </table:table-cell>
          <table:table-cell table:formula="of:=IF(ISNA(VLOOKUP([.E763];[Entrada.$A$8:.$D$1605];4;0)) = 1; 0;VLOOKUP([.E763];[Entrada.$A$8:.$D$1605];4;0))" office:value-type="float" office:value="0">
            <text:p>0</text:p>
          </table:table-cell>
          <table:table-cell table:number-columns-repeated="6"/>
          <table:table-cell table:style-name="ce29" table:formula="of:=[.C7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3];[Entrada.$A$8:.$C$1606];3;0)) = 1; 0;VLOOKUP([.E763];[Entrada.$A$8:.$C$1606];3;0)*[.C7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</text:p>
          </table:table-cell>
          <table:table-cell table:number-columns-repeated="2"/>
          <table:table-cell/>
          <table:table-cell table:style-name="ce12" office:value-type="string">
            <text:p>20,2</text:p>
          </table:table-cell>
          <table:table-cell table:style-name="ce21" table:formula="of:=IF(ISNA(VLOOKUP([.E764];[Entrada.$A$8:.$B$1605];2;0)) = 1; 0;VLOOKUP([.E764];[Entrada.$A$8:.$B$1605];2;0))" office:value-type="float" office:value="0">
            <text:p>0</text:p>
          </table:table-cell>
          <table:table-cell table:formula="of:=IF(ISNA(VLOOKUP([.E764];[Entrada.$A$8:.$D$1605];4;0)) = 1; 0;VLOOKUP([.E764];[Entrada.$A$8:.$D$1605];4;0))" office:value-type="float" office:value="0">
            <text:p>0</text:p>
          </table:table-cell>
          <table:table-cell table:number-columns-repeated="6"/>
          <table:table-cell table:style-name="ce29" table:formula="of:=[.C7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4];[Entrada.$A$8:.$C$1606];3;0)) = 1; 0;VLOOKUP([.E764];[Entrada.$A$8:.$C$1606];3;0)*[.C7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</text:p>
          </table:table-cell>
          <table:table-cell table:number-columns-repeated="2"/>
          <table:table-cell/>
          <table:table-cell table:style-name="ce12" office:value-type="string">
            <text:p>20,3</text:p>
          </table:table-cell>
          <table:table-cell table:style-name="ce21" table:formula="of:=IF(ISNA(VLOOKUP([.E765];[Entrada.$A$8:.$B$1605];2;0)) = 1; 0;VLOOKUP([.E765];[Entrada.$A$8:.$B$1605];2;0))" office:value-type="float" office:value="0">
            <text:p>0</text:p>
          </table:table-cell>
          <table:table-cell table:formula="of:=IF(ISNA(VLOOKUP([.E765];[Entrada.$A$8:.$D$1605];4;0)) = 1; 0;VLOOKUP([.E765];[Entrada.$A$8:.$D$1605];4;0))" office:value-type="float" office:value="0">
            <text:p>0</text:p>
          </table:table-cell>
          <table:table-cell table:number-columns-repeated="6"/>
          <table:table-cell table:style-name="ce29" table:formula="of:=[.C7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5];[Entrada.$A$8:.$C$1606];3;0)) = 1; 0;VLOOKUP([.E765];[Entrada.$A$8:.$C$1606];3;0)*[.C7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4</text:p>
          </table:table-cell>
          <table:table-cell table:number-columns-repeated="2"/>
          <table:table-cell/>
          <table:table-cell table:style-name="ce12" office:value-type="string">
            <text:p>20,4</text:p>
          </table:table-cell>
          <table:table-cell table:style-name="ce21" table:formula="of:=IF(ISNA(VLOOKUP([.E766];[Entrada.$A$8:.$B$1605];2;0)) = 1; 0;VLOOKUP([.E766];[Entrada.$A$8:.$B$1605];2;0))" office:value-type="float" office:value="0">
            <text:p>0</text:p>
          </table:table-cell>
          <table:table-cell table:formula="of:=IF(ISNA(VLOOKUP([.E766];[Entrada.$A$8:.$D$1605];4;0)) = 1; 0;VLOOKUP([.E766];[Entrada.$A$8:.$D$1605];4;0))" office:value-type="float" office:value="0">
            <text:p>0</text:p>
          </table:table-cell>
          <table:table-cell table:number-columns-repeated="6"/>
          <table:table-cell table:style-name="ce29" table:formula="of:=[.C7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6];[Entrada.$A$8:.$C$1606];3;0)) = 1; 0;VLOOKUP([.E766];[Entrada.$A$8:.$C$1606];3;0)*[.C7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5</text:p>
          </table:table-cell>
          <table:table-cell table:number-columns-repeated="2"/>
          <table:table-cell/>
          <table:table-cell table:style-name="ce12" office:value-type="string">
            <text:p>20,5</text:p>
          </table:table-cell>
          <table:table-cell table:style-name="ce21" table:formula="of:=IF(ISNA(VLOOKUP([.E767];[Entrada.$A$8:.$B$1605];2;0)) = 1; 0;VLOOKUP([.E767];[Entrada.$A$8:.$B$1605];2;0))" office:value-type="float" office:value="0">
            <text:p>0</text:p>
          </table:table-cell>
          <table:table-cell table:formula="of:=IF(ISNA(VLOOKUP([.E767];[Entrada.$A$8:.$D$1605];4;0)) = 1; 0;VLOOKUP([.E767];[Entrada.$A$8:.$D$1605];4;0))" office:value-type="float" office:value="0">
            <text:p>0</text:p>
          </table:table-cell>
          <table:table-cell table:number-columns-repeated="6"/>
          <table:table-cell table:style-name="ce29" table:formula="of:=[.C7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7];[Entrada.$A$8:.$C$1606];3;0)) = 1; 0;VLOOKUP([.E767];[Entrada.$A$8:.$C$1606];3;0)*[.C7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6</text:p>
          </table:table-cell>
          <table:table-cell table:number-columns-repeated="2"/>
          <table:table-cell/>
          <table:table-cell table:style-name="ce12" office:value-type="string">
            <text:p>20,6</text:p>
          </table:table-cell>
          <table:table-cell table:style-name="ce21" table:formula="of:=IF(ISNA(VLOOKUP([.E768];[Entrada.$A$8:.$B$1605];2;0)) = 1; 0;VLOOKUP([.E768];[Entrada.$A$8:.$B$1605];2;0))" office:value-type="float" office:value="0">
            <text:p>0</text:p>
          </table:table-cell>
          <table:table-cell table:formula="of:=IF(ISNA(VLOOKUP([.E768];[Entrada.$A$8:.$D$1605];4;0)) = 1; 0;VLOOKUP([.E768];[Entrada.$A$8:.$D$1605];4;0))" office:value-type="float" office:value="0">
            <text:p>0</text:p>
          </table:table-cell>
          <table:table-cell table:number-columns-repeated="6"/>
          <table:table-cell table:style-name="ce29" table:formula="of:=[.C7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8];[Entrada.$A$8:.$C$1606];3;0)) = 1; 0;VLOOKUP([.E768];[Entrada.$A$8:.$C$1606];3;0)*[.C7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7</text:p>
          </table:table-cell>
          <table:table-cell table:number-columns-repeated="2"/>
          <table:table-cell/>
          <table:table-cell table:style-name="ce12" office:value-type="string">
            <text:p>20,7</text:p>
          </table:table-cell>
          <table:table-cell table:style-name="ce21" table:formula="of:=IF(ISNA(VLOOKUP([.E769];[Entrada.$A$8:.$B$1605];2;0)) = 1; 0;VLOOKUP([.E769];[Entrada.$A$8:.$B$1605];2;0))" office:value-type="float" office:value="0">
            <text:p>0</text:p>
          </table:table-cell>
          <table:table-cell table:formula="of:=IF(ISNA(VLOOKUP([.E769];[Entrada.$A$8:.$D$1605];4;0)) = 1; 0;VLOOKUP([.E769];[Entrada.$A$8:.$D$1605];4;0))" office:value-type="float" office:value="0">
            <text:p>0</text:p>
          </table:table-cell>
          <table:table-cell table:number-columns-repeated="6"/>
          <table:table-cell table:style-name="ce29" table:formula="of:=[.C7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69];[Entrada.$A$8:.$C$1606];3;0)) = 1; 0;VLOOKUP([.E769];[Entrada.$A$8:.$C$1606];3;0)*[.C7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8</text:p>
          </table:table-cell>
          <table:table-cell table:number-columns-repeated="2"/>
          <table:table-cell/>
          <table:table-cell table:style-name="ce12" office:value-type="string">
            <text:p>20,8</text:p>
          </table:table-cell>
          <table:table-cell table:style-name="ce21" table:formula="of:=IF(ISNA(VLOOKUP([.E770];[Entrada.$A$8:.$B$1605];2;0)) = 1; 0;VLOOKUP([.E770];[Entrada.$A$8:.$B$1605];2;0))" office:value-type="float" office:value="0">
            <text:p>0</text:p>
          </table:table-cell>
          <table:table-cell table:formula="of:=IF(ISNA(VLOOKUP([.E770];[Entrada.$A$8:.$D$1605];4;0)) = 1; 0;VLOOKUP([.E770];[Entrada.$A$8:.$D$1605];4;0))" office:value-type="float" office:value="0">
            <text:p>0</text:p>
          </table:table-cell>
          <table:table-cell table:number-columns-repeated="6"/>
          <table:table-cell table:style-name="ce29" table:formula="of:=[.C7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0];[Entrada.$A$8:.$C$1606];3;0)) = 1; 0;VLOOKUP([.E770];[Entrada.$A$8:.$C$1606];3;0)*[.C7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9</text:p>
          </table:table-cell>
          <table:table-cell table:number-columns-repeated="2"/>
          <table:table-cell/>
          <table:table-cell table:style-name="ce12" office:value-type="string">
            <text:p>20,9</text:p>
          </table:table-cell>
          <table:table-cell table:style-name="ce21" table:formula="of:=IF(ISNA(VLOOKUP([.E771];[Entrada.$A$8:.$B$1605];2;0)) = 1; 0;VLOOKUP([.E771];[Entrada.$A$8:.$B$1605];2;0))" office:value-type="float" office:value="0">
            <text:p>0</text:p>
          </table:table-cell>
          <table:table-cell table:formula="of:=IF(ISNA(VLOOKUP([.E771];[Entrada.$A$8:.$D$1605];4;0)) = 1; 0;VLOOKUP([.E771];[Entrada.$A$8:.$D$1605];4;0))" office:value-type="float" office:value="0">
            <text:p>0</text:p>
          </table:table-cell>
          <table:table-cell table:number-columns-repeated="6"/>
          <table:table-cell table:style-name="ce29" table:formula="of:=[.C7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1];[Entrada.$A$8:.$C$1606];3;0)) = 1; 0;VLOOKUP([.E771];[Entrada.$A$8:.$C$1606];3;0)*[.C7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0</text:p>
          </table:table-cell>
          <table:table-cell table:number-columns-repeated="2"/>
          <table:table-cell/>
          <table:table-cell table:style-name="ce12" office:value-type="string">
            <text:p>20,10</text:p>
          </table:table-cell>
          <table:table-cell table:style-name="ce21" table:formula="of:=IF(ISNA(VLOOKUP([.E772];[Entrada.$A$8:.$B$1605];2;0)) = 1; 0;VLOOKUP([.E772];[Entrada.$A$8:.$B$1605];2;0))" office:value-type="float" office:value="0">
            <text:p>0</text:p>
          </table:table-cell>
          <table:table-cell table:formula="of:=IF(ISNA(VLOOKUP([.E772];[Entrada.$A$8:.$D$1605];4;0)) = 1; 0;VLOOKUP([.E772];[Entrada.$A$8:.$D$1605];4;0))" office:value-type="float" office:value="0">
            <text:p>0</text:p>
          </table:table-cell>
          <table:table-cell table:number-columns-repeated="6"/>
          <table:table-cell table:style-name="ce29" table:formula="of:=[.C7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2];[Entrada.$A$8:.$C$1606];3;0)) = 1; 0;VLOOKUP([.E772];[Entrada.$A$8:.$C$1606];3;0)*[.C7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1</text:p>
          </table:table-cell>
          <table:table-cell table:number-columns-repeated="2"/>
          <table:table-cell/>
          <table:table-cell table:style-name="ce12" office:value-type="string">
            <text:p>20,11</text:p>
          </table:table-cell>
          <table:table-cell table:style-name="ce21" table:formula="of:=IF(ISNA(VLOOKUP([.E773];[Entrada.$A$8:.$B$1605];2;0)) = 1; 0;VLOOKUP([.E773];[Entrada.$A$8:.$B$1605];2;0))" office:value-type="float" office:value="0">
            <text:p>0</text:p>
          </table:table-cell>
          <table:table-cell table:formula="of:=IF(ISNA(VLOOKUP([.E773];[Entrada.$A$8:.$D$1605];4;0)) = 1; 0;VLOOKUP([.E773];[Entrada.$A$8:.$D$1605];4;0))" office:value-type="float" office:value="0">
            <text:p>0</text:p>
          </table:table-cell>
          <table:table-cell table:number-columns-repeated="6"/>
          <table:table-cell table:style-name="ce29" table:formula="of:=[.C7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3];[Entrada.$A$8:.$C$1606];3;0)) = 1; 0;VLOOKUP([.E773];[Entrada.$A$8:.$C$1606];3;0)*[.C7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2</text:p>
          </table:table-cell>
          <table:table-cell table:number-columns-repeated="2"/>
          <table:table-cell/>
          <table:table-cell table:style-name="ce12" office:value-type="string">
            <text:p>20,12</text:p>
          </table:table-cell>
          <table:table-cell table:style-name="ce21" table:formula="of:=IF(ISNA(VLOOKUP([.E774];[Entrada.$A$8:.$B$1605];2;0)) = 1; 0;VLOOKUP([.E774];[Entrada.$A$8:.$B$1605];2;0))" office:value-type="float" office:value="0">
            <text:p>0</text:p>
          </table:table-cell>
          <table:table-cell table:formula="of:=IF(ISNA(VLOOKUP([.E774];[Entrada.$A$8:.$D$1605];4;0)) = 1; 0;VLOOKUP([.E774];[Entrada.$A$8:.$D$1605];4;0))" office:value-type="float" office:value="0">
            <text:p>0</text:p>
          </table:table-cell>
          <table:table-cell table:number-columns-repeated="6"/>
          <table:table-cell table:style-name="ce29" table:formula="of:=[.C7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4];[Entrada.$A$8:.$C$1606];3;0)) = 1; 0;VLOOKUP([.E774];[Entrada.$A$8:.$C$1606];3;0)*[.C7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3</text:p>
          </table:table-cell>
          <table:table-cell table:number-columns-repeated="2"/>
          <table:table-cell/>
          <table:table-cell table:style-name="ce12" office:value-type="string">
            <text:p>20,13</text:p>
          </table:table-cell>
          <table:table-cell table:style-name="ce21" table:formula="of:=IF(ISNA(VLOOKUP([.E775];[Entrada.$A$8:.$B$1605];2;0)) = 1; 0;VLOOKUP([.E775];[Entrada.$A$8:.$B$1605];2;0))" office:value-type="float" office:value="0">
            <text:p>0</text:p>
          </table:table-cell>
          <table:table-cell table:formula="of:=IF(ISNA(VLOOKUP([.E775];[Entrada.$A$8:.$D$1605];4;0)) = 1; 0;VLOOKUP([.E775];[Entrada.$A$8:.$D$1605];4;0))" office:value-type="float" office:value="0">
            <text:p>0</text:p>
          </table:table-cell>
          <table:table-cell table:number-columns-repeated="6"/>
          <table:table-cell table:style-name="ce29" table:formula="of:=[.C7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5];[Entrada.$A$8:.$C$1606];3;0)) = 1; 0;VLOOKUP([.E775];[Entrada.$A$8:.$C$1606];3;0)*[.C7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4</text:p>
          </table:table-cell>
          <table:table-cell table:number-columns-repeated="2"/>
          <table:table-cell/>
          <table:table-cell table:style-name="ce12" office:value-type="string">
            <text:p>20,14</text:p>
          </table:table-cell>
          <table:table-cell table:style-name="ce21" table:formula="of:=IF(ISNA(VLOOKUP([.E776];[Entrada.$A$8:.$B$1605];2;0)) = 1; 0;VLOOKUP([.E776];[Entrada.$A$8:.$B$1605];2;0))" office:value-type="float" office:value="0">
            <text:p>0</text:p>
          </table:table-cell>
          <table:table-cell table:formula="of:=IF(ISNA(VLOOKUP([.E776];[Entrada.$A$8:.$D$1605];4;0)) = 1; 0;VLOOKUP([.E776];[Entrada.$A$8:.$D$1605];4;0))" office:value-type="float" office:value="0">
            <text:p>0</text:p>
          </table:table-cell>
          <table:table-cell table:number-columns-repeated="6"/>
          <table:table-cell table:style-name="ce29" table:formula="of:=[.C7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6];[Entrada.$A$8:.$C$1606];3;0)) = 1; 0;VLOOKUP([.E776];[Entrada.$A$8:.$C$1606];3;0)*[.C7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5</text:p>
          </table:table-cell>
          <table:table-cell table:number-columns-repeated="2"/>
          <table:table-cell/>
          <table:table-cell table:style-name="ce12" office:value-type="string">
            <text:p>20,15</text:p>
          </table:table-cell>
          <table:table-cell table:style-name="ce21" table:formula="of:=IF(ISNA(VLOOKUP([.E777];[Entrada.$A$8:.$B$1605];2;0)) = 1; 0;VLOOKUP([.E777];[Entrada.$A$8:.$B$1605];2;0))" office:value-type="float" office:value="0">
            <text:p>0</text:p>
          </table:table-cell>
          <table:table-cell table:formula="of:=IF(ISNA(VLOOKUP([.E777];[Entrada.$A$8:.$D$1605];4;0)) = 1; 0;VLOOKUP([.E777];[Entrada.$A$8:.$D$1605];4;0))" office:value-type="float" office:value="0">
            <text:p>0</text:p>
          </table:table-cell>
          <table:table-cell table:number-columns-repeated="6"/>
          <table:table-cell table:style-name="ce29" table:formula="of:=[.C7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7];[Entrada.$A$8:.$C$1606];3;0)) = 1; 0;VLOOKUP([.E777];[Entrada.$A$8:.$C$1606];3;0)*[.C7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6</text:p>
          </table:table-cell>
          <table:table-cell table:number-columns-repeated="2"/>
          <table:table-cell/>
          <table:table-cell table:style-name="ce12" office:value-type="string">
            <text:p>20,16</text:p>
          </table:table-cell>
          <table:table-cell table:style-name="ce21" table:formula="of:=IF(ISNA(VLOOKUP([.E778];[Entrada.$A$8:.$B$1605];2;0)) = 1; 0;VLOOKUP([.E778];[Entrada.$A$8:.$B$1605];2;0))" office:value-type="float" office:value="0">
            <text:p>0</text:p>
          </table:table-cell>
          <table:table-cell table:formula="of:=IF(ISNA(VLOOKUP([.E778];[Entrada.$A$8:.$D$1605];4;0)) = 1; 0;VLOOKUP([.E778];[Entrada.$A$8:.$D$1605];4;0))" office:value-type="float" office:value="0">
            <text:p>0</text:p>
          </table:table-cell>
          <table:table-cell table:number-columns-repeated="6"/>
          <table:table-cell table:style-name="ce29" table:formula="of:=[.C7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8];[Entrada.$A$8:.$C$1606];3;0)) = 1; 0;VLOOKUP([.E778];[Entrada.$A$8:.$C$1606];3;0)*[.C7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7</text:p>
          </table:table-cell>
          <table:table-cell table:number-columns-repeated="2"/>
          <table:table-cell/>
          <table:table-cell table:style-name="ce12" office:value-type="string">
            <text:p>20,17</text:p>
          </table:table-cell>
          <table:table-cell table:style-name="ce21" table:formula="of:=IF(ISNA(VLOOKUP([.E779];[Entrada.$A$8:.$B$1605];2;0)) = 1; 0;VLOOKUP([.E779];[Entrada.$A$8:.$B$1605];2;0))" office:value-type="float" office:value="0">
            <text:p>0</text:p>
          </table:table-cell>
          <table:table-cell table:formula="of:=IF(ISNA(VLOOKUP([.E779];[Entrada.$A$8:.$D$1605];4;0)) = 1; 0;VLOOKUP([.E779];[Entrada.$A$8:.$D$1605];4;0))" office:value-type="float" office:value="0">
            <text:p>0</text:p>
          </table:table-cell>
          <table:table-cell table:number-columns-repeated="6"/>
          <table:table-cell table:style-name="ce29" table:formula="of:=[.C7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79];[Entrada.$A$8:.$C$1606];3;0)) = 1; 0;VLOOKUP([.E779];[Entrada.$A$8:.$C$1606];3;0)*[.C7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8</text:p>
          </table:table-cell>
          <table:table-cell table:number-columns-repeated="2"/>
          <table:table-cell/>
          <table:table-cell table:style-name="ce12" office:value-type="string">
            <text:p>20,18</text:p>
          </table:table-cell>
          <table:table-cell table:style-name="ce21" table:formula="of:=IF(ISNA(VLOOKUP([.E780];[Entrada.$A$8:.$B$1605];2;0)) = 1; 0;VLOOKUP([.E780];[Entrada.$A$8:.$B$1605];2;0))" office:value-type="float" office:value="0">
            <text:p>0</text:p>
          </table:table-cell>
          <table:table-cell table:formula="of:=IF(ISNA(VLOOKUP([.E780];[Entrada.$A$8:.$D$1605];4;0)) = 1; 0;VLOOKUP([.E780];[Entrada.$A$8:.$D$1605];4;0))" office:value-type="float" office:value="0">
            <text:p>0</text:p>
          </table:table-cell>
          <table:table-cell table:number-columns-repeated="6"/>
          <table:table-cell table:style-name="ce29" table:formula="of:=[.C7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0];[Entrada.$A$8:.$C$1606];3;0)) = 1; 0;VLOOKUP([.E780];[Entrada.$A$8:.$C$1606];3;0)*[.C7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19</text:p>
          </table:table-cell>
          <table:table-cell table:number-columns-repeated="2"/>
          <table:table-cell/>
          <table:table-cell table:style-name="ce12" office:value-type="string">
            <text:p>20,19</text:p>
          </table:table-cell>
          <table:table-cell table:style-name="ce21" table:formula="of:=IF(ISNA(VLOOKUP([.E781];[Entrada.$A$8:.$B$1605];2;0)) = 1; 0;VLOOKUP([.E781];[Entrada.$A$8:.$B$1605];2;0))" office:value-type="float" office:value="0">
            <text:p>0</text:p>
          </table:table-cell>
          <table:table-cell table:formula="of:=IF(ISNA(VLOOKUP([.E781];[Entrada.$A$8:.$D$1605];4;0)) = 1; 0;VLOOKUP([.E781];[Entrada.$A$8:.$D$1605];4;0))" office:value-type="float" office:value="0">
            <text:p>0</text:p>
          </table:table-cell>
          <table:table-cell table:number-columns-repeated="6"/>
          <table:table-cell table:style-name="ce29" table:formula="of:=[.C7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1];[Entrada.$A$8:.$C$1606];3;0)) = 1; 0;VLOOKUP([.E781];[Entrada.$A$8:.$C$1606];3;0)*[.C7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0</text:p>
          </table:table-cell>
          <table:table-cell table:number-columns-repeated="2"/>
          <table:table-cell/>
          <table:table-cell table:style-name="ce12" office:value-type="string">
            <text:p>20,20</text:p>
          </table:table-cell>
          <table:table-cell table:style-name="ce21" table:formula="of:=IF(ISNA(VLOOKUP([.E782];[Entrada.$A$8:.$B$1605];2;0)) = 1; 0;VLOOKUP([.E782];[Entrada.$A$8:.$B$1605];2;0))" office:value-type="float" office:value="0">
            <text:p>0</text:p>
          </table:table-cell>
          <table:table-cell table:formula="of:=IF(ISNA(VLOOKUP([.E782];[Entrada.$A$8:.$D$1605];4;0)) = 1; 0;VLOOKUP([.E782];[Entrada.$A$8:.$D$1605];4;0))" office:value-type="float" office:value="0">
            <text:p>0</text:p>
          </table:table-cell>
          <table:table-cell table:number-columns-repeated="6"/>
          <table:table-cell table:style-name="ce29" table:formula="of:=[.C7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2];[Entrada.$A$8:.$C$1606];3;0)) = 1; 0;VLOOKUP([.E782];[Entrada.$A$8:.$C$1606];3;0)*[.C7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1</text:p>
          </table:table-cell>
          <table:table-cell table:number-columns-repeated="2"/>
          <table:table-cell/>
          <table:table-cell table:style-name="ce12" office:value-type="string">
            <text:p>20,21</text:p>
          </table:table-cell>
          <table:table-cell table:style-name="ce21" table:formula="of:=IF(ISNA(VLOOKUP([.E783];[Entrada.$A$8:.$B$1605];2;0)) = 1; 0;VLOOKUP([.E783];[Entrada.$A$8:.$B$1605];2;0))" office:value-type="float" office:value="0">
            <text:p>0</text:p>
          </table:table-cell>
          <table:table-cell table:formula="of:=IF(ISNA(VLOOKUP([.E783];[Entrada.$A$8:.$D$1605];4;0)) = 1; 0;VLOOKUP([.E783];[Entrada.$A$8:.$D$1605];4;0))" office:value-type="float" office:value="0">
            <text:p>0</text:p>
          </table:table-cell>
          <table:table-cell table:number-columns-repeated="6"/>
          <table:table-cell table:style-name="ce29" table:formula="of:=[.C7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3];[Entrada.$A$8:.$C$1606];3;0)) = 1; 0;VLOOKUP([.E783];[Entrada.$A$8:.$C$1606];3;0)*[.C7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2</text:p>
          </table:table-cell>
          <table:table-cell table:number-columns-repeated="2"/>
          <table:table-cell/>
          <table:table-cell table:style-name="ce12" office:value-type="string">
            <text:p>20,22</text:p>
          </table:table-cell>
          <table:table-cell table:style-name="ce21" table:formula="of:=IF(ISNA(VLOOKUP([.E784];[Entrada.$A$8:.$B$1605];2;0)) = 1; 0;VLOOKUP([.E784];[Entrada.$A$8:.$B$1605];2;0))" office:value-type="float" office:value="0">
            <text:p>0</text:p>
          </table:table-cell>
          <table:table-cell table:formula="of:=IF(ISNA(VLOOKUP([.E784];[Entrada.$A$8:.$D$1605];4;0)) = 1; 0;VLOOKUP([.E784];[Entrada.$A$8:.$D$1605];4;0))" office:value-type="float" office:value="0">
            <text:p>0</text:p>
          </table:table-cell>
          <table:table-cell table:number-columns-repeated="6"/>
          <table:table-cell table:style-name="ce29" table:formula="of:=[.C7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4];[Entrada.$A$8:.$C$1606];3;0)) = 1; 0;VLOOKUP([.E784];[Entrada.$A$8:.$C$1606];3;0)*[.C7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3</text:p>
          </table:table-cell>
          <table:table-cell table:number-columns-repeated="2"/>
          <table:table-cell/>
          <table:table-cell table:style-name="ce12" office:value-type="string">
            <text:p>20,23</text:p>
          </table:table-cell>
          <table:table-cell table:style-name="ce21" table:formula="of:=IF(ISNA(VLOOKUP([.E785];[Entrada.$A$8:.$B$1605];2;0)) = 1; 0;VLOOKUP([.E785];[Entrada.$A$8:.$B$1605];2;0))" office:value-type="float" office:value="0">
            <text:p>0</text:p>
          </table:table-cell>
          <table:table-cell table:formula="of:=IF(ISNA(VLOOKUP([.E785];[Entrada.$A$8:.$D$1605];4;0)) = 1; 0;VLOOKUP([.E785];[Entrada.$A$8:.$D$1605];4;0))" office:value-type="float" office:value="0">
            <text:p>0</text:p>
          </table:table-cell>
          <table:table-cell table:number-columns-repeated="6"/>
          <table:table-cell table:style-name="ce29" table:formula="of:=[.C7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5];[Entrada.$A$8:.$C$1606];3;0)) = 1; 0;VLOOKUP([.E785];[Entrada.$A$8:.$C$1606];3;0)*[.C7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4</text:p>
          </table:table-cell>
          <table:table-cell table:number-columns-repeated="2"/>
          <table:table-cell/>
          <table:table-cell table:style-name="ce12" office:value-type="string">
            <text:p>20,24</text:p>
          </table:table-cell>
          <table:table-cell table:style-name="ce21" table:formula="of:=IF(ISNA(VLOOKUP([.E786];[Entrada.$A$8:.$B$1605];2;0)) = 1; 0;VLOOKUP([.E786];[Entrada.$A$8:.$B$1605];2;0))" office:value-type="float" office:value="0">
            <text:p>0</text:p>
          </table:table-cell>
          <table:table-cell table:formula="of:=IF(ISNA(VLOOKUP([.E786];[Entrada.$A$8:.$D$1605];4;0)) = 1; 0;VLOOKUP([.E786];[Entrada.$A$8:.$D$1605];4;0))" office:value-type="float" office:value="0">
            <text:p>0</text:p>
          </table:table-cell>
          <table:table-cell table:number-columns-repeated="6"/>
          <table:table-cell table:style-name="ce29" table:formula="of:=[.C7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6];[Entrada.$A$8:.$C$1606];3;0)) = 1; 0;VLOOKUP([.E786];[Entrada.$A$8:.$C$1606];3;0)*[.C7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5</text:p>
          </table:table-cell>
          <table:table-cell table:number-columns-repeated="2"/>
          <table:table-cell/>
          <table:table-cell table:style-name="ce12" office:value-type="string">
            <text:p>20,25</text:p>
          </table:table-cell>
          <table:table-cell table:style-name="ce21" table:formula="of:=IF(ISNA(VLOOKUP([.E787];[Entrada.$A$8:.$B$1605];2;0)) = 1; 0;VLOOKUP([.E787];[Entrada.$A$8:.$B$1605];2;0))" office:value-type="float" office:value="0">
            <text:p>0</text:p>
          </table:table-cell>
          <table:table-cell table:formula="of:=IF(ISNA(VLOOKUP([.E787];[Entrada.$A$8:.$D$1605];4;0)) = 1; 0;VLOOKUP([.E787];[Entrada.$A$8:.$D$1605];4;0))" office:value-type="float" office:value="0">
            <text:p>0</text:p>
          </table:table-cell>
          <table:table-cell table:number-columns-repeated="6"/>
          <table:table-cell table:style-name="ce29" table:formula="of:=[.C7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7];[Entrada.$A$8:.$C$1606];3;0)) = 1; 0;VLOOKUP([.E787];[Entrada.$A$8:.$C$1606];3;0)*[.C7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6</text:p>
          </table:table-cell>
          <table:table-cell table:number-columns-repeated="2"/>
          <table:table-cell/>
          <table:table-cell table:style-name="ce12" office:value-type="string">
            <text:p>20,26</text:p>
          </table:table-cell>
          <table:table-cell table:style-name="ce21" table:formula="of:=IF(ISNA(VLOOKUP([.E788];[Entrada.$A$8:.$B$1605];2;0)) = 1; 0;VLOOKUP([.E788];[Entrada.$A$8:.$B$1605];2;0))" office:value-type="float" office:value="0">
            <text:p>0</text:p>
          </table:table-cell>
          <table:table-cell table:formula="of:=IF(ISNA(VLOOKUP([.E788];[Entrada.$A$8:.$D$1605];4;0)) = 1; 0;VLOOKUP([.E788];[Entrada.$A$8:.$D$1605];4;0))" office:value-type="float" office:value="0">
            <text:p>0</text:p>
          </table:table-cell>
          <table:table-cell table:number-columns-repeated="6"/>
          <table:table-cell table:style-name="ce29" table:formula="of:=[.C7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8];[Entrada.$A$8:.$C$1606];3;0)) = 1; 0;VLOOKUP([.E788];[Entrada.$A$8:.$C$1606];3;0)*[.C7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7</text:p>
          </table:table-cell>
          <table:table-cell table:number-columns-repeated="2"/>
          <table:table-cell/>
          <table:table-cell table:style-name="ce12" office:value-type="string">
            <text:p>20,27</text:p>
          </table:table-cell>
          <table:table-cell table:style-name="ce21" table:formula="of:=IF(ISNA(VLOOKUP([.E789];[Entrada.$A$8:.$B$1605];2;0)) = 1; 0;VLOOKUP([.E789];[Entrada.$A$8:.$B$1605];2;0))" office:value-type="float" office:value="0">
            <text:p>0</text:p>
          </table:table-cell>
          <table:table-cell table:formula="of:=IF(ISNA(VLOOKUP([.E789];[Entrada.$A$8:.$D$1605];4;0)) = 1; 0;VLOOKUP([.E789];[Entrada.$A$8:.$D$1605];4;0))" office:value-type="float" office:value="0">
            <text:p>0</text:p>
          </table:table-cell>
          <table:table-cell table:number-columns-repeated="6"/>
          <table:table-cell table:style-name="ce29" table:formula="of:=[.C7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89];[Entrada.$A$8:.$C$1606];3;0)) = 1; 0;VLOOKUP([.E789];[Entrada.$A$8:.$C$1606];3;0)*[.C7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8</text:p>
          </table:table-cell>
          <table:table-cell table:number-columns-repeated="2"/>
          <table:table-cell/>
          <table:table-cell table:style-name="ce12" office:value-type="string">
            <text:p>20,28</text:p>
          </table:table-cell>
          <table:table-cell table:style-name="ce21" table:formula="of:=IF(ISNA(VLOOKUP([.E790];[Entrada.$A$8:.$B$1605];2;0)) = 1; 0;VLOOKUP([.E790];[Entrada.$A$8:.$B$1605];2;0))" office:value-type="float" office:value="0">
            <text:p>0</text:p>
          </table:table-cell>
          <table:table-cell table:formula="of:=IF(ISNA(VLOOKUP([.E790];[Entrada.$A$8:.$D$1605];4;0)) = 1; 0;VLOOKUP([.E790];[Entrada.$A$8:.$D$1605];4;0))" office:value-type="float" office:value="0">
            <text:p>0</text:p>
          </table:table-cell>
          <table:table-cell table:number-columns-repeated="6"/>
          <table:table-cell table:style-name="ce29" table:formula="of:=[.C7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0];[Entrada.$A$8:.$C$1606];3;0)) = 1; 0;VLOOKUP([.E790];[Entrada.$A$8:.$C$1606];3;0)*[.C7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29</text:p>
          </table:table-cell>
          <table:table-cell table:number-columns-repeated="2"/>
          <table:table-cell/>
          <table:table-cell table:style-name="ce12" office:value-type="string">
            <text:p>20,29</text:p>
          </table:table-cell>
          <table:table-cell table:style-name="ce21" table:formula="of:=IF(ISNA(VLOOKUP([.E791];[Entrada.$A$8:.$B$1605];2;0)) = 1; 0;VLOOKUP([.E791];[Entrada.$A$8:.$B$1605];2;0))" office:value-type="float" office:value="0">
            <text:p>0</text:p>
          </table:table-cell>
          <table:table-cell table:formula="of:=IF(ISNA(VLOOKUP([.E791];[Entrada.$A$8:.$D$1605];4;0)) = 1; 0;VLOOKUP([.E791];[Entrada.$A$8:.$D$1605];4;0))" office:value-type="float" office:value="0">
            <text:p>0</text:p>
          </table:table-cell>
          <table:table-cell table:number-columns-repeated="6"/>
          <table:table-cell table:style-name="ce29" table:formula="of:=[.C7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1];[Entrada.$A$8:.$C$1606];3;0)) = 1; 0;VLOOKUP([.E791];[Entrada.$A$8:.$C$1606];3;0)*[.C7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0</text:p>
          </table:table-cell>
          <table:table-cell table:number-columns-repeated="2"/>
          <table:table-cell/>
          <table:table-cell table:style-name="ce12" office:value-type="string">
            <text:p>20,30</text:p>
          </table:table-cell>
          <table:table-cell table:style-name="ce21" table:formula="of:=IF(ISNA(VLOOKUP([.E792];[Entrada.$A$8:.$B$1605];2;0)) = 1; 0;VLOOKUP([.E792];[Entrada.$A$8:.$B$1605];2;0))" office:value-type="float" office:value="0">
            <text:p>0</text:p>
          </table:table-cell>
          <table:table-cell table:formula="of:=IF(ISNA(VLOOKUP([.E792];[Entrada.$A$8:.$D$1605];4;0)) = 1; 0;VLOOKUP([.E792];[Entrada.$A$8:.$D$1605];4;0))" office:value-type="float" office:value="0">
            <text:p>0</text:p>
          </table:table-cell>
          <table:table-cell table:number-columns-repeated="6"/>
          <table:table-cell table:style-name="ce29" table:formula="of:=[.C7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2];[Entrada.$A$8:.$C$1606];3;0)) = 1; 0;VLOOKUP([.E792];[Entrada.$A$8:.$C$1606];3;0)*[.C7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1</text:p>
          </table:table-cell>
          <table:table-cell table:number-columns-repeated="2"/>
          <table:table-cell/>
          <table:table-cell table:style-name="ce12" office:value-type="string">
            <text:p>20,31</text:p>
          </table:table-cell>
          <table:table-cell table:style-name="ce21" table:formula="of:=IF(ISNA(VLOOKUP([.E793];[Entrada.$A$8:.$B$1605];2;0)) = 1; 0;VLOOKUP([.E793];[Entrada.$A$8:.$B$1605];2;0))" office:value-type="float" office:value="0">
            <text:p>0</text:p>
          </table:table-cell>
          <table:table-cell table:formula="of:=IF(ISNA(VLOOKUP([.E793];[Entrada.$A$8:.$D$1605];4;0)) = 1; 0;VLOOKUP([.E793];[Entrada.$A$8:.$D$1605];4;0))" office:value-type="float" office:value="0">
            <text:p>0</text:p>
          </table:table-cell>
          <table:table-cell table:number-columns-repeated="6"/>
          <table:table-cell table:style-name="ce29" table:formula="of:=[.C7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3];[Entrada.$A$8:.$C$1606];3;0)) = 1; 0;VLOOKUP([.E793];[Entrada.$A$8:.$C$1606];3;0)*[.C7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2</text:p>
          </table:table-cell>
          <table:table-cell table:number-columns-repeated="2"/>
          <table:table-cell/>
          <table:table-cell table:style-name="ce12" office:value-type="string">
            <text:p>20,32</text:p>
          </table:table-cell>
          <table:table-cell table:style-name="ce21" table:formula="of:=IF(ISNA(VLOOKUP([.E794];[Entrada.$A$8:.$B$1605];2;0)) = 1; 0;VLOOKUP([.E794];[Entrada.$A$8:.$B$1605];2;0))" office:value-type="float" office:value="0">
            <text:p>0</text:p>
          </table:table-cell>
          <table:table-cell table:formula="of:=IF(ISNA(VLOOKUP([.E794];[Entrada.$A$8:.$D$1605];4;0)) = 1; 0;VLOOKUP([.E794];[Entrada.$A$8:.$D$1605];4;0))" office:value-type="float" office:value="0">
            <text:p>0</text:p>
          </table:table-cell>
          <table:table-cell table:number-columns-repeated="6"/>
          <table:table-cell table:style-name="ce29" table:formula="of:=[.C7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4];[Entrada.$A$8:.$C$1606];3;0)) = 1; 0;VLOOKUP([.E794];[Entrada.$A$8:.$C$1606];3;0)*[.C7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3</text:p>
          </table:table-cell>
          <table:table-cell table:number-columns-repeated="2"/>
          <table:table-cell/>
          <table:table-cell table:style-name="ce12" office:value-type="string">
            <text:p>20,33</text:p>
          </table:table-cell>
          <table:table-cell table:style-name="ce21" table:formula="of:=IF(ISNA(VLOOKUP([.E795];[Entrada.$A$8:.$B$1605];2;0)) = 1; 0;VLOOKUP([.E795];[Entrada.$A$8:.$B$1605];2;0))" office:value-type="float" office:value="0">
            <text:p>0</text:p>
          </table:table-cell>
          <table:table-cell table:formula="of:=IF(ISNA(VLOOKUP([.E795];[Entrada.$A$8:.$D$1605];4;0)) = 1; 0;VLOOKUP([.E795];[Entrada.$A$8:.$D$1605];4;0))" office:value-type="float" office:value="0">
            <text:p>0</text:p>
          </table:table-cell>
          <table:table-cell table:number-columns-repeated="6"/>
          <table:table-cell table:style-name="ce29" table:formula="of:=[.C7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5];[Entrada.$A$8:.$C$1606];3;0)) = 1; 0;VLOOKUP([.E795];[Entrada.$A$8:.$C$1606];3;0)*[.C7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4</text:p>
          </table:table-cell>
          <table:table-cell table:number-columns-repeated="2"/>
          <table:table-cell/>
          <table:table-cell table:style-name="ce12" office:value-type="string">
            <text:p>20,34</text:p>
          </table:table-cell>
          <table:table-cell table:style-name="ce21" table:formula="of:=IF(ISNA(VLOOKUP([.E796];[Entrada.$A$8:.$B$1605];2;0)) = 1; 0;VLOOKUP([.E796];[Entrada.$A$8:.$B$1605];2;0))" office:value-type="float" office:value="0">
            <text:p>0</text:p>
          </table:table-cell>
          <table:table-cell table:formula="of:=IF(ISNA(VLOOKUP([.E796];[Entrada.$A$8:.$D$1605];4;0)) = 1; 0;VLOOKUP([.E796];[Entrada.$A$8:.$D$1605];4;0))" office:value-type="float" office:value="0">
            <text:p>0</text:p>
          </table:table-cell>
          <table:table-cell table:number-columns-repeated="6"/>
          <table:table-cell table:style-name="ce29" table:formula="of:=[.C7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6];[Entrada.$A$8:.$C$1606];3;0)) = 1; 0;VLOOKUP([.E796];[Entrada.$A$8:.$C$1606];3;0)*[.C7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5</text:p>
          </table:table-cell>
          <table:table-cell table:number-columns-repeated="2"/>
          <table:table-cell/>
          <table:table-cell table:style-name="ce12" office:value-type="string">
            <text:p>20,35</text:p>
          </table:table-cell>
          <table:table-cell table:style-name="ce21" table:formula="of:=IF(ISNA(VLOOKUP([.E797];[Entrada.$A$8:.$B$1605];2;0)) = 1; 0;VLOOKUP([.E797];[Entrada.$A$8:.$B$1605];2;0))" office:value-type="float" office:value="0">
            <text:p>0</text:p>
          </table:table-cell>
          <table:table-cell table:formula="of:=IF(ISNA(VLOOKUP([.E797];[Entrada.$A$8:.$D$1605];4;0)) = 1; 0;VLOOKUP([.E797];[Entrada.$A$8:.$D$1605];4;0))" office:value-type="float" office:value="0">
            <text:p>0</text:p>
          </table:table-cell>
          <table:table-cell table:number-columns-repeated="6"/>
          <table:table-cell table:style-name="ce29" table:formula="of:=[.C7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7];[Entrada.$A$8:.$C$1606];3;0)) = 1; 0;VLOOKUP([.E797];[Entrada.$A$8:.$C$1606];3;0)*[.C7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6</text:p>
          </table:table-cell>
          <table:table-cell table:number-columns-repeated="2"/>
          <table:table-cell/>
          <table:table-cell table:style-name="ce12" office:value-type="string">
            <text:p>20,36</text:p>
          </table:table-cell>
          <table:table-cell table:style-name="ce21" table:formula="of:=IF(ISNA(VLOOKUP([.E798];[Entrada.$A$8:.$B$1605];2;0)) = 1; 0;VLOOKUP([.E798];[Entrada.$A$8:.$B$1605];2;0))" office:value-type="float" office:value="0">
            <text:p>0</text:p>
          </table:table-cell>
          <table:table-cell table:formula="of:=IF(ISNA(VLOOKUP([.E798];[Entrada.$A$8:.$D$1605];4;0)) = 1; 0;VLOOKUP([.E798];[Entrada.$A$8:.$D$1605];4;0))" office:value-type="float" office:value="0">
            <text:p>0</text:p>
          </table:table-cell>
          <table:table-cell table:number-columns-repeated="6"/>
          <table:table-cell table:style-name="ce29" table:formula="of:=[.C7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8];[Entrada.$A$8:.$C$1606];3;0)) = 1; 0;VLOOKUP([.E798];[Entrada.$A$8:.$C$1606];3;0)*[.C7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7</text:p>
          </table:table-cell>
          <table:table-cell table:number-columns-repeated="2"/>
          <table:table-cell/>
          <table:table-cell table:style-name="ce12" office:value-type="string">
            <text:p>20,37</text:p>
          </table:table-cell>
          <table:table-cell table:style-name="ce21" table:formula="of:=IF(ISNA(VLOOKUP([.E799];[Entrada.$A$8:.$B$1605];2;0)) = 1; 0;VLOOKUP([.E799];[Entrada.$A$8:.$B$1605];2;0))" office:value-type="float" office:value="0">
            <text:p>0</text:p>
          </table:table-cell>
          <table:table-cell table:formula="of:=IF(ISNA(VLOOKUP([.E799];[Entrada.$A$8:.$D$1605];4;0)) = 1; 0;VLOOKUP([.E799];[Entrada.$A$8:.$D$1605];4;0))" office:value-type="float" office:value="0">
            <text:p>0</text:p>
          </table:table-cell>
          <table:table-cell table:number-columns-repeated="6"/>
          <table:table-cell table:style-name="ce29" table:formula="of:=[.C7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7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799];[Entrada.$A$8:.$C$1606];3;0)) = 1; 0;VLOOKUP([.E799];[Entrada.$A$8:.$C$1606];3;0)*[.C7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8</text:p>
          </table:table-cell>
          <table:table-cell table:number-columns-repeated="2"/>
          <table:table-cell/>
          <table:table-cell table:style-name="ce12" office:value-type="string">
            <text:p>20,38</text:p>
          </table:table-cell>
          <table:table-cell table:style-name="ce21" table:formula="of:=IF(ISNA(VLOOKUP([.E800];[Entrada.$A$8:.$B$1605];2;0)) = 1; 0;VLOOKUP([.E800];[Entrada.$A$8:.$B$1605];2;0))" office:value-type="float" office:value="0">
            <text:p>0</text:p>
          </table:table-cell>
          <table:table-cell table:formula="of:=IF(ISNA(VLOOKUP([.E800];[Entrada.$A$8:.$D$1605];4;0)) = 1; 0;VLOOKUP([.E800];[Entrada.$A$8:.$D$1605];4;0))" office:value-type="float" office:value="0">
            <text:p>0</text:p>
          </table:table-cell>
          <table:table-cell table:number-columns-repeated="6"/>
          <table:table-cell table:style-name="ce29" table:formula="of:=[.C8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0];[Entrada.$A$8:.$C$1606];3;0)) = 1; 0;VLOOKUP([.E800];[Entrada.$A$8:.$C$1606];3;0)*[.C8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39</text:p>
          </table:table-cell>
          <table:table-cell table:number-columns-repeated="2"/>
          <table:table-cell/>
          <table:table-cell table:style-name="ce12" office:value-type="string">
            <text:p>20,39</text:p>
          </table:table-cell>
          <table:table-cell table:style-name="ce21" table:formula="of:=IF(ISNA(VLOOKUP([.E801];[Entrada.$A$8:.$B$1605];2;0)) = 1; 0;VLOOKUP([.E801];[Entrada.$A$8:.$B$1605];2;0))" office:value-type="float" office:value="0">
            <text:p>0</text:p>
          </table:table-cell>
          <table:table-cell table:formula="of:=IF(ISNA(VLOOKUP([.E801];[Entrada.$A$8:.$D$1605];4;0)) = 1; 0;VLOOKUP([.E801];[Entrada.$A$8:.$D$1605];4;0))" office:value-type="float" office:value="0">
            <text:p>0</text:p>
          </table:table-cell>
          <table:table-cell table:number-columns-repeated="6"/>
          <table:table-cell table:style-name="ce29" table:formula="of:=[.C8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1];[Entrada.$A$8:.$C$1606];3;0)) = 1; 0;VLOOKUP([.E801];[Entrada.$A$8:.$C$1606];3;0)*[.C8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0,40</text:p>
          </table:table-cell>
          <table:table-cell table:number-columns-repeated="2"/>
          <table:table-cell/>
          <table:table-cell table:style-name="ce12" office:value-type="string">
            <text:p>20,40</text:p>
          </table:table-cell>
          <table:table-cell table:style-name="ce21" table:formula="of:=IF(ISNA(VLOOKUP([.E802];[Entrada.$A$8:.$B$1605];2;0)) = 1; 0;VLOOKUP([.E802];[Entrada.$A$8:.$B$1605];2;0))" office:value-type="float" office:value="0">
            <text:p>0</text:p>
          </table:table-cell>
          <table:table-cell table:formula="of:=IF(ISNA(VLOOKUP([.E802];[Entrada.$A$8:.$D$1605];4;0)) = 1; 0;VLOOKUP([.E802];[Entrada.$A$8:.$D$1605];4;0))" office:value-type="float" office:value="0">
            <text:p>0</text:p>
          </table:table-cell>
          <table:table-cell table:number-columns-repeated="6"/>
          <table:table-cell table:style-name="ce29" table:formula="of:=[.C8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2];[Entrada.$A$8:.$C$1606];3;0)) = 1; 0;VLOOKUP([.E802];[Entrada.$A$8:.$C$1606];3;0)*[.C8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</text:p>
          </table:table-cell>
          <table:table-cell table:number-columns-repeated="2"/>
          <table:table-cell/>
          <table:table-cell table:style-name="ce12" office:value-type="string">
            <text:p>21,1</text:p>
          </table:table-cell>
          <table:table-cell table:style-name="ce21" table:formula="of:=IF(ISNA(VLOOKUP([.E803];[Entrada.$A$8:.$B$1605];2;0)) = 1; 0;VLOOKUP([.E803];[Entrada.$A$8:.$B$1605];2;0))" office:value-type="float" office:value="0">
            <text:p>0</text:p>
          </table:table-cell>
          <table:table-cell table:formula="of:=IF(ISNA(VLOOKUP([.E803];[Entrada.$A$8:.$D$1605];4;0)) = 1; 0;VLOOKUP([.E803];[Entrada.$A$8:.$D$1605];4;0))" office:value-type="float" office:value="0">
            <text:p>0</text:p>
          </table:table-cell>
          <table:table-cell table:number-columns-repeated="6"/>
          <table:table-cell table:style-name="ce29" table:formula="of:=[.C8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3];[Entrada.$A$8:.$C$1606];3;0)) = 1; 0;VLOOKUP([.E803];[Entrada.$A$8:.$C$1606];3;0)*[.C8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</text:p>
          </table:table-cell>
          <table:table-cell table:number-columns-repeated="2"/>
          <table:table-cell/>
          <table:table-cell table:style-name="ce12" office:value-type="string">
            <text:p>21,2</text:p>
          </table:table-cell>
          <table:table-cell table:style-name="ce21" table:formula="of:=IF(ISNA(VLOOKUP([.E804];[Entrada.$A$8:.$B$1605];2;0)) = 1; 0;VLOOKUP([.E804];[Entrada.$A$8:.$B$1605];2;0))" office:value-type="float" office:value="0">
            <text:p>0</text:p>
          </table:table-cell>
          <table:table-cell table:formula="of:=IF(ISNA(VLOOKUP([.E804];[Entrada.$A$8:.$D$1605];4;0)) = 1; 0;VLOOKUP([.E804];[Entrada.$A$8:.$D$1605];4;0))" office:value-type="float" office:value="0">
            <text:p>0</text:p>
          </table:table-cell>
          <table:table-cell table:number-columns-repeated="6"/>
          <table:table-cell table:style-name="ce29" table:formula="of:=[.C8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4];[Entrada.$A$8:.$C$1606];3;0)) = 1; 0;VLOOKUP([.E804];[Entrada.$A$8:.$C$1606];3;0)*[.C8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</text:p>
          </table:table-cell>
          <table:table-cell table:number-columns-repeated="2"/>
          <table:table-cell/>
          <table:table-cell table:style-name="ce12" office:value-type="string">
            <text:p>21,3</text:p>
          </table:table-cell>
          <table:table-cell table:style-name="ce21" table:formula="of:=IF(ISNA(VLOOKUP([.E805];[Entrada.$A$8:.$B$1605];2;0)) = 1; 0;VLOOKUP([.E805];[Entrada.$A$8:.$B$1605];2;0))" office:value-type="float" office:value="0">
            <text:p>0</text:p>
          </table:table-cell>
          <table:table-cell table:formula="of:=IF(ISNA(VLOOKUP([.E805];[Entrada.$A$8:.$D$1605];4;0)) = 1; 0;VLOOKUP([.E805];[Entrada.$A$8:.$D$1605];4;0))" office:value-type="float" office:value="0">
            <text:p>0</text:p>
          </table:table-cell>
          <table:table-cell table:number-columns-repeated="6"/>
          <table:table-cell table:style-name="ce29" table:formula="of:=[.C8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5];[Entrada.$A$8:.$C$1606];3;0)) = 1; 0;VLOOKUP([.E805];[Entrada.$A$8:.$C$1606];3;0)*[.C8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4</text:p>
          </table:table-cell>
          <table:table-cell table:number-columns-repeated="2"/>
          <table:table-cell/>
          <table:table-cell table:style-name="ce12" office:value-type="string">
            <text:p>21,4</text:p>
          </table:table-cell>
          <table:table-cell table:style-name="ce21" table:formula="of:=IF(ISNA(VLOOKUP([.E806];[Entrada.$A$8:.$B$1605];2;0)) = 1; 0;VLOOKUP([.E806];[Entrada.$A$8:.$B$1605];2;0))" office:value-type="float" office:value="0">
            <text:p>0</text:p>
          </table:table-cell>
          <table:table-cell table:formula="of:=IF(ISNA(VLOOKUP([.E806];[Entrada.$A$8:.$D$1605];4;0)) = 1; 0;VLOOKUP([.E806];[Entrada.$A$8:.$D$1605];4;0))" office:value-type="float" office:value="0">
            <text:p>0</text:p>
          </table:table-cell>
          <table:table-cell table:number-columns-repeated="6"/>
          <table:table-cell table:style-name="ce29" table:formula="of:=[.C8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6];[Entrada.$A$8:.$C$1606];3;0)) = 1; 0;VLOOKUP([.E806];[Entrada.$A$8:.$C$1606];3;0)*[.C8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5</text:p>
          </table:table-cell>
          <table:table-cell table:number-columns-repeated="2"/>
          <table:table-cell/>
          <table:table-cell table:style-name="ce12" office:value-type="string">
            <text:p>21,5</text:p>
          </table:table-cell>
          <table:table-cell table:style-name="ce21" table:formula="of:=IF(ISNA(VLOOKUP([.E807];[Entrada.$A$8:.$B$1605];2;0)) = 1; 0;VLOOKUP([.E807];[Entrada.$A$8:.$B$1605];2;0))" office:value-type="float" office:value="0">
            <text:p>0</text:p>
          </table:table-cell>
          <table:table-cell table:formula="of:=IF(ISNA(VLOOKUP([.E807];[Entrada.$A$8:.$D$1605];4;0)) = 1; 0;VLOOKUP([.E807];[Entrada.$A$8:.$D$1605];4;0))" office:value-type="float" office:value="0">
            <text:p>0</text:p>
          </table:table-cell>
          <table:table-cell table:number-columns-repeated="6"/>
          <table:table-cell table:style-name="ce29" table:formula="of:=[.C8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7];[Entrada.$A$8:.$C$1606];3;0)) = 1; 0;VLOOKUP([.E807];[Entrada.$A$8:.$C$1606];3;0)*[.C8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6</text:p>
          </table:table-cell>
          <table:table-cell table:number-columns-repeated="2"/>
          <table:table-cell/>
          <table:table-cell table:style-name="ce12" office:value-type="string">
            <text:p>21,6</text:p>
          </table:table-cell>
          <table:table-cell table:style-name="ce21" table:formula="of:=IF(ISNA(VLOOKUP([.E808];[Entrada.$A$8:.$B$1605];2;0)) = 1; 0;VLOOKUP([.E808];[Entrada.$A$8:.$B$1605];2;0))" office:value-type="float" office:value="0">
            <text:p>0</text:p>
          </table:table-cell>
          <table:table-cell table:formula="of:=IF(ISNA(VLOOKUP([.E808];[Entrada.$A$8:.$D$1605];4;0)) = 1; 0;VLOOKUP([.E808];[Entrada.$A$8:.$D$1605];4;0))" office:value-type="float" office:value="0">
            <text:p>0</text:p>
          </table:table-cell>
          <table:table-cell table:number-columns-repeated="6"/>
          <table:table-cell table:style-name="ce29" table:formula="of:=[.C8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8];[Entrada.$A$8:.$C$1606];3;0)) = 1; 0;VLOOKUP([.E808];[Entrada.$A$8:.$C$1606];3;0)*[.C8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7</text:p>
          </table:table-cell>
          <table:table-cell table:number-columns-repeated="2"/>
          <table:table-cell/>
          <table:table-cell table:style-name="ce12" office:value-type="string">
            <text:p>21,7</text:p>
          </table:table-cell>
          <table:table-cell table:style-name="ce21" table:formula="of:=IF(ISNA(VLOOKUP([.E809];[Entrada.$A$8:.$B$1605];2;0)) = 1; 0;VLOOKUP([.E809];[Entrada.$A$8:.$B$1605];2;0))" office:value-type="float" office:value="0">
            <text:p>0</text:p>
          </table:table-cell>
          <table:table-cell table:formula="of:=IF(ISNA(VLOOKUP([.E809];[Entrada.$A$8:.$D$1605];4;0)) = 1; 0;VLOOKUP([.E809];[Entrada.$A$8:.$D$1605];4;0))" office:value-type="float" office:value="0">
            <text:p>0</text:p>
          </table:table-cell>
          <table:table-cell table:number-columns-repeated="6"/>
          <table:table-cell table:style-name="ce29" table:formula="of:=[.C8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09];[Entrada.$A$8:.$C$1606];3;0)) = 1; 0;VLOOKUP([.E809];[Entrada.$A$8:.$C$1606];3;0)*[.C8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8</text:p>
          </table:table-cell>
          <table:table-cell table:number-columns-repeated="2"/>
          <table:table-cell/>
          <table:table-cell table:style-name="ce12" office:value-type="string">
            <text:p>21,8</text:p>
          </table:table-cell>
          <table:table-cell table:style-name="ce21" table:formula="of:=IF(ISNA(VLOOKUP([.E810];[Entrada.$A$8:.$B$1605];2;0)) = 1; 0;VLOOKUP([.E810];[Entrada.$A$8:.$B$1605];2;0))" office:value-type="float" office:value="0">
            <text:p>0</text:p>
          </table:table-cell>
          <table:table-cell table:formula="of:=IF(ISNA(VLOOKUP([.E810];[Entrada.$A$8:.$D$1605];4;0)) = 1; 0;VLOOKUP([.E810];[Entrada.$A$8:.$D$1605];4;0))" office:value-type="float" office:value="0">
            <text:p>0</text:p>
          </table:table-cell>
          <table:table-cell table:number-columns-repeated="6"/>
          <table:table-cell table:style-name="ce29" table:formula="of:=[.C8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0];[Entrada.$A$8:.$C$1606];3;0)) = 1; 0;VLOOKUP([.E810];[Entrada.$A$8:.$C$1606];3;0)*[.C8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9</text:p>
          </table:table-cell>
          <table:table-cell table:number-columns-repeated="2"/>
          <table:table-cell/>
          <table:table-cell table:style-name="ce12" office:value-type="string">
            <text:p>21,9</text:p>
          </table:table-cell>
          <table:table-cell table:style-name="ce21" table:formula="of:=IF(ISNA(VLOOKUP([.E811];[Entrada.$A$8:.$B$1605];2;0)) = 1; 0;VLOOKUP([.E811];[Entrada.$A$8:.$B$1605];2;0))" office:value-type="float" office:value="0">
            <text:p>0</text:p>
          </table:table-cell>
          <table:table-cell table:formula="of:=IF(ISNA(VLOOKUP([.E811];[Entrada.$A$8:.$D$1605];4;0)) = 1; 0;VLOOKUP([.E811];[Entrada.$A$8:.$D$1605];4;0))" office:value-type="float" office:value="0">
            <text:p>0</text:p>
          </table:table-cell>
          <table:table-cell table:number-columns-repeated="6"/>
          <table:table-cell table:style-name="ce29" table:formula="of:=[.C8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1];[Entrada.$A$8:.$C$1606];3;0)) = 1; 0;VLOOKUP([.E811];[Entrada.$A$8:.$C$1606];3;0)*[.C8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0</text:p>
          </table:table-cell>
          <table:table-cell table:number-columns-repeated="2"/>
          <table:table-cell/>
          <table:table-cell table:style-name="ce12" office:value-type="string">
            <text:p>21,10</text:p>
          </table:table-cell>
          <table:table-cell table:style-name="ce21" table:formula="of:=IF(ISNA(VLOOKUP([.E812];[Entrada.$A$8:.$B$1605];2;0)) = 1; 0;VLOOKUP([.E812];[Entrada.$A$8:.$B$1605];2;0))" office:value-type="float" office:value="0">
            <text:p>0</text:p>
          </table:table-cell>
          <table:table-cell table:formula="of:=IF(ISNA(VLOOKUP([.E812];[Entrada.$A$8:.$D$1605];4;0)) = 1; 0;VLOOKUP([.E812];[Entrada.$A$8:.$D$1605];4;0))" office:value-type="float" office:value="0">
            <text:p>0</text:p>
          </table:table-cell>
          <table:table-cell table:number-columns-repeated="6"/>
          <table:table-cell table:style-name="ce29" table:formula="of:=[.C8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2];[Entrada.$A$8:.$C$1606];3;0)) = 1; 0;VLOOKUP([.E812];[Entrada.$A$8:.$C$1606];3;0)*[.C8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1</text:p>
          </table:table-cell>
          <table:table-cell table:number-columns-repeated="2"/>
          <table:table-cell/>
          <table:table-cell table:style-name="ce12" office:value-type="string">
            <text:p>21,11</text:p>
          </table:table-cell>
          <table:table-cell table:style-name="ce21" table:formula="of:=IF(ISNA(VLOOKUP([.E813];[Entrada.$A$8:.$B$1605];2;0)) = 1; 0;VLOOKUP([.E813];[Entrada.$A$8:.$B$1605];2;0))" office:value-type="float" office:value="0">
            <text:p>0</text:p>
          </table:table-cell>
          <table:table-cell table:formula="of:=IF(ISNA(VLOOKUP([.E813];[Entrada.$A$8:.$D$1605];4;0)) = 1; 0;VLOOKUP([.E813];[Entrada.$A$8:.$D$1605];4;0))" office:value-type="float" office:value="0">
            <text:p>0</text:p>
          </table:table-cell>
          <table:table-cell table:number-columns-repeated="6"/>
          <table:table-cell table:style-name="ce29" table:formula="of:=[.C8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3];[Entrada.$A$8:.$C$1606];3;0)) = 1; 0;VLOOKUP([.E813];[Entrada.$A$8:.$C$1606];3;0)*[.C8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2</text:p>
          </table:table-cell>
          <table:table-cell table:number-columns-repeated="2"/>
          <table:table-cell/>
          <table:table-cell table:style-name="ce12" office:value-type="string">
            <text:p>21,12</text:p>
          </table:table-cell>
          <table:table-cell table:style-name="ce21" table:formula="of:=IF(ISNA(VLOOKUP([.E814];[Entrada.$A$8:.$B$1605];2;0)) = 1; 0;VLOOKUP([.E814];[Entrada.$A$8:.$B$1605];2;0))" office:value-type="float" office:value="0">
            <text:p>0</text:p>
          </table:table-cell>
          <table:table-cell table:formula="of:=IF(ISNA(VLOOKUP([.E814];[Entrada.$A$8:.$D$1605];4;0)) = 1; 0;VLOOKUP([.E814];[Entrada.$A$8:.$D$1605];4;0))" office:value-type="float" office:value="0">
            <text:p>0</text:p>
          </table:table-cell>
          <table:table-cell table:number-columns-repeated="6"/>
          <table:table-cell table:style-name="ce29" table:formula="of:=[.C8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4];[Entrada.$A$8:.$C$1606];3;0)) = 1; 0;VLOOKUP([.E814];[Entrada.$A$8:.$C$1606];3;0)*[.C8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3</text:p>
          </table:table-cell>
          <table:table-cell table:number-columns-repeated="2"/>
          <table:table-cell/>
          <table:table-cell table:style-name="ce12" office:value-type="string">
            <text:p>21,13</text:p>
          </table:table-cell>
          <table:table-cell table:style-name="ce21" table:formula="of:=IF(ISNA(VLOOKUP([.E815];[Entrada.$A$8:.$B$1605];2;0)) = 1; 0;VLOOKUP([.E815];[Entrada.$A$8:.$B$1605];2;0))" office:value-type="float" office:value="0">
            <text:p>0</text:p>
          </table:table-cell>
          <table:table-cell table:formula="of:=IF(ISNA(VLOOKUP([.E815];[Entrada.$A$8:.$D$1605];4;0)) = 1; 0;VLOOKUP([.E815];[Entrada.$A$8:.$D$1605];4;0))" office:value-type="float" office:value="0">
            <text:p>0</text:p>
          </table:table-cell>
          <table:table-cell table:number-columns-repeated="6"/>
          <table:table-cell table:style-name="ce29" table:formula="of:=[.C8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5];[Entrada.$A$8:.$C$1606];3;0)) = 1; 0;VLOOKUP([.E815];[Entrada.$A$8:.$C$1606];3;0)*[.C8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4</text:p>
          </table:table-cell>
          <table:table-cell table:number-columns-repeated="2"/>
          <table:table-cell/>
          <table:table-cell table:style-name="ce12" office:value-type="string">
            <text:p>21,14</text:p>
          </table:table-cell>
          <table:table-cell table:style-name="ce21" table:formula="of:=IF(ISNA(VLOOKUP([.E816];[Entrada.$A$8:.$B$1605];2;0)) = 1; 0;VLOOKUP([.E816];[Entrada.$A$8:.$B$1605];2;0))" office:value-type="float" office:value="0">
            <text:p>0</text:p>
          </table:table-cell>
          <table:table-cell table:formula="of:=IF(ISNA(VLOOKUP([.E816];[Entrada.$A$8:.$D$1605];4;0)) = 1; 0;VLOOKUP([.E816];[Entrada.$A$8:.$D$1605];4;0))" office:value-type="float" office:value="0">
            <text:p>0</text:p>
          </table:table-cell>
          <table:table-cell table:number-columns-repeated="6"/>
          <table:table-cell table:style-name="ce29" table:formula="of:=[.C8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6];[Entrada.$A$8:.$C$1606];3;0)) = 1; 0;VLOOKUP([.E816];[Entrada.$A$8:.$C$1606];3;0)*[.C8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5</text:p>
          </table:table-cell>
          <table:table-cell table:number-columns-repeated="2"/>
          <table:table-cell/>
          <table:table-cell table:style-name="ce12" office:value-type="string">
            <text:p>21,15</text:p>
          </table:table-cell>
          <table:table-cell table:style-name="ce21" table:formula="of:=IF(ISNA(VLOOKUP([.E817];[Entrada.$A$8:.$B$1605];2;0)) = 1; 0;VLOOKUP([.E817];[Entrada.$A$8:.$B$1605];2;0))" office:value-type="float" office:value="0">
            <text:p>0</text:p>
          </table:table-cell>
          <table:table-cell table:formula="of:=IF(ISNA(VLOOKUP([.E817];[Entrada.$A$8:.$D$1605];4;0)) = 1; 0;VLOOKUP([.E817];[Entrada.$A$8:.$D$1605];4;0))" office:value-type="float" office:value="0">
            <text:p>0</text:p>
          </table:table-cell>
          <table:table-cell table:number-columns-repeated="6"/>
          <table:table-cell table:style-name="ce29" table:formula="of:=[.C8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7];[Entrada.$A$8:.$C$1606];3;0)) = 1; 0;VLOOKUP([.E817];[Entrada.$A$8:.$C$1606];3;0)*[.C8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6</text:p>
          </table:table-cell>
          <table:table-cell table:number-columns-repeated="2"/>
          <table:table-cell/>
          <table:table-cell table:style-name="ce12" office:value-type="string">
            <text:p>21,16</text:p>
          </table:table-cell>
          <table:table-cell table:style-name="ce21" table:formula="of:=IF(ISNA(VLOOKUP([.E818];[Entrada.$A$8:.$B$1605];2;0)) = 1; 0;VLOOKUP([.E818];[Entrada.$A$8:.$B$1605];2;0))" office:value-type="float" office:value="0">
            <text:p>0</text:p>
          </table:table-cell>
          <table:table-cell table:formula="of:=IF(ISNA(VLOOKUP([.E818];[Entrada.$A$8:.$D$1605];4;0)) = 1; 0;VLOOKUP([.E818];[Entrada.$A$8:.$D$1605];4;0))" office:value-type="float" office:value="0">
            <text:p>0</text:p>
          </table:table-cell>
          <table:table-cell table:number-columns-repeated="6"/>
          <table:table-cell table:style-name="ce29" table:formula="of:=[.C8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8];[Entrada.$A$8:.$C$1606];3;0)) = 1; 0;VLOOKUP([.E818];[Entrada.$A$8:.$C$1606];3;0)*[.C8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7</text:p>
          </table:table-cell>
          <table:table-cell table:number-columns-repeated="2"/>
          <table:table-cell/>
          <table:table-cell table:style-name="ce12" office:value-type="string">
            <text:p>21,17</text:p>
          </table:table-cell>
          <table:table-cell table:style-name="ce21" table:formula="of:=IF(ISNA(VLOOKUP([.E819];[Entrada.$A$8:.$B$1605];2;0)) = 1; 0;VLOOKUP([.E819];[Entrada.$A$8:.$B$1605];2;0))" office:value-type="float" office:value="0">
            <text:p>0</text:p>
          </table:table-cell>
          <table:table-cell table:formula="of:=IF(ISNA(VLOOKUP([.E819];[Entrada.$A$8:.$D$1605];4;0)) = 1; 0;VLOOKUP([.E819];[Entrada.$A$8:.$D$1605];4;0))" office:value-type="float" office:value="0">
            <text:p>0</text:p>
          </table:table-cell>
          <table:table-cell table:number-columns-repeated="6"/>
          <table:table-cell table:style-name="ce29" table:formula="of:=[.C8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19];[Entrada.$A$8:.$C$1606];3;0)) = 1; 0;VLOOKUP([.E819];[Entrada.$A$8:.$C$1606];3;0)*[.C8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8</text:p>
          </table:table-cell>
          <table:table-cell table:number-columns-repeated="2"/>
          <table:table-cell/>
          <table:table-cell table:style-name="ce12" office:value-type="string">
            <text:p>21,18</text:p>
          </table:table-cell>
          <table:table-cell table:style-name="ce21" table:formula="of:=IF(ISNA(VLOOKUP([.E820];[Entrada.$A$8:.$B$1605];2;0)) = 1; 0;VLOOKUP([.E820];[Entrada.$A$8:.$B$1605];2;0))" office:value-type="float" office:value="0">
            <text:p>0</text:p>
          </table:table-cell>
          <table:table-cell table:formula="of:=IF(ISNA(VLOOKUP([.E820];[Entrada.$A$8:.$D$1605];4;0)) = 1; 0;VLOOKUP([.E820];[Entrada.$A$8:.$D$1605];4;0))" office:value-type="float" office:value="0">
            <text:p>0</text:p>
          </table:table-cell>
          <table:table-cell table:number-columns-repeated="6"/>
          <table:table-cell table:style-name="ce29" table:formula="of:=[.C8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0];[Entrada.$A$8:.$C$1606];3;0)) = 1; 0;VLOOKUP([.E820];[Entrada.$A$8:.$C$1606];3;0)*[.C8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19</text:p>
          </table:table-cell>
          <table:table-cell table:number-columns-repeated="2"/>
          <table:table-cell/>
          <table:table-cell table:style-name="ce12" office:value-type="string">
            <text:p>21,19</text:p>
          </table:table-cell>
          <table:table-cell table:style-name="ce21" table:formula="of:=IF(ISNA(VLOOKUP([.E821];[Entrada.$A$8:.$B$1605];2;0)) = 1; 0;VLOOKUP([.E821];[Entrada.$A$8:.$B$1605];2;0))" office:value-type="float" office:value="0">
            <text:p>0</text:p>
          </table:table-cell>
          <table:table-cell table:formula="of:=IF(ISNA(VLOOKUP([.E821];[Entrada.$A$8:.$D$1605];4;0)) = 1; 0;VLOOKUP([.E821];[Entrada.$A$8:.$D$1605];4;0))" office:value-type="float" office:value="0">
            <text:p>0</text:p>
          </table:table-cell>
          <table:table-cell table:number-columns-repeated="6"/>
          <table:table-cell table:style-name="ce29" table:formula="of:=[.C8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1];[Entrada.$A$8:.$C$1606];3;0)) = 1; 0;VLOOKUP([.E821];[Entrada.$A$8:.$C$1606];3;0)*[.C8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0</text:p>
          </table:table-cell>
          <table:table-cell table:number-columns-repeated="2"/>
          <table:table-cell/>
          <table:table-cell table:style-name="ce12" office:value-type="string">
            <text:p>21,20</text:p>
          </table:table-cell>
          <table:table-cell table:style-name="ce21" table:formula="of:=IF(ISNA(VLOOKUP([.E822];[Entrada.$A$8:.$B$1605];2;0)) = 1; 0;VLOOKUP([.E822];[Entrada.$A$8:.$B$1605];2;0))" office:value-type="float" office:value="0">
            <text:p>0</text:p>
          </table:table-cell>
          <table:table-cell table:formula="of:=IF(ISNA(VLOOKUP([.E822];[Entrada.$A$8:.$D$1605];4;0)) = 1; 0;VLOOKUP([.E822];[Entrada.$A$8:.$D$1605];4;0))" office:value-type="float" office:value="0">
            <text:p>0</text:p>
          </table:table-cell>
          <table:table-cell table:number-columns-repeated="6"/>
          <table:table-cell table:style-name="ce29" table:formula="of:=[.C8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2];[Entrada.$A$8:.$C$1606];3;0)) = 1; 0;VLOOKUP([.E822];[Entrada.$A$8:.$C$1606];3;0)*[.C8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1</text:p>
          </table:table-cell>
          <table:table-cell table:number-columns-repeated="2"/>
          <table:table-cell/>
          <table:table-cell table:style-name="ce12" office:value-type="string">
            <text:p>21,21</text:p>
          </table:table-cell>
          <table:table-cell table:style-name="ce21" table:formula="of:=IF(ISNA(VLOOKUP([.E823];[Entrada.$A$8:.$B$1605];2;0)) = 1; 0;VLOOKUP([.E823];[Entrada.$A$8:.$B$1605];2;0))" office:value-type="float" office:value="0">
            <text:p>0</text:p>
          </table:table-cell>
          <table:table-cell table:formula="of:=IF(ISNA(VLOOKUP([.E823];[Entrada.$A$8:.$D$1605];4;0)) = 1; 0;VLOOKUP([.E823];[Entrada.$A$8:.$D$1605];4;0))" office:value-type="float" office:value="0">
            <text:p>0</text:p>
          </table:table-cell>
          <table:table-cell table:number-columns-repeated="6"/>
          <table:table-cell table:style-name="ce29" table:formula="of:=[.C8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3];[Entrada.$A$8:.$C$1606];3;0)) = 1; 0;VLOOKUP([.E823];[Entrada.$A$8:.$C$1606];3;0)*[.C8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2</text:p>
          </table:table-cell>
          <table:table-cell table:number-columns-repeated="2"/>
          <table:table-cell/>
          <table:table-cell table:style-name="ce12" office:value-type="string">
            <text:p>21,22</text:p>
          </table:table-cell>
          <table:table-cell table:style-name="ce21" table:formula="of:=IF(ISNA(VLOOKUP([.E824];[Entrada.$A$8:.$B$1605];2;0)) = 1; 0;VLOOKUP([.E824];[Entrada.$A$8:.$B$1605];2;0))" office:value-type="float" office:value="0">
            <text:p>0</text:p>
          </table:table-cell>
          <table:table-cell table:formula="of:=IF(ISNA(VLOOKUP([.E824];[Entrada.$A$8:.$D$1605];4;0)) = 1; 0;VLOOKUP([.E824];[Entrada.$A$8:.$D$1605];4;0))" office:value-type="float" office:value="0">
            <text:p>0</text:p>
          </table:table-cell>
          <table:table-cell table:number-columns-repeated="6"/>
          <table:table-cell table:style-name="ce29" table:formula="of:=[.C8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4];[Entrada.$A$8:.$C$1606];3;0)) = 1; 0;VLOOKUP([.E824];[Entrada.$A$8:.$C$1606];3;0)*[.C8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3</text:p>
          </table:table-cell>
          <table:table-cell table:number-columns-repeated="2"/>
          <table:table-cell/>
          <table:table-cell table:style-name="ce12" office:value-type="string">
            <text:p>21,23</text:p>
          </table:table-cell>
          <table:table-cell table:style-name="ce21" table:formula="of:=IF(ISNA(VLOOKUP([.E825];[Entrada.$A$8:.$B$1605];2;0)) = 1; 0;VLOOKUP([.E825];[Entrada.$A$8:.$B$1605];2;0))" office:value-type="float" office:value="0">
            <text:p>0</text:p>
          </table:table-cell>
          <table:table-cell table:formula="of:=IF(ISNA(VLOOKUP([.E825];[Entrada.$A$8:.$D$1605];4;0)) = 1; 0;VLOOKUP([.E825];[Entrada.$A$8:.$D$1605];4;0))" office:value-type="float" office:value="0">
            <text:p>0</text:p>
          </table:table-cell>
          <table:table-cell table:number-columns-repeated="6"/>
          <table:table-cell table:style-name="ce29" table:formula="of:=[.C8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5];[Entrada.$A$8:.$C$1606];3;0)) = 1; 0;VLOOKUP([.E825];[Entrada.$A$8:.$C$1606];3;0)*[.C8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4</text:p>
          </table:table-cell>
          <table:table-cell table:number-columns-repeated="2"/>
          <table:table-cell/>
          <table:table-cell table:style-name="ce12" office:value-type="string">
            <text:p>21,24</text:p>
          </table:table-cell>
          <table:table-cell table:style-name="ce21" table:formula="of:=IF(ISNA(VLOOKUP([.E826];[Entrada.$A$8:.$B$1605];2;0)) = 1; 0;VLOOKUP([.E826];[Entrada.$A$8:.$B$1605];2;0))" office:value-type="float" office:value="0">
            <text:p>0</text:p>
          </table:table-cell>
          <table:table-cell table:formula="of:=IF(ISNA(VLOOKUP([.E826];[Entrada.$A$8:.$D$1605];4;0)) = 1; 0;VLOOKUP([.E826];[Entrada.$A$8:.$D$1605];4;0))" office:value-type="float" office:value="0">
            <text:p>0</text:p>
          </table:table-cell>
          <table:table-cell table:number-columns-repeated="6"/>
          <table:table-cell table:style-name="ce29" table:formula="of:=[.C8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6];[Entrada.$A$8:.$C$1606];3;0)) = 1; 0;VLOOKUP([.E826];[Entrada.$A$8:.$C$1606];3;0)*[.C8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5</text:p>
          </table:table-cell>
          <table:table-cell table:number-columns-repeated="2"/>
          <table:table-cell/>
          <table:table-cell table:style-name="ce12" office:value-type="string">
            <text:p>21,25</text:p>
          </table:table-cell>
          <table:table-cell table:style-name="ce21" table:formula="of:=IF(ISNA(VLOOKUP([.E827];[Entrada.$A$8:.$B$1605];2;0)) = 1; 0;VLOOKUP([.E827];[Entrada.$A$8:.$B$1605];2;0))" office:value-type="float" office:value="0">
            <text:p>0</text:p>
          </table:table-cell>
          <table:table-cell table:formula="of:=IF(ISNA(VLOOKUP([.E827];[Entrada.$A$8:.$D$1605];4;0)) = 1; 0;VLOOKUP([.E827];[Entrada.$A$8:.$D$1605];4;0))" office:value-type="float" office:value="0">
            <text:p>0</text:p>
          </table:table-cell>
          <table:table-cell table:number-columns-repeated="6"/>
          <table:table-cell table:style-name="ce29" table:formula="of:=[.C8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7];[Entrada.$A$8:.$C$1606];3;0)) = 1; 0;VLOOKUP([.E827];[Entrada.$A$8:.$C$1606];3;0)*[.C8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6</text:p>
          </table:table-cell>
          <table:table-cell table:number-columns-repeated="2"/>
          <table:table-cell/>
          <table:table-cell table:style-name="ce12" office:value-type="string">
            <text:p>21,26</text:p>
          </table:table-cell>
          <table:table-cell table:style-name="ce21" table:formula="of:=IF(ISNA(VLOOKUP([.E828];[Entrada.$A$8:.$B$1605];2;0)) = 1; 0;VLOOKUP([.E828];[Entrada.$A$8:.$B$1605];2;0))" office:value-type="float" office:value="0">
            <text:p>0</text:p>
          </table:table-cell>
          <table:table-cell table:formula="of:=IF(ISNA(VLOOKUP([.E828];[Entrada.$A$8:.$D$1605];4;0)) = 1; 0;VLOOKUP([.E828];[Entrada.$A$8:.$D$1605];4;0))" office:value-type="float" office:value="0">
            <text:p>0</text:p>
          </table:table-cell>
          <table:table-cell table:number-columns-repeated="6"/>
          <table:table-cell table:style-name="ce29" table:formula="of:=[.C8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8];[Entrada.$A$8:.$C$1606];3;0)) = 1; 0;VLOOKUP([.E828];[Entrada.$A$8:.$C$1606];3;0)*[.C8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7</text:p>
          </table:table-cell>
          <table:table-cell table:number-columns-repeated="2"/>
          <table:table-cell/>
          <table:table-cell table:style-name="ce12" office:value-type="string">
            <text:p>21,27</text:p>
          </table:table-cell>
          <table:table-cell table:style-name="ce21" table:formula="of:=IF(ISNA(VLOOKUP([.E829];[Entrada.$A$8:.$B$1605];2;0)) = 1; 0;VLOOKUP([.E829];[Entrada.$A$8:.$B$1605];2;0))" office:value-type="float" office:value="0">
            <text:p>0</text:p>
          </table:table-cell>
          <table:table-cell table:formula="of:=IF(ISNA(VLOOKUP([.E829];[Entrada.$A$8:.$D$1605];4;0)) = 1; 0;VLOOKUP([.E829];[Entrada.$A$8:.$D$1605];4;0))" office:value-type="float" office:value="0">
            <text:p>0</text:p>
          </table:table-cell>
          <table:table-cell table:number-columns-repeated="6"/>
          <table:table-cell table:style-name="ce29" table:formula="of:=[.C8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29];[Entrada.$A$8:.$C$1606];3;0)) = 1; 0;VLOOKUP([.E829];[Entrada.$A$8:.$C$1606];3;0)*[.C8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8</text:p>
          </table:table-cell>
          <table:table-cell table:number-columns-repeated="2"/>
          <table:table-cell/>
          <table:table-cell table:style-name="ce12" office:value-type="string">
            <text:p>21,28</text:p>
          </table:table-cell>
          <table:table-cell table:style-name="ce21" table:formula="of:=IF(ISNA(VLOOKUP([.E830];[Entrada.$A$8:.$B$1605];2;0)) = 1; 0;VLOOKUP([.E830];[Entrada.$A$8:.$B$1605];2;0))" office:value-type="float" office:value="0">
            <text:p>0</text:p>
          </table:table-cell>
          <table:table-cell table:formula="of:=IF(ISNA(VLOOKUP([.E830];[Entrada.$A$8:.$D$1605];4;0)) = 1; 0;VLOOKUP([.E830];[Entrada.$A$8:.$D$1605];4;0))" office:value-type="float" office:value="0">
            <text:p>0</text:p>
          </table:table-cell>
          <table:table-cell table:number-columns-repeated="6"/>
          <table:table-cell table:style-name="ce29" table:formula="of:=[.C8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0];[Entrada.$A$8:.$C$1606];3;0)) = 1; 0;VLOOKUP([.E830];[Entrada.$A$8:.$C$1606];3;0)*[.C8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29</text:p>
          </table:table-cell>
          <table:table-cell table:number-columns-repeated="2"/>
          <table:table-cell/>
          <table:table-cell table:style-name="ce12" office:value-type="string">
            <text:p>21,29</text:p>
          </table:table-cell>
          <table:table-cell table:style-name="ce21" table:formula="of:=IF(ISNA(VLOOKUP([.E831];[Entrada.$A$8:.$B$1605];2;0)) = 1; 0;VLOOKUP([.E831];[Entrada.$A$8:.$B$1605];2;0))" office:value-type="float" office:value="0">
            <text:p>0</text:p>
          </table:table-cell>
          <table:table-cell table:formula="of:=IF(ISNA(VLOOKUP([.E831];[Entrada.$A$8:.$D$1605];4;0)) = 1; 0;VLOOKUP([.E831];[Entrada.$A$8:.$D$1605];4;0))" office:value-type="float" office:value="0">
            <text:p>0</text:p>
          </table:table-cell>
          <table:table-cell table:number-columns-repeated="6"/>
          <table:table-cell table:style-name="ce29" table:formula="of:=[.C8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1];[Entrada.$A$8:.$C$1606];3;0)) = 1; 0;VLOOKUP([.E831];[Entrada.$A$8:.$C$1606];3;0)*[.C8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0</text:p>
          </table:table-cell>
          <table:table-cell table:number-columns-repeated="2"/>
          <table:table-cell/>
          <table:table-cell table:style-name="ce12" office:value-type="string">
            <text:p>21,30</text:p>
          </table:table-cell>
          <table:table-cell table:style-name="ce21" table:formula="of:=IF(ISNA(VLOOKUP([.E832];[Entrada.$A$8:.$B$1605];2;0)) = 1; 0;VLOOKUP([.E832];[Entrada.$A$8:.$B$1605];2;0))" office:value-type="float" office:value="0">
            <text:p>0</text:p>
          </table:table-cell>
          <table:table-cell table:formula="of:=IF(ISNA(VLOOKUP([.E832];[Entrada.$A$8:.$D$1605];4;0)) = 1; 0;VLOOKUP([.E832];[Entrada.$A$8:.$D$1605];4;0))" office:value-type="float" office:value="0">
            <text:p>0</text:p>
          </table:table-cell>
          <table:table-cell table:number-columns-repeated="6"/>
          <table:table-cell table:style-name="ce29" table:formula="of:=[.C8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2];[Entrada.$A$8:.$C$1606];3;0)) = 1; 0;VLOOKUP([.E832];[Entrada.$A$8:.$C$1606];3;0)*[.C8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1</text:p>
          </table:table-cell>
          <table:table-cell table:number-columns-repeated="2"/>
          <table:table-cell/>
          <table:table-cell table:style-name="ce12" office:value-type="string">
            <text:p>21,31</text:p>
          </table:table-cell>
          <table:table-cell table:style-name="ce21" table:formula="of:=IF(ISNA(VLOOKUP([.E833];[Entrada.$A$8:.$B$1605];2;0)) = 1; 0;VLOOKUP([.E833];[Entrada.$A$8:.$B$1605];2;0))" office:value-type="float" office:value="0">
            <text:p>0</text:p>
          </table:table-cell>
          <table:table-cell table:formula="of:=IF(ISNA(VLOOKUP([.E833];[Entrada.$A$8:.$D$1605];4;0)) = 1; 0;VLOOKUP([.E833];[Entrada.$A$8:.$D$1605];4;0))" office:value-type="float" office:value="0">
            <text:p>0</text:p>
          </table:table-cell>
          <table:table-cell table:number-columns-repeated="6"/>
          <table:table-cell table:style-name="ce29" table:formula="of:=[.C8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3];[Entrada.$A$8:.$C$1606];3;0)) = 1; 0;VLOOKUP([.E833];[Entrada.$A$8:.$C$1606];3;0)*[.C8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2</text:p>
          </table:table-cell>
          <table:table-cell table:number-columns-repeated="2"/>
          <table:table-cell/>
          <table:table-cell table:style-name="ce12" office:value-type="string">
            <text:p>21,32</text:p>
          </table:table-cell>
          <table:table-cell table:style-name="ce21" table:formula="of:=IF(ISNA(VLOOKUP([.E834];[Entrada.$A$8:.$B$1605];2;0)) = 1; 0;VLOOKUP([.E834];[Entrada.$A$8:.$B$1605];2;0))" office:value-type="float" office:value="0">
            <text:p>0</text:p>
          </table:table-cell>
          <table:table-cell table:formula="of:=IF(ISNA(VLOOKUP([.E834];[Entrada.$A$8:.$D$1605];4;0)) = 1; 0;VLOOKUP([.E834];[Entrada.$A$8:.$D$1605];4;0))" office:value-type="float" office:value="0">
            <text:p>0</text:p>
          </table:table-cell>
          <table:table-cell table:number-columns-repeated="6"/>
          <table:table-cell table:style-name="ce29" table:formula="of:=[.C8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4];[Entrada.$A$8:.$C$1606];3;0)) = 1; 0;VLOOKUP([.E834];[Entrada.$A$8:.$C$1606];3;0)*[.C8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3</text:p>
          </table:table-cell>
          <table:table-cell table:number-columns-repeated="2"/>
          <table:table-cell/>
          <table:table-cell table:style-name="ce12" office:value-type="string">
            <text:p>21,33</text:p>
          </table:table-cell>
          <table:table-cell table:style-name="ce21" table:formula="of:=IF(ISNA(VLOOKUP([.E835];[Entrada.$A$8:.$B$1605];2;0)) = 1; 0;VLOOKUP([.E835];[Entrada.$A$8:.$B$1605];2;0))" office:value-type="float" office:value="0">
            <text:p>0</text:p>
          </table:table-cell>
          <table:table-cell table:formula="of:=IF(ISNA(VLOOKUP([.E835];[Entrada.$A$8:.$D$1605];4;0)) = 1; 0;VLOOKUP([.E835];[Entrada.$A$8:.$D$1605];4;0))" office:value-type="float" office:value="0">
            <text:p>0</text:p>
          </table:table-cell>
          <table:table-cell table:number-columns-repeated="6"/>
          <table:table-cell table:style-name="ce29" table:formula="of:=[.C8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5];[Entrada.$A$8:.$C$1606];3;0)) = 1; 0;VLOOKUP([.E835];[Entrada.$A$8:.$C$1606];3;0)*[.C8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4</text:p>
          </table:table-cell>
          <table:table-cell table:number-columns-repeated="2"/>
          <table:table-cell/>
          <table:table-cell table:style-name="ce12" office:value-type="string">
            <text:p>21,34</text:p>
          </table:table-cell>
          <table:table-cell table:style-name="ce21" table:formula="of:=IF(ISNA(VLOOKUP([.E836];[Entrada.$A$8:.$B$1605];2;0)) = 1; 0;VLOOKUP([.E836];[Entrada.$A$8:.$B$1605];2;0))" office:value-type="float" office:value="0">
            <text:p>0</text:p>
          </table:table-cell>
          <table:table-cell table:formula="of:=IF(ISNA(VLOOKUP([.E836];[Entrada.$A$8:.$D$1605];4;0)) = 1; 0;VLOOKUP([.E836];[Entrada.$A$8:.$D$1605];4;0))" office:value-type="float" office:value="0">
            <text:p>0</text:p>
          </table:table-cell>
          <table:table-cell table:number-columns-repeated="6"/>
          <table:table-cell table:style-name="ce29" table:formula="of:=[.C8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6];[Entrada.$A$8:.$C$1606];3;0)) = 1; 0;VLOOKUP([.E836];[Entrada.$A$8:.$C$1606];3;0)*[.C8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5</text:p>
          </table:table-cell>
          <table:table-cell table:number-columns-repeated="2"/>
          <table:table-cell/>
          <table:table-cell table:style-name="ce12" office:value-type="string">
            <text:p>21,35</text:p>
          </table:table-cell>
          <table:table-cell table:style-name="ce21" table:formula="of:=IF(ISNA(VLOOKUP([.E837];[Entrada.$A$8:.$B$1605];2;0)) = 1; 0;VLOOKUP([.E837];[Entrada.$A$8:.$B$1605];2;0))" office:value-type="float" office:value="0">
            <text:p>0</text:p>
          </table:table-cell>
          <table:table-cell table:formula="of:=IF(ISNA(VLOOKUP([.E837];[Entrada.$A$8:.$D$1605];4;0)) = 1; 0;VLOOKUP([.E837];[Entrada.$A$8:.$D$1605];4;0))" office:value-type="float" office:value="0">
            <text:p>0</text:p>
          </table:table-cell>
          <table:table-cell table:number-columns-repeated="6"/>
          <table:table-cell table:style-name="ce29" table:formula="of:=[.C8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7];[Entrada.$A$8:.$C$1606];3;0)) = 1; 0;VLOOKUP([.E837];[Entrada.$A$8:.$C$1606];3;0)*[.C8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6</text:p>
          </table:table-cell>
          <table:table-cell table:number-columns-repeated="2"/>
          <table:table-cell/>
          <table:table-cell table:style-name="ce12" office:value-type="string">
            <text:p>21,36</text:p>
          </table:table-cell>
          <table:table-cell table:style-name="ce21" table:formula="of:=IF(ISNA(VLOOKUP([.E838];[Entrada.$A$8:.$B$1605];2;0)) = 1; 0;VLOOKUP([.E838];[Entrada.$A$8:.$B$1605];2;0))" office:value-type="float" office:value="0">
            <text:p>0</text:p>
          </table:table-cell>
          <table:table-cell table:formula="of:=IF(ISNA(VLOOKUP([.E838];[Entrada.$A$8:.$D$1605];4;0)) = 1; 0;VLOOKUP([.E838];[Entrada.$A$8:.$D$1605];4;0))" office:value-type="float" office:value="0">
            <text:p>0</text:p>
          </table:table-cell>
          <table:table-cell table:number-columns-repeated="6"/>
          <table:table-cell table:style-name="ce29" table:formula="of:=[.C8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8];[Entrada.$A$8:.$C$1606];3;0)) = 1; 0;VLOOKUP([.E838];[Entrada.$A$8:.$C$1606];3;0)*[.C8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7</text:p>
          </table:table-cell>
          <table:table-cell table:number-columns-repeated="2"/>
          <table:table-cell/>
          <table:table-cell table:style-name="ce12" office:value-type="string">
            <text:p>21,37</text:p>
          </table:table-cell>
          <table:table-cell table:style-name="ce21" table:formula="of:=IF(ISNA(VLOOKUP([.E839];[Entrada.$A$8:.$B$1605];2;0)) = 1; 0;VLOOKUP([.E839];[Entrada.$A$8:.$B$1605];2;0))" office:value-type="float" office:value="0">
            <text:p>0</text:p>
          </table:table-cell>
          <table:table-cell table:formula="of:=IF(ISNA(VLOOKUP([.E839];[Entrada.$A$8:.$D$1605];4;0)) = 1; 0;VLOOKUP([.E839];[Entrada.$A$8:.$D$1605];4;0))" office:value-type="float" office:value="0">
            <text:p>0</text:p>
          </table:table-cell>
          <table:table-cell table:number-columns-repeated="6"/>
          <table:table-cell table:style-name="ce29" table:formula="of:=[.C8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39];[Entrada.$A$8:.$C$1606];3;0)) = 1; 0;VLOOKUP([.E839];[Entrada.$A$8:.$C$1606];3;0)*[.C8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8</text:p>
          </table:table-cell>
          <table:table-cell table:number-columns-repeated="2"/>
          <table:table-cell/>
          <table:table-cell table:style-name="ce12" office:value-type="string">
            <text:p>21,38</text:p>
          </table:table-cell>
          <table:table-cell table:style-name="ce21" table:formula="of:=IF(ISNA(VLOOKUP([.E840];[Entrada.$A$8:.$B$1605];2;0)) = 1; 0;VLOOKUP([.E840];[Entrada.$A$8:.$B$1605];2;0))" office:value-type="float" office:value="0">
            <text:p>0</text:p>
          </table:table-cell>
          <table:table-cell table:formula="of:=IF(ISNA(VLOOKUP([.E840];[Entrada.$A$8:.$D$1605];4;0)) = 1; 0;VLOOKUP([.E840];[Entrada.$A$8:.$D$1605];4;0))" office:value-type="float" office:value="0">
            <text:p>0</text:p>
          </table:table-cell>
          <table:table-cell table:number-columns-repeated="6"/>
          <table:table-cell table:style-name="ce29" table:formula="of:=[.C8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0];[Entrada.$A$8:.$C$1606];3;0)) = 1; 0;VLOOKUP([.E840];[Entrada.$A$8:.$C$1606];3;0)*[.C8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39</text:p>
          </table:table-cell>
          <table:table-cell table:number-columns-repeated="2"/>
          <table:table-cell/>
          <table:table-cell table:style-name="ce12" office:value-type="string">
            <text:p>21,39</text:p>
          </table:table-cell>
          <table:table-cell table:style-name="ce21" table:formula="of:=IF(ISNA(VLOOKUP([.E841];[Entrada.$A$8:.$B$1605];2;0)) = 1; 0;VLOOKUP([.E841];[Entrada.$A$8:.$B$1605];2;0))" office:value-type="float" office:value="0">
            <text:p>0</text:p>
          </table:table-cell>
          <table:table-cell table:formula="of:=IF(ISNA(VLOOKUP([.E841];[Entrada.$A$8:.$D$1605];4;0)) = 1; 0;VLOOKUP([.E841];[Entrada.$A$8:.$D$1605];4;0))" office:value-type="float" office:value="0">
            <text:p>0</text:p>
          </table:table-cell>
          <table:table-cell table:number-columns-repeated="6"/>
          <table:table-cell table:style-name="ce29" table:formula="of:=[.C8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1];[Entrada.$A$8:.$C$1606];3;0)) = 1; 0;VLOOKUP([.E841];[Entrada.$A$8:.$C$1606];3;0)*[.C8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1,40</text:p>
          </table:table-cell>
          <table:table-cell table:number-columns-repeated="2"/>
          <table:table-cell/>
          <table:table-cell table:style-name="ce12" office:value-type="string">
            <text:p>21,40</text:p>
          </table:table-cell>
          <table:table-cell table:style-name="ce21" table:formula="of:=IF(ISNA(VLOOKUP([.E842];[Entrada.$A$8:.$B$1605];2;0)) = 1; 0;VLOOKUP([.E842];[Entrada.$A$8:.$B$1605];2;0))" office:value-type="float" office:value="0">
            <text:p>0</text:p>
          </table:table-cell>
          <table:table-cell table:formula="of:=IF(ISNA(VLOOKUP([.E842];[Entrada.$A$8:.$D$1605];4;0)) = 1; 0;VLOOKUP([.E842];[Entrada.$A$8:.$D$1605];4;0))" office:value-type="float" office:value="0">
            <text:p>0</text:p>
          </table:table-cell>
          <table:table-cell table:number-columns-repeated="6"/>
          <table:table-cell table:style-name="ce29" table:formula="of:=[.C8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2];[Entrada.$A$8:.$C$1606];3;0)) = 1; 0;VLOOKUP([.E842];[Entrada.$A$8:.$C$1606];3;0)*[.C8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</text:p>
          </table:table-cell>
          <table:table-cell table:number-columns-repeated="2"/>
          <table:table-cell/>
          <table:table-cell table:style-name="ce12" office:value-type="string">
            <text:p>22,1</text:p>
          </table:table-cell>
          <table:table-cell table:style-name="ce21" table:formula="of:=IF(ISNA(VLOOKUP([.E843];[Entrada.$A$8:.$B$1605];2;0)) = 1; 0;VLOOKUP([.E843];[Entrada.$A$8:.$B$1605];2;0))" office:value-type="float" office:value="0">
            <text:p>0</text:p>
          </table:table-cell>
          <table:table-cell table:formula="of:=IF(ISNA(VLOOKUP([.E843];[Entrada.$A$8:.$D$1605];4;0)) = 1; 0;VLOOKUP([.E843];[Entrada.$A$8:.$D$1605];4;0))" office:value-type="float" office:value="0">
            <text:p>0</text:p>
          </table:table-cell>
          <table:table-cell table:number-columns-repeated="6"/>
          <table:table-cell table:style-name="ce29" table:formula="of:=[.C8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3];[Entrada.$A$8:.$C$1606];3;0)) = 1; 0;VLOOKUP([.E843];[Entrada.$A$8:.$C$1606];3;0)*[.C8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</text:p>
          </table:table-cell>
          <table:table-cell table:number-columns-repeated="2"/>
          <table:table-cell/>
          <table:table-cell table:style-name="ce12" office:value-type="string">
            <text:p>22,2</text:p>
          </table:table-cell>
          <table:table-cell table:style-name="ce21" table:formula="of:=IF(ISNA(VLOOKUP([.E844];[Entrada.$A$8:.$B$1605];2;0)) = 1; 0;VLOOKUP([.E844];[Entrada.$A$8:.$B$1605];2;0))" office:value-type="float" office:value="0">
            <text:p>0</text:p>
          </table:table-cell>
          <table:table-cell table:formula="of:=IF(ISNA(VLOOKUP([.E844];[Entrada.$A$8:.$D$1605];4;0)) = 1; 0;VLOOKUP([.E844];[Entrada.$A$8:.$D$1605];4;0))" office:value-type="float" office:value="0">
            <text:p>0</text:p>
          </table:table-cell>
          <table:table-cell table:number-columns-repeated="6"/>
          <table:table-cell table:style-name="ce29" table:formula="of:=[.C8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4];[Entrada.$A$8:.$C$1606];3;0)) = 1; 0;VLOOKUP([.E844];[Entrada.$A$8:.$C$1606];3;0)*[.C8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</text:p>
          </table:table-cell>
          <table:table-cell table:number-columns-repeated="2"/>
          <table:table-cell/>
          <table:table-cell table:style-name="ce12" office:value-type="string">
            <text:p>22,3</text:p>
          </table:table-cell>
          <table:table-cell table:style-name="ce21" table:formula="of:=IF(ISNA(VLOOKUP([.E845];[Entrada.$A$8:.$B$1605];2;0)) = 1; 0;VLOOKUP([.E845];[Entrada.$A$8:.$B$1605];2;0))" office:value-type="float" office:value="0">
            <text:p>0</text:p>
          </table:table-cell>
          <table:table-cell table:formula="of:=IF(ISNA(VLOOKUP([.E845];[Entrada.$A$8:.$D$1605];4;0)) = 1; 0;VLOOKUP([.E845];[Entrada.$A$8:.$D$1605];4;0))" office:value-type="float" office:value="0">
            <text:p>0</text:p>
          </table:table-cell>
          <table:table-cell table:number-columns-repeated="6"/>
          <table:table-cell table:style-name="ce29" table:formula="of:=[.C8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5];[Entrada.$A$8:.$C$1606];3;0)) = 1; 0;VLOOKUP([.E845];[Entrada.$A$8:.$C$1606];3;0)*[.C8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4</text:p>
          </table:table-cell>
          <table:table-cell table:number-columns-repeated="2"/>
          <table:table-cell/>
          <table:table-cell table:style-name="ce12" office:value-type="string">
            <text:p>22,4</text:p>
          </table:table-cell>
          <table:table-cell table:style-name="ce21" table:formula="of:=IF(ISNA(VLOOKUP([.E846];[Entrada.$A$8:.$B$1605];2;0)) = 1; 0;VLOOKUP([.E846];[Entrada.$A$8:.$B$1605];2;0))" office:value-type="float" office:value="0">
            <text:p>0</text:p>
          </table:table-cell>
          <table:table-cell table:formula="of:=IF(ISNA(VLOOKUP([.E846];[Entrada.$A$8:.$D$1605];4;0)) = 1; 0;VLOOKUP([.E846];[Entrada.$A$8:.$D$1605];4;0))" office:value-type="float" office:value="0">
            <text:p>0</text:p>
          </table:table-cell>
          <table:table-cell table:number-columns-repeated="6"/>
          <table:table-cell table:style-name="ce29" table:formula="of:=[.C8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6];[Entrada.$A$8:.$C$1606];3;0)) = 1; 0;VLOOKUP([.E846];[Entrada.$A$8:.$C$1606];3;0)*[.C8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5</text:p>
          </table:table-cell>
          <table:table-cell table:number-columns-repeated="2"/>
          <table:table-cell/>
          <table:table-cell table:style-name="ce12" office:value-type="string">
            <text:p>22,5</text:p>
          </table:table-cell>
          <table:table-cell table:style-name="ce21" table:formula="of:=IF(ISNA(VLOOKUP([.E847];[Entrada.$A$8:.$B$1605];2;0)) = 1; 0;VLOOKUP([.E847];[Entrada.$A$8:.$B$1605];2;0))" office:value-type="float" office:value="0">
            <text:p>0</text:p>
          </table:table-cell>
          <table:table-cell table:formula="of:=IF(ISNA(VLOOKUP([.E847];[Entrada.$A$8:.$D$1605];4;0)) = 1; 0;VLOOKUP([.E847];[Entrada.$A$8:.$D$1605];4;0))" office:value-type="float" office:value="0">
            <text:p>0</text:p>
          </table:table-cell>
          <table:table-cell table:number-columns-repeated="6"/>
          <table:table-cell table:style-name="ce29" table:formula="of:=[.C8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7];[Entrada.$A$8:.$C$1606];3;0)) = 1; 0;VLOOKUP([.E847];[Entrada.$A$8:.$C$1606];3;0)*[.C8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6</text:p>
          </table:table-cell>
          <table:table-cell table:number-columns-repeated="2"/>
          <table:table-cell/>
          <table:table-cell table:style-name="ce12" office:value-type="string">
            <text:p>22,6</text:p>
          </table:table-cell>
          <table:table-cell table:style-name="ce21" table:formula="of:=IF(ISNA(VLOOKUP([.E848];[Entrada.$A$8:.$B$1605];2;0)) = 1; 0;VLOOKUP([.E848];[Entrada.$A$8:.$B$1605];2;0))" office:value-type="float" office:value="0">
            <text:p>0</text:p>
          </table:table-cell>
          <table:table-cell table:formula="of:=IF(ISNA(VLOOKUP([.E848];[Entrada.$A$8:.$D$1605];4;0)) = 1; 0;VLOOKUP([.E848];[Entrada.$A$8:.$D$1605];4;0))" office:value-type="float" office:value="0">
            <text:p>0</text:p>
          </table:table-cell>
          <table:table-cell table:number-columns-repeated="6"/>
          <table:table-cell table:style-name="ce29" table:formula="of:=[.C8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8];[Entrada.$A$8:.$C$1606];3;0)) = 1; 0;VLOOKUP([.E848];[Entrada.$A$8:.$C$1606];3;0)*[.C8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7</text:p>
          </table:table-cell>
          <table:table-cell table:number-columns-repeated="2"/>
          <table:table-cell/>
          <table:table-cell table:style-name="ce12" office:value-type="string">
            <text:p>22,7</text:p>
          </table:table-cell>
          <table:table-cell table:style-name="ce21" table:formula="of:=IF(ISNA(VLOOKUP([.E849];[Entrada.$A$8:.$B$1605];2;0)) = 1; 0;VLOOKUP([.E849];[Entrada.$A$8:.$B$1605];2;0))" office:value-type="float" office:value="0">
            <text:p>0</text:p>
          </table:table-cell>
          <table:table-cell table:formula="of:=IF(ISNA(VLOOKUP([.E849];[Entrada.$A$8:.$D$1605];4;0)) = 1; 0;VLOOKUP([.E849];[Entrada.$A$8:.$D$1605];4;0))" office:value-type="float" office:value="0">
            <text:p>0</text:p>
          </table:table-cell>
          <table:table-cell table:number-columns-repeated="6"/>
          <table:table-cell table:style-name="ce29" table:formula="of:=[.C8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49];[Entrada.$A$8:.$C$1606];3;0)) = 1; 0;VLOOKUP([.E849];[Entrada.$A$8:.$C$1606];3;0)*[.C8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8</text:p>
          </table:table-cell>
          <table:table-cell table:number-columns-repeated="2"/>
          <table:table-cell/>
          <table:table-cell table:style-name="ce12" office:value-type="string">
            <text:p>22,8</text:p>
          </table:table-cell>
          <table:table-cell table:style-name="ce21" table:formula="of:=IF(ISNA(VLOOKUP([.E850];[Entrada.$A$8:.$B$1605];2;0)) = 1; 0;VLOOKUP([.E850];[Entrada.$A$8:.$B$1605];2;0))" office:value-type="float" office:value="0">
            <text:p>0</text:p>
          </table:table-cell>
          <table:table-cell table:formula="of:=IF(ISNA(VLOOKUP([.E850];[Entrada.$A$8:.$D$1605];4;0)) = 1; 0;VLOOKUP([.E850];[Entrada.$A$8:.$D$1605];4;0))" office:value-type="float" office:value="0">
            <text:p>0</text:p>
          </table:table-cell>
          <table:table-cell table:number-columns-repeated="6"/>
          <table:table-cell table:style-name="ce29" table:formula="of:=[.C8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0];[Entrada.$A$8:.$C$1606];3;0)) = 1; 0;VLOOKUP([.E850];[Entrada.$A$8:.$C$1606];3;0)*[.C8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9</text:p>
          </table:table-cell>
          <table:table-cell table:number-columns-repeated="2"/>
          <table:table-cell/>
          <table:table-cell table:style-name="ce12" office:value-type="string">
            <text:p>22,9</text:p>
          </table:table-cell>
          <table:table-cell table:style-name="ce21" table:formula="of:=IF(ISNA(VLOOKUP([.E851];[Entrada.$A$8:.$B$1605];2;0)) = 1; 0;VLOOKUP([.E851];[Entrada.$A$8:.$B$1605];2;0))" office:value-type="float" office:value="0">
            <text:p>0</text:p>
          </table:table-cell>
          <table:table-cell table:formula="of:=IF(ISNA(VLOOKUP([.E851];[Entrada.$A$8:.$D$1605];4;0)) = 1; 0;VLOOKUP([.E851];[Entrada.$A$8:.$D$1605];4;0))" office:value-type="float" office:value="0">
            <text:p>0</text:p>
          </table:table-cell>
          <table:table-cell table:number-columns-repeated="6"/>
          <table:table-cell table:style-name="ce29" table:formula="of:=[.C8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1];[Entrada.$A$8:.$C$1606];3;0)) = 1; 0;VLOOKUP([.E851];[Entrada.$A$8:.$C$1606];3;0)*[.C8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0</text:p>
          </table:table-cell>
          <table:table-cell table:number-columns-repeated="2"/>
          <table:table-cell/>
          <table:table-cell table:style-name="ce12" office:value-type="string">
            <text:p>22,10</text:p>
          </table:table-cell>
          <table:table-cell table:style-name="ce21" table:formula="of:=IF(ISNA(VLOOKUP([.E852];[Entrada.$A$8:.$B$1605];2;0)) = 1; 0;VLOOKUP([.E852];[Entrada.$A$8:.$B$1605];2;0))" office:value-type="float" office:value="0">
            <text:p>0</text:p>
          </table:table-cell>
          <table:table-cell table:formula="of:=IF(ISNA(VLOOKUP([.E852];[Entrada.$A$8:.$D$1605];4;0)) = 1; 0;VLOOKUP([.E852];[Entrada.$A$8:.$D$1605];4;0))" office:value-type="float" office:value="0">
            <text:p>0</text:p>
          </table:table-cell>
          <table:table-cell table:number-columns-repeated="6"/>
          <table:table-cell table:style-name="ce29" table:formula="of:=[.C8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2];[Entrada.$A$8:.$C$1606];3;0)) = 1; 0;VLOOKUP([.E852];[Entrada.$A$8:.$C$1606];3;0)*[.C8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1</text:p>
          </table:table-cell>
          <table:table-cell table:number-columns-repeated="2"/>
          <table:table-cell/>
          <table:table-cell table:style-name="ce12" office:value-type="string">
            <text:p>22,11</text:p>
          </table:table-cell>
          <table:table-cell table:style-name="ce21" table:formula="of:=IF(ISNA(VLOOKUP([.E853];[Entrada.$A$8:.$B$1605];2;0)) = 1; 0;VLOOKUP([.E853];[Entrada.$A$8:.$B$1605];2;0))" office:value-type="float" office:value="0">
            <text:p>0</text:p>
          </table:table-cell>
          <table:table-cell table:formula="of:=IF(ISNA(VLOOKUP([.E853];[Entrada.$A$8:.$D$1605];4;0)) = 1; 0;VLOOKUP([.E853];[Entrada.$A$8:.$D$1605];4;0))" office:value-type="float" office:value="0">
            <text:p>0</text:p>
          </table:table-cell>
          <table:table-cell table:number-columns-repeated="6"/>
          <table:table-cell table:style-name="ce29" table:formula="of:=[.C8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3];[Entrada.$A$8:.$C$1606];3;0)) = 1; 0;VLOOKUP([.E853];[Entrada.$A$8:.$C$1606];3;0)*[.C8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2</text:p>
          </table:table-cell>
          <table:table-cell table:number-columns-repeated="2"/>
          <table:table-cell/>
          <table:table-cell table:style-name="ce12" office:value-type="string">
            <text:p>22,12</text:p>
          </table:table-cell>
          <table:table-cell table:style-name="ce21" table:formula="of:=IF(ISNA(VLOOKUP([.E854];[Entrada.$A$8:.$B$1605];2;0)) = 1; 0;VLOOKUP([.E854];[Entrada.$A$8:.$B$1605];2;0))" office:value-type="float" office:value="0">
            <text:p>0</text:p>
          </table:table-cell>
          <table:table-cell table:formula="of:=IF(ISNA(VLOOKUP([.E854];[Entrada.$A$8:.$D$1605];4;0)) = 1; 0;VLOOKUP([.E854];[Entrada.$A$8:.$D$1605];4;0))" office:value-type="float" office:value="0">
            <text:p>0</text:p>
          </table:table-cell>
          <table:table-cell table:number-columns-repeated="6"/>
          <table:table-cell table:style-name="ce29" table:formula="of:=[.C8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4];[Entrada.$A$8:.$C$1606];3;0)) = 1; 0;VLOOKUP([.E854];[Entrada.$A$8:.$C$1606];3;0)*[.C8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3</text:p>
          </table:table-cell>
          <table:table-cell table:number-columns-repeated="2"/>
          <table:table-cell/>
          <table:table-cell table:style-name="ce12" office:value-type="string">
            <text:p>22,13</text:p>
          </table:table-cell>
          <table:table-cell table:style-name="ce21" table:formula="of:=IF(ISNA(VLOOKUP([.E855];[Entrada.$A$8:.$B$1605];2;0)) = 1; 0;VLOOKUP([.E855];[Entrada.$A$8:.$B$1605];2;0))" office:value-type="float" office:value="0">
            <text:p>0</text:p>
          </table:table-cell>
          <table:table-cell table:formula="of:=IF(ISNA(VLOOKUP([.E855];[Entrada.$A$8:.$D$1605];4;0)) = 1; 0;VLOOKUP([.E855];[Entrada.$A$8:.$D$1605];4;0))" office:value-type="float" office:value="0">
            <text:p>0</text:p>
          </table:table-cell>
          <table:table-cell table:number-columns-repeated="6"/>
          <table:table-cell table:style-name="ce29" table:formula="of:=[.C8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5];[Entrada.$A$8:.$C$1606];3;0)) = 1; 0;VLOOKUP([.E855];[Entrada.$A$8:.$C$1606];3;0)*[.C8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4</text:p>
          </table:table-cell>
          <table:table-cell table:number-columns-repeated="2"/>
          <table:table-cell/>
          <table:table-cell table:style-name="ce12" office:value-type="string">
            <text:p>22,14</text:p>
          </table:table-cell>
          <table:table-cell table:style-name="ce21" table:formula="of:=IF(ISNA(VLOOKUP([.E856];[Entrada.$A$8:.$B$1605];2;0)) = 1; 0;VLOOKUP([.E856];[Entrada.$A$8:.$B$1605];2;0))" office:value-type="float" office:value="0">
            <text:p>0</text:p>
          </table:table-cell>
          <table:table-cell table:formula="of:=IF(ISNA(VLOOKUP([.E856];[Entrada.$A$8:.$D$1605];4;0)) = 1; 0;VLOOKUP([.E856];[Entrada.$A$8:.$D$1605];4;0))" office:value-type="float" office:value="0">
            <text:p>0</text:p>
          </table:table-cell>
          <table:table-cell table:number-columns-repeated="6"/>
          <table:table-cell table:style-name="ce29" table:formula="of:=[.C8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6];[Entrada.$A$8:.$C$1606];3;0)) = 1; 0;VLOOKUP([.E856];[Entrada.$A$8:.$C$1606];3;0)*[.C8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5</text:p>
          </table:table-cell>
          <table:table-cell table:number-columns-repeated="2"/>
          <table:table-cell/>
          <table:table-cell table:style-name="ce12" office:value-type="string">
            <text:p>22,15</text:p>
          </table:table-cell>
          <table:table-cell table:style-name="ce21" table:formula="of:=IF(ISNA(VLOOKUP([.E857];[Entrada.$A$8:.$B$1605];2;0)) = 1; 0;VLOOKUP([.E857];[Entrada.$A$8:.$B$1605];2;0))" office:value-type="float" office:value="0">
            <text:p>0</text:p>
          </table:table-cell>
          <table:table-cell table:formula="of:=IF(ISNA(VLOOKUP([.E857];[Entrada.$A$8:.$D$1605];4;0)) = 1; 0;VLOOKUP([.E857];[Entrada.$A$8:.$D$1605];4;0))" office:value-type="float" office:value="0">
            <text:p>0</text:p>
          </table:table-cell>
          <table:table-cell table:number-columns-repeated="6"/>
          <table:table-cell table:style-name="ce29" table:formula="of:=[.C8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7];[Entrada.$A$8:.$C$1606];3;0)) = 1; 0;VLOOKUP([.E857];[Entrada.$A$8:.$C$1606];3;0)*[.C8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6</text:p>
          </table:table-cell>
          <table:table-cell table:number-columns-repeated="2"/>
          <table:table-cell/>
          <table:table-cell table:style-name="ce12" office:value-type="string">
            <text:p>22,16</text:p>
          </table:table-cell>
          <table:table-cell table:style-name="ce21" table:formula="of:=IF(ISNA(VLOOKUP([.E858];[Entrada.$A$8:.$B$1605];2;0)) = 1; 0;VLOOKUP([.E858];[Entrada.$A$8:.$B$1605];2;0))" office:value-type="float" office:value="0">
            <text:p>0</text:p>
          </table:table-cell>
          <table:table-cell table:formula="of:=IF(ISNA(VLOOKUP([.E858];[Entrada.$A$8:.$D$1605];4;0)) = 1; 0;VLOOKUP([.E858];[Entrada.$A$8:.$D$1605];4;0))" office:value-type="float" office:value="0">
            <text:p>0</text:p>
          </table:table-cell>
          <table:table-cell table:number-columns-repeated="6"/>
          <table:table-cell table:style-name="ce29" table:formula="of:=[.C8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8];[Entrada.$A$8:.$C$1606];3;0)) = 1; 0;VLOOKUP([.E858];[Entrada.$A$8:.$C$1606];3;0)*[.C8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7</text:p>
          </table:table-cell>
          <table:table-cell table:number-columns-repeated="2"/>
          <table:table-cell/>
          <table:table-cell table:style-name="ce12" office:value-type="string">
            <text:p>22,17</text:p>
          </table:table-cell>
          <table:table-cell table:style-name="ce21" table:formula="of:=IF(ISNA(VLOOKUP([.E859];[Entrada.$A$8:.$B$1605];2;0)) = 1; 0;VLOOKUP([.E859];[Entrada.$A$8:.$B$1605];2;0))" office:value-type="float" office:value="0">
            <text:p>0</text:p>
          </table:table-cell>
          <table:table-cell table:formula="of:=IF(ISNA(VLOOKUP([.E859];[Entrada.$A$8:.$D$1605];4;0)) = 1; 0;VLOOKUP([.E859];[Entrada.$A$8:.$D$1605];4;0))" office:value-type="float" office:value="0">
            <text:p>0</text:p>
          </table:table-cell>
          <table:table-cell table:number-columns-repeated="6"/>
          <table:table-cell table:style-name="ce29" table:formula="of:=[.C8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59];[Entrada.$A$8:.$C$1606];3;0)) = 1; 0;VLOOKUP([.E859];[Entrada.$A$8:.$C$1606];3;0)*[.C8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8</text:p>
          </table:table-cell>
          <table:table-cell table:number-columns-repeated="2"/>
          <table:table-cell/>
          <table:table-cell table:style-name="ce12" office:value-type="string">
            <text:p>22,18</text:p>
          </table:table-cell>
          <table:table-cell table:style-name="ce21" table:formula="of:=IF(ISNA(VLOOKUP([.E860];[Entrada.$A$8:.$B$1605];2;0)) = 1; 0;VLOOKUP([.E860];[Entrada.$A$8:.$B$1605];2;0))" office:value-type="float" office:value="0">
            <text:p>0</text:p>
          </table:table-cell>
          <table:table-cell table:formula="of:=IF(ISNA(VLOOKUP([.E860];[Entrada.$A$8:.$D$1605];4;0)) = 1; 0;VLOOKUP([.E860];[Entrada.$A$8:.$D$1605];4;0))" office:value-type="float" office:value="0">
            <text:p>0</text:p>
          </table:table-cell>
          <table:table-cell table:number-columns-repeated="6"/>
          <table:table-cell table:style-name="ce29" table:formula="of:=[.C8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0];[Entrada.$A$8:.$C$1606];3;0)) = 1; 0;VLOOKUP([.E860];[Entrada.$A$8:.$C$1606];3;0)*[.C8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19</text:p>
          </table:table-cell>
          <table:table-cell table:number-columns-repeated="2"/>
          <table:table-cell/>
          <table:table-cell table:style-name="ce12" office:value-type="string">
            <text:p>22,19</text:p>
          </table:table-cell>
          <table:table-cell table:style-name="ce21" table:formula="of:=IF(ISNA(VLOOKUP([.E861];[Entrada.$A$8:.$B$1605];2;0)) = 1; 0;VLOOKUP([.E861];[Entrada.$A$8:.$B$1605];2;0))" office:value-type="float" office:value="0">
            <text:p>0</text:p>
          </table:table-cell>
          <table:table-cell table:formula="of:=IF(ISNA(VLOOKUP([.E861];[Entrada.$A$8:.$D$1605];4;0)) = 1; 0;VLOOKUP([.E861];[Entrada.$A$8:.$D$1605];4;0))" office:value-type="float" office:value="0">
            <text:p>0</text:p>
          </table:table-cell>
          <table:table-cell table:number-columns-repeated="6"/>
          <table:table-cell table:style-name="ce29" table:formula="of:=[.C8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1];[Entrada.$A$8:.$C$1606];3;0)) = 1; 0;VLOOKUP([.E861];[Entrada.$A$8:.$C$1606];3;0)*[.C8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0</text:p>
          </table:table-cell>
          <table:table-cell table:number-columns-repeated="2"/>
          <table:table-cell/>
          <table:table-cell table:style-name="ce12" office:value-type="string">
            <text:p>22,20</text:p>
          </table:table-cell>
          <table:table-cell table:style-name="ce21" table:formula="of:=IF(ISNA(VLOOKUP([.E862];[Entrada.$A$8:.$B$1605];2;0)) = 1; 0;VLOOKUP([.E862];[Entrada.$A$8:.$B$1605];2;0))" office:value-type="float" office:value="0">
            <text:p>0</text:p>
          </table:table-cell>
          <table:table-cell table:formula="of:=IF(ISNA(VLOOKUP([.E862];[Entrada.$A$8:.$D$1605];4;0)) = 1; 0;VLOOKUP([.E862];[Entrada.$A$8:.$D$1605];4;0))" office:value-type="float" office:value="0">
            <text:p>0</text:p>
          </table:table-cell>
          <table:table-cell table:number-columns-repeated="6"/>
          <table:table-cell table:style-name="ce29" table:formula="of:=[.C8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2];[Entrada.$A$8:.$C$1606];3;0)) = 1; 0;VLOOKUP([.E862];[Entrada.$A$8:.$C$1606];3;0)*[.C8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1</text:p>
          </table:table-cell>
          <table:table-cell table:number-columns-repeated="2"/>
          <table:table-cell/>
          <table:table-cell table:style-name="ce12" office:value-type="string">
            <text:p>22,21</text:p>
          </table:table-cell>
          <table:table-cell table:style-name="ce21" table:formula="of:=IF(ISNA(VLOOKUP([.E863];[Entrada.$A$8:.$B$1605];2;0)) = 1; 0;VLOOKUP([.E863];[Entrada.$A$8:.$B$1605];2;0))" office:value-type="float" office:value="0">
            <text:p>0</text:p>
          </table:table-cell>
          <table:table-cell table:formula="of:=IF(ISNA(VLOOKUP([.E863];[Entrada.$A$8:.$D$1605];4;0)) = 1; 0;VLOOKUP([.E863];[Entrada.$A$8:.$D$1605];4;0))" office:value-type="float" office:value="0">
            <text:p>0</text:p>
          </table:table-cell>
          <table:table-cell table:number-columns-repeated="6"/>
          <table:table-cell table:style-name="ce29" table:formula="of:=[.C8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3];[Entrada.$A$8:.$C$1606];3;0)) = 1; 0;VLOOKUP([.E863];[Entrada.$A$8:.$C$1606];3;0)*[.C8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2</text:p>
          </table:table-cell>
          <table:table-cell table:number-columns-repeated="2"/>
          <table:table-cell/>
          <table:table-cell table:style-name="ce12" office:value-type="string">
            <text:p>22,22</text:p>
          </table:table-cell>
          <table:table-cell table:style-name="ce21" table:formula="of:=IF(ISNA(VLOOKUP([.E864];[Entrada.$A$8:.$B$1605];2;0)) = 1; 0;VLOOKUP([.E864];[Entrada.$A$8:.$B$1605];2;0))" office:value-type="float" office:value="0">
            <text:p>0</text:p>
          </table:table-cell>
          <table:table-cell table:formula="of:=IF(ISNA(VLOOKUP([.E864];[Entrada.$A$8:.$D$1605];4;0)) = 1; 0;VLOOKUP([.E864];[Entrada.$A$8:.$D$1605];4;0))" office:value-type="float" office:value="0">
            <text:p>0</text:p>
          </table:table-cell>
          <table:table-cell table:number-columns-repeated="6"/>
          <table:table-cell table:style-name="ce29" table:formula="of:=[.C8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4];[Entrada.$A$8:.$C$1606];3;0)) = 1; 0;VLOOKUP([.E864];[Entrada.$A$8:.$C$1606];3;0)*[.C8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3</text:p>
          </table:table-cell>
          <table:table-cell table:number-columns-repeated="2"/>
          <table:table-cell/>
          <table:table-cell table:style-name="ce12" office:value-type="string">
            <text:p>22,23</text:p>
          </table:table-cell>
          <table:table-cell table:style-name="ce21" table:formula="of:=IF(ISNA(VLOOKUP([.E865];[Entrada.$A$8:.$B$1605];2;0)) = 1; 0;VLOOKUP([.E865];[Entrada.$A$8:.$B$1605];2;0))" office:value-type="float" office:value="0">
            <text:p>0</text:p>
          </table:table-cell>
          <table:table-cell table:formula="of:=IF(ISNA(VLOOKUP([.E865];[Entrada.$A$8:.$D$1605];4;0)) = 1; 0;VLOOKUP([.E865];[Entrada.$A$8:.$D$1605];4;0))" office:value-type="float" office:value="0">
            <text:p>0</text:p>
          </table:table-cell>
          <table:table-cell table:number-columns-repeated="6"/>
          <table:table-cell table:style-name="ce29" table:formula="of:=[.C8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5];[Entrada.$A$8:.$C$1606];3;0)) = 1; 0;VLOOKUP([.E865];[Entrada.$A$8:.$C$1606];3;0)*[.C8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4</text:p>
          </table:table-cell>
          <table:table-cell table:number-columns-repeated="2"/>
          <table:table-cell/>
          <table:table-cell table:style-name="ce12" office:value-type="string">
            <text:p>22,24</text:p>
          </table:table-cell>
          <table:table-cell table:style-name="ce21" table:formula="of:=IF(ISNA(VLOOKUP([.E866];[Entrada.$A$8:.$B$1605];2;0)) = 1; 0;VLOOKUP([.E866];[Entrada.$A$8:.$B$1605];2;0))" office:value-type="float" office:value="0">
            <text:p>0</text:p>
          </table:table-cell>
          <table:table-cell table:formula="of:=IF(ISNA(VLOOKUP([.E866];[Entrada.$A$8:.$D$1605];4;0)) = 1; 0;VLOOKUP([.E866];[Entrada.$A$8:.$D$1605];4;0))" office:value-type="float" office:value="0">
            <text:p>0</text:p>
          </table:table-cell>
          <table:table-cell table:number-columns-repeated="6"/>
          <table:table-cell table:style-name="ce29" table:formula="of:=[.C8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6];[Entrada.$A$8:.$C$1606];3;0)) = 1; 0;VLOOKUP([.E866];[Entrada.$A$8:.$C$1606];3;0)*[.C8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5</text:p>
          </table:table-cell>
          <table:table-cell table:number-columns-repeated="2"/>
          <table:table-cell/>
          <table:table-cell table:style-name="ce12" office:value-type="string">
            <text:p>22,25</text:p>
          </table:table-cell>
          <table:table-cell table:style-name="ce21" table:formula="of:=IF(ISNA(VLOOKUP([.E867];[Entrada.$A$8:.$B$1605];2;0)) = 1; 0;VLOOKUP([.E867];[Entrada.$A$8:.$B$1605];2;0))" office:value-type="float" office:value="0">
            <text:p>0</text:p>
          </table:table-cell>
          <table:table-cell table:formula="of:=IF(ISNA(VLOOKUP([.E867];[Entrada.$A$8:.$D$1605];4;0)) = 1; 0;VLOOKUP([.E867];[Entrada.$A$8:.$D$1605];4;0))" office:value-type="float" office:value="0">
            <text:p>0</text:p>
          </table:table-cell>
          <table:table-cell table:number-columns-repeated="6"/>
          <table:table-cell table:style-name="ce29" table:formula="of:=[.C8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7];[Entrada.$A$8:.$C$1606];3;0)) = 1; 0;VLOOKUP([.E867];[Entrada.$A$8:.$C$1606];3;0)*[.C8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6</text:p>
          </table:table-cell>
          <table:table-cell table:number-columns-repeated="2"/>
          <table:table-cell/>
          <table:table-cell table:style-name="ce12" office:value-type="string">
            <text:p>22,26</text:p>
          </table:table-cell>
          <table:table-cell table:style-name="ce21" table:formula="of:=IF(ISNA(VLOOKUP([.E868];[Entrada.$A$8:.$B$1605];2;0)) = 1; 0;VLOOKUP([.E868];[Entrada.$A$8:.$B$1605];2;0))" office:value-type="float" office:value="0">
            <text:p>0</text:p>
          </table:table-cell>
          <table:table-cell table:formula="of:=IF(ISNA(VLOOKUP([.E868];[Entrada.$A$8:.$D$1605];4;0)) = 1; 0;VLOOKUP([.E868];[Entrada.$A$8:.$D$1605];4;0))" office:value-type="float" office:value="0">
            <text:p>0</text:p>
          </table:table-cell>
          <table:table-cell table:number-columns-repeated="6"/>
          <table:table-cell table:style-name="ce29" table:formula="of:=[.C8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8];[Entrada.$A$8:.$C$1606];3;0)) = 1; 0;VLOOKUP([.E868];[Entrada.$A$8:.$C$1606];3;0)*[.C8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7</text:p>
          </table:table-cell>
          <table:table-cell table:number-columns-repeated="2"/>
          <table:table-cell/>
          <table:table-cell table:style-name="ce12" office:value-type="string">
            <text:p>22,27</text:p>
          </table:table-cell>
          <table:table-cell table:style-name="ce21" table:formula="of:=IF(ISNA(VLOOKUP([.E869];[Entrada.$A$8:.$B$1605];2;0)) = 1; 0;VLOOKUP([.E869];[Entrada.$A$8:.$B$1605];2;0))" office:value-type="float" office:value="0">
            <text:p>0</text:p>
          </table:table-cell>
          <table:table-cell table:formula="of:=IF(ISNA(VLOOKUP([.E869];[Entrada.$A$8:.$D$1605];4;0)) = 1; 0;VLOOKUP([.E869];[Entrada.$A$8:.$D$1605];4;0))" office:value-type="float" office:value="0">
            <text:p>0</text:p>
          </table:table-cell>
          <table:table-cell table:number-columns-repeated="6"/>
          <table:table-cell table:style-name="ce29" table:formula="of:=[.C8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69];[Entrada.$A$8:.$C$1606];3;0)) = 1; 0;VLOOKUP([.E869];[Entrada.$A$8:.$C$1606];3;0)*[.C8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8</text:p>
          </table:table-cell>
          <table:table-cell table:number-columns-repeated="2"/>
          <table:table-cell/>
          <table:table-cell table:style-name="ce12" office:value-type="string">
            <text:p>22,28</text:p>
          </table:table-cell>
          <table:table-cell table:style-name="ce21" table:formula="of:=IF(ISNA(VLOOKUP([.E870];[Entrada.$A$8:.$B$1605];2;0)) = 1; 0;VLOOKUP([.E870];[Entrada.$A$8:.$B$1605];2;0))" office:value-type="float" office:value="0">
            <text:p>0</text:p>
          </table:table-cell>
          <table:table-cell table:formula="of:=IF(ISNA(VLOOKUP([.E870];[Entrada.$A$8:.$D$1605];4;0)) = 1; 0;VLOOKUP([.E870];[Entrada.$A$8:.$D$1605];4;0))" office:value-type="float" office:value="0">
            <text:p>0</text:p>
          </table:table-cell>
          <table:table-cell table:number-columns-repeated="6"/>
          <table:table-cell table:style-name="ce29" table:formula="of:=[.C8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0];[Entrada.$A$8:.$C$1606];3;0)) = 1; 0;VLOOKUP([.E870];[Entrada.$A$8:.$C$1606];3;0)*[.C8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29</text:p>
          </table:table-cell>
          <table:table-cell table:number-columns-repeated="2"/>
          <table:table-cell/>
          <table:table-cell table:style-name="ce12" office:value-type="string">
            <text:p>22,29</text:p>
          </table:table-cell>
          <table:table-cell table:style-name="ce21" table:formula="of:=IF(ISNA(VLOOKUP([.E871];[Entrada.$A$8:.$B$1605];2;0)) = 1; 0;VLOOKUP([.E871];[Entrada.$A$8:.$B$1605];2;0))" office:value-type="float" office:value="0">
            <text:p>0</text:p>
          </table:table-cell>
          <table:table-cell table:formula="of:=IF(ISNA(VLOOKUP([.E871];[Entrada.$A$8:.$D$1605];4;0)) = 1; 0;VLOOKUP([.E871];[Entrada.$A$8:.$D$1605];4;0))" office:value-type="float" office:value="0">
            <text:p>0</text:p>
          </table:table-cell>
          <table:table-cell table:number-columns-repeated="6"/>
          <table:table-cell table:style-name="ce29" table:formula="of:=[.C8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1];[Entrada.$A$8:.$C$1606];3;0)) = 1; 0;VLOOKUP([.E871];[Entrada.$A$8:.$C$1606];3;0)*[.C8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0</text:p>
          </table:table-cell>
          <table:table-cell table:number-columns-repeated="2"/>
          <table:table-cell/>
          <table:table-cell table:style-name="ce12" office:value-type="string">
            <text:p>22,30</text:p>
          </table:table-cell>
          <table:table-cell table:style-name="ce21" table:formula="of:=IF(ISNA(VLOOKUP([.E872];[Entrada.$A$8:.$B$1605];2;0)) = 1; 0;VLOOKUP([.E872];[Entrada.$A$8:.$B$1605];2;0))" office:value-type="float" office:value="0">
            <text:p>0</text:p>
          </table:table-cell>
          <table:table-cell table:formula="of:=IF(ISNA(VLOOKUP([.E872];[Entrada.$A$8:.$D$1605];4;0)) = 1; 0;VLOOKUP([.E872];[Entrada.$A$8:.$D$1605];4;0))" office:value-type="float" office:value="0">
            <text:p>0</text:p>
          </table:table-cell>
          <table:table-cell table:number-columns-repeated="6"/>
          <table:table-cell table:style-name="ce29" table:formula="of:=[.C8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2];[Entrada.$A$8:.$C$1606];3;0)) = 1; 0;VLOOKUP([.E872];[Entrada.$A$8:.$C$1606];3;0)*[.C8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1</text:p>
          </table:table-cell>
          <table:table-cell table:number-columns-repeated="2"/>
          <table:table-cell/>
          <table:table-cell table:style-name="ce12" office:value-type="string">
            <text:p>22,31</text:p>
          </table:table-cell>
          <table:table-cell table:style-name="ce21" table:formula="of:=IF(ISNA(VLOOKUP([.E873];[Entrada.$A$8:.$B$1605];2;0)) = 1; 0;VLOOKUP([.E873];[Entrada.$A$8:.$B$1605];2;0))" office:value-type="float" office:value="0">
            <text:p>0</text:p>
          </table:table-cell>
          <table:table-cell table:formula="of:=IF(ISNA(VLOOKUP([.E873];[Entrada.$A$8:.$D$1605];4;0)) = 1; 0;VLOOKUP([.E873];[Entrada.$A$8:.$D$1605];4;0))" office:value-type="float" office:value="0">
            <text:p>0</text:p>
          </table:table-cell>
          <table:table-cell table:number-columns-repeated="6"/>
          <table:table-cell table:style-name="ce29" table:formula="of:=[.C8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3];[Entrada.$A$8:.$C$1606];3;0)) = 1; 0;VLOOKUP([.E873];[Entrada.$A$8:.$C$1606];3;0)*[.C8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2</text:p>
          </table:table-cell>
          <table:table-cell table:number-columns-repeated="2"/>
          <table:table-cell/>
          <table:table-cell table:style-name="ce12" office:value-type="string">
            <text:p>22,32</text:p>
          </table:table-cell>
          <table:table-cell table:style-name="ce21" table:formula="of:=IF(ISNA(VLOOKUP([.E874];[Entrada.$A$8:.$B$1605];2;0)) = 1; 0;VLOOKUP([.E874];[Entrada.$A$8:.$B$1605];2;0))" office:value-type="float" office:value="0">
            <text:p>0</text:p>
          </table:table-cell>
          <table:table-cell table:formula="of:=IF(ISNA(VLOOKUP([.E874];[Entrada.$A$8:.$D$1605];4;0)) = 1; 0;VLOOKUP([.E874];[Entrada.$A$8:.$D$1605];4;0))" office:value-type="float" office:value="0">
            <text:p>0</text:p>
          </table:table-cell>
          <table:table-cell table:number-columns-repeated="6"/>
          <table:table-cell table:style-name="ce29" table:formula="of:=[.C8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4];[Entrada.$A$8:.$C$1606];3;0)) = 1; 0;VLOOKUP([.E874];[Entrada.$A$8:.$C$1606];3;0)*[.C8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3</text:p>
          </table:table-cell>
          <table:table-cell table:number-columns-repeated="2"/>
          <table:table-cell/>
          <table:table-cell table:style-name="ce12" office:value-type="string">
            <text:p>22,33</text:p>
          </table:table-cell>
          <table:table-cell table:style-name="ce21" table:formula="of:=IF(ISNA(VLOOKUP([.E875];[Entrada.$A$8:.$B$1605];2;0)) = 1; 0;VLOOKUP([.E875];[Entrada.$A$8:.$B$1605];2;0))" office:value-type="float" office:value="0">
            <text:p>0</text:p>
          </table:table-cell>
          <table:table-cell table:formula="of:=IF(ISNA(VLOOKUP([.E875];[Entrada.$A$8:.$D$1605];4;0)) = 1; 0;VLOOKUP([.E875];[Entrada.$A$8:.$D$1605];4;0))" office:value-type="float" office:value="0">
            <text:p>0</text:p>
          </table:table-cell>
          <table:table-cell table:number-columns-repeated="6"/>
          <table:table-cell table:style-name="ce29" table:formula="of:=[.C8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5];[Entrada.$A$8:.$C$1606];3;0)) = 1; 0;VLOOKUP([.E875];[Entrada.$A$8:.$C$1606];3;0)*[.C8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4</text:p>
          </table:table-cell>
          <table:table-cell table:number-columns-repeated="2"/>
          <table:table-cell/>
          <table:table-cell table:style-name="ce12" office:value-type="string">
            <text:p>22,34</text:p>
          </table:table-cell>
          <table:table-cell table:style-name="ce21" table:formula="of:=IF(ISNA(VLOOKUP([.E876];[Entrada.$A$8:.$B$1605];2;0)) = 1; 0;VLOOKUP([.E876];[Entrada.$A$8:.$B$1605];2;0))" office:value-type="float" office:value="0">
            <text:p>0</text:p>
          </table:table-cell>
          <table:table-cell table:formula="of:=IF(ISNA(VLOOKUP([.E876];[Entrada.$A$8:.$D$1605];4;0)) = 1; 0;VLOOKUP([.E876];[Entrada.$A$8:.$D$1605];4;0))" office:value-type="float" office:value="0">
            <text:p>0</text:p>
          </table:table-cell>
          <table:table-cell table:number-columns-repeated="6"/>
          <table:table-cell table:style-name="ce29" table:formula="of:=[.C8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6];[Entrada.$A$8:.$C$1606];3;0)) = 1; 0;VLOOKUP([.E876];[Entrada.$A$8:.$C$1606];3;0)*[.C8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5</text:p>
          </table:table-cell>
          <table:table-cell table:number-columns-repeated="2"/>
          <table:table-cell/>
          <table:table-cell table:style-name="ce12" office:value-type="string">
            <text:p>22,35</text:p>
          </table:table-cell>
          <table:table-cell table:style-name="ce21" table:formula="of:=IF(ISNA(VLOOKUP([.E877];[Entrada.$A$8:.$B$1605];2;0)) = 1; 0;VLOOKUP([.E877];[Entrada.$A$8:.$B$1605];2;0))" office:value-type="float" office:value="0">
            <text:p>0</text:p>
          </table:table-cell>
          <table:table-cell table:formula="of:=IF(ISNA(VLOOKUP([.E877];[Entrada.$A$8:.$D$1605];4;0)) = 1; 0;VLOOKUP([.E877];[Entrada.$A$8:.$D$1605];4;0))" office:value-type="float" office:value="0">
            <text:p>0</text:p>
          </table:table-cell>
          <table:table-cell table:number-columns-repeated="6"/>
          <table:table-cell table:style-name="ce29" table:formula="of:=[.C8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7];[Entrada.$A$8:.$C$1606];3;0)) = 1; 0;VLOOKUP([.E877];[Entrada.$A$8:.$C$1606];3;0)*[.C8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6</text:p>
          </table:table-cell>
          <table:table-cell table:number-columns-repeated="2"/>
          <table:table-cell/>
          <table:table-cell table:style-name="ce12" office:value-type="string">
            <text:p>22,36</text:p>
          </table:table-cell>
          <table:table-cell table:style-name="ce21" table:formula="of:=IF(ISNA(VLOOKUP([.E878];[Entrada.$A$8:.$B$1605];2;0)) = 1; 0;VLOOKUP([.E878];[Entrada.$A$8:.$B$1605];2;0))" office:value-type="float" office:value="0">
            <text:p>0</text:p>
          </table:table-cell>
          <table:table-cell table:formula="of:=IF(ISNA(VLOOKUP([.E878];[Entrada.$A$8:.$D$1605];4;0)) = 1; 0;VLOOKUP([.E878];[Entrada.$A$8:.$D$1605];4;0))" office:value-type="float" office:value="0">
            <text:p>0</text:p>
          </table:table-cell>
          <table:table-cell table:number-columns-repeated="6"/>
          <table:table-cell table:style-name="ce29" table:formula="of:=[.C8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8];[Entrada.$A$8:.$C$1606];3;0)) = 1; 0;VLOOKUP([.E878];[Entrada.$A$8:.$C$1606];3;0)*[.C8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7</text:p>
          </table:table-cell>
          <table:table-cell table:number-columns-repeated="2"/>
          <table:table-cell/>
          <table:table-cell table:style-name="ce12" office:value-type="string">
            <text:p>22,37</text:p>
          </table:table-cell>
          <table:table-cell table:style-name="ce21" table:formula="of:=IF(ISNA(VLOOKUP([.E879];[Entrada.$A$8:.$B$1605];2;0)) = 1; 0;VLOOKUP([.E879];[Entrada.$A$8:.$B$1605];2;0))" office:value-type="float" office:value="0">
            <text:p>0</text:p>
          </table:table-cell>
          <table:table-cell table:formula="of:=IF(ISNA(VLOOKUP([.E879];[Entrada.$A$8:.$D$1605];4;0)) = 1; 0;VLOOKUP([.E879];[Entrada.$A$8:.$D$1605];4;0))" office:value-type="float" office:value="0">
            <text:p>0</text:p>
          </table:table-cell>
          <table:table-cell table:number-columns-repeated="6"/>
          <table:table-cell table:style-name="ce29" table:formula="of:=[.C8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79];[Entrada.$A$8:.$C$1606];3;0)) = 1; 0;VLOOKUP([.E879];[Entrada.$A$8:.$C$1606];3;0)*[.C8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8</text:p>
          </table:table-cell>
          <table:table-cell table:number-columns-repeated="2"/>
          <table:table-cell/>
          <table:table-cell table:style-name="ce12" office:value-type="string">
            <text:p>22,38</text:p>
          </table:table-cell>
          <table:table-cell table:style-name="ce21" table:formula="of:=IF(ISNA(VLOOKUP([.E880];[Entrada.$A$8:.$B$1605];2;0)) = 1; 0;VLOOKUP([.E880];[Entrada.$A$8:.$B$1605];2;0))" office:value-type="float" office:value="0">
            <text:p>0</text:p>
          </table:table-cell>
          <table:table-cell table:formula="of:=IF(ISNA(VLOOKUP([.E880];[Entrada.$A$8:.$D$1605];4;0)) = 1; 0;VLOOKUP([.E880];[Entrada.$A$8:.$D$1605];4;0))" office:value-type="float" office:value="0">
            <text:p>0</text:p>
          </table:table-cell>
          <table:table-cell table:number-columns-repeated="6"/>
          <table:table-cell table:style-name="ce29" table:formula="of:=[.C8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0];[Entrada.$A$8:.$C$1606];3;0)) = 1; 0;VLOOKUP([.E880];[Entrada.$A$8:.$C$1606];3;0)*[.C8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39</text:p>
          </table:table-cell>
          <table:table-cell table:number-columns-repeated="2"/>
          <table:table-cell/>
          <table:table-cell table:style-name="ce12" office:value-type="string">
            <text:p>22,39</text:p>
          </table:table-cell>
          <table:table-cell table:style-name="ce21" table:formula="of:=IF(ISNA(VLOOKUP([.E881];[Entrada.$A$8:.$B$1605];2;0)) = 1; 0;VLOOKUP([.E881];[Entrada.$A$8:.$B$1605];2;0))" office:value-type="float" office:value="0">
            <text:p>0</text:p>
          </table:table-cell>
          <table:table-cell table:formula="of:=IF(ISNA(VLOOKUP([.E881];[Entrada.$A$8:.$D$1605];4;0)) = 1; 0;VLOOKUP([.E881];[Entrada.$A$8:.$D$1605];4;0))" office:value-type="float" office:value="0">
            <text:p>0</text:p>
          </table:table-cell>
          <table:table-cell table:number-columns-repeated="6"/>
          <table:table-cell table:style-name="ce29" table:formula="of:=[.C8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1];[Entrada.$A$8:.$C$1606];3;0)) = 1; 0;VLOOKUP([.E881];[Entrada.$A$8:.$C$1606];3;0)*[.C8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2,40</text:p>
          </table:table-cell>
          <table:table-cell table:number-columns-repeated="2"/>
          <table:table-cell/>
          <table:table-cell table:style-name="ce12" office:value-type="string">
            <text:p>22,40</text:p>
          </table:table-cell>
          <table:table-cell table:style-name="ce21" table:formula="of:=IF(ISNA(VLOOKUP([.E882];[Entrada.$A$8:.$B$1605];2;0)) = 1; 0;VLOOKUP([.E882];[Entrada.$A$8:.$B$1605];2;0))" office:value-type="float" office:value="0">
            <text:p>0</text:p>
          </table:table-cell>
          <table:table-cell table:formula="of:=IF(ISNA(VLOOKUP([.E882];[Entrada.$A$8:.$D$1605];4;0)) = 1; 0;VLOOKUP([.E882];[Entrada.$A$8:.$D$1605];4;0))" office:value-type="float" office:value="0">
            <text:p>0</text:p>
          </table:table-cell>
          <table:table-cell table:number-columns-repeated="6"/>
          <table:table-cell table:style-name="ce29" table:formula="of:=[.C8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2];[Entrada.$A$8:.$C$1606];3;0)) = 1; 0;VLOOKUP([.E882];[Entrada.$A$8:.$C$1606];3;0)*[.C8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</text:p>
          </table:table-cell>
          <table:table-cell table:number-columns-repeated="2"/>
          <table:table-cell/>
          <table:table-cell table:style-name="ce12" office:value-type="string">
            <text:p>23,1</text:p>
          </table:table-cell>
          <table:table-cell table:style-name="ce21" table:formula="of:=IF(ISNA(VLOOKUP([.E883];[Entrada.$A$8:.$B$1605];2;0)) = 1; 0;VLOOKUP([.E883];[Entrada.$A$8:.$B$1605];2;0))" office:value-type="float" office:value="0">
            <text:p>0</text:p>
          </table:table-cell>
          <table:table-cell table:formula="of:=IF(ISNA(VLOOKUP([.E883];[Entrada.$A$8:.$D$1605];4;0)) = 1; 0;VLOOKUP([.E883];[Entrada.$A$8:.$D$1605];4;0))" office:value-type="float" office:value="0">
            <text:p>0</text:p>
          </table:table-cell>
          <table:table-cell table:number-columns-repeated="6"/>
          <table:table-cell table:style-name="ce29" table:formula="of:=[.C8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3];[Entrada.$A$8:.$C$1606];3;0)) = 1; 0;VLOOKUP([.E883];[Entrada.$A$8:.$C$1606];3;0)*[.C8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</text:p>
          </table:table-cell>
          <table:table-cell table:number-columns-repeated="2"/>
          <table:table-cell/>
          <table:table-cell table:style-name="ce12" office:value-type="string">
            <text:p>23,2</text:p>
          </table:table-cell>
          <table:table-cell table:style-name="ce21" table:formula="of:=IF(ISNA(VLOOKUP([.E884];[Entrada.$A$8:.$B$1605];2;0)) = 1; 0;VLOOKUP([.E884];[Entrada.$A$8:.$B$1605];2;0))" office:value-type="float" office:value="0">
            <text:p>0</text:p>
          </table:table-cell>
          <table:table-cell table:formula="of:=IF(ISNA(VLOOKUP([.E884];[Entrada.$A$8:.$D$1605];4;0)) = 1; 0;VLOOKUP([.E884];[Entrada.$A$8:.$D$1605];4;0))" office:value-type="float" office:value="0">
            <text:p>0</text:p>
          </table:table-cell>
          <table:table-cell table:number-columns-repeated="6"/>
          <table:table-cell table:style-name="ce29" table:formula="of:=[.C8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4];[Entrada.$A$8:.$C$1606];3;0)) = 1; 0;VLOOKUP([.E884];[Entrada.$A$8:.$C$1606];3;0)*[.C8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</text:p>
          </table:table-cell>
          <table:table-cell table:number-columns-repeated="2"/>
          <table:table-cell/>
          <table:table-cell table:style-name="ce12" office:value-type="string">
            <text:p>23,3</text:p>
          </table:table-cell>
          <table:table-cell table:style-name="ce21" table:formula="of:=IF(ISNA(VLOOKUP([.E885];[Entrada.$A$8:.$B$1605];2;0)) = 1; 0;VLOOKUP([.E885];[Entrada.$A$8:.$B$1605];2;0))" office:value-type="float" office:value="0">
            <text:p>0</text:p>
          </table:table-cell>
          <table:table-cell table:formula="of:=IF(ISNA(VLOOKUP([.E885];[Entrada.$A$8:.$D$1605];4;0)) = 1; 0;VLOOKUP([.E885];[Entrada.$A$8:.$D$1605];4;0))" office:value-type="float" office:value="0">
            <text:p>0</text:p>
          </table:table-cell>
          <table:table-cell table:number-columns-repeated="6"/>
          <table:table-cell table:style-name="ce29" table:formula="of:=[.C8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5];[Entrada.$A$8:.$C$1606];3;0)) = 1; 0;VLOOKUP([.E885];[Entrada.$A$8:.$C$1606];3;0)*[.C8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4</text:p>
          </table:table-cell>
          <table:table-cell table:number-columns-repeated="2"/>
          <table:table-cell/>
          <table:table-cell table:style-name="ce12" office:value-type="string">
            <text:p>23,4</text:p>
          </table:table-cell>
          <table:table-cell table:style-name="ce21" table:formula="of:=IF(ISNA(VLOOKUP([.E886];[Entrada.$A$8:.$B$1605];2;0)) = 1; 0;VLOOKUP([.E886];[Entrada.$A$8:.$B$1605];2;0))" office:value-type="float" office:value="0">
            <text:p>0</text:p>
          </table:table-cell>
          <table:table-cell table:formula="of:=IF(ISNA(VLOOKUP([.E886];[Entrada.$A$8:.$D$1605];4;0)) = 1; 0;VLOOKUP([.E886];[Entrada.$A$8:.$D$1605];4;0))" office:value-type="float" office:value="0">
            <text:p>0</text:p>
          </table:table-cell>
          <table:table-cell table:number-columns-repeated="6"/>
          <table:table-cell table:style-name="ce29" table:formula="of:=[.C8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6];[Entrada.$A$8:.$C$1606];3;0)) = 1; 0;VLOOKUP([.E886];[Entrada.$A$8:.$C$1606];3;0)*[.C8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5</text:p>
          </table:table-cell>
          <table:table-cell table:number-columns-repeated="2"/>
          <table:table-cell/>
          <table:table-cell table:style-name="ce12" office:value-type="string">
            <text:p>23,5</text:p>
          </table:table-cell>
          <table:table-cell table:style-name="ce21" table:formula="of:=IF(ISNA(VLOOKUP([.E887];[Entrada.$A$8:.$B$1605];2;0)) = 1; 0;VLOOKUP([.E887];[Entrada.$A$8:.$B$1605];2;0))" office:value-type="float" office:value="0">
            <text:p>0</text:p>
          </table:table-cell>
          <table:table-cell table:formula="of:=IF(ISNA(VLOOKUP([.E887];[Entrada.$A$8:.$D$1605];4;0)) = 1; 0;VLOOKUP([.E887];[Entrada.$A$8:.$D$1605];4;0))" office:value-type="float" office:value="0">
            <text:p>0</text:p>
          </table:table-cell>
          <table:table-cell table:number-columns-repeated="6"/>
          <table:table-cell table:style-name="ce29" table:formula="of:=[.C8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7];[Entrada.$A$8:.$C$1606];3;0)) = 1; 0;VLOOKUP([.E887];[Entrada.$A$8:.$C$1606];3;0)*[.C8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6</text:p>
          </table:table-cell>
          <table:table-cell table:number-columns-repeated="2"/>
          <table:table-cell/>
          <table:table-cell table:style-name="ce12" office:value-type="string">
            <text:p>23,6</text:p>
          </table:table-cell>
          <table:table-cell table:style-name="ce21" table:formula="of:=IF(ISNA(VLOOKUP([.E888];[Entrada.$A$8:.$B$1605];2;0)) = 1; 0;VLOOKUP([.E888];[Entrada.$A$8:.$B$1605];2;0))" office:value-type="float" office:value="0">
            <text:p>0</text:p>
          </table:table-cell>
          <table:table-cell table:formula="of:=IF(ISNA(VLOOKUP([.E888];[Entrada.$A$8:.$D$1605];4;0)) = 1; 0;VLOOKUP([.E888];[Entrada.$A$8:.$D$1605];4;0))" office:value-type="float" office:value="0">
            <text:p>0</text:p>
          </table:table-cell>
          <table:table-cell table:number-columns-repeated="6"/>
          <table:table-cell table:style-name="ce29" table:formula="of:=[.C8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8];[Entrada.$A$8:.$C$1606];3;0)) = 1; 0;VLOOKUP([.E888];[Entrada.$A$8:.$C$1606];3;0)*[.C8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7</text:p>
          </table:table-cell>
          <table:table-cell table:number-columns-repeated="2"/>
          <table:table-cell/>
          <table:table-cell table:style-name="ce12" office:value-type="string">
            <text:p>23,7</text:p>
          </table:table-cell>
          <table:table-cell table:style-name="ce21" table:formula="of:=IF(ISNA(VLOOKUP([.E889];[Entrada.$A$8:.$B$1605];2;0)) = 1; 0;VLOOKUP([.E889];[Entrada.$A$8:.$B$1605];2;0))" office:value-type="float" office:value="0">
            <text:p>0</text:p>
          </table:table-cell>
          <table:table-cell table:formula="of:=IF(ISNA(VLOOKUP([.E889];[Entrada.$A$8:.$D$1605];4;0)) = 1; 0;VLOOKUP([.E889];[Entrada.$A$8:.$D$1605];4;0))" office:value-type="float" office:value="0">
            <text:p>0</text:p>
          </table:table-cell>
          <table:table-cell table:number-columns-repeated="6"/>
          <table:table-cell table:style-name="ce29" table:formula="of:=[.C8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89];[Entrada.$A$8:.$C$1606];3;0)) = 1; 0;VLOOKUP([.E889];[Entrada.$A$8:.$C$1606];3;0)*[.C8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8</text:p>
          </table:table-cell>
          <table:table-cell table:number-columns-repeated="2"/>
          <table:table-cell/>
          <table:table-cell table:style-name="ce12" office:value-type="string">
            <text:p>23,8</text:p>
          </table:table-cell>
          <table:table-cell table:style-name="ce21" table:formula="of:=IF(ISNA(VLOOKUP([.E890];[Entrada.$A$8:.$B$1605];2;0)) = 1; 0;VLOOKUP([.E890];[Entrada.$A$8:.$B$1605];2;0))" office:value-type="float" office:value="0">
            <text:p>0</text:p>
          </table:table-cell>
          <table:table-cell table:formula="of:=IF(ISNA(VLOOKUP([.E890];[Entrada.$A$8:.$D$1605];4;0)) = 1; 0;VLOOKUP([.E890];[Entrada.$A$8:.$D$1605];4;0))" office:value-type="float" office:value="0">
            <text:p>0</text:p>
          </table:table-cell>
          <table:table-cell table:number-columns-repeated="6"/>
          <table:table-cell table:style-name="ce29" table:formula="of:=[.C8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0];[Entrada.$A$8:.$C$1606];3;0)) = 1; 0;VLOOKUP([.E890];[Entrada.$A$8:.$C$1606];3;0)*[.C8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9</text:p>
          </table:table-cell>
          <table:table-cell table:number-columns-repeated="2"/>
          <table:table-cell/>
          <table:table-cell table:style-name="ce12" office:value-type="string">
            <text:p>23,9</text:p>
          </table:table-cell>
          <table:table-cell table:style-name="ce21" table:formula="of:=IF(ISNA(VLOOKUP([.E891];[Entrada.$A$8:.$B$1605];2;0)) = 1; 0;VLOOKUP([.E891];[Entrada.$A$8:.$B$1605];2;0))" office:value-type="float" office:value="0">
            <text:p>0</text:p>
          </table:table-cell>
          <table:table-cell table:formula="of:=IF(ISNA(VLOOKUP([.E891];[Entrada.$A$8:.$D$1605];4;0)) = 1; 0;VLOOKUP([.E891];[Entrada.$A$8:.$D$1605];4;0))" office:value-type="float" office:value="0">
            <text:p>0</text:p>
          </table:table-cell>
          <table:table-cell table:number-columns-repeated="6"/>
          <table:table-cell table:style-name="ce29" table:formula="of:=[.C8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1];[Entrada.$A$8:.$C$1606];3;0)) = 1; 0;VLOOKUP([.E891];[Entrada.$A$8:.$C$1606];3;0)*[.C8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0</text:p>
          </table:table-cell>
          <table:table-cell table:number-columns-repeated="2"/>
          <table:table-cell/>
          <table:table-cell table:style-name="ce12" office:value-type="string">
            <text:p>23,10</text:p>
          </table:table-cell>
          <table:table-cell table:style-name="ce21" table:formula="of:=IF(ISNA(VLOOKUP([.E892];[Entrada.$A$8:.$B$1605];2;0)) = 1; 0;VLOOKUP([.E892];[Entrada.$A$8:.$B$1605];2;0))" office:value-type="float" office:value="0">
            <text:p>0</text:p>
          </table:table-cell>
          <table:table-cell table:formula="of:=IF(ISNA(VLOOKUP([.E892];[Entrada.$A$8:.$D$1605];4;0)) = 1; 0;VLOOKUP([.E892];[Entrada.$A$8:.$D$1605];4;0))" office:value-type="float" office:value="0">
            <text:p>0</text:p>
          </table:table-cell>
          <table:table-cell table:number-columns-repeated="6"/>
          <table:table-cell table:style-name="ce29" table:formula="of:=[.C8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2];[Entrada.$A$8:.$C$1606];3;0)) = 1; 0;VLOOKUP([.E892];[Entrada.$A$8:.$C$1606];3;0)*[.C8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1</text:p>
          </table:table-cell>
          <table:table-cell table:number-columns-repeated="2"/>
          <table:table-cell/>
          <table:table-cell table:style-name="ce12" office:value-type="string">
            <text:p>23,11</text:p>
          </table:table-cell>
          <table:table-cell table:style-name="ce21" table:formula="of:=IF(ISNA(VLOOKUP([.E893];[Entrada.$A$8:.$B$1605];2;0)) = 1; 0;VLOOKUP([.E893];[Entrada.$A$8:.$B$1605];2;0))" office:value-type="float" office:value="0">
            <text:p>0</text:p>
          </table:table-cell>
          <table:table-cell table:formula="of:=IF(ISNA(VLOOKUP([.E893];[Entrada.$A$8:.$D$1605];4;0)) = 1; 0;VLOOKUP([.E893];[Entrada.$A$8:.$D$1605];4;0))" office:value-type="float" office:value="0">
            <text:p>0</text:p>
          </table:table-cell>
          <table:table-cell table:number-columns-repeated="6"/>
          <table:table-cell table:style-name="ce29" table:formula="of:=[.C8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3];[Entrada.$A$8:.$C$1606];3;0)) = 1; 0;VLOOKUP([.E893];[Entrada.$A$8:.$C$1606];3;0)*[.C8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2</text:p>
          </table:table-cell>
          <table:table-cell table:number-columns-repeated="2"/>
          <table:table-cell/>
          <table:table-cell table:style-name="ce12" office:value-type="string">
            <text:p>23,12</text:p>
          </table:table-cell>
          <table:table-cell table:style-name="ce21" table:formula="of:=IF(ISNA(VLOOKUP([.E894];[Entrada.$A$8:.$B$1605];2;0)) = 1; 0;VLOOKUP([.E894];[Entrada.$A$8:.$B$1605];2;0))" office:value-type="float" office:value="0">
            <text:p>0</text:p>
          </table:table-cell>
          <table:table-cell table:formula="of:=IF(ISNA(VLOOKUP([.E894];[Entrada.$A$8:.$D$1605];4;0)) = 1; 0;VLOOKUP([.E894];[Entrada.$A$8:.$D$1605];4;0))" office:value-type="float" office:value="0">
            <text:p>0</text:p>
          </table:table-cell>
          <table:table-cell table:number-columns-repeated="6"/>
          <table:table-cell table:style-name="ce29" table:formula="of:=[.C8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4];[Entrada.$A$8:.$C$1606];3;0)) = 1; 0;VLOOKUP([.E894];[Entrada.$A$8:.$C$1606];3;0)*[.C8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3</text:p>
          </table:table-cell>
          <table:table-cell table:number-columns-repeated="2"/>
          <table:table-cell/>
          <table:table-cell table:style-name="ce12" office:value-type="string">
            <text:p>23,13</text:p>
          </table:table-cell>
          <table:table-cell table:style-name="ce21" table:formula="of:=IF(ISNA(VLOOKUP([.E895];[Entrada.$A$8:.$B$1605];2;0)) = 1; 0;VLOOKUP([.E895];[Entrada.$A$8:.$B$1605];2;0))" office:value-type="float" office:value="0">
            <text:p>0</text:p>
          </table:table-cell>
          <table:table-cell table:formula="of:=IF(ISNA(VLOOKUP([.E895];[Entrada.$A$8:.$D$1605];4;0)) = 1; 0;VLOOKUP([.E895];[Entrada.$A$8:.$D$1605];4;0))" office:value-type="float" office:value="0">
            <text:p>0</text:p>
          </table:table-cell>
          <table:table-cell table:number-columns-repeated="6"/>
          <table:table-cell table:style-name="ce29" table:formula="of:=[.C8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5];[Entrada.$A$8:.$C$1606];3;0)) = 1; 0;VLOOKUP([.E895];[Entrada.$A$8:.$C$1606];3;0)*[.C8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4</text:p>
          </table:table-cell>
          <table:table-cell table:number-columns-repeated="2"/>
          <table:table-cell/>
          <table:table-cell table:style-name="ce12" office:value-type="string">
            <text:p>23,14</text:p>
          </table:table-cell>
          <table:table-cell table:style-name="ce21" table:formula="of:=IF(ISNA(VLOOKUP([.E896];[Entrada.$A$8:.$B$1605];2;0)) = 1; 0;VLOOKUP([.E896];[Entrada.$A$8:.$B$1605];2;0))" office:value-type="float" office:value="0">
            <text:p>0</text:p>
          </table:table-cell>
          <table:table-cell table:formula="of:=IF(ISNA(VLOOKUP([.E896];[Entrada.$A$8:.$D$1605];4;0)) = 1; 0;VLOOKUP([.E896];[Entrada.$A$8:.$D$1605];4;0))" office:value-type="float" office:value="0">
            <text:p>0</text:p>
          </table:table-cell>
          <table:table-cell table:number-columns-repeated="6"/>
          <table:table-cell table:style-name="ce29" table:formula="of:=[.C8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6];[Entrada.$A$8:.$C$1606];3;0)) = 1; 0;VLOOKUP([.E896];[Entrada.$A$8:.$C$1606];3;0)*[.C8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5</text:p>
          </table:table-cell>
          <table:table-cell table:number-columns-repeated="2"/>
          <table:table-cell/>
          <table:table-cell table:style-name="ce12" office:value-type="string">
            <text:p>23,15</text:p>
          </table:table-cell>
          <table:table-cell table:style-name="ce21" table:formula="of:=IF(ISNA(VLOOKUP([.E897];[Entrada.$A$8:.$B$1605];2;0)) = 1; 0;VLOOKUP([.E897];[Entrada.$A$8:.$B$1605];2;0))" office:value-type="float" office:value="0">
            <text:p>0</text:p>
          </table:table-cell>
          <table:table-cell table:formula="of:=IF(ISNA(VLOOKUP([.E897];[Entrada.$A$8:.$D$1605];4;0)) = 1; 0;VLOOKUP([.E897];[Entrada.$A$8:.$D$1605];4;0))" office:value-type="float" office:value="0">
            <text:p>0</text:p>
          </table:table-cell>
          <table:table-cell table:number-columns-repeated="6"/>
          <table:table-cell table:style-name="ce29" table:formula="of:=[.C8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7];[Entrada.$A$8:.$C$1606];3;0)) = 1; 0;VLOOKUP([.E897];[Entrada.$A$8:.$C$1606];3;0)*[.C8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6</text:p>
          </table:table-cell>
          <table:table-cell table:number-columns-repeated="2"/>
          <table:table-cell/>
          <table:table-cell table:style-name="ce12" office:value-type="string">
            <text:p>23,16</text:p>
          </table:table-cell>
          <table:table-cell table:style-name="ce21" table:formula="of:=IF(ISNA(VLOOKUP([.E898];[Entrada.$A$8:.$B$1605];2;0)) = 1; 0;VLOOKUP([.E898];[Entrada.$A$8:.$B$1605];2;0))" office:value-type="float" office:value="0">
            <text:p>0</text:p>
          </table:table-cell>
          <table:table-cell table:formula="of:=IF(ISNA(VLOOKUP([.E898];[Entrada.$A$8:.$D$1605];4;0)) = 1; 0;VLOOKUP([.E898];[Entrada.$A$8:.$D$1605];4;0))" office:value-type="float" office:value="0">
            <text:p>0</text:p>
          </table:table-cell>
          <table:table-cell table:number-columns-repeated="6"/>
          <table:table-cell table:style-name="ce29" table:formula="of:=[.C8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8];[Entrada.$A$8:.$C$1606];3;0)) = 1; 0;VLOOKUP([.E898];[Entrada.$A$8:.$C$1606];3;0)*[.C8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7</text:p>
          </table:table-cell>
          <table:table-cell table:number-columns-repeated="2"/>
          <table:table-cell/>
          <table:table-cell table:style-name="ce12" office:value-type="string">
            <text:p>23,17</text:p>
          </table:table-cell>
          <table:table-cell table:style-name="ce21" table:formula="of:=IF(ISNA(VLOOKUP([.E899];[Entrada.$A$8:.$B$1605];2;0)) = 1; 0;VLOOKUP([.E899];[Entrada.$A$8:.$B$1605];2;0))" office:value-type="float" office:value="0">
            <text:p>0</text:p>
          </table:table-cell>
          <table:table-cell table:formula="of:=IF(ISNA(VLOOKUP([.E899];[Entrada.$A$8:.$D$1605];4;0)) = 1; 0;VLOOKUP([.E899];[Entrada.$A$8:.$D$1605];4;0))" office:value-type="float" office:value="0">
            <text:p>0</text:p>
          </table:table-cell>
          <table:table-cell table:number-columns-repeated="6"/>
          <table:table-cell table:style-name="ce29" table:formula="of:=[.C8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8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899];[Entrada.$A$8:.$C$1606];3;0)) = 1; 0;VLOOKUP([.E899];[Entrada.$A$8:.$C$1606];3;0)*[.C8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8</text:p>
          </table:table-cell>
          <table:table-cell table:number-columns-repeated="2"/>
          <table:table-cell/>
          <table:table-cell table:style-name="ce12" office:value-type="string">
            <text:p>23,18</text:p>
          </table:table-cell>
          <table:table-cell table:style-name="ce21" table:formula="of:=IF(ISNA(VLOOKUP([.E900];[Entrada.$A$8:.$B$1605];2;0)) = 1; 0;VLOOKUP([.E900];[Entrada.$A$8:.$B$1605];2;0))" office:value-type="float" office:value="0">
            <text:p>0</text:p>
          </table:table-cell>
          <table:table-cell table:formula="of:=IF(ISNA(VLOOKUP([.E900];[Entrada.$A$8:.$D$1605];4;0)) = 1; 0;VLOOKUP([.E900];[Entrada.$A$8:.$D$1605];4;0))" office:value-type="float" office:value="0">
            <text:p>0</text:p>
          </table:table-cell>
          <table:table-cell table:number-columns-repeated="6"/>
          <table:table-cell table:style-name="ce29" table:formula="of:=[.C9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0];[Entrada.$A$8:.$C$1606];3;0)) = 1; 0;VLOOKUP([.E900];[Entrada.$A$8:.$C$1606];3;0)*[.C9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19</text:p>
          </table:table-cell>
          <table:table-cell table:number-columns-repeated="2"/>
          <table:table-cell/>
          <table:table-cell table:style-name="ce12" office:value-type="string">
            <text:p>23,19</text:p>
          </table:table-cell>
          <table:table-cell table:style-name="ce21" table:formula="of:=IF(ISNA(VLOOKUP([.E901];[Entrada.$A$8:.$B$1605];2;0)) = 1; 0;VLOOKUP([.E901];[Entrada.$A$8:.$B$1605];2;0))" office:value-type="float" office:value="0">
            <text:p>0</text:p>
          </table:table-cell>
          <table:table-cell table:formula="of:=IF(ISNA(VLOOKUP([.E901];[Entrada.$A$8:.$D$1605];4;0)) = 1; 0;VLOOKUP([.E901];[Entrada.$A$8:.$D$1605];4;0))" office:value-type="float" office:value="0">
            <text:p>0</text:p>
          </table:table-cell>
          <table:table-cell table:number-columns-repeated="6"/>
          <table:table-cell table:style-name="ce29" table:formula="of:=[.C9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1];[Entrada.$A$8:.$C$1606];3;0)) = 1; 0;VLOOKUP([.E901];[Entrada.$A$8:.$C$1606];3;0)*[.C9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0</text:p>
          </table:table-cell>
          <table:table-cell table:number-columns-repeated="2"/>
          <table:table-cell/>
          <table:table-cell table:style-name="ce12" office:value-type="string">
            <text:p>23,20</text:p>
          </table:table-cell>
          <table:table-cell table:style-name="ce21" table:formula="of:=IF(ISNA(VLOOKUP([.E902];[Entrada.$A$8:.$B$1605];2;0)) = 1; 0;VLOOKUP([.E902];[Entrada.$A$8:.$B$1605];2;0))" office:value-type="float" office:value="0">
            <text:p>0</text:p>
          </table:table-cell>
          <table:table-cell table:formula="of:=IF(ISNA(VLOOKUP([.E902];[Entrada.$A$8:.$D$1605];4;0)) = 1; 0;VLOOKUP([.E902];[Entrada.$A$8:.$D$1605];4;0))" office:value-type="float" office:value="0">
            <text:p>0</text:p>
          </table:table-cell>
          <table:table-cell table:number-columns-repeated="6"/>
          <table:table-cell table:style-name="ce29" table:formula="of:=[.C9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2];[Entrada.$A$8:.$C$1606];3;0)) = 1; 0;VLOOKUP([.E902];[Entrada.$A$8:.$C$1606];3;0)*[.C9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1</text:p>
          </table:table-cell>
          <table:table-cell table:number-columns-repeated="2"/>
          <table:table-cell/>
          <table:table-cell table:style-name="ce12" office:value-type="string">
            <text:p>23,21</text:p>
          </table:table-cell>
          <table:table-cell table:style-name="ce21" table:formula="of:=IF(ISNA(VLOOKUP([.E903];[Entrada.$A$8:.$B$1605];2;0)) = 1; 0;VLOOKUP([.E903];[Entrada.$A$8:.$B$1605];2;0))" office:value-type="float" office:value="0">
            <text:p>0</text:p>
          </table:table-cell>
          <table:table-cell table:formula="of:=IF(ISNA(VLOOKUP([.E903];[Entrada.$A$8:.$D$1605];4;0)) = 1; 0;VLOOKUP([.E903];[Entrada.$A$8:.$D$1605];4;0))" office:value-type="float" office:value="0">
            <text:p>0</text:p>
          </table:table-cell>
          <table:table-cell table:number-columns-repeated="6"/>
          <table:table-cell table:style-name="ce29" table:formula="of:=[.C9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3];[Entrada.$A$8:.$C$1606];3;0)) = 1; 0;VLOOKUP([.E903];[Entrada.$A$8:.$C$1606];3;0)*[.C9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2</text:p>
          </table:table-cell>
          <table:table-cell table:number-columns-repeated="2"/>
          <table:table-cell/>
          <table:table-cell table:style-name="ce12" office:value-type="string">
            <text:p>23,22</text:p>
          </table:table-cell>
          <table:table-cell table:style-name="ce21" table:formula="of:=IF(ISNA(VLOOKUP([.E904];[Entrada.$A$8:.$B$1605];2;0)) = 1; 0;VLOOKUP([.E904];[Entrada.$A$8:.$B$1605];2;0))" office:value-type="float" office:value="0">
            <text:p>0</text:p>
          </table:table-cell>
          <table:table-cell table:formula="of:=IF(ISNA(VLOOKUP([.E904];[Entrada.$A$8:.$D$1605];4;0)) = 1; 0;VLOOKUP([.E904];[Entrada.$A$8:.$D$1605];4;0))" office:value-type="float" office:value="0">
            <text:p>0</text:p>
          </table:table-cell>
          <table:table-cell table:number-columns-repeated="6"/>
          <table:table-cell table:style-name="ce29" table:formula="of:=[.C9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4];[Entrada.$A$8:.$C$1606];3;0)) = 1; 0;VLOOKUP([.E904];[Entrada.$A$8:.$C$1606];3;0)*[.C9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3</text:p>
          </table:table-cell>
          <table:table-cell table:number-columns-repeated="2"/>
          <table:table-cell/>
          <table:table-cell table:style-name="ce12" office:value-type="string">
            <text:p>23,23</text:p>
          </table:table-cell>
          <table:table-cell table:style-name="ce21" table:formula="of:=IF(ISNA(VLOOKUP([.E905];[Entrada.$A$8:.$B$1605];2;0)) = 1; 0;VLOOKUP([.E905];[Entrada.$A$8:.$B$1605];2;0))" office:value-type="float" office:value="0">
            <text:p>0</text:p>
          </table:table-cell>
          <table:table-cell table:formula="of:=IF(ISNA(VLOOKUP([.E905];[Entrada.$A$8:.$D$1605];4;0)) = 1; 0;VLOOKUP([.E905];[Entrada.$A$8:.$D$1605];4;0))" office:value-type="float" office:value="0">
            <text:p>0</text:p>
          </table:table-cell>
          <table:table-cell table:number-columns-repeated="6"/>
          <table:table-cell table:style-name="ce29" table:formula="of:=[.C9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5];[Entrada.$A$8:.$C$1606];3;0)) = 1; 0;VLOOKUP([.E905];[Entrada.$A$8:.$C$1606];3;0)*[.C9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4</text:p>
          </table:table-cell>
          <table:table-cell table:number-columns-repeated="2"/>
          <table:table-cell/>
          <table:table-cell table:style-name="ce12" office:value-type="string">
            <text:p>23,24</text:p>
          </table:table-cell>
          <table:table-cell table:style-name="ce21" table:formula="of:=IF(ISNA(VLOOKUP([.E906];[Entrada.$A$8:.$B$1605];2;0)) = 1; 0;VLOOKUP([.E906];[Entrada.$A$8:.$B$1605];2;0))" office:value-type="float" office:value="0">
            <text:p>0</text:p>
          </table:table-cell>
          <table:table-cell table:formula="of:=IF(ISNA(VLOOKUP([.E906];[Entrada.$A$8:.$D$1605];4;0)) = 1; 0;VLOOKUP([.E906];[Entrada.$A$8:.$D$1605];4;0))" office:value-type="float" office:value="0">
            <text:p>0</text:p>
          </table:table-cell>
          <table:table-cell table:number-columns-repeated="6"/>
          <table:table-cell table:style-name="ce29" table:formula="of:=[.C9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6];[Entrada.$A$8:.$C$1606];3;0)) = 1; 0;VLOOKUP([.E906];[Entrada.$A$8:.$C$1606];3;0)*[.C9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5</text:p>
          </table:table-cell>
          <table:table-cell table:number-columns-repeated="2"/>
          <table:table-cell/>
          <table:table-cell table:style-name="ce12" office:value-type="string">
            <text:p>23,25</text:p>
          </table:table-cell>
          <table:table-cell table:style-name="ce21" table:formula="of:=IF(ISNA(VLOOKUP([.E907];[Entrada.$A$8:.$B$1605];2;0)) = 1; 0;VLOOKUP([.E907];[Entrada.$A$8:.$B$1605];2;0))" office:value-type="float" office:value="0">
            <text:p>0</text:p>
          </table:table-cell>
          <table:table-cell table:formula="of:=IF(ISNA(VLOOKUP([.E907];[Entrada.$A$8:.$D$1605];4;0)) = 1; 0;VLOOKUP([.E907];[Entrada.$A$8:.$D$1605];4;0))" office:value-type="float" office:value="0">
            <text:p>0</text:p>
          </table:table-cell>
          <table:table-cell table:number-columns-repeated="6"/>
          <table:table-cell table:style-name="ce29" table:formula="of:=[.C9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7];[Entrada.$A$8:.$C$1606];3;0)) = 1; 0;VLOOKUP([.E907];[Entrada.$A$8:.$C$1606];3;0)*[.C9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6</text:p>
          </table:table-cell>
          <table:table-cell table:number-columns-repeated="2"/>
          <table:table-cell/>
          <table:table-cell table:style-name="ce12" office:value-type="string">
            <text:p>23,26</text:p>
          </table:table-cell>
          <table:table-cell table:style-name="ce21" table:formula="of:=IF(ISNA(VLOOKUP([.E908];[Entrada.$A$8:.$B$1605];2;0)) = 1; 0;VLOOKUP([.E908];[Entrada.$A$8:.$B$1605];2;0))" office:value-type="float" office:value="0">
            <text:p>0</text:p>
          </table:table-cell>
          <table:table-cell table:formula="of:=IF(ISNA(VLOOKUP([.E908];[Entrada.$A$8:.$D$1605];4;0)) = 1; 0;VLOOKUP([.E908];[Entrada.$A$8:.$D$1605];4;0))" office:value-type="float" office:value="0">
            <text:p>0</text:p>
          </table:table-cell>
          <table:table-cell table:number-columns-repeated="6"/>
          <table:table-cell table:style-name="ce29" table:formula="of:=[.C9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8];[Entrada.$A$8:.$C$1606];3;0)) = 1; 0;VLOOKUP([.E908];[Entrada.$A$8:.$C$1606];3;0)*[.C9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7</text:p>
          </table:table-cell>
          <table:table-cell table:number-columns-repeated="2"/>
          <table:table-cell/>
          <table:table-cell table:style-name="ce12" office:value-type="string">
            <text:p>23,27</text:p>
          </table:table-cell>
          <table:table-cell table:style-name="ce21" table:formula="of:=IF(ISNA(VLOOKUP([.E909];[Entrada.$A$8:.$B$1605];2;0)) = 1; 0;VLOOKUP([.E909];[Entrada.$A$8:.$B$1605];2;0))" office:value-type="float" office:value="0">
            <text:p>0</text:p>
          </table:table-cell>
          <table:table-cell table:formula="of:=IF(ISNA(VLOOKUP([.E909];[Entrada.$A$8:.$D$1605];4;0)) = 1; 0;VLOOKUP([.E909];[Entrada.$A$8:.$D$1605];4;0))" office:value-type="float" office:value="0">
            <text:p>0</text:p>
          </table:table-cell>
          <table:table-cell table:number-columns-repeated="6"/>
          <table:table-cell table:style-name="ce29" table:formula="of:=[.C9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09];[Entrada.$A$8:.$C$1606];3;0)) = 1; 0;VLOOKUP([.E909];[Entrada.$A$8:.$C$1606];3;0)*[.C9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8</text:p>
          </table:table-cell>
          <table:table-cell table:number-columns-repeated="2"/>
          <table:table-cell/>
          <table:table-cell table:style-name="ce12" office:value-type="string">
            <text:p>23,28</text:p>
          </table:table-cell>
          <table:table-cell table:style-name="ce21" table:formula="of:=IF(ISNA(VLOOKUP([.E910];[Entrada.$A$8:.$B$1605];2;0)) = 1; 0;VLOOKUP([.E910];[Entrada.$A$8:.$B$1605];2;0))" office:value-type="float" office:value="0">
            <text:p>0</text:p>
          </table:table-cell>
          <table:table-cell table:formula="of:=IF(ISNA(VLOOKUP([.E910];[Entrada.$A$8:.$D$1605];4;0)) = 1; 0;VLOOKUP([.E910];[Entrada.$A$8:.$D$1605];4;0))" office:value-type="float" office:value="0">
            <text:p>0</text:p>
          </table:table-cell>
          <table:table-cell table:number-columns-repeated="6"/>
          <table:table-cell table:style-name="ce29" table:formula="of:=[.C9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0];[Entrada.$A$8:.$C$1606];3;0)) = 1; 0;VLOOKUP([.E910];[Entrada.$A$8:.$C$1606];3;0)*[.C9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29</text:p>
          </table:table-cell>
          <table:table-cell table:number-columns-repeated="2"/>
          <table:table-cell/>
          <table:table-cell table:style-name="ce12" office:value-type="string">
            <text:p>23,29</text:p>
          </table:table-cell>
          <table:table-cell table:style-name="ce21" table:formula="of:=IF(ISNA(VLOOKUP([.E911];[Entrada.$A$8:.$B$1605];2;0)) = 1; 0;VLOOKUP([.E911];[Entrada.$A$8:.$B$1605];2;0))" office:value-type="float" office:value="0">
            <text:p>0</text:p>
          </table:table-cell>
          <table:table-cell table:formula="of:=IF(ISNA(VLOOKUP([.E911];[Entrada.$A$8:.$D$1605];4;0)) = 1; 0;VLOOKUP([.E911];[Entrada.$A$8:.$D$1605];4;0))" office:value-type="float" office:value="0">
            <text:p>0</text:p>
          </table:table-cell>
          <table:table-cell table:number-columns-repeated="6"/>
          <table:table-cell table:style-name="ce29" table:formula="of:=[.C9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1];[Entrada.$A$8:.$C$1606];3;0)) = 1; 0;VLOOKUP([.E911];[Entrada.$A$8:.$C$1606];3;0)*[.C9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0</text:p>
          </table:table-cell>
          <table:table-cell table:number-columns-repeated="2"/>
          <table:table-cell/>
          <table:table-cell table:style-name="ce12" office:value-type="string">
            <text:p>23,30</text:p>
          </table:table-cell>
          <table:table-cell table:style-name="ce21" table:formula="of:=IF(ISNA(VLOOKUP([.E912];[Entrada.$A$8:.$B$1605];2;0)) = 1; 0;VLOOKUP([.E912];[Entrada.$A$8:.$B$1605];2;0))" office:value-type="float" office:value="0">
            <text:p>0</text:p>
          </table:table-cell>
          <table:table-cell table:formula="of:=IF(ISNA(VLOOKUP([.E912];[Entrada.$A$8:.$D$1605];4;0)) = 1; 0;VLOOKUP([.E912];[Entrada.$A$8:.$D$1605];4;0))" office:value-type="float" office:value="0">
            <text:p>0</text:p>
          </table:table-cell>
          <table:table-cell table:number-columns-repeated="6"/>
          <table:table-cell table:style-name="ce29" table:formula="of:=[.C9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2];[Entrada.$A$8:.$C$1606];3;0)) = 1; 0;VLOOKUP([.E912];[Entrada.$A$8:.$C$1606];3;0)*[.C9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1</text:p>
          </table:table-cell>
          <table:table-cell table:number-columns-repeated="2"/>
          <table:table-cell/>
          <table:table-cell table:style-name="ce12" office:value-type="string">
            <text:p>23,31</text:p>
          </table:table-cell>
          <table:table-cell table:style-name="ce21" table:formula="of:=IF(ISNA(VLOOKUP([.E913];[Entrada.$A$8:.$B$1605];2;0)) = 1; 0;VLOOKUP([.E913];[Entrada.$A$8:.$B$1605];2;0))" office:value-type="float" office:value="0">
            <text:p>0</text:p>
          </table:table-cell>
          <table:table-cell table:formula="of:=IF(ISNA(VLOOKUP([.E913];[Entrada.$A$8:.$D$1605];4;0)) = 1; 0;VLOOKUP([.E913];[Entrada.$A$8:.$D$1605];4;0))" office:value-type="float" office:value="0">
            <text:p>0</text:p>
          </table:table-cell>
          <table:table-cell table:number-columns-repeated="6"/>
          <table:table-cell table:style-name="ce29" table:formula="of:=[.C9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3];[Entrada.$A$8:.$C$1606];3;0)) = 1; 0;VLOOKUP([.E913];[Entrada.$A$8:.$C$1606];3;0)*[.C9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2</text:p>
          </table:table-cell>
          <table:table-cell table:number-columns-repeated="2"/>
          <table:table-cell/>
          <table:table-cell table:style-name="ce12" office:value-type="string">
            <text:p>23,32</text:p>
          </table:table-cell>
          <table:table-cell table:style-name="ce21" table:formula="of:=IF(ISNA(VLOOKUP([.E914];[Entrada.$A$8:.$B$1605];2;0)) = 1; 0;VLOOKUP([.E914];[Entrada.$A$8:.$B$1605];2;0))" office:value-type="float" office:value="0">
            <text:p>0</text:p>
          </table:table-cell>
          <table:table-cell table:formula="of:=IF(ISNA(VLOOKUP([.E914];[Entrada.$A$8:.$D$1605];4;0)) = 1; 0;VLOOKUP([.E914];[Entrada.$A$8:.$D$1605];4;0))" office:value-type="float" office:value="0">
            <text:p>0</text:p>
          </table:table-cell>
          <table:table-cell table:number-columns-repeated="6"/>
          <table:table-cell table:style-name="ce29" table:formula="of:=[.C9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4];[Entrada.$A$8:.$C$1606];3;0)) = 1; 0;VLOOKUP([.E914];[Entrada.$A$8:.$C$1606];3;0)*[.C9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3</text:p>
          </table:table-cell>
          <table:table-cell table:number-columns-repeated="2"/>
          <table:table-cell/>
          <table:table-cell table:style-name="ce12" office:value-type="string">
            <text:p>23,33</text:p>
          </table:table-cell>
          <table:table-cell table:style-name="ce21" table:formula="of:=IF(ISNA(VLOOKUP([.E915];[Entrada.$A$8:.$B$1605];2;0)) = 1; 0;VLOOKUP([.E915];[Entrada.$A$8:.$B$1605];2;0))" office:value-type="float" office:value="0">
            <text:p>0</text:p>
          </table:table-cell>
          <table:table-cell table:formula="of:=IF(ISNA(VLOOKUP([.E915];[Entrada.$A$8:.$D$1605];4;0)) = 1; 0;VLOOKUP([.E915];[Entrada.$A$8:.$D$1605];4;0))" office:value-type="float" office:value="0">
            <text:p>0</text:p>
          </table:table-cell>
          <table:table-cell table:number-columns-repeated="6"/>
          <table:table-cell table:style-name="ce29" table:formula="of:=[.C9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5];[Entrada.$A$8:.$C$1606];3;0)) = 1; 0;VLOOKUP([.E915];[Entrada.$A$8:.$C$1606];3;0)*[.C9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4</text:p>
          </table:table-cell>
          <table:table-cell table:number-columns-repeated="2"/>
          <table:table-cell/>
          <table:table-cell table:style-name="ce12" office:value-type="string">
            <text:p>23,34</text:p>
          </table:table-cell>
          <table:table-cell table:style-name="ce21" table:formula="of:=IF(ISNA(VLOOKUP([.E916];[Entrada.$A$8:.$B$1605];2;0)) = 1; 0;VLOOKUP([.E916];[Entrada.$A$8:.$B$1605];2;0))" office:value-type="float" office:value="0">
            <text:p>0</text:p>
          </table:table-cell>
          <table:table-cell table:formula="of:=IF(ISNA(VLOOKUP([.E916];[Entrada.$A$8:.$D$1605];4;0)) = 1; 0;VLOOKUP([.E916];[Entrada.$A$8:.$D$1605];4;0))" office:value-type="float" office:value="0">
            <text:p>0</text:p>
          </table:table-cell>
          <table:table-cell table:number-columns-repeated="6"/>
          <table:table-cell table:style-name="ce29" table:formula="of:=[.C9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6];[Entrada.$A$8:.$C$1606];3;0)) = 1; 0;VLOOKUP([.E916];[Entrada.$A$8:.$C$1606];3;0)*[.C9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5</text:p>
          </table:table-cell>
          <table:table-cell table:number-columns-repeated="2"/>
          <table:table-cell/>
          <table:table-cell table:style-name="ce12" office:value-type="string">
            <text:p>23,35</text:p>
          </table:table-cell>
          <table:table-cell table:style-name="ce21" table:formula="of:=IF(ISNA(VLOOKUP([.E917];[Entrada.$A$8:.$B$1605];2;0)) = 1; 0;VLOOKUP([.E917];[Entrada.$A$8:.$B$1605];2;0))" office:value-type="float" office:value="0">
            <text:p>0</text:p>
          </table:table-cell>
          <table:table-cell table:formula="of:=IF(ISNA(VLOOKUP([.E917];[Entrada.$A$8:.$D$1605];4;0)) = 1; 0;VLOOKUP([.E917];[Entrada.$A$8:.$D$1605];4;0))" office:value-type="float" office:value="0">
            <text:p>0</text:p>
          </table:table-cell>
          <table:table-cell table:number-columns-repeated="6"/>
          <table:table-cell table:style-name="ce29" table:formula="of:=[.C9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7];[Entrada.$A$8:.$C$1606];3;0)) = 1; 0;VLOOKUP([.E917];[Entrada.$A$8:.$C$1606];3;0)*[.C9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6</text:p>
          </table:table-cell>
          <table:table-cell table:number-columns-repeated="2"/>
          <table:table-cell/>
          <table:table-cell table:style-name="ce12" office:value-type="string">
            <text:p>23,36</text:p>
          </table:table-cell>
          <table:table-cell table:style-name="ce21" table:formula="of:=IF(ISNA(VLOOKUP([.E918];[Entrada.$A$8:.$B$1605];2;0)) = 1; 0;VLOOKUP([.E918];[Entrada.$A$8:.$B$1605];2;0))" office:value-type="float" office:value="0">
            <text:p>0</text:p>
          </table:table-cell>
          <table:table-cell table:formula="of:=IF(ISNA(VLOOKUP([.E918];[Entrada.$A$8:.$D$1605];4;0)) = 1; 0;VLOOKUP([.E918];[Entrada.$A$8:.$D$1605];4;0))" office:value-type="float" office:value="0">
            <text:p>0</text:p>
          </table:table-cell>
          <table:table-cell table:number-columns-repeated="6"/>
          <table:table-cell table:style-name="ce29" table:formula="of:=[.C9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8];[Entrada.$A$8:.$C$1606];3;0)) = 1; 0;VLOOKUP([.E918];[Entrada.$A$8:.$C$1606];3;0)*[.C9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7</text:p>
          </table:table-cell>
          <table:table-cell table:number-columns-repeated="2"/>
          <table:table-cell/>
          <table:table-cell table:style-name="ce12" office:value-type="string">
            <text:p>23,37</text:p>
          </table:table-cell>
          <table:table-cell table:style-name="ce21" table:formula="of:=IF(ISNA(VLOOKUP([.E919];[Entrada.$A$8:.$B$1605];2;0)) = 1; 0;VLOOKUP([.E919];[Entrada.$A$8:.$B$1605];2;0))" office:value-type="float" office:value="0">
            <text:p>0</text:p>
          </table:table-cell>
          <table:table-cell table:formula="of:=IF(ISNA(VLOOKUP([.E919];[Entrada.$A$8:.$D$1605];4;0)) = 1; 0;VLOOKUP([.E919];[Entrada.$A$8:.$D$1605];4;0))" office:value-type="float" office:value="0">
            <text:p>0</text:p>
          </table:table-cell>
          <table:table-cell table:number-columns-repeated="6"/>
          <table:table-cell table:style-name="ce29" table:formula="of:=[.C9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19];[Entrada.$A$8:.$C$1606];3;0)) = 1; 0;VLOOKUP([.E919];[Entrada.$A$8:.$C$1606];3;0)*[.C9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8</text:p>
          </table:table-cell>
          <table:table-cell table:number-columns-repeated="2"/>
          <table:table-cell/>
          <table:table-cell table:style-name="ce12" office:value-type="string">
            <text:p>23,38</text:p>
          </table:table-cell>
          <table:table-cell table:style-name="ce21" table:formula="of:=IF(ISNA(VLOOKUP([.E920];[Entrada.$A$8:.$B$1605];2;0)) = 1; 0;VLOOKUP([.E920];[Entrada.$A$8:.$B$1605];2;0))" office:value-type="float" office:value="0">
            <text:p>0</text:p>
          </table:table-cell>
          <table:table-cell table:formula="of:=IF(ISNA(VLOOKUP([.E920];[Entrada.$A$8:.$D$1605];4;0)) = 1; 0;VLOOKUP([.E920];[Entrada.$A$8:.$D$1605];4;0))" office:value-type="float" office:value="0">
            <text:p>0</text:p>
          </table:table-cell>
          <table:table-cell table:number-columns-repeated="6"/>
          <table:table-cell table:style-name="ce29" table:formula="of:=[.C9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0];[Entrada.$A$8:.$C$1606];3;0)) = 1; 0;VLOOKUP([.E920];[Entrada.$A$8:.$C$1606];3;0)*[.C9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39</text:p>
          </table:table-cell>
          <table:table-cell table:number-columns-repeated="2"/>
          <table:table-cell/>
          <table:table-cell table:style-name="ce12" office:value-type="string">
            <text:p>23,39</text:p>
          </table:table-cell>
          <table:table-cell table:style-name="ce21" table:formula="of:=IF(ISNA(VLOOKUP([.E921];[Entrada.$A$8:.$B$1605];2;0)) = 1; 0;VLOOKUP([.E921];[Entrada.$A$8:.$B$1605];2;0))" office:value-type="float" office:value="0">
            <text:p>0</text:p>
          </table:table-cell>
          <table:table-cell table:formula="of:=IF(ISNA(VLOOKUP([.E921];[Entrada.$A$8:.$D$1605];4;0)) = 1; 0;VLOOKUP([.E921];[Entrada.$A$8:.$D$1605];4;0))" office:value-type="float" office:value="0">
            <text:p>0</text:p>
          </table:table-cell>
          <table:table-cell table:number-columns-repeated="6"/>
          <table:table-cell table:style-name="ce29" table:formula="of:=[.C9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1];[Entrada.$A$8:.$C$1606];3;0)) = 1; 0;VLOOKUP([.E921];[Entrada.$A$8:.$C$1606];3;0)*[.C9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3,40</text:p>
          </table:table-cell>
          <table:table-cell table:number-columns-repeated="2"/>
          <table:table-cell/>
          <table:table-cell table:style-name="ce12" office:value-type="string">
            <text:p>23,40</text:p>
          </table:table-cell>
          <table:table-cell table:style-name="ce21" table:formula="of:=IF(ISNA(VLOOKUP([.E922];[Entrada.$A$8:.$B$1605];2;0)) = 1; 0;VLOOKUP([.E922];[Entrada.$A$8:.$B$1605];2;0))" office:value-type="float" office:value="0">
            <text:p>0</text:p>
          </table:table-cell>
          <table:table-cell table:formula="of:=IF(ISNA(VLOOKUP([.E922];[Entrada.$A$8:.$D$1605];4;0)) = 1; 0;VLOOKUP([.E922];[Entrada.$A$8:.$D$1605];4;0))" office:value-type="float" office:value="0">
            <text:p>0</text:p>
          </table:table-cell>
          <table:table-cell table:number-columns-repeated="6"/>
          <table:table-cell table:style-name="ce29" table:formula="of:=[.C9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2];[Entrada.$A$8:.$C$1606];3;0)) = 1; 0;VLOOKUP([.E922];[Entrada.$A$8:.$C$1606];3;0)*[.C9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</text:p>
          </table:table-cell>
          <table:table-cell table:number-columns-repeated="2"/>
          <table:table-cell/>
          <table:table-cell table:style-name="ce12" office:value-type="string">
            <text:p>24,1</text:p>
          </table:table-cell>
          <table:table-cell table:style-name="ce21" table:formula="of:=IF(ISNA(VLOOKUP([.E923];[Entrada.$A$8:.$B$1605];2;0)) = 1; 0;VLOOKUP([.E923];[Entrada.$A$8:.$B$1605];2;0))" office:value-type="float" office:value="0">
            <text:p>0</text:p>
          </table:table-cell>
          <table:table-cell table:formula="of:=IF(ISNA(VLOOKUP([.E923];[Entrada.$A$8:.$D$1605];4;0)) = 1; 0;VLOOKUP([.E923];[Entrada.$A$8:.$D$1605];4;0))" office:value-type="float" office:value="0">
            <text:p>0</text:p>
          </table:table-cell>
          <table:table-cell table:number-columns-repeated="6"/>
          <table:table-cell table:style-name="ce29" table:formula="of:=[.C9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3];[Entrada.$A$8:.$C$1606];3;0)) = 1; 0;VLOOKUP([.E923];[Entrada.$A$8:.$C$1606];3;0)*[.C9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</text:p>
          </table:table-cell>
          <table:table-cell table:number-columns-repeated="2"/>
          <table:table-cell/>
          <table:table-cell table:style-name="ce12" office:value-type="string">
            <text:p>24,2</text:p>
          </table:table-cell>
          <table:table-cell table:style-name="ce21" table:formula="of:=IF(ISNA(VLOOKUP([.E924];[Entrada.$A$8:.$B$1605];2;0)) = 1; 0;VLOOKUP([.E924];[Entrada.$A$8:.$B$1605];2;0))" office:value-type="float" office:value="0">
            <text:p>0</text:p>
          </table:table-cell>
          <table:table-cell table:formula="of:=IF(ISNA(VLOOKUP([.E924];[Entrada.$A$8:.$D$1605];4;0)) = 1; 0;VLOOKUP([.E924];[Entrada.$A$8:.$D$1605];4;0))" office:value-type="float" office:value="0">
            <text:p>0</text:p>
          </table:table-cell>
          <table:table-cell table:number-columns-repeated="6"/>
          <table:table-cell table:style-name="ce29" table:formula="of:=[.C9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4];[Entrada.$A$8:.$C$1606];3;0)) = 1; 0;VLOOKUP([.E924];[Entrada.$A$8:.$C$1606];3;0)*[.C9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</text:p>
          </table:table-cell>
          <table:table-cell table:number-columns-repeated="2"/>
          <table:table-cell/>
          <table:table-cell table:style-name="ce12" office:value-type="string">
            <text:p>24,3</text:p>
          </table:table-cell>
          <table:table-cell table:style-name="ce21" table:formula="of:=IF(ISNA(VLOOKUP([.E925];[Entrada.$A$8:.$B$1605];2;0)) = 1; 0;VLOOKUP([.E925];[Entrada.$A$8:.$B$1605];2;0))" office:value-type="float" office:value="0">
            <text:p>0</text:p>
          </table:table-cell>
          <table:table-cell table:formula="of:=IF(ISNA(VLOOKUP([.E925];[Entrada.$A$8:.$D$1605];4;0)) = 1; 0;VLOOKUP([.E925];[Entrada.$A$8:.$D$1605];4;0))" office:value-type="float" office:value="0">
            <text:p>0</text:p>
          </table:table-cell>
          <table:table-cell table:number-columns-repeated="6"/>
          <table:table-cell table:style-name="ce29" table:formula="of:=[.C9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5];[Entrada.$A$8:.$C$1606];3;0)) = 1; 0;VLOOKUP([.E925];[Entrada.$A$8:.$C$1606];3;0)*[.C9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4</text:p>
          </table:table-cell>
          <table:table-cell table:number-columns-repeated="2"/>
          <table:table-cell/>
          <table:table-cell table:style-name="ce12" office:value-type="string">
            <text:p>24,4</text:p>
          </table:table-cell>
          <table:table-cell table:style-name="ce21" table:formula="of:=IF(ISNA(VLOOKUP([.E926];[Entrada.$A$8:.$B$1605];2;0)) = 1; 0;VLOOKUP([.E926];[Entrada.$A$8:.$B$1605];2;0))" office:value-type="float" office:value="0">
            <text:p>0</text:p>
          </table:table-cell>
          <table:table-cell table:formula="of:=IF(ISNA(VLOOKUP([.E926];[Entrada.$A$8:.$D$1605];4;0)) = 1; 0;VLOOKUP([.E926];[Entrada.$A$8:.$D$1605];4;0))" office:value-type="float" office:value="0">
            <text:p>0</text:p>
          </table:table-cell>
          <table:table-cell table:number-columns-repeated="6"/>
          <table:table-cell table:style-name="ce29" table:formula="of:=[.C9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6];[Entrada.$A$8:.$C$1606];3;0)) = 1; 0;VLOOKUP([.E926];[Entrada.$A$8:.$C$1606];3;0)*[.C9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5</text:p>
          </table:table-cell>
          <table:table-cell table:number-columns-repeated="2"/>
          <table:table-cell/>
          <table:table-cell table:style-name="ce12" office:value-type="string">
            <text:p>24,5</text:p>
          </table:table-cell>
          <table:table-cell table:style-name="ce21" table:formula="of:=IF(ISNA(VLOOKUP([.E927];[Entrada.$A$8:.$B$1605];2;0)) = 1; 0;VLOOKUP([.E927];[Entrada.$A$8:.$B$1605];2;0))" office:value-type="float" office:value="0">
            <text:p>0</text:p>
          </table:table-cell>
          <table:table-cell table:formula="of:=IF(ISNA(VLOOKUP([.E927];[Entrada.$A$8:.$D$1605];4;0)) = 1; 0;VLOOKUP([.E927];[Entrada.$A$8:.$D$1605];4;0))" office:value-type="float" office:value="0">
            <text:p>0</text:p>
          </table:table-cell>
          <table:table-cell table:number-columns-repeated="6"/>
          <table:table-cell table:style-name="ce29" table:formula="of:=[.C9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7];[Entrada.$A$8:.$C$1606];3;0)) = 1; 0;VLOOKUP([.E927];[Entrada.$A$8:.$C$1606];3;0)*[.C9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6</text:p>
          </table:table-cell>
          <table:table-cell table:number-columns-repeated="2"/>
          <table:table-cell/>
          <table:table-cell table:style-name="ce12" office:value-type="string">
            <text:p>24,6</text:p>
          </table:table-cell>
          <table:table-cell table:style-name="ce21" table:formula="of:=IF(ISNA(VLOOKUP([.E928];[Entrada.$A$8:.$B$1605];2;0)) = 1; 0;VLOOKUP([.E928];[Entrada.$A$8:.$B$1605];2;0))" office:value-type="float" office:value="0">
            <text:p>0</text:p>
          </table:table-cell>
          <table:table-cell table:formula="of:=IF(ISNA(VLOOKUP([.E928];[Entrada.$A$8:.$D$1605];4;0)) = 1; 0;VLOOKUP([.E928];[Entrada.$A$8:.$D$1605];4;0))" office:value-type="float" office:value="0">
            <text:p>0</text:p>
          </table:table-cell>
          <table:table-cell table:number-columns-repeated="6"/>
          <table:table-cell table:style-name="ce29" table:formula="of:=[.C9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8];[Entrada.$A$8:.$C$1606];3;0)) = 1; 0;VLOOKUP([.E928];[Entrada.$A$8:.$C$1606];3;0)*[.C9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7</text:p>
          </table:table-cell>
          <table:table-cell table:number-columns-repeated="2"/>
          <table:table-cell/>
          <table:table-cell table:style-name="ce12" office:value-type="string">
            <text:p>24,7</text:p>
          </table:table-cell>
          <table:table-cell table:style-name="ce21" table:formula="of:=IF(ISNA(VLOOKUP([.E929];[Entrada.$A$8:.$B$1605];2;0)) = 1; 0;VLOOKUP([.E929];[Entrada.$A$8:.$B$1605];2;0))" office:value-type="float" office:value="0">
            <text:p>0</text:p>
          </table:table-cell>
          <table:table-cell table:formula="of:=IF(ISNA(VLOOKUP([.E929];[Entrada.$A$8:.$D$1605];4;0)) = 1; 0;VLOOKUP([.E929];[Entrada.$A$8:.$D$1605];4;0))" office:value-type="float" office:value="0">
            <text:p>0</text:p>
          </table:table-cell>
          <table:table-cell table:number-columns-repeated="6"/>
          <table:table-cell table:style-name="ce29" table:formula="of:=[.C9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29];[Entrada.$A$8:.$C$1606];3;0)) = 1; 0;VLOOKUP([.E929];[Entrada.$A$8:.$C$1606];3;0)*[.C9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8</text:p>
          </table:table-cell>
          <table:table-cell table:number-columns-repeated="2"/>
          <table:table-cell/>
          <table:table-cell table:style-name="ce12" office:value-type="string">
            <text:p>24,8</text:p>
          </table:table-cell>
          <table:table-cell table:style-name="ce21" table:formula="of:=IF(ISNA(VLOOKUP([.E930];[Entrada.$A$8:.$B$1605];2;0)) = 1; 0;VLOOKUP([.E930];[Entrada.$A$8:.$B$1605];2;0))" office:value-type="float" office:value="0">
            <text:p>0</text:p>
          </table:table-cell>
          <table:table-cell table:formula="of:=IF(ISNA(VLOOKUP([.E930];[Entrada.$A$8:.$D$1605];4;0)) = 1; 0;VLOOKUP([.E930];[Entrada.$A$8:.$D$1605];4;0))" office:value-type="float" office:value="0">
            <text:p>0</text:p>
          </table:table-cell>
          <table:table-cell table:number-columns-repeated="6"/>
          <table:table-cell table:style-name="ce29" table:formula="of:=[.C9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0];[Entrada.$A$8:.$C$1606];3;0)) = 1; 0;VLOOKUP([.E930];[Entrada.$A$8:.$C$1606];3;0)*[.C9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9</text:p>
          </table:table-cell>
          <table:table-cell table:number-columns-repeated="2"/>
          <table:table-cell/>
          <table:table-cell table:style-name="ce12" office:value-type="string">
            <text:p>24,9</text:p>
          </table:table-cell>
          <table:table-cell table:style-name="ce21" table:formula="of:=IF(ISNA(VLOOKUP([.E931];[Entrada.$A$8:.$B$1605];2;0)) = 1; 0;VLOOKUP([.E931];[Entrada.$A$8:.$B$1605];2;0))" office:value-type="float" office:value="0">
            <text:p>0</text:p>
          </table:table-cell>
          <table:table-cell table:formula="of:=IF(ISNA(VLOOKUP([.E931];[Entrada.$A$8:.$D$1605];4;0)) = 1; 0;VLOOKUP([.E931];[Entrada.$A$8:.$D$1605];4;0))" office:value-type="float" office:value="0">
            <text:p>0</text:p>
          </table:table-cell>
          <table:table-cell table:number-columns-repeated="6"/>
          <table:table-cell table:style-name="ce29" table:formula="of:=[.C9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1];[Entrada.$A$8:.$C$1606];3;0)) = 1; 0;VLOOKUP([.E931];[Entrada.$A$8:.$C$1606];3;0)*[.C9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0</text:p>
          </table:table-cell>
          <table:table-cell table:number-columns-repeated="2"/>
          <table:table-cell/>
          <table:table-cell table:style-name="ce12" office:value-type="string">
            <text:p>24,10</text:p>
          </table:table-cell>
          <table:table-cell table:style-name="ce21" table:formula="of:=IF(ISNA(VLOOKUP([.E932];[Entrada.$A$8:.$B$1605];2;0)) = 1; 0;VLOOKUP([.E932];[Entrada.$A$8:.$B$1605];2;0))" office:value-type="float" office:value="0">
            <text:p>0</text:p>
          </table:table-cell>
          <table:table-cell table:formula="of:=IF(ISNA(VLOOKUP([.E932];[Entrada.$A$8:.$D$1605];4;0)) = 1; 0;VLOOKUP([.E932];[Entrada.$A$8:.$D$1605];4;0))" office:value-type="float" office:value="0">
            <text:p>0</text:p>
          </table:table-cell>
          <table:table-cell table:number-columns-repeated="6"/>
          <table:table-cell table:style-name="ce29" table:formula="of:=[.C9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2];[Entrada.$A$8:.$C$1606];3;0)) = 1; 0;VLOOKUP([.E932];[Entrada.$A$8:.$C$1606];3;0)*[.C9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1</text:p>
          </table:table-cell>
          <table:table-cell table:number-columns-repeated="2"/>
          <table:table-cell/>
          <table:table-cell table:style-name="ce12" office:value-type="string">
            <text:p>24,11</text:p>
          </table:table-cell>
          <table:table-cell table:style-name="ce21" table:formula="of:=IF(ISNA(VLOOKUP([.E933];[Entrada.$A$8:.$B$1605];2;0)) = 1; 0;VLOOKUP([.E933];[Entrada.$A$8:.$B$1605];2;0))" office:value-type="float" office:value="0">
            <text:p>0</text:p>
          </table:table-cell>
          <table:table-cell table:formula="of:=IF(ISNA(VLOOKUP([.E933];[Entrada.$A$8:.$D$1605];4;0)) = 1; 0;VLOOKUP([.E933];[Entrada.$A$8:.$D$1605];4;0))" office:value-type="float" office:value="0">
            <text:p>0</text:p>
          </table:table-cell>
          <table:table-cell table:number-columns-repeated="6"/>
          <table:table-cell table:style-name="ce29" table:formula="of:=[.C9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3];[Entrada.$A$8:.$C$1606];3;0)) = 1; 0;VLOOKUP([.E933];[Entrada.$A$8:.$C$1606];3;0)*[.C9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2</text:p>
          </table:table-cell>
          <table:table-cell table:number-columns-repeated="2"/>
          <table:table-cell/>
          <table:table-cell table:style-name="ce12" office:value-type="string">
            <text:p>24,12</text:p>
          </table:table-cell>
          <table:table-cell table:style-name="ce21" table:formula="of:=IF(ISNA(VLOOKUP([.E934];[Entrada.$A$8:.$B$1605];2;0)) = 1; 0;VLOOKUP([.E934];[Entrada.$A$8:.$B$1605];2;0))" office:value-type="float" office:value="0">
            <text:p>0</text:p>
          </table:table-cell>
          <table:table-cell table:formula="of:=IF(ISNA(VLOOKUP([.E934];[Entrada.$A$8:.$D$1605];4;0)) = 1; 0;VLOOKUP([.E934];[Entrada.$A$8:.$D$1605];4;0))" office:value-type="float" office:value="0">
            <text:p>0</text:p>
          </table:table-cell>
          <table:table-cell table:number-columns-repeated="6"/>
          <table:table-cell table:style-name="ce29" table:formula="of:=[.C9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4];[Entrada.$A$8:.$C$1606];3;0)) = 1; 0;VLOOKUP([.E934];[Entrada.$A$8:.$C$1606];3;0)*[.C9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3</text:p>
          </table:table-cell>
          <table:table-cell table:number-columns-repeated="2"/>
          <table:table-cell/>
          <table:table-cell table:style-name="ce12" office:value-type="string">
            <text:p>24,13</text:p>
          </table:table-cell>
          <table:table-cell table:style-name="ce21" table:formula="of:=IF(ISNA(VLOOKUP([.E935];[Entrada.$A$8:.$B$1605];2;0)) = 1; 0;VLOOKUP([.E935];[Entrada.$A$8:.$B$1605];2;0))" office:value-type="float" office:value="0">
            <text:p>0</text:p>
          </table:table-cell>
          <table:table-cell table:formula="of:=IF(ISNA(VLOOKUP([.E935];[Entrada.$A$8:.$D$1605];4;0)) = 1; 0;VLOOKUP([.E935];[Entrada.$A$8:.$D$1605];4;0))" office:value-type="float" office:value="0">
            <text:p>0</text:p>
          </table:table-cell>
          <table:table-cell table:number-columns-repeated="6"/>
          <table:table-cell table:style-name="ce29" table:formula="of:=[.C9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5];[Entrada.$A$8:.$C$1606];3;0)) = 1; 0;VLOOKUP([.E935];[Entrada.$A$8:.$C$1606];3;0)*[.C9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4</text:p>
          </table:table-cell>
          <table:table-cell table:number-columns-repeated="2"/>
          <table:table-cell/>
          <table:table-cell table:style-name="ce12" office:value-type="string">
            <text:p>24,14</text:p>
          </table:table-cell>
          <table:table-cell table:style-name="ce21" table:formula="of:=IF(ISNA(VLOOKUP([.E936];[Entrada.$A$8:.$B$1605];2;0)) = 1; 0;VLOOKUP([.E936];[Entrada.$A$8:.$B$1605];2;0))" office:value-type="float" office:value="0">
            <text:p>0</text:p>
          </table:table-cell>
          <table:table-cell table:formula="of:=IF(ISNA(VLOOKUP([.E936];[Entrada.$A$8:.$D$1605];4;0)) = 1; 0;VLOOKUP([.E936];[Entrada.$A$8:.$D$1605];4;0))" office:value-type="float" office:value="0">
            <text:p>0</text:p>
          </table:table-cell>
          <table:table-cell table:number-columns-repeated="6"/>
          <table:table-cell table:style-name="ce29" table:formula="of:=[.C9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6];[Entrada.$A$8:.$C$1606];3;0)) = 1; 0;VLOOKUP([.E936];[Entrada.$A$8:.$C$1606];3;0)*[.C9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5</text:p>
          </table:table-cell>
          <table:table-cell table:number-columns-repeated="2"/>
          <table:table-cell/>
          <table:table-cell table:style-name="ce12" office:value-type="string">
            <text:p>24,15</text:p>
          </table:table-cell>
          <table:table-cell table:style-name="ce21" table:formula="of:=IF(ISNA(VLOOKUP([.E937];[Entrada.$A$8:.$B$1605];2;0)) = 1; 0;VLOOKUP([.E937];[Entrada.$A$8:.$B$1605];2;0))" office:value-type="float" office:value="0">
            <text:p>0</text:p>
          </table:table-cell>
          <table:table-cell table:formula="of:=IF(ISNA(VLOOKUP([.E937];[Entrada.$A$8:.$D$1605];4;0)) = 1; 0;VLOOKUP([.E937];[Entrada.$A$8:.$D$1605];4;0))" office:value-type="float" office:value="0">
            <text:p>0</text:p>
          </table:table-cell>
          <table:table-cell table:number-columns-repeated="6"/>
          <table:table-cell table:style-name="ce29" table:formula="of:=[.C9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7];[Entrada.$A$8:.$C$1606];3;0)) = 1; 0;VLOOKUP([.E937];[Entrada.$A$8:.$C$1606];3;0)*[.C9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6</text:p>
          </table:table-cell>
          <table:table-cell table:number-columns-repeated="2"/>
          <table:table-cell/>
          <table:table-cell table:style-name="ce12" office:value-type="string">
            <text:p>24,16</text:p>
          </table:table-cell>
          <table:table-cell table:style-name="ce21" table:formula="of:=IF(ISNA(VLOOKUP([.E938];[Entrada.$A$8:.$B$1605];2;0)) = 1; 0;VLOOKUP([.E938];[Entrada.$A$8:.$B$1605];2;0))" office:value-type="float" office:value="0">
            <text:p>0</text:p>
          </table:table-cell>
          <table:table-cell table:formula="of:=IF(ISNA(VLOOKUP([.E938];[Entrada.$A$8:.$D$1605];4;0)) = 1; 0;VLOOKUP([.E938];[Entrada.$A$8:.$D$1605];4;0))" office:value-type="float" office:value="0">
            <text:p>0</text:p>
          </table:table-cell>
          <table:table-cell table:number-columns-repeated="6"/>
          <table:table-cell table:style-name="ce29" table:formula="of:=[.C9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8];[Entrada.$A$8:.$C$1606];3;0)) = 1; 0;VLOOKUP([.E938];[Entrada.$A$8:.$C$1606];3;0)*[.C9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7</text:p>
          </table:table-cell>
          <table:table-cell table:number-columns-repeated="2"/>
          <table:table-cell/>
          <table:table-cell table:style-name="ce12" office:value-type="string">
            <text:p>24,17</text:p>
          </table:table-cell>
          <table:table-cell table:style-name="ce21" table:formula="of:=IF(ISNA(VLOOKUP([.E939];[Entrada.$A$8:.$B$1605];2;0)) = 1; 0;VLOOKUP([.E939];[Entrada.$A$8:.$B$1605];2;0))" office:value-type="float" office:value="0">
            <text:p>0</text:p>
          </table:table-cell>
          <table:table-cell table:formula="of:=IF(ISNA(VLOOKUP([.E939];[Entrada.$A$8:.$D$1605];4;0)) = 1; 0;VLOOKUP([.E939];[Entrada.$A$8:.$D$1605];4;0))" office:value-type="float" office:value="0">
            <text:p>0</text:p>
          </table:table-cell>
          <table:table-cell table:number-columns-repeated="6"/>
          <table:table-cell table:style-name="ce29" table:formula="of:=[.C9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39];[Entrada.$A$8:.$C$1606];3;0)) = 1; 0;VLOOKUP([.E939];[Entrada.$A$8:.$C$1606];3;0)*[.C9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8</text:p>
          </table:table-cell>
          <table:table-cell table:number-columns-repeated="2"/>
          <table:table-cell/>
          <table:table-cell table:style-name="ce12" office:value-type="string">
            <text:p>24,18</text:p>
          </table:table-cell>
          <table:table-cell table:style-name="ce21" table:formula="of:=IF(ISNA(VLOOKUP([.E940];[Entrada.$A$8:.$B$1605];2;0)) = 1; 0;VLOOKUP([.E940];[Entrada.$A$8:.$B$1605];2;0))" office:value-type="float" office:value="0">
            <text:p>0</text:p>
          </table:table-cell>
          <table:table-cell table:formula="of:=IF(ISNA(VLOOKUP([.E940];[Entrada.$A$8:.$D$1605];4;0)) = 1; 0;VLOOKUP([.E940];[Entrada.$A$8:.$D$1605];4;0))" office:value-type="float" office:value="0">
            <text:p>0</text:p>
          </table:table-cell>
          <table:table-cell table:number-columns-repeated="6"/>
          <table:table-cell table:style-name="ce29" table:formula="of:=[.C9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0];[Entrada.$A$8:.$C$1606];3;0)) = 1; 0;VLOOKUP([.E940];[Entrada.$A$8:.$C$1606];3;0)*[.C9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19</text:p>
          </table:table-cell>
          <table:table-cell table:number-columns-repeated="2"/>
          <table:table-cell/>
          <table:table-cell table:style-name="ce12" office:value-type="string">
            <text:p>24,19</text:p>
          </table:table-cell>
          <table:table-cell table:style-name="ce21" table:formula="of:=IF(ISNA(VLOOKUP([.E941];[Entrada.$A$8:.$B$1605];2;0)) = 1; 0;VLOOKUP([.E941];[Entrada.$A$8:.$B$1605];2;0))" office:value-type="float" office:value="0">
            <text:p>0</text:p>
          </table:table-cell>
          <table:table-cell table:formula="of:=IF(ISNA(VLOOKUP([.E941];[Entrada.$A$8:.$D$1605];4;0)) = 1; 0;VLOOKUP([.E941];[Entrada.$A$8:.$D$1605];4;0))" office:value-type="float" office:value="0">
            <text:p>0</text:p>
          </table:table-cell>
          <table:table-cell table:number-columns-repeated="6"/>
          <table:table-cell table:style-name="ce29" table:formula="of:=[.C9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1];[Entrada.$A$8:.$C$1606];3;0)) = 1; 0;VLOOKUP([.E941];[Entrada.$A$8:.$C$1606];3;0)*[.C9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0</text:p>
          </table:table-cell>
          <table:table-cell table:number-columns-repeated="2"/>
          <table:table-cell/>
          <table:table-cell table:style-name="ce12" office:value-type="string">
            <text:p>24,20</text:p>
          </table:table-cell>
          <table:table-cell table:style-name="ce21" table:formula="of:=IF(ISNA(VLOOKUP([.E942];[Entrada.$A$8:.$B$1605];2;0)) = 1; 0;VLOOKUP([.E942];[Entrada.$A$8:.$B$1605];2;0))" office:value-type="float" office:value="0">
            <text:p>0</text:p>
          </table:table-cell>
          <table:table-cell table:formula="of:=IF(ISNA(VLOOKUP([.E942];[Entrada.$A$8:.$D$1605];4;0)) = 1; 0;VLOOKUP([.E942];[Entrada.$A$8:.$D$1605];4;0))" office:value-type="float" office:value="0">
            <text:p>0</text:p>
          </table:table-cell>
          <table:table-cell table:number-columns-repeated="6"/>
          <table:table-cell table:style-name="ce29" table:formula="of:=[.C9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2];[Entrada.$A$8:.$C$1606];3;0)) = 1; 0;VLOOKUP([.E942];[Entrada.$A$8:.$C$1606];3;0)*[.C9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1</text:p>
          </table:table-cell>
          <table:table-cell table:number-columns-repeated="2"/>
          <table:table-cell/>
          <table:table-cell table:style-name="ce12" office:value-type="string">
            <text:p>24,21</text:p>
          </table:table-cell>
          <table:table-cell table:style-name="ce21" table:formula="of:=IF(ISNA(VLOOKUP([.E943];[Entrada.$A$8:.$B$1605];2;0)) = 1; 0;VLOOKUP([.E943];[Entrada.$A$8:.$B$1605];2;0))" office:value-type="float" office:value="0">
            <text:p>0</text:p>
          </table:table-cell>
          <table:table-cell table:formula="of:=IF(ISNA(VLOOKUP([.E943];[Entrada.$A$8:.$D$1605];4;0)) = 1; 0;VLOOKUP([.E943];[Entrada.$A$8:.$D$1605];4;0))" office:value-type="float" office:value="0">
            <text:p>0</text:p>
          </table:table-cell>
          <table:table-cell table:number-columns-repeated="6"/>
          <table:table-cell table:style-name="ce29" table:formula="of:=[.C9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3];[Entrada.$A$8:.$C$1606];3;0)) = 1; 0;VLOOKUP([.E943];[Entrada.$A$8:.$C$1606];3;0)*[.C9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2</text:p>
          </table:table-cell>
          <table:table-cell table:number-columns-repeated="2"/>
          <table:table-cell/>
          <table:table-cell table:style-name="ce12" office:value-type="string">
            <text:p>24,22</text:p>
          </table:table-cell>
          <table:table-cell table:style-name="ce21" table:formula="of:=IF(ISNA(VLOOKUP([.E944];[Entrada.$A$8:.$B$1605];2;0)) = 1; 0;VLOOKUP([.E944];[Entrada.$A$8:.$B$1605];2;0))" office:value-type="float" office:value="0">
            <text:p>0</text:p>
          </table:table-cell>
          <table:table-cell table:formula="of:=IF(ISNA(VLOOKUP([.E944];[Entrada.$A$8:.$D$1605];4;0)) = 1; 0;VLOOKUP([.E944];[Entrada.$A$8:.$D$1605];4;0))" office:value-type="float" office:value="0">
            <text:p>0</text:p>
          </table:table-cell>
          <table:table-cell table:number-columns-repeated="6"/>
          <table:table-cell table:style-name="ce29" table:formula="of:=[.C9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4];[Entrada.$A$8:.$C$1606];3;0)) = 1; 0;VLOOKUP([.E944];[Entrada.$A$8:.$C$1606];3;0)*[.C9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3</text:p>
          </table:table-cell>
          <table:table-cell table:number-columns-repeated="2"/>
          <table:table-cell/>
          <table:table-cell table:style-name="ce12" office:value-type="string">
            <text:p>24,23</text:p>
          </table:table-cell>
          <table:table-cell table:style-name="ce21" table:formula="of:=IF(ISNA(VLOOKUP([.E945];[Entrada.$A$8:.$B$1605];2;0)) = 1; 0;VLOOKUP([.E945];[Entrada.$A$8:.$B$1605];2;0))" office:value-type="float" office:value="0">
            <text:p>0</text:p>
          </table:table-cell>
          <table:table-cell table:formula="of:=IF(ISNA(VLOOKUP([.E945];[Entrada.$A$8:.$D$1605];4;0)) = 1; 0;VLOOKUP([.E945];[Entrada.$A$8:.$D$1605];4;0))" office:value-type="float" office:value="0">
            <text:p>0</text:p>
          </table:table-cell>
          <table:table-cell table:number-columns-repeated="6"/>
          <table:table-cell table:style-name="ce29" table:formula="of:=[.C9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5];[Entrada.$A$8:.$C$1606];3;0)) = 1; 0;VLOOKUP([.E945];[Entrada.$A$8:.$C$1606];3;0)*[.C9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4</text:p>
          </table:table-cell>
          <table:table-cell table:number-columns-repeated="2"/>
          <table:table-cell/>
          <table:table-cell table:style-name="ce12" office:value-type="string">
            <text:p>24,24</text:p>
          </table:table-cell>
          <table:table-cell table:style-name="ce21" table:formula="of:=IF(ISNA(VLOOKUP([.E946];[Entrada.$A$8:.$B$1605];2;0)) = 1; 0;VLOOKUP([.E946];[Entrada.$A$8:.$B$1605];2;0))" office:value-type="float" office:value="0">
            <text:p>0</text:p>
          </table:table-cell>
          <table:table-cell table:formula="of:=IF(ISNA(VLOOKUP([.E946];[Entrada.$A$8:.$D$1605];4;0)) = 1; 0;VLOOKUP([.E946];[Entrada.$A$8:.$D$1605];4;0))" office:value-type="float" office:value="0">
            <text:p>0</text:p>
          </table:table-cell>
          <table:table-cell table:number-columns-repeated="6"/>
          <table:table-cell table:style-name="ce29" table:formula="of:=[.C9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6];[Entrada.$A$8:.$C$1606];3;0)) = 1; 0;VLOOKUP([.E946];[Entrada.$A$8:.$C$1606];3;0)*[.C9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5</text:p>
          </table:table-cell>
          <table:table-cell table:number-columns-repeated="2"/>
          <table:table-cell/>
          <table:table-cell table:style-name="ce12" office:value-type="string">
            <text:p>24,25</text:p>
          </table:table-cell>
          <table:table-cell table:style-name="ce21" table:formula="of:=IF(ISNA(VLOOKUP([.E947];[Entrada.$A$8:.$B$1605];2;0)) = 1; 0;VLOOKUP([.E947];[Entrada.$A$8:.$B$1605];2;0))" office:value-type="float" office:value="0">
            <text:p>0</text:p>
          </table:table-cell>
          <table:table-cell table:formula="of:=IF(ISNA(VLOOKUP([.E947];[Entrada.$A$8:.$D$1605];4;0)) = 1; 0;VLOOKUP([.E947];[Entrada.$A$8:.$D$1605];4;0))" office:value-type="float" office:value="0">
            <text:p>0</text:p>
          </table:table-cell>
          <table:table-cell table:number-columns-repeated="6"/>
          <table:table-cell table:style-name="ce29" table:formula="of:=[.C9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7];[Entrada.$A$8:.$C$1606];3;0)) = 1; 0;VLOOKUP([.E947];[Entrada.$A$8:.$C$1606];3;0)*[.C9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6</text:p>
          </table:table-cell>
          <table:table-cell table:number-columns-repeated="2"/>
          <table:table-cell/>
          <table:table-cell table:style-name="ce12" office:value-type="string">
            <text:p>24,26</text:p>
          </table:table-cell>
          <table:table-cell table:style-name="ce21" table:formula="of:=IF(ISNA(VLOOKUP([.E948];[Entrada.$A$8:.$B$1605];2;0)) = 1; 0;VLOOKUP([.E948];[Entrada.$A$8:.$B$1605];2;0))" office:value-type="float" office:value="0">
            <text:p>0</text:p>
          </table:table-cell>
          <table:table-cell table:formula="of:=IF(ISNA(VLOOKUP([.E948];[Entrada.$A$8:.$D$1605];4;0)) = 1; 0;VLOOKUP([.E948];[Entrada.$A$8:.$D$1605];4;0))" office:value-type="float" office:value="0">
            <text:p>0</text:p>
          </table:table-cell>
          <table:table-cell table:number-columns-repeated="6"/>
          <table:table-cell table:style-name="ce29" table:formula="of:=[.C9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8];[Entrada.$A$8:.$C$1606];3;0)) = 1; 0;VLOOKUP([.E948];[Entrada.$A$8:.$C$1606];3;0)*[.C9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7</text:p>
          </table:table-cell>
          <table:table-cell table:number-columns-repeated="2"/>
          <table:table-cell/>
          <table:table-cell table:style-name="ce12" office:value-type="string">
            <text:p>24,27</text:p>
          </table:table-cell>
          <table:table-cell table:style-name="ce21" table:formula="of:=IF(ISNA(VLOOKUP([.E949];[Entrada.$A$8:.$B$1605];2;0)) = 1; 0;VLOOKUP([.E949];[Entrada.$A$8:.$B$1605];2;0))" office:value-type="float" office:value="0">
            <text:p>0</text:p>
          </table:table-cell>
          <table:table-cell table:formula="of:=IF(ISNA(VLOOKUP([.E949];[Entrada.$A$8:.$D$1605];4;0)) = 1; 0;VLOOKUP([.E949];[Entrada.$A$8:.$D$1605];4;0))" office:value-type="float" office:value="0">
            <text:p>0</text:p>
          </table:table-cell>
          <table:table-cell table:number-columns-repeated="6"/>
          <table:table-cell table:style-name="ce29" table:formula="of:=[.C9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49];[Entrada.$A$8:.$C$1606];3;0)) = 1; 0;VLOOKUP([.E949];[Entrada.$A$8:.$C$1606];3;0)*[.C9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8</text:p>
          </table:table-cell>
          <table:table-cell table:number-columns-repeated="2"/>
          <table:table-cell/>
          <table:table-cell table:style-name="ce12" office:value-type="string">
            <text:p>24,28</text:p>
          </table:table-cell>
          <table:table-cell table:style-name="ce21" table:formula="of:=IF(ISNA(VLOOKUP([.E950];[Entrada.$A$8:.$B$1605];2;0)) = 1; 0;VLOOKUP([.E950];[Entrada.$A$8:.$B$1605];2;0))" office:value-type="float" office:value="0">
            <text:p>0</text:p>
          </table:table-cell>
          <table:table-cell table:formula="of:=IF(ISNA(VLOOKUP([.E950];[Entrada.$A$8:.$D$1605];4;0)) = 1; 0;VLOOKUP([.E950];[Entrada.$A$8:.$D$1605];4;0))" office:value-type="float" office:value="0">
            <text:p>0</text:p>
          </table:table-cell>
          <table:table-cell table:number-columns-repeated="6"/>
          <table:table-cell table:style-name="ce29" table:formula="of:=[.C9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0];[Entrada.$A$8:.$C$1606];3;0)) = 1; 0;VLOOKUP([.E950];[Entrada.$A$8:.$C$1606];3;0)*[.C9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29</text:p>
          </table:table-cell>
          <table:table-cell table:number-columns-repeated="2"/>
          <table:table-cell/>
          <table:table-cell table:style-name="ce12" office:value-type="string">
            <text:p>24,29</text:p>
          </table:table-cell>
          <table:table-cell table:style-name="ce21" table:formula="of:=IF(ISNA(VLOOKUP([.E951];[Entrada.$A$8:.$B$1605];2;0)) = 1; 0;VLOOKUP([.E951];[Entrada.$A$8:.$B$1605];2;0))" office:value-type="float" office:value="0">
            <text:p>0</text:p>
          </table:table-cell>
          <table:table-cell table:formula="of:=IF(ISNA(VLOOKUP([.E951];[Entrada.$A$8:.$D$1605];4;0)) = 1; 0;VLOOKUP([.E951];[Entrada.$A$8:.$D$1605];4;0))" office:value-type="float" office:value="0">
            <text:p>0</text:p>
          </table:table-cell>
          <table:table-cell table:number-columns-repeated="6"/>
          <table:table-cell table:style-name="ce29" table:formula="of:=[.C9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1];[Entrada.$A$8:.$C$1606];3;0)) = 1; 0;VLOOKUP([.E951];[Entrada.$A$8:.$C$1606];3;0)*[.C9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0</text:p>
          </table:table-cell>
          <table:table-cell table:number-columns-repeated="2"/>
          <table:table-cell/>
          <table:table-cell table:style-name="ce12" office:value-type="string">
            <text:p>24,30</text:p>
          </table:table-cell>
          <table:table-cell table:style-name="ce21" table:formula="of:=IF(ISNA(VLOOKUP([.E952];[Entrada.$A$8:.$B$1605];2;0)) = 1; 0;VLOOKUP([.E952];[Entrada.$A$8:.$B$1605];2;0))" office:value-type="float" office:value="0">
            <text:p>0</text:p>
          </table:table-cell>
          <table:table-cell table:formula="of:=IF(ISNA(VLOOKUP([.E952];[Entrada.$A$8:.$D$1605];4;0)) = 1; 0;VLOOKUP([.E952];[Entrada.$A$8:.$D$1605];4;0))" office:value-type="float" office:value="0">
            <text:p>0</text:p>
          </table:table-cell>
          <table:table-cell table:number-columns-repeated="6"/>
          <table:table-cell table:style-name="ce29" table:formula="of:=[.C9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2];[Entrada.$A$8:.$C$1606];3;0)) = 1; 0;VLOOKUP([.E952];[Entrada.$A$8:.$C$1606];3;0)*[.C9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1</text:p>
          </table:table-cell>
          <table:table-cell table:number-columns-repeated="2"/>
          <table:table-cell/>
          <table:table-cell table:style-name="ce12" office:value-type="string">
            <text:p>24,31</text:p>
          </table:table-cell>
          <table:table-cell table:style-name="ce21" table:formula="of:=IF(ISNA(VLOOKUP([.E953];[Entrada.$A$8:.$B$1605];2;0)) = 1; 0;VLOOKUP([.E953];[Entrada.$A$8:.$B$1605];2;0))" office:value-type="float" office:value="0">
            <text:p>0</text:p>
          </table:table-cell>
          <table:table-cell table:formula="of:=IF(ISNA(VLOOKUP([.E953];[Entrada.$A$8:.$D$1605];4;0)) = 1; 0;VLOOKUP([.E953];[Entrada.$A$8:.$D$1605];4;0))" office:value-type="float" office:value="0">
            <text:p>0</text:p>
          </table:table-cell>
          <table:table-cell table:number-columns-repeated="6"/>
          <table:table-cell table:style-name="ce29" table:formula="of:=[.C9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3];[Entrada.$A$8:.$C$1606];3;0)) = 1; 0;VLOOKUP([.E953];[Entrada.$A$8:.$C$1606];3;0)*[.C9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2</text:p>
          </table:table-cell>
          <table:table-cell table:number-columns-repeated="2"/>
          <table:table-cell/>
          <table:table-cell table:style-name="ce12" office:value-type="string">
            <text:p>24,32</text:p>
          </table:table-cell>
          <table:table-cell table:style-name="ce21" table:formula="of:=IF(ISNA(VLOOKUP([.E954];[Entrada.$A$8:.$B$1605];2;0)) = 1; 0;VLOOKUP([.E954];[Entrada.$A$8:.$B$1605];2;0))" office:value-type="float" office:value="0">
            <text:p>0</text:p>
          </table:table-cell>
          <table:table-cell table:formula="of:=IF(ISNA(VLOOKUP([.E954];[Entrada.$A$8:.$D$1605];4;0)) = 1; 0;VLOOKUP([.E954];[Entrada.$A$8:.$D$1605];4;0))" office:value-type="float" office:value="0">
            <text:p>0</text:p>
          </table:table-cell>
          <table:table-cell table:number-columns-repeated="6"/>
          <table:table-cell table:style-name="ce29" table:formula="of:=[.C9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4];[Entrada.$A$8:.$C$1606];3;0)) = 1; 0;VLOOKUP([.E954];[Entrada.$A$8:.$C$1606];3;0)*[.C9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3</text:p>
          </table:table-cell>
          <table:table-cell table:number-columns-repeated="2"/>
          <table:table-cell/>
          <table:table-cell table:style-name="ce12" office:value-type="string">
            <text:p>24,33</text:p>
          </table:table-cell>
          <table:table-cell table:style-name="ce21" table:formula="of:=IF(ISNA(VLOOKUP([.E955];[Entrada.$A$8:.$B$1605];2;0)) = 1; 0;VLOOKUP([.E955];[Entrada.$A$8:.$B$1605];2;0))" office:value-type="float" office:value="0">
            <text:p>0</text:p>
          </table:table-cell>
          <table:table-cell table:formula="of:=IF(ISNA(VLOOKUP([.E955];[Entrada.$A$8:.$D$1605];4;0)) = 1; 0;VLOOKUP([.E955];[Entrada.$A$8:.$D$1605];4;0))" office:value-type="float" office:value="0">
            <text:p>0</text:p>
          </table:table-cell>
          <table:table-cell table:number-columns-repeated="6"/>
          <table:table-cell table:style-name="ce29" table:formula="of:=[.C9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5];[Entrada.$A$8:.$C$1606];3;0)) = 1; 0;VLOOKUP([.E955];[Entrada.$A$8:.$C$1606];3;0)*[.C9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4</text:p>
          </table:table-cell>
          <table:table-cell table:number-columns-repeated="2"/>
          <table:table-cell/>
          <table:table-cell table:style-name="ce12" office:value-type="string">
            <text:p>24,34</text:p>
          </table:table-cell>
          <table:table-cell table:style-name="ce21" table:formula="of:=IF(ISNA(VLOOKUP([.E956];[Entrada.$A$8:.$B$1605];2;0)) = 1; 0;VLOOKUP([.E956];[Entrada.$A$8:.$B$1605];2;0))" office:value-type="float" office:value="0">
            <text:p>0</text:p>
          </table:table-cell>
          <table:table-cell table:formula="of:=IF(ISNA(VLOOKUP([.E956];[Entrada.$A$8:.$D$1605];4;0)) = 1; 0;VLOOKUP([.E956];[Entrada.$A$8:.$D$1605];4;0))" office:value-type="float" office:value="0">
            <text:p>0</text:p>
          </table:table-cell>
          <table:table-cell table:number-columns-repeated="6"/>
          <table:table-cell table:style-name="ce29" table:formula="of:=[.C9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6];[Entrada.$A$8:.$C$1606];3;0)) = 1; 0;VLOOKUP([.E956];[Entrada.$A$8:.$C$1606];3;0)*[.C9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5</text:p>
          </table:table-cell>
          <table:table-cell table:number-columns-repeated="2"/>
          <table:table-cell/>
          <table:table-cell table:style-name="ce12" office:value-type="string">
            <text:p>24,35</text:p>
          </table:table-cell>
          <table:table-cell table:style-name="ce21" table:formula="of:=IF(ISNA(VLOOKUP([.E957];[Entrada.$A$8:.$B$1605];2;0)) = 1; 0;VLOOKUP([.E957];[Entrada.$A$8:.$B$1605];2;0))" office:value-type="float" office:value="0">
            <text:p>0</text:p>
          </table:table-cell>
          <table:table-cell table:formula="of:=IF(ISNA(VLOOKUP([.E957];[Entrada.$A$8:.$D$1605];4;0)) = 1; 0;VLOOKUP([.E957];[Entrada.$A$8:.$D$1605];4;0))" office:value-type="float" office:value="0">
            <text:p>0</text:p>
          </table:table-cell>
          <table:table-cell table:number-columns-repeated="6"/>
          <table:table-cell table:style-name="ce29" table:formula="of:=[.C9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7];[Entrada.$A$8:.$C$1606];3;0)) = 1; 0;VLOOKUP([.E957];[Entrada.$A$8:.$C$1606];3;0)*[.C9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6</text:p>
          </table:table-cell>
          <table:table-cell table:number-columns-repeated="2"/>
          <table:table-cell/>
          <table:table-cell table:style-name="ce12" office:value-type="string">
            <text:p>24,36</text:p>
          </table:table-cell>
          <table:table-cell table:style-name="ce21" table:formula="of:=IF(ISNA(VLOOKUP([.E958];[Entrada.$A$8:.$B$1605];2;0)) = 1; 0;VLOOKUP([.E958];[Entrada.$A$8:.$B$1605];2;0))" office:value-type="float" office:value="0">
            <text:p>0</text:p>
          </table:table-cell>
          <table:table-cell table:formula="of:=IF(ISNA(VLOOKUP([.E958];[Entrada.$A$8:.$D$1605];4;0)) = 1; 0;VLOOKUP([.E958];[Entrada.$A$8:.$D$1605];4;0))" office:value-type="float" office:value="0">
            <text:p>0</text:p>
          </table:table-cell>
          <table:table-cell table:number-columns-repeated="6"/>
          <table:table-cell table:style-name="ce29" table:formula="of:=[.C9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8];[Entrada.$A$8:.$C$1606];3;0)) = 1; 0;VLOOKUP([.E958];[Entrada.$A$8:.$C$1606];3;0)*[.C9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7</text:p>
          </table:table-cell>
          <table:table-cell table:number-columns-repeated="2"/>
          <table:table-cell/>
          <table:table-cell table:style-name="ce12" office:value-type="string">
            <text:p>24,37</text:p>
          </table:table-cell>
          <table:table-cell table:style-name="ce21" table:formula="of:=IF(ISNA(VLOOKUP([.E959];[Entrada.$A$8:.$B$1605];2;0)) = 1; 0;VLOOKUP([.E959];[Entrada.$A$8:.$B$1605];2;0))" office:value-type="float" office:value="0">
            <text:p>0</text:p>
          </table:table-cell>
          <table:table-cell table:formula="of:=IF(ISNA(VLOOKUP([.E959];[Entrada.$A$8:.$D$1605];4;0)) = 1; 0;VLOOKUP([.E959];[Entrada.$A$8:.$D$1605];4;0))" office:value-type="float" office:value="0">
            <text:p>0</text:p>
          </table:table-cell>
          <table:table-cell table:number-columns-repeated="6"/>
          <table:table-cell table:style-name="ce29" table:formula="of:=[.C9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59];[Entrada.$A$8:.$C$1606];3;0)) = 1; 0;VLOOKUP([.E959];[Entrada.$A$8:.$C$1606];3;0)*[.C9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8</text:p>
          </table:table-cell>
          <table:table-cell table:number-columns-repeated="2"/>
          <table:table-cell/>
          <table:table-cell table:style-name="ce12" office:value-type="string">
            <text:p>24,38</text:p>
          </table:table-cell>
          <table:table-cell table:style-name="ce21" table:formula="of:=IF(ISNA(VLOOKUP([.E960];[Entrada.$A$8:.$B$1605];2;0)) = 1; 0;VLOOKUP([.E960];[Entrada.$A$8:.$B$1605];2;0))" office:value-type="float" office:value="0">
            <text:p>0</text:p>
          </table:table-cell>
          <table:table-cell table:formula="of:=IF(ISNA(VLOOKUP([.E960];[Entrada.$A$8:.$D$1605];4;0)) = 1; 0;VLOOKUP([.E960];[Entrada.$A$8:.$D$1605];4;0))" office:value-type="float" office:value="0">
            <text:p>0</text:p>
          </table:table-cell>
          <table:table-cell table:number-columns-repeated="6"/>
          <table:table-cell table:style-name="ce29" table:formula="of:=[.C9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0];[Entrada.$A$8:.$C$1606];3;0)) = 1; 0;VLOOKUP([.E960];[Entrada.$A$8:.$C$1606];3;0)*[.C9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39</text:p>
          </table:table-cell>
          <table:table-cell table:number-columns-repeated="2"/>
          <table:table-cell/>
          <table:table-cell table:style-name="ce12" office:value-type="string">
            <text:p>24,39</text:p>
          </table:table-cell>
          <table:table-cell table:style-name="ce21" table:formula="of:=IF(ISNA(VLOOKUP([.E961];[Entrada.$A$8:.$B$1605];2;0)) = 1; 0;VLOOKUP([.E961];[Entrada.$A$8:.$B$1605];2;0))" office:value-type="float" office:value="0">
            <text:p>0</text:p>
          </table:table-cell>
          <table:table-cell table:formula="of:=IF(ISNA(VLOOKUP([.E961];[Entrada.$A$8:.$D$1605];4;0)) = 1; 0;VLOOKUP([.E961];[Entrada.$A$8:.$D$1605];4;0))" office:value-type="float" office:value="0">
            <text:p>0</text:p>
          </table:table-cell>
          <table:table-cell table:number-columns-repeated="6"/>
          <table:table-cell table:style-name="ce29" table:formula="of:=[.C9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1];[Entrada.$A$8:.$C$1606];3;0)) = 1; 0;VLOOKUP([.E961];[Entrada.$A$8:.$C$1606];3;0)*[.C9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4,40</text:p>
          </table:table-cell>
          <table:table-cell table:number-columns-repeated="2"/>
          <table:table-cell/>
          <table:table-cell table:style-name="ce12" office:value-type="string">
            <text:p>24,40</text:p>
          </table:table-cell>
          <table:table-cell table:style-name="ce21" table:formula="of:=IF(ISNA(VLOOKUP([.E962];[Entrada.$A$8:.$B$1605];2;0)) = 1; 0;VLOOKUP([.E962];[Entrada.$A$8:.$B$1605];2;0))" office:value-type="float" office:value="0">
            <text:p>0</text:p>
          </table:table-cell>
          <table:table-cell table:formula="of:=IF(ISNA(VLOOKUP([.E962];[Entrada.$A$8:.$D$1605];4;0)) = 1; 0;VLOOKUP([.E962];[Entrada.$A$8:.$D$1605];4;0))" office:value-type="float" office:value="0">
            <text:p>0</text:p>
          </table:table-cell>
          <table:table-cell table:number-columns-repeated="6"/>
          <table:table-cell table:style-name="ce29" table:formula="of:=[.C9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2];[Entrada.$A$8:.$C$1606];3;0)) = 1; 0;VLOOKUP([.E962];[Entrada.$A$8:.$C$1606];3;0)*[.C9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</text:p>
          </table:table-cell>
          <table:table-cell table:number-columns-repeated="2"/>
          <table:table-cell/>
          <table:table-cell table:style-name="ce12" office:value-type="string">
            <text:p>25,1</text:p>
          </table:table-cell>
          <table:table-cell table:style-name="ce21" table:formula="of:=IF(ISNA(VLOOKUP([.E963];[Entrada.$A$8:.$B$1605];2;0)) = 1; 0;VLOOKUP([.E963];[Entrada.$A$8:.$B$1605];2;0))" office:value-type="float" office:value="0">
            <text:p>0</text:p>
          </table:table-cell>
          <table:table-cell table:formula="of:=IF(ISNA(VLOOKUP([.E963];[Entrada.$A$8:.$D$1605];4;0)) = 1; 0;VLOOKUP([.E963];[Entrada.$A$8:.$D$1605];4;0))" office:value-type="float" office:value="0">
            <text:p>0</text:p>
          </table:table-cell>
          <table:table-cell table:number-columns-repeated="6"/>
          <table:table-cell table:style-name="ce29" table:formula="of:=[.C9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3];[Entrada.$A$8:.$C$1606];3;0)) = 1; 0;VLOOKUP([.E963];[Entrada.$A$8:.$C$1606];3;0)*[.C9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</text:p>
          </table:table-cell>
          <table:table-cell table:number-columns-repeated="2"/>
          <table:table-cell/>
          <table:table-cell table:style-name="ce12" office:value-type="string">
            <text:p>25,2</text:p>
          </table:table-cell>
          <table:table-cell table:style-name="ce21" table:formula="of:=IF(ISNA(VLOOKUP([.E964];[Entrada.$A$8:.$B$1605];2;0)) = 1; 0;VLOOKUP([.E964];[Entrada.$A$8:.$B$1605];2;0))" office:value-type="float" office:value="0">
            <text:p>0</text:p>
          </table:table-cell>
          <table:table-cell table:formula="of:=IF(ISNA(VLOOKUP([.E964];[Entrada.$A$8:.$D$1605];4;0)) = 1; 0;VLOOKUP([.E964];[Entrada.$A$8:.$D$1605];4;0))" office:value-type="float" office:value="0">
            <text:p>0</text:p>
          </table:table-cell>
          <table:table-cell table:number-columns-repeated="6"/>
          <table:table-cell table:style-name="ce29" table:formula="of:=[.C9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4];[Entrada.$A$8:.$C$1606];3;0)) = 1; 0;VLOOKUP([.E964];[Entrada.$A$8:.$C$1606];3;0)*[.C9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</text:p>
          </table:table-cell>
          <table:table-cell table:number-columns-repeated="2"/>
          <table:table-cell/>
          <table:table-cell table:style-name="ce12" office:value-type="string">
            <text:p>25,3</text:p>
          </table:table-cell>
          <table:table-cell table:style-name="ce21" table:formula="of:=IF(ISNA(VLOOKUP([.E965];[Entrada.$A$8:.$B$1605];2;0)) = 1; 0;VLOOKUP([.E965];[Entrada.$A$8:.$B$1605];2;0))" office:value-type="float" office:value="0">
            <text:p>0</text:p>
          </table:table-cell>
          <table:table-cell table:formula="of:=IF(ISNA(VLOOKUP([.E965];[Entrada.$A$8:.$D$1605];4;0)) = 1; 0;VLOOKUP([.E965];[Entrada.$A$8:.$D$1605];4;0))" office:value-type="float" office:value="0">
            <text:p>0</text:p>
          </table:table-cell>
          <table:table-cell table:number-columns-repeated="6"/>
          <table:table-cell table:style-name="ce29" table:formula="of:=[.C9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5];[Entrada.$A$8:.$C$1606];3;0)) = 1; 0;VLOOKUP([.E965];[Entrada.$A$8:.$C$1606];3;0)*[.C9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4</text:p>
          </table:table-cell>
          <table:table-cell table:number-columns-repeated="2"/>
          <table:table-cell/>
          <table:table-cell table:style-name="ce12" office:value-type="string">
            <text:p>25,4</text:p>
          </table:table-cell>
          <table:table-cell table:style-name="ce21" table:formula="of:=IF(ISNA(VLOOKUP([.E966];[Entrada.$A$8:.$B$1605];2;0)) = 1; 0;VLOOKUP([.E966];[Entrada.$A$8:.$B$1605];2;0))" office:value-type="float" office:value="0">
            <text:p>0</text:p>
          </table:table-cell>
          <table:table-cell table:formula="of:=IF(ISNA(VLOOKUP([.E966];[Entrada.$A$8:.$D$1605];4;0)) = 1; 0;VLOOKUP([.E966];[Entrada.$A$8:.$D$1605];4;0))" office:value-type="float" office:value="0">
            <text:p>0</text:p>
          </table:table-cell>
          <table:table-cell table:number-columns-repeated="6"/>
          <table:table-cell table:style-name="ce29" table:formula="of:=[.C9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6];[Entrada.$A$8:.$C$1606];3;0)) = 1; 0;VLOOKUP([.E966];[Entrada.$A$8:.$C$1606];3;0)*[.C9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5</text:p>
          </table:table-cell>
          <table:table-cell table:number-columns-repeated="2"/>
          <table:table-cell/>
          <table:table-cell table:style-name="ce12" office:value-type="string">
            <text:p>25,5</text:p>
          </table:table-cell>
          <table:table-cell table:style-name="ce21" table:formula="of:=IF(ISNA(VLOOKUP([.E967];[Entrada.$A$8:.$B$1605];2;0)) = 1; 0;VLOOKUP([.E967];[Entrada.$A$8:.$B$1605];2;0))" office:value-type="float" office:value="0">
            <text:p>0</text:p>
          </table:table-cell>
          <table:table-cell table:formula="of:=IF(ISNA(VLOOKUP([.E967];[Entrada.$A$8:.$D$1605];4;0)) = 1; 0;VLOOKUP([.E967];[Entrada.$A$8:.$D$1605];4;0))" office:value-type="float" office:value="0">
            <text:p>0</text:p>
          </table:table-cell>
          <table:table-cell table:number-columns-repeated="6"/>
          <table:table-cell table:style-name="ce29" table:formula="of:=[.C9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7];[Entrada.$A$8:.$C$1606];3;0)) = 1; 0;VLOOKUP([.E967];[Entrada.$A$8:.$C$1606];3;0)*[.C9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6</text:p>
          </table:table-cell>
          <table:table-cell table:number-columns-repeated="2"/>
          <table:table-cell/>
          <table:table-cell table:style-name="ce12" office:value-type="string">
            <text:p>25,6</text:p>
          </table:table-cell>
          <table:table-cell table:style-name="ce21" table:formula="of:=IF(ISNA(VLOOKUP([.E968];[Entrada.$A$8:.$B$1605];2;0)) = 1; 0;VLOOKUP([.E968];[Entrada.$A$8:.$B$1605];2;0))" office:value-type="float" office:value="0">
            <text:p>0</text:p>
          </table:table-cell>
          <table:table-cell table:formula="of:=IF(ISNA(VLOOKUP([.E968];[Entrada.$A$8:.$D$1605];4;0)) = 1; 0;VLOOKUP([.E968];[Entrada.$A$8:.$D$1605];4;0))" office:value-type="float" office:value="0">
            <text:p>0</text:p>
          </table:table-cell>
          <table:table-cell table:number-columns-repeated="6"/>
          <table:table-cell table:style-name="ce29" table:formula="of:=[.C9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8];[Entrada.$A$8:.$C$1606];3;0)) = 1; 0;VLOOKUP([.E968];[Entrada.$A$8:.$C$1606];3;0)*[.C9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7</text:p>
          </table:table-cell>
          <table:table-cell table:number-columns-repeated="2"/>
          <table:table-cell/>
          <table:table-cell table:style-name="ce12" office:value-type="string">
            <text:p>25,7</text:p>
          </table:table-cell>
          <table:table-cell table:style-name="ce21" table:formula="of:=IF(ISNA(VLOOKUP([.E969];[Entrada.$A$8:.$B$1605];2;0)) = 1; 0;VLOOKUP([.E969];[Entrada.$A$8:.$B$1605];2;0))" office:value-type="float" office:value="0">
            <text:p>0</text:p>
          </table:table-cell>
          <table:table-cell table:formula="of:=IF(ISNA(VLOOKUP([.E969];[Entrada.$A$8:.$D$1605];4;0)) = 1; 0;VLOOKUP([.E969];[Entrada.$A$8:.$D$1605];4;0))" office:value-type="float" office:value="0">
            <text:p>0</text:p>
          </table:table-cell>
          <table:table-cell table:number-columns-repeated="6"/>
          <table:table-cell table:style-name="ce29" table:formula="of:=[.C9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69];[Entrada.$A$8:.$C$1606];3;0)) = 1; 0;VLOOKUP([.E969];[Entrada.$A$8:.$C$1606];3;0)*[.C9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8</text:p>
          </table:table-cell>
          <table:table-cell table:number-columns-repeated="2"/>
          <table:table-cell/>
          <table:table-cell table:style-name="ce12" office:value-type="string">
            <text:p>25,8</text:p>
          </table:table-cell>
          <table:table-cell table:style-name="ce21" table:formula="of:=IF(ISNA(VLOOKUP([.E970];[Entrada.$A$8:.$B$1605];2;0)) = 1; 0;VLOOKUP([.E970];[Entrada.$A$8:.$B$1605];2;0))" office:value-type="float" office:value="0">
            <text:p>0</text:p>
          </table:table-cell>
          <table:table-cell table:formula="of:=IF(ISNA(VLOOKUP([.E970];[Entrada.$A$8:.$D$1605];4;0)) = 1; 0;VLOOKUP([.E970];[Entrada.$A$8:.$D$1605];4;0))" office:value-type="float" office:value="0">
            <text:p>0</text:p>
          </table:table-cell>
          <table:table-cell table:number-columns-repeated="6"/>
          <table:table-cell table:style-name="ce29" table:formula="of:=[.C9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0];[Entrada.$A$8:.$C$1606];3;0)) = 1; 0;VLOOKUP([.E970];[Entrada.$A$8:.$C$1606];3;0)*[.C9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9</text:p>
          </table:table-cell>
          <table:table-cell table:number-columns-repeated="2"/>
          <table:table-cell/>
          <table:table-cell table:style-name="ce12" office:value-type="string">
            <text:p>25,9</text:p>
          </table:table-cell>
          <table:table-cell table:style-name="ce21" table:formula="of:=IF(ISNA(VLOOKUP([.E971];[Entrada.$A$8:.$B$1605];2;0)) = 1; 0;VLOOKUP([.E971];[Entrada.$A$8:.$B$1605];2;0))" office:value-type="float" office:value="0">
            <text:p>0</text:p>
          </table:table-cell>
          <table:table-cell table:formula="of:=IF(ISNA(VLOOKUP([.E971];[Entrada.$A$8:.$D$1605];4;0)) = 1; 0;VLOOKUP([.E971];[Entrada.$A$8:.$D$1605];4;0))" office:value-type="float" office:value="0">
            <text:p>0</text:p>
          </table:table-cell>
          <table:table-cell table:number-columns-repeated="6"/>
          <table:table-cell table:style-name="ce29" table:formula="of:=[.C9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1];[Entrada.$A$8:.$C$1606];3;0)) = 1; 0;VLOOKUP([.E971];[Entrada.$A$8:.$C$1606];3;0)*[.C9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0</text:p>
          </table:table-cell>
          <table:table-cell table:number-columns-repeated="2"/>
          <table:table-cell/>
          <table:table-cell table:style-name="ce12" office:value-type="string">
            <text:p>25,10</text:p>
          </table:table-cell>
          <table:table-cell table:style-name="ce21" table:formula="of:=IF(ISNA(VLOOKUP([.E972];[Entrada.$A$8:.$B$1605];2;0)) = 1; 0;VLOOKUP([.E972];[Entrada.$A$8:.$B$1605];2;0))" office:value-type="float" office:value="0">
            <text:p>0</text:p>
          </table:table-cell>
          <table:table-cell table:formula="of:=IF(ISNA(VLOOKUP([.E972];[Entrada.$A$8:.$D$1605];4;0)) = 1; 0;VLOOKUP([.E972];[Entrada.$A$8:.$D$1605];4;0))" office:value-type="float" office:value="0">
            <text:p>0</text:p>
          </table:table-cell>
          <table:table-cell table:number-columns-repeated="6"/>
          <table:table-cell table:style-name="ce29" table:formula="of:=[.C9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2];[Entrada.$A$8:.$C$1606];3;0)) = 1; 0;VLOOKUP([.E972];[Entrada.$A$8:.$C$1606];3;0)*[.C9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1</text:p>
          </table:table-cell>
          <table:table-cell table:number-columns-repeated="2"/>
          <table:table-cell/>
          <table:table-cell table:style-name="ce12" office:value-type="string">
            <text:p>25,11</text:p>
          </table:table-cell>
          <table:table-cell table:style-name="ce21" table:formula="of:=IF(ISNA(VLOOKUP([.E973];[Entrada.$A$8:.$B$1605];2;0)) = 1; 0;VLOOKUP([.E973];[Entrada.$A$8:.$B$1605];2;0))" office:value-type="float" office:value="0">
            <text:p>0</text:p>
          </table:table-cell>
          <table:table-cell table:formula="of:=IF(ISNA(VLOOKUP([.E973];[Entrada.$A$8:.$D$1605];4;0)) = 1; 0;VLOOKUP([.E973];[Entrada.$A$8:.$D$1605];4;0))" office:value-type="float" office:value="0">
            <text:p>0</text:p>
          </table:table-cell>
          <table:table-cell table:number-columns-repeated="6"/>
          <table:table-cell table:style-name="ce29" table:formula="of:=[.C9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3];[Entrada.$A$8:.$C$1606];3;0)) = 1; 0;VLOOKUP([.E973];[Entrada.$A$8:.$C$1606];3;0)*[.C9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2</text:p>
          </table:table-cell>
          <table:table-cell table:number-columns-repeated="2"/>
          <table:table-cell/>
          <table:table-cell table:style-name="ce12" office:value-type="string">
            <text:p>25,12</text:p>
          </table:table-cell>
          <table:table-cell table:style-name="ce21" table:formula="of:=IF(ISNA(VLOOKUP([.E974];[Entrada.$A$8:.$B$1605];2;0)) = 1; 0;VLOOKUP([.E974];[Entrada.$A$8:.$B$1605];2;0))" office:value-type="float" office:value="0">
            <text:p>0</text:p>
          </table:table-cell>
          <table:table-cell table:formula="of:=IF(ISNA(VLOOKUP([.E974];[Entrada.$A$8:.$D$1605];4;0)) = 1; 0;VLOOKUP([.E974];[Entrada.$A$8:.$D$1605];4;0))" office:value-type="float" office:value="0">
            <text:p>0</text:p>
          </table:table-cell>
          <table:table-cell table:number-columns-repeated="6"/>
          <table:table-cell table:style-name="ce29" table:formula="of:=[.C9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4];[Entrada.$A$8:.$C$1606];3;0)) = 1; 0;VLOOKUP([.E974];[Entrada.$A$8:.$C$1606];3;0)*[.C9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3</text:p>
          </table:table-cell>
          <table:table-cell table:number-columns-repeated="2"/>
          <table:table-cell/>
          <table:table-cell table:style-name="ce12" office:value-type="string">
            <text:p>25,13</text:p>
          </table:table-cell>
          <table:table-cell table:style-name="ce21" table:formula="of:=IF(ISNA(VLOOKUP([.E975];[Entrada.$A$8:.$B$1605];2;0)) = 1; 0;VLOOKUP([.E975];[Entrada.$A$8:.$B$1605];2;0))" office:value-type="float" office:value="0">
            <text:p>0</text:p>
          </table:table-cell>
          <table:table-cell table:formula="of:=IF(ISNA(VLOOKUP([.E975];[Entrada.$A$8:.$D$1605];4;0)) = 1; 0;VLOOKUP([.E975];[Entrada.$A$8:.$D$1605];4;0))" office:value-type="float" office:value="0">
            <text:p>0</text:p>
          </table:table-cell>
          <table:table-cell table:number-columns-repeated="6"/>
          <table:table-cell table:style-name="ce29" table:formula="of:=[.C9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5];[Entrada.$A$8:.$C$1606];3;0)) = 1; 0;VLOOKUP([.E975];[Entrada.$A$8:.$C$1606];3;0)*[.C9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4</text:p>
          </table:table-cell>
          <table:table-cell table:number-columns-repeated="2"/>
          <table:table-cell/>
          <table:table-cell table:style-name="ce12" office:value-type="string">
            <text:p>25,14</text:p>
          </table:table-cell>
          <table:table-cell table:style-name="ce21" table:formula="of:=IF(ISNA(VLOOKUP([.E976];[Entrada.$A$8:.$B$1605];2;0)) = 1; 0;VLOOKUP([.E976];[Entrada.$A$8:.$B$1605];2;0))" office:value-type="float" office:value="0">
            <text:p>0</text:p>
          </table:table-cell>
          <table:table-cell table:formula="of:=IF(ISNA(VLOOKUP([.E976];[Entrada.$A$8:.$D$1605];4;0)) = 1; 0;VLOOKUP([.E976];[Entrada.$A$8:.$D$1605];4;0))" office:value-type="float" office:value="0">
            <text:p>0</text:p>
          </table:table-cell>
          <table:table-cell table:number-columns-repeated="6"/>
          <table:table-cell table:style-name="ce29" table:formula="of:=[.C9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6];[Entrada.$A$8:.$C$1606];3;0)) = 1; 0;VLOOKUP([.E976];[Entrada.$A$8:.$C$1606];3;0)*[.C9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5</text:p>
          </table:table-cell>
          <table:table-cell table:number-columns-repeated="2"/>
          <table:table-cell/>
          <table:table-cell table:style-name="ce12" office:value-type="string">
            <text:p>25,15</text:p>
          </table:table-cell>
          <table:table-cell table:style-name="ce21" table:formula="of:=IF(ISNA(VLOOKUP([.E977];[Entrada.$A$8:.$B$1605];2;0)) = 1; 0;VLOOKUP([.E977];[Entrada.$A$8:.$B$1605];2;0))" office:value-type="float" office:value="0">
            <text:p>0</text:p>
          </table:table-cell>
          <table:table-cell table:formula="of:=IF(ISNA(VLOOKUP([.E977];[Entrada.$A$8:.$D$1605];4;0)) = 1; 0;VLOOKUP([.E977];[Entrada.$A$8:.$D$1605];4;0))" office:value-type="float" office:value="0">
            <text:p>0</text:p>
          </table:table-cell>
          <table:table-cell table:number-columns-repeated="6"/>
          <table:table-cell table:style-name="ce29" table:formula="of:=[.C9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7];[Entrada.$A$8:.$C$1606];3;0)) = 1; 0;VLOOKUP([.E977];[Entrada.$A$8:.$C$1606];3;0)*[.C9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6</text:p>
          </table:table-cell>
          <table:table-cell table:number-columns-repeated="2"/>
          <table:table-cell/>
          <table:table-cell table:style-name="ce12" office:value-type="string">
            <text:p>25,16</text:p>
          </table:table-cell>
          <table:table-cell table:style-name="ce21" table:formula="of:=IF(ISNA(VLOOKUP([.E978];[Entrada.$A$8:.$B$1605];2;0)) = 1; 0;VLOOKUP([.E978];[Entrada.$A$8:.$B$1605];2;0))" office:value-type="float" office:value="0">
            <text:p>0</text:p>
          </table:table-cell>
          <table:table-cell table:formula="of:=IF(ISNA(VLOOKUP([.E978];[Entrada.$A$8:.$D$1605];4;0)) = 1; 0;VLOOKUP([.E978];[Entrada.$A$8:.$D$1605];4;0))" office:value-type="float" office:value="0">
            <text:p>0</text:p>
          </table:table-cell>
          <table:table-cell table:number-columns-repeated="6"/>
          <table:table-cell table:style-name="ce29" table:formula="of:=[.C9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8];[Entrada.$A$8:.$C$1606];3;0)) = 1; 0;VLOOKUP([.E978];[Entrada.$A$8:.$C$1606];3;0)*[.C9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7</text:p>
          </table:table-cell>
          <table:table-cell table:number-columns-repeated="2"/>
          <table:table-cell/>
          <table:table-cell table:style-name="ce12" office:value-type="string">
            <text:p>25,17</text:p>
          </table:table-cell>
          <table:table-cell table:style-name="ce21" table:formula="of:=IF(ISNA(VLOOKUP([.E979];[Entrada.$A$8:.$B$1605];2;0)) = 1; 0;VLOOKUP([.E979];[Entrada.$A$8:.$B$1605];2;0))" office:value-type="float" office:value="0">
            <text:p>0</text:p>
          </table:table-cell>
          <table:table-cell table:formula="of:=IF(ISNA(VLOOKUP([.E979];[Entrada.$A$8:.$D$1605];4;0)) = 1; 0;VLOOKUP([.E979];[Entrada.$A$8:.$D$1605];4;0))" office:value-type="float" office:value="0">
            <text:p>0</text:p>
          </table:table-cell>
          <table:table-cell table:number-columns-repeated="6"/>
          <table:table-cell table:style-name="ce29" table:formula="of:=[.C9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79];[Entrada.$A$8:.$C$1606];3;0)) = 1; 0;VLOOKUP([.E979];[Entrada.$A$8:.$C$1606];3;0)*[.C9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8</text:p>
          </table:table-cell>
          <table:table-cell table:number-columns-repeated="2"/>
          <table:table-cell/>
          <table:table-cell table:style-name="ce12" office:value-type="string">
            <text:p>25,18</text:p>
          </table:table-cell>
          <table:table-cell table:style-name="ce21" table:formula="of:=IF(ISNA(VLOOKUP([.E980];[Entrada.$A$8:.$B$1605];2;0)) = 1; 0;VLOOKUP([.E980];[Entrada.$A$8:.$B$1605];2;0))" office:value-type="float" office:value="0">
            <text:p>0</text:p>
          </table:table-cell>
          <table:table-cell table:formula="of:=IF(ISNA(VLOOKUP([.E980];[Entrada.$A$8:.$D$1605];4;0)) = 1; 0;VLOOKUP([.E980];[Entrada.$A$8:.$D$1605];4;0))" office:value-type="float" office:value="0">
            <text:p>0</text:p>
          </table:table-cell>
          <table:table-cell table:number-columns-repeated="6"/>
          <table:table-cell table:style-name="ce29" table:formula="of:=[.C9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0];[Entrada.$A$8:.$C$1606];3;0)) = 1; 0;VLOOKUP([.E980];[Entrada.$A$8:.$C$1606];3;0)*[.C9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19</text:p>
          </table:table-cell>
          <table:table-cell table:number-columns-repeated="2"/>
          <table:table-cell/>
          <table:table-cell table:style-name="ce12" office:value-type="string">
            <text:p>25,19</text:p>
          </table:table-cell>
          <table:table-cell table:style-name="ce21" table:formula="of:=IF(ISNA(VLOOKUP([.E981];[Entrada.$A$8:.$B$1605];2;0)) = 1; 0;VLOOKUP([.E981];[Entrada.$A$8:.$B$1605];2;0))" office:value-type="float" office:value="0">
            <text:p>0</text:p>
          </table:table-cell>
          <table:table-cell table:formula="of:=IF(ISNA(VLOOKUP([.E981];[Entrada.$A$8:.$D$1605];4;0)) = 1; 0;VLOOKUP([.E981];[Entrada.$A$8:.$D$1605];4;0))" office:value-type="float" office:value="0">
            <text:p>0</text:p>
          </table:table-cell>
          <table:table-cell table:number-columns-repeated="6"/>
          <table:table-cell table:style-name="ce29" table:formula="of:=[.C9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1];[Entrada.$A$8:.$C$1606];3;0)) = 1; 0;VLOOKUP([.E981];[Entrada.$A$8:.$C$1606];3;0)*[.C9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0</text:p>
          </table:table-cell>
          <table:table-cell table:number-columns-repeated="2"/>
          <table:table-cell/>
          <table:table-cell table:style-name="ce12" office:value-type="string">
            <text:p>25,20</text:p>
          </table:table-cell>
          <table:table-cell table:style-name="ce21" table:formula="of:=IF(ISNA(VLOOKUP([.E982];[Entrada.$A$8:.$B$1605];2;0)) = 1; 0;VLOOKUP([.E982];[Entrada.$A$8:.$B$1605];2;0))" office:value-type="float" office:value="0">
            <text:p>0</text:p>
          </table:table-cell>
          <table:table-cell table:formula="of:=IF(ISNA(VLOOKUP([.E982];[Entrada.$A$8:.$D$1605];4;0)) = 1; 0;VLOOKUP([.E982];[Entrada.$A$8:.$D$1605];4;0))" office:value-type="float" office:value="0">
            <text:p>0</text:p>
          </table:table-cell>
          <table:table-cell table:number-columns-repeated="6"/>
          <table:table-cell table:style-name="ce29" table:formula="of:=[.C9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2];[Entrada.$A$8:.$C$1606];3;0)) = 1; 0;VLOOKUP([.E982];[Entrada.$A$8:.$C$1606];3;0)*[.C9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1</text:p>
          </table:table-cell>
          <table:table-cell table:number-columns-repeated="2"/>
          <table:table-cell/>
          <table:table-cell table:style-name="ce12" office:value-type="string">
            <text:p>25,21</text:p>
          </table:table-cell>
          <table:table-cell table:style-name="ce21" table:formula="of:=IF(ISNA(VLOOKUP([.E983];[Entrada.$A$8:.$B$1605];2;0)) = 1; 0;VLOOKUP([.E983];[Entrada.$A$8:.$B$1605];2;0))" office:value-type="float" office:value="0">
            <text:p>0</text:p>
          </table:table-cell>
          <table:table-cell table:formula="of:=IF(ISNA(VLOOKUP([.E983];[Entrada.$A$8:.$D$1605];4;0)) = 1; 0;VLOOKUP([.E983];[Entrada.$A$8:.$D$1605];4;0))" office:value-type="float" office:value="0">
            <text:p>0</text:p>
          </table:table-cell>
          <table:table-cell table:number-columns-repeated="6"/>
          <table:table-cell table:style-name="ce29" table:formula="of:=[.C9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3];[Entrada.$A$8:.$C$1606];3;0)) = 1; 0;VLOOKUP([.E983];[Entrada.$A$8:.$C$1606];3;0)*[.C9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2</text:p>
          </table:table-cell>
          <table:table-cell table:number-columns-repeated="2"/>
          <table:table-cell/>
          <table:table-cell table:style-name="ce12" office:value-type="string">
            <text:p>25,22</text:p>
          </table:table-cell>
          <table:table-cell table:style-name="ce21" table:formula="of:=IF(ISNA(VLOOKUP([.E984];[Entrada.$A$8:.$B$1605];2;0)) = 1; 0;VLOOKUP([.E984];[Entrada.$A$8:.$B$1605];2;0))" office:value-type="float" office:value="0">
            <text:p>0</text:p>
          </table:table-cell>
          <table:table-cell table:formula="of:=IF(ISNA(VLOOKUP([.E984];[Entrada.$A$8:.$D$1605];4;0)) = 1; 0;VLOOKUP([.E984];[Entrada.$A$8:.$D$1605];4;0))" office:value-type="float" office:value="0">
            <text:p>0</text:p>
          </table:table-cell>
          <table:table-cell table:number-columns-repeated="6"/>
          <table:table-cell table:style-name="ce29" table:formula="of:=[.C9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4];[Entrada.$A$8:.$C$1606];3;0)) = 1; 0;VLOOKUP([.E984];[Entrada.$A$8:.$C$1606];3;0)*[.C9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3</text:p>
          </table:table-cell>
          <table:table-cell table:number-columns-repeated="2"/>
          <table:table-cell/>
          <table:table-cell table:style-name="ce12" office:value-type="string">
            <text:p>25,23</text:p>
          </table:table-cell>
          <table:table-cell table:style-name="ce21" table:formula="of:=IF(ISNA(VLOOKUP([.E985];[Entrada.$A$8:.$B$1605];2;0)) = 1; 0;VLOOKUP([.E985];[Entrada.$A$8:.$B$1605];2;0))" office:value-type="float" office:value="0">
            <text:p>0</text:p>
          </table:table-cell>
          <table:table-cell table:formula="of:=IF(ISNA(VLOOKUP([.E985];[Entrada.$A$8:.$D$1605];4;0)) = 1; 0;VLOOKUP([.E985];[Entrada.$A$8:.$D$1605];4;0))" office:value-type="float" office:value="0">
            <text:p>0</text:p>
          </table:table-cell>
          <table:table-cell table:number-columns-repeated="6"/>
          <table:table-cell table:style-name="ce29" table:formula="of:=[.C9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5];[Entrada.$A$8:.$C$1606];3;0)) = 1; 0;VLOOKUP([.E985];[Entrada.$A$8:.$C$1606];3;0)*[.C9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4</text:p>
          </table:table-cell>
          <table:table-cell table:number-columns-repeated="2"/>
          <table:table-cell/>
          <table:table-cell table:style-name="ce12" office:value-type="string">
            <text:p>25,24</text:p>
          </table:table-cell>
          <table:table-cell table:style-name="ce21" table:formula="of:=IF(ISNA(VLOOKUP([.E986];[Entrada.$A$8:.$B$1605];2;0)) = 1; 0;VLOOKUP([.E986];[Entrada.$A$8:.$B$1605];2;0))" office:value-type="float" office:value="0">
            <text:p>0</text:p>
          </table:table-cell>
          <table:table-cell table:formula="of:=IF(ISNA(VLOOKUP([.E986];[Entrada.$A$8:.$D$1605];4;0)) = 1; 0;VLOOKUP([.E986];[Entrada.$A$8:.$D$1605];4;0))" office:value-type="float" office:value="0">
            <text:p>0</text:p>
          </table:table-cell>
          <table:table-cell table:number-columns-repeated="6"/>
          <table:table-cell table:style-name="ce29" table:formula="of:=[.C9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6];[Entrada.$A$8:.$C$1606];3;0)) = 1; 0;VLOOKUP([.E986];[Entrada.$A$8:.$C$1606];3;0)*[.C9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5</text:p>
          </table:table-cell>
          <table:table-cell table:number-columns-repeated="2"/>
          <table:table-cell/>
          <table:table-cell table:style-name="ce12" office:value-type="string">
            <text:p>25,25</text:p>
          </table:table-cell>
          <table:table-cell table:style-name="ce21" table:formula="of:=IF(ISNA(VLOOKUP([.E987];[Entrada.$A$8:.$B$1605];2;0)) = 1; 0;VLOOKUP([.E987];[Entrada.$A$8:.$B$1605];2;0))" office:value-type="float" office:value="0">
            <text:p>0</text:p>
          </table:table-cell>
          <table:table-cell table:formula="of:=IF(ISNA(VLOOKUP([.E987];[Entrada.$A$8:.$D$1605];4;0)) = 1; 0;VLOOKUP([.E987];[Entrada.$A$8:.$D$1605];4;0))" office:value-type="float" office:value="0">
            <text:p>0</text:p>
          </table:table-cell>
          <table:table-cell table:number-columns-repeated="6"/>
          <table:table-cell table:style-name="ce29" table:formula="of:=[.C9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7];[Entrada.$A$8:.$C$1606];3;0)) = 1; 0;VLOOKUP([.E987];[Entrada.$A$8:.$C$1606];3;0)*[.C9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6</text:p>
          </table:table-cell>
          <table:table-cell table:number-columns-repeated="2"/>
          <table:table-cell/>
          <table:table-cell table:style-name="ce12" office:value-type="string">
            <text:p>25,26</text:p>
          </table:table-cell>
          <table:table-cell table:style-name="ce21" table:formula="of:=IF(ISNA(VLOOKUP([.E988];[Entrada.$A$8:.$B$1605];2;0)) = 1; 0;VLOOKUP([.E988];[Entrada.$A$8:.$B$1605];2;0))" office:value-type="float" office:value="0">
            <text:p>0</text:p>
          </table:table-cell>
          <table:table-cell table:formula="of:=IF(ISNA(VLOOKUP([.E988];[Entrada.$A$8:.$D$1605];4;0)) = 1; 0;VLOOKUP([.E988];[Entrada.$A$8:.$D$1605];4;0))" office:value-type="float" office:value="0">
            <text:p>0</text:p>
          </table:table-cell>
          <table:table-cell table:number-columns-repeated="6"/>
          <table:table-cell table:style-name="ce29" table:formula="of:=[.C9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8];[Entrada.$A$8:.$C$1606];3;0)) = 1; 0;VLOOKUP([.E988];[Entrada.$A$8:.$C$1606];3;0)*[.C9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7</text:p>
          </table:table-cell>
          <table:table-cell table:number-columns-repeated="2"/>
          <table:table-cell/>
          <table:table-cell table:style-name="ce12" office:value-type="string">
            <text:p>25,27</text:p>
          </table:table-cell>
          <table:table-cell table:style-name="ce21" table:formula="of:=IF(ISNA(VLOOKUP([.E989];[Entrada.$A$8:.$B$1605];2;0)) = 1; 0;VLOOKUP([.E989];[Entrada.$A$8:.$B$1605];2;0))" office:value-type="float" office:value="0">
            <text:p>0</text:p>
          </table:table-cell>
          <table:table-cell table:formula="of:=IF(ISNA(VLOOKUP([.E989];[Entrada.$A$8:.$D$1605];4;0)) = 1; 0;VLOOKUP([.E989];[Entrada.$A$8:.$D$1605];4;0))" office:value-type="float" office:value="0">
            <text:p>0</text:p>
          </table:table-cell>
          <table:table-cell table:number-columns-repeated="6"/>
          <table:table-cell table:style-name="ce29" table:formula="of:=[.C9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89];[Entrada.$A$8:.$C$1606];3;0)) = 1; 0;VLOOKUP([.E989];[Entrada.$A$8:.$C$1606];3;0)*[.C9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8</text:p>
          </table:table-cell>
          <table:table-cell table:number-columns-repeated="2"/>
          <table:table-cell/>
          <table:table-cell table:style-name="ce12" office:value-type="string">
            <text:p>25,28</text:p>
          </table:table-cell>
          <table:table-cell table:style-name="ce21" table:formula="of:=IF(ISNA(VLOOKUP([.E990];[Entrada.$A$8:.$B$1605];2;0)) = 1; 0;VLOOKUP([.E990];[Entrada.$A$8:.$B$1605];2;0))" office:value-type="float" office:value="0">
            <text:p>0</text:p>
          </table:table-cell>
          <table:table-cell table:formula="of:=IF(ISNA(VLOOKUP([.E990];[Entrada.$A$8:.$D$1605];4;0)) = 1; 0;VLOOKUP([.E990];[Entrada.$A$8:.$D$1605];4;0))" office:value-type="float" office:value="0">
            <text:p>0</text:p>
          </table:table-cell>
          <table:table-cell table:number-columns-repeated="6"/>
          <table:table-cell table:style-name="ce29" table:formula="of:=[.C9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0];[Entrada.$A$8:.$C$1606];3;0)) = 1; 0;VLOOKUP([.E990];[Entrada.$A$8:.$C$1606];3;0)*[.C9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29</text:p>
          </table:table-cell>
          <table:table-cell table:number-columns-repeated="2"/>
          <table:table-cell/>
          <table:table-cell table:style-name="ce12" office:value-type="string">
            <text:p>25,29</text:p>
          </table:table-cell>
          <table:table-cell table:style-name="ce21" table:formula="of:=IF(ISNA(VLOOKUP([.E991];[Entrada.$A$8:.$B$1605];2;0)) = 1; 0;VLOOKUP([.E991];[Entrada.$A$8:.$B$1605];2;0))" office:value-type="float" office:value="0">
            <text:p>0</text:p>
          </table:table-cell>
          <table:table-cell table:formula="of:=IF(ISNA(VLOOKUP([.E991];[Entrada.$A$8:.$D$1605];4;0)) = 1; 0;VLOOKUP([.E991];[Entrada.$A$8:.$D$1605];4;0))" office:value-type="float" office:value="0">
            <text:p>0</text:p>
          </table:table-cell>
          <table:table-cell table:number-columns-repeated="6"/>
          <table:table-cell table:style-name="ce29" table:formula="of:=[.C9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1];[Entrada.$A$8:.$C$1606];3;0)) = 1; 0;VLOOKUP([.E991];[Entrada.$A$8:.$C$1606];3;0)*[.C9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0</text:p>
          </table:table-cell>
          <table:table-cell table:number-columns-repeated="2"/>
          <table:table-cell/>
          <table:table-cell table:style-name="ce12" office:value-type="string">
            <text:p>25,30</text:p>
          </table:table-cell>
          <table:table-cell table:style-name="ce21" table:formula="of:=IF(ISNA(VLOOKUP([.E992];[Entrada.$A$8:.$B$1605];2;0)) = 1; 0;VLOOKUP([.E992];[Entrada.$A$8:.$B$1605];2;0))" office:value-type="float" office:value="0">
            <text:p>0</text:p>
          </table:table-cell>
          <table:table-cell table:formula="of:=IF(ISNA(VLOOKUP([.E992];[Entrada.$A$8:.$D$1605];4;0)) = 1; 0;VLOOKUP([.E992];[Entrada.$A$8:.$D$1605];4;0))" office:value-type="float" office:value="0">
            <text:p>0</text:p>
          </table:table-cell>
          <table:table-cell table:number-columns-repeated="6"/>
          <table:table-cell table:style-name="ce29" table:formula="of:=[.C9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2];[Entrada.$A$8:.$C$1606];3;0)) = 1; 0;VLOOKUP([.E992];[Entrada.$A$8:.$C$1606];3;0)*[.C9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1</text:p>
          </table:table-cell>
          <table:table-cell table:number-columns-repeated="2"/>
          <table:table-cell/>
          <table:table-cell table:style-name="ce12" office:value-type="string">
            <text:p>25,31</text:p>
          </table:table-cell>
          <table:table-cell table:style-name="ce21" table:formula="of:=IF(ISNA(VLOOKUP([.E993];[Entrada.$A$8:.$B$1605];2;0)) = 1; 0;VLOOKUP([.E993];[Entrada.$A$8:.$B$1605];2;0))" office:value-type="float" office:value="0">
            <text:p>0</text:p>
          </table:table-cell>
          <table:table-cell table:formula="of:=IF(ISNA(VLOOKUP([.E993];[Entrada.$A$8:.$D$1605];4;0)) = 1; 0;VLOOKUP([.E993];[Entrada.$A$8:.$D$1605];4;0))" office:value-type="float" office:value="0">
            <text:p>0</text:p>
          </table:table-cell>
          <table:table-cell table:number-columns-repeated="6"/>
          <table:table-cell table:style-name="ce29" table:formula="of:=[.C9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3];[Entrada.$A$8:.$C$1606];3;0)) = 1; 0;VLOOKUP([.E993];[Entrada.$A$8:.$C$1606];3;0)*[.C9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2</text:p>
          </table:table-cell>
          <table:table-cell table:number-columns-repeated="2"/>
          <table:table-cell/>
          <table:table-cell table:style-name="ce12" office:value-type="string">
            <text:p>25,32</text:p>
          </table:table-cell>
          <table:table-cell table:style-name="ce21" table:formula="of:=IF(ISNA(VLOOKUP([.E994];[Entrada.$A$8:.$B$1605];2;0)) = 1; 0;VLOOKUP([.E994];[Entrada.$A$8:.$B$1605];2;0))" office:value-type="float" office:value="0">
            <text:p>0</text:p>
          </table:table-cell>
          <table:table-cell table:formula="of:=IF(ISNA(VLOOKUP([.E994];[Entrada.$A$8:.$D$1605];4;0)) = 1; 0;VLOOKUP([.E994];[Entrada.$A$8:.$D$1605];4;0))" office:value-type="float" office:value="0">
            <text:p>0</text:p>
          </table:table-cell>
          <table:table-cell table:number-columns-repeated="6"/>
          <table:table-cell table:style-name="ce29" table:formula="of:=[.C9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4];[Entrada.$A$8:.$C$1606];3;0)) = 1; 0;VLOOKUP([.E994];[Entrada.$A$8:.$C$1606];3;0)*[.C9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3</text:p>
          </table:table-cell>
          <table:table-cell table:number-columns-repeated="2"/>
          <table:table-cell/>
          <table:table-cell table:style-name="ce12" office:value-type="string">
            <text:p>25,33</text:p>
          </table:table-cell>
          <table:table-cell table:style-name="ce21" table:formula="of:=IF(ISNA(VLOOKUP([.E995];[Entrada.$A$8:.$B$1605];2;0)) = 1; 0;VLOOKUP([.E995];[Entrada.$A$8:.$B$1605];2;0))" office:value-type="float" office:value="0">
            <text:p>0</text:p>
          </table:table-cell>
          <table:table-cell table:formula="of:=IF(ISNA(VLOOKUP([.E995];[Entrada.$A$8:.$D$1605];4;0)) = 1; 0;VLOOKUP([.E995];[Entrada.$A$8:.$D$1605];4;0))" office:value-type="float" office:value="0">
            <text:p>0</text:p>
          </table:table-cell>
          <table:table-cell table:number-columns-repeated="6"/>
          <table:table-cell table:style-name="ce29" table:formula="of:=[.C9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5];[Entrada.$A$8:.$C$1606];3;0)) = 1; 0;VLOOKUP([.E995];[Entrada.$A$8:.$C$1606];3;0)*[.C9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4</text:p>
          </table:table-cell>
          <table:table-cell table:number-columns-repeated="2"/>
          <table:table-cell/>
          <table:table-cell table:style-name="ce12" office:value-type="string">
            <text:p>25,34</text:p>
          </table:table-cell>
          <table:table-cell table:style-name="ce21" table:formula="of:=IF(ISNA(VLOOKUP([.E996];[Entrada.$A$8:.$B$1605];2;0)) = 1; 0;VLOOKUP([.E996];[Entrada.$A$8:.$B$1605];2;0))" office:value-type="float" office:value="0">
            <text:p>0</text:p>
          </table:table-cell>
          <table:table-cell table:formula="of:=IF(ISNA(VLOOKUP([.E996];[Entrada.$A$8:.$D$1605];4;0)) = 1; 0;VLOOKUP([.E996];[Entrada.$A$8:.$D$1605];4;0))" office:value-type="float" office:value="0">
            <text:p>0</text:p>
          </table:table-cell>
          <table:table-cell table:number-columns-repeated="6"/>
          <table:table-cell table:style-name="ce29" table:formula="of:=[.C9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6];[Entrada.$A$8:.$C$1606];3;0)) = 1; 0;VLOOKUP([.E996];[Entrada.$A$8:.$C$1606];3;0)*[.C9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5</text:p>
          </table:table-cell>
          <table:table-cell table:number-columns-repeated="2"/>
          <table:table-cell/>
          <table:table-cell table:style-name="ce12" office:value-type="string">
            <text:p>25,35</text:p>
          </table:table-cell>
          <table:table-cell table:style-name="ce21" table:formula="of:=IF(ISNA(VLOOKUP([.E997];[Entrada.$A$8:.$B$1605];2;0)) = 1; 0;VLOOKUP([.E997];[Entrada.$A$8:.$B$1605];2;0))" office:value-type="float" office:value="0">
            <text:p>0</text:p>
          </table:table-cell>
          <table:table-cell table:formula="of:=IF(ISNA(VLOOKUP([.E997];[Entrada.$A$8:.$D$1605];4;0)) = 1; 0;VLOOKUP([.E997];[Entrada.$A$8:.$D$1605];4;0))" office:value-type="float" office:value="0">
            <text:p>0</text:p>
          </table:table-cell>
          <table:table-cell table:number-columns-repeated="6"/>
          <table:table-cell table:style-name="ce29" table:formula="of:=[.C9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7];[Entrada.$A$8:.$C$1606];3;0)) = 1; 0;VLOOKUP([.E997];[Entrada.$A$8:.$C$1606];3;0)*[.C9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6</text:p>
          </table:table-cell>
          <table:table-cell table:number-columns-repeated="2"/>
          <table:table-cell/>
          <table:table-cell table:style-name="ce12" office:value-type="string">
            <text:p>25,36</text:p>
          </table:table-cell>
          <table:table-cell table:style-name="ce21" table:formula="of:=IF(ISNA(VLOOKUP([.E998];[Entrada.$A$8:.$B$1605];2;0)) = 1; 0;VLOOKUP([.E998];[Entrada.$A$8:.$B$1605];2;0))" office:value-type="float" office:value="0">
            <text:p>0</text:p>
          </table:table-cell>
          <table:table-cell table:formula="of:=IF(ISNA(VLOOKUP([.E998];[Entrada.$A$8:.$D$1605];4;0)) = 1; 0;VLOOKUP([.E998];[Entrada.$A$8:.$D$1605];4;0))" office:value-type="float" office:value="0">
            <text:p>0</text:p>
          </table:table-cell>
          <table:table-cell table:number-columns-repeated="6"/>
          <table:table-cell table:style-name="ce29" table:formula="of:=[.C9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8];[Entrada.$A$8:.$C$1606];3;0)) = 1; 0;VLOOKUP([.E998];[Entrada.$A$8:.$C$1606];3;0)*[.C9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7</text:p>
          </table:table-cell>
          <table:table-cell table:number-columns-repeated="2"/>
          <table:table-cell/>
          <table:table-cell table:style-name="ce12" office:value-type="string">
            <text:p>25,37</text:p>
          </table:table-cell>
          <table:table-cell table:style-name="ce21" table:formula="of:=IF(ISNA(VLOOKUP([.E999];[Entrada.$A$8:.$B$1605];2;0)) = 1; 0;VLOOKUP([.E999];[Entrada.$A$8:.$B$1605];2;0))" office:value-type="float" office:value="0">
            <text:p>0</text:p>
          </table:table-cell>
          <table:table-cell table:formula="of:=IF(ISNA(VLOOKUP([.E999];[Entrada.$A$8:.$D$1605];4;0)) = 1; 0;VLOOKUP([.E999];[Entrada.$A$8:.$D$1605];4;0))" office:value-type="float" office:value="0">
            <text:p>0</text:p>
          </table:table-cell>
          <table:table-cell table:number-columns-repeated="6"/>
          <table:table-cell table:style-name="ce29" table:formula="of:=[.C9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9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999];[Entrada.$A$8:.$C$1606];3;0)) = 1; 0;VLOOKUP([.E999];[Entrada.$A$8:.$C$1606];3;0)*[.C9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8</text:p>
          </table:table-cell>
          <table:table-cell table:number-columns-repeated="2"/>
          <table:table-cell/>
          <table:table-cell table:style-name="ce12" office:value-type="string">
            <text:p>25,38</text:p>
          </table:table-cell>
          <table:table-cell table:style-name="ce21" table:formula="of:=IF(ISNA(VLOOKUP([.E1000];[Entrada.$A$8:.$B$1605];2;0)) = 1; 0;VLOOKUP([.E1000];[Entrada.$A$8:.$B$1605];2;0))" office:value-type="float" office:value="0">
            <text:p>0</text:p>
          </table:table-cell>
          <table:table-cell table:formula="of:=IF(ISNA(VLOOKUP([.E1000];[Entrada.$A$8:.$D$1605];4;0)) = 1; 0;VLOOKUP([.E1000];[Entrada.$A$8:.$D$1605];4;0))" office:value-type="float" office:value="0">
            <text:p>0</text:p>
          </table:table-cell>
          <table:table-cell table:number-columns-repeated="6"/>
          <table:table-cell table:style-name="ce29" table:formula="of:=[.C10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0];[Entrada.$A$8:.$C$1606];3;0)) = 1; 0;VLOOKUP([.E1000];[Entrada.$A$8:.$C$1606];3;0)*[.C10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39</text:p>
          </table:table-cell>
          <table:table-cell table:number-columns-repeated="2"/>
          <table:table-cell/>
          <table:table-cell table:style-name="ce12" office:value-type="string">
            <text:p>25,39</text:p>
          </table:table-cell>
          <table:table-cell table:style-name="ce21" table:formula="of:=IF(ISNA(VLOOKUP([.E1001];[Entrada.$A$8:.$B$1605];2;0)) = 1; 0;VLOOKUP([.E1001];[Entrada.$A$8:.$B$1605];2;0))" office:value-type="float" office:value="0">
            <text:p>0</text:p>
          </table:table-cell>
          <table:table-cell table:formula="of:=IF(ISNA(VLOOKUP([.E1001];[Entrada.$A$8:.$D$1605];4;0)) = 1; 0;VLOOKUP([.E1001];[Entrada.$A$8:.$D$1605];4;0))" office:value-type="float" office:value="0">
            <text:p>0</text:p>
          </table:table-cell>
          <table:table-cell table:number-columns-repeated="6"/>
          <table:table-cell table:style-name="ce29" table:formula="of:=[.C10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1];[Entrada.$A$8:.$C$1606];3;0)) = 1; 0;VLOOKUP([.E1001];[Entrada.$A$8:.$C$1606];3;0)*[.C10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5,40</text:p>
          </table:table-cell>
          <table:table-cell table:number-columns-repeated="2"/>
          <table:table-cell/>
          <table:table-cell table:style-name="ce12" office:value-type="string">
            <text:p>25,40</text:p>
          </table:table-cell>
          <table:table-cell table:style-name="ce21" table:formula="of:=IF(ISNA(VLOOKUP([.E1002];[Entrada.$A$8:.$B$1605];2;0)) = 1; 0;VLOOKUP([.E1002];[Entrada.$A$8:.$B$1605];2;0))" office:value-type="float" office:value="0">
            <text:p>0</text:p>
          </table:table-cell>
          <table:table-cell table:formula="of:=IF(ISNA(VLOOKUP([.E1002];[Entrada.$A$8:.$D$1605];4;0)) = 1; 0;VLOOKUP([.E1002];[Entrada.$A$8:.$D$1605];4;0))" office:value-type="float" office:value="0">
            <text:p>0</text:p>
          </table:table-cell>
          <table:table-cell table:number-columns-repeated="6"/>
          <table:table-cell table:style-name="ce29" table:formula="of:=[.C10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2];[Entrada.$A$8:.$C$1606];3;0)) = 1; 0;VLOOKUP([.E1002];[Entrada.$A$8:.$C$1606];3;0)*[.C10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</text:p>
          </table:table-cell>
          <table:table-cell table:number-columns-repeated="2"/>
          <table:table-cell/>
          <table:table-cell table:style-name="ce12" office:value-type="string">
            <text:p>26,1</text:p>
          </table:table-cell>
          <table:table-cell table:style-name="ce21" table:formula="of:=IF(ISNA(VLOOKUP([.E1003];[Entrada.$A$8:.$B$1605];2;0)) = 1; 0;VLOOKUP([.E1003];[Entrada.$A$8:.$B$1605];2;0))" office:value-type="float" office:value="0">
            <text:p>0</text:p>
          </table:table-cell>
          <table:table-cell table:formula="of:=IF(ISNA(VLOOKUP([.E1003];[Entrada.$A$8:.$D$1605];4;0)) = 1; 0;VLOOKUP([.E1003];[Entrada.$A$8:.$D$1605];4;0))" office:value-type="float" office:value="0">
            <text:p>0</text:p>
          </table:table-cell>
          <table:table-cell table:number-columns-repeated="6"/>
          <table:table-cell table:style-name="ce29" table:formula="of:=[.C10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3];[Entrada.$A$8:.$C$1606];3;0)) = 1; 0;VLOOKUP([.E1003];[Entrada.$A$8:.$C$1606];3;0)*[.C10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</text:p>
          </table:table-cell>
          <table:table-cell table:number-columns-repeated="2"/>
          <table:table-cell/>
          <table:table-cell table:style-name="ce12" office:value-type="string">
            <text:p>26,2</text:p>
          </table:table-cell>
          <table:table-cell table:style-name="ce21" table:formula="of:=IF(ISNA(VLOOKUP([.E1004];[Entrada.$A$8:.$B$1605];2;0)) = 1; 0;VLOOKUP([.E1004];[Entrada.$A$8:.$B$1605];2;0))" office:value-type="float" office:value="0">
            <text:p>0</text:p>
          </table:table-cell>
          <table:table-cell table:formula="of:=IF(ISNA(VLOOKUP([.E1004];[Entrada.$A$8:.$D$1605];4;0)) = 1; 0;VLOOKUP([.E1004];[Entrada.$A$8:.$D$1605];4;0))" office:value-type="float" office:value="0">
            <text:p>0</text:p>
          </table:table-cell>
          <table:table-cell table:number-columns-repeated="6"/>
          <table:table-cell table:style-name="ce29" table:formula="of:=[.C10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4];[Entrada.$A$8:.$C$1606];3;0)) = 1; 0;VLOOKUP([.E1004];[Entrada.$A$8:.$C$1606];3;0)*[.C10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</text:p>
          </table:table-cell>
          <table:table-cell table:number-columns-repeated="2"/>
          <table:table-cell/>
          <table:table-cell table:style-name="ce12" office:value-type="string">
            <text:p>26,3</text:p>
          </table:table-cell>
          <table:table-cell table:style-name="ce21" table:formula="of:=IF(ISNA(VLOOKUP([.E1005];[Entrada.$A$8:.$B$1605];2;0)) = 1; 0;VLOOKUP([.E1005];[Entrada.$A$8:.$B$1605];2;0))" office:value-type="float" office:value="0">
            <text:p>0</text:p>
          </table:table-cell>
          <table:table-cell table:formula="of:=IF(ISNA(VLOOKUP([.E1005];[Entrada.$A$8:.$D$1605];4;0)) = 1; 0;VLOOKUP([.E1005];[Entrada.$A$8:.$D$1605];4;0))" office:value-type="float" office:value="0">
            <text:p>0</text:p>
          </table:table-cell>
          <table:table-cell table:number-columns-repeated="6"/>
          <table:table-cell table:style-name="ce29" table:formula="of:=[.C10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5];[Entrada.$A$8:.$C$1606];3;0)) = 1; 0;VLOOKUP([.E1005];[Entrada.$A$8:.$C$1606];3;0)*[.C10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4</text:p>
          </table:table-cell>
          <table:table-cell table:number-columns-repeated="2"/>
          <table:table-cell/>
          <table:table-cell table:style-name="ce12" office:value-type="string">
            <text:p>26,4</text:p>
          </table:table-cell>
          <table:table-cell table:style-name="ce21" table:formula="of:=IF(ISNA(VLOOKUP([.E1006];[Entrada.$A$8:.$B$1605];2;0)) = 1; 0;VLOOKUP([.E1006];[Entrada.$A$8:.$B$1605];2;0))" office:value-type="float" office:value="0">
            <text:p>0</text:p>
          </table:table-cell>
          <table:table-cell table:formula="of:=IF(ISNA(VLOOKUP([.E1006];[Entrada.$A$8:.$D$1605];4;0)) = 1; 0;VLOOKUP([.E1006];[Entrada.$A$8:.$D$1605];4;0))" office:value-type="float" office:value="0">
            <text:p>0</text:p>
          </table:table-cell>
          <table:table-cell table:number-columns-repeated="6"/>
          <table:table-cell table:style-name="ce29" table:formula="of:=[.C10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6];[Entrada.$A$8:.$C$1606];3;0)) = 1; 0;VLOOKUP([.E1006];[Entrada.$A$8:.$C$1606];3;0)*[.C10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5</text:p>
          </table:table-cell>
          <table:table-cell table:number-columns-repeated="2"/>
          <table:table-cell/>
          <table:table-cell table:style-name="ce12" office:value-type="string">
            <text:p>26,5</text:p>
          </table:table-cell>
          <table:table-cell table:style-name="ce21" table:formula="of:=IF(ISNA(VLOOKUP([.E1007];[Entrada.$A$8:.$B$1605];2;0)) = 1; 0;VLOOKUP([.E1007];[Entrada.$A$8:.$B$1605];2;0))" office:value-type="float" office:value="0">
            <text:p>0</text:p>
          </table:table-cell>
          <table:table-cell table:formula="of:=IF(ISNA(VLOOKUP([.E1007];[Entrada.$A$8:.$D$1605];4;0)) = 1; 0;VLOOKUP([.E1007];[Entrada.$A$8:.$D$1605];4;0))" office:value-type="float" office:value="0">
            <text:p>0</text:p>
          </table:table-cell>
          <table:table-cell table:number-columns-repeated="6"/>
          <table:table-cell table:style-name="ce29" table:formula="of:=[.C10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7];[Entrada.$A$8:.$C$1606];3;0)) = 1; 0;VLOOKUP([.E1007];[Entrada.$A$8:.$C$1606];3;0)*[.C10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6</text:p>
          </table:table-cell>
          <table:table-cell table:number-columns-repeated="2"/>
          <table:table-cell/>
          <table:table-cell table:style-name="ce12" office:value-type="string">
            <text:p>26,6</text:p>
          </table:table-cell>
          <table:table-cell table:style-name="ce21" table:formula="of:=IF(ISNA(VLOOKUP([.E1008];[Entrada.$A$8:.$B$1605];2;0)) = 1; 0;VLOOKUP([.E1008];[Entrada.$A$8:.$B$1605];2;0))" office:value-type="float" office:value="0">
            <text:p>0</text:p>
          </table:table-cell>
          <table:table-cell table:formula="of:=IF(ISNA(VLOOKUP([.E1008];[Entrada.$A$8:.$D$1605];4;0)) = 1; 0;VLOOKUP([.E1008];[Entrada.$A$8:.$D$1605];4;0))" office:value-type="float" office:value="0">
            <text:p>0</text:p>
          </table:table-cell>
          <table:table-cell table:number-columns-repeated="6"/>
          <table:table-cell table:style-name="ce29" table:formula="of:=[.C10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8];[Entrada.$A$8:.$C$1606];3;0)) = 1; 0;VLOOKUP([.E1008];[Entrada.$A$8:.$C$1606];3;0)*[.C10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7</text:p>
          </table:table-cell>
          <table:table-cell table:number-columns-repeated="2"/>
          <table:table-cell/>
          <table:table-cell table:style-name="ce12" office:value-type="string">
            <text:p>26,7</text:p>
          </table:table-cell>
          <table:table-cell table:style-name="ce21" table:formula="of:=IF(ISNA(VLOOKUP([.E1009];[Entrada.$A$8:.$B$1605];2;0)) = 1; 0;VLOOKUP([.E1009];[Entrada.$A$8:.$B$1605];2;0))" office:value-type="float" office:value="0">
            <text:p>0</text:p>
          </table:table-cell>
          <table:table-cell table:formula="of:=IF(ISNA(VLOOKUP([.E1009];[Entrada.$A$8:.$D$1605];4;0)) = 1; 0;VLOOKUP([.E1009];[Entrada.$A$8:.$D$1605];4;0))" office:value-type="float" office:value="0">
            <text:p>0</text:p>
          </table:table-cell>
          <table:table-cell table:number-columns-repeated="6"/>
          <table:table-cell table:style-name="ce29" table:formula="of:=[.C10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09];[Entrada.$A$8:.$C$1606];3;0)) = 1; 0;VLOOKUP([.E1009];[Entrada.$A$8:.$C$1606];3;0)*[.C10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8</text:p>
          </table:table-cell>
          <table:table-cell table:number-columns-repeated="2"/>
          <table:table-cell/>
          <table:table-cell table:style-name="ce12" office:value-type="string">
            <text:p>26,8</text:p>
          </table:table-cell>
          <table:table-cell table:style-name="ce21" table:formula="of:=IF(ISNA(VLOOKUP([.E1010];[Entrada.$A$8:.$B$1605];2;0)) = 1; 0;VLOOKUP([.E1010];[Entrada.$A$8:.$B$1605];2;0))" office:value-type="float" office:value="0">
            <text:p>0</text:p>
          </table:table-cell>
          <table:table-cell table:formula="of:=IF(ISNA(VLOOKUP([.E1010];[Entrada.$A$8:.$D$1605];4;0)) = 1; 0;VLOOKUP([.E1010];[Entrada.$A$8:.$D$1605];4;0))" office:value-type="float" office:value="0">
            <text:p>0</text:p>
          </table:table-cell>
          <table:table-cell table:number-columns-repeated="6"/>
          <table:table-cell table:style-name="ce29" table:formula="of:=[.C10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0];[Entrada.$A$8:.$C$1606];3;0)) = 1; 0;VLOOKUP([.E1010];[Entrada.$A$8:.$C$1606];3;0)*[.C10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9</text:p>
          </table:table-cell>
          <table:table-cell table:number-columns-repeated="2"/>
          <table:table-cell/>
          <table:table-cell table:style-name="ce12" office:value-type="string">
            <text:p>26,9</text:p>
          </table:table-cell>
          <table:table-cell table:style-name="ce21" table:formula="of:=IF(ISNA(VLOOKUP([.E1011];[Entrada.$A$8:.$B$1605];2;0)) = 1; 0;VLOOKUP([.E1011];[Entrada.$A$8:.$B$1605];2;0))" office:value-type="float" office:value="0">
            <text:p>0</text:p>
          </table:table-cell>
          <table:table-cell table:formula="of:=IF(ISNA(VLOOKUP([.E1011];[Entrada.$A$8:.$D$1605];4;0)) = 1; 0;VLOOKUP([.E1011];[Entrada.$A$8:.$D$1605];4;0))" office:value-type="float" office:value="0">
            <text:p>0</text:p>
          </table:table-cell>
          <table:table-cell table:number-columns-repeated="6"/>
          <table:table-cell table:style-name="ce29" table:formula="of:=[.C10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1];[Entrada.$A$8:.$C$1606];3;0)) = 1; 0;VLOOKUP([.E1011];[Entrada.$A$8:.$C$1606];3;0)*[.C10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0</text:p>
          </table:table-cell>
          <table:table-cell table:number-columns-repeated="2"/>
          <table:table-cell/>
          <table:table-cell table:style-name="ce12" office:value-type="string">
            <text:p>26,10</text:p>
          </table:table-cell>
          <table:table-cell table:style-name="ce21" table:formula="of:=IF(ISNA(VLOOKUP([.E1012];[Entrada.$A$8:.$B$1605];2;0)) = 1; 0;VLOOKUP([.E1012];[Entrada.$A$8:.$B$1605];2;0))" office:value-type="float" office:value="0">
            <text:p>0</text:p>
          </table:table-cell>
          <table:table-cell table:formula="of:=IF(ISNA(VLOOKUP([.E1012];[Entrada.$A$8:.$D$1605];4;0)) = 1; 0;VLOOKUP([.E1012];[Entrada.$A$8:.$D$1605];4;0))" office:value-type="float" office:value="0">
            <text:p>0</text:p>
          </table:table-cell>
          <table:table-cell table:number-columns-repeated="6"/>
          <table:table-cell table:style-name="ce29" table:formula="of:=[.C10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2];[Entrada.$A$8:.$C$1606];3;0)) = 1; 0;VLOOKUP([.E1012];[Entrada.$A$8:.$C$1606];3;0)*[.C10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1</text:p>
          </table:table-cell>
          <table:table-cell table:number-columns-repeated="2"/>
          <table:table-cell/>
          <table:table-cell table:style-name="ce12" office:value-type="string">
            <text:p>26,11</text:p>
          </table:table-cell>
          <table:table-cell table:style-name="ce21" table:formula="of:=IF(ISNA(VLOOKUP([.E1013];[Entrada.$A$8:.$B$1605];2;0)) = 1; 0;VLOOKUP([.E1013];[Entrada.$A$8:.$B$1605];2;0))" office:value-type="float" office:value="0">
            <text:p>0</text:p>
          </table:table-cell>
          <table:table-cell table:formula="of:=IF(ISNA(VLOOKUP([.E1013];[Entrada.$A$8:.$D$1605];4;0)) = 1; 0;VLOOKUP([.E1013];[Entrada.$A$8:.$D$1605];4;0))" office:value-type="float" office:value="0">
            <text:p>0</text:p>
          </table:table-cell>
          <table:table-cell table:number-columns-repeated="6"/>
          <table:table-cell table:style-name="ce29" table:formula="of:=[.C10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3];[Entrada.$A$8:.$C$1606];3;0)) = 1; 0;VLOOKUP([.E1013];[Entrada.$A$8:.$C$1606];3;0)*[.C10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2</text:p>
          </table:table-cell>
          <table:table-cell table:number-columns-repeated="2"/>
          <table:table-cell/>
          <table:table-cell table:style-name="ce12" office:value-type="string">
            <text:p>26,12</text:p>
          </table:table-cell>
          <table:table-cell table:style-name="ce21" table:formula="of:=IF(ISNA(VLOOKUP([.E1014];[Entrada.$A$8:.$B$1605];2;0)) = 1; 0;VLOOKUP([.E1014];[Entrada.$A$8:.$B$1605];2;0))" office:value-type="float" office:value="0">
            <text:p>0</text:p>
          </table:table-cell>
          <table:table-cell table:formula="of:=IF(ISNA(VLOOKUP([.E1014];[Entrada.$A$8:.$D$1605];4;0)) = 1; 0;VLOOKUP([.E1014];[Entrada.$A$8:.$D$1605];4;0))" office:value-type="float" office:value="0">
            <text:p>0</text:p>
          </table:table-cell>
          <table:table-cell table:number-columns-repeated="6"/>
          <table:table-cell table:style-name="ce29" table:formula="of:=[.C10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4];[Entrada.$A$8:.$C$1606];3;0)) = 1; 0;VLOOKUP([.E1014];[Entrada.$A$8:.$C$1606];3;0)*[.C10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3</text:p>
          </table:table-cell>
          <table:table-cell table:number-columns-repeated="2"/>
          <table:table-cell/>
          <table:table-cell table:style-name="ce12" office:value-type="string">
            <text:p>26,13</text:p>
          </table:table-cell>
          <table:table-cell table:style-name="ce21" table:formula="of:=IF(ISNA(VLOOKUP([.E1015];[Entrada.$A$8:.$B$1605];2;0)) = 1; 0;VLOOKUP([.E1015];[Entrada.$A$8:.$B$1605];2;0))" office:value-type="float" office:value="0">
            <text:p>0</text:p>
          </table:table-cell>
          <table:table-cell table:formula="of:=IF(ISNA(VLOOKUP([.E1015];[Entrada.$A$8:.$D$1605];4;0)) = 1; 0;VLOOKUP([.E1015];[Entrada.$A$8:.$D$1605];4;0))" office:value-type="float" office:value="0">
            <text:p>0</text:p>
          </table:table-cell>
          <table:table-cell table:number-columns-repeated="6"/>
          <table:table-cell table:style-name="ce29" table:formula="of:=[.C10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5];[Entrada.$A$8:.$C$1606];3;0)) = 1; 0;VLOOKUP([.E1015];[Entrada.$A$8:.$C$1606];3;0)*[.C10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4</text:p>
          </table:table-cell>
          <table:table-cell table:number-columns-repeated="2"/>
          <table:table-cell/>
          <table:table-cell table:style-name="ce12" office:value-type="string">
            <text:p>26,14</text:p>
          </table:table-cell>
          <table:table-cell table:style-name="ce21" table:formula="of:=IF(ISNA(VLOOKUP([.E1016];[Entrada.$A$8:.$B$1605];2;0)) = 1; 0;VLOOKUP([.E1016];[Entrada.$A$8:.$B$1605];2;0))" office:value-type="float" office:value="0">
            <text:p>0</text:p>
          </table:table-cell>
          <table:table-cell table:formula="of:=IF(ISNA(VLOOKUP([.E1016];[Entrada.$A$8:.$D$1605];4;0)) = 1; 0;VLOOKUP([.E1016];[Entrada.$A$8:.$D$1605];4;0))" office:value-type="float" office:value="0">
            <text:p>0</text:p>
          </table:table-cell>
          <table:table-cell table:number-columns-repeated="6"/>
          <table:table-cell table:style-name="ce29" table:formula="of:=[.C10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6];[Entrada.$A$8:.$C$1606];3;0)) = 1; 0;VLOOKUP([.E1016];[Entrada.$A$8:.$C$1606];3;0)*[.C10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5</text:p>
          </table:table-cell>
          <table:table-cell table:number-columns-repeated="2"/>
          <table:table-cell/>
          <table:table-cell table:style-name="ce12" office:value-type="string">
            <text:p>26,15</text:p>
          </table:table-cell>
          <table:table-cell table:style-name="ce21" table:formula="of:=IF(ISNA(VLOOKUP([.E1017];[Entrada.$A$8:.$B$1605];2;0)) = 1; 0;VLOOKUP([.E1017];[Entrada.$A$8:.$B$1605];2;0))" office:value-type="float" office:value="0">
            <text:p>0</text:p>
          </table:table-cell>
          <table:table-cell table:formula="of:=IF(ISNA(VLOOKUP([.E1017];[Entrada.$A$8:.$D$1605];4;0)) = 1; 0;VLOOKUP([.E1017];[Entrada.$A$8:.$D$1605];4;0))" office:value-type="float" office:value="0">
            <text:p>0</text:p>
          </table:table-cell>
          <table:table-cell table:number-columns-repeated="6"/>
          <table:table-cell table:style-name="ce29" table:formula="of:=[.C10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7];[Entrada.$A$8:.$C$1606];3;0)) = 1; 0;VLOOKUP([.E1017];[Entrada.$A$8:.$C$1606];3;0)*[.C10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6</text:p>
          </table:table-cell>
          <table:table-cell table:number-columns-repeated="2"/>
          <table:table-cell/>
          <table:table-cell table:style-name="ce12" office:value-type="string">
            <text:p>26,16</text:p>
          </table:table-cell>
          <table:table-cell table:style-name="ce21" table:formula="of:=IF(ISNA(VLOOKUP([.E1018];[Entrada.$A$8:.$B$1605];2;0)) = 1; 0;VLOOKUP([.E1018];[Entrada.$A$8:.$B$1605];2;0))" office:value-type="float" office:value="0">
            <text:p>0</text:p>
          </table:table-cell>
          <table:table-cell table:formula="of:=IF(ISNA(VLOOKUP([.E1018];[Entrada.$A$8:.$D$1605];4;0)) = 1; 0;VLOOKUP([.E1018];[Entrada.$A$8:.$D$1605];4;0))" office:value-type="float" office:value="0">
            <text:p>0</text:p>
          </table:table-cell>
          <table:table-cell table:number-columns-repeated="6"/>
          <table:table-cell table:style-name="ce29" table:formula="of:=[.C10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8];[Entrada.$A$8:.$C$1606];3;0)) = 1; 0;VLOOKUP([.E1018];[Entrada.$A$8:.$C$1606];3;0)*[.C10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7</text:p>
          </table:table-cell>
          <table:table-cell table:number-columns-repeated="2"/>
          <table:table-cell/>
          <table:table-cell table:style-name="ce12" office:value-type="string">
            <text:p>26,17</text:p>
          </table:table-cell>
          <table:table-cell table:style-name="ce21" table:formula="of:=IF(ISNA(VLOOKUP([.E1019];[Entrada.$A$8:.$B$1605];2;0)) = 1; 0;VLOOKUP([.E1019];[Entrada.$A$8:.$B$1605];2;0))" office:value-type="float" office:value="0">
            <text:p>0</text:p>
          </table:table-cell>
          <table:table-cell table:formula="of:=IF(ISNA(VLOOKUP([.E1019];[Entrada.$A$8:.$D$1605];4;0)) = 1; 0;VLOOKUP([.E1019];[Entrada.$A$8:.$D$1605];4;0))" office:value-type="float" office:value="0">
            <text:p>0</text:p>
          </table:table-cell>
          <table:table-cell table:number-columns-repeated="6"/>
          <table:table-cell table:style-name="ce29" table:formula="of:=[.C10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19];[Entrada.$A$8:.$C$1606];3;0)) = 1; 0;VLOOKUP([.E1019];[Entrada.$A$8:.$C$1606];3;0)*[.C10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8</text:p>
          </table:table-cell>
          <table:table-cell table:number-columns-repeated="2"/>
          <table:table-cell/>
          <table:table-cell table:style-name="ce12" office:value-type="string">
            <text:p>26,18</text:p>
          </table:table-cell>
          <table:table-cell table:style-name="ce21" table:formula="of:=IF(ISNA(VLOOKUP([.E1020];[Entrada.$A$8:.$B$1605];2;0)) = 1; 0;VLOOKUP([.E1020];[Entrada.$A$8:.$B$1605];2;0))" office:value-type="float" office:value="0">
            <text:p>0</text:p>
          </table:table-cell>
          <table:table-cell table:formula="of:=IF(ISNA(VLOOKUP([.E1020];[Entrada.$A$8:.$D$1605];4;0)) = 1; 0;VLOOKUP([.E1020];[Entrada.$A$8:.$D$1605];4;0))" office:value-type="float" office:value="0">
            <text:p>0</text:p>
          </table:table-cell>
          <table:table-cell table:number-columns-repeated="6"/>
          <table:table-cell table:style-name="ce29" table:formula="of:=[.C10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0];[Entrada.$A$8:.$C$1606];3;0)) = 1; 0;VLOOKUP([.E1020];[Entrada.$A$8:.$C$1606];3;0)*[.C10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19</text:p>
          </table:table-cell>
          <table:table-cell table:number-columns-repeated="2"/>
          <table:table-cell/>
          <table:table-cell table:style-name="ce12" office:value-type="string">
            <text:p>26,19</text:p>
          </table:table-cell>
          <table:table-cell table:style-name="ce21" table:formula="of:=IF(ISNA(VLOOKUP([.E1021];[Entrada.$A$8:.$B$1605];2;0)) = 1; 0;VLOOKUP([.E1021];[Entrada.$A$8:.$B$1605];2;0))" office:value-type="float" office:value="0">
            <text:p>0</text:p>
          </table:table-cell>
          <table:table-cell table:formula="of:=IF(ISNA(VLOOKUP([.E1021];[Entrada.$A$8:.$D$1605];4;0)) = 1; 0;VLOOKUP([.E1021];[Entrada.$A$8:.$D$1605];4;0))" office:value-type="float" office:value="0">
            <text:p>0</text:p>
          </table:table-cell>
          <table:table-cell table:number-columns-repeated="6"/>
          <table:table-cell table:style-name="ce29" table:formula="of:=[.C10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1];[Entrada.$A$8:.$C$1606];3;0)) = 1; 0;VLOOKUP([.E1021];[Entrada.$A$8:.$C$1606];3;0)*[.C10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0</text:p>
          </table:table-cell>
          <table:table-cell table:number-columns-repeated="2"/>
          <table:table-cell/>
          <table:table-cell table:style-name="ce12" office:value-type="string">
            <text:p>26,20</text:p>
          </table:table-cell>
          <table:table-cell table:style-name="ce21" table:formula="of:=IF(ISNA(VLOOKUP([.E1022];[Entrada.$A$8:.$B$1605];2;0)) = 1; 0;VLOOKUP([.E1022];[Entrada.$A$8:.$B$1605];2;0))" office:value-type="float" office:value="0">
            <text:p>0</text:p>
          </table:table-cell>
          <table:table-cell table:formula="of:=IF(ISNA(VLOOKUP([.E1022];[Entrada.$A$8:.$D$1605];4;0)) = 1; 0;VLOOKUP([.E1022];[Entrada.$A$8:.$D$1605];4;0))" office:value-type="float" office:value="0">
            <text:p>0</text:p>
          </table:table-cell>
          <table:table-cell table:number-columns-repeated="6"/>
          <table:table-cell table:style-name="ce29" table:formula="of:=[.C10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2];[Entrada.$A$8:.$C$1606];3;0)) = 1; 0;VLOOKUP([.E1022];[Entrada.$A$8:.$C$1606];3;0)*[.C10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1</text:p>
          </table:table-cell>
          <table:table-cell table:number-columns-repeated="2"/>
          <table:table-cell/>
          <table:table-cell table:style-name="ce12" office:value-type="string">
            <text:p>26,21</text:p>
          </table:table-cell>
          <table:table-cell table:style-name="ce21" table:formula="of:=IF(ISNA(VLOOKUP([.E1023];[Entrada.$A$8:.$B$1605];2;0)) = 1; 0;VLOOKUP([.E1023];[Entrada.$A$8:.$B$1605];2;0))" office:value-type="float" office:value="0">
            <text:p>0</text:p>
          </table:table-cell>
          <table:table-cell table:formula="of:=IF(ISNA(VLOOKUP([.E1023];[Entrada.$A$8:.$D$1605];4;0)) = 1; 0;VLOOKUP([.E1023];[Entrada.$A$8:.$D$1605];4;0))" office:value-type="float" office:value="0">
            <text:p>0</text:p>
          </table:table-cell>
          <table:table-cell table:number-columns-repeated="6"/>
          <table:table-cell table:style-name="ce29" table:formula="of:=[.C10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3];[Entrada.$A$8:.$C$1606];3;0)) = 1; 0;VLOOKUP([.E1023];[Entrada.$A$8:.$C$1606];3;0)*[.C10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2</text:p>
          </table:table-cell>
          <table:table-cell table:number-columns-repeated="2"/>
          <table:table-cell/>
          <table:table-cell table:style-name="ce12" office:value-type="string">
            <text:p>26,22</text:p>
          </table:table-cell>
          <table:table-cell table:style-name="ce21" table:formula="of:=IF(ISNA(VLOOKUP([.E1024];[Entrada.$A$8:.$B$1605];2;0)) = 1; 0;VLOOKUP([.E1024];[Entrada.$A$8:.$B$1605];2;0))" office:value-type="float" office:value="0">
            <text:p>0</text:p>
          </table:table-cell>
          <table:table-cell table:formula="of:=IF(ISNA(VLOOKUP([.E1024];[Entrada.$A$8:.$D$1605];4;0)) = 1; 0;VLOOKUP([.E1024];[Entrada.$A$8:.$D$1605];4;0))" office:value-type="float" office:value="0">
            <text:p>0</text:p>
          </table:table-cell>
          <table:table-cell table:number-columns-repeated="6"/>
          <table:table-cell table:style-name="ce29" table:formula="of:=[.C10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4];[Entrada.$A$8:.$C$1606];3;0)) = 1; 0;VLOOKUP([.E1024];[Entrada.$A$8:.$C$1606];3;0)*[.C10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3</text:p>
          </table:table-cell>
          <table:table-cell table:number-columns-repeated="2"/>
          <table:table-cell/>
          <table:table-cell table:style-name="ce12" office:value-type="string">
            <text:p>26,23</text:p>
          </table:table-cell>
          <table:table-cell table:style-name="ce21" table:formula="of:=IF(ISNA(VLOOKUP([.E1025];[Entrada.$A$8:.$B$1605];2;0)) = 1; 0;VLOOKUP([.E1025];[Entrada.$A$8:.$B$1605];2;0))" office:value-type="float" office:value="0">
            <text:p>0</text:p>
          </table:table-cell>
          <table:table-cell table:formula="of:=IF(ISNA(VLOOKUP([.E1025];[Entrada.$A$8:.$D$1605];4;0)) = 1; 0;VLOOKUP([.E1025];[Entrada.$A$8:.$D$1605];4;0))" office:value-type="float" office:value="0">
            <text:p>0</text:p>
          </table:table-cell>
          <table:table-cell table:number-columns-repeated="6"/>
          <table:table-cell table:style-name="ce29" table:formula="of:=[.C10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5];[Entrada.$A$8:.$C$1606];3;0)) = 1; 0;VLOOKUP([.E1025];[Entrada.$A$8:.$C$1606];3;0)*[.C10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4</text:p>
          </table:table-cell>
          <table:table-cell table:number-columns-repeated="2"/>
          <table:table-cell/>
          <table:table-cell table:style-name="ce12" office:value-type="string">
            <text:p>26,24</text:p>
          </table:table-cell>
          <table:table-cell table:style-name="ce21" table:formula="of:=IF(ISNA(VLOOKUP([.E1026];[Entrada.$A$8:.$B$1605];2;0)) = 1; 0;VLOOKUP([.E1026];[Entrada.$A$8:.$B$1605];2;0))" office:value-type="float" office:value="0">
            <text:p>0</text:p>
          </table:table-cell>
          <table:table-cell table:formula="of:=IF(ISNA(VLOOKUP([.E1026];[Entrada.$A$8:.$D$1605];4;0)) = 1; 0;VLOOKUP([.E1026];[Entrada.$A$8:.$D$1605];4;0))" office:value-type="float" office:value="0">
            <text:p>0</text:p>
          </table:table-cell>
          <table:table-cell table:number-columns-repeated="6"/>
          <table:table-cell table:style-name="ce29" table:formula="of:=[.C10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6];[Entrada.$A$8:.$C$1606];3;0)) = 1; 0;VLOOKUP([.E1026];[Entrada.$A$8:.$C$1606];3;0)*[.C10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5</text:p>
          </table:table-cell>
          <table:table-cell table:number-columns-repeated="2"/>
          <table:table-cell/>
          <table:table-cell table:style-name="ce12" office:value-type="string">
            <text:p>26,25</text:p>
          </table:table-cell>
          <table:table-cell table:style-name="ce21" table:formula="of:=IF(ISNA(VLOOKUP([.E1027];[Entrada.$A$8:.$B$1605];2;0)) = 1; 0;VLOOKUP([.E1027];[Entrada.$A$8:.$B$1605];2;0))" office:value-type="float" office:value="0">
            <text:p>0</text:p>
          </table:table-cell>
          <table:table-cell table:formula="of:=IF(ISNA(VLOOKUP([.E1027];[Entrada.$A$8:.$D$1605];4;0)) = 1; 0;VLOOKUP([.E1027];[Entrada.$A$8:.$D$1605];4;0))" office:value-type="float" office:value="0">
            <text:p>0</text:p>
          </table:table-cell>
          <table:table-cell table:number-columns-repeated="6"/>
          <table:table-cell table:style-name="ce29" table:formula="of:=[.C10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7];[Entrada.$A$8:.$C$1606];3;0)) = 1; 0;VLOOKUP([.E1027];[Entrada.$A$8:.$C$1606];3;0)*[.C10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6</text:p>
          </table:table-cell>
          <table:table-cell table:number-columns-repeated="2"/>
          <table:table-cell/>
          <table:table-cell table:style-name="ce12" office:value-type="string">
            <text:p>26,26</text:p>
          </table:table-cell>
          <table:table-cell table:style-name="ce21" table:formula="of:=IF(ISNA(VLOOKUP([.E1028];[Entrada.$A$8:.$B$1605];2;0)) = 1; 0;VLOOKUP([.E1028];[Entrada.$A$8:.$B$1605];2;0))" office:value-type="float" office:value="0">
            <text:p>0</text:p>
          </table:table-cell>
          <table:table-cell table:formula="of:=IF(ISNA(VLOOKUP([.E1028];[Entrada.$A$8:.$D$1605];4;0)) = 1; 0;VLOOKUP([.E1028];[Entrada.$A$8:.$D$1605];4;0))" office:value-type="float" office:value="0">
            <text:p>0</text:p>
          </table:table-cell>
          <table:table-cell table:number-columns-repeated="6"/>
          <table:table-cell table:style-name="ce29" table:formula="of:=[.C10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8];[Entrada.$A$8:.$C$1606];3;0)) = 1; 0;VLOOKUP([.E1028];[Entrada.$A$8:.$C$1606];3;0)*[.C10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7</text:p>
          </table:table-cell>
          <table:table-cell table:number-columns-repeated="2"/>
          <table:table-cell/>
          <table:table-cell table:style-name="ce12" office:value-type="string">
            <text:p>26,27</text:p>
          </table:table-cell>
          <table:table-cell table:style-name="ce21" table:formula="of:=IF(ISNA(VLOOKUP([.E1029];[Entrada.$A$8:.$B$1605];2;0)) = 1; 0;VLOOKUP([.E1029];[Entrada.$A$8:.$B$1605];2;0))" office:value-type="float" office:value="0">
            <text:p>0</text:p>
          </table:table-cell>
          <table:table-cell table:formula="of:=IF(ISNA(VLOOKUP([.E1029];[Entrada.$A$8:.$D$1605];4;0)) = 1; 0;VLOOKUP([.E1029];[Entrada.$A$8:.$D$1605];4;0))" office:value-type="float" office:value="0">
            <text:p>0</text:p>
          </table:table-cell>
          <table:table-cell table:number-columns-repeated="6"/>
          <table:table-cell table:style-name="ce29" table:formula="of:=[.C10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29];[Entrada.$A$8:.$C$1606];3;0)) = 1; 0;VLOOKUP([.E1029];[Entrada.$A$8:.$C$1606];3;0)*[.C10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8</text:p>
          </table:table-cell>
          <table:table-cell table:number-columns-repeated="2"/>
          <table:table-cell/>
          <table:table-cell table:style-name="ce12" office:value-type="string">
            <text:p>26,28</text:p>
          </table:table-cell>
          <table:table-cell table:style-name="ce21" table:formula="of:=IF(ISNA(VLOOKUP([.E1030];[Entrada.$A$8:.$B$1605];2;0)) = 1; 0;VLOOKUP([.E1030];[Entrada.$A$8:.$B$1605];2;0))" office:value-type="float" office:value="0">
            <text:p>0</text:p>
          </table:table-cell>
          <table:table-cell table:formula="of:=IF(ISNA(VLOOKUP([.E1030];[Entrada.$A$8:.$D$1605];4;0)) = 1; 0;VLOOKUP([.E1030];[Entrada.$A$8:.$D$1605];4;0))" office:value-type="float" office:value="0">
            <text:p>0</text:p>
          </table:table-cell>
          <table:table-cell table:number-columns-repeated="6"/>
          <table:table-cell table:style-name="ce29" table:formula="of:=[.C10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0];[Entrada.$A$8:.$C$1606];3;0)) = 1; 0;VLOOKUP([.E1030];[Entrada.$A$8:.$C$1606];3;0)*[.C10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29</text:p>
          </table:table-cell>
          <table:table-cell table:number-columns-repeated="2"/>
          <table:table-cell/>
          <table:table-cell table:style-name="ce12" office:value-type="string">
            <text:p>26,29</text:p>
          </table:table-cell>
          <table:table-cell table:style-name="ce21" table:formula="of:=IF(ISNA(VLOOKUP([.E1031];[Entrada.$A$8:.$B$1605];2;0)) = 1; 0;VLOOKUP([.E1031];[Entrada.$A$8:.$B$1605];2;0))" office:value-type="float" office:value="0">
            <text:p>0</text:p>
          </table:table-cell>
          <table:table-cell table:formula="of:=IF(ISNA(VLOOKUP([.E1031];[Entrada.$A$8:.$D$1605];4;0)) = 1; 0;VLOOKUP([.E1031];[Entrada.$A$8:.$D$1605];4;0))" office:value-type="float" office:value="0">
            <text:p>0</text:p>
          </table:table-cell>
          <table:table-cell table:number-columns-repeated="6"/>
          <table:table-cell table:style-name="ce29" table:formula="of:=[.C10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1];[Entrada.$A$8:.$C$1606];3;0)) = 1; 0;VLOOKUP([.E1031];[Entrada.$A$8:.$C$1606];3;0)*[.C10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0</text:p>
          </table:table-cell>
          <table:table-cell table:number-columns-repeated="2"/>
          <table:table-cell/>
          <table:table-cell table:style-name="ce12" office:value-type="string">
            <text:p>26,30</text:p>
          </table:table-cell>
          <table:table-cell table:style-name="ce21" table:formula="of:=IF(ISNA(VLOOKUP([.E1032];[Entrada.$A$8:.$B$1605];2;0)) = 1; 0;VLOOKUP([.E1032];[Entrada.$A$8:.$B$1605];2;0))" office:value-type="float" office:value="0">
            <text:p>0</text:p>
          </table:table-cell>
          <table:table-cell table:formula="of:=IF(ISNA(VLOOKUP([.E1032];[Entrada.$A$8:.$D$1605];4;0)) = 1; 0;VLOOKUP([.E1032];[Entrada.$A$8:.$D$1605];4;0))" office:value-type="float" office:value="0">
            <text:p>0</text:p>
          </table:table-cell>
          <table:table-cell table:number-columns-repeated="6"/>
          <table:table-cell table:style-name="ce29" table:formula="of:=[.C10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2];[Entrada.$A$8:.$C$1606];3;0)) = 1; 0;VLOOKUP([.E1032];[Entrada.$A$8:.$C$1606];3;0)*[.C10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1</text:p>
          </table:table-cell>
          <table:table-cell table:number-columns-repeated="2"/>
          <table:table-cell/>
          <table:table-cell table:style-name="ce12" office:value-type="string">
            <text:p>26,31</text:p>
          </table:table-cell>
          <table:table-cell table:style-name="ce21" table:formula="of:=IF(ISNA(VLOOKUP([.E1033];[Entrada.$A$8:.$B$1605];2;0)) = 1; 0;VLOOKUP([.E1033];[Entrada.$A$8:.$B$1605];2;0))" office:value-type="float" office:value="0">
            <text:p>0</text:p>
          </table:table-cell>
          <table:table-cell table:formula="of:=IF(ISNA(VLOOKUP([.E1033];[Entrada.$A$8:.$D$1605];4;0)) = 1; 0;VLOOKUP([.E1033];[Entrada.$A$8:.$D$1605];4;0))" office:value-type="float" office:value="0">
            <text:p>0</text:p>
          </table:table-cell>
          <table:table-cell table:number-columns-repeated="6"/>
          <table:table-cell table:style-name="ce29" table:formula="of:=[.C10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3];[Entrada.$A$8:.$C$1606];3;0)) = 1; 0;VLOOKUP([.E1033];[Entrada.$A$8:.$C$1606];3;0)*[.C10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2</text:p>
          </table:table-cell>
          <table:table-cell table:number-columns-repeated="2"/>
          <table:table-cell/>
          <table:table-cell table:style-name="ce12" office:value-type="string">
            <text:p>26,32</text:p>
          </table:table-cell>
          <table:table-cell table:style-name="ce21" table:formula="of:=IF(ISNA(VLOOKUP([.E1034];[Entrada.$A$8:.$B$1605];2;0)) = 1; 0;VLOOKUP([.E1034];[Entrada.$A$8:.$B$1605];2;0))" office:value-type="float" office:value="0">
            <text:p>0</text:p>
          </table:table-cell>
          <table:table-cell table:formula="of:=IF(ISNA(VLOOKUP([.E1034];[Entrada.$A$8:.$D$1605];4;0)) = 1; 0;VLOOKUP([.E1034];[Entrada.$A$8:.$D$1605];4;0))" office:value-type="float" office:value="0">
            <text:p>0</text:p>
          </table:table-cell>
          <table:table-cell table:number-columns-repeated="6"/>
          <table:table-cell table:style-name="ce29" table:formula="of:=[.C10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4];[Entrada.$A$8:.$C$1606];3;0)) = 1; 0;VLOOKUP([.E1034];[Entrada.$A$8:.$C$1606];3;0)*[.C10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3</text:p>
          </table:table-cell>
          <table:table-cell table:number-columns-repeated="2"/>
          <table:table-cell/>
          <table:table-cell table:style-name="ce12" office:value-type="string">
            <text:p>26,33</text:p>
          </table:table-cell>
          <table:table-cell table:style-name="ce21" table:formula="of:=IF(ISNA(VLOOKUP([.E1035];[Entrada.$A$8:.$B$1605];2;0)) = 1; 0;VLOOKUP([.E1035];[Entrada.$A$8:.$B$1605];2;0))" office:value-type="float" office:value="0">
            <text:p>0</text:p>
          </table:table-cell>
          <table:table-cell table:formula="of:=IF(ISNA(VLOOKUP([.E1035];[Entrada.$A$8:.$D$1605];4;0)) = 1; 0;VLOOKUP([.E1035];[Entrada.$A$8:.$D$1605];4;0))" office:value-type="float" office:value="0">
            <text:p>0</text:p>
          </table:table-cell>
          <table:table-cell table:number-columns-repeated="6"/>
          <table:table-cell table:style-name="ce29" table:formula="of:=[.C10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5];[Entrada.$A$8:.$C$1606];3;0)) = 1; 0;VLOOKUP([.E1035];[Entrada.$A$8:.$C$1606];3;0)*[.C10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4</text:p>
          </table:table-cell>
          <table:table-cell table:number-columns-repeated="2"/>
          <table:table-cell/>
          <table:table-cell table:style-name="ce12" office:value-type="string">
            <text:p>26,34</text:p>
          </table:table-cell>
          <table:table-cell table:style-name="ce21" table:formula="of:=IF(ISNA(VLOOKUP([.E1036];[Entrada.$A$8:.$B$1605];2;0)) = 1; 0;VLOOKUP([.E1036];[Entrada.$A$8:.$B$1605];2;0))" office:value-type="float" office:value="0">
            <text:p>0</text:p>
          </table:table-cell>
          <table:table-cell table:formula="of:=IF(ISNA(VLOOKUP([.E1036];[Entrada.$A$8:.$D$1605];4;0)) = 1; 0;VLOOKUP([.E1036];[Entrada.$A$8:.$D$1605];4;0))" office:value-type="float" office:value="0">
            <text:p>0</text:p>
          </table:table-cell>
          <table:table-cell table:number-columns-repeated="6"/>
          <table:table-cell table:style-name="ce29" table:formula="of:=[.C10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6];[Entrada.$A$8:.$C$1606];3;0)) = 1; 0;VLOOKUP([.E1036];[Entrada.$A$8:.$C$1606];3;0)*[.C10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5</text:p>
          </table:table-cell>
          <table:table-cell table:number-columns-repeated="2"/>
          <table:table-cell/>
          <table:table-cell table:style-name="ce12" office:value-type="string">
            <text:p>26,35</text:p>
          </table:table-cell>
          <table:table-cell table:style-name="ce21" table:formula="of:=IF(ISNA(VLOOKUP([.E1037];[Entrada.$A$8:.$B$1605];2;0)) = 1; 0;VLOOKUP([.E1037];[Entrada.$A$8:.$B$1605];2;0))" office:value-type="float" office:value="0">
            <text:p>0</text:p>
          </table:table-cell>
          <table:table-cell table:formula="of:=IF(ISNA(VLOOKUP([.E1037];[Entrada.$A$8:.$D$1605];4;0)) = 1; 0;VLOOKUP([.E1037];[Entrada.$A$8:.$D$1605];4;0))" office:value-type="float" office:value="0">
            <text:p>0</text:p>
          </table:table-cell>
          <table:table-cell table:number-columns-repeated="6"/>
          <table:table-cell table:style-name="ce29" table:formula="of:=[.C10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7];[Entrada.$A$8:.$C$1606];3;0)) = 1; 0;VLOOKUP([.E1037];[Entrada.$A$8:.$C$1606];3;0)*[.C10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6</text:p>
          </table:table-cell>
          <table:table-cell table:number-columns-repeated="2"/>
          <table:table-cell/>
          <table:table-cell table:style-name="ce12" office:value-type="string">
            <text:p>26,36</text:p>
          </table:table-cell>
          <table:table-cell table:style-name="ce21" table:formula="of:=IF(ISNA(VLOOKUP([.E1038];[Entrada.$A$8:.$B$1605];2;0)) = 1; 0;VLOOKUP([.E1038];[Entrada.$A$8:.$B$1605];2;0))" office:value-type="float" office:value="0">
            <text:p>0</text:p>
          </table:table-cell>
          <table:table-cell table:formula="of:=IF(ISNA(VLOOKUP([.E1038];[Entrada.$A$8:.$D$1605];4;0)) = 1; 0;VLOOKUP([.E1038];[Entrada.$A$8:.$D$1605];4;0))" office:value-type="float" office:value="0">
            <text:p>0</text:p>
          </table:table-cell>
          <table:table-cell table:number-columns-repeated="6"/>
          <table:table-cell table:style-name="ce29" table:formula="of:=[.C10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8];[Entrada.$A$8:.$C$1606];3;0)) = 1; 0;VLOOKUP([.E1038];[Entrada.$A$8:.$C$1606];3;0)*[.C10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7</text:p>
          </table:table-cell>
          <table:table-cell table:number-columns-repeated="2"/>
          <table:table-cell/>
          <table:table-cell table:style-name="ce12" office:value-type="string">
            <text:p>26,37</text:p>
          </table:table-cell>
          <table:table-cell table:style-name="ce21" table:formula="of:=IF(ISNA(VLOOKUP([.E1039];[Entrada.$A$8:.$B$1605];2;0)) = 1; 0;VLOOKUP([.E1039];[Entrada.$A$8:.$B$1605];2;0))" office:value-type="float" office:value="0">
            <text:p>0</text:p>
          </table:table-cell>
          <table:table-cell table:formula="of:=IF(ISNA(VLOOKUP([.E1039];[Entrada.$A$8:.$D$1605];4;0)) = 1; 0;VLOOKUP([.E1039];[Entrada.$A$8:.$D$1605];4;0))" office:value-type="float" office:value="0">
            <text:p>0</text:p>
          </table:table-cell>
          <table:table-cell table:number-columns-repeated="6"/>
          <table:table-cell table:style-name="ce29" table:formula="of:=[.C10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39];[Entrada.$A$8:.$C$1606];3;0)) = 1; 0;VLOOKUP([.E1039];[Entrada.$A$8:.$C$1606];3;0)*[.C10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8</text:p>
          </table:table-cell>
          <table:table-cell table:number-columns-repeated="2"/>
          <table:table-cell/>
          <table:table-cell table:style-name="ce12" office:value-type="string">
            <text:p>26,38</text:p>
          </table:table-cell>
          <table:table-cell table:style-name="ce21" table:formula="of:=IF(ISNA(VLOOKUP([.E1040];[Entrada.$A$8:.$B$1605];2;0)) = 1; 0;VLOOKUP([.E1040];[Entrada.$A$8:.$B$1605];2;0))" office:value-type="float" office:value="0">
            <text:p>0</text:p>
          </table:table-cell>
          <table:table-cell table:formula="of:=IF(ISNA(VLOOKUP([.E1040];[Entrada.$A$8:.$D$1605];4;0)) = 1; 0;VLOOKUP([.E1040];[Entrada.$A$8:.$D$1605];4;0))" office:value-type="float" office:value="0">
            <text:p>0</text:p>
          </table:table-cell>
          <table:table-cell table:number-columns-repeated="6"/>
          <table:table-cell table:style-name="ce29" table:formula="of:=[.C10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0];[Entrada.$A$8:.$C$1606];3;0)) = 1; 0;VLOOKUP([.E1040];[Entrada.$A$8:.$C$1606];3;0)*[.C10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39</text:p>
          </table:table-cell>
          <table:table-cell table:number-columns-repeated="2"/>
          <table:table-cell/>
          <table:table-cell table:style-name="ce12" office:value-type="string">
            <text:p>26,39</text:p>
          </table:table-cell>
          <table:table-cell table:style-name="ce21" table:formula="of:=IF(ISNA(VLOOKUP([.E1041];[Entrada.$A$8:.$B$1605];2;0)) = 1; 0;VLOOKUP([.E1041];[Entrada.$A$8:.$B$1605];2;0))" office:value-type="float" office:value="0">
            <text:p>0</text:p>
          </table:table-cell>
          <table:table-cell table:formula="of:=IF(ISNA(VLOOKUP([.E1041];[Entrada.$A$8:.$D$1605];4;0)) = 1; 0;VLOOKUP([.E1041];[Entrada.$A$8:.$D$1605];4;0))" office:value-type="float" office:value="0">
            <text:p>0</text:p>
          </table:table-cell>
          <table:table-cell table:number-columns-repeated="6"/>
          <table:table-cell table:style-name="ce29" table:formula="of:=[.C10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1];[Entrada.$A$8:.$C$1606];3;0)) = 1; 0;VLOOKUP([.E1041];[Entrada.$A$8:.$C$1606];3;0)*[.C10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6,40</text:p>
          </table:table-cell>
          <table:table-cell table:number-columns-repeated="2"/>
          <table:table-cell/>
          <table:table-cell table:style-name="ce12" office:value-type="string">
            <text:p>26,40</text:p>
          </table:table-cell>
          <table:table-cell table:style-name="ce21" table:formula="of:=IF(ISNA(VLOOKUP([.E1042];[Entrada.$A$8:.$B$1605];2;0)) = 1; 0;VLOOKUP([.E1042];[Entrada.$A$8:.$B$1605];2;0))" office:value-type="float" office:value="0">
            <text:p>0</text:p>
          </table:table-cell>
          <table:table-cell table:formula="of:=IF(ISNA(VLOOKUP([.E1042];[Entrada.$A$8:.$D$1605];4;0)) = 1; 0;VLOOKUP([.E1042];[Entrada.$A$8:.$D$1605];4;0))" office:value-type="float" office:value="0">
            <text:p>0</text:p>
          </table:table-cell>
          <table:table-cell table:number-columns-repeated="6"/>
          <table:table-cell table:style-name="ce29" table:formula="of:=[.C10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2];[Entrada.$A$8:.$C$1606];3;0)) = 1; 0;VLOOKUP([.E1042];[Entrada.$A$8:.$C$1606];3;0)*[.C10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</text:p>
          </table:table-cell>
          <table:table-cell table:number-columns-repeated="2"/>
          <table:table-cell/>
          <table:table-cell table:style-name="ce12" office:value-type="string">
            <text:p>27,1</text:p>
          </table:table-cell>
          <table:table-cell table:style-name="ce21" table:formula="of:=IF(ISNA(VLOOKUP([.E1043];[Entrada.$A$8:.$B$1605];2;0)) = 1; 0;VLOOKUP([.E1043];[Entrada.$A$8:.$B$1605];2;0))" office:value-type="float" office:value="0">
            <text:p>0</text:p>
          </table:table-cell>
          <table:table-cell table:formula="of:=IF(ISNA(VLOOKUP([.E1043];[Entrada.$A$8:.$D$1605];4;0)) = 1; 0;VLOOKUP([.E1043];[Entrada.$A$8:.$D$1605];4;0))" office:value-type="float" office:value="0">
            <text:p>0</text:p>
          </table:table-cell>
          <table:table-cell table:number-columns-repeated="6"/>
          <table:table-cell table:style-name="ce29" table:formula="of:=[.C10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3];[Entrada.$A$8:.$C$1606];3;0)) = 1; 0;VLOOKUP([.E1043];[Entrada.$A$8:.$C$1606];3;0)*[.C10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</text:p>
          </table:table-cell>
          <table:table-cell table:number-columns-repeated="2"/>
          <table:table-cell/>
          <table:table-cell table:style-name="ce12" office:value-type="string">
            <text:p>27,2</text:p>
          </table:table-cell>
          <table:table-cell table:style-name="ce21" table:formula="of:=IF(ISNA(VLOOKUP([.E1044];[Entrada.$A$8:.$B$1605];2;0)) = 1; 0;VLOOKUP([.E1044];[Entrada.$A$8:.$B$1605];2;0))" office:value-type="float" office:value="0">
            <text:p>0</text:p>
          </table:table-cell>
          <table:table-cell table:formula="of:=IF(ISNA(VLOOKUP([.E1044];[Entrada.$A$8:.$D$1605];4;0)) = 1; 0;VLOOKUP([.E1044];[Entrada.$A$8:.$D$1605];4;0))" office:value-type="float" office:value="0">
            <text:p>0</text:p>
          </table:table-cell>
          <table:table-cell table:number-columns-repeated="6"/>
          <table:table-cell table:style-name="ce29" table:formula="of:=[.C10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4];[Entrada.$A$8:.$C$1606];3;0)) = 1; 0;VLOOKUP([.E1044];[Entrada.$A$8:.$C$1606];3;0)*[.C10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</text:p>
          </table:table-cell>
          <table:table-cell table:number-columns-repeated="2"/>
          <table:table-cell/>
          <table:table-cell table:style-name="ce12" office:value-type="string">
            <text:p>27,3</text:p>
          </table:table-cell>
          <table:table-cell table:style-name="ce21" table:formula="of:=IF(ISNA(VLOOKUP([.E1045];[Entrada.$A$8:.$B$1605];2;0)) = 1; 0;VLOOKUP([.E1045];[Entrada.$A$8:.$B$1605];2;0))" office:value-type="float" office:value="0">
            <text:p>0</text:p>
          </table:table-cell>
          <table:table-cell table:formula="of:=IF(ISNA(VLOOKUP([.E1045];[Entrada.$A$8:.$D$1605];4;0)) = 1; 0;VLOOKUP([.E1045];[Entrada.$A$8:.$D$1605];4;0))" office:value-type="float" office:value="0">
            <text:p>0</text:p>
          </table:table-cell>
          <table:table-cell table:number-columns-repeated="6"/>
          <table:table-cell table:style-name="ce29" table:formula="of:=[.C10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5];[Entrada.$A$8:.$C$1606];3;0)) = 1; 0;VLOOKUP([.E1045];[Entrada.$A$8:.$C$1606];3;0)*[.C10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4</text:p>
          </table:table-cell>
          <table:table-cell table:number-columns-repeated="2"/>
          <table:table-cell/>
          <table:table-cell table:style-name="ce12" office:value-type="string">
            <text:p>27,4</text:p>
          </table:table-cell>
          <table:table-cell table:style-name="ce21" table:formula="of:=IF(ISNA(VLOOKUP([.E1046];[Entrada.$A$8:.$B$1605];2;0)) = 1; 0;VLOOKUP([.E1046];[Entrada.$A$8:.$B$1605];2;0))" office:value-type="float" office:value="0">
            <text:p>0</text:p>
          </table:table-cell>
          <table:table-cell table:formula="of:=IF(ISNA(VLOOKUP([.E1046];[Entrada.$A$8:.$D$1605];4;0)) = 1; 0;VLOOKUP([.E1046];[Entrada.$A$8:.$D$1605];4;0))" office:value-type="float" office:value="0">
            <text:p>0</text:p>
          </table:table-cell>
          <table:table-cell table:number-columns-repeated="6"/>
          <table:table-cell table:style-name="ce29" table:formula="of:=[.C10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6];[Entrada.$A$8:.$C$1606];3;0)) = 1; 0;VLOOKUP([.E1046];[Entrada.$A$8:.$C$1606];3;0)*[.C10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5</text:p>
          </table:table-cell>
          <table:table-cell table:number-columns-repeated="2"/>
          <table:table-cell/>
          <table:table-cell table:style-name="ce12" office:value-type="string">
            <text:p>27,5</text:p>
          </table:table-cell>
          <table:table-cell table:style-name="ce21" table:formula="of:=IF(ISNA(VLOOKUP([.E1047];[Entrada.$A$8:.$B$1605];2;0)) = 1; 0;VLOOKUP([.E1047];[Entrada.$A$8:.$B$1605];2;0))" office:value-type="float" office:value="0">
            <text:p>0</text:p>
          </table:table-cell>
          <table:table-cell table:formula="of:=IF(ISNA(VLOOKUP([.E1047];[Entrada.$A$8:.$D$1605];4;0)) = 1; 0;VLOOKUP([.E1047];[Entrada.$A$8:.$D$1605];4;0))" office:value-type="float" office:value="0">
            <text:p>0</text:p>
          </table:table-cell>
          <table:table-cell table:number-columns-repeated="6"/>
          <table:table-cell table:style-name="ce29" table:formula="of:=[.C10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7];[Entrada.$A$8:.$C$1606];3;0)) = 1; 0;VLOOKUP([.E1047];[Entrada.$A$8:.$C$1606];3;0)*[.C10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6</text:p>
          </table:table-cell>
          <table:table-cell table:number-columns-repeated="2"/>
          <table:table-cell/>
          <table:table-cell table:style-name="ce12" office:value-type="string">
            <text:p>27,6</text:p>
          </table:table-cell>
          <table:table-cell table:style-name="ce21" table:formula="of:=IF(ISNA(VLOOKUP([.E1048];[Entrada.$A$8:.$B$1605];2;0)) = 1; 0;VLOOKUP([.E1048];[Entrada.$A$8:.$B$1605];2;0))" office:value-type="float" office:value="0">
            <text:p>0</text:p>
          </table:table-cell>
          <table:table-cell table:formula="of:=IF(ISNA(VLOOKUP([.E1048];[Entrada.$A$8:.$D$1605];4;0)) = 1; 0;VLOOKUP([.E1048];[Entrada.$A$8:.$D$1605];4;0))" office:value-type="float" office:value="0">
            <text:p>0</text:p>
          </table:table-cell>
          <table:table-cell table:number-columns-repeated="6"/>
          <table:table-cell table:style-name="ce29" table:formula="of:=[.C10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8];[Entrada.$A$8:.$C$1606];3;0)) = 1; 0;VLOOKUP([.E1048];[Entrada.$A$8:.$C$1606];3;0)*[.C10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7</text:p>
          </table:table-cell>
          <table:table-cell table:number-columns-repeated="2"/>
          <table:table-cell/>
          <table:table-cell table:style-name="ce12" office:value-type="string">
            <text:p>27,7</text:p>
          </table:table-cell>
          <table:table-cell table:style-name="ce21" table:formula="of:=IF(ISNA(VLOOKUP([.E1049];[Entrada.$A$8:.$B$1605];2;0)) = 1; 0;VLOOKUP([.E1049];[Entrada.$A$8:.$B$1605];2;0))" office:value-type="float" office:value="0">
            <text:p>0</text:p>
          </table:table-cell>
          <table:table-cell table:formula="of:=IF(ISNA(VLOOKUP([.E1049];[Entrada.$A$8:.$D$1605];4;0)) = 1; 0;VLOOKUP([.E1049];[Entrada.$A$8:.$D$1605];4;0))" office:value-type="float" office:value="0">
            <text:p>0</text:p>
          </table:table-cell>
          <table:table-cell table:number-columns-repeated="6"/>
          <table:table-cell table:style-name="ce29" table:formula="of:=[.C10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49];[Entrada.$A$8:.$C$1606];3;0)) = 1; 0;VLOOKUP([.E1049];[Entrada.$A$8:.$C$1606];3;0)*[.C10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8</text:p>
          </table:table-cell>
          <table:table-cell table:number-columns-repeated="2"/>
          <table:table-cell/>
          <table:table-cell table:style-name="ce12" office:value-type="string">
            <text:p>27,8</text:p>
          </table:table-cell>
          <table:table-cell table:style-name="ce21" table:formula="of:=IF(ISNA(VLOOKUP([.E1050];[Entrada.$A$8:.$B$1605];2;0)) = 1; 0;VLOOKUP([.E1050];[Entrada.$A$8:.$B$1605];2;0))" office:value-type="float" office:value="0">
            <text:p>0</text:p>
          </table:table-cell>
          <table:table-cell table:formula="of:=IF(ISNA(VLOOKUP([.E1050];[Entrada.$A$8:.$D$1605];4;0)) = 1; 0;VLOOKUP([.E1050];[Entrada.$A$8:.$D$1605];4;0))" office:value-type="float" office:value="0">
            <text:p>0</text:p>
          </table:table-cell>
          <table:table-cell table:number-columns-repeated="6"/>
          <table:table-cell table:style-name="ce29" table:formula="of:=[.C10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0];[Entrada.$A$8:.$C$1606];3;0)) = 1; 0;VLOOKUP([.E1050];[Entrada.$A$8:.$C$1606];3;0)*[.C10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9</text:p>
          </table:table-cell>
          <table:table-cell table:number-columns-repeated="2"/>
          <table:table-cell/>
          <table:table-cell table:style-name="ce12" office:value-type="string">
            <text:p>27,9</text:p>
          </table:table-cell>
          <table:table-cell table:style-name="ce21" table:formula="of:=IF(ISNA(VLOOKUP([.E1051];[Entrada.$A$8:.$B$1605];2;0)) = 1; 0;VLOOKUP([.E1051];[Entrada.$A$8:.$B$1605];2;0))" office:value-type="float" office:value="0">
            <text:p>0</text:p>
          </table:table-cell>
          <table:table-cell table:formula="of:=IF(ISNA(VLOOKUP([.E1051];[Entrada.$A$8:.$D$1605];4;0)) = 1; 0;VLOOKUP([.E1051];[Entrada.$A$8:.$D$1605];4;0))" office:value-type="float" office:value="0">
            <text:p>0</text:p>
          </table:table-cell>
          <table:table-cell table:number-columns-repeated="6"/>
          <table:table-cell table:style-name="ce29" table:formula="of:=[.C10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1];[Entrada.$A$8:.$C$1606];3;0)) = 1; 0;VLOOKUP([.E1051];[Entrada.$A$8:.$C$1606];3;0)*[.C10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0</text:p>
          </table:table-cell>
          <table:table-cell table:number-columns-repeated="2"/>
          <table:table-cell/>
          <table:table-cell table:style-name="ce12" office:value-type="string">
            <text:p>27,10</text:p>
          </table:table-cell>
          <table:table-cell table:style-name="ce21" table:formula="of:=IF(ISNA(VLOOKUP([.E1052];[Entrada.$A$8:.$B$1605];2;0)) = 1; 0;VLOOKUP([.E1052];[Entrada.$A$8:.$B$1605];2;0))" office:value-type="float" office:value="0">
            <text:p>0</text:p>
          </table:table-cell>
          <table:table-cell table:formula="of:=IF(ISNA(VLOOKUP([.E1052];[Entrada.$A$8:.$D$1605];4;0)) = 1; 0;VLOOKUP([.E1052];[Entrada.$A$8:.$D$1605];4;0))" office:value-type="float" office:value="0">
            <text:p>0</text:p>
          </table:table-cell>
          <table:table-cell table:number-columns-repeated="6"/>
          <table:table-cell table:style-name="ce29" table:formula="of:=[.C10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2];[Entrada.$A$8:.$C$1606];3;0)) = 1; 0;VLOOKUP([.E1052];[Entrada.$A$8:.$C$1606];3;0)*[.C10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1</text:p>
          </table:table-cell>
          <table:table-cell table:number-columns-repeated="2"/>
          <table:table-cell/>
          <table:table-cell table:style-name="ce12" office:value-type="string">
            <text:p>27,11</text:p>
          </table:table-cell>
          <table:table-cell table:style-name="ce21" table:formula="of:=IF(ISNA(VLOOKUP([.E1053];[Entrada.$A$8:.$B$1605];2;0)) = 1; 0;VLOOKUP([.E1053];[Entrada.$A$8:.$B$1605];2;0))" office:value-type="float" office:value="0">
            <text:p>0</text:p>
          </table:table-cell>
          <table:table-cell table:formula="of:=IF(ISNA(VLOOKUP([.E1053];[Entrada.$A$8:.$D$1605];4;0)) = 1; 0;VLOOKUP([.E1053];[Entrada.$A$8:.$D$1605];4;0))" office:value-type="float" office:value="0">
            <text:p>0</text:p>
          </table:table-cell>
          <table:table-cell table:number-columns-repeated="6"/>
          <table:table-cell table:style-name="ce29" table:formula="of:=[.C10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3];[Entrada.$A$8:.$C$1606];3;0)) = 1; 0;VLOOKUP([.E1053];[Entrada.$A$8:.$C$1606];3;0)*[.C10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2</text:p>
          </table:table-cell>
          <table:table-cell table:number-columns-repeated="2"/>
          <table:table-cell/>
          <table:table-cell table:style-name="ce12" office:value-type="string">
            <text:p>27,12</text:p>
          </table:table-cell>
          <table:table-cell table:style-name="ce21" table:formula="of:=IF(ISNA(VLOOKUP([.E1054];[Entrada.$A$8:.$B$1605];2;0)) = 1; 0;VLOOKUP([.E1054];[Entrada.$A$8:.$B$1605];2;0))" office:value-type="float" office:value="0">
            <text:p>0</text:p>
          </table:table-cell>
          <table:table-cell table:formula="of:=IF(ISNA(VLOOKUP([.E1054];[Entrada.$A$8:.$D$1605];4;0)) = 1; 0;VLOOKUP([.E1054];[Entrada.$A$8:.$D$1605];4;0))" office:value-type="float" office:value="0">
            <text:p>0</text:p>
          </table:table-cell>
          <table:table-cell table:number-columns-repeated="6"/>
          <table:table-cell table:style-name="ce29" table:formula="of:=[.C10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4];[Entrada.$A$8:.$C$1606];3;0)) = 1; 0;VLOOKUP([.E1054];[Entrada.$A$8:.$C$1606];3;0)*[.C10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3</text:p>
          </table:table-cell>
          <table:table-cell table:number-columns-repeated="2"/>
          <table:table-cell/>
          <table:table-cell table:style-name="ce12" office:value-type="string">
            <text:p>27,13</text:p>
          </table:table-cell>
          <table:table-cell table:style-name="ce21" table:formula="of:=IF(ISNA(VLOOKUP([.E1055];[Entrada.$A$8:.$B$1605];2;0)) = 1; 0;VLOOKUP([.E1055];[Entrada.$A$8:.$B$1605];2;0))" office:value-type="float" office:value="0">
            <text:p>0</text:p>
          </table:table-cell>
          <table:table-cell table:formula="of:=IF(ISNA(VLOOKUP([.E1055];[Entrada.$A$8:.$D$1605];4;0)) = 1; 0;VLOOKUP([.E1055];[Entrada.$A$8:.$D$1605];4;0))" office:value-type="float" office:value="0">
            <text:p>0</text:p>
          </table:table-cell>
          <table:table-cell table:number-columns-repeated="6"/>
          <table:table-cell table:style-name="ce29" table:formula="of:=[.C10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5];[Entrada.$A$8:.$C$1606];3;0)) = 1; 0;VLOOKUP([.E1055];[Entrada.$A$8:.$C$1606];3;0)*[.C10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4</text:p>
          </table:table-cell>
          <table:table-cell table:number-columns-repeated="2"/>
          <table:table-cell/>
          <table:table-cell table:style-name="ce12" office:value-type="string">
            <text:p>27,14</text:p>
          </table:table-cell>
          <table:table-cell table:style-name="ce21" table:formula="of:=IF(ISNA(VLOOKUP([.E1056];[Entrada.$A$8:.$B$1605];2;0)) = 1; 0;VLOOKUP([.E1056];[Entrada.$A$8:.$B$1605];2;0))" office:value-type="float" office:value="0">
            <text:p>0</text:p>
          </table:table-cell>
          <table:table-cell table:formula="of:=IF(ISNA(VLOOKUP([.E1056];[Entrada.$A$8:.$D$1605];4;0)) = 1; 0;VLOOKUP([.E1056];[Entrada.$A$8:.$D$1605];4;0))" office:value-type="float" office:value="0">
            <text:p>0</text:p>
          </table:table-cell>
          <table:table-cell table:number-columns-repeated="6"/>
          <table:table-cell table:style-name="ce29" table:formula="of:=[.C10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6];[Entrada.$A$8:.$C$1606];3;0)) = 1; 0;VLOOKUP([.E1056];[Entrada.$A$8:.$C$1606];3;0)*[.C10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5</text:p>
          </table:table-cell>
          <table:table-cell table:number-columns-repeated="2"/>
          <table:table-cell/>
          <table:table-cell table:style-name="ce12" office:value-type="string">
            <text:p>27,15</text:p>
          </table:table-cell>
          <table:table-cell table:style-name="ce21" table:formula="of:=IF(ISNA(VLOOKUP([.E1057];[Entrada.$A$8:.$B$1605];2;0)) = 1; 0;VLOOKUP([.E1057];[Entrada.$A$8:.$B$1605];2;0))" office:value-type="float" office:value="0">
            <text:p>0</text:p>
          </table:table-cell>
          <table:table-cell table:formula="of:=IF(ISNA(VLOOKUP([.E1057];[Entrada.$A$8:.$D$1605];4;0)) = 1; 0;VLOOKUP([.E1057];[Entrada.$A$8:.$D$1605];4;0))" office:value-type="float" office:value="0">
            <text:p>0</text:p>
          </table:table-cell>
          <table:table-cell table:number-columns-repeated="6"/>
          <table:table-cell table:style-name="ce29" table:formula="of:=[.C10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7];[Entrada.$A$8:.$C$1606];3;0)) = 1; 0;VLOOKUP([.E1057];[Entrada.$A$8:.$C$1606];3;0)*[.C10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6</text:p>
          </table:table-cell>
          <table:table-cell table:number-columns-repeated="2"/>
          <table:table-cell/>
          <table:table-cell table:style-name="ce12" office:value-type="string">
            <text:p>27,16</text:p>
          </table:table-cell>
          <table:table-cell table:style-name="ce21" table:formula="of:=IF(ISNA(VLOOKUP([.E1058];[Entrada.$A$8:.$B$1605];2;0)) = 1; 0;VLOOKUP([.E1058];[Entrada.$A$8:.$B$1605];2;0))" office:value-type="float" office:value="0">
            <text:p>0</text:p>
          </table:table-cell>
          <table:table-cell table:formula="of:=IF(ISNA(VLOOKUP([.E1058];[Entrada.$A$8:.$D$1605];4;0)) = 1; 0;VLOOKUP([.E1058];[Entrada.$A$8:.$D$1605];4;0))" office:value-type="float" office:value="0">
            <text:p>0</text:p>
          </table:table-cell>
          <table:table-cell table:number-columns-repeated="6"/>
          <table:table-cell table:style-name="ce29" table:formula="of:=[.C10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8];[Entrada.$A$8:.$C$1606];3;0)) = 1; 0;VLOOKUP([.E1058];[Entrada.$A$8:.$C$1606];3;0)*[.C10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7</text:p>
          </table:table-cell>
          <table:table-cell table:number-columns-repeated="2"/>
          <table:table-cell/>
          <table:table-cell table:style-name="ce12" office:value-type="string">
            <text:p>27,17</text:p>
          </table:table-cell>
          <table:table-cell table:style-name="ce21" table:formula="of:=IF(ISNA(VLOOKUP([.E1059];[Entrada.$A$8:.$B$1605];2;0)) = 1; 0;VLOOKUP([.E1059];[Entrada.$A$8:.$B$1605];2;0))" office:value-type="float" office:value="0">
            <text:p>0</text:p>
          </table:table-cell>
          <table:table-cell table:formula="of:=IF(ISNA(VLOOKUP([.E1059];[Entrada.$A$8:.$D$1605];4;0)) = 1; 0;VLOOKUP([.E1059];[Entrada.$A$8:.$D$1605];4;0))" office:value-type="float" office:value="0">
            <text:p>0</text:p>
          </table:table-cell>
          <table:table-cell table:number-columns-repeated="6"/>
          <table:table-cell table:style-name="ce29" table:formula="of:=[.C10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59];[Entrada.$A$8:.$C$1606];3;0)) = 1; 0;VLOOKUP([.E1059];[Entrada.$A$8:.$C$1606];3;0)*[.C10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8</text:p>
          </table:table-cell>
          <table:table-cell table:number-columns-repeated="2"/>
          <table:table-cell/>
          <table:table-cell table:style-name="ce12" office:value-type="string">
            <text:p>27,18</text:p>
          </table:table-cell>
          <table:table-cell table:style-name="ce21" table:formula="of:=IF(ISNA(VLOOKUP([.E1060];[Entrada.$A$8:.$B$1605];2;0)) = 1; 0;VLOOKUP([.E1060];[Entrada.$A$8:.$B$1605];2;0))" office:value-type="float" office:value="0">
            <text:p>0</text:p>
          </table:table-cell>
          <table:table-cell table:formula="of:=IF(ISNA(VLOOKUP([.E1060];[Entrada.$A$8:.$D$1605];4;0)) = 1; 0;VLOOKUP([.E1060];[Entrada.$A$8:.$D$1605];4;0))" office:value-type="float" office:value="0">
            <text:p>0</text:p>
          </table:table-cell>
          <table:table-cell table:number-columns-repeated="6"/>
          <table:table-cell table:style-name="ce29" table:formula="of:=[.C10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0];[Entrada.$A$8:.$C$1606];3;0)) = 1; 0;VLOOKUP([.E1060];[Entrada.$A$8:.$C$1606];3;0)*[.C10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19</text:p>
          </table:table-cell>
          <table:table-cell table:number-columns-repeated="2"/>
          <table:table-cell/>
          <table:table-cell table:style-name="ce12" office:value-type="string">
            <text:p>27,19</text:p>
          </table:table-cell>
          <table:table-cell table:style-name="ce21" table:formula="of:=IF(ISNA(VLOOKUP([.E1061];[Entrada.$A$8:.$B$1605];2;0)) = 1; 0;VLOOKUP([.E1061];[Entrada.$A$8:.$B$1605];2;0))" office:value-type="float" office:value="0">
            <text:p>0</text:p>
          </table:table-cell>
          <table:table-cell table:formula="of:=IF(ISNA(VLOOKUP([.E1061];[Entrada.$A$8:.$D$1605];4;0)) = 1; 0;VLOOKUP([.E1061];[Entrada.$A$8:.$D$1605];4;0))" office:value-type="float" office:value="0">
            <text:p>0</text:p>
          </table:table-cell>
          <table:table-cell table:number-columns-repeated="6"/>
          <table:table-cell table:style-name="ce29" table:formula="of:=[.C10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1];[Entrada.$A$8:.$C$1606];3;0)) = 1; 0;VLOOKUP([.E1061];[Entrada.$A$8:.$C$1606];3;0)*[.C10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0</text:p>
          </table:table-cell>
          <table:table-cell table:number-columns-repeated="2"/>
          <table:table-cell/>
          <table:table-cell table:style-name="ce12" office:value-type="string">
            <text:p>27,20</text:p>
          </table:table-cell>
          <table:table-cell table:style-name="ce21" table:formula="of:=IF(ISNA(VLOOKUP([.E1062];[Entrada.$A$8:.$B$1605];2;0)) = 1; 0;VLOOKUP([.E1062];[Entrada.$A$8:.$B$1605];2;0))" office:value-type="float" office:value="0">
            <text:p>0</text:p>
          </table:table-cell>
          <table:table-cell table:formula="of:=IF(ISNA(VLOOKUP([.E1062];[Entrada.$A$8:.$D$1605];4;0)) = 1; 0;VLOOKUP([.E1062];[Entrada.$A$8:.$D$1605];4;0))" office:value-type="float" office:value="0">
            <text:p>0</text:p>
          </table:table-cell>
          <table:table-cell table:number-columns-repeated="6"/>
          <table:table-cell table:style-name="ce29" table:formula="of:=[.C10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2];[Entrada.$A$8:.$C$1606];3;0)) = 1; 0;VLOOKUP([.E1062];[Entrada.$A$8:.$C$1606];3;0)*[.C10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1</text:p>
          </table:table-cell>
          <table:table-cell table:number-columns-repeated="2"/>
          <table:table-cell/>
          <table:table-cell table:style-name="ce12" office:value-type="string">
            <text:p>27,21</text:p>
          </table:table-cell>
          <table:table-cell table:style-name="ce21" table:formula="of:=IF(ISNA(VLOOKUP([.E1063];[Entrada.$A$8:.$B$1605];2;0)) = 1; 0;VLOOKUP([.E1063];[Entrada.$A$8:.$B$1605];2;0))" office:value-type="float" office:value="0">
            <text:p>0</text:p>
          </table:table-cell>
          <table:table-cell table:formula="of:=IF(ISNA(VLOOKUP([.E1063];[Entrada.$A$8:.$D$1605];4;0)) = 1; 0;VLOOKUP([.E1063];[Entrada.$A$8:.$D$1605];4;0))" office:value-type="float" office:value="0">
            <text:p>0</text:p>
          </table:table-cell>
          <table:table-cell table:number-columns-repeated="6"/>
          <table:table-cell table:style-name="ce29" table:formula="of:=[.C10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3];[Entrada.$A$8:.$C$1606];3;0)) = 1; 0;VLOOKUP([.E1063];[Entrada.$A$8:.$C$1606];3;0)*[.C10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2</text:p>
          </table:table-cell>
          <table:table-cell table:number-columns-repeated="2"/>
          <table:table-cell/>
          <table:table-cell table:style-name="ce12" office:value-type="string">
            <text:p>27,22</text:p>
          </table:table-cell>
          <table:table-cell table:style-name="ce21" table:formula="of:=IF(ISNA(VLOOKUP([.E1064];[Entrada.$A$8:.$B$1605];2;0)) = 1; 0;VLOOKUP([.E1064];[Entrada.$A$8:.$B$1605];2;0))" office:value-type="float" office:value="0">
            <text:p>0</text:p>
          </table:table-cell>
          <table:table-cell table:formula="of:=IF(ISNA(VLOOKUP([.E1064];[Entrada.$A$8:.$D$1605];4;0)) = 1; 0;VLOOKUP([.E1064];[Entrada.$A$8:.$D$1605];4;0))" office:value-type="float" office:value="0">
            <text:p>0</text:p>
          </table:table-cell>
          <table:table-cell table:number-columns-repeated="6"/>
          <table:table-cell table:style-name="ce29" table:formula="of:=[.C10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4];[Entrada.$A$8:.$C$1606];3;0)) = 1; 0;VLOOKUP([.E1064];[Entrada.$A$8:.$C$1606];3;0)*[.C10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3</text:p>
          </table:table-cell>
          <table:table-cell table:number-columns-repeated="2"/>
          <table:table-cell/>
          <table:table-cell table:style-name="ce12" office:value-type="string">
            <text:p>27,23</text:p>
          </table:table-cell>
          <table:table-cell table:style-name="ce21" table:formula="of:=IF(ISNA(VLOOKUP([.E1065];[Entrada.$A$8:.$B$1605];2;0)) = 1; 0;VLOOKUP([.E1065];[Entrada.$A$8:.$B$1605];2;0))" office:value-type="float" office:value="0">
            <text:p>0</text:p>
          </table:table-cell>
          <table:table-cell table:formula="of:=IF(ISNA(VLOOKUP([.E1065];[Entrada.$A$8:.$D$1605];4;0)) = 1; 0;VLOOKUP([.E1065];[Entrada.$A$8:.$D$1605];4;0))" office:value-type="float" office:value="0">
            <text:p>0</text:p>
          </table:table-cell>
          <table:table-cell table:number-columns-repeated="6"/>
          <table:table-cell table:style-name="ce29" table:formula="of:=[.C10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5];[Entrada.$A$8:.$C$1606];3;0)) = 1; 0;VLOOKUP([.E1065];[Entrada.$A$8:.$C$1606];3;0)*[.C10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4</text:p>
          </table:table-cell>
          <table:table-cell table:number-columns-repeated="2"/>
          <table:table-cell/>
          <table:table-cell table:style-name="ce12" office:value-type="string">
            <text:p>27,24</text:p>
          </table:table-cell>
          <table:table-cell table:style-name="ce21" table:formula="of:=IF(ISNA(VLOOKUP([.E1066];[Entrada.$A$8:.$B$1605];2;0)) = 1; 0;VLOOKUP([.E1066];[Entrada.$A$8:.$B$1605];2;0))" office:value-type="float" office:value="0">
            <text:p>0</text:p>
          </table:table-cell>
          <table:table-cell table:formula="of:=IF(ISNA(VLOOKUP([.E1066];[Entrada.$A$8:.$D$1605];4;0)) = 1; 0;VLOOKUP([.E1066];[Entrada.$A$8:.$D$1605];4;0))" office:value-type="float" office:value="0">
            <text:p>0</text:p>
          </table:table-cell>
          <table:table-cell table:number-columns-repeated="6"/>
          <table:table-cell table:style-name="ce29" table:formula="of:=[.C10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6];[Entrada.$A$8:.$C$1606];3;0)) = 1; 0;VLOOKUP([.E1066];[Entrada.$A$8:.$C$1606];3;0)*[.C10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5</text:p>
          </table:table-cell>
          <table:table-cell table:number-columns-repeated="2"/>
          <table:table-cell/>
          <table:table-cell table:style-name="ce12" office:value-type="string">
            <text:p>27,25</text:p>
          </table:table-cell>
          <table:table-cell table:style-name="ce21" table:formula="of:=IF(ISNA(VLOOKUP([.E1067];[Entrada.$A$8:.$B$1605];2;0)) = 1; 0;VLOOKUP([.E1067];[Entrada.$A$8:.$B$1605];2;0))" office:value-type="float" office:value="0">
            <text:p>0</text:p>
          </table:table-cell>
          <table:table-cell table:formula="of:=IF(ISNA(VLOOKUP([.E1067];[Entrada.$A$8:.$D$1605];4;0)) = 1; 0;VLOOKUP([.E1067];[Entrada.$A$8:.$D$1605];4;0))" office:value-type="float" office:value="0">
            <text:p>0</text:p>
          </table:table-cell>
          <table:table-cell table:number-columns-repeated="6"/>
          <table:table-cell table:style-name="ce29" table:formula="of:=[.C10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7];[Entrada.$A$8:.$C$1606];3;0)) = 1; 0;VLOOKUP([.E1067];[Entrada.$A$8:.$C$1606];3;0)*[.C10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6</text:p>
          </table:table-cell>
          <table:table-cell table:number-columns-repeated="2"/>
          <table:table-cell/>
          <table:table-cell table:style-name="ce12" office:value-type="string">
            <text:p>27,26</text:p>
          </table:table-cell>
          <table:table-cell table:style-name="ce21" table:formula="of:=IF(ISNA(VLOOKUP([.E1068];[Entrada.$A$8:.$B$1605];2;0)) = 1; 0;VLOOKUP([.E1068];[Entrada.$A$8:.$B$1605];2;0))" office:value-type="float" office:value="0">
            <text:p>0</text:p>
          </table:table-cell>
          <table:table-cell table:formula="of:=IF(ISNA(VLOOKUP([.E1068];[Entrada.$A$8:.$D$1605];4;0)) = 1; 0;VLOOKUP([.E1068];[Entrada.$A$8:.$D$1605];4;0))" office:value-type="float" office:value="0">
            <text:p>0</text:p>
          </table:table-cell>
          <table:table-cell table:number-columns-repeated="6"/>
          <table:table-cell table:style-name="ce29" table:formula="of:=[.C10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8];[Entrada.$A$8:.$C$1606];3;0)) = 1; 0;VLOOKUP([.E1068];[Entrada.$A$8:.$C$1606];3;0)*[.C10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7</text:p>
          </table:table-cell>
          <table:table-cell table:number-columns-repeated="2"/>
          <table:table-cell/>
          <table:table-cell table:style-name="ce12" office:value-type="string">
            <text:p>27,27</text:p>
          </table:table-cell>
          <table:table-cell table:style-name="ce21" table:formula="of:=IF(ISNA(VLOOKUP([.E1069];[Entrada.$A$8:.$B$1605];2;0)) = 1; 0;VLOOKUP([.E1069];[Entrada.$A$8:.$B$1605];2;0))" office:value-type="float" office:value="0">
            <text:p>0</text:p>
          </table:table-cell>
          <table:table-cell table:formula="of:=IF(ISNA(VLOOKUP([.E1069];[Entrada.$A$8:.$D$1605];4;0)) = 1; 0;VLOOKUP([.E1069];[Entrada.$A$8:.$D$1605];4;0))" office:value-type="float" office:value="0">
            <text:p>0</text:p>
          </table:table-cell>
          <table:table-cell table:number-columns-repeated="6"/>
          <table:table-cell table:style-name="ce29" table:formula="of:=[.C10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69];[Entrada.$A$8:.$C$1606];3;0)) = 1; 0;VLOOKUP([.E1069];[Entrada.$A$8:.$C$1606];3;0)*[.C10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8</text:p>
          </table:table-cell>
          <table:table-cell table:number-columns-repeated="2"/>
          <table:table-cell/>
          <table:table-cell table:style-name="ce12" office:value-type="string">
            <text:p>27,28</text:p>
          </table:table-cell>
          <table:table-cell table:style-name="ce21" table:formula="of:=IF(ISNA(VLOOKUP([.E1070];[Entrada.$A$8:.$B$1605];2;0)) = 1; 0;VLOOKUP([.E1070];[Entrada.$A$8:.$B$1605];2;0))" office:value-type="float" office:value="0">
            <text:p>0</text:p>
          </table:table-cell>
          <table:table-cell table:formula="of:=IF(ISNA(VLOOKUP([.E1070];[Entrada.$A$8:.$D$1605];4;0)) = 1; 0;VLOOKUP([.E1070];[Entrada.$A$8:.$D$1605];4;0))" office:value-type="float" office:value="0">
            <text:p>0</text:p>
          </table:table-cell>
          <table:table-cell table:number-columns-repeated="6"/>
          <table:table-cell table:style-name="ce29" table:formula="of:=[.C10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0];[Entrada.$A$8:.$C$1606];3;0)) = 1; 0;VLOOKUP([.E1070];[Entrada.$A$8:.$C$1606];3;0)*[.C10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29</text:p>
          </table:table-cell>
          <table:table-cell table:number-columns-repeated="2"/>
          <table:table-cell/>
          <table:table-cell table:style-name="ce12" office:value-type="string">
            <text:p>27,29</text:p>
          </table:table-cell>
          <table:table-cell table:style-name="ce21" table:formula="of:=IF(ISNA(VLOOKUP([.E1071];[Entrada.$A$8:.$B$1605];2;0)) = 1; 0;VLOOKUP([.E1071];[Entrada.$A$8:.$B$1605];2;0))" office:value-type="float" office:value="0">
            <text:p>0</text:p>
          </table:table-cell>
          <table:table-cell table:formula="of:=IF(ISNA(VLOOKUP([.E1071];[Entrada.$A$8:.$D$1605];4;0)) = 1; 0;VLOOKUP([.E1071];[Entrada.$A$8:.$D$1605];4;0))" office:value-type="float" office:value="0">
            <text:p>0</text:p>
          </table:table-cell>
          <table:table-cell table:number-columns-repeated="6"/>
          <table:table-cell table:style-name="ce29" table:formula="of:=[.C10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1];[Entrada.$A$8:.$C$1606];3;0)) = 1; 0;VLOOKUP([.E1071];[Entrada.$A$8:.$C$1606];3;0)*[.C10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0</text:p>
          </table:table-cell>
          <table:table-cell table:number-columns-repeated="2"/>
          <table:table-cell/>
          <table:table-cell table:style-name="ce12" office:value-type="string">
            <text:p>27,30</text:p>
          </table:table-cell>
          <table:table-cell table:style-name="ce21" table:formula="of:=IF(ISNA(VLOOKUP([.E1072];[Entrada.$A$8:.$B$1605];2;0)) = 1; 0;VLOOKUP([.E1072];[Entrada.$A$8:.$B$1605];2;0))" office:value-type="float" office:value="0">
            <text:p>0</text:p>
          </table:table-cell>
          <table:table-cell table:formula="of:=IF(ISNA(VLOOKUP([.E1072];[Entrada.$A$8:.$D$1605];4;0)) = 1; 0;VLOOKUP([.E1072];[Entrada.$A$8:.$D$1605];4;0))" office:value-type="float" office:value="0">
            <text:p>0</text:p>
          </table:table-cell>
          <table:table-cell table:number-columns-repeated="6"/>
          <table:table-cell table:style-name="ce29" table:formula="of:=[.C10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2];[Entrada.$A$8:.$C$1606];3;0)) = 1; 0;VLOOKUP([.E1072];[Entrada.$A$8:.$C$1606];3;0)*[.C10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1</text:p>
          </table:table-cell>
          <table:table-cell table:number-columns-repeated="2"/>
          <table:table-cell/>
          <table:table-cell table:style-name="ce12" office:value-type="string">
            <text:p>27,31</text:p>
          </table:table-cell>
          <table:table-cell table:style-name="ce21" table:formula="of:=IF(ISNA(VLOOKUP([.E1073];[Entrada.$A$8:.$B$1605];2;0)) = 1; 0;VLOOKUP([.E1073];[Entrada.$A$8:.$B$1605];2;0))" office:value-type="float" office:value="0">
            <text:p>0</text:p>
          </table:table-cell>
          <table:table-cell table:formula="of:=IF(ISNA(VLOOKUP([.E1073];[Entrada.$A$8:.$D$1605];4;0)) = 1; 0;VLOOKUP([.E1073];[Entrada.$A$8:.$D$1605];4;0))" office:value-type="float" office:value="0">
            <text:p>0</text:p>
          </table:table-cell>
          <table:table-cell table:number-columns-repeated="6"/>
          <table:table-cell table:style-name="ce29" table:formula="of:=[.C10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3];[Entrada.$A$8:.$C$1606];3;0)) = 1; 0;VLOOKUP([.E1073];[Entrada.$A$8:.$C$1606];3;0)*[.C10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2</text:p>
          </table:table-cell>
          <table:table-cell table:number-columns-repeated="2"/>
          <table:table-cell/>
          <table:table-cell table:style-name="ce12" office:value-type="string">
            <text:p>27,32</text:p>
          </table:table-cell>
          <table:table-cell table:style-name="ce21" table:formula="of:=IF(ISNA(VLOOKUP([.E1074];[Entrada.$A$8:.$B$1605];2;0)) = 1; 0;VLOOKUP([.E1074];[Entrada.$A$8:.$B$1605];2;0))" office:value-type="float" office:value="0">
            <text:p>0</text:p>
          </table:table-cell>
          <table:table-cell table:formula="of:=IF(ISNA(VLOOKUP([.E1074];[Entrada.$A$8:.$D$1605];4;0)) = 1; 0;VLOOKUP([.E1074];[Entrada.$A$8:.$D$1605];4;0))" office:value-type="float" office:value="0">
            <text:p>0</text:p>
          </table:table-cell>
          <table:table-cell table:number-columns-repeated="6"/>
          <table:table-cell table:style-name="ce29" table:formula="of:=[.C10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4];[Entrada.$A$8:.$C$1606];3;0)) = 1; 0;VLOOKUP([.E1074];[Entrada.$A$8:.$C$1606];3;0)*[.C10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3</text:p>
          </table:table-cell>
          <table:table-cell table:number-columns-repeated="2"/>
          <table:table-cell/>
          <table:table-cell table:style-name="ce12" office:value-type="string">
            <text:p>27,33</text:p>
          </table:table-cell>
          <table:table-cell table:style-name="ce21" table:formula="of:=IF(ISNA(VLOOKUP([.E1075];[Entrada.$A$8:.$B$1605];2;0)) = 1; 0;VLOOKUP([.E1075];[Entrada.$A$8:.$B$1605];2;0))" office:value-type="float" office:value="0">
            <text:p>0</text:p>
          </table:table-cell>
          <table:table-cell table:formula="of:=IF(ISNA(VLOOKUP([.E1075];[Entrada.$A$8:.$D$1605];4;0)) = 1; 0;VLOOKUP([.E1075];[Entrada.$A$8:.$D$1605];4;0))" office:value-type="float" office:value="0">
            <text:p>0</text:p>
          </table:table-cell>
          <table:table-cell table:number-columns-repeated="6"/>
          <table:table-cell table:style-name="ce29" table:formula="of:=[.C10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5];[Entrada.$A$8:.$C$1606];3;0)) = 1; 0;VLOOKUP([.E1075];[Entrada.$A$8:.$C$1606];3;0)*[.C10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4</text:p>
          </table:table-cell>
          <table:table-cell table:number-columns-repeated="2"/>
          <table:table-cell/>
          <table:table-cell table:style-name="ce12" office:value-type="string">
            <text:p>27,34</text:p>
          </table:table-cell>
          <table:table-cell table:style-name="ce21" table:formula="of:=IF(ISNA(VLOOKUP([.E1076];[Entrada.$A$8:.$B$1605];2;0)) = 1; 0;VLOOKUP([.E1076];[Entrada.$A$8:.$B$1605];2;0))" office:value-type="float" office:value="0">
            <text:p>0</text:p>
          </table:table-cell>
          <table:table-cell table:formula="of:=IF(ISNA(VLOOKUP([.E1076];[Entrada.$A$8:.$D$1605];4;0)) = 1; 0;VLOOKUP([.E1076];[Entrada.$A$8:.$D$1605];4;0))" office:value-type="float" office:value="0">
            <text:p>0</text:p>
          </table:table-cell>
          <table:table-cell table:number-columns-repeated="6"/>
          <table:table-cell table:style-name="ce29" table:formula="of:=[.C10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6];[Entrada.$A$8:.$C$1606];3;0)) = 1; 0;VLOOKUP([.E1076];[Entrada.$A$8:.$C$1606];3;0)*[.C10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5</text:p>
          </table:table-cell>
          <table:table-cell table:number-columns-repeated="2"/>
          <table:table-cell/>
          <table:table-cell table:style-name="ce12" office:value-type="string">
            <text:p>27,35</text:p>
          </table:table-cell>
          <table:table-cell table:style-name="ce21" table:formula="of:=IF(ISNA(VLOOKUP([.E1077];[Entrada.$A$8:.$B$1605];2;0)) = 1; 0;VLOOKUP([.E1077];[Entrada.$A$8:.$B$1605];2;0))" office:value-type="float" office:value="0">
            <text:p>0</text:p>
          </table:table-cell>
          <table:table-cell table:formula="of:=IF(ISNA(VLOOKUP([.E1077];[Entrada.$A$8:.$D$1605];4;0)) = 1; 0;VLOOKUP([.E1077];[Entrada.$A$8:.$D$1605];4;0))" office:value-type="float" office:value="0">
            <text:p>0</text:p>
          </table:table-cell>
          <table:table-cell table:number-columns-repeated="6"/>
          <table:table-cell table:style-name="ce29" table:formula="of:=[.C10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7];[Entrada.$A$8:.$C$1606];3;0)) = 1; 0;VLOOKUP([.E1077];[Entrada.$A$8:.$C$1606];3;0)*[.C10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6</text:p>
          </table:table-cell>
          <table:table-cell table:number-columns-repeated="2"/>
          <table:table-cell/>
          <table:table-cell table:style-name="ce12" office:value-type="string">
            <text:p>27,36</text:p>
          </table:table-cell>
          <table:table-cell table:style-name="ce21" table:formula="of:=IF(ISNA(VLOOKUP([.E1078];[Entrada.$A$8:.$B$1605];2;0)) = 1; 0;VLOOKUP([.E1078];[Entrada.$A$8:.$B$1605];2;0))" office:value-type="float" office:value="0">
            <text:p>0</text:p>
          </table:table-cell>
          <table:table-cell table:formula="of:=IF(ISNA(VLOOKUP([.E1078];[Entrada.$A$8:.$D$1605];4;0)) = 1; 0;VLOOKUP([.E1078];[Entrada.$A$8:.$D$1605];4;0))" office:value-type="float" office:value="0">
            <text:p>0</text:p>
          </table:table-cell>
          <table:table-cell table:number-columns-repeated="6"/>
          <table:table-cell table:style-name="ce29" table:formula="of:=[.C10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8];[Entrada.$A$8:.$C$1606];3;0)) = 1; 0;VLOOKUP([.E1078];[Entrada.$A$8:.$C$1606];3;0)*[.C10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7</text:p>
          </table:table-cell>
          <table:table-cell table:number-columns-repeated="2"/>
          <table:table-cell/>
          <table:table-cell table:style-name="ce12" office:value-type="string">
            <text:p>27,37</text:p>
          </table:table-cell>
          <table:table-cell table:style-name="ce21" table:formula="of:=IF(ISNA(VLOOKUP([.E1079];[Entrada.$A$8:.$B$1605];2;0)) = 1; 0;VLOOKUP([.E1079];[Entrada.$A$8:.$B$1605];2;0))" office:value-type="float" office:value="0">
            <text:p>0</text:p>
          </table:table-cell>
          <table:table-cell table:formula="of:=IF(ISNA(VLOOKUP([.E1079];[Entrada.$A$8:.$D$1605];4;0)) = 1; 0;VLOOKUP([.E1079];[Entrada.$A$8:.$D$1605];4;0))" office:value-type="float" office:value="0">
            <text:p>0</text:p>
          </table:table-cell>
          <table:table-cell table:number-columns-repeated="6"/>
          <table:table-cell table:style-name="ce29" table:formula="of:=[.C10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79];[Entrada.$A$8:.$C$1606];3;0)) = 1; 0;VLOOKUP([.E1079];[Entrada.$A$8:.$C$1606];3;0)*[.C10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8</text:p>
          </table:table-cell>
          <table:table-cell table:number-columns-repeated="2"/>
          <table:table-cell/>
          <table:table-cell table:style-name="ce12" office:value-type="string">
            <text:p>27,38</text:p>
          </table:table-cell>
          <table:table-cell table:style-name="ce21" table:formula="of:=IF(ISNA(VLOOKUP([.E1080];[Entrada.$A$8:.$B$1605];2;0)) = 1; 0;VLOOKUP([.E1080];[Entrada.$A$8:.$B$1605];2;0))" office:value-type="float" office:value="0">
            <text:p>0</text:p>
          </table:table-cell>
          <table:table-cell table:formula="of:=IF(ISNA(VLOOKUP([.E1080];[Entrada.$A$8:.$D$1605];4;0)) = 1; 0;VLOOKUP([.E1080];[Entrada.$A$8:.$D$1605];4;0))" office:value-type="float" office:value="0">
            <text:p>0</text:p>
          </table:table-cell>
          <table:table-cell table:number-columns-repeated="6"/>
          <table:table-cell table:style-name="ce29" table:formula="of:=[.C10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0];[Entrada.$A$8:.$C$1606];3;0)) = 1; 0;VLOOKUP([.E1080];[Entrada.$A$8:.$C$1606];3;0)*[.C10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39</text:p>
          </table:table-cell>
          <table:table-cell table:number-columns-repeated="2"/>
          <table:table-cell/>
          <table:table-cell table:style-name="ce12" office:value-type="string">
            <text:p>27,39</text:p>
          </table:table-cell>
          <table:table-cell table:style-name="ce21" table:formula="of:=IF(ISNA(VLOOKUP([.E1081];[Entrada.$A$8:.$B$1605];2;0)) = 1; 0;VLOOKUP([.E1081];[Entrada.$A$8:.$B$1605];2;0))" office:value-type="float" office:value="0">
            <text:p>0</text:p>
          </table:table-cell>
          <table:table-cell table:formula="of:=IF(ISNA(VLOOKUP([.E1081];[Entrada.$A$8:.$D$1605];4;0)) = 1; 0;VLOOKUP([.E1081];[Entrada.$A$8:.$D$1605];4;0))" office:value-type="float" office:value="0">
            <text:p>0</text:p>
          </table:table-cell>
          <table:table-cell table:number-columns-repeated="6"/>
          <table:table-cell table:style-name="ce29" table:formula="of:=[.C10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1];[Entrada.$A$8:.$C$1606];3;0)) = 1; 0;VLOOKUP([.E1081];[Entrada.$A$8:.$C$1606];3;0)*[.C10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7,40</text:p>
          </table:table-cell>
          <table:table-cell table:number-columns-repeated="2"/>
          <table:table-cell/>
          <table:table-cell table:style-name="ce12" office:value-type="string">
            <text:p>27,40</text:p>
          </table:table-cell>
          <table:table-cell table:style-name="ce21" table:formula="of:=IF(ISNA(VLOOKUP([.E1082];[Entrada.$A$8:.$B$1605];2;0)) = 1; 0;VLOOKUP([.E1082];[Entrada.$A$8:.$B$1605];2;0))" office:value-type="float" office:value="0">
            <text:p>0</text:p>
          </table:table-cell>
          <table:table-cell table:formula="of:=IF(ISNA(VLOOKUP([.E1082];[Entrada.$A$8:.$D$1605];4;0)) = 1; 0;VLOOKUP([.E1082];[Entrada.$A$8:.$D$1605];4;0))" office:value-type="float" office:value="0">
            <text:p>0</text:p>
          </table:table-cell>
          <table:table-cell table:number-columns-repeated="6"/>
          <table:table-cell table:style-name="ce29" table:formula="of:=[.C10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2];[Entrada.$A$8:.$C$1606];3;0)) = 1; 0;VLOOKUP([.E1082];[Entrada.$A$8:.$C$1606];3;0)*[.C10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</text:p>
          </table:table-cell>
          <table:table-cell table:number-columns-repeated="2"/>
          <table:table-cell/>
          <table:table-cell table:style-name="ce12" office:value-type="string">
            <text:p>28,1</text:p>
          </table:table-cell>
          <table:table-cell table:style-name="ce21" table:formula="of:=IF(ISNA(VLOOKUP([.E1083];[Entrada.$A$8:.$B$1605];2;0)) = 1; 0;VLOOKUP([.E1083];[Entrada.$A$8:.$B$1605];2;0))" office:value-type="float" office:value="0">
            <text:p>0</text:p>
          </table:table-cell>
          <table:table-cell table:formula="of:=IF(ISNA(VLOOKUP([.E1083];[Entrada.$A$8:.$D$1605];4;0)) = 1; 0;VLOOKUP([.E1083];[Entrada.$A$8:.$D$1605];4;0))" office:value-type="float" office:value="0">
            <text:p>0</text:p>
          </table:table-cell>
          <table:table-cell table:number-columns-repeated="6"/>
          <table:table-cell table:style-name="ce29" table:formula="of:=[.C10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3];[Entrada.$A$8:.$C$1606];3;0)) = 1; 0;VLOOKUP([.E1083];[Entrada.$A$8:.$C$1606];3;0)*[.C10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</text:p>
          </table:table-cell>
          <table:table-cell table:number-columns-repeated="2"/>
          <table:table-cell/>
          <table:table-cell table:style-name="ce12" office:value-type="string">
            <text:p>28,2</text:p>
          </table:table-cell>
          <table:table-cell table:style-name="ce21" table:formula="of:=IF(ISNA(VLOOKUP([.E1084];[Entrada.$A$8:.$B$1605];2;0)) = 1; 0;VLOOKUP([.E1084];[Entrada.$A$8:.$B$1605];2;0))" office:value-type="float" office:value="0">
            <text:p>0</text:p>
          </table:table-cell>
          <table:table-cell table:formula="of:=IF(ISNA(VLOOKUP([.E1084];[Entrada.$A$8:.$D$1605];4;0)) = 1; 0;VLOOKUP([.E1084];[Entrada.$A$8:.$D$1605];4;0))" office:value-type="float" office:value="0">
            <text:p>0</text:p>
          </table:table-cell>
          <table:table-cell table:number-columns-repeated="6"/>
          <table:table-cell table:style-name="ce29" table:formula="of:=[.C10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4];[Entrada.$A$8:.$C$1606];3;0)) = 1; 0;VLOOKUP([.E1084];[Entrada.$A$8:.$C$1606];3;0)*[.C10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</text:p>
          </table:table-cell>
          <table:table-cell table:number-columns-repeated="2"/>
          <table:table-cell/>
          <table:table-cell table:style-name="ce12" office:value-type="string">
            <text:p>28,3</text:p>
          </table:table-cell>
          <table:table-cell table:style-name="ce21" table:formula="of:=IF(ISNA(VLOOKUP([.E1085];[Entrada.$A$8:.$B$1605];2;0)) = 1; 0;VLOOKUP([.E1085];[Entrada.$A$8:.$B$1605];2;0))" office:value-type="float" office:value="0">
            <text:p>0</text:p>
          </table:table-cell>
          <table:table-cell table:formula="of:=IF(ISNA(VLOOKUP([.E1085];[Entrada.$A$8:.$D$1605];4;0)) = 1; 0;VLOOKUP([.E1085];[Entrada.$A$8:.$D$1605];4;0))" office:value-type="float" office:value="0">
            <text:p>0</text:p>
          </table:table-cell>
          <table:table-cell table:number-columns-repeated="6"/>
          <table:table-cell table:style-name="ce29" table:formula="of:=[.C10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5];[Entrada.$A$8:.$C$1606];3;0)) = 1; 0;VLOOKUP([.E1085];[Entrada.$A$8:.$C$1606];3;0)*[.C10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4</text:p>
          </table:table-cell>
          <table:table-cell table:number-columns-repeated="2"/>
          <table:table-cell/>
          <table:table-cell table:style-name="ce12" office:value-type="string">
            <text:p>28,4</text:p>
          </table:table-cell>
          <table:table-cell table:style-name="ce21" table:formula="of:=IF(ISNA(VLOOKUP([.E1086];[Entrada.$A$8:.$B$1605];2;0)) = 1; 0;VLOOKUP([.E1086];[Entrada.$A$8:.$B$1605];2;0))" office:value-type="float" office:value="0">
            <text:p>0</text:p>
          </table:table-cell>
          <table:table-cell table:formula="of:=IF(ISNA(VLOOKUP([.E1086];[Entrada.$A$8:.$D$1605];4;0)) = 1; 0;VLOOKUP([.E1086];[Entrada.$A$8:.$D$1605];4;0))" office:value-type="float" office:value="0">
            <text:p>0</text:p>
          </table:table-cell>
          <table:table-cell table:number-columns-repeated="6"/>
          <table:table-cell table:style-name="ce29" table:formula="of:=[.C10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6];[Entrada.$A$8:.$C$1606];3;0)) = 1; 0;VLOOKUP([.E1086];[Entrada.$A$8:.$C$1606];3;0)*[.C10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5</text:p>
          </table:table-cell>
          <table:table-cell table:number-columns-repeated="2"/>
          <table:table-cell/>
          <table:table-cell table:style-name="ce12" office:value-type="string">
            <text:p>28,5</text:p>
          </table:table-cell>
          <table:table-cell table:style-name="ce21" table:formula="of:=IF(ISNA(VLOOKUP([.E1087];[Entrada.$A$8:.$B$1605];2;0)) = 1; 0;VLOOKUP([.E1087];[Entrada.$A$8:.$B$1605];2;0))" office:value-type="float" office:value="0">
            <text:p>0</text:p>
          </table:table-cell>
          <table:table-cell table:formula="of:=IF(ISNA(VLOOKUP([.E1087];[Entrada.$A$8:.$D$1605];4;0)) = 1; 0;VLOOKUP([.E1087];[Entrada.$A$8:.$D$1605];4;0))" office:value-type="float" office:value="0">
            <text:p>0</text:p>
          </table:table-cell>
          <table:table-cell table:number-columns-repeated="6"/>
          <table:table-cell table:style-name="ce29" table:formula="of:=[.C10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7];[Entrada.$A$8:.$C$1606];3;0)) = 1; 0;VLOOKUP([.E1087];[Entrada.$A$8:.$C$1606];3;0)*[.C10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6</text:p>
          </table:table-cell>
          <table:table-cell table:number-columns-repeated="2"/>
          <table:table-cell/>
          <table:table-cell table:style-name="ce12" office:value-type="string">
            <text:p>28,6</text:p>
          </table:table-cell>
          <table:table-cell table:style-name="ce21" table:formula="of:=IF(ISNA(VLOOKUP([.E1088];[Entrada.$A$8:.$B$1605];2;0)) = 1; 0;VLOOKUP([.E1088];[Entrada.$A$8:.$B$1605];2;0))" office:value-type="float" office:value="0">
            <text:p>0</text:p>
          </table:table-cell>
          <table:table-cell table:formula="of:=IF(ISNA(VLOOKUP([.E1088];[Entrada.$A$8:.$D$1605];4;0)) = 1; 0;VLOOKUP([.E1088];[Entrada.$A$8:.$D$1605];4;0))" office:value-type="float" office:value="0">
            <text:p>0</text:p>
          </table:table-cell>
          <table:table-cell table:number-columns-repeated="6"/>
          <table:table-cell table:style-name="ce29" table:formula="of:=[.C10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8];[Entrada.$A$8:.$C$1606];3;0)) = 1; 0;VLOOKUP([.E1088];[Entrada.$A$8:.$C$1606];3;0)*[.C10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7</text:p>
          </table:table-cell>
          <table:table-cell table:number-columns-repeated="2"/>
          <table:table-cell/>
          <table:table-cell table:style-name="ce12" office:value-type="string">
            <text:p>28,7</text:p>
          </table:table-cell>
          <table:table-cell table:style-name="ce21" table:formula="of:=IF(ISNA(VLOOKUP([.E1089];[Entrada.$A$8:.$B$1605];2;0)) = 1; 0;VLOOKUP([.E1089];[Entrada.$A$8:.$B$1605];2;0))" office:value-type="float" office:value="0">
            <text:p>0</text:p>
          </table:table-cell>
          <table:table-cell table:formula="of:=IF(ISNA(VLOOKUP([.E1089];[Entrada.$A$8:.$D$1605];4;0)) = 1; 0;VLOOKUP([.E1089];[Entrada.$A$8:.$D$1605];4;0))" office:value-type="float" office:value="0">
            <text:p>0</text:p>
          </table:table-cell>
          <table:table-cell table:number-columns-repeated="6"/>
          <table:table-cell table:style-name="ce29" table:formula="of:=[.C10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89];[Entrada.$A$8:.$C$1606];3;0)) = 1; 0;VLOOKUP([.E1089];[Entrada.$A$8:.$C$1606];3;0)*[.C10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8</text:p>
          </table:table-cell>
          <table:table-cell table:number-columns-repeated="2"/>
          <table:table-cell/>
          <table:table-cell table:style-name="ce12" office:value-type="string">
            <text:p>28,8</text:p>
          </table:table-cell>
          <table:table-cell table:style-name="ce21" table:formula="of:=IF(ISNA(VLOOKUP([.E1090];[Entrada.$A$8:.$B$1605];2;0)) = 1; 0;VLOOKUP([.E1090];[Entrada.$A$8:.$B$1605];2;0))" office:value-type="float" office:value="0">
            <text:p>0</text:p>
          </table:table-cell>
          <table:table-cell table:formula="of:=IF(ISNA(VLOOKUP([.E1090];[Entrada.$A$8:.$D$1605];4;0)) = 1; 0;VLOOKUP([.E1090];[Entrada.$A$8:.$D$1605];4;0))" office:value-type="float" office:value="0">
            <text:p>0</text:p>
          </table:table-cell>
          <table:table-cell table:number-columns-repeated="6"/>
          <table:table-cell table:style-name="ce29" table:formula="of:=[.C10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0];[Entrada.$A$8:.$C$1606];3;0)) = 1; 0;VLOOKUP([.E1090];[Entrada.$A$8:.$C$1606];3;0)*[.C10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9</text:p>
          </table:table-cell>
          <table:table-cell table:number-columns-repeated="2"/>
          <table:table-cell/>
          <table:table-cell table:style-name="ce12" office:value-type="string">
            <text:p>28,9</text:p>
          </table:table-cell>
          <table:table-cell table:style-name="ce21" table:formula="of:=IF(ISNA(VLOOKUP([.E1091];[Entrada.$A$8:.$B$1605];2;0)) = 1; 0;VLOOKUP([.E1091];[Entrada.$A$8:.$B$1605];2;0))" office:value-type="float" office:value="0">
            <text:p>0</text:p>
          </table:table-cell>
          <table:table-cell table:formula="of:=IF(ISNA(VLOOKUP([.E1091];[Entrada.$A$8:.$D$1605];4;0)) = 1; 0;VLOOKUP([.E1091];[Entrada.$A$8:.$D$1605];4;0))" office:value-type="float" office:value="0">
            <text:p>0</text:p>
          </table:table-cell>
          <table:table-cell table:number-columns-repeated="6"/>
          <table:table-cell table:style-name="ce29" table:formula="of:=[.C10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1];[Entrada.$A$8:.$C$1606];3;0)) = 1; 0;VLOOKUP([.E1091];[Entrada.$A$8:.$C$1606];3;0)*[.C10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0</text:p>
          </table:table-cell>
          <table:table-cell table:number-columns-repeated="2"/>
          <table:table-cell/>
          <table:table-cell table:style-name="ce12" office:value-type="string">
            <text:p>28,10</text:p>
          </table:table-cell>
          <table:table-cell table:style-name="ce21" table:formula="of:=IF(ISNA(VLOOKUP([.E1092];[Entrada.$A$8:.$B$1605];2;0)) = 1; 0;VLOOKUP([.E1092];[Entrada.$A$8:.$B$1605];2;0))" office:value-type="float" office:value="0">
            <text:p>0</text:p>
          </table:table-cell>
          <table:table-cell table:formula="of:=IF(ISNA(VLOOKUP([.E1092];[Entrada.$A$8:.$D$1605];4;0)) = 1; 0;VLOOKUP([.E1092];[Entrada.$A$8:.$D$1605];4;0))" office:value-type="float" office:value="0">
            <text:p>0</text:p>
          </table:table-cell>
          <table:table-cell table:number-columns-repeated="6"/>
          <table:table-cell table:style-name="ce29" table:formula="of:=[.C10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2];[Entrada.$A$8:.$C$1606];3;0)) = 1; 0;VLOOKUP([.E1092];[Entrada.$A$8:.$C$1606];3;0)*[.C10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1</text:p>
          </table:table-cell>
          <table:table-cell table:number-columns-repeated="2"/>
          <table:table-cell/>
          <table:table-cell table:style-name="ce12" office:value-type="string">
            <text:p>28,11</text:p>
          </table:table-cell>
          <table:table-cell table:style-name="ce21" table:formula="of:=IF(ISNA(VLOOKUP([.E1093];[Entrada.$A$8:.$B$1605];2;0)) = 1; 0;VLOOKUP([.E1093];[Entrada.$A$8:.$B$1605];2;0))" office:value-type="float" office:value="0">
            <text:p>0</text:p>
          </table:table-cell>
          <table:table-cell table:formula="of:=IF(ISNA(VLOOKUP([.E1093];[Entrada.$A$8:.$D$1605];4;0)) = 1; 0;VLOOKUP([.E1093];[Entrada.$A$8:.$D$1605];4;0))" office:value-type="float" office:value="0">
            <text:p>0</text:p>
          </table:table-cell>
          <table:table-cell table:number-columns-repeated="6"/>
          <table:table-cell table:style-name="ce29" table:formula="of:=[.C10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3];[Entrada.$A$8:.$C$1606];3;0)) = 1; 0;VLOOKUP([.E1093];[Entrada.$A$8:.$C$1606];3;0)*[.C10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2</text:p>
          </table:table-cell>
          <table:table-cell table:number-columns-repeated="2"/>
          <table:table-cell/>
          <table:table-cell table:style-name="ce12" office:value-type="string">
            <text:p>28,12</text:p>
          </table:table-cell>
          <table:table-cell table:style-name="ce21" table:formula="of:=IF(ISNA(VLOOKUP([.E1094];[Entrada.$A$8:.$B$1605];2;0)) = 1; 0;VLOOKUP([.E1094];[Entrada.$A$8:.$B$1605];2;0))" office:value-type="float" office:value="0">
            <text:p>0</text:p>
          </table:table-cell>
          <table:table-cell table:formula="of:=IF(ISNA(VLOOKUP([.E1094];[Entrada.$A$8:.$D$1605];4;0)) = 1; 0;VLOOKUP([.E1094];[Entrada.$A$8:.$D$1605];4;0))" office:value-type="float" office:value="0">
            <text:p>0</text:p>
          </table:table-cell>
          <table:table-cell table:number-columns-repeated="6"/>
          <table:table-cell table:style-name="ce29" table:formula="of:=[.C10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4];[Entrada.$A$8:.$C$1606];3;0)) = 1; 0;VLOOKUP([.E1094];[Entrada.$A$8:.$C$1606];3;0)*[.C10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3</text:p>
          </table:table-cell>
          <table:table-cell table:number-columns-repeated="2"/>
          <table:table-cell/>
          <table:table-cell table:style-name="ce12" office:value-type="string">
            <text:p>28,13</text:p>
          </table:table-cell>
          <table:table-cell table:style-name="ce21" table:formula="of:=IF(ISNA(VLOOKUP([.E1095];[Entrada.$A$8:.$B$1605];2;0)) = 1; 0;VLOOKUP([.E1095];[Entrada.$A$8:.$B$1605];2;0))" office:value-type="float" office:value="0">
            <text:p>0</text:p>
          </table:table-cell>
          <table:table-cell table:formula="of:=IF(ISNA(VLOOKUP([.E1095];[Entrada.$A$8:.$D$1605];4;0)) = 1; 0;VLOOKUP([.E1095];[Entrada.$A$8:.$D$1605];4;0))" office:value-type="float" office:value="0">
            <text:p>0</text:p>
          </table:table-cell>
          <table:table-cell table:number-columns-repeated="6"/>
          <table:table-cell table:style-name="ce29" table:formula="of:=[.C10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5];[Entrada.$A$8:.$C$1606];3;0)) = 1; 0;VLOOKUP([.E1095];[Entrada.$A$8:.$C$1606];3;0)*[.C10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4</text:p>
          </table:table-cell>
          <table:table-cell table:number-columns-repeated="2"/>
          <table:table-cell/>
          <table:table-cell table:style-name="ce12" office:value-type="string">
            <text:p>28,14</text:p>
          </table:table-cell>
          <table:table-cell table:style-name="ce21" table:formula="of:=IF(ISNA(VLOOKUP([.E1096];[Entrada.$A$8:.$B$1605];2;0)) = 1; 0;VLOOKUP([.E1096];[Entrada.$A$8:.$B$1605];2;0))" office:value-type="float" office:value="0">
            <text:p>0</text:p>
          </table:table-cell>
          <table:table-cell table:formula="of:=IF(ISNA(VLOOKUP([.E1096];[Entrada.$A$8:.$D$1605];4;0)) = 1; 0;VLOOKUP([.E1096];[Entrada.$A$8:.$D$1605];4;0))" office:value-type="float" office:value="0">
            <text:p>0</text:p>
          </table:table-cell>
          <table:table-cell table:number-columns-repeated="6"/>
          <table:table-cell table:style-name="ce29" table:formula="of:=[.C10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6];[Entrada.$A$8:.$C$1606];3;0)) = 1; 0;VLOOKUP([.E1096];[Entrada.$A$8:.$C$1606];3;0)*[.C10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5</text:p>
          </table:table-cell>
          <table:table-cell table:number-columns-repeated="2"/>
          <table:table-cell/>
          <table:table-cell table:style-name="ce12" office:value-type="string">
            <text:p>28,15</text:p>
          </table:table-cell>
          <table:table-cell table:style-name="ce21" table:formula="of:=IF(ISNA(VLOOKUP([.E1097];[Entrada.$A$8:.$B$1605];2;0)) = 1; 0;VLOOKUP([.E1097];[Entrada.$A$8:.$B$1605];2;0))" office:value-type="float" office:value="0">
            <text:p>0</text:p>
          </table:table-cell>
          <table:table-cell table:formula="of:=IF(ISNA(VLOOKUP([.E1097];[Entrada.$A$8:.$D$1605];4;0)) = 1; 0;VLOOKUP([.E1097];[Entrada.$A$8:.$D$1605];4;0))" office:value-type="float" office:value="0">
            <text:p>0</text:p>
          </table:table-cell>
          <table:table-cell table:number-columns-repeated="6"/>
          <table:table-cell table:style-name="ce29" table:formula="of:=[.C10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7];[Entrada.$A$8:.$C$1606];3;0)) = 1; 0;VLOOKUP([.E1097];[Entrada.$A$8:.$C$1606];3;0)*[.C10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6</text:p>
          </table:table-cell>
          <table:table-cell table:number-columns-repeated="2"/>
          <table:table-cell/>
          <table:table-cell table:style-name="ce12" office:value-type="string">
            <text:p>28,16</text:p>
          </table:table-cell>
          <table:table-cell table:style-name="ce21" table:formula="of:=IF(ISNA(VLOOKUP([.E1098];[Entrada.$A$8:.$B$1605];2;0)) = 1; 0;VLOOKUP([.E1098];[Entrada.$A$8:.$B$1605];2;0))" office:value-type="float" office:value="0">
            <text:p>0</text:p>
          </table:table-cell>
          <table:table-cell table:formula="of:=IF(ISNA(VLOOKUP([.E1098];[Entrada.$A$8:.$D$1605];4;0)) = 1; 0;VLOOKUP([.E1098];[Entrada.$A$8:.$D$1605];4;0))" office:value-type="float" office:value="0">
            <text:p>0</text:p>
          </table:table-cell>
          <table:table-cell table:number-columns-repeated="6"/>
          <table:table-cell table:style-name="ce29" table:formula="of:=[.C10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8];[Entrada.$A$8:.$C$1606];3;0)) = 1; 0;VLOOKUP([.E1098];[Entrada.$A$8:.$C$1606];3;0)*[.C10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7</text:p>
          </table:table-cell>
          <table:table-cell table:number-columns-repeated="2"/>
          <table:table-cell/>
          <table:table-cell table:style-name="ce12" office:value-type="string">
            <text:p>28,17</text:p>
          </table:table-cell>
          <table:table-cell table:style-name="ce21" table:formula="of:=IF(ISNA(VLOOKUP([.E1099];[Entrada.$A$8:.$B$1605];2;0)) = 1; 0;VLOOKUP([.E1099];[Entrada.$A$8:.$B$1605];2;0))" office:value-type="float" office:value="0">
            <text:p>0</text:p>
          </table:table-cell>
          <table:table-cell table:formula="of:=IF(ISNA(VLOOKUP([.E1099];[Entrada.$A$8:.$D$1605];4;0)) = 1; 0;VLOOKUP([.E1099];[Entrada.$A$8:.$D$1605];4;0))" office:value-type="float" office:value="0">
            <text:p>0</text:p>
          </table:table-cell>
          <table:table-cell table:number-columns-repeated="6"/>
          <table:table-cell table:style-name="ce29" table:formula="of:=[.C10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0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099];[Entrada.$A$8:.$C$1606];3;0)) = 1; 0;VLOOKUP([.E1099];[Entrada.$A$8:.$C$1606];3;0)*[.C10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8</text:p>
          </table:table-cell>
          <table:table-cell table:number-columns-repeated="2"/>
          <table:table-cell/>
          <table:table-cell table:style-name="ce12" office:value-type="string">
            <text:p>28,18</text:p>
          </table:table-cell>
          <table:table-cell table:style-name="ce21" table:formula="of:=IF(ISNA(VLOOKUP([.E1100];[Entrada.$A$8:.$B$1605];2;0)) = 1; 0;VLOOKUP([.E1100];[Entrada.$A$8:.$B$1605];2;0))" office:value-type="float" office:value="0">
            <text:p>0</text:p>
          </table:table-cell>
          <table:table-cell table:formula="of:=IF(ISNA(VLOOKUP([.E1100];[Entrada.$A$8:.$D$1605];4;0)) = 1; 0;VLOOKUP([.E1100];[Entrada.$A$8:.$D$1605];4;0))" office:value-type="float" office:value="0">
            <text:p>0</text:p>
          </table:table-cell>
          <table:table-cell table:number-columns-repeated="6"/>
          <table:table-cell table:style-name="ce29" table:formula="of:=[.C11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0];[Entrada.$A$8:.$C$1606];3;0)) = 1; 0;VLOOKUP([.E1100];[Entrada.$A$8:.$C$1606];3;0)*[.C11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19</text:p>
          </table:table-cell>
          <table:table-cell table:number-columns-repeated="2"/>
          <table:table-cell/>
          <table:table-cell table:style-name="ce12" office:value-type="string">
            <text:p>28,19</text:p>
          </table:table-cell>
          <table:table-cell table:style-name="ce21" table:formula="of:=IF(ISNA(VLOOKUP([.E1101];[Entrada.$A$8:.$B$1605];2;0)) = 1; 0;VLOOKUP([.E1101];[Entrada.$A$8:.$B$1605];2;0))" office:value-type="float" office:value="0">
            <text:p>0</text:p>
          </table:table-cell>
          <table:table-cell table:formula="of:=IF(ISNA(VLOOKUP([.E1101];[Entrada.$A$8:.$D$1605];4;0)) = 1; 0;VLOOKUP([.E1101];[Entrada.$A$8:.$D$1605];4;0))" office:value-type="float" office:value="0">
            <text:p>0</text:p>
          </table:table-cell>
          <table:table-cell table:number-columns-repeated="6"/>
          <table:table-cell table:style-name="ce29" table:formula="of:=[.C11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1];[Entrada.$A$8:.$C$1606];3;0)) = 1; 0;VLOOKUP([.E1101];[Entrada.$A$8:.$C$1606];3;0)*[.C11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0</text:p>
          </table:table-cell>
          <table:table-cell table:number-columns-repeated="2"/>
          <table:table-cell/>
          <table:table-cell table:style-name="ce12" office:value-type="string">
            <text:p>28,20</text:p>
          </table:table-cell>
          <table:table-cell table:style-name="ce21" table:formula="of:=IF(ISNA(VLOOKUP([.E1102];[Entrada.$A$8:.$B$1605];2;0)) = 1; 0;VLOOKUP([.E1102];[Entrada.$A$8:.$B$1605];2;0))" office:value-type="float" office:value="0">
            <text:p>0</text:p>
          </table:table-cell>
          <table:table-cell table:formula="of:=IF(ISNA(VLOOKUP([.E1102];[Entrada.$A$8:.$D$1605];4;0)) = 1; 0;VLOOKUP([.E1102];[Entrada.$A$8:.$D$1605];4;0))" office:value-type="float" office:value="0">
            <text:p>0</text:p>
          </table:table-cell>
          <table:table-cell table:number-columns-repeated="6"/>
          <table:table-cell table:style-name="ce29" table:formula="of:=[.C11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2];[Entrada.$A$8:.$C$1606];3;0)) = 1; 0;VLOOKUP([.E1102];[Entrada.$A$8:.$C$1606];3;0)*[.C11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1</text:p>
          </table:table-cell>
          <table:table-cell table:number-columns-repeated="2"/>
          <table:table-cell/>
          <table:table-cell table:style-name="ce12" office:value-type="string">
            <text:p>28,21</text:p>
          </table:table-cell>
          <table:table-cell table:style-name="ce21" table:formula="of:=IF(ISNA(VLOOKUP([.E1103];[Entrada.$A$8:.$B$1605];2;0)) = 1; 0;VLOOKUP([.E1103];[Entrada.$A$8:.$B$1605];2;0))" office:value-type="float" office:value="0">
            <text:p>0</text:p>
          </table:table-cell>
          <table:table-cell table:formula="of:=IF(ISNA(VLOOKUP([.E1103];[Entrada.$A$8:.$D$1605];4;0)) = 1; 0;VLOOKUP([.E1103];[Entrada.$A$8:.$D$1605];4;0))" office:value-type="float" office:value="0">
            <text:p>0</text:p>
          </table:table-cell>
          <table:table-cell table:number-columns-repeated="6"/>
          <table:table-cell table:style-name="ce29" table:formula="of:=[.C11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3];[Entrada.$A$8:.$C$1606];3;0)) = 1; 0;VLOOKUP([.E1103];[Entrada.$A$8:.$C$1606];3;0)*[.C11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2</text:p>
          </table:table-cell>
          <table:table-cell table:number-columns-repeated="2"/>
          <table:table-cell/>
          <table:table-cell table:style-name="ce12" office:value-type="string">
            <text:p>28,22</text:p>
          </table:table-cell>
          <table:table-cell table:style-name="ce21" table:formula="of:=IF(ISNA(VLOOKUP([.E1104];[Entrada.$A$8:.$B$1605];2;0)) = 1; 0;VLOOKUP([.E1104];[Entrada.$A$8:.$B$1605];2;0))" office:value-type="float" office:value="0">
            <text:p>0</text:p>
          </table:table-cell>
          <table:table-cell table:formula="of:=IF(ISNA(VLOOKUP([.E1104];[Entrada.$A$8:.$D$1605];4;0)) = 1; 0;VLOOKUP([.E1104];[Entrada.$A$8:.$D$1605];4;0))" office:value-type="float" office:value="0">
            <text:p>0</text:p>
          </table:table-cell>
          <table:table-cell table:number-columns-repeated="6"/>
          <table:table-cell table:style-name="ce29" table:formula="of:=[.C11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4];[Entrada.$A$8:.$C$1606];3;0)) = 1; 0;VLOOKUP([.E1104];[Entrada.$A$8:.$C$1606];3;0)*[.C11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3</text:p>
          </table:table-cell>
          <table:table-cell table:number-columns-repeated="2"/>
          <table:table-cell/>
          <table:table-cell table:style-name="ce12" office:value-type="string">
            <text:p>28,23</text:p>
          </table:table-cell>
          <table:table-cell table:style-name="ce21" table:formula="of:=IF(ISNA(VLOOKUP([.E1105];[Entrada.$A$8:.$B$1605];2;0)) = 1; 0;VLOOKUP([.E1105];[Entrada.$A$8:.$B$1605];2;0))" office:value-type="float" office:value="0">
            <text:p>0</text:p>
          </table:table-cell>
          <table:table-cell table:formula="of:=IF(ISNA(VLOOKUP([.E1105];[Entrada.$A$8:.$D$1605];4;0)) = 1; 0;VLOOKUP([.E1105];[Entrada.$A$8:.$D$1605];4;0))" office:value-type="float" office:value="0">
            <text:p>0</text:p>
          </table:table-cell>
          <table:table-cell table:number-columns-repeated="6"/>
          <table:table-cell table:style-name="ce29" table:formula="of:=[.C11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5];[Entrada.$A$8:.$C$1606];3;0)) = 1; 0;VLOOKUP([.E1105];[Entrada.$A$8:.$C$1606];3;0)*[.C11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4</text:p>
          </table:table-cell>
          <table:table-cell table:number-columns-repeated="2"/>
          <table:table-cell/>
          <table:table-cell table:style-name="ce12" office:value-type="string">
            <text:p>28,24</text:p>
          </table:table-cell>
          <table:table-cell table:style-name="ce21" table:formula="of:=IF(ISNA(VLOOKUP([.E1106];[Entrada.$A$8:.$B$1605];2;0)) = 1; 0;VLOOKUP([.E1106];[Entrada.$A$8:.$B$1605];2;0))" office:value-type="float" office:value="0">
            <text:p>0</text:p>
          </table:table-cell>
          <table:table-cell table:formula="of:=IF(ISNA(VLOOKUP([.E1106];[Entrada.$A$8:.$D$1605];4;0)) = 1; 0;VLOOKUP([.E1106];[Entrada.$A$8:.$D$1605];4;0))" office:value-type="float" office:value="0">
            <text:p>0</text:p>
          </table:table-cell>
          <table:table-cell table:number-columns-repeated="6"/>
          <table:table-cell table:style-name="ce29" table:formula="of:=[.C11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6];[Entrada.$A$8:.$C$1606];3;0)) = 1; 0;VLOOKUP([.E1106];[Entrada.$A$8:.$C$1606];3;0)*[.C11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5</text:p>
          </table:table-cell>
          <table:table-cell table:number-columns-repeated="2"/>
          <table:table-cell/>
          <table:table-cell table:style-name="ce12" office:value-type="string">
            <text:p>28,25</text:p>
          </table:table-cell>
          <table:table-cell table:style-name="ce21" table:formula="of:=IF(ISNA(VLOOKUP([.E1107];[Entrada.$A$8:.$B$1605];2;0)) = 1; 0;VLOOKUP([.E1107];[Entrada.$A$8:.$B$1605];2;0))" office:value-type="float" office:value="0">
            <text:p>0</text:p>
          </table:table-cell>
          <table:table-cell table:formula="of:=IF(ISNA(VLOOKUP([.E1107];[Entrada.$A$8:.$D$1605];4;0)) = 1; 0;VLOOKUP([.E1107];[Entrada.$A$8:.$D$1605];4;0))" office:value-type="float" office:value="0">
            <text:p>0</text:p>
          </table:table-cell>
          <table:table-cell table:number-columns-repeated="6"/>
          <table:table-cell table:style-name="ce29" table:formula="of:=[.C11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7];[Entrada.$A$8:.$C$1606];3;0)) = 1; 0;VLOOKUP([.E1107];[Entrada.$A$8:.$C$1606];3;0)*[.C11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6</text:p>
          </table:table-cell>
          <table:table-cell table:number-columns-repeated="2"/>
          <table:table-cell/>
          <table:table-cell table:style-name="ce12" office:value-type="string">
            <text:p>28,26</text:p>
          </table:table-cell>
          <table:table-cell table:style-name="ce21" table:formula="of:=IF(ISNA(VLOOKUP([.E1108];[Entrada.$A$8:.$B$1605];2;0)) = 1; 0;VLOOKUP([.E1108];[Entrada.$A$8:.$B$1605];2;0))" office:value-type="float" office:value="0">
            <text:p>0</text:p>
          </table:table-cell>
          <table:table-cell table:formula="of:=IF(ISNA(VLOOKUP([.E1108];[Entrada.$A$8:.$D$1605];4;0)) = 1; 0;VLOOKUP([.E1108];[Entrada.$A$8:.$D$1605];4;0))" office:value-type="float" office:value="0">
            <text:p>0</text:p>
          </table:table-cell>
          <table:table-cell table:number-columns-repeated="6"/>
          <table:table-cell table:style-name="ce29" table:formula="of:=[.C11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8];[Entrada.$A$8:.$C$1606];3;0)) = 1; 0;VLOOKUP([.E1108];[Entrada.$A$8:.$C$1606];3;0)*[.C11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7</text:p>
          </table:table-cell>
          <table:table-cell table:number-columns-repeated="2"/>
          <table:table-cell/>
          <table:table-cell table:style-name="ce12" office:value-type="string">
            <text:p>28,27</text:p>
          </table:table-cell>
          <table:table-cell table:style-name="ce21" table:formula="of:=IF(ISNA(VLOOKUP([.E1109];[Entrada.$A$8:.$B$1605];2;0)) = 1; 0;VLOOKUP([.E1109];[Entrada.$A$8:.$B$1605];2;0))" office:value-type="float" office:value="0">
            <text:p>0</text:p>
          </table:table-cell>
          <table:table-cell table:formula="of:=IF(ISNA(VLOOKUP([.E1109];[Entrada.$A$8:.$D$1605];4;0)) = 1; 0;VLOOKUP([.E1109];[Entrada.$A$8:.$D$1605];4;0))" office:value-type="float" office:value="0">
            <text:p>0</text:p>
          </table:table-cell>
          <table:table-cell table:number-columns-repeated="6"/>
          <table:table-cell table:style-name="ce29" table:formula="of:=[.C11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09];[Entrada.$A$8:.$C$1606];3;0)) = 1; 0;VLOOKUP([.E1109];[Entrada.$A$8:.$C$1606];3;0)*[.C11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8</text:p>
          </table:table-cell>
          <table:table-cell table:number-columns-repeated="2"/>
          <table:table-cell/>
          <table:table-cell table:style-name="ce12" office:value-type="string">
            <text:p>28,28</text:p>
          </table:table-cell>
          <table:table-cell table:style-name="ce21" table:formula="of:=IF(ISNA(VLOOKUP([.E1110];[Entrada.$A$8:.$B$1605];2;0)) = 1; 0;VLOOKUP([.E1110];[Entrada.$A$8:.$B$1605];2;0))" office:value-type="float" office:value="0">
            <text:p>0</text:p>
          </table:table-cell>
          <table:table-cell table:formula="of:=IF(ISNA(VLOOKUP([.E1110];[Entrada.$A$8:.$D$1605];4;0)) = 1; 0;VLOOKUP([.E1110];[Entrada.$A$8:.$D$1605];4;0))" office:value-type="float" office:value="0">
            <text:p>0</text:p>
          </table:table-cell>
          <table:table-cell table:number-columns-repeated="6"/>
          <table:table-cell table:style-name="ce29" table:formula="of:=[.C11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0];[Entrada.$A$8:.$C$1606];3;0)) = 1; 0;VLOOKUP([.E1110];[Entrada.$A$8:.$C$1606];3;0)*[.C11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29</text:p>
          </table:table-cell>
          <table:table-cell table:number-columns-repeated="2"/>
          <table:table-cell/>
          <table:table-cell table:style-name="ce12" office:value-type="string">
            <text:p>28,29</text:p>
          </table:table-cell>
          <table:table-cell table:style-name="ce21" table:formula="of:=IF(ISNA(VLOOKUP([.E1111];[Entrada.$A$8:.$B$1605];2;0)) = 1; 0;VLOOKUP([.E1111];[Entrada.$A$8:.$B$1605];2;0))" office:value-type="float" office:value="0">
            <text:p>0</text:p>
          </table:table-cell>
          <table:table-cell table:formula="of:=IF(ISNA(VLOOKUP([.E1111];[Entrada.$A$8:.$D$1605];4;0)) = 1; 0;VLOOKUP([.E1111];[Entrada.$A$8:.$D$1605];4;0))" office:value-type="float" office:value="0">
            <text:p>0</text:p>
          </table:table-cell>
          <table:table-cell table:number-columns-repeated="6"/>
          <table:table-cell table:style-name="ce29" table:formula="of:=[.C11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1];[Entrada.$A$8:.$C$1606];3;0)) = 1; 0;VLOOKUP([.E1111];[Entrada.$A$8:.$C$1606];3;0)*[.C11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0</text:p>
          </table:table-cell>
          <table:table-cell table:number-columns-repeated="2"/>
          <table:table-cell/>
          <table:table-cell table:style-name="ce12" office:value-type="string">
            <text:p>28,30</text:p>
          </table:table-cell>
          <table:table-cell table:style-name="ce21" table:formula="of:=IF(ISNA(VLOOKUP([.E1112];[Entrada.$A$8:.$B$1605];2;0)) = 1; 0;VLOOKUP([.E1112];[Entrada.$A$8:.$B$1605];2;0))" office:value-type="float" office:value="0">
            <text:p>0</text:p>
          </table:table-cell>
          <table:table-cell table:formula="of:=IF(ISNA(VLOOKUP([.E1112];[Entrada.$A$8:.$D$1605];4;0)) = 1; 0;VLOOKUP([.E1112];[Entrada.$A$8:.$D$1605];4;0))" office:value-type="float" office:value="0">
            <text:p>0</text:p>
          </table:table-cell>
          <table:table-cell table:number-columns-repeated="6"/>
          <table:table-cell table:style-name="ce29" table:formula="of:=[.C11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2];[Entrada.$A$8:.$C$1606];3;0)) = 1; 0;VLOOKUP([.E1112];[Entrada.$A$8:.$C$1606];3;0)*[.C11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1</text:p>
          </table:table-cell>
          <table:table-cell table:number-columns-repeated="2"/>
          <table:table-cell/>
          <table:table-cell table:style-name="ce12" office:value-type="string">
            <text:p>28,31</text:p>
          </table:table-cell>
          <table:table-cell table:style-name="ce21" table:formula="of:=IF(ISNA(VLOOKUP([.E1113];[Entrada.$A$8:.$B$1605];2;0)) = 1; 0;VLOOKUP([.E1113];[Entrada.$A$8:.$B$1605];2;0))" office:value-type="float" office:value="0">
            <text:p>0</text:p>
          </table:table-cell>
          <table:table-cell table:formula="of:=IF(ISNA(VLOOKUP([.E1113];[Entrada.$A$8:.$D$1605];4;0)) = 1; 0;VLOOKUP([.E1113];[Entrada.$A$8:.$D$1605];4;0))" office:value-type="float" office:value="0">
            <text:p>0</text:p>
          </table:table-cell>
          <table:table-cell table:number-columns-repeated="6"/>
          <table:table-cell table:style-name="ce29" table:formula="of:=[.C11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3];[Entrada.$A$8:.$C$1606];3;0)) = 1; 0;VLOOKUP([.E1113];[Entrada.$A$8:.$C$1606];3;0)*[.C11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2</text:p>
          </table:table-cell>
          <table:table-cell table:number-columns-repeated="2"/>
          <table:table-cell/>
          <table:table-cell table:style-name="ce12" office:value-type="string">
            <text:p>28,32</text:p>
          </table:table-cell>
          <table:table-cell table:style-name="ce21" table:formula="of:=IF(ISNA(VLOOKUP([.E1114];[Entrada.$A$8:.$B$1605];2;0)) = 1; 0;VLOOKUP([.E1114];[Entrada.$A$8:.$B$1605];2;0))" office:value-type="float" office:value="0">
            <text:p>0</text:p>
          </table:table-cell>
          <table:table-cell table:formula="of:=IF(ISNA(VLOOKUP([.E1114];[Entrada.$A$8:.$D$1605];4;0)) = 1; 0;VLOOKUP([.E1114];[Entrada.$A$8:.$D$1605];4;0))" office:value-type="float" office:value="0">
            <text:p>0</text:p>
          </table:table-cell>
          <table:table-cell table:number-columns-repeated="6"/>
          <table:table-cell table:style-name="ce29" table:formula="of:=[.C11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4];[Entrada.$A$8:.$C$1606];3;0)) = 1; 0;VLOOKUP([.E1114];[Entrada.$A$8:.$C$1606];3;0)*[.C11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3</text:p>
          </table:table-cell>
          <table:table-cell table:number-columns-repeated="2"/>
          <table:table-cell/>
          <table:table-cell table:style-name="ce12" office:value-type="string">
            <text:p>28,33</text:p>
          </table:table-cell>
          <table:table-cell table:style-name="ce21" table:formula="of:=IF(ISNA(VLOOKUP([.E1115];[Entrada.$A$8:.$B$1605];2;0)) = 1; 0;VLOOKUP([.E1115];[Entrada.$A$8:.$B$1605];2;0))" office:value-type="float" office:value="0">
            <text:p>0</text:p>
          </table:table-cell>
          <table:table-cell table:formula="of:=IF(ISNA(VLOOKUP([.E1115];[Entrada.$A$8:.$D$1605];4;0)) = 1; 0;VLOOKUP([.E1115];[Entrada.$A$8:.$D$1605];4;0))" office:value-type="float" office:value="0">
            <text:p>0</text:p>
          </table:table-cell>
          <table:table-cell table:number-columns-repeated="6"/>
          <table:table-cell table:style-name="ce29" table:formula="of:=[.C11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5];[Entrada.$A$8:.$C$1606];3;0)) = 1; 0;VLOOKUP([.E1115];[Entrada.$A$8:.$C$1606];3;0)*[.C11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4</text:p>
          </table:table-cell>
          <table:table-cell table:number-columns-repeated="2"/>
          <table:table-cell/>
          <table:table-cell table:style-name="ce12" office:value-type="string">
            <text:p>28,34</text:p>
          </table:table-cell>
          <table:table-cell table:style-name="ce21" table:formula="of:=IF(ISNA(VLOOKUP([.E1116];[Entrada.$A$8:.$B$1605];2;0)) = 1; 0;VLOOKUP([.E1116];[Entrada.$A$8:.$B$1605];2;0))" office:value-type="float" office:value="0">
            <text:p>0</text:p>
          </table:table-cell>
          <table:table-cell table:formula="of:=IF(ISNA(VLOOKUP([.E1116];[Entrada.$A$8:.$D$1605];4;0)) = 1; 0;VLOOKUP([.E1116];[Entrada.$A$8:.$D$1605];4;0))" office:value-type="float" office:value="0">
            <text:p>0</text:p>
          </table:table-cell>
          <table:table-cell table:number-columns-repeated="6"/>
          <table:table-cell table:style-name="ce29" table:formula="of:=[.C11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6];[Entrada.$A$8:.$C$1606];3;0)) = 1; 0;VLOOKUP([.E1116];[Entrada.$A$8:.$C$1606];3;0)*[.C11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5</text:p>
          </table:table-cell>
          <table:table-cell table:number-columns-repeated="2"/>
          <table:table-cell/>
          <table:table-cell table:style-name="ce12" office:value-type="string">
            <text:p>28,35</text:p>
          </table:table-cell>
          <table:table-cell table:style-name="ce21" table:formula="of:=IF(ISNA(VLOOKUP([.E1117];[Entrada.$A$8:.$B$1605];2;0)) = 1; 0;VLOOKUP([.E1117];[Entrada.$A$8:.$B$1605];2;0))" office:value-type="float" office:value="0">
            <text:p>0</text:p>
          </table:table-cell>
          <table:table-cell table:formula="of:=IF(ISNA(VLOOKUP([.E1117];[Entrada.$A$8:.$D$1605];4;0)) = 1; 0;VLOOKUP([.E1117];[Entrada.$A$8:.$D$1605];4;0))" office:value-type="float" office:value="0">
            <text:p>0</text:p>
          </table:table-cell>
          <table:table-cell table:number-columns-repeated="6"/>
          <table:table-cell table:style-name="ce29" table:formula="of:=[.C11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7];[Entrada.$A$8:.$C$1606];3;0)) = 1; 0;VLOOKUP([.E1117];[Entrada.$A$8:.$C$1606];3;0)*[.C11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6</text:p>
          </table:table-cell>
          <table:table-cell table:number-columns-repeated="2"/>
          <table:table-cell/>
          <table:table-cell table:style-name="ce12" office:value-type="string">
            <text:p>28,36</text:p>
          </table:table-cell>
          <table:table-cell table:style-name="ce21" table:formula="of:=IF(ISNA(VLOOKUP([.E1118];[Entrada.$A$8:.$B$1605];2;0)) = 1; 0;VLOOKUP([.E1118];[Entrada.$A$8:.$B$1605];2;0))" office:value-type="float" office:value="0">
            <text:p>0</text:p>
          </table:table-cell>
          <table:table-cell table:formula="of:=IF(ISNA(VLOOKUP([.E1118];[Entrada.$A$8:.$D$1605];4;0)) = 1; 0;VLOOKUP([.E1118];[Entrada.$A$8:.$D$1605];4;0))" office:value-type="float" office:value="0">
            <text:p>0</text:p>
          </table:table-cell>
          <table:table-cell table:number-columns-repeated="6"/>
          <table:table-cell table:style-name="ce29" table:formula="of:=[.C11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8];[Entrada.$A$8:.$C$1606];3;0)) = 1; 0;VLOOKUP([.E1118];[Entrada.$A$8:.$C$1606];3;0)*[.C11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7</text:p>
          </table:table-cell>
          <table:table-cell table:number-columns-repeated="2"/>
          <table:table-cell/>
          <table:table-cell table:style-name="ce12" office:value-type="string">
            <text:p>28,37</text:p>
          </table:table-cell>
          <table:table-cell table:style-name="ce21" table:formula="of:=IF(ISNA(VLOOKUP([.E1119];[Entrada.$A$8:.$B$1605];2;0)) = 1; 0;VLOOKUP([.E1119];[Entrada.$A$8:.$B$1605];2;0))" office:value-type="float" office:value="0">
            <text:p>0</text:p>
          </table:table-cell>
          <table:table-cell table:formula="of:=IF(ISNA(VLOOKUP([.E1119];[Entrada.$A$8:.$D$1605];4;0)) = 1; 0;VLOOKUP([.E1119];[Entrada.$A$8:.$D$1605];4;0))" office:value-type="float" office:value="0">
            <text:p>0</text:p>
          </table:table-cell>
          <table:table-cell table:number-columns-repeated="6"/>
          <table:table-cell table:style-name="ce29" table:formula="of:=[.C11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19];[Entrada.$A$8:.$C$1606];3;0)) = 1; 0;VLOOKUP([.E1119];[Entrada.$A$8:.$C$1606];3;0)*[.C11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8</text:p>
          </table:table-cell>
          <table:table-cell table:number-columns-repeated="2"/>
          <table:table-cell/>
          <table:table-cell table:style-name="ce12" office:value-type="string">
            <text:p>28,38</text:p>
          </table:table-cell>
          <table:table-cell table:style-name="ce21" table:formula="of:=IF(ISNA(VLOOKUP([.E1120];[Entrada.$A$8:.$B$1605];2;0)) = 1; 0;VLOOKUP([.E1120];[Entrada.$A$8:.$B$1605];2;0))" office:value-type="float" office:value="0">
            <text:p>0</text:p>
          </table:table-cell>
          <table:table-cell table:formula="of:=IF(ISNA(VLOOKUP([.E1120];[Entrada.$A$8:.$D$1605];4;0)) = 1; 0;VLOOKUP([.E1120];[Entrada.$A$8:.$D$1605];4;0))" office:value-type="float" office:value="0">
            <text:p>0</text:p>
          </table:table-cell>
          <table:table-cell table:number-columns-repeated="6"/>
          <table:table-cell table:style-name="ce29" table:formula="of:=[.C11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0];[Entrada.$A$8:.$C$1606];3;0)) = 1; 0;VLOOKUP([.E1120];[Entrada.$A$8:.$C$1606];3;0)*[.C11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39</text:p>
          </table:table-cell>
          <table:table-cell table:number-columns-repeated="2"/>
          <table:table-cell/>
          <table:table-cell table:style-name="ce12" office:value-type="string">
            <text:p>28,39</text:p>
          </table:table-cell>
          <table:table-cell table:style-name="ce21" table:formula="of:=IF(ISNA(VLOOKUP([.E1121];[Entrada.$A$8:.$B$1605];2;0)) = 1; 0;VLOOKUP([.E1121];[Entrada.$A$8:.$B$1605];2;0))" office:value-type="float" office:value="0">
            <text:p>0</text:p>
          </table:table-cell>
          <table:table-cell table:formula="of:=IF(ISNA(VLOOKUP([.E1121];[Entrada.$A$8:.$D$1605];4;0)) = 1; 0;VLOOKUP([.E1121];[Entrada.$A$8:.$D$1605];4;0))" office:value-type="float" office:value="0">
            <text:p>0</text:p>
          </table:table-cell>
          <table:table-cell table:number-columns-repeated="6"/>
          <table:table-cell table:style-name="ce29" table:formula="of:=[.C11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1];[Entrada.$A$8:.$C$1606];3;0)) = 1; 0;VLOOKUP([.E1121];[Entrada.$A$8:.$C$1606];3;0)*[.C11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8,40</text:p>
          </table:table-cell>
          <table:table-cell table:number-columns-repeated="2"/>
          <table:table-cell/>
          <table:table-cell table:style-name="ce12" office:value-type="string">
            <text:p>28,40</text:p>
          </table:table-cell>
          <table:table-cell table:style-name="ce21" table:formula="of:=IF(ISNA(VLOOKUP([.E1122];[Entrada.$A$8:.$B$1605];2;0)) = 1; 0;VLOOKUP([.E1122];[Entrada.$A$8:.$B$1605];2;0))" office:value-type="float" office:value="0">
            <text:p>0</text:p>
          </table:table-cell>
          <table:table-cell table:formula="of:=IF(ISNA(VLOOKUP([.E1122];[Entrada.$A$8:.$D$1605];4;0)) = 1; 0;VLOOKUP([.E1122];[Entrada.$A$8:.$D$1605];4;0))" office:value-type="float" office:value="0">
            <text:p>0</text:p>
          </table:table-cell>
          <table:table-cell table:number-columns-repeated="6"/>
          <table:table-cell table:style-name="ce29" table:formula="of:=[.C11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2];[Entrada.$A$8:.$C$1606];3;0)) = 1; 0;VLOOKUP([.E1122];[Entrada.$A$8:.$C$1606];3;0)*[.C11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</text:p>
          </table:table-cell>
          <table:table-cell table:number-columns-repeated="2"/>
          <table:table-cell/>
          <table:table-cell table:style-name="ce12" office:value-type="string">
            <text:p>29,1</text:p>
          </table:table-cell>
          <table:table-cell table:style-name="ce21" table:formula="of:=IF(ISNA(VLOOKUP([.E1123];[Entrada.$A$8:.$B$1605];2;0)) = 1; 0;VLOOKUP([.E1123];[Entrada.$A$8:.$B$1605];2;0))" office:value-type="float" office:value="0">
            <text:p>0</text:p>
          </table:table-cell>
          <table:table-cell table:formula="of:=IF(ISNA(VLOOKUP([.E1123];[Entrada.$A$8:.$D$1605];4;0)) = 1; 0;VLOOKUP([.E1123];[Entrada.$A$8:.$D$1605];4;0))" office:value-type="float" office:value="0">
            <text:p>0</text:p>
          </table:table-cell>
          <table:table-cell table:number-columns-repeated="6"/>
          <table:table-cell table:style-name="ce29" table:formula="of:=[.C11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3];[Entrada.$A$8:.$C$1606];3;0)) = 1; 0;VLOOKUP([.E1123];[Entrada.$A$8:.$C$1606];3;0)*[.C11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</text:p>
          </table:table-cell>
          <table:table-cell table:number-columns-repeated="2"/>
          <table:table-cell/>
          <table:table-cell table:style-name="ce12" office:value-type="string">
            <text:p>29,2</text:p>
          </table:table-cell>
          <table:table-cell table:style-name="ce21" table:formula="of:=IF(ISNA(VLOOKUP([.E1124];[Entrada.$A$8:.$B$1605];2;0)) = 1; 0;VLOOKUP([.E1124];[Entrada.$A$8:.$B$1605];2;0))" office:value-type="float" office:value="0">
            <text:p>0</text:p>
          </table:table-cell>
          <table:table-cell table:formula="of:=IF(ISNA(VLOOKUP([.E1124];[Entrada.$A$8:.$D$1605];4;0)) = 1; 0;VLOOKUP([.E1124];[Entrada.$A$8:.$D$1605];4;0))" office:value-type="float" office:value="0">
            <text:p>0</text:p>
          </table:table-cell>
          <table:table-cell table:number-columns-repeated="6"/>
          <table:table-cell table:style-name="ce29" table:formula="of:=[.C11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4];[Entrada.$A$8:.$C$1606];3;0)) = 1; 0;VLOOKUP([.E1124];[Entrada.$A$8:.$C$1606];3;0)*[.C11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</text:p>
          </table:table-cell>
          <table:table-cell table:number-columns-repeated="2"/>
          <table:table-cell/>
          <table:table-cell table:style-name="ce12" office:value-type="string">
            <text:p>29,3</text:p>
          </table:table-cell>
          <table:table-cell table:style-name="ce21" table:formula="of:=IF(ISNA(VLOOKUP([.E1125];[Entrada.$A$8:.$B$1605];2;0)) = 1; 0;VLOOKUP([.E1125];[Entrada.$A$8:.$B$1605];2;0))" office:value-type="float" office:value="0">
            <text:p>0</text:p>
          </table:table-cell>
          <table:table-cell table:formula="of:=IF(ISNA(VLOOKUP([.E1125];[Entrada.$A$8:.$D$1605];4;0)) = 1; 0;VLOOKUP([.E1125];[Entrada.$A$8:.$D$1605];4;0))" office:value-type="float" office:value="0">
            <text:p>0</text:p>
          </table:table-cell>
          <table:table-cell table:number-columns-repeated="6"/>
          <table:table-cell table:style-name="ce29" table:formula="of:=[.C11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5];[Entrada.$A$8:.$C$1606];3;0)) = 1; 0;VLOOKUP([.E1125];[Entrada.$A$8:.$C$1606];3;0)*[.C11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4</text:p>
          </table:table-cell>
          <table:table-cell table:number-columns-repeated="2"/>
          <table:table-cell/>
          <table:table-cell table:style-name="ce12" office:value-type="string">
            <text:p>29,4</text:p>
          </table:table-cell>
          <table:table-cell table:style-name="ce21" table:formula="of:=IF(ISNA(VLOOKUP([.E1126];[Entrada.$A$8:.$B$1605];2;0)) = 1; 0;VLOOKUP([.E1126];[Entrada.$A$8:.$B$1605];2;0))" office:value-type="float" office:value="0">
            <text:p>0</text:p>
          </table:table-cell>
          <table:table-cell table:formula="of:=IF(ISNA(VLOOKUP([.E1126];[Entrada.$A$8:.$D$1605];4;0)) = 1; 0;VLOOKUP([.E1126];[Entrada.$A$8:.$D$1605];4;0))" office:value-type="float" office:value="0">
            <text:p>0</text:p>
          </table:table-cell>
          <table:table-cell table:number-columns-repeated="6"/>
          <table:table-cell table:style-name="ce29" table:formula="of:=[.C11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6];[Entrada.$A$8:.$C$1606];3;0)) = 1; 0;VLOOKUP([.E1126];[Entrada.$A$8:.$C$1606];3;0)*[.C11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5</text:p>
          </table:table-cell>
          <table:table-cell table:number-columns-repeated="2"/>
          <table:table-cell/>
          <table:table-cell table:style-name="ce12" office:value-type="string">
            <text:p>29,5</text:p>
          </table:table-cell>
          <table:table-cell table:style-name="ce21" table:formula="of:=IF(ISNA(VLOOKUP([.E1127];[Entrada.$A$8:.$B$1605];2;0)) = 1; 0;VLOOKUP([.E1127];[Entrada.$A$8:.$B$1605];2;0))" office:value-type="float" office:value="0">
            <text:p>0</text:p>
          </table:table-cell>
          <table:table-cell table:formula="of:=IF(ISNA(VLOOKUP([.E1127];[Entrada.$A$8:.$D$1605];4;0)) = 1; 0;VLOOKUP([.E1127];[Entrada.$A$8:.$D$1605];4;0))" office:value-type="float" office:value="0">
            <text:p>0</text:p>
          </table:table-cell>
          <table:table-cell table:number-columns-repeated="6"/>
          <table:table-cell table:style-name="ce29" table:formula="of:=[.C11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7];[Entrada.$A$8:.$C$1606];3;0)) = 1; 0;VLOOKUP([.E1127];[Entrada.$A$8:.$C$1606];3;0)*[.C11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6</text:p>
          </table:table-cell>
          <table:table-cell table:number-columns-repeated="2"/>
          <table:table-cell/>
          <table:table-cell table:style-name="ce12" office:value-type="string">
            <text:p>29,6</text:p>
          </table:table-cell>
          <table:table-cell table:style-name="ce21" table:formula="of:=IF(ISNA(VLOOKUP([.E1128];[Entrada.$A$8:.$B$1605];2;0)) = 1; 0;VLOOKUP([.E1128];[Entrada.$A$8:.$B$1605];2;0))" office:value-type="float" office:value="0">
            <text:p>0</text:p>
          </table:table-cell>
          <table:table-cell table:formula="of:=IF(ISNA(VLOOKUP([.E1128];[Entrada.$A$8:.$D$1605];4;0)) = 1; 0;VLOOKUP([.E1128];[Entrada.$A$8:.$D$1605];4;0))" office:value-type="float" office:value="0">
            <text:p>0</text:p>
          </table:table-cell>
          <table:table-cell table:number-columns-repeated="6"/>
          <table:table-cell table:style-name="ce29" table:formula="of:=[.C11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8];[Entrada.$A$8:.$C$1606];3;0)) = 1; 0;VLOOKUP([.E1128];[Entrada.$A$8:.$C$1606];3;0)*[.C11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7</text:p>
          </table:table-cell>
          <table:table-cell table:number-columns-repeated="2"/>
          <table:table-cell/>
          <table:table-cell table:style-name="ce12" office:value-type="string">
            <text:p>29,7</text:p>
          </table:table-cell>
          <table:table-cell table:style-name="ce21" table:formula="of:=IF(ISNA(VLOOKUP([.E1129];[Entrada.$A$8:.$B$1605];2;0)) = 1; 0;VLOOKUP([.E1129];[Entrada.$A$8:.$B$1605];2;0))" office:value-type="float" office:value="0">
            <text:p>0</text:p>
          </table:table-cell>
          <table:table-cell table:formula="of:=IF(ISNA(VLOOKUP([.E1129];[Entrada.$A$8:.$D$1605];4;0)) = 1; 0;VLOOKUP([.E1129];[Entrada.$A$8:.$D$1605];4;0))" office:value-type="float" office:value="0">
            <text:p>0</text:p>
          </table:table-cell>
          <table:table-cell table:number-columns-repeated="6"/>
          <table:table-cell table:style-name="ce29" table:formula="of:=[.C11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29];[Entrada.$A$8:.$C$1606];3;0)) = 1; 0;VLOOKUP([.E1129];[Entrada.$A$8:.$C$1606];3;0)*[.C11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8</text:p>
          </table:table-cell>
          <table:table-cell table:number-columns-repeated="2"/>
          <table:table-cell/>
          <table:table-cell table:style-name="ce12" office:value-type="string">
            <text:p>29,8</text:p>
          </table:table-cell>
          <table:table-cell table:style-name="ce21" table:formula="of:=IF(ISNA(VLOOKUP([.E1130];[Entrada.$A$8:.$B$1605];2;0)) = 1; 0;VLOOKUP([.E1130];[Entrada.$A$8:.$B$1605];2;0))" office:value-type="float" office:value="0">
            <text:p>0</text:p>
          </table:table-cell>
          <table:table-cell table:formula="of:=IF(ISNA(VLOOKUP([.E1130];[Entrada.$A$8:.$D$1605];4;0)) = 1; 0;VLOOKUP([.E1130];[Entrada.$A$8:.$D$1605];4;0))" office:value-type="float" office:value="0">
            <text:p>0</text:p>
          </table:table-cell>
          <table:table-cell table:number-columns-repeated="6"/>
          <table:table-cell table:style-name="ce29" table:formula="of:=[.C11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0];[Entrada.$A$8:.$C$1606];3;0)) = 1; 0;VLOOKUP([.E1130];[Entrada.$A$8:.$C$1606];3;0)*[.C11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9</text:p>
          </table:table-cell>
          <table:table-cell table:number-columns-repeated="2"/>
          <table:table-cell/>
          <table:table-cell table:style-name="ce12" office:value-type="string">
            <text:p>29,9</text:p>
          </table:table-cell>
          <table:table-cell table:style-name="ce21" table:formula="of:=IF(ISNA(VLOOKUP([.E1131];[Entrada.$A$8:.$B$1605];2;0)) = 1; 0;VLOOKUP([.E1131];[Entrada.$A$8:.$B$1605];2;0))" office:value-type="float" office:value="0">
            <text:p>0</text:p>
          </table:table-cell>
          <table:table-cell table:formula="of:=IF(ISNA(VLOOKUP([.E1131];[Entrada.$A$8:.$D$1605];4;0)) = 1; 0;VLOOKUP([.E1131];[Entrada.$A$8:.$D$1605];4;0))" office:value-type="float" office:value="0">
            <text:p>0</text:p>
          </table:table-cell>
          <table:table-cell table:number-columns-repeated="6"/>
          <table:table-cell table:style-name="ce29" table:formula="of:=[.C11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1];[Entrada.$A$8:.$C$1606];3;0)) = 1; 0;VLOOKUP([.E1131];[Entrada.$A$8:.$C$1606];3;0)*[.C11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0</text:p>
          </table:table-cell>
          <table:table-cell table:number-columns-repeated="2"/>
          <table:table-cell/>
          <table:table-cell table:style-name="ce12" office:value-type="string">
            <text:p>29,10</text:p>
          </table:table-cell>
          <table:table-cell table:style-name="ce21" table:formula="of:=IF(ISNA(VLOOKUP([.E1132];[Entrada.$A$8:.$B$1605];2;0)) = 1; 0;VLOOKUP([.E1132];[Entrada.$A$8:.$B$1605];2;0))" office:value-type="float" office:value="0">
            <text:p>0</text:p>
          </table:table-cell>
          <table:table-cell table:formula="of:=IF(ISNA(VLOOKUP([.E1132];[Entrada.$A$8:.$D$1605];4;0)) = 1; 0;VLOOKUP([.E1132];[Entrada.$A$8:.$D$1605];4;0))" office:value-type="float" office:value="0">
            <text:p>0</text:p>
          </table:table-cell>
          <table:table-cell table:number-columns-repeated="6"/>
          <table:table-cell table:style-name="ce29" table:formula="of:=[.C11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2];[Entrada.$A$8:.$C$1606];3;0)) = 1; 0;VLOOKUP([.E1132];[Entrada.$A$8:.$C$1606];3;0)*[.C11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1</text:p>
          </table:table-cell>
          <table:table-cell table:number-columns-repeated="2"/>
          <table:table-cell/>
          <table:table-cell table:style-name="ce12" office:value-type="string">
            <text:p>29,11</text:p>
          </table:table-cell>
          <table:table-cell table:style-name="ce21" table:formula="of:=IF(ISNA(VLOOKUP([.E1133];[Entrada.$A$8:.$B$1605];2;0)) = 1; 0;VLOOKUP([.E1133];[Entrada.$A$8:.$B$1605];2;0))" office:value-type="float" office:value="0">
            <text:p>0</text:p>
          </table:table-cell>
          <table:table-cell table:formula="of:=IF(ISNA(VLOOKUP([.E1133];[Entrada.$A$8:.$D$1605];4;0)) = 1; 0;VLOOKUP([.E1133];[Entrada.$A$8:.$D$1605];4;0))" office:value-type="float" office:value="0">
            <text:p>0</text:p>
          </table:table-cell>
          <table:table-cell table:number-columns-repeated="6"/>
          <table:table-cell table:style-name="ce29" table:formula="of:=[.C11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3];[Entrada.$A$8:.$C$1606];3;0)) = 1; 0;VLOOKUP([.E1133];[Entrada.$A$8:.$C$1606];3;0)*[.C11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2</text:p>
          </table:table-cell>
          <table:table-cell table:number-columns-repeated="2"/>
          <table:table-cell/>
          <table:table-cell table:style-name="ce12" office:value-type="string">
            <text:p>29,12</text:p>
          </table:table-cell>
          <table:table-cell table:style-name="ce21" table:formula="of:=IF(ISNA(VLOOKUP([.E1134];[Entrada.$A$8:.$B$1605];2;0)) = 1; 0;VLOOKUP([.E1134];[Entrada.$A$8:.$B$1605];2;0))" office:value-type="float" office:value="0">
            <text:p>0</text:p>
          </table:table-cell>
          <table:table-cell table:formula="of:=IF(ISNA(VLOOKUP([.E1134];[Entrada.$A$8:.$D$1605];4;0)) = 1; 0;VLOOKUP([.E1134];[Entrada.$A$8:.$D$1605];4;0))" office:value-type="float" office:value="0">
            <text:p>0</text:p>
          </table:table-cell>
          <table:table-cell table:number-columns-repeated="6"/>
          <table:table-cell table:style-name="ce29" table:formula="of:=[.C11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4];[Entrada.$A$8:.$C$1606];3;0)) = 1; 0;VLOOKUP([.E1134];[Entrada.$A$8:.$C$1606];3;0)*[.C11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3</text:p>
          </table:table-cell>
          <table:table-cell table:number-columns-repeated="2"/>
          <table:table-cell/>
          <table:table-cell table:style-name="ce12" office:value-type="string">
            <text:p>29,13</text:p>
          </table:table-cell>
          <table:table-cell table:style-name="ce21" table:formula="of:=IF(ISNA(VLOOKUP([.E1135];[Entrada.$A$8:.$B$1605];2;0)) = 1; 0;VLOOKUP([.E1135];[Entrada.$A$8:.$B$1605];2;0))" office:value-type="float" office:value="0">
            <text:p>0</text:p>
          </table:table-cell>
          <table:table-cell table:formula="of:=IF(ISNA(VLOOKUP([.E1135];[Entrada.$A$8:.$D$1605];4;0)) = 1; 0;VLOOKUP([.E1135];[Entrada.$A$8:.$D$1605];4;0))" office:value-type="float" office:value="0">
            <text:p>0</text:p>
          </table:table-cell>
          <table:table-cell table:number-columns-repeated="6"/>
          <table:table-cell table:style-name="ce29" table:formula="of:=[.C11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5];[Entrada.$A$8:.$C$1606];3;0)) = 1; 0;VLOOKUP([.E1135];[Entrada.$A$8:.$C$1606];3;0)*[.C11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4</text:p>
          </table:table-cell>
          <table:table-cell table:number-columns-repeated="2"/>
          <table:table-cell/>
          <table:table-cell table:style-name="ce12" office:value-type="string">
            <text:p>29,14</text:p>
          </table:table-cell>
          <table:table-cell table:style-name="ce21" table:formula="of:=IF(ISNA(VLOOKUP([.E1136];[Entrada.$A$8:.$B$1605];2;0)) = 1; 0;VLOOKUP([.E1136];[Entrada.$A$8:.$B$1605];2;0))" office:value-type="float" office:value="0">
            <text:p>0</text:p>
          </table:table-cell>
          <table:table-cell table:formula="of:=IF(ISNA(VLOOKUP([.E1136];[Entrada.$A$8:.$D$1605];4;0)) = 1; 0;VLOOKUP([.E1136];[Entrada.$A$8:.$D$1605];4;0))" office:value-type="float" office:value="0">
            <text:p>0</text:p>
          </table:table-cell>
          <table:table-cell table:number-columns-repeated="6"/>
          <table:table-cell table:style-name="ce29" table:formula="of:=[.C11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6];[Entrada.$A$8:.$C$1606];3;0)) = 1; 0;VLOOKUP([.E1136];[Entrada.$A$8:.$C$1606];3;0)*[.C11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5</text:p>
          </table:table-cell>
          <table:table-cell table:number-columns-repeated="2"/>
          <table:table-cell/>
          <table:table-cell table:style-name="ce12" office:value-type="string">
            <text:p>29,15</text:p>
          </table:table-cell>
          <table:table-cell table:style-name="ce21" table:formula="of:=IF(ISNA(VLOOKUP([.E1137];[Entrada.$A$8:.$B$1605];2;0)) = 1; 0;VLOOKUP([.E1137];[Entrada.$A$8:.$B$1605];2;0))" office:value-type="float" office:value="0">
            <text:p>0</text:p>
          </table:table-cell>
          <table:table-cell table:formula="of:=IF(ISNA(VLOOKUP([.E1137];[Entrada.$A$8:.$D$1605];4;0)) = 1; 0;VLOOKUP([.E1137];[Entrada.$A$8:.$D$1605];4;0))" office:value-type="float" office:value="0">
            <text:p>0</text:p>
          </table:table-cell>
          <table:table-cell table:number-columns-repeated="6"/>
          <table:table-cell table:style-name="ce29" table:formula="of:=[.C11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7];[Entrada.$A$8:.$C$1606];3;0)) = 1; 0;VLOOKUP([.E1137];[Entrada.$A$8:.$C$1606];3;0)*[.C11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6</text:p>
          </table:table-cell>
          <table:table-cell table:number-columns-repeated="2"/>
          <table:table-cell/>
          <table:table-cell table:style-name="ce12" office:value-type="string">
            <text:p>29,16</text:p>
          </table:table-cell>
          <table:table-cell table:style-name="ce21" table:formula="of:=IF(ISNA(VLOOKUP([.E1138];[Entrada.$A$8:.$B$1605];2;0)) = 1; 0;VLOOKUP([.E1138];[Entrada.$A$8:.$B$1605];2;0))" office:value-type="float" office:value="0">
            <text:p>0</text:p>
          </table:table-cell>
          <table:table-cell table:formula="of:=IF(ISNA(VLOOKUP([.E1138];[Entrada.$A$8:.$D$1605];4;0)) = 1; 0;VLOOKUP([.E1138];[Entrada.$A$8:.$D$1605];4;0))" office:value-type="float" office:value="0">
            <text:p>0</text:p>
          </table:table-cell>
          <table:table-cell table:number-columns-repeated="6"/>
          <table:table-cell table:style-name="ce29" table:formula="of:=[.C11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8];[Entrada.$A$8:.$C$1606];3;0)) = 1; 0;VLOOKUP([.E1138];[Entrada.$A$8:.$C$1606];3;0)*[.C11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7</text:p>
          </table:table-cell>
          <table:table-cell table:number-columns-repeated="2"/>
          <table:table-cell/>
          <table:table-cell table:style-name="ce12" office:value-type="string">
            <text:p>29,17</text:p>
          </table:table-cell>
          <table:table-cell table:style-name="ce21" table:formula="of:=IF(ISNA(VLOOKUP([.E1139];[Entrada.$A$8:.$B$1605];2;0)) = 1; 0;VLOOKUP([.E1139];[Entrada.$A$8:.$B$1605];2;0))" office:value-type="float" office:value="0">
            <text:p>0</text:p>
          </table:table-cell>
          <table:table-cell table:formula="of:=IF(ISNA(VLOOKUP([.E1139];[Entrada.$A$8:.$D$1605];4;0)) = 1; 0;VLOOKUP([.E1139];[Entrada.$A$8:.$D$1605];4;0))" office:value-type="float" office:value="0">
            <text:p>0</text:p>
          </table:table-cell>
          <table:table-cell table:number-columns-repeated="6"/>
          <table:table-cell table:style-name="ce29" table:formula="of:=[.C11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39];[Entrada.$A$8:.$C$1606];3;0)) = 1; 0;VLOOKUP([.E1139];[Entrada.$A$8:.$C$1606];3;0)*[.C11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8</text:p>
          </table:table-cell>
          <table:table-cell table:number-columns-repeated="2"/>
          <table:table-cell/>
          <table:table-cell table:style-name="ce12" office:value-type="string">
            <text:p>29,18</text:p>
          </table:table-cell>
          <table:table-cell table:style-name="ce21" table:formula="of:=IF(ISNA(VLOOKUP([.E1140];[Entrada.$A$8:.$B$1605];2;0)) = 1; 0;VLOOKUP([.E1140];[Entrada.$A$8:.$B$1605];2;0))" office:value-type="float" office:value="0">
            <text:p>0</text:p>
          </table:table-cell>
          <table:table-cell table:formula="of:=IF(ISNA(VLOOKUP([.E1140];[Entrada.$A$8:.$D$1605];4;0)) = 1; 0;VLOOKUP([.E1140];[Entrada.$A$8:.$D$1605];4;0))" office:value-type="float" office:value="0">
            <text:p>0</text:p>
          </table:table-cell>
          <table:table-cell table:number-columns-repeated="6"/>
          <table:table-cell table:style-name="ce29" table:formula="of:=[.C11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0];[Entrada.$A$8:.$C$1606];3;0)) = 1; 0;VLOOKUP([.E1140];[Entrada.$A$8:.$C$1606];3;0)*[.C11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19</text:p>
          </table:table-cell>
          <table:table-cell table:number-columns-repeated="2"/>
          <table:table-cell/>
          <table:table-cell table:style-name="ce12" office:value-type="string">
            <text:p>29,19</text:p>
          </table:table-cell>
          <table:table-cell table:style-name="ce21" table:formula="of:=IF(ISNA(VLOOKUP([.E1141];[Entrada.$A$8:.$B$1605];2;0)) = 1; 0;VLOOKUP([.E1141];[Entrada.$A$8:.$B$1605];2;0))" office:value-type="float" office:value="0">
            <text:p>0</text:p>
          </table:table-cell>
          <table:table-cell table:formula="of:=IF(ISNA(VLOOKUP([.E1141];[Entrada.$A$8:.$D$1605];4;0)) = 1; 0;VLOOKUP([.E1141];[Entrada.$A$8:.$D$1605];4;0))" office:value-type="float" office:value="0">
            <text:p>0</text:p>
          </table:table-cell>
          <table:table-cell table:number-columns-repeated="6"/>
          <table:table-cell table:style-name="ce29" table:formula="of:=[.C11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1];[Entrada.$A$8:.$C$1606];3;0)) = 1; 0;VLOOKUP([.E1141];[Entrada.$A$8:.$C$1606];3;0)*[.C11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0</text:p>
          </table:table-cell>
          <table:table-cell table:number-columns-repeated="2"/>
          <table:table-cell/>
          <table:table-cell table:style-name="ce12" office:value-type="string">
            <text:p>29,20</text:p>
          </table:table-cell>
          <table:table-cell table:style-name="ce21" table:formula="of:=IF(ISNA(VLOOKUP([.E1142];[Entrada.$A$8:.$B$1605];2;0)) = 1; 0;VLOOKUP([.E1142];[Entrada.$A$8:.$B$1605];2;0))" office:value-type="float" office:value="0">
            <text:p>0</text:p>
          </table:table-cell>
          <table:table-cell table:formula="of:=IF(ISNA(VLOOKUP([.E1142];[Entrada.$A$8:.$D$1605];4;0)) = 1; 0;VLOOKUP([.E1142];[Entrada.$A$8:.$D$1605];4;0))" office:value-type="float" office:value="0">
            <text:p>0</text:p>
          </table:table-cell>
          <table:table-cell table:number-columns-repeated="6"/>
          <table:table-cell table:style-name="ce29" table:formula="of:=[.C11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2];[Entrada.$A$8:.$C$1606];3;0)) = 1; 0;VLOOKUP([.E1142];[Entrada.$A$8:.$C$1606];3;0)*[.C11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1</text:p>
          </table:table-cell>
          <table:table-cell table:number-columns-repeated="2"/>
          <table:table-cell/>
          <table:table-cell table:style-name="ce12" office:value-type="string">
            <text:p>29,21</text:p>
          </table:table-cell>
          <table:table-cell table:style-name="ce21" table:formula="of:=IF(ISNA(VLOOKUP([.E1143];[Entrada.$A$8:.$B$1605];2;0)) = 1; 0;VLOOKUP([.E1143];[Entrada.$A$8:.$B$1605];2;0))" office:value-type="float" office:value="0">
            <text:p>0</text:p>
          </table:table-cell>
          <table:table-cell table:formula="of:=IF(ISNA(VLOOKUP([.E1143];[Entrada.$A$8:.$D$1605];4;0)) = 1; 0;VLOOKUP([.E1143];[Entrada.$A$8:.$D$1605];4;0))" office:value-type="float" office:value="0">
            <text:p>0</text:p>
          </table:table-cell>
          <table:table-cell table:number-columns-repeated="6"/>
          <table:table-cell table:style-name="ce29" table:formula="of:=[.C11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3];[Entrada.$A$8:.$C$1606];3;0)) = 1; 0;VLOOKUP([.E1143];[Entrada.$A$8:.$C$1606];3;0)*[.C11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2</text:p>
          </table:table-cell>
          <table:table-cell table:number-columns-repeated="2"/>
          <table:table-cell/>
          <table:table-cell table:style-name="ce12" office:value-type="string">
            <text:p>29,22</text:p>
          </table:table-cell>
          <table:table-cell table:style-name="ce21" table:formula="of:=IF(ISNA(VLOOKUP([.E1144];[Entrada.$A$8:.$B$1605];2;0)) = 1; 0;VLOOKUP([.E1144];[Entrada.$A$8:.$B$1605];2;0))" office:value-type="float" office:value="0">
            <text:p>0</text:p>
          </table:table-cell>
          <table:table-cell table:formula="of:=IF(ISNA(VLOOKUP([.E1144];[Entrada.$A$8:.$D$1605];4;0)) = 1; 0;VLOOKUP([.E1144];[Entrada.$A$8:.$D$1605];4;0))" office:value-type="float" office:value="0">
            <text:p>0</text:p>
          </table:table-cell>
          <table:table-cell table:number-columns-repeated="6"/>
          <table:table-cell table:style-name="ce29" table:formula="of:=[.C11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4];[Entrada.$A$8:.$C$1606];3;0)) = 1; 0;VLOOKUP([.E1144];[Entrada.$A$8:.$C$1606];3;0)*[.C11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3</text:p>
          </table:table-cell>
          <table:table-cell table:number-columns-repeated="2"/>
          <table:table-cell/>
          <table:table-cell table:style-name="ce12" office:value-type="string">
            <text:p>29,23</text:p>
          </table:table-cell>
          <table:table-cell table:style-name="ce21" table:formula="of:=IF(ISNA(VLOOKUP([.E1145];[Entrada.$A$8:.$B$1605];2;0)) = 1; 0;VLOOKUP([.E1145];[Entrada.$A$8:.$B$1605];2;0))" office:value-type="float" office:value="0">
            <text:p>0</text:p>
          </table:table-cell>
          <table:table-cell table:formula="of:=IF(ISNA(VLOOKUP([.E1145];[Entrada.$A$8:.$D$1605];4;0)) = 1; 0;VLOOKUP([.E1145];[Entrada.$A$8:.$D$1605];4;0))" office:value-type="float" office:value="0">
            <text:p>0</text:p>
          </table:table-cell>
          <table:table-cell table:number-columns-repeated="6"/>
          <table:table-cell table:style-name="ce29" table:formula="of:=[.C11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5];[Entrada.$A$8:.$C$1606];3;0)) = 1; 0;VLOOKUP([.E1145];[Entrada.$A$8:.$C$1606];3;0)*[.C11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4</text:p>
          </table:table-cell>
          <table:table-cell table:number-columns-repeated="2"/>
          <table:table-cell/>
          <table:table-cell table:style-name="ce12" office:value-type="string">
            <text:p>29,24</text:p>
          </table:table-cell>
          <table:table-cell table:style-name="ce21" table:formula="of:=IF(ISNA(VLOOKUP([.E1146];[Entrada.$A$8:.$B$1605];2;0)) = 1; 0;VLOOKUP([.E1146];[Entrada.$A$8:.$B$1605];2;0))" office:value-type="float" office:value="0">
            <text:p>0</text:p>
          </table:table-cell>
          <table:table-cell table:formula="of:=IF(ISNA(VLOOKUP([.E1146];[Entrada.$A$8:.$D$1605];4;0)) = 1; 0;VLOOKUP([.E1146];[Entrada.$A$8:.$D$1605];4;0))" office:value-type="float" office:value="0">
            <text:p>0</text:p>
          </table:table-cell>
          <table:table-cell table:number-columns-repeated="6"/>
          <table:table-cell table:style-name="ce29" table:formula="of:=[.C11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6];[Entrada.$A$8:.$C$1606];3;0)) = 1; 0;VLOOKUP([.E1146];[Entrada.$A$8:.$C$1606];3;0)*[.C11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5</text:p>
          </table:table-cell>
          <table:table-cell table:number-columns-repeated="2"/>
          <table:table-cell/>
          <table:table-cell table:style-name="ce12" office:value-type="string">
            <text:p>29,25</text:p>
          </table:table-cell>
          <table:table-cell table:style-name="ce21" table:formula="of:=IF(ISNA(VLOOKUP([.E1147];[Entrada.$A$8:.$B$1605];2;0)) = 1; 0;VLOOKUP([.E1147];[Entrada.$A$8:.$B$1605];2;0))" office:value-type="float" office:value="0">
            <text:p>0</text:p>
          </table:table-cell>
          <table:table-cell table:formula="of:=IF(ISNA(VLOOKUP([.E1147];[Entrada.$A$8:.$D$1605];4;0)) = 1; 0;VLOOKUP([.E1147];[Entrada.$A$8:.$D$1605];4;0))" office:value-type="float" office:value="0">
            <text:p>0</text:p>
          </table:table-cell>
          <table:table-cell table:number-columns-repeated="6"/>
          <table:table-cell table:style-name="ce29" table:formula="of:=[.C11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7];[Entrada.$A$8:.$C$1606];3;0)) = 1; 0;VLOOKUP([.E1147];[Entrada.$A$8:.$C$1606];3;0)*[.C11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6</text:p>
          </table:table-cell>
          <table:table-cell table:number-columns-repeated="2"/>
          <table:table-cell/>
          <table:table-cell table:style-name="ce12" office:value-type="string">
            <text:p>29,26</text:p>
          </table:table-cell>
          <table:table-cell table:style-name="ce21" table:formula="of:=IF(ISNA(VLOOKUP([.E1148];[Entrada.$A$8:.$B$1605];2;0)) = 1; 0;VLOOKUP([.E1148];[Entrada.$A$8:.$B$1605];2;0))" office:value-type="float" office:value="0">
            <text:p>0</text:p>
          </table:table-cell>
          <table:table-cell table:formula="of:=IF(ISNA(VLOOKUP([.E1148];[Entrada.$A$8:.$D$1605];4;0)) = 1; 0;VLOOKUP([.E1148];[Entrada.$A$8:.$D$1605];4;0))" office:value-type="float" office:value="0">
            <text:p>0</text:p>
          </table:table-cell>
          <table:table-cell table:number-columns-repeated="6"/>
          <table:table-cell table:style-name="ce29" table:formula="of:=[.C11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8];[Entrada.$A$8:.$C$1606];3;0)) = 1; 0;VLOOKUP([.E1148];[Entrada.$A$8:.$C$1606];3;0)*[.C11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7</text:p>
          </table:table-cell>
          <table:table-cell table:number-columns-repeated="2"/>
          <table:table-cell/>
          <table:table-cell table:style-name="ce12" office:value-type="string">
            <text:p>29,27</text:p>
          </table:table-cell>
          <table:table-cell table:style-name="ce21" table:formula="of:=IF(ISNA(VLOOKUP([.E1149];[Entrada.$A$8:.$B$1605];2;0)) = 1; 0;VLOOKUP([.E1149];[Entrada.$A$8:.$B$1605];2;0))" office:value-type="float" office:value="0">
            <text:p>0</text:p>
          </table:table-cell>
          <table:table-cell table:formula="of:=IF(ISNA(VLOOKUP([.E1149];[Entrada.$A$8:.$D$1605];4;0)) = 1; 0;VLOOKUP([.E1149];[Entrada.$A$8:.$D$1605];4;0))" office:value-type="float" office:value="0">
            <text:p>0</text:p>
          </table:table-cell>
          <table:table-cell table:number-columns-repeated="6"/>
          <table:table-cell table:style-name="ce29" table:formula="of:=[.C11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49];[Entrada.$A$8:.$C$1606];3;0)) = 1; 0;VLOOKUP([.E1149];[Entrada.$A$8:.$C$1606];3;0)*[.C11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8</text:p>
          </table:table-cell>
          <table:table-cell table:number-columns-repeated="2"/>
          <table:table-cell/>
          <table:table-cell table:style-name="ce12" office:value-type="string">
            <text:p>29,28</text:p>
          </table:table-cell>
          <table:table-cell table:style-name="ce21" table:formula="of:=IF(ISNA(VLOOKUP([.E1150];[Entrada.$A$8:.$B$1605];2;0)) = 1; 0;VLOOKUP([.E1150];[Entrada.$A$8:.$B$1605];2;0))" office:value-type="float" office:value="0">
            <text:p>0</text:p>
          </table:table-cell>
          <table:table-cell table:formula="of:=IF(ISNA(VLOOKUP([.E1150];[Entrada.$A$8:.$D$1605];4;0)) = 1; 0;VLOOKUP([.E1150];[Entrada.$A$8:.$D$1605];4;0))" office:value-type="float" office:value="0">
            <text:p>0</text:p>
          </table:table-cell>
          <table:table-cell table:number-columns-repeated="6"/>
          <table:table-cell table:style-name="ce29" table:formula="of:=[.C11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0];[Entrada.$A$8:.$C$1606];3;0)) = 1; 0;VLOOKUP([.E1150];[Entrada.$A$8:.$C$1606];3;0)*[.C11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29</text:p>
          </table:table-cell>
          <table:table-cell table:number-columns-repeated="2"/>
          <table:table-cell/>
          <table:table-cell table:style-name="ce12" office:value-type="string">
            <text:p>29,29</text:p>
          </table:table-cell>
          <table:table-cell table:style-name="ce21" table:formula="of:=IF(ISNA(VLOOKUP([.E1151];[Entrada.$A$8:.$B$1605];2;0)) = 1; 0;VLOOKUP([.E1151];[Entrada.$A$8:.$B$1605];2;0))" office:value-type="float" office:value="0">
            <text:p>0</text:p>
          </table:table-cell>
          <table:table-cell table:formula="of:=IF(ISNA(VLOOKUP([.E1151];[Entrada.$A$8:.$D$1605];4;0)) = 1; 0;VLOOKUP([.E1151];[Entrada.$A$8:.$D$1605];4;0))" office:value-type="float" office:value="0">
            <text:p>0</text:p>
          </table:table-cell>
          <table:table-cell table:number-columns-repeated="6"/>
          <table:table-cell table:style-name="ce29" table:formula="of:=[.C11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1];[Entrada.$A$8:.$C$1606];3;0)) = 1; 0;VLOOKUP([.E1151];[Entrada.$A$8:.$C$1606];3;0)*[.C11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0</text:p>
          </table:table-cell>
          <table:table-cell table:number-columns-repeated="2"/>
          <table:table-cell/>
          <table:table-cell table:style-name="ce12" office:value-type="string">
            <text:p>29,30</text:p>
          </table:table-cell>
          <table:table-cell table:style-name="ce21" table:formula="of:=IF(ISNA(VLOOKUP([.E1152];[Entrada.$A$8:.$B$1605];2;0)) = 1; 0;VLOOKUP([.E1152];[Entrada.$A$8:.$B$1605];2;0))" office:value-type="float" office:value="0">
            <text:p>0</text:p>
          </table:table-cell>
          <table:table-cell table:formula="of:=IF(ISNA(VLOOKUP([.E1152];[Entrada.$A$8:.$D$1605];4;0)) = 1; 0;VLOOKUP([.E1152];[Entrada.$A$8:.$D$1605];4;0))" office:value-type="float" office:value="0">
            <text:p>0</text:p>
          </table:table-cell>
          <table:table-cell table:number-columns-repeated="6"/>
          <table:table-cell table:style-name="ce29" table:formula="of:=[.C11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2];[Entrada.$A$8:.$C$1606];3;0)) = 1; 0;VLOOKUP([.E1152];[Entrada.$A$8:.$C$1606];3;0)*[.C11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1</text:p>
          </table:table-cell>
          <table:table-cell table:number-columns-repeated="2"/>
          <table:table-cell/>
          <table:table-cell table:style-name="ce12" office:value-type="string">
            <text:p>29,31</text:p>
          </table:table-cell>
          <table:table-cell table:style-name="ce21" table:formula="of:=IF(ISNA(VLOOKUP([.E1153];[Entrada.$A$8:.$B$1605];2;0)) = 1; 0;VLOOKUP([.E1153];[Entrada.$A$8:.$B$1605];2;0))" office:value-type="float" office:value="0">
            <text:p>0</text:p>
          </table:table-cell>
          <table:table-cell table:formula="of:=IF(ISNA(VLOOKUP([.E1153];[Entrada.$A$8:.$D$1605];4;0)) = 1; 0;VLOOKUP([.E1153];[Entrada.$A$8:.$D$1605];4;0))" office:value-type="float" office:value="0">
            <text:p>0</text:p>
          </table:table-cell>
          <table:table-cell table:number-columns-repeated="6"/>
          <table:table-cell table:style-name="ce29" table:formula="of:=[.C11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3];[Entrada.$A$8:.$C$1606];3;0)) = 1; 0;VLOOKUP([.E1153];[Entrada.$A$8:.$C$1606];3;0)*[.C11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2</text:p>
          </table:table-cell>
          <table:table-cell table:number-columns-repeated="2"/>
          <table:table-cell/>
          <table:table-cell table:style-name="ce12" office:value-type="string">
            <text:p>29,32</text:p>
          </table:table-cell>
          <table:table-cell table:style-name="ce21" table:formula="of:=IF(ISNA(VLOOKUP([.E1154];[Entrada.$A$8:.$B$1605];2;0)) = 1; 0;VLOOKUP([.E1154];[Entrada.$A$8:.$B$1605];2;0))" office:value-type="float" office:value="0">
            <text:p>0</text:p>
          </table:table-cell>
          <table:table-cell table:formula="of:=IF(ISNA(VLOOKUP([.E1154];[Entrada.$A$8:.$D$1605];4;0)) = 1; 0;VLOOKUP([.E1154];[Entrada.$A$8:.$D$1605];4;0))" office:value-type="float" office:value="0">
            <text:p>0</text:p>
          </table:table-cell>
          <table:table-cell table:number-columns-repeated="6"/>
          <table:table-cell table:style-name="ce29" table:formula="of:=[.C11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4];[Entrada.$A$8:.$C$1606];3;0)) = 1; 0;VLOOKUP([.E1154];[Entrada.$A$8:.$C$1606];3;0)*[.C11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3</text:p>
          </table:table-cell>
          <table:table-cell table:number-columns-repeated="2"/>
          <table:table-cell/>
          <table:table-cell table:style-name="ce12" office:value-type="string">
            <text:p>29,33</text:p>
          </table:table-cell>
          <table:table-cell table:style-name="ce21" table:formula="of:=IF(ISNA(VLOOKUP([.E1155];[Entrada.$A$8:.$B$1605];2;0)) = 1; 0;VLOOKUP([.E1155];[Entrada.$A$8:.$B$1605];2;0))" office:value-type="float" office:value="0">
            <text:p>0</text:p>
          </table:table-cell>
          <table:table-cell table:formula="of:=IF(ISNA(VLOOKUP([.E1155];[Entrada.$A$8:.$D$1605];4;0)) = 1; 0;VLOOKUP([.E1155];[Entrada.$A$8:.$D$1605];4;0))" office:value-type="float" office:value="0">
            <text:p>0</text:p>
          </table:table-cell>
          <table:table-cell table:number-columns-repeated="6"/>
          <table:table-cell table:style-name="ce29" table:formula="of:=[.C11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5];[Entrada.$A$8:.$C$1606];3;0)) = 1; 0;VLOOKUP([.E1155];[Entrada.$A$8:.$C$1606];3;0)*[.C11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4</text:p>
          </table:table-cell>
          <table:table-cell table:number-columns-repeated="2"/>
          <table:table-cell/>
          <table:table-cell table:style-name="ce12" office:value-type="string">
            <text:p>29,34</text:p>
          </table:table-cell>
          <table:table-cell table:style-name="ce21" table:formula="of:=IF(ISNA(VLOOKUP([.E1156];[Entrada.$A$8:.$B$1605];2;0)) = 1; 0;VLOOKUP([.E1156];[Entrada.$A$8:.$B$1605];2;0))" office:value-type="float" office:value="0">
            <text:p>0</text:p>
          </table:table-cell>
          <table:table-cell table:formula="of:=IF(ISNA(VLOOKUP([.E1156];[Entrada.$A$8:.$D$1605];4;0)) = 1; 0;VLOOKUP([.E1156];[Entrada.$A$8:.$D$1605];4;0))" office:value-type="float" office:value="0">
            <text:p>0</text:p>
          </table:table-cell>
          <table:table-cell table:number-columns-repeated="6"/>
          <table:table-cell table:style-name="ce29" table:formula="of:=[.C11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6];[Entrada.$A$8:.$C$1606];3;0)) = 1; 0;VLOOKUP([.E1156];[Entrada.$A$8:.$C$1606];3;0)*[.C11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5</text:p>
          </table:table-cell>
          <table:table-cell table:number-columns-repeated="2"/>
          <table:table-cell/>
          <table:table-cell table:style-name="ce12" office:value-type="string">
            <text:p>29,35</text:p>
          </table:table-cell>
          <table:table-cell table:style-name="ce21" table:formula="of:=IF(ISNA(VLOOKUP([.E1157];[Entrada.$A$8:.$B$1605];2;0)) = 1; 0;VLOOKUP([.E1157];[Entrada.$A$8:.$B$1605];2;0))" office:value-type="float" office:value="0">
            <text:p>0</text:p>
          </table:table-cell>
          <table:table-cell table:formula="of:=IF(ISNA(VLOOKUP([.E1157];[Entrada.$A$8:.$D$1605];4;0)) = 1; 0;VLOOKUP([.E1157];[Entrada.$A$8:.$D$1605];4;0))" office:value-type="float" office:value="0">
            <text:p>0</text:p>
          </table:table-cell>
          <table:table-cell table:number-columns-repeated="6"/>
          <table:table-cell table:style-name="ce29" table:formula="of:=[.C11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7];[Entrada.$A$8:.$C$1606];3;0)) = 1; 0;VLOOKUP([.E1157];[Entrada.$A$8:.$C$1606];3;0)*[.C11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6</text:p>
          </table:table-cell>
          <table:table-cell table:number-columns-repeated="2"/>
          <table:table-cell/>
          <table:table-cell table:style-name="ce12" office:value-type="string">
            <text:p>29,36</text:p>
          </table:table-cell>
          <table:table-cell table:style-name="ce21" table:formula="of:=IF(ISNA(VLOOKUP([.E1158];[Entrada.$A$8:.$B$1605];2;0)) = 1; 0;VLOOKUP([.E1158];[Entrada.$A$8:.$B$1605];2;0))" office:value-type="float" office:value="0">
            <text:p>0</text:p>
          </table:table-cell>
          <table:table-cell table:formula="of:=IF(ISNA(VLOOKUP([.E1158];[Entrada.$A$8:.$D$1605];4;0)) = 1; 0;VLOOKUP([.E1158];[Entrada.$A$8:.$D$1605];4;0))" office:value-type="float" office:value="0">
            <text:p>0</text:p>
          </table:table-cell>
          <table:table-cell table:number-columns-repeated="6"/>
          <table:table-cell table:style-name="ce29" table:formula="of:=[.C11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8];[Entrada.$A$8:.$C$1606];3;0)) = 1; 0;VLOOKUP([.E1158];[Entrada.$A$8:.$C$1606];3;0)*[.C11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7</text:p>
          </table:table-cell>
          <table:table-cell table:number-columns-repeated="2"/>
          <table:table-cell/>
          <table:table-cell table:style-name="ce12" office:value-type="string">
            <text:p>29,37</text:p>
          </table:table-cell>
          <table:table-cell table:style-name="ce21" table:formula="of:=IF(ISNA(VLOOKUP([.E1159];[Entrada.$A$8:.$B$1605];2;0)) = 1; 0;VLOOKUP([.E1159];[Entrada.$A$8:.$B$1605];2;0))" office:value-type="float" office:value="0">
            <text:p>0</text:p>
          </table:table-cell>
          <table:table-cell table:formula="of:=IF(ISNA(VLOOKUP([.E1159];[Entrada.$A$8:.$D$1605];4;0)) = 1; 0;VLOOKUP([.E1159];[Entrada.$A$8:.$D$1605];4;0))" office:value-type="float" office:value="0">
            <text:p>0</text:p>
          </table:table-cell>
          <table:table-cell table:number-columns-repeated="6"/>
          <table:table-cell table:style-name="ce29" table:formula="of:=[.C11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59];[Entrada.$A$8:.$C$1606];3;0)) = 1; 0;VLOOKUP([.E1159];[Entrada.$A$8:.$C$1606];3;0)*[.C11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8</text:p>
          </table:table-cell>
          <table:table-cell table:number-columns-repeated="2"/>
          <table:table-cell/>
          <table:table-cell table:style-name="ce12" office:value-type="string">
            <text:p>29,38</text:p>
          </table:table-cell>
          <table:table-cell table:style-name="ce21" table:formula="of:=IF(ISNA(VLOOKUP([.E1160];[Entrada.$A$8:.$B$1605];2;0)) = 1; 0;VLOOKUP([.E1160];[Entrada.$A$8:.$B$1605];2;0))" office:value-type="float" office:value="0">
            <text:p>0</text:p>
          </table:table-cell>
          <table:table-cell table:formula="of:=IF(ISNA(VLOOKUP([.E1160];[Entrada.$A$8:.$D$1605];4;0)) = 1; 0;VLOOKUP([.E1160];[Entrada.$A$8:.$D$1605];4;0))" office:value-type="float" office:value="0">
            <text:p>0</text:p>
          </table:table-cell>
          <table:table-cell table:number-columns-repeated="6"/>
          <table:table-cell table:style-name="ce29" table:formula="of:=[.C11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0];[Entrada.$A$8:.$C$1606];3;0)) = 1; 0;VLOOKUP([.E1160];[Entrada.$A$8:.$C$1606];3;0)*[.C11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39</text:p>
          </table:table-cell>
          <table:table-cell table:number-columns-repeated="2"/>
          <table:table-cell/>
          <table:table-cell table:style-name="ce12" office:value-type="string">
            <text:p>29,39</text:p>
          </table:table-cell>
          <table:table-cell table:style-name="ce21" table:formula="of:=IF(ISNA(VLOOKUP([.E1161];[Entrada.$A$8:.$B$1605];2;0)) = 1; 0;VLOOKUP([.E1161];[Entrada.$A$8:.$B$1605];2;0))" office:value-type="float" office:value="0">
            <text:p>0</text:p>
          </table:table-cell>
          <table:table-cell table:formula="of:=IF(ISNA(VLOOKUP([.E1161];[Entrada.$A$8:.$D$1605];4;0)) = 1; 0;VLOOKUP([.E1161];[Entrada.$A$8:.$D$1605];4;0))" office:value-type="float" office:value="0">
            <text:p>0</text:p>
          </table:table-cell>
          <table:table-cell table:number-columns-repeated="6"/>
          <table:table-cell table:style-name="ce29" table:formula="of:=[.C11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1];[Entrada.$A$8:.$C$1606];3;0)) = 1; 0;VLOOKUP([.E1161];[Entrada.$A$8:.$C$1606];3;0)*[.C11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29,40</text:p>
          </table:table-cell>
          <table:table-cell table:number-columns-repeated="2"/>
          <table:table-cell/>
          <table:table-cell table:style-name="ce12" office:value-type="string">
            <text:p>29,40</text:p>
          </table:table-cell>
          <table:table-cell table:style-name="ce21" table:formula="of:=IF(ISNA(VLOOKUP([.E1162];[Entrada.$A$8:.$B$1605];2;0)) = 1; 0;VLOOKUP([.E1162];[Entrada.$A$8:.$B$1605];2;0))" office:value-type="float" office:value="0">
            <text:p>0</text:p>
          </table:table-cell>
          <table:table-cell table:formula="of:=IF(ISNA(VLOOKUP([.E1162];[Entrada.$A$8:.$D$1605];4;0)) = 1; 0;VLOOKUP([.E1162];[Entrada.$A$8:.$D$1605];4;0))" office:value-type="float" office:value="0">
            <text:p>0</text:p>
          </table:table-cell>
          <table:table-cell table:number-columns-repeated="6"/>
          <table:table-cell table:style-name="ce29" table:formula="of:=[.C11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2];[Entrada.$A$8:.$C$1606];3;0)) = 1; 0;VLOOKUP([.E1162];[Entrada.$A$8:.$C$1606];3;0)*[.C11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</text:p>
          </table:table-cell>
          <table:table-cell table:number-columns-repeated="2"/>
          <table:table-cell/>
          <table:table-cell table:style-name="ce12" office:value-type="string">
            <text:p>30,1</text:p>
          </table:table-cell>
          <table:table-cell table:style-name="ce21" table:formula="of:=IF(ISNA(VLOOKUP([.E1163];[Entrada.$A$8:.$B$1605];2;0)) = 1; 0;VLOOKUP([.E1163];[Entrada.$A$8:.$B$1605];2;0))" office:value-type="float" office:value="0">
            <text:p>0</text:p>
          </table:table-cell>
          <table:table-cell table:formula="of:=IF(ISNA(VLOOKUP([.E1163];[Entrada.$A$8:.$D$1605];4;0)) = 1; 0;VLOOKUP([.E1163];[Entrada.$A$8:.$D$1605];4;0))" office:value-type="float" office:value="0">
            <text:p>0</text:p>
          </table:table-cell>
          <table:table-cell table:number-columns-repeated="6"/>
          <table:table-cell table:style-name="ce29" table:formula="of:=[.C11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3];[Entrada.$A$8:.$C$1606];3;0)) = 1; 0;VLOOKUP([.E1163];[Entrada.$A$8:.$C$1606];3;0)*[.C11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</text:p>
          </table:table-cell>
          <table:table-cell table:number-columns-repeated="2"/>
          <table:table-cell/>
          <table:table-cell table:style-name="ce12" office:value-type="string">
            <text:p>30,2</text:p>
          </table:table-cell>
          <table:table-cell table:style-name="ce21" table:formula="of:=IF(ISNA(VLOOKUP([.E1164];[Entrada.$A$8:.$B$1605];2;0)) = 1; 0;VLOOKUP([.E1164];[Entrada.$A$8:.$B$1605];2;0))" office:value-type="float" office:value="0">
            <text:p>0</text:p>
          </table:table-cell>
          <table:table-cell table:formula="of:=IF(ISNA(VLOOKUP([.E1164];[Entrada.$A$8:.$D$1605];4;0)) = 1; 0;VLOOKUP([.E1164];[Entrada.$A$8:.$D$1605];4;0))" office:value-type="float" office:value="0">
            <text:p>0</text:p>
          </table:table-cell>
          <table:table-cell table:number-columns-repeated="6"/>
          <table:table-cell table:style-name="ce29" table:formula="of:=[.C11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4];[Entrada.$A$8:.$C$1606];3;0)) = 1; 0;VLOOKUP([.E1164];[Entrada.$A$8:.$C$1606];3;0)*[.C11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</text:p>
          </table:table-cell>
          <table:table-cell table:number-columns-repeated="2"/>
          <table:table-cell/>
          <table:table-cell table:style-name="ce12" office:value-type="string">
            <text:p>30,3</text:p>
          </table:table-cell>
          <table:table-cell table:style-name="ce21" table:formula="of:=IF(ISNA(VLOOKUP([.E1165];[Entrada.$A$8:.$B$1605];2;0)) = 1; 0;VLOOKUP([.E1165];[Entrada.$A$8:.$B$1605];2;0))" office:value-type="float" office:value="0">
            <text:p>0</text:p>
          </table:table-cell>
          <table:table-cell table:formula="of:=IF(ISNA(VLOOKUP([.E1165];[Entrada.$A$8:.$D$1605];4;0)) = 1; 0;VLOOKUP([.E1165];[Entrada.$A$8:.$D$1605];4;0))" office:value-type="float" office:value="0">
            <text:p>0</text:p>
          </table:table-cell>
          <table:table-cell table:number-columns-repeated="6"/>
          <table:table-cell table:style-name="ce29" table:formula="of:=[.C11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5];[Entrada.$A$8:.$C$1606];3;0)) = 1; 0;VLOOKUP([.E1165];[Entrada.$A$8:.$C$1606];3;0)*[.C11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4</text:p>
          </table:table-cell>
          <table:table-cell table:number-columns-repeated="2"/>
          <table:table-cell/>
          <table:table-cell table:style-name="ce12" office:value-type="string">
            <text:p>30,4</text:p>
          </table:table-cell>
          <table:table-cell table:style-name="ce21" table:formula="of:=IF(ISNA(VLOOKUP([.E1166];[Entrada.$A$8:.$B$1605];2;0)) = 1; 0;VLOOKUP([.E1166];[Entrada.$A$8:.$B$1605];2;0))" office:value-type="float" office:value="0">
            <text:p>0</text:p>
          </table:table-cell>
          <table:table-cell table:formula="of:=IF(ISNA(VLOOKUP([.E1166];[Entrada.$A$8:.$D$1605];4;0)) = 1; 0;VLOOKUP([.E1166];[Entrada.$A$8:.$D$1605];4;0))" office:value-type="float" office:value="0">
            <text:p>0</text:p>
          </table:table-cell>
          <table:table-cell table:number-columns-repeated="6"/>
          <table:table-cell table:style-name="ce29" table:formula="of:=[.C11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6];[Entrada.$A$8:.$C$1606];3;0)) = 1; 0;VLOOKUP([.E1166];[Entrada.$A$8:.$C$1606];3;0)*[.C11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5</text:p>
          </table:table-cell>
          <table:table-cell table:number-columns-repeated="2"/>
          <table:table-cell/>
          <table:table-cell table:style-name="ce12" office:value-type="string">
            <text:p>30,5</text:p>
          </table:table-cell>
          <table:table-cell table:style-name="ce21" table:formula="of:=IF(ISNA(VLOOKUP([.E1167];[Entrada.$A$8:.$B$1605];2;0)) = 1; 0;VLOOKUP([.E1167];[Entrada.$A$8:.$B$1605];2;0))" office:value-type="float" office:value="0">
            <text:p>0</text:p>
          </table:table-cell>
          <table:table-cell table:formula="of:=IF(ISNA(VLOOKUP([.E1167];[Entrada.$A$8:.$D$1605];4;0)) = 1; 0;VLOOKUP([.E1167];[Entrada.$A$8:.$D$1605];4;0))" office:value-type="float" office:value="0">
            <text:p>0</text:p>
          </table:table-cell>
          <table:table-cell table:number-columns-repeated="6"/>
          <table:table-cell table:style-name="ce29" table:formula="of:=[.C11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7];[Entrada.$A$8:.$C$1606];3;0)) = 1; 0;VLOOKUP([.E1167];[Entrada.$A$8:.$C$1606];3;0)*[.C11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6</text:p>
          </table:table-cell>
          <table:table-cell table:number-columns-repeated="2"/>
          <table:table-cell/>
          <table:table-cell table:style-name="ce12" office:value-type="string">
            <text:p>30,6</text:p>
          </table:table-cell>
          <table:table-cell table:style-name="ce21" table:formula="of:=IF(ISNA(VLOOKUP([.E1168];[Entrada.$A$8:.$B$1605];2;0)) = 1; 0;VLOOKUP([.E1168];[Entrada.$A$8:.$B$1605];2;0))" office:value-type="float" office:value="0">
            <text:p>0</text:p>
          </table:table-cell>
          <table:table-cell table:formula="of:=IF(ISNA(VLOOKUP([.E1168];[Entrada.$A$8:.$D$1605];4;0)) = 1; 0;VLOOKUP([.E1168];[Entrada.$A$8:.$D$1605];4;0))" office:value-type="float" office:value="0">
            <text:p>0</text:p>
          </table:table-cell>
          <table:table-cell table:number-columns-repeated="6"/>
          <table:table-cell table:style-name="ce29" table:formula="of:=[.C11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8];[Entrada.$A$8:.$C$1606];3;0)) = 1; 0;VLOOKUP([.E1168];[Entrada.$A$8:.$C$1606];3;0)*[.C11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7</text:p>
          </table:table-cell>
          <table:table-cell table:number-columns-repeated="2"/>
          <table:table-cell/>
          <table:table-cell table:style-name="ce12" office:value-type="string">
            <text:p>30,7</text:p>
          </table:table-cell>
          <table:table-cell table:style-name="ce21" table:formula="of:=IF(ISNA(VLOOKUP([.E1169];[Entrada.$A$8:.$B$1605];2;0)) = 1; 0;VLOOKUP([.E1169];[Entrada.$A$8:.$B$1605];2;0))" office:value-type="float" office:value="0">
            <text:p>0</text:p>
          </table:table-cell>
          <table:table-cell table:formula="of:=IF(ISNA(VLOOKUP([.E1169];[Entrada.$A$8:.$D$1605];4;0)) = 1; 0;VLOOKUP([.E1169];[Entrada.$A$8:.$D$1605];4;0))" office:value-type="float" office:value="0">
            <text:p>0</text:p>
          </table:table-cell>
          <table:table-cell table:number-columns-repeated="6"/>
          <table:table-cell table:style-name="ce29" table:formula="of:=[.C11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69];[Entrada.$A$8:.$C$1606];3;0)) = 1; 0;VLOOKUP([.E1169];[Entrada.$A$8:.$C$1606];3;0)*[.C11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8</text:p>
          </table:table-cell>
          <table:table-cell table:number-columns-repeated="2"/>
          <table:table-cell/>
          <table:table-cell table:style-name="ce12" office:value-type="string">
            <text:p>30,8</text:p>
          </table:table-cell>
          <table:table-cell table:style-name="ce21" table:formula="of:=IF(ISNA(VLOOKUP([.E1170];[Entrada.$A$8:.$B$1605];2;0)) = 1; 0;VLOOKUP([.E1170];[Entrada.$A$8:.$B$1605];2;0))" office:value-type="float" office:value="0">
            <text:p>0</text:p>
          </table:table-cell>
          <table:table-cell table:formula="of:=IF(ISNA(VLOOKUP([.E1170];[Entrada.$A$8:.$D$1605];4;0)) = 1; 0;VLOOKUP([.E1170];[Entrada.$A$8:.$D$1605];4;0))" office:value-type="float" office:value="0">
            <text:p>0</text:p>
          </table:table-cell>
          <table:table-cell table:number-columns-repeated="6"/>
          <table:table-cell table:style-name="ce29" table:formula="of:=[.C11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0];[Entrada.$A$8:.$C$1606];3;0)) = 1; 0;VLOOKUP([.E1170];[Entrada.$A$8:.$C$1606];3;0)*[.C11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9</text:p>
          </table:table-cell>
          <table:table-cell table:number-columns-repeated="2"/>
          <table:table-cell/>
          <table:table-cell table:style-name="ce12" office:value-type="string">
            <text:p>30,9</text:p>
          </table:table-cell>
          <table:table-cell table:style-name="ce21" table:formula="of:=IF(ISNA(VLOOKUP([.E1171];[Entrada.$A$8:.$B$1605];2;0)) = 1; 0;VLOOKUP([.E1171];[Entrada.$A$8:.$B$1605];2;0))" office:value-type="float" office:value="0">
            <text:p>0</text:p>
          </table:table-cell>
          <table:table-cell table:formula="of:=IF(ISNA(VLOOKUP([.E1171];[Entrada.$A$8:.$D$1605];4;0)) = 1; 0;VLOOKUP([.E1171];[Entrada.$A$8:.$D$1605];4;0))" office:value-type="float" office:value="0">
            <text:p>0</text:p>
          </table:table-cell>
          <table:table-cell table:number-columns-repeated="6"/>
          <table:table-cell table:style-name="ce29" table:formula="of:=[.C11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1];[Entrada.$A$8:.$C$1606];3;0)) = 1; 0;VLOOKUP([.E1171];[Entrada.$A$8:.$C$1606];3;0)*[.C11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0</text:p>
          </table:table-cell>
          <table:table-cell table:number-columns-repeated="2"/>
          <table:table-cell/>
          <table:table-cell table:style-name="ce12" office:value-type="string">
            <text:p>30,10</text:p>
          </table:table-cell>
          <table:table-cell table:style-name="ce21" table:formula="of:=IF(ISNA(VLOOKUP([.E1172];[Entrada.$A$8:.$B$1605];2;0)) = 1; 0;VLOOKUP([.E1172];[Entrada.$A$8:.$B$1605];2;0))" office:value-type="float" office:value="0">
            <text:p>0</text:p>
          </table:table-cell>
          <table:table-cell table:formula="of:=IF(ISNA(VLOOKUP([.E1172];[Entrada.$A$8:.$D$1605];4;0)) = 1; 0;VLOOKUP([.E1172];[Entrada.$A$8:.$D$1605];4;0))" office:value-type="float" office:value="0">
            <text:p>0</text:p>
          </table:table-cell>
          <table:table-cell table:number-columns-repeated="6"/>
          <table:table-cell table:style-name="ce29" table:formula="of:=[.C11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2];[Entrada.$A$8:.$C$1606];3;0)) = 1; 0;VLOOKUP([.E1172];[Entrada.$A$8:.$C$1606];3;0)*[.C11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1</text:p>
          </table:table-cell>
          <table:table-cell table:number-columns-repeated="2"/>
          <table:table-cell/>
          <table:table-cell table:style-name="ce12" office:value-type="string">
            <text:p>30,11</text:p>
          </table:table-cell>
          <table:table-cell table:style-name="ce21" table:formula="of:=IF(ISNA(VLOOKUP([.E1173];[Entrada.$A$8:.$B$1605];2;0)) = 1; 0;VLOOKUP([.E1173];[Entrada.$A$8:.$B$1605];2;0))" office:value-type="float" office:value="0">
            <text:p>0</text:p>
          </table:table-cell>
          <table:table-cell table:formula="of:=IF(ISNA(VLOOKUP([.E1173];[Entrada.$A$8:.$D$1605];4;0)) = 1; 0;VLOOKUP([.E1173];[Entrada.$A$8:.$D$1605];4;0))" office:value-type="float" office:value="0">
            <text:p>0</text:p>
          </table:table-cell>
          <table:table-cell table:number-columns-repeated="6"/>
          <table:table-cell table:style-name="ce29" table:formula="of:=[.C11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3];[Entrada.$A$8:.$C$1606];3;0)) = 1; 0;VLOOKUP([.E1173];[Entrada.$A$8:.$C$1606];3;0)*[.C11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2</text:p>
          </table:table-cell>
          <table:table-cell table:number-columns-repeated="2"/>
          <table:table-cell/>
          <table:table-cell table:style-name="ce12" office:value-type="string">
            <text:p>30,12</text:p>
          </table:table-cell>
          <table:table-cell table:style-name="ce21" table:formula="of:=IF(ISNA(VLOOKUP([.E1174];[Entrada.$A$8:.$B$1605];2;0)) = 1; 0;VLOOKUP([.E1174];[Entrada.$A$8:.$B$1605];2;0))" office:value-type="float" office:value="0">
            <text:p>0</text:p>
          </table:table-cell>
          <table:table-cell table:formula="of:=IF(ISNA(VLOOKUP([.E1174];[Entrada.$A$8:.$D$1605];4;0)) = 1; 0;VLOOKUP([.E1174];[Entrada.$A$8:.$D$1605];4;0))" office:value-type="float" office:value="0">
            <text:p>0</text:p>
          </table:table-cell>
          <table:table-cell table:number-columns-repeated="6"/>
          <table:table-cell table:style-name="ce29" table:formula="of:=[.C11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4];[Entrada.$A$8:.$C$1606];3;0)) = 1; 0;VLOOKUP([.E1174];[Entrada.$A$8:.$C$1606];3;0)*[.C11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3</text:p>
          </table:table-cell>
          <table:table-cell table:number-columns-repeated="2"/>
          <table:table-cell/>
          <table:table-cell table:style-name="ce12" office:value-type="string">
            <text:p>30,13</text:p>
          </table:table-cell>
          <table:table-cell table:style-name="ce21" table:formula="of:=IF(ISNA(VLOOKUP([.E1175];[Entrada.$A$8:.$B$1605];2;0)) = 1; 0;VLOOKUP([.E1175];[Entrada.$A$8:.$B$1605];2;0))" office:value-type="float" office:value="0">
            <text:p>0</text:p>
          </table:table-cell>
          <table:table-cell table:formula="of:=IF(ISNA(VLOOKUP([.E1175];[Entrada.$A$8:.$D$1605];4;0)) = 1; 0;VLOOKUP([.E1175];[Entrada.$A$8:.$D$1605];4;0))" office:value-type="float" office:value="0">
            <text:p>0</text:p>
          </table:table-cell>
          <table:table-cell table:number-columns-repeated="6"/>
          <table:table-cell table:style-name="ce29" table:formula="of:=[.C11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5];[Entrada.$A$8:.$C$1606];3;0)) = 1; 0;VLOOKUP([.E1175];[Entrada.$A$8:.$C$1606];3;0)*[.C11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4</text:p>
          </table:table-cell>
          <table:table-cell table:number-columns-repeated="2"/>
          <table:table-cell/>
          <table:table-cell table:style-name="ce12" office:value-type="string">
            <text:p>30,14</text:p>
          </table:table-cell>
          <table:table-cell table:style-name="ce21" table:formula="of:=IF(ISNA(VLOOKUP([.E1176];[Entrada.$A$8:.$B$1605];2;0)) = 1; 0;VLOOKUP([.E1176];[Entrada.$A$8:.$B$1605];2;0))" office:value-type="float" office:value="0">
            <text:p>0</text:p>
          </table:table-cell>
          <table:table-cell table:formula="of:=IF(ISNA(VLOOKUP([.E1176];[Entrada.$A$8:.$D$1605];4;0)) = 1; 0;VLOOKUP([.E1176];[Entrada.$A$8:.$D$1605];4;0))" office:value-type="float" office:value="0">
            <text:p>0</text:p>
          </table:table-cell>
          <table:table-cell table:number-columns-repeated="6"/>
          <table:table-cell table:style-name="ce29" table:formula="of:=[.C11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6];[Entrada.$A$8:.$C$1606];3;0)) = 1; 0;VLOOKUP([.E1176];[Entrada.$A$8:.$C$1606];3;0)*[.C11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5</text:p>
          </table:table-cell>
          <table:table-cell table:number-columns-repeated="2"/>
          <table:table-cell/>
          <table:table-cell table:style-name="ce12" office:value-type="string">
            <text:p>30,15</text:p>
          </table:table-cell>
          <table:table-cell table:style-name="ce21" table:formula="of:=IF(ISNA(VLOOKUP([.E1177];[Entrada.$A$8:.$B$1605];2;0)) = 1; 0;VLOOKUP([.E1177];[Entrada.$A$8:.$B$1605];2;0))" office:value-type="float" office:value="0">
            <text:p>0</text:p>
          </table:table-cell>
          <table:table-cell table:formula="of:=IF(ISNA(VLOOKUP([.E1177];[Entrada.$A$8:.$D$1605];4;0)) = 1; 0;VLOOKUP([.E1177];[Entrada.$A$8:.$D$1605];4;0))" office:value-type="float" office:value="0">
            <text:p>0</text:p>
          </table:table-cell>
          <table:table-cell table:number-columns-repeated="6"/>
          <table:table-cell table:style-name="ce29" table:formula="of:=[.C11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7];[Entrada.$A$8:.$C$1606];3;0)) = 1; 0;VLOOKUP([.E1177];[Entrada.$A$8:.$C$1606];3;0)*[.C11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6</text:p>
          </table:table-cell>
          <table:table-cell table:number-columns-repeated="2"/>
          <table:table-cell/>
          <table:table-cell table:style-name="ce12" office:value-type="string">
            <text:p>30,16</text:p>
          </table:table-cell>
          <table:table-cell table:style-name="ce21" table:formula="of:=IF(ISNA(VLOOKUP([.E1178];[Entrada.$A$8:.$B$1605];2;0)) = 1; 0;VLOOKUP([.E1178];[Entrada.$A$8:.$B$1605];2;0))" office:value-type="float" office:value="0">
            <text:p>0</text:p>
          </table:table-cell>
          <table:table-cell table:formula="of:=IF(ISNA(VLOOKUP([.E1178];[Entrada.$A$8:.$D$1605];4;0)) = 1; 0;VLOOKUP([.E1178];[Entrada.$A$8:.$D$1605];4;0))" office:value-type="float" office:value="0">
            <text:p>0</text:p>
          </table:table-cell>
          <table:table-cell table:number-columns-repeated="6"/>
          <table:table-cell table:style-name="ce29" table:formula="of:=[.C11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8];[Entrada.$A$8:.$C$1606];3;0)) = 1; 0;VLOOKUP([.E1178];[Entrada.$A$8:.$C$1606];3;0)*[.C11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7</text:p>
          </table:table-cell>
          <table:table-cell table:number-columns-repeated="2"/>
          <table:table-cell/>
          <table:table-cell table:style-name="ce12" office:value-type="string">
            <text:p>30,17</text:p>
          </table:table-cell>
          <table:table-cell table:style-name="ce21" table:formula="of:=IF(ISNA(VLOOKUP([.E1179];[Entrada.$A$8:.$B$1605];2;0)) = 1; 0;VLOOKUP([.E1179];[Entrada.$A$8:.$B$1605];2;0))" office:value-type="float" office:value="0">
            <text:p>0</text:p>
          </table:table-cell>
          <table:table-cell table:formula="of:=IF(ISNA(VLOOKUP([.E1179];[Entrada.$A$8:.$D$1605];4;0)) = 1; 0;VLOOKUP([.E1179];[Entrada.$A$8:.$D$1605];4;0))" office:value-type="float" office:value="0">
            <text:p>0</text:p>
          </table:table-cell>
          <table:table-cell table:number-columns-repeated="6"/>
          <table:table-cell table:style-name="ce29" table:formula="of:=[.C11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79];[Entrada.$A$8:.$C$1606];3;0)) = 1; 0;VLOOKUP([.E1179];[Entrada.$A$8:.$C$1606];3;0)*[.C11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8</text:p>
          </table:table-cell>
          <table:table-cell table:number-columns-repeated="2"/>
          <table:table-cell/>
          <table:table-cell table:style-name="ce12" office:value-type="string">
            <text:p>30,18</text:p>
          </table:table-cell>
          <table:table-cell table:style-name="ce21" table:formula="of:=IF(ISNA(VLOOKUP([.E1180];[Entrada.$A$8:.$B$1605];2;0)) = 1; 0;VLOOKUP([.E1180];[Entrada.$A$8:.$B$1605];2;0))" office:value-type="float" office:value="0">
            <text:p>0</text:p>
          </table:table-cell>
          <table:table-cell table:formula="of:=IF(ISNA(VLOOKUP([.E1180];[Entrada.$A$8:.$D$1605];4;0)) = 1; 0;VLOOKUP([.E1180];[Entrada.$A$8:.$D$1605];4;0))" office:value-type="float" office:value="0">
            <text:p>0</text:p>
          </table:table-cell>
          <table:table-cell table:number-columns-repeated="6"/>
          <table:table-cell table:style-name="ce29" table:formula="of:=[.C11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0];[Entrada.$A$8:.$C$1606];3;0)) = 1; 0;VLOOKUP([.E1180];[Entrada.$A$8:.$C$1606];3;0)*[.C11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19</text:p>
          </table:table-cell>
          <table:table-cell table:number-columns-repeated="2"/>
          <table:table-cell/>
          <table:table-cell table:style-name="ce12" office:value-type="string">
            <text:p>30,19</text:p>
          </table:table-cell>
          <table:table-cell table:style-name="ce21" table:formula="of:=IF(ISNA(VLOOKUP([.E1181];[Entrada.$A$8:.$B$1605];2;0)) = 1; 0;VLOOKUP([.E1181];[Entrada.$A$8:.$B$1605];2;0))" office:value-type="float" office:value="0">
            <text:p>0</text:p>
          </table:table-cell>
          <table:table-cell table:formula="of:=IF(ISNA(VLOOKUP([.E1181];[Entrada.$A$8:.$D$1605];4;0)) = 1; 0;VLOOKUP([.E1181];[Entrada.$A$8:.$D$1605];4;0))" office:value-type="float" office:value="0">
            <text:p>0</text:p>
          </table:table-cell>
          <table:table-cell table:number-columns-repeated="6"/>
          <table:table-cell table:style-name="ce29" table:formula="of:=[.C11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1];[Entrada.$A$8:.$C$1606];3;0)) = 1; 0;VLOOKUP([.E1181];[Entrada.$A$8:.$C$1606];3;0)*[.C11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0</text:p>
          </table:table-cell>
          <table:table-cell table:number-columns-repeated="2"/>
          <table:table-cell/>
          <table:table-cell table:style-name="ce12" office:value-type="string">
            <text:p>30,20</text:p>
          </table:table-cell>
          <table:table-cell table:style-name="ce21" table:formula="of:=IF(ISNA(VLOOKUP([.E1182];[Entrada.$A$8:.$B$1605];2;0)) = 1; 0;VLOOKUP([.E1182];[Entrada.$A$8:.$B$1605];2;0))" office:value-type="float" office:value="0">
            <text:p>0</text:p>
          </table:table-cell>
          <table:table-cell table:formula="of:=IF(ISNA(VLOOKUP([.E1182];[Entrada.$A$8:.$D$1605];4;0)) = 1; 0;VLOOKUP([.E1182];[Entrada.$A$8:.$D$1605];4;0))" office:value-type="float" office:value="0">
            <text:p>0</text:p>
          </table:table-cell>
          <table:table-cell table:number-columns-repeated="6"/>
          <table:table-cell table:style-name="ce29" table:formula="of:=[.C11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2];[Entrada.$A$8:.$C$1606];3;0)) = 1; 0;VLOOKUP([.E1182];[Entrada.$A$8:.$C$1606];3;0)*[.C11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1</text:p>
          </table:table-cell>
          <table:table-cell table:number-columns-repeated="2"/>
          <table:table-cell/>
          <table:table-cell table:style-name="ce12" office:value-type="string">
            <text:p>30,21</text:p>
          </table:table-cell>
          <table:table-cell table:style-name="ce21" table:formula="of:=IF(ISNA(VLOOKUP([.E1183];[Entrada.$A$8:.$B$1605];2;0)) = 1; 0;VLOOKUP([.E1183];[Entrada.$A$8:.$B$1605];2;0))" office:value-type="float" office:value="0">
            <text:p>0</text:p>
          </table:table-cell>
          <table:table-cell table:formula="of:=IF(ISNA(VLOOKUP([.E1183];[Entrada.$A$8:.$D$1605];4;0)) = 1; 0;VLOOKUP([.E1183];[Entrada.$A$8:.$D$1605];4;0))" office:value-type="float" office:value="0">
            <text:p>0</text:p>
          </table:table-cell>
          <table:table-cell table:number-columns-repeated="6"/>
          <table:table-cell table:style-name="ce29" table:formula="of:=[.C11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3];[Entrada.$A$8:.$C$1606];3;0)) = 1; 0;VLOOKUP([.E1183];[Entrada.$A$8:.$C$1606];3;0)*[.C11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2</text:p>
          </table:table-cell>
          <table:table-cell table:number-columns-repeated="2"/>
          <table:table-cell/>
          <table:table-cell table:style-name="ce12" office:value-type="string">
            <text:p>30,22</text:p>
          </table:table-cell>
          <table:table-cell table:style-name="ce21" table:formula="of:=IF(ISNA(VLOOKUP([.E1184];[Entrada.$A$8:.$B$1605];2;0)) = 1; 0;VLOOKUP([.E1184];[Entrada.$A$8:.$B$1605];2;0))" office:value-type="float" office:value="0">
            <text:p>0</text:p>
          </table:table-cell>
          <table:table-cell table:formula="of:=IF(ISNA(VLOOKUP([.E1184];[Entrada.$A$8:.$D$1605];4;0)) = 1; 0;VLOOKUP([.E1184];[Entrada.$A$8:.$D$1605];4;0))" office:value-type="float" office:value="0">
            <text:p>0</text:p>
          </table:table-cell>
          <table:table-cell table:number-columns-repeated="6"/>
          <table:table-cell table:style-name="ce29" table:formula="of:=[.C11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4];[Entrada.$A$8:.$C$1606];3;0)) = 1; 0;VLOOKUP([.E1184];[Entrada.$A$8:.$C$1606];3;0)*[.C11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3</text:p>
          </table:table-cell>
          <table:table-cell table:number-columns-repeated="2"/>
          <table:table-cell/>
          <table:table-cell table:style-name="ce12" office:value-type="string">
            <text:p>30,23</text:p>
          </table:table-cell>
          <table:table-cell table:style-name="ce21" table:formula="of:=IF(ISNA(VLOOKUP([.E1185];[Entrada.$A$8:.$B$1605];2;0)) = 1; 0;VLOOKUP([.E1185];[Entrada.$A$8:.$B$1605];2;0))" office:value-type="float" office:value="0">
            <text:p>0</text:p>
          </table:table-cell>
          <table:table-cell table:formula="of:=IF(ISNA(VLOOKUP([.E1185];[Entrada.$A$8:.$D$1605];4;0)) = 1; 0;VLOOKUP([.E1185];[Entrada.$A$8:.$D$1605];4;0))" office:value-type="float" office:value="0">
            <text:p>0</text:p>
          </table:table-cell>
          <table:table-cell table:number-columns-repeated="6"/>
          <table:table-cell table:style-name="ce29" table:formula="of:=[.C11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5];[Entrada.$A$8:.$C$1606];3;0)) = 1; 0;VLOOKUP([.E1185];[Entrada.$A$8:.$C$1606];3;0)*[.C11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4</text:p>
          </table:table-cell>
          <table:table-cell table:number-columns-repeated="2"/>
          <table:table-cell/>
          <table:table-cell table:style-name="ce12" office:value-type="string">
            <text:p>30,24</text:p>
          </table:table-cell>
          <table:table-cell table:style-name="ce21" table:formula="of:=IF(ISNA(VLOOKUP([.E1186];[Entrada.$A$8:.$B$1605];2;0)) = 1; 0;VLOOKUP([.E1186];[Entrada.$A$8:.$B$1605];2;0))" office:value-type="float" office:value="0">
            <text:p>0</text:p>
          </table:table-cell>
          <table:table-cell table:formula="of:=IF(ISNA(VLOOKUP([.E1186];[Entrada.$A$8:.$D$1605];4;0)) = 1; 0;VLOOKUP([.E1186];[Entrada.$A$8:.$D$1605];4;0))" office:value-type="float" office:value="0">
            <text:p>0</text:p>
          </table:table-cell>
          <table:table-cell table:number-columns-repeated="6"/>
          <table:table-cell table:style-name="ce29" table:formula="of:=[.C11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6];[Entrada.$A$8:.$C$1606];3;0)) = 1; 0;VLOOKUP([.E1186];[Entrada.$A$8:.$C$1606];3;0)*[.C11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5</text:p>
          </table:table-cell>
          <table:table-cell table:number-columns-repeated="2"/>
          <table:table-cell/>
          <table:table-cell table:style-name="ce12" office:value-type="string">
            <text:p>30,25</text:p>
          </table:table-cell>
          <table:table-cell table:style-name="ce21" table:formula="of:=IF(ISNA(VLOOKUP([.E1187];[Entrada.$A$8:.$B$1605];2;0)) = 1; 0;VLOOKUP([.E1187];[Entrada.$A$8:.$B$1605];2;0))" office:value-type="float" office:value="0">
            <text:p>0</text:p>
          </table:table-cell>
          <table:table-cell table:formula="of:=IF(ISNA(VLOOKUP([.E1187];[Entrada.$A$8:.$D$1605];4;0)) = 1; 0;VLOOKUP([.E1187];[Entrada.$A$8:.$D$1605];4;0))" office:value-type="float" office:value="0">
            <text:p>0</text:p>
          </table:table-cell>
          <table:table-cell table:number-columns-repeated="6"/>
          <table:table-cell table:style-name="ce29" table:formula="of:=[.C11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7];[Entrada.$A$8:.$C$1606];3;0)) = 1; 0;VLOOKUP([.E1187];[Entrada.$A$8:.$C$1606];3;0)*[.C11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6</text:p>
          </table:table-cell>
          <table:table-cell table:number-columns-repeated="2"/>
          <table:table-cell/>
          <table:table-cell table:style-name="ce12" office:value-type="string">
            <text:p>30,26</text:p>
          </table:table-cell>
          <table:table-cell table:style-name="ce21" table:formula="of:=IF(ISNA(VLOOKUP([.E1188];[Entrada.$A$8:.$B$1605];2;0)) = 1; 0;VLOOKUP([.E1188];[Entrada.$A$8:.$B$1605];2;0))" office:value-type="float" office:value="0">
            <text:p>0</text:p>
          </table:table-cell>
          <table:table-cell table:formula="of:=IF(ISNA(VLOOKUP([.E1188];[Entrada.$A$8:.$D$1605];4;0)) = 1; 0;VLOOKUP([.E1188];[Entrada.$A$8:.$D$1605];4;0))" office:value-type="float" office:value="0">
            <text:p>0</text:p>
          </table:table-cell>
          <table:table-cell table:number-columns-repeated="6"/>
          <table:table-cell table:style-name="ce29" table:formula="of:=[.C11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8];[Entrada.$A$8:.$C$1606];3;0)) = 1; 0;VLOOKUP([.E1188];[Entrada.$A$8:.$C$1606];3;0)*[.C11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7</text:p>
          </table:table-cell>
          <table:table-cell table:number-columns-repeated="2"/>
          <table:table-cell/>
          <table:table-cell table:style-name="ce12" office:value-type="string">
            <text:p>30,27</text:p>
          </table:table-cell>
          <table:table-cell table:style-name="ce21" table:formula="of:=IF(ISNA(VLOOKUP([.E1189];[Entrada.$A$8:.$B$1605];2;0)) = 1; 0;VLOOKUP([.E1189];[Entrada.$A$8:.$B$1605];2;0))" office:value-type="float" office:value="0">
            <text:p>0</text:p>
          </table:table-cell>
          <table:table-cell table:formula="of:=IF(ISNA(VLOOKUP([.E1189];[Entrada.$A$8:.$D$1605];4;0)) = 1; 0;VLOOKUP([.E1189];[Entrada.$A$8:.$D$1605];4;0))" office:value-type="float" office:value="0">
            <text:p>0</text:p>
          </table:table-cell>
          <table:table-cell table:number-columns-repeated="6"/>
          <table:table-cell table:style-name="ce29" table:formula="of:=[.C11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89];[Entrada.$A$8:.$C$1606];3;0)) = 1; 0;VLOOKUP([.E1189];[Entrada.$A$8:.$C$1606];3;0)*[.C11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8</text:p>
          </table:table-cell>
          <table:table-cell table:number-columns-repeated="2"/>
          <table:table-cell/>
          <table:table-cell table:style-name="ce12" office:value-type="string">
            <text:p>30,28</text:p>
          </table:table-cell>
          <table:table-cell table:style-name="ce21" table:formula="of:=IF(ISNA(VLOOKUP([.E1190];[Entrada.$A$8:.$B$1605];2;0)) = 1; 0;VLOOKUP([.E1190];[Entrada.$A$8:.$B$1605];2;0))" office:value-type="float" office:value="0">
            <text:p>0</text:p>
          </table:table-cell>
          <table:table-cell table:formula="of:=IF(ISNA(VLOOKUP([.E1190];[Entrada.$A$8:.$D$1605];4;0)) = 1; 0;VLOOKUP([.E1190];[Entrada.$A$8:.$D$1605];4;0))" office:value-type="float" office:value="0">
            <text:p>0</text:p>
          </table:table-cell>
          <table:table-cell table:number-columns-repeated="6"/>
          <table:table-cell table:style-name="ce29" table:formula="of:=[.C11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0];[Entrada.$A$8:.$C$1606];3;0)) = 1; 0;VLOOKUP([.E1190];[Entrada.$A$8:.$C$1606];3;0)*[.C11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29</text:p>
          </table:table-cell>
          <table:table-cell table:number-columns-repeated="2"/>
          <table:table-cell/>
          <table:table-cell table:style-name="ce12" office:value-type="string">
            <text:p>30,29</text:p>
          </table:table-cell>
          <table:table-cell table:style-name="ce21" table:formula="of:=IF(ISNA(VLOOKUP([.E1191];[Entrada.$A$8:.$B$1605];2;0)) = 1; 0;VLOOKUP([.E1191];[Entrada.$A$8:.$B$1605];2;0))" office:value-type="float" office:value="0">
            <text:p>0</text:p>
          </table:table-cell>
          <table:table-cell table:formula="of:=IF(ISNA(VLOOKUP([.E1191];[Entrada.$A$8:.$D$1605];4;0)) = 1; 0;VLOOKUP([.E1191];[Entrada.$A$8:.$D$1605];4;0))" office:value-type="float" office:value="0">
            <text:p>0</text:p>
          </table:table-cell>
          <table:table-cell table:number-columns-repeated="6"/>
          <table:table-cell table:style-name="ce29" table:formula="of:=[.C11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1];[Entrada.$A$8:.$C$1606];3;0)) = 1; 0;VLOOKUP([.E1191];[Entrada.$A$8:.$C$1606];3;0)*[.C11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0</text:p>
          </table:table-cell>
          <table:table-cell table:number-columns-repeated="2"/>
          <table:table-cell/>
          <table:table-cell table:style-name="ce12" office:value-type="string">
            <text:p>30,30</text:p>
          </table:table-cell>
          <table:table-cell table:style-name="ce21" table:formula="of:=IF(ISNA(VLOOKUP([.E1192];[Entrada.$A$8:.$B$1605];2;0)) = 1; 0;VLOOKUP([.E1192];[Entrada.$A$8:.$B$1605];2;0))" office:value-type="float" office:value="0">
            <text:p>0</text:p>
          </table:table-cell>
          <table:table-cell table:formula="of:=IF(ISNA(VLOOKUP([.E1192];[Entrada.$A$8:.$D$1605];4;0)) = 1; 0;VLOOKUP([.E1192];[Entrada.$A$8:.$D$1605];4;0))" office:value-type="float" office:value="0">
            <text:p>0</text:p>
          </table:table-cell>
          <table:table-cell table:number-columns-repeated="6"/>
          <table:table-cell table:style-name="ce29" table:formula="of:=[.C11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2];[Entrada.$A$8:.$C$1606];3;0)) = 1; 0;VLOOKUP([.E1192];[Entrada.$A$8:.$C$1606];3;0)*[.C11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1</text:p>
          </table:table-cell>
          <table:table-cell table:number-columns-repeated="2"/>
          <table:table-cell/>
          <table:table-cell table:style-name="ce12" office:value-type="string">
            <text:p>30,31</text:p>
          </table:table-cell>
          <table:table-cell table:style-name="ce21" table:formula="of:=IF(ISNA(VLOOKUP([.E1193];[Entrada.$A$8:.$B$1605];2;0)) = 1; 0;VLOOKUP([.E1193];[Entrada.$A$8:.$B$1605];2;0))" office:value-type="float" office:value="0">
            <text:p>0</text:p>
          </table:table-cell>
          <table:table-cell table:formula="of:=IF(ISNA(VLOOKUP([.E1193];[Entrada.$A$8:.$D$1605];4;0)) = 1; 0;VLOOKUP([.E1193];[Entrada.$A$8:.$D$1605];4;0))" office:value-type="float" office:value="0">
            <text:p>0</text:p>
          </table:table-cell>
          <table:table-cell table:number-columns-repeated="6"/>
          <table:table-cell table:style-name="ce29" table:formula="of:=[.C11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3];[Entrada.$A$8:.$C$1606];3;0)) = 1; 0;VLOOKUP([.E1193];[Entrada.$A$8:.$C$1606];3;0)*[.C11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2</text:p>
          </table:table-cell>
          <table:table-cell table:number-columns-repeated="2"/>
          <table:table-cell/>
          <table:table-cell table:style-name="ce12" office:value-type="string">
            <text:p>30,32</text:p>
          </table:table-cell>
          <table:table-cell table:style-name="ce21" table:formula="of:=IF(ISNA(VLOOKUP([.E1194];[Entrada.$A$8:.$B$1605];2;0)) = 1; 0;VLOOKUP([.E1194];[Entrada.$A$8:.$B$1605];2;0))" office:value-type="float" office:value="0">
            <text:p>0</text:p>
          </table:table-cell>
          <table:table-cell table:formula="of:=IF(ISNA(VLOOKUP([.E1194];[Entrada.$A$8:.$D$1605];4;0)) = 1; 0;VLOOKUP([.E1194];[Entrada.$A$8:.$D$1605];4;0))" office:value-type="float" office:value="0">
            <text:p>0</text:p>
          </table:table-cell>
          <table:table-cell table:number-columns-repeated="6"/>
          <table:table-cell table:style-name="ce29" table:formula="of:=[.C11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4];[Entrada.$A$8:.$C$1606];3;0)) = 1; 0;VLOOKUP([.E1194];[Entrada.$A$8:.$C$1606];3;0)*[.C11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3</text:p>
          </table:table-cell>
          <table:table-cell table:number-columns-repeated="2"/>
          <table:table-cell/>
          <table:table-cell table:style-name="ce12" office:value-type="string">
            <text:p>30,33</text:p>
          </table:table-cell>
          <table:table-cell table:style-name="ce21" table:formula="of:=IF(ISNA(VLOOKUP([.E1195];[Entrada.$A$8:.$B$1605];2;0)) = 1; 0;VLOOKUP([.E1195];[Entrada.$A$8:.$B$1605];2;0))" office:value-type="float" office:value="0">
            <text:p>0</text:p>
          </table:table-cell>
          <table:table-cell table:formula="of:=IF(ISNA(VLOOKUP([.E1195];[Entrada.$A$8:.$D$1605];4;0)) = 1; 0;VLOOKUP([.E1195];[Entrada.$A$8:.$D$1605];4;0))" office:value-type="float" office:value="0">
            <text:p>0</text:p>
          </table:table-cell>
          <table:table-cell table:number-columns-repeated="6"/>
          <table:table-cell table:style-name="ce29" table:formula="of:=[.C11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5];[Entrada.$A$8:.$C$1606];3;0)) = 1; 0;VLOOKUP([.E1195];[Entrada.$A$8:.$C$1606];3;0)*[.C11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4</text:p>
          </table:table-cell>
          <table:table-cell table:number-columns-repeated="2"/>
          <table:table-cell/>
          <table:table-cell table:style-name="ce12" office:value-type="string">
            <text:p>30,34</text:p>
          </table:table-cell>
          <table:table-cell table:style-name="ce21" table:formula="of:=IF(ISNA(VLOOKUP([.E1196];[Entrada.$A$8:.$B$1605];2;0)) = 1; 0;VLOOKUP([.E1196];[Entrada.$A$8:.$B$1605];2;0))" office:value-type="float" office:value="0">
            <text:p>0</text:p>
          </table:table-cell>
          <table:table-cell table:formula="of:=IF(ISNA(VLOOKUP([.E1196];[Entrada.$A$8:.$D$1605];4;0)) = 1; 0;VLOOKUP([.E1196];[Entrada.$A$8:.$D$1605];4;0))" office:value-type="float" office:value="0">
            <text:p>0</text:p>
          </table:table-cell>
          <table:table-cell table:number-columns-repeated="6"/>
          <table:table-cell table:style-name="ce29" table:formula="of:=[.C11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6];[Entrada.$A$8:.$C$1606];3;0)) = 1; 0;VLOOKUP([.E1196];[Entrada.$A$8:.$C$1606];3;0)*[.C11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5</text:p>
          </table:table-cell>
          <table:table-cell table:number-columns-repeated="2"/>
          <table:table-cell/>
          <table:table-cell table:style-name="ce12" office:value-type="string">
            <text:p>30,35</text:p>
          </table:table-cell>
          <table:table-cell table:style-name="ce21" table:formula="of:=IF(ISNA(VLOOKUP([.E1197];[Entrada.$A$8:.$B$1605];2;0)) = 1; 0;VLOOKUP([.E1197];[Entrada.$A$8:.$B$1605];2;0))" office:value-type="float" office:value="0">
            <text:p>0</text:p>
          </table:table-cell>
          <table:table-cell table:formula="of:=IF(ISNA(VLOOKUP([.E1197];[Entrada.$A$8:.$D$1605];4;0)) = 1; 0;VLOOKUP([.E1197];[Entrada.$A$8:.$D$1605];4;0))" office:value-type="float" office:value="0">
            <text:p>0</text:p>
          </table:table-cell>
          <table:table-cell table:number-columns-repeated="6"/>
          <table:table-cell table:style-name="ce29" table:formula="of:=[.C11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7];[Entrada.$A$8:.$C$1606];3;0)) = 1; 0;VLOOKUP([.E1197];[Entrada.$A$8:.$C$1606];3;0)*[.C11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6</text:p>
          </table:table-cell>
          <table:table-cell table:number-columns-repeated="2"/>
          <table:table-cell/>
          <table:table-cell table:style-name="ce12" office:value-type="string">
            <text:p>30,36</text:p>
          </table:table-cell>
          <table:table-cell table:style-name="ce21" table:formula="of:=IF(ISNA(VLOOKUP([.E1198];[Entrada.$A$8:.$B$1605];2;0)) = 1; 0;VLOOKUP([.E1198];[Entrada.$A$8:.$B$1605];2;0))" office:value-type="float" office:value="0">
            <text:p>0</text:p>
          </table:table-cell>
          <table:table-cell table:formula="of:=IF(ISNA(VLOOKUP([.E1198];[Entrada.$A$8:.$D$1605];4;0)) = 1; 0;VLOOKUP([.E1198];[Entrada.$A$8:.$D$1605];4;0))" office:value-type="float" office:value="0">
            <text:p>0</text:p>
          </table:table-cell>
          <table:table-cell table:number-columns-repeated="6"/>
          <table:table-cell table:style-name="ce29" table:formula="of:=[.C11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8];[Entrada.$A$8:.$C$1606];3;0)) = 1; 0;VLOOKUP([.E1198];[Entrada.$A$8:.$C$1606];3;0)*[.C11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7</text:p>
          </table:table-cell>
          <table:table-cell table:number-columns-repeated="2"/>
          <table:table-cell/>
          <table:table-cell table:style-name="ce12" office:value-type="string">
            <text:p>30,37</text:p>
          </table:table-cell>
          <table:table-cell table:style-name="ce21" table:formula="of:=IF(ISNA(VLOOKUP([.E1199];[Entrada.$A$8:.$B$1605];2;0)) = 1; 0;VLOOKUP([.E1199];[Entrada.$A$8:.$B$1605];2;0))" office:value-type="float" office:value="0">
            <text:p>0</text:p>
          </table:table-cell>
          <table:table-cell table:formula="of:=IF(ISNA(VLOOKUP([.E1199];[Entrada.$A$8:.$D$1605];4;0)) = 1; 0;VLOOKUP([.E1199];[Entrada.$A$8:.$D$1605];4;0))" office:value-type="float" office:value="0">
            <text:p>0</text:p>
          </table:table-cell>
          <table:table-cell table:number-columns-repeated="6"/>
          <table:table-cell table:style-name="ce29" table:formula="of:=[.C11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1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199];[Entrada.$A$8:.$C$1606];3;0)) = 1; 0;VLOOKUP([.E1199];[Entrada.$A$8:.$C$1606];3;0)*[.C11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8</text:p>
          </table:table-cell>
          <table:table-cell table:number-columns-repeated="2"/>
          <table:table-cell/>
          <table:table-cell table:style-name="ce12" office:value-type="string">
            <text:p>30,38</text:p>
          </table:table-cell>
          <table:table-cell table:style-name="ce21" table:formula="of:=IF(ISNA(VLOOKUP([.E1200];[Entrada.$A$8:.$B$1605];2;0)) = 1; 0;VLOOKUP([.E1200];[Entrada.$A$8:.$B$1605];2;0))" office:value-type="float" office:value="0">
            <text:p>0</text:p>
          </table:table-cell>
          <table:table-cell table:formula="of:=IF(ISNA(VLOOKUP([.E1200];[Entrada.$A$8:.$D$1605];4;0)) = 1; 0;VLOOKUP([.E1200];[Entrada.$A$8:.$D$1605];4;0))" office:value-type="float" office:value="0">
            <text:p>0</text:p>
          </table:table-cell>
          <table:table-cell table:number-columns-repeated="6"/>
          <table:table-cell table:style-name="ce29" table:formula="of:=[.C12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0];[Entrada.$A$8:.$C$1606];3;0)) = 1; 0;VLOOKUP([.E1200];[Entrada.$A$8:.$C$1606];3;0)*[.C12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39</text:p>
          </table:table-cell>
          <table:table-cell table:number-columns-repeated="2"/>
          <table:table-cell/>
          <table:table-cell table:style-name="ce12" office:value-type="string">
            <text:p>30,39</text:p>
          </table:table-cell>
          <table:table-cell table:style-name="ce21" table:formula="of:=IF(ISNA(VLOOKUP([.E1201];[Entrada.$A$8:.$B$1605];2;0)) = 1; 0;VLOOKUP([.E1201];[Entrada.$A$8:.$B$1605];2;0))" office:value-type="float" office:value="0">
            <text:p>0</text:p>
          </table:table-cell>
          <table:table-cell table:formula="of:=IF(ISNA(VLOOKUP([.E1201];[Entrada.$A$8:.$D$1605];4;0)) = 1; 0;VLOOKUP([.E1201];[Entrada.$A$8:.$D$1605];4;0))" office:value-type="float" office:value="0">
            <text:p>0</text:p>
          </table:table-cell>
          <table:table-cell table:number-columns-repeated="6"/>
          <table:table-cell table:style-name="ce29" table:formula="of:=[.C12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1];[Entrada.$A$8:.$C$1606];3;0)) = 1; 0;VLOOKUP([.E1201];[Entrada.$A$8:.$C$1606];3;0)*[.C12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0,40</text:p>
          </table:table-cell>
          <table:table-cell table:number-columns-repeated="2"/>
          <table:table-cell/>
          <table:table-cell table:style-name="ce12" office:value-type="string">
            <text:p>30,40</text:p>
          </table:table-cell>
          <table:table-cell table:style-name="ce21" table:formula="of:=IF(ISNA(VLOOKUP([.E1202];[Entrada.$A$8:.$B$1605];2;0)) = 1; 0;VLOOKUP([.E1202];[Entrada.$A$8:.$B$1605];2;0))" office:value-type="float" office:value="0">
            <text:p>0</text:p>
          </table:table-cell>
          <table:table-cell table:formula="of:=IF(ISNA(VLOOKUP([.E1202];[Entrada.$A$8:.$D$1605];4;0)) = 1; 0;VLOOKUP([.E1202];[Entrada.$A$8:.$D$1605];4;0))" office:value-type="float" office:value="0">
            <text:p>0</text:p>
          </table:table-cell>
          <table:table-cell table:number-columns-repeated="6"/>
          <table:table-cell table:style-name="ce29" table:formula="of:=[.C12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2];[Entrada.$A$8:.$C$1606];3;0)) = 1; 0;VLOOKUP([.E1202];[Entrada.$A$8:.$C$1606];3;0)*[.C12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</text:p>
          </table:table-cell>
          <table:table-cell table:number-columns-repeated="2"/>
          <table:table-cell/>
          <table:table-cell table:style-name="ce12" office:value-type="string">
            <text:p>31,1</text:p>
          </table:table-cell>
          <table:table-cell table:style-name="ce21" table:formula="of:=IF(ISNA(VLOOKUP([.E1203];[Entrada.$A$8:.$B$1605];2;0)) = 1; 0;VLOOKUP([.E1203];[Entrada.$A$8:.$B$1605];2;0))" office:value-type="float" office:value="0">
            <text:p>0</text:p>
          </table:table-cell>
          <table:table-cell table:formula="of:=IF(ISNA(VLOOKUP([.E1203];[Entrada.$A$8:.$D$1605];4;0)) = 1; 0;VLOOKUP([.E1203];[Entrada.$A$8:.$D$1605];4;0))" office:value-type="float" office:value="0">
            <text:p>0</text:p>
          </table:table-cell>
          <table:table-cell table:number-columns-repeated="6"/>
          <table:table-cell table:style-name="ce29" table:formula="of:=[.C12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3];[Entrada.$A$8:.$C$1606];3;0)) = 1; 0;VLOOKUP([.E1203];[Entrada.$A$8:.$C$1606];3;0)*[.C12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</text:p>
          </table:table-cell>
          <table:table-cell table:number-columns-repeated="2"/>
          <table:table-cell/>
          <table:table-cell table:style-name="ce12" office:value-type="string">
            <text:p>31,2</text:p>
          </table:table-cell>
          <table:table-cell table:style-name="ce21" table:formula="of:=IF(ISNA(VLOOKUP([.E1204];[Entrada.$A$8:.$B$1605];2;0)) = 1; 0;VLOOKUP([.E1204];[Entrada.$A$8:.$B$1605];2;0))" office:value-type="float" office:value="0">
            <text:p>0</text:p>
          </table:table-cell>
          <table:table-cell table:formula="of:=IF(ISNA(VLOOKUP([.E1204];[Entrada.$A$8:.$D$1605];4;0)) = 1; 0;VLOOKUP([.E1204];[Entrada.$A$8:.$D$1605];4;0))" office:value-type="float" office:value="0">
            <text:p>0</text:p>
          </table:table-cell>
          <table:table-cell table:number-columns-repeated="6"/>
          <table:table-cell table:style-name="ce29" table:formula="of:=[.C12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4];[Entrada.$A$8:.$C$1606];3;0)) = 1; 0;VLOOKUP([.E1204];[Entrada.$A$8:.$C$1606];3;0)*[.C12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</text:p>
          </table:table-cell>
          <table:table-cell table:number-columns-repeated="2"/>
          <table:table-cell/>
          <table:table-cell table:style-name="ce12" office:value-type="string">
            <text:p>31,3</text:p>
          </table:table-cell>
          <table:table-cell table:style-name="ce21" table:formula="of:=IF(ISNA(VLOOKUP([.E1205];[Entrada.$A$8:.$B$1605];2;0)) = 1; 0;VLOOKUP([.E1205];[Entrada.$A$8:.$B$1605];2;0))" office:value-type="float" office:value="0">
            <text:p>0</text:p>
          </table:table-cell>
          <table:table-cell table:formula="of:=IF(ISNA(VLOOKUP([.E1205];[Entrada.$A$8:.$D$1605];4;0)) = 1; 0;VLOOKUP([.E1205];[Entrada.$A$8:.$D$1605];4;0))" office:value-type="float" office:value="0">
            <text:p>0</text:p>
          </table:table-cell>
          <table:table-cell table:number-columns-repeated="6"/>
          <table:table-cell table:style-name="ce29" table:formula="of:=[.C12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5];[Entrada.$A$8:.$C$1606];3;0)) = 1; 0;VLOOKUP([.E1205];[Entrada.$A$8:.$C$1606];3;0)*[.C12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4</text:p>
          </table:table-cell>
          <table:table-cell table:number-columns-repeated="2"/>
          <table:table-cell/>
          <table:table-cell table:style-name="ce12" office:value-type="string">
            <text:p>31,4</text:p>
          </table:table-cell>
          <table:table-cell table:style-name="ce21" table:formula="of:=IF(ISNA(VLOOKUP([.E1206];[Entrada.$A$8:.$B$1605];2;0)) = 1; 0;VLOOKUP([.E1206];[Entrada.$A$8:.$B$1605];2;0))" office:value-type="float" office:value="0">
            <text:p>0</text:p>
          </table:table-cell>
          <table:table-cell table:formula="of:=IF(ISNA(VLOOKUP([.E1206];[Entrada.$A$8:.$D$1605];4;0)) = 1; 0;VLOOKUP([.E1206];[Entrada.$A$8:.$D$1605];4;0))" office:value-type="float" office:value="0">
            <text:p>0</text:p>
          </table:table-cell>
          <table:table-cell table:number-columns-repeated="6"/>
          <table:table-cell table:style-name="ce29" table:formula="of:=[.C12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6];[Entrada.$A$8:.$C$1606];3;0)) = 1; 0;VLOOKUP([.E1206];[Entrada.$A$8:.$C$1606];3;0)*[.C12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5</text:p>
          </table:table-cell>
          <table:table-cell table:number-columns-repeated="2"/>
          <table:table-cell/>
          <table:table-cell table:style-name="ce12" office:value-type="string">
            <text:p>31,5</text:p>
          </table:table-cell>
          <table:table-cell table:style-name="ce21" table:formula="of:=IF(ISNA(VLOOKUP([.E1207];[Entrada.$A$8:.$B$1605];2;0)) = 1; 0;VLOOKUP([.E1207];[Entrada.$A$8:.$B$1605];2;0))" office:value-type="float" office:value="0">
            <text:p>0</text:p>
          </table:table-cell>
          <table:table-cell table:formula="of:=IF(ISNA(VLOOKUP([.E1207];[Entrada.$A$8:.$D$1605];4;0)) = 1; 0;VLOOKUP([.E1207];[Entrada.$A$8:.$D$1605];4;0))" office:value-type="float" office:value="0">
            <text:p>0</text:p>
          </table:table-cell>
          <table:table-cell table:number-columns-repeated="6"/>
          <table:table-cell table:style-name="ce29" table:formula="of:=[.C12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7];[Entrada.$A$8:.$C$1606];3;0)) = 1; 0;VLOOKUP([.E1207];[Entrada.$A$8:.$C$1606];3;0)*[.C12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6</text:p>
          </table:table-cell>
          <table:table-cell table:number-columns-repeated="2"/>
          <table:table-cell/>
          <table:table-cell table:style-name="ce12" office:value-type="string">
            <text:p>31,6</text:p>
          </table:table-cell>
          <table:table-cell table:style-name="ce21" table:formula="of:=IF(ISNA(VLOOKUP([.E1208];[Entrada.$A$8:.$B$1605];2;0)) = 1; 0;VLOOKUP([.E1208];[Entrada.$A$8:.$B$1605];2;0))" office:value-type="float" office:value="0">
            <text:p>0</text:p>
          </table:table-cell>
          <table:table-cell table:formula="of:=IF(ISNA(VLOOKUP([.E1208];[Entrada.$A$8:.$D$1605];4;0)) = 1; 0;VLOOKUP([.E1208];[Entrada.$A$8:.$D$1605];4;0))" office:value-type="float" office:value="0">
            <text:p>0</text:p>
          </table:table-cell>
          <table:table-cell table:number-columns-repeated="6"/>
          <table:table-cell table:style-name="ce29" table:formula="of:=[.C12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8];[Entrada.$A$8:.$C$1606];3;0)) = 1; 0;VLOOKUP([.E1208];[Entrada.$A$8:.$C$1606];3;0)*[.C12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7</text:p>
          </table:table-cell>
          <table:table-cell table:number-columns-repeated="2"/>
          <table:table-cell/>
          <table:table-cell table:style-name="ce12" office:value-type="string">
            <text:p>31,7</text:p>
          </table:table-cell>
          <table:table-cell table:style-name="ce21" table:formula="of:=IF(ISNA(VLOOKUP([.E1209];[Entrada.$A$8:.$B$1605];2;0)) = 1; 0;VLOOKUP([.E1209];[Entrada.$A$8:.$B$1605];2;0))" office:value-type="float" office:value="0">
            <text:p>0</text:p>
          </table:table-cell>
          <table:table-cell table:formula="of:=IF(ISNA(VLOOKUP([.E1209];[Entrada.$A$8:.$D$1605];4;0)) = 1; 0;VLOOKUP([.E1209];[Entrada.$A$8:.$D$1605];4;0))" office:value-type="float" office:value="0">
            <text:p>0</text:p>
          </table:table-cell>
          <table:table-cell table:number-columns-repeated="6"/>
          <table:table-cell table:style-name="ce29" table:formula="of:=[.C12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09];[Entrada.$A$8:.$C$1606];3;0)) = 1; 0;VLOOKUP([.E1209];[Entrada.$A$8:.$C$1606];3;0)*[.C12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8</text:p>
          </table:table-cell>
          <table:table-cell table:number-columns-repeated="2"/>
          <table:table-cell/>
          <table:table-cell table:style-name="ce12" office:value-type="string">
            <text:p>31,8</text:p>
          </table:table-cell>
          <table:table-cell table:style-name="ce21" table:formula="of:=IF(ISNA(VLOOKUP([.E1210];[Entrada.$A$8:.$B$1605];2;0)) = 1; 0;VLOOKUP([.E1210];[Entrada.$A$8:.$B$1605];2;0))" office:value-type="float" office:value="0">
            <text:p>0</text:p>
          </table:table-cell>
          <table:table-cell table:formula="of:=IF(ISNA(VLOOKUP([.E1210];[Entrada.$A$8:.$D$1605];4;0)) = 1; 0;VLOOKUP([.E1210];[Entrada.$A$8:.$D$1605];4;0))" office:value-type="float" office:value="0">
            <text:p>0</text:p>
          </table:table-cell>
          <table:table-cell table:number-columns-repeated="6"/>
          <table:table-cell table:style-name="ce29" table:formula="of:=[.C12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0];[Entrada.$A$8:.$C$1606];3;0)) = 1; 0;VLOOKUP([.E1210];[Entrada.$A$8:.$C$1606];3;0)*[.C12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9</text:p>
          </table:table-cell>
          <table:table-cell table:number-columns-repeated="2"/>
          <table:table-cell/>
          <table:table-cell table:style-name="ce12" office:value-type="string">
            <text:p>31,9</text:p>
          </table:table-cell>
          <table:table-cell table:style-name="ce21" table:formula="of:=IF(ISNA(VLOOKUP([.E1211];[Entrada.$A$8:.$B$1605];2;0)) = 1; 0;VLOOKUP([.E1211];[Entrada.$A$8:.$B$1605];2;0))" office:value-type="float" office:value="0">
            <text:p>0</text:p>
          </table:table-cell>
          <table:table-cell table:formula="of:=IF(ISNA(VLOOKUP([.E1211];[Entrada.$A$8:.$D$1605];4;0)) = 1; 0;VLOOKUP([.E1211];[Entrada.$A$8:.$D$1605];4;0))" office:value-type="float" office:value="0">
            <text:p>0</text:p>
          </table:table-cell>
          <table:table-cell table:number-columns-repeated="6"/>
          <table:table-cell table:style-name="ce29" table:formula="of:=[.C12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1];[Entrada.$A$8:.$C$1606];3;0)) = 1; 0;VLOOKUP([.E1211];[Entrada.$A$8:.$C$1606];3;0)*[.C12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0</text:p>
          </table:table-cell>
          <table:table-cell table:number-columns-repeated="2"/>
          <table:table-cell/>
          <table:table-cell table:style-name="ce12" office:value-type="string">
            <text:p>31,10</text:p>
          </table:table-cell>
          <table:table-cell table:style-name="ce21" table:formula="of:=IF(ISNA(VLOOKUP([.E1212];[Entrada.$A$8:.$B$1605];2;0)) = 1; 0;VLOOKUP([.E1212];[Entrada.$A$8:.$B$1605];2;0))" office:value-type="float" office:value="0">
            <text:p>0</text:p>
          </table:table-cell>
          <table:table-cell table:formula="of:=IF(ISNA(VLOOKUP([.E1212];[Entrada.$A$8:.$D$1605];4;0)) = 1; 0;VLOOKUP([.E1212];[Entrada.$A$8:.$D$1605];4;0))" office:value-type="float" office:value="0">
            <text:p>0</text:p>
          </table:table-cell>
          <table:table-cell table:number-columns-repeated="6"/>
          <table:table-cell table:style-name="ce29" table:formula="of:=[.C12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2];[Entrada.$A$8:.$C$1606];3;0)) = 1; 0;VLOOKUP([.E1212];[Entrada.$A$8:.$C$1606];3;0)*[.C12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1</text:p>
          </table:table-cell>
          <table:table-cell table:number-columns-repeated="2"/>
          <table:table-cell/>
          <table:table-cell table:style-name="ce12" office:value-type="string">
            <text:p>31,11</text:p>
          </table:table-cell>
          <table:table-cell table:style-name="ce21" table:formula="of:=IF(ISNA(VLOOKUP([.E1213];[Entrada.$A$8:.$B$1605];2;0)) = 1; 0;VLOOKUP([.E1213];[Entrada.$A$8:.$B$1605];2;0))" office:value-type="float" office:value="0">
            <text:p>0</text:p>
          </table:table-cell>
          <table:table-cell table:formula="of:=IF(ISNA(VLOOKUP([.E1213];[Entrada.$A$8:.$D$1605];4;0)) = 1; 0;VLOOKUP([.E1213];[Entrada.$A$8:.$D$1605];4;0))" office:value-type="float" office:value="0">
            <text:p>0</text:p>
          </table:table-cell>
          <table:table-cell table:number-columns-repeated="6"/>
          <table:table-cell table:style-name="ce29" table:formula="of:=[.C12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3];[Entrada.$A$8:.$C$1606];3;0)) = 1; 0;VLOOKUP([.E1213];[Entrada.$A$8:.$C$1606];3;0)*[.C12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2</text:p>
          </table:table-cell>
          <table:table-cell table:number-columns-repeated="2"/>
          <table:table-cell/>
          <table:table-cell table:style-name="ce12" office:value-type="string">
            <text:p>31,12</text:p>
          </table:table-cell>
          <table:table-cell table:style-name="ce21" table:formula="of:=IF(ISNA(VLOOKUP([.E1214];[Entrada.$A$8:.$B$1605];2;0)) = 1; 0;VLOOKUP([.E1214];[Entrada.$A$8:.$B$1605];2;0))" office:value-type="float" office:value="0">
            <text:p>0</text:p>
          </table:table-cell>
          <table:table-cell table:formula="of:=IF(ISNA(VLOOKUP([.E1214];[Entrada.$A$8:.$D$1605];4;0)) = 1; 0;VLOOKUP([.E1214];[Entrada.$A$8:.$D$1605];4;0))" office:value-type="float" office:value="0">
            <text:p>0</text:p>
          </table:table-cell>
          <table:table-cell table:number-columns-repeated="6"/>
          <table:table-cell table:style-name="ce29" table:formula="of:=[.C12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4];[Entrada.$A$8:.$C$1606];3;0)) = 1; 0;VLOOKUP([.E1214];[Entrada.$A$8:.$C$1606];3;0)*[.C12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3</text:p>
          </table:table-cell>
          <table:table-cell table:number-columns-repeated="2"/>
          <table:table-cell/>
          <table:table-cell table:style-name="ce12" office:value-type="string">
            <text:p>31,13</text:p>
          </table:table-cell>
          <table:table-cell table:style-name="ce21" table:formula="of:=IF(ISNA(VLOOKUP([.E1215];[Entrada.$A$8:.$B$1605];2;0)) = 1; 0;VLOOKUP([.E1215];[Entrada.$A$8:.$B$1605];2;0))" office:value-type="float" office:value="0">
            <text:p>0</text:p>
          </table:table-cell>
          <table:table-cell table:formula="of:=IF(ISNA(VLOOKUP([.E1215];[Entrada.$A$8:.$D$1605];4;0)) = 1; 0;VLOOKUP([.E1215];[Entrada.$A$8:.$D$1605];4;0))" office:value-type="float" office:value="0">
            <text:p>0</text:p>
          </table:table-cell>
          <table:table-cell table:number-columns-repeated="6"/>
          <table:table-cell table:style-name="ce29" table:formula="of:=[.C12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5];[Entrada.$A$8:.$C$1606];3;0)) = 1; 0;VLOOKUP([.E1215];[Entrada.$A$8:.$C$1606];3;0)*[.C12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4</text:p>
          </table:table-cell>
          <table:table-cell table:number-columns-repeated="2"/>
          <table:table-cell/>
          <table:table-cell table:style-name="ce12" office:value-type="string">
            <text:p>31,14</text:p>
          </table:table-cell>
          <table:table-cell table:style-name="ce21" table:formula="of:=IF(ISNA(VLOOKUP([.E1216];[Entrada.$A$8:.$B$1605];2;0)) = 1; 0;VLOOKUP([.E1216];[Entrada.$A$8:.$B$1605];2;0))" office:value-type="float" office:value="0">
            <text:p>0</text:p>
          </table:table-cell>
          <table:table-cell table:formula="of:=IF(ISNA(VLOOKUP([.E1216];[Entrada.$A$8:.$D$1605];4;0)) = 1; 0;VLOOKUP([.E1216];[Entrada.$A$8:.$D$1605];4;0))" office:value-type="float" office:value="0">
            <text:p>0</text:p>
          </table:table-cell>
          <table:table-cell table:number-columns-repeated="6"/>
          <table:table-cell table:style-name="ce29" table:formula="of:=[.C12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6];[Entrada.$A$8:.$C$1606];3;0)) = 1; 0;VLOOKUP([.E1216];[Entrada.$A$8:.$C$1606];3;0)*[.C12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5</text:p>
          </table:table-cell>
          <table:table-cell table:number-columns-repeated="2"/>
          <table:table-cell/>
          <table:table-cell table:style-name="ce12" office:value-type="string">
            <text:p>31,15</text:p>
          </table:table-cell>
          <table:table-cell table:style-name="ce21" table:formula="of:=IF(ISNA(VLOOKUP([.E1217];[Entrada.$A$8:.$B$1605];2;0)) = 1; 0;VLOOKUP([.E1217];[Entrada.$A$8:.$B$1605];2;0))" office:value-type="float" office:value="0">
            <text:p>0</text:p>
          </table:table-cell>
          <table:table-cell table:formula="of:=IF(ISNA(VLOOKUP([.E1217];[Entrada.$A$8:.$D$1605];4;0)) = 1; 0;VLOOKUP([.E1217];[Entrada.$A$8:.$D$1605];4;0))" office:value-type="float" office:value="0">
            <text:p>0</text:p>
          </table:table-cell>
          <table:table-cell table:number-columns-repeated="6"/>
          <table:table-cell table:style-name="ce29" table:formula="of:=[.C12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7];[Entrada.$A$8:.$C$1606];3;0)) = 1; 0;VLOOKUP([.E1217];[Entrada.$A$8:.$C$1606];3;0)*[.C12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6</text:p>
          </table:table-cell>
          <table:table-cell table:number-columns-repeated="2"/>
          <table:table-cell/>
          <table:table-cell table:style-name="ce12" office:value-type="string">
            <text:p>31,16</text:p>
          </table:table-cell>
          <table:table-cell table:style-name="ce21" table:formula="of:=IF(ISNA(VLOOKUP([.E1218];[Entrada.$A$8:.$B$1605];2;0)) = 1; 0;VLOOKUP([.E1218];[Entrada.$A$8:.$B$1605];2;0))" office:value-type="float" office:value="0">
            <text:p>0</text:p>
          </table:table-cell>
          <table:table-cell table:formula="of:=IF(ISNA(VLOOKUP([.E1218];[Entrada.$A$8:.$D$1605];4;0)) = 1; 0;VLOOKUP([.E1218];[Entrada.$A$8:.$D$1605];4;0))" office:value-type="float" office:value="0">
            <text:p>0</text:p>
          </table:table-cell>
          <table:table-cell table:number-columns-repeated="6"/>
          <table:table-cell table:style-name="ce29" table:formula="of:=[.C12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8];[Entrada.$A$8:.$C$1606];3;0)) = 1; 0;VLOOKUP([.E1218];[Entrada.$A$8:.$C$1606];3;0)*[.C12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7</text:p>
          </table:table-cell>
          <table:table-cell table:number-columns-repeated="2"/>
          <table:table-cell/>
          <table:table-cell table:style-name="ce12" office:value-type="string">
            <text:p>31,17</text:p>
          </table:table-cell>
          <table:table-cell table:style-name="ce21" table:formula="of:=IF(ISNA(VLOOKUP([.E1219];[Entrada.$A$8:.$B$1605];2;0)) = 1; 0;VLOOKUP([.E1219];[Entrada.$A$8:.$B$1605];2;0))" office:value-type="float" office:value="0">
            <text:p>0</text:p>
          </table:table-cell>
          <table:table-cell table:formula="of:=IF(ISNA(VLOOKUP([.E1219];[Entrada.$A$8:.$D$1605];4;0)) = 1; 0;VLOOKUP([.E1219];[Entrada.$A$8:.$D$1605];4;0))" office:value-type="float" office:value="0">
            <text:p>0</text:p>
          </table:table-cell>
          <table:table-cell table:number-columns-repeated="6"/>
          <table:table-cell table:style-name="ce29" table:formula="of:=[.C12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19];[Entrada.$A$8:.$C$1606];3;0)) = 1; 0;VLOOKUP([.E1219];[Entrada.$A$8:.$C$1606];3;0)*[.C12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8</text:p>
          </table:table-cell>
          <table:table-cell table:number-columns-repeated="2"/>
          <table:table-cell/>
          <table:table-cell table:style-name="ce12" office:value-type="string">
            <text:p>31,18</text:p>
          </table:table-cell>
          <table:table-cell table:style-name="ce21" table:formula="of:=IF(ISNA(VLOOKUP([.E1220];[Entrada.$A$8:.$B$1605];2;0)) = 1; 0;VLOOKUP([.E1220];[Entrada.$A$8:.$B$1605];2;0))" office:value-type="float" office:value="0">
            <text:p>0</text:p>
          </table:table-cell>
          <table:table-cell table:formula="of:=IF(ISNA(VLOOKUP([.E1220];[Entrada.$A$8:.$D$1605];4;0)) = 1; 0;VLOOKUP([.E1220];[Entrada.$A$8:.$D$1605];4;0))" office:value-type="float" office:value="0">
            <text:p>0</text:p>
          </table:table-cell>
          <table:table-cell table:number-columns-repeated="6"/>
          <table:table-cell table:style-name="ce29" table:formula="of:=[.C12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0];[Entrada.$A$8:.$C$1606];3;0)) = 1; 0;VLOOKUP([.E1220];[Entrada.$A$8:.$C$1606];3;0)*[.C12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19</text:p>
          </table:table-cell>
          <table:table-cell table:number-columns-repeated="2"/>
          <table:table-cell/>
          <table:table-cell table:style-name="ce12" office:value-type="string">
            <text:p>31,19</text:p>
          </table:table-cell>
          <table:table-cell table:style-name="ce21" table:formula="of:=IF(ISNA(VLOOKUP([.E1221];[Entrada.$A$8:.$B$1605];2;0)) = 1; 0;VLOOKUP([.E1221];[Entrada.$A$8:.$B$1605];2;0))" office:value-type="float" office:value="0">
            <text:p>0</text:p>
          </table:table-cell>
          <table:table-cell table:formula="of:=IF(ISNA(VLOOKUP([.E1221];[Entrada.$A$8:.$D$1605];4;0)) = 1; 0;VLOOKUP([.E1221];[Entrada.$A$8:.$D$1605];4;0))" office:value-type="float" office:value="0">
            <text:p>0</text:p>
          </table:table-cell>
          <table:table-cell table:number-columns-repeated="6"/>
          <table:table-cell table:style-name="ce29" table:formula="of:=[.C12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1];[Entrada.$A$8:.$C$1606];3;0)) = 1; 0;VLOOKUP([.E1221];[Entrada.$A$8:.$C$1606];3;0)*[.C12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0</text:p>
          </table:table-cell>
          <table:table-cell table:number-columns-repeated="2"/>
          <table:table-cell/>
          <table:table-cell table:style-name="ce12" office:value-type="string">
            <text:p>31,20</text:p>
          </table:table-cell>
          <table:table-cell table:style-name="ce21" table:formula="of:=IF(ISNA(VLOOKUP([.E1222];[Entrada.$A$8:.$B$1605];2;0)) = 1; 0;VLOOKUP([.E1222];[Entrada.$A$8:.$B$1605];2;0))" office:value-type="float" office:value="0">
            <text:p>0</text:p>
          </table:table-cell>
          <table:table-cell table:formula="of:=IF(ISNA(VLOOKUP([.E1222];[Entrada.$A$8:.$D$1605];4;0)) = 1; 0;VLOOKUP([.E1222];[Entrada.$A$8:.$D$1605];4;0))" office:value-type="float" office:value="0">
            <text:p>0</text:p>
          </table:table-cell>
          <table:table-cell table:number-columns-repeated="6"/>
          <table:table-cell table:style-name="ce29" table:formula="of:=[.C12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2];[Entrada.$A$8:.$C$1606];3;0)) = 1; 0;VLOOKUP([.E1222];[Entrada.$A$8:.$C$1606];3;0)*[.C12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1</text:p>
          </table:table-cell>
          <table:table-cell table:number-columns-repeated="2"/>
          <table:table-cell/>
          <table:table-cell table:style-name="ce12" office:value-type="string">
            <text:p>31,21</text:p>
          </table:table-cell>
          <table:table-cell table:style-name="ce21" table:formula="of:=IF(ISNA(VLOOKUP([.E1223];[Entrada.$A$8:.$B$1605];2;0)) = 1; 0;VLOOKUP([.E1223];[Entrada.$A$8:.$B$1605];2;0))" office:value-type="float" office:value="0">
            <text:p>0</text:p>
          </table:table-cell>
          <table:table-cell table:formula="of:=IF(ISNA(VLOOKUP([.E1223];[Entrada.$A$8:.$D$1605];4;0)) = 1; 0;VLOOKUP([.E1223];[Entrada.$A$8:.$D$1605];4;0))" office:value-type="float" office:value="0">
            <text:p>0</text:p>
          </table:table-cell>
          <table:table-cell table:number-columns-repeated="6"/>
          <table:table-cell table:style-name="ce29" table:formula="of:=[.C12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3];[Entrada.$A$8:.$C$1606];3;0)) = 1; 0;VLOOKUP([.E1223];[Entrada.$A$8:.$C$1606];3;0)*[.C12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2</text:p>
          </table:table-cell>
          <table:table-cell table:number-columns-repeated="2"/>
          <table:table-cell/>
          <table:table-cell table:style-name="ce12" office:value-type="string">
            <text:p>31,22</text:p>
          </table:table-cell>
          <table:table-cell table:style-name="ce21" table:formula="of:=IF(ISNA(VLOOKUP([.E1224];[Entrada.$A$8:.$B$1605];2;0)) = 1; 0;VLOOKUP([.E1224];[Entrada.$A$8:.$B$1605];2;0))" office:value-type="float" office:value="0">
            <text:p>0</text:p>
          </table:table-cell>
          <table:table-cell table:formula="of:=IF(ISNA(VLOOKUP([.E1224];[Entrada.$A$8:.$D$1605];4;0)) = 1; 0;VLOOKUP([.E1224];[Entrada.$A$8:.$D$1605];4;0))" office:value-type="float" office:value="0">
            <text:p>0</text:p>
          </table:table-cell>
          <table:table-cell table:number-columns-repeated="6"/>
          <table:table-cell table:style-name="ce29" table:formula="of:=[.C12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4];[Entrada.$A$8:.$C$1606];3;0)) = 1; 0;VLOOKUP([.E1224];[Entrada.$A$8:.$C$1606];3;0)*[.C12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3</text:p>
          </table:table-cell>
          <table:table-cell table:number-columns-repeated="2"/>
          <table:table-cell/>
          <table:table-cell table:style-name="ce12" office:value-type="string">
            <text:p>31,23</text:p>
          </table:table-cell>
          <table:table-cell table:style-name="ce21" table:formula="of:=IF(ISNA(VLOOKUP([.E1225];[Entrada.$A$8:.$B$1605];2;0)) = 1; 0;VLOOKUP([.E1225];[Entrada.$A$8:.$B$1605];2;0))" office:value-type="float" office:value="0">
            <text:p>0</text:p>
          </table:table-cell>
          <table:table-cell table:formula="of:=IF(ISNA(VLOOKUP([.E1225];[Entrada.$A$8:.$D$1605];4;0)) = 1; 0;VLOOKUP([.E1225];[Entrada.$A$8:.$D$1605];4;0))" office:value-type="float" office:value="0">
            <text:p>0</text:p>
          </table:table-cell>
          <table:table-cell table:number-columns-repeated="6"/>
          <table:table-cell table:style-name="ce29" table:formula="of:=[.C12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5];[Entrada.$A$8:.$C$1606];3;0)) = 1; 0;VLOOKUP([.E1225];[Entrada.$A$8:.$C$1606];3;0)*[.C12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4</text:p>
          </table:table-cell>
          <table:table-cell table:number-columns-repeated="2"/>
          <table:table-cell/>
          <table:table-cell table:style-name="ce12" office:value-type="string">
            <text:p>31,24</text:p>
          </table:table-cell>
          <table:table-cell table:style-name="ce21" table:formula="of:=IF(ISNA(VLOOKUP([.E1226];[Entrada.$A$8:.$B$1605];2;0)) = 1; 0;VLOOKUP([.E1226];[Entrada.$A$8:.$B$1605];2;0))" office:value-type="float" office:value="0">
            <text:p>0</text:p>
          </table:table-cell>
          <table:table-cell table:formula="of:=IF(ISNA(VLOOKUP([.E1226];[Entrada.$A$8:.$D$1605];4;0)) = 1; 0;VLOOKUP([.E1226];[Entrada.$A$8:.$D$1605];4;0))" office:value-type="float" office:value="0">
            <text:p>0</text:p>
          </table:table-cell>
          <table:table-cell table:number-columns-repeated="6"/>
          <table:table-cell table:style-name="ce29" table:formula="of:=[.C12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6];[Entrada.$A$8:.$C$1606];3;0)) = 1; 0;VLOOKUP([.E1226];[Entrada.$A$8:.$C$1606];3;0)*[.C12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5</text:p>
          </table:table-cell>
          <table:table-cell table:number-columns-repeated="2"/>
          <table:table-cell/>
          <table:table-cell table:style-name="ce12" office:value-type="string">
            <text:p>31,25</text:p>
          </table:table-cell>
          <table:table-cell table:style-name="ce21" table:formula="of:=IF(ISNA(VLOOKUP([.E1227];[Entrada.$A$8:.$B$1605];2;0)) = 1; 0;VLOOKUP([.E1227];[Entrada.$A$8:.$B$1605];2;0))" office:value-type="float" office:value="0">
            <text:p>0</text:p>
          </table:table-cell>
          <table:table-cell table:formula="of:=IF(ISNA(VLOOKUP([.E1227];[Entrada.$A$8:.$D$1605];4;0)) = 1; 0;VLOOKUP([.E1227];[Entrada.$A$8:.$D$1605];4;0))" office:value-type="float" office:value="0">
            <text:p>0</text:p>
          </table:table-cell>
          <table:table-cell table:number-columns-repeated="6"/>
          <table:table-cell table:style-name="ce29" table:formula="of:=[.C12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7];[Entrada.$A$8:.$C$1606];3;0)) = 1; 0;VLOOKUP([.E1227];[Entrada.$A$8:.$C$1606];3;0)*[.C12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6</text:p>
          </table:table-cell>
          <table:table-cell table:number-columns-repeated="2"/>
          <table:table-cell/>
          <table:table-cell table:style-name="ce12" office:value-type="string">
            <text:p>31,26</text:p>
          </table:table-cell>
          <table:table-cell table:style-name="ce21" table:formula="of:=IF(ISNA(VLOOKUP([.E1228];[Entrada.$A$8:.$B$1605];2;0)) = 1; 0;VLOOKUP([.E1228];[Entrada.$A$8:.$B$1605];2;0))" office:value-type="float" office:value="0">
            <text:p>0</text:p>
          </table:table-cell>
          <table:table-cell table:formula="of:=IF(ISNA(VLOOKUP([.E1228];[Entrada.$A$8:.$D$1605];4;0)) = 1; 0;VLOOKUP([.E1228];[Entrada.$A$8:.$D$1605];4;0))" office:value-type="float" office:value="0">
            <text:p>0</text:p>
          </table:table-cell>
          <table:table-cell table:number-columns-repeated="6"/>
          <table:table-cell table:style-name="ce29" table:formula="of:=[.C12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8];[Entrada.$A$8:.$C$1606];3;0)) = 1; 0;VLOOKUP([.E1228];[Entrada.$A$8:.$C$1606];3;0)*[.C12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7</text:p>
          </table:table-cell>
          <table:table-cell table:number-columns-repeated="2"/>
          <table:table-cell/>
          <table:table-cell table:style-name="ce12" office:value-type="string">
            <text:p>31,27</text:p>
          </table:table-cell>
          <table:table-cell table:style-name="ce21" table:formula="of:=IF(ISNA(VLOOKUP([.E1229];[Entrada.$A$8:.$B$1605];2;0)) = 1; 0;VLOOKUP([.E1229];[Entrada.$A$8:.$B$1605];2;0))" office:value-type="float" office:value="0">
            <text:p>0</text:p>
          </table:table-cell>
          <table:table-cell table:formula="of:=IF(ISNA(VLOOKUP([.E1229];[Entrada.$A$8:.$D$1605];4;0)) = 1; 0;VLOOKUP([.E1229];[Entrada.$A$8:.$D$1605];4;0))" office:value-type="float" office:value="0">
            <text:p>0</text:p>
          </table:table-cell>
          <table:table-cell table:number-columns-repeated="6"/>
          <table:table-cell table:style-name="ce29" table:formula="of:=[.C12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29];[Entrada.$A$8:.$C$1606];3;0)) = 1; 0;VLOOKUP([.E1229];[Entrada.$A$8:.$C$1606];3;0)*[.C12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8</text:p>
          </table:table-cell>
          <table:table-cell table:number-columns-repeated="2"/>
          <table:table-cell/>
          <table:table-cell table:style-name="ce12" office:value-type="string">
            <text:p>31,28</text:p>
          </table:table-cell>
          <table:table-cell table:style-name="ce21" table:formula="of:=IF(ISNA(VLOOKUP([.E1230];[Entrada.$A$8:.$B$1605];2;0)) = 1; 0;VLOOKUP([.E1230];[Entrada.$A$8:.$B$1605];2;0))" office:value-type="float" office:value="0">
            <text:p>0</text:p>
          </table:table-cell>
          <table:table-cell table:formula="of:=IF(ISNA(VLOOKUP([.E1230];[Entrada.$A$8:.$D$1605];4;0)) = 1; 0;VLOOKUP([.E1230];[Entrada.$A$8:.$D$1605];4;0))" office:value-type="float" office:value="0">
            <text:p>0</text:p>
          </table:table-cell>
          <table:table-cell table:number-columns-repeated="6"/>
          <table:table-cell table:style-name="ce29" table:formula="of:=[.C12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0];[Entrada.$A$8:.$C$1606];3;0)) = 1; 0;VLOOKUP([.E1230];[Entrada.$A$8:.$C$1606];3;0)*[.C12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29</text:p>
          </table:table-cell>
          <table:table-cell table:number-columns-repeated="2"/>
          <table:table-cell/>
          <table:table-cell table:style-name="ce12" office:value-type="string">
            <text:p>31,29</text:p>
          </table:table-cell>
          <table:table-cell table:style-name="ce21" table:formula="of:=IF(ISNA(VLOOKUP([.E1231];[Entrada.$A$8:.$B$1605];2;0)) = 1; 0;VLOOKUP([.E1231];[Entrada.$A$8:.$B$1605];2;0))" office:value-type="float" office:value="0">
            <text:p>0</text:p>
          </table:table-cell>
          <table:table-cell table:formula="of:=IF(ISNA(VLOOKUP([.E1231];[Entrada.$A$8:.$D$1605];4;0)) = 1; 0;VLOOKUP([.E1231];[Entrada.$A$8:.$D$1605];4;0))" office:value-type="float" office:value="0">
            <text:p>0</text:p>
          </table:table-cell>
          <table:table-cell table:number-columns-repeated="6"/>
          <table:table-cell table:style-name="ce29" table:formula="of:=[.C12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1];[Entrada.$A$8:.$C$1606];3;0)) = 1; 0;VLOOKUP([.E1231];[Entrada.$A$8:.$C$1606];3;0)*[.C12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0</text:p>
          </table:table-cell>
          <table:table-cell table:number-columns-repeated="2"/>
          <table:table-cell/>
          <table:table-cell table:style-name="ce12" office:value-type="string">
            <text:p>31,30</text:p>
          </table:table-cell>
          <table:table-cell table:style-name="ce21" table:formula="of:=IF(ISNA(VLOOKUP([.E1232];[Entrada.$A$8:.$B$1605];2;0)) = 1; 0;VLOOKUP([.E1232];[Entrada.$A$8:.$B$1605];2;0))" office:value-type="float" office:value="0">
            <text:p>0</text:p>
          </table:table-cell>
          <table:table-cell table:formula="of:=IF(ISNA(VLOOKUP([.E1232];[Entrada.$A$8:.$D$1605];4;0)) = 1; 0;VLOOKUP([.E1232];[Entrada.$A$8:.$D$1605];4;0))" office:value-type="float" office:value="0">
            <text:p>0</text:p>
          </table:table-cell>
          <table:table-cell table:number-columns-repeated="6"/>
          <table:table-cell table:style-name="ce29" table:formula="of:=[.C12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2];[Entrada.$A$8:.$C$1606];3;0)) = 1; 0;VLOOKUP([.E1232];[Entrada.$A$8:.$C$1606];3;0)*[.C12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1</text:p>
          </table:table-cell>
          <table:table-cell table:number-columns-repeated="2"/>
          <table:table-cell/>
          <table:table-cell table:style-name="ce12" office:value-type="string">
            <text:p>31,31</text:p>
          </table:table-cell>
          <table:table-cell table:style-name="ce21" table:formula="of:=IF(ISNA(VLOOKUP([.E1233];[Entrada.$A$8:.$B$1605];2;0)) = 1; 0;VLOOKUP([.E1233];[Entrada.$A$8:.$B$1605];2;0))" office:value-type="float" office:value="0">
            <text:p>0</text:p>
          </table:table-cell>
          <table:table-cell table:formula="of:=IF(ISNA(VLOOKUP([.E1233];[Entrada.$A$8:.$D$1605];4;0)) = 1; 0;VLOOKUP([.E1233];[Entrada.$A$8:.$D$1605];4;0))" office:value-type="float" office:value="0">
            <text:p>0</text:p>
          </table:table-cell>
          <table:table-cell table:number-columns-repeated="6"/>
          <table:table-cell table:style-name="ce29" table:formula="of:=[.C12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3];[Entrada.$A$8:.$C$1606];3;0)) = 1; 0;VLOOKUP([.E1233];[Entrada.$A$8:.$C$1606];3;0)*[.C12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2</text:p>
          </table:table-cell>
          <table:table-cell table:number-columns-repeated="2"/>
          <table:table-cell/>
          <table:table-cell table:style-name="ce12" office:value-type="string">
            <text:p>31,32</text:p>
          </table:table-cell>
          <table:table-cell table:style-name="ce21" table:formula="of:=IF(ISNA(VLOOKUP([.E1234];[Entrada.$A$8:.$B$1605];2;0)) = 1; 0;VLOOKUP([.E1234];[Entrada.$A$8:.$B$1605];2;0))" office:value-type="float" office:value="0">
            <text:p>0</text:p>
          </table:table-cell>
          <table:table-cell table:formula="of:=IF(ISNA(VLOOKUP([.E1234];[Entrada.$A$8:.$D$1605];4;0)) = 1; 0;VLOOKUP([.E1234];[Entrada.$A$8:.$D$1605];4;0))" office:value-type="float" office:value="0">
            <text:p>0</text:p>
          </table:table-cell>
          <table:table-cell table:number-columns-repeated="6"/>
          <table:table-cell table:style-name="ce29" table:formula="of:=[.C12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4];[Entrada.$A$8:.$C$1606];3;0)) = 1; 0;VLOOKUP([.E1234];[Entrada.$A$8:.$C$1606];3;0)*[.C12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3</text:p>
          </table:table-cell>
          <table:table-cell table:number-columns-repeated="2"/>
          <table:table-cell/>
          <table:table-cell table:style-name="ce12" office:value-type="string">
            <text:p>31,33</text:p>
          </table:table-cell>
          <table:table-cell table:style-name="ce21" table:formula="of:=IF(ISNA(VLOOKUP([.E1235];[Entrada.$A$8:.$B$1605];2;0)) = 1; 0;VLOOKUP([.E1235];[Entrada.$A$8:.$B$1605];2;0))" office:value-type="float" office:value="0">
            <text:p>0</text:p>
          </table:table-cell>
          <table:table-cell table:formula="of:=IF(ISNA(VLOOKUP([.E1235];[Entrada.$A$8:.$D$1605];4;0)) = 1; 0;VLOOKUP([.E1235];[Entrada.$A$8:.$D$1605];4;0))" office:value-type="float" office:value="0">
            <text:p>0</text:p>
          </table:table-cell>
          <table:table-cell table:number-columns-repeated="6"/>
          <table:table-cell table:style-name="ce29" table:formula="of:=[.C12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5];[Entrada.$A$8:.$C$1606];3;0)) = 1; 0;VLOOKUP([.E1235];[Entrada.$A$8:.$C$1606];3;0)*[.C12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4</text:p>
          </table:table-cell>
          <table:table-cell table:number-columns-repeated="2"/>
          <table:table-cell/>
          <table:table-cell table:style-name="ce12" office:value-type="string">
            <text:p>31,34</text:p>
          </table:table-cell>
          <table:table-cell table:style-name="ce21" table:formula="of:=IF(ISNA(VLOOKUP([.E1236];[Entrada.$A$8:.$B$1605];2;0)) = 1; 0;VLOOKUP([.E1236];[Entrada.$A$8:.$B$1605];2;0))" office:value-type="float" office:value="0">
            <text:p>0</text:p>
          </table:table-cell>
          <table:table-cell table:formula="of:=IF(ISNA(VLOOKUP([.E1236];[Entrada.$A$8:.$D$1605];4;0)) = 1; 0;VLOOKUP([.E1236];[Entrada.$A$8:.$D$1605];4;0))" office:value-type="float" office:value="0">
            <text:p>0</text:p>
          </table:table-cell>
          <table:table-cell table:number-columns-repeated="6"/>
          <table:table-cell table:style-name="ce29" table:formula="of:=[.C12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6];[Entrada.$A$8:.$C$1606];3;0)) = 1; 0;VLOOKUP([.E1236];[Entrada.$A$8:.$C$1606];3;0)*[.C12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5</text:p>
          </table:table-cell>
          <table:table-cell table:number-columns-repeated="2"/>
          <table:table-cell/>
          <table:table-cell table:style-name="ce12" office:value-type="string">
            <text:p>31,35</text:p>
          </table:table-cell>
          <table:table-cell table:style-name="ce21" table:formula="of:=IF(ISNA(VLOOKUP([.E1237];[Entrada.$A$8:.$B$1605];2;0)) = 1; 0;VLOOKUP([.E1237];[Entrada.$A$8:.$B$1605];2;0))" office:value-type="float" office:value="0">
            <text:p>0</text:p>
          </table:table-cell>
          <table:table-cell table:formula="of:=IF(ISNA(VLOOKUP([.E1237];[Entrada.$A$8:.$D$1605];4;0)) = 1; 0;VLOOKUP([.E1237];[Entrada.$A$8:.$D$1605];4;0))" office:value-type="float" office:value="0">
            <text:p>0</text:p>
          </table:table-cell>
          <table:table-cell table:number-columns-repeated="6"/>
          <table:table-cell table:style-name="ce29" table:formula="of:=[.C12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7];[Entrada.$A$8:.$C$1606];3;0)) = 1; 0;VLOOKUP([.E1237];[Entrada.$A$8:.$C$1606];3;0)*[.C12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6</text:p>
          </table:table-cell>
          <table:table-cell table:number-columns-repeated="2"/>
          <table:table-cell/>
          <table:table-cell table:style-name="ce12" office:value-type="string">
            <text:p>31,36</text:p>
          </table:table-cell>
          <table:table-cell table:style-name="ce21" table:formula="of:=IF(ISNA(VLOOKUP([.E1238];[Entrada.$A$8:.$B$1605];2;0)) = 1; 0;VLOOKUP([.E1238];[Entrada.$A$8:.$B$1605];2;0))" office:value-type="float" office:value="0">
            <text:p>0</text:p>
          </table:table-cell>
          <table:table-cell table:formula="of:=IF(ISNA(VLOOKUP([.E1238];[Entrada.$A$8:.$D$1605];4;0)) = 1; 0;VLOOKUP([.E1238];[Entrada.$A$8:.$D$1605];4;0))" office:value-type="float" office:value="0">
            <text:p>0</text:p>
          </table:table-cell>
          <table:table-cell table:number-columns-repeated="6"/>
          <table:table-cell table:style-name="ce29" table:formula="of:=[.C12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8];[Entrada.$A$8:.$C$1606];3;0)) = 1; 0;VLOOKUP([.E1238];[Entrada.$A$8:.$C$1606];3;0)*[.C12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7</text:p>
          </table:table-cell>
          <table:table-cell table:number-columns-repeated="2"/>
          <table:table-cell/>
          <table:table-cell table:style-name="ce12" office:value-type="string">
            <text:p>31,37</text:p>
          </table:table-cell>
          <table:table-cell table:style-name="ce21" table:formula="of:=IF(ISNA(VLOOKUP([.E1239];[Entrada.$A$8:.$B$1605];2;0)) = 1; 0;VLOOKUP([.E1239];[Entrada.$A$8:.$B$1605];2;0))" office:value-type="float" office:value="0">
            <text:p>0</text:p>
          </table:table-cell>
          <table:table-cell table:formula="of:=IF(ISNA(VLOOKUP([.E1239];[Entrada.$A$8:.$D$1605];4;0)) = 1; 0;VLOOKUP([.E1239];[Entrada.$A$8:.$D$1605];4;0))" office:value-type="float" office:value="0">
            <text:p>0</text:p>
          </table:table-cell>
          <table:table-cell table:number-columns-repeated="6"/>
          <table:table-cell table:style-name="ce29" table:formula="of:=[.C12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39];[Entrada.$A$8:.$C$1606];3;0)) = 1; 0;VLOOKUP([.E1239];[Entrada.$A$8:.$C$1606];3;0)*[.C12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8</text:p>
          </table:table-cell>
          <table:table-cell table:number-columns-repeated="2"/>
          <table:table-cell/>
          <table:table-cell table:style-name="ce12" office:value-type="string">
            <text:p>31,38</text:p>
          </table:table-cell>
          <table:table-cell table:style-name="ce21" table:formula="of:=IF(ISNA(VLOOKUP([.E1240];[Entrada.$A$8:.$B$1605];2;0)) = 1; 0;VLOOKUP([.E1240];[Entrada.$A$8:.$B$1605];2;0))" office:value-type="float" office:value="0">
            <text:p>0</text:p>
          </table:table-cell>
          <table:table-cell table:formula="of:=IF(ISNA(VLOOKUP([.E1240];[Entrada.$A$8:.$D$1605];4;0)) = 1; 0;VLOOKUP([.E1240];[Entrada.$A$8:.$D$1605];4;0))" office:value-type="float" office:value="0">
            <text:p>0</text:p>
          </table:table-cell>
          <table:table-cell table:number-columns-repeated="6"/>
          <table:table-cell table:style-name="ce29" table:formula="of:=[.C12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0];[Entrada.$A$8:.$C$1606];3;0)) = 1; 0;VLOOKUP([.E1240];[Entrada.$A$8:.$C$1606];3;0)*[.C12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39</text:p>
          </table:table-cell>
          <table:table-cell table:number-columns-repeated="2"/>
          <table:table-cell/>
          <table:table-cell table:style-name="ce12" office:value-type="string">
            <text:p>31,39</text:p>
          </table:table-cell>
          <table:table-cell table:style-name="ce21" table:formula="of:=IF(ISNA(VLOOKUP([.E1241];[Entrada.$A$8:.$B$1605];2;0)) = 1; 0;VLOOKUP([.E1241];[Entrada.$A$8:.$B$1605];2;0))" office:value-type="float" office:value="0">
            <text:p>0</text:p>
          </table:table-cell>
          <table:table-cell table:formula="of:=IF(ISNA(VLOOKUP([.E1241];[Entrada.$A$8:.$D$1605];4;0)) = 1; 0;VLOOKUP([.E1241];[Entrada.$A$8:.$D$1605];4;0))" office:value-type="float" office:value="0">
            <text:p>0</text:p>
          </table:table-cell>
          <table:table-cell table:number-columns-repeated="6"/>
          <table:table-cell table:style-name="ce29" table:formula="of:=[.C12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1];[Entrada.$A$8:.$C$1606];3;0)) = 1; 0;VLOOKUP([.E1241];[Entrada.$A$8:.$C$1606];3;0)*[.C12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1,40</text:p>
          </table:table-cell>
          <table:table-cell table:number-columns-repeated="2"/>
          <table:table-cell/>
          <table:table-cell table:style-name="ce12" office:value-type="string">
            <text:p>31,40</text:p>
          </table:table-cell>
          <table:table-cell table:style-name="ce21" table:formula="of:=IF(ISNA(VLOOKUP([.E1242];[Entrada.$A$8:.$B$1605];2;0)) = 1; 0;VLOOKUP([.E1242];[Entrada.$A$8:.$B$1605];2;0))" office:value-type="float" office:value="0">
            <text:p>0</text:p>
          </table:table-cell>
          <table:table-cell table:formula="of:=IF(ISNA(VLOOKUP([.E1242];[Entrada.$A$8:.$D$1605];4;0)) = 1; 0;VLOOKUP([.E1242];[Entrada.$A$8:.$D$1605];4;0))" office:value-type="float" office:value="0">
            <text:p>0</text:p>
          </table:table-cell>
          <table:table-cell table:number-columns-repeated="6"/>
          <table:table-cell table:style-name="ce29" table:formula="of:=[.C12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2];[Entrada.$A$8:.$C$1606];3;0)) = 1; 0;VLOOKUP([.E1242];[Entrada.$A$8:.$C$1606];3;0)*[.C12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</text:p>
          </table:table-cell>
          <table:table-cell table:number-columns-repeated="2"/>
          <table:table-cell/>
          <table:table-cell table:style-name="ce12" office:value-type="string">
            <text:p>32,1</text:p>
          </table:table-cell>
          <table:table-cell table:style-name="ce21" table:formula="of:=IF(ISNA(VLOOKUP([.E1243];[Entrada.$A$8:.$B$1605];2;0)) = 1; 0;VLOOKUP([.E1243];[Entrada.$A$8:.$B$1605];2;0))" office:value-type="float" office:value="0">
            <text:p>0</text:p>
          </table:table-cell>
          <table:table-cell table:formula="of:=IF(ISNA(VLOOKUP([.E1243];[Entrada.$A$8:.$D$1605];4;0)) = 1; 0;VLOOKUP([.E1243];[Entrada.$A$8:.$D$1605];4;0))" office:value-type="float" office:value="0">
            <text:p>0</text:p>
          </table:table-cell>
          <table:table-cell table:number-columns-repeated="6"/>
          <table:table-cell table:style-name="ce29" table:formula="of:=[.C12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3];[Entrada.$A$8:.$C$1606];3;0)) = 1; 0;VLOOKUP([.E1243];[Entrada.$A$8:.$C$1606];3;0)*[.C12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</text:p>
          </table:table-cell>
          <table:table-cell table:number-columns-repeated="2"/>
          <table:table-cell/>
          <table:table-cell table:style-name="ce12" office:value-type="string">
            <text:p>32,2</text:p>
          </table:table-cell>
          <table:table-cell table:style-name="ce21" table:formula="of:=IF(ISNA(VLOOKUP([.E1244];[Entrada.$A$8:.$B$1605];2;0)) = 1; 0;VLOOKUP([.E1244];[Entrada.$A$8:.$B$1605];2;0))" office:value-type="float" office:value="0">
            <text:p>0</text:p>
          </table:table-cell>
          <table:table-cell table:formula="of:=IF(ISNA(VLOOKUP([.E1244];[Entrada.$A$8:.$D$1605];4;0)) = 1; 0;VLOOKUP([.E1244];[Entrada.$A$8:.$D$1605];4;0))" office:value-type="float" office:value="0">
            <text:p>0</text:p>
          </table:table-cell>
          <table:table-cell table:number-columns-repeated="6"/>
          <table:table-cell table:style-name="ce29" table:formula="of:=[.C12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4];[Entrada.$A$8:.$C$1606];3;0)) = 1; 0;VLOOKUP([.E1244];[Entrada.$A$8:.$C$1606];3;0)*[.C12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</text:p>
          </table:table-cell>
          <table:table-cell table:number-columns-repeated="2"/>
          <table:table-cell/>
          <table:table-cell table:style-name="ce12" office:value-type="string">
            <text:p>32,3</text:p>
          </table:table-cell>
          <table:table-cell table:style-name="ce21" table:formula="of:=IF(ISNA(VLOOKUP([.E1245];[Entrada.$A$8:.$B$1605];2;0)) = 1; 0;VLOOKUP([.E1245];[Entrada.$A$8:.$B$1605];2;0))" office:value-type="float" office:value="0">
            <text:p>0</text:p>
          </table:table-cell>
          <table:table-cell table:formula="of:=IF(ISNA(VLOOKUP([.E1245];[Entrada.$A$8:.$D$1605];4;0)) = 1; 0;VLOOKUP([.E1245];[Entrada.$A$8:.$D$1605];4;0))" office:value-type="float" office:value="0">
            <text:p>0</text:p>
          </table:table-cell>
          <table:table-cell table:number-columns-repeated="6"/>
          <table:table-cell table:style-name="ce29" table:formula="of:=[.C12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5];[Entrada.$A$8:.$C$1606];3;0)) = 1; 0;VLOOKUP([.E1245];[Entrada.$A$8:.$C$1606];3;0)*[.C12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4</text:p>
          </table:table-cell>
          <table:table-cell table:number-columns-repeated="2"/>
          <table:table-cell/>
          <table:table-cell table:style-name="ce12" office:value-type="string">
            <text:p>32,4</text:p>
          </table:table-cell>
          <table:table-cell table:style-name="ce21" table:formula="of:=IF(ISNA(VLOOKUP([.E1246];[Entrada.$A$8:.$B$1605];2;0)) = 1; 0;VLOOKUP([.E1246];[Entrada.$A$8:.$B$1605];2;0))" office:value-type="float" office:value="0">
            <text:p>0</text:p>
          </table:table-cell>
          <table:table-cell table:formula="of:=IF(ISNA(VLOOKUP([.E1246];[Entrada.$A$8:.$D$1605];4;0)) = 1; 0;VLOOKUP([.E1246];[Entrada.$A$8:.$D$1605];4;0))" office:value-type="float" office:value="0">
            <text:p>0</text:p>
          </table:table-cell>
          <table:table-cell table:number-columns-repeated="6"/>
          <table:table-cell table:style-name="ce29" table:formula="of:=[.C12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6];[Entrada.$A$8:.$C$1606];3;0)) = 1; 0;VLOOKUP([.E1246];[Entrada.$A$8:.$C$1606];3;0)*[.C12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5</text:p>
          </table:table-cell>
          <table:table-cell table:number-columns-repeated="2"/>
          <table:table-cell/>
          <table:table-cell table:style-name="ce12" office:value-type="string">
            <text:p>32,5</text:p>
          </table:table-cell>
          <table:table-cell table:style-name="ce21" table:formula="of:=IF(ISNA(VLOOKUP([.E1247];[Entrada.$A$8:.$B$1605];2;0)) = 1; 0;VLOOKUP([.E1247];[Entrada.$A$8:.$B$1605];2;0))" office:value-type="float" office:value="0">
            <text:p>0</text:p>
          </table:table-cell>
          <table:table-cell table:formula="of:=IF(ISNA(VLOOKUP([.E1247];[Entrada.$A$8:.$D$1605];4;0)) = 1; 0;VLOOKUP([.E1247];[Entrada.$A$8:.$D$1605];4;0))" office:value-type="float" office:value="0">
            <text:p>0</text:p>
          </table:table-cell>
          <table:table-cell table:number-columns-repeated="6"/>
          <table:table-cell table:style-name="ce29" table:formula="of:=[.C12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7];[Entrada.$A$8:.$C$1606];3;0)) = 1; 0;VLOOKUP([.E1247];[Entrada.$A$8:.$C$1606];3;0)*[.C12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6</text:p>
          </table:table-cell>
          <table:table-cell table:number-columns-repeated="2"/>
          <table:table-cell/>
          <table:table-cell table:style-name="ce12" office:value-type="string">
            <text:p>32,6</text:p>
          </table:table-cell>
          <table:table-cell table:style-name="ce21" table:formula="of:=IF(ISNA(VLOOKUP([.E1248];[Entrada.$A$8:.$B$1605];2;0)) = 1; 0;VLOOKUP([.E1248];[Entrada.$A$8:.$B$1605];2;0))" office:value-type="float" office:value="0">
            <text:p>0</text:p>
          </table:table-cell>
          <table:table-cell table:formula="of:=IF(ISNA(VLOOKUP([.E1248];[Entrada.$A$8:.$D$1605];4;0)) = 1; 0;VLOOKUP([.E1248];[Entrada.$A$8:.$D$1605];4;0))" office:value-type="float" office:value="0">
            <text:p>0</text:p>
          </table:table-cell>
          <table:table-cell table:number-columns-repeated="6"/>
          <table:table-cell table:style-name="ce29" table:formula="of:=[.C12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8];[Entrada.$A$8:.$C$1606];3;0)) = 1; 0;VLOOKUP([.E1248];[Entrada.$A$8:.$C$1606];3;0)*[.C12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7</text:p>
          </table:table-cell>
          <table:table-cell table:number-columns-repeated="2"/>
          <table:table-cell/>
          <table:table-cell table:style-name="ce12" office:value-type="string">
            <text:p>32,7</text:p>
          </table:table-cell>
          <table:table-cell table:style-name="ce21" table:formula="of:=IF(ISNA(VLOOKUP([.E1249];[Entrada.$A$8:.$B$1605];2;0)) = 1; 0;VLOOKUP([.E1249];[Entrada.$A$8:.$B$1605];2;0))" office:value-type="float" office:value="0">
            <text:p>0</text:p>
          </table:table-cell>
          <table:table-cell table:formula="of:=IF(ISNA(VLOOKUP([.E1249];[Entrada.$A$8:.$D$1605];4;0)) = 1; 0;VLOOKUP([.E1249];[Entrada.$A$8:.$D$1605];4;0))" office:value-type="float" office:value="0">
            <text:p>0</text:p>
          </table:table-cell>
          <table:table-cell table:number-columns-repeated="6"/>
          <table:table-cell table:style-name="ce29" table:formula="of:=[.C12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49];[Entrada.$A$8:.$C$1606];3;0)) = 1; 0;VLOOKUP([.E1249];[Entrada.$A$8:.$C$1606];3;0)*[.C12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8</text:p>
          </table:table-cell>
          <table:table-cell table:number-columns-repeated="2"/>
          <table:table-cell/>
          <table:table-cell table:style-name="ce12" office:value-type="string">
            <text:p>32,8</text:p>
          </table:table-cell>
          <table:table-cell table:style-name="ce21" table:formula="of:=IF(ISNA(VLOOKUP([.E1250];[Entrada.$A$8:.$B$1605];2;0)) = 1; 0;VLOOKUP([.E1250];[Entrada.$A$8:.$B$1605];2;0))" office:value-type="float" office:value="0">
            <text:p>0</text:p>
          </table:table-cell>
          <table:table-cell table:formula="of:=IF(ISNA(VLOOKUP([.E1250];[Entrada.$A$8:.$D$1605];4;0)) = 1; 0;VLOOKUP([.E1250];[Entrada.$A$8:.$D$1605];4;0))" office:value-type="float" office:value="0">
            <text:p>0</text:p>
          </table:table-cell>
          <table:table-cell table:number-columns-repeated="6"/>
          <table:table-cell table:style-name="ce29" table:formula="of:=[.C12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0];[Entrada.$A$8:.$C$1606];3;0)) = 1; 0;VLOOKUP([.E1250];[Entrada.$A$8:.$C$1606];3;0)*[.C12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9</text:p>
          </table:table-cell>
          <table:table-cell table:number-columns-repeated="2"/>
          <table:table-cell/>
          <table:table-cell table:style-name="ce12" office:value-type="string">
            <text:p>32,9</text:p>
          </table:table-cell>
          <table:table-cell table:style-name="ce21" table:formula="of:=IF(ISNA(VLOOKUP([.E1251];[Entrada.$A$8:.$B$1605];2;0)) = 1; 0;VLOOKUP([.E1251];[Entrada.$A$8:.$B$1605];2;0))" office:value-type="float" office:value="0">
            <text:p>0</text:p>
          </table:table-cell>
          <table:table-cell table:formula="of:=IF(ISNA(VLOOKUP([.E1251];[Entrada.$A$8:.$D$1605];4;0)) = 1; 0;VLOOKUP([.E1251];[Entrada.$A$8:.$D$1605];4;0))" office:value-type="float" office:value="0">
            <text:p>0</text:p>
          </table:table-cell>
          <table:table-cell table:number-columns-repeated="6"/>
          <table:table-cell table:style-name="ce29" table:formula="of:=[.C12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1];[Entrada.$A$8:.$C$1606];3;0)) = 1; 0;VLOOKUP([.E1251];[Entrada.$A$8:.$C$1606];3;0)*[.C12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0</text:p>
          </table:table-cell>
          <table:table-cell table:number-columns-repeated="2"/>
          <table:table-cell/>
          <table:table-cell table:style-name="ce12" office:value-type="string">
            <text:p>32,10</text:p>
          </table:table-cell>
          <table:table-cell table:style-name="ce21" table:formula="of:=IF(ISNA(VLOOKUP([.E1252];[Entrada.$A$8:.$B$1605];2;0)) = 1; 0;VLOOKUP([.E1252];[Entrada.$A$8:.$B$1605];2;0))" office:value-type="float" office:value="0">
            <text:p>0</text:p>
          </table:table-cell>
          <table:table-cell table:formula="of:=IF(ISNA(VLOOKUP([.E1252];[Entrada.$A$8:.$D$1605];4;0)) = 1; 0;VLOOKUP([.E1252];[Entrada.$A$8:.$D$1605];4;0))" office:value-type="float" office:value="0">
            <text:p>0</text:p>
          </table:table-cell>
          <table:table-cell table:number-columns-repeated="6"/>
          <table:table-cell table:style-name="ce29" table:formula="of:=[.C12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2];[Entrada.$A$8:.$C$1606];3;0)) = 1; 0;VLOOKUP([.E1252];[Entrada.$A$8:.$C$1606];3;0)*[.C12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1</text:p>
          </table:table-cell>
          <table:table-cell table:number-columns-repeated="2"/>
          <table:table-cell/>
          <table:table-cell table:style-name="ce12" office:value-type="string">
            <text:p>32,11</text:p>
          </table:table-cell>
          <table:table-cell table:style-name="ce21" table:formula="of:=IF(ISNA(VLOOKUP([.E1253];[Entrada.$A$8:.$B$1605];2;0)) = 1; 0;VLOOKUP([.E1253];[Entrada.$A$8:.$B$1605];2;0))" office:value-type="float" office:value="0">
            <text:p>0</text:p>
          </table:table-cell>
          <table:table-cell table:formula="of:=IF(ISNA(VLOOKUP([.E1253];[Entrada.$A$8:.$D$1605];4;0)) = 1; 0;VLOOKUP([.E1253];[Entrada.$A$8:.$D$1605];4;0))" office:value-type="float" office:value="0">
            <text:p>0</text:p>
          </table:table-cell>
          <table:table-cell table:number-columns-repeated="6"/>
          <table:table-cell table:style-name="ce29" table:formula="of:=[.C12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3];[Entrada.$A$8:.$C$1606];3;0)) = 1; 0;VLOOKUP([.E1253];[Entrada.$A$8:.$C$1606];3;0)*[.C12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2</text:p>
          </table:table-cell>
          <table:table-cell table:number-columns-repeated="2"/>
          <table:table-cell/>
          <table:table-cell table:style-name="ce12" office:value-type="string">
            <text:p>32,12</text:p>
          </table:table-cell>
          <table:table-cell table:style-name="ce21" table:formula="of:=IF(ISNA(VLOOKUP([.E1254];[Entrada.$A$8:.$B$1605];2;0)) = 1; 0;VLOOKUP([.E1254];[Entrada.$A$8:.$B$1605];2;0))" office:value-type="float" office:value="0">
            <text:p>0</text:p>
          </table:table-cell>
          <table:table-cell table:formula="of:=IF(ISNA(VLOOKUP([.E1254];[Entrada.$A$8:.$D$1605];4;0)) = 1; 0;VLOOKUP([.E1254];[Entrada.$A$8:.$D$1605];4;0))" office:value-type="float" office:value="0">
            <text:p>0</text:p>
          </table:table-cell>
          <table:table-cell table:number-columns-repeated="6"/>
          <table:table-cell table:style-name="ce29" table:formula="of:=[.C12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4];[Entrada.$A$8:.$C$1606];3;0)) = 1; 0;VLOOKUP([.E1254];[Entrada.$A$8:.$C$1606];3;0)*[.C12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3</text:p>
          </table:table-cell>
          <table:table-cell table:number-columns-repeated="2"/>
          <table:table-cell/>
          <table:table-cell table:style-name="ce12" office:value-type="string">
            <text:p>32,13</text:p>
          </table:table-cell>
          <table:table-cell table:style-name="ce21" table:formula="of:=IF(ISNA(VLOOKUP([.E1255];[Entrada.$A$8:.$B$1605];2;0)) = 1; 0;VLOOKUP([.E1255];[Entrada.$A$8:.$B$1605];2;0))" office:value-type="float" office:value="0">
            <text:p>0</text:p>
          </table:table-cell>
          <table:table-cell table:formula="of:=IF(ISNA(VLOOKUP([.E1255];[Entrada.$A$8:.$D$1605];4;0)) = 1; 0;VLOOKUP([.E1255];[Entrada.$A$8:.$D$1605];4;0))" office:value-type="float" office:value="0">
            <text:p>0</text:p>
          </table:table-cell>
          <table:table-cell table:number-columns-repeated="6"/>
          <table:table-cell table:style-name="ce29" table:formula="of:=[.C12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5];[Entrada.$A$8:.$C$1606];3;0)) = 1; 0;VLOOKUP([.E1255];[Entrada.$A$8:.$C$1606];3;0)*[.C12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4</text:p>
          </table:table-cell>
          <table:table-cell table:number-columns-repeated="2"/>
          <table:table-cell/>
          <table:table-cell table:style-name="ce12" office:value-type="string">
            <text:p>32,14</text:p>
          </table:table-cell>
          <table:table-cell table:style-name="ce21" table:formula="of:=IF(ISNA(VLOOKUP([.E1256];[Entrada.$A$8:.$B$1605];2;0)) = 1; 0;VLOOKUP([.E1256];[Entrada.$A$8:.$B$1605];2;0))" office:value-type="float" office:value="0">
            <text:p>0</text:p>
          </table:table-cell>
          <table:table-cell table:formula="of:=IF(ISNA(VLOOKUP([.E1256];[Entrada.$A$8:.$D$1605];4;0)) = 1; 0;VLOOKUP([.E1256];[Entrada.$A$8:.$D$1605];4;0))" office:value-type="float" office:value="0">
            <text:p>0</text:p>
          </table:table-cell>
          <table:table-cell table:number-columns-repeated="6"/>
          <table:table-cell table:style-name="ce29" table:formula="of:=[.C12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6];[Entrada.$A$8:.$C$1606];3;0)) = 1; 0;VLOOKUP([.E1256];[Entrada.$A$8:.$C$1606];3;0)*[.C12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5</text:p>
          </table:table-cell>
          <table:table-cell table:number-columns-repeated="2"/>
          <table:table-cell/>
          <table:table-cell table:style-name="ce12" office:value-type="string">
            <text:p>32,15</text:p>
          </table:table-cell>
          <table:table-cell table:style-name="ce21" table:formula="of:=IF(ISNA(VLOOKUP([.E1257];[Entrada.$A$8:.$B$1605];2;0)) = 1; 0;VLOOKUP([.E1257];[Entrada.$A$8:.$B$1605];2;0))" office:value-type="float" office:value="0">
            <text:p>0</text:p>
          </table:table-cell>
          <table:table-cell table:formula="of:=IF(ISNA(VLOOKUP([.E1257];[Entrada.$A$8:.$D$1605];4;0)) = 1; 0;VLOOKUP([.E1257];[Entrada.$A$8:.$D$1605];4;0))" office:value-type="float" office:value="0">
            <text:p>0</text:p>
          </table:table-cell>
          <table:table-cell table:number-columns-repeated="6"/>
          <table:table-cell table:style-name="ce29" table:formula="of:=[.C12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7];[Entrada.$A$8:.$C$1606];3;0)) = 1; 0;VLOOKUP([.E1257];[Entrada.$A$8:.$C$1606];3;0)*[.C12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6</text:p>
          </table:table-cell>
          <table:table-cell table:number-columns-repeated="2"/>
          <table:table-cell/>
          <table:table-cell table:style-name="ce12" office:value-type="string">
            <text:p>32,16</text:p>
          </table:table-cell>
          <table:table-cell table:style-name="ce21" table:formula="of:=IF(ISNA(VLOOKUP([.E1258];[Entrada.$A$8:.$B$1605];2;0)) = 1; 0;VLOOKUP([.E1258];[Entrada.$A$8:.$B$1605];2;0))" office:value-type="float" office:value="0">
            <text:p>0</text:p>
          </table:table-cell>
          <table:table-cell table:formula="of:=IF(ISNA(VLOOKUP([.E1258];[Entrada.$A$8:.$D$1605];4;0)) = 1; 0;VLOOKUP([.E1258];[Entrada.$A$8:.$D$1605];4;0))" office:value-type="float" office:value="0">
            <text:p>0</text:p>
          </table:table-cell>
          <table:table-cell table:number-columns-repeated="6"/>
          <table:table-cell table:style-name="ce29" table:formula="of:=[.C12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8];[Entrada.$A$8:.$C$1606];3;0)) = 1; 0;VLOOKUP([.E1258];[Entrada.$A$8:.$C$1606];3;0)*[.C12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7</text:p>
          </table:table-cell>
          <table:table-cell table:number-columns-repeated="2"/>
          <table:table-cell/>
          <table:table-cell table:style-name="ce12" office:value-type="string">
            <text:p>32,17</text:p>
          </table:table-cell>
          <table:table-cell table:style-name="ce21" table:formula="of:=IF(ISNA(VLOOKUP([.E1259];[Entrada.$A$8:.$B$1605];2;0)) = 1; 0;VLOOKUP([.E1259];[Entrada.$A$8:.$B$1605];2;0))" office:value-type="float" office:value="0">
            <text:p>0</text:p>
          </table:table-cell>
          <table:table-cell table:formula="of:=IF(ISNA(VLOOKUP([.E1259];[Entrada.$A$8:.$D$1605];4;0)) = 1; 0;VLOOKUP([.E1259];[Entrada.$A$8:.$D$1605];4;0))" office:value-type="float" office:value="0">
            <text:p>0</text:p>
          </table:table-cell>
          <table:table-cell table:number-columns-repeated="6"/>
          <table:table-cell table:style-name="ce29" table:formula="of:=[.C12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59];[Entrada.$A$8:.$C$1606];3;0)) = 1; 0;VLOOKUP([.E1259];[Entrada.$A$8:.$C$1606];3;0)*[.C12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8</text:p>
          </table:table-cell>
          <table:table-cell table:number-columns-repeated="2"/>
          <table:table-cell/>
          <table:table-cell table:style-name="ce12" office:value-type="string">
            <text:p>32,18</text:p>
          </table:table-cell>
          <table:table-cell table:style-name="ce21" table:formula="of:=IF(ISNA(VLOOKUP([.E1260];[Entrada.$A$8:.$B$1605];2;0)) = 1; 0;VLOOKUP([.E1260];[Entrada.$A$8:.$B$1605];2;0))" office:value-type="float" office:value="0">
            <text:p>0</text:p>
          </table:table-cell>
          <table:table-cell table:formula="of:=IF(ISNA(VLOOKUP([.E1260];[Entrada.$A$8:.$D$1605];4;0)) = 1; 0;VLOOKUP([.E1260];[Entrada.$A$8:.$D$1605];4;0))" office:value-type="float" office:value="0">
            <text:p>0</text:p>
          </table:table-cell>
          <table:table-cell table:number-columns-repeated="6"/>
          <table:table-cell table:style-name="ce29" table:formula="of:=[.C12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0];[Entrada.$A$8:.$C$1606];3;0)) = 1; 0;VLOOKUP([.E1260];[Entrada.$A$8:.$C$1606];3;0)*[.C12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19</text:p>
          </table:table-cell>
          <table:table-cell table:number-columns-repeated="2"/>
          <table:table-cell/>
          <table:table-cell table:style-name="ce12" office:value-type="string">
            <text:p>32,19</text:p>
          </table:table-cell>
          <table:table-cell table:style-name="ce21" table:formula="of:=IF(ISNA(VLOOKUP([.E1261];[Entrada.$A$8:.$B$1605];2;0)) = 1; 0;VLOOKUP([.E1261];[Entrada.$A$8:.$B$1605];2;0))" office:value-type="float" office:value="0">
            <text:p>0</text:p>
          </table:table-cell>
          <table:table-cell table:formula="of:=IF(ISNA(VLOOKUP([.E1261];[Entrada.$A$8:.$D$1605];4;0)) = 1; 0;VLOOKUP([.E1261];[Entrada.$A$8:.$D$1605];4;0))" office:value-type="float" office:value="0">
            <text:p>0</text:p>
          </table:table-cell>
          <table:table-cell table:number-columns-repeated="6"/>
          <table:table-cell table:style-name="ce29" table:formula="of:=[.C12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1];[Entrada.$A$8:.$C$1606];3;0)) = 1; 0;VLOOKUP([.E1261];[Entrada.$A$8:.$C$1606];3;0)*[.C12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0</text:p>
          </table:table-cell>
          <table:table-cell table:number-columns-repeated="2"/>
          <table:table-cell/>
          <table:table-cell table:style-name="ce12" office:value-type="string">
            <text:p>32,20</text:p>
          </table:table-cell>
          <table:table-cell table:style-name="ce21" table:formula="of:=IF(ISNA(VLOOKUP([.E1262];[Entrada.$A$8:.$B$1605];2;0)) = 1; 0;VLOOKUP([.E1262];[Entrada.$A$8:.$B$1605];2;0))" office:value-type="float" office:value="0">
            <text:p>0</text:p>
          </table:table-cell>
          <table:table-cell table:formula="of:=IF(ISNA(VLOOKUP([.E1262];[Entrada.$A$8:.$D$1605];4;0)) = 1; 0;VLOOKUP([.E1262];[Entrada.$A$8:.$D$1605];4;0))" office:value-type="float" office:value="0">
            <text:p>0</text:p>
          </table:table-cell>
          <table:table-cell table:number-columns-repeated="6"/>
          <table:table-cell table:style-name="ce29" table:formula="of:=[.C12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2];[Entrada.$A$8:.$C$1606];3;0)) = 1; 0;VLOOKUP([.E1262];[Entrada.$A$8:.$C$1606];3;0)*[.C12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1</text:p>
          </table:table-cell>
          <table:table-cell table:number-columns-repeated="2"/>
          <table:table-cell/>
          <table:table-cell table:style-name="ce12" office:value-type="string">
            <text:p>32,21</text:p>
          </table:table-cell>
          <table:table-cell table:style-name="ce21" table:formula="of:=IF(ISNA(VLOOKUP([.E1263];[Entrada.$A$8:.$B$1605];2;0)) = 1; 0;VLOOKUP([.E1263];[Entrada.$A$8:.$B$1605];2;0))" office:value-type="float" office:value="0">
            <text:p>0</text:p>
          </table:table-cell>
          <table:table-cell table:formula="of:=IF(ISNA(VLOOKUP([.E1263];[Entrada.$A$8:.$D$1605];4;0)) = 1; 0;VLOOKUP([.E1263];[Entrada.$A$8:.$D$1605];4;0))" office:value-type="float" office:value="0">
            <text:p>0</text:p>
          </table:table-cell>
          <table:table-cell table:number-columns-repeated="6"/>
          <table:table-cell table:style-name="ce29" table:formula="of:=[.C12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3];[Entrada.$A$8:.$C$1606];3;0)) = 1; 0;VLOOKUP([.E1263];[Entrada.$A$8:.$C$1606];3;0)*[.C12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2</text:p>
          </table:table-cell>
          <table:table-cell table:number-columns-repeated="2"/>
          <table:table-cell/>
          <table:table-cell table:style-name="ce12" office:value-type="string">
            <text:p>32,22</text:p>
          </table:table-cell>
          <table:table-cell table:style-name="ce21" table:formula="of:=IF(ISNA(VLOOKUP([.E1264];[Entrada.$A$8:.$B$1605];2;0)) = 1; 0;VLOOKUP([.E1264];[Entrada.$A$8:.$B$1605];2;0))" office:value-type="float" office:value="0">
            <text:p>0</text:p>
          </table:table-cell>
          <table:table-cell table:formula="of:=IF(ISNA(VLOOKUP([.E1264];[Entrada.$A$8:.$D$1605];4;0)) = 1; 0;VLOOKUP([.E1264];[Entrada.$A$8:.$D$1605];4;0))" office:value-type="float" office:value="0">
            <text:p>0</text:p>
          </table:table-cell>
          <table:table-cell table:number-columns-repeated="6"/>
          <table:table-cell table:style-name="ce29" table:formula="of:=[.C12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4];[Entrada.$A$8:.$C$1606];3;0)) = 1; 0;VLOOKUP([.E1264];[Entrada.$A$8:.$C$1606];3;0)*[.C12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3</text:p>
          </table:table-cell>
          <table:table-cell table:number-columns-repeated="2"/>
          <table:table-cell/>
          <table:table-cell table:style-name="ce12" office:value-type="string">
            <text:p>32,23</text:p>
          </table:table-cell>
          <table:table-cell table:style-name="ce21" table:formula="of:=IF(ISNA(VLOOKUP([.E1265];[Entrada.$A$8:.$B$1605];2;0)) = 1; 0;VLOOKUP([.E1265];[Entrada.$A$8:.$B$1605];2;0))" office:value-type="float" office:value="0">
            <text:p>0</text:p>
          </table:table-cell>
          <table:table-cell table:formula="of:=IF(ISNA(VLOOKUP([.E1265];[Entrada.$A$8:.$D$1605];4;0)) = 1; 0;VLOOKUP([.E1265];[Entrada.$A$8:.$D$1605];4;0))" office:value-type="float" office:value="0">
            <text:p>0</text:p>
          </table:table-cell>
          <table:table-cell table:number-columns-repeated="6"/>
          <table:table-cell table:style-name="ce29" table:formula="of:=[.C12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5];[Entrada.$A$8:.$C$1606];3;0)) = 1; 0;VLOOKUP([.E1265];[Entrada.$A$8:.$C$1606];3;0)*[.C12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4</text:p>
          </table:table-cell>
          <table:table-cell table:number-columns-repeated="2"/>
          <table:table-cell/>
          <table:table-cell table:style-name="ce12" office:value-type="string">
            <text:p>32,24</text:p>
          </table:table-cell>
          <table:table-cell table:style-name="ce21" table:formula="of:=IF(ISNA(VLOOKUP([.E1266];[Entrada.$A$8:.$B$1605];2;0)) = 1; 0;VLOOKUP([.E1266];[Entrada.$A$8:.$B$1605];2;0))" office:value-type="float" office:value="0">
            <text:p>0</text:p>
          </table:table-cell>
          <table:table-cell table:formula="of:=IF(ISNA(VLOOKUP([.E1266];[Entrada.$A$8:.$D$1605];4;0)) = 1; 0;VLOOKUP([.E1266];[Entrada.$A$8:.$D$1605];4;0))" office:value-type="float" office:value="0">
            <text:p>0</text:p>
          </table:table-cell>
          <table:table-cell table:number-columns-repeated="6"/>
          <table:table-cell table:style-name="ce29" table:formula="of:=[.C12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6];[Entrada.$A$8:.$C$1606];3;0)) = 1; 0;VLOOKUP([.E1266];[Entrada.$A$8:.$C$1606];3;0)*[.C12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5</text:p>
          </table:table-cell>
          <table:table-cell table:number-columns-repeated="2"/>
          <table:table-cell/>
          <table:table-cell table:style-name="ce12" office:value-type="string">
            <text:p>32,25</text:p>
          </table:table-cell>
          <table:table-cell table:style-name="ce21" table:formula="of:=IF(ISNA(VLOOKUP([.E1267];[Entrada.$A$8:.$B$1605];2;0)) = 1; 0;VLOOKUP([.E1267];[Entrada.$A$8:.$B$1605];2;0))" office:value-type="float" office:value="0">
            <text:p>0</text:p>
          </table:table-cell>
          <table:table-cell table:formula="of:=IF(ISNA(VLOOKUP([.E1267];[Entrada.$A$8:.$D$1605];4;0)) = 1; 0;VLOOKUP([.E1267];[Entrada.$A$8:.$D$1605];4;0))" office:value-type="float" office:value="0">
            <text:p>0</text:p>
          </table:table-cell>
          <table:table-cell table:number-columns-repeated="6"/>
          <table:table-cell table:style-name="ce29" table:formula="of:=[.C12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7];[Entrada.$A$8:.$C$1606];3;0)) = 1; 0;VLOOKUP([.E1267];[Entrada.$A$8:.$C$1606];3;0)*[.C12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6</text:p>
          </table:table-cell>
          <table:table-cell table:number-columns-repeated="2"/>
          <table:table-cell/>
          <table:table-cell table:style-name="ce12" office:value-type="string">
            <text:p>32,26</text:p>
          </table:table-cell>
          <table:table-cell table:style-name="ce21" table:formula="of:=IF(ISNA(VLOOKUP([.E1268];[Entrada.$A$8:.$B$1605];2;0)) = 1; 0;VLOOKUP([.E1268];[Entrada.$A$8:.$B$1605];2;0))" office:value-type="float" office:value="0">
            <text:p>0</text:p>
          </table:table-cell>
          <table:table-cell table:formula="of:=IF(ISNA(VLOOKUP([.E1268];[Entrada.$A$8:.$D$1605];4;0)) = 1; 0;VLOOKUP([.E1268];[Entrada.$A$8:.$D$1605];4;0))" office:value-type="float" office:value="0">
            <text:p>0</text:p>
          </table:table-cell>
          <table:table-cell table:number-columns-repeated="6"/>
          <table:table-cell table:style-name="ce29" table:formula="of:=[.C12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8];[Entrada.$A$8:.$C$1606];3;0)) = 1; 0;VLOOKUP([.E1268];[Entrada.$A$8:.$C$1606];3;0)*[.C12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7</text:p>
          </table:table-cell>
          <table:table-cell table:number-columns-repeated="2"/>
          <table:table-cell/>
          <table:table-cell table:style-name="ce12" office:value-type="string">
            <text:p>32,27</text:p>
          </table:table-cell>
          <table:table-cell table:style-name="ce21" table:formula="of:=IF(ISNA(VLOOKUP([.E1269];[Entrada.$A$8:.$B$1605];2;0)) = 1; 0;VLOOKUP([.E1269];[Entrada.$A$8:.$B$1605];2;0))" office:value-type="float" office:value="0">
            <text:p>0</text:p>
          </table:table-cell>
          <table:table-cell table:formula="of:=IF(ISNA(VLOOKUP([.E1269];[Entrada.$A$8:.$D$1605];4;0)) = 1; 0;VLOOKUP([.E1269];[Entrada.$A$8:.$D$1605];4;0))" office:value-type="float" office:value="0">
            <text:p>0</text:p>
          </table:table-cell>
          <table:table-cell table:number-columns-repeated="6"/>
          <table:table-cell table:style-name="ce29" table:formula="of:=[.C12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69];[Entrada.$A$8:.$C$1606];3;0)) = 1; 0;VLOOKUP([.E1269];[Entrada.$A$8:.$C$1606];3;0)*[.C12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8</text:p>
          </table:table-cell>
          <table:table-cell table:number-columns-repeated="2"/>
          <table:table-cell/>
          <table:table-cell table:style-name="ce12" office:value-type="string">
            <text:p>32,28</text:p>
          </table:table-cell>
          <table:table-cell table:style-name="ce21" table:formula="of:=IF(ISNA(VLOOKUP([.E1270];[Entrada.$A$8:.$B$1605];2;0)) = 1; 0;VLOOKUP([.E1270];[Entrada.$A$8:.$B$1605];2;0))" office:value-type="float" office:value="0">
            <text:p>0</text:p>
          </table:table-cell>
          <table:table-cell table:formula="of:=IF(ISNA(VLOOKUP([.E1270];[Entrada.$A$8:.$D$1605];4;0)) = 1; 0;VLOOKUP([.E1270];[Entrada.$A$8:.$D$1605];4;0))" office:value-type="float" office:value="0">
            <text:p>0</text:p>
          </table:table-cell>
          <table:table-cell table:number-columns-repeated="6"/>
          <table:table-cell table:style-name="ce29" table:formula="of:=[.C12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0];[Entrada.$A$8:.$C$1606];3;0)) = 1; 0;VLOOKUP([.E1270];[Entrada.$A$8:.$C$1606];3;0)*[.C12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29</text:p>
          </table:table-cell>
          <table:table-cell table:number-columns-repeated="2"/>
          <table:table-cell/>
          <table:table-cell table:style-name="ce12" office:value-type="string">
            <text:p>32,29</text:p>
          </table:table-cell>
          <table:table-cell table:style-name="ce21" table:formula="of:=IF(ISNA(VLOOKUP([.E1271];[Entrada.$A$8:.$B$1605];2;0)) = 1; 0;VLOOKUP([.E1271];[Entrada.$A$8:.$B$1605];2;0))" office:value-type="float" office:value="0">
            <text:p>0</text:p>
          </table:table-cell>
          <table:table-cell table:formula="of:=IF(ISNA(VLOOKUP([.E1271];[Entrada.$A$8:.$D$1605];4;0)) = 1; 0;VLOOKUP([.E1271];[Entrada.$A$8:.$D$1605];4;0))" office:value-type="float" office:value="0">
            <text:p>0</text:p>
          </table:table-cell>
          <table:table-cell table:number-columns-repeated="6"/>
          <table:table-cell table:style-name="ce29" table:formula="of:=[.C12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1];[Entrada.$A$8:.$C$1606];3;0)) = 1; 0;VLOOKUP([.E1271];[Entrada.$A$8:.$C$1606];3;0)*[.C12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0</text:p>
          </table:table-cell>
          <table:table-cell table:number-columns-repeated="2"/>
          <table:table-cell/>
          <table:table-cell table:style-name="ce12" office:value-type="string">
            <text:p>32,30</text:p>
          </table:table-cell>
          <table:table-cell table:style-name="ce21" table:formula="of:=IF(ISNA(VLOOKUP([.E1272];[Entrada.$A$8:.$B$1605];2;0)) = 1; 0;VLOOKUP([.E1272];[Entrada.$A$8:.$B$1605];2;0))" office:value-type="float" office:value="0">
            <text:p>0</text:p>
          </table:table-cell>
          <table:table-cell table:formula="of:=IF(ISNA(VLOOKUP([.E1272];[Entrada.$A$8:.$D$1605];4;0)) = 1; 0;VLOOKUP([.E1272];[Entrada.$A$8:.$D$1605];4;0))" office:value-type="float" office:value="0">
            <text:p>0</text:p>
          </table:table-cell>
          <table:table-cell table:number-columns-repeated="6"/>
          <table:table-cell table:style-name="ce29" table:formula="of:=[.C12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2];[Entrada.$A$8:.$C$1606];3;0)) = 1; 0;VLOOKUP([.E1272];[Entrada.$A$8:.$C$1606];3;0)*[.C12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1</text:p>
          </table:table-cell>
          <table:table-cell table:number-columns-repeated="2"/>
          <table:table-cell/>
          <table:table-cell table:style-name="ce12" office:value-type="string">
            <text:p>32,31</text:p>
          </table:table-cell>
          <table:table-cell table:style-name="ce21" table:formula="of:=IF(ISNA(VLOOKUP([.E1273];[Entrada.$A$8:.$B$1605];2;0)) = 1; 0;VLOOKUP([.E1273];[Entrada.$A$8:.$B$1605];2;0))" office:value-type="float" office:value="0">
            <text:p>0</text:p>
          </table:table-cell>
          <table:table-cell table:formula="of:=IF(ISNA(VLOOKUP([.E1273];[Entrada.$A$8:.$D$1605];4;0)) = 1; 0;VLOOKUP([.E1273];[Entrada.$A$8:.$D$1605];4;0))" office:value-type="float" office:value="0">
            <text:p>0</text:p>
          </table:table-cell>
          <table:table-cell table:number-columns-repeated="6"/>
          <table:table-cell table:style-name="ce29" table:formula="of:=[.C12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3];[Entrada.$A$8:.$C$1606];3;0)) = 1; 0;VLOOKUP([.E1273];[Entrada.$A$8:.$C$1606];3;0)*[.C12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2</text:p>
          </table:table-cell>
          <table:table-cell table:number-columns-repeated="2"/>
          <table:table-cell/>
          <table:table-cell table:style-name="ce12" office:value-type="string">
            <text:p>32,32</text:p>
          </table:table-cell>
          <table:table-cell table:style-name="ce21" table:formula="of:=IF(ISNA(VLOOKUP([.E1274];[Entrada.$A$8:.$B$1605];2;0)) = 1; 0;VLOOKUP([.E1274];[Entrada.$A$8:.$B$1605];2;0))" office:value-type="float" office:value="0">
            <text:p>0</text:p>
          </table:table-cell>
          <table:table-cell table:formula="of:=IF(ISNA(VLOOKUP([.E1274];[Entrada.$A$8:.$D$1605];4;0)) = 1; 0;VLOOKUP([.E1274];[Entrada.$A$8:.$D$1605];4;0))" office:value-type="float" office:value="0">
            <text:p>0</text:p>
          </table:table-cell>
          <table:table-cell table:number-columns-repeated="6"/>
          <table:table-cell table:style-name="ce29" table:formula="of:=[.C12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4];[Entrada.$A$8:.$C$1606];3;0)) = 1; 0;VLOOKUP([.E1274];[Entrada.$A$8:.$C$1606];3;0)*[.C12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3</text:p>
          </table:table-cell>
          <table:table-cell table:number-columns-repeated="2"/>
          <table:table-cell/>
          <table:table-cell table:style-name="ce12" office:value-type="string">
            <text:p>32,33</text:p>
          </table:table-cell>
          <table:table-cell table:style-name="ce21" table:formula="of:=IF(ISNA(VLOOKUP([.E1275];[Entrada.$A$8:.$B$1605];2;0)) = 1; 0;VLOOKUP([.E1275];[Entrada.$A$8:.$B$1605];2;0))" office:value-type="float" office:value="0">
            <text:p>0</text:p>
          </table:table-cell>
          <table:table-cell table:formula="of:=IF(ISNA(VLOOKUP([.E1275];[Entrada.$A$8:.$D$1605];4;0)) = 1; 0;VLOOKUP([.E1275];[Entrada.$A$8:.$D$1605];4;0))" office:value-type="float" office:value="0">
            <text:p>0</text:p>
          </table:table-cell>
          <table:table-cell table:number-columns-repeated="6"/>
          <table:table-cell table:style-name="ce29" table:formula="of:=[.C12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5];[Entrada.$A$8:.$C$1606];3;0)) = 1; 0;VLOOKUP([.E1275];[Entrada.$A$8:.$C$1606];3;0)*[.C12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4</text:p>
          </table:table-cell>
          <table:table-cell table:number-columns-repeated="2"/>
          <table:table-cell/>
          <table:table-cell table:style-name="ce12" office:value-type="string">
            <text:p>32,34</text:p>
          </table:table-cell>
          <table:table-cell table:style-name="ce21" table:formula="of:=IF(ISNA(VLOOKUP([.E1276];[Entrada.$A$8:.$B$1605];2;0)) = 1; 0;VLOOKUP([.E1276];[Entrada.$A$8:.$B$1605];2;0))" office:value-type="float" office:value="0">
            <text:p>0</text:p>
          </table:table-cell>
          <table:table-cell table:formula="of:=IF(ISNA(VLOOKUP([.E1276];[Entrada.$A$8:.$D$1605];4;0)) = 1; 0;VLOOKUP([.E1276];[Entrada.$A$8:.$D$1605];4;0))" office:value-type="float" office:value="0">
            <text:p>0</text:p>
          </table:table-cell>
          <table:table-cell table:number-columns-repeated="6"/>
          <table:table-cell table:style-name="ce29" table:formula="of:=[.C12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6];[Entrada.$A$8:.$C$1606];3;0)) = 1; 0;VLOOKUP([.E1276];[Entrada.$A$8:.$C$1606];3;0)*[.C12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5</text:p>
          </table:table-cell>
          <table:table-cell table:number-columns-repeated="2"/>
          <table:table-cell/>
          <table:table-cell table:style-name="ce12" office:value-type="string">
            <text:p>32,35</text:p>
          </table:table-cell>
          <table:table-cell table:style-name="ce21" table:formula="of:=IF(ISNA(VLOOKUP([.E1277];[Entrada.$A$8:.$B$1605];2;0)) = 1; 0;VLOOKUP([.E1277];[Entrada.$A$8:.$B$1605];2;0))" office:value-type="float" office:value="0">
            <text:p>0</text:p>
          </table:table-cell>
          <table:table-cell table:formula="of:=IF(ISNA(VLOOKUP([.E1277];[Entrada.$A$8:.$D$1605];4;0)) = 1; 0;VLOOKUP([.E1277];[Entrada.$A$8:.$D$1605];4;0))" office:value-type="float" office:value="0">
            <text:p>0</text:p>
          </table:table-cell>
          <table:table-cell table:number-columns-repeated="6"/>
          <table:table-cell table:style-name="ce29" table:formula="of:=[.C12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7];[Entrada.$A$8:.$C$1606];3;0)) = 1; 0;VLOOKUP([.E1277];[Entrada.$A$8:.$C$1606];3;0)*[.C12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6</text:p>
          </table:table-cell>
          <table:table-cell table:number-columns-repeated="2"/>
          <table:table-cell/>
          <table:table-cell table:style-name="ce12" office:value-type="string">
            <text:p>32,36</text:p>
          </table:table-cell>
          <table:table-cell table:style-name="ce21" table:formula="of:=IF(ISNA(VLOOKUP([.E1278];[Entrada.$A$8:.$B$1605];2;0)) = 1; 0;VLOOKUP([.E1278];[Entrada.$A$8:.$B$1605];2;0))" office:value-type="float" office:value="0">
            <text:p>0</text:p>
          </table:table-cell>
          <table:table-cell table:formula="of:=IF(ISNA(VLOOKUP([.E1278];[Entrada.$A$8:.$D$1605];4;0)) = 1; 0;VLOOKUP([.E1278];[Entrada.$A$8:.$D$1605];4;0))" office:value-type="float" office:value="0">
            <text:p>0</text:p>
          </table:table-cell>
          <table:table-cell table:number-columns-repeated="6"/>
          <table:table-cell table:style-name="ce29" table:formula="of:=[.C12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8];[Entrada.$A$8:.$C$1606];3;0)) = 1; 0;VLOOKUP([.E1278];[Entrada.$A$8:.$C$1606];3;0)*[.C12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7</text:p>
          </table:table-cell>
          <table:table-cell table:number-columns-repeated="2"/>
          <table:table-cell/>
          <table:table-cell table:style-name="ce12" office:value-type="string">
            <text:p>32,37</text:p>
          </table:table-cell>
          <table:table-cell table:style-name="ce21" table:formula="of:=IF(ISNA(VLOOKUP([.E1279];[Entrada.$A$8:.$B$1605];2;0)) = 1; 0;VLOOKUP([.E1279];[Entrada.$A$8:.$B$1605];2;0))" office:value-type="float" office:value="0">
            <text:p>0</text:p>
          </table:table-cell>
          <table:table-cell table:formula="of:=IF(ISNA(VLOOKUP([.E1279];[Entrada.$A$8:.$D$1605];4;0)) = 1; 0;VLOOKUP([.E1279];[Entrada.$A$8:.$D$1605];4;0))" office:value-type="float" office:value="0">
            <text:p>0</text:p>
          </table:table-cell>
          <table:table-cell table:number-columns-repeated="6"/>
          <table:table-cell table:style-name="ce29" table:formula="of:=[.C12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79];[Entrada.$A$8:.$C$1606];3;0)) = 1; 0;VLOOKUP([.E1279];[Entrada.$A$8:.$C$1606];3;0)*[.C12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8</text:p>
          </table:table-cell>
          <table:table-cell table:number-columns-repeated="2"/>
          <table:table-cell/>
          <table:table-cell table:style-name="ce12" office:value-type="string">
            <text:p>32,38</text:p>
          </table:table-cell>
          <table:table-cell table:style-name="ce21" table:formula="of:=IF(ISNA(VLOOKUP([.E1280];[Entrada.$A$8:.$B$1605];2;0)) = 1; 0;VLOOKUP([.E1280];[Entrada.$A$8:.$B$1605];2;0))" office:value-type="float" office:value="0">
            <text:p>0</text:p>
          </table:table-cell>
          <table:table-cell table:formula="of:=IF(ISNA(VLOOKUP([.E1280];[Entrada.$A$8:.$D$1605];4;0)) = 1; 0;VLOOKUP([.E1280];[Entrada.$A$8:.$D$1605];4;0))" office:value-type="float" office:value="0">
            <text:p>0</text:p>
          </table:table-cell>
          <table:table-cell table:number-columns-repeated="6"/>
          <table:table-cell table:style-name="ce29" table:formula="of:=[.C12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0];[Entrada.$A$8:.$C$1606];3;0)) = 1; 0;VLOOKUP([.E1280];[Entrada.$A$8:.$C$1606];3;0)*[.C12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39</text:p>
          </table:table-cell>
          <table:table-cell table:number-columns-repeated="2"/>
          <table:table-cell/>
          <table:table-cell table:style-name="ce12" office:value-type="string">
            <text:p>32,39</text:p>
          </table:table-cell>
          <table:table-cell table:style-name="ce21" table:formula="of:=IF(ISNA(VLOOKUP([.E1281];[Entrada.$A$8:.$B$1605];2;0)) = 1; 0;VLOOKUP([.E1281];[Entrada.$A$8:.$B$1605];2;0))" office:value-type="float" office:value="0">
            <text:p>0</text:p>
          </table:table-cell>
          <table:table-cell table:formula="of:=IF(ISNA(VLOOKUP([.E1281];[Entrada.$A$8:.$D$1605];4;0)) = 1; 0;VLOOKUP([.E1281];[Entrada.$A$8:.$D$1605];4;0))" office:value-type="float" office:value="0">
            <text:p>0</text:p>
          </table:table-cell>
          <table:table-cell table:number-columns-repeated="6"/>
          <table:table-cell table:style-name="ce29" table:formula="of:=[.C12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1];[Entrada.$A$8:.$C$1606];3;0)) = 1; 0;VLOOKUP([.E1281];[Entrada.$A$8:.$C$1606];3;0)*[.C12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2,40</text:p>
          </table:table-cell>
          <table:table-cell table:number-columns-repeated="2"/>
          <table:table-cell/>
          <table:table-cell table:style-name="ce12" office:value-type="string">
            <text:p>32,40</text:p>
          </table:table-cell>
          <table:table-cell table:style-name="ce21" table:formula="of:=IF(ISNA(VLOOKUP([.E1282];[Entrada.$A$8:.$B$1605];2;0)) = 1; 0;VLOOKUP([.E1282];[Entrada.$A$8:.$B$1605];2;0))" office:value-type="float" office:value="0">
            <text:p>0</text:p>
          </table:table-cell>
          <table:table-cell table:formula="of:=IF(ISNA(VLOOKUP([.E1282];[Entrada.$A$8:.$D$1605];4;0)) = 1; 0;VLOOKUP([.E1282];[Entrada.$A$8:.$D$1605];4;0))" office:value-type="float" office:value="0">
            <text:p>0</text:p>
          </table:table-cell>
          <table:table-cell table:number-columns-repeated="6"/>
          <table:table-cell table:style-name="ce29" table:formula="of:=[.C12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2];[Entrada.$A$8:.$C$1606];3;0)) = 1; 0;VLOOKUP([.E1282];[Entrada.$A$8:.$C$1606];3;0)*[.C12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</text:p>
          </table:table-cell>
          <table:table-cell table:number-columns-repeated="2"/>
          <table:table-cell/>
          <table:table-cell table:style-name="ce12" office:value-type="string">
            <text:p>33,1</text:p>
          </table:table-cell>
          <table:table-cell table:style-name="ce21" table:formula="of:=IF(ISNA(VLOOKUP([.E1283];[Entrada.$A$8:.$B$1605];2;0)) = 1; 0;VLOOKUP([.E1283];[Entrada.$A$8:.$B$1605];2;0))" office:value-type="float" office:value="0">
            <text:p>0</text:p>
          </table:table-cell>
          <table:table-cell table:formula="of:=IF(ISNA(VLOOKUP([.E1283];[Entrada.$A$8:.$D$1605];4;0)) = 1; 0;VLOOKUP([.E1283];[Entrada.$A$8:.$D$1605];4;0))" office:value-type="float" office:value="0">
            <text:p>0</text:p>
          </table:table-cell>
          <table:table-cell table:number-columns-repeated="6"/>
          <table:table-cell table:style-name="ce29" table:formula="of:=[.C12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3];[Entrada.$A$8:.$C$1606];3;0)) = 1; 0;VLOOKUP([.E1283];[Entrada.$A$8:.$C$1606];3;0)*[.C12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</text:p>
          </table:table-cell>
          <table:table-cell table:number-columns-repeated="2"/>
          <table:table-cell/>
          <table:table-cell table:style-name="ce12" office:value-type="string">
            <text:p>33,2</text:p>
          </table:table-cell>
          <table:table-cell table:style-name="ce21" table:formula="of:=IF(ISNA(VLOOKUP([.E1284];[Entrada.$A$8:.$B$1605];2;0)) = 1; 0;VLOOKUP([.E1284];[Entrada.$A$8:.$B$1605];2;0))" office:value-type="float" office:value="0">
            <text:p>0</text:p>
          </table:table-cell>
          <table:table-cell table:formula="of:=IF(ISNA(VLOOKUP([.E1284];[Entrada.$A$8:.$D$1605];4;0)) = 1; 0;VLOOKUP([.E1284];[Entrada.$A$8:.$D$1605];4;0))" office:value-type="float" office:value="0">
            <text:p>0</text:p>
          </table:table-cell>
          <table:table-cell table:number-columns-repeated="6"/>
          <table:table-cell table:style-name="ce29" table:formula="of:=[.C12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4];[Entrada.$A$8:.$C$1606];3;0)) = 1; 0;VLOOKUP([.E1284];[Entrada.$A$8:.$C$1606];3;0)*[.C12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</text:p>
          </table:table-cell>
          <table:table-cell table:number-columns-repeated="2"/>
          <table:table-cell/>
          <table:table-cell table:style-name="ce12" office:value-type="string">
            <text:p>33,3</text:p>
          </table:table-cell>
          <table:table-cell table:style-name="ce21" table:formula="of:=IF(ISNA(VLOOKUP([.E1285];[Entrada.$A$8:.$B$1605];2;0)) = 1; 0;VLOOKUP([.E1285];[Entrada.$A$8:.$B$1605];2;0))" office:value-type="float" office:value="0">
            <text:p>0</text:p>
          </table:table-cell>
          <table:table-cell table:formula="of:=IF(ISNA(VLOOKUP([.E1285];[Entrada.$A$8:.$D$1605];4;0)) = 1; 0;VLOOKUP([.E1285];[Entrada.$A$8:.$D$1605];4;0))" office:value-type="float" office:value="0">
            <text:p>0</text:p>
          </table:table-cell>
          <table:table-cell table:number-columns-repeated="6"/>
          <table:table-cell table:style-name="ce29" table:formula="of:=[.C12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5];[Entrada.$A$8:.$C$1606];3;0)) = 1; 0;VLOOKUP([.E1285];[Entrada.$A$8:.$C$1606];3;0)*[.C12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4</text:p>
          </table:table-cell>
          <table:table-cell table:number-columns-repeated="2"/>
          <table:table-cell/>
          <table:table-cell table:style-name="ce12" office:value-type="string">
            <text:p>33,4</text:p>
          </table:table-cell>
          <table:table-cell table:style-name="ce21" table:formula="of:=IF(ISNA(VLOOKUP([.E1286];[Entrada.$A$8:.$B$1605];2;0)) = 1; 0;VLOOKUP([.E1286];[Entrada.$A$8:.$B$1605];2;0))" office:value-type="float" office:value="0">
            <text:p>0</text:p>
          </table:table-cell>
          <table:table-cell table:formula="of:=IF(ISNA(VLOOKUP([.E1286];[Entrada.$A$8:.$D$1605];4;0)) = 1; 0;VLOOKUP([.E1286];[Entrada.$A$8:.$D$1605];4;0))" office:value-type="float" office:value="0">
            <text:p>0</text:p>
          </table:table-cell>
          <table:table-cell table:number-columns-repeated="6"/>
          <table:table-cell table:style-name="ce29" table:formula="of:=[.C12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6];[Entrada.$A$8:.$C$1606];3;0)) = 1; 0;VLOOKUP([.E1286];[Entrada.$A$8:.$C$1606];3;0)*[.C12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5</text:p>
          </table:table-cell>
          <table:table-cell table:number-columns-repeated="2"/>
          <table:table-cell/>
          <table:table-cell table:style-name="ce12" office:value-type="string">
            <text:p>33,5</text:p>
          </table:table-cell>
          <table:table-cell table:style-name="ce21" table:formula="of:=IF(ISNA(VLOOKUP([.E1287];[Entrada.$A$8:.$B$1605];2;0)) = 1; 0;VLOOKUP([.E1287];[Entrada.$A$8:.$B$1605];2;0))" office:value-type="float" office:value="0">
            <text:p>0</text:p>
          </table:table-cell>
          <table:table-cell table:formula="of:=IF(ISNA(VLOOKUP([.E1287];[Entrada.$A$8:.$D$1605];4;0)) = 1; 0;VLOOKUP([.E1287];[Entrada.$A$8:.$D$1605];4;0))" office:value-type="float" office:value="0">
            <text:p>0</text:p>
          </table:table-cell>
          <table:table-cell table:number-columns-repeated="6"/>
          <table:table-cell table:style-name="ce29" table:formula="of:=[.C12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7];[Entrada.$A$8:.$C$1606];3;0)) = 1; 0;VLOOKUP([.E1287];[Entrada.$A$8:.$C$1606];3;0)*[.C12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6</text:p>
          </table:table-cell>
          <table:table-cell table:number-columns-repeated="2"/>
          <table:table-cell/>
          <table:table-cell table:style-name="ce12" office:value-type="string">
            <text:p>33,6</text:p>
          </table:table-cell>
          <table:table-cell table:style-name="ce21" table:formula="of:=IF(ISNA(VLOOKUP([.E1288];[Entrada.$A$8:.$B$1605];2;0)) = 1; 0;VLOOKUP([.E1288];[Entrada.$A$8:.$B$1605];2;0))" office:value-type="float" office:value="0">
            <text:p>0</text:p>
          </table:table-cell>
          <table:table-cell table:formula="of:=IF(ISNA(VLOOKUP([.E1288];[Entrada.$A$8:.$D$1605];4;0)) = 1; 0;VLOOKUP([.E1288];[Entrada.$A$8:.$D$1605];4;0))" office:value-type="float" office:value="0">
            <text:p>0</text:p>
          </table:table-cell>
          <table:table-cell table:number-columns-repeated="6"/>
          <table:table-cell table:style-name="ce29" table:formula="of:=[.C12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8];[Entrada.$A$8:.$C$1606];3;0)) = 1; 0;VLOOKUP([.E1288];[Entrada.$A$8:.$C$1606];3;0)*[.C12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7</text:p>
          </table:table-cell>
          <table:table-cell table:number-columns-repeated="2"/>
          <table:table-cell/>
          <table:table-cell table:style-name="ce12" office:value-type="string">
            <text:p>33,7</text:p>
          </table:table-cell>
          <table:table-cell table:style-name="ce21" table:formula="of:=IF(ISNA(VLOOKUP([.E1289];[Entrada.$A$8:.$B$1605];2;0)) = 1; 0;VLOOKUP([.E1289];[Entrada.$A$8:.$B$1605];2;0))" office:value-type="float" office:value="0">
            <text:p>0</text:p>
          </table:table-cell>
          <table:table-cell table:formula="of:=IF(ISNA(VLOOKUP([.E1289];[Entrada.$A$8:.$D$1605];4;0)) = 1; 0;VLOOKUP([.E1289];[Entrada.$A$8:.$D$1605];4;0))" office:value-type="float" office:value="0">
            <text:p>0</text:p>
          </table:table-cell>
          <table:table-cell table:number-columns-repeated="6"/>
          <table:table-cell table:style-name="ce29" table:formula="of:=[.C12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89];[Entrada.$A$8:.$C$1606];3;0)) = 1; 0;VLOOKUP([.E1289];[Entrada.$A$8:.$C$1606];3;0)*[.C12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8</text:p>
          </table:table-cell>
          <table:table-cell table:number-columns-repeated="2"/>
          <table:table-cell/>
          <table:table-cell table:style-name="ce12" office:value-type="string">
            <text:p>33,8</text:p>
          </table:table-cell>
          <table:table-cell table:style-name="ce21" table:formula="of:=IF(ISNA(VLOOKUP([.E1290];[Entrada.$A$8:.$B$1605];2;0)) = 1; 0;VLOOKUP([.E1290];[Entrada.$A$8:.$B$1605];2;0))" office:value-type="float" office:value="0">
            <text:p>0</text:p>
          </table:table-cell>
          <table:table-cell table:formula="of:=IF(ISNA(VLOOKUP([.E1290];[Entrada.$A$8:.$D$1605];4;0)) = 1; 0;VLOOKUP([.E1290];[Entrada.$A$8:.$D$1605];4;0))" office:value-type="float" office:value="0">
            <text:p>0</text:p>
          </table:table-cell>
          <table:table-cell table:number-columns-repeated="6"/>
          <table:table-cell table:style-name="ce29" table:formula="of:=[.C12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0];[Entrada.$A$8:.$C$1606];3;0)) = 1; 0;VLOOKUP([.E1290];[Entrada.$A$8:.$C$1606];3;0)*[.C12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9</text:p>
          </table:table-cell>
          <table:table-cell table:number-columns-repeated="2"/>
          <table:table-cell/>
          <table:table-cell table:style-name="ce12" office:value-type="string">
            <text:p>33,9</text:p>
          </table:table-cell>
          <table:table-cell table:style-name="ce21" table:formula="of:=IF(ISNA(VLOOKUP([.E1291];[Entrada.$A$8:.$B$1605];2;0)) = 1; 0;VLOOKUP([.E1291];[Entrada.$A$8:.$B$1605];2;0))" office:value-type="float" office:value="0">
            <text:p>0</text:p>
          </table:table-cell>
          <table:table-cell table:formula="of:=IF(ISNA(VLOOKUP([.E1291];[Entrada.$A$8:.$D$1605];4;0)) = 1; 0;VLOOKUP([.E1291];[Entrada.$A$8:.$D$1605];4;0))" office:value-type="float" office:value="0">
            <text:p>0</text:p>
          </table:table-cell>
          <table:table-cell table:number-columns-repeated="6"/>
          <table:table-cell table:style-name="ce29" table:formula="of:=[.C12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1];[Entrada.$A$8:.$C$1606];3;0)) = 1; 0;VLOOKUP([.E1291];[Entrada.$A$8:.$C$1606];3;0)*[.C12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0</text:p>
          </table:table-cell>
          <table:table-cell table:number-columns-repeated="2"/>
          <table:table-cell/>
          <table:table-cell table:style-name="ce12" office:value-type="string">
            <text:p>33,10</text:p>
          </table:table-cell>
          <table:table-cell table:style-name="ce21" table:formula="of:=IF(ISNA(VLOOKUP([.E1292];[Entrada.$A$8:.$B$1605];2;0)) = 1; 0;VLOOKUP([.E1292];[Entrada.$A$8:.$B$1605];2;0))" office:value-type="float" office:value="0">
            <text:p>0</text:p>
          </table:table-cell>
          <table:table-cell table:formula="of:=IF(ISNA(VLOOKUP([.E1292];[Entrada.$A$8:.$D$1605];4;0)) = 1; 0;VLOOKUP([.E1292];[Entrada.$A$8:.$D$1605];4;0))" office:value-type="float" office:value="0">
            <text:p>0</text:p>
          </table:table-cell>
          <table:table-cell table:number-columns-repeated="6"/>
          <table:table-cell table:style-name="ce29" table:formula="of:=[.C12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2];[Entrada.$A$8:.$C$1606];3;0)) = 1; 0;VLOOKUP([.E1292];[Entrada.$A$8:.$C$1606];3;0)*[.C12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1</text:p>
          </table:table-cell>
          <table:table-cell table:number-columns-repeated="2"/>
          <table:table-cell/>
          <table:table-cell table:style-name="ce12" office:value-type="string">
            <text:p>33,11</text:p>
          </table:table-cell>
          <table:table-cell table:style-name="ce21" table:formula="of:=IF(ISNA(VLOOKUP([.E1293];[Entrada.$A$8:.$B$1605];2;0)) = 1; 0;VLOOKUP([.E1293];[Entrada.$A$8:.$B$1605];2;0))" office:value-type="float" office:value="0">
            <text:p>0</text:p>
          </table:table-cell>
          <table:table-cell table:formula="of:=IF(ISNA(VLOOKUP([.E1293];[Entrada.$A$8:.$D$1605];4;0)) = 1; 0;VLOOKUP([.E1293];[Entrada.$A$8:.$D$1605];4;0))" office:value-type="float" office:value="0">
            <text:p>0</text:p>
          </table:table-cell>
          <table:table-cell table:number-columns-repeated="6"/>
          <table:table-cell table:style-name="ce29" table:formula="of:=[.C12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3];[Entrada.$A$8:.$C$1606];3;0)) = 1; 0;VLOOKUP([.E1293];[Entrada.$A$8:.$C$1606];3;0)*[.C12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2</text:p>
          </table:table-cell>
          <table:table-cell table:number-columns-repeated="2"/>
          <table:table-cell/>
          <table:table-cell table:style-name="ce12" office:value-type="string">
            <text:p>33,12</text:p>
          </table:table-cell>
          <table:table-cell table:style-name="ce21" table:formula="of:=IF(ISNA(VLOOKUP([.E1294];[Entrada.$A$8:.$B$1605];2;0)) = 1; 0;VLOOKUP([.E1294];[Entrada.$A$8:.$B$1605];2;0))" office:value-type="float" office:value="0">
            <text:p>0</text:p>
          </table:table-cell>
          <table:table-cell table:formula="of:=IF(ISNA(VLOOKUP([.E1294];[Entrada.$A$8:.$D$1605];4;0)) = 1; 0;VLOOKUP([.E1294];[Entrada.$A$8:.$D$1605];4;0))" office:value-type="float" office:value="0">
            <text:p>0</text:p>
          </table:table-cell>
          <table:table-cell table:number-columns-repeated="6"/>
          <table:table-cell table:style-name="ce29" table:formula="of:=[.C12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4];[Entrada.$A$8:.$C$1606];3;0)) = 1; 0;VLOOKUP([.E1294];[Entrada.$A$8:.$C$1606];3;0)*[.C12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3</text:p>
          </table:table-cell>
          <table:table-cell table:number-columns-repeated="2"/>
          <table:table-cell/>
          <table:table-cell table:style-name="ce12" office:value-type="string">
            <text:p>33,13</text:p>
          </table:table-cell>
          <table:table-cell table:style-name="ce21" table:formula="of:=IF(ISNA(VLOOKUP([.E1295];[Entrada.$A$8:.$B$1605];2;0)) = 1; 0;VLOOKUP([.E1295];[Entrada.$A$8:.$B$1605];2;0))" office:value-type="float" office:value="0">
            <text:p>0</text:p>
          </table:table-cell>
          <table:table-cell table:formula="of:=IF(ISNA(VLOOKUP([.E1295];[Entrada.$A$8:.$D$1605];4;0)) = 1; 0;VLOOKUP([.E1295];[Entrada.$A$8:.$D$1605];4;0))" office:value-type="float" office:value="0">
            <text:p>0</text:p>
          </table:table-cell>
          <table:table-cell table:number-columns-repeated="6"/>
          <table:table-cell table:style-name="ce29" table:formula="of:=[.C12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5];[Entrada.$A$8:.$C$1606];3;0)) = 1; 0;VLOOKUP([.E1295];[Entrada.$A$8:.$C$1606];3;0)*[.C12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4</text:p>
          </table:table-cell>
          <table:table-cell table:number-columns-repeated="2"/>
          <table:table-cell/>
          <table:table-cell table:style-name="ce12" office:value-type="string">
            <text:p>33,14</text:p>
          </table:table-cell>
          <table:table-cell table:style-name="ce21" table:formula="of:=IF(ISNA(VLOOKUP([.E1296];[Entrada.$A$8:.$B$1605];2;0)) = 1; 0;VLOOKUP([.E1296];[Entrada.$A$8:.$B$1605];2;0))" office:value-type="float" office:value="0">
            <text:p>0</text:p>
          </table:table-cell>
          <table:table-cell table:formula="of:=IF(ISNA(VLOOKUP([.E1296];[Entrada.$A$8:.$D$1605];4;0)) = 1; 0;VLOOKUP([.E1296];[Entrada.$A$8:.$D$1605];4;0))" office:value-type="float" office:value="0">
            <text:p>0</text:p>
          </table:table-cell>
          <table:table-cell table:number-columns-repeated="6"/>
          <table:table-cell table:style-name="ce29" table:formula="of:=[.C12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6];[Entrada.$A$8:.$C$1606];3;0)) = 1; 0;VLOOKUP([.E1296];[Entrada.$A$8:.$C$1606];3;0)*[.C12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5</text:p>
          </table:table-cell>
          <table:table-cell table:number-columns-repeated="2"/>
          <table:table-cell/>
          <table:table-cell table:style-name="ce12" office:value-type="string">
            <text:p>33,15</text:p>
          </table:table-cell>
          <table:table-cell table:style-name="ce21" table:formula="of:=IF(ISNA(VLOOKUP([.E1297];[Entrada.$A$8:.$B$1605];2;0)) = 1; 0;VLOOKUP([.E1297];[Entrada.$A$8:.$B$1605];2;0))" office:value-type="float" office:value="0">
            <text:p>0</text:p>
          </table:table-cell>
          <table:table-cell table:formula="of:=IF(ISNA(VLOOKUP([.E1297];[Entrada.$A$8:.$D$1605];4;0)) = 1; 0;VLOOKUP([.E1297];[Entrada.$A$8:.$D$1605];4;0))" office:value-type="float" office:value="0">
            <text:p>0</text:p>
          </table:table-cell>
          <table:table-cell table:number-columns-repeated="6"/>
          <table:table-cell table:style-name="ce29" table:formula="of:=[.C12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7];[Entrada.$A$8:.$C$1606];3;0)) = 1; 0;VLOOKUP([.E1297];[Entrada.$A$8:.$C$1606];3;0)*[.C12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6</text:p>
          </table:table-cell>
          <table:table-cell table:number-columns-repeated="2"/>
          <table:table-cell/>
          <table:table-cell table:style-name="ce12" office:value-type="string">
            <text:p>33,16</text:p>
          </table:table-cell>
          <table:table-cell table:style-name="ce21" table:formula="of:=IF(ISNA(VLOOKUP([.E1298];[Entrada.$A$8:.$B$1605];2;0)) = 1; 0;VLOOKUP([.E1298];[Entrada.$A$8:.$B$1605];2;0))" office:value-type="float" office:value="0">
            <text:p>0</text:p>
          </table:table-cell>
          <table:table-cell table:formula="of:=IF(ISNA(VLOOKUP([.E1298];[Entrada.$A$8:.$D$1605];4;0)) = 1; 0;VLOOKUP([.E1298];[Entrada.$A$8:.$D$1605];4;0))" office:value-type="float" office:value="0">
            <text:p>0</text:p>
          </table:table-cell>
          <table:table-cell table:number-columns-repeated="6"/>
          <table:table-cell table:style-name="ce29" table:formula="of:=[.C12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8];[Entrada.$A$8:.$C$1606];3;0)) = 1; 0;VLOOKUP([.E1298];[Entrada.$A$8:.$C$1606];3;0)*[.C12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7</text:p>
          </table:table-cell>
          <table:table-cell table:number-columns-repeated="2"/>
          <table:table-cell/>
          <table:table-cell table:style-name="ce12" office:value-type="string">
            <text:p>33,17</text:p>
          </table:table-cell>
          <table:table-cell table:style-name="ce21" table:formula="of:=IF(ISNA(VLOOKUP([.E1299];[Entrada.$A$8:.$B$1605];2;0)) = 1; 0;VLOOKUP([.E1299];[Entrada.$A$8:.$B$1605];2;0))" office:value-type="float" office:value="0">
            <text:p>0</text:p>
          </table:table-cell>
          <table:table-cell table:formula="of:=IF(ISNA(VLOOKUP([.E1299];[Entrada.$A$8:.$D$1605];4;0)) = 1; 0;VLOOKUP([.E1299];[Entrada.$A$8:.$D$1605];4;0))" office:value-type="float" office:value="0">
            <text:p>0</text:p>
          </table:table-cell>
          <table:table-cell table:number-columns-repeated="6"/>
          <table:table-cell table:style-name="ce29" table:formula="of:=[.C12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2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299];[Entrada.$A$8:.$C$1606];3;0)) = 1; 0;VLOOKUP([.E1299];[Entrada.$A$8:.$C$1606];3;0)*[.C12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8</text:p>
          </table:table-cell>
          <table:table-cell table:number-columns-repeated="2"/>
          <table:table-cell/>
          <table:table-cell table:style-name="ce12" office:value-type="string">
            <text:p>33,18</text:p>
          </table:table-cell>
          <table:table-cell table:style-name="ce21" table:formula="of:=IF(ISNA(VLOOKUP([.E1300];[Entrada.$A$8:.$B$1605];2;0)) = 1; 0;VLOOKUP([.E1300];[Entrada.$A$8:.$B$1605];2;0))" office:value-type="float" office:value="0">
            <text:p>0</text:p>
          </table:table-cell>
          <table:table-cell table:formula="of:=IF(ISNA(VLOOKUP([.E1300];[Entrada.$A$8:.$D$1605];4;0)) = 1; 0;VLOOKUP([.E1300];[Entrada.$A$8:.$D$1605];4;0))" office:value-type="float" office:value="0">
            <text:p>0</text:p>
          </table:table-cell>
          <table:table-cell table:number-columns-repeated="6"/>
          <table:table-cell table:style-name="ce29" table:formula="of:=[.C13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0];[Entrada.$A$8:.$C$1606];3;0)) = 1; 0;VLOOKUP([.E1300];[Entrada.$A$8:.$C$1606];3;0)*[.C13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19</text:p>
          </table:table-cell>
          <table:table-cell table:number-columns-repeated="2"/>
          <table:table-cell/>
          <table:table-cell table:style-name="ce12" office:value-type="string">
            <text:p>33,19</text:p>
          </table:table-cell>
          <table:table-cell table:style-name="ce21" table:formula="of:=IF(ISNA(VLOOKUP([.E1301];[Entrada.$A$8:.$B$1605];2;0)) = 1; 0;VLOOKUP([.E1301];[Entrada.$A$8:.$B$1605];2;0))" office:value-type="float" office:value="0">
            <text:p>0</text:p>
          </table:table-cell>
          <table:table-cell table:formula="of:=IF(ISNA(VLOOKUP([.E1301];[Entrada.$A$8:.$D$1605];4;0)) = 1; 0;VLOOKUP([.E1301];[Entrada.$A$8:.$D$1605];4;0))" office:value-type="float" office:value="0">
            <text:p>0</text:p>
          </table:table-cell>
          <table:table-cell table:number-columns-repeated="6"/>
          <table:table-cell table:style-name="ce29" table:formula="of:=[.C13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1];[Entrada.$A$8:.$C$1606];3;0)) = 1; 0;VLOOKUP([.E1301];[Entrada.$A$8:.$C$1606];3;0)*[.C13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0</text:p>
          </table:table-cell>
          <table:table-cell table:number-columns-repeated="2"/>
          <table:table-cell/>
          <table:table-cell table:style-name="ce12" office:value-type="string">
            <text:p>33,20</text:p>
          </table:table-cell>
          <table:table-cell table:style-name="ce21" table:formula="of:=IF(ISNA(VLOOKUP([.E1302];[Entrada.$A$8:.$B$1605];2;0)) = 1; 0;VLOOKUP([.E1302];[Entrada.$A$8:.$B$1605];2;0))" office:value-type="float" office:value="0">
            <text:p>0</text:p>
          </table:table-cell>
          <table:table-cell table:formula="of:=IF(ISNA(VLOOKUP([.E1302];[Entrada.$A$8:.$D$1605];4;0)) = 1; 0;VLOOKUP([.E1302];[Entrada.$A$8:.$D$1605];4;0))" office:value-type="float" office:value="0">
            <text:p>0</text:p>
          </table:table-cell>
          <table:table-cell table:number-columns-repeated="6"/>
          <table:table-cell table:style-name="ce29" table:formula="of:=[.C13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2];[Entrada.$A$8:.$C$1606];3;0)) = 1; 0;VLOOKUP([.E1302];[Entrada.$A$8:.$C$1606];3;0)*[.C13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1</text:p>
          </table:table-cell>
          <table:table-cell table:number-columns-repeated="2"/>
          <table:table-cell/>
          <table:table-cell table:style-name="ce12" office:value-type="string">
            <text:p>33,21</text:p>
          </table:table-cell>
          <table:table-cell table:style-name="ce21" table:formula="of:=IF(ISNA(VLOOKUP([.E1303];[Entrada.$A$8:.$B$1605];2;0)) = 1; 0;VLOOKUP([.E1303];[Entrada.$A$8:.$B$1605];2;0))" office:value-type="float" office:value="0">
            <text:p>0</text:p>
          </table:table-cell>
          <table:table-cell table:formula="of:=IF(ISNA(VLOOKUP([.E1303];[Entrada.$A$8:.$D$1605];4;0)) = 1; 0;VLOOKUP([.E1303];[Entrada.$A$8:.$D$1605];4;0))" office:value-type="float" office:value="0">
            <text:p>0</text:p>
          </table:table-cell>
          <table:table-cell table:number-columns-repeated="6"/>
          <table:table-cell table:style-name="ce29" table:formula="of:=[.C13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3];[Entrada.$A$8:.$C$1606];3;0)) = 1; 0;VLOOKUP([.E1303];[Entrada.$A$8:.$C$1606];3;0)*[.C13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2</text:p>
          </table:table-cell>
          <table:table-cell table:number-columns-repeated="2"/>
          <table:table-cell/>
          <table:table-cell table:style-name="ce12" office:value-type="string">
            <text:p>33,22</text:p>
          </table:table-cell>
          <table:table-cell table:style-name="ce21" table:formula="of:=IF(ISNA(VLOOKUP([.E1304];[Entrada.$A$8:.$B$1605];2;0)) = 1; 0;VLOOKUP([.E1304];[Entrada.$A$8:.$B$1605];2;0))" office:value-type="float" office:value="0">
            <text:p>0</text:p>
          </table:table-cell>
          <table:table-cell table:formula="of:=IF(ISNA(VLOOKUP([.E1304];[Entrada.$A$8:.$D$1605];4;0)) = 1; 0;VLOOKUP([.E1304];[Entrada.$A$8:.$D$1605];4;0))" office:value-type="float" office:value="0">
            <text:p>0</text:p>
          </table:table-cell>
          <table:table-cell table:number-columns-repeated="6"/>
          <table:table-cell table:style-name="ce29" table:formula="of:=[.C13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4];[Entrada.$A$8:.$C$1606];3;0)) = 1; 0;VLOOKUP([.E1304];[Entrada.$A$8:.$C$1606];3;0)*[.C13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3</text:p>
          </table:table-cell>
          <table:table-cell table:number-columns-repeated="2"/>
          <table:table-cell/>
          <table:table-cell table:style-name="ce12" office:value-type="string">
            <text:p>33,23</text:p>
          </table:table-cell>
          <table:table-cell table:style-name="ce21" table:formula="of:=IF(ISNA(VLOOKUP([.E1305];[Entrada.$A$8:.$B$1605];2;0)) = 1; 0;VLOOKUP([.E1305];[Entrada.$A$8:.$B$1605];2;0))" office:value-type="float" office:value="0">
            <text:p>0</text:p>
          </table:table-cell>
          <table:table-cell table:formula="of:=IF(ISNA(VLOOKUP([.E1305];[Entrada.$A$8:.$D$1605];4;0)) = 1; 0;VLOOKUP([.E1305];[Entrada.$A$8:.$D$1605];4;0))" office:value-type="float" office:value="0">
            <text:p>0</text:p>
          </table:table-cell>
          <table:table-cell table:number-columns-repeated="6"/>
          <table:table-cell table:style-name="ce29" table:formula="of:=[.C13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5];[Entrada.$A$8:.$C$1606];3;0)) = 1; 0;VLOOKUP([.E1305];[Entrada.$A$8:.$C$1606];3;0)*[.C13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4</text:p>
          </table:table-cell>
          <table:table-cell table:number-columns-repeated="2"/>
          <table:table-cell/>
          <table:table-cell table:style-name="ce12" office:value-type="string">
            <text:p>33,24</text:p>
          </table:table-cell>
          <table:table-cell table:style-name="ce21" table:formula="of:=IF(ISNA(VLOOKUP([.E1306];[Entrada.$A$8:.$B$1605];2;0)) = 1; 0;VLOOKUP([.E1306];[Entrada.$A$8:.$B$1605];2;0))" office:value-type="float" office:value="0">
            <text:p>0</text:p>
          </table:table-cell>
          <table:table-cell table:formula="of:=IF(ISNA(VLOOKUP([.E1306];[Entrada.$A$8:.$D$1605];4;0)) = 1; 0;VLOOKUP([.E1306];[Entrada.$A$8:.$D$1605];4;0))" office:value-type="float" office:value="0">
            <text:p>0</text:p>
          </table:table-cell>
          <table:table-cell table:number-columns-repeated="6"/>
          <table:table-cell table:style-name="ce29" table:formula="of:=[.C13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6];[Entrada.$A$8:.$C$1606];3;0)) = 1; 0;VLOOKUP([.E1306];[Entrada.$A$8:.$C$1606];3;0)*[.C13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5</text:p>
          </table:table-cell>
          <table:table-cell table:number-columns-repeated="2"/>
          <table:table-cell/>
          <table:table-cell table:style-name="ce12" office:value-type="string">
            <text:p>33,25</text:p>
          </table:table-cell>
          <table:table-cell table:style-name="ce21" table:formula="of:=IF(ISNA(VLOOKUP([.E1307];[Entrada.$A$8:.$B$1605];2;0)) = 1; 0;VLOOKUP([.E1307];[Entrada.$A$8:.$B$1605];2;0))" office:value-type="float" office:value="0">
            <text:p>0</text:p>
          </table:table-cell>
          <table:table-cell table:formula="of:=IF(ISNA(VLOOKUP([.E1307];[Entrada.$A$8:.$D$1605];4;0)) = 1; 0;VLOOKUP([.E1307];[Entrada.$A$8:.$D$1605];4;0))" office:value-type="float" office:value="0">
            <text:p>0</text:p>
          </table:table-cell>
          <table:table-cell table:number-columns-repeated="6"/>
          <table:table-cell table:style-name="ce29" table:formula="of:=[.C13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7];[Entrada.$A$8:.$C$1606];3;0)) = 1; 0;VLOOKUP([.E1307];[Entrada.$A$8:.$C$1606];3;0)*[.C13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6</text:p>
          </table:table-cell>
          <table:table-cell table:number-columns-repeated="2"/>
          <table:table-cell/>
          <table:table-cell table:style-name="ce12" office:value-type="string">
            <text:p>33,26</text:p>
          </table:table-cell>
          <table:table-cell table:style-name="ce21" table:formula="of:=IF(ISNA(VLOOKUP([.E1308];[Entrada.$A$8:.$B$1605];2;0)) = 1; 0;VLOOKUP([.E1308];[Entrada.$A$8:.$B$1605];2;0))" office:value-type="float" office:value="0">
            <text:p>0</text:p>
          </table:table-cell>
          <table:table-cell table:formula="of:=IF(ISNA(VLOOKUP([.E1308];[Entrada.$A$8:.$D$1605];4;0)) = 1; 0;VLOOKUP([.E1308];[Entrada.$A$8:.$D$1605];4;0))" office:value-type="float" office:value="0">
            <text:p>0</text:p>
          </table:table-cell>
          <table:table-cell table:number-columns-repeated="6"/>
          <table:table-cell table:style-name="ce29" table:formula="of:=[.C13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8];[Entrada.$A$8:.$C$1606];3;0)) = 1; 0;VLOOKUP([.E1308];[Entrada.$A$8:.$C$1606];3;0)*[.C13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7</text:p>
          </table:table-cell>
          <table:table-cell table:number-columns-repeated="2"/>
          <table:table-cell/>
          <table:table-cell table:style-name="ce12" office:value-type="string">
            <text:p>33,27</text:p>
          </table:table-cell>
          <table:table-cell table:style-name="ce21" table:formula="of:=IF(ISNA(VLOOKUP([.E1309];[Entrada.$A$8:.$B$1605];2;0)) = 1; 0;VLOOKUP([.E1309];[Entrada.$A$8:.$B$1605];2;0))" office:value-type="float" office:value="0">
            <text:p>0</text:p>
          </table:table-cell>
          <table:table-cell table:formula="of:=IF(ISNA(VLOOKUP([.E1309];[Entrada.$A$8:.$D$1605];4;0)) = 1; 0;VLOOKUP([.E1309];[Entrada.$A$8:.$D$1605];4;0))" office:value-type="float" office:value="0">
            <text:p>0</text:p>
          </table:table-cell>
          <table:table-cell table:number-columns-repeated="6"/>
          <table:table-cell table:style-name="ce29" table:formula="of:=[.C13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09];[Entrada.$A$8:.$C$1606];3;0)) = 1; 0;VLOOKUP([.E1309];[Entrada.$A$8:.$C$1606];3;0)*[.C13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8</text:p>
          </table:table-cell>
          <table:table-cell table:number-columns-repeated="2"/>
          <table:table-cell/>
          <table:table-cell table:style-name="ce12" office:value-type="string">
            <text:p>33,28</text:p>
          </table:table-cell>
          <table:table-cell table:style-name="ce21" table:formula="of:=IF(ISNA(VLOOKUP([.E1310];[Entrada.$A$8:.$B$1605];2;0)) = 1; 0;VLOOKUP([.E1310];[Entrada.$A$8:.$B$1605];2;0))" office:value-type="float" office:value="0">
            <text:p>0</text:p>
          </table:table-cell>
          <table:table-cell table:formula="of:=IF(ISNA(VLOOKUP([.E1310];[Entrada.$A$8:.$D$1605];4;0)) = 1; 0;VLOOKUP([.E1310];[Entrada.$A$8:.$D$1605];4;0))" office:value-type="float" office:value="0">
            <text:p>0</text:p>
          </table:table-cell>
          <table:table-cell table:number-columns-repeated="6"/>
          <table:table-cell table:style-name="ce29" table:formula="of:=[.C13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0];[Entrada.$A$8:.$C$1606];3;0)) = 1; 0;VLOOKUP([.E1310];[Entrada.$A$8:.$C$1606];3;0)*[.C13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29</text:p>
          </table:table-cell>
          <table:table-cell table:number-columns-repeated="2"/>
          <table:table-cell/>
          <table:table-cell table:style-name="ce12" office:value-type="string">
            <text:p>33,29</text:p>
          </table:table-cell>
          <table:table-cell table:style-name="ce21" table:formula="of:=IF(ISNA(VLOOKUP([.E1311];[Entrada.$A$8:.$B$1605];2;0)) = 1; 0;VLOOKUP([.E1311];[Entrada.$A$8:.$B$1605];2;0))" office:value-type="float" office:value="0">
            <text:p>0</text:p>
          </table:table-cell>
          <table:table-cell table:formula="of:=IF(ISNA(VLOOKUP([.E1311];[Entrada.$A$8:.$D$1605];4;0)) = 1; 0;VLOOKUP([.E1311];[Entrada.$A$8:.$D$1605];4;0))" office:value-type="float" office:value="0">
            <text:p>0</text:p>
          </table:table-cell>
          <table:table-cell table:number-columns-repeated="6"/>
          <table:table-cell table:style-name="ce29" table:formula="of:=[.C13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1];[Entrada.$A$8:.$C$1606];3;0)) = 1; 0;VLOOKUP([.E1311];[Entrada.$A$8:.$C$1606];3;0)*[.C13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0</text:p>
          </table:table-cell>
          <table:table-cell table:number-columns-repeated="2"/>
          <table:table-cell/>
          <table:table-cell table:style-name="ce12" office:value-type="string">
            <text:p>33,30</text:p>
          </table:table-cell>
          <table:table-cell table:style-name="ce21" table:formula="of:=IF(ISNA(VLOOKUP([.E1312];[Entrada.$A$8:.$B$1605];2;0)) = 1; 0;VLOOKUP([.E1312];[Entrada.$A$8:.$B$1605];2;0))" office:value-type="float" office:value="0">
            <text:p>0</text:p>
          </table:table-cell>
          <table:table-cell table:formula="of:=IF(ISNA(VLOOKUP([.E1312];[Entrada.$A$8:.$D$1605];4;0)) = 1; 0;VLOOKUP([.E1312];[Entrada.$A$8:.$D$1605];4;0))" office:value-type="float" office:value="0">
            <text:p>0</text:p>
          </table:table-cell>
          <table:table-cell table:number-columns-repeated="6"/>
          <table:table-cell table:style-name="ce29" table:formula="of:=[.C13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2];[Entrada.$A$8:.$C$1606];3;0)) = 1; 0;VLOOKUP([.E1312];[Entrada.$A$8:.$C$1606];3;0)*[.C13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1</text:p>
          </table:table-cell>
          <table:table-cell table:number-columns-repeated="2"/>
          <table:table-cell/>
          <table:table-cell table:style-name="ce12" office:value-type="string">
            <text:p>33,31</text:p>
          </table:table-cell>
          <table:table-cell table:style-name="ce21" table:formula="of:=IF(ISNA(VLOOKUP([.E1313];[Entrada.$A$8:.$B$1605];2;0)) = 1; 0;VLOOKUP([.E1313];[Entrada.$A$8:.$B$1605];2;0))" office:value-type="float" office:value="0">
            <text:p>0</text:p>
          </table:table-cell>
          <table:table-cell table:formula="of:=IF(ISNA(VLOOKUP([.E1313];[Entrada.$A$8:.$D$1605];4;0)) = 1; 0;VLOOKUP([.E1313];[Entrada.$A$8:.$D$1605];4;0))" office:value-type="float" office:value="0">
            <text:p>0</text:p>
          </table:table-cell>
          <table:table-cell table:number-columns-repeated="6"/>
          <table:table-cell table:style-name="ce29" table:formula="of:=[.C13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3];[Entrada.$A$8:.$C$1606];3;0)) = 1; 0;VLOOKUP([.E1313];[Entrada.$A$8:.$C$1606];3;0)*[.C13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2</text:p>
          </table:table-cell>
          <table:table-cell table:number-columns-repeated="2"/>
          <table:table-cell/>
          <table:table-cell table:style-name="ce12" office:value-type="string">
            <text:p>33,32</text:p>
          </table:table-cell>
          <table:table-cell table:style-name="ce21" table:formula="of:=IF(ISNA(VLOOKUP([.E1314];[Entrada.$A$8:.$B$1605];2;0)) = 1; 0;VLOOKUP([.E1314];[Entrada.$A$8:.$B$1605];2;0))" office:value-type="float" office:value="0">
            <text:p>0</text:p>
          </table:table-cell>
          <table:table-cell table:formula="of:=IF(ISNA(VLOOKUP([.E1314];[Entrada.$A$8:.$D$1605];4;0)) = 1; 0;VLOOKUP([.E1314];[Entrada.$A$8:.$D$1605];4;0))" office:value-type="float" office:value="0">
            <text:p>0</text:p>
          </table:table-cell>
          <table:table-cell table:number-columns-repeated="6"/>
          <table:table-cell table:style-name="ce29" table:formula="of:=[.C13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4];[Entrada.$A$8:.$C$1606];3;0)) = 1; 0;VLOOKUP([.E1314];[Entrada.$A$8:.$C$1606];3;0)*[.C13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3</text:p>
          </table:table-cell>
          <table:table-cell table:number-columns-repeated="2"/>
          <table:table-cell/>
          <table:table-cell table:style-name="ce12" office:value-type="string">
            <text:p>33,33</text:p>
          </table:table-cell>
          <table:table-cell table:style-name="ce21" table:formula="of:=IF(ISNA(VLOOKUP([.E1315];[Entrada.$A$8:.$B$1605];2;0)) = 1; 0;VLOOKUP([.E1315];[Entrada.$A$8:.$B$1605];2;0))" office:value-type="float" office:value="0">
            <text:p>0</text:p>
          </table:table-cell>
          <table:table-cell table:formula="of:=IF(ISNA(VLOOKUP([.E1315];[Entrada.$A$8:.$D$1605];4;0)) = 1; 0;VLOOKUP([.E1315];[Entrada.$A$8:.$D$1605];4;0))" office:value-type="float" office:value="0">
            <text:p>0</text:p>
          </table:table-cell>
          <table:table-cell table:number-columns-repeated="6"/>
          <table:table-cell table:style-name="ce29" table:formula="of:=[.C13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5];[Entrada.$A$8:.$C$1606];3;0)) = 1; 0;VLOOKUP([.E1315];[Entrada.$A$8:.$C$1606];3;0)*[.C13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4</text:p>
          </table:table-cell>
          <table:table-cell table:number-columns-repeated="2"/>
          <table:table-cell/>
          <table:table-cell table:style-name="ce12" office:value-type="string">
            <text:p>33,34</text:p>
          </table:table-cell>
          <table:table-cell table:style-name="ce21" table:formula="of:=IF(ISNA(VLOOKUP([.E1316];[Entrada.$A$8:.$B$1605];2;0)) = 1; 0;VLOOKUP([.E1316];[Entrada.$A$8:.$B$1605];2;0))" office:value-type="float" office:value="0">
            <text:p>0</text:p>
          </table:table-cell>
          <table:table-cell table:formula="of:=IF(ISNA(VLOOKUP([.E1316];[Entrada.$A$8:.$D$1605];4;0)) = 1; 0;VLOOKUP([.E1316];[Entrada.$A$8:.$D$1605];4;0))" office:value-type="float" office:value="0">
            <text:p>0</text:p>
          </table:table-cell>
          <table:table-cell table:number-columns-repeated="6"/>
          <table:table-cell table:style-name="ce29" table:formula="of:=[.C13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6];[Entrada.$A$8:.$C$1606];3;0)) = 1; 0;VLOOKUP([.E1316];[Entrada.$A$8:.$C$1606];3;0)*[.C13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5</text:p>
          </table:table-cell>
          <table:table-cell table:number-columns-repeated="2"/>
          <table:table-cell/>
          <table:table-cell table:style-name="ce12" office:value-type="string">
            <text:p>33,35</text:p>
          </table:table-cell>
          <table:table-cell table:style-name="ce21" table:formula="of:=IF(ISNA(VLOOKUP([.E1317];[Entrada.$A$8:.$B$1605];2;0)) = 1; 0;VLOOKUP([.E1317];[Entrada.$A$8:.$B$1605];2;0))" office:value-type="float" office:value="0">
            <text:p>0</text:p>
          </table:table-cell>
          <table:table-cell table:formula="of:=IF(ISNA(VLOOKUP([.E1317];[Entrada.$A$8:.$D$1605];4;0)) = 1; 0;VLOOKUP([.E1317];[Entrada.$A$8:.$D$1605];4;0))" office:value-type="float" office:value="0">
            <text:p>0</text:p>
          </table:table-cell>
          <table:table-cell table:number-columns-repeated="6"/>
          <table:table-cell table:style-name="ce29" table:formula="of:=[.C13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7];[Entrada.$A$8:.$C$1606];3;0)) = 1; 0;VLOOKUP([.E1317];[Entrada.$A$8:.$C$1606];3;0)*[.C13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6</text:p>
          </table:table-cell>
          <table:table-cell table:number-columns-repeated="2"/>
          <table:table-cell/>
          <table:table-cell table:style-name="ce12" office:value-type="string">
            <text:p>33,36</text:p>
          </table:table-cell>
          <table:table-cell table:style-name="ce21" table:formula="of:=IF(ISNA(VLOOKUP([.E1318];[Entrada.$A$8:.$B$1605];2;0)) = 1; 0;VLOOKUP([.E1318];[Entrada.$A$8:.$B$1605];2;0))" office:value-type="float" office:value="0">
            <text:p>0</text:p>
          </table:table-cell>
          <table:table-cell table:formula="of:=IF(ISNA(VLOOKUP([.E1318];[Entrada.$A$8:.$D$1605];4;0)) = 1; 0;VLOOKUP([.E1318];[Entrada.$A$8:.$D$1605];4;0))" office:value-type="float" office:value="0">
            <text:p>0</text:p>
          </table:table-cell>
          <table:table-cell table:number-columns-repeated="6"/>
          <table:table-cell table:style-name="ce29" table:formula="of:=[.C13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8];[Entrada.$A$8:.$C$1606];3;0)) = 1; 0;VLOOKUP([.E1318];[Entrada.$A$8:.$C$1606];3;0)*[.C13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7</text:p>
          </table:table-cell>
          <table:table-cell table:number-columns-repeated="2"/>
          <table:table-cell/>
          <table:table-cell table:style-name="ce12" office:value-type="string">
            <text:p>33,37</text:p>
          </table:table-cell>
          <table:table-cell table:style-name="ce21" table:formula="of:=IF(ISNA(VLOOKUP([.E1319];[Entrada.$A$8:.$B$1605];2;0)) = 1; 0;VLOOKUP([.E1319];[Entrada.$A$8:.$B$1605];2;0))" office:value-type="float" office:value="0">
            <text:p>0</text:p>
          </table:table-cell>
          <table:table-cell table:formula="of:=IF(ISNA(VLOOKUP([.E1319];[Entrada.$A$8:.$D$1605];4;0)) = 1; 0;VLOOKUP([.E1319];[Entrada.$A$8:.$D$1605];4;0))" office:value-type="float" office:value="0">
            <text:p>0</text:p>
          </table:table-cell>
          <table:table-cell table:number-columns-repeated="6"/>
          <table:table-cell table:style-name="ce29" table:formula="of:=[.C13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19];[Entrada.$A$8:.$C$1606];3;0)) = 1; 0;VLOOKUP([.E1319];[Entrada.$A$8:.$C$1606];3;0)*[.C13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8</text:p>
          </table:table-cell>
          <table:table-cell table:number-columns-repeated="2"/>
          <table:table-cell/>
          <table:table-cell table:style-name="ce12" office:value-type="string">
            <text:p>33,38</text:p>
          </table:table-cell>
          <table:table-cell table:style-name="ce21" table:formula="of:=IF(ISNA(VLOOKUP([.E1320];[Entrada.$A$8:.$B$1605];2;0)) = 1; 0;VLOOKUP([.E1320];[Entrada.$A$8:.$B$1605];2;0))" office:value-type="float" office:value="0">
            <text:p>0</text:p>
          </table:table-cell>
          <table:table-cell table:formula="of:=IF(ISNA(VLOOKUP([.E1320];[Entrada.$A$8:.$D$1605];4;0)) = 1; 0;VLOOKUP([.E1320];[Entrada.$A$8:.$D$1605];4;0))" office:value-type="float" office:value="0">
            <text:p>0</text:p>
          </table:table-cell>
          <table:table-cell table:number-columns-repeated="6"/>
          <table:table-cell table:style-name="ce29" table:formula="of:=[.C13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0];[Entrada.$A$8:.$C$1606];3;0)) = 1; 0;VLOOKUP([.E1320];[Entrada.$A$8:.$C$1606];3;0)*[.C13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39</text:p>
          </table:table-cell>
          <table:table-cell table:number-columns-repeated="2"/>
          <table:table-cell/>
          <table:table-cell table:style-name="ce12" office:value-type="string">
            <text:p>33,39</text:p>
          </table:table-cell>
          <table:table-cell table:style-name="ce21" table:formula="of:=IF(ISNA(VLOOKUP([.E1321];[Entrada.$A$8:.$B$1605];2;0)) = 1; 0;VLOOKUP([.E1321];[Entrada.$A$8:.$B$1605];2;0))" office:value-type="float" office:value="0">
            <text:p>0</text:p>
          </table:table-cell>
          <table:table-cell table:formula="of:=IF(ISNA(VLOOKUP([.E1321];[Entrada.$A$8:.$D$1605];4;0)) = 1; 0;VLOOKUP([.E1321];[Entrada.$A$8:.$D$1605];4;0))" office:value-type="float" office:value="0">
            <text:p>0</text:p>
          </table:table-cell>
          <table:table-cell table:number-columns-repeated="6"/>
          <table:table-cell table:style-name="ce29" table:formula="of:=[.C13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1];[Entrada.$A$8:.$C$1606];3;0)) = 1; 0;VLOOKUP([.E1321];[Entrada.$A$8:.$C$1606];3;0)*[.C13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3,40</text:p>
          </table:table-cell>
          <table:table-cell table:number-columns-repeated="2"/>
          <table:table-cell/>
          <table:table-cell table:style-name="ce12" office:value-type="string">
            <text:p>33,40</text:p>
          </table:table-cell>
          <table:table-cell table:style-name="ce21" table:formula="of:=IF(ISNA(VLOOKUP([.E1322];[Entrada.$A$8:.$B$1605];2;0)) = 1; 0;VLOOKUP([.E1322];[Entrada.$A$8:.$B$1605];2;0))" office:value-type="float" office:value="0">
            <text:p>0</text:p>
          </table:table-cell>
          <table:table-cell table:formula="of:=IF(ISNA(VLOOKUP([.E1322];[Entrada.$A$8:.$D$1605];4;0)) = 1; 0;VLOOKUP([.E1322];[Entrada.$A$8:.$D$1605];4;0))" office:value-type="float" office:value="0">
            <text:p>0</text:p>
          </table:table-cell>
          <table:table-cell table:number-columns-repeated="6"/>
          <table:table-cell table:style-name="ce29" table:formula="of:=[.C13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2];[Entrada.$A$8:.$C$1606];3;0)) = 1; 0;VLOOKUP([.E1322];[Entrada.$A$8:.$C$1606];3;0)*[.C13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</text:p>
          </table:table-cell>
          <table:table-cell table:number-columns-repeated="2"/>
          <table:table-cell/>
          <table:table-cell table:style-name="ce12" office:value-type="string">
            <text:p>34,1</text:p>
          </table:table-cell>
          <table:table-cell table:style-name="ce21" table:formula="of:=IF(ISNA(VLOOKUP([.E1323];[Entrada.$A$8:.$B$1605];2;0)) = 1; 0;VLOOKUP([.E1323];[Entrada.$A$8:.$B$1605];2;0))" office:value-type="float" office:value="0">
            <text:p>0</text:p>
          </table:table-cell>
          <table:table-cell table:formula="of:=IF(ISNA(VLOOKUP([.E1323];[Entrada.$A$8:.$D$1605];4;0)) = 1; 0;VLOOKUP([.E1323];[Entrada.$A$8:.$D$1605];4;0))" office:value-type="float" office:value="0">
            <text:p>0</text:p>
          </table:table-cell>
          <table:table-cell table:number-columns-repeated="6"/>
          <table:table-cell table:style-name="ce29" table:formula="of:=[.C13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3];[Entrada.$A$8:.$C$1606];3;0)) = 1; 0;VLOOKUP([.E1323];[Entrada.$A$8:.$C$1606];3;0)*[.C13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</text:p>
          </table:table-cell>
          <table:table-cell table:number-columns-repeated="2"/>
          <table:table-cell/>
          <table:table-cell table:style-name="ce12" office:value-type="string">
            <text:p>34,2</text:p>
          </table:table-cell>
          <table:table-cell table:style-name="ce21" table:formula="of:=IF(ISNA(VLOOKUP([.E1324];[Entrada.$A$8:.$B$1605];2;0)) = 1; 0;VLOOKUP([.E1324];[Entrada.$A$8:.$B$1605];2;0))" office:value-type="float" office:value="0">
            <text:p>0</text:p>
          </table:table-cell>
          <table:table-cell table:formula="of:=IF(ISNA(VLOOKUP([.E1324];[Entrada.$A$8:.$D$1605];4;0)) = 1; 0;VLOOKUP([.E1324];[Entrada.$A$8:.$D$1605];4;0))" office:value-type="float" office:value="0">
            <text:p>0</text:p>
          </table:table-cell>
          <table:table-cell table:number-columns-repeated="6"/>
          <table:table-cell table:style-name="ce29" table:formula="of:=[.C13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4];[Entrada.$A$8:.$C$1606];3;0)) = 1; 0;VLOOKUP([.E1324];[Entrada.$A$8:.$C$1606];3;0)*[.C13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</text:p>
          </table:table-cell>
          <table:table-cell table:number-columns-repeated="2"/>
          <table:table-cell/>
          <table:table-cell table:style-name="ce12" office:value-type="string">
            <text:p>34,3</text:p>
          </table:table-cell>
          <table:table-cell table:style-name="ce21" table:formula="of:=IF(ISNA(VLOOKUP([.E1325];[Entrada.$A$8:.$B$1605];2;0)) = 1; 0;VLOOKUP([.E1325];[Entrada.$A$8:.$B$1605];2;0))" office:value-type="float" office:value="0">
            <text:p>0</text:p>
          </table:table-cell>
          <table:table-cell table:formula="of:=IF(ISNA(VLOOKUP([.E1325];[Entrada.$A$8:.$D$1605];4;0)) = 1; 0;VLOOKUP([.E1325];[Entrada.$A$8:.$D$1605];4;0))" office:value-type="float" office:value="0">
            <text:p>0</text:p>
          </table:table-cell>
          <table:table-cell table:number-columns-repeated="6"/>
          <table:table-cell table:style-name="ce29" table:formula="of:=[.C13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5];[Entrada.$A$8:.$C$1606];3;0)) = 1; 0;VLOOKUP([.E1325];[Entrada.$A$8:.$C$1606];3;0)*[.C13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4</text:p>
          </table:table-cell>
          <table:table-cell table:number-columns-repeated="2"/>
          <table:table-cell/>
          <table:table-cell table:style-name="ce12" office:value-type="string">
            <text:p>34,4</text:p>
          </table:table-cell>
          <table:table-cell table:style-name="ce21" table:formula="of:=IF(ISNA(VLOOKUP([.E1326];[Entrada.$A$8:.$B$1605];2;0)) = 1; 0;VLOOKUP([.E1326];[Entrada.$A$8:.$B$1605];2;0))" office:value-type="float" office:value="0">
            <text:p>0</text:p>
          </table:table-cell>
          <table:table-cell table:formula="of:=IF(ISNA(VLOOKUP([.E1326];[Entrada.$A$8:.$D$1605];4;0)) = 1; 0;VLOOKUP([.E1326];[Entrada.$A$8:.$D$1605];4;0))" office:value-type="float" office:value="0">
            <text:p>0</text:p>
          </table:table-cell>
          <table:table-cell table:number-columns-repeated="6"/>
          <table:table-cell table:style-name="ce29" table:formula="of:=[.C13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6];[Entrada.$A$8:.$C$1606];3;0)) = 1; 0;VLOOKUP([.E1326];[Entrada.$A$8:.$C$1606];3;0)*[.C13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5</text:p>
          </table:table-cell>
          <table:table-cell table:number-columns-repeated="2"/>
          <table:table-cell/>
          <table:table-cell table:style-name="ce12" office:value-type="string">
            <text:p>34,5</text:p>
          </table:table-cell>
          <table:table-cell table:style-name="ce21" table:formula="of:=IF(ISNA(VLOOKUP([.E1327];[Entrada.$A$8:.$B$1605];2;0)) = 1; 0;VLOOKUP([.E1327];[Entrada.$A$8:.$B$1605];2;0))" office:value-type="float" office:value="0">
            <text:p>0</text:p>
          </table:table-cell>
          <table:table-cell table:formula="of:=IF(ISNA(VLOOKUP([.E1327];[Entrada.$A$8:.$D$1605];4;0)) = 1; 0;VLOOKUP([.E1327];[Entrada.$A$8:.$D$1605];4;0))" office:value-type="float" office:value="0">
            <text:p>0</text:p>
          </table:table-cell>
          <table:table-cell table:number-columns-repeated="6"/>
          <table:table-cell table:style-name="ce29" table:formula="of:=[.C13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7];[Entrada.$A$8:.$C$1606];3;0)) = 1; 0;VLOOKUP([.E1327];[Entrada.$A$8:.$C$1606];3;0)*[.C13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6</text:p>
          </table:table-cell>
          <table:table-cell table:number-columns-repeated="2"/>
          <table:table-cell/>
          <table:table-cell table:style-name="ce12" office:value-type="string">
            <text:p>34,6</text:p>
          </table:table-cell>
          <table:table-cell table:style-name="ce21" table:formula="of:=IF(ISNA(VLOOKUP([.E1328];[Entrada.$A$8:.$B$1605];2;0)) = 1; 0;VLOOKUP([.E1328];[Entrada.$A$8:.$B$1605];2;0))" office:value-type="float" office:value="0">
            <text:p>0</text:p>
          </table:table-cell>
          <table:table-cell table:formula="of:=IF(ISNA(VLOOKUP([.E1328];[Entrada.$A$8:.$D$1605];4;0)) = 1; 0;VLOOKUP([.E1328];[Entrada.$A$8:.$D$1605];4;0))" office:value-type="float" office:value="0">
            <text:p>0</text:p>
          </table:table-cell>
          <table:table-cell table:number-columns-repeated="6"/>
          <table:table-cell table:style-name="ce29" table:formula="of:=[.C13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8];[Entrada.$A$8:.$C$1606];3;0)) = 1; 0;VLOOKUP([.E1328];[Entrada.$A$8:.$C$1606];3;0)*[.C13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7</text:p>
          </table:table-cell>
          <table:table-cell table:number-columns-repeated="2"/>
          <table:table-cell/>
          <table:table-cell table:style-name="ce12" office:value-type="string">
            <text:p>34,7</text:p>
          </table:table-cell>
          <table:table-cell table:style-name="ce21" table:formula="of:=IF(ISNA(VLOOKUP([.E1329];[Entrada.$A$8:.$B$1605];2;0)) = 1; 0;VLOOKUP([.E1329];[Entrada.$A$8:.$B$1605];2;0))" office:value-type="float" office:value="0">
            <text:p>0</text:p>
          </table:table-cell>
          <table:table-cell table:formula="of:=IF(ISNA(VLOOKUP([.E1329];[Entrada.$A$8:.$D$1605];4;0)) = 1; 0;VLOOKUP([.E1329];[Entrada.$A$8:.$D$1605];4;0))" office:value-type="float" office:value="0">
            <text:p>0</text:p>
          </table:table-cell>
          <table:table-cell table:number-columns-repeated="6"/>
          <table:table-cell table:style-name="ce29" table:formula="of:=[.C13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29];[Entrada.$A$8:.$C$1606];3;0)) = 1; 0;VLOOKUP([.E1329];[Entrada.$A$8:.$C$1606];3;0)*[.C13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8</text:p>
          </table:table-cell>
          <table:table-cell table:number-columns-repeated="2"/>
          <table:table-cell/>
          <table:table-cell table:style-name="ce12" office:value-type="string">
            <text:p>34,8</text:p>
          </table:table-cell>
          <table:table-cell table:style-name="ce21" table:formula="of:=IF(ISNA(VLOOKUP([.E1330];[Entrada.$A$8:.$B$1605];2;0)) = 1; 0;VLOOKUP([.E1330];[Entrada.$A$8:.$B$1605];2;0))" office:value-type="float" office:value="0">
            <text:p>0</text:p>
          </table:table-cell>
          <table:table-cell table:formula="of:=IF(ISNA(VLOOKUP([.E1330];[Entrada.$A$8:.$D$1605];4;0)) = 1; 0;VLOOKUP([.E1330];[Entrada.$A$8:.$D$1605];4;0))" office:value-type="float" office:value="0">
            <text:p>0</text:p>
          </table:table-cell>
          <table:table-cell table:number-columns-repeated="6"/>
          <table:table-cell table:style-name="ce29" table:formula="of:=[.C13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0];[Entrada.$A$8:.$C$1606];3;0)) = 1; 0;VLOOKUP([.E1330];[Entrada.$A$8:.$C$1606];3;0)*[.C13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9</text:p>
          </table:table-cell>
          <table:table-cell table:number-columns-repeated="2"/>
          <table:table-cell/>
          <table:table-cell table:style-name="ce12" office:value-type="string">
            <text:p>34,9</text:p>
          </table:table-cell>
          <table:table-cell table:style-name="ce21" table:formula="of:=IF(ISNA(VLOOKUP([.E1331];[Entrada.$A$8:.$B$1605];2;0)) = 1; 0;VLOOKUP([.E1331];[Entrada.$A$8:.$B$1605];2;0))" office:value-type="float" office:value="0">
            <text:p>0</text:p>
          </table:table-cell>
          <table:table-cell table:formula="of:=IF(ISNA(VLOOKUP([.E1331];[Entrada.$A$8:.$D$1605];4;0)) = 1; 0;VLOOKUP([.E1331];[Entrada.$A$8:.$D$1605];4;0))" office:value-type="float" office:value="0">
            <text:p>0</text:p>
          </table:table-cell>
          <table:table-cell table:number-columns-repeated="6"/>
          <table:table-cell table:style-name="ce29" table:formula="of:=[.C13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1];[Entrada.$A$8:.$C$1606];3;0)) = 1; 0;VLOOKUP([.E1331];[Entrada.$A$8:.$C$1606];3;0)*[.C13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0</text:p>
          </table:table-cell>
          <table:table-cell table:number-columns-repeated="2"/>
          <table:table-cell/>
          <table:table-cell table:style-name="ce12" office:value-type="string">
            <text:p>34,10</text:p>
          </table:table-cell>
          <table:table-cell table:style-name="ce21" table:formula="of:=IF(ISNA(VLOOKUP([.E1332];[Entrada.$A$8:.$B$1605];2;0)) = 1; 0;VLOOKUP([.E1332];[Entrada.$A$8:.$B$1605];2;0))" office:value-type="float" office:value="0">
            <text:p>0</text:p>
          </table:table-cell>
          <table:table-cell table:formula="of:=IF(ISNA(VLOOKUP([.E1332];[Entrada.$A$8:.$D$1605];4;0)) = 1; 0;VLOOKUP([.E1332];[Entrada.$A$8:.$D$1605];4;0))" office:value-type="float" office:value="0">
            <text:p>0</text:p>
          </table:table-cell>
          <table:table-cell table:number-columns-repeated="6"/>
          <table:table-cell table:style-name="ce29" table:formula="of:=[.C13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2];[Entrada.$A$8:.$C$1606];3;0)) = 1; 0;VLOOKUP([.E1332];[Entrada.$A$8:.$C$1606];3;0)*[.C13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1</text:p>
          </table:table-cell>
          <table:table-cell table:number-columns-repeated="2"/>
          <table:table-cell/>
          <table:table-cell table:style-name="ce12" office:value-type="string">
            <text:p>34,11</text:p>
          </table:table-cell>
          <table:table-cell table:style-name="ce21" table:formula="of:=IF(ISNA(VLOOKUP([.E1333];[Entrada.$A$8:.$B$1605];2;0)) = 1; 0;VLOOKUP([.E1333];[Entrada.$A$8:.$B$1605];2;0))" office:value-type="float" office:value="0">
            <text:p>0</text:p>
          </table:table-cell>
          <table:table-cell table:formula="of:=IF(ISNA(VLOOKUP([.E1333];[Entrada.$A$8:.$D$1605];4;0)) = 1; 0;VLOOKUP([.E1333];[Entrada.$A$8:.$D$1605];4;0))" office:value-type="float" office:value="0">
            <text:p>0</text:p>
          </table:table-cell>
          <table:table-cell table:number-columns-repeated="6"/>
          <table:table-cell table:style-name="ce29" table:formula="of:=[.C13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3];[Entrada.$A$8:.$C$1606];3;0)) = 1; 0;VLOOKUP([.E1333];[Entrada.$A$8:.$C$1606];3;0)*[.C13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2</text:p>
          </table:table-cell>
          <table:table-cell table:number-columns-repeated="2"/>
          <table:table-cell/>
          <table:table-cell table:style-name="ce12" office:value-type="string">
            <text:p>34,12</text:p>
          </table:table-cell>
          <table:table-cell table:style-name="ce21" table:formula="of:=IF(ISNA(VLOOKUP([.E1334];[Entrada.$A$8:.$B$1605];2;0)) = 1; 0;VLOOKUP([.E1334];[Entrada.$A$8:.$B$1605];2;0))" office:value-type="float" office:value="0">
            <text:p>0</text:p>
          </table:table-cell>
          <table:table-cell table:formula="of:=IF(ISNA(VLOOKUP([.E1334];[Entrada.$A$8:.$D$1605];4;0)) = 1; 0;VLOOKUP([.E1334];[Entrada.$A$8:.$D$1605];4;0))" office:value-type="float" office:value="0">
            <text:p>0</text:p>
          </table:table-cell>
          <table:table-cell table:number-columns-repeated="6"/>
          <table:table-cell table:style-name="ce29" table:formula="of:=[.C13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4];[Entrada.$A$8:.$C$1606];3;0)) = 1; 0;VLOOKUP([.E1334];[Entrada.$A$8:.$C$1606];3;0)*[.C13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3</text:p>
          </table:table-cell>
          <table:table-cell table:number-columns-repeated="2"/>
          <table:table-cell/>
          <table:table-cell table:style-name="ce12" office:value-type="string">
            <text:p>34,13</text:p>
          </table:table-cell>
          <table:table-cell table:style-name="ce21" table:formula="of:=IF(ISNA(VLOOKUP([.E1335];[Entrada.$A$8:.$B$1605];2;0)) = 1; 0;VLOOKUP([.E1335];[Entrada.$A$8:.$B$1605];2;0))" office:value-type="float" office:value="0">
            <text:p>0</text:p>
          </table:table-cell>
          <table:table-cell table:formula="of:=IF(ISNA(VLOOKUP([.E1335];[Entrada.$A$8:.$D$1605];4;0)) = 1; 0;VLOOKUP([.E1335];[Entrada.$A$8:.$D$1605];4;0))" office:value-type="float" office:value="0">
            <text:p>0</text:p>
          </table:table-cell>
          <table:table-cell table:number-columns-repeated="6"/>
          <table:table-cell table:style-name="ce29" table:formula="of:=[.C13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5];[Entrada.$A$8:.$C$1606];3;0)) = 1; 0;VLOOKUP([.E1335];[Entrada.$A$8:.$C$1606];3;0)*[.C13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4</text:p>
          </table:table-cell>
          <table:table-cell table:number-columns-repeated="2"/>
          <table:table-cell/>
          <table:table-cell table:style-name="ce12" office:value-type="string">
            <text:p>34,14</text:p>
          </table:table-cell>
          <table:table-cell table:style-name="ce21" table:formula="of:=IF(ISNA(VLOOKUP([.E1336];[Entrada.$A$8:.$B$1605];2;0)) = 1; 0;VLOOKUP([.E1336];[Entrada.$A$8:.$B$1605];2;0))" office:value-type="float" office:value="0">
            <text:p>0</text:p>
          </table:table-cell>
          <table:table-cell table:formula="of:=IF(ISNA(VLOOKUP([.E1336];[Entrada.$A$8:.$D$1605];4;0)) = 1; 0;VLOOKUP([.E1336];[Entrada.$A$8:.$D$1605];4;0))" office:value-type="float" office:value="0">
            <text:p>0</text:p>
          </table:table-cell>
          <table:table-cell table:number-columns-repeated="6"/>
          <table:table-cell table:style-name="ce29" table:formula="of:=[.C13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6];[Entrada.$A$8:.$C$1606];3;0)) = 1; 0;VLOOKUP([.E1336];[Entrada.$A$8:.$C$1606];3;0)*[.C13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5</text:p>
          </table:table-cell>
          <table:table-cell table:number-columns-repeated="2"/>
          <table:table-cell/>
          <table:table-cell table:style-name="ce12" office:value-type="string">
            <text:p>34,15</text:p>
          </table:table-cell>
          <table:table-cell table:style-name="ce21" table:formula="of:=IF(ISNA(VLOOKUP([.E1337];[Entrada.$A$8:.$B$1605];2;0)) = 1; 0;VLOOKUP([.E1337];[Entrada.$A$8:.$B$1605];2;0))" office:value-type="float" office:value="0">
            <text:p>0</text:p>
          </table:table-cell>
          <table:table-cell table:formula="of:=IF(ISNA(VLOOKUP([.E1337];[Entrada.$A$8:.$D$1605];4;0)) = 1; 0;VLOOKUP([.E1337];[Entrada.$A$8:.$D$1605];4;0))" office:value-type="float" office:value="0">
            <text:p>0</text:p>
          </table:table-cell>
          <table:table-cell table:number-columns-repeated="6"/>
          <table:table-cell table:style-name="ce29" table:formula="of:=[.C13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7];[Entrada.$A$8:.$C$1606];3;0)) = 1; 0;VLOOKUP([.E1337];[Entrada.$A$8:.$C$1606];3;0)*[.C13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6</text:p>
          </table:table-cell>
          <table:table-cell table:number-columns-repeated="2"/>
          <table:table-cell/>
          <table:table-cell table:style-name="ce12" office:value-type="string">
            <text:p>34,16</text:p>
          </table:table-cell>
          <table:table-cell table:style-name="ce21" table:formula="of:=IF(ISNA(VLOOKUP([.E1338];[Entrada.$A$8:.$B$1605];2;0)) = 1; 0;VLOOKUP([.E1338];[Entrada.$A$8:.$B$1605];2;0))" office:value-type="float" office:value="0">
            <text:p>0</text:p>
          </table:table-cell>
          <table:table-cell table:formula="of:=IF(ISNA(VLOOKUP([.E1338];[Entrada.$A$8:.$D$1605];4;0)) = 1; 0;VLOOKUP([.E1338];[Entrada.$A$8:.$D$1605];4;0))" office:value-type="float" office:value="0">
            <text:p>0</text:p>
          </table:table-cell>
          <table:table-cell table:number-columns-repeated="6"/>
          <table:table-cell table:style-name="ce29" table:formula="of:=[.C13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8];[Entrada.$A$8:.$C$1606];3;0)) = 1; 0;VLOOKUP([.E1338];[Entrada.$A$8:.$C$1606];3;0)*[.C13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7</text:p>
          </table:table-cell>
          <table:table-cell table:number-columns-repeated="2"/>
          <table:table-cell/>
          <table:table-cell table:style-name="ce12" office:value-type="string">
            <text:p>34,17</text:p>
          </table:table-cell>
          <table:table-cell table:style-name="ce21" table:formula="of:=IF(ISNA(VLOOKUP([.E1339];[Entrada.$A$8:.$B$1605];2;0)) = 1; 0;VLOOKUP([.E1339];[Entrada.$A$8:.$B$1605];2;0))" office:value-type="float" office:value="0">
            <text:p>0</text:p>
          </table:table-cell>
          <table:table-cell table:formula="of:=IF(ISNA(VLOOKUP([.E1339];[Entrada.$A$8:.$D$1605];4;0)) = 1; 0;VLOOKUP([.E1339];[Entrada.$A$8:.$D$1605];4;0))" office:value-type="float" office:value="0">
            <text:p>0</text:p>
          </table:table-cell>
          <table:table-cell table:number-columns-repeated="6"/>
          <table:table-cell table:style-name="ce29" table:formula="of:=[.C13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39];[Entrada.$A$8:.$C$1606];3;0)) = 1; 0;VLOOKUP([.E1339];[Entrada.$A$8:.$C$1606];3;0)*[.C13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8</text:p>
          </table:table-cell>
          <table:table-cell table:number-columns-repeated="2"/>
          <table:table-cell/>
          <table:table-cell table:style-name="ce12" office:value-type="string">
            <text:p>34,18</text:p>
          </table:table-cell>
          <table:table-cell table:style-name="ce21" table:formula="of:=IF(ISNA(VLOOKUP([.E1340];[Entrada.$A$8:.$B$1605];2;0)) = 1; 0;VLOOKUP([.E1340];[Entrada.$A$8:.$B$1605];2;0))" office:value-type="float" office:value="0">
            <text:p>0</text:p>
          </table:table-cell>
          <table:table-cell table:formula="of:=IF(ISNA(VLOOKUP([.E1340];[Entrada.$A$8:.$D$1605];4;0)) = 1; 0;VLOOKUP([.E1340];[Entrada.$A$8:.$D$1605];4;0))" office:value-type="float" office:value="0">
            <text:p>0</text:p>
          </table:table-cell>
          <table:table-cell table:number-columns-repeated="6"/>
          <table:table-cell table:style-name="ce29" table:formula="of:=[.C13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0];[Entrada.$A$8:.$C$1606];3;0)) = 1; 0;VLOOKUP([.E1340];[Entrada.$A$8:.$C$1606];3;0)*[.C13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19</text:p>
          </table:table-cell>
          <table:table-cell table:number-columns-repeated="2"/>
          <table:table-cell/>
          <table:table-cell table:style-name="ce12" office:value-type="string">
            <text:p>34,19</text:p>
          </table:table-cell>
          <table:table-cell table:style-name="ce21" table:formula="of:=IF(ISNA(VLOOKUP([.E1341];[Entrada.$A$8:.$B$1605];2;0)) = 1; 0;VLOOKUP([.E1341];[Entrada.$A$8:.$B$1605];2;0))" office:value-type="float" office:value="0">
            <text:p>0</text:p>
          </table:table-cell>
          <table:table-cell table:formula="of:=IF(ISNA(VLOOKUP([.E1341];[Entrada.$A$8:.$D$1605];4;0)) = 1; 0;VLOOKUP([.E1341];[Entrada.$A$8:.$D$1605];4;0))" office:value-type="float" office:value="0">
            <text:p>0</text:p>
          </table:table-cell>
          <table:table-cell table:number-columns-repeated="6"/>
          <table:table-cell table:style-name="ce29" table:formula="of:=[.C13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1];[Entrada.$A$8:.$C$1606];3;0)) = 1; 0;VLOOKUP([.E1341];[Entrada.$A$8:.$C$1606];3;0)*[.C13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0</text:p>
          </table:table-cell>
          <table:table-cell table:number-columns-repeated="2"/>
          <table:table-cell/>
          <table:table-cell table:style-name="ce12" office:value-type="string">
            <text:p>34,20</text:p>
          </table:table-cell>
          <table:table-cell table:style-name="ce21" table:formula="of:=IF(ISNA(VLOOKUP([.E1342];[Entrada.$A$8:.$B$1605];2;0)) = 1; 0;VLOOKUP([.E1342];[Entrada.$A$8:.$B$1605];2;0))" office:value-type="float" office:value="0">
            <text:p>0</text:p>
          </table:table-cell>
          <table:table-cell table:formula="of:=IF(ISNA(VLOOKUP([.E1342];[Entrada.$A$8:.$D$1605];4;0)) = 1; 0;VLOOKUP([.E1342];[Entrada.$A$8:.$D$1605];4;0))" office:value-type="float" office:value="0">
            <text:p>0</text:p>
          </table:table-cell>
          <table:table-cell table:number-columns-repeated="6"/>
          <table:table-cell table:style-name="ce29" table:formula="of:=[.C13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2];[Entrada.$A$8:.$C$1606];3;0)) = 1; 0;VLOOKUP([.E1342];[Entrada.$A$8:.$C$1606];3;0)*[.C13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1</text:p>
          </table:table-cell>
          <table:table-cell table:number-columns-repeated="2"/>
          <table:table-cell/>
          <table:table-cell table:style-name="ce12" office:value-type="string">
            <text:p>34,21</text:p>
          </table:table-cell>
          <table:table-cell table:style-name="ce21" table:formula="of:=IF(ISNA(VLOOKUP([.E1343];[Entrada.$A$8:.$B$1605];2;0)) = 1; 0;VLOOKUP([.E1343];[Entrada.$A$8:.$B$1605];2;0))" office:value-type="float" office:value="0">
            <text:p>0</text:p>
          </table:table-cell>
          <table:table-cell table:formula="of:=IF(ISNA(VLOOKUP([.E1343];[Entrada.$A$8:.$D$1605];4;0)) = 1; 0;VLOOKUP([.E1343];[Entrada.$A$8:.$D$1605];4;0))" office:value-type="float" office:value="0">
            <text:p>0</text:p>
          </table:table-cell>
          <table:table-cell table:number-columns-repeated="6"/>
          <table:table-cell table:style-name="ce29" table:formula="of:=[.C13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3];[Entrada.$A$8:.$C$1606];3;0)) = 1; 0;VLOOKUP([.E1343];[Entrada.$A$8:.$C$1606];3;0)*[.C13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2</text:p>
          </table:table-cell>
          <table:table-cell table:number-columns-repeated="2"/>
          <table:table-cell/>
          <table:table-cell table:style-name="ce12" office:value-type="string">
            <text:p>34,22</text:p>
          </table:table-cell>
          <table:table-cell table:style-name="ce21" table:formula="of:=IF(ISNA(VLOOKUP([.E1344];[Entrada.$A$8:.$B$1605];2;0)) = 1; 0;VLOOKUP([.E1344];[Entrada.$A$8:.$B$1605];2;0))" office:value-type="float" office:value="0">
            <text:p>0</text:p>
          </table:table-cell>
          <table:table-cell table:formula="of:=IF(ISNA(VLOOKUP([.E1344];[Entrada.$A$8:.$D$1605];4;0)) = 1; 0;VLOOKUP([.E1344];[Entrada.$A$8:.$D$1605];4;0))" office:value-type="float" office:value="0">
            <text:p>0</text:p>
          </table:table-cell>
          <table:table-cell table:number-columns-repeated="6"/>
          <table:table-cell table:style-name="ce29" table:formula="of:=[.C13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4];[Entrada.$A$8:.$C$1606];3;0)) = 1; 0;VLOOKUP([.E1344];[Entrada.$A$8:.$C$1606];3;0)*[.C13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3</text:p>
          </table:table-cell>
          <table:table-cell table:number-columns-repeated="2"/>
          <table:table-cell/>
          <table:table-cell table:style-name="ce12" office:value-type="string">
            <text:p>34,23</text:p>
          </table:table-cell>
          <table:table-cell table:style-name="ce21" table:formula="of:=IF(ISNA(VLOOKUP([.E1345];[Entrada.$A$8:.$B$1605];2;0)) = 1; 0;VLOOKUP([.E1345];[Entrada.$A$8:.$B$1605];2;0))" office:value-type="float" office:value="0">
            <text:p>0</text:p>
          </table:table-cell>
          <table:table-cell table:formula="of:=IF(ISNA(VLOOKUP([.E1345];[Entrada.$A$8:.$D$1605];4;0)) = 1; 0;VLOOKUP([.E1345];[Entrada.$A$8:.$D$1605];4;0))" office:value-type="float" office:value="0">
            <text:p>0</text:p>
          </table:table-cell>
          <table:table-cell table:number-columns-repeated="6"/>
          <table:table-cell table:style-name="ce29" table:formula="of:=[.C13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5];[Entrada.$A$8:.$C$1606];3;0)) = 1; 0;VLOOKUP([.E1345];[Entrada.$A$8:.$C$1606];3;0)*[.C13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4</text:p>
          </table:table-cell>
          <table:table-cell table:number-columns-repeated="2"/>
          <table:table-cell/>
          <table:table-cell table:style-name="ce12" office:value-type="string">
            <text:p>34,24</text:p>
          </table:table-cell>
          <table:table-cell table:style-name="ce21" table:formula="of:=IF(ISNA(VLOOKUP([.E1346];[Entrada.$A$8:.$B$1605];2;0)) = 1; 0;VLOOKUP([.E1346];[Entrada.$A$8:.$B$1605];2;0))" office:value-type="float" office:value="0">
            <text:p>0</text:p>
          </table:table-cell>
          <table:table-cell table:formula="of:=IF(ISNA(VLOOKUP([.E1346];[Entrada.$A$8:.$D$1605];4;0)) = 1; 0;VLOOKUP([.E1346];[Entrada.$A$8:.$D$1605];4;0))" office:value-type="float" office:value="0">
            <text:p>0</text:p>
          </table:table-cell>
          <table:table-cell table:number-columns-repeated="6"/>
          <table:table-cell table:style-name="ce29" table:formula="of:=[.C13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6];[Entrada.$A$8:.$C$1606];3;0)) = 1; 0;VLOOKUP([.E1346];[Entrada.$A$8:.$C$1606];3;0)*[.C13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5</text:p>
          </table:table-cell>
          <table:table-cell table:number-columns-repeated="2"/>
          <table:table-cell/>
          <table:table-cell table:style-name="ce12" office:value-type="string">
            <text:p>34,25</text:p>
          </table:table-cell>
          <table:table-cell table:style-name="ce21" table:formula="of:=IF(ISNA(VLOOKUP([.E1347];[Entrada.$A$8:.$B$1605];2;0)) = 1; 0;VLOOKUP([.E1347];[Entrada.$A$8:.$B$1605];2;0))" office:value-type="float" office:value="0">
            <text:p>0</text:p>
          </table:table-cell>
          <table:table-cell table:formula="of:=IF(ISNA(VLOOKUP([.E1347];[Entrada.$A$8:.$D$1605];4;0)) = 1; 0;VLOOKUP([.E1347];[Entrada.$A$8:.$D$1605];4;0))" office:value-type="float" office:value="0">
            <text:p>0</text:p>
          </table:table-cell>
          <table:table-cell table:number-columns-repeated="6"/>
          <table:table-cell table:style-name="ce29" table:formula="of:=[.C13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7];[Entrada.$A$8:.$C$1606];3;0)) = 1; 0;VLOOKUP([.E1347];[Entrada.$A$8:.$C$1606];3;0)*[.C13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6</text:p>
          </table:table-cell>
          <table:table-cell table:number-columns-repeated="2"/>
          <table:table-cell/>
          <table:table-cell table:style-name="ce12" office:value-type="string">
            <text:p>34,26</text:p>
          </table:table-cell>
          <table:table-cell table:style-name="ce21" table:formula="of:=IF(ISNA(VLOOKUP([.E1348];[Entrada.$A$8:.$B$1605];2;0)) = 1; 0;VLOOKUP([.E1348];[Entrada.$A$8:.$B$1605];2;0))" office:value-type="float" office:value="0">
            <text:p>0</text:p>
          </table:table-cell>
          <table:table-cell table:formula="of:=IF(ISNA(VLOOKUP([.E1348];[Entrada.$A$8:.$D$1605];4;0)) = 1; 0;VLOOKUP([.E1348];[Entrada.$A$8:.$D$1605];4;0))" office:value-type="float" office:value="0">
            <text:p>0</text:p>
          </table:table-cell>
          <table:table-cell table:number-columns-repeated="6"/>
          <table:table-cell table:style-name="ce29" table:formula="of:=[.C13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8];[Entrada.$A$8:.$C$1606];3;0)) = 1; 0;VLOOKUP([.E1348];[Entrada.$A$8:.$C$1606];3;0)*[.C13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7</text:p>
          </table:table-cell>
          <table:table-cell table:number-columns-repeated="2"/>
          <table:table-cell/>
          <table:table-cell table:style-name="ce12" office:value-type="string">
            <text:p>34,27</text:p>
          </table:table-cell>
          <table:table-cell table:style-name="ce21" table:formula="of:=IF(ISNA(VLOOKUP([.E1349];[Entrada.$A$8:.$B$1605];2;0)) = 1; 0;VLOOKUP([.E1349];[Entrada.$A$8:.$B$1605];2;0))" office:value-type="float" office:value="0">
            <text:p>0</text:p>
          </table:table-cell>
          <table:table-cell table:formula="of:=IF(ISNA(VLOOKUP([.E1349];[Entrada.$A$8:.$D$1605];4;0)) = 1; 0;VLOOKUP([.E1349];[Entrada.$A$8:.$D$1605];4;0))" office:value-type="float" office:value="0">
            <text:p>0</text:p>
          </table:table-cell>
          <table:table-cell table:number-columns-repeated="6"/>
          <table:table-cell table:style-name="ce29" table:formula="of:=[.C13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49];[Entrada.$A$8:.$C$1606];3;0)) = 1; 0;VLOOKUP([.E1349];[Entrada.$A$8:.$C$1606];3;0)*[.C13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8</text:p>
          </table:table-cell>
          <table:table-cell table:number-columns-repeated="2"/>
          <table:table-cell/>
          <table:table-cell table:style-name="ce12" office:value-type="string">
            <text:p>34,28</text:p>
          </table:table-cell>
          <table:table-cell table:style-name="ce21" table:formula="of:=IF(ISNA(VLOOKUP([.E1350];[Entrada.$A$8:.$B$1605];2;0)) = 1; 0;VLOOKUP([.E1350];[Entrada.$A$8:.$B$1605];2;0))" office:value-type="float" office:value="0">
            <text:p>0</text:p>
          </table:table-cell>
          <table:table-cell table:formula="of:=IF(ISNA(VLOOKUP([.E1350];[Entrada.$A$8:.$D$1605];4;0)) = 1; 0;VLOOKUP([.E1350];[Entrada.$A$8:.$D$1605];4;0))" office:value-type="float" office:value="0">
            <text:p>0</text:p>
          </table:table-cell>
          <table:table-cell table:number-columns-repeated="6"/>
          <table:table-cell table:style-name="ce29" table:formula="of:=[.C13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0];[Entrada.$A$8:.$C$1606];3;0)) = 1; 0;VLOOKUP([.E1350];[Entrada.$A$8:.$C$1606];3;0)*[.C13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29</text:p>
          </table:table-cell>
          <table:table-cell table:number-columns-repeated="2"/>
          <table:table-cell/>
          <table:table-cell table:style-name="ce12" office:value-type="string">
            <text:p>34,29</text:p>
          </table:table-cell>
          <table:table-cell table:style-name="ce21" table:formula="of:=IF(ISNA(VLOOKUP([.E1351];[Entrada.$A$8:.$B$1605];2;0)) = 1; 0;VLOOKUP([.E1351];[Entrada.$A$8:.$B$1605];2;0))" office:value-type="float" office:value="0">
            <text:p>0</text:p>
          </table:table-cell>
          <table:table-cell table:formula="of:=IF(ISNA(VLOOKUP([.E1351];[Entrada.$A$8:.$D$1605];4;0)) = 1; 0;VLOOKUP([.E1351];[Entrada.$A$8:.$D$1605];4;0))" office:value-type="float" office:value="0">
            <text:p>0</text:p>
          </table:table-cell>
          <table:table-cell table:number-columns-repeated="6"/>
          <table:table-cell table:style-name="ce29" table:formula="of:=[.C13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1];[Entrada.$A$8:.$C$1606];3;0)) = 1; 0;VLOOKUP([.E1351];[Entrada.$A$8:.$C$1606];3;0)*[.C13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0</text:p>
          </table:table-cell>
          <table:table-cell table:number-columns-repeated="2"/>
          <table:table-cell/>
          <table:table-cell table:style-name="ce12" office:value-type="string">
            <text:p>34,30</text:p>
          </table:table-cell>
          <table:table-cell table:style-name="ce21" table:formula="of:=IF(ISNA(VLOOKUP([.E1352];[Entrada.$A$8:.$B$1605];2;0)) = 1; 0;VLOOKUP([.E1352];[Entrada.$A$8:.$B$1605];2;0))" office:value-type="float" office:value="0">
            <text:p>0</text:p>
          </table:table-cell>
          <table:table-cell table:formula="of:=IF(ISNA(VLOOKUP([.E1352];[Entrada.$A$8:.$D$1605];4;0)) = 1; 0;VLOOKUP([.E1352];[Entrada.$A$8:.$D$1605];4;0))" office:value-type="float" office:value="0">
            <text:p>0</text:p>
          </table:table-cell>
          <table:table-cell table:number-columns-repeated="6"/>
          <table:table-cell table:style-name="ce29" table:formula="of:=[.C13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2];[Entrada.$A$8:.$C$1606];3;0)) = 1; 0;VLOOKUP([.E1352];[Entrada.$A$8:.$C$1606];3;0)*[.C13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1</text:p>
          </table:table-cell>
          <table:table-cell table:number-columns-repeated="2"/>
          <table:table-cell/>
          <table:table-cell table:style-name="ce12" office:value-type="string">
            <text:p>34,31</text:p>
          </table:table-cell>
          <table:table-cell table:style-name="ce21" table:formula="of:=IF(ISNA(VLOOKUP([.E1353];[Entrada.$A$8:.$B$1605];2;0)) = 1; 0;VLOOKUP([.E1353];[Entrada.$A$8:.$B$1605];2;0))" office:value-type="float" office:value="0">
            <text:p>0</text:p>
          </table:table-cell>
          <table:table-cell table:formula="of:=IF(ISNA(VLOOKUP([.E1353];[Entrada.$A$8:.$D$1605];4;0)) = 1; 0;VLOOKUP([.E1353];[Entrada.$A$8:.$D$1605];4;0))" office:value-type="float" office:value="0">
            <text:p>0</text:p>
          </table:table-cell>
          <table:table-cell table:number-columns-repeated="6"/>
          <table:table-cell table:style-name="ce29" table:formula="of:=[.C13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3];[Entrada.$A$8:.$C$1606];3;0)) = 1; 0;VLOOKUP([.E1353];[Entrada.$A$8:.$C$1606];3;0)*[.C13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2</text:p>
          </table:table-cell>
          <table:table-cell table:number-columns-repeated="2"/>
          <table:table-cell/>
          <table:table-cell table:style-name="ce12" office:value-type="string">
            <text:p>34,32</text:p>
          </table:table-cell>
          <table:table-cell table:style-name="ce21" table:formula="of:=IF(ISNA(VLOOKUP([.E1354];[Entrada.$A$8:.$B$1605];2;0)) = 1; 0;VLOOKUP([.E1354];[Entrada.$A$8:.$B$1605];2;0))" office:value-type="float" office:value="0">
            <text:p>0</text:p>
          </table:table-cell>
          <table:table-cell table:formula="of:=IF(ISNA(VLOOKUP([.E1354];[Entrada.$A$8:.$D$1605];4;0)) = 1; 0;VLOOKUP([.E1354];[Entrada.$A$8:.$D$1605];4;0))" office:value-type="float" office:value="0">
            <text:p>0</text:p>
          </table:table-cell>
          <table:table-cell table:number-columns-repeated="6"/>
          <table:table-cell table:style-name="ce29" table:formula="of:=[.C13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4];[Entrada.$A$8:.$C$1606];3;0)) = 1; 0;VLOOKUP([.E1354];[Entrada.$A$8:.$C$1606];3;0)*[.C13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3</text:p>
          </table:table-cell>
          <table:table-cell table:number-columns-repeated="2"/>
          <table:table-cell/>
          <table:table-cell table:style-name="ce12" office:value-type="string">
            <text:p>34,33</text:p>
          </table:table-cell>
          <table:table-cell table:style-name="ce21" table:formula="of:=IF(ISNA(VLOOKUP([.E1355];[Entrada.$A$8:.$B$1605];2;0)) = 1; 0;VLOOKUP([.E1355];[Entrada.$A$8:.$B$1605];2;0))" office:value-type="float" office:value="0">
            <text:p>0</text:p>
          </table:table-cell>
          <table:table-cell table:formula="of:=IF(ISNA(VLOOKUP([.E1355];[Entrada.$A$8:.$D$1605];4;0)) = 1; 0;VLOOKUP([.E1355];[Entrada.$A$8:.$D$1605];4;0))" office:value-type="float" office:value="0">
            <text:p>0</text:p>
          </table:table-cell>
          <table:table-cell table:number-columns-repeated="6"/>
          <table:table-cell table:style-name="ce29" table:formula="of:=[.C13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5];[Entrada.$A$8:.$C$1606];3;0)) = 1; 0;VLOOKUP([.E1355];[Entrada.$A$8:.$C$1606];3;0)*[.C13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4</text:p>
          </table:table-cell>
          <table:table-cell table:number-columns-repeated="2"/>
          <table:table-cell/>
          <table:table-cell table:style-name="ce12" office:value-type="string">
            <text:p>34,34</text:p>
          </table:table-cell>
          <table:table-cell table:style-name="ce21" table:formula="of:=IF(ISNA(VLOOKUP([.E1356];[Entrada.$A$8:.$B$1605];2;0)) = 1; 0;VLOOKUP([.E1356];[Entrada.$A$8:.$B$1605];2;0))" office:value-type="float" office:value="0">
            <text:p>0</text:p>
          </table:table-cell>
          <table:table-cell table:formula="of:=IF(ISNA(VLOOKUP([.E1356];[Entrada.$A$8:.$D$1605];4;0)) = 1; 0;VLOOKUP([.E1356];[Entrada.$A$8:.$D$1605];4;0))" office:value-type="float" office:value="0">
            <text:p>0</text:p>
          </table:table-cell>
          <table:table-cell table:number-columns-repeated="6"/>
          <table:table-cell table:style-name="ce29" table:formula="of:=[.C13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6];[Entrada.$A$8:.$C$1606];3;0)) = 1; 0;VLOOKUP([.E1356];[Entrada.$A$8:.$C$1606];3;0)*[.C13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5</text:p>
          </table:table-cell>
          <table:table-cell table:number-columns-repeated="2"/>
          <table:table-cell/>
          <table:table-cell table:style-name="ce12" office:value-type="string">
            <text:p>34,35</text:p>
          </table:table-cell>
          <table:table-cell table:style-name="ce21" table:formula="of:=IF(ISNA(VLOOKUP([.E1357];[Entrada.$A$8:.$B$1605];2;0)) = 1; 0;VLOOKUP([.E1357];[Entrada.$A$8:.$B$1605];2;0))" office:value-type="float" office:value="0">
            <text:p>0</text:p>
          </table:table-cell>
          <table:table-cell table:formula="of:=IF(ISNA(VLOOKUP([.E1357];[Entrada.$A$8:.$D$1605];4;0)) = 1; 0;VLOOKUP([.E1357];[Entrada.$A$8:.$D$1605];4;0))" office:value-type="float" office:value="0">
            <text:p>0</text:p>
          </table:table-cell>
          <table:table-cell table:number-columns-repeated="6"/>
          <table:table-cell table:style-name="ce29" table:formula="of:=[.C13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7];[Entrada.$A$8:.$C$1606];3;0)) = 1; 0;VLOOKUP([.E1357];[Entrada.$A$8:.$C$1606];3;0)*[.C13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6</text:p>
          </table:table-cell>
          <table:table-cell table:number-columns-repeated="2"/>
          <table:table-cell/>
          <table:table-cell table:style-name="ce12" office:value-type="string">
            <text:p>34,36</text:p>
          </table:table-cell>
          <table:table-cell table:style-name="ce21" table:formula="of:=IF(ISNA(VLOOKUP([.E1358];[Entrada.$A$8:.$B$1605];2;0)) = 1; 0;VLOOKUP([.E1358];[Entrada.$A$8:.$B$1605];2;0))" office:value-type="float" office:value="0">
            <text:p>0</text:p>
          </table:table-cell>
          <table:table-cell table:formula="of:=IF(ISNA(VLOOKUP([.E1358];[Entrada.$A$8:.$D$1605];4;0)) = 1; 0;VLOOKUP([.E1358];[Entrada.$A$8:.$D$1605];4;0))" office:value-type="float" office:value="0">
            <text:p>0</text:p>
          </table:table-cell>
          <table:table-cell table:number-columns-repeated="6"/>
          <table:table-cell table:style-name="ce29" table:formula="of:=[.C13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8];[Entrada.$A$8:.$C$1606];3;0)) = 1; 0;VLOOKUP([.E1358];[Entrada.$A$8:.$C$1606];3;0)*[.C13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7</text:p>
          </table:table-cell>
          <table:table-cell table:number-columns-repeated="2"/>
          <table:table-cell/>
          <table:table-cell table:style-name="ce12" office:value-type="string">
            <text:p>34,37</text:p>
          </table:table-cell>
          <table:table-cell table:style-name="ce21" table:formula="of:=IF(ISNA(VLOOKUP([.E1359];[Entrada.$A$8:.$B$1605];2;0)) = 1; 0;VLOOKUP([.E1359];[Entrada.$A$8:.$B$1605];2;0))" office:value-type="float" office:value="0">
            <text:p>0</text:p>
          </table:table-cell>
          <table:table-cell table:formula="of:=IF(ISNA(VLOOKUP([.E1359];[Entrada.$A$8:.$D$1605];4;0)) = 1; 0;VLOOKUP([.E1359];[Entrada.$A$8:.$D$1605];4;0))" office:value-type="float" office:value="0">
            <text:p>0</text:p>
          </table:table-cell>
          <table:table-cell table:number-columns-repeated="6"/>
          <table:table-cell table:style-name="ce29" table:formula="of:=[.C13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59];[Entrada.$A$8:.$C$1606];3;0)) = 1; 0;VLOOKUP([.E1359];[Entrada.$A$8:.$C$1606];3;0)*[.C13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8</text:p>
          </table:table-cell>
          <table:table-cell table:number-columns-repeated="2"/>
          <table:table-cell/>
          <table:table-cell table:style-name="ce12" office:value-type="string">
            <text:p>34,38</text:p>
          </table:table-cell>
          <table:table-cell table:style-name="ce21" table:formula="of:=IF(ISNA(VLOOKUP([.E1360];[Entrada.$A$8:.$B$1605];2;0)) = 1; 0;VLOOKUP([.E1360];[Entrada.$A$8:.$B$1605];2;0))" office:value-type="float" office:value="0">
            <text:p>0</text:p>
          </table:table-cell>
          <table:table-cell table:formula="of:=IF(ISNA(VLOOKUP([.E1360];[Entrada.$A$8:.$D$1605];4;0)) = 1; 0;VLOOKUP([.E1360];[Entrada.$A$8:.$D$1605];4;0))" office:value-type="float" office:value="0">
            <text:p>0</text:p>
          </table:table-cell>
          <table:table-cell table:number-columns-repeated="6"/>
          <table:table-cell table:style-name="ce29" table:formula="of:=[.C13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0];[Entrada.$A$8:.$C$1606];3;0)) = 1; 0;VLOOKUP([.E1360];[Entrada.$A$8:.$C$1606];3;0)*[.C13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39</text:p>
          </table:table-cell>
          <table:table-cell table:number-columns-repeated="2"/>
          <table:table-cell/>
          <table:table-cell table:style-name="ce12" office:value-type="string">
            <text:p>34,39</text:p>
          </table:table-cell>
          <table:table-cell table:style-name="ce21" table:formula="of:=IF(ISNA(VLOOKUP([.E1361];[Entrada.$A$8:.$B$1605];2;0)) = 1; 0;VLOOKUP([.E1361];[Entrada.$A$8:.$B$1605];2;0))" office:value-type="float" office:value="0">
            <text:p>0</text:p>
          </table:table-cell>
          <table:table-cell table:formula="of:=IF(ISNA(VLOOKUP([.E1361];[Entrada.$A$8:.$D$1605];4;0)) = 1; 0;VLOOKUP([.E1361];[Entrada.$A$8:.$D$1605];4;0))" office:value-type="float" office:value="0">
            <text:p>0</text:p>
          </table:table-cell>
          <table:table-cell table:number-columns-repeated="6"/>
          <table:table-cell table:style-name="ce29" table:formula="of:=[.C13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1];[Entrada.$A$8:.$C$1606];3;0)) = 1; 0;VLOOKUP([.E1361];[Entrada.$A$8:.$C$1606];3;0)*[.C13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4,40</text:p>
          </table:table-cell>
          <table:table-cell table:number-columns-repeated="2"/>
          <table:table-cell/>
          <table:table-cell table:style-name="ce12" office:value-type="string">
            <text:p>34,40</text:p>
          </table:table-cell>
          <table:table-cell table:style-name="ce21" table:formula="of:=IF(ISNA(VLOOKUP([.E1362];[Entrada.$A$8:.$B$1605];2;0)) = 1; 0;VLOOKUP([.E1362];[Entrada.$A$8:.$B$1605];2;0))" office:value-type="float" office:value="0">
            <text:p>0</text:p>
          </table:table-cell>
          <table:table-cell table:formula="of:=IF(ISNA(VLOOKUP([.E1362];[Entrada.$A$8:.$D$1605];4;0)) = 1; 0;VLOOKUP([.E1362];[Entrada.$A$8:.$D$1605];4;0))" office:value-type="float" office:value="0">
            <text:p>0</text:p>
          </table:table-cell>
          <table:table-cell table:number-columns-repeated="6"/>
          <table:table-cell table:style-name="ce29" table:formula="of:=[.C13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2];[Entrada.$A$8:.$C$1606];3;0)) = 1; 0;VLOOKUP([.E1362];[Entrada.$A$8:.$C$1606];3;0)*[.C13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</text:p>
          </table:table-cell>
          <table:table-cell table:number-columns-repeated="2"/>
          <table:table-cell/>
          <table:table-cell table:style-name="ce12" office:value-type="string">
            <text:p>35,1</text:p>
          </table:table-cell>
          <table:table-cell table:style-name="ce21" table:formula="of:=IF(ISNA(VLOOKUP([.E1363];[Entrada.$A$8:.$B$1605];2;0)) = 1; 0;VLOOKUP([.E1363];[Entrada.$A$8:.$B$1605];2;0))" office:value-type="float" office:value="0">
            <text:p>0</text:p>
          </table:table-cell>
          <table:table-cell table:formula="of:=IF(ISNA(VLOOKUP([.E1363];[Entrada.$A$8:.$D$1605];4;0)) = 1; 0;VLOOKUP([.E1363];[Entrada.$A$8:.$D$1605];4;0))" office:value-type="float" office:value="0">
            <text:p>0</text:p>
          </table:table-cell>
          <table:table-cell table:number-columns-repeated="6"/>
          <table:table-cell table:style-name="ce29" table:formula="of:=[.C13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3];[Entrada.$A$8:.$C$1606];3;0)) = 1; 0;VLOOKUP([.E1363];[Entrada.$A$8:.$C$1606];3;0)*[.C13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</text:p>
          </table:table-cell>
          <table:table-cell table:number-columns-repeated="2"/>
          <table:table-cell/>
          <table:table-cell table:style-name="ce12" office:value-type="string">
            <text:p>35,2</text:p>
          </table:table-cell>
          <table:table-cell table:style-name="ce21" table:formula="of:=IF(ISNA(VLOOKUP([.E1364];[Entrada.$A$8:.$B$1605];2;0)) = 1; 0;VLOOKUP([.E1364];[Entrada.$A$8:.$B$1605];2;0))" office:value-type="float" office:value="0">
            <text:p>0</text:p>
          </table:table-cell>
          <table:table-cell table:formula="of:=IF(ISNA(VLOOKUP([.E1364];[Entrada.$A$8:.$D$1605];4;0)) = 1; 0;VLOOKUP([.E1364];[Entrada.$A$8:.$D$1605];4;0))" office:value-type="float" office:value="0">
            <text:p>0</text:p>
          </table:table-cell>
          <table:table-cell table:number-columns-repeated="6"/>
          <table:table-cell table:style-name="ce29" table:formula="of:=[.C13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4];[Entrada.$A$8:.$C$1606];3;0)) = 1; 0;VLOOKUP([.E1364];[Entrada.$A$8:.$C$1606];3;0)*[.C13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</text:p>
          </table:table-cell>
          <table:table-cell table:number-columns-repeated="2"/>
          <table:table-cell/>
          <table:table-cell table:style-name="ce12" office:value-type="string">
            <text:p>35,3</text:p>
          </table:table-cell>
          <table:table-cell table:style-name="ce21" table:formula="of:=IF(ISNA(VLOOKUP([.E1365];[Entrada.$A$8:.$B$1605];2;0)) = 1; 0;VLOOKUP([.E1365];[Entrada.$A$8:.$B$1605];2;0))" office:value-type="float" office:value="0">
            <text:p>0</text:p>
          </table:table-cell>
          <table:table-cell table:formula="of:=IF(ISNA(VLOOKUP([.E1365];[Entrada.$A$8:.$D$1605];4;0)) = 1; 0;VLOOKUP([.E1365];[Entrada.$A$8:.$D$1605];4;0))" office:value-type="float" office:value="0">
            <text:p>0</text:p>
          </table:table-cell>
          <table:table-cell table:number-columns-repeated="6"/>
          <table:table-cell table:style-name="ce29" table:formula="of:=[.C13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5];[Entrada.$A$8:.$C$1606];3;0)) = 1; 0;VLOOKUP([.E1365];[Entrada.$A$8:.$C$1606];3;0)*[.C13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4</text:p>
          </table:table-cell>
          <table:table-cell table:number-columns-repeated="2"/>
          <table:table-cell/>
          <table:table-cell table:style-name="ce12" office:value-type="string">
            <text:p>35,4</text:p>
          </table:table-cell>
          <table:table-cell table:style-name="ce21" table:formula="of:=IF(ISNA(VLOOKUP([.E1366];[Entrada.$A$8:.$B$1605];2;0)) = 1; 0;VLOOKUP([.E1366];[Entrada.$A$8:.$B$1605];2;0))" office:value-type="float" office:value="0">
            <text:p>0</text:p>
          </table:table-cell>
          <table:table-cell table:formula="of:=IF(ISNA(VLOOKUP([.E1366];[Entrada.$A$8:.$D$1605];4;0)) = 1; 0;VLOOKUP([.E1366];[Entrada.$A$8:.$D$1605];4;0))" office:value-type="float" office:value="0">
            <text:p>0</text:p>
          </table:table-cell>
          <table:table-cell table:number-columns-repeated="6"/>
          <table:table-cell table:style-name="ce29" table:formula="of:=[.C13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6];[Entrada.$A$8:.$C$1606];3;0)) = 1; 0;VLOOKUP([.E1366];[Entrada.$A$8:.$C$1606];3;0)*[.C13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5</text:p>
          </table:table-cell>
          <table:table-cell table:number-columns-repeated="2"/>
          <table:table-cell/>
          <table:table-cell table:style-name="ce12" office:value-type="string">
            <text:p>35,5</text:p>
          </table:table-cell>
          <table:table-cell table:style-name="ce21" table:formula="of:=IF(ISNA(VLOOKUP([.E1367];[Entrada.$A$8:.$B$1605];2;0)) = 1; 0;VLOOKUP([.E1367];[Entrada.$A$8:.$B$1605];2;0))" office:value-type="float" office:value="0">
            <text:p>0</text:p>
          </table:table-cell>
          <table:table-cell table:formula="of:=IF(ISNA(VLOOKUP([.E1367];[Entrada.$A$8:.$D$1605];4;0)) = 1; 0;VLOOKUP([.E1367];[Entrada.$A$8:.$D$1605];4;0))" office:value-type="float" office:value="0">
            <text:p>0</text:p>
          </table:table-cell>
          <table:table-cell table:number-columns-repeated="6"/>
          <table:table-cell table:style-name="ce29" table:formula="of:=[.C13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7];[Entrada.$A$8:.$C$1606];3;0)) = 1; 0;VLOOKUP([.E1367];[Entrada.$A$8:.$C$1606];3;0)*[.C13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6</text:p>
          </table:table-cell>
          <table:table-cell table:number-columns-repeated="2"/>
          <table:table-cell/>
          <table:table-cell table:style-name="ce12" office:value-type="string">
            <text:p>35,6</text:p>
          </table:table-cell>
          <table:table-cell table:style-name="ce21" table:formula="of:=IF(ISNA(VLOOKUP([.E1368];[Entrada.$A$8:.$B$1605];2;0)) = 1; 0;VLOOKUP([.E1368];[Entrada.$A$8:.$B$1605];2;0))" office:value-type="float" office:value="0">
            <text:p>0</text:p>
          </table:table-cell>
          <table:table-cell table:formula="of:=IF(ISNA(VLOOKUP([.E1368];[Entrada.$A$8:.$D$1605];4;0)) = 1; 0;VLOOKUP([.E1368];[Entrada.$A$8:.$D$1605];4;0))" office:value-type="float" office:value="0">
            <text:p>0</text:p>
          </table:table-cell>
          <table:table-cell table:number-columns-repeated="6"/>
          <table:table-cell table:style-name="ce29" table:formula="of:=[.C13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8];[Entrada.$A$8:.$C$1606];3;0)) = 1; 0;VLOOKUP([.E1368];[Entrada.$A$8:.$C$1606];3;0)*[.C13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7</text:p>
          </table:table-cell>
          <table:table-cell table:number-columns-repeated="2"/>
          <table:table-cell/>
          <table:table-cell table:style-name="ce12" office:value-type="string">
            <text:p>35,7</text:p>
          </table:table-cell>
          <table:table-cell table:style-name="ce21" table:formula="of:=IF(ISNA(VLOOKUP([.E1369];[Entrada.$A$8:.$B$1605];2;0)) = 1; 0;VLOOKUP([.E1369];[Entrada.$A$8:.$B$1605];2;0))" office:value-type="float" office:value="0">
            <text:p>0</text:p>
          </table:table-cell>
          <table:table-cell table:formula="of:=IF(ISNA(VLOOKUP([.E1369];[Entrada.$A$8:.$D$1605];4;0)) = 1; 0;VLOOKUP([.E1369];[Entrada.$A$8:.$D$1605];4;0))" office:value-type="float" office:value="0">
            <text:p>0</text:p>
          </table:table-cell>
          <table:table-cell table:number-columns-repeated="6"/>
          <table:table-cell table:style-name="ce29" table:formula="of:=[.C13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69];[Entrada.$A$8:.$C$1606];3;0)) = 1; 0;VLOOKUP([.E1369];[Entrada.$A$8:.$C$1606];3;0)*[.C13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8</text:p>
          </table:table-cell>
          <table:table-cell table:number-columns-repeated="2"/>
          <table:table-cell/>
          <table:table-cell table:style-name="ce12" office:value-type="string">
            <text:p>35,8</text:p>
          </table:table-cell>
          <table:table-cell table:style-name="ce21" table:formula="of:=IF(ISNA(VLOOKUP([.E1370];[Entrada.$A$8:.$B$1605];2;0)) = 1; 0;VLOOKUP([.E1370];[Entrada.$A$8:.$B$1605];2;0))" office:value-type="float" office:value="0">
            <text:p>0</text:p>
          </table:table-cell>
          <table:table-cell table:formula="of:=IF(ISNA(VLOOKUP([.E1370];[Entrada.$A$8:.$D$1605];4;0)) = 1; 0;VLOOKUP([.E1370];[Entrada.$A$8:.$D$1605];4;0))" office:value-type="float" office:value="0">
            <text:p>0</text:p>
          </table:table-cell>
          <table:table-cell table:number-columns-repeated="6"/>
          <table:table-cell table:style-name="ce29" table:formula="of:=[.C13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0];[Entrada.$A$8:.$C$1606];3;0)) = 1; 0;VLOOKUP([.E1370];[Entrada.$A$8:.$C$1606];3;0)*[.C13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9</text:p>
          </table:table-cell>
          <table:table-cell table:number-columns-repeated="2"/>
          <table:table-cell/>
          <table:table-cell table:style-name="ce12" office:value-type="string">
            <text:p>35,9</text:p>
          </table:table-cell>
          <table:table-cell table:style-name="ce21" table:formula="of:=IF(ISNA(VLOOKUP([.E1371];[Entrada.$A$8:.$B$1605];2;0)) = 1; 0;VLOOKUP([.E1371];[Entrada.$A$8:.$B$1605];2;0))" office:value-type="float" office:value="0">
            <text:p>0</text:p>
          </table:table-cell>
          <table:table-cell table:formula="of:=IF(ISNA(VLOOKUP([.E1371];[Entrada.$A$8:.$D$1605];4;0)) = 1; 0;VLOOKUP([.E1371];[Entrada.$A$8:.$D$1605];4;0))" office:value-type="float" office:value="0">
            <text:p>0</text:p>
          </table:table-cell>
          <table:table-cell table:number-columns-repeated="6"/>
          <table:table-cell table:style-name="ce29" table:formula="of:=[.C13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1];[Entrada.$A$8:.$C$1606];3;0)) = 1; 0;VLOOKUP([.E1371];[Entrada.$A$8:.$C$1606];3;0)*[.C13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0</text:p>
          </table:table-cell>
          <table:table-cell table:number-columns-repeated="2"/>
          <table:table-cell/>
          <table:table-cell table:style-name="ce12" office:value-type="string">
            <text:p>35,10</text:p>
          </table:table-cell>
          <table:table-cell table:style-name="ce21" table:formula="of:=IF(ISNA(VLOOKUP([.E1372];[Entrada.$A$8:.$B$1605];2;0)) = 1; 0;VLOOKUP([.E1372];[Entrada.$A$8:.$B$1605];2;0))" office:value-type="float" office:value="0">
            <text:p>0</text:p>
          </table:table-cell>
          <table:table-cell table:formula="of:=IF(ISNA(VLOOKUP([.E1372];[Entrada.$A$8:.$D$1605];4;0)) = 1; 0;VLOOKUP([.E1372];[Entrada.$A$8:.$D$1605];4;0))" office:value-type="float" office:value="0">
            <text:p>0</text:p>
          </table:table-cell>
          <table:table-cell table:number-columns-repeated="6"/>
          <table:table-cell table:style-name="ce29" table:formula="of:=[.C13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2];[Entrada.$A$8:.$C$1606];3;0)) = 1; 0;VLOOKUP([.E1372];[Entrada.$A$8:.$C$1606];3;0)*[.C13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1</text:p>
          </table:table-cell>
          <table:table-cell table:number-columns-repeated="2"/>
          <table:table-cell/>
          <table:table-cell table:style-name="ce12" office:value-type="string">
            <text:p>35,11</text:p>
          </table:table-cell>
          <table:table-cell table:style-name="ce21" table:formula="of:=IF(ISNA(VLOOKUP([.E1373];[Entrada.$A$8:.$B$1605];2;0)) = 1; 0;VLOOKUP([.E1373];[Entrada.$A$8:.$B$1605];2;0))" office:value-type="float" office:value="0">
            <text:p>0</text:p>
          </table:table-cell>
          <table:table-cell table:formula="of:=IF(ISNA(VLOOKUP([.E1373];[Entrada.$A$8:.$D$1605];4;0)) = 1; 0;VLOOKUP([.E1373];[Entrada.$A$8:.$D$1605];4;0))" office:value-type="float" office:value="0">
            <text:p>0</text:p>
          </table:table-cell>
          <table:table-cell table:number-columns-repeated="6"/>
          <table:table-cell table:style-name="ce29" table:formula="of:=[.C13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3];[Entrada.$A$8:.$C$1606];3;0)) = 1; 0;VLOOKUP([.E1373];[Entrada.$A$8:.$C$1606];3;0)*[.C13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2</text:p>
          </table:table-cell>
          <table:table-cell table:number-columns-repeated="2"/>
          <table:table-cell/>
          <table:table-cell table:style-name="ce12" office:value-type="string">
            <text:p>35,12</text:p>
          </table:table-cell>
          <table:table-cell table:style-name="ce21" table:formula="of:=IF(ISNA(VLOOKUP([.E1374];[Entrada.$A$8:.$B$1605];2;0)) = 1; 0;VLOOKUP([.E1374];[Entrada.$A$8:.$B$1605];2;0))" office:value-type="float" office:value="0">
            <text:p>0</text:p>
          </table:table-cell>
          <table:table-cell table:formula="of:=IF(ISNA(VLOOKUP([.E1374];[Entrada.$A$8:.$D$1605];4;0)) = 1; 0;VLOOKUP([.E1374];[Entrada.$A$8:.$D$1605];4;0))" office:value-type="float" office:value="0">
            <text:p>0</text:p>
          </table:table-cell>
          <table:table-cell table:number-columns-repeated="6"/>
          <table:table-cell table:style-name="ce29" table:formula="of:=[.C13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4];[Entrada.$A$8:.$C$1606];3;0)) = 1; 0;VLOOKUP([.E1374];[Entrada.$A$8:.$C$1606];3;0)*[.C13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3</text:p>
          </table:table-cell>
          <table:table-cell table:number-columns-repeated="2"/>
          <table:table-cell/>
          <table:table-cell table:style-name="ce12" office:value-type="string">
            <text:p>35,13</text:p>
          </table:table-cell>
          <table:table-cell table:style-name="ce21" table:formula="of:=IF(ISNA(VLOOKUP([.E1375];[Entrada.$A$8:.$B$1605];2;0)) = 1; 0;VLOOKUP([.E1375];[Entrada.$A$8:.$B$1605];2;0))" office:value-type="float" office:value="0">
            <text:p>0</text:p>
          </table:table-cell>
          <table:table-cell table:formula="of:=IF(ISNA(VLOOKUP([.E1375];[Entrada.$A$8:.$D$1605];4;0)) = 1; 0;VLOOKUP([.E1375];[Entrada.$A$8:.$D$1605];4;0))" office:value-type="float" office:value="0">
            <text:p>0</text:p>
          </table:table-cell>
          <table:table-cell table:number-columns-repeated="6"/>
          <table:table-cell table:style-name="ce29" table:formula="of:=[.C13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5];[Entrada.$A$8:.$C$1606];3;0)) = 1; 0;VLOOKUP([.E1375];[Entrada.$A$8:.$C$1606];3;0)*[.C13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4</text:p>
          </table:table-cell>
          <table:table-cell table:number-columns-repeated="2"/>
          <table:table-cell/>
          <table:table-cell table:style-name="ce12" office:value-type="string">
            <text:p>35,14</text:p>
          </table:table-cell>
          <table:table-cell table:style-name="ce21" table:formula="of:=IF(ISNA(VLOOKUP([.E1376];[Entrada.$A$8:.$B$1605];2;0)) = 1; 0;VLOOKUP([.E1376];[Entrada.$A$8:.$B$1605];2;0))" office:value-type="float" office:value="0">
            <text:p>0</text:p>
          </table:table-cell>
          <table:table-cell table:formula="of:=IF(ISNA(VLOOKUP([.E1376];[Entrada.$A$8:.$D$1605];4;0)) = 1; 0;VLOOKUP([.E1376];[Entrada.$A$8:.$D$1605];4;0))" office:value-type="float" office:value="0">
            <text:p>0</text:p>
          </table:table-cell>
          <table:table-cell table:number-columns-repeated="6"/>
          <table:table-cell table:style-name="ce29" table:formula="of:=[.C13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6];[Entrada.$A$8:.$C$1606];3;0)) = 1; 0;VLOOKUP([.E1376];[Entrada.$A$8:.$C$1606];3;0)*[.C13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5</text:p>
          </table:table-cell>
          <table:table-cell table:number-columns-repeated="2"/>
          <table:table-cell/>
          <table:table-cell table:style-name="ce12" office:value-type="string">
            <text:p>35,15</text:p>
          </table:table-cell>
          <table:table-cell table:style-name="ce21" table:formula="of:=IF(ISNA(VLOOKUP([.E1377];[Entrada.$A$8:.$B$1605];2;0)) = 1; 0;VLOOKUP([.E1377];[Entrada.$A$8:.$B$1605];2;0))" office:value-type="float" office:value="0">
            <text:p>0</text:p>
          </table:table-cell>
          <table:table-cell table:formula="of:=IF(ISNA(VLOOKUP([.E1377];[Entrada.$A$8:.$D$1605];4;0)) = 1; 0;VLOOKUP([.E1377];[Entrada.$A$8:.$D$1605];4;0))" office:value-type="float" office:value="0">
            <text:p>0</text:p>
          </table:table-cell>
          <table:table-cell table:number-columns-repeated="6"/>
          <table:table-cell table:style-name="ce29" table:formula="of:=[.C13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7];[Entrada.$A$8:.$C$1606];3;0)) = 1; 0;VLOOKUP([.E1377];[Entrada.$A$8:.$C$1606];3;0)*[.C13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6</text:p>
          </table:table-cell>
          <table:table-cell table:number-columns-repeated="2"/>
          <table:table-cell/>
          <table:table-cell table:style-name="ce12" office:value-type="string">
            <text:p>35,16</text:p>
          </table:table-cell>
          <table:table-cell table:style-name="ce21" table:formula="of:=IF(ISNA(VLOOKUP([.E1378];[Entrada.$A$8:.$B$1605];2;0)) = 1; 0;VLOOKUP([.E1378];[Entrada.$A$8:.$B$1605];2;0))" office:value-type="float" office:value="0">
            <text:p>0</text:p>
          </table:table-cell>
          <table:table-cell table:formula="of:=IF(ISNA(VLOOKUP([.E1378];[Entrada.$A$8:.$D$1605];4;0)) = 1; 0;VLOOKUP([.E1378];[Entrada.$A$8:.$D$1605];4;0))" office:value-type="float" office:value="0">
            <text:p>0</text:p>
          </table:table-cell>
          <table:table-cell table:number-columns-repeated="6"/>
          <table:table-cell table:style-name="ce29" table:formula="of:=[.C13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8];[Entrada.$A$8:.$C$1606];3;0)) = 1; 0;VLOOKUP([.E1378];[Entrada.$A$8:.$C$1606];3;0)*[.C13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7</text:p>
          </table:table-cell>
          <table:table-cell table:number-columns-repeated="2"/>
          <table:table-cell/>
          <table:table-cell table:style-name="ce12" office:value-type="string">
            <text:p>35,17</text:p>
          </table:table-cell>
          <table:table-cell table:style-name="ce21" table:formula="of:=IF(ISNA(VLOOKUP([.E1379];[Entrada.$A$8:.$B$1605];2;0)) = 1; 0;VLOOKUP([.E1379];[Entrada.$A$8:.$B$1605];2;0))" office:value-type="float" office:value="0">
            <text:p>0</text:p>
          </table:table-cell>
          <table:table-cell table:formula="of:=IF(ISNA(VLOOKUP([.E1379];[Entrada.$A$8:.$D$1605];4;0)) = 1; 0;VLOOKUP([.E1379];[Entrada.$A$8:.$D$1605];4;0))" office:value-type="float" office:value="0">
            <text:p>0</text:p>
          </table:table-cell>
          <table:table-cell table:number-columns-repeated="6"/>
          <table:table-cell table:style-name="ce29" table:formula="of:=[.C13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79];[Entrada.$A$8:.$C$1606];3;0)) = 1; 0;VLOOKUP([.E1379];[Entrada.$A$8:.$C$1606];3;0)*[.C13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8</text:p>
          </table:table-cell>
          <table:table-cell table:number-columns-repeated="2"/>
          <table:table-cell/>
          <table:table-cell table:style-name="ce12" office:value-type="string">
            <text:p>35,18</text:p>
          </table:table-cell>
          <table:table-cell table:style-name="ce21" table:formula="of:=IF(ISNA(VLOOKUP([.E1380];[Entrada.$A$8:.$B$1605];2;0)) = 1; 0;VLOOKUP([.E1380];[Entrada.$A$8:.$B$1605];2;0))" office:value-type="float" office:value="0">
            <text:p>0</text:p>
          </table:table-cell>
          <table:table-cell table:formula="of:=IF(ISNA(VLOOKUP([.E1380];[Entrada.$A$8:.$D$1605];4;0)) = 1; 0;VLOOKUP([.E1380];[Entrada.$A$8:.$D$1605];4;0))" office:value-type="float" office:value="0">
            <text:p>0</text:p>
          </table:table-cell>
          <table:table-cell table:number-columns-repeated="6"/>
          <table:table-cell table:style-name="ce29" table:formula="of:=[.C13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0];[Entrada.$A$8:.$C$1606];3;0)) = 1; 0;VLOOKUP([.E1380];[Entrada.$A$8:.$C$1606];3;0)*[.C13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19</text:p>
          </table:table-cell>
          <table:table-cell table:number-columns-repeated="2"/>
          <table:table-cell/>
          <table:table-cell table:style-name="ce12" office:value-type="string">
            <text:p>35,19</text:p>
          </table:table-cell>
          <table:table-cell table:style-name="ce21" table:formula="of:=IF(ISNA(VLOOKUP([.E1381];[Entrada.$A$8:.$B$1605];2;0)) = 1; 0;VLOOKUP([.E1381];[Entrada.$A$8:.$B$1605];2;0))" office:value-type="float" office:value="0">
            <text:p>0</text:p>
          </table:table-cell>
          <table:table-cell table:formula="of:=IF(ISNA(VLOOKUP([.E1381];[Entrada.$A$8:.$D$1605];4;0)) = 1; 0;VLOOKUP([.E1381];[Entrada.$A$8:.$D$1605];4;0))" office:value-type="float" office:value="0">
            <text:p>0</text:p>
          </table:table-cell>
          <table:table-cell table:number-columns-repeated="6"/>
          <table:table-cell table:style-name="ce29" table:formula="of:=[.C13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1];[Entrada.$A$8:.$C$1606];3;0)) = 1; 0;VLOOKUP([.E1381];[Entrada.$A$8:.$C$1606];3;0)*[.C13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0</text:p>
          </table:table-cell>
          <table:table-cell table:number-columns-repeated="2"/>
          <table:table-cell/>
          <table:table-cell table:style-name="ce12" office:value-type="string">
            <text:p>35,20</text:p>
          </table:table-cell>
          <table:table-cell table:style-name="ce21" table:formula="of:=IF(ISNA(VLOOKUP([.E1382];[Entrada.$A$8:.$B$1605];2;0)) = 1; 0;VLOOKUP([.E1382];[Entrada.$A$8:.$B$1605];2;0))" office:value-type="float" office:value="0">
            <text:p>0</text:p>
          </table:table-cell>
          <table:table-cell table:formula="of:=IF(ISNA(VLOOKUP([.E1382];[Entrada.$A$8:.$D$1605];4;0)) = 1; 0;VLOOKUP([.E1382];[Entrada.$A$8:.$D$1605];4;0))" office:value-type="float" office:value="0">
            <text:p>0</text:p>
          </table:table-cell>
          <table:table-cell table:number-columns-repeated="6"/>
          <table:table-cell table:style-name="ce29" table:formula="of:=[.C13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2];[Entrada.$A$8:.$C$1606];3;0)) = 1; 0;VLOOKUP([.E1382];[Entrada.$A$8:.$C$1606];3;0)*[.C13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1</text:p>
          </table:table-cell>
          <table:table-cell table:number-columns-repeated="2"/>
          <table:table-cell/>
          <table:table-cell table:style-name="ce12" office:value-type="string">
            <text:p>35,21</text:p>
          </table:table-cell>
          <table:table-cell table:style-name="ce21" table:formula="of:=IF(ISNA(VLOOKUP([.E1383];[Entrada.$A$8:.$B$1605];2;0)) = 1; 0;VLOOKUP([.E1383];[Entrada.$A$8:.$B$1605];2;0))" office:value-type="float" office:value="0">
            <text:p>0</text:p>
          </table:table-cell>
          <table:table-cell table:formula="of:=IF(ISNA(VLOOKUP([.E1383];[Entrada.$A$8:.$D$1605];4;0)) = 1; 0;VLOOKUP([.E1383];[Entrada.$A$8:.$D$1605];4;0))" office:value-type="float" office:value="0">
            <text:p>0</text:p>
          </table:table-cell>
          <table:table-cell table:number-columns-repeated="6"/>
          <table:table-cell table:style-name="ce29" table:formula="of:=[.C13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3];[Entrada.$A$8:.$C$1606];3;0)) = 1; 0;VLOOKUP([.E1383];[Entrada.$A$8:.$C$1606];3;0)*[.C13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2</text:p>
          </table:table-cell>
          <table:table-cell table:number-columns-repeated="2"/>
          <table:table-cell/>
          <table:table-cell table:style-name="ce12" office:value-type="string">
            <text:p>35,22</text:p>
          </table:table-cell>
          <table:table-cell table:style-name="ce21" table:formula="of:=IF(ISNA(VLOOKUP([.E1384];[Entrada.$A$8:.$B$1605];2;0)) = 1; 0;VLOOKUP([.E1384];[Entrada.$A$8:.$B$1605];2;0))" office:value-type="float" office:value="0">
            <text:p>0</text:p>
          </table:table-cell>
          <table:table-cell table:formula="of:=IF(ISNA(VLOOKUP([.E1384];[Entrada.$A$8:.$D$1605];4;0)) = 1; 0;VLOOKUP([.E1384];[Entrada.$A$8:.$D$1605];4;0))" office:value-type="float" office:value="0">
            <text:p>0</text:p>
          </table:table-cell>
          <table:table-cell table:number-columns-repeated="6"/>
          <table:table-cell table:style-name="ce29" table:formula="of:=[.C13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4];[Entrada.$A$8:.$C$1606];3;0)) = 1; 0;VLOOKUP([.E1384];[Entrada.$A$8:.$C$1606];3;0)*[.C13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3</text:p>
          </table:table-cell>
          <table:table-cell table:number-columns-repeated="2"/>
          <table:table-cell/>
          <table:table-cell table:style-name="ce12" office:value-type="string">
            <text:p>35,23</text:p>
          </table:table-cell>
          <table:table-cell table:style-name="ce21" table:formula="of:=IF(ISNA(VLOOKUP([.E1385];[Entrada.$A$8:.$B$1605];2;0)) = 1; 0;VLOOKUP([.E1385];[Entrada.$A$8:.$B$1605];2;0))" office:value-type="float" office:value="0">
            <text:p>0</text:p>
          </table:table-cell>
          <table:table-cell table:formula="of:=IF(ISNA(VLOOKUP([.E1385];[Entrada.$A$8:.$D$1605];4;0)) = 1; 0;VLOOKUP([.E1385];[Entrada.$A$8:.$D$1605];4;0))" office:value-type="float" office:value="0">
            <text:p>0</text:p>
          </table:table-cell>
          <table:table-cell table:number-columns-repeated="6"/>
          <table:table-cell table:style-name="ce29" table:formula="of:=[.C13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5];[Entrada.$A$8:.$C$1606];3;0)) = 1; 0;VLOOKUP([.E1385];[Entrada.$A$8:.$C$1606];3;0)*[.C13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4</text:p>
          </table:table-cell>
          <table:table-cell table:number-columns-repeated="2"/>
          <table:table-cell/>
          <table:table-cell table:style-name="ce12" office:value-type="string">
            <text:p>35,24</text:p>
          </table:table-cell>
          <table:table-cell table:style-name="ce21" table:formula="of:=IF(ISNA(VLOOKUP([.E1386];[Entrada.$A$8:.$B$1605];2;0)) = 1; 0;VLOOKUP([.E1386];[Entrada.$A$8:.$B$1605];2;0))" office:value-type="float" office:value="0">
            <text:p>0</text:p>
          </table:table-cell>
          <table:table-cell table:formula="of:=IF(ISNA(VLOOKUP([.E1386];[Entrada.$A$8:.$D$1605];4;0)) = 1; 0;VLOOKUP([.E1386];[Entrada.$A$8:.$D$1605];4;0))" office:value-type="float" office:value="0">
            <text:p>0</text:p>
          </table:table-cell>
          <table:table-cell table:number-columns-repeated="6"/>
          <table:table-cell table:style-name="ce29" table:formula="of:=[.C13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6];[Entrada.$A$8:.$C$1606];3;0)) = 1; 0;VLOOKUP([.E1386];[Entrada.$A$8:.$C$1606];3;0)*[.C13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5</text:p>
          </table:table-cell>
          <table:table-cell table:number-columns-repeated="2"/>
          <table:table-cell/>
          <table:table-cell table:style-name="ce12" office:value-type="string">
            <text:p>35,25</text:p>
          </table:table-cell>
          <table:table-cell table:style-name="ce21" table:formula="of:=IF(ISNA(VLOOKUP([.E1387];[Entrada.$A$8:.$B$1605];2;0)) = 1; 0;VLOOKUP([.E1387];[Entrada.$A$8:.$B$1605];2;0))" office:value-type="float" office:value="0">
            <text:p>0</text:p>
          </table:table-cell>
          <table:table-cell table:formula="of:=IF(ISNA(VLOOKUP([.E1387];[Entrada.$A$8:.$D$1605];4;0)) = 1; 0;VLOOKUP([.E1387];[Entrada.$A$8:.$D$1605];4;0))" office:value-type="float" office:value="0">
            <text:p>0</text:p>
          </table:table-cell>
          <table:table-cell table:number-columns-repeated="6"/>
          <table:table-cell table:style-name="ce29" table:formula="of:=[.C13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7];[Entrada.$A$8:.$C$1606];3;0)) = 1; 0;VLOOKUP([.E1387];[Entrada.$A$8:.$C$1606];3;0)*[.C13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6</text:p>
          </table:table-cell>
          <table:table-cell table:number-columns-repeated="2"/>
          <table:table-cell/>
          <table:table-cell table:style-name="ce12" office:value-type="string">
            <text:p>35,26</text:p>
          </table:table-cell>
          <table:table-cell table:style-name="ce21" table:formula="of:=IF(ISNA(VLOOKUP([.E1388];[Entrada.$A$8:.$B$1605];2;0)) = 1; 0;VLOOKUP([.E1388];[Entrada.$A$8:.$B$1605];2;0))" office:value-type="float" office:value="0">
            <text:p>0</text:p>
          </table:table-cell>
          <table:table-cell table:formula="of:=IF(ISNA(VLOOKUP([.E1388];[Entrada.$A$8:.$D$1605];4;0)) = 1; 0;VLOOKUP([.E1388];[Entrada.$A$8:.$D$1605];4;0))" office:value-type="float" office:value="0">
            <text:p>0</text:p>
          </table:table-cell>
          <table:table-cell table:number-columns-repeated="6"/>
          <table:table-cell table:style-name="ce29" table:formula="of:=[.C13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8];[Entrada.$A$8:.$C$1606];3;0)) = 1; 0;VLOOKUP([.E1388];[Entrada.$A$8:.$C$1606];3;0)*[.C13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7</text:p>
          </table:table-cell>
          <table:table-cell table:number-columns-repeated="2"/>
          <table:table-cell/>
          <table:table-cell table:style-name="ce12" office:value-type="string">
            <text:p>35,27</text:p>
          </table:table-cell>
          <table:table-cell table:style-name="ce21" table:formula="of:=IF(ISNA(VLOOKUP([.E1389];[Entrada.$A$8:.$B$1605];2;0)) = 1; 0;VLOOKUP([.E1389];[Entrada.$A$8:.$B$1605];2;0))" office:value-type="float" office:value="0">
            <text:p>0</text:p>
          </table:table-cell>
          <table:table-cell table:formula="of:=IF(ISNA(VLOOKUP([.E1389];[Entrada.$A$8:.$D$1605];4;0)) = 1; 0;VLOOKUP([.E1389];[Entrada.$A$8:.$D$1605];4;0))" office:value-type="float" office:value="0">
            <text:p>0</text:p>
          </table:table-cell>
          <table:table-cell table:number-columns-repeated="6"/>
          <table:table-cell table:style-name="ce29" table:formula="of:=[.C13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89];[Entrada.$A$8:.$C$1606];3;0)) = 1; 0;VLOOKUP([.E1389];[Entrada.$A$8:.$C$1606];3;0)*[.C13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8</text:p>
          </table:table-cell>
          <table:table-cell table:number-columns-repeated="2"/>
          <table:table-cell/>
          <table:table-cell table:style-name="ce12" office:value-type="string">
            <text:p>35,28</text:p>
          </table:table-cell>
          <table:table-cell table:style-name="ce21" table:formula="of:=IF(ISNA(VLOOKUP([.E1390];[Entrada.$A$8:.$B$1605];2;0)) = 1; 0;VLOOKUP([.E1390];[Entrada.$A$8:.$B$1605];2;0))" office:value-type="float" office:value="0">
            <text:p>0</text:p>
          </table:table-cell>
          <table:table-cell table:formula="of:=IF(ISNA(VLOOKUP([.E1390];[Entrada.$A$8:.$D$1605];4;0)) = 1; 0;VLOOKUP([.E1390];[Entrada.$A$8:.$D$1605];4;0))" office:value-type="float" office:value="0">
            <text:p>0</text:p>
          </table:table-cell>
          <table:table-cell table:number-columns-repeated="6"/>
          <table:table-cell table:style-name="ce29" table:formula="of:=[.C13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0];[Entrada.$A$8:.$C$1606];3;0)) = 1; 0;VLOOKUP([.E1390];[Entrada.$A$8:.$C$1606];3;0)*[.C13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29</text:p>
          </table:table-cell>
          <table:table-cell table:number-columns-repeated="2"/>
          <table:table-cell/>
          <table:table-cell table:style-name="ce12" office:value-type="string">
            <text:p>35,29</text:p>
          </table:table-cell>
          <table:table-cell table:style-name="ce21" table:formula="of:=IF(ISNA(VLOOKUP([.E1391];[Entrada.$A$8:.$B$1605];2;0)) = 1; 0;VLOOKUP([.E1391];[Entrada.$A$8:.$B$1605];2;0))" office:value-type="float" office:value="0">
            <text:p>0</text:p>
          </table:table-cell>
          <table:table-cell table:formula="of:=IF(ISNA(VLOOKUP([.E1391];[Entrada.$A$8:.$D$1605];4;0)) = 1; 0;VLOOKUP([.E1391];[Entrada.$A$8:.$D$1605];4;0))" office:value-type="float" office:value="0">
            <text:p>0</text:p>
          </table:table-cell>
          <table:table-cell table:number-columns-repeated="6"/>
          <table:table-cell table:style-name="ce29" table:formula="of:=[.C13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1];[Entrada.$A$8:.$C$1606];3;0)) = 1; 0;VLOOKUP([.E1391];[Entrada.$A$8:.$C$1606];3;0)*[.C13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0</text:p>
          </table:table-cell>
          <table:table-cell table:number-columns-repeated="2"/>
          <table:table-cell/>
          <table:table-cell table:style-name="ce12" office:value-type="string">
            <text:p>35,30</text:p>
          </table:table-cell>
          <table:table-cell table:style-name="ce21" table:formula="of:=IF(ISNA(VLOOKUP([.E1392];[Entrada.$A$8:.$B$1605];2;0)) = 1; 0;VLOOKUP([.E1392];[Entrada.$A$8:.$B$1605];2;0))" office:value-type="float" office:value="0">
            <text:p>0</text:p>
          </table:table-cell>
          <table:table-cell table:formula="of:=IF(ISNA(VLOOKUP([.E1392];[Entrada.$A$8:.$D$1605];4;0)) = 1; 0;VLOOKUP([.E1392];[Entrada.$A$8:.$D$1605];4;0))" office:value-type="float" office:value="0">
            <text:p>0</text:p>
          </table:table-cell>
          <table:table-cell table:number-columns-repeated="6"/>
          <table:table-cell table:style-name="ce29" table:formula="of:=[.C13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2];[Entrada.$A$8:.$C$1606];3;0)) = 1; 0;VLOOKUP([.E1392];[Entrada.$A$8:.$C$1606];3;0)*[.C13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1</text:p>
          </table:table-cell>
          <table:table-cell table:number-columns-repeated="2"/>
          <table:table-cell/>
          <table:table-cell table:style-name="ce12" office:value-type="string">
            <text:p>35,31</text:p>
          </table:table-cell>
          <table:table-cell table:style-name="ce21" table:formula="of:=IF(ISNA(VLOOKUP([.E1393];[Entrada.$A$8:.$B$1605];2;0)) = 1; 0;VLOOKUP([.E1393];[Entrada.$A$8:.$B$1605];2;0))" office:value-type="float" office:value="0">
            <text:p>0</text:p>
          </table:table-cell>
          <table:table-cell table:formula="of:=IF(ISNA(VLOOKUP([.E1393];[Entrada.$A$8:.$D$1605];4;0)) = 1; 0;VLOOKUP([.E1393];[Entrada.$A$8:.$D$1605];4;0))" office:value-type="float" office:value="0">
            <text:p>0</text:p>
          </table:table-cell>
          <table:table-cell table:number-columns-repeated="6"/>
          <table:table-cell table:style-name="ce29" table:formula="of:=[.C13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3];[Entrada.$A$8:.$C$1606];3;0)) = 1; 0;VLOOKUP([.E1393];[Entrada.$A$8:.$C$1606];3;0)*[.C13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2</text:p>
          </table:table-cell>
          <table:table-cell table:number-columns-repeated="2"/>
          <table:table-cell/>
          <table:table-cell table:style-name="ce12" office:value-type="string">
            <text:p>35,32</text:p>
          </table:table-cell>
          <table:table-cell table:style-name="ce21" table:formula="of:=IF(ISNA(VLOOKUP([.E1394];[Entrada.$A$8:.$B$1605];2;0)) = 1; 0;VLOOKUP([.E1394];[Entrada.$A$8:.$B$1605];2;0))" office:value-type="float" office:value="0">
            <text:p>0</text:p>
          </table:table-cell>
          <table:table-cell table:formula="of:=IF(ISNA(VLOOKUP([.E1394];[Entrada.$A$8:.$D$1605];4;0)) = 1; 0;VLOOKUP([.E1394];[Entrada.$A$8:.$D$1605];4;0))" office:value-type="float" office:value="0">
            <text:p>0</text:p>
          </table:table-cell>
          <table:table-cell table:number-columns-repeated="6"/>
          <table:table-cell table:style-name="ce29" table:formula="of:=[.C13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4];[Entrada.$A$8:.$C$1606];3;0)) = 1; 0;VLOOKUP([.E1394];[Entrada.$A$8:.$C$1606];3;0)*[.C13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3</text:p>
          </table:table-cell>
          <table:table-cell table:number-columns-repeated="2"/>
          <table:table-cell/>
          <table:table-cell table:style-name="ce12" office:value-type="string">
            <text:p>35,33</text:p>
          </table:table-cell>
          <table:table-cell table:style-name="ce21" table:formula="of:=IF(ISNA(VLOOKUP([.E1395];[Entrada.$A$8:.$B$1605];2;0)) = 1; 0;VLOOKUP([.E1395];[Entrada.$A$8:.$B$1605];2;0))" office:value-type="float" office:value="0">
            <text:p>0</text:p>
          </table:table-cell>
          <table:table-cell table:formula="of:=IF(ISNA(VLOOKUP([.E1395];[Entrada.$A$8:.$D$1605];4;0)) = 1; 0;VLOOKUP([.E1395];[Entrada.$A$8:.$D$1605];4;0))" office:value-type="float" office:value="0">
            <text:p>0</text:p>
          </table:table-cell>
          <table:table-cell table:number-columns-repeated="6"/>
          <table:table-cell table:style-name="ce29" table:formula="of:=[.C13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5];[Entrada.$A$8:.$C$1606];3;0)) = 1; 0;VLOOKUP([.E1395];[Entrada.$A$8:.$C$1606];3;0)*[.C13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4</text:p>
          </table:table-cell>
          <table:table-cell table:number-columns-repeated="2"/>
          <table:table-cell/>
          <table:table-cell table:style-name="ce12" office:value-type="string">
            <text:p>35,34</text:p>
          </table:table-cell>
          <table:table-cell table:style-name="ce21" table:formula="of:=IF(ISNA(VLOOKUP([.E1396];[Entrada.$A$8:.$B$1605];2;0)) = 1; 0;VLOOKUP([.E1396];[Entrada.$A$8:.$B$1605];2;0))" office:value-type="float" office:value="0">
            <text:p>0</text:p>
          </table:table-cell>
          <table:table-cell table:formula="of:=IF(ISNA(VLOOKUP([.E1396];[Entrada.$A$8:.$D$1605];4;0)) = 1; 0;VLOOKUP([.E1396];[Entrada.$A$8:.$D$1605];4;0))" office:value-type="float" office:value="0">
            <text:p>0</text:p>
          </table:table-cell>
          <table:table-cell table:number-columns-repeated="6"/>
          <table:table-cell table:style-name="ce29" table:formula="of:=[.C13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6];[Entrada.$A$8:.$C$1606];3;0)) = 1; 0;VLOOKUP([.E1396];[Entrada.$A$8:.$C$1606];3;0)*[.C13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5</text:p>
          </table:table-cell>
          <table:table-cell table:number-columns-repeated="2"/>
          <table:table-cell/>
          <table:table-cell table:style-name="ce12" office:value-type="string">
            <text:p>35,35</text:p>
          </table:table-cell>
          <table:table-cell table:style-name="ce21" table:formula="of:=IF(ISNA(VLOOKUP([.E1397];[Entrada.$A$8:.$B$1605];2;0)) = 1; 0;VLOOKUP([.E1397];[Entrada.$A$8:.$B$1605];2;0))" office:value-type="float" office:value="0">
            <text:p>0</text:p>
          </table:table-cell>
          <table:table-cell table:formula="of:=IF(ISNA(VLOOKUP([.E1397];[Entrada.$A$8:.$D$1605];4;0)) = 1; 0;VLOOKUP([.E1397];[Entrada.$A$8:.$D$1605];4;0))" office:value-type="float" office:value="0">
            <text:p>0</text:p>
          </table:table-cell>
          <table:table-cell table:number-columns-repeated="6"/>
          <table:table-cell table:style-name="ce29" table:formula="of:=[.C13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7];[Entrada.$A$8:.$C$1606];3;0)) = 1; 0;VLOOKUP([.E1397];[Entrada.$A$8:.$C$1606];3;0)*[.C13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6</text:p>
          </table:table-cell>
          <table:table-cell table:number-columns-repeated="2"/>
          <table:table-cell/>
          <table:table-cell table:style-name="ce12" office:value-type="string">
            <text:p>35,36</text:p>
          </table:table-cell>
          <table:table-cell table:style-name="ce21" table:formula="of:=IF(ISNA(VLOOKUP([.E1398];[Entrada.$A$8:.$B$1605];2;0)) = 1; 0;VLOOKUP([.E1398];[Entrada.$A$8:.$B$1605];2;0))" office:value-type="float" office:value="0">
            <text:p>0</text:p>
          </table:table-cell>
          <table:table-cell table:formula="of:=IF(ISNA(VLOOKUP([.E1398];[Entrada.$A$8:.$D$1605];4;0)) = 1; 0;VLOOKUP([.E1398];[Entrada.$A$8:.$D$1605];4;0))" office:value-type="float" office:value="0">
            <text:p>0</text:p>
          </table:table-cell>
          <table:table-cell table:number-columns-repeated="6"/>
          <table:table-cell table:style-name="ce29" table:formula="of:=[.C13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8];[Entrada.$A$8:.$C$1606];3;0)) = 1; 0;VLOOKUP([.E1398];[Entrada.$A$8:.$C$1606];3;0)*[.C13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7</text:p>
          </table:table-cell>
          <table:table-cell table:number-columns-repeated="2"/>
          <table:table-cell/>
          <table:table-cell table:style-name="ce12" office:value-type="string">
            <text:p>35,37</text:p>
          </table:table-cell>
          <table:table-cell table:style-name="ce21" table:formula="of:=IF(ISNA(VLOOKUP([.E1399];[Entrada.$A$8:.$B$1605];2;0)) = 1; 0;VLOOKUP([.E1399];[Entrada.$A$8:.$B$1605];2;0))" office:value-type="float" office:value="0">
            <text:p>0</text:p>
          </table:table-cell>
          <table:table-cell table:formula="of:=IF(ISNA(VLOOKUP([.E1399];[Entrada.$A$8:.$D$1605];4;0)) = 1; 0;VLOOKUP([.E1399];[Entrada.$A$8:.$D$1605];4;0))" office:value-type="float" office:value="0">
            <text:p>0</text:p>
          </table:table-cell>
          <table:table-cell table:number-columns-repeated="6"/>
          <table:table-cell table:style-name="ce29" table:formula="of:=[.C13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3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399];[Entrada.$A$8:.$C$1606];3;0)) = 1; 0;VLOOKUP([.E1399];[Entrada.$A$8:.$C$1606];3;0)*[.C13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8</text:p>
          </table:table-cell>
          <table:table-cell table:number-columns-repeated="2"/>
          <table:table-cell/>
          <table:table-cell table:style-name="ce12" office:value-type="string">
            <text:p>35,38</text:p>
          </table:table-cell>
          <table:table-cell table:style-name="ce21" table:formula="of:=IF(ISNA(VLOOKUP([.E1400];[Entrada.$A$8:.$B$1605];2;0)) = 1; 0;VLOOKUP([.E1400];[Entrada.$A$8:.$B$1605];2;0))" office:value-type="float" office:value="0">
            <text:p>0</text:p>
          </table:table-cell>
          <table:table-cell table:formula="of:=IF(ISNA(VLOOKUP([.E1400];[Entrada.$A$8:.$D$1605];4;0)) = 1; 0;VLOOKUP([.E1400];[Entrada.$A$8:.$D$1605];4;0))" office:value-type="float" office:value="0">
            <text:p>0</text:p>
          </table:table-cell>
          <table:table-cell table:number-columns-repeated="6"/>
          <table:table-cell table:style-name="ce29" table:formula="of:=[.C14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0];[Entrada.$A$8:.$C$1606];3;0)) = 1; 0;VLOOKUP([.E1400];[Entrada.$A$8:.$C$1606];3;0)*[.C14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39</text:p>
          </table:table-cell>
          <table:table-cell table:number-columns-repeated="2"/>
          <table:table-cell/>
          <table:table-cell table:style-name="ce12" office:value-type="string">
            <text:p>35,39</text:p>
          </table:table-cell>
          <table:table-cell table:style-name="ce21" table:formula="of:=IF(ISNA(VLOOKUP([.E1401];[Entrada.$A$8:.$B$1605];2;0)) = 1; 0;VLOOKUP([.E1401];[Entrada.$A$8:.$B$1605];2;0))" office:value-type="float" office:value="0">
            <text:p>0</text:p>
          </table:table-cell>
          <table:table-cell table:formula="of:=IF(ISNA(VLOOKUP([.E1401];[Entrada.$A$8:.$D$1605];4;0)) = 1; 0;VLOOKUP([.E1401];[Entrada.$A$8:.$D$1605];4;0))" office:value-type="float" office:value="0">
            <text:p>0</text:p>
          </table:table-cell>
          <table:table-cell table:number-columns-repeated="6"/>
          <table:table-cell table:style-name="ce29" table:formula="of:=[.C14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1];[Entrada.$A$8:.$C$1606];3;0)) = 1; 0;VLOOKUP([.E1401];[Entrada.$A$8:.$C$1606];3;0)*[.C14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5,40</text:p>
          </table:table-cell>
          <table:table-cell table:number-columns-repeated="2"/>
          <table:table-cell/>
          <table:table-cell table:style-name="ce12" office:value-type="string">
            <text:p>35,40</text:p>
          </table:table-cell>
          <table:table-cell table:style-name="ce21" table:formula="of:=IF(ISNA(VLOOKUP([.E1402];[Entrada.$A$8:.$B$1605];2;0)) = 1; 0;VLOOKUP([.E1402];[Entrada.$A$8:.$B$1605];2;0))" office:value-type="float" office:value="0">
            <text:p>0</text:p>
          </table:table-cell>
          <table:table-cell table:formula="of:=IF(ISNA(VLOOKUP([.E1402];[Entrada.$A$8:.$D$1605];4;0)) = 1; 0;VLOOKUP([.E1402];[Entrada.$A$8:.$D$1605];4;0))" office:value-type="float" office:value="0">
            <text:p>0</text:p>
          </table:table-cell>
          <table:table-cell table:number-columns-repeated="6"/>
          <table:table-cell table:style-name="ce29" table:formula="of:=[.C14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2];[Entrada.$A$8:.$C$1606];3;0)) = 1; 0;VLOOKUP([.E1402];[Entrada.$A$8:.$C$1606];3;0)*[.C14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</text:p>
          </table:table-cell>
          <table:table-cell table:number-columns-repeated="2"/>
          <table:table-cell/>
          <table:table-cell table:style-name="ce12" office:value-type="string">
            <text:p>36,1</text:p>
          </table:table-cell>
          <table:table-cell table:style-name="ce21" table:formula="of:=IF(ISNA(VLOOKUP([.E1403];[Entrada.$A$8:.$B$1605];2;0)) = 1; 0;VLOOKUP([.E1403];[Entrada.$A$8:.$B$1605];2;0))" office:value-type="float" office:value="0">
            <text:p>0</text:p>
          </table:table-cell>
          <table:table-cell table:formula="of:=IF(ISNA(VLOOKUP([.E1403];[Entrada.$A$8:.$D$1605];4;0)) = 1; 0;VLOOKUP([.E1403];[Entrada.$A$8:.$D$1605];4;0))" office:value-type="float" office:value="0">
            <text:p>0</text:p>
          </table:table-cell>
          <table:table-cell table:number-columns-repeated="6"/>
          <table:table-cell table:style-name="ce29" table:formula="of:=[.C14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3];[Entrada.$A$8:.$C$1606];3;0)) = 1; 0;VLOOKUP([.E1403];[Entrada.$A$8:.$C$1606];3;0)*[.C14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</text:p>
          </table:table-cell>
          <table:table-cell table:number-columns-repeated="2"/>
          <table:table-cell/>
          <table:table-cell table:style-name="ce12" office:value-type="string">
            <text:p>36,2</text:p>
          </table:table-cell>
          <table:table-cell table:style-name="ce21" table:formula="of:=IF(ISNA(VLOOKUP([.E1404];[Entrada.$A$8:.$B$1605];2;0)) = 1; 0;VLOOKUP([.E1404];[Entrada.$A$8:.$B$1605];2;0))" office:value-type="float" office:value="0">
            <text:p>0</text:p>
          </table:table-cell>
          <table:table-cell table:formula="of:=IF(ISNA(VLOOKUP([.E1404];[Entrada.$A$8:.$D$1605];4;0)) = 1; 0;VLOOKUP([.E1404];[Entrada.$A$8:.$D$1605];4;0))" office:value-type="float" office:value="0">
            <text:p>0</text:p>
          </table:table-cell>
          <table:table-cell table:number-columns-repeated="6"/>
          <table:table-cell table:style-name="ce29" table:formula="of:=[.C14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4];[Entrada.$A$8:.$C$1606];3;0)) = 1; 0;VLOOKUP([.E1404];[Entrada.$A$8:.$C$1606];3;0)*[.C14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</text:p>
          </table:table-cell>
          <table:table-cell table:number-columns-repeated="2"/>
          <table:table-cell/>
          <table:table-cell table:style-name="ce12" office:value-type="string">
            <text:p>36,3</text:p>
          </table:table-cell>
          <table:table-cell table:style-name="ce21" table:formula="of:=IF(ISNA(VLOOKUP([.E1405];[Entrada.$A$8:.$B$1605];2;0)) = 1; 0;VLOOKUP([.E1405];[Entrada.$A$8:.$B$1605];2;0))" office:value-type="float" office:value="0">
            <text:p>0</text:p>
          </table:table-cell>
          <table:table-cell table:formula="of:=IF(ISNA(VLOOKUP([.E1405];[Entrada.$A$8:.$D$1605];4;0)) = 1; 0;VLOOKUP([.E1405];[Entrada.$A$8:.$D$1605];4;0))" office:value-type="float" office:value="0">
            <text:p>0</text:p>
          </table:table-cell>
          <table:table-cell table:number-columns-repeated="6"/>
          <table:table-cell table:style-name="ce29" table:formula="of:=[.C14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5];[Entrada.$A$8:.$C$1606];3;0)) = 1; 0;VLOOKUP([.E1405];[Entrada.$A$8:.$C$1606];3;0)*[.C14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4</text:p>
          </table:table-cell>
          <table:table-cell table:number-columns-repeated="2"/>
          <table:table-cell/>
          <table:table-cell table:style-name="ce12" office:value-type="string">
            <text:p>36,4</text:p>
          </table:table-cell>
          <table:table-cell table:style-name="ce21" table:formula="of:=IF(ISNA(VLOOKUP([.E1406];[Entrada.$A$8:.$B$1605];2;0)) = 1; 0;VLOOKUP([.E1406];[Entrada.$A$8:.$B$1605];2;0))" office:value-type="float" office:value="0">
            <text:p>0</text:p>
          </table:table-cell>
          <table:table-cell table:formula="of:=IF(ISNA(VLOOKUP([.E1406];[Entrada.$A$8:.$D$1605];4;0)) = 1; 0;VLOOKUP([.E1406];[Entrada.$A$8:.$D$1605];4;0))" office:value-type="float" office:value="0">
            <text:p>0</text:p>
          </table:table-cell>
          <table:table-cell table:number-columns-repeated="6"/>
          <table:table-cell table:style-name="ce29" table:formula="of:=[.C14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6];[Entrada.$A$8:.$C$1606];3;0)) = 1; 0;VLOOKUP([.E1406];[Entrada.$A$8:.$C$1606];3;0)*[.C14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5</text:p>
          </table:table-cell>
          <table:table-cell table:number-columns-repeated="2"/>
          <table:table-cell/>
          <table:table-cell table:style-name="ce12" office:value-type="string">
            <text:p>36,5</text:p>
          </table:table-cell>
          <table:table-cell table:style-name="ce21" table:formula="of:=IF(ISNA(VLOOKUP([.E1407];[Entrada.$A$8:.$B$1605];2;0)) = 1; 0;VLOOKUP([.E1407];[Entrada.$A$8:.$B$1605];2;0))" office:value-type="float" office:value="0">
            <text:p>0</text:p>
          </table:table-cell>
          <table:table-cell table:formula="of:=IF(ISNA(VLOOKUP([.E1407];[Entrada.$A$8:.$D$1605];4;0)) = 1; 0;VLOOKUP([.E1407];[Entrada.$A$8:.$D$1605];4;0))" office:value-type="float" office:value="0">
            <text:p>0</text:p>
          </table:table-cell>
          <table:table-cell table:number-columns-repeated="6"/>
          <table:table-cell table:style-name="ce29" table:formula="of:=[.C14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7];[Entrada.$A$8:.$C$1606];3;0)) = 1; 0;VLOOKUP([.E1407];[Entrada.$A$8:.$C$1606];3;0)*[.C14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6</text:p>
          </table:table-cell>
          <table:table-cell table:number-columns-repeated="2"/>
          <table:table-cell/>
          <table:table-cell table:style-name="ce12" office:value-type="string">
            <text:p>36,6</text:p>
          </table:table-cell>
          <table:table-cell table:style-name="ce21" table:formula="of:=IF(ISNA(VLOOKUP([.E1408];[Entrada.$A$8:.$B$1605];2;0)) = 1; 0;VLOOKUP([.E1408];[Entrada.$A$8:.$B$1605];2;0))" office:value-type="float" office:value="0">
            <text:p>0</text:p>
          </table:table-cell>
          <table:table-cell table:formula="of:=IF(ISNA(VLOOKUP([.E1408];[Entrada.$A$8:.$D$1605];4;0)) = 1; 0;VLOOKUP([.E1408];[Entrada.$A$8:.$D$1605];4;0))" office:value-type="float" office:value="0">
            <text:p>0</text:p>
          </table:table-cell>
          <table:table-cell table:number-columns-repeated="6"/>
          <table:table-cell table:style-name="ce29" table:formula="of:=[.C14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8];[Entrada.$A$8:.$C$1606];3;0)) = 1; 0;VLOOKUP([.E1408];[Entrada.$A$8:.$C$1606];3;0)*[.C14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7</text:p>
          </table:table-cell>
          <table:table-cell table:number-columns-repeated="2"/>
          <table:table-cell/>
          <table:table-cell table:style-name="ce12" office:value-type="string">
            <text:p>36,7</text:p>
          </table:table-cell>
          <table:table-cell table:style-name="ce21" table:formula="of:=IF(ISNA(VLOOKUP([.E1409];[Entrada.$A$8:.$B$1605];2;0)) = 1; 0;VLOOKUP([.E1409];[Entrada.$A$8:.$B$1605];2;0))" office:value-type="float" office:value="0">
            <text:p>0</text:p>
          </table:table-cell>
          <table:table-cell table:formula="of:=IF(ISNA(VLOOKUP([.E1409];[Entrada.$A$8:.$D$1605];4;0)) = 1; 0;VLOOKUP([.E1409];[Entrada.$A$8:.$D$1605];4;0))" office:value-type="float" office:value="0">
            <text:p>0</text:p>
          </table:table-cell>
          <table:table-cell table:number-columns-repeated="6"/>
          <table:table-cell table:style-name="ce29" table:formula="of:=[.C14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09];[Entrada.$A$8:.$C$1606];3;0)) = 1; 0;VLOOKUP([.E1409];[Entrada.$A$8:.$C$1606];3;0)*[.C14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8</text:p>
          </table:table-cell>
          <table:table-cell table:number-columns-repeated="2"/>
          <table:table-cell/>
          <table:table-cell table:style-name="ce12" office:value-type="string">
            <text:p>36,8</text:p>
          </table:table-cell>
          <table:table-cell table:style-name="ce21" table:formula="of:=IF(ISNA(VLOOKUP([.E1410];[Entrada.$A$8:.$B$1605];2;0)) = 1; 0;VLOOKUP([.E1410];[Entrada.$A$8:.$B$1605];2;0))" office:value-type="float" office:value="0">
            <text:p>0</text:p>
          </table:table-cell>
          <table:table-cell table:formula="of:=IF(ISNA(VLOOKUP([.E1410];[Entrada.$A$8:.$D$1605];4;0)) = 1; 0;VLOOKUP([.E1410];[Entrada.$A$8:.$D$1605];4;0))" office:value-type="float" office:value="0">
            <text:p>0</text:p>
          </table:table-cell>
          <table:table-cell table:number-columns-repeated="6"/>
          <table:table-cell table:style-name="ce29" table:formula="of:=[.C14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0];[Entrada.$A$8:.$C$1606];3;0)) = 1; 0;VLOOKUP([.E1410];[Entrada.$A$8:.$C$1606];3;0)*[.C14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9</text:p>
          </table:table-cell>
          <table:table-cell table:number-columns-repeated="2"/>
          <table:table-cell/>
          <table:table-cell table:style-name="ce12" office:value-type="string">
            <text:p>36,9</text:p>
          </table:table-cell>
          <table:table-cell table:style-name="ce21" table:formula="of:=IF(ISNA(VLOOKUP([.E1411];[Entrada.$A$8:.$B$1605];2;0)) = 1; 0;VLOOKUP([.E1411];[Entrada.$A$8:.$B$1605];2;0))" office:value-type="float" office:value="0">
            <text:p>0</text:p>
          </table:table-cell>
          <table:table-cell table:formula="of:=IF(ISNA(VLOOKUP([.E1411];[Entrada.$A$8:.$D$1605];4;0)) = 1; 0;VLOOKUP([.E1411];[Entrada.$A$8:.$D$1605];4;0))" office:value-type="float" office:value="0">
            <text:p>0</text:p>
          </table:table-cell>
          <table:table-cell table:number-columns-repeated="6"/>
          <table:table-cell table:style-name="ce29" table:formula="of:=[.C14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1];[Entrada.$A$8:.$C$1606];3;0)) = 1; 0;VLOOKUP([.E1411];[Entrada.$A$8:.$C$1606];3;0)*[.C14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0</text:p>
          </table:table-cell>
          <table:table-cell table:number-columns-repeated="2"/>
          <table:table-cell/>
          <table:table-cell table:style-name="ce12" office:value-type="string">
            <text:p>36,10</text:p>
          </table:table-cell>
          <table:table-cell table:style-name="ce21" table:formula="of:=IF(ISNA(VLOOKUP([.E1412];[Entrada.$A$8:.$B$1605];2;0)) = 1; 0;VLOOKUP([.E1412];[Entrada.$A$8:.$B$1605];2;0))" office:value-type="float" office:value="0">
            <text:p>0</text:p>
          </table:table-cell>
          <table:table-cell table:formula="of:=IF(ISNA(VLOOKUP([.E1412];[Entrada.$A$8:.$D$1605];4;0)) = 1; 0;VLOOKUP([.E1412];[Entrada.$A$8:.$D$1605];4;0))" office:value-type="float" office:value="0">
            <text:p>0</text:p>
          </table:table-cell>
          <table:table-cell table:number-columns-repeated="6"/>
          <table:table-cell table:style-name="ce29" table:formula="of:=[.C14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2];[Entrada.$A$8:.$C$1606];3;0)) = 1; 0;VLOOKUP([.E1412];[Entrada.$A$8:.$C$1606];3;0)*[.C14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1</text:p>
          </table:table-cell>
          <table:table-cell table:number-columns-repeated="2"/>
          <table:table-cell/>
          <table:table-cell table:style-name="ce12" office:value-type="string">
            <text:p>36,11</text:p>
          </table:table-cell>
          <table:table-cell table:style-name="ce21" table:formula="of:=IF(ISNA(VLOOKUP([.E1413];[Entrada.$A$8:.$B$1605];2;0)) = 1; 0;VLOOKUP([.E1413];[Entrada.$A$8:.$B$1605];2;0))" office:value-type="float" office:value="0">
            <text:p>0</text:p>
          </table:table-cell>
          <table:table-cell table:formula="of:=IF(ISNA(VLOOKUP([.E1413];[Entrada.$A$8:.$D$1605];4;0)) = 1; 0;VLOOKUP([.E1413];[Entrada.$A$8:.$D$1605];4;0))" office:value-type="float" office:value="0">
            <text:p>0</text:p>
          </table:table-cell>
          <table:table-cell table:number-columns-repeated="6"/>
          <table:table-cell table:style-name="ce29" table:formula="of:=[.C14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3];[Entrada.$A$8:.$C$1606];3;0)) = 1; 0;VLOOKUP([.E1413];[Entrada.$A$8:.$C$1606];3;0)*[.C14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2</text:p>
          </table:table-cell>
          <table:table-cell table:number-columns-repeated="2"/>
          <table:table-cell/>
          <table:table-cell table:style-name="ce12" office:value-type="string">
            <text:p>36,12</text:p>
          </table:table-cell>
          <table:table-cell table:style-name="ce21" table:formula="of:=IF(ISNA(VLOOKUP([.E1414];[Entrada.$A$8:.$B$1605];2;0)) = 1; 0;VLOOKUP([.E1414];[Entrada.$A$8:.$B$1605];2;0))" office:value-type="float" office:value="0">
            <text:p>0</text:p>
          </table:table-cell>
          <table:table-cell table:formula="of:=IF(ISNA(VLOOKUP([.E1414];[Entrada.$A$8:.$D$1605];4;0)) = 1; 0;VLOOKUP([.E1414];[Entrada.$A$8:.$D$1605];4;0))" office:value-type="float" office:value="0">
            <text:p>0</text:p>
          </table:table-cell>
          <table:table-cell table:number-columns-repeated="6"/>
          <table:table-cell table:style-name="ce29" table:formula="of:=[.C14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4];[Entrada.$A$8:.$C$1606];3;0)) = 1; 0;VLOOKUP([.E1414];[Entrada.$A$8:.$C$1606];3;0)*[.C14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3</text:p>
          </table:table-cell>
          <table:table-cell table:number-columns-repeated="2"/>
          <table:table-cell/>
          <table:table-cell table:style-name="ce12" office:value-type="string">
            <text:p>36,13</text:p>
          </table:table-cell>
          <table:table-cell table:style-name="ce21" table:formula="of:=IF(ISNA(VLOOKUP([.E1415];[Entrada.$A$8:.$B$1605];2;0)) = 1; 0;VLOOKUP([.E1415];[Entrada.$A$8:.$B$1605];2;0))" office:value-type="float" office:value="0">
            <text:p>0</text:p>
          </table:table-cell>
          <table:table-cell table:formula="of:=IF(ISNA(VLOOKUP([.E1415];[Entrada.$A$8:.$D$1605];4;0)) = 1; 0;VLOOKUP([.E1415];[Entrada.$A$8:.$D$1605];4;0))" office:value-type="float" office:value="0">
            <text:p>0</text:p>
          </table:table-cell>
          <table:table-cell table:number-columns-repeated="6"/>
          <table:table-cell table:style-name="ce29" table:formula="of:=[.C14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5];[Entrada.$A$8:.$C$1606];3;0)) = 1; 0;VLOOKUP([.E1415];[Entrada.$A$8:.$C$1606];3;0)*[.C14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4</text:p>
          </table:table-cell>
          <table:table-cell table:number-columns-repeated="2"/>
          <table:table-cell/>
          <table:table-cell table:style-name="ce12" office:value-type="string">
            <text:p>36,14</text:p>
          </table:table-cell>
          <table:table-cell table:style-name="ce21" table:formula="of:=IF(ISNA(VLOOKUP([.E1416];[Entrada.$A$8:.$B$1605];2;0)) = 1; 0;VLOOKUP([.E1416];[Entrada.$A$8:.$B$1605];2;0))" office:value-type="float" office:value="0">
            <text:p>0</text:p>
          </table:table-cell>
          <table:table-cell table:formula="of:=IF(ISNA(VLOOKUP([.E1416];[Entrada.$A$8:.$D$1605];4;0)) = 1; 0;VLOOKUP([.E1416];[Entrada.$A$8:.$D$1605];4;0))" office:value-type="float" office:value="0">
            <text:p>0</text:p>
          </table:table-cell>
          <table:table-cell table:number-columns-repeated="6"/>
          <table:table-cell table:style-name="ce29" table:formula="of:=[.C14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6];[Entrada.$A$8:.$C$1606];3;0)) = 1; 0;VLOOKUP([.E1416];[Entrada.$A$8:.$C$1606];3;0)*[.C14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5</text:p>
          </table:table-cell>
          <table:table-cell table:number-columns-repeated="2"/>
          <table:table-cell/>
          <table:table-cell table:style-name="ce12" office:value-type="string">
            <text:p>36,15</text:p>
          </table:table-cell>
          <table:table-cell table:style-name="ce21" table:formula="of:=IF(ISNA(VLOOKUP([.E1417];[Entrada.$A$8:.$B$1605];2;0)) = 1; 0;VLOOKUP([.E1417];[Entrada.$A$8:.$B$1605];2;0))" office:value-type="float" office:value="0">
            <text:p>0</text:p>
          </table:table-cell>
          <table:table-cell table:formula="of:=IF(ISNA(VLOOKUP([.E1417];[Entrada.$A$8:.$D$1605];4;0)) = 1; 0;VLOOKUP([.E1417];[Entrada.$A$8:.$D$1605];4;0))" office:value-type="float" office:value="0">
            <text:p>0</text:p>
          </table:table-cell>
          <table:table-cell table:number-columns-repeated="6"/>
          <table:table-cell table:style-name="ce29" table:formula="of:=[.C14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7];[Entrada.$A$8:.$C$1606];3;0)) = 1; 0;VLOOKUP([.E1417];[Entrada.$A$8:.$C$1606];3;0)*[.C14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6</text:p>
          </table:table-cell>
          <table:table-cell table:number-columns-repeated="2"/>
          <table:table-cell/>
          <table:table-cell table:style-name="ce12" office:value-type="string">
            <text:p>36,16</text:p>
          </table:table-cell>
          <table:table-cell table:style-name="ce21" table:formula="of:=IF(ISNA(VLOOKUP([.E1418];[Entrada.$A$8:.$B$1605];2;0)) = 1; 0;VLOOKUP([.E1418];[Entrada.$A$8:.$B$1605];2;0))" office:value-type="float" office:value="0">
            <text:p>0</text:p>
          </table:table-cell>
          <table:table-cell table:formula="of:=IF(ISNA(VLOOKUP([.E1418];[Entrada.$A$8:.$D$1605];4;0)) = 1; 0;VLOOKUP([.E1418];[Entrada.$A$8:.$D$1605];4;0))" office:value-type="float" office:value="0">
            <text:p>0</text:p>
          </table:table-cell>
          <table:table-cell table:number-columns-repeated="6"/>
          <table:table-cell table:style-name="ce29" table:formula="of:=[.C14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8];[Entrada.$A$8:.$C$1606];3;0)) = 1; 0;VLOOKUP([.E1418];[Entrada.$A$8:.$C$1606];3;0)*[.C14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7</text:p>
          </table:table-cell>
          <table:table-cell table:number-columns-repeated="2"/>
          <table:table-cell/>
          <table:table-cell table:style-name="ce12" office:value-type="string">
            <text:p>36,17</text:p>
          </table:table-cell>
          <table:table-cell table:style-name="ce21" table:formula="of:=IF(ISNA(VLOOKUP([.E1419];[Entrada.$A$8:.$B$1605];2;0)) = 1; 0;VLOOKUP([.E1419];[Entrada.$A$8:.$B$1605];2;0))" office:value-type="float" office:value="0">
            <text:p>0</text:p>
          </table:table-cell>
          <table:table-cell table:formula="of:=IF(ISNA(VLOOKUP([.E1419];[Entrada.$A$8:.$D$1605];4;0)) = 1; 0;VLOOKUP([.E1419];[Entrada.$A$8:.$D$1605];4;0))" office:value-type="float" office:value="0">
            <text:p>0</text:p>
          </table:table-cell>
          <table:table-cell table:number-columns-repeated="6"/>
          <table:table-cell table:style-name="ce29" table:formula="of:=[.C14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19];[Entrada.$A$8:.$C$1606];3;0)) = 1; 0;VLOOKUP([.E1419];[Entrada.$A$8:.$C$1606];3;0)*[.C14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8</text:p>
          </table:table-cell>
          <table:table-cell table:number-columns-repeated="2"/>
          <table:table-cell/>
          <table:table-cell table:style-name="ce12" office:value-type="string">
            <text:p>36,18</text:p>
          </table:table-cell>
          <table:table-cell table:style-name="ce21" table:formula="of:=IF(ISNA(VLOOKUP([.E1420];[Entrada.$A$8:.$B$1605];2;0)) = 1; 0;VLOOKUP([.E1420];[Entrada.$A$8:.$B$1605];2;0))" office:value-type="float" office:value="0">
            <text:p>0</text:p>
          </table:table-cell>
          <table:table-cell table:formula="of:=IF(ISNA(VLOOKUP([.E1420];[Entrada.$A$8:.$D$1605];4;0)) = 1; 0;VLOOKUP([.E1420];[Entrada.$A$8:.$D$1605];4;0))" office:value-type="float" office:value="0">
            <text:p>0</text:p>
          </table:table-cell>
          <table:table-cell table:number-columns-repeated="6"/>
          <table:table-cell table:style-name="ce29" table:formula="of:=[.C14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0];[Entrada.$A$8:.$C$1606];3;0)) = 1; 0;VLOOKUP([.E1420];[Entrada.$A$8:.$C$1606];3;0)*[.C14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19</text:p>
          </table:table-cell>
          <table:table-cell table:number-columns-repeated="2"/>
          <table:table-cell/>
          <table:table-cell table:style-name="ce12" office:value-type="string">
            <text:p>36,19</text:p>
          </table:table-cell>
          <table:table-cell table:style-name="ce21" table:formula="of:=IF(ISNA(VLOOKUP([.E1421];[Entrada.$A$8:.$B$1605];2;0)) = 1; 0;VLOOKUP([.E1421];[Entrada.$A$8:.$B$1605];2;0))" office:value-type="float" office:value="0">
            <text:p>0</text:p>
          </table:table-cell>
          <table:table-cell table:formula="of:=IF(ISNA(VLOOKUP([.E1421];[Entrada.$A$8:.$D$1605];4;0)) = 1; 0;VLOOKUP([.E1421];[Entrada.$A$8:.$D$1605];4;0))" office:value-type="float" office:value="0">
            <text:p>0</text:p>
          </table:table-cell>
          <table:table-cell table:number-columns-repeated="6"/>
          <table:table-cell table:style-name="ce29" table:formula="of:=[.C14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1];[Entrada.$A$8:.$C$1606];3;0)) = 1; 0;VLOOKUP([.E1421];[Entrada.$A$8:.$C$1606];3;0)*[.C14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0</text:p>
          </table:table-cell>
          <table:table-cell table:number-columns-repeated="2"/>
          <table:table-cell/>
          <table:table-cell table:style-name="ce12" office:value-type="string">
            <text:p>36,20</text:p>
          </table:table-cell>
          <table:table-cell table:style-name="ce21" table:formula="of:=IF(ISNA(VLOOKUP([.E1422];[Entrada.$A$8:.$B$1605];2;0)) = 1; 0;VLOOKUP([.E1422];[Entrada.$A$8:.$B$1605];2;0))" office:value-type="float" office:value="0">
            <text:p>0</text:p>
          </table:table-cell>
          <table:table-cell table:formula="of:=IF(ISNA(VLOOKUP([.E1422];[Entrada.$A$8:.$D$1605];4;0)) = 1; 0;VLOOKUP([.E1422];[Entrada.$A$8:.$D$1605];4;0))" office:value-type="float" office:value="0">
            <text:p>0</text:p>
          </table:table-cell>
          <table:table-cell table:number-columns-repeated="6"/>
          <table:table-cell table:style-name="ce29" table:formula="of:=[.C14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2];[Entrada.$A$8:.$C$1606];3;0)) = 1; 0;VLOOKUP([.E1422];[Entrada.$A$8:.$C$1606];3;0)*[.C14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1</text:p>
          </table:table-cell>
          <table:table-cell table:number-columns-repeated="2"/>
          <table:table-cell/>
          <table:table-cell table:style-name="ce12" office:value-type="string">
            <text:p>36,21</text:p>
          </table:table-cell>
          <table:table-cell table:style-name="ce21" table:formula="of:=IF(ISNA(VLOOKUP([.E1423];[Entrada.$A$8:.$B$1605];2;0)) = 1; 0;VLOOKUP([.E1423];[Entrada.$A$8:.$B$1605];2;0))" office:value-type="float" office:value="0">
            <text:p>0</text:p>
          </table:table-cell>
          <table:table-cell table:formula="of:=IF(ISNA(VLOOKUP([.E1423];[Entrada.$A$8:.$D$1605];4;0)) = 1; 0;VLOOKUP([.E1423];[Entrada.$A$8:.$D$1605];4;0))" office:value-type="float" office:value="0">
            <text:p>0</text:p>
          </table:table-cell>
          <table:table-cell table:number-columns-repeated="6"/>
          <table:table-cell table:style-name="ce29" table:formula="of:=[.C14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3];[Entrada.$A$8:.$C$1606];3;0)) = 1; 0;VLOOKUP([.E1423];[Entrada.$A$8:.$C$1606];3;0)*[.C14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2</text:p>
          </table:table-cell>
          <table:table-cell table:number-columns-repeated="2"/>
          <table:table-cell/>
          <table:table-cell table:style-name="ce12" office:value-type="string">
            <text:p>36,22</text:p>
          </table:table-cell>
          <table:table-cell table:style-name="ce21" table:formula="of:=IF(ISNA(VLOOKUP([.E1424];[Entrada.$A$8:.$B$1605];2;0)) = 1; 0;VLOOKUP([.E1424];[Entrada.$A$8:.$B$1605];2;0))" office:value-type="float" office:value="0">
            <text:p>0</text:p>
          </table:table-cell>
          <table:table-cell table:formula="of:=IF(ISNA(VLOOKUP([.E1424];[Entrada.$A$8:.$D$1605];4;0)) = 1; 0;VLOOKUP([.E1424];[Entrada.$A$8:.$D$1605];4;0))" office:value-type="float" office:value="0">
            <text:p>0</text:p>
          </table:table-cell>
          <table:table-cell table:number-columns-repeated="6"/>
          <table:table-cell table:style-name="ce29" table:formula="of:=[.C14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4];[Entrada.$A$8:.$C$1606];3;0)) = 1; 0;VLOOKUP([.E1424];[Entrada.$A$8:.$C$1606];3;0)*[.C14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3</text:p>
          </table:table-cell>
          <table:table-cell table:number-columns-repeated="2"/>
          <table:table-cell/>
          <table:table-cell table:style-name="ce12" office:value-type="string">
            <text:p>36,23</text:p>
          </table:table-cell>
          <table:table-cell table:style-name="ce21" table:formula="of:=IF(ISNA(VLOOKUP([.E1425];[Entrada.$A$8:.$B$1605];2;0)) = 1; 0;VLOOKUP([.E1425];[Entrada.$A$8:.$B$1605];2;0))" office:value-type="float" office:value="0">
            <text:p>0</text:p>
          </table:table-cell>
          <table:table-cell table:formula="of:=IF(ISNA(VLOOKUP([.E1425];[Entrada.$A$8:.$D$1605];4;0)) = 1; 0;VLOOKUP([.E1425];[Entrada.$A$8:.$D$1605];4;0))" office:value-type="float" office:value="0">
            <text:p>0</text:p>
          </table:table-cell>
          <table:table-cell table:number-columns-repeated="6"/>
          <table:table-cell table:style-name="ce29" table:formula="of:=[.C14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5];[Entrada.$A$8:.$C$1606];3;0)) = 1; 0;VLOOKUP([.E1425];[Entrada.$A$8:.$C$1606];3;0)*[.C14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4</text:p>
          </table:table-cell>
          <table:table-cell table:number-columns-repeated="2"/>
          <table:table-cell/>
          <table:table-cell table:style-name="ce12" office:value-type="string">
            <text:p>36,24</text:p>
          </table:table-cell>
          <table:table-cell table:style-name="ce21" table:formula="of:=IF(ISNA(VLOOKUP([.E1426];[Entrada.$A$8:.$B$1605];2;0)) = 1; 0;VLOOKUP([.E1426];[Entrada.$A$8:.$B$1605];2;0))" office:value-type="float" office:value="0">
            <text:p>0</text:p>
          </table:table-cell>
          <table:table-cell table:formula="of:=IF(ISNA(VLOOKUP([.E1426];[Entrada.$A$8:.$D$1605];4;0)) = 1; 0;VLOOKUP([.E1426];[Entrada.$A$8:.$D$1605];4;0))" office:value-type="float" office:value="0">
            <text:p>0</text:p>
          </table:table-cell>
          <table:table-cell table:number-columns-repeated="6"/>
          <table:table-cell table:style-name="ce29" table:formula="of:=[.C14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6];[Entrada.$A$8:.$C$1606];3;0)) = 1; 0;VLOOKUP([.E1426];[Entrada.$A$8:.$C$1606];3;0)*[.C14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5</text:p>
          </table:table-cell>
          <table:table-cell table:number-columns-repeated="2"/>
          <table:table-cell/>
          <table:table-cell table:style-name="ce12" office:value-type="string">
            <text:p>36,25</text:p>
          </table:table-cell>
          <table:table-cell table:style-name="ce21" table:formula="of:=IF(ISNA(VLOOKUP([.E1427];[Entrada.$A$8:.$B$1605];2;0)) = 1; 0;VLOOKUP([.E1427];[Entrada.$A$8:.$B$1605];2;0))" office:value-type="float" office:value="0">
            <text:p>0</text:p>
          </table:table-cell>
          <table:table-cell table:formula="of:=IF(ISNA(VLOOKUP([.E1427];[Entrada.$A$8:.$D$1605];4;0)) = 1; 0;VLOOKUP([.E1427];[Entrada.$A$8:.$D$1605];4;0))" office:value-type="float" office:value="0">
            <text:p>0</text:p>
          </table:table-cell>
          <table:table-cell table:number-columns-repeated="6"/>
          <table:table-cell table:style-name="ce29" table:formula="of:=[.C14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7];[Entrada.$A$8:.$C$1606];3;0)) = 1; 0;VLOOKUP([.E1427];[Entrada.$A$8:.$C$1606];3;0)*[.C14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6</text:p>
          </table:table-cell>
          <table:table-cell table:number-columns-repeated="2"/>
          <table:table-cell/>
          <table:table-cell table:style-name="ce12" office:value-type="string">
            <text:p>36,26</text:p>
          </table:table-cell>
          <table:table-cell table:style-name="ce21" table:formula="of:=IF(ISNA(VLOOKUP([.E1428];[Entrada.$A$8:.$B$1605];2;0)) = 1; 0;VLOOKUP([.E1428];[Entrada.$A$8:.$B$1605];2;0))" office:value-type="float" office:value="0">
            <text:p>0</text:p>
          </table:table-cell>
          <table:table-cell table:formula="of:=IF(ISNA(VLOOKUP([.E1428];[Entrada.$A$8:.$D$1605];4;0)) = 1; 0;VLOOKUP([.E1428];[Entrada.$A$8:.$D$1605];4;0))" office:value-type="float" office:value="0">
            <text:p>0</text:p>
          </table:table-cell>
          <table:table-cell table:number-columns-repeated="6"/>
          <table:table-cell table:style-name="ce29" table:formula="of:=[.C14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8];[Entrada.$A$8:.$C$1606];3;0)) = 1; 0;VLOOKUP([.E1428];[Entrada.$A$8:.$C$1606];3;0)*[.C14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7</text:p>
          </table:table-cell>
          <table:table-cell table:number-columns-repeated="2"/>
          <table:table-cell/>
          <table:table-cell table:style-name="ce12" office:value-type="string">
            <text:p>36,27</text:p>
          </table:table-cell>
          <table:table-cell table:style-name="ce21" table:formula="of:=IF(ISNA(VLOOKUP([.E1429];[Entrada.$A$8:.$B$1605];2;0)) = 1; 0;VLOOKUP([.E1429];[Entrada.$A$8:.$B$1605];2;0))" office:value-type="float" office:value="0">
            <text:p>0</text:p>
          </table:table-cell>
          <table:table-cell table:formula="of:=IF(ISNA(VLOOKUP([.E1429];[Entrada.$A$8:.$D$1605];4;0)) = 1; 0;VLOOKUP([.E1429];[Entrada.$A$8:.$D$1605];4;0))" office:value-type="float" office:value="0">
            <text:p>0</text:p>
          </table:table-cell>
          <table:table-cell table:number-columns-repeated="6"/>
          <table:table-cell table:style-name="ce29" table:formula="of:=[.C14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29];[Entrada.$A$8:.$C$1606];3;0)) = 1; 0;VLOOKUP([.E1429];[Entrada.$A$8:.$C$1606];3;0)*[.C14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8</text:p>
          </table:table-cell>
          <table:table-cell table:number-columns-repeated="2"/>
          <table:table-cell/>
          <table:table-cell table:style-name="ce12" office:value-type="string">
            <text:p>36,28</text:p>
          </table:table-cell>
          <table:table-cell table:style-name="ce21" table:formula="of:=IF(ISNA(VLOOKUP([.E1430];[Entrada.$A$8:.$B$1605];2;0)) = 1; 0;VLOOKUP([.E1430];[Entrada.$A$8:.$B$1605];2;0))" office:value-type="float" office:value="0">
            <text:p>0</text:p>
          </table:table-cell>
          <table:table-cell table:formula="of:=IF(ISNA(VLOOKUP([.E1430];[Entrada.$A$8:.$D$1605];4;0)) = 1; 0;VLOOKUP([.E1430];[Entrada.$A$8:.$D$1605];4;0))" office:value-type="float" office:value="0">
            <text:p>0</text:p>
          </table:table-cell>
          <table:table-cell table:number-columns-repeated="6"/>
          <table:table-cell table:style-name="ce29" table:formula="of:=[.C14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0];[Entrada.$A$8:.$C$1606];3;0)) = 1; 0;VLOOKUP([.E1430];[Entrada.$A$8:.$C$1606];3;0)*[.C14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29</text:p>
          </table:table-cell>
          <table:table-cell table:number-columns-repeated="2"/>
          <table:table-cell/>
          <table:table-cell table:style-name="ce12" office:value-type="string">
            <text:p>36,29</text:p>
          </table:table-cell>
          <table:table-cell table:style-name="ce21" table:formula="of:=IF(ISNA(VLOOKUP([.E1431];[Entrada.$A$8:.$B$1605];2;0)) = 1; 0;VLOOKUP([.E1431];[Entrada.$A$8:.$B$1605];2;0))" office:value-type="float" office:value="0">
            <text:p>0</text:p>
          </table:table-cell>
          <table:table-cell table:formula="of:=IF(ISNA(VLOOKUP([.E1431];[Entrada.$A$8:.$D$1605];4;0)) = 1; 0;VLOOKUP([.E1431];[Entrada.$A$8:.$D$1605];4;0))" office:value-type="float" office:value="0">
            <text:p>0</text:p>
          </table:table-cell>
          <table:table-cell table:number-columns-repeated="6"/>
          <table:table-cell table:style-name="ce29" table:formula="of:=[.C14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1];[Entrada.$A$8:.$C$1606];3;0)) = 1; 0;VLOOKUP([.E1431];[Entrada.$A$8:.$C$1606];3;0)*[.C14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0</text:p>
          </table:table-cell>
          <table:table-cell table:number-columns-repeated="2"/>
          <table:table-cell/>
          <table:table-cell table:style-name="ce12" office:value-type="string">
            <text:p>36,30</text:p>
          </table:table-cell>
          <table:table-cell table:style-name="ce21" table:formula="of:=IF(ISNA(VLOOKUP([.E1432];[Entrada.$A$8:.$B$1605];2;0)) = 1; 0;VLOOKUP([.E1432];[Entrada.$A$8:.$B$1605];2;0))" office:value-type="float" office:value="0">
            <text:p>0</text:p>
          </table:table-cell>
          <table:table-cell table:formula="of:=IF(ISNA(VLOOKUP([.E1432];[Entrada.$A$8:.$D$1605];4;0)) = 1; 0;VLOOKUP([.E1432];[Entrada.$A$8:.$D$1605];4;0))" office:value-type="float" office:value="0">
            <text:p>0</text:p>
          </table:table-cell>
          <table:table-cell table:number-columns-repeated="6"/>
          <table:table-cell table:style-name="ce29" table:formula="of:=[.C14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2];[Entrada.$A$8:.$C$1606];3;0)) = 1; 0;VLOOKUP([.E1432];[Entrada.$A$8:.$C$1606];3;0)*[.C14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1</text:p>
          </table:table-cell>
          <table:table-cell table:number-columns-repeated="2"/>
          <table:table-cell/>
          <table:table-cell table:style-name="ce12" office:value-type="string">
            <text:p>36,31</text:p>
          </table:table-cell>
          <table:table-cell table:style-name="ce21" table:formula="of:=IF(ISNA(VLOOKUP([.E1433];[Entrada.$A$8:.$B$1605];2;0)) = 1; 0;VLOOKUP([.E1433];[Entrada.$A$8:.$B$1605];2;0))" office:value-type="float" office:value="0">
            <text:p>0</text:p>
          </table:table-cell>
          <table:table-cell table:formula="of:=IF(ISNA(VLOOKUP([.E1433];[Entrada.$A$8:.$D$1605];4;0)) = 1; 0;VLOOKUP([.E1433];[Entrada.$A$8:.$D$1605];4;0))" office:value-type="float" office:value="0">
            <text:p>0</text:p>
          </table:table-cell>
          <table:table-cell table:number-columns-repeated="6"/>
          <table:table-cell table:style-name="ce29" table:formula="of:=[.C14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3];[Entrada.$A$8:.$C$1606];3;0)) = 1; 0;VLOOKUP([.E1433];[Entrada.$A$8:.$C$1606];3;0)*[.C14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2</text:p>
          </table:table-cell>
          <table:table-cell table:number-columns-repeated="2"/>
          <table:table-cell/>
          <table:table-cell table:style-name="ce12" office:value-type="string">
            <text:p>36,32</text:p>
          </table:table-cell>
          <table:table-cell table:style-name="ce21" table:formula="of:=IF(ISNA(VLOOKUP([.E1434];[Entrada.$A$8:.$B$1605];2;0)) = 1; 0;VLOOKUP([.E1434];[Entrada.$A$8:.$B$1605];2;0))" office:value-type="float" office:value="0">
            <text:p>0</text:p>
          </table:table-cell>
          <table:table-cell table:formula="of:=IF(ISNA(VLOOKUP([.E1434];[Entrada.$A$8:.$D$1605];4;0)) = 1; 0;VLOOKUP([.E1434];[Entrada.$A$8:.$D$1605];4;0))" office:value-type="float" office:value="0">
            <text:p>0</text:p>
          </table:table-cell>
          <table:table-cell table:number-columns-repeated="6"/>
          <table:table-cell table:style-name="ce29" table:formula="of:=[.C14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4];[Entrada.$A$8:.$C$1606];3;0)) = 1; 0;VLOOKUP([.E1434];[Entrada.$A$8:.$C$1606];3;0)*[.C14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3</text:p>
          </table:table-cell>
          <table:table-cell table:number-columns-repeated="2"/>
          <table:table-cell/>
          <table:table-cell table:style-name="ce12" office:value-type="string">
            <text:p>36,33</text:p>
          </table:table-cell>
          <table:table-cell table:style-name="ce21" table:formula="of:=IF(ISNA(VLOOKUP([.E1435];[Entrada.$A$8:.$B$1605];2;0)) = 1; 0;VLOOKUP([.E1435];[Entrada.$A$8:.$B$1605];2;0))" office:value-type="float" office:value="0">
            <text:p>0</text:p>
          </table:table-cell>
          <table:table-cell table:formula="of:=IF(ISNA(VLOOKUP([.E1435];[Entrada.$A$8:.$D$1605];4;0)) = 1; 0;VLOOKUP([.E1435];[Entrada.$A$8:.$D$1605];4;0))" office:value-type="float" office:value="0">
            <text:p>0</text:p>
          </table:table-cell>
          <table:table-cell table:number-columns-repeated="6"/>
          <table:table-cell table:style-name="ce29" table:formula="of:=[.C14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5];[Entrada.$A$8:.$C$1606];3;0)) = 1; 0;VLOOKUP([.E1435];[Entrada.$A$8:.$C$1606];3;0)*[.C14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4</text:p>
          </table:table-cell>
          <table:table-cell table:number-columns-repeated="2"/>
          <table:table-cell/>
          <table:table-cell table:style-name="ce12" office:value-type="string">
            <text:p>36,34</text:p>
          </table:table-cell>
          <table:table-cell table:style-name="ce21" table:formula="of:=IF(ISNA(VLOOKUP([.E1436];[Entrada.$A$8:.$B$1605];2;0)) = 1; 0;VLOOKUP([.E1436];[Entrada.$A$8:.$B$1605];2;0))" office:value-type="float" office:value="0">
            <text:p>0</text:p>
          </table:table-cell>
          <table:table-cell table:formula="of:=IF(ISNA(VLOOKUP([.E1436];[Entrada.$A$8:.$D$1605];4;0)) = 1; 0;VLOOKUP([.E1436];[Entrada.$A$8:.$D$1605];4;0))" office:value-type="float" office:value="0">
            <text:p>0</text:p>
          </table:table-cell>
          <table:table-cell table:number-columns-repeated="6"/>
          <table:table-cell table:style-name="ce29" table:formula="of:=[.C14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6];[Entrada.$A$8:.$C$1606];3;0)) = 1; 0;VLOOKUP([.E1436];[Entrada.$A$8:.$C$1606];3;0)*[.C14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5</text:p>
          </table:table-cell>
          <table:table-cell table:number-columns-repeated="2"/>
          <table:table-cell/>
          <table:table-cell table:style-name="ce12" office:value-type="string">
            <text:p>36,35</text:p>
          </table:table-cell>
          <table:table-cell table:style-name="ce21" table:formula="of:=IF(ISNA(VLOOKUP([.E1437];[Entrada.$A$8:.$B$1605];2;0)) = 1; 0;VLOOKUP([.E1437];[Entrada.$A$8:.$B$1605];2;0))" office:value-type="float" office:value="0">
            <text:p>0</text:p>
          </table:table-cell>
          <table:table-cell table:formula="of:=IF(ISNA(VLOOKUP([.E1437];[Entrada.$A$8:.$D$1605];4;0)) = 1; 0;VLOOKUP([.E1437];[Entrada.$A$8:.$D$1605];4;0))" office:value-type="float" office:value="0">
            <text:p>0</text:p>
          </table:table-cell>
          <table:table-cell table:number-columns-repeated="6"/>
          <table:table-cell table:style-name="ce29" table:formula="of:=[.C14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7];[Entrada.$A$8:.$C$1606];3;0)) = 1; 0;VLOOKUP([.E1437];[Entrada.$A$8:.$C$1606];3;0)*[.C14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6</text:p>
          </table:table-cell>
          <table:table-cell table:number-columns-repeated="2"/>
          <table:table-cell/>
          <table:table-cell table:style-name="ce12" office:value-type="string">
            <text:p>36,36</text:p>
          </table:table-cell>
          <table:table-cell table:style-name="ce21" table:formula="of:=IF(ISNA(VLOOKUP([.E1438];[Entrada.$A$8:.$B$1605];2;0)) = 1; 0;VLOOKUP([.E1438];[Entrada.$A$8:.$B$1605];2;0))" office:value-type="float" office:value="0">
            <text:p>0</text:p>
          </table:table-cell>
          <table:table-cell table:formula="of:=IF(ISNA(VLOOKUP([.E1438];[Entrada.$A$8:.$D$1605];4;0)) = 1; 0;VLOOKUP([.E1438];[Entrada.$A$8:.$D$1605];4;0))" office:value-type="float" office:value="0">
            <text:p>0</text:p>
          </table:table-cell>
          <table:table-cell table:number-columns-repeated="6"/>
          <table:table-cell table:style-name="ce29" table:formula="of:=[.C14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8];[Entrada.$A$8:.$C$1606];3;0)) = 1; 0;VLOOKUP([.E1438];[Entrada.$A$8:.$C$1606];3;0)*[.C14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7</text:p>
          </table:table-cell>
          <table:table-cell table:number-columns-repeated="2"/>
          <table:table-cell/>
          <table:table-cell table:style-name="ce12" office:value-type="string">
            <text:p>36,37</text:p>
          </table:table-cell>
          <table:table-cell table:style-name="ce21" table:formula="of:=IF(ISNA(VLOOKUP([.E1439];[Entrada.$A$8:.$B$1605];2;0)) = 1; 0;VLOOKUP([.E1439];[Entrada.$A$8:.$B$1605];2;0))" office:value-type="float" office:value="0">
            <text:p>0</text:p>
          </table:table-cell>
          <table:table-cell table:formula="of:=IF(ISNA(VLOOKUP([.E1439];[Entrada.$A$8:.$D$1605];4;0)) = 1; 0;VLOOKUP([.E1439];[Entrada.$A$8:.$D$1605];4;0))" office:value-type="float" office:value="0">
            <text:p>0</text:p>
          </table:table-cell>
          <table:table-cell table:number-columns-repeated="6"/>
          <table:table-cell table:style-name="ce29" table:formula="of:=[.C14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39];[Entrada.$A$8:.$C$1606];3;0)) = 1; 0;VLOOKUP([.E1439];[Entrada.$A$8:.$C$1606];3;0)*[.C14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8</text:p>
          </table:table-cell>
          <table:table-cell table:number-columns-repeated="2"/>
          <table:table-cell/>
          <table:table-cell table:style-name="ce12" office:value-type="string">
            <text:p>36,38</text:p>
          </table:table-cell>
          <table:table-cell table:style-name="ce21" table:formula="of:=IF(ISNA(VLOOKUP([.E1440];[Entrada.$A$8:.$B$1605];2;0)) = 1; 0;VLOOKUP([.E1440];[Entrada.$A$8:.$B$1605];2;0))" office:value-type="float" office:value="0">
            <text:p>0</text:p>
          </table:table-cell>
          <table:table-cell table:formula="of:=IF(ISNA(VLOOKUP([.E1440];[Entrada.$A$8:.$D$1605];4;0)) = 1; 0;VLOOKUP([.E1440];[Entrada.$A$8:.$D$1605];4;0))" office:value-type="float" office:value="0">
            <text:p>0</text:p>
          </table:table-cell>
          <table:table-cell table:number-columns-repeated="6"/>
          <table:table-cell table:style-name="ce29" table:formula="of:=[.C14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0];[Entrada.$A$8:.$C$1606];3;0)) = 1; 0;VLOOKUP([.E1440];[Entrada.$A$8:.$C$1606];3;0)*[.C14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39</text:p>
          </table:table-cell>
          <table:table-cell table:number-columns-repeated="2"/>
          <table:table-cell/>
          <table:table-cell table:style-name="ce12" office:value-type="string">
            <text:p>36,39</text:p>
          </table:table-cell>
          <table:table-cell table:style-name="ce21" table:formula="of:=IF(ISNA(VLOOKUP([.E1441];[Entrada.$A$8:.$B$1605];2;0)) = 1; 0;VLOOKUP([.E1441];[Entrada.$A$8:.$B$1605];2;0))" office:value-type="float" office:value="0">
            <text:p>0</text:p>
          </table:table-cell>
          <table:table-cell table:formula="of:=IF(ISNA(VLOOKUP([.E1441];[Entrada.$A$8:.$D$1605];4;0)) = 1; 0;VLOOKUP([.E1441];[Entrada.$A$8:.$D$1605];4;0))" office:value-type="float" office:value="0">
            <text:p>0</text:p>
          </table:table-cell>
          <table:table-cell table:number-columns-repeated="6"/>
          <table:table-cell table:style-name="ce29" table:formula="of:=[.C14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1];[Entrada.$A$8:.$C$1606];3;0)) = 1; 0;VLOOKUP([.E1441];[Entrada.$A$8:.$C$1606];3;0)*[.C14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6,40</text:p>
          </table:table-cell>
          <table:table-cell table:number-columns-repeated="2"/>
          <table:table-cell/>
          <table:table-cell table:style-name="ce12" office:value-type="string">
            <text:p>36,40</text:p>
          </table:table-cell>
          <table:table-cell table:style-name="ce21" table:formula="of:=IF(ISNA(VLOOKUP([.E1442];[Entrada.$A$8:.$B$1605];2;0)) = 1; 0;VLOOKUP([.E1442];[Entrada.$A$8:.$B$1605];2;0))" office:value-type="float" office:value="0">
            <text:p>0</text:p>
          </table:table-cell>
          <table:table-cell table:formula="of:=IF(ISNA(VLOOKUP([.E1442];[Entrada.$A$8:.$D$1605];4;0)) = 1; 0;VLOOKUP([.E1442];[Entrada.$A$8:.$D$1605];4;0))" office:value-type="float" office:value="0">
            <text:p>0</text:p>
          </table:table-cell>
          <table:table-cell table:number-columns-repeated="6"/>
          <table:table-cell table:style-name="ce29" table:formula="of:=[.C14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2];[Entrada.$A$8:.$C$1606];3;0)) = 1; 0;VLOOKUP([.E1442];[Entrada.$A$8:.$C$1606];3;0)*[.C14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</text:p>
          </table:table-cell>
          <table:table-cell table:number-columns-repeated="2"/>
          <table:table-cell/>
          <table:table-cell table:style-name="ce12" office:value-type="string">
            <text:p>37,1</text:p>
          </table:table-cell>
          <table:table-cell table:style-name="ce21" table:formula="of:=IF(ISNA(VLOOKUP([.E1443];[Entrada.$A$8:.$B$1605];2;0)) = 1; 0;VLOOKUP([.E1443];[Entrada.$A$8:.$B$1605];2;0))" office:value-type="float" office:value="0">
            <text:p>0</text:p>
          </table:table-cell>
          <table:table-cell table:formula="of:=IF(ISNA(VLOOKUP([.E1443];[Entrada.$A$8:.$D$1605];4;0)) = 1; 0;VLOOKUP([.E1443];[Entrada.$A$8:.$D$1605];4;0))" office:value-type="float" office:value="0">
            <text:p>0</text:p>
          </table:table-cell>
          <table:table-cell table:number-columns-repeated="6"/>
          <table:table-cell table:style-name="ce29" table:formula="of:=[.C14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3];[Entrada.$A$8:.$C$1606];3;0)) = 1; 0;VLOOKUP([.E1443];[Entrada.$A$8:.$C$1606];3;0)*[.C14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</text:p>
          </table:table-cell>
          <table:table-cell table:number-columns-repeated="2"/>
          <table:table-cell/>
          <table:table-cell table:style-name="ce12" office:value-type="string">
            <text:p>37,2</text:p>
          </table:table-cell>
          <table:table-cell table:style-name="ce21" table:formula="of:=IF(ISNA(VLOOKUP([.E1444];[Entrada.$A$8:.$B$1605];2;0)) = 1; 0;VLOOKUP([.E1444];[Entrada.$A$8:.$B$1605];2;0))" office:value-type="float" office:value="0">
            <text:p>0</text:p>
          </table:table-cell>
          <table:table-cell table:formula="of:=IF(ISNA(VLOOKUP([.E1444];[Entrada.$A$8:.$D$1605];4;0)) = 1; 0;VLOOKUP([.E1444];[Entrada.$A$8:.$D$1605];4;0))" office:value-type="float" office:value="0">
            <text:p>0</text:p>
          </table:table-cell>
          <table:table-cell table:number-columns-repeated="6"/>
          <table:table-cell table:style-name="ce29" table:formula="of:=[.C14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4];[Entrada.$A$8:.$C$1606];3;0)) = 1; 0;VLOOKUP([.E1444];[Entrada.$A$8:.$C$1606];3;0)*[.C14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</text:p>
          </table:table-cell>
          <table:table-cell table:number-columns-repeated="2"/>
          <table:table-cell/>
          <table:table-cell table:style-name="ce12" office:value-type="string">
            <text:p>37,3</text:p>
          </table:table-cell>
          <table:table-cell table:style-name="ce21" table:formula="of:=IF(ISNA(VLOOKUP([.E1445];[Entrada.$A$8:.$B$1605];2;0)) = 1; 0;VLOOKUP([.E1445];[Entrada.$A$8:.$B$1605];2;0))" office:value-type="float" office:value="0">
            <text:p>0</text:p>
          </table:table-cell>
          <table:table-cell table:formula="of:=IF(ISNA(VLOOKUP([.E1445];[Entrada.$A$8:.$D$1605];4;0)) = 1; 0;VLOOKUP([.E1445];[Entrada.$A$8:.$D$1605];4;0))" office:value-type="float" office:value="0">
            <text:p>0</text:p>
          </table:table-cell>
          <table:table-cell table:number-columns-repeated="6"/>
          <table:table-cell table:style-name="ce29" table:formula="of:=[.C14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5];[Entrada.$A$8:.$C$1606];3;0)) = 1; 0;VLOOKUP([.E1445];[Entrada.$A$8:.$C$1606];3;0)*[.C14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4</text:p>
          </table:table-cell>
          <table:table-cell table:number-columns-repeated="2"/>
          <table:table-cell/>
          <table:table-cell table:style-name="ce12" office:value-type="string">
            <text:p>37,4</text:p>
          </table:table-cell>
          <table:table-cell table:style-name="ce21" table:formula="of:=IF(ISNA(VLOOKUP([.E1446];[Entrada.$A$8:.$B$1605];2;0)) = 1; 0;VLOOKUP([.E1446];[Entrada.$A$8:.$B$1605];2;0))" office:value-type="float" office:value="0">
            <text:p>0</text:p>
          </table:table-cell>
          <table:table-cell table:formula="of:=IF(ISNA(VLOOKUP([.E1446];[Entrada.$A$8:.$D$1605];4;0)) = 1; 0;VLOOKUP([.E1446];[Entrada.$A$8:.$D$1605];4;0))" office:value-type="float" office:value="0">
            <text:p>0</text:p>
          </table:table-cell>
          <table:table-cell table:number-columns-repeated="6"/>
          <table:table-cell table:style-name="ce29" table:formula="of:=[.C14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6];[Entrada.$A$8:.$C$1606];3;0)) = 1; 0;VLOOKUP([.E1446];[Entrada.$A$8:.$C$1606];3;0)*[.C14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5</text:p>
          </table:table-cell>
          <table:table-cell table:number-columns-repeated="2"/>
          <table:table-cell/>
          <table:table-cell table:style-name="ce12" office:value-type="string">
            <text:p>37,5</text:p>
          </table:table-cell>
          <table:table-cell table:style-name="ce21" table:formula="of:=IF(ISNA(VLOOKUP([.E1447];[Entrada.$A$8:.$B$1605];2;0)) = 1; 0;VLOOKUP([.E1447];[Entrada.$A$8:.$B$1605];2;0))" office:value-type="float" office:value="0">
            <text:p>0</text:p>
          </table:table-cell>
          <table:table-cell table:formula="of:=IF(ISNA(VLOOKUP([.E1447];[Entrada.$A$8:.$D$1605];4;0)) = 1; 0;VLOOKUP([.E1447];[Entrada.$A$8:.$D$1605];4;0))" office:value-type="float" office:value="0">
            <text:p>0</text:p>
          </table:table-cell>
          <table:table-cell table:number-columns-repeated="6"/>
          <table:table-cell table:style-name="ce29" table:formula="of:=[.C14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7];[Entrada.$A$8:.$C$1606];3;0)) = 1; 0;VLOOKUP([.E1447];[Entrada.$A$8:.$C$1606];3;0)*[.C14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6</text:p>
          </table:table-cell>
          <table:table-cell table:number-columns-repeated="2"/>
          <table:table-cell/>
          <table:table-cell table:style-name="ce12" office:value-type="string">
            <text:p>37,6</text:p>
          </table:table-cell>
          <table:table-cell table:style-name="ce21" table:formula="of:=IF(ISNA(VLOOKUP([.E1448];[Entrada.$A$8:.$B$1605];2;0)) = 1; 0;VLOOKUP([.E1448];[Entrada.$A$8:.$B$1605];2;0))" office:value-type="float" office:value="0">
            <text:p>0</text:p>
          </table:table-cell>
          <table:table-cell table:formula="of:=IF(ISNA(VLOOKUP([.E1448];[Entrada.$A$8:.$D$1605];4;0)) = 1; 0;VLOOKUP([.E1448];[Entrada.$A$8:.$D$1605];4;0))" office:value-type="float" office:value="0">
            <text:p>0</text:p>
          </table:table-cell>
          <table:table-cell table:number-columns-repeated="6"/>
          <table:table-cell table:style-name="ce29" table:formula="of:=[.C14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8];[Entrada.$A$8:.$C$1606];3;0)) = 1; 0;VLOOKUP([.E1448];[Entrada.$A$8:.$C$1606];3;0)*[.C14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7</text:p>
          </table:table-cell>
          <table:table-cell table:number-columns-repeated="2"/>
          <table:table-cell/>
          <table:table-cell table:style-name="ce12" office:value-type="string">
            <text:p>37,7</text:p>
          </table:table-cell>
          <table:table-cell table:style-name="ce21" table:formula="of:=IF(ISNA(VLOOKUP([.E1449];[Entrada.$A$8:.$B$1605];2;0)) = 1; 0;VLOOKUP([.E1449];[Entrada.$A$8:.$B$1605];2;0))" office:value-type="float" office:value="0">
            <text:p>0</text:p>
          </table:table-cell>
          <table:table-cell table:formula="of:=IF(ISNA(VLOOKUP([.E1449];[Entrada.$A$8:.$D$1605];4;0)) = 1; 0;VLOOKUP([.E1449];[Entrada.$A$8:.$D$1605];4;0))" office:value-type="float" office:value="0">
            <text:p>0</text:p>
          </table:table-cell>
          <table:table-cell table:number-columns-repeated="6"/>
          <table:table-cell table:style-name="ce29" table:formula="of:=[.C14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49];[Entrada.$A$8:.$C$1606];3;0)) = 1; 0;VLOOKUP([.E1449];[Entrada.$A$8:.$C$1606];3;0)*[.C14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8</text:p>
          </table:table-cell>
          <table:table-cell table:number-columns-repeated="2"/>
          <table:table-cell/>
          <table:table-cell table:style-name="ce12" office:value-type="string">
            <text:p>37,8</text:p>
          </table:table-cell>
          <table:table-cell table:style-name="ce21" table:formula="of:=IF(ISNA(VLOOKUP([.E1450];[Entrada.$A$8:.$B$1605];2;0)) = 1; 0;VLOOKUP([.E1450];[Entrada.$A$8:.$B$1605];2;0))" office:value-type="float" office:value="0">
            <text:p>0</text:p>
          </table:table-cell>
          <table:table-cell table:formula="of:=IF(ISNA(VLOOKUP([.E1450];[Entrada.$A$8:.$D$1605];4;0)) = 1; 0;VLOOKUP([.E1450];[Entrada.$A$8:.$D$1605];4;0))" office:value-type="float" office:value="0">
            <text:p>0</text:p>
          </table:table-cell>
          <table:table-cell table:number-columns-repeated="6"/>
          <table:table-cell table:style-name="ce29" table:formula="of:=[.C14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0];[Entrada.$A$8:.$C$1606];3;0)) = 1; 0;VLOOKUP([.E1450];[Entrada.$A$8:.$C$1606];3;0)*[.C14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9</text:p>
          </table:table-cell>
          <table:table-cell table:number-columns-repeated="2"/>
          <table:table-cell/>
          <table:table-cell table:style-name="ce12" office:value-type="string">
            <text:p>37,9</text:p>
          </table:table-cell>
          <table:table-cell table:style-name="ce21" table:formula="of:=IF(ISNA(VLOOKUP([.E1451];[Entrada.$A$8:.$B$1605];2;0)) = 1; 0;VLOOKUP([.E1451];[Entrada.$A$8:.$B$1605];2;0))" office:value-type="float" office:value="0">
            <text:p>0</text:p>
          </table:table-cell>
          <table:table-cell table:formula="of:=IF(ISNA(VLOOKUP([.E1451];[Entrada.$A$8:.$D$1605];4;0)) = 1; 0;VLOOKUP([.E1451];[Entrada.$A$8:.$D$1605];4;0))" office:value-type="float" office:value="0">
            <text:p>0</text:p>
          </table:table-cell>
          <table:table-cell table:number-columns-repeated="6"/>
          <table:table-cell table:style-name="ce29" table:formula="of:=[.C14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1];[Entrada.$A$8:.$C$1606];3;0)) = 1; 0;VLOOKUP([.E1451];[Entrada.$A$8:.$C$1606];3;0)*[.C14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0</text:p>
          </table:table-cell>
          <table:table-cell table:number-columns-repeated="2"/>
          <table:table-cell/>
          <table:table-cell table:style-name="ce12" office:value-type="string">
            <text:p>37,10</text:p>
          </table:table-cell>
          <table:table-cell table:style-name="ce21" table:formula="of:=IF(ISNA(VLOOKUP([.E1452];[Entrada.$A$8:.$B$1605];2;0)) = 1; 0;VLOOKUP([.E1452];[Entrada.$A$8:.$B$1605];2;0))" office:value-type="float" office:value="0">
            <text:p>0</text:p>
          </table:table-cell>
          <table:table-cell table:formula="of:=IF(ISNA(VLOOKUP([.E1452];[Entrada.$A$8:.$D$1605];4;0)) = 1; 0;VLOOKUP([.E1452];[Entrada.$A$8:.$D$1605];4;0))" office:value-type="float" office:value="0">
            <text:p>0</text:p>
          </table:table-cell>
          <table:table-cell table:number-columns-repeated="6"/>
          <table:table-cell table:style-name="ce29" table:formula="of:=[.C14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2];[Entrada.$A$8:.$C$1606];3;0)) = 1; 0;VLOOKUP([.E1452];[Entrada.$A$8:.$C$1606];3;0)*[.C14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1</text:p>
          </table:table-cell>
          <table:table-cell table:number-columns-repeated="2"/>
          <table:table-cell/>
          <table:table-cell table:style-name="ce12" office:value-type="string">
            <text:p>37,11</text:p>
          </table:table-cell>
          <table:table-cell table:style-name="ce21" table:formula="of:=IF(ISNA(VLOOKUP([.E1453];[Entrada.$A$8:.$B$1605];2;0)) = 1; 0;VLOOKUP([.E1453];[Entrada.$A$8:.$B$1605];2;0))" office:value-type="float" office:value="0">
            <text:p>0</text:p>
          </table:table-cell>
          <table:table-cell table:formula="of:=IF(ISNA(VLOOKUP([.E1453];[Entrada.$A$8:.$D$1605];4;0)) = 1; 0;VLOOKUP([.E1453];[Entrada.$A$8:.$D$1605];4;0))" office:value-type="float" office:value="0">
            <text:p>0</text:p>
          </table:table-cell>
          <table:table-cell table:number-columns-repeated="6"/>
          <table:table-cell table:style-name="ce29" table:formula="of:=[.C14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3];[Entrada.$A$8:.$C$1606];3;0)) = 1; 0;VLOOKUP([.E1453];[Entrada.$A$8:.$C$1606];3;0)*[.C14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2</text:p>
          </table:table-cell>
          <table:table-cell table:number-columns-repeated="2"/>
          <table:table-cell/>
          <table:table-cell table:style-name="ce12" office:value-type="string">
            <text:p>37,12</text:p>
          </table:table-cell>
          <table:table-cell table:style-name="ce21" table:formula="of:=IF(ISNA(VLOOKUP([.E1454];[Entrada.$A$8:.$B$1605];2;0)) = 1; 0;VLOOKUP([.E1454];[Entrada.$A$8:.$B$1605];2;0))" office:value-type="float" office:value="0">
            <text:p>0</text:p>
          </table:table-cell>
          <table:table-cell table:formula="of:=IF(ISNA(VLOOKUP([.E1454];[Entrada.$A$8:.$D$1605];4;0)) = 1; 0;VLOOKUP([.E1454];[Entrada.$A$8:.$D$1605];4;0))" office:value-type="float" office:value="0">
            <text:p>0</text:p>
          </table:table-cell>
          <table:table-cell table:number-columns-repeated="6"/>
          <table:table-cell table:style-name="ce29" table:formula="of:=[.C14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4];[Entrada.$A$8:.$C$1606];3;0)) = 1; 0;VLOOKUP([.E1454];[Entrada.$A$8:.$C$1606];3;0)*[.C14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3</text:p>
          </table:table-cell>
          <table:table-cell table:number-columns-repeated="2"/>
          <table:table-cell/>
          <table:table-cell table:style-name="ce12" office:value-type="string">
            <text:p>37,13</text:p>
          </table:table-cell>
          <table:table-cell table:style-name="ce21" table:formula="of:=IF(ISNA(VLOOKUP([.E1455];[Entrada.$A$8:.$B$1605];2;0)) = 1; 0;VLOOKUP([.E1455];[Entrada.$A$8:.$B$1605];2;0))" office:value-type="float" office:value="0">
            <text:p>0</text:p>
          </table:table-cell>
          <table:table-cell table:formula="of:=IF(ISNA(VLOOKUP([.E1455];[Entrada.$A$8:.$D$1605];4;0)) = 1; 0;VLOOKUP([.E1455];[Entrada.$A$8:.$D$1605];4;0))" office:value-type="float" office:value="0">
            <text:p>0</text:p>
          </table:table-cell>
          <table:table-cell table:number-columns-repeated="6"/>
          <table:table-cell table:style-name="ce29" table:formula="of:=[.C14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5];[Entrada.$A$8:.$C$1606];3;0)) = 1; 0;VLOOKUP([.E1455];[Entrada.$A$8:.$C$1606];3;0)*[.C14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4</text:p>
          </table:table-cell>
          <table:table-cell table:number-columns-repeated="2"/>
          <table:table-cell/>
          <table:table-cell table:style-name="ce12" office:value-type="string">
            <text:p>37,14</text:p>
          </table:table-cell>
          <table:table-cell table:style-name="ce21" table:formula="of:=IF(ISNA(VLOOKUP([.E1456];[Entrada.$A$8:.$B$1605];2;0)) = 1; 0;VLOOKUP([.E1456];[Entrada.$A$8:.$B$1605];2;0))" office:value-type="float" office:value="0">
            <text:p>0</text:p>
          </table:table-cell>
          <table:table-cell table:formula="of:=IF(ISNA(VLOOKUP([.E1456];[Entrada.$A$8:.$D$1605];4;0)) = 1; 0;VLOOKUP([.E1456];[Entrada.$A$8:.$D$1605];4;0))" office:value-type="float" office:value="0">
            <text:p>0</text:p>
          </table:table-cell>
          <table:table-cell table:number-columns-repeated="6"/>
          <table:table-cell table:style-name="ce29" table:formula="of:=[.C14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6];[Entrada.$A$8:.$C$1606];3;0)) = 1; 0;VLOOKUP([.E1456];[Entrada.$A$8:.$C$1606];3;0)*[.C14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5</text:p>
          </table:table-cell>
          <table:table-cell table:number-columns-repeated="2"/>
          <table:table-cell/>
          <table:table-cell table:style-name="ce12" office:value-type="string">
            <text:p>37,15</text:p>
          </table:table-cell>
          <table:table-cell table:style-name="ce21" table:formula="of:=IF(ISNA(VLOOKUP([.E1457];[Entrada.$A$8:.$B$1605];2;0)) = 1; 0;VLOOKUP([.E1457];[Entrada.$A$8:.$B$1605];2;0))" office:value-type="float" office:value="0">
            <text:p>0</text:p>
          </table:table-cell>
          <table:table-cell table:formula="of:=IF(ISNA(VLOOKUP([.E1457];[Entrada.$A$8:.$D$1605];4;0)) = 1; 0;VLOOKUP([.E1457];[Entrada.$A$8:.$D$1605];4;0))" office:value-type="float" office:value="0">
            <text:p>0</text:p>
          </table:table-cell>
          <table:table-cell table:number-columns-repeated="6"/>
          <table:table-cell table:style-name="ce29" table:formula="of:=[.C14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7];[Entrada.$A$8:.$C$1606];3;0)) = 1; 0;VLOOKUP([.E1457];[Entrada.$A$8:.$C$1606];3;0)*[.C14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6</text:p>
          </table:table-cell>
          <table:table-cell table:number-columns-repeated="2"/>
          <table:table-cell/>
          <table:table-cell table:style-name="ce12" office:value-type="string">
            <text:p>37,16</text:p>
          </table:table-cell>
          <table:table-cell table:style-name="ce21" table:formula="of:=IF(ISNA(VLOOKUP([.E1458];[Entrada.$A$8:.$B$1605];2;0)) = 1; 0;VLOOKUP([.E1458];[Entrada.$A$8:.$B$1605];2;0))" office:value-type="float" office:value="0">
            <text:p>0</text:p>
          </table:table-cell>
          <table:table-cell table:formula="of:=IF(ISNA(VLOOKUP([.E1458];[Entrada.$A$8:.$D$1605];4;0)) = 1; 0;VLOOKUP([.E1458];[Entrada.$A$8:.$D$1605];4;0))" office:value-type="float" office:value="0">
            <text:p>0</text:p>
          </table:table-cell>
          <table:table-cell table:number-columns-repeated="6"/>
          <table:table-cell table:style-name="ce29" table:formula="of:=[.C14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8];[Entrada.$A$8:.$C$1606];3;0)) = 1; 0;VLOOKUP([.E1458];[Entrada.$A$8:.$C$1606];3;0)*[.C14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7</text:p>
          </table:table-cell>
          <table:table-cell table:number-columns-repeated="2"/>
          <table:table-cell/>
          <table:table-cell table:style-name="ce12" office:value-type="string">
            <text:p>37,17</text:p>
          </table:table-cell>
          <table:table-cell table:style-name="ce21" table:formula="of:=IF(ISNA(VLOOKUP([.E1459];[Entrada.$A$8:.$B$1605];2;0)) = 1; 0;VLOOKUP([.E1459];[Entrada.$A$8:.$B$1605];2;0))" office:value-type="float" office:value="0">
            <text:p>0</text:p>
          </table:table-cell>
          <table:table-cell table:formula="of:=IF(ISNA(VLOOKUP([.E1459];[Entrada.$A$8:.$D$1605];4;0)) = 1; 0;VLOOKUP([.E1459];[Entrada.$A$8:.$D$1605];4;0))" office:value-type="float" office:value="0">
            <text:p>0</text:p>
          </table:table-cell>
          <table:table-cell table:number-columns-repeated="6"/>
          <table:table-cell table:style-name="ce29" table:formula="of:=[.C14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59];[Entrada.$A$8:.$C$1606];3;0)) = 1; 0;VLOOKUP([.E1459];[Entrada.$A$8:.$C$1606];3;0)*[.C14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8</text:p>
          </table:table-cell>
          <table:table-cell table:number-columns-repeated="2"/>
          <table:table-cell/>
          <table:table-cell table:style-name="ce12" office:value-type="string">
            <text:p>37,18</text:p>
          </table:table-cell>
          <table:table-cell table:style-name="ce21" table:formula="of:=IF(ISNA(VLOOKUP([.E1460];[Entrada.$A$8:.$B$1605];2;0)) = 1; 0;VLOOKUP([.E1460];[Entrada.$A$8:.$B$1605];2;0))" office:value-type="float" office:value="0">
            <text:p>0</text:p>
          </table:table-cell>
          <table:table-cell table:formula="of:=IF(ISNA(VLOOKUP([.E1460];[Entrada.$A$8:.$D$1605];4;0)) = 1; 0;VLOOKUP([.E1460];[Entrada.$A$8:.$D$1605];4;0))" office:value-type="float" office:value="0">
            <text:p>0</text:p>
          </table:table-cell>
          <table:table-cell table:number-columns-repeated="6"/>
          <table:table-cell table:style-name="ce29" table:formula="of:=[.C14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0];[Entrada.$A$8:.$C$1606];3;0)) = 1; 0;VLOOKUP([.E1460];[Entrada.$A$8:.$C$1606];3;0)*[.C14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19</text:p>
          </table:table-cell>
          <table:table-cell table:number-columns-repeated="2"/>
          <table:table-cell/>
          <table:table-cell table:style-name="ce12" office:value-type="string">
            <text:p>37,19</text:p>
          </table:table-cell>
          <table:table-cell table:style-name="ce21" table:formula="of:=IF(ISNA(VLOOKUP([.E1461];[Entrada.$A$8:.$B$1605];2;0)) = 1; 0;VLOOKUP([.E1461];[Entrada.$A$8:.$B$1605];2;0))" office:value-type="float" office:value="0">
            <text:p>0</text:p>
          </table:table-cell>
          <table:table-cell table:formula="of:=IF(ISNA(VLOOKUP([.E1461];[Entrada.$A$8:.$D$1605];4;0)) = 1; 0;VLOOKUP([.E1461];[Entrada.$A$8:.$D$1605];4;0))" office:value-type="float" office:value="0">
            <text:p>0</text:p>
          </table:table-cell>
          <table:table-cell table:number-columns-repeated="6"/>
          <table:table-cell table:style-name="ce29" table:formula="of:=[.C14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1];[Entrada.$A$8:.$C$1606];3;0)) = 1; 0;VLOOKUP([.E1461];[Entrada.$A$8:.$C$1606];3;0)*[.C14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0</text:p>
          </table:table-cell>
          <table:table-cell table:number-columns-repeated="2"/>
          <table:table-cell/>
          <table:table-cell table:style-name="ce12" office:value-type="string">
            <text:p>37,20</text:p>
          </table:table-cell>
          <table:table-cell table:style-name="ce21" table:formula="of:=IF(ISNA(VLOOKUP([.E1462];[Entrada.$A$8:.$B$1605];2;0)) = 1; 0;VLOOKUP([.E1462];[Entrada.$A$8:.$B$1605];2;0))" office:value-type="float" office:value="0">
            <text:p>0</text:p>
          </table:table-cell>
          <table:table-cell table:formula="of:=IF(ISNA(VLOOKUP([.E1462];[Entrada.$A$8:.$D$1605];4;0)) = 1; 0;VLOOKUP([.E1462];[Entrada.$A$8:.$D$1605];4;0))" office:value-type="float" office:value="0">
            <text:p>0</text:p>
          </table:table-cell>
          <table:table-cell table:number-columns-repeated="6"/>
          <table:table-cell table:style-name="ce29" table:formula="of:=[.C14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2];[Entrada.$A$8:.$C$1606];3;0)) = 1; 0;VLOOKUP([.E1462];[Entrada.$A$8:.$C$1606];3;0)*[.C14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1</text:p>
          </table:table-cell>
          <table:table-cell table:number-columns-repeated="2"/>
          <table:table-cell/>
          <table:table-cell table:style-name="ce12" office:value-type="string">
            <text:p>37,21</text:p>
          </table:table-cell>
          <table:table-cell table:style-name="ce21" table:formula="of:=IF(ISNA(VLOOKUP([.E1463];[Entrada.$A$8:.$B$1605];2;0)) = 1; 0;VLOOKUP([.E1463];[Entrada.$A$8:.$B$1605];2;0))" office:value-type="float" office:value="0">
            <text:p>0</text:p>
          </table:table-cell>
          <table:table-cell table:formula="of:=IF(ISNA(VLOOKUP([.E1463];[Entrada.$A$8:.$D$1605];4;0)) = 1; 0;VLOOKUP([.E1463];[Entrada.$A$8:.$D$1605];4;0))" office:value-type="float" office:value="0">
            <text:p>0</text:p>
          </table:table-cell>
          <table:table-cell table:number-columns-repeated="6"/>
          <table:table-cell table:style-name="ce29" table:formula="of:=[.C14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3];[Entrada.$A$8:.$C$1606];3;0)) = 1; 0;VLOOKUP([.E1463];[Entrada.$A$8:.$C$1606];3;0)*[.C14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2</text:p>
          </table:table-cell>
          <table:table-cell table:number-columns-repeated="2"/>
          <table:table-cell/>
          <table:table-cell table:style-name="ce12" office:value-type="string">
            <text:p>37,22</text:p>
          </table:table-cell>
          <table:table-cell table:style-name="ce21" table:formula="of:=IF(ISNA(VLOOKUP([.E1464];[Entrada.$A$8:.$B$1605];2;0)) = 1; 0;VLOOKUP([.E1464];[Entrada.$A$8:.$B$1605];2;0))" office:value-type="float" office:value="0">
            <text:p>0</text:p>
          </table:table-cell>
          <table:table-cell table:formula="of:=IF(ISNA(VLOOKUP([.E1464];[Entrada.$A$8:.$D$1605];4;0)) = 1; 0;VLOOKUP([.E1464];[Entrada.$A$8:.$D$1605];4;0))" office:value-type="float" office:value="0">
            <text:p>0</text:p>
          </table:table-cell>
          <table:table-cell table:number-columns-repeated="6"/>
          <table:table-cell table:style-name="ce29" table:formula="of:=[.C14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4];[Entrada.$A$8:.$C$1606];3;0)) = 1; 0;VLOOKUP([.E1464];[Entrada.$A$8:.$C$1606];3;0)*[.C14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3</text:p>
          </table:table-cell>
          <table:table-cell table:number-columns-repeated="2"/>
          <table:table-cell/>
          <table:table-cell table:style-name="ce12" office:value-type="string">
            <text:p>37,23</text:p>
          </table:table-cell>
          <table:table-cell table:style-name="ce21" table:formula="of:=IF(ISNA(VLOOKUP([.E1465];[Entrada.$A$8:.$B$1605];2;0)) = 1; 0;VLOOKUP([.E1465];[Entrada.$A$8:.$B$1605];2;0))" office:value-type="float" office:value="0">
            <text:p>0</text:p>
          </table:table-cell>
          <table:table-cell table:formula="of:=IF(ISNA(VLOOKUP([.E1465];[Entrada.$A$8:.$D$1605];4;0)) = 1; 0;VLOOKUP([.E1465];[Entrada.$A$8:.$D$1605];4;0))" office:value-type="float" office:value="0">
            <text:p>0</text:p>
          </table:table-cell>
          <table:table-cell table:number-columns-repeated="6"/>
          <table:table-cell table:style-name="ce29" table:formula="of:=[.C14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5];[Entrada.$A$8:.$C$1606];3;0)) = 1; 0;VLOOKUP([.E1465];[Entrada.$A$8:.$C$1606];3;0)*[.C14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4</text:p>
          </table:table-cell>
          <table:table-cell table:number-columns-repeated="2"/>
          <table:table-cell/>
          <table:table-cell table:style-name="ce12" office:value-type="string">
            <text:p>37,24</text:p>
          </table:table-cell>
          <table:table-cell table:style-name="ce21" table:formula="of:=IF(ISNA(VLOOKUP([.E1466];[Entrada.$A$8:.$B$1605];2;0)) = 1; 0;VLOOKUP([.E1466];[Entrada.$A$8:.$B$1605];2;0))" office:value-type="float" office:value="0">
            <text:p>0</text:p>
          </table:table-cell>
          <table:table-cell table:formula="of:=IF(ISNA(VLOOKUP([.E1466];[Entrada.$A$8:.$D$1605];4;0)) = 1; 0;VLOOKUP([.E1466];[Entrada.$A$8:.$D$1605];4;0))" office:value-type="float" office:value="0">
            <text:p>0</text:p>
          </table:table-cell>
          <table:table-cell table:number-columns-repeated="6"/>
          <table:table-cell table:style-name="ce29" table:formula="of:=[.C14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6];[Entrada.$A$8:.$C$1606];3;0)) = 1; 0;VLOOKUP([.E1466];[Entrada.$A$8:.$C$1606];3;0)*[.C14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5</text:p>
          </table:table-cell>
          <table:table-cell table:number-columns-repeated="2"/>
          <table:table-cell/>
          <table:table-cell table:style-name="ce12" office:value-type="string">
            <text:p>37,25</text:p>
          </table:table-cell>
          <table:table-cell table:style-name="ce21" table:formula="of:=IF(ISNA(VLOOKUP([.E1467];[Entrada.$A$8:.$B$1605];2;0)) = 1; 0;VLOOKUP([.E1467];[Entrada.$A$8:.$B$1605];2;0))" office:value-type="float" office:value="0">
            <text:p>0</text:p>
          </table:table-cell>
          <table:table-cell table:formula="of:=IF(ISNA(VLOOKUP([.E1467];[Entrada.$A$8:.$D$1605];4;0)) = 1; 0;VLOOKUP([.E1467];[Entrada.$A$8:.$D$1605];4;0))" office:value-type="float" office:value="0">
            <text:p>0</text:p>
          </table:table-cell>
          <table:table-cell table:number-columns-repeated="6"/>
          <table:table-cell table:style-name="ce29" table:formula="of:=[.C14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7];[Entrada.$A$8:.$C$1606];3;0)) = 1; 0;VLOOKUP([.E1467];[Entrada.$A$8:.$C$1606];3;0)*[.C14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6</text:p>
          </table:table-cell>
          <table:table-cell table:number-columns-repeated="2"/>
          <table:table-cell/>
          <table:table-cell table:style-name="ce12" office:value-type="string">
            <text:p>37,26</text:p>
          </table:table-cell>
          <table:table-cell table:style-name="ce21" table:formula="of:=IF(ISNA(VLOOKUP([.E1468];[Entrada.$A$8:.$B$1605];2;0)) = 1; 0;VLOOKUP([.E1468];[Entrada.$A$8:.$B$1605];2;0))" office:value-type="float" office:value="0">
            <text:p>0</text:p>
          </table:table-cell>
          <table:table-cell table:formula="of:=IF(ISNA(VLOOKUP([.E1468];[Entrada.$A$8:.$D$1605];4;0)) = 1; 0;VLOOKUP([.E1468];[Entrada.$A$8:.$D$1605];4;0))" office:value-type="float" office:value="0">
            <text:p>0</text:p>
          </table:table-cell>
          <table:table-cell table:number-columns-repeated="6"/>
          <table:table-cell table:style-name="ce29" table:formula="of:=[.C14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8];[Entrada.$A$8:.$C$1606];3;0)) = 1; 0;VLOOKUP([.E1468];[Entrada.$A$8:.$C$1606];3;0)*[.C14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7</text:p>
          </table:table-cell>
          <table:table-cell table:number-columns-repeated="2"/>
          <table:table-cell/>
          <table:table-cell table:style-name="ce12" office:value-type="string">
            <text:p>37,27</text:p>
          </table:table-cell>
          <table:table-cell table:style-name="ce21" table:formula="of:=IF(ISNA(VLOOKUP([.E1469];[Entrada.$A$8:.$B$1605];2;0)) = 1; 0;VLOOKUP([.E1469];[Entrada.$A$8:.$B$1605];2;0))" office:value-type="float" office:value="0">
            <text:p>0</text:p>
          </table:table-cell>
          <table:table-cell table:formula="of:=IF(ISNA(VLOOKUP([.E1469];[Entrada.$A$8:.$D$1605];4;0)) = 1; 0;VLOOKUP([.E1469];[Entrada.$A$8:.$D$1605];4;0))" office:value-type="float" office:value="0">
            <text:p>0</text:p>
          </table:table-cell>
          <table:table-cell table:number-columns-repeated="6"/>
          <table:table-cell table:style-name="ce29" table:formula="of:=[.C14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69];[Entrada.$A$8:.$C$1606];3;0)) = 1; 0;VLOOKUP([.E1469];[Entrada.$A$8:.$C$1606];3;0)*[.C14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8</text:p>
          </table:table-cell>
          <table:table-cell table:number-columns-repeated="2"/>
          <table:table-cell/>
          <table:table-cell table:style-name="ce12" office:value-type="string">
            <text:p>37,28</text:p>
          </table:table-cell>
          <table:table-cell table:style-name="ce21" table:formula="of:=IF(ISNA(VLOOKUP([.E1470];[Entrada.$A$8:.$B$1605];2;0)) = 1; 0;VLOOKUP([.E1470];[Entrada.$A$8:.$B$1605];2;0))" office:value-type="float" office:value="0">
            <text:p>0</text:p>
          </table:table-cell>
          <table:table-cell table:formula="of:=IF(ISNA(VLOOKUP([.E1470];[Entrada.$A$8:.$D$1605];4;0)) = 1; 0;VLOOKUP([.E1470];[Entrada.$A$8:.$D$1605];4;0))" office:value-type="float" office:value="0">
            <text:p>0</text:p>
          </table:table-cell>
          <table:table-cell table:number-columns-repeated="6"/>
          <table:table-cell table:style-name="ce29" table:formula="of:=[.C14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0];[Entrada.$A$8:.$C$1606];3;0)) = 1; 0;VLOOKUP([.E1470];[Entrada.$A$8:.$C$1606];3;0)*[.C14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29</text:p>
          </table:table-cell>
          <table:table-cell table:number-columns-repeated="2"/>
          <table:table-cell/>
          <table:table-cell table:style-name="ce12" office:value-type="string">
            <text:p>37,29</text:p>
          </table:table-cell>
          <table:table-cell table:style-name="ce21" table:formula="of:=IF(ISNA(VLOOKUP([.E1471];[Entrada.$A$8:.$B$1605];2;0)) = 1; 0;VLOOKUP([.E1471];[Entrada.$A$8:.$B$1605];2;0))" office:value-type="float" office:value="0">
            <text:p>0</text:p>
          </table:table-cell>
          <table:table-cell table:formula="of:=IF(ISNA(VLOOKUP([.E1471];[Entrada.$A$8:.$D$1605];4;0)) = 1; 0;VLOOKUP([.E1471];[Entrada.$A$8:.$D$1605];4;0))" office:value-type="float" office:value="0">
            <text:p>0</text:p>
          </table:table-cell>
          <table:table-cell table:number-columns-repeated="6"/>
          <table:table-cell table:style-name="ce29" table:formula="of:=[.C14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1];[Entrada.$A$8:.$C$1606];3;0)) = 1; 0;VLOOKUP([.E1471];[Entrada.$A$8:.$C$1606];3;0)*[.C14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0</text:p>
          </table:table-cell>
          <table:table-cell table:number-columns-repeated="2"/>
          <table:table-cell/>
          <table:table-cell table:style-name="ce12" office:value-type="string">
            <text:p>37,30</text:p>
          </table:table-cell>
          <table:table-cell table:style-name="ce21" table:formula="of:=IF(ISNA(VLOOKUP([.E1472];[Entrada.$A$8:.$B$1605];2;0)) = 1; 0;VLOOKUP([.E1472];[Entrada.$A$8:.$B$1605];2;0))" office:value-type="float" office:value="0">
            <text:p>0</text:p>
          </table:table-cell>
          <table:table-cell table:formula="of:=IF(ISNA(VLOOKUP([.E1472];[Entrada.$A$8:.$D$1605];4;0)) = 1; 0;VLOOKUP([.E1472];[Entrada.$A$8:.$D$1605];4;0))" office:value-type="float" office:value="0">
            <text:p>0</text:p>
          </table:table-cell>
          <table:table-cell table:number-columns-repeated="6"/>
          <table:table-cell table:style-name="ce29" table:formula="of:=[.C14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2];[Entrada.$A$8:.$C$1606];3;0)) = 1; 0;VLOOKUP([.E1472];[Entrada.$A$8:.$C$1606];3;0)*[.C14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1</text:p>
          </table:table-cell>
          <table:table-cell table:number-columns-repeated="2"/>
          <table:table-cell/>
          <table:table-cell table:style-name="ce12" office:value-type="string">
            <text:p>37,31</text:p>
          </table:table-cell>
          <table:table-cell table:style-name="ce21" table:formula="of:=IF(ISNA(VLOOKUP([.E1473];[Entrada.$A$8:.$B$1605];2;0)) = 1; 0;VLOOKUP([.E1473];[Entrada.$A$8:.$B$1605];2;0))" office:value-type="float" office:value="0">
            <text:p>0</text:p>
          </table:table-cell>
          <table:table-cell table:formula="of:=IF(ISNA(VLOOKUP([.E1473];[Entrada.$A$8:.$D$1605];4;0)) = 1; 0;VLOOKUP([.E1473];[Entrada.$A$8:.$D$1605];4;0))" office:value-type="float" office:value="0">
            <text:p>0</text:p>
          </table:table-cell>
          <table:table-cell table:number-columns-repeated="6"/>
          <table:table-cell table:style-name="ce29" table:formula="of:=[.C14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3];[Entrada.$A$8:.$C$1606];3;0)) = 1; 0;VLOOKUP([.E1473];[Entrada.$A$8:.$C$1606];3;0)*[.C14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2</text:p>
          </table:table-cell>
          <table:table-cell table:number-columns-repeated="2"/>
          <table:table-cell/>
          <table:table-cell table:style-name="ce12" office:value-type="string">
            <text:p>37,32</text:p>
          </table:table-cell>
          <table:table-cell table:style-name="ce21" table:formula="of:=IF(ISNA(VLOOKUP([.E1474];[Entrada.$A$8:.$B$1605];2;0)) = 1; 0;VLOOKUP([.E1474];[Entrada.$A$8:.$B$1605];2;0))" office:value-type="float" office:value="0">
            <text:p>0</text:p>
          </table:table-cell>
          <table:table-cell table:formula="of:=IF(ISNA(VLOOKUP([.E1474];[Entrada.$A$8:.$D$1605];4;0)) = 1; 0;VLOOKUP([.E1474];[Entrada.$A$8:.$D$1605];4;0))" office:value-type="float" office:value="0">
            <text:p>0</text:p>
          </table:table-cell>
          <table:table-cell table:number-columns-repeated="6"/>
          <table:table-cell table:style-name="ce29" table:formula="of:=[.C14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4];[Entrada.$A$8:.$C$1606];3;0)) = 1; 0;VLOOKUP([.E1474];[Entrada.$A$8:.$C$1606];3;0)*[.C14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3</text:p>
          </table:table-cell>
          <table:table-cell table:number-columns-repeated="2"/>
          <table:table-cell/>
          <table:table-cell table:style-name="ce12" office:value-type="string">
            <text:p>37,33</text:p>
          </table:table-cell>
          <table:table-cell table:style-name="ce21" table:formula="of:=IF(ISNA(VLOOKUP([.E1475];[Entrada.$A$8:.$B$1605];2;0)) = 1; 0;VLOOKUP([.E1475];[Entrada.$A$8:.$B$1605];2;0))" office:value-type="float" office:value="0">
            <text:p>0</text:p>
          </table:table-cell>
          <table:table-cell table:formula="of:=IF(ISNA(VLOOKUP([.E1475];[Entrada.$A$8:.$D$1605];4;0)) = 1; 0;VLOOKUP([.E1475];[Entrada.$A$8:.$D$1605];4;0))" office:value-type="float" office:value="0">
            <text:p>0</text:p>
          </table:table-cell>
          <table:table-cell table:number-columns-repeated="6"/>
          <table:table-cell table:style-name="ce29" table:formula="of:=[.C14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5];[Entrada.$A$8:.$C$1606];3;0)) = 1; 0;VLOOKUP([.E1475];[Entrada.$A$8:.$C$1606];3;0)*[.C14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4</text:p>
          </table:table-cell>
          <table:table-cell table:number-columns-repeated="2"/>
          <table:table-cell/>
          <table:table-cell table:style-name="ce12" office:value-type="string">
            <text:p>37,34</text:p>
          </table:table-cell>
          <table:table-cell table:style-name="ce21" table:formula="of:=IF(ISNA(VLOOKUP([.E1476];[Entrada.$A$8:.$B$1605];2;0)) = 1; 0;VLOOKUP([.E1476];[Entrada.$A$8:.$B$1605];2;0))" office:value-type="float" office:value="0">
            <text:p>0</text:p>
          </table:table-cell>
          <table:table-cell table:formula="of:=IF(ISNA(VLOOKUP([.E1476];[Entrada.$A$8:.$D$1605];4;0)) = 1; 0;VLOOKUP([.E1476];[Entrada.$A$8:.$D$1605];4;0))" office:value-type="float" office:value="0">
            <text:p>0</text:p>
          </table:table-cell>
          <table:table-cell table:number-columns-repeated="6"/>
          <table:table-cell table:style-name="ce29" table:formula="of:=[.C14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6];[Entrada.$A$8:.$C$1606];3;0)) = 1; 0;VLOOKUP([.E1476];[Entrada.$A$8:.$C$1606];3;0)*[.C14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5</text:p>
          </table:table-cell>
          <table:table-cell table:number-columns-repeated="2"/>
          <table:table-cell/>
          <table:table-cell table:style-name="ce12" office:value-type="string">
            <text:p>37,35</text:p>
          </table:table-cell>
          <table:table-cell table:style-name="ce21" table:formula="of:=IF(ISNA(VLOOKUP([.E1477];[Entrada.$A$8:.$B$1605];2;0)) = 1; 0;VLOOKUP([.E1477];[Entrada.$A$8:.$B$1605];2;0))" office:value-type="float" office:value="0">
            <text:p>0</text:p>
          </table:table-cell>
          <table:table-cell table:formula="of:=IF(ISNA(VLOOKUP([.E1477];[Entrada.$A$8:.$D$1605];4;0)) = 1; 0;VLOOKUP([.E1477];[Entrada.$A$8:.$D$1605];4;0))" office:value-type="float" office:value="0">
            <text:p>0</text:p>
          </table:table-cell>
          <table:table-cell table:number-columns-repeated="6"/>
          <table:table-cell table:style-name="ce29" table:formula="of:=[.C14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7];[Entrada.$A$8:.$C$1606];3;0)) = 1; 0;VLOOKUP([.E1477];[Entrada.$A$8:.$C$1606];3;0)*[.C14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6</text:p>
          </table:table-cell>
          <table:table-cell table:number-columns-repeated="2"/>
          <table:table-cell/>
          <table:table-cell table:style-name="ce12" office:value-type="string">
            <text:p>37,36</text:p>
          </table:table-cell>
          <table:table-cell table:style-name="ce21" table:formula="of:=IF(ISNA(VLOOKUP([.E1478];[Entrada.$A$8:.$B$1605];2;0)) = 1; 0;VLOOKUP([.E1478];[Entrada.$A$8:.$B$1605];2;0))" office:value-type="float" office:value="0">
            <text:p>0</text:p>
          </table:table-cell>
          <table:table-cell table:formula="of:=IF(ISNA(VLOOKUP([.E1478];[Entrada.$A$8:.$D$1605];4;0)) = 1; 0;VLOOKUP([.E1478];[Entrada.$A$8:.$D$1605];4;0))" office:value-type="float" office:value="0">
            <text:p>0</text:p>
          </table:table-cell>
          <table:table-cell table:number-columns-repeated="6"/>
          <table:table-cell table:style-name="ce29" table:formula="of:=[.C14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8];[Entrada.$A$8:.$C$1606];3;0)) = 1; 0;VLOOKUP([.E1478];[Entrada.$A$8:.$C$1606];3;0)*[.C14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7</text:p>
          </table:table-cell>
          <table:table-cell table:number-columns-repeated="2"/>
          <table:table-cell/>
          <table:table-cell table:style-name="ce12" office:value-type="string">
            <text:p>37,37</text:p>
          </table:table-cell>
          <table:table-cell table:style-name="ce21" table:formula="of:=IF(ISNA(VLOOKUP([.E1479];[Entrada.$A$8:.$B$1605];2;0)) = 1; 0;VLOOKUP([.E1479];[Entrada.$A$8:.$B$1605];2;0))" office:value-type="float" office:value="0">
            <text:p>0</text:p>
          </table:table-cell>
          <table:table-cell table:formula="of:=IF(ISNA(VLOOKUP([.E1479];[Entrada.$A$8:.$D$1605];4;0)) = 1; 0;VLOOKUP([.E1479];[Entrada.$A$8:.$D$1605];4;0))" office:value-type="float" office:value="0">
            <text:p>0</text:p>
          </table:table-cell>
          <table:table-cell table:number-columns-repeated="6"/>
          <table:table-cell table:style-name="ce29" table:formula="of:=[.C14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79];[Entrada.$A$8:.$C$1606];3;0)) = 1; 0;VLOOKUP([.E1479];[Entrada.$A$8:.$C$1606];3;0)*[.C14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8</text:p>
          </table:table-cell>
          <table:table-cell table:number-columns-repeated="2"/>
          <table:table-cell/>
          <table:table-cell table:style-name="ce12" office:value-type="string">
            <text:p>37,38</text:p>
          </table:table-cell>
          <table:table-cell table:style-name="ce21" table:formula="of:=IF(ISNA(VLOOKUP([.E1480];[Entrada.$A$8:.$B$1605];2;0)) = 1; 0;VLOOKUP([.E1480];[Entrada.$A$8:.$B$1605];2;0))" office:value-type="float" office:value="0">
            <text:p>0</text:p>
          </table:table-cell>
          <table:table-cell table:formula="of:=IF(ISNA(VLOOKUP([.E1480];[Entrada.$A$8:.$D$1605];4;0)) = 1; 0;VLOOKUP([.E1480];[Entrada.$A$8:.$D$1605];4;0))" office:value-type="float" office:value="0">
            <text:p>0</text:p>
          </table:table-cell>
          <table:table-cell table:number-columns-repeated="6"/>
          <table:table-cell table:style-name="ce29" table:formula="of:=[.C14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0];[Entrada.$A$8:.$C$1606];3;0)) = 1; 0;VLOOKUP([.E1480];[Entrada.$A$8:.$C$1606];3;0)*[.C14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39</text:p>
          </table:table-cell>
          <table:table-cell table:number-columns-repeated="2"/>
          <table:table-cell/>
          <table:table-cell table:style-name="ce12" office:value-type="string">
            <text:p>37,39</text:p>
          </table:table-cell>
          <table:table-cell table:style-name="ce21" table:formula="of:=IF(ISNA(VLOOKUP([.E1481];[Entrada.$A$8:.$B$1605];2;0)) = 1; 0;VLOOKUP([.E1481];[Entrada.$A$8:.$B$1605];2;0))" office:value-type="float" office:value="0">
            <text:p>0</text:p>
          </table:table-cell>
          <table:table-cell table:formula="of:=IF(ISNA(VLOOKUP([.E1481];[Entrada.$A$8:.$D$1605];4;0)) = 1; 0;VLOOKUP([.E1481];[Entrada.$A$8:.$D$1605];4;0))" office:value-type="float" office:value="0">
            <text:p>0</text:p>
          </table:table-cell>
          <table:table-cell table:number-columns-repeated="6"/>
          <table:table-cell table:style-name="ce29" table:formula="of:=[.C14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1];[Entrada.$A$8:.$C$1606];3;0)) = 1; 0;VLOOKUP([.E1481];[Entrada.$A$8:.$C$1606];3;0)*[.C14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7,40</text:p>
          </table:table-cell>
          <table:table-cell table:number-columns-repeated="2"/>
          <table:table-cell/>
          <table:table-cell table:style-name="ce12" office:value-type="string">
            <text:p>37,40</text:p>
          </table:table-cell>
          <table:table-cell table:style-name="ce21" table:formula="of:=IF(ISNA(VLOOKUP([.E1482];[Entrada.$A$8:.$B$1605];2;0)) = 1; 0;VLOOKUP([.E1482];[Entrada.$A$8:.$B$1605];2;0))" office:value-type="float" office:value="0">
            <text:p>0</text:p>
          </table:table-cell>
          <table:table-cell table:formula="of:=IF(ISNA(VLOOKUP([.E1482];[Entrada.$A$8:.$D$1605];4;0)) = 1; 0;VLOOKUP([.E1482];[Entrada.$A$8:.$D$1605];4;0))" office:value-type="float" office:value="0">
            <text:p>0</text:p>
          </table:table-cell>
          <table:table-cell table:number-columns-repeated="6"/>
          <table:table-cell table:style-name="ce29" table:formula="of:=[.C14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2];[Entrada.$A$8:.$C$1606];3;0)) = 1; 0;VLOOKUP([.E1482];[Entrada.$A$8:.$C$1606];3;0)*[.C14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</text:p>
          </table:table-cell>
          <table:table-cell table:number-columns-repeated="2"/>
          <table:table-cell/>
          <table:table-cell table:style-name="ce12" office:value-type="string">
            <text:p>38,1</text:p>
          </table:table-cell>
          <table:table-cell table:style-name="ce21" table:formula="of:=IF(ISNA(VLOOKUP([.E1483];[Entrada.$A$8:.$B$1605];2;0)) = 1; 0;VLOOKUP([.E1483];[Entrada.$A$8:.$B$1605];2;0))" office:value-type="float" office:value="0">
            <text:p>0</text:p>
          </table:table-cell>
          <table:table-cell table:formula="of:=IF(ISNA(VLOOKUP([.E1483];[Entrada.$A$8:.$D$1605];4;0)) = 1; 0;VLOOKUP([.E1483];[Entrada.$A$8:.$D$1605];4;0))" office:value-type="float" office:value="0">
            <text:p>0</text:p>
          </table:table-cell>
          <table:table-cell table:number-columns-repeated="6"/>
          <table:table-cell table:style-name="ce29" table:formula="of:=[.C14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3];[Entrada.$A$8:.$C$1606];3;0)) = 1; 0;VLOOKUP([.E1483];[Entrada.$A$8:.$C$1606];3;0)*[.C14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</text:p>
          </table:table-cell>
          <table:table-cell table:number-columns-repeated="2"/>
          <table:table-cell/>
          <table:table-cell table:style-name="ce12" office:value-type="string">
            <text:p>38,2</text:p>
          </table:table-cell>
          <table:table-cell table:style-name="ce21" table:formula="of:=IF(ISNA(VLOOKUP([.E1484];[Entrada.$A$8:.$B$1605];2;0)) = 1; 0;VLOOKUP([.E1484];[Entrada.$A$8:.$B$1605];2;0))" office:value-type="float" office:value="0">
            <text:p>0</text:p>
          </table:table-cell>
          <table:table-cell table:formula="of:=IF(ISNA(VLOOKUP([.E1484];[Entrada.$A$8:.$D$1605];4;0)) = 1; 0;VLOOKUP([.E1484];[Entrada.$A$8:.$D$1605];4;0))" office:value-type="float" office:value="0">
            <text:p>0</text:p>
          </table:table-cell>
          <table:table-cell table:number-columns-repeated="6"/>
          <table:table-cell table:style-name="ce29" table:formula="of:=[.C14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4];[Entrada.$A$8:.$C$1606];3;0)) = 1; 0;VLOOKUP([.E1484];[Entrada.$A$8:.$C$1606];3;0)*[.C14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</text:p>
          </table:table-cell>
          <table:table-cell table:number-columns-repeated="2"/>
          <table:table-cell/>
          <table:table-cell table:style-name="ce12" office:value-type="string">
            <text:p>38,3</text:p>
          </table:table-cell>
          <table:table-cell table:style-name="ce21" table:formula="of:=IF(ISNA(VLOOKUP([.E1485];[Entrada.$A$8:.$B$1605];2;0)) = 1; 0;VLOOKUP([.E1485];[Entrada.$A$8:.$B$1605];2;0))" office:value-type="float" office:value="0">
            <text:p>0</text:p>
          </table:table-cell>
          <table:table-cell table:formula="of:=IF(ISNA(VLOOKUP([.E1485];[Entrada.$A$8:.$D$1605];4;0)) = 1; 0;VLOOKUP([.E1485];[Entrada.$A$8:.$D$1605];4;0))" office:value-type="float" office:value="0">
            <text:p>0</text:p>
          </table:table-cell>
          <table:table-cell table:number-columns-repeated="6"/>
          <table:table-cell table:style-name="ce29" table:formula="of:=[.C14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5];[Entrada.$A$8:.$C$1606];3;0)) = 1; 0;VLOOKUP([.E1485];[Entrada.$A$8:.$C$1606];3;0)*[.C14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4</text:p>
          </table:table-cell>
          <table:table-cell table:number-columns-repeated="2"/>
          <table:table-cell/>
          <table:table-cell table:style-name="ce12" office:value-type="string">
            <text:p>38,4</text:p>
          </table:table-cell>
          <table:table-cell table:style-name="ce21" table:formula="of:=IF(ISNA(VLOOKUP([.E1486];[Entrada.$A$8:.$B$1605];2;0)) = 1; 0;VLOOKUP([.E1486];[Entrada.$A$8:.$B$1605];2;0))" office:value-type="float" office:value="0">
            <text:p>0</text:p>
          </table:table-cell>
          <table:table-cell table:formula="of:=IF(ISNA(VLOOKUP([.E1486];[Entrada.$A$8:.$D$1605];4;0)) = 1; 0;VLOOKUP([.E1486];[Entrada.$A$8:.$D$1605];4;0))" office:value-type="float" office:value="0">
            <text:p>0</text:p>
          </table:table-cell>
          <table:table-cell table:number-columns-repeated="6"/>
          <table:table-cell table:style-name="ce29" table:formula="of:=[.C14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6];[Entrada.$A$8:.$C$1606];3;0)) = 1; 0;VLOOKUP([.E1486];[Entrada.$A$8:.$C$1606];3;0)*[.C14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5</text:p>
          </table:table-cell>
          <table:table-cell table:number-columns-repeated="2"/>
          <table:table-cell/>
          <table:table-cell table:style-name="ce12" office:value-type="string">
            <text:p>38,5</text:p>
          </table:table-cell>
          <table:table-cell table:style-name="ce21" table:formula="of:=IF(ISNA(VLOOKUP([.E1487];[Entrada.$A$8:.$B$1605];2;0)) = 1; 0;VLOOKUP([.E1487];[Entrada.$A$8:.$B$1605];2;0))" office:value-type="float" office:value="0">
            <text:p>0</text:p>
          </table:table-cell>
          <table:table-cell table:formula="of:=IF(ISNA(VLOOKUP([.E1487];[Entrada.$A$8:.$D$1605];4;0)) = 1; 0;VLOOKUP([.E1487];[Entrada.$A$8:.$D$1605];4;0))" office:value-type="float" office:value="0">
            <text:p>0</text:p>
          </table:table-cell>
          <table:table-cell table:number-columns-repeated="6"/>
          <table:table-cell table:style-name="ce29" table:formula="of:=[.C14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7];[Entrada.$A$8:.$C$1606];3;0)) = 1; 0;VLOOKUP([.E1487];[Entrada.$A$8:.$C$1606];3;0)*[.C14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6</text:p>
          </table:table-cell>
          <table:table-cell table:number-columns-repeated="2"/>
          <table:table-cell/>
          <table:table-cell table:style-name="ce12" office:value-type="string">
            <text:p>38,6</text:p>
          </table:table-cell>
          <table:table-cell table:style-name="ce21" table:formula="of:=IF(ISNA(VLOOKUP([.E1488];[Entrada.$A$8:.$B$1605];2;0)) = 1; 0;VLOOKUP([.E1488];[Entrada.$A$8:.$B$1605];2;0))" office:value-type="float" office:value="0">
            <text:p>0</text:p>
          </table:table-cell>
          <table:table-cell table:formula="of:=IF(ISNA(VLOOKUP([.E1488];[Entrada.$A$8:.$D$1605];4;0)) = 1; 0;VLOOKUP([.E1488];[Entrada.$A$8:.$D$1605];4;0))" office:value-type="float" office:value="0">
            <text:p>0</text:p>
          </table:table-cell>
          <table:table-cell table:number-columns-repeated="6"/>
          <table:table-cell table:style-name="ce29" table:formula="of:=[.C14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8];[Entrada.$A$8:.$C$1606];3;0)) = 1; 0;VLOOKUP([.E1488];[Entrada.$A$8:.$C$1606];3;0)*[.C14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7</text:p>
          </table:table-cell>
          <table:table-cell table:number-columns-repeated="2"/>
          <table:table-cell/>
          <table:table-cell table:style-name="ce12" office:value-type="string">
            <text:p>38,7</text:p>
          </table:table-cell>
          <table:table-cell table:style-name="ce21" table:formula="of:=IF(ISNA(VLOOKUP([.E1489];[Entrada.$A$8:.$B$1605];2;0)) = 1; 0;VLOOKUP([.E1489];[Entrada.$A$8:.$B$1605];2;0))" office:value-type="float" office:value="0">
            <text:p>0</text:p>
          </table:table-cell>
          <table:table-cell table:formula="of:=IF(ISNA(VLOOKUP([.E1489];[Entrada.$A$8:.$D$1605];4;0)) = 1; 0;VLOOKUP([.E1489];[Entrada.$A$8:.$D$1605];4;0))" office:value-type="float" office:value="0">
            <text:p>0</text:p>
          </table:table-cell>
          <table:table-cell table:number-columns-repeated="6"/>
          <table:table-cell table:style-name="ce29" table:formula="of:=[.C14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89];[Entrada.$A$8:.$C$1606];3;0)) = 1; 0;VLOOKUP([.E1489];[Entrada.$A$8:.$C$1606];3;0)*[.C14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8</text:p>
          </table:table-cell>
          <table:table-cell table:number-columns-repeated="2"/>
          <table:table-cell/>
          <table:table-cell table:style-name="ce12" office:value-type="string">
            <text:p>38,8</text:p>
          </table:table-cell>
          <table:table-cell table:style-name="ce21" table:formula="of:=IF(ISNA(VLOOKUP([.E1490];[Entrada.$A$8:.$B$1605];2;0)) = 1; 0;VLOOKUP([.E1490];[Entrada.$A$8:.$B$1605];2;0))" office:value-type="float" office:value="0">
            <text:p>0</text:p>
          </table:table-cell>
          <table:table-cell table:formula="of:=IF(ISNA(VLOOKUP([.E1490];[Entrada.$A$8:.$D$1605];4;0)) = 1; 0;VLOOKUP([.E1490];[Entrada.$A$8:.$D$1605];4;0))" office:value-type="float" office:value="0">
            <text:p>0</text:p>
          </table:table-cell>
          <table:table-cell table:number-columns-repeated="6"/>
          <table:table-cell table:style-name="ce29" table:formula="of:=[.C14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0];[Entrada.$A$8:.$C$1606];3;0)) = 1; 0;VLOOKUP([.E1490];[Entrada.$A$8:.$C$1606];3;0)*[.C14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9</text:p>
          </table:table-cell>
          <table:table-cell table:number-columns-repeated="2"/>
          <table:table-cell/>
          <table:table-cell table:style-name="ce12" office:value-type="string">
            <text:p>38,9</text:p>
          </table:table-cell>
          <table:table-cell table:style-name="ce21" table:formula="of:=IF(ISNA(VLOOKUP([.E1491];[Entrada.$A$8:.$B$1605];2;0)) = 1; 0;VLOOKUP([.E1491];[Entrada.$A$8:.$B$1605];2;0))" office:value-type="float" office:value="0">
            <text:p>0</text:p>
          </table:table-cell>
          <table:table-cell table:formula="of:=IF(ISNA(VLOOKUP([.E1491];[Entrada.$A$8:.$D$1605];4;0)) = 1; 0;VLOOKUP([.E1491];[Entrada.$A$8:.$D$1605];4;0))" office:value-type="float" office:value="0">
            <text:p>0</text:p>
          </table:table-cell>
          <table:table-cell table:number-columns-repeated="6"/>
          <table:table-cell table:style-name="ce29" table:formula="of:=[.C14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1];[Entrada.$A$8:.$C$1606];3;0)) = 1; 0;VLOOKUP([.E1491];[Entrada.$A$8:.$C$1606];3;0)*[.C14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0</text:p>
          </table:table-cell>
          <table:table-cell table:number-columns-repeated="2"/>
          <table:table-cell/>
          <table:table-cell table:style-name="ce12" office:value-type="string">
            <text:p>38,10</text:p>
          </table:table-cell>
          <table:table-cell table:style-name="ce21" table:formula="of:=IF(ISNA(VLOOKUP([.E1492];[Entrada.$A$8:.$B$1605];2;0)) = 1; 0;VLOOKUP([.E1492];[Entrada.$A$8:.$B$1605];2;0))" office:value-type="float" office:value="0">
            <text:p>0</text:p>
          </table:table-cell>
          <table:table-cell table:formula="of:=IF(ISNA(VLOOKUP([.E1492];[Entrada.$A$8:.$D$1605];4;0)) = 1; 0;VLOOKUP([.E1492];[Entrada.$A$8:.$D$1605];4;0))" office:value-type="float" office:value="0">
            <text:p>0</text:p>
          </table:table-cell>
          <table:table-cell table:number-columns-repeated="6"/>
          <table:table-cell table:style-name="ce29" table:formula="of:=[.C14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2];[Entrada.$A$8:.$C$1606];3;0)) = 1; 0;VLOOKUP([.E1492];[Entrada.$A$8:.$C$1606];3;0)*[.C14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1</text:p>
          </table:table-cell>
          <table:table-cell table:number-columns-repeated="2"/>
          <table:table-cell/>
          <table:table-cell table:style-name="ce12" office:value-type="string">
            <text:p>38,11</text:p>
          </table:table-cell>
          <table:table-cell table:style-name="ce21" table:formula="of:=IF(ISNA(VLOOKUP([.E1493];[Entrada.$A$8:.$B$1605];2;0)) = 1; 0;VLOOKUP([.E1493];[Entrada.$A$8:.$B$1605];2;0))" office:value-type="float" office:value="0">
            <text:p>0</text:p>
          </table:table-cell>
          <table:table-cell table:formula="of:=IF(ISNA(VLOOKUP([.E1493];[Entrada.$A$8:.$D$1605];4;0)) = 1; 0;VLOOKUP([.E1493];[Entrada.$A$8:.$D$1605];4;0))" office:value-type="float" office:value="0">
            <text:p>0</text:p>
          </table:table-cell>
          <table:table-cell table:number-columns-repeated="6"/>
          <table:table-cell table:style-name="ce29" table:formula="of:=[.C14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3];[Entrada.$A$8:.$C$1606];3;0)) = 1; 0;VLOOKUP([.E1493];[Entrada.$A$8:.$C$1606];3;0)*[.C14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2</text:p>
          </table:table-cell>
          <table:table-cell table:number-columns-repeated="2"/>
          <table:table-cell/>
          <table:table-cell table:style-name="ce12" office:value-type="string">
            <text:p>38,12</text:p>
          </table:table-cell>
          <table:table-cell table:style-name="ce21" table:formula="of:=IF(ISNA(VLOOKUP([.E1494];[Entrada.$A$8:.$B$1605];2;0)) = 1; 0;VLOOKUP([.E1494];[Entrada.$A$8:.$B$1605];2;0))" office:value-type="float" office:value="0">
            <text:p>0</text:p>
          </table:table-cell>
          <table:table-cell table:formula="of:=IF(ISNA(VLOOKUP([.E1494];[Entrada.$A$8:.$D$1605];4;0)) = 1; 0;VLOOKUP([.E1494];[Entrada.$A$8:.$D$1605];4;0))" office:value-type="float" office:value="0">
            <text:p>0</text:p>
          </table:table-cell>
          <table:table-cell table:number-columns-repeated="6"/>
          <table:table-cell table:style-name="ce29" table:formula="of:=[.C14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4];[Entrada.$A$8:.$C$1606];3;0)) = 1; 0;VLOOKUP([.E1494];[Entrada.$A$8:.$C$1606];3;0)*[.C14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3</text:p>
          </table:table-cell>
          <table:table-cell table:number-columns-repeated="2"/>
          <table:table-cell/>
          <table:table-cell table:style-name="ce12" office:value-type="string">
            <text:p>38,13</text:p>
          </table:table-cell>
          <table:table-cell table:style-name="ce21" table:formula="of:=IF(ISNA(VLOOKUP([.E1495];[Entrada.$A$8:.$B$1605];2;0)) = 1; 0;VLOOKUP([.E1495];[Entrada.$A$8:.$B$1605];2;0))" office:value-type="float" office:value="0">
            <text:p>0</text:p>
          </table:table-cell>
          <table:table-cell table:formula="of:=IF(ISNA(VLOOKUP([.E1495];[Entrada.$A$8:.$D$1605];4;0)) = 1; 0;VLOOKUP([.E1495];[Entrada.$A$8:.$D$1605];4;0))" office:value-type="float" office:value="0">
            <text:p>0</text:p>
          </table:table-cell>
          <table:table-cell table:number-columns-repeated="6"/>
          <table:table-cell table:style-name="ce29" table:formula="of:=[.C14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5];[Entrada.$A$8:.$C$1606];3;0)) = 1; 0;VLOOKUP([.E1495];[Entrada.$A$8:.$C$1606];3;0)*[.C14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4</text:p>
          </table:table-cell>
          <table:table-cell table:number-columns-repeated="2"/>
          <table:table-cell/>
          <table:table-cell table:style-name="ce12" office:value-type="string">
            <text:p>38,14</text:p>
          </table:table-cell>
          <table:table-cell table:style-name="ce21" table:formula="of:=IF(ISNA(VLOOKUP([.E1496];[Entrada.$A$8:.$B$1605];2;0)) = 1; 0;VLOOKUP([.E1496];[Entrada.$A$8:.$B$1605];2;0))" office:value-type="float" office:value="0">
            <text:p>0</text:p>
          </table:table-cell>
          <table:table-cell table:formula="of:=IF(ISNA(VLOOKUP([.E1496];[Entrada.$A$8:.$D$1605];4;0)) = 1; 0;VLOOKUP([.E1496];[Entrada.$A$8:.$D$1605];4;0))" office:value-type="float" office:value="0">
            <text:p>0</text:p>
          </table:table-cell>
          <table:table-cell table:number-columns-repeated="6"/>
          <table:table-cell table:style-name="ce29" table:formula="of:=[.C14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6];[Entrada.$A$8:.$C$1606];3;0)) = 1; 0;VLOOKUP([.E1496];[Entrada.$A$8:.$C$1606];3;0)*[.C14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5</text:p>
          </table:table-cell>
          <table:table-cell table:number-columns-repeated="2"/>
          <table:table-cell/>
          <table:table-cell table:style-name="ce12" office:value-type="string">
            <text:p>38,15</text:p>
          </table:table-cell>
          <table:table-cell table:style-name="ce21" table:formula="of:=IF(ISNA(VLOOKUP([.E1497];[Entrada.$A$8:.$B$1605];2;0)) = 1; 0;VLOOKUP([.E1497];[Entrada.$A$8:.$B$1605];2;0))" office:value-type="float" office:value="0">
            <text:p>0</text:p>
          </table:table-cell>
          <table:table-cell table:formula="of:=IF(ISNA(VLOOKUP([.E1497];[Entrada.$A$8:.$D$1605];4;0)) = 1; 0;VLOOKUP([.E1497];[Entrada.$A$8:.$D$1605];4;0))" office:value-type="float" office:value="0">
            <text:p>0</text:p>
          </table:table-cell>
          <table:table-cell table:number-columns-repeated="6"/>
          <table:table-cell table:style-name="ce29" table:formula="of:=[.C14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7];[Entrada.$A$8:.$C$1606];3;0)) = 1; 0;VLOOKUP([.E1497];[Entrada.$A$8:.$C$1606];3;0)*[.C14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6</text:p>
          </table:table-cell>
          <table:table-cell table:number-columns-repeated="2"/>
          <table:table-cell/>
          <table:table-cell table:style-name="ce12" office:value-type="string">
            <text:p>38,16</text:p>
          </table:table-cell>
          <table:table-cell table:style-name="ce21" table:formula="of:=IF(ISNA(VLOOKUP([.E1498];[Entrada.$A$8:.$B$1605];2;0)) = 1; 0;VLOOKUP([.E1498];[Entrada.$A$8:.$B$1605];2;0))" office:value-type="float" office:value="0">
            <text:p>0</text:p>
          </table:table-cell>
          <table:table-cell table:formula="of:=IF(ISNA(VLOOKUP([.E1498];[Entrada.$A$8:.$D$1605];4;0)) = 1; 0;VLOOKUP([.E1498];[Entrada.$A$8:.$D$1605];4;0))" office:value-type="float" office:value="0">
            <text:p>0</text:p>
          </table:table-cell>
          <table:table-cell table:number-columns-repeated="6"/>
          <table:table-cell table:style-name="ce29" table:formula="of:=[.C14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8];[Entrada.$A$8:.$C$1606];3;0)) = 1; 0;VLOOKUP([.E1498];[Entrada.$A$8:.$C$1606];3;0)*[.C14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7</text:p>
          </table:table-cell>
          <table:table-cell table:number-columns-repeated="2"/>
          <table:table-cell/>
          <table:table-cell table:style-name="ce12" office:value-type="string">
            <text:p>38,17</text:p>
          </table:table-cell>
          <table:table-cell table:style-name="ce21" table:formula="of:=IF(ISNA(VLOOKUP([.E1499];[Entrada.$A$8:.$B$1605];2;0)) = 1; 0;VLOOKUP([.E1499];[Entrada.$A$8:.$B$1605];2;0))" office:value-type="float" office:value="0">
            <text:p>0</text:p>
          </table:table-cell>
          <table:table-cell table:formula="of:=IF(ISNA(VLOOKUP([.E1499];[Entrada.$A$8:.$D$1605];4;0)) = 1; 0;VLOOKUP([.E1499];[Entrada.$A$8:.$D$1605];4;0))" office:value-type="float" office:value="0">
            <text:p>0</text:p>
          </table:table-cell>
          <table:table-cell table:number-columns-repeated="6"/>
          <table:table-cell table:style-name="ce29" table:formula="of:=[.C14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4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499];[Entrada.$A$8:.$C$1606];3;0)) = 1; 0;VLOOKUP([.E1499];[Entrada.$A$8:.$C$1606];3;0)*[.C14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8</text:p>
          </table:table-cell>
          <table:table-cell table:number-columns-repeated="2"/>
          <table:table-cell/>
          <table:table-cell table:style-name="ce12" office:value-type="string">
            <text:p>38,18</text:p>
          </table:table-cell>
          <table:table-cell table:style-name="ce21" table:formula="of:=IF(ISNA(VLOOKUP([.E1500];[Entrada.$A$8:.$B$1605];2;0)) = 1; 0;VLOOKUP([.E1500];[Entrada.$A$8:.$B$1605];2;0))" office:value-type="float" office:value="0">
            <text:p>0</text:p>
          </table:table-cell>
          <table:table-cell table:formula="of:=IF(ISNA(VLOOKUP([.E1500];[Entrada.$A$8:.$D$1605];4;0)) = 1; 0;VLOOKUP([.E1500];[Entrada.$A$8:.$D$1605];4;0))" office:value-type="float" office:value="0">
            <text:p>0</text:p>
          </table:table-cell>
          <table:table-cell table:number-columns-repeated="6"/>
          <table:table-cell table:style-name="ce29" table:formula="of:=[.C15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0];[Entrada.$A$8:.$C$1606];3;0)) = 1; 0;VLOOKUP([.E1500];[Entrada.$A$8:.$C$1606];3;0)*[.C15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19</text:p>
          </table:table-cell>
          <table:table-cell table:number-columns-repeated="2"/>
          <table:table-cell/>
          <table:table-cell table:style-name="ce12" office:value-type="string">
            <text:p>38,19</text:p>
          </table:table-cell>
          <table:table-cell table:style-name="ce21" table:formula="of:=IF(ISNA(VLOOKUP([.E1501];[Entrada.$A$8:.$B$1605];2;0)) = 1; 0;VLOOKUP([.E1501];[Entrada.$A$8:.$B$1605];2;0))" office:value-type="float" office:value="0">
            <text:p>0</text:p>
          </table:table-cell>
          <table:table-cell table:formula="of:=IF(ISNA(VLOOKUP([.E1501];[Entrada.$A$8:.$D$1605];4;0)) = 1; 0;VLOOKUP([.E1501];[Entrada.$A$8:.$D$1605];4;0))" office:value-type="float" office:value="0">
            <text:p>0</text:p>
          </table:table-cell>
          <table:table-cell table:number-columns-repeated="6"/>
          <table:table-cell table:style-name="ce29" table:formula="of:=[.C15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1];[Entrada.$A$8:.$C$1606];3;0)) = 1; 0;VLOOKUP([.E1501];[Entrada.$A$8:.$C$1606];3;0)*[.C15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0</text:p>
          </table:table-cell>
          <table:table-cell table:number-columns-repeated="2"/>
          <table:table-cell/>
          <table:table-cell table:style-name="ce12" office:value-type="string">
            <text:p>38,20</text:p>
          </table:table-cell>
          <table:table-cell table:style-name="ce21" table:formula="of:=IF(ISNA(VLOOKUP([.E1502];[Entrada.$A$8:.$B$1605];2;0)) = 1; 0;VLOOKUP([.E1502];[Entrada.$A$8:.$B$1605];2;0))" office:value-type="float" office:value="0">
            <text:p>0</text:p>
          </table:table-cell>
          <table:table-cell table:formula="of:=IF(ISNA(VLOOKUP([.E1502];[Entrada.$A$8:.$D$1605];4;0)) = 1; 0;VLOOKUP([.E1502];[Entrada.$A$8:.$D$1605];4;0))" office:value-type="float" office:value="0">
            <text:p>0</text:p>
          </table:table-cell>
          <table:table-cell table:number-columns-repeated="6"/>
          <table:table-cell table:style-name="ce29" table:formula="of:=[.C15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2];[Entrada.$A$8:.$C$1606];3;0)) = 1; 0;VLOOKUP([.E1502];[Entrada.$A$8:.$C$1606];3;0)*[.C150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1</text:p>
          </table:table-cell>
          <table:table-cell table:number-columns-repeated="2"/>
          <table:table-cell/>
          <table:table-cell table:style-name="ce12" office:value-type="string">
            <text:p>38,21</text:p>
          </table:table-cell>
          <table:table-cell table:style-name="ce21" table:formula="of:=IF(ISNA(VLOOKUP([.E1503];[Entrada.$A$8:.$B$1605];2;0)) = 1; 0;VLOOKUP([.E1503];[Entrada.$A$8:.$B$1605];2;0))" office:value-type="float" office:value="0">
            <text:p>0</text:p>
          </table:table-cell>
          <table:table-cell table:formula="of:=IF(ISNA(VLOOKUP([.E1503];[Entrada.$A$8:.$D$1605];4;0)) = 1; 0;VLOOKUP([.E1503];[Entrada.$A$8:.$D$1605];4;0))" office:value-type="float" office:value="0">
            <text:p>0</text:p>
          </table:table-cell>
          <table:table-cell table:number-columns-repeated="6"/>
          <table:table-cell table:style-name="ce29" table:formula="of:=[.C15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3];[Entrada.$A$8:.$C$1606];3;0)) = 1; 0;VLOOKUP([.E1503];[Entrada.$A$8:.$C$1606];3;0)*[.C150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2</text:p>
          </table:table-cell>
          <table:table-cell table:number-columns-repeated="2"/>
          <table:table-cell/>
          <table:table-cell table:style-name="ce12" office:value-type="string">
            <text:p>38,22</text:p>
          </table:table-cell>
          <table:table-cell table:style-name="ce21" table:formula="of:=IF(ISNA(VLOOKUP([.E1504];[Entrada.$A$8:.$B$1605];2;0)) = 1; 0;VLOOKUP([.E1504];[Entrada.$A$8:.$B$1605];2;0))" office:value-type="float" office:value="0">
            <text:p>0</text:p>
          </table:table-cell>
          <table:table-cell table:formula="of:=IF(ISNA(VLOOKUP([.E1504];[Entrada.$A$8:.$D$1605];4;0)) = 1; 0;VLOOKUP([.E1504];[Entrada.$A$8:.$D$1605];4;0))" office:value-type="float" office:value="0">
            <text:p>0</text:p>
          </table:table-cell>
          <table:table-cell table:number-columns-repeated="6"/>
          <table:table-cell table:style-name="ce29" table:formula="of:=[.C15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4];[Entrada.$A$8:.$C$1606];3;0)) = 1; 0;VLOOKUP([.E1504];[Entrada.$A$8:.$C$1606];3;0)*[.C150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3</text:p>
          </table:table-cell>
          <table:table-cell table:number-columns-repeated="2"/>
          <table:table-cell/>
          <table:table-cell table:style-name="ce12" office:value-type="string">
            <text:p>38,23</text:p>
          </table:table-cell>
          <table:table-cell table:style-name="ce21" table:formula="of:=IF(ISNA(VLOOKUP([.E1505];[Entrada.$A$8:.$B$1605];2;0)) = 1; 0;VLOOKUP([.E1505];[Entrada.$A$8:.$B$1605];2;0))" office:value-type="float" office:value="0">
            <text:p>0</text:p>
          </table:table-cell>
          <table:table-cell table:formula="of:=IF(ISNA(VLOOKUP([.E1505];[Entrada.$A$8:.$D$1605];4;0)) = 1; 0;VLOOKUP([.E1505];[Entrada.$A$8:.$D$1605];4;0))" office:value-type="float" office:value="0">
            <text:p>0</text:p>
          </table:table-cell>
          <table:table-cell table:number-columns-repeated="6"/>
          <table:table-cell table:style-name="ce29" table:formula="of:=[.C15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5];[Entrada.$A$8:.$C$1606];3;0)) = 1; 0;VLOOKUP([.E1505];[Entrada.$A$8:.$C$1606];3;0)*[.C150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4</text:p>
          </table:table-cell>
          <table:table-cell table:number-columns-repeated="2"/>
          <table:table-cell/>
          <table:table-cell table:style-name="ce12" office:value-type="string">
            <text:p>38,24</text:p>
          </table:table-cell>
          <table:table-cell table:style-name="ce21" table:formula="of:=IF(ISNA(VLOOKUP([.E1506];[Entrada.$A$8:.$B$1605];2;0)) = 1; 0;VLOOKUP([.E1506];[Entrada.$A$8:.$B$1605];2;0))" office:value-type="float" office:value="0">
            <text:p>0</text:p>
          </table:table-cell>
          <table:table-cell table:formula="of:=IF(ISNA(VLOOKUP([.E1506];[Entrada.$A$8:.$D$1605];4;0)) = 1; 0;VLOOKUP([.E1506];[Entrada.$A$8:.$D$1605];4;0))" office:value-type="float" office:value="0">
            <text:p>0</text:p>
          </table:table-cell>
          <table:table-cell table:number-columns-repeated="6"/>
          <table:table-cell table:style-name="ce29" table:formula="of:=[.C15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6];[Entrada.$A$8:.$C$1606];3;0)) = 1; 0;VLOOKUP([.E1506];[Entrada.$A$8:.$C$1606];3;0)*[.C150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5</text:p>
          </table:table-cell>
          <table:table-cell table:number-columns-repeated="2"/>
          <table:table-cell/>
          <table:table-cell table:style-name="ce12" office:value-type="string">
            <text:p>38,25</text:p>
          </table:table-cell>
          <table:table-cell table:style-name="ce21" table:formula="of:=IF(ISNA(VLOOKUP([.E1507];[Entrada.$A$8:.$B$1605];2;0)) = 1; 0;VLOOKUP([.E1507];[Entrada.$A$8:.$B$1605];2;0))" office:value-type="float" office:value="0">
            <text:p>0</text:p>
          </table:table-cell>
          <table:table-cell table:formula="of:=IF(ISNA(VLOOKUP([.E1507];[Entrada.$A$8:.$D$1605];4;0)) = 1; 0;VLOOKUP([.E1507];[Entrada.$A$8:.$D$1605];4;0))" office:value-type="float" office:value="0">
            <text:p>0</text:p>
          </table:table-cell>
          <table:table-cell table:number-columns-repeated="6"/>
          <table:table-cell table:style-name="ce29" table:formula="of:=[.C15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7];[Entrada.$A$8:.$C$1606];3;0)) = 1; 0;VLOOKUP([.E1507];[Entrada.$A$8:.$C$1606];3;0)*[.C150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6</text:p>
          </table:table-cell>
          <table:table-cell table:number-columns-repeated="2"/>
          <table:table-cell/>
          <table:table-cell table:style-name="ce12" office:value-type="string">
            <text:p>38,26</text:p>
          </table:table-cell>
          <table:table-cell table:style-name="ce21" table:formula="of:=IF(ISNA(VLOOKUP([.E1508];[Entrada.$A$8:.$B$1605];2;0)) = 1; 0;VLOOKUP([.E1508];[Entrada.$A$8:.$B$1605];2;0))" office:value-type="float" office:value="0">
            <text:p>0</text:p>
          </table:table-cell>
          <table:table-cell table:formula="of:=IF(ISNA(VLOOKUP([.E1508];[Entrada.$A$8:.$D$1605];4;0)) = 1; 0;VLOOKUP([.E1508];[Entrada.$A$8:.$D$1605];4;0))" office:value-type="float" office:value="0">
            <text:p>0</text:p>
          </table:table-cell>
          <table:table-cell table:number-columns-repeated="6"/>
          <table:table-cell table:style-name="ce29" table:formula="of:=[.C15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8];[Entrada.$A$8:.$C$1606];3;0)) = 1; 0;VLOOKUP([.E1508];[Entrada.$A$8:.$C$1606];3;0)*[.C150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7</text:p>
          </table:table-cell>
          <table:table-cell table:number-columns-repeated="2"/>
          <table:table-cell/>
          <table:table-cell table:style-name="ce12" office:value-type="string">
            <text:p>38,27</text:p>
          </table:table-cell>
          <table:table-cell table:style-name="ce21" table:formula="of:=IF(ISNA(VLOOKUP([.E1509];[Entrada.$A$8:.$B$1605];2;0)) = 1; 0;VLOOKUP([.E1509];[Entrada.$A$8:.$B$1605];2;0))" office:value-type="float" office:value="0">
            <text:p>0</text:p>
          </table:table-cell>
          <table:table-cell table:formula="of:=IF(ISNA(VLOOKUP([.E1509];[Entrada.$A$8:.$D$1605];4;0)) = 1; 0;VLOOKUP([.E1509];[Entrada.$A$8:.$D$1605];4;0))" office:value-type="float" office:value="0">
            <text:p>0</text:p>
          </table:table-cell>
          <table:table-cell table:number-columns-repeated="6"/>
          <table:table-cell table:style-name="ce29" table:formula="of:=[.C15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0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09];[Entrada.$A$8:.$C$1606];3;0)) = 1; 0;VLOOKUP([.E1509];[Entrada.$A$8:.$C$1606];3;0)*[.C150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8</text:p>
          </table:table-cell>
          <table:table-cell table:number-columns-repeated="2"/>
          <table:table-cell/>
          <table:table-cell table:style-name="ce12" office:value-type="string">
            <text:p>38,28</text:p>
          </table:table-cell>
          <table:table-cell table:style-name="ce21" table:formula="of:=IF(ISNA(VLOOKUP([.E1510];[Entrada.$A$8:.$B$1605];2;0)) = 1; 0;VLOOKUP([.E1510];[Entrada.$A$8:.$B$1605];2;0))" office:value-type="float" office:value="0">
            <text:p>0</text:p>
          </table:table-cell>
          <table:table-cell table:formula="of:=IF(ISNA(VLOOKUP([.E1510];[Entrada.$A$8:.$D$1605];4;0)) = 1; 0;VLOOKUP([.E1510];[Entrada.$A$8:.$D$1605];4;0))" office:value-type="float" office:value="0">
            <text:p>0</text:p>
          </table:table-cell>
          <table:table-cell table:number-columns-repeated="6"/>
          <table:table-cell table:style-name="ce29" table:formula="of:=[.C15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0];[Entrada.$A$8:.$C$1606];3;0)) = 1; 0;VLOOKUP([.E1510];[Entrada.$A$8:.$C$1606];3;0)*[.C151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29</text:p>
          </table:table-cell>
          <table:table-cell table:number-columns-repeated="2"/>
          <table:table-cell/>
          <table:table-cell table:style-name="ce12" office:value-type="string">
            <text:p>38,29</text:p>
          </table:table-cell>
          <table:table-cell table:style-name="ce21" table:formula="of:=IF(ISNA(VLOOKUP([.E1511];[Entrada.$A$8:.$B$1605];2;0)) = 1; 0;VLOOKUP([.E1511];[Entrada.$A$8:.$B$1605];2;0))" office:value-type="float" office:value="0">
            <text:p>0</text:p>
          </table:table-cell>
          <table:table-cell table:formula="of:=IF(ISNA(VLOOKUP([.E1511];[Entrada.$A$8:.$D$1605];4;0)) = 1; 0;VLOOKUP([.E1511];[Entrada.$A$8:.$D$1605];4;0))" office:value-type="float" office:value="0">
            <text:p>0</text:p>
          </table:table-cell>
          <table:table-cell table:number-columns-repeated="6"/>
          <table:table-cell table:style-name="ce29" table:formula="of:=[.C15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1];[Entrada.$A$8:.$C$1606];3;0)) = 1; 0;VLOOKUP([.E1511];[Entrada.$A$8:.$C$1606];3;0)*[.C151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0</text:p>
          </table:table-cell>
          <table:table-cell table:number-columns-repeated="2"/>
          <table:table-cell/>
          <table:table-cell table:style-name="ce12" office:value-type="string">
            <text:p>38,30</text:p>
          </table:table-cell>
          <table:table-cell table:style-name="ce21" table:formula="of:=IF(ISNA(VLOOKUP([.E1512];[Entrada.$A$8:.$B$1605];2;0)) = 1; 0;VLOOKUP([.E1512];[Entrada.$A$8:.$B$1605];2;0))" office:value-type="float" office:value="0">
            <text:p>0</text:p>
          </table:table-cell>
          <table:table-cell table:formula="of:=IF(ISNA(VLOOKUP([.E1512];[Entrada.$A$8:.$D$1605];4;0)) = 1; 0;VLOOKUP([.E1512];[Entrada.$A$8:.$D$1605];4;0))" office:value-type="float" office:value="0">
            <text:p>0</text:p>
          </table:table-cell>
          <table:table-cell table:number-columns-repeated="6"/>
          <table:table-cell table:style-name="ce29" table:formula="of:=[.C15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2];[Entrada.$A$8:.$C$1606];3;0)) = 1; 0;VLOOKUP([.E1512];[Entrada.$A$8:.$C$1606];3;0)*[.C151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1</text:p>
          </table:table-cell>
          <table:table-cell table:number-columns-repeated="2"/>
          <table:table-cell/>
          <table:table-cell table:style-name="ce12" office:value-type="string">
            <text:p>38,31</text:p>
          </table:table-cell>
          <table:table-cell table:style-name="ce21" table:formula="of:=IF(ISNA(VLOOKUP([.E1513];[Entrada.$A$8:.$B$1605];2;0)) = 1; 0;VLOOKUP([.E1513];[Entrada.$A$8:.$B$1605];2;0))" office:value-type="float" office:value="0">
            <text:p>0</text:p>
          </table:table-cell>
          <table:table-cell table:formula="of:=IF(ISNA(VLOOKUP([.E1513];[Entrada.$A$8:.$D$1605];4;0)) = 1; 0;VLOOKUP([.E1513];[Entrada.$A$8:.$D$1605];4;0))" office:value-type="float" office:value="0">
            <text:p>0</text:p>
          </table:table-cell>
          <table:table-cell table:number-columns-repeated="6"/>
          <table:table-cell table:style-name="ce29" table:formula="of:=[.C15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3];[Entrada.$A$8:.$C$1606];3;0)) = 1; 0;VLOOKUP([.E1513];[Entrada.$A$8:.$C$1606];3;0)*[.C151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2</text:p>
          </table:table-cell>
          <table:table-cell table:number-columns-repeated="2"/>
          <table:table-cell/>
          <table:table-cell table:style-name="ce12" office:value-type="string">
            <text:p>38,32</text:p>
          </table:table-cell>
          <table:table-cell table:style-name="ce21" table:formula="of:=IF(ISNA(VLOOKUP([.E1514];[Entrada.$A$8:.$B$1605];2;0)) = 1; 0;VLOOKUP([.E1514];[Entrada.$A$8:.$B$1605];2;0))" office:value-type="float" office:value="0">
            <text:p>0</text:p>
          </table:table-cell>
          <table:table-cell table:formula="of:=IF(ISNA(VLOOKUP([.E1514];[Entrada.$A$8:.$D$1605];4;0)) = 1; 0;VLOOKUP([.E1514];[Entrada.$A$8:.$D$1605];4;0))" office:value-type="float" office:value="0">
            <text:p>0</text:p>
          </table:table-cell>
          <table:table-cell table:number-columns-repeated="6"/>
          <table:table-cell table:style-name="ce29" table:formula="of:=[.C15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4];[Entrada.$A$8:.$C$1606];3;0)) = 1; 0;VLOOKUP([.E1514];[Entrada.$A$8:.$C$1606];3;0)*[.C151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3</text:p>
          </table:table-cell>
          <table:table-cell table:number-columns-repeated="2"/>
          <table:table-cell/>
          <table:table-cell table:style-name="ce12" office:value-type="string">
            <text:p>38,33</text:p>
          </table:table-cell>
          <table:table-cell table:style-name="ce21" table:formula="of:=IF(ISNA(VLOOKUP([.E1515];[Entrada.$A$8:.$B$1605];2;0)) = 1; 0;VLOOKUP([.E1515];[Entrada.$A$8:.$B$1605];2;0))" office:value-type="float" office:value="0">
            <text:p>0</text:p>
          </table:table-cell>
          <table:table-cell table:formula="of:=IF(ISNA(VLOOKUP([.E1515];[Entrada.$A$8:.$D$1605];4;0)) = 1; 0;VLOOKUP([.E1515];[Entrada.$A$8:.$D$1605];4;0))" office:value-type="float" office:value="0">
            <text:p>0</text:p>
          </table:table-cell>
          <table:table-cell table:number-columns-repeated="6"/>
          <table:table-cell table:style-name="ce29" table:formula="of:=[.C15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5];[Entrada.$A$8:.$C$1606];3;0)) = 1; 0;VLOOKUP([.E1515];[Entrada.$A$8:.$C$1606];3;0)*[.C151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4</text:p>
          </table:table-cell>
          <table:table-cell table:number-columns-repeated="2"/>
          <table:table-cell/>
          <table:table-cell table:style-name="ce12" office:value-type="string">
            <text:p>38,34</text:p>
          </table:table-cell>
          <table:table-cell table:style-name="ce21" table:formula="of:=IF(ISNA(VLOOKUP([.E1516];[Entrada.$A$8:.$B$1605];2;0)) = 1; 0;VLOOKUP([.E1516];[Entrada.$A$8:.$B$1605];2;0))" office:value-type="float" office:value="0">
            <text:p>0</text:p>
          </table:table-cell>
          <table:table-cell table:formula="of:=IF(ISNA(VLOOKUP([.E1516];[Entrada.$A$8:.$D$1605];4;0)) = 1; 0;VLOOKUP([.E1516];[Entrada.$A$8:.$D$1605];4;0))" office:value-type="float" office:value="0">
            <text:p>0</text:p>
          </table:table-cell>
          <table:table-cell table:number-columns-repeated="6"/>
          <table:table-cell table:style-name="ce29" table:formula="of:=[.C15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6];[Entrada.$A$8:.$C$1606];3;0)) = 1; 0;VLOOKUP([.E1516];[Entrada.$A$8:.$C$1606];3;0)*[.C151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5</text:p>
          </table:table-cell>
          <table:table-cell table:number-columns-repeated="2"/>
          <table:table-cell/>
          <table:table-cell table:style-name="ce12" office:value-type="string">
            <text:p>38,35</text:p>
          </table:table-cell>
          <table:table-cell table:style-name="ce21" table:formula="of:=IF(ISNA(VLOOKUP([.E1517];[Entrada.$A$8:.$B$1605];2;0)) = 1; 0;VLOOKUP([.E1517];[Entrada.$A$8:.$B$1605];2;0))" office:value-type="float" office:value="0">
            <text:p>0</text:p>
          </table:table-cell>
          <table:table-cell table:formula="of:=IF(ISNA(VLOOKUP([.E1517];[Entrada.$A$8:.$D$1605];4;0)) = 1; 0;VLOOKUP([.E1517];[Entrada.$A$8:.$D$1605];4;0))" office:value-type="float" office:value="0">
            <text:p>0</text:p>
          </table:table-cell>
          <table:table-cell table:number-columns-repeated="6"/>
          <table:table-cell table:style-name="ce29" table:formula="of:=[.C15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7];[Entrada.$A$8:.$C$1606];3;0)) = 1; 0;VLOOKUP([.E1517];[Entrada.$A$8:.$C$1606];3;0)*[.C151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6</text:p>
          </table:table-cell>
          <table:table-cell table:number-columns-repeated="2"/>
          <table:table-cell/>
          <table:table-cell table:style-name="ce12" office:value-type="string">
            <text:p>38,36</text:p>
          </table:table-cell>
          <table:table-cell table:style-name="ce21" table:formula="of:=IF(ISNA(VLOOKUP([.E1518];[Entrada.$A$8:.$B$1605];2;0)) = 1; 0;VLOOKUP([.E1518];[Entrada.$A$8:.$B$1605];2;0))" office:value-type="float" office:value="0">
            <text:p>0</text:p>
          </table:table-cell>
          <table:table-cell table:formula="of:=IF(ISNA(VLOOKUP([.E1518];[Entrada.$A$8:.$D$1605];4;0)) = 1; 0;VLOOKUP([.E1518];[Entrada.$A$8:.$D$1605];4;0))" office:value-type="float" office:value="0">
            <text:p>0</text:p>
          </table:table-cell>
          <table:table-cell table:number-columns-repeated="6"/>
          <table:table-cell table:style-name="ce29" table:formula="of:=[.C15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8];[Entrada.$A$8:.$C$1606];3;0)) = 1; 0;VLOOKUP([.E1518];[Entrada.$A$8:.$C$1606];3;0)*[.C151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7</text:p>
          </table:table-cell>
          <table:table-cell table:number-columns-repeated="2"/>
          <table:table-cell/>
          <table:table-cell table:style-name="ce12" office:value-type="string">
            <text:p>38,37</text:p>
          </table:table-cell>
          <table:table-cell table:style-name="ce21" table:formula="of:=IF(ISNA(VLOOKUP([.E1519];[Entrada.$A$8:.$B$1605];2;0)) = 1; 0;VLOOKUP([.E1519];[Entrada.$A$8:.$B$1605];2;0))" office:value-type="float" office:value="0">
            <text:p>0</text:p>
          </table:table-cell>
          <table:table-cell table:formula="of:=IF(ISNA(VLOOKUP([.E1519];[Entrada.$A$8:.$D$1605];4;0)) = 1; 0;VLOOKUP([.E1519];[Entrada.$A$8:.$D$1605];4;0))" office:value-type="float" office:value="0">
            <text:p>0</text:p>
          </table:table-cell>
          <table:table-cell table:number-columns-repeated="6"/>
          <table:table-cell table:style-name="ce29" table:formula="of:=[.C15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1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19];[Entrada.$A$8:.$C$1606];3;0)) = 1; 0;VLOOKUP([.E1519];[Entrada.$A$8:.$C$1606];3;0)*[.C151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8</text:p>
          </table:table-cell>
          <table:table-cell table:number-columns-repeated="2"/>
          <table:table-cell/>
          <table:table-cell table:style-name="ce12" office:value-type="string">
            <text:p>38,38</text:p>
          </table:table-cell>
          <table:table-cell table:style-name="ce21" table:formula="of:=IF(ISNA(VLOOKUP([.E1520];[Entrada.$A$8:.$B$1605];2;0)) = 1; 0;VLOOKUP([.E1520];[Entrada.$A$8:.$B$1605];2;0))" office:value-type="float" office:value="0">
            <text:p>0</text:p>
          </table:table-cell>
          <table:table-cell table:formula="of:=IF(ISNA(VLOOKUP([.E1520];[Entrada.$A$8:.$D$1605];4;0)) = 1; 0;VLOOKUP([.E1520];[Entrada.$A$8:.$D$1605];4;0))" office:value-type="float" office:value="0">
            <text:p>0</text:p>
          </table:table-cell>
          <table:table-cell table:number-columns-repeated="6"/>
          <table:table-cell table:style-name="ce29" table:formula="of:=[.C15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0];[Entrada.$A$8:.$C$1606];3;0)) = 1; 0;VLOOKUP([.E1520];[Entrada.$A$8:.$C$1606];3;0)*[.C15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39</text:p>
          </table:table-cell>
          <table:table-cell table:number-columns-repeated="2"/>
          <table:table-cell/>
          <table:table-cell table:style-name="ce12" office:value-type="string">
            <text:p>38,39</text:p>
          </table:table-cell>
          <table:table-cell table:style-name="ce21" table:formula="of:=IF(ISNA(VLOOKUP([.E1521];[Entrada.$A$8:.$B$1605];2;0)) = 1; 0;VLOOKUP([.E1521];[Entrada.$A$8:.$B$1605];2;0))" office:value-type="float" office:value="0">
            <text:p>0</text:p>
          </table:table-cell>
          <table:table-cell table:formula="of:=IF(ISNA(VLOOKUP([.E1521];[Entrada.$A$8:.$D$1605];4;0)) = 1; 0;VLOOKUP([.E1521];[Entrada.$A$8:.$D$1605];4;0))" office:value-type="float" office:value="0">
            <text:p>0</text:p>
          </table:table-cell>
          <table:table-cell table:number-columns-repeated="6"/>
          <table:table-cell table:style-name="ce29" table:formula="of:=[.C15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1];[Entrada.$A$8:.$C$1606];3;0)) = 1; 0;VLOOKUP([.E1521];[Entrada.$A$8:.$C$1606];3;0)*[.C152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8,40</text:p>
          </table:table-cell>
          <table:table-cell table:number-columns-repeated="2"/>
          <table:table-cell/>
          <table:table-cell table:style-name="ce12" office:value-type="string">
            <text:p>38,40</text:p>
          </table:table-cell>
          <table:table-cell table:style-name="ce21" table:formula="of:=IF(ISNA(VLOOKUP([.E1522];[Entrada.$A$8:.$B$1605];2;0)) = 1; 0;VLOOKUP([.E1522];[Entrada.$A$8:.$B$1605];2;0))" office:value-type="float" office:value="0">
            <text:p>0</text:p>
          </table:table-cell>
          <table:table-cell table:formula="of:=IF(ISNA(VLOOKUP([.E1522];[Entrada.$A$8:.$D$1605];4;0)) = 1; 0;VLOOKUP([.E1522];[Entrada.$A$8:.$D$1605];4;0))" office:value-type="float" office:value="0">
            <text:p>0</text:p>
          </table:table-cell>
          <table:table-cell table:number-columns-repeated="6"/>
          <table:table-cell table:style-name="ce29" table:formula="of:=[.C15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2];[Entrada.$A$8:.$C$1606];3;0)) = 1; 0;VLOOKUP([.E1522];[Entrada.$A$8:.$C$1606];3;0)*[.C152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</text:p>
          </table:table-cell>
          <table:table-cell table:number-columns-repeated="2"/>
          <table:table-cell/>
          <table:table-cell table:style-name="ce12" office:value-type="string">
            <text:p>39,1</text:p>
          </table:table-cell>
          <table:table-cell table:style-name="ce21" table:formula="of:=IF(ISNA(VLOOKUP([.E1523];[Entrada.$A$8:.$B$1605];2;0)) = 1; 0;VLOOKUP([.E1523];[Entrada.$A$8:.$B$1605];2;0))" office:value-type="float" office:value="0">
            <text:p>0</text:p>
          </table:table-cell>
          <table:table-cell table:formula="of:=IF(ISNA(VLOOKUP([.E1523];[Entrada.$A$8:.$D$1605];4;0)) = 1; 0;VLOOKUP([.E1523];[Entrada.$A$8:.$D$1605];4;0))" office:value-type="float" office:value="0">
            <text:p>0</text:p>
          </table:table-cell>
          <table:table-cell table:number-columns-repeated="6"/>
          <table:table-cell table:style-name="ce29" table:formula="of:=[.C15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3];[Entrada.$A$8:.$C$1606];3;0)) = 1; 0;VLOOKUP([.E1523];[Entrada.$A$8:.$C$1606];3;0)*[.C152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</text:p>
          </table:table-cell>
          <table:table-cell table:number-columns-repeated="2"/>
          <table:table-cell/>
          <table:table-cell table:style-name="ce12" office:value-type="string">
            <text:p>39,2</text:p>
          </table:table-cell>
          <table:table-cell table:style-name="ce21" table:formula="of:=IF(ISNA(VLOOKUP([.E1524];[Entrada.$A$8:.$B$1605];2;0)) = 1; 0;VLOOKUP([.E1524];[Entrada.$A$8:.$B$1605];2;0))" office:value-type="float" office:value="0">
            <text:p>0</text:p>
          </table:table-cell>
          <table:table-cell table:formula="of:=IF(ISNA(VLOOKUP([.E1524];[Entrada.$A$8:.$D$1605];4;0)) = 1; 0;VLOOKUP([.E1524];[Entrada.$A$8:.$D$1605];4;0))" office:value-type="float" office:value="0">
            <text:p>0</text:p>
          </table:table-cell>
          <table:table-cell table:number-columns-repeated="6"/>
          <table:table-cell table:style-name="ce29" table:formula="of:=[.C15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4];[Entrada.$A$8:.$C$1606];3;0)) = 1; 0;VLOOKUP([.E1524];[Entrada.$A$8:.$C$1606];3;0)*[.C152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</text:p>
          </table:table-cell>
          <table:table-cell table:number-columns-repeated="2"/>
          <table:table-cell/>
          <table:table-cell table:style-name="ce12" office:value-type="string">
            <text:p>39,3</text:p>
          </table:table-cell>
          <table:table-cell table:style-name="ce21" table:formula="of:=IF(ISNA(VLOOKUP([.E1525];[Entrada.$A$8:.$B$1605];2;0)) = 1; 0;VLOOKUP([.E1525];[Entrada.$A$8:.$B$1605];2;0))" office:value-type="float" office:value="0">
            <text:p>0</text:p>
          </table:table-cell>
          <table:table-cell table:formula="of:=IF(ISNA(VLOOKUP([.E1525];[Entrada.$A$8:.$D$1605];4;0)) = 1; 0;VLOOKUP([.E1525];[Entrada.$A$8:.$D$1605];4;0))" office:value-type="float" office:value="0">
            <text:p>0</text:p>
          </table:table-cell>
          <table:table-cell table:number-columns-repeated="6"/>
          <table:table-cell table:style-name="ce29" table:formula="of:=[.C15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5];[Entrada.$A$8:.$C$1606];3;0)) = 1; 0;VLOOKUP([.E1525];[Entrada.$A$8:.$C$1606];3;0)*[.C152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4</text:p>
          </table:table-cell>
          <table:table-cell table:number-columns-repeated="2"/>
          <table:table-cell/>
          <table:table-cell table:style-name="ce12" office:value-type="string">
            <text:p>39,4</text:p>
          </table:table-cell>
          <table:table-cell table:style-name="ce21" table:formula="of:=IF(ISNA(VLOOKUP([.E1526];[Entrada.$A$8:.$B$1605];2;0)) = 1; 0;VLOOKUP([.E1526];[Entrada.$A$8:.$B$1605];2;0))" office:value-type="float" office:value="0">
            <text:p>0</text:p>
          </table:table-cell>
          <table:table-cell table:formula="of:=IF(ISNA(VLOOKUP([.E1526];[Entrada.$A$8:.$D$1605];4;0)) = 1; 0;VLOOKUP([.E1526];[Entrada.$A$8:.$D$1605];4;0))" office:value-type="float" office:value="0">
            <text:p>0</text:p>
          </table:table-cell>
          <table:table-cell table:number-columns-repeated="6"/>
          <table:table-cell table:style-name="ce29" table:formula="of:=[.C15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6];[Entrada.$A$8:.$C$1606];3;0)) = 1; 0;VLOOKUP([.E1526];[Entrada.$A$8:.$C$1606];3;0)*[.C152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5</text:p>
          </table:table-cell>
          <table:table-cell table:number-columns-repeated="2"/>
          <table:table-cell/>
          <table:table-cell table:style-name="ce12" office:value-type="string">
            <text:p>39,5</text:p>
          </table:table-cell>
          <table:table-cell table:style-name="ce21" table:formula="of:=IF(ISNA(VLOOKUP([.E1527];[Entrada.$A$8:.$B$1605];2;0)) = 1; 0;VLOOKUP([.E1527];[Entrada.$A$8:.$B$1605];2;0))" office:value-type="float" office:value="0">
            <text:p>0</text:p>
          </table:table-cell>
          <table:table-cell table:formula="of:=IF(ISNA(VLOOKUP([.E1527];[Entrada.$A$8:.$D$1605];4;0)) = 1; 0;VLOOKUP([.E1527];[Entrada.$A$8:.$D$1605];4;0))" office:value-type="float" office:value="0">
            <text:p>0</text:p>
          </table:table-cell>
          <table:table-cell table:number-columns-repeated="6"/>
          <table:table-cell table:style-name="ce29" table:formula="of:=[.C15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7];[Entrada.$A$8:.$C$1606];3;0)) = 1; 0;VLOOKUP([.E1527];[Entrada.$A$8:.$C$1606];3;0)*[.C152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6</text:p>
          </table:table-cell>
          <table:table-cell table:number-columns-repeated="2"/>
          <table:table-cell/>
          <table:table-cell table:style-name="ce12" office:value-type="string">
            <text:p>39,6</text:p>
          </table:table-cell>
          <table:table-cell table:style-name="ce21" table:formula="of:=IF(ISNA(VLOOKUP([.E1528];[Entrada.$A$8:.$B$1605];2;0)) = 1; 0;VLOOKUP([.E1528];[Entrada.$A$8:.$B$1605];2;0))" office:value-type="float" office:value="0">
            <text:p>0</text:p>
          </table:table-cell>
          <table:table-cell table:formula="of:=IF(ISNA(VLOOKUP([.E1528];[Entrada.$A$8:.$D$1605];4;0)) = 1; 0;VLOOKUP([.E1528];[Entrada.$A$8:.$D$1605];4;0))" office:value-type="float" office:value="0">
            <text:p>0</text:p>
          </table:table-cell>
          <table:table-cell table:number-columns-repeated="6"/>
          <table:table-cell table:style-name="ce29" table:formula="of:=[.C15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8];[Entrada.$A$8:.$C$1606];3;0)) = 1; 0;VLOOKUP([.E1528];[Entrada.$A$8:.$C$1606];3;0)*[.C152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7</text:p>
          </table:table-cell>
          <table:table-cell table:number-columns-repeated="2"/>
          <table:table-cell/>
          <table:table-cell table:style-name="ce12" office:value-type="string">
            <text:p>39,7</text:p>
          </table:table-cell>
          <table:table-cell table:style-name="ce21" table:formula="of:=IF(ISNA(VLOOKUP([.E1529];[Entrada.$A$8:.$B$1605];2;0)) = 1; 0;VLOOKUP([.E1529];[Entrada.$A$8:.$B$1605];2;0))" office:value-type="float" office:value="0">
            <text:p>0</text:p>
          </table:table-cell>
          <table:table-cell table:formula="of:=IF(ISNA(VLOOKUP([.E1529];[Entrada.$A$8:.$D$1605];4;0)) = 1; 0;VLOOKUP([.E1529];[Entrada.$A$8:.$D$1605];4;0))" office:value-type="float" office:value="0">
            <text:p>0</text:p>
          </table:table-cell>
          <table:table-cell table:number-columns-repeated="6"/>
          <table:table-cell table:style-name="ce29" table:formula="of:=[.C15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2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29];[Entrada.$A$8:.$C$1606];3;0)) = 1; 0;VLOOKUP([.E1529];[Entrada.$A$8:.$C$1606];3;0)*[.C152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8</text:p>
          </table:table-cell>
          <table:table-cell table:number-columns-repeated="2"/>
          <table:table-cell/>
          <table:table-cell table:style-name="ce12" office:value-type="string">
            <text:p>39,8</text:p>
          </table:table-cell>
          <table:table-cell table:style-name="ce21" table:formula="of:=IF(ISNA(VLOOKUP([.E1530];[Entrada.$A$8:.$B$1605];2;0)) = 1; 0;VLOOKUP([.E1530];[Entrada.$A$8:.$B$1605];2;0))" office:value-type="float" office:value="0">
            <text:p>0</text:p>
          </table:table-cell>
          <table:table-cell table:formula="of:=IF(ISNA(VLOOKUP([.E1530];[Entrada.$A$8:.$D$1605];4;0)) = 1; 0;VLOOKUP([.E1530];[Entrada.$A$8:.$D$1605];4;0))" office:value-type="float" office:value="0">
            <text:p>0</text:p>
          </table:table-cell>
          <table:table-cell table:number-columns-repeated="6"/>
          <table:table-cell table:style-name="ce29" table:formula="of:=[.C15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0];[Entrada.$A$8:.$C$1606];3;0)) = 1; 0;VLOOKUP([.E1530];[Entrada.$A$8:.$C$1606];3;0)*[.C153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9</text:p>
          </table:table-cell>
          <table:table-cell table:number-columns-repeated="2"/>
          <table:table-cell/>
          <table:table-cell table:style-name="ce12" office:value-type="string">
            <text:p>39,9</text:p>
          </table:table-cell>
          <table:table-cell table:style-name="ce21" table:formula="of:=IF(ISNA(VLOOKUP([.E1531];[Entrada.$A$8:.$B$1605];2;0)) = 1; 0;VLOOKUP([.E1531];[Entrada.$A$8:.$B$1605];2;0))" office:value-type="float" office:value="0">
            <text:p>0</text:p>
          </table:table-cell>
          <table:table-cell table:formula="of:=IF(ISNA(VLOOKUP([.E1531];[Entrada.$A$8:.$D$1605];4;0)) = 1; 0;VLOOKUP([.E1531];[Entrada.$A$8:.$D$1605];4;0))" office:value-type="float" office:value="0">
            <text:p>0</text:p>
          </table:table-cell>
          <table:table-cell table:number-columns-repeated="6"/>
          <table:table-cell table:style-name="ce29" table:formula="of:=[.C15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1];[Entrada.$A$8:.$C$1606];3;0)) = 1; 0;VLOOKUP([.E1531];[Entrada.$A$8:.$C$1606];3;0)*[.C153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0</text:p>
          </table:table-cell>
          <table:table-cell table:number-columns-repeated="2"/>
          <table:table-cell/>
          <table:table-cell table:style-name="ce12" office:value-type="string">
            <text:p>39,10</text:p>
          </table:table-cell>
          <table:table-cell table:style-name="ce21" table:formula="of:=IF(ISNA(VLOOKUP([.E1532];[Entrada.$A$8:.$B$1605];2;0)) = 1; 0;VLOOKUP([.E1532];[Entrada.$A$8:.$B$1605];2;0))" office:value-type="float" office:value="0">
            <text:p>0</text:p>
          </table:table-cell>
          <table:table-cell table:formula="of:=IF(ISNA(VLOOKUP([.E1532];[Entrada.$A$8:.$D$1605];4;0)) = 1; 0;VLOOKUP([.E1532];[Entrada.$A$8:.$D$1605];4;0))" office:value-type="float" office:value="0">
            <text:p>0</text:p>
          </table:table-cell>
          <table:table-cell table:number-columns-repeated="6"/>
          <table:table-cell table:style-name="ce29" table:formula="of:=[.C15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2];[Entrada.$A$8:.$C$1606];3;0)) = 1; 0;VLOOKUP([.E1532];[Entrada.$A$8:.$C$1606];3;0)*[.C153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1</text:p>
          </table:table-cell>
          <table:table-cell table:number-columns-repeated="2"/>
          <table:table-cell/>
          <table:table-cell table:style-name="ce12" office:value-type="string">
            <text:p>39,11</text:p>
          </table:table-cell>
          <table:table-cell table:style-name="ce21" table:formula="of:=IF(ISNA(VLOOKUP([.E1533];[Entrada.$A$8:.$B$1605];2;0)) = 1; 0;VLOOKUP([.E1533];[Entrada.$A$8:.$B$1605];2;0))" office:value-type="float" office:value="0">
            <text:p>0</text:p>
          </table:table-cell>
          <table:table-cell table:formula="of:=IF(ISNA(VLOOKUP([.E1533];[Entrada.$A$8:.$D$1605];4;0)) = 1; 0;VLOOKUP([.E1533];[Entrada.$A$8:.$D$1605];4;0))" office:value-type="float" office:value="0">
            <text:p>0</text:p>
          </table:table-cell>
          <table:table-cell table:number-columns-repeated="6"/>
          <table:table-cell table:style-name="ce29" table:formula="of:=[.C15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3];[Entrada.$A$8:.$C$1606];3;0)) = 1; 0;VLOOKUP([.E1533];[Entrada.$A$8:.$C$1606];3;0)*[.C153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2</text:p>
          </table:table-cell>
          <table:table-cell table:number-columns-repeated="2"/>
          <table:table-cell/>
          <table:table-cell table:style-name="ce12" office:value-type="string">
            <text:p>39,12</text:p>
          </table:table-cell>
          <table:table-cell table:style-name="ce21" table:formula="of:=IF(ISNA(VLOOKUP([.E1534];[Entrada.$A$8:.$B$1605];2;0)) = 1; 0;VLOOKUP([.E1534];[Entrada.$A$8:.$B$1605];2;0))" office:value-type="float" office:value="0">
            <text:p>0</text:p>
          </table:table-cell>
          <table:table-cell table:formula="of:=IF(ISNA(VLOOKUP([.E1534];[Entrada.$A$8:.$D$1605];4;0)) = 1; 0;VLOOKUP([.E1534];[Entrada.$A$8:.$D$1605];4;0))" office:value-type="float" office:value="0">
            <text:p>0</text:p>
          </table:table-cell>
          <table:table-cell table:number-columns-repeated="6"/>
          <table:table-cell table:style-name="ce29" table:formula="of:=[.C15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4];[Entrada.$A$8:.$C$1606];3;0)) = 1; 0;VLOOKUP([.E1534];[Entrada.$A$8:.$C$1606];3;0)*[.C153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3</text:p>
          </table:table-cell>
          <table:table-cell table:number-columns-repeated="2"/>
          <table:table-cell/>
          <table:table-cell table:style-name="ce12" office:value-type="string">
            <text:p>39,13</text:p>
          </table:table-cell>
          <table:table-cell table:style-name="ce21" table:formula="of:=IF(ISNA(VLOOKUP([.E1535];[Entrada.$A$8:.$B$1605];2;0)) = 1; 0;VLOOKUP([.E1535];[Entrada.$A$8:.$B$1605];2;0))" office:value-type="float" office:value="0">
            <text:p>0</text:p>
          </table:table-cell>
          <table:table-cell table:formula="of:=IF(ISNA(VLOOKUP([.E1535];[Entrada.$A$8:.$D$1605];4;0)) = 1; 0;VLOOKUP([.E1535];[Entrada.$A$8:.$D$1605];4;0))" office:value-type="float" office:value="0">
            <text:p>0</text:p>
          </table:table-cell>
          <table:table-cell table:number-columns-repeated="6"/>
          <table:table-cell table:style-name="ce29" table:formula="of:=[.C15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5];[Entrada.$A$8:.$C$1606];3;0)) = 1; 0;VLOOKUP([.E1535];[Entrada.$A$8:.$C$1606];3;0)*[.C153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4</text:p>
          </table:table-cell>
          <table:table-cell table:number-columns-repeated="2"/>
          <table:table-cell/>
          <table:table-cell table:style-name="ce12" office:value-type="string">
            <text:p>39,14</text:p>
          </table:table-cell>
          <table:table-cell table:style-name="ce21" table:formula="of:=IF(ISNA(VLOOKUP([.E1536];[Entrada.$A$8:.$B$1605];2;0)) = 1; 0;VLOOKUP([.E1536];[Entrada.$A$8:.$B$1605];2;0))" office:value-type="float" office:value="0">
            <text:p>0</text:p>
          </table:table-cell>
          <table:table-cell table:formula="of:=IF(ISNA(VLOOKUP([.E1536];[Entrada.$A$8:.$D$1605];4;0)) = 1; 0;VLOOKUP([.E1536];[Entrada.$A$8:.$D$1605];4;0))" office:value-type="float" office:value="0">
            <text:p>0</text:p>
          </table:table-cell>
          <table:table-cell table:number-columns-repeated="6"/>
          <table:table-cell table:style-name="ce29" table:formula="of:=[.C15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6];[Entrada.$A$8:.$C$1606];3;0)) = 1; 0;VLOOKUP([.E1536];[Entrada.$A$8:.$C$1606];3;0)*[.C153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5</text:p>
          </table:table-cell>
          <table:table-cell table:number-columns-repeated="2"/>
          <table:table-cell/>
          <table:table-cell table:style-name="ce12" office:value-type="string">
            <text:p>39,15</text:p>
          </table:table-cell>
          <table:table-cell table:style-name="ce21" table:formula="of:=IF(ISNA(VLOOKUP([.E1537];[Entrada.$A$8:.$B$1605];2;0)) = 1; 0;VLOOKUP([.E1537];[Entrada.$A$8:.$B$1605];2;0))" office:value-type="float" office:value="0">
            <text:p>0</text:p>
          </table:table-cell>
          <table:table-cell table:formula="of:=IF(ISNA(VLOOKUP([.E1537];[Entrada.$A$8:.$D$1605];4;0)) = 1; 0;VLOOKUP([.E1537];[Entrada.$A$8:.$D$1605];4;0))" office:value-type="float" office:value="0">
            <text:p>0</text:p>
          </table:table-cell>
          <table:table-cell table:number-columns-repeated="6"/>
          <table:table-cell table:style-name="ce29" table:formula="of:=[.C15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7];[Entrada.$A$8:.$C$1606];3;0)) = 1; 0;VLOOKUP([.E1537];[Entrada.$A$8:.$C$1606];3;0)*[.C153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6</text:p>
          </table:table-cell>
          <table:table-cell table:number-columns-repeated="2"/>
          <table:table-cell/>
          <table:table-cell table:style-name="ce12" office:value-type="string">
            <text:p>39,16</text:p>
          </table:table-cell>
          <table:table-cell table:style-name="ce21" table:formula="of:=IF(ISNA(VLOOKUP([.E1538];[Entrada.$A$8:.$B$1605];2;0)) = 1; 0;VLOOKUP([.E1538];[Entrada.$A$8:.$B$1605];2;0))" office:value-type="float" office:value="0">
            <text:p>0</text:p>
          </table:table-cell>
          <table:table-cell table:formula="of:=IF(ISNA(VLOOKUP([.E1538];[Entrada.$A$8:.$D$1605];4;0)) = 1; 0;VLOOKUP([.E1538];[Entrada.$A$8:.$D$1605];4;0))" office:value-type="float" office:value="0">
            <text:p>0</text:p>
          </table:table-cell>
          <table:table-cell table:number-columns-repeated="6"/>
          <table:table-cell table:style-name="ce29" table:formula="of:=[.C15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8];[Entrada.$A$8:.$C$1606];3;0)) = 1; 0;VLOOKUP([.E1538];[Entrada.$A$8:.$C$1606];3;0)*[.C153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7</text:p>
          </table:table-cell>
          <table:table-cell table:number-columns-repeated="2"/>
          <table:table-cell/>
          <table:table-cell table:style-name="ce12" office:value-type="string">
            <text:p>39,17</text:p>
          </table:table-cell>
          <table:table-cell table:style-name="ce21" table:formula="of:=IF(ISNA(VLOOKUP([.E1539];[Entrada.$A$8:.$B$1605];2;0)) = 1; 0;VLOOKUP([.E1539];[Entrada.$A$8:.$B$1605];2;0))" office:value-type="float" office:value="0">
            <text:p>0</text:p>
          </table:table-cell>
          <table:table-cell table:formula="of:=IF(ISNA(VLOOKUP([.E1539];[Entrada.$A$8:.$D$1605];4;0)) = 1; 0;VLOOKUP([.E1539];[Entrada.$A$8:.$D$1605];4;0))" office:value-type="float" office:value="0">
            <text:p>0</text:p>
          </table:table-cell>
          <table:table-cell table:number-columns-repeated="6"/>
          <table:table-cell table:style-name="ce29" table:formula="of:=[.C15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3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39];[Entrada.$A$8:.$C$1606];3;0)) = 1; 0;VLOOKUP([.E1539];[Entrada.$A$8:.$C$1606];3;0)*[.C153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8</text:p>
          </table:table-cell>
          <table:table-cell table:number-columns-repeated="2"/>
          <table:table-cell/>
          <table:table-cell table:style-name="ce12" office:value-type="string">
            <text:p>39,18</text:p>
          </table:table-cell>
          <table:table-cell table:style-name="ce21" table:formula="of:=IF(ISNA(VLOOKUP([.E1540];[Entrada.$A$8:.$B$1605];2;0)) = 1; 0;VLOOKUP([.E1540];[Entrada.$A$8:.$B$1605];2;0))" office:value-type="float" office:value="0">
            <text:p>0</text:p>
          </table:table-cell>
          <table:table-cell table:formula="of:=IF(ISNA(VLOOKUP([.E1540];[Entrada.$A$8:.$D$1605];4;0)) = 1; 0;VLOOKUP([.E1540];[Entrada.$A$8:.$D$1605];4;0))" office:value-type="float" office:value="0">
            <text:p>0</text:p>
          </table:table-cell>
          <table:table-cell table:number-columns-repeated="6"/>
          <table:table-cell table:style-name="ce29" table:formula="of:=[.C15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0];[Entrada.$A$8:.$C$1606];3;0)) = 1; 0;VLOOKUP([.E1540];[Entrada.$A$8:.$C$1606];3;0)*[.C154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19</text:p>
          </table:table-cell>
          <table:table-cell table:number-columns-repeated="2"/>
          <table:table-cell/>
          <table:table-cell table:style-name="ce12" office:value-type="string">
            <text:p>39,19</text:p>
          </table:table-cell>
          <table:table-cell table:style-name="ce21" table:formula="of:=IF(ISNA(VLOOKUP([.E1541];[Entrada.$A$8:.$B$1605];2;0)) = 1; 0;VLOOKUP([.E1541];[Entrada.$A$8:.$B$1605];2;0))" office:value-type="float" office:value="0">
            <text:p>0</text:p>
          </table:table-cell>
          <table:table-cell table:formula="of:=IF(ISNA(VLOOKUP([.E1541];[Entrada.$A$8:.$D$1605];4;0)) = 1; 0;VLOOKUP([.E1541];[Entrada.$A$8:.$D$1605];4;0))" office:value-type="float" office:value="0">
            <text:p>0</text:p>
          </table:table-cell>
          <table:table-cell table:number-columns-repeated="6"/>
          <table:table-cell table:style-name="ce29" table:formula="of:=[.C15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1];[Entrada.$A$8:.$C$1606];3;0)) = 1; 0;VLOOKUP([.E1541];[Entrada.$A$8:.$C$1606];3;0)*[.C154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0</text:p>
          </table:table-cell>
          <table:table-cell table:number-columns-repeated="2"/>
          <table:table-cell/>
          <table:table-cell table:style-name="ce12" office:value-type="string">
            <text:p>39,20</text:p>
          </table:table-cell>
          <table:table-cell table:style-name="ce21" table:formula="of:=IF(ISNA(VLOOKUP([.E1542];[Entrada.$A$8:.$B$1605];2;0)) = 1; 0;VLOOKUP([.E1542];[Entrada.$A$8:.$B$1605];2;0))" office:value-type="float" office:value="0">
            <text:p>0</text:p>
          </table:table-cell>
          <table:table-cell table:formula="of:=IF(ISNA(VLOOKUP([.E1542];[Entrada.$A$8:.$D$1605];4;0)) = 1; 0;VLOOKUP([.E1542];[Entrada.$A$8:.$D$1605];4;0))" office:value-type="float" office:value="0">
            <text:p>0</text:p>
          </table:table-cell>
          <table:table-cell table:number-columns-repeated="6"/>
          <table:table-cell table:style-name="ce29" table:formula="of:=[.C15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2];[Entrada.$A$8:.$C$1606];3;0)) = 1; 0;VLOOKUP([.E1542];[Entrada.$A$8:.$C$1606];3;0)*[.C154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1</text:p>
          </table:table-cell>
          <table:table-cell table:number-columns-repeated="2"/>
          <table:table-cell/>
          <table:table-cell table:style-name="ce12" office:value-type="string">
            <text:p>39,21</text:p>
          </table:table-cell>
          <table:table-cell table:style-name="ce21" table:formula="of:=IF(ISNA(VLOOKUP([.E1543];[Entrada.$A$8:.$B$1605];2;0)) = 1; 0;VLOOKUP([.E1543];[Entrada.$A$8:.$B$1605];2;0))" office:value-type="float" office:value="0">
            <text:p>0</text:p>
          </table:table-cell>
          <table:table-cell table:formula="of:=IF(ISNA(VLOOKUP([.E1543];[Entrada.$A$8:.$D$1605];4;0)) = 1; 0;VLOOKUP([.E1543];[Entrada.$A$8:.$D$1605];4;0))" office:value-type="float" office:value="0">
            <text:p>0</text:p>
          </table:table-cell>
          <table:table-cell table:number-columns-repeated="6"/>
          <table:table-cell table:style-name="ce29" table:formula="of:=[.C15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3];[Entrada.$A$8:.$C$1606];3;0)) = 1; 0;VLOOKUP([.E1543];[Entrada.$A$8:.$C$1606];3;0)*[.C154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2</text:p>
          </table:table-cell>
          <table:table-cell table:number-columns-repeated="2"/>
          <table:table-cell/>
          <table:table-cell table:style-name="ce12" office:value-type="string">
            <text:p>39,22</text:p>
          </table:table-cell>
          <table:table-cell table:style-name="ce21" table:formula="of:=IF(ISNA(VLOOKUP([.E1544];[Entrada.$A$8:.$B$1605];2;0)) = 1; 0;VLOOKUP([.E1544];[Entrada.$A$8:.$B$1605];2;0))" office:value-type="float" office:value="0">
            <text:p>0</text:p>
          </table:table-cell>
          <table:table-cell table:formula="of:=IF(ISNA(VLOOKUP([.E1544];[Entrada.$A$8:.$D$1605];4;0)) = 1; 0;VLOOKUP([.E1544];[Entrada.$A$8:.$D$1605];4;0))" office:value-type="float" office:value="0">
            <text:p>0</text:p>
          </table:table-cell>
          <table:table-cell table:number-columns-repeated="6"/>
          <table:table-cell table:style-name="ce29" table:formula="of:=[.C15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4];[Entrada.$A$8:.$C$1606];3;0)) = 1; 0;VLOOKUP([.E1544];[Entrada.$A$8:.$C$1606];3;0)*[.C154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3</text:p>
          </table:table-cell>
          <table:table-cell table:number-columns-repeated="2"/>
          <table:table-cell/>
          <table:table-cell table:style-name="ce12" office:value-type="string">
            <text:p>39,23</text:p>
          </table:table-cell>
          <table:table-cell table:style-name="ce21" table:formula="of:=IF(ISNA(VLOOKUP([.E1545];[Entrada.$A$8:.$B$1605];2;0)) = 1; 0;VLOOKUP([.E1545];[Entrada.$A$8:.$B$1605];2;0))" office:value-type="float" office:value="0">
            <text:p>0</text:p>
          </table:table-cell>
          <table:table-cell table:formula="of:=IF(ISNA(VLOOKUP([.E1545];[Entrada.$A$8:.$D$1605];4;0)) = 1; 0;VLOOKUP([.E1545];[Entrada.$A$8:.$D$1605];4;0))" office:value-type="float" office:value="0">
            <text:p>0</text:p>
          </table:table-cell>
          <table:table-cell table:number-columns-repeated="6"/>
          <table:table-cell table:style-name="ce29" table:formula="of:=[.C15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5];[Entrada.$A$8:.$C$1606];3;0)) = 1; 0;VLOOKUP([.E1545];[Entrada.$A$8:.$C$1606];3;0)*[.C154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4</text:p>
          </table:table-cell>
          <table:table-cell table:number-columns-repeated="2"/>
          <table:table-cell/>
          <table:table-cell table:style-name="ce12" office:value-type="string">
            <text:p>39,24</text:p>
          </table:table-cell>
          <table:table-cell table:style-name="ce21" table:formula="of:=IF(ISNA(VLOOKUP([.E1546];[Entrada.$A$8:.$B$1605];2;0)) = 1; 0;VLOOKUP([.E1546];[Entrada.$A$8:.$B$1605];2;0))" office:value-type="float" office:value="0">
            <text:p>0</text:p>
          </table:table-cell>
          <table:table-cell table:formula="of:=IF(ISNA(VLOOKUP([.E1546];[Entrada.$A$8:.$D$1605];4;0)) = 1; 0;VLOOKUP([.E1546];[Entrada.$A$8:.$D$1605];4;0))" office:value-type="float" office:value="0">
            <text:p>0</text:p>
          </table:table-cell>
          <table:table-cell table:number-columns-repeated="6"/>
          <table:table-cell table:style-name="ce29" table:formula="of:=[.C15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6];[Entrada.$A$8:.$C$1606];3;0)) = 1; 0;VLOOKUP([.E1546];[Entrada.$A$8:.$C$1606];3;0)*[.C154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5</text:p>
          </table:table-cell>
          <table:table-cell table:number-columns-repeated="2"/>
          <table:table-cell/>
          <table:table-cell table:style-name="ce12" office:value-type="string">
            <text:p>39,25</text:p>
          </table:table-cell>
          <table:table-cell table:style-name="ce21" table:formula="of:=IF(ISNA(VLOOKUP([.E1547];[Entrada.$A$8:.$B$1605];2;0)) = 1; 0;VLOOKUP([.E1547];[Entrada.$A$8:.$B$1605];2;0))" office:value-type="float" office:value="0">
            <text:p>0</text:p>
          </table:table-cell>
          <table:table-cell table:formula="of:=IF(ISNA(VLOOKUP([.E1547];[Entrada.$A$8:.$D$1605];4;0)) = 1; 0;VLOOKUP([.E1547];[Entrada.$A$8:.$D$1605];4;0))" office:value-type="float" office:value="0">
            <text:p>0</text:p>
          </table:table-cell>
          <table:table-cell table:number-columns-repeated="6"/>
          <table:table-cell table:style-name="ce29" table:formula="of:=[.C15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7];[Entrada.$A$8:.$C$1606];3;0)) = 1; 0;VLOOKUP([.E1547];[Entrada.$A$8:.$C$1606];3;0)*[.C154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6</text:p>
          </table:table-cell>
          <table:table-cell table:number-columns-repeated="2"/>
          <table:table-cell/>
          <table:table-cell table:style-name="ce12" office:value-type="string">
            <text:p>39,26</text:p>
          </table:table-cell>
          <table:table-cell table:style-name="ce21" table:formula="of:=IF(ISNA(VLOOKUP([.E1548];[Entrada.$A$8:.$B$1605];2;0)) = 1; 0;VLOOKUP([.E1548];[Entrada.$A$8:.$B$1605];2;0))" office:value-type="float" office:value="0">
            <text:p>0</text:p>
          </table:table-cell>
          <table:table-cell table:formula="of:=IF(ISNA(VLOOKUP([.E1548];[Entrada.$A$8:.$D$1605];4;0)) = 1; 0;VLOOKUP([.E1548];[Entrada.$A$8:.$D$1605];4;0))" office:value-type="float" office:value="0">
            <text:p>0</text:p>
          </table:table-cell>
          <table:table-cell table:number-columns-repeated="6"/>
          <table:table-cell table:style-name="ce29" table:formula="of:=[.C15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8];[Entrada.$A$8:.$C$1606];3;0)) = 1; 0;VLOOKUP([.E1548];[Entrada.$A$8:.$C$1606];3;0)*[.C154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7</text:p>
          </table:table-cell>
          <table:table-cell table:number-columns-repeated="2"/>
          <table:table-cell/>
          <table:table-cell table:style-name="ce12" office:value-type="string">
            <text:p>39,27</text:p>
          </table:table-cell>
          <table:table-cell table:style-name="ce21" table:formula="of:=IF(ISNA(VLOOKUP([.E1549];[Entrada.$A$8:.$B$1605];2;0)) = 1; 0;VLOOKUP([.E1549];[Entrada.$A$8:.$B$1605];2;0))" office:value-type="float" office:value="0">
            <text:p>0</text:p>
          </table:table-cell>
          <table:table-cell table:formula="of:=IF(ISNA(VLOOKUP([.E1549];[Entrada.$A$8:.$D$1605];4;0)) = 1; 0;VLOOKUP([.E1549];[Entrada.$A$8:.$D$1605];4;0))" office:value-type="float" office:value="0">
            <text:p>0</text:p>
          </table:table-cell>
          <table:table-cell table:number-columns-repeated="6"/>
          <table:table-cell table:style-name="ce29" table:formula="of:=[.C15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4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49];[Entrada.$A$8:.$C$1606];3;0)) = 1; 0;VLOOKUP([.E1549];[Entrada.$A$8:.$C$1606];3;0)*[.C154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8</text:p>
          </table:table-cell>
          <table:table-cell table:number-columns-repeated="2"/>
          <table:table-cell/>
          <table:table-cell table:style-name="ce12" office:value-type="string">
            <text:p>39,28</text:p>
          </table:table-cell>
          <table:table-cell table:style-name="ce21" table:formula="of:=IF(ISNA(VLOOKUP([.E1550];[Entrada.$A$8:.$B$1605];2;0)) = 1; 0;VLOOKUP([.E1550];[Entrada.$A$8:.$B$1605];2;0))" office:value-type="float" office:value="0">
            <text:p>0</text:p>
          </table:table-cell>
          <table:table-cell table:formula="of:=IF(ISNA(VLOOKUP([.E1550];[Entrada.$A$8:.$D$1605];4;0)) = 1; 0;VLOOKUP([.E1550];[Entrada.$A$8:.$D$1605];4;0))" office:value-type="float" office:value="0">
            <text:p>0</text:p>
          </table:table-cell>
          <table:table-cell table:number-columns-repeated="6"/>
          <table:table-cell table:style-name="ce29" table:formula="of:=[.C15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0];[Entrada.$A$8:.$C$1606];3;0)) = 1; 0;VLOOKUP([.E1550];[Entrada.$A$8:.$C$1606];3;0)*[.C155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29</text:p>
          </table:table-cell>
          <table:table-cell table:number-columns-repeated="2"/>
          <table:table-cell/>
          <table:table-cell table:style-name="ce12" office:value-type="string">
            <text:p>39,29</text:p>
          </table:table-cell>
          <table:table-cell table:style-name="ce21" table:formula="of:=IF(ISNA(VLOOKUP([.E1551];[Entrada.$A$8:.$B$1605];2;0)) = 1; 0;VLOOKUP([.E1551];[Entrada.$A$8:.$B$1605];2;0))" office:value-type="float" office:value="0">
            <text:p>0</text:p>
          </table:table-cell>
          <table:table-cell table:formula="of:=IF(ISNA(VLOOKUP([.E1551];[Entrada.$A$8:.$D$1605];4;0)) = 1; 0;VLOOKUP([.E1551];[Entrada.$A$8:.$D$1605];4;0))" office:value-type="float" office:value="0">
            <text:p>0</text:p>
          </table:table-cell>
          <table:table-cell table:number-columns-repeated="6"/>
          <table:table-cell table:style-name="ce29" table:formula="of:=[.C15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1];[Entrada.$A$8:.$C$1606];3;0)) = 1; 0;VLOOKUP([.E1551];[Entrada.$A$8:.$C$1606];3;0)*[.C155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0</text:p>
          </table:table-cell>
          <table:table-cell table:number-columns-repeated="2"/>
          <table:table-cell/>
          <table:table-cell table:style-name="ce12" office:value-type="string">
            <text:p>39,30</text:p>
          </table:table-cell>
          <table:table-cell table:style-name="ce21" table:formula="of:=IF(ISNA(VLOOKUP([.E1552];[Entrada.$A$8:.$B$1605];2;0)) = 1; 0;VLOOKUP([.E1552];[Entrada.$A$8:.$B$1605];2;0))" office:value-type="float" office:value="0">
            <text:p>0</text:p>
          </table:table-cell>
          <table:table-cell table:formula="of:=IF(ISNA(VLOOKUP([.E1552];[Entrada.$A$8:.$D$1605];4;0)) = 1; 0;VLOOKUP([.E1552];[Entrada.$A$8:.$D$1605];4;0))" office:value-type="float" office:value="0">
            <text:p>0</text:p>
          </table:table-cell>
          <table:table-cell table:number-columns-repeated="6"/>
          <table:table-cell table:style-name="ce29" table:formula="of:=[.C15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2];[Entrada.$A$8:.$C$1606];3;0)) = 1; 0;VLOOKUP([.E1552];[Entrada.$A$8:.$C$1606];3;0)*[.C155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1</text:p>
          </table:table-cell>
          <table:table-cell table:number-columns-repeated="2"/>
          <table:table-cell/>
          <table:table-cell table:style-name="ce12" office:value-type="string">
            <text:p>39,31</text:p>
          </table:table-cell>
          <table:table-cell table:style-name="ce21" table:formula="of:=IF(ISNA(VLOOKUP([.E1553];[Entrada.$A$8:.$B$1605];2;0)) = 1; 0;VLOOKUP([.E1553];[Entrada.$A$8:.$B$1605];2;0))" office:value-type="float" office:value="0">
            <text:p>0</text:p>
          </table:table-cell>
          <table:table-cell table:formula="of:=IF(ISNA(VLOOKUP([.E1553];[Entrada.$A$8:.$D$1605];4;0)) = 1; 0;VLOOKUP([.E1553];[Entrada.$A$8:.$D$1605];4;0))" office:value-type="float" office:value="0">
            <text:p>0</text:p>
          </table:table-cell>
          <table:table-cell table:number-columns-repeated="6"/>
          <table:table-cell table:style-name="ce29" table:formula="of:=[.C15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3];[Entrada.$A$8:.$C$1606];3;0)) = 1; 0;VLOOKUP([.E1553];[Entrada.$A$8:.$C$1606];3;0)*[.C155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2</text:p>
          </table:table-cell>
          <table:table-cell table:number-columns-repeated="2"/>
          <table:table-cell/>
          <table:table-cell table:style-name="ce12" office:value-type="string">
            <text:p>39,32</text:p>
          </table:table-cell>
          <table:table-cell table:style-name="ce21" table:formula="of:=IF(ISNA(VLOOKUP([.E1554];[Entrada.$A$8:.$B$1605];2;0)) = 1; 0;VLOOKUP([.E1554];[Entrada.$A$8:.$B$1605];2;0))" office:value-type="float" office:value="0">
            <text:p>0</text:p>
          </table:table-cell>
          <table:table-cell table:formula="of:=IF(ISNA(VLOOKUP([.E1554];[Entrada.$A$8:.$D$1605];4;0)) = 1; 0;VLOOKUP([.E1554];[Entrada.$A$8:.$D$1605];4;0))" office:value-type="float" office:value="0">
            <text:p>0</text:p>
          </table:table-cell>
          <table:table-cell table:number-columns-repeated="6"/>
          <table:table-cell table:style-name="ce29" table:formula="of:=[.C15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4];[Entrada.$A$8:.$C$1606];3;0)) = 1; 0;VLOOKUP([.E1554];[Entrada.$A$8:.$C$1606];3;0)*[.C155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3</text:p>
          </table:table-cell>
          <table:table-cell table:number-columns-repeated="2"/>
          <table:table-cell/>
          <table:table-cell table:style-name="ce12" office:value-type="string">
            <text:p>39,33</text:p>
          </table:table-cell>
          <table:table-cell table:style-name="ce21" table:formula="of:=IF(ISNA(VLOOKUP([.E1555];[Entrada.$A$8:.$B$1605];2;0)) = 1; 0;VLOOKUP([.E1555];[Entrada.$A$8:.$B$1605];2;0))" office:value-type="float" office:value="0">
            <text:p>0</text:p>
          </table:table-cell>
          <table:table-cell table:formula="of:=IF(ISNA(VLOOKUP([.E1555];[Entrada.$A$8:.$D$1605];4;0)) = 1; 0;VLOOKUP([.E1555];[Entrada.$A$8:.$D$1605];4;0))" office:value-type="float" office:value="0">
            <text:p>0</text:p>
          </table:table-cell>
          <table:table-cell table:number-columns-repeated="6"/>
          <table:table-cell table:style-name="ce29" table:formula="of:=[.C15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5];[Entrada.$A$8:.$C$1606];3;0)) = 1; 0;VLOOKUP([.E1555];[Entrada.$A$8:.$C$1606];3;0)*[.C155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4</text:p>
          </table:table-cell>
          <table:table-cell table:number-columns-repeated="2"/>
          <table:table-cell/>
          <table:table-cell table:style-name="ce12" office:value-type="string">
            <text:p>39,34</text:p>
          </table:table-cell>
          <table:table-cell table:style-name="ce21" table:formula="of:=IF(ISNA(VLOOKUP([.E1556];[Entrada.$A$8:.$B$1605];2;0)) = 1; 0;VLOOKUP([.E1556];[Entrada.$A$8:.$B$1605];2;0))" office:value-type="float" office:value="0">
            <text:p>0</text:p>
          </table:table-cell>
          <table:table-cell table:formula="of:=IF(ISNA(VLOOKUP([.E1556];[Entrada.$A$8:.$D$1605];4;0)) = 1; 0;VLOOKUP([.E1556];[Entrada.$A$8:.$D$1605];4;0))" office:value-type="float" office:value="0">
            <text:p>0</text:p>
          </table:table-cell>
          <table:table-cell table:number-columns-repeated="6"/>
          <table:table-cell table:style-name="ce29" table:formula="of:=[.C15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6];[Entrada.$A$8:.$C$1606];3;0)) = 1; 0;VLOOKUP([.E1556];[Entrada.$A$8:.$C$1606];3;0)*[.C155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5</text:p>
          </table:table-cell>
          <table:table-cell table:number-columns-repeated="2"/>
          <table:table-cell/>
          <table:table-cell table:style-name="ce12" office:value-type="string">
            <text:p>39,35</text:p>
          </table:table-cell>
          <table:table-cell table:style-name="ce21" table:formula="of:=IF(ISNA(VLOOKUP([.E1557];[Entrada.$A$8:.$B$1605];2;0)) = 1; 0;VLOOKUP([.E1557];[Entrada.$A$8:.$B$1605];2;0))" office:value-type="float" office:value="0">
            <text:p>0</text:p>
          </table:table-cell>
          <table:table-cell table:formula="of:=IF(ISNA(VLOOKUP([.E1557];[Entrada.$A$8:.$D$1605];4;0)) = 1; 0;VLOOKUP([.E1557];[Entrada.$A$8:.$D$1605];4;0))" office:value-type="float" office:value="0">
            <text:p>0</text:p>
          </table:table-cell>
          <table:table-cell table:number-columns-repeated="6"/>
          <table:table-cell table:style-name="ce29" table:formula="of:=[.C15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7];[Entrada.$A$8:.$C$1606];3;0)) = 1; 0;VLOOKUP([.E1557];[Entrada.$A$8:.$C$1606];3;0)*[.C155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6</text:p>
          </table:table-cell>
          <table:table-cell table:number-columns-repeated="2"/>
          <table:table-cell/>
          <table:table-cell table:style-name="ce12" office:value-type="string">
            <text:p>39,36</text:p>
          </table:table-cell>
          <table:table-cell table:style-name="ce21" table:formula="of:=IF(ISNA(VLOOKUP([.E1558];[Entrada.$A$8:.$B$1605];2;0)) = 1; 0;VLOOKUP([.E1558];[Entrada.$A$8:.$B$1605];2;0))" office:value-type="float" office:value="0">
            <text:p>0</text:p>
          </table:table-cell>
          <table:table-cell table:formula="of:=IF(ISNA(VLOOKUP([.E1558];[Entrada.$A$8:.$D$1605];4;0)) = 1; 0;VLOOKUP([.E1558];[Entrada.$A$8:.$D$1605];4;0))" office:value-type="float" office:value="0">
            <text:p>0</text:p>
          </table:table-cell>
          <table:table-cell table:number-columns-repeated="6"/>
          <table:table-cell table:style-name="ce29" table:formula="of:=[.C15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8];[Entrada.$A$8:.$C$1606];3;0)) = 1; 0;VLOOKUP([.E1558];[Entrada.$A$8:.$C$1606];3;0)*[.C155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7</text:p>
          </table:table-cell>
          <table:table-cell table:number-columns-repeated="2"/>
          <table:table-cell/>
          <table:table-cell table:style-name="ce12" office:value-type="string">
            <text:p>39,37</text:p>
          </table:table-cell>
          <table:table-cell table:style-name="ce21" table:formula="of:=IF(ISNA(VLOOKUP([.E1559];[Entrada.$A$8:.$B$1605];2;0)) = 1; 0;VLOOKUP([.E1559];[Entrada.$A$8:.$B$1605];2;0))" office:value-type="float" office:value="0">
            <text:p>0</text:p>
          </table:table-cell>
          <table:table-cell table:formula="of:=IF(ISNA(VLOOKUP([.E1559];[Entrada.$A$8:.$D$1605];4;0)) = 1; 0;VLOOKUP([.E1559];[Entrada.$A$8:.$D$1605];4;0))" office:value-type="float" office:value="0">
            <text:p>0</text:p>
          </table:table-cell>
          <table:table-cell table:number-columns-repeated="6"/>
          <table:table-cell table:style-name="ce29" table:formula="of:=[.C15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5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59];[Entrada.$A$8:.$C$1606];3;0)) = 1; 0;VLOOKUP([.E1559];[Entrada.$A$8:.$C$1606];3;0)*[.C155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8</text:p>
          </table:table-cell>
          <table:table-cell table:number-columns-repeated="2"/>
          <table:table-cell/>
          <table:table-cell table:style-name="ce12" office:value-type="string">
            <text:p>39,38</text:p>
          </table:table-cell>
          <table:table-cell table:style-name="ce21" table:formula="of:=IF(ISNA(VLOOKUP([.E1560];[Entrada.$A$8:.$B$1605];2;0)) = 1; 0;VLOOKUP([.E1560];[Entrada.$A$8:.$B$1605];2;0))" office:value-type="float" office:value="0">
            <text:p>0</text:p>
          </table:table-cell>
          <table:table-cell table:formula="of:=IF(ISNA(VLOOKUP([.E1560];[Entrada.$A$8:.$D$1605];4;0)) = 1; 0;VLOOKUP([.E1560];[Entrada.$A$8:.$D$1605];4;0))" office:value-type="float" office:value="0">
            <text:p>0</text:p>
          </table:table-cell>
          <table:table-cell table:number-columns-repeated="6"/>
          <table:table-cell table:style-name="ce29" table:formula="of:=[.C15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0];[Entrada.$A$8:.$C$1606];3;0)) = 1; 0;VLOOKUP([.E1560];[Entrada.$A$8:.$C$1606];3;0)*[.C156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39</text:p>
          </table:table-cell>
          <table:table-cell table:number-columns-repeated="2"/>
          <table:table-cell/>
          <table:table-cell table:style-name="ce12" office:value-type="string">
            <text:p>39,39</text:p>
          </table:table-cell>
          <table:table-cell table:style-name="ce21" table:formula="of:=IF(ISNA(VLOOKUP([.E1561];[Entrada.$A$8:.$B$1605];2;0)) = 1; 0;VLOOKUP([.E1561];[Entrada.$A$8:.$B$1605];2;0))" office:value-type="float" office:value="0">
            <text:p>0</text:p>
          </table:table-cell>
          <table:table-cell table:formula="of:=IF(ISNA(VLOOKUP([.E1561];[Entrada.$A$8:.$D$1605];4;0)) = 1; 0;VLOOKUP([.E1561];[Entrada.$A$8:.$D$1605];4;0))" office:value-type="float" office:value="0">
            <text:p>0</text:p>
          </table:table-cell>
          <table:table-cell table:number-columns-repeated="6"/>
          <table:table-cell table:style-name="ce29" table:formula="of:=[.C15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1];[Entrada.$A$8:.$C$1606];3;0)) = 1; 0;VLOOKUP([.E1561];[Entrada.$A$8:.$C$1606];3;0)*[.C156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39,40</text:p>
          </table:table-cell>
          <table:table-cell table:number-columns-repeated="2"/>
          <table:table-cell/>
          <table:table-cell table:style-name="ce12" office:value-type="string">
            <text:p>39,40</text:p>
          </table:table-cell>
          <table:table-cell table:style-name="ce21" table:formula="of:=IF(ISNA(VLOOKUP([.E1562];[Entrada.$A$8:.$B$1605];2;0)) = 1; 0;VLOOKUP([.E1562];[Entrada.$A$8:.$B$1605];2;0))" office:value-type="float" office:value="0">
            <text:p>0</text:p>
          </table:table-cell>
          <table:table-cell table:formula="of:=IF(ISNA(VLOOKUP([.E1562];[Entrada.$A$8:.$D$1605];4;0)) = 1; 0;VLOOKUP([.E1562];[Entrada.$A$8:.$D$1605];4;0))" office:value-type="float" office:value="0">
            <text:p>0</text:p>
          </table:table-cell>
          <table:table-cell table:number-columns-repeated="6"/>
          <table:table-cell table:style-name="ce29" table:formula="of:=[.C15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2];[Entrada.$A$8:.$C$1606];3;0)) = 1; 0;VLOOKUP([.E1562];[Entrada.$A$8:.$C$1606];3;0)*[.C156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</text:p>
          </table:table-cell>
          <table:table-cell table:number-columns-repeated="2"/>
          <table:table-cell/>
          <table:table-cell table:style-name="ce12" office:value-type="string">
            <text:p>40,1</text:p>
          </table:table-cell>
          <table:table-cell table:style-name="ce21" table:formula="of:=IF(ISNA(VLOOKUP([.E1563];[Entrada.$A$8:.$B$1605];2;0)) = 1; 0;VLOOKUP([.E1563];[Entrada.$A$8:.$B$1605];2;0))" office:value-type="float" office:value="0">
            <text:p>0</text:p>
          </table:table-cell>
          <table:table-cell table:formula="of:=IF(ISNA(VLOOKUP([.E1563];[Entrada.$A$8:.$D$1605];4;0)) = 1; 0;VLOOKUP([.E1563];[Entrada.$A$8:.$D$1605];4;0))" office:value-type="float" office:value="0">
            <text:p>0</text:p>
          </table:table-cell>
          <table:table-cell table:number-columns-repeated="6"/>
          <table:table-cell table:style-name="ce29" table:formula="of:=[.C15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3];[Entrada.$A$8:.$C$1606];3;0)) = 1; 0;VLOOKUP([.E1563];[Entrada.$A$8:.$C$1606];3;0)*[.C156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</text:p>
          </table:table-cell>
          <table:table-cell table:number-columns-repeated="2"/>
          <table:table-cell/>
          <table:table-cell table:style-name="ce12" office:value-type="string">
            <text:p>40,2</text:p>
          </table:table-cell>
          <table:table-cell table:style-name="ce21" table:formula="of:=IF(ISNA(VLOOKUP([.E1564];[Entrada.$A$8:.$B$1605];2;0)) = 1; 0;VLOOKUP([.E1564];[Entrada.$A$8:.$B$1605];2;0))" office:value-type="float" office:value="0">
            <text:p>0</text:p>
          </table:table-cell>
          <table:table-cell table:formula="of:=IF(ISNA(VLOOKUP([.E1564];[Entrada.$A$8:.$D$1605];4;0)) = 1; 0;VLOOKUP([.E1564];[Entrada.$A$8:.$D$1605];4;0))" office:value-type="float" office:value="0">
            <text:p>0</text:p>
          </table:table-cell>
          <table:table-cell table:number-columns-repeated="6"/>
          <table:table-cell table:style-name="ce29" table:formula="of:=[.C15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4];[Entrada.$A$8:.$C$1606];3;0)) = 1; 0;VLOOKUP([.E1564];[Entrada.$A$8:.$C$1606];3;0)*[.C156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</text:p>
          </table:table-cell>
          <table:table-cell table:number-columns-repeated="2"/>
          <table:table-cell/>
          <table:table-cell table:style-name="ce12" office:value-type="string">
            <text:p>40,3</text:p>
          </table:table-cell>
          <table:table-cell table:style-name="ce21" table:formula="of:=IF(ISNA(VLOOKUP([.E1565];[Entrada.$A$8:.$B$1605];2;0)) = 1; 0;VLOOKUP([.E1565];[Entrada.$A$8:.$B$1605];2;0))" office:value-type="float" office:value="0">
            <text:p>0</text:p>
          </table:table-cell>
          <table:table-cell table:formula="of:=IF(ISNA(VLOOKUP([.E1565];[Entrada.$A$8:.$D$1605];4;0)) = 1; 0;VLOOKUP([.E1565];[Entrada.$A$8:.$D$1605];4;0))" office:value-type="float" office:value="0">
            <text:p>0</text:p>
          </table:table-cell>
          <table:table-cell table:number-columns-repeated="6"/>
          <table:table-cell table:style-name="ce29" table:formula="of:=[.C15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5];[Entrada.$A$8:.$C$1606];3;0)) = 1; 0;VLOOKUP([.E1565];[Entrada.$A$8:.$C$1606];3;0)*[.C156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4</text:p>
          </table:table-cell>
          <table:table-cell table:number-columns-repeated="2"/>
          <table:table-cell/>
          <table:table-cell table:style-name="ce12" office:value-type="string">
            <text:p>40,4</text:p>
          </table:table-cell>
          <table:table-cell table:style-name="ce21" table:formula="of:=IF(ISNA(VLOOKUP([.E1566];[Entrada.$A$8:.$B$1605];2;0)) = 1; 0;VLOOKUP([.E1566];[Entrada.$A$8:.$B$1605];2;0))" office:value-type="float" office:value="0">
            <text:p>0</text:p>
          </table:table-cell>
          <table:table-cell table:formula="of:=IF(ISNA(VLOOKUP([.E1566];[Entrada.$A$8:.$D$1605];4;0)) = 1; 0;VLOOKUP([.E1566];[Entrada.$A$8:.$D$1605];4;0))" office:value-type="float" office:value="0">
            <text:p>0</text:p>
          </table:table-cell>
          <table:table-cell table:number-columns-repeated="6"/>
          <table:table-cell table:style-name="ce29" table:formula="of:=[.C15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6];[Entrada.$A$8:.$C$1606];3;0)) = 1; 0;VLOOKUP([.E1566];[Entrada.$A$8:.$C$1606];3;0)*[.C156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5</text:p>
          </table:table-cell>
          <table:table-cell table:number-columns-repeated="2"/>
          <table:table-cell/>
          <table:table-cell table:style-name="ce12" office:value-type="string">
            <text:p>40,5</text:p>
          </table:table-cell>
          <table:table-cell table:style-name="ce21" table:formula="of:=IF(ISNA(VLOOKUP([.E1567];[Entrada.$A$8:.$B$1605];2;0)) = 1; 0;VLOOKUP([.E1567];[Entrada.$A$8:.$B$1605];2;0))" office:value-type="float" office:value="0">
            <text:p>0</text:p>
          </table:table-cell>
          <table:table-cell table:formula="of:=IF(ISNA(VLOOKUP([.E1567];[Entrada.$A$8:.$D$1605];4;0)) = 1; 0;VLOOKUP([.E1567];[Entrada.$A$8:.$D$1605];4;0))" office:value-type="float" office:value="0">
            <text:p>0</text:p>
          </table:table-cell>
          <table:table-cell table:number-columns-repeated="6"/>
          <table:table-cell table:style-name="ce29" table:formula="of:=[.C15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7];[Entrada.$A$8:.$C$1606];3;0)) = 1; 0;VLOOKUP([.E1567];[Entrada.$A$8:.$C$1606];3;0)*[.C156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6</text:p>
          </table:table-cell>
          <table:table-cell table:number-columns-repeated="2"/>
          <table:table-cell/>
          <table:table-cell table:style-name="ce12" office:value-type="string">
            <text:p>40,6</text:p>
          </table:table-cell>
          <table:table-cell table:style-name="ce21" table:formula="of:=IF(ISNA(VLOOKUP([.E1568];[Entrada.$A$8:.$B$1605];2;0)) = 1; 0;VLOOKUP([.E1568];[Entrada.$A$8:.$B$1605];2;0))" office:value-type="float" office:value="0">
            <text:p>0</text:p>
          </table:table-cell>
          <table:table-cell table:formula="of:=IF(ISNA(VLOOKUP([.E1568];[Entrada.$A$8:.$D$1605];4;0)) = 1; 0;VLOOKUP([.E1568];[Entrada.$A$8:.$D$1605];4;0))" office:value-type="float" office:value="0">
            <text:p>0</text:p>
          </table:table-cell>
          <table:table-cell table:number-columns-repeated="6"/>
          <table:table-cell table:style-name="ce29" table:formula="of:=[.C15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8];[Entrada.$A$8:.$C$1606];3;0)) = 1; 0;VLOOKUP([.E1568];[Entrada.$A$8:.$C$1606];3;0)*[.C156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7</text:p>
          </table:table-cell>
          <table:table-cell table:number-columns-repeated="2"/>
          <table:table-cell/>
          <table:table-cell table:style-name="ce12" office:value-type="string">
            <text:p>40,7</text:p>
          </table:table-cell>
          <table:table-cell table:style-name="ce21" table:formula="of:=IF(ISNA(VLOOKUP([.E1569];[Entrada.$A$8:.$B$1605];2;0)) = 1; 0;VLOOKUP([.E1569];[Entrada.$A$8:.$B$1605];2;0))" office:value-type="float" office:value="0">
            <text:p>0</text:p>
          </table:table-cell>
          <table:table-cell table:formula="of:=IF(ISNA(VLOOKUP([.E1569];[Entrada.$A$8:.$D$1605];4;0)) = 1; 0;VLOOKUP([.E1569];[Entrada.$A$8:.$D$1605];4;0))" office:value-type="float" office:value="0">
            <text:p>0</text:p>
          </table:table-cell>
          <table:table-cell table:number-columns-repeated="6"/>
          <table:table-cell table:style-name="ce29" table:formula="of:=[.C15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6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69];[Entrada.$A$8:.$C$1606];3;0)) = 1; 0;VLOOKUP([.E1569];[Entrada.$A$8:.$C$1606];3;0)*[.C156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8</text:p>
          </table:table-cell>
          <table:table-cell table:number-columns-repeated="2"/>
          <table:table-cell/>
          <table:table-cell table:style-name="ce12" office:value-type="string">
            <text:p>40,8</text:p>
          </table:table-cell>
          <table:table-cell table:style-name="ce21" table:formula="of:=IF(ISNA(VLOOKUP([.E1570];[Entrada.$A$8:.$B$1605];2;0)) = 1; 0;VLOOKUP([.E1570];[Entrada.$A$8:.$B$1605];2;0))" office:value-type="float" office:value="0">
            <text:p>0</text:p>
          </table:table-cell>
          <table:table-cell table:formula="of:=IF(ISNA(VLOOKUP([.E1570];[Entrada.$A$8:.$D$1605];4;0)) = 1; 0;VLOOKUP([.E1570];[Entrada.$A$8:.$D$1605];4;0))" office:value-type="float" office:value="0">
            <text:p>0</text:p>
          </table:table-cell>
          <table:table-cell table:number-columns-repeated="6"/>
          <table:table-cell table:style-name="ce29" table:formula="of:=[.C15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0];[Entrada.$A$8:.$C$1606];3;0)) = 1; 0;VLOOKUP([.E1570];[Entrada.$A$8:.$C$1606];3;0)*[.C157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9</text:p>
          </table:table-cell>
          <table:table-cell table:number-columns-repeated="2"/>
          <table:table-cell/>
          <table:table-cell table:style-name="ce12" office:value-type="string">
            <text:p>40,9</text:p>
          </table:table-cell>
          <table:table-cell table:style-name="ce21" table:formula="of:=IF(ISNA(VLOOKUP([.E1571];[Entrada.$A$8:.$B$1605];2;0)) = 1; 0;VLOOKUP([.E1571];[Entrada.$A$8:.$B$1605];2;0))" office:value-type="float" office:value="0">
            <text:p>0</text:p>
          </table:table-cell>
          <table:table-cell table:formula="of:=IF(ISNA(VLOOKUP([.E1571];[Entrada.$A$8:.$D$1605];4;0)) = 1; 0;VLOOKUP([.E1571];[Entrada.$A$8:.$D$1605];4;0))" office:value-type="float" office:value="0">
            <text:p>0</text:p>
          </table:table-cell>
          <table:table-cell table:number-columns-repeated="6"/>
          <table:table-cell table:style-name="ce29" table:formula="of:=[.C15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1];[Entrada.$A$8:.$C$1606];3;0)) = 1; 0;VLOOKUP([.E1571];[Entrada.$A$8:.$C$1606];3;0)*[.C157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0</text:p>
          </table:table-cell>
          <table:table-cell table:number-columns-repeated="2"/>
          <table:table-cell/>
          <table:table-cell table:style-name="ce12" office:value-type="string">
            <text:p>40,10</text:p>
          </table:table-cell>
          <table:table-cell table:style-name="ce21" table:formula="of:=IF(ISNA(VLOOKUP([.E1572];[Entrada.$A$8:.$B$1605];2;0)) = 1; 0;VLOOKUP([.E1572];[Entrada.$A$8:.$B$1605];2;0))" office:value-type="float" office:value="0">
            <text:p>0</text:p>
          </table:table-cell>
          <table:table-cell table:formula="of:=IF(ISNA(VLOOKUP([.E1572];[Entrada.$A$8:.$D$1605];4;0)) = 1; 0;VLOOKUP([.E1572];[Entrada.$A$8:.$D$1605];4;0))" office:value-type="float" office:value="0">
            <text:p>0</text:p>
          </table:table-cell>
          <table:table-cell table:number-columns-repeated="6"/>
          <table:table-cell table:style-name="ce29" table:formula="of:=[.C15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2];[Entrada.$A$8:.$C$1606];3;0)) = 1; 0;VLOOKUP([.E1572];[Entrada.$A$8:.$C$1606];3;0)*[.C157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1</text:p>
          </table:table-cell>
          <table:table-cell table:number-columns-repeated="2"/>
          <table:table-cell/>
          <table:table-cell table:style-name="ce12" office:value-type="string">
            <text:p>40,11</text:p>
          </table:table-cell>
          <table:table-cell table:style-name="ce21" table:formula="of:=IF(ISNA(VLOOKUP([.E1573];[Entrada.$A$8:.$B$1605];2;0)) = 1; 0;VLOOKUP([.E1573];[Entrada.$A$8:.$B$1605];2;0))" office:value-type="float" office:value="0">
            <text:p>0</text:p>
          </table:table-cell>
          <table:table-cell table:formula="of:=IF(ISNA(VLOOKUP([.E1573];[Entrada.$A$8:.$D$1605];4;0)) = 1; 0;VLOOKUP([.E1573];[Entrada.$A$8:.$D$1605];4;0))" office:value-type="float" office:value="0">
            <text:p>0</text:p>
          </table:table-cell>
          <table:table-cell table:number-columns-repeated="6"/>
          <table:table-cell table:style-name="ce29" table:formula="of:=[.C15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3];[Entrada.$A$8:.$C$1606];3;0)) = 1; 0;VLOOKUP([.E1573];[Entrada.$A$8:.$C$1606];3;0)*[.C157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2</text:p>
          </table:table-cell>
          <table:table-cell table:number-columns-repeated="2"/>
          <table:table-cell/>
          <table:table-cell table:style-name="ce12" office:value-type="string">
            <text:p>40,12</text:p>
          </table:table-cell>
          <table:table-cell table:style-name="ce21" table:formula="of:=IF(ISNA(VLOOKUP([.E1574];[Entrada.$A$8:.$B$1605];2;0)) = 1; 0;VLOOKUP([.E1574];[Entrada.$A$8:.$B$1605];2;0))" office:value-type="float" office:value="0">
            <text:p>0</text:p>
          </table:table-cell>
          <table:table-cell table:formula="of:=IF(ISNA(VLOOKUP([.E1574];[Entrada.$A$8:.$D$1605];4;0)) = 1; 0;VLOOKUP([.E1574];[Entrada.$A$8:.$D$1605];4;0))" office:value-type="float" office:value="0">
            <text:p>0</text:p>
          </table:table-cell>
          <table:table-cell table:number-columns-repeated="6"/>
          <table:table-cell table:style-name="ce29" table:formula="of:=[.C15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4];[Entrada.$A$8:.$C$1606];3;0)) = 1; 0;VLOOKUP([.E1574];[Entrada.$A$8:.$C$1606];3;0)*[.C157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3</text:p>
          </table:table-cell>
          <table:table-cell table:number-columns-repeated="2"/>
          <table:table-cell/>
          <table:table-cell table:style-name="ce12" office:value-type="string">
            <text:p>40,13</text:p>
          </table:table-cell>
          <table:table-cell table:style-name="ce21" table:formula="of:=IF(ISNA(VLOOKUP([.E1575];[Entrada.$A$8:.$B$1605];2;0)) = 1; 0;VLOOKUP([.E1575];[Entrada.$A$8:.$B$1605];2;0))" office:value-type="float" office:value="0">
            <text:p>0</text:p>
          </table:table-cell>
          <table:table-cell table:formula="of:=IF(ISNA(VLOOKUP([.E1575];[Entrada.$A$8:.$D$1605];4;0)) = 1; 0;VLOOKUP([.E1575];[Entrada.$A$8:.$D$1605];4;0))" office:value-type="float" office:value="0">
            <text:p>0</text:p>
          </table:table-cell>
          <table:table-cell table:number-columns-repeated="6"/>
          <table:table-cell table:style-name="ce29" table:formula="of:=[.C15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5];[Entrada.$A$8:.$C$1606];3;0)) = 1; 0;VLOOKUP([.E1575];[Entrada.$A$8:.$C$1606];3;0)*[.C157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4</text:p>
          </table:table-cell>
          <table:table-cell table:number-columns-repeated="2"/>
          <table:table-cell/>
          <table:table-cell table:style-name="ce12" office:value-type="string">
            <text:p>40,14</text:p>
          </table:table-cell>
          <table:table-cell table:style-name="ce21" table:formula="of:=IF(ISNA(VLOOKUP([.E1576];[Entrada.$A$8:.$B$1605];2;0)) = 1; 0;VLOOKUP([.E1576];[Entrada.$A$8:.$B$1605];2;0))" office:value-type="float" office:value="0">
            <text:p>0</text:p>
          </table:table-cell>
          <table:table-cell table:formula="of:=IF(ISNA(VLOOKUP([.E1576];[Entrada.$A$8:.$D$1605];4;0)) = 1; 0;VLOOKUP([.E1576];[Entrada.$A$8:.$D$1605];4;0))" office:value-type="float" office:value="0">
            <text:p>0</text:p>
          </table:table-cell>
          <table:table-cell table:number-columns-repeated="6"/>
          <table:table-cell table:style-name="ce29" table:formula="of:=[.C15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6];[Entrada.$A$8:.$C$1606];3;0)) = 1; 0;VLOOKUP([.E1576];[Entrada.$A$8:.$C$1606];3;0)*[.C157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5</text:p>
          </table:table-cell>
          <table:table-cell table:number-columns-repeated="2"/>
          <table:table-cell/>
          <table:table-cell table:style-name="ce12" office:value-type="string">
            <text:p>40,15</text:p>
          </table:table-cell>
          <table:table-cell table:style-name="ce21" table:formula="of:=IF(ISNA(VLOOKUP([.E1577];[Entrada.$A$8:.$B$1605];2;0)) = 1; 0;VLOOKUP([.E1577];[Entrada.$A$8:.$B$1605];2;0))" office:value-type="float" office:value="0">
            <text:p>0</text:p>
          </table:table-cell>
          <table:table-cell table:formula="of:=IF(ISNA(VLOOKUP([.E1577];[Entrada.$A$8:.$D$1605];4;0)) = 1; 0;VLOOKUP([.E1577];[Entrada.$A$8:.$D$1605];4;0))" office:value-type="float" office:value="0">
            <text:p>0</text:p>
          </table:table-cell>
          <table:table-cell table:number-columns-repeated="6"/>
          <table:table-cell table:style-name="ce29" table:formula="of:=[.C15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7];[Entrada.$A$8:.$C$1606];3;0)) = 1; 0;VLOOKUP([.E1577];[Entrada.$A$8:.$C$1606];3;0)*[.C157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6</text:p>
          </table:table-cell>
          <table:table-cell table:number-columns-repeated="2"/>
          <table:table-cell/>
          <table:table-cell table:style-name="ce12" office:value-type="string">
            <text:p>40,16</text:p>
          </table:table-cell>
          <table:table-cell table:style-name="ce21" table:formula="of:=IF(ISNA(VLOOKUP([.E1578];[Entrada.$A$8:.$B$1605];2;0)) = 1; 0;VLOOKUP([.E1578];[Entrada.$A$8:.$B$1605];2;0))" office:value-type="float" office:value="0">
            <text:p>0</text:p>
          </table:table-cell>
          <table:table-cell table:formula="of:=IF(ISNA(VLOOKUP([.E1578];[Entrada.$A$8:.$D$1605];4;0)) = 1; 0;VLOOKUP([.E1578];[Entrada.$A$8:.$D$1605];4;0))" office:value-type="float" office:value="0">
            <text:p>0</text:p>
          </table:table-cell>
          <table:table-cell table:number-columns-repeated="6"/>
          <table:table-cell table:style-name="ce29" table:formula="of:=[.C15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8];[Entrada.$A$8:.$C$1606];3;0)) = 1; 0;VLOOKUP([.E1578];[Entrada.$A$8:.$C$1606];3;0)*[.C157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7</text:p>
          </table:table-cell>
          <table:table-cell table:number-columns-repeated="2"/>
          <table:table-cell/>
          <table:table-cell table:style-name="ce12" office:value-type="string">
            <text:p>40,17</text:p>
          </table:table-cell>
          <table:table-cell table:style-name="ce21" table:formula="of:=IF(ISNA(VLOOKUP([.E1579];[Entrada.$A$8:.$B$1605];2;0)) = 1; 0;VLOOKUP([.E1579];[Entrada.$A$8:.$B$1605];2;0))" office:value-type="float" office:value="0">
            <text:p>0</text:p>
          </table:table-cell>
          <table:table-cell table:formula="of:=IF(ISNA(VLOOKUP([.E1579];[Entrada.$A$8:.$D$1605];4;0)) = 1; 0;VLOOKUP([.E1579];[Entrada.$A$8:.$D$1605];4;0))" office:value-type="float" office:value="0">
            <text:p>0</text:p>
          </table:table-cell>
          <table:table-cell table:number-columns-repeated="6"/>
          <table:table-cell table:style-name="ce29" table:formula="of:=[.C15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7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79];[Entrada.$A$8:.$C$1606];3;0)) = 1; 0;VLOOKUP([.E1579];[Entrada.$A$8:.$C$1606];3;0)*[.C157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8</text:p>
          </table:table-cell>
          <table:table-cell table:number-columns-repeated="2"/>
          <table:table-cell/>
          <table:table-cell table:style-name="ce12" office:value-type="string">
            <text:p>40,18</text:p>
          </table:table-cell>
          <table:table-cell table:style-name="ce21" table:formula="of:=IF(ISNA(VLOOKUP([.E1580];[Entrada.$A$8:.$B$1605];2;0)) = 1; 0;VLOOKUP([.E1580];[Entrada.$A$8:.$B$1605];2;0))" office:value-type="float" office:value="0">
            <text:p>0</text:p>
          </table:table-cell>
          <table:table-cell table:formula="of:=IF(ISNA(VLOOKUP([.E1580];[Entrada.$A$8:.$D$1605];4;0)) = 1; 0;VLOOKUP([.E1580];[Entrada.$A$8:.$D$1605];4;0))" office:value-type="float" office:value="0">
            <text:p>0</text:p>
          </table:table-cell>
          <table:table-cell table:number-columns-repeated="6"/>
          <table:table-cell table:style-name="ce29" table:formula="of:=[.C15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0];[Entrada.$A$8:.$C$1606];3;0)) = 1; 0;VLOOKUP([.E1580];[Entrada.$A$8:.$C$1606];3;0)*[.C158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19</text:p>
          </table:table-cell>
          <table:table-cell table:number-columns-repeated="2"/>
          <table:table-cell/>
          <table:table-cell table:style-name="ce12" office:value-type="string">
            <text:p>40,19</text:p>
          </table:table-cell>
          <table:table-cell table:style-name="ce21" table:formula="of:=IF(ISNA(VLOOKUP([.E1581];[Entrada.$A$8:.$B$1605];2;0)) = 1; 0;VLOOKUP([.E1581];[Entrada.$A$8:.$B$1605];2;0))" office:value-type="float" office:value="0">
            <text:p>0</text:p>
          </table:table-cell>
          <table:table-cell table:formula="of:=IF(ISNA(VLOOKUP([.E1581];[Entrada.$A$8:.$D$1605];4;0)) = 1; 0;VLOOKUP([.E1581];[Entrada.$A$8:.$D$1605];4;0))" office:value-type="float" office:value="0">
            <text:p>0</text:p>
          </table:table-cell>
          <table:table-cell table:number-columns-repeated="6"/>
          <table:table-cell table:style-name="ce29" table:formula="of:=[.C15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1];[Entrada.$A$8:.$C$1606];3;0)) = 1; 0;VLOOKUP([.E1581];[Entrada.$A$8:.$C$1606];3;0)*[.C158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0</text:p>
          </table:table-cell>
          <table:table-cell table:number-columns-repeated="2"/>
          <table:table-cell/>
          <table:table-cell table:style-name="ce12" office:value-type="string">
            <text:p>40,20</text:p>
          </table:table-cell>
          <table:table-cell table:style-name="ce21" table:formula="of:=IF(ISNA(VLOOKUP([.E1582];[Entrada.$A$8:.$B$1605];2;0)) = 1; 0;VLOOKUP([.E1582];[Entrada.$A$8:.$B$1605];2;0))" office:value-type="float" office:value="0">
            <text:p>0</text:p>
          </table:table-cell>
          <table:table-cell table:formula="of:=IF(ISNA(VLOOKUP([.E1582];[Entrada.$A$8:.$D$1605];4;0)) = 1; 0;VLOOKUP([.E1582];[Entrada.$A$8:.$D$1605];4;0))" office:value-type="float" office:value="0">
            <text:p>0</text:p>
          </table:table-cell>
          <table:table-cell table:number-columns-repeated="6"/>
          <table:table-cell table:style-name="ce29" table:formula="of:=[.C15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2];[Entrada.$A$8:.$C$1606];3;0)) = 1; 0;VLOOKUP([.E1582];[Entrada.$A$8:.$C$1606];3;0)*[.C158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1</text:p>
          </table:table-cell>
          <table:table-cell table:number-columns-repeated="2"/>
          <table:table-cell/>
          <table:table-cell table:style-name="ce12" office:value-type="string">
            <text:p>40,21</text:p>
          </table:table-cell>
          <table:table-cell table:style-name="ce21" table:formula="of:=IF(ISNA(VLOOKUP([.E1583];[Entrada.$A$8:.$B$1605];2;0)) = 1; 0;VLOOKUP([.E1583];[Entrada.$A$8:.$B$1605];2;0))" office:value-type="float" office:value="0">
            <text:p>0</text:p>
          </table:table-cell>
          <table:table-cell table:formula="of:=IF(ISNA(VLOOKUP([.E1583];[Entrada.$A$8:.$D$1605];4;0)) = 1; 0;VLOOKUP([.E1583];[Entrada.$A$8:.$D$1605];4;0))" office:value-type="float" office:value="0">
            <text:p>0</text:p>
          </table:table-cell>
          <table:table-cell table:number-columns-repeated="6"/>
          <table:table-cell table:style-name="ce29" table:formula="of:=[.C15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3];[Entrada.$A$8:.$C$1606];3;0)) = 1; 0;VLOOKUP([.E1583];[Entrada.$A$8:.$C$1606];3;0)*[.C158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2</text:p>
          </table:table-cell>
          <table:table-cell table:number-columns-repeated="2"/>
          <table:table-cell/>
          <table:table-cell table:style-name="ce12" office:value-type="string">
            <text:p>40,22</text:p>
          </table:table-cell>
          <table:table-cell table:style-name="ce21" table:formula="of:=IF(ISNA(VLOOKUP([.E1584];[Entrada.$A$8:.$B$1605];2;0)) = 1; 0;VLOOKUP([.E1584];[Entrada.$A$8:.$B$1605];2;0))" office:value-type="float" office:value="0">
            <text:p>0</text:p>
          </table:table-cell>
          <table:table-cell table:formula="of:=IF(ISNA(VLOOKUP([.E1584];[Entrada.$A$8:.$D$1605];4;0)) = 1; 0;VLOOKUP([.E1584];[Entrada.$A$8:.$D$1605];4;0))" office:value-type="float" office:value="0">
            <text:p>0</text:p>
          </table:table-cell>
          <table:table-cell table:number-columns-repeated="6"/>
          <table:table-cell table:style-name="ce29" table:formula="of:=[.C15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4];[Entrada.$A$8:.$C$1606];3;0)) = 1; 0;VLOOKUP([.E1584];[Entrada.$A$8:.$C$1606];3;0)*[.C158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3</text:p>
          </table:table-cell>
          <table:table-cell table:number-columns-repeated="2"/>
          <table:table-cell/>
          <table:table-cell table:style-name="ce12" office:value-type="string">
            <text:p>40,23</text:p>
          </table:table-cell>
          <table:table-cell table:style-name="ce21" table:formula="of:=IF(ISNA(VLOOKUP([.E1585];[Entrada.$A$8:.$B$1605];2;0)) = 1; 0;VLOOKUP([.E1585];[Entrada.$A$8:.$B$1605];2;0))" office:value-type="float" office:value="0">
            <text:p>0</text:p>
          </table:table-cell>
          <table:table-cell table:formula="of:=IF(ISNA(VLOOKUP([.E1585];[Entrada.$A$8:.$D$1605];4;0)) = 1; 0;VLOOKUP([.E1585];[Entrada.$A$8:.$D$1605];4;0))" office:value-type="float" office:value="0">
            <text:p>0</text:p>
          </table:table-cell>
          <table:table-cell table:number-columns-repeated="6"/>
          <table:table-cell table:style-name="ce29" table:formula="of:=[.C15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5];[Entrada.$A$8:.$C$1606];3;0)) = 1; 0;VLOOKUP([.E1585];[Entrada.$A$8:.$C$1606];3;0)*[.C158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4</text:p>
          </table:table-cell>
          <table:table-cell table:number-columns-repeated="2"/>
          <table:table-cell/>
          <table:table-cell table:style-name="ce12" office:value-type="string">
            <text:p>40,24</text:p>
          </table:table-cell>
          <table:table-cell table:style-name="ce21" table:formula="of:=IF(ISNA(VLOOKUP([.E1586];[Entrada.$A$8:.$B$1605];2;0)) = 1; 0;VLOOKUP([.E1586];[Entrada.$A$8:.$B$1605];2;0))" office:value-type="float" office:value="0">
            <text:p>0</text:p>
          </table:table-cell>
          <table:table-cell table:formula="of:=IF(ISNA(VLOOKUP([.E1586];[Entrada.$A$8:.$D$1605];4;0)) = 1; 0;VLOOKUP([.E1586];[Entrada.$A$8:.$D$1605];4;0))" office:value-type="float" office:value="0">
            <text:p>0</text:p>
          </table:table-cell>
          <table:table-cell table:number-columns-repeated="6"/>
          <table:table-cell table:style-name="ce29" table:formula="of:=[.C15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6];[Entrada.$A$8:.$C$1606];3;0)) = 1; 0;VLOOKUP([.E1586];[Entrada.$A$8:.$C$1606];3;0)*[.C158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5</text:p>
          </table:table-cell>
          <table:table-cell table:number-columns-repeated="2"/>
          <table:table-cell/>
          <table:table-cell table:style-name="ce12" office:value-type="string">
            <text:p>40,25</text:p>
          </table:table-cell>
          <table:table-cell table:style-name="ce21" table:formula="of:=IF(ISNA(VLOOKUP([.E1587];[Entrada.$A$8:.$B$1605];2;0)) = 1; 0;VLOOKUP([.E1587];[Entrada.$A$8:.$B$1605];2;0))" office:value-type="float" office:value="0">
            <text:p>0</text:p>
          </table:table-cell>
          <table:table-cell table:formula="of:=IF(ISNA(VLOOKUP([.E1587];[Entrada.$A$8:.$D$1605];4;0)) = 1; 0;VLOOKUP([.E1587];[Entrada.$A$8:.$D$1605];4;0))" office:value-type="float" office:value="0">
            <text:p>0</text:p>
          </table:table-cell>
          <table:table-cell table:number-columns-repeated="6"/>
          <table:table-cell table:style-name="ce29" table:formula="of:=[.C15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7];[Entrada.$A$8:.$C$1606];3;0)) = 1; 0;VLOOKUP([.E1587];[Entrada.$A$8:.$C$1606];3;0)*[.C158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6</text:p>
          </table:table-cell>
          <table:table-cell table:number-columns-repeated="2"/>
          <table:table-cell/>
          <table:table-cell table:style-name="ce12" office:value-type="string">
            <text:p>40,26</text:p>
          </table:table-cell>
          <table:table-cell table:style-name="ce21" table:formula="of:=IF(ISNA(VLOOKUP([.E1588];[Entrada.$A$8:.$B$1605];2;0)) = 1; 0;VLOOKUP([.E1588];[Entrada.$A$8:.$B$1605];2;0))" office:value-type="float" office:value="0">
            <text:p>0</text:p>
          </table:table-cell>
          <table:table-cell table:formula="of:=IF(ISNA(VLOOKUP([.E1588];[Entrada.$A$8:.$D$1605];4;0)) = 1; 0;VLOOKUP([.E1588];[Entrada.$A$8:.$D$1605];4;0))" office:value-type="float" office:value="0">
            <text:p>0</text:p>
          </table:table-cell>
          <table:table-cell table:number-columns-repeated="6"/>
          <table:table-cell table:style-name="ce29" table:formula="of:=[.C15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8];[Entrada.$A$8:.$C$1606];3;0)) = 1; 0;VLOOKUP([.E1588];[Entrada.$A$8:.$C$1606];3;0)*[.C158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7</text:p>
          </table:table-cell>
          <table:table-cell table:number-columns-repeated="2"/>
          <table:table-cell/>
          <table:table-cell table:style-name="ce12" office:value-type="string">
            <text:p>40,27</text:p>
          </table:table-cell>
          <table:table-cell table:style-name="ce21" table:formula="of:=IF(ISNA(VLOOKUP([.E1589];[Entrada.$A$8:.$B$1605];2;0)) = 1; 0;VLOOKUP([.E1589];[Entrada.$A$8:.$B$1605];2;0))" office:value-type="float" office:value="0">
            <text:p>0</text:p>
          </table:table-cell>
          <table:table-cell table:formula="of:=IF(ISNA(VLOOKUP([.E1589];[Entrada.$A$8:.$D$1605];4;0)) = 1; 0;VLOOKUP([.E1589];[Entrada.$A$8:.$D$1605];4;0))" office:value-type="float" office:value="0">
            <text:p>0</text:p>
          </table:table-cell>
          <table:table-cell table:number-columns-repeated="6"/>
          <table:table-cell table:style-name="ce29" table:formula="of:=[.C15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8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89];[Entrada.$A$8:.$C$1606];3;0)) = 1; 0;VLOOKUP([.E1589];[Entrada.$A$8:.$C$1606];3;0)*[.C158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8</text:p>
          </table:table-cell>
          <table:table-cell table:number-columns-repeated="2"/>
          <table:table-cell/>
          <table:table-cell table:style-name="ce12" office:value-type="string">
            <text:p>40,28</text:p>
          </table:table-cell>
          <table:table-cell table:style-name="ce21" table:formula="of:=IF(ISNA(VLOOKUP([.E1590];[Entrada.$A$8:.$B$1605];2;0)) = 1; 0;VLOOKUP([.E1590];[Entrada.$A$8:.$B$1605];2;0))" office:value-type="float" office:value="0">
            <text:p>0</text:p>
          </table:table-cell>
          <table:table-cell table:formula="of:=IF(ISNA(VLOOKUP([.E1590];[Entrada.$A$8:.$D$1605];4;0)) = 1; 0;VLOOKUP([.E1590];[Entrada.$A$8:.$D$1605];4;0))" office:value-type="float" office:value="0">
            <text:p>0</text:p>
          </table:table-cell>
          <table:table-cell table:number-columns-repeated="6"/>
          <table:table-cell table:style-name="ce29" table:formula="of:=[.C15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0];[Entrada.$A$8:.$C$1606];3;0)) = 1; 0;VLOOKUP([.E1590];[Entrada.$A$8:.$C$1606];3;0)*[.C159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29</text:p>
          </table:table-cell>
          <table:table-cell table:number-columns-repeated="2"/>
          <table:table-cell/>
          <table:table-cell table:style-name="ce12" office:value-type="string">
            <text:p>40,29</text:p>
          </table:table-cell>
          <table:table-cell table:style-name="ce21" table:formula="of:=IF(ISNA(VLOOKUP([.E1591];[Entrada.$A$8:.$B$1605];2;0)) = 1; 0;VLOOKUP([.E1591];[Entrada.$A$8:.$B$1605];2;0))" office:value-type="float" office:value="0">
            <text:p>0</text:p>
          </table:table-cell>
          <table:table-cell table:formula="of:=IF(ISNA(VLOOKUP([.E1591];[Entrada.$A$8:.$D$1605];4;0)) = 1; 0;VLOOKUP([.E1591];[Entrada.$A$8:.$D$1605];4;0))" office:value-type="float" office:value="0">
            <text:p>0</text:p>
          </table:table-cell>
          <table:table-cell table:number-columns-repeated="6"/>
          <table:table-cell table:style-name="ce29" table:formula="of:=[.C15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1];[Entrada.$A$8:.$C$1606];3;0)) = 1; 0;VLOOKUP([.E1591];[Entrada.$A$8:.$C$1606];3;0)*[.C159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0</text:p>
          </table:table-cell>
          <table:table-cell table:number-columns-repeated="2"/>
          <table:table-cell/>
          <table:table-cell table:style-name="ce12" office:value-type="string">
            <text:p>40,30</text:p>
          </table:table-cell>
          <table:table-cell table:style-name="ce21" table:formula="of:=IF(ISNA(VLOOKUP([.E1592];[Entrada.$A$8:.$B$1605];2;0)) = 1; 0;VLOOKUP([.E1592];[Entrada.$A$8:.$B$1605];2;0))" office:value-type="float" office:value="0">
            <text:p>0</text:p>
          </table:table-cell>
          <table:table-cell table:formula="of:=IF(ISNA(VLOOKUP([.E1592];[Entrada.$A$8:.$D$1605];4;0)) = 1; 0;VLOOKUP([.E1592];[Entrada.$A$8:.$D$1605];4;0))" office:value-type="float" office:value="0">
            <text:p>0</text:p>
          </table:table-cell>
          <table:table-cell table:number-columns-repeated="6"/>
          <table:table-cell table:style-name="ce29" table:formula="of:=[.C15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2];[Entrada.$A$8:.$C$1606];3;0)) = 1; 0;VLOOKUP([.E1592];[Entrada.$A$8:.$C$1606];3;0)*[.C1592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1</text:p>
          </table:table-cell>
          <table:table-cell table:number-columns-repeated="2"/>
          <table:table-cell/>
          <table:table-cell table:style-name="ce12" office:value-type="string">
            <text:p>40,31</text:p>
          </table:table-cell>
          <table:table-cell table:style-name="ce21" table:formula="of:=IF(ISNA(VLOOKUP([.E1593];[Entrada.$A$8:.$B$1605];2;0)) = 1; 0;VLOOKUP([.E1593];[Entrada.$A$8:.$B$1605];2;0))" office:value-type="float" office:value="0">
            <text:p>0</text:p>
          </table:table-cell>
          <table:table-cell table:formula="of:=IF(ISNA(VLOOKUP([.E1593];[Entrada.$A$8:.$D$1605];4;0)) = 1; 0;VLOOKUP([.E1593];[Entrada.$A$8:.$D$1605];4;0))" office:value-type="float" office:value="0">
            <text:p>0</text:p>
          </table:table-cell>
          <table:table-cell table:number-columns-repeated="6"/>
          <table:table-cell table:style-name="ce29" table:formula="of:=[.C15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3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3];[Entrada.$A$8:.$C$1606];3;0)) = 1; 0;VLOOKUP([.E1593];[Entrada.$A$8:.$C$1606];3;0)*[.C1593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2</text:p>
          </table:table-cell>
          <table:table-cell table:number-columns-repeated="2"/>
          <table:table-cell/>
          <table:table-cell table:style-name="ce12" office:value-type="string">
            <text:p>40,32</text:p>
          </table:table-cell>
          <table:table-cell table:style-name="ce21" table:formula="of:=IF(ISNA(VLOOKUP([.E1594];[Entrada.$A$8:.$B$1605];2;0)) = 1; 0;VLOOKUP([.E1594];[Entrada.$A$8:.$B$1605];2;0))" office:value-type="float" office:value="0">
            <text:p>0</text:p>
          </table:table-cell>
          <table:table-cell table:formula="of:=IF(ISNA(VLOOKUP([.E1594];[Entrada.$A$8:.$D$1605];4;0)) = 1; 0;VLOOKUP([.E1594];[Entrada.$A$8:.$D$1605];4;0))" office:value-type="float" office:value="0">
            <text:p>0</text:p>
          </table:table-cell>
          <table:table-cell table:number-columns-repeated="6"/>
          <table:table-cell table:style-name="ce29" table:formula="of:=[.C15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4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4];[Entrada.$A$8:.$C$1606];3;0)) = 1; 0;VLOOKUP([.E1594];[Entrada.$A$8:.$C$1606];3;0)*[.C1594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3</text:p>
          </table:table-cell>
          <table:table-cell table:number-columns-repeated="2"/>
          <table:table-cell/>
          <table:table-cell table:style-name="ce12" office:value-type="string">
            <text:p>40,33</text:p>
          </table:table-cell>
          <table:table-cell table:style-name="ce21" table:formula="of:=IF(ISNA(VLOOKUP([.E1595];[Entrada.$A$8:.$B$1605];2;0)) = 1; 0;VLOOKUP([.E1595];[Entrada.$A$8:.$B$1605];2;0))" office:value-type="float" office:value="0">
            <text:p>0</text:p>
          </table:table-cell>
          <table:table-cell table:formula="of:=IF(ISNA(VLOOKUP([.E1595];[Entrada.$A$8:.$D$1605];4;0)) = 1; 0;VLOOKUP([.E1595];[Entrada.$A$8:.$D$1605];4;0))" office:value-type="float" office:value="0">
            <text:p>0</text:p>
          </table:table-cell>
          <table:table-cell table:number-columns-repeated="6"/>
          <table:table-cell table:style-name="ce29" table:formula="of:=[.C15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5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5];[Entrada.$A$8:.$C$1606];3;0)) = 1; 0;VLOOKUP([.E1595];[Entrada.$A$8:.$C$1606];3;0)*[.C1595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4</text:p>
          </table:table-cell>
          <table:table-cell table:number-columns-repeated="2"/>
          <table:table-cell/>
          <table:table-cell table:style-name="ce12" office:value-type="string">
            <text:p>40,34</text:p>
          </table:table-cell>
          <table:table-cell table:style-name="ce21" table:formula="of:=IF(ISNA(VLOOKUP([.E1596];[Entrada.$A$8:.$B$1605];2;0)) = 1; 0;VLOOKUP([.E1596];[Entrada.$A$8:.$B$1605];2;0))" office:value-type="float" office:value="0">
            <text:p>0</text:p>
          </table:table-cell>
          <table:table-cell table:formula="of:=IF(ISNA(VLOOKUP([.E1596];[Entrada.$A$8:.$D$1605];4;0)) = 1; 0;VLOOKUP([.E1596];[Entrada.$A$8:.$D$1605];4;0))" office:value-type="float" office:value="0">
            <text:p>0</text:p>
          </table:table-cell>
          <table:table-cell table:number-columns-repeated="6"/>
          <table:table-cell table:style-name="ce29" table:formula="of:=[.C15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6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6];[Entrada.$A$8:.$C$1606];3;0)) = 1; 0;VLOOKUP([.E1596];[Entrada.$A$8:.$C$1606];3;0)*[.C1596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5</text:p>
          </table:table-cell>
          <table:table-cell table:number-columns-repeated="2"/>
          <table:table-cell/>
          <table:table-cell table:style-name="ce12" office:value-type="string">
            <text:p>40,35</text:p>
          </table:table-cell>
          <table:table-cell table:style-name="ce21" table:formula="of:=IF(ISNA(VLOOKUP([.E1597];[Entrada.$A$8:.$B$1605];2;0)) = 1; 0;VLOOKUP([.E1597];[Entrada.$A$8:.$B$1605];2;0))" office:value-type="float" office:value="0">
            <text:p>0</text:p>
          </table:table-cell>
          <table:table-cell table:formula="of:=IF(ISNA(VLOOKUP([.E1597];[Entrada.$A$8:.$D$1605];4;0)) = 1; 0;VLOOKUP([.E1597];[Entrada.$A$8:.$D$1605];4;0))" office:value-type="float" office:value="0">
            <text:p>0</text:p>
          </table:table-cell>
          <table:table-cell table:number-columns-repeated="6"/>
          <table:table-cell table:style-name="ce29" table:formula="of:=[.C15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7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7];[Entrada.$A$8:.$C$1606];3;0)) = 1; 0;VLOOKUP([.E1597];[Entrada.$A$8:.$C$1606];3;0)*[.C1597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6</text:p>
          </table:table-cell>
          <table:table-cell table:number-columns-repeated="2"/>
          <table:table-cell/>
          <table:table-cell table:style-name="ce12" office:value-type="string">
            <text:p>40,36</text:p>
          </table:table-cell>
          <table:table-cell table:style-name="ce21" table:formula="of:=IF(ISNA(VLOOKUP([.E1598];[Entrada.$A$8:.$B$1605];2;0)) = 1; 0;VLOOKUP([.E1598];[Entrada.$A$8:.$B$1605];2;0))" office:value-type="float" office:value="0">
            <text:p>0</text:p>
          </table:table-cell>
          <table:table-cell table:formula="of:=IF(ISNA(VLOOKUP([.E1598];[Entrada.$A$8:.$D$1605];4;0)) = 1; 0;VLOOKUP([.E1598];[Entrada.$A$8:.$D$1605];4;0))" office:value-type="float" office:value="0">
            <text:p>0</text:p>
          </table:table-cell>
          <table:table-cell table:number-columns-repeated="6"/>
          <table:table-cell table:style-name="ce29" table:formula="of:=[.C15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8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8];[Entrada.$A$8:.$C$1606];3;0)) = 1; 0;VLOOKUP([.E1598];[Entrada.$A$8:.$C$1606];3;0)*[.C1598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7</text:p>
          </table:table-cell>
          <table:table-cell table:number-columns-repeated="2"/>
          <table:table-cell/>
          <table:table-cell table:style-name="ce12" office:value-type="string">
            <text:p>40,37</text:p>
          </table:table-cell>
          <table:table-cell table:style-name="ce21" table:formula="of:=IF(ISNA(VLOOKUP([.E1599];[Entrada.$A$8:.$B$1605];2;0)) = 1; 0;VLOOKUP([.E1599];[Entrada.$A$8:.$B$1605];2;0))" office:value-type="float" office:value="0">
            <text:p>0</text:p>
          </table:table-cell>
          <table:table-cell table:formula="of:=IF(ISNA(VLOOKUP([.E1599];[Entrada.$A$8:.$D$1605];4;0)) = 1; 0;VLOOKUP([.E1599];[Entrada.$A$8:.$D$1605];4;0))" office:value-type="float" office:value="0">
            <text:p>0</text:p>
          </table:table-cell>
          <table:table-cell table:number-columns-repeated="6"/>
          <table:table-cell table:style-name="ce29" table:formula="of:=[.C15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599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599];[Entrada.$A$8:.$C$1606];3;0)) = 1; 0;VLOOKUP([.E1599];[Entrada.$A$8:.$C$1606];3;0)*[.C1599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8</text:p>
          </table:table-cell>
          <table:table-cell table:number-columns-repeated="2"/>
          <table:table-cell/>
          <table:table-cell table:style-name="ce12" office:value-type="string">
            <text:p>40,38</text:p>
          </table:table-cell>
          <table:table-cell table:style-name="ce21" table:formula="of:=IF(ISNA(VLOOKUP([.E1600];[Entrada.$A$8:.$B$1605];2;0)) = 1; 0;VLOOKUP([.E1600];[Entrada.$A$8:.$B$1605];2;0))" office:value-type="float" office:value="0">
            <text:p>0</text:p>
          </table:table-cell>
          <table:table-cell table:formula="of:=IF(ISNA(VLOOKUP([.E1600];[Entrada.$A$8:.$D$1605];4;0)) = 1; 0;VLOOKUP([.E1600];[Entrada.$A$8:.$D$1605];4;0))" office:value-type="float" office:value="0">
            <text:p>0</text:p>
          </table:table-cell>
          <table:table-cell table:number-columns-repeated="6"/>
          <table:table-cell table:style-name="ce29" table:formula="of:=[.C16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00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00];[Entrada.$A$8:.$C$1606];3;0)) = 1; 0;VLOOKUP([.E1600];[Entrada.$A$8:.$C$1606];3;0)*[.C160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39</text:p>
          </table:table-cell>
          <table:table-cell table:number-columns-repeated="2"/>
          <table:table-cell/>
          <table:table-cell table:style-name="ce12" office:value-type="string">
            <text:p>40,39</text:p>
          </table:table-cell>
          <table:table-cell table:style-name="ce21" table:formula="of:=IF(ISNA(VLOOKUP([.E1601];[Entrada.$A$8:.$B$1605];2;0)) = 1; 0;VLOOKUP([.E1601];[Entrada.$A$8:.$B$1605];2;0))" office:value-type="float" office:value="0">
            <text:p>0</text:p>
          </table:table-cell>
          <table:table-cell table:formula="of:=IF(ISNA(VLOOKUP([.E1601];[Entrada.$A$8:.$D$1605];4;0)) = 1; 0;VLOOKUP([.E1601];[Entrada.$A$8:.$D$1605];4;0))" office:value-type="float" office:value="0">
            <text:p>0</text:p>
          </table:table-cell>
          <table:table-cell table:number-columns-repeated="6"/>
          <table:table-cell table:style-name="ce29" table:formula="of:=[.C16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01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01];[Entrada.$A$8:.$C$1606];3;0)) = 1; 0;VLOOKUP([.E1601];[Entrada.$A$8:.$C$1606];3;0)*[.C1601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2" office:value-type="string">
            <text:p>40,40</text:p>
          </table:table-cell>
          <table:table-cell table:number-columns-repeated="2"/>
          <table:table-cell/>
          <table:table-cell table:style-name="ce12" office:value-type="string">
            <text:p>40,40</text:p>
          </table:table-cell>
          <table:table-cell table:style-name="ce21" table:formula="of:=IF(ISNA(VLOOKUP([.E1602];[Entrada.$A$8:.$B$1605];2;0)) = 1; 0;VLOOKUP([.E1602];[Entrada.$A$8:.$B$1605];2;0))" office:value-type="float" office:value="0">
            <text:p>0</text:p>
          </table:table-cell>
          <table:table-cell table:formula="of:=IF(ISNA(VLOOKUP([.E1602];[Entrada.$A$8:.$D$1605];4;0)) = 1; 0;VLOOKUP([.E1602];[Entrada.$A$8:.$D$1605];4;0))" office:value-type="float" office:value="0">
            <text:p>0</text:p>
          </table:table-cell>
          <table:table-cell table:number-columns-repeated="6"/>
          <table:table-cell table:style-name="ce29" table:formula="of:=[.C16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office:value-type="float" office:value="1">
            <text:p>1</text:p>
          </table:table-cell>
          <table:table-cell table:number-columns-repeated="17"/>
          <table:table-cell table:style-name="ce29" table:formula="of:=[.B1602]" office:value-type="float" office:value="0">
            <text:p>0</text:p>
          </table:table-cell>
          <table:table-cell table:style-name="ce29" office:value-type="string">
            <text:p>&lt;=</text:p>
          </table:table-cell>
          <table:table-cell table:style-name="ce29" table:formula="of:=IF(ISNA(VLOOKUP([.E1602];[Entrada.$A$8:.$C$1606];3;0)) = 1; 0;VLOOKUP([.E1602];[Entrada.$A$8:.$C$1606];3;0)*[.C1602])" office:value-type="float" office:value="0">
            <text:p>0</text:p>
          </table:table-cell>
          <table:table-cell table:number-columns-repeated="12"/>
        </table:table-row>
        <table:table-row table:style-name="ro1" table:number-rows-repeated="2">
          <table:table-cell table:style-name="ce15"/>
          <table:table-cell table:number-columns-repeated="47"/>
        </table:table-row>
        <table:table-row table:style-name="ro1" table:number-rows-repeated="1046971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Q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0" number:min-integer-digits="2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3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3:14:33</dc:date>
    <meta:editing-duration>PT13H43M54S</meta:editing-duration>
    <meta:editing-cycles>41</meta:editing-cycles>
    <meta:generator>OpenOffice.org/3.3$Linux OpenOffice.org_project/330m20$Build-9567</meta:generator>
    <dc:creator>Plinio Freire</dc:creator>
    <meta:document-statistic meta:table-count="3" meta:cell-count="20050" meta:object-count="0"/>
  </office:meta>
</office:document-meta>
</file>